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erif1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1cm" svg:stroke-color="#000000" draw:stroke-linejoin="miter" svg:stroke-linecap="butt" draw:fill="none" fo:padding-top="0.01cm" fo:padding-bottom="0.01cm" fo:padding-left="0.01cm" fo:padding-right="0.01cm"/>
    </style:style>
    <style:style style:name="gr2" style:family="graphic" style:parent-style-name="standard">
      <style:graphic-properties draw:stroke="solid" svg:stroke-width="0.021cm" svg:stroke-color="#000000" draw:stroke-linejoin="miter" svg:stroke-linecap="butt" draw:fill="solid" draw:fill-color="#000000" fo:padding-top="0.01cm" fo:padding-bottom="0.01cm" fo:padding-left="0.01cm" fo:padding-right="0.01cm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1cm" fo:min-width="4.06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4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8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85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8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41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5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1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29cm" fo:min-width="0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solid" draw:fill-color="#000000"/>
    </style:style>
    <style:style style:name="P3" style:family="paragraph">
      <style:paragraph-properties fo:margin-top="0.102cm" fo:margin-bottom="0cm"/>
    </style:style>
    <style:style style:name="P4" style:family="paragraph">
      <loext:graphic-properties draw:fill="none" draw:fill-color="#ffffff"/>
      <style:paragraph-properties fo:margin-top="0.102cm" fo:margin-bottom="0cm" style:writing-mode="lr-tb"/>
      <style:text-properties style:font-name="DejaVu Sans Mono1" fo:font-size="12pt" style:font-size-asian="12pt" style:font-size-complex="12pt"/>
    </style:style>
    <style:style style:name="P5" style:family="paragraph">
      <loext:graphic-properties draw:fill="none" draw:fill-color="#ffffff"/>
      <style:paragraph-properties style:writing-mode="lr-tb"/>
      <style:text-properties style:font-name="DejaVu Sans Mono1" fo:font-size="11pt" style:font-size-asian="11pt" style:font-size-complex="11pt"/>
    </style:style>
    <style:style style:name="P6" style:family="paragraph">
      <loext:graphic-properties draw:fill="none" draw:fill-color="#ffffff"/>
      <style:paragraph-properties style:writing-mode="lr-tb"/>
      <style:text-properties style:font-name="DejaVu Sans Mono1" fo:font-size="12pt" style:font-size-asian="12pt" style:font-size-complex="12pt"/>
    </style:style>
    <style:style style:name="P7" style:family="paragraph">
      <style:paragraph-properties fo:margin-top="0.152cm" fo:margin-bottom="0cm"/>
    </style:style>
    <style:style style:name="P8" style:family="paragraph">
      <loext:graphic-properties draw:fill="none" draw:fill-color="#ffffff"/>
      <style:paragraph-properties fo:margin-top="0.152cm" fo:margin-bottom="0cm" style:writing-mode="lr-tb"/>
      <style:text-properties style:font-name="DejaVu Sans Mono1" fo:font-size="12pt" style:font-size-asian="12pt" style:font-size-complex="12pt"/>
    </style:style>
    <style:style style:name="T1" style:family="text">
      <style:text-properties style:font-name="DejaVu Sans Mono1" fo:font-size="12pt" style:font-size-asian="12pt" style:font-size-complex="12pt"/>
    </style:style>
    <style:style style:name="T2" style:family="text">
      <style:text-properties style:font-name="DejaVu Sans Mono1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10.294cm" svg:y1="3cm" svg:x2="10.294cm" svg:y2="3.635cm">
          <text:p/>
        </draw:line>
        <draw:polygon draw:style-name="gr2" draw:text-style-name="P2" draw:layer="layout" svg:width="0.139cm" svg:height="0.241cm" svg:x="10.227cm" svg:y="3.394cm" svg:viewBox="0 0 140 242" draw:points="67,67 0,0 67,242 140,0">
          <text:p/>
        </draw:polygon>
        <draw:polygon draw:style-name="gr3" draw:text-style-name="P2" draw:layer="layout" svg:width="6.592cm" svg:height="3.78cm" svg:x="7.034cm" svg:y="3.648cm" svg:viewBox="0 0 6593 3781" draw:points="17,17 17,0 6593,0 6593,3781 0,3781 0,0 17,0 17,17 34,17 34,3747 6559,3747 6559,33 17,33 17,17 34,17">
          <text:p/>
        </draw:polygon>
        <draw:path draw:style-name="gr3" draw:text-style-name="P2" draw:layer="layout" svg:width="6.566cm" svg:height="0.05cm" svg:x="7.056cm" svg:y="4.88cm" svg:viewBox="0 0 6567 51" svg:d="M17 4l-5 8v-8h5l-5 8v-8c9 0 64 4 153 4 271 8 859 8 1575 8 973 0 2181-4 3142-8 483 0 906-4 1206-4 301 0 479-4 479-4v33c0 0-2883 18-4827 18-487 0-911 0-1220-4-156 0-279 0-368-5-42 0-80 0-102-4-12 0-25 0-29 0-9-5-13 0-21-5z">
          <text:p/>
        </draw:path>
        <draw:path draw:style-name="gr3" draw:text-style-name="P2" draw:layer="layout" svg:width="6.566cm" svg:height="0.051cm" svg:x="7.047cm" svg:y="5.502cm" svg:viewBox="0 0 6567 52" svg:d="M17 4l-4 4v-8c0 0 4 0 4 4l-4 4v-8c8 4 63 8 152 8 271 5 860 9 1575 9 974 0 2181-4 3142-9 483 0 906-4 1207-4 301-4 478-4 478-4v35c0 0-2883 17-4827 17-482 0-910 0-1219-5-157 0-279-4-368-4-43 0-77-4-102-4-13 0-25 0-30 0-8-4-12-4-21-4z">
          <text:p/>
        </draw:path>
        <draw:path draw:style-name="gr3" draw:text-style-name="P2" draw:layer="layout" svg:width="6.562cm" svg:height="0.051cm" svg:x="7.026cm" svg:y="4.253cm" svg:viewBox="0 0 6563 52" svg:d="M13 0l-5 8 5-8-5 8 5-8c4 4 63 4 152 8 267 5 855 9 1575 9 969 0 2177-4 3142-9 479-4 902-4 1203-4 300-4 478-4 478-4v35c0 0-2879 17-4823 17-487 0-914 0-1223-4-153 0-280-5-369-5-42 0-76-4-101-4-13 0-22 0-30-4-9 0-13 0-17 0z">
          <text:p/>
        </draw:path>
        <draw:path draw:style-name="gr3" draw:text-style-name="P2" draw:layer="layout" svg:width="6.562cm" svg:height="0.051cm" svg:x="7.026cm" svg:y="6.137cm" svg:viewBox="0 0 6563 52" svg:d="M13 4l-5 9 5-9-5 9 5-9c4 0 63 4 152 4 267 9 855 9 1575 9 969 0 2177-4 3142-9 479 0 902-4 1203-4 300 0 478-4 478-4v34c0 0-2879 18-4823 18-487 0-914 0-1223-5-153 0-280 0-369-4-42 0-76 0-101-4-13 0-22 0-30 0-9 0-13 0-17-5z">
          <text:p/>
        </draw:path>
        <draw:path draw:style-name="gr3" draw:text-style-name="P2" draw:layer="layout" svg:width="6.566cm" svg:height="0.051cm" svg:x="7.06cm" svg:y="6.751cm" svg:viewBox="0 0 6567 52" svg:d="M17 4l-4 4v-8l4 4-4 4v-8c8 4 63 8 152 8 267 4 859 9 1575 9 974 0 2181-5 3142-9 483 0 902-4 1202-4 301-4 483-4 483-4v35c0 0-2883 17-4827 17-487 0-915 0-1219-5-157 0-280-4-369-4-42 0-80-4-101-4-13 0-26 0-30 0-8-4-13-4-21-4z">
          <text:p/>
        </draw:path>
        <draw:path draw:style-name="gr3" draw:text-style-name="P2" draw:layer="layout" svg:width="1.649cm" svg:height="0.21cm" svg:x="10.511cm" svg:y="3.182cm" svg:viewBox="0 0 1650 211" svg:d="M93 20c0 4-1 7-3 9-2 3-5 4-9 4s-7-1-9-4c-3-2-4-5-4-8 1-4 2-7 3-9 2-2 4-3 6-3-2-1-4-2-6-2s-3 0-4 0c-6 0-12 3-18 10-5 6-8 16-8 29v34h34v9h-33v93c0 3 0 6 1 8 0 2 2 3 6 4 3 1 8 1 15 1h6v9c-6 0-12 0-18-1-7 0-13 0-19 0l-33 1v-9c10 0 16 0 19-1 3-2 4-6 4-12v-93h-23v-9h23v-34c0-10 2-19 7-25 4-7 10-12 17-16 7-3 14-5 20-5 8 0 14 2 19 6s7 9 7 14zM185 95c-1 4-2 7-5 9-2 2-5 3-8 3s-6-1-8-3c-3-2-4-5-4-9s1-7 3-8c2-2 3-3 4-3-1-1-2-1-4-1-7 0-13 3-18 8s-9 12-12 20c-2 8-4 17-4 26v45c0 3 0 6 1 8s3 3 6 4 8 1 15 1h6v9c-5 0-12 0-18-1-6 0-13 0-18 0l-33 1v-9c9 0 15 0 18-1 3-2 5-6 4-12v-77c1-7 0-11-3-13s-9-3-19-3v-9l40-3v32c1-5 3-9 6-14s7-9 12-13c5-3 10-5 17-5s12 2 16 5c3 4 5 8 6 13zM308 140c0-5 0-12-1-19-1-8-3-14-7-21-4-6-8-11-14-14s-12-4-18-4-12 1-18 4-11 8-15 15c-3 6-5 13-6 20s-1 14-1 19c0 6 0 12 1 20 1 7 3 14 6 21 4 6 9 11 15 14 6 4 12 5 18 5 7 0 14-2 20-6 6-3 10-9 13-15 3-7 5-13 6-20s1-13 1-19zM332 143c-1 12-4 23-9 33-6 9-14 17-23 23-10 5-21 8-32 8-12 0-22-3-32-8-9-6-17-13-23-23-7-10-10-21-10-33 0-13 3-24 10-34 5-10 13-18 22-24 10-6 21-10 33-10s22 4 32 10 17 14 23 24c5 10 8 21 9 34zM542 203l-33 1v-9c10 0 16 0 19-1 3-2 4-6 4-12v-67c0-8-1-16-4-22s-9-9-18-10c-6 0-12 2-18 6-6 3-11 8-14 15-4 7-6 15-6 25v53c-1 6 1 10 4 12 2 1 9 1 18 1v9l-32-1-33 1v-9c10 0 16 0 19-1 3-2 4-6 4-12v-67c0-8-1-16-4-22s-9-9-18-10c-6 0-12 2-18 6-6 3-11 8-14 15-4 7-6 15-7 25v53c0 6 2 10 5 12 2 1 9 1 18 1v9l-32-1-33 1v-9c10 0 16 0 19-1 2-2 4-6 4-12v-77c0-7-1-11-4-13s-9-3-19-3v-9l41-3v30c4-9 9-16 16-22 7-5 16-8 26-8 5 0 10 0 15 2 5 1 10 4 15 8 4 4 7 10 9 18 1-4 4-8 7-12 4-4 8-8 14-11s12-5 20-5c9 0 15 1 20 4 5 2 9 4 11 7 4 4 6 10 7 16s2 16 2 28v55c0 4 2 6 5 7 4 1 10 1 17 1v9zM770 204c-4 0-8 0-14 0-5-1-11-1-16-1-6 0-10 0-14 0s-9 0-14 0c-6 0-11 0-17 1-5 0-10 0-13 0v-9h7c8 0 13 0 17-1 3-1 5-2 6-4s1-5 1-8v-153c0-3 0-6-1-8s-3-4-6-4c-4-1-9-2-17-2h-7v-8c3 0 8 0 13 0 6 0 11 0 17 0 5 0 10 0 14 0s9 0 14 0 11 0 16 0c6 0 10 0 14 0v8h-8c-7 0-13 1-16 2s-5 2-6 4-1 5-1 8v153c0 3 0 6 1 8s3 3 6 4 9 1 16 1h8zM955 107c0-11-1-22-3-34-2-11-6-22-12-31-7-10-16-17-25-21s-18-6-27-6h-29c-6 0-11 1-12 3-2 1-2 4-2 9v157c0 4 0 7 2 9 1 2 6 2 12 2h29c10 0 18-1 25-4s13-7 17-10c4-4 7-8 9-10 6-7 9-15 12-25s4-23 4-39zM984 107c0 19-4 35-12 50-8 14-19 26-32 34-13 9-28 13-44 13h-105v-9h6c8 0 13 0 16-1 4-1 6-2 6-4 1-2 1-5 1-8v-153c0-3 0-6-1-8 0-2-2-4-6-4-3-1-8-2-16-2h-6v-8h105c16 0 31 4 45 13 13 9 23 21 31 36 8 16 12 33 12 51zM1303 15c-10 1-16 2-21 4-4 3-6 5-7 9-1 3-2 7-1 10v93c0 6 0 10-1 12 0 3 0 5 0 8-2 11-6 21-12 30-5 9-13 16-22 21-9 6-19 8-30 9-13-1-26-4-36-10-11-6-20-15-27-26-6-11-10-23-10-36v-110c0-3 0-6-1-8 0-2-2-4-6-4-3-1-8-2-15-2h-7v-8c3 0 7 0 13 0 5 0 10 0 16 0 5 0 9 0 13 0s9 0 14 0 10 0 16 0c5 0 9 0 13 0v8h-7c-8 0-13 1-16 2s-5 2-6 4-1 5-1 8v111c0 18 3 31 9 40s13 15 20 18c8 2 14 4 18 4 10 0 18-3 27-8 8-5 15-12 20-22 6-9 8-21 9-34v-101c0-3-1-6-1-9-1-3-4-6-8-9-4-2-11-3-21-4v-8h34 34zM1435 203l-33 1v-9c10 0 16 0 19-1 3-2 4-6 4-12v-67c0-8-1-16-4-22s-9-9-18-10c-6 0-12 2-18 6-6 3-11 8-14 15-4 7-6 15-6 25v53c-1 6 1 10 4 12 2 1 9 1 18 1v9l-32-1-33 1v-9c10 0 16 0 19-1 3-2 4-6 4-12v-77c0-7-1-11-4-13s-9-3-19-3v-9l41-3v30c4-9 9-16 16-22 7-5 16-8 26-8 9 0 15 1 20 4 5 2 9 4 11 7 4 4 7 10 7 16 1 6 2 16 2 28v55c0 4 2 6 5 7 4 1 10 1 17 1v9zM1530 29c0 4-2 8-4 11-3 3-7 4-12 5-4-1-8-2-11-5s-4-7-4-11 1-7 4-10c2-3 6-5 11-5s8 2 11 5 5 6 5 10zM1545 204c-9 0-19 0-30-1l-31 1v-9c9 0 15 0 18-1 3-2 4-6 4-12v-77c0-7-1-11-4-13-2-2-8-3-17-3v-9l40-3v106c0 5 1 8 3 10s8 2 17 2zM1650 168c0 7-1 13-2 19-2 6-5 10-10 14-4 4-9 6-16 6-4 1-8 0-14-2-6-1-11-5-16-11-5-5-7-14-7-26v-79h-25v-6c10-1 17-4 23-10 5-6 9-13 11-22s3-17 3-25h8v54h41v9h-41v80c-1 2 0 5 0 10 1 5 3 10 5 14 3 4 8 7 14 7 5 0 10-3 14-8 3-5 5-13 5-24v-16h7z">
          <text:p/>
        </draw:path>
        <draw:path draw:style-name="gr3" draw:text-style-name="P2" draw:layer="layout" svg:width="1.378cm" svg:height="0.2cm" svg:x="5.036cm" svg:y="5.242cm" svg:viewBox="0 0 1379 201" svg:d="M87 197c-3 0-8 0-13 0s-11-1-17-1c-5 0-10 0-14 0s-8 0-14 0c-5 0-11 1-16 1-6 0-10 0-13 0v-9h7c8 0 13 0 16-1 4-1 6-2 7-4s1-5 1-8v-153c0-3 0-6-1-8s-3-3-7-4c-3-1-8-1-16-1h-7v-9c3 0 7 0 13 0 5 0 11 1 16 1 6 0 11 0 15 0 3 0 8 0 14 0 5 0 11-1 16-1s10 0 13 0v9h-7c-8 0-13 0-16 1-4 1-6 2-7 4s-1 5-1 8v153c0 3 0 6 1 8s3 4 7 4c3 1 8 1 16 1h7zM220 196l-33 1v-9c10 1 16 0 19-1 3-2 4-5 4-12v-67c0-8-1-15-4-22-3-6-9-9-18-10-6 0-12 2-18 6-6 3-11 9-14 15-4 7-6 16-6 26v52c-1 7 1 10 4 12 2 1 9 2 18 1v9l-32-1-33 1v-9c10 1 16 0 19-1 3-2 4-5 4-12v-77c0-7-1-11-4-13s-9-3-19-3v-9l41-3v30c4-9 9-16 16-21 7-6 16-9 26-9 9 0 15 2 20 4s9 4 11 7c4 5 6 10 7 16 1 7 2 16 2 28v55c0 4 2 7 5 7 4 1 10 2 17 1v9zM363 161c0 10-3 20-11 27-7 8-19 12-35 13-4 0-8-1-14-2-6-2-12-5-18-11-3 3-4 5-5 5 0 1-1 2-1 2-3 2-4 4-5 5-1 0-2 1-2 1-2 0-3-1-3-2s0-3 0-5v-38c0-3 0-5 0-6 1-1 2-2 3-2 2 0 3 1 3 1 1 1 1 2 2 4 2 13 6 23 12 30 7 7 16 11 28 11 11 0 19-3 24-7 5-5 8-12 8-19s-2-12-6-16c-4-3-9-6-13-8-5-1-9-2-11-2-10-2-18-4-23-6-6-1-10-4-15-8-8-6-12-14-12-24 0-6 1-11 4-17 3-5 7-9 14-13s16-5 28-6c2 0 6 1 11 1 5 1 10 4 16 7 0 0 1-1 2-2s2-2 3-2c1-2 3-3 3-3 1 0 2-1 3-1s2 1 2 2c1 1 1 3 1 5v29c0 3-1 5-1 6s-1 1-3 1c0 0-1 0-2 0s-1-1-2-2c0-4 0-8-2-13-1-6-4-11-9-15-4-5-12-7-22-7-12 0-21 2-26 7-4 4-7 9-6 15 0 5 2 10 5 13 4 3 8 5 14 7 5 1 10 2 16 3s12 3 17 5c6 2 11 5 16 9 2 2 4 5 7 9 3 5 5 11 5 19zM467 162c0 6-1 12-3 18s-5 11-9 14c-4 4-10 6-16 7-4 0-9-1-15-3-6-1-11-5-15-10-5-6-7-15-8-26v-80h-24v-6c9-1 17-4 22-10 6-6 9-13 12-21 2-8 3-18 3-26h7v54h41v9h-41v80c0 2 0 6 1 10 1 5 2 10 5 14 3 5 7 7 14 7 5 0 9-2 13-8 4-5 6-13 6-24v-16h7zM589 88c-1 4-2 8-5 9-2 2-5 3-8 3s-6-1-8-3c-3-2-4-5-4-9s1-6 3-8 3-3 3-3c0 0-1-1-3-1-7 1-13 3-18 8s-9 12-12 20c-2 8-4 17-4 27v44c0 3 0 6 1 8s3 4 6 4c3 1 8 1 15 1h6v9c-6 0-12 0-18 0s-13-1-18-1l-33 1v-9c9 1 15 0 18-1 3-2 5-5 4-12v-77c1-7-1-11-3-13-3-2-9-3-19-3v-9l40-3v32c1-4 3-9 6-14s7-9 12-12c5-4 10-6 17-6s12 2 16 5c3 4 5 8 6 13zM709 201v-26c-9 17-21 26-38 26-14-1-24-3-30-8s-10-11-12-19c-1-7-1-14-1-22v-43c0-9 0-15-1-19-1-3-3-6-6-7s-8-1-16-1v-9l43-3v96c-1 5 0 9 1 14 1 4 3 7 7 10 3 3 9 4 17 4 10 0 19-5 25-13s10-19 10-31v-52c0-7-1-11-4-13s-9-3-19-3v-9l43-3v102c-1 7 0 12 3 14s9 3 19 2v9zM877 163c0 1-1 3-2 7-2 4-4 8-8 13-3 5-8 9-14 12-7 4-14 5-24 6-11-1-22-4-31-9-9-6-17-14-22-23-6-10-9-21-9-34 0-12 3-23 8-33 6-10 13-18 22-24 10-6 20-9 33-10 7 0 14 2 21 4s12 6 16 10c4 5 6 11 7 17 0 5-2 8-4 10-3 3-6 4-10 4s-7-2-9-4c-3-3-4-6-4-10 0-2 1-4 2-7 2-3 6-5 12-6-4-3-8-6-12-7-5-2-9-3-12-3-4 0-6 0-7 0-6-1-11 1-17 4-6 4-11 10-15 18-5 9-7 21-7 37 0 15 3 27 7 35 5 9 10 15 16 18 6 4 12 6 18 5 3 1 7 0 12-2 5-1 10-4 14-8 5-5 8-11 11-20 0-2 2-3 4-3 1 0 1 0 2 1 1 0 2 1 2 2zM980 162c0 6-1 12-3 18s-5 11-10 14c-4 4-9 6-16 7-4 0-8-1-14-3-6-1-11-5-16-10-5-6-7-15-7-26v-80h-25v-6c10-1 17-4 23-10 5-6 9-13 11-21s4-18 4-26h7v54h41v9h-41v80c0 2 0 6 0 10 1 5 3 10 6 14 2 5 7 7 13 7 5 0 10-2 14-8 3-5 5-13 5-24v-16h8zM1054 22c0 4-1 8-4 12-2 3-6 5-11 5s-8-2-11-5c-3-4-4-7-4-12 0-3 1-7 4-10 2-3 6-5 11-5s8 2 11 5 4 6 4 10zM1070 197c-10 0-20 0-30-1l-31 1v-9c9 1 15 0 18-1 3-2 4-5 4-12v-77c0-7-1-11-4-13-2-2-8-3-17-3v-9l40-3v106c0 5 1 9 3 10 2 2 8 3 17 2zM1192 133c1-5 0-12 0-19-1-7-3-14-7-21-4-6-9-10-14-14-7-3-13-4-20-4-6 0-11 1-17 4-6 4-11 8-15 15s-6 13-6 20c-1 7-2 14-1 19-1 6 0 12 1 20 0 7 2 15 6 21 4 7 9 11 15 15 5 3 11 4 18 4s15-2 20-5c6-4 11-9 14-16s5-13 6-20c0-7 1-13 0-19zM1216 136c0 12-3 23-9 33-5 9-13 17-23 23-9 5-21 8-33 9-11-1-21-4-31-9-10-6-17-13-23-23s-9-21-9-33 3-23 8-34c6-10 14-18 23-24 10-6 21-9 33-10 11 1 23 4 33 10 9 6 17 14 23 24 5 10 8 21 8 34zM1346 196l-32 1v-9c9 1 15 0 18-1 3-2 5-5 4-12v-67c1-8-1-15-4-22-2-6-8-9-17-10-6 0-12 2-18 6-6 3-11 9-15 15-4 7-6 16-6 26v52c0 7 1 10 4 12 3 1 9 2 19 1v9l-33-1-32 1v-9c9 1 15 0 18-1 3-2 5-5 4-12v-77c1-7 0-11-3-13s-9-3-19-3v-9l40-3v30c5-9 10-16 17-21 7-6 16-9 26-9 8 0 15 2 20 4s8 4 10 7c5 5 7 10 8 16 1 7 1 16 1 28v55c0 4 2 7 6 7 4 1 9 2 17 1v9z">
          <text:p/>
        </draw:path>
        <draw:path draw:style-name="gr3" draw:text-style-name="P2" draw:layer="layout" svg:width="0.777cm" svg:height="0.259cm" svg:x="5.336cm" svg:y="5.595cm" svg:viewBox="0 0 778 260" svg:d="M121 196c-2-9-4-16-8-21s-9-8-17-8c-6 0-10 2-13 6-3 3-4 7-4 12 0 1 0 3 1 6s2 6 5 8c2 2 6 3 11 3 3 0 7 0 11-1s9-3 14-5zM162 106c0-25-4-44-11-59-7-14-16-24-26-30-10-7-20-10-30-10-9 0-18 3-29 9-10 6-19 16-26 31-7 14-11 34-11 59 0 21 3 39 9 52 5 13 12 22 19 29 7 6 14 10 19 12 0-1-1-2-2-5-1-2-1-5-2-9 0-6 2-12 7-17 4-5 10-7 17-7 8 0 15 3 20 9s9 13 13 21c9-8 17-17 22-27s8-21 9-31c2-11 3-20 2-27zM193 206c0 6-1 13-2 21-2 8-6 16-11 23-5 6-12 10-22 10-9 0-15-3-20-8s-8-12-10-20-4-17-5-27c-4 2-9 3-13 3-5 1-10 3-14 3-18-2-34-6-48-15-15-10-26-22-35-38-9-15-13-33-13-52 0-20 4-38 13-54s20-28 35-38c14-9 30-14 47-14 18 0 34 5 48 14 15 10 26 22 35 38s13 34 13 54c0 22-6 41-16 58-11 17-25 29-42 37 3 10 7 17 11 22s10 7 16 7c7 0 12-2 17-6s9-10 10-19c0-3 1-5 3-5 1 0 2 1 3 2 0 1 0 3 0 4zM321 206v-26c-9 18-21 27-37 26-15 0-25-2-31-7s-10-11-11-19c-2-7-2-15-2-22v-43c0-9 0-15-1-19 0-3-2-6-6-7-3-1-8-1-16-1v-9l43-3v96c0 5 0 9 1 14 1 4 3 7 7 10s9 4 17 4c11 0 19-5 25-13 7-8 10-19 10-32v-51c0-7-1-11-4-13-2-2-9-3-18-3v-9l42-3v102c-1 7 1 12 3 14 3 2 9 2 19 2v9zM470 131c0-3 0-8-1-13s-2-11-4-17c-2-5-6-10-10-14s-10-6-18-6c-3-1-7 1-13 3-5 3-10 7-14 15-5 7-8 17-8 32zM489 169c0 2-2 6-5 12s-8 12-15 17-16 8-28 8c-11 0-22-3-31-8-10-6-18-14-23-24-6-10-9-21-9-34 0-12 2-23 8-33 5-10 12-18 21-24s19-9 30-9c12 0 22 3 30 9 7 5 13 12 17 20 3 9 5 18 5 28 0 3 0 4-1 5s-3 1-6 1h-81c0 5 1 12 1 20 1 8 4 16 8 23 3 5 8 10 13 13 6 4 12 6 20 6 1 0 4 0 9-1s10-3 16-8c5-4 10-11 13-20 1-3 2-4 4-5 1 0 2 1 3 1 1 1 1 2 1 3zM610 206v-26c-9 18-21 27-37 26-15 0-25-2-31-7s-10-11-11-19c-2-7-2-15-2-22v-43c0-9 0-15-1-19-1-3-3-6-6-7s-8-1-16-1v-9l43-3v96c-1 5 0 9 1 14 1 4 3 7 7 10 3 3 9 4 17 4 11 0 19-5 25-13s10-19 10-32v-51c0-7-1-11-4-13s-9-3-19-3v-9l43-3v102c-1 7 1 12 3 14 3 2 9 2 19 2v9zM759 131c0-3 0-8-1-13s-2-11-4-17c-2-5-6-10-10-14-5-4-10-6-18-6-3-1-8 1-13 3-5 3-10 7-15 15-4 7-7 17-7 32zM778 169c0 2-2 6-5 12s-8 12-15 17-17 8-28 8-22-3-31-8c-10-6-18-14-23-24-6-10-9-21-10-34 1-12 3-23 9-33 5-10 12-18 21-24s19-9 30-9c12 0 22 3 30 9 7 5 13 12 17 20 3 9 5 18 5 28 0 3 0 4-1 5s-3 1-6 1h-81c0 5 0 12 1 20s4 16 8 23c3 5 8 10 13 13 6 4 12 6 20 6 1 0 4 0 9-1 4-1 10-3 15-8 6-4 11-11 14-20 1-3 2-4 4-5 1 0 2 1 3 1 0 1 1 2 1 3z">
          <text:p/>
        </draw:path>
        <draw:polygon draw:style-name="gr3" draw:text-style-name="P2" draw:layer="layout" svg:width="11.109cm" svg:height="3.391cm" svg:x="5.527cm" svg:y="11.306cm" svg:viewBox="0 0 11110 3392" draw:points="22,17 22,0 11110,0 11110,3392 0,3392 0,0 22,0 22,17 44,17 44,3354 11068,3354 11068,38 22,38 22,17 44,17">
          <text:p/>
        </draw:polygon>
        <draw:path draw:style-name="gr3" draw:text-style-name="P2" draw:layer="layout" svg:width="11.071cm" svg:height="0.065cm" svg:x="5.565cm" svg:y="12.631cm" svg:viewBox="0 0 11072 66" svg:d="M13 0l-4 14 4-14-4 14 4-14c0 0 30 5 68 5 300 9 1422 13 2845 13 1642 0 3675-4 5300-8 813 0 1524-5 2032-5 508-5 810-5 814-5v48c0 0-4865 18-8146 18-817 0-1537 0-2058-6-262 0-474-4-618-4-76-4-135-4-173-4-22 0-38-4-51-4s-17 0-26-5z">
          <text:p/>
        </draw:path>
        <draw:path draw:style-name="gr3" draw:text-style-name="P2" draw:layer="layout" svg:width="11.07cm" svg:height="0.064cm" svg:x="5.549cm" svg:y="13.3cm" svg:viewBox="0 0 11071 65" svg:d="M12 0v13-13 13-13c4 0 30 4 72 4 297 9 1423 13 2845 13 1639 0 3675-4 5301-8 812 0 1524-5 2032-5 503-4 809-4 809-4v48c0 0-4861 17-8142 17-817 0-1541 0-2062-5-258 0-470-4-618-4-72-4-131-4-173-4-21 0-38-4-47-4-13 0-21 0-29-5z">
          <text:p/>
        </draw:path>
        <draw:path draw:style-name="gr3" draw:text-style-name="P2" draw:layer="layout" svg:width="11.071cm" svg:height="0.063cm" svg:x="5.51cm" svg:y="11.954cm" svg:viewBox="0 0 11072 64" svg:d="M13 4l-4 8 4-12v4l-4 8 4-12c0 4 31 4 73 4 296 13 1418 13 2845 13 1638 0 3675-5 5296-9 813 0 1524-4 2032-4s809-4 813-4v46c0 0-4864 18-8141 18-821 0-1541 0-2062-4-262 0-470-4-618-4-76 0-135-4-173-4-22 0-38 0-51 0-14-6-18-6-27-6z">
          <text:p/>
        </draw:path>
        <draw:path draw:style-name="gr3" draw:text-style-name="P2" draw:layer="layout" svg:width="11.071cm" svg:height="0.063cm" svg:x="5.51cm" svg:y="13.986cm" svg:viewBox="0 0 11072 64" svg:d="M13 0l-4 8 4-8-4 8 4-8c0 0 31 4 73 4 296 9 1418 13 2845 13 1638 0 3675-4 5296-9 813-4 1524-4 2032-4 508-4 809-4 813-4v47c0 0-4864 17-8141 17-821 0-1541-4-2062-4-262 0-470-4-618-4-76-4-135-4-173-4-22 0-38-5-51-5-14 0-18 0-27-4z">
          <text:p/>
        </draw:path>
        <draw:path draw:style-name="gr3" draw:text-style-name="P2" draw:layer="layout" svg:width="0.252cm" svg:height="0.201cm" svg:x="5.71cm" svg:y="11.568cm" svg:viewBox="0 0 253 202" svg:d="M55 25c0 6-2 11-6 16-5 4-10 6-16 6-7 0-12-2-16-6-4-5-7-10-7-16 0-7 3-12 7-16s9-7 16-7c6 0 11 3 16 7 4 4 6 9 6 16zM35 200h-35v-14h20v-89c0-5-1-9-3-10s-8-1-16-1v-14l50-2v116h18v14zM200 98c-3-5-8-9-14-12-6-4-13-6-21-6-5 0-10 1-16 3-5 2-11 6-15 12s-6 12-7 19c0 8-1 15 0 22-1 7 0 15 1 23 1 9 4 16 9 22s13 9 25 11c7 0 13-3 18-6 5-2 10-5 14-8 3-4 5-6 6-8zM200 202v-15c-4 5-10 8-18 11-7 2-14 4-23 4-22 0-39-6-51-19-12-12-18-28-18-47 0-21 7-37 20-48 13-12 31-18 52-18 5 0 11 0 18 2 6 2 15 5 22 11v-56c0-6-1-9-3-10-3-1-8-2-18-2v-13l52-2v175c0 5 1 8 3 9 3 2 8 2 17 2v14z">
          <text:p/>
        </draw:path>
        <draw:path draw:style-name="gr3" draw:text-style-name="P2" draw:layer="layout" svg:width="0.328cm" svg:height="0.186cm" svg:x="6.857cm" svg:y="11.629cm" svg:viewBox="0 0 329 187" svg:d="M110 64c1-7 0-14 0-21-1-7-3-13-6-18s-7-9-13-11c-5-3-11-4-17-4-7 0-14 1-19 4-6 3-10 7-13 13-2 5-4 11-4 17-1 7-1 14-1 20 0 9 1 17 2 26 1 8 4 16 9 21 5 6 14 9 26 9s20-3 25-9c6-5 9-13 10-21 1-9 2-17 1-26zM147 67c0 12-3 23-8 33-6 9-14 17-25 23s-24 9-40 9-30-3-41-9c-10-6-19-13-24-23-6-10-9-21-9-33 0-13 3-24 9-34s14-18 25-24 24-9 40-9 29 3 40 9 19 14 25 24c5 10 8 21 8 34zM292 66c0-18-3-32-10-41-7-8-15-13-25-13-4 0-8 1-15 2-6 2-12 6-18 12-2 1-3 3-4 4 0 1 0 3 0 5v61c0 3 0 5 0 6s1 2 3 4c7 7 13 12 18 14 6 1 10 2 12 1 7 0 13-1 19-5s11-10 14-18c4-8 6-19 6-32zM329 66c0 20-7 36-20 48s-31 18-52 18c-6 0-13-1-19-3s-12-5-18-10v53h20v15l-37-1-37 1v-15h21v-145c0-5-1-8-3-9-3-1-8-2-18-2v-13l52-2v14c3-3 9-6 16-9 8-4 17-5 27-5 21 0 38 6 50 18s18 27 18 47z">
          <text:p/>
        </draw:path>
        <draw:path draw:style-name="gr3" draw:text-style-name="P2" draw:layer="layout" svg:width="0.569cm" svg:height="0.204cm" svg:x="7.943cm" svg:y="11.563cm" svg:viewBox="0 0 570 205" svg:d="M151 56c0-6 0-12-2-18-1-6-5-11-12-15s-18-6-33-7h-34v80h34c15 0 26-2 33-6 7-5 11-10 12-16 2-6 3-12 2-18zM236 174c0 2-1 5-2 10-2 5-5 9-10 14-5 4-13 6-23 7-6 0-13-1-21-2-7-1-15-3-21-6-7-3-11-7-14-11s-5-9-5-14c-1-6-1-11-1-18s0-12-1-16c0-5-1-8-2-11s-3-6-6-9c-5-5-10-9-15-10s-9-1-11-1h-34v81h31v13c-3 0-8 0-15 0-6 0-12 0-19 0s-12 0-16 0c-5 0-10 0-16 0-7 0-13 0-20 0-6 0-11 0-15 0v-13h31v-172h-31v-13h109c18 0 34 3 47 7 12 5 22 11 29 19s10 17 10 27-4 19-11 27c-8 8-20 15-37 20 7 2 13 5 19 11 7 6 11 13 13 23 1 1 1 3 1 7 1 3 1 7 2 10 0 4 0 6 1 8 0 4 1 8 2 13s3 10 6 13c3 4 7 6 13 6 4 0 8-1 12-5 3-3 6-8 6-15 0-2 1-3 1-4 1-2 3-2 6-2 1 0 3 0 4 0 2 1 3 3 3 6zM406 143c0 10-3 20-7 29s-11 17-21 23c-9 6-22 9-38 10-4 0-9-1-16-1-6-1-13-3-21-5-7-2-15-6-21-10l-14 13c-1 1-2 2-2 2-1 0-2 1-3 1-3 0-4-1-5-2 0-2 0-4 0-7v-52c0-3 0-5 1-7 0-1 2-1 6-1 3 0 5 0 5 1 1 1 1 3 1 5 1 11 4 19 9 26s11 11 19 15c7 3 14 5 22 6 7 1 14 2 19 2 10 0 18-2 23-6 6-3 9-8 11-13 3-5 4-10 4-15-1-6-2-11-5-15-2-5-5-8-7-10s-4-3-7-4c-2-1-6-3-10-4-5-1-11-2-19-4-11-2-19-4-26-6-6-2-13-5-17-7-5-3-9-7-14-11-3-3-6-8-10-15-3-6-5-14-5-23 0-11 2-20 7-29 4-8 12-16 21-21 11-5 23-8 37-8 7 0 15 1 24 3 8 2 17 6 25 13l13-13c2-1 3-2 4-3 0 0 1 0 2 0 3 0 4 0 5 2 0 1 0 3 0 6v52c0 4 0 6-1 7 0 1-2 2-6 2-2 0-4-1-5-2s-1-3-2-6c-2-13-6-23-13-30-6-7-13-12-21-15-9-3-17-4-25-4-9 0-17 2-22 5-5 4-10 7-12 12s-3 9-3 13c0 6 1 11 4 15 4 5 8 8 12 10 4 3 8 5 12 5l42 9c9 2 17 6 24 11 8 6 14 13 18 22 5 9 7 18 8 29zM570 201c-5 0-11 0-18 0s-14 0-21 0c-8 0-14 0-19 0s-11 0-18 0-15 0-22 0-13 0-17 0v-13h40v-150c-9 3-16 4-23 5s-12 1-14 1h-6v-14h6c2 0 6 0 12 0 7-1 14-2 22-5 8-2 16-6 23-11 2-1 3-2 3-2 1 0 2 0 4 0 3 0 6 1 6 2 1 2 2 4 1 7v167h41z">
          <text:p/>
        </draw:path>
        <draw:path draw:style-name="gr3" draw:text-style-name="P2" draw:layer="layout" svg:width="0.575cm" svg:height="0.204cm" svg:x="11.88cm" svg:y="11.558cm" svg:viewBox="0 0 576 205" svg:d="M151 57c1-6 0-12-1-18-2-6-6-11-13-15-6-5-17-7-33-7h-33v80h33c15 0 27-2 33-7 7-4 11-9 13-15 1-6 2-12 1-18zM236 175c0 2 0 5-2 10s-5 9-10 13c-5 5-12 7-22 7-7 0-14 0-21-1-8-1-15-3-22-6-6-4-11-7-14-11-3-5-5-9-5-15-1-5-1-11-1-17 0-7 0-13 0-17-1-4-1-7-3-10-1-3-3-6-6-10-5-5-10-8-15-9s-9-2-11-1h-33v81h31v13c-4 0-9 0-15-1-7 0-13 0-20 0-6 0-12 0-16 0s-10 0-16 0c-7 0-13 0-20 0-6 1-11 1-15 1v-13h31v-172h-31v-13h110c18 0 33 2 46 7s22 11 29 19 10 17 10 27-3 19-11 27-20 15-37 19c7 2 13 6 20 11 6 6 10 14 13 24 0 1 0 3 0 6 1 4 1 7 2 11 0 4 1 6 1 7 0 5 1 9 2 14s3 9 6 13 7 6 13 6c5 0 8-2 12-5s6-8 7-15c0-2 0-3 1-5 0-1 2-2 5-2 2 0 3 0 5 1 1 1 2 3 2 6zM405 144c0 10-2 19-7 29-4 9-11 17-21 23-9 6-22 9-38 9-4 0-9 0-16-1-6 0-13-2-20-4-8-3-15-6-21-11l-13 14c-2 1-2 1-3 2-1 0-2 0-3 0-2 0-4 0-4-2-1-1-1-3-1-6v-52c0-3 0-6 1-7s3-2 6-2 5 1 5 2c1 1 1 3 1 5 1 11 4 19 9 26 5 6 11 11 18 15 7 3 15 5 22 6s14 2 19 2c10 0 18-2 23-6 6-3 10-8 12-13s3-10 3-15c0-7-2-12-4-16-3-4-5-7-8-9-2-2-4-3-6-5-3-1-6-2-11-3s-11-3-19-4c-11-3-19-4-25-7-7-2-12-4-17-7-4-2-9-6-14-10-3-4-6-9-10-15-3-6-5-14-5-24s2-19 7-28 12-16 21-21c10-6 22-8 36-9 8 0 15 1 24 3s17 7 26 13l13-12c1-2 2-3 3-3s1-1 2-1c3 0 4 1 5 2 1 2 1 4 1 6v53c0 3-1 6-1 7-1 1-3 1-6 1s-5 0-6-1-1-3-2-6c-2-13-6-23-13-30-6-8-13-13-21-15-8-3-16-4-24-4-10 0-17 2-23 5-5 3-9 7-11 12-2 4-3 9-3 13 0 6 2 11 4 15 3 4 7 8 11 10 4 3 8 4 12 5l42 9c9 2 17 6 25 11 7 5 13 12 18 21 4 9 7 19 7 30zM568 202h-125v-5c0-3 0-5 1-6 0-1 1-2 3-4l59-59c20-21 31-41 31-61 0-11-3-20-10-28-6-8-16-13-28-13-5 0-11 1-17 2-5 2-10 5-14 8 2 0 4 1 6 3 3 1 5 3 7 6 3 3 4 7 5 12-1 7-4 12-8 16-5 3-9 5-14 5-3 0-6-1-9-2s-6-3-8-7c-2-3-4-7-4-13 0-8 3-16 8-23 6-6 13-11 22-15 11-4 21-5 33-5 14 0 26 2 36 6 11 5 19 11 25 19s9 18 9 29c0 9-1 17-5 24-4 6-10 13-18 20s-17 14-28 22c-6 5-13 10-20 16s-14 11-21 17h42c2 0 5 0 9 0s8 0 12 0c4-1 7-1 8-2 2 0 3-3 4-6s2-7 3-11c0-4 1-7 1-9h13z">
          <text:p/>
        </draw:path>
        <draw:path draw:style-name="gr3" draw:text-style-name="P2" draw:layer="layout" svg:width="0.613cm" svg:height="0.202cm" svg:x="9.878cm" svg:y="11.559cm" svg:viewBox="0 0 614 203" svg:d="M231 16c-7 0-13 0-16 1-4 1-6 1-7 2s-2 2-2 3l-77 174c-1 4-3 6-5 7-2 0-4 1-6 0-4 0-7 0-8-1-2-2-3-4-4-6l-79-180h-27v-13c4 0 8 0 14 0s11 0 17 0 11 0 15 0 10 0 16 0c7 0 13 0 19 0 7 0 12 0 16 0v13h-27l61 139 58-132c1-1 1-2 1-3 0-2-2-2-6-3-3 0-7-1-11-1s-7 0-8 0v-13c6 0 12 0 19 0 6 0 13 0 19 0h33v13zM320 134c-4 0-9 0-16 1-6 1-13 3-20 5-6 3-12 6-17 11s-7 11-7 19c0 6 3 12 7 16 5 4 11 6 19 6 3 1 7 0 12-1 5-2 10-5 15-10 4-4 6-11 7-20zM378 194c0 3-1 5-3 6s-4 1-7 1h-14c-9 0-16-1-21-4-4-2-6-5-7-8-1-4-2-7-1-10-4 6-9 12-16 16-7 5-16 8-27 8-7 0-15-1-24-3-8-1-15-4-22-9-6-5-10-12-10-21 0-10 4-19 12-25 7-6 17-10 27-13 11-3 21-5 31-6 11 0 18-1 24-1v-10c0-22-11-34-32-34-2 0-5 0-9 0-3 1-8 1-12 2 1 0 2 2 4 4 1 2 2 6 3 10-1 6-3 11-6 14-4 3-8 4-13 4-4 0-8-1-11-4-4-3-6-8-6-14 0-8 3-14 9-18 7-4 14-6 22-7s14-2 20-1c22 0 38 4 48 12s15 19 15 32v62c0 3 1 6 3 8 1 1 7 2 15 3 2-1 4 0 5 0 2 1 3 3 3 6zM428 200l-35 1v-13h20v-161c0-5-1-8-3-9-3-2-8-2-17-2v-13l51-3v188h20v13zM614 201c-5 0-10 0-17-1-7 0-15 0-22 0s-13 0-18 0-12 0-19 0-14 0-21 0c-8 1-13 1-18 1v-13h40v-150c-8 2-16 4-23 5-7 0-12 1-14 0h-6v-13h6c2 0 6 0 13-1 6 0 13-2 21-4s16-6 24-11c1-1 2-2 3-2 0 0 2 0 3 0 4 0 6 0 7 2 0 1 1 4 1 7v167h40z">
          <text:p/>
        </draw:path>
        <draw:path draw:style-name="gr3" draw:text-style-name="P2" draw:layer="layout" svg:width="0.619cm" svg:height="0.202cm" svg:x="13.93cm" svg:y="11.568cm" svg:viewBox="0 0 620 203" svg:d="M229 15c-7 0-12 1-15 1-3 1-5 2-6 2-2 1-2 2-3 4l-76 174c-2 3-4 5-5 6-2 1-4 1-7 1-4 0-6-1-8-2-1-1-2-3-3-6l-80-180h-26v-13c3 0 8 0 13 1 6 0 12 0 18 0s10 0 14 0c5 0 10 0 17 0 6 0 13 0 19 0 6-1 11-1 15-1v13h-27l61 139 59-132c0-1 1-2 1-3s-2-2-6-3c-4 0-8 0-12 0s-6-1-8-1v-13c6 0 12 1 19 1s13 0 19 0l33-1v13zM318 133c-4 0-9 1-15 2-7 1-13 2-20 5-7 2-13 6-17 10-5 5-7 11-8 19 1 7 3 12 8 16s11 7 19 7c2 0 6-1 11-2 6-2 11-5 15-9 5-5 7-12 7-21zM376 194c0 3-1 5-2 6-2 0-4 1-7 0h-14c-10 0-17-1-21-3-4-3-7-6-8-9s-1-7-1-10c-3 7-8 12-15 17s-16 7-28 7c-7 0-14 0-23-2s-16-5-22-10c-7-5-10-12-10-21 0-10 4-18 11-24 8-6 17-11 28-14s21-4 31-5 18-2 23-2v-10c0-22-10-33-31-34-2 0-5 1-9 1s-8 1-12 1c0 1 2 2 3 4 2 3 3 6 3 10 0 6-2 11-6 14-3 3-7 5-12 5-4 0-8-2-12-5s-6-7-6-14c1-8 4-14 10-18 6-3 13-6 21-7s15-1 21-1c21 0 37 4 47 13 11 8 16 18 16 31v62c0 3 0 6 2 8s7 3 16 3c1 0 3 0 5 1 1 0 2 2 2 6zM427 200h-35v-13h19v-160c1-6 0-9-3-10-2-1-8-2-16-2v-13l51-2v187h19v13zM610 200h-123v-5c0-2 0-4 0-6 1-1 2-2 3-4l58-59c21-20 31-40 31-59 0-12-3-22-9-30-7-8-16-12-29-13-5 0-10 1-15 3-5 1-10 4-14 7 1 1 3 2 6 3 2 1 5 4 7 6 2 3 3 8 3 13 0 7-2 13-7 16-4 3-9 5-14 5-2 0-5-1-8-2s-6-3-9-6c-2-3-3-8-3-13 0-10 3-18 8-24 5-7 13-12 22-16 9-3 20-5 32-5 13 0 25 2 36 7 10 4 19 10 25 18 6 9 10 19 10 30 0 9-2 17-7 24-4 7-10 13-17 20-8 6-17 13-28 21-7 5-14 10-21 16s-14 12-21 17h43c1 0 4 0 9 0 4 0 8 0 12 0s7-1 8-1c1-1 3-3 4-7 1-3 1-7 2-11 1-3 1-6 2-8h14z">
          <text:p/>
        </draw:path>
        <draw:path draw:style-name="gr3" draw:text-style-name="P2" draw:layer="layout" svg:width="0.657cm" svg:height="0.258cm" svg:x="15.593cm" svg:y="11.559cm" svg:viewBox="0 0 658 259" svg:d="M125 137c0-8 0-16-1-24-1-9-4-16-9-22s-14-10-25-10c-8 0-16 2-22 5-6 4-12 8-16 13v74c1 1 3 3 6 7 3 3 7 6 11 8 5 3 11 4 18 4 4 1 10 0 15-3 6-2 11-6 15-12 4-5 6-12 7-19s1-14 1-21zM162 137c-1 20-7 36-20 48s-31 18-53 18c-8 0-16-2-22-4-6-3-10-6-14-8-3-3-5-5-6-6-4 5-9 11-14 16h-13v-174c0-5-1-8-4-9-2-2-8-2-16-2v-13l51-3v85c3-3 8-7 15-10 8-3 16-4 27-4 21 0 38 6 50 18s19 27 19 48zM302 203v-23c-4 8-9 13-15 16-5 3-10 5-15 6s-9 1-11 1c-15 0-27-2-37-7s-15-15-15-30v-68c0-6-1-9-3-10-3-1-8-2-17-2v-13l53-2v99c0 5 0 9 1 13 1 3 3 5 6 7s9 2 16 2c11 0 19-3 26-10 6-7 9-17 10-28v-56c0-6-1-9-4-10-2-1-8-2-16-2v-13l52-2v105c0 6 1 9 4 10 2 1 8 2 16 2v13zM477 161c0 10-3 18-7 24-5 6-10 10-16 13-7 2-13 4-18 4-6 1-10 1-12 1-3 0-8 0-14-1-7-1-13-4-20-8l-8 4c-3 3-5 4-5 4-1 1-2 1-3 1-3 0-4-1-5-2-1-2-1-4-1-6v-32c0-3 1-5 1-6 1-1 3-2 6-2 2 0 4 0 5 1 1 0 2 1 2 3 1 4 3 9 6 14 2 5 7 10 12 14 6 3 14 5 24 5 2 1 6 0 11 0 5-1 10-3 14-6 5-3 7-8 8-15-1-6-3-10-7-13-3-3-8-5-13-7-4-1-9-2-12-3-11-1-20-3-27-5-6-2-12-6-18-11-3-3-6-6-8-10s-3-9-4-15c1-9 3-16 8-22 4-5 9-8 16-11 6-2 12-3 18-4 5 0 9-1 11 0 12 0 22 1 29 5 6-3 9-4 11-5 1 0 2-1 2 0 3 0 4 0 5 2 1 1 1 3 1 6v23c0 3 0 5-1 6s-3 2-6 2-5-1-6-1c-1-1-1-3-1-5-1-16-12-24-34-24-2 0-6 0-11 0-5 1-10 3-14 5-4 3-7 7-7 13 0 4 2 8 5 10 4 3 8 4 12 6 5 1 9 2 12 2 11 2 20 4 26 6 6 1 12 4 17 8 11 9 16 19 16 32zM658 86c-6 0-10 0-13 1-3 0-5 1-6 2-1 0-2 1-2 3l-62 132c-3 6-7 11-11 17-4 5-10 9-16 12-6 4-12 5-20 6-9-1-16-3-22-8-7-5-10-11-10-19 0-5 2-10 5-12 5-3 8-5 13-5s9 2 12 5 4 7 4 12-1 9-3 11-4 4-6 4c1 1 2 1 3 1s2 0 4 0c7 0 12-2 17-5 5-4 8-8 11-13s6-10 8-15l7-14-54-115h-20v-14l34 1 36-1v14h-16l37 79 33-72 2-4c-1-1-2-2-4-2-2-1-4-1-7-1-2 0-3 0-3 0v-14l26 1c4 0 8 0 12 0s7-1 11-1z">
          <text:p/>
        </draw:path>
        <draw:path draw:style-name="gr3" draw:text-style-name="P2" draw:layer="layout" svg:width="0.652cm" svg:height="0.213cm" svg:x="5.642cm" svg:y="12.954cm" svg:viewBox="0 0 653 214" svg:d="M90 38l-32 95h65zM160 207c-4 0-9 0-14 0s-10 0-15 0-9 0-13 0v-8c3 0 6-1 10-1s7-1 10-2c2-1 4-3 4-6 0-1 0-3-1-4l-15-44h-71l-13 38c-1 0-1 1-1 2s0 1 0 2c0 4 2 7 6 10 3 3 9 4 16 5v8h-33-30v-8c8 0 15-2 20-5 6-2 10-7 12-15l60-173c1-2 1-3 2-4s3-2 5-2 4 1 4 2c1 1 2 2 3 4l62 181c1 5 3 8 7 9 3 2 9 3 17 3h5v8zM308 114c0-2 0-4-1-5 0-1-1-3-3-5-4-6-9-11-15-14-5-2-10-3-16-3-7 0-14 2-19 5-6 4-10 8-13 13-4 7-7 14-8 21-1 8-1 14-1 20s0 13 1 20 4 14 7 20c4 5 8 10 13 13 5 4 11 5 18 5 6 0 12-1 18-5 6-3 11-8 15-15 2-2 3-4 3-5 1-1 1-3 1-5zM308 211v-19c-4 4-9 9-15 13-7 3-15 5-24 6-11-1-21-3-30-9-10-6-17-14-22-23-6-10-9-21-9-33 0-13 3-24 9-34s14-17 23-23c10-7 21-10 32-10 8 0 15 2 21 6 6 3 11 8 16 13v-63c0-7-1-11-4-13-3-3-9-3-19-3v-9l42-3v175c-1 7 0 12 3 14s9 3 19 3v8zM469 114c0-2 0-4-1-5 0-1-1-3-2-5-5-6-10-11-15-14-6-2-11-3-16-3-8 0-15 2-20 5-6 4-10 8-13 13-4 7-6 14-8 21-1 8-1 14-1 20s0 13 1 20c2 7 4 14 8 20 3 5 7 10 12 13 5 4 11 5 18 5 6 0 12-1 18-5 6-3 11-8 16-15 1-2 2-4 2-5 1-1 1-3 1-5zM469 211v-19c-4 4-9 9-15 13-7 3-14 5-24 6-11-1-21-3-30-9s-17-14-22-23c-6-10-9-21-9-33 0-13 3-24 9-34s14-17 24-23c9-7 20-10 31-10 8 0 15 2 21 6 6 3 12 8 16 13v-63c0-7-1-11-4-13-3-3-9-3-19-3v-9l42-3v175c-1 7 1 12 3 14 3 2 9 3 19 3v8zM653 158c0 10-3 19-8 28-5 8-12 15-22 20-9 5-19 8-31 8-11 0-20-2-29-6s-17-9-22-16-8-15-8-23c0-7 2-11 5-14 4-2 7-3 11-3 5 0 9 1 12 4s5 7 5 12c0 6-2 10-6 13-3 2-9 3-14 3 3 5 9 10 14 13s11 6 16 7c6 1 11 2 15 2s9-1 14-4c5-2 9-7 13-14s5-17 6-30c0-14-3-26-9-34-5-9-14-13-26-14h-12c-3 0-5 0-6 0s-1-1-1-3c0-1 0-2 1-2 1-1 2-1 3-1s3 0 6 0c2-1 4-1 5-1 4 0 8-1 13-2 4-2 9-6 13-13 4-8 6-14 7-21 1-6 1-11 1-13 0-8-2-15-5-20-2-4-6-7-10-9s-9-3-13-3c-3 0-8 0-12 2-5 1-10 2-14 5-5 3-9 6-12 11 2 0 4 0 7 0 2 1 5 2 7 4s4 5 4 10c0 4-1 8-4 11-3 2-6 4-11 4s-8-1-11-4-4-6-4-11c0-11 5-20 15-28 10-7 22-11 37-11 9 0 18 1 26 5 8 3 14 8 19 14s7 13 7 20c0 12-3 22-11 32-7 10-17 16-29 20 15 3 27 10 35 20 9 9 13 20 13 32z">
          <text:p/>
        </draw:path>
        <draw:path draw:style-name="gr3" draw:text-style-name="P2" draw:layer="layout" svg:width="0.65cm" svg:height="0.209cm" svg:x="5.638cm" svg:y="13.615cm" svg:viewBox="0 0 651 210" svg:d="M90 38l-32 94h65zM160 206c-4 0-9 0-14 0s-10 0-15 0-9 1-13 1v-9c3 0 6 0 10 0 4-1 7-1 10-3 2-1 4-3 4-6 0-1 0-2-1-4l-15-44h-71l-13 38c-1 0-1 1-1 2s0 2 0 2c0 4 2 7 6 10 3 3 9 5 16 5v9l-33-1-30 1v-9c8 0 15-1 20-4 6-3 10-8 12-15l60-173c1-2 1-4 2-5s3-1 5-1 4 0 4 1c1 1 2 3 3 5l62 180c1 5 3 8 7 10 3 1 9 2 17 2h5v9zM308 114c0-3 0-4-1-6 0-1-1-2-2-5-5-6-10-11-16-13-5-3-10-4-16-4-7 0-14 2-19 6-6 4-10 8-13 12-4 7-7 14-8 22-1 7-1 14-1 19 0 6 0 13 1 20s4 14 7 20c4 6 8 10 13 14 5 3 11 5 18 5 6 0 12-2 18-5s11-9 16-15c1-3 2-4 2-6 1-1 1-3 1-5zM308 210v-19c-4 5-9 9-15 13-7 4-15 6-24 6-11 0-21-3-30-9-10-5-17-13-22-23-6-10-9-21-9-33s3-24 9-33c6-10 14-18 23-24 10-5 21-8 32-8 8 0 15 1 21 5 6 3 11 7 16 12v-63c0-7-1-11-4-13s-9-3-19-3v-9l42-3v176c-1 7 0 11 3 13s9 3 19 3v9zM469 114c0-3 0-4-1-6 0-1-1-2-2-5-5-6-10-11-15-13-6-3-11-4-16-4-8 0-15 2-20 6-6 4-10 8-13 12-4 7-6 14-8 22-1 7-1 14-1 19 0 6 0 13 1 20 2 7 4 14 8 20 3 6 7 10 12 14 5 3 11 5 18 5 6 0 12-2 18-5s11-9 16-15c1-3 2-4 2-6 1-1 1-3 1-5zM469 210v-19c-4 5-9 9-15 13-7 4-14 6-24 6-11 0-21-3-30-9-9-5-17-13-22-23-6-10-9-21-9-33s4-24 9-33c6-10 14-18 24-24 9-5 20-8 32-8 7 0 14 1 20 5 6 3 12 7 16 12v-63c0-7-1-11-4-13s-9-3-19-3v-9l42-3v176c-1 7 1 11 3 13 3 2 9 3 19 3v9zM643 207h-107c0-3 0-6 1-7 0-1 1-2 2-4l56-61c8-9 15-19 21-30s9-22 9-35c0-8-2-16-4-23-3-7-7-13-13-17s-13-7-22-7c-8 0-16 3-23 8s-12 12-16 21c1 0 2 0 4 0 5 0 9 2 11 5 3 3 4 6 4 10 0 6-2 11-5 13-4 3-7 4-10 3 0 1-1 0-4 0-2-1-5-2-7-5-2-2-4-7-4-12 0-8 2-17 7-25 4-8 10-14 18-19 9-5 18-8 29-8 18 0 32 6 44 16 11 10 17 23 17 40 0 10-2 19-6 27s-11 16-20 25-21 20-36 33l-31 30h52c2 0 6 0 10 0 4-1 7-1 11-1s6-1 6-2c2-2 3-6 4-11s2-10 3-14h7z">
          <text:p/>
        </draw:path>
        <draw:path draw:style-name="gr3" draw:text-style-name="P2" draw:layer="layout" svg:width="0.656cm" svg:height="0.209cm" svg:x="5.634cm" svg:y="12.243cm" svg:viewBox="0 0 657 210" svg:d="M90 38l-32 94h65zM159 206c-3 0-8 0-13 0s-10 0-15 1c-5 0-9 0-13 0v-9c3 0 6 0 10 0 3-1 7-1 9-2 3-2 5-5 5-7s-1-3-1-4l-15-45h-71l-14 38c0 1 0 1 0 2s0 2 0 3c0 3 2 7 5 11 4 2 9 4 16 4v9l-33-1-29 1v-9c8 0 14-1 20-4 5-4 9-9 12-16l60-172c0-2 1-4 2-5s2-1 5-1c2 0 3 0 4 1s2 3 2 5l62 180c2 4 4 8 7 10 4 2 9 2 18 2h5v9zM307 113c0-2 0-4 0-5s-1-3-3-6c-4-6-9-10-15-13-5-2-11-4-16-4-8 0-14 2-20 6-5 4-9 8-12 13-4 6-7 13-8 21-1 7-2 14-1 20-1 6 0 12 1 20 1 7 3 13 7 20 3 5 8 11 13 14s11 5 17 5c7 0 13-2 19-5s11-9 15-16c2-3 3-4 3-5 0-2 0-3 0-6zM307 210v-20c-3 6-8 10-15 14-6 4-14 6-23 6-11 0-22-3-31-8-9-6-16-15-22-25-5-9-8-20-8-33 0-12 3-23 9-33s13-18 23-23c10-6 20-9 32-9 8 0 15 2 21 5s11 7 15 13v-62c1-7-1-12-3-14-3-2-9-3-19-3v-9l41-3v175c0 7 1 11 4 14 3 2 9 3 19 3v9zM469 113c0-2-1-4-1-5s-1-3-3-6c-4-6-9-10-15-13-5-2-10-4-16-4-8 0-14 2-20 6-5 4-9 8-12 13-4 6-7 13-8 21-1 7-1 14-1 20s0 12 1 20c1 7 4 13 7 20 4 5 8 11 13 14s11 5 17 5c7 0 13-2 19-5s11-9 15-16c2-3 3-4 3-5 0-2 1-3 1-6zM469 210v-20c-4 6-9 10-16 14-6 4-14 6-23 6-11 0-21-3-30-8-10-6-17-15-23-25-5-9-8-20-8-33 0-12 3-23 9-33s14-18 23-23c10-6 21-9 32-9 8 0 15 2 21 5s11 7 15 13v-62c1-7 0-12-3-14s-9-3-19-3v-9l41-3v175c0 7 1 11 4 14 3 2 9 3 19 3v9zM608 42l-71 108h71zM628 159v25c0 3 0 6 1 8 1 3 3 4 6 5s8 1 15 1h6v9c-6 0-12-1-19-1s-14 0-20 0-13 0-21 0c-6 0-13 1-19 1v-9h6c7 0 12 0 16-1 3-1 5-2 6-5 1-2 1-5 1-8v-25h-78v-9l90-135c1-2 2-3 3-3 1-1 1-1 3-1s3 1 4 2c0 1 0 3 0 6v131h29v9z">
          <text:p/>
        </draw:path>
        <draw:path draw:style-name="gr3" draw:text-style-name="P2" draw:layer="layout" svg:width="0.641cm" svg:height="0.21cm" svg:x="5.638cm" svg:y="14.3cm" svg:viewBox="0 0 642 211" svg:d="M90 39l-32 94h65zM160 207c-4 0-9 0-14 0s-10 0-15 0-9 0-13 1v-9c3 0 6 0 10-1 4 0 7-1 10-2 2-1 4-3 4-6 0-1 0-3-1-4l-15-44h-71l-13 38c-1 0-1 1-1 2s0 1 0 2c0 4 2 7 6 10 3 3 9 4 16 5v9l-33-1-30 1v-9c8 0 15-2 20-4 6-3 10-8 12-16l60-173c1-2 1-3 2-4s3-2 5-2 4 1 4 2c1 1 2 2 3 4l62 181c1 5 3 8 7 10 3 1 9 2 17 2h5v9zM308 115c0-3 0-5-1-6 0-1-1-3-2-5-5-6-10-11-16-13-5-3-10-4-16-4-7 0-14 2-19 6-6 3-10 8-13 12-4 7-7 14-8 21-1 8-1 14-1 20s0 13 1 20 4 14 7 20c4 6 8 10 13 13 5 4 11 5 18 5 6 0 12-1 18-4 6-4 11-9 16-16 1-2 2-4 2-5 1-1 1-3 1-5zM308 211v-19c-4 5-9 9-15 13-7 4-15 6-24 6-11 0-21-3-30-9-10-6-17-13-22-23-6-10-9-21-9-33 0-13 3-24 9-34 6-9 14-17 23-23 10-6 21-8 32-9 8 0 15 2 21 5 6 4 11 8 16 13v-62c0-7-1-11-4-13s-9-3-19-3v-10l42-3v176c-1 6 0 11 3 13s9 3 19 3v9zM470 115c0-3 0-5-1-6 0-1-1-3-2-5-5-6-10-11-16-13-6-3-11-4-16-4-8 0-15 2-20 6-6 3-10 8-13 12-4 7-6 14-8 21-1 8-1 14-1 20s0 13 1 20c2 7 4 14 8 20 3 6 7 10 12 13 5 4 11 5 18 5 6 0 12-1 18-4 7-4 12-9 17-16 1-2 2-4 2-5 1-1 1-3 1-5zM470 211v-19c-4 5-9 9-15 13-8 4-15 6-25 6-11 0-21-3-30-9s-17-13-22-23c-6-10-9-21-9-33 0-13 4-24 9-34 6-9 14-17 24-23 9-6 20-8 32-9 7 0 14 2 21 5 6 4 12 8 16 13v-62c0-7-1-11-4-13s-9-3-20-3v-10l43-3v176c-1 6 1 11 3 13 3 2 9 3 19 3v9zM642 208c-3-1-8-1-14-1-5 0-11 0-17 0s-11 0-15 0-9 0-15 0-12 0-18 0-10 0-14 1v-9h9c9 0 15-1 19-2 4 0 6-2 7-4s1-5 1-8v-149c-8 3-15 6-22 6-7 1-13 1-16 1v-9c4 0 8 0 14 0 6-1 12-2 19-5s14-7 20-14c3 0 5 0 6 1 0 2 1 4 0 7v162c0 3 1 6 2 8 0 2 3 4 7 4 4 1 10 2 18 2h9z">
          <text:p/>
        </draw:path>
        <draw:path draw:style-name="gr3" draw:text-style-name="P2" draw:layer="layout" svg:width="8.877cm" svg:height="3.374cm" svg:x="6.62cm" svg:y="11.323cm" svg:viewBox="0 0 8878 3375" svg:d="M42 0v3358h-42v-3358zM948 8v3354h-42v-3354zM2540 21v3354h-43v-3354zM4775 21v3354h-38v-3354zM6574 21v3354h-42v-3354zM8878 8v3354h-42v-3354z">
          <text:p/>
        </draw:path>
        <draw:path draw:style-name="gr3" draw:text-style-name="P2" draw:layer="layout" svg:width="2.473cm" svg:height="0.209cm" svg:x="3.67cm" svg:y="9.812cm" svg:viewBox="0 0 2474 210" svg:d="M137 58c0-14-3-24-9-30s-14-10-22-11c-9-1-18-2-27-2-3 0-6 0-9 0-4 0-6 0-8 1-3 0-5 1-5 3-1 2-1 4-1 8v74h32c14 0 24-2 32-7 7-4 12-9 14-16s4-13 3-20zM202 178c0 3-1 7-2 12-2 5-4 10-8 14s-10 6-17 6c-5 0-11 0-17-2-7-2-13-5-20-10-5-5-8-11-10-18-1-6-2-14-1-23 0-10-1-17-2-23-1-5-4-11-9-16s-11-8-16-9-9-2-11-1h-33v73c0 4 0 7 1 9 0 2 2 3 6 4 3 0 8 1 16 1h7v9c-4 0-9-1-14-1s-10 0-15 0-10 0-14 0-9 0-14 0-10 0-15 0c-6 0-10 1-14 1v-9h7c8 0 13-1 16-1 3-1 5-3 6-5s1-4 1-8v-152c0-4 0-7-1-9s-3-3-6-4-8-1-16-1h-7v-9h92c14 0 27 3 38 8 11 4 20 10 27 18 6 8 10 17 10 26 0 11-5 21-15 29-9 8-21 14-35 18 8 3 15 7 21 13 7 5 11 12 14 21l3 23c2 14 4 24 7 31s7 11 14 11c4 0 8-2 11-5 4-4 7-11 8-21 0-1 0-2 0-3 1-1 2-1 3-1 2 0 3 0 4 1 0 1 0 3 0 3zM305 131c0-3 0-7-1-12-1-7-2-12-4-18s-6-10-10-15c-5-4-10-6-18-6-3 0-8 1-13 4-5 2-10 7-15 14-4 7-7 19-7 33zM324 170c0 2-2 6-5 12s-8 11-15 16c-7 6-16 9-28 9-11 0-22-3-31-9-10-5-18-13-23-23-6-10-9-21-10-35 1-12 3-23 9-33 5-10 12-18 21-24s19-9 30-9c12 0 22 3 30 8 7 6 13 13 17 21 3 9 5 19 5 28 0 3 0 5-1 6-1 0-3 0-6 0h-81c0 6 1 12 1 20 1 9 4 16 8 23 3 6 8 10 13 14 6 4 12 6 20 6 1 0 4 0 9-1 4-1 10-4 15-8 6-4 11-11 14-21 1-2 2-4 4-4 1 0 2 0 3 1 0 0 1 1 1 3zM438 167c0 11-4 20-11 28s-19 12-36 12c-3 0-7 0-13-2-6-1-12-5-18-10-3 2-4 4-5 5s-1 1-1 1c-3 3-5 5-5 5-1 1-2 1-2 1-2 0-3-1-3-2s-1-2-1-5v-38c0-2 1-4 1-5 0-2 1-2 3-2s2 0 3 1c0 1 1 2 1 4 3 12 7 22 13 29 6 8 15 11 27 12 11-1 20-3 25-8s8-11 8-19c0-6-3-12-7-15-4-4-8-7-13-8-4-2-8-3-10-3-10-2-18-4-23-5-6-2-11-5-15-8-8-7-12-15-13-26 0-5 2-11 5-16 2-6 7-10 14-14 7-3 16-5 28-5 2 0 6 0 11 1s10 3 16 7c0-1 1-1 2-2s2-2 2-3c2-1 3-2 4-3 1 0 2 0 2 0 2 0 3 0 3 1s0 3 0 6v29c0 3 0 4 0 5-1 2-2 3-3 3s-1 0-2-1c-1 0-2-2-2-3 0-3 0-7-2-13-1-5-4-10-9-15-5-4-12-7-22-7-13 0-21 3-26 7-5 5-7 10-7 15 0 6 2 10 6 13 3 4 8 7 13 8 6 2 11 3 17 4s12 2 17 4c6 2 11 5 16 10 2 1 4 4 7 9 3 4 4 10 5 18zM550 131c0-3-1-7-1-12-1-7-2-12-5-18-2-6-5-10-9-15-5-4-11-6-18-6-3 0-8 1-13 4-6 2-10 7-15 14-4 7-7 19-8 33zM569 170c0 2-2 6-5 12s-8 11-15 16c-7 6-17 9-28 9-12 0-22-3-32-9-9-5-17-13-23-23s-9-21-9-35c0-12 3-23 8-33 6-10 13-18 22-24s19-9 30-9c12 0 22 3 29 8 8 6 14 13 17 21 4 9 6 19 6 28 0 3-1 5-2 6-1 0-3 0-6 0h-80c0 6 0 12 1 20 1 9 3 16 8 23 3 6 7 10 13 14s12 6 19 6c1 0 4 0 9-1s10-4 16-8 10-11 14-21c0-2 2-4 4-4 1 0 1 0 2 1 1 0 2 1 2 3zM681 93c-1 5-2 8-5 10-2 2-5 3-8 3s-6-1-8-3c-3-2-4-6-4-10 0-3 1-6 3-8s3-3 3-3c0 0-1 0-3 0-7 0-13 3-18 8s-9 11-12 19c-2 10-4 18-4 28v44c0 4 0 7 1 9s3 3 6 4c3 0 8 1 15 1h6v9c-6-1-12-1-18-1s-13 0-18 0l-33 1v-9c9 0 15-1 18-2s4-5 4-11v-78c1-7-1-12-3-14-3-2-9-3-19-2v-9l40-3v31c1-4 3-9 6-13 3-5 7-10 12-13s10-5 17-5 12 2 16 5c3 3 5 7 6 12zM837 88c-9 0-15 3-19 7s-6 8-7 12l-38 94c-1 2-1 3-2 4s-2 2-4 2-3 0-4-1-1-3-2-5l-42-103c-1-3-2-5-3-6-1-2-3-3-6-3-3-1-8-1-14-1v-9c5 0 10 0 15 0s9 1 13 1l32-1v9c-3-1-7 0-10 1-4 0-6 2-7 6 0 0 1 2 2 5l32 81 30-74c0-2 1-3 1-4s0-2 0-3c0-3-1-6-3-8-2-3-5-4-10-4v-9l25 1c3 0 7-1 10-1 4 0 8 0 11 0zM917 135c-16 0-28 3-36 8-9 4-15 10-18 16-4 6-6 12-5 17 0 7 2 13 7 18 5 4 11 6 19 7 4 0 9-2 14-4s10-6 13-12c4-5 6-12 6-22zM965 178c0 8-1 14-4 18s-7 6-11 8c-3 1-6 2-8 2-7-1-12-3-16-8s-6-10-7-16c-2 7-7 13-13 17-7 5-15 8-24 8-7 0-13-1-20-3s-14-5-19-9c-5-5-7-11-8-19 0-6 2-13 7-19 4-7 12-13 22-18 9-4 19-7 28-8s18-2 25-2v-11c0-9-2-16-5-22-3-5-7-9-11-12-5-3-9-4-14-4s-10 1-16 3-11 5-15 10c6 1 10 3 12 6s2 6 2 8c0 3-1 7-3 10-3 3-6 4-10 4s-7-1-9-4c-3-3-4-6-4-11 0-9 5-17 13-23s18-9 30-9c7 0 14 1 21 4 7 2 13 6 19 12 5 5 8 11 9 16 1 6 1 13 1 19v57c0 1 0 2 1 5 0 2 1 4 3 6 1 2 4 3 7 4 1 0 4-1 6-3 3-3 4-8 4-16v-16h7zM1066 168c0 6-1 13-3 18-2 6-5 11-9 15-5 4-10 6-17 6-3 0-8-1-14-2-6-2-11-5-16-11-4-6-7-14-7-26v-80h-24v-7c9 0 16-3 22-9 5-6 9-13 11-22 3-8 4-16 4-24h7v53h41v9h-41v81c0 2 0 5 1 10 0 5 2 9 5 14 2 4 7 6 13 7 6 0 10-3 14-8 3-6 5-14 6-24v-16h7zM1138 29c0 4-2 7-4 10-3 3-7 5-12 5-4 0-8-2-11-5-2-3-4-6-4-10s1-7 4-10c3-4 7-5 11-5 5 0 9 1 11 4 3 3 5 7 5 11zM1154 204c-10-1-20-1-30-1l-32 1v-9c9 0 16-1 18-2 3-1 5-5 4-11v-79c1-6-1-11-3-13-3-2-9-3-18-2v-9l40-3v106c0 6 1 9 3 11 3 1 8 2 18 2zM1275 140c0-6 0-12-1-20s-3-15-7-21-8-11-14-14-12-5-18-5-12 2-18 5-11 8-15 14c-3 7-5 14-6 22-1 7-1 13-1 19 0 5 0 12 1 19 1 8 3 15 6 21 4 7 9 12 15 15s12 5 18 5c7 0 14-2 20-6s10-9 13-16c4-6 5-13 6-20s1-13 1-18zM1299 142c-1 12-3 23-9 33s-14 18-23 23c-10 6-21 9-32 9-12 0-22-3-32-9-9-5-17-13-23-23-6-9-9-20-9-33 0-12 3-23 9-34 5-10 13-19 23-25 9-6 20-9 32-9s22 3 32 9 17 14 23 24c6 11 8 23 9 35zM1429 203l-33 1v-9c10 0 16-1 19-2s4-5 4-11v-68c0-9-1-16-4-22s-9-10-18-10c-6 0-12 2-18 5-6 4-11 9-14 16-4 7-6 16-6 26v53c-1 6 1 10 4 11 2 1 9 2 18 2v9l-32-1-33 1v-9c10 0 16-1 19-2s4-5 4-11v-78c0-7-1-12-4-14s-9-3-19-2v-9l41-3v30c4-9 9-16 16-22 7-5 16-8 26-8 9 0 15 1 20 3s9 5 11 7c4 5 6 11 7 17s2 16 2 28v55c0 4 2 7 5 8 4 1 10 1 17 1v9zM1710 150c0 11-3 21-7 30-5 9-12 16-20 22-9 5-19 8-30 8-13 0-24-2-33-6s-15-9-20-14c-4 7-7 12-9 14-1 2-1 3-1 2-1 2-2 3-2 3-1 1-2 1-3 1s-2 0-2-1c-1-2-1-3-1-6v-57c0-3 0-5 1-6 0-1 1-2 3-2 1 0 1 1 2 1s1 1 1 2c0 6 1 12 3 20 2 9 7 17 15 25 5 4 11 8 17 10s12 4 17 4c5 1 9 1 12 1 8 0 15-2 21-6 5-4 10-9 13-15s4-13 4-20c0-10-3-19-9-26-4-6-8-9-12-11s-8-3-12-4c-10-4-19-6-25-7-7-2-11-3-13-4-11-4-20-10-27-20-7-9-11-20-11-32 0-11 3-20 8-28 5-9 11-15 20-20 8-5 18-8 28-8 13 0 23 3 30 7s12 9 16 13l11-16c0-2 1-3 2-4 0 0 1 0 2 0s2 0 3 1c0 1 0 3 0 6v58c0 2 0 4-1 5 0 1-1 2-3 2-1 0-2-1-3-1 0-1 0-2 0-3-1-3-1-8-3-15-1-6-4-13-8-20s-9-13-17-17c-7-5-16-8-28-8s-21 4-28 11-10 16-10 27c0 8 3 16 8 23 5 6 12 11 21 13l37 9c12 3 22 10 30 21s13 24 13 38zM1823 168c0 6-1 13-3 18-2 6-5 11-9 15s-10 6-17 6c-3 0-8-1-14-2-6-2-11-5-16-11-4-6-7-14-7-26v-80h-24v-7c9 0 17-3 22-9s9-13 12-22c2-8 3-16 3-24h7v53h41v9h-41v81c0 2 0 5 1 10s2 9 5 14c3 4 7 6 13 7 6 0 10-3 14-8 4-6 6-14 6-24v-16h7zM1928 135c-16 0-28 3-37 8-8 4-15 10-18 16s-5 12-5 17c0 7 3 13 8 18 5 4 11 6 18 7 4 0 9-2 14-4 6-2 10-6 14-12 4-5 6-12 6-22zM1976 178c0 8-2 14-5 18s-6 6-10 8c-4 1-7 2-9 2-7-1-12-3-16-8-3-5-6-10-6-16-3 7-7 13-14 17-6 5-14 8-24 8-6 0-13-1-20-3s-13-5-18-9c-5-5-8-11-8-19 0-6 2-13 6-19 5-7 12-13 23-18 9-4 18-7 28-8 9-1 17-2 25-2v-11c0-9-2-16-5-22-3-5-7-9-12-12-4-3-9-4-14-4s-10 1-16 3-11 5-15 10c6 1 11 3 12 6 2 3 3 6 3 8 0 3-1 7-4 10-2 3-5 4-9 4s-7-1-10-4c-2-3-4-6-4-11 1-9 5-17 13-23 9-6 19-9 31-9 7 0 14 1 20 4 7 2 13 6 19 12 5 5 8 11 9 16 1 6 2 13 2 19v57c0 1 0 2 0 5 1 2 2 4 3 6 2 2 4 3 7 4 2 0 4-1 7-3 2-3 3-8 4-16v-16h7zM2076 168c0 6-1 13-3 18-2 6-5 11-9 15s-9 6-16 6c-4 0-9-1-14-2-6-2-12-5-16-11-5-6-7-14-7-26v-80h-25v-7c10 0 17-3 22-9 6-6 10-13 12-22 2-8 3-16 3-24h8v53h41v9h-41v81c-1 2 0 5 0 10 1 5 3 9 5 14 3 4 7 6 14 7 5 0 10-3 13-8 4-6 6-14 6-24v-16h7zM2151 29c0 4-1 7-4 10s-6 5-11 5-8-2-11-5-4-6-5-10c0-4 2-7 4-10 3-4 7-5 12-5 4 0 8 1 11 4s4 7 4 11zM2167 204c-10-1-20-1-30-1l-32 1v-9c10 0 16-1 19-2s4-5 4-11v-79c0-6-1-11-4-13s-8-3-17-2v-9l40-3v106c-1 6 0 9 3 11 2 1 8 2 17 2zM2288 140c0-6 0-12-1-20 0-8-3-15-6-21-4-6-9-11-15-14-5-3-11-5-18-5-6 0-12 2-18 5s-11 8-15 14c-3 7-5 14-6 22 0 7-1 13-1 19 0 5 1 12 1 19 1 8 3 15 7 21 4 7 9 12 14 15 6 3 12 5 18 5 8 0 14-2 20-6s11-9 14-16c3-6 5-13 5-20 1-7 1-13 1-18zM2312 142c0 12-3 23-9 33s-13 18-23 23c-9 6-20 9-32 9-11 0-22-3-31-9-10-5-18-13-23-23-6-9-9-20-9-33 0-12 3-23 8-34 6-10 13-19 23-25s20-9 32-9 23 3 32 9c10 6 18 14 23 24 6 11 9 23 9 35zM2442 203l-32 1v-9c9 0 15-1 18-2s4-5 4-11v-68c0-9-1-16-4-22s-8-10-17-10c-7 0-13 2-18 5-6 4-11 9-15 16s-6 16-6 26v53c0 6 1 10 4 11s9 2 18 2v9l-32-1-32 1v-9c9 0 15-1 18-2s4-5 4-11v-78c0-7-1-12-4-14-2-2-9-3-18-2v-9l40-3v30c4-9 10-16 17-22 7-5 15-8 26-8 8 0 15 1 20 3s8 5 10 7c4 5 7 11 8 17s1 16 1 28v55c0 4 2 7 6 8 3 1 9 1 16 1v9z">
          <text:p/>
        </draw:path>
        <draw:path draw:style-name="gr3" draw:text-style-name="P2" draw:layer="layout" svg:width="1.565cm" svg:height="0.209cm" svg:x="4.121cm" svg:y="10.169cm" svg:viewBox="0 0 1566 210" svg:d="M104 142c0-6 0-13-1-20s-3-14-7-20c-3-6-8-11-14-14-5-3-12-5-18-5s-12 2-18 5-11 8-15 14c-3 7-5 14-6 21s-1 13-1 19c0 5 0 12 1 19 1 8 3 15 6 22 4 7 9 12 15 15s12 5 18 5c8 0 14-2 20-6s10-9 14-16c3-7 5-14 5-21 1-7 1-13 1-18zM128 144c0 12-3 23-9 34-6 10-14 17-23 23-10 6-20 9-32 9-11 0-22-3-31-9-10-5-18-13-24-23-5-10-8-21-9-34 1-12 3-23 9-33 6-11 13-19 23-25 9-6 20-9 32-9s23 3 32 9c10 6 17 14 23 24s9 22 9 34zM239 23c0 3-1 6-3 9-2 2-5 3-10 4-4-1-7-2-9-4-2-3-3-5-3-9s1-6 3-8 4-3 6-4c-3-1-5-1-6-2-2 0-3 0-4 0-7 0-13 3-18 10s-8 17-8 29v34h33v8h-33v94c0 4 1 6 1 8 1 2 3 4 6 5 3 0 8 1 15 1h6v9c-5-1-11-1-18-1-6 0-12 0-18 0l-33 1v-9c9 0 16-1 18-2 3-1 5-5 4-11v-95h-22v-8h22v-34c1-10 3-18 7-25 5-7 11-12 17-15 7-4 14-5 21-5 8 0 14 2 19 6 4 4 7 8 7 14zM492 75c-2-14-4-24-7-32-3-9-8-15-16-18-7-4-18-6-32-6h-35c-6 0-10 0-12 2-1 2-2 5-2 9v73h25c9 0 16-1 20-3s7-6 9-11c1-5 2-11 1-20h8v77h-8c1-8 0-15-1-20-2-5-5-8-9-11-4-2-11-3-20-3h-25v72c0 3 0 6 1 8s3 4 7 4c4 1 10 2 19 2h10v9c-4-1-9-1-15-1s-12 0-18 0-11 0-15 0-9 0-15 0c-5 0-11 0-16 0s-10 0-13 1v-9h7c7 0 12-1 16-2 3 0 5-2 6-4 0-2 1-4 0-8v-152c1-3 0-6 0-8-1-2-3-3-6-4-4-1-9-1-16-1h-7v-9h158l8 65zM658 63c0-5-1-11-2-18s-5-13-12-19c-6-5-17-8-32-8h-26c-6 0-10 0-12 2-1 2-2 5-2 9v78h40c15 0 26-3 32-8 7-6 11-12 12-19s2-13 2-17zM687 63c0 9-3 18-9 26s-14 14-24 18c-10 5-21 7-32 8h-49v69c0 4 0 6 1 8s3 4 6 5c3 0 8 1 16 1h7v9c-4-1-8-1-14-1-5 0-10 0-15 0-6 0-10 0-14 0s-8 0-14 0c-5 0-10 0-15 0-6 0-10 0-13 1v-9h7c7 0 12-1 15-2 4 0 6-2 6-4 1-2 2-4 1-8v-153c1-3 0-6-1-8 0-2-2-3-6-4-3-1-8-1-15-1h-7v-9h101c14 0 25 3 35 8 11 5 19 11 24 19 6 8 9 17 9 27zM903 38l-32 93h65zM973 206c-4 0-8 0-14 0-5 0-10 0-15 0s-9 0-13 1v-9c3 0 6 0 10-1 4 0 7-1 10-2s4-3 4-6c0-1 0-3-1-4l-15-45h-71l-13 39c0 0-1 1-1 2s0 1 0 2c0 4 2 7 6 10 3 3 9 5 16 5v9l-33-1-30 1v-9c8 0 15-2 20-4 6-3 10-8 13-16l59-173c1-2 1-3 2-4s3-1 5-1 4 0 5 1c0 1 1 2 2 4l62 181c1 5 4 8 7 10 3 1 9 2 17 2h6v9zM1121 113c0-3 0-5-1-6 0-1-1-3-2-5-5-6-10-11-15-13-6-3-11-4-16-4-8 0-15 2-20 6-6 3-10 8-13 12-4 7-7 14-8 21-1 8-1 14-1 20s0 13 1 20 4 15 7 21c4 6 8 10 13 13 5 4 11 5 18 5 6 0 12-1 18-4 6-4 11-9 16-16 1-2 2-4 2-5 1-2 1-4 1-6zM1121 210v-19c-4 5-9 9-15 13-7 4-15 6-24 6-11 0-21-3-30-9-10-6-17-13-22-23-6-11-9-22-9-34 0-13 3-24 9-34 6-9 14-17 24-23 9-5 20-8 31-9 8 0 15 2 21 5 6 4 11 8 16 13v-62c0-7-1-11-4-13s-9-3-19-3v-9l42-3v176c-1 7 0 11 3 13s9 3 19 3v9zM1282 113c0-3 0-5 0-6-1-1-2-3-3-5-5-6-10-11-15-13-6-3-11-4-16-4-8 0-15 2-20 6-5 3-10 8-13 12-4 7-6 14-7 21-1 8-2 14-2 20s1 13 2 20 3 15 7 21c3 6 7 10 12 13 6 4 11 5 18 5 6 0 12-1 18-4 6-4 11-9 16-16 1-2 2-4 3-5 0-2 0-4 0-6zM1282 210v-19c-4 5-9 9-15 13-7 4-14 6-24 6-11 0-21-3-30-9s-17-13-22-23c-6-11-8-22-9-34 1-13 4-24 9-34 6-9 14-17 24-23 9-5 20-8 32-9 7 0 14 2 20 5 7 4 12 8 16 13v-62c0-7-1-11-4-13s-9-3-19-3v-9l42-3v176c-1 7 1 11 3 13 3 2 10 3 19 3v9zM1435 133c0-3 0-7-1-13 0-5-2-10-4-16s-5-11-10-15c-4-4-10-6-17-6-4 0-8 1-13 3-6 3-11 8-15 15-5 7-7 18-8 32zM1454 171c0 3-1 8-4 13-4 6-9 12-16 17-7 6-16 8-28 9-11 0-21-3-31-9-9-6-17-13-24-23-6-11-9-23-9-36 0-12 3-23 8-33 6-10 13-17 22-23s19-9 31-9 21 3 29 8 13 12 17 21c4 8 5 18 5 27 1 3 0 5-1 5-1 1-3 1-6 1h-80c0 6 0 12 1 20s3 16 7 24c4 6 8 10 14 14 5 4 12 5 19 6 1 0 4-1 9-2 5 0 10-3 16-7s10-11 14-22c0-3 1-4 4-4 0 0 1 0 2 1 1 0 1 1 1 2zM1566 96c0 5-1 8-4 10-2 2-5 3-8 3s-6-1-9-4c-2-2-3-5-3-9 0-3 1-6 3-8 1-2 3-3 3-3 0 0-1 0-3 0-7 0-13 3-19 8-5 5-8 11-11 19s-4 17-4 27v45c0 4 0 6 1 8s3 4 6 5c3 0 8 1 15 1h6v9c-6-1-12-1-18-1-7 0-13 0-19 0l-32 1v-9c9 0 15-1 18-2s4-5 4-11v-78c0-7-1-12-4-14-2-2-9-3-18-3v-8l40-4v32c1-4 3-9 6-14 3-4 7-9 11-12 5-4 11-5 18-6 6 1 11 2 15 6 4 3 6 7 6 12z">
          <text:p/>
        </draw:path>
        <draw:polygon draw:style-name="gr3" draw:text-style-name="P2" draw:layer="layout" svg:width="10.512cm" svg:height="1.901cm" svg:x="17.796cm" svg:y="11.293cm" svg:viewBox="0 0 10513 1902" draw:points="17,13 17,0 10513,0 10513,1902 0,1902 0,0 17,0 17,13 30,13 30,1873 10483,1873 10483,30 17,30 17,13 30,13">
          <text:p/>
        </draw:polygon>
        <draw:path draw:style-name="gr3" draw:text-style-name="P2" draw:layer="layout" svg:width="10.436cm" svg:height="0.06cm" svg:x="17.83cm" svg:y="12.525cm" svg:viewBox="0 0 10437 61" svg:d="M13 0v5-5 5-5c29 5 343 9 830 14 491 0 1159 4 1922 4 1545 0 3463-4 4995-9 767-4 1436-4 1915-9 478 0 762 0 762 0v44c0 0-4582 17-7672 17-775 0-1453-5-1944-5-245-4-444-4-584-4-72-4-127-4-165-4-17 0-34-4-47-4-12 0-17 0-25 0z">
          <text:p/>
        </draw:path>
        <draw:path draw:style-name="gr3" draw:text-style-name="P2" draw:layer="layout" svg:width="10.482cm" svg:height="0.055cm" svg:x="17.779cm" svg:y="11.899cm" svg:viewBox="0 0 10483 56" svg:d="M13 0c34 4 343 8 834 8 491 5 1164 5 1926 5 1554 0 3480-5 5021-9 772 0 1441-4 1923-4 479 0 766 0 766 0v43c0 0-4602 13-7710 13-775 0-1456 0-1947-4-250 0-449 0-589-5-67 0-122 0-165 0-17-4-34-4-46-4-9 0-17 0-26-4z">
          <text:p/>
        </draw:path>
        <draw:path draw:style-name="gr3" draw:text-style-name="P2" draw:layer="layout" svg:width="0.252cm" svg:height="0.202cm" svg:x="17.966cm" svg:y="11.525cm" svg:viewBox="0 0 253 203" svg:d="M55 25c0 7-2 13-6 17-5 4-10 7-16 7s-12-3-16-7-6-10-7-17c1-6 3-11 7-15 4-5 10-7 16-7s11 2 16 7c4 4 6 9 6 15zM35 200l-35 1v-13h20v-89c0-6-1-9-3-10s-8-2-16-2v-13l50-2v116h18v13zM199 99c-3-4-7-8-13-11-6-4-13-6-21-6-5 0-10 1-16 3-5 2-10 6-15 12-3 6-6 12-6 19-1 7-1 14-1 21 0 8 0 15 1 24 1 8 4 16 9 22s13 9 25 9c7 0 13-1 18-4 6-3 10-6 13-9s5-6 6-8zM199 203v-14c-4 3-10 7-17 9-6 3-14 5-23 5-22-1-38-7-51-19-12-11-18-27-18-47s7-36 20-48c14-11 31-17 52-17 5-1 11 0 18 2s14 5 21 11v-58c0-5-1-8-3-9-3-2-8-2-17-2v-13l52-3v176c0 6 1 9 3 10 3 1 8 2 17 2v13z">
          <text:p/>
        </draw:path>
        <draw:path draw:style-name="gr3" draw:text-style-name="P2" draw:layer="layout" svg:width="0.328cm" svg:height="0.186cm" svg:x="19.033cm" svg:y="11.582cm" svg:viewBox="0 0 329 187" svg:d="M111 66c0-8 0-15-1-22 0-8-2-14-5-19s-9-9-14-11c-6-2-11-4-18-4s-13 2-19 5c-5 3-9 7-12 12s-4 11-5 19c0 6 0 13 0 20 0 8 0 17 1 25 1 9 5 16 10 22 5 5 13 8 25 9 12-1 21-4 27-9 5-6 8-13 10-22 1-8 1-17 1-25zM148 69c0 12-3 22-9 32-5 10-13 17-24 23s-25 9-42 9c-16 0-29-3-40-9-11-5-19-13-25-23-5-9-8-20-8-32 0-13 3-25 8-36 6-10 14-18 25-24s25-9 40-9c16 0 30 3 41 9s19 14 25 24c6 11 9 23 9 36zM292 67c0-18-4-32-11-41-6-9-15-14-25-14-3 0-8 1-14 3-6 1-13 5-18 11-2 2-4 3-4 4-1 1-1 3-1 6v62c0 2 0 4 1 5 0 1 1 3 2 4 7 8 13 12 19 14s10 2 12 2c6 0 12-2 18-6 6-3 11-9 15-17 4-9 6-19 6-33zM329 67c-1 21-7 37-21 48-13 12-30 18-52 18-6 0-12-1-18-3-6-1-13-5-19-10v54h20v13l-36-1-36 1v-13h19v-146c1-6 0-9-3-10-2-1-8-1-16-1v-14l50-2v14c4-3 9-6 17-9 7-3 16-5 27-5 21 0 37 6 49 18s18 29 19 48z">
          <text:p/>
        </draw:path>
        <draw:path draw:style-name="gr3" draw:text-style-name="P2" draw:layer="layout" svg:width="0.568cm" svg:height="0.204cm" svg:x="20.043cm" svg:y="11.516cm" svg:viewBox="0 0 569 205" svg:d="M152 57c0-6-1-12-2-18-2-6-6-12-12-16-7-4-19-6-34-6h-34v80h33c16 0 28-3 35-7 6-4 11-9 12-16 2-6 2-12 2-17zM236 174c1 2 0 6-2 10-1 5-4 10-9 14s-13 7-23 7c-6 0-13-1-21-2-8 0-15-2-21-6-7-3-12-7-15-11-2-4-4-9-5-14s-1-11-1-18 0-13 0-17-1-8-2-11c-2-3-4-6-7-9-5-5-11-7-16-9-4-1-8-1-10-1h-34v81h31v14c-4 0-9-1-15-1s-13 0-19 0c-7 0-12 0-17 0-4 0-9 0-16 0-6 0-13 0-19 0-7 0-12 1-15 1v-14h31v-171h-31v-14h109c19 0 34 3 47 8 13 4 23 11 30 19 6 8 10 17 10 27 0 9-4 18-12 27-7 8-20 14-36 19 6 2 13 6 19 11s11 13 13 23c0 0 0 2 1 6 0 3 1 7 1 11 1 4 1 7 1 8 1 4 1 9 2 14 2 5 4 9 7 13 2 3 7 5 12 6 5 0 9-2 12-5 4-4 6-9 7-15 0-2 0-4 1-5s3-2 6-2c1 0 3 0 4 1 1 0 2 2 2 5zM405 142c0 10-2 21-6 30-5 10-12 17-21 23-10 7-22 10-38 10-4 0-10 0-16-1-7-1-14-2-21-5-7-2-14-5-21-10l-13 13c-1 1-2 2-3 2 0 1-1 1-3 1s-4-1-4-2c-1-1-1-3-1-6v-54c0-3 0-5 1-6s3-2 6-2 5 1 6 2c0 1 1 2 1 5 1 10 3 20 8 26 5 7 11 12 18 15 8 4 15 6 22 7 8 1 14 1 20 1 10 0 17-2 23-5 5-4 9-8 11-13 2-6 3-10 3-15 0-8-1-13-4-17s-5-7-7-9-4-4-7-5c-2-1-6-2-11-3-4-2-11-3-19-5-10-2-19-4-25-6-7-1-12-4-16-6-5-3-10-6-14-11-3-3-7-8-10-14-4-7-6-15-6-24 0-10 3-20 7-28 5-9 12-16 22-22 9-5 21-8 36-8 7 0 15 1 23 3 9 2 18 6 26 13l13-13c2-1 3-2 3-2 1-1 2-1 3-1 2 0 4 1 4 2 1 1 1 3 1 6v53c0 3 0 5-1 6s-3 2-6 2-5 0-5-1c-1-1-2-3-2-7-3-12-7-22-13-30-6-7-14-12-22-15-8-2-16-4-24-4-10 1-17 2-22 6-6 3-10 7-12 11-2 5-3 9-3 14s2 10 5 15c3 4 6 7 10 10 5 2 9 4 13 5l42 9c8 1 17 5 24 11 8 5 14 12 18 21 5 8 7 18 7 28zM569 202c-4 0-10-1-17-1s-14 0-22 0c-7 0-13 0-18 0s-11 0-18 0c-8 0-15 0-22 0s-13 1-17 1v-14h40v-150c-9 3-17 5-24 5-7 1-11 1-14 1h-6v-13h6c2 0 7 0 13-1s13-2 22-4c8-3 16-6 23-12 1-1 2-1 3-2 1 0 2 0 3 0 4 0 6 1 7 2 1 2 1 4 1 7v167h40z">
          <text:p/>
        </draw:path>
        <draw:path draw:style-name="gr3" draw:text-style-name="P2" draw:layer="layout" svg:width="0.576cm" svg:height="0.204cm" svg:x="23.7cm" svg:y="11.512cm" svg:viewBox="0 0 577 205" svg:d="M151 56c1-5 0-12-1-18-2-6-6-11-13-15-6-4-17-6-32-7h-34v81h33c16-1 27-3 33-7 7-5 11-10 13-16 1-6 2-12 1-18zM237 174c0 2 0 5-2 10-1 5-5 9-10 14-5 4-12 6-22 7-7 0-14-1-21-2-8-1-15-3-23-6-6-3-11-7-14-11s-5-9-5-14c-1-6-1-12-1-19s0-12 0-16c-1-4-1-8-3-11-1-3-3-6-6-9-5-5-10-8-15-9s-8-1-11-1h-33v81h31v13c-4 0-9 0-15 0-7 0-13 0-20 0-6 0-12 0-16 0s-10 0-16 0c-7 0-13 0-20 0-6 0-11 0-15 0v-13h31v-172h-31v-13h110c18 0 33 3 46 7 14 5 23 11 30 19s11 17 11 27-4 19-12 27c-8 9-20 15-38 20 7 2 13 5 21 10 6 6 10 13 13 23 0 1 0 3 1 7 0 3 0 7 1 10 0 4 1 6 1 9 0 4 1 9 2 14s3 9 6 12c3 4 7 6 13 6 5 0 9-1 12-5 4-3 6-8 7-15 0-2 0-3 1-4 0-2 2-2 5-2 2 0 3 0 5 0 1 1 2 3 2 6zM406 142c0 10-2 21-7 30-4 9-11 17-21 23-9 6-22 9-38 10-4 0-9-1-16-1-6-1-13-3-20-5-8-2-15-6-21-10l-13 13c-2 1-2 2-3 2s-2 1-3 1c-2 0-4-1-4-2-1-2-1-4-1-6v-54c0-3 0-5 1-6 1-2 3-2 6-2s5 0 6 1c0 1 1 3 1 5 0 11 3 21 8 27 5 7 11 12 18 15s15 5 22 6c7 2 14 2 19 2 10 0 18-2 23-6 6-3 10-7 12-13 2-5 3-10 3-16s-2-11-4-15c-3-4-5-8-8-10-2-2-4-3-6-4-3-1-6-3-11-4s-11-2-19-4c-11-2-19-4-25-6-7-2-12-4-17-6-4-3-9-6-13-11-4-3-7-8-11-15-3-6-5-14-5-23 0-11 2-20 7-29 5-8 12-15 21-21 10-5 22-8 36-8 8 0 15 1 24 3s17 6 26 13l13-13c1-1 2-2 3-3 1 0 1 0 2 0 3 0 4 0 5 2 1 1 1 3 1 6v53c0 3 0 5-1 6s-3 2-6 2-5-1-6-2-1-3-2-6c-2-13-6-23-12-30-7-7-14-12-22-15s-16-4-24-4c-10 0-17 2-23 5-5 4-9 8-11 12-2 5-3 9-3 13 0 6 2 11 5 15 2 5 6 8 10 10 4 3 9 5 13 5l41 9c9 2 17 6 25 11 7 6 13 13 18 21 4 9 7 18 7 29zM568 201h-124v-5c0-2 0-4 1-6 0-1 1-2 3-4l58-60c20-20 31-40 31-59 0-12-3-21-10-29-6-8-16-12-28-13-5 0-11 1-16 3-5 1-10 4-14 7 2 1 4 2 6 3 3 1 5 4 7 6 2 3 3 7 4 12-1 7-3 13-7 16-5 3-9 5-14 5-3 0-5-1-9-2-3-1-6-3-8-6s-4-8-4-13c0-9 3-17 8-23 6-7 13-12 22-16 10-3 20-5 32-5 14 0 26 2 36 7 11 4 19 10 25 18 6 9 9 18 10 29 0 9-2 17-6 24s-10 13-18 20c-7 6-17 13-28 21-6 5-13 10-20 16s-14 12-21 18h42c2 0 5 0 9 0s8 0 12 0 7-1 9-1c1-1 2-4 3-8 1-3 2-7 3-11 0-3 1-6 1-8h14z">
          <text:p/>
        </draw:path>
        <draw:path draw:style-name="gr3" draw:text-style-name="P2" draw:layer="layout" svg:width="0.613cm" svg:height="0.202cm" svg:x="21.838cm" svg:y="11.517cm" svg:viewBox="0 0 614 203" svg:d="M230 16c-7 0-12 0-15 1-4 0-6 1-7 2s-2 2-2 3l-77 174c-1 3-3 5-5 6s-4 1-6 1c-4 0-7-1-8-2-2-1-3-3-4-5l-79-180h-27v-14c4 0 8 1 14 1s11 0 17 0 11 0 15 0 10 0 16 0c7 0 13 0 19 0 7 0 12-1 16-1v14h-27l61 139 58-132c1-1 1-2 1-4 0-1-2-2-6-2-3-1-7-1-11-1s-7 0-8 0v-14c6 1 12 1 19 1 6 0 13 0 19 0l32-1v14zM319 133c-4 1-9 1-16 2-6 1-13 3-20 5-6 3-12 6-17 11s-7 11-7 18 2 12 7 16c5 5 11 7 19 7 3 0 7 0 12-2 5-1 10-4 15-9 4-4 6-11 7-20zM376 194c0 3 0 5-2 6s-4 1-7 1h-14c-9 0-16-2-21-4-4-3-6-5-7-9-1-3-2-6-1-9-4 6-9 11-16 16s-16 7-27 7c-7 1-15 0-24-2-8-2-16-5-22-10-6-4-10-11-10-20 0-11 4-19 12-25 7-6 16-10 27-13s21-5 31-6c11-1 18-1 24-2v-9c0-24-11-35-32-35-2 0-5 0-9 0s-8 1-12 2c1 0 2 1 4 4 1 2 2 5 3 10-1 7-3 11-6 14-4 3-8 5-13 5-4 0-8-1-12-4-3-3-5-8-5-15 0-8 3-14 9-18 7-4 14-7 22-8 7 0 14-1 20-1 22 1 38 5 48 13s15 20 15 33v62c0 3 1 5 3 7 1 2 7 3 15 3 2 0 4 0 5 1 2 1 2 3 2 6zM427 200l-35 1v-14h20v-160c0-5-1-9-3-10-3-1-8-1-17-1v-14l51-2v187h20v14zM614 201c-5 0-10-1-17-1-8 0-15 0-22 0s-13 0-18 0-12 0-19 0-14 0-21 0c-8 0-13 1-19 1v-14h41v-150c-8 3-16 5-23 5-7 1-12 1-14 1h-7v-13h7c2 0 6 0 13-1 6-1 13-2 21-4 8-3 16-6 24-12 1-1 2-1 3-2 0 0 2 0 3 0 4 0 6 1 7 2 0 2 1 4 1 7v167h40z">
          <text:p/>
        </draw:path>
        <draw:path draw:style-name="gr3" draw:text-style-name="P2" draw:layer="layout" svg:width="0.619cm" svg:height="0.202cm" svg:x="25.602cm" svg:y="11.525cm" svg:viewBox="0 0 620 203" svg:d="M230 16c-7 0-12 0-15 1s-5 1-6 2-2 2-3 3l-76 174c-2 4-3 6-5 7-2 0-4 1-7 0-4 0-6 0-8-1-1-2-2-4-3-6l-81-180h-26v-13c3 0 8 0 14 0 5 0 11 0 17 0s11 0 14 0c5 0 10 0 17 0 6 0 13 0 19 0 7 0 12 0 16 0v13h-28l63 139 58-132c0-1 1-2 1-3 0-2-2-2-6-3-4 0-8-1-12-1s-6 0-7 0v-13c5 0 12 0 18 0 7 0 13 0 19 0h33v13zM319 134c-4 0-9 0-15 1-7 1-13 3-20 5-7 3-13 6-17 11-5 5-7 11-8 19 1 6 3 12 8 16s11 6 19 6c2 1 6 0 12-1 5-2 10-5 14-9 5-5 7-12 7-21zM377 194c0 3-1 5-2 6-2 1-4 1-7 1h-14c-10 0-17-1-21-4-4-2-7-5-8-8-1-4-1-7-1-10-3 6-8 12-15 16-7 5-16 8-28 8-7 0-14-1-23-2-8-2-16-5-22-10-7-5-10-12-10-21 0-10 4-19 12-25 7-6 16-10 27-13s21-5 31-6c10 0 18-1 23-1v-10c0-22-10-35-31-35-2 0-5 0-9 0-4 1-8 1-12 2 0 0 2 2 3 4 2 2 3 7 3 11 0 6-2 11-6 14-3 3-7 4-12 4-4 0-8-1-12-4s-6-7-6-14c1-9 4-15 10-19s13-6 21-7 15-2 21-1c21 0 37 4 48 12 10 9 15 20 15 33v62c0 3 0 6 2 8 2 1 7 2 16 3 2-1 3 0 5 0 1 1 2 3 2 6zM428 200l-35 1v-13h20v-161c0-5-1-8-4-9-2-2-8-2-16-2v-13l51-3v188h20v13zM611 201h-123v-5c0-3 0-5 0-6 1-1 2-2 3-4l58-59c21-20 31-41 31-61 0-11-3-20-9-28-7-8-16-13-29-13-5 0-10 1-15 3-5 1-10 4-14 7 1 1 3 1 6 3 3 1 5 3 7 6s3 7 3 12c0 7-2 12-7 16-4 3-9 5-14 5-2 0-5-1-8-2s-6-3-8-7c-3-3-4-7-4-13 0-8 3-16 8-23 5-6 13-11 22-15s20-5 32-5c13 0 25 2 36 6 10 5 19 11 25 19s9 18 9 29c0 9-2 17-6 25-4 7-10 13-17 20-8 6-17 13-28 21-7 5-13 10-21 16-7 6-14 11-21 17h43c1 0 4 0 9 0 4 0 8 0 12 0 4-1 7-1 8-2 1 0 3-2 4-6 1-3 2-7 2-11 1-4 1-7 2-9h13z">
          <text:p/>
        </draw:path>
        <draw:path draw:style-name="gr3" draw:text-style-name="P2" draw:layer="layout" svg:width="0.657cm" svg:height="0.257cm" svg:x="27.142cm" svg:y="11.513cm" svg:viewBox="0 0 658 258" svg:d="M126 135c0-7 0-15-1-23-2-9-5-16-10-22s-14-9-25-10c-8 0-15 2-22 6-6 3-11 7-16 13v72c1 1 3 4 6 7 3 4 7 7 11 10 5 2 11 4 18 4 5 0 10-1 15-3 6-2 11-6 16-13 3-6 5-12 7-20 1-7 1-14 1-21zM163 135c0 21-7 37-20 49s-32 18-54 18c-8 0-16-1-22-4-5-3-10-5-14-8-3-3-5-5-6-6-4 6-9 11-14 16h-13v-173c0-6-1-9-4-10-2-1-8-2-16-2v-13l51-2v84c3-3 8-6 16-9 7-3 16-5 26-5 21 0 39 6 51 18s19 28 19 47zM303 202v-23c-4 8-9 13-15 16-5 4-10 6-15 6-5 1-8 1-11 1-15 1-27-2-37-7-9-5-15-16-15-31v-67c0-5-1-9-3-10-3-1-8-1-17-1v-14l53-2v98c0 5 0 10 1 14 1 3 3 6 6 7 3 2 9 3 16 3 11 0 19-4 26-12 6-7 9-16 10-28v-55c0-5-1-9-4-10-2-1-8-1-16-1v-14l52-2v105c0 5 1 9 4 10 2 2 8 2 16 2v13zM478 159c0 10-2 19-7 25-4 6-10 10-16 13-7 2-12 4-18 5-6 0-10 0-12 0-3 0-8 0-14-1-7-1-13-4-20-8l-8 5c-2 2-4 3-5 4-1 0-2 0-3 0-3 0-4-1-5-2 0-1-1-3 0-6v-32c-1-4 0-6 0-7 1-1 3-2 7-2 1 0 3 1 4 1s2 1 2 3c1 5 3 9 6 15 3 5 7 10 12 14 6 4 14 6 24 6 2 0 6 0 11-1s10-2 15-6c4-3 6-9 7-16-1-5-3-10-6-13-4-3-9-5-13-6-5-2-10-3-13-3-11-2-20-4-26-6-7-2-13-5-19-10-3-3-6-6-8-10s-3-9-3-14c0-10 2-17 7-22 4-5 10-9 16-11s12-4 18-4c5-1 9-1 12-1 11 0 21 2 29 5 5-2 8-4 10-4 1-1 2-1 3-1 2 0 4 1 4 2 1 1 1 3 1 6v23c0 3 0 6-1 7s-3 1-6 1-5 0-6-1c0-1-1-2-1-5-1-16-12-24-34-24-2 0-5 0-11 1-5 0-9 2-14 5-4 2-7 6-7 12 0 4 2 8 5 10 4 3 8 5 12 6 5 1 9 2 12 3 11 2 20 3 26 5s12 5 17 9c11 8 16 18 16 30zM658 85c-6 0-10 0-13 1-3 0-5 1-6 2s-2 2-2 3l-62 133c-3 5-6 11-11 16-4 5-9 9-15 13-7 3-13 5-21 5-9 0-16-3-22-8-5-5-8-11-9-18 1-6 2-10 6-13 3-3 7-4 11-4 5 0 9 1 12 4 3 4 5 7 5 12-1 5-2 9-4 11s-4 4-6 4c1 1 2 1 3 1 1 1 2 1 4 1 7-1 13-2 17-6 5-4 9-8 12-13s5-10 7-15l7-14-54-115h-18v-13h32 36v13h-15l36 78 33-71 2-3c-1-2-2-2-4-3-2 0-4-1-6-1-3 0-4 0-4 0v-13h26c4 0 8 0 12 0s8 0 11 0z">
          <text:p/>
        </draw:path>
        <draw:path draw:style-name="gr3" draw:text-style-name="P2" draw:layer="layout" svg:width="0.62cm" svg:height="0.203cm" svg:x="17.904cm" svg:y="12.817cm" svg:viewBox="0 0 621 204" svg:d="M243 201c-6-1-13-1-21-1s-15 0-21 0-13 0-20 0c-8 0-15 0-21 1v-9h7c7 0 12-1 16-2 3-1 5-2 6-4 0-2 1-4 1-8v-165h-1l-71 182c0 2-1 3-1 4-1 1-2 2-4 2-2-1-4-3-5-7l-70-179v155c0 3 0 6 1 9s4 6 8 9c4 2 11 3 21 4v9l-34-1-34 1v-9c10-1 17-2 21-4 4-3 7-6 8-9s1-6 1-9v-144c0-3 0-6-1-8s-3-3-6-4-9-1-16-1h-7v-10h49c3 0 5 0 6 1 2 0 3 2 4 5l62 162 63-163c1-2 2-4 3-4 1-1 3-1 7-1h49v10h-7c-8 0-13 0-16 1s-5 2-6 4-1 5-1 8v152c0 4 0 6 1 8s3 4 6 4c3 1 8 2 16 2h7zM371 204v-26c-9 17-22 26-38 26-15 0-25-3-31-8s-10-11-11-18c-2-8-2-15-2-23v-43c0-9 0-15-1-18 0-4-2-7-6-7-3-1-8-2-16-2v-9l43-3v96c0 5 0 10 1 14s3 8 7 10c3 3 9 4 17 4 11 0 19-4 26-13 7-8 10-18 10-31v-51c0-7-1-12-4-14-2-2-10-3-20-3v-9l44-3v102c-1 7 1 12 3 14 3 2 9 3 19 3v9zM461 200l-32 1v-9c9 0 16-1 18-2 3-1 5-5 4-11v-150c1-7 0-11-3-13s-9-3-19-3v-10l41-3v179c0 6 2 10 4 11 3 1 9 2 19 2v9zM621 201c-4-1-8-1-14-1s-12 0-18 0-11 0-15 0-9 0-15 0-12 0-18 0c-5 0-10 0-14 1v-9h10c8 0 14-1 18-2s6-2 7-4 2-5 1-8v-149c-7 3-15 6-22 6-7 1-12 1-15 1v-9c3 0 8 0 13 0 6-1 13-3 20-5 6-3 13-7 19-14 3 0 5 0 6 1 1 2 1 4 1 7v162c0 3 0 6 1 8s3 3 7 4 10 2 18 2h10z">
          <text:p/>
        </draw:path>
        <draw:path draw:style-name="gr3" draw:text-style-name="P2" draw:layer="layout" svg:width="0.628cm" svg:height="0.203cm" svg:x="17.896cm" svg:y="12.156cm" svg:viewBox="0 0 629 204" svg:d="M243 201c-6-1-13-1-21-1-7 0-14 0-20 0s-13 0-21 0-15 0-21 1v-9h7c8 0 13-1 16-1 3-1 5-3 6-5 1-1 1-4 1-8v-166l-71 183c-1 2-1 3-2 4s-2 2-3 2c-3 0-5-2-6-6l-69-181h-1v157c0 2 0 5 1 9 1 3 4 6 8 8s11 4 21 4v9l-34-1-34 1v-9c10 0 17-2 21-4 5-2 7-5 8-8 1-4 1-7 1-9v-145c0-4 0-7-1-9 0-2-2-3-6-4-3 0-8-1-16-1h-7v-9h49c3 0 5 0 7 1 1 1 2 2 3 6l63 162 63-163c1-3 1-4 3-5 1-1 3-1 6-1h49v9h-7c-7 0-13 1-16 1-3 1-5 3-6 5s-1 4-1 8v152c0 4 0 7 1 9s3 3 6 4 9 1 16 1h7zM370 204v-26c-8 18-21 26-37 26-14 0-25-3-31-8s-10-11-11-18-2-15-2-23v-43c0-8 0-14 0-18-1-4-3-6-6-7-4-1-9-1-16-1v-9l42-3v95c0 5 0 10 1 14s4 8 7 11c4 2 10 4 17 4 11-1 19-5 26-13 6-9 9-19 9-32v-51c1-7-1-12-3-14-3-2-9-2-19-2v-9l42-3v102c0 7 1 11 4 13s9 3 19 3v9zM460 200l-32 1v-9c10 0 16 0 19-2 3-1 4-5 4-11v-151c0-7-1-11-4-13s-9-3-19-3v-9l42-3v179c0 6 1 10 4 11 3 2 9 2 18 2v9zM621 201h-107c0-3 0-6 0-7 1-1 1-2 3-4l55-61c9-9 16-19 21-30 6-11 9-23 10-35 0-8-2-16-5-23-2-7-7-13-12-17-6-4-13-7-22-7s-16 3-23 8-12 12-16 21c1 0 2 0 4 0 5 0 9 2 11 5 3 3 4 6 4 10 0 7-2 11-6 13-3 2-6 4-9 3 0 1-2 0-4 0-3-1-5-2-7-5-3-2-4-6-4-12 0-8 2-17 6-25 5-8 11-14 19-19s18-8 29-8c18 0 32 5 43 16 12 10 17 23 18 40 0 10-2 19-6 27-5 8-11 16-20 25s-22 20-36 33l-31 30h52c2 0 5 0 9 0 4-1 8-1 12-1 3 0 5-1 6-2 2-2 3-6 4-11s2-10 3-14h7z">
          <text:p/>
        </draw:path>
        <draw:path draw:style-name="gr3" draw:text-style-name="P2" draw:layer="layout" svg:width="8.235cm" svg:height="1.893cm" svg:x="18.816cm" svg:y="11.31cm" svg:viewBox="0 0 8236 1894" svg:d="M30 0v1885h-30v-1885zM873 9v1885h-30v-1885zM2351 17v1860h-30v-1860zM4430 17v1860h-30v-1860zM6098 17v1860h-30v-1860zM8236 9v1868h-30v-1868z">
          <text:p/>
        </draw:path>
        <draw:path draw:style-name="gr3" draw:text-style-name="P2" draw:layer="layout" svg:width="2.473cm" svg:height="0.209cm" svg:x="25.558cm" svg:y="9.727cm" svg:viewBox="0 0 2474 210" svg:d="M136 58c0-13-4-23-10-29s-13-10-22-12c-9-1-18-2-26-2-4 0-7 1-10 1s-6 0-7 0c-4 0-5 2-6 3-1 2-1 5-1 8v75h32c14-1 25-3 32-7 7-5 12-10 14-17 3-6 4-13 4-20zM200 178c0 3 0 7-2 12-1 5-4 9-8 14-4 4-9 6-17 6-4 1-10 0-17-2-7-1-13-5-19-11-6-5-9-11-10-17-2-7-2-15-2-24s0-17-1-22c-2-6-5-11-10-16s-10-8-15-9-9-1-12-1h-33v73c0 3 0 6 1 8s3 3 6 4 9 1 16 1h7v10c-4 0-8 0-13 0-5-1-10-1-16-1-5 0-9 0-13 0s-9 0-14 0-10 0-15 1c-5 0-10 0-13 0v-10h7c7 0 12 0 16-1 3-1 5-2 6-4 0-2 1-5 0-8v-152c1-3 0-6 0-8-1-2-3-4-6-4-4-1-9-2-16-2h-7v-8h90c14 0 27 2 38 7 12 5 21 11 27 19 7 7 10 16 10 25 0 12-5 21-14 30-10 8-22 14-36 17 8 3 15 7 22 12 6 6 10 13 13 22l4 23c2 13 4 23 6 31 3 7 8 11 14 11 4 0 8-1 12-6 4-4 6-10 7-20 0-2 0-3 1-4 0-1 1-1 3-1 1 0 3 1 3 2s0 2 0 3zM303 131c0-3 0-8-1-13 0-5-2-11-4-17-2-5-5-10-10-14-4-4-10-6-17-6-4-1-8 0-14 3-5 2-10 7-14 15-5 7-7 17-8 32zM322 169c0 2-1 6-4 12-4 6-9 12-16 17-7 6-16 9-28 9-11 0-21-3-31-9s-17-14-23-24-9-21-9-34c0-12 3-23 8-33s12-18 21-24 19-9 31-9 21 3 29 9c8 5 13 12 17 20 3 9 5 18 5 28 0 2 0 4-1 5s-3 1-6 1h-80c0 5 0 12 1 20s3 16 7 23c4 5 8 10 14 13 5 4 12 6 19 6 1 0 4 0 9-1s10-4 16-8c5-4 10-11 14-21 0-2 1-3 4-4 0 0 1 1 2 1 1 1 1 2 1 3zM437 166c0 11-3 20-11 28-7 9-20 13-36 13-4 1-8 0-14-1-5-2-12-6-18-12-3 3-4 4-5 5 0 1-1 1-1 3-2 2-4 4-5 5-1 0-1 1-2 0-2 0-2 0-3-1 0-1 0-3 0-7v-38c0-2 0-4 0-5 1-1 2-2 4-2 1 0 2 1 2 1 1 1 1 2 2 4 2 13 6 22 13 30 6 7 15 11 27 11 11 0 20-3 25-8 6-5 8-11 8-18s-2-12-6-16-10-6-14-8c-5-1-8-2-11-3-10-2-17-3-23-5-5-2-10-4-15-8-8-6-12-14-12-24 0-6 1-11 4-17 3-5 8-10 14-13 7-4 16-6 28-6 2 0 6 0 11 1s11 3 17 7c1 0 1-1 2-2s2-2 3-2c2-2 3-3 4-3 0-1 1-1 2-1s2 1 2 2c1 1 1 3 1 5v29c0 3 0 5-1 6 0 1-1 1-3 1 0 0-1 0-2 0-1-1-1-1-1-3 0-3-1-7-2-12-2-6-5-11-10-15-5-5-13-7-23-7-12 0-21 2-25 7-5 4-8 9-7 15 0 5 2 9 5 12 4 4 8 6 14 7 5 2 10 3 16 4s12 3 17 4c7 2 12 6 17 10 2 2 4 5 7 9 3 5 5 11 5 18zM549 131c0-3 0-8-1-13s-2-11-4-17c-2-5-6-10-10-14s-10-6-18-6c-3-1-7 0-13 3-5 2-10 7-14 15-5 7-8 17-8 32zM568 169c0 2-2 6-5 12s-8 12-15 17c-7 6-16 9-28 9-11 0-22-3-31-9-10-6-18-14-23-24-6-10-9-21-9-34 0-12 2-23 8-33 5-10 12-18 21-24s19-9 30-9c12 0 22 3 30 9 7 5 13 12 17 20 3 9 5 18 5 28 0 2 0 4-1 5s-3 1-6 1h-81c0 5 1 12 1 20 1 8 4 16 8 23 3 5 8 10 13 13 6 4 12 6 20 6 1 0 4 0 9-1s10-4 16-8c5-4 10-11 13-21 1-2 2-3 4-4 1 0 2 1 3 1 1 1 1 2 1 3zM680 93c0 5-2 8-4 10-3 2-6 3-8 3-4 0-7-1-9-3s-4-5-4-9 1-7 3-8c2-2 3-3 4-3-1-1-2-1-3-1-8 0-14 3-19 8s-9 12-11 20c-3 8-4 17-4 26v45c-1 3 0 6 1 8 0 2 2 3 5 4 4 1 9 1 16 1h6v10c-6 0-12 0-19-1-6 0-12 0-18 0l-33 1v-10c10 0 16 0 19-1 3-2 4-6 4-12v-77c0-7-1-11-4-13s-9-3-19-3v-9l40-3v32c2-5 4-9 7-14 2-5 6-9 11-13 5-3 11-5 18-5 6 0 11 2 15 5 4 4 6 8 6 12zM837 88c-10 1-16 3-20 7-4 5-6 9-7 12l-38 95c0 1-1 3-2 4s-2 1-4 1c-1 0-3 0-3-1-1-1-2-2-3-4l-41-103c-1-3-3-5-4-7-1-1-3-3-6-3-3-1-7-1-13-1v-9c4 0 9 0 14 1 5 0 10 0 14 0l31-1v9c-3 0-6 0-10 1s-6 3-6 6c-1 0 0 2 1 5l33 81 29-74c1-1 1-2 1-3 1-1 1-2 1-4s-1-5-3-8c-2-2-6-4-11-4v-9l25 1c3 0 7 0 11 0 4-1 7-1 11-1zM917 134c-16 1-28 4-37 8-9 5-15 10-18 16-4 6-5 12-5 18 0 7 3 13 8 17 5 5 11 7 18 7 4 0 9-1 14-4 5-2 10-6 14-11 3-6 5-13 6-22zM965 178c-1 7-2 13-5 17s-6 8-10 9-7 2-9 2c-7 0-12-3-16-9-4-4-6-10-6-16-3 7-8 13-14 18-6 6-15 8-24 8-6 0-13-1-20-2-7-2-13-6-18-11-5-4-8-11-8-18s2-13 6-20c5-7 12-13 23-18 9-4 18-7 27-8 10-1 18-2 26-2v-11c-1-8-2-15-5-20-3-6-7-10-12-13-4-2-9-3-14-3s-10 0-16 2-11 6-15 11c6 0 10 2 12 5s3 6 3 8c0 4-2 7-4 10-2 2-6 3-10 3-3 0-7-1-9-3-3-3-4-6-4-10 1-10 5-18 13-24s19-9 31-9c7 0 13 1 20 4 7 2 13 6 19 12 5 5 8 11 9 17 1 5 2 11 1 17v58c0 0 1 2 1 4 1 2 2 4 3 7 2 2 4 3 7 3 2 0 4-1 6-3 3-2 4-7 4-15v-17h8zM1065 167c0 7-1 13-3 19s-5 10-9 14c-4 5-10 7-16 7-4 1-9 0-15-2-5-1-11-6-15-12-5-5-7-14-7-26v-79h-25v-6c9-1 17-4 22-10 6-6 9-13 12-21 2-9 3-17 3-25h7v53h42v9h-42v80c0 2 0 5 1 10s2 10 5 14 7 7 14 7c5 0 10-3 13-8 4-5 6-13 6-24v-16h7zM1137 29c0 4-1 8-4 11s-6 4-11 5c-5-1-8-2-11-5s-4-7-5-11c0-4 2-7 4-10 3-3 7-5 12-5 4 0 8 2 11 5s4 6 4 10zM1153 204c-10 0-20-1-30-1l-32 1v-10c10 0 16 0 19-1 3-2 4-6 4-12v-77c0-7-1-11-4-13s-8-3-17-3v-9l40-3v106c-1 5 0 8 3 10 2 2 8 2 17 2zM1274 139c0-6 0-12-1-19 0-8-3-14-6-21-4-6-9-11-15-14-5-3-11-4-18-4-6 0-12 1-18 4s-11 8-15 15c-3 6-5 13-6 20 0 7-1 13-1 19s1 12 1 20c1 7 3 14 7 21 4 6 9 11 14 14 6 4 12 5 18 5 8 0 14-2 20-6 6-3 11-9 14-15 3-7 5-13 5-20 1-7 1-13 1-19zM1298 142c0 12-3 23-9 33-6 9-13 17-23 23-9 6-20 9-32 9-11 0-22-3-31-9-10-6-18-14-23-23-6-10-9-21-9-33 0-13 3-24 8-34 6-10 13-18 23-24 9-6 20-10 32-10s23 4 32 10c10 6 18 14 23 24 6 10 9 21 9 34zM1428 203l-32 1v-10c9 0 15 0 18-1 3-2 4-6 4-12v-67c0-8-1-16-4-22s-8-9-17-10c-7 0-13 2-18 6-6 3-11 8-15 15s-6 15-6 25v53c0 6 1 10 4 12 3 1 9 1 18 1v10l-32-1-32 1v-10c9 0 15 0 18-1 3-2 4-6 4-12v-77c0-7-1-11-4-13-2-2-9-3-18-3v-9l40-3v30c4-9 10-16 17-22 7-5 15-8 26-8 8 0 15 1 20 4 5 2 8 4 10 7 4 4 7 10 8 16s1 16 1 28v55c0 4 2 6 6 7 3 1 9 1 16 1v10zM1709 150c0 10-2 20-7 29s-11 17-20 23c-8 5-18 8-30 8s-23-2-32-6c-9-5-16-9-21-15-4 8-7 13-8 15-2 2-2 3-2 3-1 1-2 2-2 3-1 0-1 0-2 0-2 0-3 0-3-1s0-3 0-5v-59c0-2 0-4 0-5 1-2 2-2 3-2s2 0 2 0c1 1 2 1 2 3 0 5 1 12 3 20s7 16 15 24c5 5 10 8 16 10s12 4 17 5c5 0 9 2 12 2 8-2 15-4 21-8s10-9 13-15 5-13 5-20c0-9-3-18-9-26-4-5-8-9-13-11-4-2-8-3-12-4-10-2-18-4-25-6s-11-3-13-3c-11-4-20-11-27-21-7-9-10-20-10-32 0-10 2-20 7-28s12-15 20-20 18-8 29-8c12 1 22 3 29 7 7 5 13 9 17 13l10-16c1-2 2-3 2-3 1-1 1-1 2-1 2 0 3 1 3 2s0 3 0 5v58c0 3 0 4 0 5-1 1-2 2-3 2-2 0-3 0-3-1-1-1-1-2-1-3 0-3-1-8-3-14-1-7-4-13-7-20-4-7-10-13-17-18s-17-8-29-8c-11 1-20 4-27 12-7 7-11 16-11 26 0 9 3 16 8 23s12 11 21 14l37 8c12 4 23 10 31 21 8 10 12 23 12 38zM1822 167c0 7-1 13-3 19-1 6-5 10-9 14-4 5-9 7-16 7-4 1-9 0-14-2-6-1-12-6-16-12-5-5-7-14-7-26v-79h-25v-6c10-1 17-4 22-10 6-6 10-13 12-21 2-9 3-17 3-25h8v53h41v9h-41v80c-1 2 0 5 0 10 1 5 3 10 5 14 3 4 7 7 14 7 5 0 10-3 13-8 4-5 6-13 6-24v-16h7zM1927 134c-16 1-28 4-36 8-9 5-15 10-19 16-3 6-5 12-4 18 0 7 2 13 7 17 5 5 11 7 18 7 5 0 10-1 15-4 5-2 9-6 13-11 4-6 6-13 6-22zM1975 178c0 7-2 13-5 17s-6 8-10 9c-3 1-6 2-8 2-7 0-12-3-16-9-4-4-6-10-7-16-3 7-7 13-14 18-6 6-14 8-24 8-6 0-13-1-20-2-7-2-13-6-18-11-5-4-7-11-8-18 0-7 2-13 7-20 4-7 12-13 22-18 9-4 19-7 28-8s18-2 25-2v-11c0-8-2-15-5-20-3-6-7-10-11-13-5-2-10-3-14-3-5 0-11 0-17 2-5 2-10 6-15 11 7 0 11 2 13 5s2 6 2 8c0 4-1 7-3 10-3 2-6 3-10 3s-7-1-10-3c-2-3-3-6-3-10 0-10 4-18 13-24 8-6 18-9 30-9 7 0 14 1 21 4 7 2 13 6 19 12 5 5 8 11 9 17 1 5 1 11 1 17v58c0 0 0 2 1 4 0 2 1 4 3 7 1 2 4 3 7 3 1 0 3-1 6-3 2-2 4-7 4-15v-17h7zM2076 167c0 7-1 13-3 19s-5 10-9 14c-5 5-10 7-17 7-3 1-8 0-14-2-6-1-11-6-16-12-4-5-7-14-7-26v-79h-24v-6c9-1 16-4 22-10 5-6 9-13 11-21 3-9 4-17 4-25h7v53h41v9h-41v80c0 2 0 5 1 10 0 5 2 10 5 14 2 4 7 7 13 7s10-3 14-8c3-5 5-13 5-24v-16h8zM2151 29c0 4-2 8-5 11-2 3-6 4-11 5-4-1-8-2-11-5s-4-7-4-11 1-7 4-10c2-3 6-5 11-5s8 2 11 5 5 6 5 10zM2166 204c-9 0-19-1-30-1l-31 1v-10c9 0 15 0 18-1 3-2 4-6 4-12v-77c0-7-1-11-4-13-2-2-8-3-17-3v-9l40-3v106c0 5 1 8 3 10s8 2 17 2zM2288 139c0-6-1-12-1-19-1-8-3-14-7-21-4-6-9-11-14-14-6-3-12-4-18-4s-12 1-18 4-11 8-15 15c-4 6-6 13-6 20-1 7-1 13-1 19s0 12 1 20c0 7 3 14 6 21 4 6 9 11 15 14 5 4 11 5 18 5s14-2 20-6c5-3 10-9 13-15 3-7 5-13 6-20s1-13 1-19zM2311 142c0 12-3 23-8 33-6 9-14 17-24 23-9 6-20 9-31 9-12 0-22-3-32-9-9-6-17-14-23-23-6-10-9-21-9-33 0-13 3-24 9-34 5-10 13-18 22-24 10-6 21-10 33-10s22 4 32 10c9 6 17 14 23 24 5 10 8 21 8 34zM2442 203l-33 1v-10c9 0 16 0 18-1 3-2 5-6 4-12v-67c1-8-1-16-3-22-3-6-9-9-18-10-6 0-12 2-18 6-6 3-11 8-15 15-3 7-5 15-6 25v53c0 6 1 10 4 12 3 1 9 1 19 1v10l-32-1-33 1v-10c9 0 16 0 18-1 3-2 5-6 4-12v-77c1-7 0-11-3-13s-9-3-19-3v-9l41-3v30c4-9 9-16 16-22 7-5 16-8 26-8 8 0 15 1 20 4 5 2 9 4 10 7 5 4 7 10 8 16s2 16 1 28v55c1 4 2 6 6 7s9 1 17 1v10z">
          <text:p/>
        </draw:path>
        <draw:path draw:style-name="gr3" draw:text-style-name="P2" draw:layer="layout" svg:width="2.058cm" svg:height="0.259cm" svg:x="25.763cm" svg:y="10.091cm" svg:viewBox="0 0 2059 260" svg:d="M104 140c0-5 0-12-1-19s-3-14-6-22c-4-6-9-10-15-14-5-3-11-4-18-4-6 0-12 1-18 4-6 4-11 8-15 16-3 7-5 13-6 20s-1 14-1 19c0 6 0 12 1 20 1 7 3 14 6 21 4 7 9 11 15 15 6 3 12 4 18 4 8 0 14-2 20-5 6-4 10-9 14-16 3-7 5-13 5-20 1-7 1-13 1-19zM128 143c0 12-3 23-9 33-6 9-13 17-23 23-10 5-20 8-32 8-11 0-22-3-31-8-10-6-18-13-24-23-5-10-8-21-9-33 1-12 3-23 9-34s13-19 23-25c9-6 20-9 32-10 12 1 23 4 32 10 10 6 17 14 23 25 6 10 9 21 9 34zM239 21c0 3-1 6-3 8-2 3-5 4-10 4-3 0-6-1-9-4-2-2-3-5-3-8 0-4 1-7 3-9 2-1 4-3 6-3-3-1-5-2-6-2-2 0-3 0-4 0-7 0-13 3-18 10s-8 16-8 29v33h33v9h-33v94c0 3 1 6 1 8 1 2 3 3 6 4s8 1 15 1h6v9c-5 0-11 0-18 0-6 0-12-1-18-1l-33 1v-9c9 1 16 0 18-1 3-2 5-5 4-12v-94h-22v-9h22v-33c1-10 3-19 8-25 4-7 10-12 17-16 6-3 13-5 20-5 8 1 14 3 19 6 4 4 7 9 7 15zM492 72c-2-13-4-24-7-32s-8-14-16-18c-7-4-18-6-32-6h-35c-6 0-10 1-12 3-1 1-2 4-2 9v74h25c9 0 16-1 20-4s7-6 9-11c1-5 2-12 1-20h8v77h-8c1-8 0-14-1-19-2-5-5-9-9-11s-11-3-20-3h-25v71c0 3 0 6 1 8s3 3 7 4 10 1 20 1h9v9c-4 0-8 0-15 0-6 0-12-1-18-1s-11 0-15 0-9 0-14 0c-6 0-11 1-17 1-5 0-10 0-13 0v-9h7c7 0 12 0 16-1 3-1 5-2 6-4 0-2 1-5 1-8v-152c0-3-1-6-1-8-1-2-3-4-6-4-4-1-9-2-16-2h-7v-8h158l8 64zM658 60c0-5-1-11-2-18s-5-13-12-18c-6-5-17-8-32-8h-26c-6-1-10 0-12 2-1 1-2 5-2 9v79h40c15-1 26-3 32-10 7-5 11-11 12-18s2-13 2-18zM687 60c0 10-3 19-9 27-6 7-14 15-24 19-10 5-21 7-32 7h-49v69c0 3 0 6 1 8s3 3 6 4 8 1 16 1h7v9c-4 0-8 0-13 0-6 0-11-1-16-1-6 0-10 0-14 0s-8 0-14 0c-5 0-10 1-15 1-6 0-10 0-13 0v-9h7c7 0 12 0 15-1 4-1 6-2 7-4 0-2 1-5 0-8v-153c1-3 0-6 0-8-1-2-3-3-7-4-3-1-8-1-15-1h-7v-9h101c14 0 25 2 35 7 11 5 19 12 24 20 6 8 9 17 9 26zM1057 204c-6 0-12 0-20 0s-15-1-21-1-13 1-21 1-15 0-20 0v-9h7c7 0 12 0 15-1 4-1 6-2 6-4 1-2 1-5 1-8v-166l-71 183c0 1-1 3-2 4 0 1-2 1-3 1-3 0-5-2-6-6l-69-180v156c-1 3 0 6 1 9s3 6 7 9c4 2 11 3 21 3v9l-33-1-34 1v-9c10 0 17-1 21-3 4-3 6-6 7-9s2-6 1-9v-145c1-3 0-6 0-8-1-2-3-3-6-4-4-1-9-1-16-1h-7v-9h48c4 0 6 0 7 0 1 1 2 3 4 6l62 162 63-163c1-2 2-4 3-5 1 0 3 0 7 0h48v9h-7c-7 0-12 0-16 1-3 1-5 2-6 4 0 2-1 5 0 8v153c-1 3 0 6 0 8 1 2 3 3 6 4 4 1 9 1 16 1h7zM1182 207v-25c-9 17-21 26-38 25-14 0-24-2-30-7s-10-11-12-19c-1-7-1-14-1-22v-43c0-9 0-15-1-20-1-3-3-6-6-7s-8-1-16-1v-9l43-3v97c-1 5 0 9 1 14 1 4 3 7 7 10 3 3 9 4 17 4 10 0 19-5 25-13s10-19 10-31v-52c0-8-1-12-4-14s-9-3-19-3v-9l43-3v103c-1 7 0 12 3 14s9 3 19 2v9zM1269 203l-32 1v-9c9 1 15 0 18-1 3-2 5-5 4-12v-150c1-7 0-12-3-14s-9-3-19-2v-9l41-3v178c0 7 1 10 4 12 3 1 9 2 19 1v9zM1404 169c0 6-1 12-3 18s-5 11-10 14c-4 4-9 6-16 6-4 1-8 0-14-2-6-1-11-5-16-10-4-6-7-15-7-26v-81h-25v-6c10-1 17-4 23-10 5-6 9-13 11-21s4-17 4-25h7v53h41v9h-41v81c0 2 0 6 1 10 0 5 2 10 5 14 2 5 7 7 13 7 5 0 10-2 14-8 3-5 5-13 5-24v-16h8zM1478 29c0 4-1 8-4 11-2 3-6 5-11 5s-8-2-11-5-4-7-4-11c0-3 1-7 4-10 2-3 6-5 11-5s8 2 11 5 4 6 4 10zM1494 204c-10 0-20 0-30-1l-31 1v-9c9 1 15 0 18-1 3-2 4-5 4-12v-77c0-8-1-12-4-14-2-2-8-3-17-3v-9l40-3v107c0 5 1 9 3 10 2 2 8 3 17 2zM1630 142c-1-17-4-30-12-41-7-12-16-17-27-18-7 0-14 2-21 6-6 4-12 10-16 18v65c0 2 0 4 1 5 0 2 1 4 3 7 4 6 9 10 14 13s11 4 16 4c8 0 14-2 21-7 6-5 11-12 15-21s6-19 6-31zM1654 142c0 13-3 24-9 34-6 9-14 17-24 23-9 5-20 8-31 8-8 0-14-1-19-4-5-2-9-5-12-8s-4-6-5-8v3 48c0 6 1 10 4 12 3 1 9 1 19 1v9l-33-1-32 1v-9c9 0 15 0 18-1 3-2 4-6 4-12v-134c1-8-1-12-3-13-3-2-9-3-19-3v-9l41-3v19c2-2 5-5 8-8 4-3 8-5 13-7 6-3 12-4 20-4 11 0 20 3 30 9 9 6 16 13 21 24 6 10 9 21 9 33zM1706 203l-32 1v-9c10 1 16 0 19-1 3-2 4-5 4-12v-150c0-7-1-12-4-14-2-2-9-3-19-2v-9l42-3v178c0 7 1 10 4 12 3 1 9 2 18 1v9zM1801 29c0 4-1 8-4 11s-7 5-12 5c-4 0-8-2-10-5-3-3-5-7-5-11 0-3 1-7 4-10s7-5 12-5c4 0 8 2 11 5 2 3 4 6 4 10zM1817 204c-10 0-20 0-30-1l-32 1v-9c9 1 16 0 19-1 2-2 4-5 4-12v-77c0-8-2-12-4-14-3-2-9-3-18-3v-9l41-3v107c-1 5 0 9 2 10 3 2 8 3 18 2zM1927 132c0-3-1-8-1-13-1-5-2-11-5-16-2-7-5-12-9-16-5-4-11-6-18-6-3 0-8 1-13 3-5 3-10 7-15 15-4 8-7 19-8 33zM1946 170c0 2-2 6-5 12s-8 12-15 17-17 8-28 8c-12 0-22-3-32-8-9-6-17-14-23-24-6-9-9-21-9-34 0-12 3-23 8-33 6-11 13-19 22-25 9-5 19-8 30-9 12 1 22 3 29 9 8 5 14 12 17 22 4 8 6 17 6 27 0 3-1 4-1 5-1 1-3 1-7 1h-80c0 5 0 12 1 20s4 16 8 23c3 5 7 10 13 14 6 3 12 5 19 5 1 0 4 0 9-1s11-3 16-7c6-5 11-12 14-21 0-3 2-4 4-4 1 0 2 0 2 0 1 1 2 2 2 3zM2059 94c-1 4-2 9-5 10-2 2-5 3-8 3s-6-1-8-3c-3-2-4-6-4-10s1-6 3-8 3-3 4-3c-1 0-2-1-4-1-7 1-13 3-18 8s-9 13-13 21c-2 8-4 17-4 27v44c0 3 0 6 1 8s3 3 7 4c3 1 8 1 15 1h6v9c-5 0-12 0-18 0-7 0-13-1-19-1l-33 1v-9c9 1 15 0 18-1 3-2 5-5 4-12v-77c1-8 0-12-3-14s-9-3-19-3v-9l40-3v33c1-4 3-10 7-15 3-5 7-9 12-12 5-4 10-6 17-6s12 2 16 5c3 4 5 8 6 13z">
          <text:p/>
        </draw:path>
        <draw:path draw:style-name="gr3" draw:text-style-name="P2" draw:layer="layout" svg:width="1.689cm" svg:height="0.204cm" svg:x="19.211cm" svg:y="4.425cm" svg:viewBox="0 0 1690 205" svg:d="M55 26c0 6-3 12-7 16s-9 6-16 6c-6 0-11-2-15-6-5-4-7-10-7-16s2-12 7-16c4-4 9-6 15-7 7 1 12 3 16 7s7 10 7 16zM35 201l-35 1v-14h20v-90c0-5-1-8-3-10-3-1-8-1-16-1v-14l50-2v117h18v14zM199 99c-3-4-8-8-14-12-5-3-12-5-20-6-5 0-10 1-16 3s-11 7-15 12c-4 6-6 13-7 20s-1 14-1 21c0 8 1 16 2 24 1 9 4 16 9 22s13 10 24 10c8 0 14-2 19-4 5-3 9-6 12-9 4-3 6-6 7-8zM199 203v-14c-5 4-10 7-17 10s-15 4-23 4c-22 0-39-6-51-18s-18-28-19-48c1-20 8-37 21-48 13-12 30-18 52-18 4 0 10 1 17 2 7 2 14 6 22 11v-56c0-5-1-9-4-10-2-1-8-1-16-1v-14l52-2v176c-1 5 1 9 3 10s8 1 17 1v14zM1437 57c0-6-1-12-2-18-2-7-6-12-12-16-7-4-18-6-33-6h-34v80h33c16 0 27-3 34-7 6-4 10-10 12-16 1-6 2-12 2-17zM1521 174c0 2 0 6-2 10-1 5-5 10-10 14s-12 6-22 7c-6 0-13-1-21-2s-15-3-22-6c-6-3-11-7-14-11s-4-9-5-14-1-11-1-18c0-6 0-13 0-17s-1-8-2-11c-2-3-4-6-7-9-5-5-10-8-15-9s-8-1-11-1h-33v81h31v14c-4-1-9-1-15-1s-13 0-20 0c-6 0-12 0-16 0s-9 0-16 0c-6 0-13 0-19 0-7 0-12 0-16 1v-14h32v-171h-32v-14h110c18 0 33 3 46 8 13 4 23 11 29 19 7 8 11 17 11 26 0 10-4 19-12 27-8 9-20 15-36 20 6 2 13 6 19 11s11 12 13 22c0 1 0 3 1 8 0 3 1 7 1 10 0 4 1 7 1 8 0 4 1 9 2 14s3 9 6 13c3 3 8 5 13 5s9-1 12-4c4-4 6-9 7-15 0-2 0-4 1-5s2-2 5-2c2 0 3 0 5 1 1 0 2 2 2 5zM1690 142c0 11-2 21-7 30-4 9-11 17-20 23-10 6-23 10-38 10-4 0-10-1-16-1-7-1-14-2-21-5-8-2-14-5-21-10l-13 13c-1 1-2 2-3 2-1 1-2 1-3 1-2 0-4-1-4-2-1-2-1-4-1-6v-53c0-4 0-6 1-7s3-2 6-2 5 1 6 1c0 1 1 3 1 6 0 11 3 20 8 26 5 7 11 12 18 15 8 3 15 6 22 7 8 1 14 1 20 1 10 0 17-2 23-5 5-4 9-8 11-13 2-6 3-11 3-15 0-7-2-12-4-17-3-4-5-7-7-9s-5-4-7-5c-3-1-6-2-11-3-4-2-11-3-19-5-10-2-19-4-25-6-7-2-12-4-17-6-4-3-9-6-13-11-4-3-7-8-10-14-4-7-6-15-6-24 0-10 3-20 7-28 5-9 12-16 22-22 9-5 21-8 36-8 7 0 15 1 23 3 9 2 17 6 26 13l13-13c1-1 2-2 3-2 1-1 2-1 3-1 2 0 4 1 4 2 1 1 1 3 1 6v53c0 3 0 5-1 6s-3 2-6 2-5 0-6-1c0-1-1-3-1-7-3-13-7-23-13-30-7-7-14-12-22-15s-16-4-24-4c-10 1-17 2-23 6-5 3-9 7-11 11-2 5-3 9-3 14s2 10 5 15c3 4 6 7 10 10 5 2 9 4 13 5l41 8c9 2 17 6 25 12 7 5 13 12 18 20 4 9 7 18 7 29z">
          <text:p/>
        </draw:path>
        <draw:path draw:style-name="gr3" draw:text-style-name="P2" draw:layer="layout" svg:width="0.794cm" svg:height="0.202cm" svg:x="23.083cm" svg:y="4.417cm" svg:viewBox="0 0 795 203" svg:d="M229 16c-7 0-12 0-15 1s-5 1-6 2c-2 1-2 2-3 3l-76 174c-2 4-3 6-5 6-2 1-4 2-7 1-4 0-6 0-8-2-1-1-2-3-3-5l-80-180h-26v-13c3 0 8 0 13 0 6 0 12 0 18 0s10 0 14 0c5 0 10 0 17 0 6 0 13 0 19 0s11 0 15 0v13h-27l61 139 59-132c0-1 1-2 1-3 0-2-2-2-6-3-4 0-8-1-12-1s-6 0-8 0v-13c6 0 12 0 19 0s13 0 19 0h33v13zM318 134c-4 0-9 0-15 1-7 1-13 3-20 5-7 3-13 6-17 11-5 5-7 11-8 19 1 6 3 12 8 16s11 6 19 6c2 1 6 0 11-1 6-2 11-5 15-10 5-4 7-11 7-20zM377 194c0 3-1 5-2 6-2 1-4 1-7 1h-14c-10 0-18-1-22-4-4-2-7-5-8-8-1-4-1-7-1-10-3 6-8 12-15 16-7 5-16 8-28 8-7 0-14-1-23-3-9-1-16-5-22-9-7-5-10-12-10-21 0-10 4-19 11-25 8-6 17-10 28-13s21-6 31-7 18-1 23-1v-10c0-22-10-34-31-34-2 0-5 0-9 0-4 1-8 1-12 2 0 0 2 2 3 4 2 2 3 6 3 10 0 6-2 11-6 14-3 3-7 4-12 4-4 0-8-1-12-4s-6-8-6-14c1-8 4-14 10-18s13-6 21-7 15-2 21-1c21 0 37 4 47 12 12 8 17 19 17 32v63c0 3 0 6 2 7 2 2 7 3 16 3 1 0 3 1 5 1 1 1 2 3 2 6zM428 200l-35 1v-14h19v-160c1-5 0-8-3-9-2-2-8-2-16-2v-13l51-3v187h19v14zM597 203v-23c-4 8-9 13-15 16-5 3-10 5-15 6s-8 1-11 1c-15 0-27-2-37-7s-15-15-15-30v-68c0-6-1-9-3-10-3-1-8-2-17-2v-13l53-3v100c0 5 0 9 1 12 1 4 3 6 6 8s9 2 16 2c11 0 19-3 26-10 6-7 9-17 10-28v-56c0-6-1-9-4-10-2-1-8-2-16-2v-13l52-3v106c0 6 1 9 4 10 2 1 8 2 16 1v14zM767 129c0-4 0-8 0-13-1-5-2-10-4-16-2-5-6-10-11-14-4-4-11-6-19-6-5 0-9 1-14 3s-10 6-13 12c-3 5-5 10-6 16-1 5-1 11-1 18zM795 167c0 2-2 6-5 12-4 5-10 11-18 16s-20 7-35 8c-23-1-42-7-55-19s-20-28-20-48c0-13 3-24 8-34s13-17 24-23 24-9 39-9c20 0 35 5 46 15 4 5 8 10 10 16 3 6 4 11 5 16 0 5 1 9 1 13s-1 6-3 7c-1 1-3 1-6 1h-87c-1 5 0 12 1 20 1 9 5 16 11 23 6 6 15 10 29 10 9 0 18-2 25-6s12-10 16-17c0-2 1-4 2-5 1 0 3-1 5-1 1 0 2 0 4 1 2 0 3 2 3 4z">
          <text:p/>
        </draw:path>
        <draw:path draw:style-name="gr3" draw:text-style-name="P2" draw:layer="layout" svg:width="0.313cm" svg:height="0.202cm" svg:x="19.186cm" svg:y="5.099cm" svg:viewBox="0 0 314 203" svg:d="M160 65c-2-14-4-25-7-33s-8-14-16-18c-7-4-18-5-32-5h-35c-6-1-10 0-12 2-1 1-2 4-2 9v74h25c9 0 16-1 20-3 4-3 7-6 9-11 1-5 2-12 1-20h8v77h-8c1-9 0-15-1-20-2-5-5-9-9-11s-11-3-20-3h-25v71c0 3 0 6 1 8s3 3 7 4 10 1 19 1h10v9c-4 0-9 0-15 0s-12 0-18 0-11 0-15 0-9 0-14 0c-6 0-12 0-17 0s-10 0-14 0v-9h8c7 0 12 0 16-1 3-1 5-2 6-4 0-2 1-5 1-8v-152c0-3-1-6-1-8-1-2-3-4-6-4-4-1-9-1-16-1h-8v-9h159l8 65zM290 101c0-9 0-19-1-29 0-10-1-19-2-28-2-10-5-17-9-22s-9-8-13-10c-5-1-9-2-12-2-2 0-6 0-11 2-4 1-9 5-14 10-4 5-7 14-9 25-1 9-2 17-2 26s-1 19-1 28c0 6 1 12 1 19s0 15 0 22c1 7 2 14 3 20 3 13 7 22 14 27s13 8 19 7c7 1 13-2 20-7 7-6 11-15 14-29 1-9 2-18 2-28 1-10 1-20 1-31zM314 104c0 12-1 23-2 34-2 11-4 21-9 31-7 14-15 23-24 27-9 5-18 7-26 7-7 0-15-2-24-6s-17-12-23-23-10-23-11-35c-2-12-3-24-2-35-1-11 0-22 1-34 2-11 5-22 9-32 6-13 14-22 23-27s19-8 27-7c5-1 10 0 15 2 6 1 12 5 18 9 6 5 12 12 16 21 5 11 8 23 10 34 1 11 2 23 2 34z">
          <text:p/>
        </draw:path>
        <draw:path draw:style-name="gr3" draw:text-style-name="P2" draw:layer="layout" svg:width="0.301cm" svg:height="0.196cm" svg:x="19.182cm" svg:y="5.7cm" svg:viewBox="0 0 302 197" svg:d="M158 66c-1-15-3-25-6-34-3-8-9-14-16-18-8-3-18-5-33-5h-34c-7-1-11 0-12 2-2 1-2 5-2 9v74h25c9 0 15-1 20-3 4-2 7-6 8-11 2-5 2-12 2-20h7v77h-7c0-8 0-15-2-20-1-5-4-9-8-11-5-2-11-3-20-3h-25v71c0 3 0 6 1 8s3 3 7 4 10 2 19 2h10v9c-4-1-9-1-15-1s-12 0-18 0c-7 0-12 0-16 0s-8 0-14 0c-5 0-11 0-16 0-6 0-10 0-13 1v-9h6c8 0 13-1 16-2 4-1 6-2 6-4 1-2 1-4 1-8v-152c0-3 0-6-1-8 0-2-2-3-6-4-3-1-8-1-16-1h-6v-9h158l8 66zM302 197c-4-1-8-1-14-1s-12 0-18 0-11 0-15 0-9 0-15 0-13 0-19 0c-5 0-10 0-14 1v-9h10c8 0 14-1 19-2 4-1 6-2 7-4s2-5 1-8v-150c-7 3-16 5-23 6s-12 1-15 1v-9c3 0 7 0 13 0 6-1 13-3 20-5 7-3 14-7 20-13 3 0 5 0 6 1s1 3 1 6v163c-1 3 0 6 1 8s3 3 7 4 10 2 18 2h10z">
          <text:p/>
        </draw:path>
        <draw:path draw:style-name="gr3" draw:text-style-name="P2" draw:layer="layout" svg:width="0.309cm" svg:height="0.196cm" svg:x="19.182cm" svg:y="6.356cm" svg:viewBox="0 0 310 197" svg:d="M159 65c-1-13-3-24-6-32s-9-14-16-18c-9-4-19-6-34-6h-34c-7 0-11 1-12 2-2 2-2 5-2 10v72h25c9 0 15-1 20-3 4-2 7-6 8-11 2-5 2-11 2-19h7v76h-7c0-8 0-15-2-20-1-5-4-8-8-10-5-3-11-4-20-4h-25v71c0 3 0 7 1 9s3 4 7 5 10 1 19 1h10v9c-4 0-9-1-15-1s-12 0-18 0c-7 0-12 0-16 0s-8 0-14 0c-5 0-11 0-16 0-6 0-10 1-13 1v-9h6c8 0 13 0 16-1 4-1 6-3 6-5 1-1 1-4 1-9v-150c0-4 0-7-1-9 0-2-2-3-6-4-3-1-8-1-16-1h-6v-9h159l8 65zM302 197h-107c0-3 1-6 1-7s1-2 3-4l55-62c8-9 15-19 21-30s9-22 9-34c0-8-1-16-4-23s-7-13-13-17-13-7-21-7c-9 0-17 3-24 8s-12 12-15 21c0 0 1 0 3 0 5 0 9 2 12 5 2 3 4 6 4 10-1 6-3 10-6 12-4 3-7 4-9 3-1 1-2 0-5 0-2-1-5-2-7-5-2-2-3-6-4-11 0-8 3-17 7-25s11-14 19-19 17-8 28-8c18 0 33 6 44 16s17 23 17 40c0 9-2 18-6 26s-11 16-20 25-21 20-36 33l-30 30h51c3 0 6 0 10 0 4-1 8-1 11-1 4 0 6-1 7-2 1-2 2-6 3-11s2-10 3-14h7z">
          <text:p/>
        </draw:path>
        <draw:path draw:style-name="gr3" draw:text-style-name="P2" draw:layer="layout" svg:width="0.312cm" svg:height="0.202cm" svg:x="19.182cm" svg:y="6.957cm" svg:viewBox="0 0 313 203" svg:d="M159 66c-1-13-3-24-6-32s-9-14-16-18c-8-5-18-7-33-7h-34c-7 0-11 1-12 2-2 3-2 6-2 11v72h25c9 0 15-1 20-3 4-2 7-6 8-11 2-5 2-11 2-19h7v76h-7c0-8 0-14-2-19-1-5-4-9-8-11-5-2-11-4-20-4h-25v71c0 3 0 6 1 8s3 4 7 5 10 1 19 1h10v9c-4 0-9 0-15-1-6 0-12 0-18 0-7 0-12 0-16 0s-8 0-14 0c-5 0-11 0-16 0-6 1-11 1-14 1v-9h7c8 0 13 0 16-1 4-1 6-3 6-4 1-2 1-5 1-8v-151c0-4 0-7-1-9 0-2-2-4-6-5-3 0-8-1-16-1h-7v-9h159l8 66zM313 148c-1 10-3 19-9 27-5 9-12 15-21 20s-20 8-32 8c-10 0-20-2-29-6-8-4-15-9-21-16-5-6-8-14-8-23 0-6 2-11 6-13 3-3 7-4 10-4 5 0 8 2 11 5 4 2 5 6 5 12 0 5-2 9-5 12-4 3-8 4-14 3 4 6 8 10 13 14 6 3 11 5 17 6 5 2 10 2 14 2 5 0 10-1 15-3 5-3 9-8 12-15 4-7 6-16 6-29 0-15-3-26-8-35-6-8-15-13-26-13h-13c-2 0-4 0-5 0-1-1-2-2-2-3 0-2 1-2 1-3 1 0 2-1 3-1 2 0 3 0 6 0 2 0 4 0 6-1 3 1 7 0 12-2 4-2 9-6 13-12 4-7 6-14 7-20 1-7 2-11 1-13 0-9-1-16-4-20-3-5-7-8-11-10s-8-4-12-4-8 2-13 3-9 3-14 5c-5 3-9 7-12 11 2 0 4 0 7 1 3 0 5 1 8 3 2 2 3 6 3 11 0 4-1 7-4 10-2 3-6 4-10 4-5 0-8-1-11-4-3-2-4-6-4-11 0-11 5-20 15-27 9-9 21-13 36-13 9 0 18 2 26 5 8 5 14 9 19 15s8 13 8 21c0 11-4 22-11 31-8 9-17 16-29 20 15 3 26 9 35 19 8 10 12 21 13 33z">
          <text:p/>
        </draw:path>
        <draw:polygon draw:style-name="gr3" draw:text-style-name="P2" draw:layer="layout" svg:width="6.591cm" svg:height="3.78cm" svg:x="19.003cm" svg:y="4.198cm" svg:viewBox="0 0 6592 3781" draw:points="17,17 17,0 6592,0 6592,3781 0,3781 0,0 17,0 17,17 34,17 34,3752 6558,3752 6558,34 17,34 17,17 34,17">
          <text:p/>
        </draw:polygon>
        <draw:path draw:style-name="gr3" draw:text-style-name="P2" draw:layer="layout" svg:width="6.566cm" svg:height="0.051cm" svg:x="19.024cm" svg:y="5.43cm" svg:viewBox="0 0 6567 52" svg:d="M17 4l-4 9v-9h4l-4 9v-9c8 0 63 4 152 4 271 9 859 9 1575 9 974 0 2180-4 3142-9 483 0 902-4 1207-4 300 0 478-4 478-4v34c0 0-2884 18-4827 18-487 0-910 0-1219-5-157 0-280 0-369-5-42 0-80 0-101-4-13 0-26 0-30 0-8 0-13 0-21-4z">
          <text:p/>
        </draw:path>
        <draw:path draw:style-name="gr3" draw:text-style-name="P2" draw:layer="layout" svg:width="6.567cm" svg:height="0.051cm" svg:x="19.015cm" svg:y="6.052cm" svg:viewBox="0 0 6568 52" svg:d="M17 4l-4 5v-9l4 4-4 5v-9c9 4 64 9 153 9 270 4 859 8 1574 8 974 0 2181-4 3143-8 482 0 906-5 1206-5 301-4 479-4 479-4v35c0 0-2884 17-4828 17-486 0-910 0-1219-4-156 0-279-4-368-4-43 0-81-5-102-5-12 0-25 0-29 0-9-4-13-4-22-4z">
          <text:p/>
        </draw:path>
        <draw:path draw:style-name="gr3" draw:text-style-name="P2" draw:layer="layout" svg:width="6.562cm" svg:height="0.051cm" svg:x="18.994cm" svg:y="4.803cm" svg:viewBox="0 0 6563 52" svg:d="M13 5l-4 4 4-9v5l-4 4 4-9c4 5 63 9 152 9 267 4 856 8 1575 8 970 0 2176-4 3143-8 478 0 901-4 1202-4 300-5 478-5 478-5v35c0 0-2880 17-4823 17-487 0-914 0-1223-4-153 0-280-4-369-4-42 0-76-5-101-5-13 0-21 0-30 0-8-4-13-4-17-4z">
          <text:p/>
        </draw:path>
        <draw:path draw:style-name="gr3" draw:text-style-name="P2" draw:layer="layout" svg:width="6.562cm" svg:height="0.046cm" svg:x="18.994cm" svg:y="6.692cm" svg:viewBox="0 0 6563 47" svg:d="M13 0l-4 9 4-9-4 9 4-9c4 0 63 5 152 5 267 8 856 8 1575 8 970 0 2176-4 3143-8 478 0 901 0 1202-5 300 0 478 0 478 0v34c0 0-2880 13-4823 13-487 0-914 0-1223-4-153 0-280 0-369-4-42 0-76 0-101-5-13 0-21 0-30 0-8 0-13 0-17-4z">
          <text:p/>
        </draw:path>
        <draw:path draw:style-name="gr3" draw:text-style-name="P2" draw:layer="layout" svg:width="6.566cm" svg:height="0.051cm" svg:x="19.028cm" svg:y="7.301cm" svg:viewBox="0 0 6567 52" svg:d="M17 4l-4 9v-9h4l-4 9v-9c8 0 63 5 152 5 267 8 860 8 1575 8 974 0 2180-4 3142-8 483 0 902-5 1203-5 300 0 482-4 482-4v35c0 0-2884 17-4827 17-487 0-914 0-1219-4-157 0-280-5-368-5-47 0-81-4-106-4-9 0-21 0-26 0-8-4-12 0-21-4z">
          <text:p/>
        </draw:path>
        <draw:path draw:style-name="gr3" draw:text-style-name="P2" draw:layer="layout" svg:width="0.316cm" svg:height="0.195cm" svg:x="19.186cm" svg:y="7.58cm" svg:viewBox="0 0 317 196" svg:d="M159 64c-2-13-4-24-7-32s-8-14-16-18c-7-4-18-5-32-5h-35c-6-1-10 0-12 2-1 1-2 4-2 9v73h25c9 0 16-1 20-3 4-3 7-6 9-11 1-5 2-12 1-20h8v77h-8c1-8 0-15-1-20-2-5-5-9-9-11s-11-3-20-3h-25v72c0 3 0 6 1 8s3 3 7 4 10 1 19 1h10v9c-4 0-9 0-15 0s-12 0-18 0-11 0-15 0-9 0-14 0c-6 0-12 0-17 0s-10 0-13 0v-9h7c7 0 12 0 16-1 3-1 5-2 6-4 0-2 1-5 1-8v-152c0-3-1-6-1-8-1-2-3-4-6-4-4-1-9-1-16-1h-7v-9h158l8 64zM268 32l-72 108h72zM288 149v25c0 3 0 6 1 8s3 4 6 4c3 1 8 1 15 1h6v9c-6 0-12 0-19 0s-14 0-20 0-13 0-20 0-14 0-20 0v-9h6c8 0 13 0 16-1s5-2 6-4 1-5 1-8v-25h-78v-9l90-136c1-2 2-3 3-3 0 0 1-1 3-1s3 1 4 2c0 1 0 3 0 6v132h29v9z">
          <text:p/>
        </draw:path>
        <draw:path draw:style-name="gr3" draw:text-style-name="P2" draw:layer="layout" svg:width="2.163cm" svg:height="3.755cm" svg:x="19.731cm" svg:y="4.219cm" svg:viewBox="0 0 2164 3756" svg:d="M42 0v3752h-42v-3752zM2164 0v3756h-42v-3756z">
          <text:p/>
        </draw:path>
        <draw:path draw:style-name="gr3" draw:text-style-name="P2" draw:layer="layout" svg:width="1.609cm" svg:height="0.256cm" svg:x="21.366cm" svg:y="3.705cm" svg:viewBox="0 0 1610 257" svg:d="M159 66c-1-14-4-24-7-32-3-9-8-15-16-18-7-4-18-6-32-6h-35c-6 0-10 0-12 2-1 2-2 5-2 9v73h25c9 0 16-1 20-3 5-2 8-6 9-11s2-11 2-20h7v77h-7c0-8-1-15-2-20s-4-8-9-11c-4-2-11-3-20-3h-25v71c0 3 0 6 1 8s4 4 7 4c4 1 11 2 20 2h9v9c-3-1-8-1-14-1s-13 0-19 0-11 0-15 0-9 0-14 0c-6 0-11 0-17 0-5 0-9 0-13 1v-9h7c7 0 13-1 16-2 3 0 5-2 6-4s1-4 1-8v-151c0-3 0-6-1-8s-3-3-6-4-9-1-16-1h-7v-9h158l8 65zM331 54c0-5-1-11-2-18s-5-13-12-19c-6-5-17-8-32-8h-26c-6 0-10 0-12 2-1 2-2 5-2 9v78h40c15 0 26-3 32-8 7-6 11-12 12-19s2-13 2-17zM361 54c0 9-3 18-9 26s-15 14-25 18c-10 5-21 7-32 8h-49v68c0 4 0 6 1 8s3 4 6 5c3 0 8 1 16 1h7v9c-4-1-8-1-14-1-5 0-10 0-15 0-6 0-10 0-14 0s-8 0-14 0c-5 0-10 0-15 0-6 0-10 0-13 1v-9h7c7 0 12-1 15-2 4 0 6-2 6-4 1-2 2-4 1-8v-152c1-3 0-6-1-8 0-2-2-3-6-4-3-1-8-1-15-1h-7v-9h101c14 0 25 3 35 8 11 5 20 11 25 19 6 8 9 17 9 27zM621 52c0-14-3-24-9-30s-14-10-22-11c-9-2-18-2-27-2-3 0-6 0-10 0-3 0-5 0-7 1-3 0-5 1-6 3 0 2 0 4 0 7v75h32c14 0 24-2 31-7 8-4 12-10 15-16 2-7 3-13 3-20zM686 171c0 3-1 7-2 12-2 5-4 10-8 14s-10 6-17 6c-5 0-11-1-17-2-7-2-14-5-20-10-5-5-9-11-10-18-1-6-2-14-1-23 0-10-1-17-2-23s-4-11-9-16c-6-4-11-7-16-8s-9-2-11-2h-33v73c0 4 0 6 1 8 0 2 2 4 6 5 3 0 8 1 15 1h7v9c-3-1-8-1-13-1s-10 0-15 0-10 0-14 0c-3 0-8 0-13 0s-11 0-16 0-9 0-13 1v-9h7c8 0 13-1 16-2 3 0 5-2 6-4s1-4 1-8v-152c0-3 0-6-1-8s-3-3-6-4-8-1-16-1h-7v-9h91c14 0 27 3 38 7 11 5 20 11 27 19 6 8 10 16 10 26-1 11-5 21-15 29-9 8-21 14-36 18 9 2 16 6 22 12 6 5 11 12 14 21l3 23c2 14 4 24 7 31 2 7 7 11 14 11 4 0 7-2 11-6 4-3 7-10 8-20 0-1 0-2 0-3 1-1 2-2 3-2 2 0 3 1 3 2 1 1 1 2 1 3zM786 124c0-3 0-7-1-13-1-5-2-10-4-16s-6-11-10-15c-5-4-10-6-18-6-3 0-8 1-13 3-5 3-10 8-15 15-4 7-7 18-7 32zM805 162c0 2-2 7-5 12-3 6-8 12-15 17-7 6-16 8-28 9-11 0-22-3-31-9-10-6-18-13-23-23-6-10-9-22-10-35 1-12 3-23 9-33 5-10 12-17 21-23s19-9 30-9c12 0 22 3 30 8 7 5 13 12 17 21 3 8 5 18 5 27 0 3 0 5-1 5-1 1-3 1-6 1h-81c0 6 1 12 1 20 1 8 4 16 8 23 3 6 8 10 13 14 6 4 12 5 20 6 1 0 4-1 9-2 4 0 10-3 15-7 6-4 11-11 14-21 1-3 2-4 4-4 1 0 2 0 3 1 0 0 1 1 1 2zM933 219c0-8-4-13-10-17-5-4-13-6-22-7-8 0-17-1-25 0h-17c-7 0-12 3-17 7-4 5-7 11-7 17 0 8 5 15 14 21 8 6 20 10 35 10 14 0 26-4 35-10s14-13 14-21zM901 111c0-2 0-6-1-12-1-5-3-10-6-15-4-5-10-8-18-8-6 0-10 2-14 4-3 3-5 6-6 8-3 3-4 7-4 11-1 5-1 9-1 13 0 2 0 6 1 12 1 5 3 11 6 15 4 5 10 8 18 8 6 0 10-2 14-4 3-3 5-5 6-7 3-4 4-8 4-12 1-4 1-9 1-13zM952 80c0 4-2 6-3 7-2 1-4 2-6 2s-4-1-6-2c-1-2-2-4-2-6 0-4 2-7 5-8-1 0-2 0-2 0-1 0-1 0-1 0-3-1-7 0-11 1-5 2-10 5-15 10 3 3 6 7 8 12 3 5 4 10 4 16-1 11-5 21-14 29-8 8-19 12-33 13-3 0-7-1-12-2s-11-3-17-7c-2 3-3 6-4 8 0 3-1 5 0 5 0 5 1 9 4 13s6 6 11 7c1 0 4 0 9 0 4 0 9 0 12 0 9 0 18 0 26 1s16 3 24 7c7 4 12 9 15 16 3 6 4 12 4 17-1 7-4 14-9 19-6 6-14 11-24 14-9 3-20 5-31 5-12 0-23-2-32-5-10-3-17-8-23-14-6-5-9-12-9-19 0-6 2-11 7-16 4-6 11-10 20-12-5-3-8-7-10-12s-3-9-3-14 1-10 3-14 4-8 6-10c-4-3-7-7-9-12-3-5-4-11-5-18 1-11 5-21 14-29 8-8 19-12 33-13 3 0 8 1 13 2 6 1 11 4 18 9 6-6 11-10 17-11 6-2 10-3 13-3 6 0 9 2 12 5 2 4 3 7 3 9zM1017 23c0 4-1 7-4 10s-7 5-11 5c-5 0-9-2-11-5-3-3-5-6-5-10s2-8 4-11c3-3 7-4 12-4 4 0 8 1 11 4s4 7 4 11zM1033 197c-10-1-20-1-30-1l-32 1v-9c10 0 16-1 19-2s4-5 4-11v-78c0-7-1-11-4-13s-9-3-18-3v-8l41-4v106c-1 5 0 9 3 11 2 1 8 2 17 2zM1146 160c0 11-3 20-11 28-7 7-19 11-35 12-4 0-8-1-14-2-5-1-11-5-18-11-2 3-4 5-5 6l-1 1c-2 3-4 4-5 5s-1 1-2 1-2-1-3-2c0-1 0-3 0-5v-38c0-3 0-4 0-6 1-1 2-1 4-1 1 0 2 0 2 1 1 0 1 2 2 4 2 12 6 22 13 29 6 8 15 11 27 11 11 0 19-2 24-7 6-5 8-11 8-19 0-7-2-12-6-16-4-3-9-6-13-7-5-2-8-3-11-3-10-2-17-4-23-6-5-1-10-4-15-7-8-7-12-15-12-25 0-5 1-11 4-16 3-6 8-10 14-14 7-3 16-5 28-5 2-1 6 0 11 1s10 3 16 7c1-1 1-2 2-3 2-1 2-1 3-2 2-2 3-3 4-3 0 0 1 0 2 0s2 0 2 1c1 1 1 3 1 6v29c0 2 0 4-1 5 0 1-1 2-3 2 0 0-1-1-2-1s-1-1-1-2c0-3-1-8-2-13-2-5-5-10-9-15-5-4-13-7-23-7-12 0-21 3-25 7-5 5-7 10-7 15 0 6 2 10 5 13 4 3 8 5 14 7 5 1 11 3 16 4 6 1 12 2 18 4 5 2 10 5 15 9 2 2 5 5 7 10 3 4 5 10 5 18zM1250 161c0 6-1 12-3 18s-5 11-9 15-10 6-16 6c-4 0-9-1-15-2-5-2-11-6-15-11-5-6-7-14-7-26v-80h-25v-6c10 0 17-4 22-9 6-6 10-13 12-22 2-8 3-16 3-24h7v53h42v8h-42v81c0 1 1 5 1 10 1 5 3 9 5 14 3 4 7 6 14 7 5 0 10-3 13-8 4-6 6-14 6-25v-15h7zM1367 124c0-3 0-7-1-13 0-5-2-10-4-16s-5-11-10-15c-4-4-10-6-17-6-4 0-8 1-13 3-6 3-11 8-15 15s-7 18-8 32zM1386 162c0 2-1 7-4 12-3 6-9 12-16 17-7 6-16 8-28 9-11 0-21-3-31-9-9-6-17-13-23-23s-9-22-9-35c0-12 3-23 8-33s13-17 22-23c8-6 19-9 30-9 12 0 22 3 29 8 8 5 14 12 17 21 4 8 5 18 5 27 1 3 0 5-1 5-1 1-3 1-6 1h-80c0 6 0 12 1 20s3 16 8 23c3 6 7 10 13 14 5 4 12 5 19 6 1 0 4-1 9-2 5 0 10-3 16-7s10-11 14-21c0-3 1-4 4-4 0 0 1 0 2 1 1 0 1 1 1 2zM1498 87c0 5-1 8-4 10-2 2-5 3-8 3s-6-1-8-4c-3-2-4-5-4-9 0-3 1-6 3-8 1-2 3-3 3-3 0 0-1 0-3 0-7 0-13 3-18 8-6 4-9 11-12 19s-4 17-4 27v44c0 4 0 6 1 8s3 4 6 5c3 0 8 1 15 1h6v9c-6-1-12-1-18-1-7 0-13 0-19 0l-32 1v-9c9 0 15-1 18-2s4-5 4-11v-77c1-7-1-12-3-14-3-2-10-3-19-3v-8l40-4v32c1-4 3-9 6-14s7-9 12-12c4-4 10-5 17-6 6 1 12 2 15 6 4 3 6 7 6 12zM1610 160c0 11-4 20-11 28-7 7-19 11-36 12-3 0-8-1-13-2-6-1-12-5-18-11-3 3-5 5-5 6-1 0-1 1-1 1-3 3-5 4-5 5-1 1-2 1-2 1-2 0-3-1-3-2s-1-3-1-5v-38c0-3 1-4 1-6 0-1 1-1 3-1 1 0 2 0 3 1 0 0 1 2 1 4 3 12 7 22 13 29 6 8 15 11 27 11 11 0 20-2 25-7s8-11 8-19c0-7-3-12-7-16-4-3-8-6-13-7-4-2-8-3-10-3-10-2-18-4-23-6-6-1-11-4-15-7-8-7-12-15-13-25 0-5 2-11 5-16 2-6 7-10 14-14 7-3 16-5 27-5 3-1 6 0 12 1 5 1 10 3 16 7 0-1 1-2 2-3s2-1 2-2c2-2 3-3 4-3s2 0 2 0c2 0 3 0 3 1s0 3 0 6v29c0 2 0 4 0 5-1 1-2 2-3 2s-1-1-2-1-2-1-2-2c0-3-1-8-2-13s-4-10-9-15c-5-4-12-7-23-7-12 0-20 3-25 7-5 5-7 10-7 15 0 6 2 10 6 13 3 3 8 5 13 7 6 1 11 3 17 4s12 2 17 4c6 2 11 5 15 9 3 2 5 5 8 10 3 4 4 10 5 18z">
          <text:p/>
        </draw:path>
        <draw:polygon draw:style-name="gr3" draw:text-style-name="P2" draw:layer="layout" svg:width="12.201cm" svg:height="2.561cm" svg:x="7.128cm" svg:y="8.745cm" svg:viewBox="0 0 12202 2562" draw:points="0,2562 0,0 12202,0 12202,2473 12181,2473 12181,25 25,25 25,2562">
          <text:p/>
        </draw:polygon>
        <draw:polygon draw:style-name="gr3" draw:text-style-name="P2" draw:layer="layout" svg:width="0.195cm" svg:height="0.343cm" svg:x="7.043cm" svg:y="10.963cm" svg:viewBox="0 0 196 344" draw:points="98,98 0,0 98,344 196,0">
          <text:p/>
        </draw:polygon>
        <draw:polygon draw:style-name="gr3" draw:text-style-name="P2" draw:layer="layout" svg:width="0.25cm" svg:height="0.436cm" svg:x="7.013cm" svg:y="10.917cm" svg:viewBox="0 0 251 437" draw:points="128,144 120,152 55,93 128,343 200,93 128,165 120,152 128,144 120,135 251,0 128,437 0,0 137,135 128,144 120,135">
          <text:p/>
        </draw:polygon>
        <draw:polygon draw:style-name="gr3" draw:text-style-name="P2" draw:layer="layout" svg:width="0.199cm" svg:height="0.343cm" svg:x="19.219cm" svg:y="10.874cm" svg:viewBox="0 0 200 344" draw:points="102,98 0,0 102,344 200,0">
          <text:p/>
        </draw:polygon>
        <draw:polygon draw:style-name="gr3" draw:text-style-name="P2" draw:layer="layout" svg:width="0.25cm" svg:height="0.436cm" svg:x="19.193cm" svg:y="10.828cm" svg:viewBox="0 0 251 437" draw:points="128,144 116,152 55,93 128,344 196,93 128,165 116,152 128,144 116,135 251,0 128,437 0,0 137,135 128,144 116,135">
          <text:p/>
        </draw:polygon>
        <draw:polygon draw:style-name="gr3" draw:text-style-name="P2" draw:layer="layout" svg:width="0.026cm" svg:height="1.35cm" svg:x="10.078cm" svg:y="7.386cm" svg:viewBox="0 0 27 1351" draw:points="27,0 27,1351 0,1351 0,0">
          <text:p/>
        </draw:polygon>
        <draw:polygon draw:style-name="gr3" draw:text-style-name="P2" draw:layer="layout" svg:width="0.182cm" svg:height="0.317cm" svg:x="10.002cm" svg:y="8.415cm" svg:viewBox="0 0 183 318" draw:points="89,88 0,0 89,318 183,0">
          <text:p/>
        </draw:polygon>
        <draw:polygon draw:style-name="gr3" draw:text-style-name="P2" draw:layer="layout" svg:width="0.233cm" svg:height="0.407cm" svg:x="9.977cm" svg:y="8.372cm" svg:viewBox="0 0 234 408" draw:points="114,131 106,140 46,81 114,318 183,81 114,148 106,140 114,131 106,123 234,0 114,408 0,0 124,123 114,131 106,123">
          <text:p/>
        </draw:polygon>
        <draw:polygon draw:style-name="gr3" draw:text-style-name="P2" draw:layer="layout" svg:width="0.025cm" svg:height="3.277cm" svg:x="24.21cm" svg:y="7.978cm" svg:viewBox="0 0 26 3278" draw:points="26,0 26,3278 0,3278 0,0">
          <text:p/>
        </draw:polygon>
        <draw:polygon draw:style-name="gr3" draw:text-style-name="P2" draw:layer="layout" svg:width="0.178cm" svg:height="0.317cm" svg:x="24.134cm" svg:y="10.938cm" svg:viewBox="0 0 179 318" draw:points="90,93 0,0 90,318 179,0">
          <text:p/>
        </draw:polygon>
        <draw:polygon draw:style-name="gr3" draw:text-style-name="P2" draw:layer="layout" svg:width="0.229cm" svg:height="0.398cm" svg:x="24.108cm" svg:y="10.9cm" svg:viewBox="0 0 230 399" draw:points="115,132 106,140 47,81 115,314 183,81 115,149 106,140 115,132 106,123 230,0 115,399 0,0 123,123 115,132 106,123">
          <text:p/>
        </draw:polygon>
        <draw:polyline draw:style-name="gr1" draw:text-style-name="P1" draw:layer="layout" svg:width="12.603cm" svg:height="3.332cm" svg:x="10.21cm" svg:y="7.94cm" svg:viewBox="0 0 12604 3333" draw:points="12604,0 12604,1970 0,1970 0,3333">
          <text:p/>
        </draw:polyline>
        <draw:polygon draw:style-name="gr3" draw:text-style-name="P2" draw:layer="layout" svg:width="0.169cm" svg:height="0.292cm" svg:x="10.125cm" svg:y="10.98cm" svg:viewBox="0 0 170 293" draw:points="85,81 0,0 85,293 170,0">
          <text:p/>
        </draw:polygon>
        <draw:polygon draw:style-name="gr3" draw:text-style-name="P2" draw:layer="layout" svg:width="0.211cm" svg:height="0.368cm" svg:x="10.104cm" svg:y="10.942cm" svg:viewBox="0 0 212 369" draw:points="106,119 97,127 46,76 106,289 166,76 106,135 97,127 106,119 97,114 212,0 106,369 0,0 114,114 106,119 97,114">
          <text:p/>
        </draw:polygon>
        <draw:polygon draw:style-name="gr3" draw:text-style-name="P2" draw:layer="layout" svg:width="0.03cm" svg:height="1.342cm" svg:x="21.39cm" svg:y="9.909cm" svg:viewBox="0 0 31 1343" draw:points="31,0 31,1343 0,1343 0,0">
          <text:p/>
        </draw:polygon>
        <draw:polygon draw:style-name="gr3" draw:text-style-name="P2" draw:layer="layout" svg:width="0.182cm" svg:height="0.318cm" svg:x="21.314cm" svg:y="10.929cm" svg:viewBox="0 0 183 319" draw:points="90,94 0,0 90,319 183,0">
          <text:p/>
        </draw:polygon>
        <draw:polygon draw:style-name="gr3" draw:text-style-name="P2" draw:layer="layout" svg:width="0.233cm" svg:height="0.406cm" svg:x="21.289cm" svg:y="10.887cm" svg:viewBox="0 0 234 407" draw:points="114,135 106,144 51,85 114,318 183,85 114,152 106,144 114,135 106,127 234,0 114,407 0,0 123,127 114,135 106,127">
          <text:p/>
        </draw:polygon>
        <draw:polygon draw:style-name="gr3" draw:text-style-name="P2" draw:layer="layout" svg:width="10.042cm" svg:height="1.041cm" svg:x="14.172cm" svg:y="10.231cm" svg:viewBox="0 0 10043 1042" draw:points="10043,25 26,25 26,1042 0,1042 0,0 10043,0">
          <text:p/>
        </draw:polygon>
        <draw:polygon draw:style-name="gr3" draw:text-style-name="P2" draw:layer="layout" svg:width="0.178cm" svg:height="0.313cm" svg:x="14.096cm" svg:y="10.959cm" svg:viewBox="0 0 179 314" draw:points="89,89 0,0 89,314 179,0">
          <text:p/>
        </draw:polygon>
        <draw:polygon draw:style-name="gr3" draw:text-style-name="P2" draw:layer="layout" svg:width="0.228cm" svg:height="0.402cm" svg:x="14.071cm" svg:y="10.917cm" svg:viewBox="0 0 229 403" draw:points="114,131 105,140 46,80 114,314 183,80 114,149 105,140 114,131 105,122 229,0 114,403 0,0 122,122 114,131 105,122">
          <text:p/>
        </draw:polygon>
        <draw:path draw:style-name="gr3" draw:text-style-name="P2" draw:layer="layout" svg:width="1.429cm" svg:height="0.203cm" svg:x="9.573cm" svg:y="16.041cm" svg:viewBox="0 0 1430 204" svg:d="M170 76c-2-11-4-21-7-30-3-8-8-14-16-19s-20-7-35-7h-40v77h14c10 0 16-1 21-4 4-2 7-6 8-11s2-11 2-18h13v81h-13c0-7-1-13-2-18s-4-9-8-12c-5-3-12-4-21-4h-14v78h39v13c-5 0-10 0-18 0-7-1-14-1-22-1-7 0-13 0-18 0s-10 0-17 0-14 0-20 1c-7 0-12 0-16 0v-13h31v-169h-31v-15h174l9 71zM360 61c0-7-1-14-2-20-1-7-5-12-11-16s-16-8-31-8h-38v86h38c14 0 25-2 31-6s10-9 11-16c1-6 2-13 2-20zM404 61c-1 11-4 21-11 29-6 8-15 14-26 19-11 4-23 6-37 6h-51v74h31v13c-3 0-9 0-15 0-6-1-13-1-20-1-6 0-12 0-16 0-5 0-10 0-17 0-6 0-13 0-19 1-7 0-12 0-16 0v-13h31v-172h-31v-13h120c25 0 43 6 57 17 13 10 19 24 20 40zM648 53l-33 80h66zM774 202c-4 0-8 0-14 0-6-1-12-1-18-1s-11 0-15 0-10 0-16 0c-7 0-13 0-19 1-7 0-12 0-16 0v-13h28l-18-42h-77l-14 35-1 3c0 1 2 2 6 3 4 0 8 0 13 1 4 0 6 0 6 0v13c-5 0-12 0-19 0-7-1-13-1-19-1l-33 1v-13h6c7 0 12-1 15-1 4 0 6-1 7-2s2-2 2-4l72-174c0-3 1-5 3-6 1-1 4-2 8-2 2 0 4 0 6 1s4 3 5 7l74 181h28zM898 101c-3-5-8-9-13-12-6-4-13-6-21-6-5 0-10 1-16 3s-11 6-15 12-6 12-7 19c0 7-1 15-1 22s1 14 2 23c1 8 4 16 9 22s13 9 25 10c7-1 13-2 18-5 5-2 9-5 13-9 3-3 5-5 6-7zM898 204v-14c-4 4-10 7-17 10-7 2-14 4-23 4-22 0-39-7-51-18-12-12-18-28-18-47 0-21 7-37 20-49 13-11 31-17 52-17 5 0 11 0 17 2 7 2 14 5 22 11v-56c0-6-1-9-3-10-3-1-9-3-17-3v-13l51-3v176c0 6 1 9 3 10 3 1 8 2 17 2v13zM1082 101c-3-5-7-9-13-12-6-4-13-6-21-6-5 0-10 1-16 3-5 2-10 6-15 12-3 6-6 12-6 19-1 7-1 15-1 22s0 14 1 23c1 8 4 16 9 22s13 9 25 10c7-1 13-2 18-5 5-2 10-5 13-9 3-3 5-5 6-7zM1082 204v-14c-4 4-10 7-17 10-6 2-14 4-23 4-22 0-38-7-51-18-12-12-18-28-18-47 0-21 7-37 20-49 14-11 31-17 52-17 5 0 11 0 18 2s14 5 21 11v-56c0-6-1-9-3-10-3-1-8-3-17-3v-13l51-3v176c0 6 1 9 3 10 3 1 8 2 17 2v13zM1265 130c0-3 0-7-1-12s-2-10-4-16c-2-5-5-10-10-14s-11-6-20-6c-4 0-9 1-14 3s-9 6-13 12c-3 5-5 10-5 16-1 6-2 11-2 17zM1292 169c0 1-1 5-5 11-3 6-9 11-17 16-9 5-21 8-36 8-23 0-41-7-55-19-13-12-20-28-20-48 0-12 3-23 8-32 6-10 14-18 24-24 11-6 24-9 39-9 20 0 36 5 46 15 5 5 8 11 11 16 2 6 4 11 4 16 1 6 1 10 1 13s-1 6-2 6c-2 1-4 2-7 1h-87c0 6 0 12 2 21 1 8 4 15 10 22s16 10 29 10c10 0 18-2 25-6 8-4 13-10 16-17 1-2 2-3 3-4 0-1 2-2 4-2 1 0 3 0 4 1 2 1 3 2 3 5zM1430 96c0 6-2 10-6 13-3 3-7 5-12 5-4 0-8-2-12-4-3-3-5-8-5-14 0-4 1-7 2-9 2-3 3-4 3-4-9 0-17 4-22 10s-9 14-11 22-3 16-3 23v51h25v13c-5 0-12 0-19 0-8-1-15-1-20-1l-37 1v-13h20v-89c1-6-1-9-3-10-3-1-8-2-17-1v-14l48-2v32c3-9 8-17 14-23s14-9 24-9c8 0 15 2 21 6s9 10 10 17z">
          <text:p/>
        </draw:path>
        <draw:path draw:style-name="gr3" draw:text-style-name="P2" draw:layer="layout" svg:width="1.999cm" svg:height="0.256cm" svg:x="21.169cm" svg:y="15.89cm" svg:viewBox="0 0 2000 257" svg:d="M169 75c-1-12-3-22-6-31-3-8-9-15-16-19-8-5-20-7-35-7h-40v78h14c9 0 16-1 21-4 4-3 7-6 8-11s2-11 1-19h14v81h-14c1-7 0-13-1-18s-4-9-9-11c-4-3-11-4-20-4h-14v77h39v14c-5 0-11 0-18-1-7 0-14 0-22 0-7 0-13 0-18 0s-10 0-17 0-14 0-20 0c-7 1-12 1-16 1v-14h31v-169h-31v-14h174l9 71zM359 60c1-7 0-15-1-22-2-6-5-11-11-16-6-4-17-6-31-6h-39v86h39c14 0 24-2 30-6 7-4 10-10 12-16 1-7 2-13 1-20zM403 60c0 11-3 21-10 29-6 8-15 14-26 18-11 5-23 7-37 7h-51v73h31v14c-4 0-9 0-15-1-7 0-13 0-20 0-6 0-12 0-16 0-5 0-10 0-17 0-6 0-13 0-19 0-7 1-12 1-16 1v-14h31v-171h-31v-14h120c24 1 43 6 56 17 14 10 20 23 20 41zM838 201c-3 0-8 0-14-1-7 0-13 0-19 0-7 0-12 0-16 0s-9 0-16 0c-6 0-12 0-18 0-6 1-11 1-15 1v-14h31v-171l-80 178c-1 1-2 3-3 4-2 2-4 3-7 3-1 0-3-1-4-1-2-1-4-3-5-6l-78-174v159c-1 3 0 5 1 6s3 1 7 2c5 0 10 0 15 0h8v14c-6 0-13-1-20-1s-13 0-19 0-12 0-20 0c-7 0-13 1-19 1v-14h7c4 0 7 0 9 0 1 0 4 0 7 0 4-1 6-1 7-2s1-3 1-6v-163h-31v-14h64c3 0 6 1 8 1 1 1 3 3 5 7l69 153 69-153c1-4 3-6 5-7 2 0 5-1 8-1h63v14h-31v171h31zM978 203v-23c-4 8-9 13-15 16-5 3-10 5-15 6s-8 1-11 1c-15 0-27-2-37-7-9-5-14-15-15-30v-68c1-5-1-8-3-9-3-1-8-2-17-2v-13l53-3v99c0 5 0 9 1 12 1 4 3 6 6 8 3 1 9 2 16 2 11 0 19-3 26-10 6-7 10-17 10-29v-55c0-5-1-8-3-9-3-1-9-2-17-2v-13l53-3v105c-1 6 0 9 3 10 2 1 8 2 16 1v14zM1088 200l-35 1v-14h20v-160c0-5-1-8-3-10-3-1-8-1-17-1v-14l51-2v187h20v14zM1239 165c0 11-3 20-10 27-6 7-14 10-25 11-7 0-14-1-21-3s-13-6-17-11c-5-6-7-13-8-23v-79h-23v-11c9 0 17-3 23-9 7-5 11-13 15-22 3-9 5-18 5-28h13v56h42v14h-42v79c0 2 0 6 1 9 0 4 2 8 4 11 3 3 6 5 12 5 4 0 8-2 12-6 3-4 5-11 5-20v-15h14zM1327 25c0 7-3 12-7 16s-9 6-16 8c-6-2-11-4-16-8-4-4-6-9-6-16 0-6 2-11 6-16 5-4 10-6 16-6 7 0 12 2 16 6 4 5 7 10 7 16zM1307 200l-35 1v-14h20v-89c0-5-1-8-4-9-2-1-7-2-15-2v-13l50-3v116h18v14zM1489 137c0-18-4-32-10-41-7-9-15-13-25-13-4 0-9 0-15 2s-12 6-18 11c-2 2-3 4-4 5 0 1 0 3 0 5v61c0 3 0 5 0 6s1 2 3 4c6 7 13 12 18 13 6 2 10 3 12 2 7 0 13-2 19-5 6-4 10-10 14-18s6-19 6-32zM1526 137c0 20-7 36-20 48s-31 17-53 18c-6 0-12-1-18-3s-12-5-18-10v53h19v14l-36-1-36 1v-14h20v-145c0-5-1-8-3-9-3-1-8-2-17-2v-13l51-3v15c3-3 9-6 16-10 8-3 17-4 27-5 21 1 38 7 50 19s18 27 18 47zM1584 200l-36 1v-14h20v-160c0-5-1-8-3-10-3-1-8-1-17-1v-14l51-2v187h20v14zM1695 25c0 7-2 12-6 16-5 4-10 6-16 8-7-2-12-4-16-8s-6-9-7-16c1-6 3-11 7-16 4-4 9-6 16-6 6 0 11 2 16 6 4 5 6 10 6 16zM1675 200l-35 1v-14h20v-89c0-5-1-8-3-9s-8-2-16-2v-13l50-3v116h18v14zM1835 129c0-3-1-7-1-12-1-5-2-10-4-16s-5-10-10-14-13-6-21-6c-4 0-9 1-14 3s-9 6-13 12c-3 5-5 10-6 16 0 5-1 11-1 17zM1862 167c0 2-1 6-5 12-3 5-9 11-18 16-8 5-20 7-36 8-23-1-42-7-55-19s-20-28-20-48c0-12 3-23 8-33 6-10 14-18 24-23 11-6 24-9 39-9 21 0 36 5 47 15 5 5 8 10 11 16 2 6 3 11 4 16s1 9 1 12c0 4-1 6-2 7-2 1-4 1-7 1h-88c0 5 0 12 2 20 1 9 4 16 10 23 6 6 16 10 29 10 10 0 19-2 26-6s13-10 16-17c1-2 2-4 2-5 1 0 3-1 5-1 1 0 2 0 4 1 2 0 3 2 3 4zM2000 95c0 6-2 10-6 13-3 3-7 5-12 5-4 0-8-2-12-5-3-3-5-7-5-13 0-4 1-7 2-10 2-2 3-3 3-3-10 0-17 3-22 10-5 6-9 13-11 22-2 8-3 16-3 23v50h25v14c-5 0-12-1-20-1-7 0-14 0-20 0l-36 1v-14h20v-89c0-5-1-8-3-9-3-1-8-2-17-2v-13l48-3v33c3-9 8-17 14-23s14-9 24-10c8 0 15 2 21 6s9 10 10 18z">
          <text:p/>
        </draw:path>
        <draw:polygon draw:style-name="gr3" draw:text-style-name="P2" draw:layer="layout" svg:width="0.029cm" svg:height="1.008cm" svg:x="10.265cm" svg:y="14.663cm" svg:viewBox="0 0 30 1009" draw:points="30,0 30,1009 0,1009 0,0">
          <text:p/>
        </draw:polygon>
        <draw:polygon draw:style-name="gr3" draw:text-style-name="P2" draw:layer="layout" svg:width="0.191cm" svg:height="0.339cm" svg:x="10.184cm" svg:y="15.328cm" svg:viewBox="0 0 192 340" draw:points="93,98 0,0 93,340 192,0">
          <text:p/>
        </draw:polygon>
        <draw:polygon draw:style-name="gr3" draw:text-style-name="P2" draw:layer="layout" svg:width="0.249cm" svg:height="0.432cm" svg:x="10.155cm" svg:y="15.281cm" svg:viewBox="0 0 250 433" draw:points="122,145 114,154 55,90 122,340 195,90 122,162 114,154 122,145 114,137 250,0 122,433 0,0 135,137 122,145 114,137">
          <text:p/>
        </draw:polygon>
        <draw:polygon draw:style-name="gr3" draw:text-style-name="P2" draw:layer="layout" svg:width="0.034cm" svg:height="2.379cm" svg:x="22.148cm" svg:y="13.22cm" svg:viewBox="0 0 35 2380" draw:points="35,0 35,2380 0,2380 0,0">
          <text:p/>
        </draw:polygon>
        <draw:polygon draw:style-name="gr3" draw:text-style-name="P2" draw:layer="layout" svg:width="0.22cm" svg:height="0.385cm" svg:x="22.055cm" svg:y="15.214cm" svg:viewBox="0 0 221 386" draw:points="111,110 0,0 111,386 221,0">
          <text:p/>
        </draw:polygon>
        <draw:polygon draw:style-name="gr3" draw:text-style-name="P2" draw:layer="layout" svg:width="0.28cm" svg:height="0.487cm" svg:x="22.025cm" svg:y="15.163cm" svg:viewBox="0 0 281 488" draw:points="140,162 127,170 60,97 140,382 222,97 140,179 127,170 140,162 127,149 281,0 140,488 0,0 149,149 140,162 127,149">
          <text:p/>
        </draw:polygon>
        <draw:polygon draw:style-name="gr3" draw:text-style-name="P2" draw:layer="layout" svg:width="26.51cm" svg:height="15.097cm" svg:x="3cm" svg:y="3.364cm" svg:viewBox="0 0 26511 15098" draw:points="0,15072 26486,15072 26486,25 20745,25 20745,775 20720,775 20720,0 26511,0 26511,15098 0,15098">
          <text:p/>
        </draw:polygon>
        <draw:polygon draw:style-name="gr3" draw:text-style-name="P2" draw:layer="layout" svg:width="0.211cm" svg:height="0.377cm" svg:x="23.626cm" svg:y="3.762cm" svg:viewBox="0 0 212 378" draw:points="106,106 0,0 106,378 212,0">
          <text:p/>
        </draw:polygon>
        <draw:polygon draw:style-name="gr3" draw:text-style-name="P2" draw:layer="layout" svg:width="0.271cm" svg:height="0.478cm" svg:x="23.596cm" svg:y="3.711cm" svg:viewBox="0 0 272 479" draw:points="137,157 128,169 56,102 137,378 217,102 137,178 128,169 137,157 128,148 272,0 137,479 0,0 145,148 137,157 128,148">
          <text:p/>
        </draw:polygon>
        <draw:polygon draw:style-name="gr3" draw:text-style-name="P2" draw:layer="layout" svg:width="0.029cm" svg:height="1.808cm" svg:x="10.265cm" svg:y="16.653cm" svg:viewBox="0 0 30 1809" draw:points="30,0 30,1809 0,1809 0,0">
          <text:p/>
        </draw:polygon>
        <draw:polygon draw:style-name="gr3" draw:text-style-name="P2" draw:layer="layout" svg:width="0.173cm" svg:height="0.31cm" svg:x="10.193cm" svg:y="18.147cm" svg:viewBox="0 0 174 311" draw:points="84,89 0,0 84,311 174,0">
          <text:p/>
        </draw:polygon>
        <draw:polygon draw:style-name="gr3" draw:text-style-name="P2" draw:layer="layout" svg:width="0.225cm" svg:height="0.394cm" svg:x="10.167cm" svg:y="18.105cm" svg:viewBox="0 0 226 395" draw:points="111,131 103,140 48,81 111,310 179,81 111,148 103,140 111,131 103,123 226,0 111,395 0,0 120,123 111,131 103,123">
          <text:p/>
        </draw:polygon>
        <draw:polygon draw:style-name="gr3" draw:text-style-name="P2" draw:layer="layout" svg:width="0.026cm" svg:height="1.803cm" svg:x="22.152cm" svg:y="16.594cm" svg:viewBox="0 0 27 1804" draw:points="27,0 27,1804 0,1804 0,0">
          <text:p/>
        </draw:polygon>
        <draw:polygon draw:style-name="gr3" draw:text-style-name="P2" draw:layer="layout" svg:width="0.178cm" svg:height="0.313cm" svg:x="22.076cm" svg:y="18.084cm" svg:viewBox="0 0 179 314" draw:points="89,89 0,0 89,314 179,0">
          <text:p/>
        </draw:polygon>
        <draw:polygon draw:style-name="gr3" draw:text-style-name="P2" draw:layer="layout" svg:width="0.224cm" svg:height="0.394cm" svg:x="22.051cm" svg:y="18.046cm" svg:viewBox="0 0 225 395" draw:points="115,127 107,135 52,80 115,306 179,80 115,144 107,135 115,127 107,118 225,0 115,395 0,0 124,118 115,127 107,118">
          <text:p/>
        </draw:polygon>
        <draw:polygon draw:style-name="gr3" draw:text-style-name="P2" draw:layer="layout" svg:width="19.212cm" svg:height="0.03cm" svg:x="10.252cm" svg:y="10.641cm" svg:viewBox="0 0 19213 31" draw:points="19213,0 19213,31 0,31 0,0">
          <text:p/>
        </draw:polygon>
        <draw:path draw:style-name="gr3" draw:text-style-name="P2" draw:layer="layout" svg:width="0.204cm" svg:height="0.195cm" svg:x="10.095cm" svg:y="10.565cm" svg:viewBox="0 0 205 196" svg:d="M205 99c0 55-47 97-103 97-55 0-102-42-102-97s47-99 102-99c56 0 103 44 103 99z">
          <text:p/>
        </draw:path>
        <draw:path draw:style-name="gr3" draw:text-style-name="P2" draw:layer="layout" svg:width="0.228cm" svg:height="0.221cm" svg:x="10.083cm" svg:y="10.552cm" svg:viewBox="0 0 229 222" svg:d="M217 111h12c0 60-51 111-114 111-65 0-115-51-115-111s50-111 115-111c63 0 114 51 114 111h-12-13c0-47-38-85-89-85-52 0-90 38-90 85s38 85 90 85c51 0 89-38 89-85z">
          <text:p/>
        </draw:path>
        <draw:path draw:style-name="gr3" draw:text-style-name="P2" draw:layer="layout" svg:width="0.204cm" svg:height="0.195cm" svg:x="14.083cm" svg:y="10.552cm" svg:viewBox="0 0 205 196" svg:d="M205 99c0 51-47 97-102 97s-103-46-103-97c0-55 48-99 103-99s102 44 102 99z">
          <text:p/>
        </draw:path>
        <draw:path draw:style-name="gr3" draw:text-style-name="P2" draw:layer="layout" svg:width="0.228cm" svg:height="0.22cm" svg:x="14.071cm" svg:y="10.54cm" svg:viewBox="0 0 229 221" svg:d="M217 110h12c0 60-52 111-115 111-64 0-114-51-114-111 0-64 50-110 114-110 63 0 115 46 115 110h-12-13c0-47-39-85-90-85s-89 38-89 85 38 86 89 86 90-39 90-86z">
          <text:p/>
        </draw:path>
        <draw:path draw:style-name="gr3" draw:text-style-name="P2" draw:layer="layout" svg:width="0.204cm" svg:height="0.195cm" svg:x="21.297cm" svg:y="10.561cm" svg:viewBox="0 0 205 196" svg:d="M205 98c0 55-43 98-103 98-55 0-102-43-102-98s47-98 102-98c60 0 103 43 103 98z">
          <text:p/>
        </draw:path>
        <draw:path draw:style-name="gr3" draw:text-style-name="P2" draw:layer="layout" svg:width="0.232cm" svg:height="0.22cm" svg:x="21.285cm" svg:y="10.548cm" svg:viewBox="0 0 233 221" svg:d="M217 110h16c-4 61-55 111-119 111-59 0-114-50-114-111 0-63 55-110 114-110 64 0 115 47 119 110h-16-13c0-46-39-84-90-84-47 0-85 38-85 84 0 48 38 86 85 86 51 0 90-38 90-86z">
          <text:p/>
        </draw:path>
        <draw:path draw:style-name="gr3" draw:text-style-name="P2" draw:layer="layout" svg:width="0.203cm" svg:height="0.195cm" svg:x="24.113cm" svg:y="10.561cm" svg:viewBox="0 0 204 196" svg:d="M204 98c0 55-43 98-103 98-55 0-101-43-101-98s46-98 101-98c60 0 103 43 103 98z">
          <text:p/>
        </draw:path>
        <draw:path draw:style-name="gr3" draw:text-style-name="P2" draw:layer="layout" svg:width="0.229cm" svg:height="0.22cm" svg:x="24.1cm" svg:y="10.548cm" svg:viewBox="0 0 230 221" svg:d="M217 110h13c0 61-52 111-116 111-63 0-114-50-114-111 0-63 51-110 114-110 64 0 116 47 116 110h-13-13c0-46-39-84-90-84-46 0-89 38-89 84 0 48 43 86 89 86 51 0 90-38 90-86z">
          <text:p/>
        </draw:path>
        <draw:frame draw:style-name="gr4" draw:text-style-name="P4" draw:layer="layout" svg:width="4.066cm" svg:height="2.291cm" svg:x="7.241cm" svg:y="4.985cm">
          <draw:text-box>
            <text:p text:style-name="P3"><text:span text:style-name="T1">SUB.D F4, F2, F0</text:span></text:p>
            <text:p text:style-name="P3"><text:span text:style-name="T1">MUL.D F1, F2, F3</text:span></text:p>
            <text:p text:style-name="P3"><text:span text:style-name="T1">SUB.D F3, F1, F0</text:span></text:p>
            <text:p text:style-name="P3"><text:span text:style-name="T1">ADD.D F1, F2, F0</text:span></text:p>
          </draw:text-box>
        </draw:frame>
        <draw:frame draw:style-name="gr5" draw:text-style-name="P5" draw:layer="layout" svg:width="3.51cm" svg:height="0.454cm" svg:x="21.969cm" svg:y="4.905cm">
          <draw:text-box>
            <text:p><text:span text:style-name="T2">1.0 <text:s text:c="9"/></text:span></text:p>
          </draw:text-box>
        </draw:frame>
        <draw:frame draw:style-name="gr6" draw:text-style-name="P5" draw:layer="layout" svg:width="3.175cm" svg:height="0.508cm" svg:x="21.923cm" svg:y="5.54cm">
          <draw:text-box>
            <text:p><text:span text:style-name="T2">2.0 <text:s text:c="9"/></text:span></text:p>
          </draw:text-box>
        </draw:frame>
        <draw:frame draw:style-name="gr5" draw:text-style-name="P5" draw:layer="layout" svg:width="3.51cm" svg:height="0.454cm" svg:x="21.969cm" svg:y="6.175cm">
          <draw:text-box>
            <text:p><text:span text:style-name="T2">3.0 <text:s text:c="9"/></text:span></text:p>
          </draw:text-box>
        </draw:frame>
        <draw:frame draw:style-name="gr5" draw:text-style-name="P5" draw:layer="layout" svg:width="3.51cm" svg:height="0.454cm" svg:x="21.953cm" svg:y="6.796cm">
          <draw:text-box>
            <text:p><text:span text:style-name="T2">4.0 <text:s text:c="9"/></text:span></text:p>
          </draw:text-box>
        </draw:frame>
        <draw:frame draw:style-name="gr5" draw:text-style-name="P5" draw:layer="layout" svg:width="3.51cm" svg:height="0.454cm" svg:x="21.969cm" svg:y="7.372cm">
          <draw:text-box>
            <text:p><text:span text:style-name="T2">5.0 <text:s text:c="9"/></text:span></text:p>
          </draw:text-box>
        </draw:frame>
        <draw:frame draw:style-name="gr7" draw:text-style-name="P6" draw:layer="layout" svg:width="4.826cm" svg:height="1.985cm" svg:x="13.922cm" svg:y="4.318cm">
          <draw:text-box>
            <text:p><text:span text:style-name="T1">1 ADD.D F1, F2, F0</text:span></text:p>
            <text:p><text:span text:style-name="T1">2 SUB.D F3, F1, F0</text:span></text:p>
            <text:p><text:span text:style-name="T1">3 MUL.D F1, F2, F3</text:span></text:p>
            <text:p><text:span text:style-name="T1">4 SUB.D F4, F2, F0</text:span></text:p>
          </draw:text-box>
        </draw:frame>
      </draw:page>
      <draw:page draw:name="page2" draw:style-name="dp1" draw:master-page-name="master-page3">
        <draw:line draw:style-name="gr1" draw:text-style-name="P1" draw:layer="layout" svg:x1="10.295cm" svg:y1="3cm" svg:x2="10.295cm" svg:y2="3.635cm">
          <text:p/>
        </draw:line>
        <draw:polygon draw:style-name="gr2" draw:text-style-name="P2" draw:layer="layout" svg:width="0.139cm" svg:height="0.241cm" svg:x="10.228cm" svg:y="3.394cm" svg:viewBox="0 0 140 242" draw:points="67,67 0,0 67,242 140,0">
          <text:p/>
        </draw:polygon>
        <draw:polygon draw:style-name="gr3" draw:text-style-name="P2" draw:layer="layout" svg:width="6.592cm" svg:height="3.78cm" svg:x="7.035cm" svg:y="3.648cm" svg:viewBox="0 0 6593 3781" draw:points="17,17 17,0 6593,0 6593,3781 0,3781 0,0 17,0 17,17 34,17 34,3747 6559,3747 6559,33 17,33 17,17 34,17">
          <text:p/>
        </draw:polygon>
        <draw:path draw:style-name="gr3" draw:text-style-name="P2" draw:layer="layout" svg:width="6.566cm" svg:height="0.05cm" svg:x="7.057cm" svg:y="4.88cm" svg:viewBox="0 0 6567 51" svg:d="M17 4l-5 8v-8h5l-5 8v-8c9 0 64 4 153 4 271 8 859 8 1575 8 973 0 2181-4 3142-8 483 0 906-4 1206-4 301 0 479-4 479-4v33c0 0-2883 18-4827 18-487 0-911 0-1220-4-156 0-279 0-368-5-42 0-80 0-102-4-12 0-25 0-29 0-9-5-13 0-21-5z">
          <text:p/>
        </draw:path>
        <draw:path draw:style-name="gr3" draw:text-style-name="P2" draw:layer="layout" svg:width="6.566cm" svg:height="0.051cm" svg:x="7.048cm" svg:y="5.502cm" svg:viewBox="0 0 6567 52" svg:d="M17 4l-4 4v-8c0 0 4 0 4 4l-4 4v-8c8 4 63 8 152 8 271 5 860 9 1575 9 974 0 2181-4 3142-9 483 0 906-4 1207-4 301-4 478-4 478-4v35c0 0-2883 17-4827 17-482 0-910 0-1219-5-157 0-279-4-368-4-43 0-77-4-102-4-13 0-25 0-30 0-8-4-12-4-21-4z">
          <text:p/>
        </draw:path>
        <draw:path draw:style-name="gr3" draw:text-style-name="P2" draw:layer="layout" svg:width="6.562cm" svg:height="0.051cm" svg:x="7.027cm" svg:y="4.253cm" svg:viewBox="0 0 6563 52" svg:d="M13 0l-5 8 5-8-5 8 5-8c4 4 63 4 152 8 267 5 855 9 1575 9 969 0 2177-4 3142-9 479-4 902-4 1203-4 300-4 478-4 478-4v35c0 0-2879 17-4823 17-487 0-914 0-1223-4-153 0-280-5-369-5-42 0-76-4-101-4-13 0-22 0-30-4-9 0-13 0-17 0z">
          <text:p/>
        </draw:path>
        <draw:path draw:style-name="gr3" draw:text-style-name="P2" draw:layer="layout" svg:width="6.562cm" svg:height="0.051cm" svg:x="7.027cm" svg:y="6.137cm" svg:viewBox="0 0 6563 52" svg:d="M13 4l-5 9 5-9-5 9 5-9c4 0 63 4 152 4 267 9 855 9 1575 9 969 0 2177-4 3142-9 479 0 902-4 1203-4 300 0 478-4 478-4v34c0 0-2879 18-4823 18-487 0-914 0-1223-5-153 0-280 0-369-4-42 0-76 0-101-4-13 0-22 0-30 0-9 0-13 0-17-5z">
          <text:p/>
        </draw:path>
        <draw:path draw:style-name="gr3" draw:text-style-name="P2" draw:layer="layout" svg:width="6.566cm" svg:height="0.051cm" svg:x="7.061cm" svg:y="6.751cm" svg:viewBox="0 0 6567 52" svg:d="M17 4l-4 4v-8l4 4-4 4v-8c8 4 63 8 152 8 267 4 859 9 1575 9 974 0 2181-5 3142-9 483 0 902-4 1202-4 301-4 483-4 483-4v35c0 0-2883 17-4827 17-487 0-915 0-1219-5-157 0-280-4-369-4-42 0-80-4-101-4-13 0-26 0-30 0-8-4-13-4-21-4z">
          <text:p/>
        </draw:path>
        <draw:path draw:style-name="gr3" draw:text-style-name="P2" draw:layer="layout" svg:width="1.649cm" svg:height="0.21cm" svg:x="10.512cm" svg:y="3.182cm" svg:viewBox="0 0 1650 211" svg:d="M93 20c0 4-1 7-3 9-2 3-5 4-9 4s-7-1-9-4c-3-2-4-5-4-8 1-4 2-7 3-9 2-2 4-3 6-3-2-1-4-2-6-2s-3 0-4 0c-6 0-12 3-18 10-5 6-8 16-8 29v34h34v9h-33v93c0 3 0 6 1 8 0 2 2 3 6 4 3 1 8 1 15 1h6v9c-6 0-12 0-18-1-7 0-13 0-19 0l-33 1v-9c10 0 16 0 19-1 3-2 4-6 4-12v-93h-23v-9h23v-34c0-10 2-19 7-25 4-7 10-12 17-16 7-3 14-5 20-5 8 0 14 2 19 6s7 9 7 14zM185 95c-1 4-2 7-5 9-2 2-5 3-8 3s-6-1-8-3c-3-2-4-5-4-9s1-7 3-8c2-2 3-3 4-3-1-1-2-1-4-1-7 0-13 3-18 8s-9 12-12 20c-2 8-4 17-4 26v45c0 3 0 6 1 8s3 3 6 4 8 1 15 1h6v9c-5 0-12 0-18-1-6 0-13 0-18 0l-33 1v-9c9 0 15 0 18-1 3-2 5-6 4-12v-77c1-7 0-11-3-13s-9-3-19-3v-9l40-3v32c1-5 3-9 6-14s7-9 12-13c5-3 10-5 17-5s12 2 16 5c3 4 5 8 6 13zM308 140c0-5 0-12-1-19-1-8-3-14-7-21-4-6-8-11-14-14s-12-4-18-4-12 1-18 4-11 8-15 15c-3 6-5 13-6 20s-1 14-1 19c0 6 0 12 1 20 1 7 3 14 6 21 4 6 9 11 15 14 6 4 12 5 18 5 7 0 14-2 20-6 6-3 10-9 13-15 3-7 5-13 6-20s1-13 1-19zM332 143c-1 12-4 23-9 33-6 9-14 17-23 23-10 5-21 8-32 8-12 0-22-3-32-8-9-6-17-13-23-23-7-10-10-21-10-33 0-13 3-24 10-34 5-10 13-18 22-24 10-6 21-10 33-10s22 4 32 10 17 14 23 24c5 10 8 21 9 34zM542 203l-33 1v-9c10 0 16 0 19-1 3-2 4-6 4-12v-67c0-8-1-16-4-22s-9-9-18-10c-6 0-12 2-18 6-6 3-11 8-14 15-4 7-6 15-6 25v53c-1 6 1 10 4 12 2 1 9 1 18 1v9l-32-1-33 1v-9c10 0 16 0 19-1 3-2 4-6 4-12v-67c0-8-1-16-4-22s-9-9-18-10c-6 0-12 2-18 6-6 3-11 8-14 15-4 7-6 15-7 25v53c0 6 2 10 5 12 2 1 9 1 18 1v9l-32-1-33 1v-9c10 0 16 0 19-1 2-2 4-6 4-12v-77c0-7-1-11-4-13s-9-3-19-3v-9l41-3v30c4-9 9-16 16-22 7-5 16-8 26-8 5 0 10 0 15 2 5 1 10 4 15 8 4 4 7 10 9 18 1-4 4-8 7-12 4-4 8-8 14-11s12-5 20-5c9 0 15 1 20 4 5 2 9 4 11 7 4 4 6 10 7 16s2 16 2 28v55c0 4 2 6 5 7 4 1 10 1 17 1v9zM770 204c-4 0-8 0-14 0-5-1-11-1-16-1-6 0-10 0-14 0s-9 0-14 0c-6 0-11 0-17 1-5 0-10 0-13 0v-9h7c8 0 13 0 17-1 3-1 5-2 6-4s1-5 1-8v-153c0-3 0-6-1-8s-3-4-6-4c-4-1-9-2-17-2h-7v-8c3 0 8 0 13 0 6 0 11 0 17 0 5 0 10 0 14 0s9 0 14 0 11 0 16 0c6 0 10 0 14 0v8h-8c-7 0-13 1-16 2s-5 2-6 4-1 5-1 8v153c0 3 0 6 1 8s3 3 6 4 9 1 16 1h8zM955 107c0-11-1-22-3-34-2-11-6-22-12-31-7-10-16-17-25-21s-18-6-27-6h-29c-6 0-11 1-12 3-2 1-2 4-2 9v157c0 4 0 7 2 9 1 2 6 2 12 2h29c10 0 18-1 25-4s13-7 17-10c4-4 7-8 9-10 6-7 9-15 12-25s4-23 4-39zM984 107c0 19-4 35-12 50-8 14-19 26-32 34-13 9-28 13-44 13h-105v-9h6c8 0 13 0 16-1 4-1 6-2 6-4 1-2 1-5 1-8v-153c0-3 0-6-1-8 0-2-2-4-6-4-3-1-8-2-16-2h-6v-8h105c16 0 31 4 45 13 13 9 23 21 31 36 8 16 12 33 12 51zM1303 15c-10 1-16 2-21 4-4 3-6 5-7 9-1 3-2 7-1 10v93c0 6 0 10-1 12 0 3 0 5 0 8-2 11-6 21-12 30-5 9-13 16-22 21-9 6-19 8-30 9-13-1-26-4-36-10-11-6-20-15-27-26-6-11-10-23-10-36v-110c0-3 0-6-1-8 0-2-2-4-6-4-3-1-8-2-15-2h-7v-8c3 0 7 0 13 0 5 0 10 0 16 0 5 0 9 0 13 0s9 0 14 0 10 0 16 0c5 0 9 0 13 0v8h-7c-8 0-13 1-16 2s-5 2-6 4-1 5-1 8v111c0 18 3 31 9 40s13 15 20 18c8 2 14 4 18 4 10 0 18-3 27-8 8-5 15-12 20-22 6-9 8-21 9-34v-101c0-3-1-6-1-9-1-3-4-6-8-9-4-2-11-3-21-4v-8h34 34zM1435 203l-33 1v-9c10 0 16 0 19-1 3-2 4-6 4-12v-67c0-8-1-16-4-22s-9-9-18-10c-6 0-12 2-18 6-6 3-11 8-14 15-4 7-6 15-6 25v53c-1 6 1 10 4 12 2 1 9 1 18 1v9l-32-1-33 1v-9c10 0 16 0 19-1 3-2 4-6 4-12v-77c0-7-1-11-4-13s-9-3-19-3v-9l41-3v30c4-9 9-16 16-22 7-5 16-8 26-8 9 0 15 1 20 4 5 2 9 4 11 7 4 4 7 10 7 16 1 6 2 16 2 28v55c0 4 2 6 5 7 4 1 10 1 17 1v9zM1530 29c0 4-2 8-4 11-3 3-7 4-12 5-4-1-8-2-11-5s-4-7-4-11 1-7 4-10c2-3 6-5 11-5s8 2 11 5 5 6 5 10zM1545 204c-9 0-19 0-30-1l-31 1v-9c9 0 15 0 18-1 3-2 4-6 4-12v-77c0-7-1-11-4-13-2-2-8-3-17-3v-9l40-3v106c0 5 1 8 3 10s8 2 17 2zM1650 168c0 7-1 13-2 19-2 6-5 10-10 14-4 4-9 6-16 6-4 1-8 0-14-2-6-1-11-5-16-11-5-5-7-14-7-26v-79h-25v-6c10-1 17-4 23-10 5-6 9-13 11-22s3-17 3-25h8v54h41v9h-41v80c-1 2 0 5 0 10 1 5 3 10 5 14 3 4 8 7 14 7 5 0 10-3 14-8 3-5 5-13 5-24v-16h7z">
          <text:p/>
        </draw:path>
        <draw:path draw:style-name="gr3" draw:text-style-name="P2" draw:layer="layout" svg:width="1.378cm" svg:height="0.2cm" svg:x="5.037cm" svg:y="5.242cm" svg:viewBox="0 0 1379 201" svg:d="M87 197c-3 0-8 0-13 0s-11-1-17-1c-5 0-10 0-14 0s-8 0-14 0c-5 0-11 1-16 1-6 0-10 0-13 0v-9h7c8 0 13 0 16-1 4-1 6-2 7-4s1-5 1-8v-153c0-3 0-6-1-8s-3-3-7-4c-3-1-8-1-16-1h-7v-9c3 0 7 0 13 0 5 0 11 1 16 1 6 0 11 0 15 0 3 0 8 0 14 0 5 0 11-1 16-1s10 0 13 0v9h-7c-8 0-13 0-16 1-4 1-6 2-7 4s-1 5-1 8v153c0 3 0 6 1 8s3 4 7 4c3 1 8 1 16 1h7zM220 196l-33 1v-9c10 1 16 0 19-1 3-2 4-5 4-12v-67c0-8-1-15-4-22-3-6-9-9-18-10-6 0-12 2-18 6-6 3-11 9-14 15-4 7-6 16-6 26v52c-1 7 1 10 4 12 2 1 9 2 18 1v9l-32-1-33 1v-9c10 1 16 0 19-1 3-2 4-5 4-12v-77c0-7-1-11-4-13s-9-3-19-3v-9l41-3v30c4-9 9-16 16-21 7-6 16-9 26-9 9 0 15 2 20 4s9 4 11 7c4 5 6 10 7 16 1 7 2 16 2 28v55c0 4 2 7 5 7 4 1 10 2 17 1v9zM363 161c0 10-3 20-11 27-7 8-19 12-35 13-4 0-8-1-14-2-6-2-12-5-18-11-3 3-4 5-5 5 0 1-1 2-1 2-3 2-4 4-5 5-1 0-2 1-2 1-2 0-3-1-3-2s0-3 0-5v-38c0-3 0-5 0-6 1-1 2-2 3-2 2 0 3 1 3 1 1 1 1 2 2 4 2 13 6 23 12 30 7 7 16 11 28 11 11 0 19-3 24-7 5-5 8-12 8-19s-2-12-6-16c-4-3-9-6-13-8-5-1-9-2-11-2-10-2-18-4-23-6-6-1-10-4-15-8-8-6-12-14-12-24 0-6 1-11 4-17 3-5 7-9 14-13s16-5 28-6c2 0 6 1 11 1 5 1 10 4 16 7 0 0 1-1 2-2s2-2 3-2c1-2 3-3 3-3 1 0 2-1 3-1s2 1 2 2c1 1 1 3 1 5v29c0 3-1 5-1 6s-1 1-3 1c0 0-1 0-2 0s-1-1-2-2c0-4 0-8-2-13-1-6-4-11-9-15-4-5-12-7-22-7-12 0-21 2-26 7-4 4-7 9-6 15 0 5 2 10 5 13 4 3 8 5 14 7 5 1 10 2 16 3s12 3 17 5c6 2 11 5 16 9 2 2 4 5 7 9 3 5 5 11 5 19zM467 162c0 6-1 12-3 18s-5 11-9 14c-4 4-10 6-16 7-4 0-9-1-15-3-6-1-11-5-15-10-5-6-7-15-8-26v-80h-24v-6c9-1 17-4 22-10 6-6 9-13 12-21 2-8 3-18 3-26h7v54h41v9h-41v80c0 2 0 6 1 10 1 5 2 10 5 14 3 5 7 7 14 7 5 0 9-2 13-8 4-5 6-13 6-24v-16h7zM589 88c-1 4-2 8-5 9-2 2-5 3-8 3s-6-1-8-3c-3-2-4-5-4-9s1-6 3-8 3-3 3-3c0 0-1-1-3-1-7 1-13 3-18 8s-9 12-12 20c-2 8-4 17-4 27v44c0 3 0 6 1 8s3 4 6 4c3 1 8 1 15 1h6v9c-6 0-12 0-18 0s-13-1-18-1l-33 1v-9c9 1 15 0 18-1 3-2 5-5 4-12v-77c1-7-1-11-3-13-3-2-9-3-19-3v-9l40-3v32c1-4 3-9 6-14s7-9 12-12c5-4 10-6 17-6s12 2 16 5c3 4 5 8 6 13zM709 201v-26c-9 17-21 26-38 26-14-1-24-3-30-8s-10-11-12-19c-1-7-1-14-1-22v-43c0-9 0-15-1-19-1-3-3-6-6-7s-8-1-16-1v-9l43-3v96c-1 5 0 9 1 14 1 4 3 7 7 10 3 3 9 4 17 4 10 0 19-5 25-13s10-19 10-31v-52c0-7-1-11-4-13s-9-3-19-3v-9l43-3v102c-1 7 0 12 3 14s9 3 19 2v9zM877 163c0 1-1 3-2 7-2 4-4 8-8 13-3 5-8 9-14 12-7 4-14 5-24 6-11-1-22-4-31-9-9-6-17-14-22-23-6-10-9-21-9-34 0-12 3-23 8-33 6-10 13-18 22-24 10-6 20-9 33-10 7 0 14 2 21 4s12 6 16 10c4 5 6 11 7 17 0 5-2 8-4 10-3 3-6 4-10 4s-7-2-9-4c-3-3-4-6-4-10 0-2 1-4 2-7 2-3 6-5 12-6-4-3-8-6-12-7-5-2-9-3-12-3-4 0-6 0-7 0-6-1-11 1-17 4-6 4-11 10-15 18-5 9-7 21-7 37 0 15 3 27 7 35 5 9 10 15 16 18 6 4 12 6 18 5 3 1 7 0 12-2 5-1 10-4 14-8 5-5 8-11 11-20 0-2 2-3 4-3 1 0 1 0 2 1 1 0 2 1 2 2zM980 162c0 6-1 12-3 18s-5 11-10 14c-4 4-9 6-16 7-4 0-8-1-14-3-6-1-11-5-16-10-5-6-7-15-7-26v-80h-25v-6c10-1 17-4 23-10 5-6 9-13 11-21s4-18 4-26h7v54h41v9h-41v80c0 2 0 6 0 10 1 5 3 10 6 14 2 5 7 7 13 7 5 0 10-2 14-8 3-5 5-13 5-24v-16h8zM1054 22c0 4-1 8-4 12-2 3-6 5-11 5s-8-2-11-5c-3-4-4-7-4-12 0-3 1-7 4-10 2-3 6-5 11-5s8 2 11 5 4 6 4 10zM1070 197c-10 0-20 0-30-1l-31 1v-9c9 1 15 0 18-1 3-2 4-5 4-12v-77c0-7-1-11-4-13-2-2-8-3-17-3v-9l40-3v106c0 5 1 9 3 10 2 2 8 3 17 2zM1192 133c1-5 0-12 0-19-1-7-3-14-7-21-4-6-9-10-14-14-7-3-13-4-20-4-6 0-11 1-17 4-6 4-11 8-15 15s-6 13-6 20c-1 7-2 14-1 19-1 6 0 12 1 20 0 7 2 15 6 21 4 7 9 11 15 15 5 3 11 4 18 4s15-2 20-5c6-4 11-9 14-16s5-13 6-20c0-7 1-13 0-19zM1216 136c0 12-3 23-9 33-5 9-13 17-23 23-9 5-21 8-33 9-11-1-21-4-31-9-10-6-17-13-23-23s-9-21-9-33 3-23 8-34c6-10 14-18 23-24 10-6 21-9 33-10 11 1 23 4 33 10 9 6 17 14 23 24 5 10 8 21 8 34zM1346 196l-32 1v-9c9 1 15 0 18-1 3-2 5-5 4-12v-67c1-8-1-15-4-22-2-6-8-9-17-10-6 0-12 2-18 6-6 3-11 9-15 15-4 7-6 16-6 26v52c0 7 1 10 4 12 3 1 9 2 19 1v9l-33-1-32 1v-9c9 1 15 0 18-1 3-2 5-5 4-12v-77c1-7 0-11-3-13s-9-3-19-3v-9l40-3v30c5-9 10-16 17-21 7-6 16-9 26-9 8 0 15 2 20 4s8 4 10 7c5 5 7 10 8 16 1 7 1 16 1 28v55c0 4 2 7 6 7 4 1 9 2 17 1v9z">
          <text:p/>
        </draw:path>
        <draw:path draw:style-name="gr3" draw:text-style-name="P2" draw:layer="layout" svg:width="0.777cm" svg:height="0.259cm" svg:x="5.337cm" svg:y="5.595cm" svg:viewBox="0 0 778 260" svg:d="M121 196c-2-9-4-16-8-21s-9-8-17-8c-6 0-10 2-13 6-3 3-4 7-4 12 0 1 0 3 1 6s2 6 5 8c2 2 6 3 11 3 3 0 7 0 11-1s9-3 14-5zM162 106c0-25-4-44-11-59-7-14-16-24-26-30-10-7-20-10-30-10-9 0-18 3-29 9-10 6-19 16-26 31-7 14-11 34-11 59 0 21 3 39 9 52 5 13 12 22 19 29 7 6 14 10 19 12 0-1-1-2-2-5-1-2-1-5-2-9 0-6 2-12 7-17 4-5 10-7 17-7 8 0 15 3 20 9s9 13 13 21c9-8 17-17 22-27s8-21 9-31c2-11 3-20 2-27zM193 206c0 6-1 13-2 21-2 8-6 16-11 23-5 6-12 10-22 10-9 0-15-3-20-8s-8-12-10-20-4-17-5-27c-4 2-9 3-13 3-5 1-10 3-14 3-18-2-34-6-48-15-15-10-26-22-35-38-9-15-13-33-13-52 0-20 4-38 13-54s20-28 35-38c14-9 30-14 47-14 18 0 34 5 48 14 15 10 26 22 35 38s13 34 13 54c0 22-6 41-16 58-11 17-25 29-42 37 3 10 7 17 11 22s10 7 16 7c7 0 12-2 17-6s9-10 10-19c0-3 1-5 3-5 1 0 2 1 3 2 0 1 0 3 0 4zM321 206v-26c-9 18-21 27-37 26-15 0-25-2-31-7s-10-11-11-19c-2-7-2-15-2-22v-43c0-9 0-15-1-19 0-3-2-6-6-7-3-1-8-1-16-1v-9l43-3v96c0 5 0 9 1 14 1 4 3 7 7 10s9 4 17 4c11 0 19-5 25-13 7-8 10-19 10-32v-51c0-7-1-11-4-13-2-2-9-3-18-3v-9l42-3v102c-1 7 1 12 3 14 3 2 9 2 19 2v9zM470 131c0-3 0-8-1-13s-2-11-4-17c-2-5-6-10-10-14s-10-6-18-6c-3-1-7 1-13 3-5 3-10 7-14 15-5 7-8 17-8 32zM489 169c0 2-2 6-5 12s-8 12-15 17-16 8-28 8c-11 0-22-3-31-8-10-6-18-14-23-24-6-10-9-21-9-34 0-12 2-23 8-33 5-10 12-18 21-24s19-9 30-9c12 0 22 3 30 9 7 5 13 12 17 20 3 9 5 18 5 28 0 3 0 4-1 5s-3 1-6 1h-81c0 5 1 12 1 20 1 8 4 16 8 23 3 5 8 10 13 13 6 4 12 6 20 6 1 0 4 0 9-1s10-3 16-8c5-4 10-11 13-20 1-3 2-4 4-5 1 0 2 1 3 1 1 1 1 2 1 3zM610 206v-26c-9 18-21 27-37 26-15 0-25-2-31-7s-10-11-11-19c-2-7-2-15-2-22v-43c0-9 0-15-1-19-1-3-3-6-6-7s-8-1-16-1v-9l43-3v96c-1 5 0 9 1 14 1 4 3 7 7 10 3 3 9 4 17 4 11 0 19-5 25-13s10-19 10-32v-51c0-7-1-11-4-13s-9-3-19-3v-9l43-3v102c-1 7 1 12 3 14 3 2 9 2 19 2v9zM759 131c0-3 0-8-1-13s-2-11-4-17c-2-5-6-10-10-14-5-4-10-6-18-6-3-1-8 1-13 3-5 3-10 7-15 15-4 7-7 17-7 32zM778 169c0 2-2 6-5 12s-8 12-15 17-17 8-28 8-22-3-31-8c-10-6-18-14-23-24-6-10-9-21-10-34 1-12 3-23 9-33 5-10 12-18 21-24s19-9 30-9c12 0 22 3 30 9 7 5 13 12 17 20 3 9 5 18 5 28 0 3 0 4-1 5s-3 1-6 1h-81c0 5 0 12 1 20s4 16 8 23c3 5 8 10 13 13 6 4 12 6 20 6 1 0 4 0 9-1 4-1 10-3 15-8 6-4 11-11 14-20 1-3 2-4 4-5 1 0 2 1 3 1 0 1 1 2 1 3z">
          <text:p/>
        </draw:path>
        <draw:polygon draw:style-name="gr3" draw:text-style-name="P2" draw:layer="layout" svg:width="11.109cm" svg:height="3.391cm" svg:x="5.528cm" svg:y="11.306cm" svg:viewBox="0 0 11110 3392" draw:points="22,17 22,0 11110,0 11110,3392 0,3392 0,0 22,0 22,17 44,17 44,3354 11068,3354 11068,38 22,38 22,17 44,17">
          <text:p/>
        </draw:polygon>
        <draw:path draw:style-name="gr3" draw:text-style-name="P2" draw:layer="layout" svg:width="11.071cm" svg:height="0.065cm" svg:x="5.566cm" svg:y="12.631cm" svg:viewBox="0 0 11072 66" svg:d="M13 0l-4 14 4-14-4 14 4-14c0 0 30 5 68 5 300 9 1422 13 2845 13 1642 0 3675-4 5300-8 813 0 1524-5 2032-5 508-5 810-5 814-5v48c0 0-4865 18-8146 18-817 0-1537 0-2058-6-262 0-474-4-618-4-76-4-135-4-173-4-22 0-38-4-51-4s-17 0-26-5z">
          <text:p/>
        </draw:path>
        <draw:path draw:style-name="gr3" draw:text-style-name="P2" draw:layer="layout" svg:width="11.07cm" svg:height="0.064cm" svg:x="5.55cm" svg:y="13.3cm" svg:viewBox="0 0 11071 65" svg:d="M12 0v13-13 13-13c4 0 30 4 72 4 297 9 1423 13 2845 13 1639 0 3675-4 5301-8 812 0 1524-5 2032-5 503-4 809-4 809-4v48c0 0-4861 17-8142 17-817 0-1541 0-2062-5-258 0-470-4-618-4-72-4-131-4-173-4-21 0-38-4-47-4-13 0-21 0-29-5z">
          <text:p/>
        </draw:path>
        <draw:path draw:style-name="gr3" draw:text-style-name="P2" draw:layer="layout" svg:width="11.071cm" svg:height="0.063cm" svg:x="5.511cm" svg:y="11.954cm" svg:viewBox="0 0 11072 64" svg:d="M13 4l-4 8 4-12v4l-4 8 4-12c0 4 31 4 73 4 296 13 1418 13 2845 13 1638 0 3675-5 5296-9 813 0 1524-4 2032-4s809-4 813-4v46c0 0-4864 18-8141 18-821 0-1541 0-2062-4-262 0-470-4-618-4-76 0-135-4-173-4-22 0-38 0-51 0-14-6-18-6-27-6z">
          <text:p/>
        </draw:path>
        <draw:path draw:style-name="gr3" draw:text-style-name="P2" draw:layer="layout" svg:width="11.071cm" svg:height="0.063cm" svg:x="5.511cm" svg:y="13.986cm" svg:viewBox="0 0 11072 64" svg:d="M13 0l-4 8 4-8-4 8 4-8c0 0 31 4 73 4 296 9 1418 13 2845 13 1638 0 3675-4 5296-9 813-4 1524-4 2032-4 508-4 809-4 813-4v47c0 0-4864 17-8141 17-821 0-1541-4-2062-4-262 0-470-4-618-4-76-4-135-4-173-4-22 0-38-5-51-5-14 0-18 0-27-4z">
          <text:p/>
        </draw:path>
        <draw:path draw:style-name="gr3" draw:text-style-name="P2" draw:layer="layout" svg:width="0.252cm" svg:height="0.201cm" svg:x="5.711cm" svg:y="11.568cm" svg:viewBox="0 0 253 202" svg:d="M55 25c0 6-2 11-6 16-5 4-10 6-16 6-7 0-12-2-16-6-4-5-7-10-7-16 0-7 3-12 7-16s9-7 16-7c6 0 11 3 16 7 4 4 6 9 6 16zM35 200h-35v-14h20v-89c0-5-1-9-3-10s-8-1-16-1v-14l50-2v116h18v14zM200 98c-3-5-8-9-14-12-6-4-13-6-21-6-5 0-10 1-16 3-5 2-11 6-15 12s-6 12-7 19c0 8-1 15 0 22-1 7 0 15 1 23 1 9 4 16 9 22s13 9 25 11c7 0 13-3 18-6 5-2 10-5 14-8 3-4 5-6 6-8zM200 202v-15c-4 5-10 8-18 11-7 2-14 4-23 4-22 0-39-6-51-19-12-12-18-28-18-47 0-21 7-37 20-48 13-12 31-18 52-18 5 0 11 0 18 2 6 2 15 5 22 11v-56c0-6-1-9-3-10-3-1-8-2-18-2v-13l52-2v175c0 5 1 8 3 9 3 2 8 2 17 2v14z">
          <text:p/>
        </draw:path>
        <draw:path draw:style-name="gr3" draw:text-style-name="P2" draw:layer="layout" svg:width="0.328cm" svg:height="0.186cm" svg:x="6.858cm" svg:y="11.629cm" svg:viewBox="0 0 329 187" svg:d="M110 64c1-7 0-14 0-21-1-7-3-13-6-18s-7-9-13-11c-5-3-11-4-17-4-7 0-14 1-19 4-6 3-10 7-13 13-2 5-4 11-4 17-1 7-1 14-1 20 0 9 1 17 2 26 1 8 4 16 9 21 5 6 14 9 26 9s20-3 25-9c6-5 9-13 10-21 1-9 2-17 1-26zM147 67c0 12-3 23-8 33-6 9-14 17-25 23s-24 9-40 9-30-3-41-9c-10-6-19-13-24-23-6-10-9-21-9-33 0-13 3-24 9-34s14-18 25-24 24-9 40-9 29 3 40 9 19 14 25 24c5 10 8 21 8 34zM292 66c0-18-3-32-10-41-7-8-15-13-25-13-4 0-8 1-15 2-6 2-12 6-18 12-2 1-3 3-4 4 0 1 0 3 0 5v61c0 3 0 5 0 6s1 2 3 4c7 7 13 12 18 14 6 1 10 2 12 1 7 0 13-1 19-5s11-10 14-18c4-8 6-19 6-32zM329 66c0 20-7 36-20 48s-31 18-52 18c-6 0-13-1-19-3s-12-5-18-10v53h20v15l-37-1-37 1v-15h21v-145c0-5-1-8-3-9-3-1-8-2-18-2v-13l52-2v14c3-3 9-6 16-9 8-4 17-5 27-5 21 0 38 6 50 18s18 27 18 47z">
          <text:p/>
        </draw:path>
        <draw:path draw:style-name="gr3" draw:text-style-name="P2" draw:layer="layout" svg:width="0.569cm" svg:height="0.204cm" svg:x="7.944cm" svg:y="11.563cm" svg:viewBox="0 0 570 205" svg:d="M151 56c0-6 0-12-2-18-1-6-5-11-12-15s-18-6-33-7h-34v80h34c15 0 26-2 33-6 7-5 11-10 12-16 2-6 3-12 2-18zM236 174c0 2-1 5-2 10-2 5-5 9-10 14-5 4-13 6-23 7-6 0-13-1-21-2-7-1-15-3-21-6-7-3-11-7-14-11s-5-9-5-14c-1-6-1-11-1-18s0-12-1-16c0-5-1-8-2-11s-3-6-6-9c-5-5-10-9-15-10s-9-1-11-1h-34v81h31v13c-3 0-8 0-15 0-6 0-12 0-19 0s-12 0-16 0c-5 0-10 0-16 0-7 0-13 0-20 0-6 0-11 0-15 0v-13h31v-172h-31v-13h109c18 0 34 3 47 7 12 5 22 11 29 19s10 17 10 27-4 19-11 27c-8 8-20 15-37 20 7 2 13 5 19 11 7 6 11 13 13 23 1 1 1 3 1 7 1 3 1 7 2 10 0 4 0 6 1 8 0 4 1 8 2 13s3 10 6 13c3 4 7 6 13 6 4 0 8-1 12-5 3-3 6-8 6-15 0-2 1-3 1-4 1-2 3-2 6-2 1 0 3 0 4 0 2 1 3 3 3 6zM406 143c0 10-3 20-7 29s-11 17-21 23c-9 6-22 9-38 10-4 0-9-1-16-1-6-1-13-3-21-5-7-2-15-6-21-10l-14 13c-1 1-2 2-2 2-1 0-2 1-3 1-3 0-4-1-5-2 0-2 0-4 0-7v-52c0-3 0-5 1-7 0-1 2-1 6-1 3 0 5 0 5 1 1 1 1 3 1 5 1 11 4 19 9 26s11 11 19 15c7 3 14 5 22 6 7 1 14 2 19 2 10 0 18-2 23-6 6-3 9-8 11-13 3-5 4-10 4-15-1-6-2-11-5-15-2-5-5-8-7-10s-4-3-7-4c-2-1-6-3-10-4-5-1-11-2-19-4-11-2-19-4-26-6-6-2-13-5-17-7-5-3-9-7-14-11-3-3-6-8-10-15-3-6-5-14-5-23 0-11 2-20 7-29 4-8 12-16 21-21 11-5 23-8 37-8 7 0 15 1 24 3 8 2 17 6 25 13l13-13c2-1 3-2 4-3 0 0 1 0 2 0 3 0 4 0 5 2 0 1 0 3 0 6v52c0 4 0 6-1 7 0 1-2 2-6 2-2 0-4-1-5-2s-1-3-2-6c-2-13-6-23-13-30-6-7-13-12-21-15-9-3-17-4-25-4-9 0-17 2-22 5-5 4-10 7-12 12s-3 9-3 13c0 6 1 11 4 15 4 5 8 8 12 10 4 3 8 5 12 5l42 9c9 2 17 6 24 11 8 6 14 13 18 22 5 9 7 18 8 29zM570 201c-5 0-11 0-18 0s-14 0-21 0c-8 0-14 0-19 0s-11 0-18 0-15 0-22 0-13 0-17 0v-13h40v-150c-9 3-16 4-23 5s-12 1-14 1h-6v-14h6c2 0 6 0 12 0 7-1 14-2 22-5 8-2 16-6 23-11 2-1 3-2 3-2 1 0 2 0 4 0 3 0 6 1 6 2 1 2 2 4 1 7v167h41z">
          <text:p/>
        </draw:path>
        <draw:path draw:style-name="gr3" draw:text-style-name="P2" draw:layer="layout" svg:width="0.575cm" svg:height="0.204cm" svg:x="11.881cm" svg:y="11.558cm" svg:viewBox="0 0 576 205" svg:d="M151 57c1-6 0-12-1-18-2-6-6-11-13-15-6-5-17-7-33-7h-33v80h33c15 0 27-2 33-7 7-4 11-9 13-15 1-6 2-12 1-18zM236 175c0 2 0 5-2 10s-5 9-10 13c-5 5-12 7-22 7-7 0-14 0-21-1-8-1-15-3-22-6-6-4-11-7-14-11-3-5-5-9-5-15-1-5-1-11-1-17 0-7 0-13 0-17-1-4-1-7-3-10-1-3-3-6-6-10-5-5-10-8-15-9s-9-2-11-1h-33v81h31v13c-4 0-9 0-15-1-7 0-13 0-20 0-6 0-12 0-16 0s-10 0-16 0c-7 0-13 0-20 0-6 1-11 1-15 1v-13h31v-172h-31v-13h110c18 0 33 2 46 7s22 11 29 19 10 17 10 27-3 19-11 27-20 15-37 19c7 2 13 6 20 11 6 6 10 14 13 24 0 1 0 3 0 6 1 4 1 7 2 11 0 4 1 6 1 7 0 5 1 9 2 14s3 9 6 13 7 6 13 6c5 0 8-2 12-5s6-8 7-15c0-2 0-3 1-5 0-1 2-2 5-2 2 0 3 0 5 1 1 1 2 3 2 6zM405 144c0 10-2 19-7 29-4 9-11 17-21 23-9 6-22 9-38 9-4 0-9 0-16-1-6 0-13-2-20-4-8-3-15-6-21-11l-13 14c-2 1-2 1-3 2-1 0-2 0-3 0-2 0-4 0-4-2-1-1-1-3-1-6v-52c0-3 0-6 1-7s3-2 6-2 5 1 5 2c1 1 1 3 1 5 1 11 4 19 9 26 5 6 11 11 18 15 7 3 15 5 22 6s14 2 19 2c10 0 18-2 23-6 6-3 10-8 12-13s3-10 3-15c0-7-2-12-4-16-3-4-5-7-8-9-2-2-4-3-6-5-3-1-6-2-11-3s-11-3-19-4c-11-3-19-4-25-7-7-2-12-4-17-7-4-2-9-6-14-10-3-4-6-9-10-15-3-6-5-14-5-24s2-19 7-28 12-16 21-21c10-6 22-8 36-9 8 0 15 1 24 3s17 7 26 13l13-12c1-2 2-3 3-3s1-1 2-1c3 0 4 1 5 2 1 2 1 4 1 6v53c0 3-1 6-1 7-1 1-3 1-6 1s-5 0-6-1-1-3-2-6c-2-13-6-23-13-30-6-8-13-13-21-15-8-3-16-4-24-4-10 0-17 2-23 5-5 3-9 7-11 12-2 4-3 9-3 13 0 6 2 11 4 15 3 4 7 8 11 10 4 3 8 4 12 5l42 9c9 2 17 6 25 11 7 5 13 12 18 21 4 9 7 19 7 30zM568 202h-125v-5c0-3 0-5 1-6 0-1 1-2 3-4l59-59c20-21 31-41 31-61 0-11-3-20-10-28-6-8-16-13-28-13-5 0-11 1-17 2-5 2-10 5-14 8 2 0 4 1 6 3 3 1 5 3 7 6 3 3 4 7 5 12-1 7-4 12-8 16-5 3-9 5-14 5-3 0-6-1-9-2s-6-3-8-7c-2-3-4-7-4-13 0-8 3-16 8-23 6-6 13-11 22-15 11-4 21-5 33-5 14 0 26 2 36 6 11 5 19 11 25 19s9 18 9 29c0 9-1 17-5 24-4 6-10 13-18 20s-17 14-28 22c-6 5-13 10-20 16s-14 11-21 17h42c2 0 5 0 9 0s8 0 12 0c4-1 7-1 8-2 2 0 3-3 4-6s2-7 3-11c0-4 1-7 1-9h13z">
          <text:p/>
        </draw:path>
        <draw:path draw:style-name="gr3" draw:text-style-name="P2" draw:layer="layout" svg:width="0.613cm" svg:height="0.202cm" svg:x="9.879cm" svg:y="11.559cm" svg:viewBox="0 0 614 203" svg:d="M231 16c-7 0-13 0-16 1-4 1-6 1-7 2s-2 2-2 3l-77 174c-1 4-3 6-5 7-2 0-4 1-6 0-4 0-7 0-8-1-2-2-3-4-4-6l-79-180h-27v-13c4 0 8 0 14 0s11 0 17 0 11 0 15 0 10 0 16 0c7 0 13 0 19 0 7 0 12 0 16 0v13h-27l61 139 58-132c1-1 1-2 1-3 0-2-2-2-6-3-3 0-7-1-11-1s-7 0-8 0v-13c6 0 12 0 19 0 6 0 13 0 19 0h33v13zM320 134c-4 0-9 0-16 1-6 1-13 3-20 5-6 3-12 6-17 11s-7 11-7 19c0 6 3 12 7 16 5 4 11 6 19 6 3 1 7 0 12-1 5-2 10-5 15-10 4-4 6-11 7-20zM378 194c0 3-1 5-3 6s-4 1-7 1h-14c-9 0-16-1-21-4-4-2-6-5-7-8-1-4-2-7-1-10-4 6-9 12-16 16-7 5-16 8-27 8-7 0-15-1-24-3-8-1-15-4-22-9-6-5-10-12-10-21 0-10 4-19 12-25 7-6 17-10 27-13 11-3 21-5 31-6 11 0 18-1 24-1v-10c0-22-11-34-32-34-2 0-5 0-9 0-3 1-8 1-12 2 1 0 2 2 4 4 1 2 2 6 3 10-1 6-3 11-6 14-4 3-8 4-13 4-4 0-8-1-11-4-4-3-6-8-6-14 0-8 3-14 9-18 7-4 14-6 22-7s14-2 20-1c22 0 38 4 48 12s15 19 15 32v62c0 3 1 6 3 8 1 1 7 2 15 3 2-1 4 0 5 0 2 1 3 3 3 6zM428 200l-35 1v-13h20v-161c0-5-1-8-3-9-3-2-8-2-17-2v-13l51-3v188h20v13zM614 201c-5 0-10 0-17-1-7 0-15 0-22 0s-13 0-18 0-12 0-19 0-14 0-21 0c-8 1-13 1-18 1v-13h40v-150c-8 2-16 4-23 5-7 0-12 1-14 0h-6v-13h6c2 0 6 0 13-1 6 0 13-2 21-4s16-6 24-11c1-1 2-2 3-2 0 0 2 0 3 0 4 0 6 0 7 2 0 1 1 4 1 7v167h40z">
          <text:p/>
        </draw:path>
        <draw:path draw:style-name="gr3" draw:text-style-name="P2" draw:layer="layout" svg:width="0.619cm" svg:height="0.202cm" svg:x="13.931cm" svg:y="11.568cm" svg:viewBox="0 0 620 203" svg:d="M229 15c-7 0-12 1-15 1-3 1-5 2-6 2-2 1-2 2-3 4l-76 174c-2 3-4 5-5 6-2 1-4 1-7 1-4 0-6-1-8-2-1-1-2-3-3-6l-80-180h-26v-13c3 0 8 0 13 1 6 0 12 0 18 0s10 0 14 0c5 0 10 0 17 0 6 0 13 0 19 0 6-1 11-1 15-1v13h-27l61 139 59-132c0-1 1-2 1-3s-2-2-6-3c-4 0-8 0-12 0s-6-1-8-1v-13c6 0 12 1 19 1s13 0 19 0l33-1v13zM318 133c-4 0-9 1-15 2-7 1-13 2-20 5-7 2-13 6-17 10-5 5-7 11-8 19 1 7 3 12 8 16s11 7 19 7c2 0 6-1 11-2 6-2 11-5 15-9 5-5 7-12 7-21zM376 194c0 3-1 5-2 6-2 0-4 1-7 0h-14c-10 0-17-1-21-3-4-3-7-6-8-9s-1-7-1-10c-3 7-8 12-15 17s-16 7-28 7c-7 0-14 0-23-2s-16-5-22-10c-7-5-10-12-10-21 0-10 4-18 11-24 8-6 17-11 28-14s21-4 31-5 18-2 23-2v-10c0-22-10-33-31-34-2 0-5 1-9 1s-8 1-12 1c0 1 2 2 3 4 2 3 3 6 3 10 0 6-2 11-6 14-3 3-7 5-12 5-4 0-8-2-12-5s-6-7-6-14c1-8 4-14 10-18 6-3 13-6 21-7s15-1 21-1c21 0 37 4 47 13 11 8 16 18 16 31v62c0 3 0 6 2 8s7 3 16 3c1 0 3 0 5 1 1 0 2 2 2 6zM427 200h-35v-13h19v-160c1-6 0-9-3-10-2-1-8-2-16-2v-13l51-2v187h19v13zM610 200h-123v-5c0-2 0-4 0-6 1-1 2-2 3-4l58-59c21-20 31-40 31-59 0-12-3-22-9-30-7-8-16-12-29-13-5 0-10 1-15 3-5 1-10 4-14 7 1 1 3 2 6 3 2 1 5 4 7 6 2 3 3 8 3 13 0 7-2 13-7 16-4 3-9 5-14 5-2 0-5-1-8-2s-6-3-9-6c-2-3-3-8-3-13 0-10 3-18 8-24 5-7 13-12 22-16 9-3 20-5 32-5 13 0 25 2 36 7 10 4 19 10 25 18 6 9 10 19 10 30 0 9-2 17-7 24-4 7-10 13-17 20-8 6-17 13-28 21-7 5-14 10-21 16s-14 12-21 17h43c1 0 4 0 9 0 4 0 8 0 12 0s7-1 8-1c1-1 3-3 4-7 1-3 1-7 2-11 1-3 1-6 2-8h14z">
          <text:p/>
        </draw:path>
        <draw:path draw:style-name="gr3" draw:text-style-name="P2" draw:layer="layout" svg:width="0.657cm" svg:height="0.258cm" svg:x="15.594cm" svg:y="11.559cm" svg:viewBox="0 0 658 259" svg:d="M125 137c0-8 0-16-1-24-1-9-4-16-9-22s-14-10-25-10c-8 0-16 2-22 5-6 4-12 8-16 13v74c1 1 3 3 6 7 3 3 7 6 11 8 5 3 11 4 18 4 4 1 10 0 15-3 6-2 11-6 15-12 4-5 6-12 7-19s1-14 1-21zM162 137c-1 20-7 36-20 48s-31 18-53 18c-8 0-16-2-22-4-6-3-10-6-14-8-3-3-5-5-6-6-4 5-9 11-14 16h-13v-174c0-5-1-8-4-9-2-2-8-2-16-2v-13l51-3v85c3-3 8-7 15-10 8-3 16-4 27-4 21 0 38 6 50 18s19 27 19 48zM302 203v-23c-4 8-9 13-15 16-5 3-10 5-15 6s-9 1-11 1c-15 0-27-2-37-7s-15-15-15-30v-68c0-6-1-9-3-10-3-1-8-2-17-2v-13l53-2v99c0 5 0 9 1 13 1 3 3 5 6 7s9 2 16 2c11 0 19-3 26-10 6-7 9-17 10-28v-56c0-6-1-9-4-10-2-1-8-2-16-2v-13l52-2v105c0 6 1 9 4 10 2 1 8 2 16 2v13zM477 161c0 10-3 18-7 24-5 6-10 10-16 13-7 2-13 4-18 4-6 1-10 1-12 1-3 0-8 0-14-1-7-1-13-4-20-8l-8 4c-3 3-5 4-5 4-1 1-2 1-3 1-3 0-4-1-5-2-1-2-1-4-1-6v-32c0-3 1-5 1-6 1-1 3-2 6-2 2 0 4 0 5 1 1 0 2 1 2 3 1 4 3 9 6 14 2 5 7 10 12 14 6 3 14 5 24 5 2 1 6 0 11 0 5-1 10-3 14-6 5-3 7-8 8-15-1-6-3-10-7-13-3-3-8-5-13-7-4-1-9-2-12-3-11-1-20-3-27-5-6-2-12-6-18-11-3-3-6-6-8-10s-3-9-4-15c1-9 3-16 8-22 4-5 9-8 16-11 6-2 12-3 18-4 5 0 9-1 11 0 12 0 22 1 29 5 6-3 9-4 11-5 1 0 2-1 2 0 3 0 4 0 5 2 1 1 1 3 1 6v23c0 3 0 5-1 6s-3 2-6 2-5-1-6-1c-1-1-1-3-1-5-1-16-12-24-34-24-2 0-6 0-11 0-5 1-10 3-14 5-4 3-7 7-7 13 0 4 2 8 5 10 4 3 8 4 12 6 5 1 9 2 12 2 11 2 20 4 26 6 6 1 12 4 17 8 11 9 16 19 16 32zM658 86c-6 0-10 0-13 1-3 0-5 1-6 2-1 0-2 1-2 3l-62 132c-3 6-7 11-11 17-4 5-10 9-16 12-6 4-12 5-20 6-9-1-16-3-22-8-7-5-10-11-10-19 0-5 2-10 5-12 5-3 8-5 13-5s9 2 12 5 4 7 4 12-1 9-3 11-4 4-6 4c1 1 2 1 3 1s2 0 4 0c7 0 12-2 17-5 5-4 8-8 11-13s6-10 8-15l7-14-54-115h-20v-14l34 1 36-1v14h-16l37 79 33-72 2-4c-1-1-2-2-4-2-2-1-4-1-7-1-2 0-3 0-3 0v-14l26 1c4 0 8 0 12 0s7-1 11-1z">
          <text:p/>
        </draw:path>
        <draw:path draw:style-name="gr3" draw:text-style-name="P2" draw:layer="layout" svg:width="0.652cm" svg:height="0.213cm" svg:x="5.643cm" svg:y="12.954cm" svg:viewBox="0 0 653 214" svg:d="M90 38l-32 95h65zM160 207c-4 0-9 0-14 0s-10 0-15 0-9 0-13 0v-8c3 0 6-1 10-1s7-1 10-2c2-1 4-3 4-6 0-1 0-3-1-4l-15-44h-71l-13 38c-1 0-1 1-1 2s0 1 0 2c0 4 2 7 6 10 3 3 9 4 16 5v8h-33-30v-8c8 0 15-2 20-5 6-2 10-7 12-15l60-173c1-2 1-3 2-4s3-2 5-2 4 1 4 2c1 1 2 2 3 4l62 181c1 5 3 8 7 9 3 2 9 3 17 3h5v8zM308 114c0-2 0-4-1-5 0-1-1-3-3-5-4-6-9-11-15-14-5-2-10-3-16-3-7 0-14 2-19 5-6 4-10 8-13 13-4 7-7 14-8 21-1 8-1 14-1 20s0 13 1 20 4 14 7 20c4 5 8 10 13 13 5 4 11 5 18 5 6 0 12-1 18-5 6-3 11-8 15-15 2-2 3-4 3-5 1-1 1-3 1-5zM308 211v-19c-4 4-9 9-15 13-7 3-15 5-24 6-11-1-21-3-30-9-10-6-17-14-22-23-6-10-9-21-9-33 0-13 3-24 9-34s14-17 23-23c10-7 21-10 32-10 8 0 15 2 21 6 6 3 11 8 16 13v-63c0-7-1-11-4-13-3-3-9-3-19-3v-9l42-3v175c-1 7 0 12 3 14s9 3 19 3v8zM469 114c0-2 0-4-1-5 0-1-1-3-2-5-5-6-10-11-15-14-6-2-11-3-16-3-8 0-15 2-20 5-6 4-10 8-13 13-4 7-6 14-8 21-1 8-1 14-1 20s0 13 1 20c2 7 4 14 8 20 3 5 7 10 12 13 5 4 11 5 18 5 6 0 12-1 18-5 6-3 11-8 16-15 1-2 2-4 2-5 1-1 1-3 1-5zM469 211v-19c-4 4-9 9-15 13-7 3-14 5-24 6-11-1-21-3-30-9s-17-14-22-23c-6-10-9-21-9-33 0-13 3-24 9-34s14-17 24-23c9-7 20-10 31-10 8 0 15 2 21 6 6 3 12 8 16 13v-63c0-7-1-11-4-13-3-3-9-3-19-3v-9l42-3v175c-1 7 1 12 3 14 3 2 9 3 19 3v8zM653 158c0 10-3 19-8 28-5 8-12 15-22 20-9 5-19 8-31 8-11 0-20-2-29-6s-17-9-22-16-8-15-8-23c0-7 2-11 5-14 4-2 7-3 11-3 5 0 9 1 12 4s5 7 5 12c0 6-2 10-6 13-3 2-9 3-14 3 3 5 9 10 14 13s11 6 16 7c6 1 11 2 15 2s9-1 14-4c5-2 9-7 13-14s5-17 6-30c0-14-3-26-9-34-5-9-14-13-26-14h-12c-3 0-5 0-6 0s-1-1-1-3c0-1 0-2 1-2 1-1 2-1 3-1s3 0 6 0c2-1 4-1 5-1 4 0 8-1 13-2 4-2 9-6 13-13 4-8 6-14 7-21 1-6 1-11 1-13 0-8-2-15-5-20-2-4-6-7-10-9s-9-3-13-3c-3 0-8 0-12 2-5 1-10 2-14 5-5 3-9 6-12 11 2 0 4 0 7 0 2 1 5 2 7 4s4 5 4 10c0 4-1 8-4 11-3 2-6 4-11 4s-8-1-11-4-4-6-4-11c0-11 5-20 15-28 10-7 22-11 37-11 9 0 18 1 26 5 8 3 14 8 19 14s7 13 7 20c0 12-3 22-11 32-7 10-17 16-29 20 15 3 27 10 35 20 9 9 13 20 13 32z">
          <text:p/>
        </draw:path>
        <draw:path draw:style-name="gr3" draw:text-style-name="P2" draw:layer="layout" svg:width="0.65cm" svg:height="0.209cm" svg:x="5.639cm" svg:y="13.615cm" svg:viewBox="0 0 651 210" svg:d="M90 38l-32 94h65zM160 206c-4 0-9 0-14 0s-10 0-15 0-9 1-13 1v-9c3 0 6 0 10 0 4-1 7-1 10-3 2-1 4-3 4-6 0-1 0-2-1-4l-15-44h-71l-13 38c-1 0-1 1-1 2s0 2 0 2c0 4 2 7 6 10 3 3 9 5 16 5v9l-33-1-30 1v-9c8 0 15-1 20-4 6-3 10-8 12-15l60-173c1-2 1-4 2-5s3-1 5-1 4 0 4 1c1 1 2 3 3 5l62 180c1 5 3 8 7 10 3 1 9 2 17 2h5v9zM308 114c0-3 0-4-1-6 0-1-1-2-2-5-5-6-10-11-16-13-5-3-10-4-16-4-7 0-14 2-19 6-6 4-10 8-13 12-4 7-7 14-8 22-1 7-1 14-1 19 0 6 0 13 1 20s4 14 7 20c4 6 8 10 13 14 5 3 11 5 18 5 6 0 12-2 18-5s11-9 16-15c1-3 2-4 2-6 1-1 1-3 1-5zM308 210v-19c-4 5-9 9-15 13-7 4-15 6-24 6-11 0-21-3-30-9-10-5-17-13-22-23-6-10-9-21-9-33s3-24 9-33c6-10 14-18 23-24 10-5 21-8 32-8 8 0 15 1 21 5 6 3 11 7 16 12v-63c0-7-1-11-4-13s-9-3-19-3v-9l42-3v176c-1 7 0 11 3 13s9 3 19 3v9zM469 114c0-3 0-4-1-6 0-1-1-2-2-5-5-6-10-11-15-13-6-3-11-4-16-4-8 0-15 2-20 6-6 4-10 8-13 12-4 7-6 14-8 22-1 7-1 14-1 19 0 6 0 13 1 20 2 7 4 14 8 20 3 6 7 10 12 14 5 3 11 5 18 5 6 0 12-2 18-5s11-9 16-15c1-3 2-4 2-6 1-1 1-3 1-5zM469 210v-19c-4 5-9 9-15 13-7 4-14 6-24 6-11 0-21-3-30-9-9-5-17-13-22-23-6-10-9-21-9-33s4-24 9-33c6-10 14-18 24-24 9-5 20-8 32-8 7 0 14 1 20 5 6 3 12 7 16 12v-63c0-7-1-11-4-13s-9-3-19-3v-9l42-3v176c-1 7 1 11 3 13 3 2 9 3 19 3v9zM643 207h-107c0-3 0-6 1-7 0-1 1-2 2-4l56-61c8-9 15-19 21-30s9-22 9-35c0-8-2-16-4-23-3-7-7-13-13-17s-13-7-22-7c-8 0-16 3-23 8s-12 12-16 21c1 0 2 0 4 0 5 0 9 2 11 5 3 3 4 6 4 10 0 6-2 11-5 13-4 3-7 4-10 3 0 1-1 0-4 0-2-1-5-2-7-5-2-2-4-7-4-12 0-8 2-17 7-25 4-8 10-14 18-19 9-5 18-8 29-8 18 0 32 6 44 16 11 10 17 23 17 40 0 10-2 19-6 27s-11 16-20 25-21 20-36 33l-31 30h52c2 0 6 0 10 0 4-1 7-1 11-1s6-1 6-2c2-2 3-6 4-11s2-10 3-14h7z">
          <text:p/>
        </draw:path>
        <draw:path draw:style-name="gr3" draw:text-style-name="P2" draw:layer="layout" svg:width="0.656cm" svg:height="0.209cm" svg:x="5.635cm" svg:y="12.243cm" svg:viewBox="0 0 657 210" svg:d="M90 38l-32 94h65zM159 206c-3 0-8 0-13 0s-10 0-15 1c-5 0-9 0-13 0v-9c3 0 6 0 10 0 3-1 7-1 9-2 3-2 5-5 5-7s-1-3-1-4l-15-45h-71l-14 38c0 1 0 1 0 2s0 2 0 3c0 3 2 7 5 11 4 2 9 4 16 4v9l-33-1-29 1v-9c8 0 14-1 20-4 5-4 9-9 12-16l60-172c0-2 1-4 2-5s2-1 5-1c2 0 3 0 4 1s2 3 2 5l62 180c2 4 4 8 7 10 4 2 9 2 18 2h5v9zM307 113c0-2 0-4 0-5s-1-3-3-6c-4-6-9-10-15-13-5-2-11-4-16-4-8 0-14 2-20 6-5 4-9 8-12 13-4 6-7 13-8 21-1 7-2 14-1 20-1 6 0 12 1 20 1 7 3 13 7 20 3 5 8 11 13 14s11 5 17 5c7 0 13-2 19-5s11-9 15-16c2-3 3-4 3-5 0-2 0-3 0-6zM307 210v-20c-3 6-8 10-15 14-6 4-14 6-23 6-11 0-22-3-31-8-9-6-16-15-22-25-5-9-8-20-8-33 0-12 3-23 9-33s13-18 23-23c10-6 20-9 32-9 8 0 15 2 21 5s11 7 15 13v-62c1-7-1-12-3-14-3-2-9-3-19-3v-9l41-3v175c0 7 1 11 4 14 3 2 9 3 19 3v9zM469 113c0-2-1-4-1-5s-1-3-3-6c-4-6-9-10-15-13-5-2-10-4-16-4-8 0-14 2-20 6-5 4-9 8-12 13-4 6-7 13-8 21-1 7-1 14-1 20s0 12 1 20c1 7 4 13 7 20 4 5 8 11 13 14s11 5 17 5c7 0 13-2 19-5s11-9 15-16c2-3 3-4 3-5 0-2 1-3 1-6zM469 210v-20c-4 6-9 10-16 14-6 4-14 6-23 6-11 0-21-3-30-8-10-6-17-15-23-25-5-9-8-20-8-33 0-12 3-23 9-33s14-18 23-23c10-6 21-9 32-9 8 0 15 2 21 5s11 7 15 13v-62c1-7 0-12-3-14s-9-3-19-3v-9l41-3v175c0 7 1 11 4 14 3 2 9 3 19 3v9zM608 42l-71 108h71zM628 159v25c0 3 0 6 1 8 1 3 3 4 6 5s8 1 15 1h6v9c-6 0-12-1-19-1s-14 0-20 0-13 0-21 0c-6 0-13 1-19 1v-9h6c7 0 12 0 16-1 3-1 5-2 6-5 1-2 1-5 1-8v-25h-78v-9l90-135c1-2 2-3 3-3 1-1 1-1 3-1s3 1 4 2c0 1 0 3 0 6v131h29v9z">
          <text:p/>
        </draw:path>
        <draw:path draw:style-name="gr3" draw:text-style-name="P2" draw:layer="layout" svg:width="0.641cm" svg:height="0.21cm" svg:x="5.639cm" svg:y="14.3cm" svg:viewBox="0 0 642 211" svg:d="M90 39l-32 94h65zM160 207c-4 0-9 0-14 0s-10 0-15 0-9 0-13 1v-9c3 0 6 0 10-1 4 0 7-1 10-2 2-1 4-3 4-6 0-1 0-3-1-4l-15-44h-71l-13 38c-1 0-1 1-1 2s0 1 0 2c0 4 2 7 6 10 3 3 9 4 16 5v9l-33-1-30 1v-9c8 0 15-2 20-4 6-3 10-8 12-16l60-173c1-2 1-3 2-4s3-2 5-2 4 1 4 2c1 1 2 2 3 4l62 181c1 5 3 8 7 10 3 1 9 2 17 2h5v9zM308 115c0-3 0-5-1-6 0-1-1-3-2-5-5-6-10-11-16-13-5-3-10-4-16-4-7 0-14 2-19 6-6 3-10 8-13 12-4 7-7 14-8 21-1 8-1 14-1 20s0 13 1 20 4 14 7 20c4 6 8 10 13 13 5 4 11 5 18 5 6 0 12-1 18-4 6-4 11-9 16-16 1-2 2-4 2-5 1-1 1-3 1-5zM308 211v-19c-4 5-9 9-15 13-7 4-15 6-24 6-11 0-21-3-30-9-10-6-17-13-22-23-6-10-9-21-9-33 0-13 3-24 9-34 6-9 14-17 23-23 10-6 21-8 32-9 8 0 15 2 21 5 6 4 11 8 16 13v-62c0-7-1-11-4-13s-9-3-19-3v-10l42-3v176c-1 6 0 11 3 13s9 3 19 3v9zM470 115c0-3 0-5-1-6 0-1-1-3-2-5-5-6-10-11-16-13-6-3-11-4-16-4-8 0-15 2-20 6-6 3-10 8-13 12-4 7-6 14-8 21-1 8-1 14-1 20s0 13 1 20c2 7 4 14 8 20 3 6 7 10 12 13 5 4 11 5 18 5 6 0 12-1 18-4 7-4 12-9 17-16 1-2 2-4 2-5 1-1 1-3 1-5zM470 211v-19c-4 5-9 9-15 13-8 4-15 6-25 6-11 0-21-3-30-9s-17-13-22-23c-6-10-9-21-9-33 0-13 4-24 9-34 6-9 14-17 24-23 9-6 20-8 32-9 7 0 14 2 21 5 6 4 12 8 16 13v-62c0-7-1-11-4-13s-9-3-20-3v-10l43-3v176c-1 6 1 11 3 13 3 2 9 3 19 3v9zM642 208c-3-1-8-1-14-1-5 0-11 0-17 0s-11 0-15 0-9 0-15 0-12 0-18 0-10 0-14 1v-9h9c9 0 15-1 19-2 4 0 6-2 7-4s1-5 1-8v-149c-8 3-15 6-22 6-7 1-13 1-16 1v-9c4 0 8 0 14 0 6-1 12-2 19-5s14-7 20-14c3 0 5 0 6 1 0 2 1 4 0 7v162c0 3 1 6 2 8 0 2 3 4 7 4 4 1 10 2 18 2h9z">
          <text:p/>
        </draw:path>
        <draw:path draw:style-name="gr3" draw:text-style-name="P2" draw:layer="layout" svg:width="8.877cm" svg:height="3.374cm" svg:x="6.621cm" svg:y="11.323cm" svg:viewBox="0 0 8878 3375" svg:d="M42 0v3358h-42v-3358zM948 8v3354h-42v-3354zM2540 21v3354h-43v-3354zM4775 21v3354h-38v-3354zM6574 21v3354h-42v-3354zM8878 8v3354h-42v-3354z">
          <text:p/>
        </draw:path>
        <draw:path draw:style-name="gr3" draw:text-style-name="P2" draw:layer="layout" svg:width="2.473cm" svg:height="0.209cm" svg:x="3.671cm" svg:y="9.812cm" svg:viewBox="0 0 2474 210" svg:d="M137 58c0-14-3-24-9-30s-14-10-22-11c-9-1-18-2-27-2-3 0-6 0-9 0-4 0-6 0-8 1-3 0-5 1-5 3-1 2-1 4-1 8v74h32c14 0 24-2 32-7 7-4 12-9 14-16s4-13 3-20zM202 178c0 3-1 7-2 12-2 5-4 10-8 14s-10 6-17 6c-5 0-11 0-17-2-7-2-13-5-20-10-5-5-8-11-10-18-1-6-2-14-1-23 0-10-1-17-2-23-1-5-4-11-9-16s-11-8-16-9-9-2-11-1h-33v73c0 4 0 7 1 9 0 2 2 3 6 4 3 0 8 1 16 1h7v9c-4 0-9-1-14-1s-10 0-15 0-10 0-14 0-9 0-14 0-10 0-15 0c-6 0-10 1-14 1v-9h7c8 0 13-1 16-1 3-1 5-3 6-5s1-4 1-8v-152c0-4 0-7-1-9s-3-3-6-4-8-1-16-1h-7v-9h92c14 0 27 3 38 8 11 4 20 10 27 18 6 8 10 17 10 26 0 11-5 21-15 29-9 8-21 14-35 18 8 3 15 7 21 13 7 5 11 12 14 21l3 23c2 14 4 24 7 31s7 11 14 11c4 0 8-2 11-5 4-4 7-11 8-21 0-1 0-2 0-3 1-1 2-1 3-1 2 0 3 0 4 1 0 1 0 3 0 3zM305 131c0-3 0-7-1-12-1-7-2-12-4-18s-6-10-10-15c-5-4-10-6-18-6-3 0-8 1-13 4-5 2-10 7-15 14-4 7-7 19-7 33zM324 170c0 2-2 6-5 12s-8 11-15 16c-7 6-16 9-28 9-11 0-22-3-31-9-10-5-18-13-23-23-6-10-9-21-10-35 1-12 3-23 9-33 5-10 12-18 21-24s19-9 30-9c12 0 22 3 30 8 7 6 13 13 17 21 3 9 5 19 5 28 0 3 0 5-1 6-1 0-3 0-6 0h-81c0 6 1 12 1 20 1 9 4 16 8 23 3 6 8 10 13 14 6 4 12 6 20 6 1 0 4 0 9-1 4-1 10-4 15-8 6-4 11-11 14-21 1-2 2-4 4-4 1 0 2 0 3 1 0 0 1 1 1 3zM438 167c0 11-4 20-11 28s-19 12-36 12c-3 0-7 0-13-2-6-1-12-5-18-10-3 2-4 4-5 5s-1 1-1 1c-3 3-5 5-5 5-1 1-2 1-2 1-2 0-3-1-3-2s-1-2-1-5v-38c0-2 1-4 1-5 0-2 1-2 3-2s2 0 3 1c0 1 1 2 1 4 3 12 7 22 13 29 6 8 15 11 27 12 11-1 20-3 25-8s8-11 8-19c0-6-3-12-7-15-4-4-8-7-13-8-4-2-8-3-10-3-10-2-18-4-23-5-6-2-11-5-15-8-8-7-12-15-13-26 0-5 2-11 5-16 2-6 7-10 14-14 7-3 16-5 28-5 2 0 6 0 11 1s10 3 16 7c0-1 1-1 2-2s2-2 2-3c2-1 3-2 4-3 1 0 2 0 2 0 2 0 3 0 3 1s0 3 0 6v29c0 3 0 4 0 5-1 2-2 3-3 3s-1 0-2-1c-1 0-2-2-2-3 0-3 0-7-2-13-1-5-4-10-9-15-5-4-12-7-22-7-13 0-21 3-26 7-5 5-7 10-7 15 0 6 2 10 6 13 3 4 8 7 13 8 6 2 11 3 17 4s12 2 17 4c6 2 11 5 16 10 2 1 4 4 7 9 3 4 4 10 5 18zM550 131c0-3-1-7-1-12-1-7-2-12-5-18-2-6-5-10-9-15-5-4-11-6-18-6-3 0-8 1-13 4-6 2-10 7-15 14-4 7-7 19-8 33zM569 170c0 2-2 6-5 12s-8 11-15 16c-7 6-17 9-28 9-12 0-22-3-32-9-9-5-17-13-23-23s-9-21-9-35c0-12 3-23 8-33 6-10 13-18 22-24s19-9 30-9c12 0 22 3 29 8 8 6 14 13 17 21 4 9 6 19 6 28 0 3-1 5-2 6-1 0-3 0-6 0h-80c0 6 0 12 1 20 1 9 3 16 8 23 3 6 7 10 13 14s12 6 19 6c1 0 4 0 9-1s10-4 16-8 10-11 14-21c0-2 2-4 4-4 1 0 1 0 2 1 1 0 2 1 2 3zM681 93c-1 5-2 8-5 10-2 2-5 3-8 3s-6-1-8-3c-3-2-4-6-4-10 0-3 1-6 3-8s3-3 3-3c0 0-1 0-3 0-7 0-13 3-18 8s-9 11-12 19c-2 10-4 18-4 28v44c0 4 0 7 1 9s3 3 6 4c3 0 8 1 15 1h6v9c-6-1-12-1-18-1s-13 0-18 0l-33 1v-9c9 0 15-1 18-2s4-5 4-11v-78c1-7-1-12-3-14-3-2-9-3-19-2v-9l40-3v31c1-4 3-9 6-13 3-5 7-10 12-13s10-5 17-5 12 2 16 5c3 3 5 7 6 12zM837 88c-9 0-15 3-19 7s-6 8-7 12l-38 94c-1 2-1 3-2 4s-2 2-4 2-3 0-4-1-1-3-2-5l-42-103c-1-3-2-5-3-6-1-2-3-3-6-3-3-1-8-1-14-1v-9c5 0 10 0 15 0s9 1 13 1l32-1v9c-3-1-7 0-10 1-4 0-6 2-7 6 0 0 1 2 2 5l32 81 30-74c0-2 1-3 1-4s0-2 0-3c0-3-1-6-3-8-2-3-5-4-10-4v-9l25 1c3 0 7-1 10-1 4 0 8 0 11 0zM917 135c-16 0-28 3-36 8-9 4-15 10-18 16-4 6-6 12-5 17 0 7 2 13 7 18 5 4 11 6 19 7 4 0 9-2 14-4s10-6 13-12c4-5 6-12 6-22zM965 178c0 8-1 14-4 18s-7 6-11 8c-3 1-6 2-8 2-7-1-12-3-16-8s-6-10-7-16c-2 7-7 13-13 17-7 5-15 8-24 8-7 0-13-1-20-3s-14-5-19-9c-5-5-7-11-8-19 0-6 2-13 7-19 4-7 12-13 22-18 9-4 19-7 28-8s18-2 25-2v-11c0-9-2-16-5-22-3-5-7-9-11-12-5-3-9-4-14-4s-10 1-16 3-11 5-15 10c6 1 10 3 12 6s2 6 2 8c0 3-1 7-3 10-3 3-6 4-10 4s-7-1-9-4c-3-3-4-6-4-11 0-9 5-17 13-23s18-9 30-9c7 0 14 1 21 4 7 2 13 6 19 12 5 5 8 11 9 16 1 6 1 13 1 19v57c0 1 0 2 1 5 0 2 1 4 3 6 1 2 4 3 7 4 1 0 4-1 6-3 3-3 4-8 4-16v-16h7zM1066 168c0 6-1 13-3 18-2 6-5 11-9 15-5 4-10 6-17 6-3 0-8-1-14-2-6-2-11-5-16-11-4-6-7-14-7-26v-80h-24v-7c9 0 16-3 22-9 5-6 9-13 11-22 3-8 4-16 4-24h7v53h41v9h-41v81c0 2 0 5 1 10 0 5 2 9 5 14 2 4 7 6 13 7 6 0 10-3 14-8 3-6 5-14 6-24v-16h7zM1138 29c0 4-2 7-4 10-3 3-7 5-12 5-4 0-8-2-11-5-2-3-4-6-4-10s1-7 4-10c3-4 7-5 11-5 5 0 9 1 11 4 3 3 5 7 5 11zM1154 204c-10-1-20-1-30-1l-32 1v-9c9 0 16-1 18-2 3-1 5-5 4-11v-79c1-6-1-11-3-13-3-2-9-3-18-2v-9l40-3v106c0 6 1 9 3 11 3 1 8 2 18 2zM1275 140c0-6 0-12-1-20s-3-15-7-21-8-11-14-14-12-5-18-5-12 2-18 5-11 8-15 14c-3 7-5 14-6 22-1 7-1 13-1 19 0 5 0 12 1 19 1 8 3 15 6 21 4 7 9 12 15 15s12 5 18 5c7 0 14-2 20-6s10-9 13-16c4-6 5-13 6-20s1-13 1-18zM1299 142c-1 12-3 23-9 33s-14 18-23 23c-10 6-21 9-32 9-12 0-22-3-32-9-9-5-17-13-23-23-6-9-9-20-9-33 0-12 3-23 9-34 5-10 13-19 23-25 9-6 20-9 32-9s22 3 32 9 17 14 23 24c6 11 8 23 9 35zM1429 203l-33 1v-9c10 0 16-1 19-2s4-5 4-11v-68c0-9-1-16-4-22s-9-10-18-10c-6 0-12 2-18 5-6 4-11 9-14 16-4 7-6 16-6 26v53c-1 6 1 10 4 11 2 1 9 2 18 2v9l-32-1-33 1v-9c10 0 16-1 19-2s4-5 4-11v-78c0-7-1-12-4-14s-9-3-19-2v-9l41-3v30c4-9 9-16 16-22 7-5 16-8 26-8 9 0 15 1 20 3s9 5 11 7c4 5 6 11 7 17s2 16 2 28v55c0 4 2 7 5 8 4 1 10 1 17 1v9zM1710 150c0 11-3 21-7 30-5 9-12 16-20 22-9 5-19 8-30 8-13 0-24-2-33-6s-15-9-20-14c-4 7-7 12-9 14-1 2-1 3-1 2-1 2-2 3-2 3-1 1-2 1-3 1s-2 0-2-1c-1-2-1-3-1-6v-57c0-3 0-5 1-6 0-1 1-2 3-2 1 0 1 1 2 1s1 1 1 2c0 6 1 12 3 20 2 9 7 17 15 25 5 4 11 8 17 10s12 4 17 4c5 1 9 1 12 1 8 0 15-2 21-6 5-4 10-9 13-15s4-13 4-20c0-10-3-19-9-26-4-6-8-9-12-11s-8-3-12-4c-10-4-19-6-25-7-7-2-11-3-13-4-11-4-20-10-27-20-7-9-11-20-11-32 0-11 3-20 8-28 5-9 11-15 20-20 8-5 18-8 28-8 13 0 23 3 30 7s12 9 16 13l11-16c0-2 1-3 2-4 0 0 1 0 2 0s2 0 3 1c0 1 0 3 0 6v58c0 2 0 4-1 5 0 1-1 2-3 2-1 0-2-1-3-1 0-1 0-2 0-3-1-3-1-8-3-15-1-6-4-13-8-20s-9-13-17-17c-7-5-16-8-28-8s-21 4-28 11-10 16-10 27c0 8 3 16 8 23 5 6 12 11 21 13l37 9c12 3 22 10 30 21s13 24 13 38zM1823 168c0 6-1 13-3 18-2 6-5 11-9 15s-10 6-17 6c-3 0-8-1-14-2-6-2-11-5-16-11-4-6-7-14-7-26v-80h-24v-7c9 0 17-3 22-9s9-13 12-22c2-8 3-16 3-24h7v53h41v9h-41v81c0 2 0 5 1 10s2 9 5 14c3 4 7 6 13 7 6 0 10-3 14-8 4-6 6-14 6-24v-16h7zM1928 135c-16 0-28 3-37 8-8 4-15 10-18 16s-5 12-5 17c0 7 3 13 8 18 5 4 11 6 18 7 4 0 9-2 14-4 6-2 10-6 14-12 4-5 6-12 6-22zM1976 178c0 8-2 14-5 18s-6 6-10 8c-4 1-7 2-9 2-7-1-12-3-16-8-3-5-6-10-6-16-3 7-7 13-14 17-6 5-14 8-24 8-6 0-13-1-20-3s-13-5-18-9c-5-5-8-11-8-19 0-6 2-13 6-19 5-7 12-13 23-18 9-4 18-7 28-8 9-1 17-2 25-2v-11c0-9-2-16-5-22-3-5-7-9-12-12-4-3-9-4-14-4s-10 1-16 3-11 5-15 10c6 1 11 3 12 6 2 3 3 6 3 8 0 3-1 7-4 10-2 3-5 4-9 4s-7-1-10-4c-2-3-4-6-4-11 1-9 5-17 13-23 9-6 19-9 31-9 7 0 14 1 20 4 7 2 13 6 19 12 5 5 8 11 9 16 1 6 2 13 2 19v57c0 1 0 2 0 5 1 2 2 4 3 6 2 2 4 3 7 4 2 0 4-1 7-3 2-3 3-8 4-16v-16h7zM2076 168c0 6-1 13-3 18-2 6-5 11-9 15s-9 6-16 6c-4 0-9-1-14-2-6-2-12-5-16-11-5-6-7-14-7-26v-80h-25v-7c10 0 17-3 22-9 6-6 10-13 12-22 2-8 3-16 3-24h8v53h41v9h-41v81c-1 2 0 5 0 10 1 5 3 9 5 14 3 4 7 6 14 7 5 0 10-3 13-8 4-6 6-14 6-24v-16h7zM2151 29c0 4-1 7-4 10s-6 5-11 5-8-2-11-5-4-6-5-10c0-4 2-7 4-10 3-4 7-5 12-5 4 0 8 1 11 4s4 7 4 11zM2167 204c-10-1-20-1-30-1l-32 1v-9c10 0 16-1 19-2s4-5 4-11v-79c0-6-1-11-4-13s-8-3-17-2v-9l40-3v106c-1 6 0 9 3 11 2 1 8 2 17 2zM2288 140c0-6 0-12-1-20 0-8-3-15-6-21-4-6-9-11-15-14-5-3-11-5-18-5-6 0-12 2-18 5s-11 8-15 14c-3 7-5 14-6 22 0 7-1 13-1 19 0 5 1 12 1 19 1 8 3 15 7 21 4 7 9 12 14 15 6 3 12 5 18 5 8 0 14-2 20-6s11-9 14-16c3-6 5-13 5-20 1-7 1-13 1-18zM2312 142c0 12-3 23-9 33s-13 18-23 23c-9 6-20 9-32 9-11 0-22-3-31-9-10-5-18-13-23-23-6-9-9-20-9-33 0-12 3-23 8-34 6-10 13-19 23-25s20-9 32-9 23 3 32 9c10 6 18 14 23 24 6 11 9 23 9 35zM2442 203l-32 1v-9c9 0 15-1 18-2s4-5 4-11v-68c0-9-1-16-4-22s-8-10-17-10c-7 0-13 2-18 5-6 4-11 9-15 16s-6 16-6 26v53c0 6 1 10 4 11s9 2 18 2v9l-32-1-32 1v-9c9 0 15-1 18-2s4-5 4-11v-78c0-7-1-12-4-14-2-2-9-3-18-2v-9l40-3v30c4-9 10-16 17-22 7-5 15-8 26-8 8 0 15 1 20 3s8 5 10 7c4 5 7 11 8 17s1 16 1 28v55c0 4 2 7 6 8 3 1 9 1 16 1v9z">
          <text:p/>
        </draw:path>
        <draw:path draw:style-name="gr3" draw:text-style-name="P2" draw:layer="layout" svg:width="1.565cm" svg:height="0.209cm" svg:x="4.122cm" svg:y="10.169cm" svg:viewBox="0 0 1566 210" svg:d="M104 142c0-6 0-13-1-20s-3-14-7-20c-3-6-8-11-14-14-5-3-12-5-18-5s-12 2-18 5-11 8-15 14c-3 7-5 14-6 21s-1 13-1 19c0 5 0 12 1 19 1 8 3 15 6 22 4 7 9 12 15 15s12 5 18 5c8 0 14-2 20-6s10-9 14-16c3-7 5-14 5-21 1-7 1-13 1-18zM128 144c0 12-3 23-9 34-6 10-14 17-23 23-10 6-20 9-32 9-11 0-22-3-31-9-10-5-18-13-24-23-5-10-8-21-9-34 1-12 3-23 9-33 6-11 13-19 23-25 9-6 20-9 32-9s23 3 32 9c10 6 17 14 23 24s9 22 9 34zM239 23c0 3-1 6-3 9-2 2-5 3-10 4-4-1-7-2-9-4-2-3-3-5-3-9s1-6 3-8 4-3 6-4c-3-1-5-1-6-2-2 0-3 0-4 0-7 0-13 3-18 10s-8 17-8 29v34h33v8h-33v94c0 4 1 6 1 8 1 2 3 4 6 5 3 0 8 1 15 1h6v9c-5-1-11-1-18-1-6 0-12 0-18 0l-33 1v-9c9 0 16-1 18-2 3-1 5-5 4-11v-95h-22v-8h22v-34c1-10 3-18 7-25 5-7 11-12 17-15 7-4 14-5 21-5 8 0 14 2 19 6 4 4 7 8 7 14zM492 75c-2-14-4-24-7-32-3-9-8-15-16-18-7-4-18-6-32-6h-35c-6 0-10 0-12 2-1 2-2 5-2 9v73h25c9 0 16-1 20-3s7-6 9-11c1-5 2-11 1-20h8v77h-8c1-8 0-15-1-20-2-5-5-8-9-11-4-2-11-3-20-3h-25v72c0 3 0 6 1 8s3 4 7 4c4 1 10 2 19 2h10v9c-4-1-9-1-15-1s-12 0-18 0-11 0-15 0-9 0-15 0c-5 0-11 0-16 0s-10 0-13 1v-9h7c7 0 12-1 16-2 3 0 5-2 6-4 0-2 1-4 0-8v-152c1-3 0-6 0-8-1-2-3-3-6-4-4-1-9-1-16-1h-7v-9h158l8 65zM658 63c0-5-1-11-2-18s-5-13-12-19c-6-5-17-8-32-8h-26c-6 0-10 0-12 2-1 2-2 5-2 9v78h40c15 0 26-3 32-8 7-6 11-12 12-19s2-13 2-17zM687 63c0 9-3 18-9 26s-14 14-24 18c-10 5-21 7-32 8h-49v69c0 4 0 6 1 8s3 4 6 5c3 0 8 1 16 1h7v9c-4-1-8-1-14-1-5 0-10 0-15 0-6 0-10 0-14 0s-8 0-14 0c-5 0-10 0-15 0-6 0-10 0-13 1v-9h7c7 0 12-1 15-2 4 0 6-2 6-4 1-2 2-4 1-8v-153c1-3 0-6-1-8 0-2-2-3-6-4-3-1-8-1-15-1h-7v-9h101c14 0 25 3 35 8 11 5 19 11 24 19 6 8 9 17 9 27zM903 38l-32 93h65zM973 206c-4 0-8 0-14 0-5 0-10 0-15 0s-9 0-13 1v-9c3 0 6 0 10-1 4 0 7-1 10-2s4-3 4-6c0-1 0-3-1-4l-15-45h-71l-13 39c0 0-1 1-1 2s0 1 0 2c0 4 2 7 6 10 3 3 9 5 16 5v9l-33-1-30 1v-9c8 0 15-2 20-4 6-3 10-8 13-16l59-173c1-2 1-3 2-4s3-1 5-1 4 0 5 1c0 1 1 2 2 4l62 181c1 5 4 8 7 10 3 1 9 2 17 2h6v9zM1121 113c0-3 0-5-1-6 0-1-1-3-2-5-5-6-10-11-15-13-6-3-11-4-16-4-8 0-15 2-20 6-6 3-10 8-13 12-4 7-7 14-8 21-1 8-1 14-1 20s0 13 1 20 4 15 7 21c4 6 8 10 13 13 5 4 11 5 18 5 6 0 12-1 18-4 6-4 11-9 16-16 1-2 2-4 2-5 1-2 1-4 1-6zM1121 210v-19c-4 5-9 9-15 13-7 4-15 6-24 6-11 0-21-3-30-9-10-6-17-13-22-23-6-11-9-22-9-34 0-13 3-24 9-34 6-9 14-17 24-23 9-5 20-8 31-9 8 0 15 2 21 5 6 4 11 8 16 13v-62c0-7-1-11-4-13s-9-3-19-3v-9l42-3v176c-1 7 0 11 3 13s9 3 19 3v9zM1282 113c0-3 0-5 0-6-1-1-2-3-3-5-5-6-10-11-15-13-6-3-11-4-16-4-8 0-15 2-20 6-5 3-10 8-13 12-4 7-6 14-7 21-1 8-2 14-2 20s1 13 2 20 3 15 7 21c3 6 7 10 12 13 6 4 11 5 18 5 6 0 12-1 18-4 6-4 11-9 16-16 1-2 2-4 3-5 0-2 0-4 0-6zM1282 210v-19c-4 5-9 9-15 13-7 4-14 6-24 6-11 0-21-3-30-9s-17-13-22-23c-6-11-8-22-9-34 1-13 4-24 9-34 6-9 14-17 24-23 9-5 20-8 32-9 7 0 14 2 20 5 7 4 12 8 16 13v-62c0-7-1-11-4-13s-9-3-19-3v-9l42-3v176c-1 7 1 11 3 13 3 2 10 3 19 3v9zM1435 133c0-3 0-7-1-13 0-5-2-10-4-16s-5-11-10-15c-4-4-10-6-17-6-4 0-8 1-13 3-6 3-11 8-15 15-5 7-7 18-8 32zM1454 171c0 3-1 8-4 13-4 6-9 12-16 17-7 6-16 8-28 9-11 0-21-3-31-9-9-6-17-13-24-23-6-11-9-23-9-36 0-12 3-23 8-33 6-10 13-17 22-23s19-9 31-9 21 3 29 8 13 12 17 21c4 8 5 18 5 27 1 3 0 5-1 5-1 1-3 1-6 1h-80c0 6 0 12 1 20s3 16 7 24c4 6 8 10 14 14 5 4 12 5 19 6 1 0 4-1 9-2 5 0 10-3 16-7s10-11 14-22c0-3 1-4 4-4 0 0 1 0 2 1 1 0 1 1 1 2zM1566 96c0 5-1 8-4 10-2 2-5 3-8 3s-6-1-9-4c-2-2-3-5-3-9 0-3 1-6 3-8 1-2 3-3 3-3 0 0-1 0-3 0-7 0-13 3-19 8-5 5-8 11-11 19s-4 17-4 27v45c0 4 0 6 1 8s3 4 6 5c3 0 8 1 15 1h6v9c-6-1-12-1-18-1-7 0-13 0-19 0l-32 1v-9c9 0 15-1 18-2s4-5 4-11v-78c0-7-1-12-4-14-2-2-9-3-18-3v-8l40-4v32c1-4 3-9 6-14 3-4 7-9 11-12 5-4 11-5 18-6 6 1 11 2 15 6 4 3 6 7 6 12z">
          <text:p/>
        </draw:path>
        <draw:polygon draw:style-name="gr3" draw:text-style-name="P2" draw:layer="layout" svg:width="10.512cm" svg:height="1.901cm" svg:x="17.797cm" svg:y="11.293cm" svg:viewBox="0 0 10513 1902" draw:points="17,13 17,0 10513,0 10513,1902 0,1902 0,0 17,0 17,13 30,13 30,1873 10483,1873 10483,30 17,30 17,13 30,13">
          <text:p/>
        </draw:polygon>
        <draw:path draw:style-name="gr3" draw:text-style-name="P2" draw:layer="layout" svg:width="10.436cm" svg:height="0.06cm" svg:x="17.831cm" svg:y="12.525cm" svg:viewBox="0 0 10437 61" svg:d="M13 0v5-5 5-5c29 5 343 9 830 14 491 0 1159 4 1922 4 1545 0 3463-4 4995-9 767-4 1436-4 1915-9 478 0 762 0 762 0v44c0 0-4582 17-7672 17-775 0-1453-5-1944-5-245-4-444-4-584-4-72-4-127-4-165-4-17 0-34-4-47-4-12 0-17 0-25 0z">
          <text:p/>
        </draw:path>
        <draw:path draw:style-name="gr3" draw:text-style-name="P2" draw:layer="layout" svg:width="10.482cm" svg:height="0.055cm" svg:x="17.78cm" svg:y="11.899cm" svg:viewBox="0 0 10483 56" svg:d="M13 0c34 4 343 8 834 8 491 5 1164 5 1926 5 1554 0 3480-5 5021-9 772 0 1441-4 1923-4 479 0 766 0 766 0v43c0 0-4602 13-7710 13-775 0-1456 0-1947-4-250 0-449 0-589-5-67 0-122 0-165 0-17-4-34-4-46-4-9 0-17 0-26-4z">
          <text:p/>
        </draw:path>
        <draw:path draw:style-name="gr3" draw:text-style-name="P2" draw:layer="layout" svg:width="0.252cm" svg:height="0.202cm" svg:x="17.967cm" svg:y="11.525cm" svg:viewBox="0 0 253 203" svg:d="M55 25c0 7-2 13-6 17-5 4-10 7-16 7s-12-3-16-7-6-10-7-17c1-6 3-11 7-15 4-5 10-7 16-7s11 2 16 7c4 4 6 9 6 15zM35 200l-35 1v-13h20v-89c0-6-1-9-3-10s-8-2-16-2v-13l50-2v116h18v13zM199 99c-3-4-7-8-13-11-6-4-13-6-21-6-5 0-10 1-16 3-5 2-10 6-15 12-3 6-6 12-6 19-1 7-1 14-1 21 0 8 0 15 1 24 1 8 4 16 9 22s13 9 25 9c7 0 13-1 18-4 6-3 10-6 13-9s5-6 6-8zM199 203v-14c-4 3-10 7-17 9-6 3-14 5-23 5-22-1-38-7-51-19-12-11-18-27-18-47s7-36 20-48c14-11 31-17 52-17 5-1 11 0 18 2s14 5 21 11v-58c0-5-1-8-3-9-3-2-8-2-17-2v-13l52-3v176c0 6 1 9 3 10 3 1 8 2 17 2v13z">
          <text:p/>
        </draw:path>
        <draw:path draw:style-name="gr3" draw:text-style-name="P2" draw:layer="layout" svg:width="0.328cm" svg:height="0.186cm" svg:x="19.034cm" svg:y="11.582cm" svg:viewBox="0 0 329 187" svg:d="M111 66c0-8 0-15-1-22 0-8-2-14-5-19s-9-9-14-11c-6-2-11-4-18-4s-13 2-19 5c-5 3-9 7-12 12s-4 11-5 19c0 6 0 13 0 20 0 8 0 17 1 25 1 9 5 16 10 22 5 5 13 8 25 9 12-1 21-4 27-9 5-6 8-13 10-22 1-8 1-17 1-25zM148 69c0 12-3 22-9 32-5 10-13 17-24 23s-25 9-42 9c-16 0-29-3-40-9-11-5-19-13-25-23-5-9-8-20-8-32 0-13 3-25 8-36 6-10 14-18 25-24s25-9 40-9c16 0 30 3 41 9s19 14 25 24c6 11 9 23 9 36zM292 67c0-18-4-32-11-41-6-9-15-14-25-14-3 0-8 1-14 3-6 1-13 5-18 11-2 2-4 3-4 4-1 1-1 3-1 6v62c0 2 0 4 1 5 0 1 1 3 2 4 7 8 13 12 19 14s10 2 12 2c6 0 12-2 18-6 6-3 11-9 15-17 4-9 6-19 6-33zM329 67c-1 21-7 37-21 48-13 12-30 18-52 18-6 0-12-1-18-3-6-1-13-5-19-10v54h20v13l-36-1-36 1v-13h19v-146c1-6 0-9-3-10-2-1-8-1-16-1v-14l50-2v14c4-3 9-6 17-9 7-3 16-5 27-5 21 0 37 6 49 18s18 29 19 48z">
          <text:p/>
        </draw:path>
        <draw:path draw:style-name="gr3" draw:text-style-name="P2" draw:layer="layout" svg:width="0.568cm" svg:height="0.204cm" svg:x="20.044cm" svg:y="11.516cm" svg:viewBox="0 0 569 205" svg:d="M152 57c0-6-1-12-2-18-2-6-6-12-12-16-7-4-19-6-34-6h-34v80h33c16 0 28-3 35-7 6-4 11-9 12-16 2-6 2-12 2-17zM236 174c1 2 0 6-2 10-1 5-4 10-9 14s-13 7-23 7c-6 0-13-1-21-2-8 0-15-2-21-6-7-3-12-7-15-11-2-4-4-9-5-14s-1-11-1-18 0-13 0-17-1-8-2-11c-2-3-4-6-7-9-5-5-11-7-16-9-4-1-8-1-10-1h-34v81h31v14c-4 0-9-1-15-1s-13 0-19 0c-7 0-12 0-17 0-4 0-9 0-16 0-6 0-13 0-19 0-7 0-12 1-15 1v-14h31v-171h-31v-14h109c19 0 34 3 47 8 13 4 23 11 30 19 6 8 10 17 10 27 0 9-4 18-12 27-7 8-20 14-36 19 6 2 13 6 19 11s11 13 13 23c0 0 0 2 1 6 0 3 1 7 1 11 1 4 1 7 1 8 1 4 1 9 2 14 2 5 4 9 7 13 2 3 7 5 12 6 5 0 9-2 12-5 4-4 6-9 7-15 0-2 0-4 1-5s3-2 6-2c1 0 3 0 4 1 1 0 2 2 2 5zM405 142c0 10-2 21-6 30-5 10-12 17-21 23-10 7-22 10-38 10-4 0-10 0-16-1-7-1-14-2-21-5-7-2-14-5-21-10l-13 13c-1 1-2 2-3 2 0 1-1 1-3 1s-4-1-4-2c-1-1-1-3-1-6v-54c0-3 0-5 1-6s3-2 6-2 5 1 6 2c0 1 1 2 1 5 1 10 3 20 8 26 5 7 11 12 18 15 8 4 15 6 22 7 8 1 14 1 20 1 10 0 17-2 23-5 5-4 9-8 11-13 2-6 3-10 3-15 0-8-1-13-4-17s-5-7-7-9-4-4-7-5c-2-1-6-2-11-3-4-2-11-3-19-5-10-2-19-4-25-6-7-1-12-4-16-6-5-3-10-6-14-11-3-3-7-8-10-14-4-7-6-15-6-24 0-10 3-20 7-28 5-9 12-16 22-22 9-5 21-8 36-8 7 0 15 1 23 3 9 2 18 6 26 13l13-13c2-1 3-2 3-2 1-1 2-1 3-1 2 0 4 1 4 2 1 1 1 3 1 6v53c0 3 0 5-1 6s-3 2-6 2-5 0-5-1c-1-1-2-3-2-7-3-12-7-22-13-30-6-7-14-12-22-15-8-2-16-4-24-4-10 1-17 2-22 6-6 3-10 7-12 11-2 5-3 9-3 14s2 10 5 15c3 4 6 7 10 10 5 2 9 4 13 5l42 9c8 1 17 5 24 11 8 5 14 12 18 21 5 8 7 18 7 28zM569 202c-4 0-10-1-17-1s-14 0-22 0c-7 0-13 0-18 0s-11 0-18 0c-8 0-15 0-22 0s-13 1-17 1v-14h40v-150c-9 3-17 5-24 5-7 1-11 1-14 1h-6v-13h6c2 0 7 0 13-1s13-2 22-4c8-3 16-6 23-12 1-1 2-1 3-2 1 0 2 0 3 0 4 0 6 1 7 2 1 2 1 4 1 7v167h40z">
          <text:p/>
        </draw:path>
        <draw:path draw:style-name="gr3" draw:text-style-name="P2" draw:layer="layout" svg:width="0.576cm" svg:height="0.204cm" svg:x="23.701cm" svg:y="11.512cm" svg:viewBox="0 0 577 205" svg:d="M151 56c1-5 0-12-1-18-2-6-6-11-13-15-6-4-17-6-32-7h-34v81h33c16-1 27-3 33-7 7-5 11-10 13-16 1-6 2-12 1-18zM237 174c0 2 0 5-2 10-1 5-5 9-10 14-5 4-12 6-22 7-7 0-14-1-21-2-8-1-15-3-23-6-6-3-11-7-14-11s-5-9-5-14c-1-6-1-12-1-19s0-12 0-16c-1-4-1-8-3-11-1-3-3-6-6-9-5-5-10-8-15-9s-8-1-11-1h-33v81h31v13c-4 0-9 0-15 0-7 0-13 0-20 0-6 0-12 0-16 0s-10 0-16 0c-7 0-13 0-20 0-6 0-11 0-15 0v-13h31v-172h-31v-13h110c18 0 33 3 46 7 14 5 23 11 30 19s11 17 11 27-4 19-12 27c-8 9-20 15-38 20 7 2 13 5 21 10 6 6 10 13 13 23 0 1 0 3 1 7 0 3 0 7 1 10 0 4 1 6 1 9 0 4 1 9 2 14s3 9 6 12c3 4 7 6 13 6 5 0 9-1 12-5 4-3 6-8 7-15 0-2 0-3 1-4 0-2 2-2 5-2 2 0 3 0 5 0 1 1 2 3 2 6zM406 142c0 10-2 21-7 30-4 9-11 17-21 23-9 6-22 9-38 10-4 0-9-1-16-1-6-1-13-3-20-5-8-2-15-6-21-10l-13 13c-2 1-2 2-3 2s-2 1-3 1c-2 0-4-1-4-2-1-2-1-4-1-6v-54c0-3 0-5 1-6 1-2 3-2 6-2s5 0 6 1c0 1 1 3 1 5 0 11 3 21 8 27 5 7 11 12 18 15s15 5 22 6c7 2 14 2 19 2 10 0 18-2 23-6 6-3 10-7 12-13 2-5 3-10 3-16s-2-11-4-15c-3-4-5-8-8-10-2-2-4-3-6-4-3-1-6-3-11-4s-11-2-19-4c-11-2-19-4-25-6-7-2-12-4-17-6-4-3-9-6-13-11-4-3-7-8-11-15-3-6-5-14-5-23 0-11 2-20 7-29 5-8 12-15 21-21 10-5 22-8 36-8 8 0 15 1 24 3s17 6 26 13l13-13c1-1 2-2 3-3 1 0 1 0 2 0 3 0 4 0 5 2 1 1 1 3 1 6v53c0 3 0 5-1 6s-3 2-6 2-5-1-6-2-1-3-2-6c-2-13-6-23-12-30-7-7-14-12-22-15s-16-4-24-4c-10 0-17 2-23 5-5 4-9 8-11 12-2 5-3 9-3 13 0 6 2 11 5 15 2 5 6 8 10 10 4 3 9 5 13 5l41 9c9 2 17 6 25 11 7 6 13 13 18 21 4 9 7 18 7 29zM568 201h-124v-5c0-2 0-4 1-6 0-1 1-2 3-4l58-60c20-20 31-40 31-59 0-12-3-21-10-29-6-8-16-12-28-13-5 0-11 1-16 3-5 1-10 4-14 7 2 1 4 2 6 3 3 1 5 4 7 6 2 3 3 7 4 12-1 7-3 13-7 16-5 3-9 5-14 5-3 0-5-1-9-2-3-1-6-3-8-6s-4-8-4-13c0-9 3-17 8-23 6-7 13-12 22-16 10-3 20-5 32-5 14 0 26 2 36 7 11 4 19 10 25 18 6 9 9 18 10 29 0 9-2 17-6 24s-10 13-18 20c-7 6-17 13-28 21-6 5-13 10-20 16s-14 12-21 18h42c2 0 5 0 9 0s8 0 12 0 7-1 9-1c1-1 2-4 3-8 1-3 2-7 3-11 0-3 1-6 1-8h14z">
          <text:p/>
        </draw:path>
        <draw:path draw:style-name="gr3" draw:text-style-name="P2" draw:layer="layout" svg:width="0.613cm" svg:height="0.202cm" svg:x="21.839cm" svg:y="11.517cm" svg:viewBox="0 0 614 203" svg:d="M230 16c-7 0-12 0-15 1-4 0-6 1-7 2s-2 2-2 3l-77 174c-1 3-3 5-5 6s-4 1-6 1c-4 0-7-1-8-2-2-1-3-3-4-5l-79-180h-27v-14c4 0 8 1 14 1s11 0 17 0 11 0 15 0 10 0 16 0c7 0 13 0 19 0 7 0 12-1 16-1v14h-27l61 139 58-132c1-1 1-2 1-4 0-1-2-2-6-2-3-1-7-1-11-1s-7 0-8 0v-14c6 1 12 1 19 1 6 0 13 0 19 0l32-1v14zM319 133c-4 1-9 1-16 2-6 1-13 3-20 5-6 3-12 6-17 11s-7 11-7 18 2 12 7 16c5 5 11 7 19 7 3 0 7 0 12-2 5-1 10-4 15-9 4-4 6-11 7-20zM376 194c0 3 0 5-2 6s-4 1-7 1h-14c-9 0-16-2-21-4-4-3-6-5-7-9-1-3-2-6-1-9-4 6-9 11-16 16s-16 7-27 7c-7 1-15 0-24-2-8-2-16-5-22-10-6-4-10-11-10-20 0-11 4-19 12-25 7-6 16-10 27-13s21-5 31-6c11-1 18-1 24-2v-9c0-24-11-35-32-35-2 0-5 0-9 0s-8 1-12 2c1 0 2 1 4 4 1 2 2 5 3 10-1 7-3 11-6 14-4 3-8 5-13 5-4 0-8-1-12-4-3-3-5-8-5-15 0-8 3-14 9-18 7-4 14-7 22-8 7 0 14-1 20-1 22 1 38 5 48 13s15 20 15 33v62c0 3 1 5 3 7 1 2 7 3 15 3 2 0 4 0 5 1 2 1 2 3 2 6zM427 200l-35 1v-14h20v-160c0-5-1-9-3-10-3-1-8-1-17-1v-14l51-2v187h20v14zM614 201c-5 0-10-1-17-1-8 0-15 0-22 0s-13 0-18 0-12 0-19 0-14 0-21 0c-8 0-13 1-19 1v-14h41v-150c-8 3-16 5-23 5-7 1-12 1-14 1h-7v-13h7c2 0 6 0 13-1 6-1 13-2 21-4 8-3 16-6 24-12 1-1 2-1 3-2 0 0 2 0 3 0 4 0 6 1 7 2 0 2 1 4 1 7v167h40z">
          <text:p/>
        </draw:path>
        <draw:path draw:style-name="gr3" draw:text-style-name="P2" draw:layer="layout" svg:width="0.619cm" svg:height="0.202cm" svg:x="25.603cm" svg:y="11.525cm" svg:viewBox="0 0 620 203" svg:d="M230 16c-7 0-12 0-15 1s-5 1-6 2-2 2-3 3l-76 174c-2 4-3 6-5 7-2 0-4 1-7 0-4 0-6 0-8-1-1-2-2-4-3-6l-81-180h-26v-13c3 0 8 0 14 0 5 0 11 0 17 0s11 0 14 0c5 0 10 0 17 0 6 0 13 0 19 0 7 0 12 0 16 0v13h-28l63 139 58-132c0-1 1-2 1-3 0-2-2-2-6-3-4 0-8-1-12-1s-6 0-7 0v-13c5 0 12 0 18 0 7 0 13 0 19 0h33v13zM319 134c-4 0-9 0-15 1-7 1-13 3-20 5-7 3-13 6-17 11-5 5-7 11-8 19 1 6 3 12 8 16s11 6 19 6c2 1 6 0 12-1 5-2 10-5 14-9 5-5 7-12 7-21zM377 194c0 3-1 5-2 6-2 1-4 1-7 1h-14c-10 0-17-1-21-4-4-2-7-5-8-8-1-4-1-7-1-10-3 6-8 12-15 16-7 5-16 8-28 8-7 0-14-1-23-2-8-2-16-5-22-10-7-5-10-12-10-21 0-10 4-19 12-25 7-6 16-10 27-13s21-5 31-6c10 0 18-1 23-1v-10c0-22-10-35-31-35-2 0-5 0-9 0-4 1-8 1-12 2 0 0 2 2 3 4 2 2 3 7 3 11 0 6-2 11-6 14-3 3-7 4-12 4-4 0-8-1-12-4s-6-7-6-14c1-9 4-15 10-19s13-6 21-7 15-2 21-1c21 0 37 4 48 12 10 9 15 20 15 33v62c0 3 0 6 2 8 2 1 7 2 16 3 2-1 3 0 5 0 1 1 2 3 2 6zM428 200l-35 1v-13h20v-161c0-5-1-8-4-9-2-2-8-2-16-2v-13l51-3v188h20v13zM611 201h-123v-5c0-3 0-5 0-6 1-1 2-2 3-4l58-59c21-20 31-41 31-61 0-11-3-20-9-28-7-8-16-13-29-13-5 0-10 1-15 3-5 1-10 4-14 7 1 1 3 1 6 3 3 1 5 3 7 6s3 7 3 12c0 7-2 12-7 16-4 3-9 5-14 5-2 0-5-1-8-2s-6-3-8-7c-3-3-4-7-4-13 0-8 3-16 8-23 5-6 13-11 22-15s20-5 32-5c13 0 25 2 36 6 10 5 19 11 25 19s9 18 9 29c0 9-2 17-6 25-4 7-10 13-17 20-8 6-17 13-28 21-7 5-13 10-21 16-7 6-14 11-21 17h43c1 0 4 0 9 0 4 0 8 0 12 0 4-1 7-1 8-2 1 0 3-2 4-6 1-3 2-7 2-11 1-4 1-7 2-9h13z">
          <text:p/>
        </draw:path>
        <draw:path draw:style-name="gr3" draw:text-style-name="P2" draw:layer="layout" svg:width="0.657cm" svg:height="0.257cm" svg:x="27.143cm" svg:y="11.513cm" svg:viewBox="0 0 658 258" svg:d="M126 135c0-7 0-15-1-23-2-9-5-16-10-22s-14-9-25-10c-8 0-15 2-22 6-6 3-11 7-16 13v72c1 1 3 4 6 7 3 4 7 7 11 10 5 2 11 4 18 4 5 0 10-1 15-3 6-2 11-6 16-13 3-6 5-12 7-20 1-7 1-14 1-21zM163 135c0 21-7 37-20 49s-32 18-54 18c-8 0-16-1-22-4-5-3-10-5-14-8-3-3-5-5-6-6-4 6-9 11-14 16h-13v-173c0-6-1-9-4-10-2-1-8-2-16-2v-13l51-2v84c3-3 8-6 16-9 7-3 16-5 26-5 21 0 39 6 51 18s19 28 19 47zM303 202v-23c-4 8-9 13-15 16-5 4-10 6-15 6-5 1-8 1-11 1-15 1-27-2-37-7-9-5-15-16-15-31v-67c0-5-1-9-3-10-3-1-8-1-17-1v-14l53-2v98c0 5 0 10 1 14 1 3 3 6 6 7 3 2 9 3 16 3 11 0 19-4 26-12 6-7 9-16 10-28v-55c0-5-1-9-4-10-2-1-8-1-16-1v-14l52-2v105c0 5 1 9 4 10 2 2 8 2 16 2v13zM478 159c0 10-2 19-7 25-4 6-10 10-16 13-7 2-12 4-18 5-6 0-10 0-12 0-3 0-8 0-14-1-7-1-13-4-20-8l-8 5c-2 2-4 3-5 4-1 0-2 0-3 0-3 0-4-1-5-2 0-1-1-3 0-6v-32c-1-4 0-6 0-7 1-1 3-2 7-2 1 0 3 1 4 1s2 1 2 3c1 5 3 9 6 15 3 5 7 10 12 14 6 4 14 6 24 6 2 0 6 0 11-1s10-2 15-6c4-3 6-9 7-16-1-5-3-10-6-13-4-3-9-5-13-6-5-2-10-3-13-3-11-2-20-4-26-6-7-2-13-5-19-10-3-3-6-6-8-10s-3-9-3-14c0-10 2-17 7-22 4-5 10-9 16-11s12-4 18-4c5-1 9-1 12-1 11 0 21 2 29 5 5-2 8-4 10-4 1-1 2-1 3-1 2 0 4 1 4 2 1 1 1 3 1 6v23c0 3 0 6-1 7s-3 1-6 1-5 0-6-1c0-1-1-2-1-5-1-16-12-24-34-24-2 0-5 0-11 1-5 0-9 2-14 5-4 2-7 6-7 12 0 4 2 8 5 10 4 3 8 5 12 6 5 1 9 2 12 3 11 2 20 3 26 5s12 5 17 9c11 8 16 18 16 30zM658 85c-6 0-10 0-13 1-3 0-5 1-6 2s-2 2-2 3l-62 133c-3 5-6 11-11 16-4 5-9 9-15 13-7 3-13 5-21 5-9 0-16-3-22-8-5-5-8-11-9-18 1-6 2-10 6-13 3-3 7-4 11-4 5 0 9 1 12 4 3 4 5 7 5 12-1 5-2 9-4 11s-4 4-6 4c1 1 2 1 3 1 1 1 2 1 4 1 7-1 13-2 17-6 5-4 9-8 12-13s5-10 7-15l7-14-54-115h-18v-13h32 36v13h-15l36 78 33-71 2-3c-1-2-2-2-4-3-2 0-4-1-6-1-3 0-4 0-4 0v-13h26c4 0 8 0 12 0s8 0 11 0z">
          <text:p/>
        </draw:path>
        <draw:path draw:style-name="gr3" draw:text-style-name="P2" draw:layer="layout" svg:width="0.62cm" svg:height="0.203cm" svg:x="17.905cm" svg:y="12.817cm" svg:viewBox="0 0 621 204" svg:d="M243 201c-6-1-13-1-21-1s-15 0-21 0-13 0-20 0c-8 0-15 0-21 1v-9h7c7 0 12-1 16-2 3-1 5-2 6-4 0-2 1-4 1-8v-165h-1l-71 182c0 2-1 3-1 4-1 1-2 2-4 2-2-1-4-3-5-7l-70-179v155c0 3 0 6 1 9s4 6 8 9c4 2 11 3 21 4v9l-34-1-34 1v-9c10-1 17-2 21-4 4-3 7-6 8-9s1-6 1-9v-144c0-3 0-6-1-8s-3-3-6-4-9-1-16-1h-7v-10h49c3 0 5 0 6 1 2 0 3 2 4 5l62 162 63-163c1-2 2-4 3-4 1-1 3-1 7-1h49v10h-7c-8 0-13 0-16 1s-5 2-6 4-1 5-1 8v152c0 4 0 6 1 8s3 4 6 4c3 1 8 2 16 2h7zM371 204v-26c-9 17-22 26-38 26-15 0-25-3-31-8s-10-11-11-18c-2-8-2-15-2-23v-43c0-9 0-15-1-18 0-4-2-7-6-7-3-1-8-2-16-2v-9l43-3v96c0 5 0 10 1 14s3 8 7 10c3 3 9 4 17 4 11 0 19-4 26-13 7-8 10-18 10-31v-51c0-7-1-12-4-14-2-2-10-3-20-3v-9l44-3v102c-1 7 1 12 3 14 3 2 9 3 19 3v9zM461 200l-32 1v-9c9 0 16-1 18-2 3-1 5-5 4-11v-150c1-7 0-11-3-13s-9-3-19-3v-10l41-3v179c0 6 2 10 4 11 3 1 9 2 19 2v9zM621 201c-4-1-8-1-14-1s-12 0-18 0-11 0-15 0-9 0-15 0-12 0-18 0c-5 0-10 0-14 1v-9h10c8 0 14-1 18-2s6-2 7-4 2-5 1-8v-149c-7 3-15 6-22 6-7 1-12 1-15 1v-9c3 0 8 0 13 0 6-1 13-3 20-5 6-3 13-7 19-14 3 0 5 0 6 1 1 2 1 4 1 7v162c0 3 0 6 1 8s3 3 7 4 10 2 18 2h10z">
          <text:p/>
        </draw:path>
        <draw:path draw:style-name="gr3" draw:text-style-name="P2" draw:layer="layout" svg:width="0.628cm" svg:height="0.203cm" svg:x="17.897cm" svg:y="12.156cm" svg:viewBox="0 0 629 204" svg:d="M243 201c-6-1-13-1-21-1-7 0-14 0-20 0s-13 0-21 0-15 0-21 1v-9h7c8 0 13-1 16-1 3-1 5-3 6-5 1-1 1-4 1-8v-166l-71 183c-1 2-1 3-2 4s-2 2-3 2c-3 0-5-2-6-6l-69-181h-1v157c0 2 0 5 1 9 1 3 4 6 8 8s11 4 21 4v9l-34-1-34 1v-9c10 0 17-2 21-4 5-2 7-5 8-8 1-4 1-7 1-9v-145c0-4 0-7-1-9 0-2-2-3-6-4-3 0-8-1-16-1h-7v-9h49c3 0 5 0 7 1 1 1 2 2 3 6l63 162 63-163c1-3 1-4 3-5 1-1 3-1 6-1h49v9h-7c-7 0-13 1-16 1-3 1-5 3-6 5s-1 4-1 8v152c0 4 0 7 1 9s3 3 6 4 9 1 16 1h7zM370 204v-26c-8 18-21 26-37 26-14 0-25-3-31-8s-10-11-11-18-2-15-2-23v-43c0-8 0-14 0-18-1-4-3-6-6-7-4-1-9-1-16-1v-9l42-3v95c0 5 0 10 1 14s4 8 7 11c4 2 10 4 17 4 11-1 19-5 26-13 6-9 9-19 9-32v-51c1-7-1-12-3-14-3-2-9-2-19-2v-9l42-3v102c0 7 1 11 4 13s9 3 19 3v9zM460 200l-32 1v-9c10 0 16 0 19-2 3-1 4-5 4-11v-151c0-7-1-11-4-13s-9-3-19-3v-9l42-3v179c0 6 1 10 4 11 3 2 9 2 18 2v9zM621 201h-107c0-3 0-6 0-7 1-1 1-2 3-4l55-61c9-9 16-19 21-30 6-11 9-23 10-35 0-8-2-16-5-23-2-7-7-13-12-17-6-4-13-7-22-7s-16 3-23 8-12 12-16 21c1 0 2 0 4 0 5 0 9 2 11 5 3 3 4 6 4 10 0 7-2 11-6 13-3 2-6 4-9 3 0 1-2 0-4 0-3-1-5-2-7-5-3-2-4-6-4-12 0-8 2-17 6-25 5-8 11-14 19-19s18-8 29-8c18 0 32 5 43 16 12 10 17 23 18 40 0 10-2 19-6 27-5 8-11 16-20 25s-22 20-36 33l-31 30h52c2 0 5 0 9 0 4-1 8-1 12-1 3 0 5-1 6-2 2-2 3-6 4-11s2-10 3-14h7z">
          <text:p/>
        </draw:path>
        <draw:path draw:style-name="gr3" draw:text-style-name="P2" draw:layer="layout" svg:width="8.235cm" svg:height="1.893cm" svg:x="18.817cm" svg:y="11.31cm" svg:viewBox="0 0 8236 1894" svg:d="M30 0v1885h-30v-1885zM873 9v1885h-30v-1885zM2351 17v1860h-30v-1860zM4430 17v1860h-30v-1860zM6098 17v1860h-30v-1860zM8236 9v1868h-30v-1868z">
          <text:p/>
        </draw:path>
        <draw:path draw:style-name="gr3" draw:text-style-name="P2" draw:layer="layout" svg:width="2.473cm" svg:height="0.209cm" svg:x="25.559cm" svg:y="9.727cm" svg:viewBox="0 0 2474 210" svg:d="M136 58c0-13-4-23-10-29s-13-10-22-12c-9-1-18-2-26-2-4 0-7 1-10 1s-6 0-7 0c-4 0-5 2-6 3-1 2-1 5-1 8v75h32c14-1 25-3 32-7 7-5 12-10 14-17 3-6 4-13 4-20zM200 178c0 3 0 7-2 12-1 5-4 9-8 14-4 4-9 6-17 6-4 1-10 0-17-2-7-1-13-5-19-11-6-5-9-11-10-17-2-7-2-15-2-24s0-17-1-22c-2-6-5-11-10-16s-10-8-15-9-9-1-12-1h-33v73c0 3 0 6 1 8s3 3 6 4 9 1 16 1h7v10c-4 0-8 0-13 0-5-1-10-1-16-1-5 0-9 0-13 0s-9 0-14 0-10 0-15 1c-5 0-10 0-13 0v-10h7c7 0 12 0 16-1 3-1 5-2 6-4 0-2 1-5 0-8v-152c1-3 0-6 0-8-1-2-3-4-6-4-4-1-9-2-16-2h-7v-8h90c14 0 27 2 38 7 12 5 21 11 27 19 7 7 10 16 10 25 0 12-5 21-14 30-10 8-22 14-36 17 8 3 15 7 22 12 6 6 10 13 13 22l4 23c2 13 4 23 6 31 3 7 8 11 14 11 4 0 8-1 12-6 4-4 6-10 7-20 0-2 0-3 1-4 0-1 1-1 3-1 1 0 3 1 3 2s0 2 0 3zM303 131c0-3 0-8-1-13 0-5-2-11-4-17-2-5-5-10-10-14-4-4-10-6-17-6-4-1-8 0-14 3-5 2-10 7-14 15-5 7-7 17-8 32zM322 169c0 2-1 6-4 12-4 6-9 12-16 17-7 6-16 9-28 9-11 0-21-3-31-9s-17-14-23-24-9-21-9-34c0-12 3-23 8-33s12-18 21-24 19-9 31-9 21 3 29 9c8 5 13 12 17 20 3 9 5 18 5 28 0 2 0 4-1 5s-3 1-6 1h-80c0 5 0 12 1 20s3 16 7 23c4 5 8 10 14 13 5 4 12 6 19 6 1 0 4 0 9-1s10-4 16-8c5-4 10-11 14-21 0-2 1-3 4-4 0 0 1 1 2 1 1 1 1 2 1 3zM437 166c0 11-3 20-11 28-7 9-20 13-36 13-4 1-8 0-14-1-5-2-12-6-18-12-3 3-4 4-5 5 0 1-1 1-1 3-2 2-4 4-5 5-1 0-1 1-2 0-2 0-2 0-3-1 0-1 0-3 0-7v-38c0-2 0-4 0-5 1-1 2-2 4-2 1 0 2 1 2 1 1 1 1 2 2 4 2 13 6 22 13 30 6 7 15 11 27 11 11 0 20-3 25-8 6-5 8-11 8-18s-2-12-6-16-10-6-14-8c-5-1-8-2-11-3-10-2-17-3-23-5-5-2-10-4-15-8-8-6-12-14-12-24 0-6 1-11 4-17 3-5 8-10 14-13 7-4 16-6 28-6 2 0 6 0 11 1s11 3 17 7c1 0 1-1 2-2s2-2 3-2c2-2 3-3 4-3 0-1 1-1 2-1s2 1 2 2c1 1 1 3 1 5v29c0 3 0 5-1 6 0 1-1 1-3 1 0 0-1 0-2 0-1-1-1-1-1-3 0-3-1-7-2-12-2-6-5-11-10-15-5-5-13-7-23-7-12 0-21 2-25 7-5 4-8 9-7 15 0 5 2 9 5 12 4 4 8 6 14 7 5 2 10 3 16 4s12 3 17 4c7 2 12 6 17 10 2 2 4 5 7 9 3 5 5 11 5 18zM549 131c0-3 0-8-1-13s-2-11-4-17c-2-5-6-10-10-14s-10-6-18-6c-3-1-7 0-13 3-5 2-10 7-14 15-5 7-8 17-8 32zM568 169c0 2-2 6-5 12s-8 12-15 17c-7 6-16 9-28 9-11 0-22-3-31-9-10-6-18-14-23-24-6-10-9-21-9-34 0-12 2-23 8-33 5-10 12-18 21-24s19-9 30-9c12 0 22 3 30 9 7 5 13 12 17 20 3 9 5 18 5 28 0 2 0 4-1 5s-3 1-6 1h-81c0 5 1 12 1 20 1 8 4 16 8 23 3 5 8 10 13 13 6 4 12 6 20 6 1 0 4 0 9-1s10-4 16-8c5-4 10-11 13-21 1-2 2-3 4-4 1 0 2 1 3 1 1 1 1 2 1 3zM680 93c0 5-2 8-4 10-3 2-6 3-8 3-4 0-7-1-9-3s-4-5-4-9 1-7 3-8c2-2 3-3 4-3-1-1-2-1-3-1-8 0-14 3-19 8s-9 12-11 20c-3 8-4 17-4 26v45c-1 3 0 6 1 8 0 2 2 3 5 4 4 1 9 1 16 1h6v10c-6 0-12 0-19-1-6 0-12 0-18 0l-33 1v-10c10 0 16 0 19-1 3-2 4-6 4-12v-77c0-7-1-11-4-13s-9-3-19-3v-9l40-3v32c2-5 4-9 7-14 2-5 6-9 11-13 5-3 11-5 18-5 6 0 11 2 15 5 4 4 6 8 6 12zM837 88c-10 1-16 3-20 7-4 5-6 9-7 12l-38 95c0 1-1 3-2 4s-2 1-4 1c-1 0-3 0-3-1-1-1-2-2-3-4l-41-103c-1-3-3-5-4-7-1-1-3-3-6-3-3-1-7-1-13-1v-9c4 0 9 0 14 1 5 0 10 0 14 0l31-1v9c-3 0-6 0-10 1s-6 3-6 6c-1 0 0 2 1 5l33 81 29-74c1-1 1-2 1-3 1-1 1-2 1-4s-1-5-3-8c-2-2-6-4-11-4v-9l25 1c3 0 7 0 11 0 4-1 7-1 11-1zM917 134c-16 1-28 4-37 8-9 5-15 10-18 16-4 6-5 12-5 18 0 7 3 13 8 17 5 5 11 7 18 7 4 0 9-1 14-4 5-2 10-6 14-11 3-6 5-13 6-22zM965 178c-1 7-2 13-5 17s-6 8-10 9-7 2-9 2c-7 0-12-3-16-9-4-4-6-10-6-16-3 7-8 13-14 18-6 6-15 8-24 8-6 0-13-1-20-2-7-2-13-6-18-11-5-4-8-11-8-18s2-13 6-20c5-7 12-13 23-18 9-4 18-7 27-8 10-1 18-2 26-2v-11c-1-8-2-15-5-20-3-6-7-10-12-13-4-2-9-3-14-3s-10 0-16 2-11 6-15 11c6 0 10 2 12 5s3 6 3 8c0 4-2 7-4 10-2 2-6 3-10 3-3 0-7-1-9-3-3-3-4-6-4-10 1-10 5-18 13-24s19-9 31-9c7 0 13 1 20 4 7 2 13 6 19 12 5 5 8 11 9 17 1 5 2 11 1 17v58c0 0 1 2 1 4 1 2 2 4 3 7 2 2 4 3 7 3 2 0 4-1 6-3 3-2 4-7 4-15v-17h8zM1065 167c0 7-1 13-3 19s-5 10-9 14c-4 5-10 7-16 7-4 1-9 0-15-2-5-1-11-6-15-12-5-5-7-14-7-26v-79h-25v-6c9-1 17-4 22-10 6-6 9-13 12-21 2-9 3-17 3-25h7v53h42v9h-42v80c0 2 0 5 1 10s2 10 5 14 7 7 14 7c5 0 10-3 13-8 4-5 6-13 6-24v-16h7zM1137 29c0 4-1 8-4 11s-6 4-11 5c-5-1-8-2-11-5s-4-7-5-11c0-4 2-7 4-10 3-3 7-5 12-5 4 0 8 2 11 5s4 6 4 10zM1153 204c-10 0-20-1-30-1l-32 1v-10c10 0 16 0 19-1 3-2 4-6 4-12v-77c0-7-1-11-4-13s-8-3-17-3v-9l40-3v106c-1 5 0 8 3 10 2 2 8 2 17 2zM1274 139c0-6 0-12-1-19 0-8-3-14-6-21-4-6-9-11-15-14-5-3-11-4-18-4-6 0-12 1-18 4s-11 8-15 15c-3 6-5 13-6 20 0 7-1 13-1 19s1 12 1 20c1 7 3 14 7 21 4 6 9 11 14 14 6 4 12 5 18 5 8 0 14-2 20-6 6-3 11-9 14-15 3-7 5-13 5-20 1-7 1-13 1-19zM1298 142c0 12-3 23-9 33-6 9-13 17-23 23-9 6-20 9-32 9-11 0-22-3-31-9-10-6-18-14-23-23-6-10-9-21-9-33 0-13 3-24 8-34 6-10 13-18 23-24 9-6 20-10 32-10s23 4 32 10c10 6 18 14 23 24 6 10 9 21 9 34zM1428 203l-32 1v-10c9 0 15 0 18-1 3-2 4-6 4-12v-67c0-8-1-16-4-22s-8-9-17-10c-7 0-13 2-18 6-6 3-11 8-15 15s-6 15-6 25v53c0 6 1 10 4 12 3 1 9 1 18 1v10l-32-1-32 1v-10c9 0 15 0 18-1 3-2 4-6 4-12v-77c0-7-1-11-4-13-2-2-9-3-18-3v-9l40-3v30c4-9 10-16 17-22 7-5 15-8 26-8 8 0 15 1 20 4 5 2 8 4 10 7 4 4 7 10 8 16s1 16 1 28v55c0 4 2 6 6 7 3 1 9 1 16 1v10zM1709 150c0 10-2 20-7 29s-11 17-20 23c-8 5-18 8-30 8s-23-2-32-6c-9-5-16-9-21-15-4 8-7 13-8 15-2 2-2 3-2 3-1 1-2 2-2 3-1 0-1 0-2 0-2 0-3 0-3-1s0-3 0-5v-59c0-2 0-4 0-5 1-2 2-2 3-2s2 0 2 0c1 1 2 1 2 3 0 5 1 12 3 20s7 16 15 24c5 5 10 8 16 10s12 4 17 5c5 0 9 2 12 2 8-2 15-4 21-8s10-9 13-15 5-13 5-20c0-9-3-18-9-26-4-5-8-9-13-11-4-2-8-3-12-4-10-2-18-4-25-6s-11-3-13-3c-11-4-20-11-27-21-7-9-10-20-10-32 0-10 2-20 7-28s12-15 20-20 18-8 29-8c12 1 22 3 29 7 7 5 13 9 17 13l10-16c1-2 2-3 2-3 1-1 1-1 2-1 2 0 3 1 3 2s0 3 0 5v58c0 3 0 4 0 5-1 1-2 2-3 2-2 0-3 0-3-1-1-1-1-2-1-3 0-3-1-8-3-14-1-7-4-13-7-20-4-7-10-13-17-18s-17-8-29-8c-11 1-20 4-27 12-7 7-11 16-11 26 0 9 3 16 8 23s12 11 21 14l37 8c12 4 23 10 31 21 8 10 12 23 12 38zM1822 167c0 7-1 13-3 19-1 6-5 10-9 14-4 5-9 7-16 7-4 1-9 0-14-2-6-1-12-6-16-12-5-5-7-14-7-26v-79h-25v-6c10-1 17-4 22-10 6-6 10-13 12-21 2-9 3-17 3-25h8v53h41v9h-41v80c-1 2 0 5 0 10 1 5 3 10 5 14 3 4 7 7 14 7 5 0 10-3 13-8 4-5 6-13 6-24v-16h7zM1927 134c-16 1-28 4-36 8-9 5-15 10-19 16-3 6-5 12-4 18 0 7 2 13 7 17 5 5 11 7 18 7 5 0 10-1 15-4 5-2 9-6 13-11 4-6 6-13 6-22zM1975 178c0 7-2 13-5 17s-6 8-10 9c-3 1-6 2-8 2-7 0-12-3-16-9-4-4-6-10-7-16-3 7-7 13-14 18-6 6-14 8-24 8-6 0-13-1-20-2-7-2-13-6-18-11-5-4-7-11-8-18 0-7 2-13 7-20 4-7 12-13 22-18 9-4 19-7 28-8s18-2 25-2v-11c0-8-2-15-5-20-3-6-7-10-11-13-5-2-10-3-14-3-5 0-11 0-17 2-5 2-10 6-15 11 7 0 11 2 13 5s2 6 2 8c0 4-1 7-3 10-3 2-6 3-10 3s-7-1-10-3c-2-3-3-6-3-10 0-10 4-18 13-24 8-6 18-9 30-9 7 0 14 1 21 4 7 2 13 6 19 12 5 5 8 11 9 17 1 5 1 11 1 17v58c0 0 0 2 1 4 0 2 1 4 3 7 1 2 4 3 7 3 1 0 3-1 6-3 2-2 4-7 4-15v-17h7zM2076 167c0 7-1 13-3 19s-5 10-9 14c-5 5-10 7-17 7-3 1-8 0-14-2-6-1-11-6-16-12-4-5-7-14-7-26v-79h-24v-6c9-1 16-4 22-10 5-6 9-13 11-21 3-9 4-17 4-25h7v53h41v9h-41v80c0 2 0 5 1 10 0 5 2 10 5 14 2 4 7 7 13 7s10-3 14-8c3-5 5-13 5-24v-16h8zM2151 29c0 4-2 8-5 11-2 3-6 4-11 5-4-1-8-2-11-5s-4-7-4-11 1-7 4-10c2-3 6-5 11-5s8 2 11 5 5 6 5 10zM2166 204c-9 0-19-1-30-1l-31 1v-10c9 0 15 0 18-1 3-2 4-6 4-12v-77c0-7-1-11-4-13-2-2-8-3-17-3v-9l40-3v106c0 5 1 8 3 10s8 2 17 2zM2288 139c0-6-1-12-1-19-1-8-3-14-7-21-4-6-9-11-14-14-6-3-12-4-18-4s-12 1-18 4-11 8-15 15c-4 6-6 13-6 20-1 7-1 13-1 19s0 12 1 20c0 7 3 14 6 21 4 6 9 11 15 14 5 4 11 5 18 5s14-2 20-6c5-3 10-9 13-15 3-7 5-13 6-20s1-13 1-19zM2311 142c0 12-3 23-8 33-6 9-14 17-24 23-9 6-20 9-31 9-12 0-22-3-32-9-9-6-17-14-23-23-6-10-9-21-9-33 0-13 3-24 9-34 5-10 13-18 22-24 10-6 21-10 33-10s22 4 32 10c9 6 17 14 23 24 5 10 8 21 8 34zM2442 203l-33 1v-10c9 0 16 0 18-1 3-2 5-6 4-12v-67c1-8-1-16-3-22-3-6-9-9-18-10-6 0-12 2-18 6-6 3-11 8-15 15-3 7-5 15-6 25v53c0 6 1 10 4 12 3 1 9 1 19 1v10l-32-1-33 1v-10c9 0 16 0 18-1 3-2 5-6 4-12v-77c1-7 0-11-3-13s-9-3-19-3v-9l41-3v30c4-9 9-16 16-22 7-5 16-8 26-8 8 0 15 1 20 4 5 2 9 4 10 7 5 4 7 10 8 16s2 16 1 28v55c1 4 2 6 6 7s9 1 17 1v10z">
          <text:p/>
        </draw:path>
        <draw:path draw:style-name="gr3" draw:text-style-name="P2" draw:layer="layout" svg:width="2.058cm" svg:height="0.259cm" svg:x="25.764cm" svg:y="10.091cm" svg:viewBox="0 0 2059 260" svg:d="M104 140c0-5 0-12-1-19s-3-14-6-22c-4-6-9-10-15-14-5-3-11-4-18-4-6 0-12 1-18 4-6 4-11 8-15 16-3 7-5 13-6 20s-1 14-1 19c0 6 0 12 1 20 1 7 3 14 6 21 4 7 9 11 15 15 6 3 12 4 18 4 8 0 14-2 20-5 6-4 10-9 14-16 3-7 5-13 5-20 1-7 1-13 1-19zM128 143c0 12-3 23-9 33-6 9-13 17-23 23-10 5-20 8-32 8-11 0-22-3-31-8-10-6-18-13-24-23-5-10-8-21-9-33 1-12 3-23 9-34s13-19 23-25c9-6 20-9 32-10 12 1 23 4 32 10 10 6 17 14 23 25 6 10 9 21 9 34zM239 21c0 3-1 6-3 8-2 3-5 4-10 4-3 0-6-1-9-4-2-2-3-5-3-8 0-4 1-7 3-9 2-1 4-3 6-3-3-1-5-2-6-2-2 0-3 0-4 0-7 0-13 3-18 10s-8 16-8 29v33h33v9h-33v94c0 3 1 6 1 8 1 2 3 3 6 4s8 1 15 1h6v9c-5 0-11 0-18 0-6 0-12-1-18-1l-33 1v-9c9 1 16 0 18-1 3-2 5-5 4-12v-94h-22v-9h22v-33c1-10 3-19 8-25 4-7 10-12 17-16 6-3 13-5 20-5 8 1 14 3 19 6 4 4 7 9 7 15zM492 72c-2-13-4-24-7-32s-8-14-16-18c-7-4-18-6-32-6h-35c-6 0-10 1-12 3-1 1-2 4-2 9v74h25c9 0 16-1 20-4s7-6 9-11c1-5 2-12 1-20h8v77h-8c1-8 0-14-1-19-2-5-5-9-9-11s-11-3-20-3h-25v71c0 3 0 6 1 8s3 3 7 4 10 1 20 1h9v9c-4 0-8 0-15 0-6 0-12-1-18-1s-11 0-15 0-9 0-14 0c-6 0-11 1-17 1-5 0-10 0-13 0v-9h7c7 0 12 0 16-1 3-1 5-2 6-4 0-2 1-5 1-8v-152c0-3-1-6-1-8-1-2-3-4-6-4-4-1-9-2-16-2h-7v-8h158l8 64zM658 60c0-5-1-11-2-18s-5-13-12-18c-6-5-17-8-32-8h-26c-6-1-10 0-12 2-1 1-2 5-2 9v79h40c15-1 26-3 32-10 7-5 11-11 12-18s2-13 2-18zM687 60c0 10-3 19-9 27-6 7-14 15-24 19-10 5-21 7-32 7h-49v69c0 3 0 6 1 8s3 3 6 4 8 1 16 1h7v9c-4 0-8 0-13 0-6 0-11-1-16-1-6 0-10 0-14 0s-8 0-14 0c-5 0-10 1-15 1-6 0-10 0-13 0v-9h7c7 0 12 0 15-1 4-1 6-2 7-4 0-2 1-5 0-8v-153c1-3 0-6 0-8-1-2-3-3-7-4-3-1-8-1-15-1h-7v-9h101c14 0 25 2 35 7 11 5 19 12 24 20 6 8 9 17 9 26zM1057 204c-6 0-12 0-20 0s-15-1-21-1-13 1-21 1-15 0-20 0v-9h7c7 0 12 0 15-1 4-1 6-2 6-4 1-2 1-5 1-8v-166l-71 183c0 1-1 3-2 4 0 1-2 1-3 1-3 0-5-2-6-6l-69-180v156c-1 3 0 6 1 9s3 6 7 9c4 2 11 3 21 3v9l-33-1-34 1v-9c10 0 17-1 21-3 4-3 6-6 7-9s2-6 1-9v-145c1-3 0-6 0-8-1-2-3-3-6-4-4-1-9-1-16-1h-7v-9h48c4 0 6 0 7 0 1 1 2 3 4 6l62 162 63-163c1-2 2-4 3-5 1 0 3 0 7 0h48v9h-7c-7 0-12 0-16 1-3 1-5 2-6 4 0 2-1 5 0 8v153c-1 3 0 6 0 8 1 2 3 3 6 4 4 1 9 1 16 1h7zM1182 207v-25c-9 17-21 26-38 25-14 0-24-2-30-7s-10-11-12-19c-1-7-1-14-1-22v-43c0-9 0-15-1-20-1-3-3-6-6-7s-8-1-16-1v-9l43-3v97c-1 5 0 9 1 14 1 4 3 7 7 10 3 3 9 4 17 4 10 0 19-5 25-13s10-19 10-31v-52c0-8-1-12-4-14s-9-3-19-3v-9l43-3v103c-1 7 0 12 3 14s9 3 19 2v9zM1269 203l-32 1v-9c9 1 15 0 18-1 3-2 5-5 4-12v-150c1-7 0-12-3-14s-9-3-19-2v-9l41-3v178c0 7 1 10 4 12 3 1 9 2 19 1v9zM1404 169c0 6-1 12-3 18s-5 11-10 14c-4 4-9 6-16 6-4 1-8 0-14-2-6-1-11-5-16-10-4-6-7-15-7-26v-81h-25v-6c10-1 17-4 23-10 5-6 9-13 11-21s4-17 4-25h7v53h41v9h-41v81c0 2 0 6 1 10 0 5 2 10 5 14 2 5 7 7 13 7 5 0 10-2 14-8 3-5 5-13 5-24v-16h8zM1478 29c0 4-1 8-4 11-2 3-6 5-11 5s-8-2-11-5-4-7-4-11c0-3 1-7 4-10 2-3 6-5 11-5s8 2 11 5 4 6 4 10zM1494 204c-10 0-20 0-30-1l-31 1v-9c9 1 15 0 18-1 3-2 4-5 4-12v-77c0-8-1-12-4-14-2-2-8-3-17-3v-9l40-3v107c0 5 1 9 3 10 2 2 8 3 17 2zM1630 142c-1-17-4-30-12-41-7-12-16-17-27-18-7 0-14 2-21 6-6 4-12 10-16 18v65c0 2 0 4 1 5 0 2 1 4 3 7 4 6 9 10 14 13s11 4 16 4c8 0 14-2 21-7 6-5 11-12 15-21s6-19 6-31zM1654 142c0 13-3 24-9 34-6 9-14 17-24 23-9 5-20 8-31 8-8 0-14-1-19-4-5-2-9-5-12-8s-4-6-5-8v3 48c0 6 1 10 4 12 3 1 9 1 19 1v9l-33-1-32 1v-9c9 0 15 0 18-1 3-2 4-6 4-12v-134c1-8-1-12-3-13-3-2-9-3-19-3v-9l41-3v19c2-2 5-5 8-8 4-3 8-5 13-7 6-3 12-4 20-4 11 0 20 3 30 9 9 6 16 13 21 24 6 10 9 21 9 33zM1706 203l-32 1v-9c10 1 16 0 19-1 3-2 4-5 4-12v-150c0-7-1-12-4-14-2-2-9-3-19-2v-9l42-3v178c0 7 1 10 4 12 3 1 9 2 18 1v9zM1801 29c0 4-1 8-4 11s-7 5-12 5c-4 0-8-2-10-5-3-3-5-7-5-11 0-3 1-7 4-10s7-5 12-5c4 0 8 2 11 5 2 3 4 6 4 10zM1817 204c-10 0-20 0-30-1l-32 1v-9c9 1 16 0 19-1 2-2 4-5 4-12v-77c0-8-2-12-4-14-3-2-9-3-18-3v-9l41-3v107c-1 5 0 9 2 10 3 2 8 3 18 2zM1927 132c0-3-1-8-1-13-1-5-2-11-5-16-2-7-5-12-9-16-5-4-11-6-18-6-3 0-8 1-13 3-5 3-10 7-15 15-4 8-7 19-8 33zM1946 170c0 2-2 6-5 12s-8 12-15 17-17 8-28 8c-12 0-22-3-32-8-9-6-17-14-23-24-6-9-9-21-9-34 0-12 3-23 8-33 6-11 13-19 22-25 9-5 19-8 30-9 12 1 22 3 29 9 8 5 14 12 17 22 4 8 6 17 6 27 0 3-1 4-1 5-1 1-3 1-7 1h-80c0 5 0 12 1 20s4 16 8 23c3 5 7 10 13 14 6 3 12 5 19 5 1 0 4 0 9-1s11-3 16-7c6-5 11-12 14-21 0-3 2-4 4-4 1 0 2 0 2 0 1 1 2 2 2 3zM2059 94c-1 4-2 9-5 10-2 2-5 3-8 3s-6-1-8-3c-3-2-4-6-4-10s1-6 3-8 3-3 4-3c-1 0-2-1-4-1-7 1-13 3-18 8s-9 13-13 21c-2 8-4 17-4 27v44c0 3 0 6 1 8s3 3 7 4c3 1 8 1 15 1h6v9c-5 0-12 0-18 0-7 0-13-1-19-1l-33 1v-9c9 1 15 0 18-1 3-2 5-5 4-12v-77c1-8 0-12-3-14s-9-3-19-3v-9l40-3v33c1-4 3-10 7-15 3-5 7-9 12-12 5-4 10-6 17-6s12 2 16 5c3 4 5 8 6 13z">
          <text:p/>
        </draw:path>
        <draw:path draw:style-name="gr3" draw:text-style-name="P2" draw:layer="layout" svg:width="1.689cm" svg:height="0.204cm" svg:x="19.212cm" svg:y="4.425cm" svg:viewBox="0 0 1690 205" svg:d="M55 26c0 6-3 12-7 16s-9 6-16 6c-6 0-11-2-15-6-5-4-7-10-7-16s2-12 7-16c4-4 9-6 15-7 7 1 12 3 16 7s7 10 7 16zM35 201l-35 1v-14h20v-90c0-5-1-8-3-10-3-1-8-1-16-1v-14l50-2v117h18v14zM199 99c-3-4-8-8-14-12-5-3-12-5-20-6-5 0-10 1-16 3s-11 7-15 12c-4 6-6 13-7 20s-1 14-1 21c0 8 1 16 2 24 1 9 4 16 9 22s13 10 24 10c8 0 14-2 19-4 5-3 9-6 12-9 4-3 6-6 7-8zM199 203v-14c-5 4-10 7-17 10s-15 4-23 4c-22 0-39-6-51-18s-18-28-19-48c1-20 8-37 21-48 13-12 30-18 52-18 4 0 10 1 17 2 7 2 14 6 22 11v-56c0-5-1-9-4-10-2-1-8-1-16-1v-14l52-2v176c-1 5 1 9 3 10s8 1 17 1v14zM1437 57c0-6-1-12-2-18-2-7-6-12-12-16-7-4-18-6-33-6h-34v80h33c16 0 27-3 34-7 6-4 10-10 12-16 1-6 2-12 2-17zM1521 174c0 2 0 6-2 10-1 5-5 10-10 14s-12 6-22 7c-6 0-13-1-21-2s-15-3-22-6c-6-3-11-7-14-11s-4-9-5-14-1-11-1-18c0-6 0-13 0-17s-1-8-2-11c-2-3-4-6-7-9-5-5-10-8-15-9s-8-1-11-1h-33v81h31v14c-4-1-9-1-15-1s-13 0-20 0c-6 0-12 0-16 0s-9 0-16 0c-6 0-13 0-19 0-7 0-12 0-16 1v-14h32v-171h-32v-14h110c18 0 33 3 46 8 13 4 23 11 29 19 7 8 11 17 11 26 0 10-4 19-12 27-8 9-20 15-36 20 6 2 13 6 19 11s11 12 13 22c0 1 0 3 1 8 0 3 1 7 1 10 0 4 1 7 1 8 0 4 1 9 2 14s3 9 6 13c3 3 8 5 13 5s9-1 12-4c4-4 6-9 7-15 0-2 0-4 1-5s2-2 5-2c2 0 3 0 5 1 1 0 2 2 2 5zM1690 142c0 11-2 21-7 30-4 9-11 17-20 23-10 6-23 10-38 10-4 0-10-1-16-1-7-1-14-2-21-5-8-2-14-5-21-10l-13 13c-1 1-2 2-3 2-1 1-2 1-3 1-2 0-4-1-4-2-1-2-1-4-1-6v-53c0-4 0-6 1-7s3-2 6-2 5 1 6 1c0 1 1 3 1 6 0 11 3 20 8 26 5 7 11 12 18 15 8 3 15 6 22 7 8 1 14 1 20 1 10 0 17-2 23-5 5-4 9-8 11-13 2-6 3-11 3-15 0-7-2-12-4-17-3-4-5-7-7-9s-5-4-7-5c-3-1-6-2-11-3-4-2-11-3-19-5-10-2-19-4-25-6-7-2-12-4-17-6-4-3-9-6-13-11-4-3-7-8-10-14-4-7-6-15-6-24 0-10 3-20 7-28 5-9 12-16 22-22 9-5 21-8 36-8 7 0 15 1 23 3 9 2 17 6 26 13l13-13c1-1 2-2 3-2 1-1 2-1 3-1 2 0 4 1 4 2 1 1 1 3 1 6v53c0 3 0 5-1 6s-3 2-6 2-5 0-6-1c0-1-1-3-1-7-3-13-7-23-13-30-7-7-14-12-22-15s-16-4-24-4c-10 1-17 2-23 6-5 3-9 7-11 11-2 5-3 9-3 14s2 10 5 15c3 4 6 7 10 10 5 2 9 4 13 5l41 8c9 2 17 6 25 12 7 5 13 12 18 20 4 9 7 18 7 29z">
          <text:p/>
        </draw:path>
        <draw:path draw:style-name="gr3" draw:text-style-name="P2" draw:layer="layout" svg:width="0.794cm" svg:height="0.202cm" svg:x="23.084cm" svg:y="4.417cm" svg:viewBox="0 0 795 203" svg:d="M229 16c-7 0-12 0-15 1s-5 1-6 2c-2 1-2 2-3 3l-76 174c-2 4-3 6-5 6-2 1-4 2-7 1-4 0-6 0-8-2-1-1-2-3-3-5l-80-180h-26v-13c3 0 8 0 13 0 6 0 12 0 18 0s10 0 14 0c5 0 10 0 17 0 6 0 13 0 19 0s11 0 15 0v13h-27l61 139 59-132c0-1 1-2 1-3 0-2-2-2-6-3-4 0-8-1-12-1s-6 0-8 0v-13c6 0 12 0 19 0s13 0 19 0h33v13zM318 134c-4 0-9 0-15 1-7 1-13 3-20 5-7 3-13 6-17 11-5 5-7 11-8 19 1 6 3 12 8 16s11 6 19 6c2 1 6 0 11-1 6-2 11-5 15-10 5-4 7-11 7-20zM377 194c0 3-1 5-2 6-2 1-4 1-7 1h-14c-10 0-18-1-22-4-4-2-7-5-8-8-1-4-1-7-1-10-3 6-8 12-15 16-7 5-16 8-28 8-7 0-14-1-23-3-9-1-16-5-22-9-7-5-10-12-10-21 0-10 4-19 11-25 8-6 17-10 28-13s21-6 31-7 18-1 23-1v-10c0-22-10-34-31-34-2 0-5 0-9 0-4 1-8 1-12 2 0 0 2 2 3 4 2 2 3 6 3 10 0 6-2 11-6 14-3 3-7 4-12 4-4 0-8-1-12-4s-6-8-6-14c1-8 4-14 10-18s13-6 21-7 15-2 21-1c21 0 37 4 47 12 12 8 17 19 17 32v63c0 3 0 6 2 7 2 2 7 3 16 3 1 0 3 1 5 1 1 1 2 3 2 6zM428 200l-35 1v-14h19v-160c1-5 0-8-3-9-2-2-8-2-16-2v-13l51-3v187h19v14zM597 203v-23c-4 8-9 13-15 16-5 3-10 5-15 6s-8 1-11 1c-15 0-27-2-37-7s-15-15-15-30v-68c0-6-1-9-3-10-3-1-8-2-17-2v-13l53-3v100c0 5 0 9 1 12 1 4 3 6 6 8s9 2 16 2c11 0 19-3 26-10 6-7 9-17 10-28v-56c0-6-1-9-4-10-2-1-8-2-16-2v-13l52-3v106c0 6 1 9 4 10 2 1 8 2 16 1v14zM767 129c0-4 0-8 0-13-1-5-2-10-4-16-2-5-6-10-11-14-4-4-11-6-19-6-5 0-9 1-14 3s-10 6-13 12c-3 5-5 10-6 16-1 5-1 11-1 18zM795 167c0 2-2 6-5 12-4 5-10 11-18 16s-20 7-35 8c-23-1-42-7-55-19s-20-28-20-48c0-13 3-24 8-34s13-17 24-23 24-9 39-9c20 0 35 5 46 15 4 5 8 10 10 16 3 6 4 11 5 16 0 5 1 9 1 13s-1 6-3 7c-1 1-3 1-6 1h-87c-1 5 0 12 1 20 1 9 5 16 11 23 6 6 15 10 29 10 9 0 18-2 25-6s12-10 16-17c0-2 1-4 2-5 1 0 3-1 5-1 1 0 2 0 4 1 2 0 3 2 3 4z">
          <text:p/>
        </draw:path>
        <draw:path draw:style-name="gr3" draw:text-style-name="P2" draw:layer="layout" svg:width="0.313cm" svg:height="0.202cm" svg:x="19.187cm" svg:y="5.099cm" svg:viewBox="0 0 314 203" svg:d="M160 65c-2-14-4-25-7-33s-8-14-16-18c-7-4-18-5-32-5h-35c-6-1-10 0-12 2-1 1-2 4-2 9v74h25c9 0 16-1 20-3 4-3 7-6 9-11 1-5 2-12 1-20h8v77h-8c1-9 0-15-1-20-2-5-5-9-9-11s-11-3-20-3h-25v71c0 3 0 6 1 8s3 3 7 4 10 1 19 1h10v9c-4 0-9 0-15 0s-12 0-18 0-11 0-15 0-9 0-14 0c-6 0-12 0-17 0s-10 0-14 0v-9h8c7 0 12 0 16-1 3-1 5-2 6-4 0-2 1-5 1-8v-152c0-3-1-6-1-8-1-2-3-4-6-4-4-1-9-1-16-1h-8v-9h159l8 65zM290 101c0-9 0-19-1-29 0-10-1-19-2-28-2-10-5-17-9-22s-9-8-13-10c-5-1-9-2-12-2-2 0-6 0-11 2-4 1-9 5-14 10-4 5-7 14-9 25-1 9-2 17-2 26s-1 19-1 28c0 6 1 12 1 19s0 15 0 22c1 7 2 14 3 20 3 13 7 22 14 27s13 8 19 7c7 1 13-2 20-7 7-6 11-15 14-29 1-9 2-18 2-28 1-10 1-20 1-31zM314 104c0 12-1 23-2 34-2 11-4 21-9 31-7 14-15 23-24 27-9 5-18 7-26 7-7 0-15-2-24-6s-17-12-23-23-10-23-11-35c-2-12-3-24-2-35-1-11 0-22 1-34 2-11 5-22 9-32 6-13 14-22 23-27s19-8 27-7c5-1 10 0 15 2 6 1 12 5 18 9 6 5 12 12 16 21 5 11 8 23 10 34 1 11 2 23 2 34z">
          <text:p/>
        </draw:path>
        <draw:path draw:style-name="gr3" draw:text-style-name="P2" draw:layer="layout" svg:width="0.301cm" svg:height="0.196cm" svg:x="19.183cm" svg:y="5.7cm" svg:viewBox="0 0 302 197" svg:d="M158 66c-1-15-3-25-6-34-3-8-9-14-16-18-8-3-18-5-33-5h-34c-7-1-11 0-12 2-2 1-2 5-2 9v74h25c9 0 15-1 20-3 4-2 7-6 8-11 2-5 2-12 2-20h7v77h-7c0-8 0-15-2-20-1-5-4-9-8-11-5-2-11-3-20-3h-25v71c0 3 0 6 1 8s3 3 7 4 10 2 19 2h10v9c-4-1-9-1-15-1s-12 0-18 0c-7 0-12 0-16 0s-8 0-14 0c-5 0-11 0-16 0-6 0-10 0-13 1v-9h6c8 0 13-1 16-2 4-1 6-2 6-4 1-2 1-4 1-8v-152c0-3 0-6-1-8 0-2-2-3-6-4-3-1-8-1-16-1h-6v-9h158l8 66zM302 197c-4-1-8-1-14-1s-12 0-18 0-11 0-15 0-9 0-15 0-13 0-19 0c-5 0-10 0-14 1v-9h10c8 0 14-1 19-2 4-1 6-2 7-4s2-5 1-8v-150c-7 3-16 5-23 6s-12 1-15 1v-9c3 0 7 0 13 0 6-1 13-3 20-5 7-3 14-7 20-13 3 0 5 0 6 1s1 3 1 6v163c-1 3 0 6 1 8s3 3 7 4 10 2 18 2h10z">
          <text:p/>
        </draw:path>
        <draw:path draw:style-name="gr3" draw:text-style-name="P2" draw:layer="layout" svg:width="0.309cm" svg:height="0.196cm" svg:x="19.183cm" svg:y="6.356cm" svg:viewBox="0 0 310 197" svg:d="M159 65c-1-13-3-24-6-32s-9-14-16-18c-9-4-19-6-34-6h-34c-7 0-11 1-12 2-2 2-2 5-2 10v72h25c9 0 15-1 20-3 4-2 7-6 8-11 2-5 2-11 2-19h7v76h-7c0-8 0-15-2-20-1-5-4-8-8-10-5-3-11-4-20-4h-25v71c0 3 0 7 1 9s3 4 7 5 10 1 19 1h10v9c-4 0-9-1-15-1s-12 0-18 0c-7 0-12 0-16 0s-8 0-14 0c-5 0-11 0-16 0-6 0-10 1-13 1v-9h6c8 0 13 0 16-1 4-1 6-3 6-5 1-1 1-4 1-9v-150c0-4 0-7-1-9 0-2-2-3-6-4-3-1-8-1-16-1h-6v-9h159l8 65zM302 197h-107c0-3 1-6 1-7s1-2 3-4l55-62c8-9 15-19 21-30s9-22 9-34c0-8-1-16-4-23s-7-13-13-17-13-7-21-7c-9 0-17 3-24 8s-12 12-15 21c0 0 1 0 3 0 5 0 9 2 12 5 2 3 4 6 4 10-1 6-3 10-6 12-4 3-7 4-9 3-1 1-2 0-5 0-2-1-5-2-7-5-2-2-3-6-4-11 0-8 3-17 7-25s11-14 19-19 17-8 28-8c18 0 33 6 44 16s17 23 17 40c0 9-2 18-6 26s-11 16-20 25-21 20-36 33l-30 30h51c3 0 6 0 10 0 4-1 8-1 11-1 4 0 6-1 7-2 1-2 2-6 3-11s2-10 3-14h7z">
          <text:p/>
        </draw:path>
        <draw:path draw:style-name="gr3" draw:text-style-name="P2" draw:layer="layout" svg:width="0.312cm" svg:height="0.202cm" svg:x="19.183cm" svg:y="6.957cm" svg:viewBox="0 0 313 203" svg:d="M159 66c-1-13-3-24-6-32s-9-14-16-18c-8-5-18-7-33-7h-34c-7 0-11 1-12 2-2 3-2 6-2 11v72h25c9 0 15-1 20-3 4-2 7-6 8-11 2-5 2-11 2-19h7v76h-7c0-8 0-14-2-19-1-5-4-9-8-11-5-2-11-4-20-4h-25v71c0 3 0 6 1 8s3 4 7 5 10 1 19 1h10v9c-4 0-9 0-15-1-6 0-12 0-18 0-7 0-12 0-16 0s-8 0-14 0c-5 0-11 0-16 0-6 1-11 1-14 1v-9h7c8 0 13 0 16-1 4-1 6-3 6-4 1-2 1-5 1-8v-151c0-4 0-7-1-9 0-2-2-4-6-5-3 0-8-1-16-1h-7v-9h159l8 66zM313 148c-1 10-3 19-9 27-5 9-12 15-21 20s-20 8-32 8c-10 0-20-2-29-6-8-4-15-9-21-16-5-6-8-14-8-23 0-6 2-11 6-13 3-3 7-4 10-4 5 0 8 2 11 5 4 2 5 6 5 12 0 5-2 9-5 12-4 3-8 4-14 3 4 6 8 10 13 14 6 3 11 5 17 6 5 2 10 2 14 2 5 0 10-1 15-3 5-3 9-8 12-15 4-7 6-16 6-29 0-15-3-26-8-35-6-8-15-13-26-13h-13c-2 0-4 0-5 0-1-1-2-2-2-3 0-2 1-2 1-3 1 0 2-1 3-1 2 0 3 0 6 0 2 0 4 0 6-1 3 1 7 0 12-2 4-2 9-6 13-12 4-7 6-14 7-20 1-7 2-11 1-13 0-9-1-16-4-20-3-5-7-8-11-10s-8-4-12-4-8 2-13 3-9 3-14 5c-5 3-9 7-12 11 2 0 4 0 7 1 3 0 5 1 8 3 2 2 3 6 3 11 0 4-1 7-4 10-2 3-6 4-10 4-5 0-8-1-11-4-3-2-4-6-4-11 0-11 5-20 15-27 9-9 21-13 36-13 9 0 18 2 26 5 8 5 14 9 19 15s8 13 8 21c0 11-4 22-11 31-8 9-17 16-29 20 15 3 26 9 35 19 8 10 12 21 13 33z">
          <text:p/>
        </draw:path>
        <draw:polygon draw:style-name="gr3" draw:text-style-name="P2" draw:layer="layout" svg:width="6.591cm" svg:height="3.78cm" svg:x="19.004cm" svg:y="4.198cm" svg:viewBox="0 0 6592 3781" draw:points="17,17 17,0 6592,0 6592,3781 0,3781 0,0 17,0 17,17 34,17 34,3752 6558,3752 6558,34 17,34 17,17 34,17">
          <text:p/>
        </draw:polygon>
        <draw:path draw:style-name="gr3" draw:text-style-name="P2" draw:layer="layout" svg:width="6.566cm" svg:height="0.051cm" svg:x="19.025cm" svg:y="5.43cm" svg:viewBox="0 0 6567 52" svg:d="M17 4l-4 9v-9h4l-4 9v-9c8 0 63 4 152 4 271 9 859 9 1575 9 974 0 2180-4 3142-9 483 0 902-4 1207-4 300 0 478-4 478-4v34c0 0-2884 18-4827 18-487 0-910 0-1219-5-157 0-280 0-369-5-42 0-80 0-101-4-13 0-26 0-30 0-8 0-13 0-21-4z">
          <text:p/>
        </draw:path>
        <draw:path draw:style-name="gr3" draw:text-style-name="P2" draw:layer="layout" svg:width="6.567cm" svg:height="0.051cm" svg:x="19.016cm" svg:y="6.052cm" svg:viewBox="0 0 6568 52" svg:d="M17 4l-4 5v-9l4 4-4 5v-9c9 4 64 9 153 9 270 4 859 8 1574 8 974 0 2181-4 3143-8 482 0 906-5 1206-5 301-4 479-4 479-4v35c0 0-2884 17-4828 17-486 0-910 0-1219-4-156 0-279-4-368-4-43 0-81-5-102-5-12 0-25 0-29 0-9-4-13-4-22-4z">
          <text:p/>
        </draw:path>
        <draw:path draw:style-name="gr3" draw:text-style-name="P2" draw:layer="layout" svg:width="6.562cm" svg:height="0.051cm" svg:x="18.995cm" svg:y="4.803cm" svg:viewBox="0 0 6563 52" svg:d="M13 5l-4 4 4-9v5l-4 4 4-9c4 5 63 9 152 9 267 4 856 8 1575 8 970 0 2176-4 3143-8 478 0 901-4 1202-4 300-5 478-5 478-5v35c0 0-2880 17-4823 17-487 0-914 0-1223-4-153 0-280-4-369-4-42 0-76-5-101-5-13 0-21 0-30 0-8-4-13-4-17-4z">
          <text:p/>
        </draw:path>
        <draw:path draw:style-name="gr3" draw:text-style-name="P2" draw:layer="layout" svg:width="6.562cm" svg:height="0.046cm" svg:x="18.995cm" svg:y="6.692cm" svg:viewBox="0 0 6563 47" svg:d="M13 0l-4 9 4-9-4 9 4-9c4 0 63 5 152 5 267 8 856 8 1575 8 970 0 2176-4 3143-8 478 0 901 0 1202-5 300 0 478 0 478 0v34c0 0-2880 13-4823 13-487 0-914 0-1223-4-153 0-280 0-369-4-42 0-76 0-101-5-13 0-21 0-30 0-8 0-13 0-17-4z">
          <text:p/>
        </draw:path>
        <draw:path draw:style-name="gr3" draw:text-style-name="P2" draw:layer="layout" svg:width="6.566cm" svg:height="0.051cm" svg:x="19.029cm" svg:y="7.301cm" svg:viewBox="0 0 6567 52" svg:d="M17 4l-4 9v-9h4l-4 9v-9c8 0 63 5 152 5 267 8 860 8 1575 8 974 0 2180-4 3142-8 483 0 902-5 1203-5 300 0 482-4 482-4v35c0 0-2884 17-4827 17-487 0-914 0-1219-4-157 0-280-5-368-5-47 0-81-4-106-4-9 0-21 0-26 0-8-4-12 0-21-4z">
          <text:p/>
        </draw:path>
        <draw:path draw:style-name="gr3" draw:text-style-name="P2" draw:layer="layout" svg:width="0.316cm" svg:height="0.195cm" svg:x="19.187cm" svg:y="7.58cm" svg:viewBox="0 0 317 196" svg:d="M159 64c-2-13-4-24-7-32s-8-14-16-18c-7-4-18-5-32-5h-35c-6-1-10 0-12 2-1 1-2 4-2 9v73h25c9 0 16-1 20-3 4-3 7-6 9-11 1-5 2-12 1-20h8v77h-8c1-8 0-15-1-20-2-5-5-9-9-11s-11-3-20-3h-25v72c0 3 0 6 1 8s3 3 7 4 10 1 19 1h10v9c-4 0-9 0-15 0s-12 0-18 0-11 0-15 0-9 0-14 0c-6 0-12 0-17 0s-10 0-13 0v-9h7c7 0 12 0 16-1 3-1 5-2 6-4 0-2 1-5 1-8v-152c0-3-1-6-1-8-1-2-3-4-6-4-4-1-9-1-16-1h-7v-9h158l8 64zM268 32l-72 108h72zM288 149v25c0 3 0 6 1 8s3 4 6 4c3 1 8 1 15 1h6v9c-6 0-12 0-19 0s-14 0-20 0-13 0-20 0-14 0-20 0v-9h6c8 0 13 0 16-1s5-2 6-4 1-5 1-8v-25h-78v-9l90-136c1-2 2-3 3-3 0 0 1-1 3-1s3 1 4 2c0 1 0 3 0 6v132h29v9z">
          <text:p/>
        </draw:path>
        <draw:path draw:style-name="gr3" draw:text-style-name="P2" draw:layer="layout" svg:width="2.163cm" svg:height="3.755cm" svg:x="19.732cm" svg:y="4.219cm" svg:viewBox="0 0 2164 3756" svg:d="M42 0v3752h-42v-3752zM2164 0v3756h-42v-3756z">
          <text:p/>
        </draw:path>
        <draw:path draw:style-name="gr3" draw:text-style-name="P2" draw:layer="layout" svg:width="1.609cm" svg:height="0.256cm" svg:x="21.367cm" svg:y="3.705cm" svg:viewBox="0 0 1610 257" svg:d="M159 66c-1-14-4-24-7-32-3-9-8-15-16-18-7-4-18-6-32-6h-35c-6 0-10 0-12 2-1 2-2 5-2 9v73h25c9 0 16-1 20-3 5-2 8-6 9-11s2-11 2-20h7v77h-7c0-8-1-15-2-20s-4-8-9-11c-4-2-11-3-20-3h-25v71c0 3 0 6 1 8s4 4 7 4c4 1 11 2 20 2h9v9c-3-1-8-1-14-1s-13 0-19 0-11 0-15 0-9 0-14 0c-6 0-11 0-17 0-5 0-9 0-13 1v-9h7c7 0 13-1 16-2 3 0 5-2 6-4s1-4 1-8v-151c0-3 0-6-1-8s-3-3-6-4-9-1-16-1h-7v-9h158l8 65zM331 54c0-5-1-11-2-18s-5-13-12-19c-6-5-17-8-32-8h-26c-6 0-10 0-12 2-1 2-2 5-2 9v78h40c15 0 26-3 32-8 7-6 11-12 12-19s2-13 2-17zM361 54c0 9-3 18-9 26s-15 14-25 18c-10 5-21 7-32 8h-49v68c0 4 0 6 1 8s3 4 6 5c3 0 8 1 16 1h7v9c-4-1-8-1-14-1-5 0-10 0-15 0-6 0-10 0-14 0s-8 0-14 0c-5 0-10 0-15 0-6 0-10 0-13 1v-9h7c7 0 12-1 15-2 4 0 6-2 6-4 1-2 2-4 1-8v-152c1-3 0-6-1-8 0-2-2-3-6-4-3-1-8-1-15-1h-7v-9h101c14 0 25 3 35 8 11 5 20 11 25 19 6 8 9 17 9 27zM621 52c0-14-3-24-9-30s-14-10-22-11c-9-2-18-2-27-2-3 0-6 0-10 0-3 0-5 0-7 1-3 0-5 1-6 3 0 2 0 4 0 7v75h32c14 0 24-2 31-7 8-4 12-10 15-16 2-7 3-13 3-20zM686 171c0 3-1 7-2 12-2 5-4 10-8 14s-10 6-17 6c-5 0-11-1-17-2-7-2-14-5-20-10-5-5-9-11-10-18-1-6-2-14-1-23 0-10-1-17-2-23s-4-11-9-16c-6-4-11-7-16-8s-9-2-11-2h-33v73c0 4 0 6 1 8 0 2 2 4 6 5 3 0 8 1 15 1h7v9c-3-1-8-1-13-1s-10 0-15 0-10 0-14 0c-3 0-8 0-13 0s-11 0-16 0-9 0-13 1v-9h7c8 0 13-1 16-2 3 0 5-2 6-4s1-4 1-8v-152c0-3 0-6-1-8s-3-3-6-4-8-1-16-1h-7v-9h91c14 0 27 3 38 7 11 5 20 11 27 19 6 8 10 16 10 26-1 11-5 21-15 29-9 8-21 14-36 18 9 2 16 6 22 12 6 5 11 12 14 21l3 23c2 14 4 24 7 31 2 7 7 11 14 11 4 0 7-2 11-6 4-3 7-10 8-20 0-1 0-2 0-3 1-1 2-2 3-2 2 0 3 1 3 2 1 1 1 2 1 3zM786 124c0-3 0-7-1-13-1-5-2-10-4-16s-6-11-10-15c-5-4-10-6-18-6-3 0-8 1-13 3-5 3-10 8-15 15-4 7-7 18-7 32zM805 162c0 2-2 7-5 12-3 6-8 12-15 17-7 6-16 8-28 9-11 0-22-3-31-9-10-6-18-13-23-23-6-10-9-22-10-35 1-12 3-23 9-33 5-10 12-17 21-23s19-9 30-9c12 0 22 3 30 8 7 5 13 12 17 21 3 8 5 18 5 27 0 3 0 5-1 5-1 1-3 1-6 1h-81c0 6 1 12 1 20 1 8 4 16 8 23 3 6 8 10 13 14 6 4 12 5 20 6 1 0 4-1 9-2 4 0 10-3 15-7 6-4 11-11 14-21 1-3 2-4 4-4 1 0 2 0 3 1 0 0 1 1 1 2zM933 219c0-8-4-13-10-17-5-4-13-6-22-7-8 0-17-1-25 0h-17c-7 0-12 3-17 7-4 5-7 11-7 17 0 8 5 15 14 21 8 6 20 10 35 10 14 0 26-4 35-10s14-13 14-21zM901 111c0-2 0-6-1-12-1-5-3-10-6-15-4-5-10-8-18-8-6 0-10 2-14 4-3 3-5 6-6 8-3 3-4 7-4 11-1 5-1 9-1 13 0 2 0 6 1 12 1 5 3 11 6 15 4 5 10 8 18 8 6 0 10-2 14-4 3-3 5-5 6-7 3-4 4-8 4-12 1-4 1-9 1-13zM952 80c0 4-2 6-3 7-2 1-4 2-6 2s-4-1-6-2c-1-2-2-4-2-6 0-4 2-7 5-8-1 0-2 0-2 0-1 0-1 0-1 0-3-1-7 0-11 1-5 2-10 5-15 10 3 3 6 7 8 12 3 5 4 10 4 16-1 11-5 21-14 29-8 8-19 12-33 13-3 0-7-1-12-2s-11-3-17-7c-2 3-3 6-4 8 0 3-1 5 0 5 0 5 1 9 4 13s6 6 11 7c1 0 4 0 9 0 4 0 9 0 12 0 9 0 18 0 26 1s16 3 24 7c7 4 12 9 15 16 3 6 4 12 4 17-1 7-4 14-9 19-6 6-14 11-24 14-9 3-20 5-31 5-12 0-23-2-32-5-10-3-17-8-23-14-6-5-9-12-9-19 0-6 2-11 7-16 4-6 11-10 20-12-5-3-8-7-10-12s-3-9-3-14 1-10 3-14 4-8 6-10c-4-3-7-7-9-12-3-5-4-11-5-18 1-11 5-21 14-29 8-8 19-12 33-13 3 0 8 1 13 2 6 1 11 4 18 9 6-6 11-10 17-11 6-2 10-3 13-3 6 0 9 2 12 5 2 4 3 7 3 9zM1017 23c0 4-1 7-4 10s-7 5-11 5c-5 0-9-2-11-5-3-3-5-6-5-10s2-8 4-11c3-3 7-4 12-4 4 0 8 1 11 4s4 7 4 11zM1033 197c-10-1-20-1-30-1l-32 1v-9c10 0 16-1 19-2s4-5 4-11v-78c0-7-1-11-4-13s-9-3-18-3v-8l41-4v106c-1 5 0 9 3 11 2 1 8 2 17 2zM1146 160c0 11-3 20-11 28-7 7-19 11-35 12-4 0-8-1-14-2-5-1-11-5-18-11-2 3-4 5-5 6l-1 1c-2 3-4 4-5 5s-1 1-2 1-2-1-3-2c0-1 0-3 0-5v-38c0-3 0-4 0-6 1-1 2-1 4-1 1 0 2 0 2 1 1 0 1 2 2 4 2 12 6 22 13 29 6 8 15 11 27 11 11 0 19-2 24-7 6-5 8-11 8-19 0-7-2-12-6-16-4-3-9-6-13-7-5-2-8-3-11-3-10-2-17-4-23-6-5-1-10-4-15-7-8-7-12-15-12-25 0-5 1-11 4-16 3-6 8-10 14-14 7-3 16-5 28-5 2-1 6 0 11 1s10 3 16 7c1-1 1-2 2-3 2-1 2-1 3-2 2-2 3-3 4-3 0 0 1 0 2 0s2 0 2 1c1 1 1 3 1 6v29c0 2 0 4-1 5 0 1-1 2-3 2 0 0-1-1-2-1s-1-1-1-2c0-3-1-8-2-13-2-5-5-10-9-15-5-4-13-7-23-7-12 0-21 3-25 7-5 5-7 10-7 15 0 6 2 10 5 13 4 3 8 5 14 7 5 1 11 3 16 4 6 1 12 2 18 4 5 2 10 5 15 9 2 2 5 5 7 10 3 4 5 10 5 18zM1250 161c0 6-1 12-3 18s-5 11-9 15-10 6-16 6c-4 0-9-1-15-2-5-2-11-6-15-11-5-6-7-14-7-26v-80h-25v-6c10 0 17-4 22-9 6-6 10-13 12-22 2-8 3-16 3-24h7v53h42v8h-42v81c0 1 1 5 1 10 1 5 3 9 5 14 3 4 7 6 14 7 5 0 10-3 13-8 4-6 6-14 6-25v-15h7zM1367 124c0-3 0-7-1-13 0-5-2-10-4-16s-5-11-10-15c-4-4-10-6-17-6-4 0-8 1-13 3-6 3-11 8-15 15s-7 18-8 32zM1386 162c0 2-1 7-4 12-3 6-9 12-16 17-7 6-16 8-28 9-11 0-21-3-31-9-9-6-17-13-23-23s-9-22-9-35c0-12 3-23 8-33s13-17 22-23c8-6 19-9 30-9 12 0 22 3 29 8 8 5 14 12 17 21 4 8 5 18 5 27 1 3 0 5-1 5-1 1-3 1-6 1h-80c0 6 0 12 1 20s3 16 8 23c3 6 7 10 13 14 5 4 12 5 19 6 1 0 4-1 9-2 5 0 10-3 16-7s10-11 14-21c0-3 1-4 4-4 0 0 1 0 2 1 1 0 1 1 1 2zM1498 87c0 5-1 8-4 10-2 2-5 3-8 3s-6-1-8-4c-3-2-4-5-4-9 0-3 1-6 3-8 1-2 3-3 3-3 0 0-1 0-3 0-7 0-13 3-18 8-6 4-9 11-12 19s-4 17-4 27v44c0 4 0 6 1 8s3 4 6 5c3 0 8 1 15 1h6v9c-6-1-12-1-18-1-7 0-13 0-19 0l-32 1v-9c9 0 15-1 18-2s4-5 4-11v-77c1-7-1-12-3-14-3-2-10-3-19-3v-8l40-4v32c1-4 3-9 6-14s7-9 12-12c4-4 10-5 17-6 6 1 12 2 15 6 4 3 6 7 6 12zM1610 160c0 11-4 20-11 28-7 7-19 11-36 12-3 0-8-1-13-2-6-1-12-5-18-11-3 3-5 5-5 6-1 0-1 1-1 1-3 3-5 4-5 5-1 1-2 1-2 1-2 0-3-1-3-2s-1-3-1-5v-38c0-3 1-4 1-6 0-1 1-1 3-1 1 0 2 0 3 1 0 0 1 2 1 4 3 12 7 22 13 29 6 8 15 11 27 11 11 0 20-2 25-7s8-11 8-19c0-7-3-12-7-16-4-3-8-6-13-7-4-2-8-3-10-3-10-2-18-4-23-6-6-1-11-4-15-7-8-7-12-15-13-25 0-5 2-11 5-16 2-6 7-10 14-14 7-3 16-5 27-5 3-1 6 0 12 1 5 1 10 3 16 7 0-1 1-2 2-3s2-1 2-2c2-2 3-3 4-3s2 0 2 0c2 0 3 0 3 1s0 3 0 6v29c0 2 0 4 0 5-1 1-2 2-3 2s-1-1-2-1-2-1-2-2c0-3-1-8-2-13s-4-10-9-15c-5-4-12-7-23-7-12 0-20 3-25 7-5 5-7 10-7 15 0 6 2 10 6 13 3 3 8 5 13 7 6 1 11 3 17 4s12 2 17 4c6 2 11 5 15 9 3 2 5 5 8 10 3 4 4 10 5 18z">
          <text:p/>
        </draw:path>
        <draw:polygon draw:style-name="gr3" draw:text-style-name="P2" draw:layer="layout" svg:width="12.201cm" svg:height="2.561cm" svg:x="7.129cm" svg:y="8.745cm" svg:viewBox="0 0 12202 2562" draw:points="0,2562 0,0 12202,0 12202,2473 12181,2473 12181,25 25,25 25,2562">
          <text:p/>
        </draw:polygon>
        <draw:polygon draw:style-name="gr3" draw:text-style-name="P2" draw:layer="layout" svg:width="0.195cm" svg:height="0.343cm" svg:x="7.044cm" svg:y="10.963cm" svg:viewBox="0 0 196 344" draw:points="98,98 0,0 98,344 196,0">
          <text:p/>
        </draw:polygon>
        <draw:polygon draw:style-name="gr3" draw:text-style-name="P2" draw:layer="layout" svg:width="0.25cm" svg:height="0.436cm" svg:x="7.014cm" svg:y="10.917cm" svg:viewBox="0 0 251 437" draw:points="128,144 120,152 55,93 128,343 200,93 128,165 120,152 128,144 120,135 251,0 128,437 0,0 137,135 128,144 120,135">
          <text:p/>
        </draw:polygon>
        <draw:polygon draw:style-name="gr3" draw:text-style-name="P2" draw:layer="layout" svg:width="0.199cm" svg:height="0.343cm" svg:x="19.22cm" svg:y="10.874cm" svg:viewBox="0 0 200 344" draw:points="102,98 0,0 102,344 200,0">
          <text:p/>
        </draw:polygon>
        <draw:polygon draw:style-name="gr3" draw:text-style-name="P2" draw:layer="layout" svg:width="0.25cm" svg:height="0.436cm" svg:x="19.194cm" svg:y="10.828cm" svg:viewBox="0 0 251 437" draw:points="128,144 116,152 55,93 128,344 196,93 128,165 116,152 128,144 116,135 251,0 128,437 0,0 137,135 128,144 116,135">
          <text:p/>
        </draw:polygon>
        <draw:polygon draw:style-name="gr3" draw:text-style-name="P2" draw:layer="layout" svg:width="0.026cm" svg:height="1.35cm" svg:x="10.079cm" svg:y="7.386cm" svg:viewBox="0 0 27 1351" draw:points="27,0 27,1351 0,1351 0,0">
          <text:p/>
        </draw:polygon>
        <draw:polygon draw:style-name="gr3" draw:text-style-name="P2" draw:layer="layout" svg:width="0.182cm" svg:height="0.317cm" svg:x="10.003cm" svg:y="8.415cm" svg:viewBox="0 0 183 318" draw:points="89,88 0,0 89,318 183,0">
          <text:p/>
        </draw:polygon>
        <draw:polygon draw:style-name="gr3" draw:text-style-name="P2" draw:layer="layout" svg:width="0.233cm" svg:height="0.407cm" svg:x="9.978cm" svg:y="8.372cm" svg:viewBox="0 0 234 408" draw:points="114,131 106,140 46,81 114,318 183,81 114,148 106,140 114,131 106,123 234,0 114,408 0,0 124,123 114,131 106,123">
          <text:p/>
        </draw:polygon>
        <draw:polygon draw:style-name="gr3" draw:text-style-name="P2" draw:layer="layout" svg:width="0.025cm" svg:height="3.277cm" svg:x="24.211cm" svg:y="7.978cm" svg:viewBox="0 0 26 3278" draw:points="26,0 26,3278 0,3278 0,0">
          <text:p/>
        </draw:polygon>
        <draw:polygon draw:style-name="gr3" draw:text-style-name="P2" draw:layer="layout" svg:width="0.178cm" svg:height="0.317cm" svg:x="24.135cm" svg:y="10.938cm" svg:viewBox="0 0 179 318" draw:points="90,93 0,0 90,318 179,0">
          <text:p/>
        </draw:polygon>
        <draw:polygon draw:style-name="gr3" draw:text-style-name="P2" draw:layer="layout" svg:width="0.229cm" svg:height="0.398cm" svg:x="24.109cm" svg:y="10.9cm" svg:viewBox="0 0 230 399" draw:points="115,132 106,140 47,81 115,314 183,81 115,149 106,140 115,132 106,123 230,0 115,399 0,0 123,123 115,132 106,123">
          <text:p/>
        </draw:polygon>
        <draw:polyline draw:style-name="gr1" draw:text-style-name="P1" draw:layer="layout" svg:width="12.603cm" svg:height="3.332cm" svg:x="10.211cm" svg:y="7.94cm" svg:viewBox="0 0 12604 3333" draw:points="12604,0 12604,1970 0,1970 0,3333">
          <text:p/>
        </draw:polyline>
        <draw:polygon draw:style-name="gr3" draw:text-style-name="P2" draw:layer="layout" svg:width="0.169cm" svg:height="0.292cm" svg:x="10.126cm" svg:y="10.98cm" svg:viewBox="0 0 170 293" draw:points="85,81 0,0 85,293 170,0">
          <text:p/>
        </draw:polygon>
        <draw:polygon draw:style-name="gr3" draw:text-style-name="P2" draw:layer="layout" svg:width="0.211cm" svg:height="0.368cm" svg:x="10.105cm" svg:y="10.942cm" svg:viewBox="0 0 212 369" draw:points="106,119 97,127 46,76 106,289 166,76 106,135 97,127 106,119 97,114 212,0 106,369 0,0 114,114 106,119 97,114">
          <text:p/>
        </draw:polygon>
        <draw:polygon draw:style-name="gr3" draw:text-style-name="P2" draw:layer="layout" svg:width="0.03cm" svg:height="1.342cm" svg:x="21.391cm" svg:y="9.909cm" svg:viewBox="0 0 31 1343" draw:points="31,0 31,1343 0,1343 0,0">
          <text:p/>
        </draw:polygon>
        <draw:polygon draw:style-name="gr3" draw:text-style-name="P2" draw:layer="layout" svg:width="0.182cm" svg:height="0.318cm" svg:x="21.315cm" svg:y="10.929cm" svg:viewBox="0 0 183 319" draw:points="90,94 0,0 90,319 183,0">
          <text:p/>
        </draw:polygon>
        <draw:polygon draw:style-name="gr3" draw:text-style-name="P2" draw:layer="layout" svg:width="0.233cm" svg:height="0.406cm" svg:x="21.29cm" svg:y="10.887cm" svg:viewBox="0 0 234 407" draw:points="114,135 106,144 51,85 114,318 183,85 114,152 106,144 114,135 106,127 234,0 114,407 0,0 123,127 114,135 106,127">
          <text:p/>
        </draw:polygon>
        <draw:polygon draw:style-name="gr3" draw:text-style-name="P2" draw:layer="layout" svg:width="10.042cm" svg:height="1.041cm" svg:x="14.173cm" svg:y="10.231cm" svg:viewBox="0 0 10043 1042" draw:points="10043,25 26,25 26,1042 0,1042 0,0 10043,0">
          <text:p/>
        </draw:polygon>
        <draw:polygon draw:style-name="gr3" draw:text-style-name="P2" draw:layer="layout" svg:width="0.178cm" svg:height="0.313cm" svg:x="14.097cm" svg:y="10.959cm" svg:viewBox="0 0 179 314" draw:points="89,89 0,0 89,314 179,0">
          <text:p/>
        </draw:polygon>
        <draw:polygon draw:style-name="gr3" draw:text-style-name="P2" draw:layer="layout" svg:width="0.228cm" svg:height="0.402cm" svg:x="14.072cm" svg:y="10.917cm" svg:viewBox="0 0 229 403" draw:points="114,131 105,140 46,80 114,314 183,80 114,149 105,140 114,131 105,122 229,0 114,403 0,0 122,122 114,131 105,122">
          <text:p/>
        </draw:polygon>
        <draw:path draw:style-name="gr3" draw:text-style-name="P2" draw:layer="layout" svg:width="1.429cm" svg:height="0.203cm" svg:x="9.574cm" svg:y="16.041cm" svg:viewBox="0 0 1430 204" svg:d="M170 76c-2-11-4-21-7-30-3-8-8-14-16-19s-20-7-35-7h-40v77h14c10 0 16-1 21-4 4-2 7-6 8-11s2-11 2-18h13v81h-13c0-7-1-13-2-18s-4-9-8-12c-5-3-12-4-21-4h-14v78h39v13c-5 0-10 0-18 0-7-1-14-1-22-1-7 0-13 0-18 0s-10 0-17 0-14 0-20 1c-7 0-12 0-16 0v-13h31v-169h-31v-15h174l9 71zM360 61c0-7-1-14-2-20-1-7-5-12-11-16s-16-8-31-8h-38v86h38c14 0 25-2 31-6s10-9 11-16c1-6 2-13 2-20zM404 61c-1 11-4 21-11 29-6 8-15 14-26 19-11 4-23 6-37 6h-51v74h31v13c-3 0-9 0-15 0-6-1-13-1-20-1-6 0-12 0-16 0-5 0-10 0-17 0-6 0-13 0-19 1-7 0-12 0-16 0v-13h31v-172h-31v-13h120c25 0 43 6 57 17 13 10 19 24 20 40zM648 53l-33 80h66zM774 202c-4 0-8 0-14 0-6-1-12-1-18-1s-11 0-15 0-10 0-16 0c-7 0-13 0-19 1-7 0-12 0-16 0v-13h28l-18-42h-77l-14 35-1 3c0 1 2 2 6 3 4 0 8 0 13 1 4 0 6 0 6 0v13c-5 0-12 0-19 0-7-1-13-1-19-1l-33 1v-13h6c7 0 12-1 15-1 4 0 6-1 7-2s2-2 2-4l72-174c0-3 1-5 3-6 1-1 4-2 8-2 2 0 4 0 6 1s4 3 5 7l74 181h28zM898 101c-3-5-8-9-13-12-6-4-13-6-21-6-5 0-10 1-16 3s-11 6-15 12-6 12-7 19c0 7-1 15-1 22s1 14 2 23c1 8 4 16 9 22s13 9 25 10c7-1 13-2 18-5 5-2 9-5 13-9 3-3 5-5 6-7zM898 204v-14c-4 4-10 7-17 10-7 2-14 4-23 4-22 0-39-7-51-18-12-12-18-28-18-47 0-21 7-37 20-49 13-11 31-17 52-17 5 0 11 0 17 2 7 2 14 5 22 11v-56c0-6-1-9-3-10-3-1-9-3-17-3v-13l51-3v176c0 6 1 9 3 10 3 1 8 2 17 2v13zM1082 101c-3-5-7-9-13-12-6-4-13-6-21-6-5 0-10 1-16 3-5 2-10 6-15 12-3 6-6 12-6 19-1 7-1 15-1 22s0 14 1 23c1 8 4 16 9 22s13 9 25 10c7-1 13-2 18-5 5-2 10-5 13-9 3-3 5-5 6-7zM1082 204v-14c-4 4-10 7-17 10-6 2-14 4-23 4-22 0-38-7-51-18-12-12-18-28-18-47 0-21 7-37 20-49 14-11 31-17 52-17 5 0 11 0 18 2s14 5 21 11v-56c0-6-1-9-3-10-3-1-8-3-17-3v-13l51-3v176c0 6 1 9 3 10 3 1 8 2 17 2v13zM1265 130c0-3 0-7-1-12s-2-10-4-16c-2-5-5-10-10-14s-11-6-20-6c-4 0-9 1-14 3s-9 6-13 12c-3 5-5 10-5 16-1 6-2 11-2 17zM1292 169c0 1-1 5-5 11-3 6-9 11-17 16-9 5-21 8-36 8-23 0-41-7-55-19-13-12-20-28-20-48 0-12 3-23 8-32 6-10 14-18 24-24 11-6 24-9 39-9 20 0 36 5 46 15 5 5 8 11 11 16 2 6 4 11 4 16 1 6 1 10 1 13s-1 6-2 6c-2 1-4 2-7 1h-87c0 6 0 12 2 21 1 8 4 15 10 22s16 10 29 10c10 0 18-2 25-6 8-4 13-10 16-17 1-2 2-3 3-4 0-1 2-2 4-2 1 0 3 0 4 1 2 1 3 2 3 5zM1430 96c0 6-2 10-6 13-3 3-7 5-12 5-4 0-8-2-12-4-3-3-5-8-5-14 0-4 1-7 2-9 2-3 3-4 3-4-9 0-17 4-22 10s-9 14-11 22-3 16-3 23v51h25v13c-5 0-12 0-19 0-8-1-15-1-20-1l-37 1v-13h20v-89c1-6-1-9-3-10-3-1-8-2-17-1v-14l48-2v32c3-9 8-17 14-23s14-9 24-9c8 0 15 2 21 6s9 10 10 17z">
          <text:p/>
        </draw:path>
        <draw:path draw:style-name="gr3" draw:text-style-name="P2" draw:layer="layout" svg:width="1.999cm" svg:height="0.256cm" svg:x="21.17cm" svg:y="15.89cm" svg:viewBox="0 0 2000 257" svg:d="M169 75c-1-12-3-22-6-31-3-8-9-15-16-19-8-5-20-7-35-7h-40v78h14c9 0 16-1 21-4 4-3 7-6 8-11s2-11 1-19h14v81h-14c1-7 0-13-1-18s-4-9-9-11c-4-3-11-4-20-4h-14v77h39v14c-5 0-11 0-18-1-7 0-14 0-22 0-7 0-13 0-18 0s-10 0-17 0-14 0-20 0c-7 1-12 1-16 1v-14h31v-169h-31v-14h174l9 71zM359 60c1-7 0-15-1-22-2-6-5-11-11-16-6-4-17-6-31-6h-39v86h39c14 0 24-2 30-6 7-4 10-10 12-16 1-7 2-13 1-20zM403 60c0 11-3 21-10 29-6 8-15 14-26 18-11 5-23 7-37 7h-51v73h31v14c-4 0-9 0-15-1-7 0-13 0-20 0-6 0-12 0-16 0-5 0-10 0-17 0-6 0-13 0-19 0-7 1-12 1-16 1v-14h31v-171h-31v-14h120c24 1 43 6 56 17 14 10 20 23 20 41zM838 201c-3 0-8 0-14-1-7 0-13 0-19 0-7 0-12 0-16 0s-9 0-16 0c-6 0-12 0-18 0-6 1-11 1-15 1v-14h31v-171l-80 178c-1 1-2 3-3 4-2 2-4 3-7 3-1 0-3-1-4-1-2-1-4-3-5-6l-78-174v159c-1 3 0 5 1 6s3 1 7 2c5 0 10 0 15 0h8v14c-6 0-13-1-20-1s-13 0-19 0-12 0-20 0c-7 0-13 1-19 1v-14h7c4 0 7 0 9 0 1 0 4 0 7 0 4-1 6-1 7-2s1-3 1-6v-163h-31v-14h64c3 0 6 1 8 1 1 1 3 3 5 7l69 153 69-153c1-4 3-6 5-7 2 0 5-1 8-1h63v14h-31v171h31zM978 203v-23c-4 8-9 13-15 16-5 3-10 5-15 6s-8 1-11 1c-15 0-27-2-37-7-9-5-14-15-15-30v-68c1-5-1-8-3-9-3-1-8-2-17-2v-13l53-3v99c0 5 0 9 1 12 1 4 3 6 6 8 3 1 9 2 16 2 11 0 19-3 26-10 6-7 10-17 10-29v-55c0-5-1-8-3-9-3-1-9-2-17-2v-13l53-3v105c-1 6 0 9 3 10 2 1 8 2 16 1v14zM1088 200l-35 1v-14h20v-160c0-5-1-8-3-10-3-1-8-1-17-1v-14l51-2v187h20v14zM1239 165c0 11-3 20-10 27-6 7-14 10-25 11-7 0-14-1-21-3s-13-6-17-11c-5-6-7-13-8-23v-79h-23v-11c9 0 17-3 23-9 7-5 11-13 15-22 3-9 5-18 5-28h13v56h42v14h-42v79c0 2 0 6 1 9 0 4 2 8 4 11 3 3 6 5 12 5 4 0 8-2 12-6 3-4 5-11 5-20v-15h14zM1327 25c0 7-3 12-7 16s-9 6-16 8c-6-2-11-4-16-8-4-4-6-9-6-16 0-6 2-11 6-16 5-4 10-6 16-6 7 0 12 2 16 6 4 5 7 10 7 16zM1307 200l-35 1v-14h20v-89c0-5-1-8-4-9-2-1-7-2-15-2v-13l50-3v116h18v14zM1489 137c0-18-4-32-10-41-7-9-15-13-25-13-4 0-9 0-15 2s-12 6-18 11c-2 2-3 4-4 5 0 1 0 3 0 5v61c0 3 0 5 0 6s1 2 3 4c6 7 13 12 18 13 6 2 10 3 12 2 7 0 13-2 19-5 6-4 10-10 14-18s6-19 6-32zM1526 137c0 20-7 36-20 48s-31 17-53 18c-6 0-12-1-18-3s-12-5-18-10v53h19v14l-36-1-36 1v-14h20v-145c0-5-1-8-3-9-3-1-8-2-17-2v-13l51-3v15c3-3 9-6 16-10 8-3 17-4 27-5 21 1 38 7 50 19s18 27 18 47zM1584 200l-36 1v-14h20v-160c0-5-1-8-3-10-3-1-8-1-17-1v-14l51-2v187h20v14zM1695 25c0 7-2 12-6 16-5 4-10 6-16 8-7-2-12-4-16-8s-6-9-7-16c1-6 3-11 7-16 4-4 9-6 16-6 6 0 11 2 16 6 4 5 6 10 6 16zM1675 200l-35 1v-14h20v-89c0-5-1-8-3-9s-8-2-16-2v-13l50-3v116h18v14zM1835 129c0-3-1-7-1-12-1-5-2-10-4-16s-5-10-10-14-13-6-21-6c-4 0-9 1-14 3s-9 6-13 12c-3 5-5 10-6 16 0 5-1 11-1 17zM1862 167c0 2-1 6-5 12-3 5-9 11-18 16-8 5-20 7-36 8-23-1-42-7-55-19s-20-28-20-48c0-12 3-23 8-33 6-10 14-18 24-23 11-6 24-9 39-9 21 0 36 5 47 15 5 5 8 10 11 16 2 6 3 11 4 16s1 9 1 12c0 4-1 6-2 7-2 1-4 1-7 1h-88c0 5 0 12 2 20 1 9 4 16 10 23 6 6 16 10 29 10 10 0 19-2 26-6s13-10 16-17c1-2 2-4 2-5 1 0 3-1 5-1 1 0 2 0 4 1 2 0 3 2 3 4zM2000 95c0 6-2 10-6 13-3 3-7 5-12 5-4 0-8-2-12-5-3-3-5-7-5-13 0-4 1-7 2-10 2-2 3-3 3-3-10 0-17 3-22 10-5 6-9 13-11 22-2 8-3 16-3 23v50h25v14c-5 0-12-1-20-1-7 0-14 0-20 0l-36 1v-14h20v-89c0-5-1-8-3-9-3-1-8-2-17-2v-13l48-3v33c3-9 8-17 14-23s14-9 24-10c8 0 15 2 21 6s9 10 10 18z">
          <text:p/>
        </draw:path>
        <draw:polygon draw:style-name="gr3" draw:text-style-name="P2" draw:layer="layout" svg:width="0.029cm" svg:height="1.008cm" svg:x="10.266cm" svg:y="14.663cm" svg:viewBox="0 0 30 1009" draw:points="30,0 30,1009 0,1009 0,0">
          <text:p/>
        </draw:polygon>
        <draw:polygon draw:style-name="gr3" draw:text-style-name="P2" draw:layer="layout" svg:width="0.191cm" svg:height="0.339cm" svg:x="10.185cm" svg:y="15.328cm" svg:viewBox="0 0 192 340" draw:points="93,98 0,0 93,340 192,0">
          <text:p/>
        </draw:polygon>
        <draw:polygon draw:style-name="gr3" draw:text-style-name="P2" draw:layer="layout" svg:width="0.249cm" svg:height="0.432cm" svg:x="10.156cm" svg:y="15.281cm" svg:viewBox="0 0 250 433" draw:points="122,145 114,154 55,90 122,340 195,90 122,162 114,154 122,145 114,137 250,0 122,433 0,0 135,137 122,145 114,137">
          <text:p/>
        </draw:polygon>
        <draw:polygon draw:style-name="gr3" draw:text-style-name="P2" draw:layer="layout" svg:width="0.034cm" svg:height="2.379cm" svg:x="22.149cm" svg:y="13.22cm" svg:viewBox="0 0 35 2380" draw:points="35,0 35,2380 0,2380 0,0">
          <text:p/>
        </draw:polygon>
        <draw:polygon draw:style-name="gr3" draw:text-style-name="P2" draw:layer="layout" svg:width="0.22cm" svg:height="0.385cm" svg:x="22.056cm" svg:y="15.214cm" svg:viewBox="0 0 221 386" draw:points="111,110 0,0 111,386 221,0">
          <text:p/>
        </draw:polygon>
        <draw:polygon draw:style-name="gr3" draw:text-style-name="P2" draw:layer="layout" svg:width="0.28cm" svg:height="0.487cm" svg:x="22.026cm" svg:y="15.163cm" svg:viewBox="0 0 281 488" draw:points="140,162 127,170 60,97 140,382 222,97 140,179 127,170 140,162 127,149 281,0 140,488 0,0 149,149 140,162 127,149">
          <text:p/>
        </draw:polygon>
        <draw:polygon draw:style-name="gr3" draw:text-style-name="P2" draw:layer="layout" svg:width="26.51cm" svg:height="15.097cm" svg:x="3.001cm" svg:y="3.364cm" svg:viewBox="0 0 26511 15098" draw:points="0,15072 26486,15072 26486,25 20745,25 20745,775 20720,775 20720,0 26511,0 26511,15098 0,15098">
          <text:p/>
        </draw:polygon>
        <draw:polygon draw:style-name="gr3" draw:text-style-name="P2" draw:layer="layout" svg:width="0.211cm" svg:height="0.377cm" svg:x="23.627cm" svg:y="3.762cm" svg:viewBox="0 0 212 378" draw:points="106,106 0,0 106,378 212,0">
          <text:p/>
        </draw:polygon>
        <draw:polygon draw:style-name="gr3" draw:text-style-name="P2" draw:layer="layout" svg:width="0.271cm" svg:height="0.478cm" svg:x="23.597cm" svg:y="3.711cm" svg:viewBox="0 0 272 479" draw:points="137,157 128,169 56,102 137,378 217,102 137,178 128,169 137,157 128,148 272,0 137,479 0,0 145,148 137,157 128,148">
          <text:p/>
        </draw:polygon>
        <draw:polygon draw:style-name="gr3" draw:text-style-name="P2" draw:layer="layout" svg:width="0.029cm" svg:height="1.808cm" svg:x="10.266cm" svg:y="16.653cm" svg:viewBox="0 0 30 1809" draw:points="30,0 30,1809 0,1809 0,0">
          <text:p/>
        </draw:polygon>
        <draw:polygon draw:style-name="gr3" draw:text-style-name="P2" draw:layer="layout" svg:width="0.173cm" svg:height="0.31cm" svg:x="10.194cm" svg:y="18.147cm" svg:viewBox="0 0 174 311" draw:points="84,89 0,0 84,311 174,0">
          <text:p/>
        </draw:polygon>
        <draw:polygon draw:style-name="gr3" draw:text-style-name="P2" draw:layer="layout" svg:width="0.225cm" svg:height="0.394cm" svg:x="10.168cm" svg:y="18.105cm" svg:viewBox="0 0 226 395" draw:points="111,131 103,140 48,81 111,310 179,81 111,148 103,140 111,131 103,123 226,0 111,395 0,0 120,123 111,131 103,123">
          <text:p/>
        </draw:polygon>
        <draw:polygon draw:style-name="gr3" draw:text-style-name="P2" draw:layer="layout" svg:width="0.026cm" svg:height="1.803cm" svg:x="22.153cm" svg:y="16.594cm" svg:viewBox="0 0 27 1804" draw:points="27,0 27,1804 0,1804 0,0">
          <text:p/>
        </draw:polygon>
        <draw:polygon draw:style-name="gr3" draw:text-style-name="P2" draw:layer="layout" svg:width="0.178cm" svg:height="0.313cm" svg:x="22.077cm" svg:y="18.084cm" svg:viewBox="0 0 179 314" draw:points="89,89 0,0 89,314 179,0">
          <text:p/>
        </draw:polygon>
        <draw:polygon draw:style-name="gr3" draw:text-style-name="P2" draw:layer="layout" svg:width="0.224cm" svg:height="0.394cm" svg:x="22.052cm" svg:y="18.046cm" svg:viewBox="0 0 225 395" draw:points="115,127 107,135 52,80 115,306 179,80 115,144 107,135 115,127 107,118 225,0 115,395 0,0 124,118 115,127 107,118">
          <text:p/>
        </draw:polygon>
        <draw:polygon draw:style-name="gr3" draw:text-style-name="P2" draw:layer="layout" svg:width="19.212cm" svg:height="0.03cm" svg:x="10.253cm" svg:y="10.641cm" svg:viewBox="0 0 19213 31" draw:points="19213,0 19213,31 0,31 0,0">
          <text:p/>
        </draw:polygon>
        <draw:path draw:style-name="gr3" draw:text-style-name="P2" draw:layer="layout" svg:width="0.204cm" svg:height="0.195cm" svg:x="10.096cm" svg:y="10.565cm" svg:viewBox="0 0 205 196" svg:d="M205 99c0 55-47 97-103 97-55 0-102-42-102-97s47-99 102-99c56 0 103 44 103 99z">
          <text:p/>
        </draw:path>
        <draw:path draw:style-name="gr3" draw:text-style-name="P2" draw:layer="layout" svg:width="0.228cm" svg:height="0.221cm" svg:x="10.084cm" svg:y="10.552cm" svg:viewBox="0 0 229 222" svg:d="M217 111h12c0 60-51 111-114 111-65 0-115-51-115-111s50-111 115-111c63 0 114 51 114 111h-12-13c0-47-38-85-89-85-52 0-90 38-90 85s38 85 90 85c51 0 89-38 89-85z">
          <text:p/>
        </draw:path>
        <draw:path draw:style-name="gr3" draw:text-style-name="P2" draw:layer="layout" svg:width="0.204cm" svg:height="0.195cm" svg:x="14.084cm" svg:y="10.552cm" svg:viewBox="0 0 205 196" svg:d="M205 99c0 51-47 97-102 97s-103-46-103-97c0-55 48-99 103-99s102 44 102 99z">
          <text:p/>
        </draw:path>
        <draw:path draw:style-name="gr3" draw:text-style-name="P2" draw:layer="layout" svg:width="0.228cm" svg:height="0.22cm" svg:x="14.072cm" svg:y="10.54cm" svg:viewBox="0 0 229 221" svg:d="M217 110h12c0 60-52 111-115 111-64 0-114-51-114-111 0-64 50-110 114-110 63 0 115 46 115 110h-12-13c0-47-39-85-90-85s-89 38-89 85 38 86 89 86 90-39 90-86z">
          <text:p/>
        </draw:path>
        <draw:path draw:style-name="gr3" draw:text-style-name="P2" draw:layer="layout" svg:width="0.204cm" svg:height="0.195cm" svg:x="21.298cm" svg:y="10.561cm" svg:viewBox="0 0 205 196" svg:d="M205 98c0 55-43 98-103 98-55 0-102-43-102-98s47-98 102-98c60 0 103 43 103 98z">
          <text:p/>
        </draw:path>
        <draw:path draw:style-name="gr3" draw:text-style-name="P2" draw:layer="layout" svg:width="0.232cm" svg:height="0.22cm" svg:x="21.286cm" svg:y="10.548cm" svg:viewBox="0 0 233 221" svg:d="M217 110h16c-4 61-55 111-119 111-59 0-114-50-114-111 0-63 55-110 114-110 64 0 115 47 119 110h-16-13c0-46-39-84-90-84-47 0-85 38-85 84 0 48 38 86 85 86 51 0 90-38 90-86z">
          <text:p/>
        </draw:path>
        <draw:path draw:style-name="gr3" draw:text-style-name="P2" draw:layer="layout" svg:width="0.203cm" svg:height="0.195cm" svg:x="24.114cm" svg:y="10.561cm" svg:viewBox="0 0 204 196" svg:d="M204 98c0 55-43 98-103 98-55 0-101-43-101-98s46-98 101-98c60 0 103 43 103 98z">
          <text:p/>
        </draw:path>
        <draw:path draw:style-name="gr3" draw:text-style-name="P2" draw:layer="layout" svg:width="0.229cm" svg:height="0.22cm" svg:x="24.101cm" svg:y="10.548cm" svg:viewBox="0 0 230 221" svg:d="M217 110h13c0 61-52 111-116 111-63 0-114-50-114-111 0-63 51-110 114-110 64 0 116 47 116 110h-13-13c0-46-39-84-90-84-46 0-89 38-89 84 0 48 43 86 89 86 51 0 90-38 90-86z">
          <text:p/>
        </draw:path>
        <draw:frame draw:style-name="gr5" draw:text-style-name="P5" draw:layer="layout" svg:width="3.51cm" svg:height="0.454cm" svg:x="21.969cm" svg:y="4.905cm">
          <draw:text-box>
            <text:p><text:span text:style-name="T2">1.0 <text:s text:c="9"/></text:span></text:p>
          </draw:text-box>
        </draw:frame>
        <draw:frame draw:style-name="gr6" draw:text-style-name="P5" draw:layer="layout" svg:width="1.905cm" svg:height="0.508cm" svg:x="19.852cm" svg:y="5.54cm">
          <draw:text-box>
            <text:p><text:span text:style-name="T2">Add1</text:span></text:p>
          </draw:text-box>
        </draw:frame>
        <draw:frame draw:style-name="gr7" draw:text-style-name="P6" draw:layer="layout" svg:width="4.826cm" svg:height="1.985cm" svg:x="13.922cm" svg:y="4.317cm">
          <draw:text-box>
            <text:p><text:span text:style-name="T1">1 ADD.D F1, F2, F0</text:span></text:p>
            <text:p><text:span text:style-name="T1">2 SUB.D F3, F1, F0</text:span></text:p>
            <text:p><text:span text:style-name="T1">3 MUL.D F1, F2, F3</text:span></text:p>
            <text:p><text:span text:style-name="T1">4 SUB.D F4, F2, F0</text:span></text:p>
          </draw:text-box>
        </draw:frame>
        <draw:frame draw:style-name="gr5" draw:text-style-name="P5" draw:layer="layout" svg:width="3.175cm" svg:height="0.454cm" svg:x="22.05cm" svg:y="5.594cm">
          <draw:text-box>
            <text:p><text:span text:style-name="T2">2.0 <text:s text:c="9"/></text:span></text:p>
          </draw:text-box>
        </draw:frame>
        <draw:frame draw:style-name="gr5" draw:text-style-name="P5" draw:layer="layout" svg:width="3.51cm" svg:height="0.454cm" svg:x="21.969cm" svg:y="6.175cm">
          <draw:text-box>
            <text:p><text:span text:style-name="T2">3.0 <text:s text:c="9"/></text:span></text:p>
          </draw:text-box>
        </draw:frame>
        <draw:frame draw:style-name="gr5" draw:text-style-name="P5" draw:layer="layout" svg:width="3.51cm" svg:height="0.454cm" svg:x="21.953cm" svg:y="6.796cm">
          <draw:text-box>
            <text:p><text:span text:style-name="T2">4.0 <text:s text:c="9"/></text:span></text:p>
          </draw:text-box>
        </draw:frame>
        <draw:frame draw:style-name="gr5" draw:text-style-name="P5" draw:layer="layout" svg:width="3.51cm" svg:height="0.454cm" svg:x="21.969cm" svg:y="7.372cm">
          <draw:text-box>
            <text:p><text:span text:style-name="T2">5.0 <text:s text:c="9"/></text:span></text:p>
          </draw:text-box>
        </draw:frame>
        <draw:frame draw:style-name="gr8" draw:text-style-name="P4" draw:layer="layout" svg:width="4.066cm" svg:height="1.095cm" svg:x="7.191cm" svg:y="6.232cm">
          <draw:text-box>
            <text:p text:style-name="P3"><text:span text:style-name="T1">SUB.D F4, F2, F0</text:span></text:p>
            <text:p text:style-name="P3"><text:span text:style-name="T1">MUL.D F1, F2, F3</text:span></text:p>
          </draw:text-box>
        </draw:frame>
        <draw:frame draw:style-name="gr9" draw:text-style-name="P8" draw:layer="layout" svg:width="9.727cm" svg:height="2.441cm" svg:x="6.684cm" svg:y="12.145cm">
          <draw:text-box>
            <text:p text:style-name="P7"><text:span text:style-name="T1"/></text:p>
            <text:p text:style-name="P7"><text:span text:style-name="T1"><text:s/></text:span></text:p>
            <text:p text:style-name="P7"><text:span text:style-name="T1"><text:s/></text:span><text:span text:style-name="T1">- <text:s text:c="2"/>Add1 <text:s text:c="17"/>1.0 <text:s text:c="5"/>2</text:span></text:p>
            <text:p text:style-name="P7"><text:span text:style-name="T1"><text:s/></text:span><text:span text:style-name="T1">+ <text:s text:c="8"/>3.0 <text:s text:c="12"/>1.0 <text:s text:c="5"/>2</text:span></text:p>
          </draw:text-box>
        </draw:frame>
        <draw:frame draw:style-name="gr6" draw:text-style-name="P5" draw:layer="layout" svg:width="1.905cm" svg:height="0.508cm" svg:x="19.891cm" svg:y="6.81cm">
          <draw:text-box>
            <text:p><text:span text:style-name="T2">Add2</text:span></text:p>
          </draw:text-box>
        </draw:frame>
        <draw:frame draw:style-name="gr10" draw:text-style-name="P8" draw:layer="layout" svg:width="0.578cm" svg:height="1.145cm" svg:x="4.835cm" svg:y="13.414cm">
          <draw:text-box>
            <text:p text:style-name="P7"><text:span text:style-name="T1">2</text:span></text:p>
            <text:p text:style-name="P7"><text:span text:style-name="T1">1</text:span></text:p>
          </draw:text-box>
        </draw:frame>
      </draw:page>
      <draw:page draw:name="page3" draw:style-name="dp1" draw:master-page-name="master-page3">
        <draw:line draw:style-name="gr1" draw:text-style-name="P1" draw:layer="layout" svg:x1="10.295cm" svg:y1="3cm" svg:x2="10.295cm" svg:y2="3.635cm">
          <text:p/>
        </draw:line>
        <draw:polygon draw:style-name="gr2" draw:text-style-name="P2" draw:layer="layout" svg:width="0.139cm" svg:height="0.241cm" svg:x="10.228cm" svg:y="3.394cm" svg:viewBox="0 0 140 242" draw:points="67,67 0,0 67,242 140,0">
          <text:p/>
        </draw:polygon>
        <draw:polygon draw:style-name="gr3" draw:text-style-name="P2" draw:layer="layout" svg:width="6.592cm" svg:height="3.78cm" svg:x="7.035cm" svg:y="3.648cm" svg:viewBox="0 0 6593 3781" draw:points="17,17 17,0 6593,0 6593,3781 0,3781 0,0 17,0 17,17 34,17 34,3747 6559,3747 6559,33 17,33 17,17 34,17">
          <text:p/>
        </draw:polygon>
        <draw:path draw:style-name="gr3" draw:text-style-name="P2" draw:layer="layout" svg:width="6.566cm" svg:height="0.05cm" svg:x="7.057cm" svg:y="4.88cm" svg:viewBox="0 0 6567 51" svg:d="M17 4l-5 8v-8h5l-5 8v-8c9 0 64 4 153 4 271 8 859 8 1575 8 973 0 2181-4 3142-8 483 0 906-4 1206-4 301 0 479-4 479-4v33c0 0-2883 18-4827 18-487 0-911 0-1220-4-156 0-279 0-368-5-42 0-80 0-102-4-12 0-25 0-29 0-9-5-13 0-21-5z">
          <text:p/>
        </draw:path>
        <draw:path draw:style-name="gr3" draw:text-style-name="P2" draw:layer="layout" svg:width="6.566cm" svg:height="0.051cm" svg:x="7.048cm" svg:y="5.502cm" svg:viewBox="0 0 6567 52" svg:d="M17 4l-4 4v-8c0 0 4 0 4 4l-4 4v-8c8 4 63 8 152 8 271 5 860 9 1575 9 974 0 2181-4 3142-9 483 0 906-4 1207-4 301-4 478-4 478-4v35c0 0-2883 17-4827 17-482 0-910 0-1219-5-157 0-279-4-368-4-43 0-77-4-102-4-13 0-25 0-30 0-8-4-12-4-21-4z">
          <text:p/>
        </draw:path>
        <draw:path draw:style-name="gr3" draw:text-style-name="P2" draw:layer="layout" svg:width="6.562cm" svg:height="0.051cm" svg:x="7.027cm" svg:y="4.253cm" svg:viewBox="0 0 6563 52" svg:d="M13 0l-5 8 5-8-5 8 5-8c4 4 63 4 152 8 267 5 855 9 1575 9 969 0 2177-4 3142-9 479-4 902-4 1203-4 300-4 478-4 478-4v35c0 0-2879 17-4823 17-487 0-914 0-1223-4-153 0-280-5-369-5-42 0-76-4-101-4-13 0-22 0-30-4-9 0-13 0-17 0z">
          <text:p/>
        </draw:path>
        <draw:path draw:style-name="gr3" draw:text-style-name="P2" draw:layer="layout" svg:width="6.562cm" svg:height="0.051cm" svg:x="7.027cm" svg:y="6.137cm" svg:viewBox="0 0 6563 52" svg:d="M13 4l-5 9 5-9-5 9 5-9c4 0 63 4 152 4 267 9 855 9 1575 9 969 0 2177-4 3142-9 479 0 902-4 1203-4 300 0 478-4 478-4v34c0 0-2879 18-4823 18-487 0-914 0-1223-5-153 0-280 0-369-4-42 0-76 0-101-4-13 0-22 0-30 0-9 0-13 0-17-5z">
          <text:p/>
        </draw:path>
        <draw:path draw:style-name="gr3" draw:text-style-name="P2" draw:layer="layout" svg:width="6.566cm" svg:height="0.051cm" svg:x="7.061cm" svg:y="6.751cm" svg:viewBox="0 0 6567 52" svg:d="M17 4l-4 4v-8l4 4-4 4v-8c8 4 63 8 152 8 267 4 859 9 1575 9 974 0 2181-5 3142-9 483 0 902-4 1202-4 301-4 483-4 483-4v35c0 0-2883 17-4827 17-487 0-915 0-1219-5-157 0-280-4-369-4-42 0-80-4-101-4-13 0-26 0-30 0-8-4-13-4-21-4z">
          <text:p/>
        </draw:path>
        <draw:path draw:style-name="gr3" draw:text-style-name="P2" draw:layer="layout" svg:width="1.649cm" svg:height="0.21cm" svg:x="10.512cm" svg:y="3.182cm" svg:viewBox="0 0 1650 211" svg:d="M93 20c0 4-1 7-3 9-2 3-5 4-9 4s-7-1-9-4c-3-2-4-5-4-8 1-4 2-7 3-9 2-2 4-3 6-3-2-1-4-2-6-2s-3 0-4 0c-6 0-12 3-18 10-5 6-8 16-8 29v34h34v9h-33v93c0 3 0 6 1 8 0 2 2 3 6 4 3 1 8 1 15 1h6v9c-6 0-12 0-18-1-7 0-13 0-19 0l-33 1v-9c10 0 16 0 19-1 3-2 4-6 4-12v-93h-23v-9h23v-34c0-10 2-19 7-25 4-7 10-12 17-16 7-3 14-5 20-5 8 0 14 2 19 6s7 9 7 14zM185 95c-1 4-2 7-5 9-2 2-5 3-8 3s-6-1-8-3c-3-2-4-5-4-9s1-7 3-8c2-2 3-3 4-3-1-1-2-1-4-1-7 0-13 3-18 8s-9 12-12 20c-2 8-4 17-4 26v45c0 3 0 6 1 8s3 3 6 4 8 1 15 1h6v9c-5 0-12 0-18-1-6 0-13 0-18 0l-33 1v-9c9 0 15 0 18-1 3-2 5-6 4-12v-77c1-7 0-11-3-13s-9-3-19-3v-9l40-3v32c1-5 3-9 6-14s7-9 12-13c5-3 10-5 17-5s12 2 16 5c3 4 5 8 6 13zM308 140c0-5 0-12-1-19-1-8-3-14-7-21-4-6-8-11-14-14s-12-4-18-4-12 1-18 4-11 8-15 15c-3 6-5 13-6 20s-1 14-1 19c0 6 0 12 1 20 1 7 3 14 6 21 4 6 9 11 15 14 6 4 12 5 18 5 7 0 14-2 20-6 6-3 10-9 13-15 3-7 5-13 6-20s1-13 1-19zM332 143c-1 12-4 23-9 33-6 9-14 17-23 23-10 5-21 8-32 8-12 0-22-3-32-8-9-6-17-13-23-23-7-10-10-21-10-33 0-13 3-24 10-34 5-10 13-18 22-24 10-6 21-10 33-10s22 4 32 10 17 14 23 24c5 10 8 21 9 34zM542 203l-33 1v-9c10 0 16 0 19-1 3-2 4-6 4-12v-67c0-8-1-16-4-22s-9-9-18-10c-6 0-12 2-18 6-6 3-11 8-14 15-4 7-6 15-6 25v53c-1 6 1 10 4 12 2 1 9 1 18 1v9l-32-1-33 1v-9c10 0 16 0 19-1 3-2 4-6 4-12v-67c0-8-1-16-4-22s-9-9-18-10c-6 0-12 2-18 6-6 3-11 8-14 15-4 7-6 15-7 25v53c0 6 2 10 5 12 2 1 9 1 18 1v9l-32-1-33 1v-9c10 0 16 0 19-1 2-2 4-6 4-12v-77c0-7-1-11-4-13s-9-3-19-3v-9l41-3v30c4-9 9-16 16-22 7-5 16-8 26-8 5 0 10 0 15 2 5 1 10 4 15 8 4 4 7 10 9 18 1-4 4-8 7-12 4-4 8-8 14-11s12-5 20-5c9 0 15 1 20 4 5 2 9 4 11 7 4 4 6 10 7 16s2 16 2 28v55c0 4 2 6 5 7 4 1 10 1 17 1v9zM770 204c-4 0-8 0-14 0-5-1-11-1-16-1-6 0-10 0-14 0s-9 0-14 0c-6 0-11 0-17 1-5 0-10 0-13 0v-9h7c8 0 13 0 17-1 3-1 5-2 6-4s1-5 1-8v-153c0-3 0-6-1-8s-3-4-6-4c-4-1-9-2-17-2h-7v-8c3 0 8 0 13 0 6 0 11 0 17 0 5 0 10 0 14 0s9 0 14 0 11 0 16 0c6 0 10 0 14 0v8h-8c-7 0-13 1-16 2s-5 2-6 4-1 5-1 8v153c0 3 0 6 1 8s3 3 6 4 9 1 16 1h8zM955 107c0-11-1-22-3-34-2-11-6-22-12-31-7-10-16-17-25-21s-18-6-27-6h-29c-6 0-11 1-12 3-2 1-2 4-2 9v157c0 4 0 7 2 9 1 2 6 2 12 2h29c10 0 18-1 25-4s13-7 17-10c4-4 7-8 9-10 6-7 9-15 12-25s4-23 4-39zM984 107c0 19-4 35-12 50-8 14-19 26-32 34-13 9-28 13-44 13h-105v-9h6c8 0 13 0 16-1 4-1 6-2 6-4 1-2 1-5 1-8v-153c0-3 0-6-1-8 0-2-2-4-6-4-3-1-8-2-16-2h-6v-8h105c16 0 31 4 45 13 13 9 23 21 31 36 8 16 12 33 12 51zM1303 15c-10 1-16 2-21 4-4 3-6 5-7 9-1 3-2 7-1 10v93c0 6 0 10-1 12 0 3 0 5 0 8-2 11-6 21-12 30-5 9-13 16-22 21-9 6-19 8-30 9-13-1-26-4-36-10-11-6-20-15-27-26-6-11-10-23-10-36v-110c0-3 0-6-1-8 0-2-2-4-6-4-3-1-8-2-15-2h-7v-8c3 0 7 0 13 0 5 0 10 0 16 0 5 0 9 0 13 0s9 0 14 0 10 0 16 0c5 0 9 0 13 0v8h-7c-8 0-13 1-16 2s-5 2-6 4-1 5-1 8v111c0 18 3 31 9 40s13 15 20 18c8 2 14 4 18 4 10 0 18-3 27-8 8-5 15-12 20-22 6-9 8-21 9-34v-101c0-3-1-6-1-9-1-3-4-6-8-9-4-2-11-3-21-4v-8h34 34zM1435 203l-33 1v-9c10 0 16 0 19-1 3-2 4-6 4-12v-67c0-8-1-16-4-22s-9-9-18-10c-6 0-12 2-18 6-6 3-11 8-14 15-4 7-6 15-6 25v53c-1 6 1 10 4 12 2 1 9 1 18 1v9l-32-1-33 1v-9c10 0 16 0 19-1 3-2 4-6 4-12v-77c0-7-1-11-4-13s-9-3-19-3v-9l41-3v30c4-9 9-16 16-22 7-5 16-8 26-8 9 0 15 1 20 4 5 2 9 4 11 7 4 4 7 10 7 16 1 6 2 16 2 28v55c0 4 2 6 5 7 4 1 10 1 17 1v9zM1530 29c0 4-2 8-4 11-3 3-7 4-12 5-4-1-8-2-11-5s-4-7-4-11 1-7 4-10c2-3 6-5 11-5s8 2 11 5 5 6 5 10zM1545 204c-9 0-19 0-30-1l-31 1v-9c9 0 15 0 18-1 3-2 4-6 4-12v-77c0-7-1-11-4-13-2-2-8-3-17-3v-9l40-3v106c0 5 1 8 3 10s8 2 17 2zM1650 168c0 7-1 13-2 19-2 6-5 10-10 14-4 4-9 6-16 6-4 1-8 0-14-2-6-1-11-5-16-11-5-5-7-14-7-26v-79h-25v-6c10-1 17-4 23-10 5-6 9-13 11-22s3-17 3-25h8v54h41v9h-41v80c-1 2 0 5 0 10 1 5 3 10 5 14 3 4 8 7 14 7 5 0 10-3 14-8 3-5 5-13 5-24v-16h7z">
          <text:p/>
        </draw:path>
        <draw:path draw:style-name="gr3" draw:text-style-name="P2" draw:layer="layout" svg:width="1.378cm" svg:height="0.2cm" svg:x="5.037cm" svg:y="5.242cm" svg:viewBox="0 0 1379 201" svg:d="M87 197c-3 0-8 0-13 0s-11-1-17-1c-5 0-10 0-14 0s-8 0-14 0c-5 0-11 1-16 1-6 0-10 0-13 0v-9h7c8 0 13 0 16-1 4-1 6-2 7-4s1-5 1-8v-153c0-3 0-6-1-8s-3-3-7-4c-3-1-8-1-16-1h-7v-9c3 0 7 0 13 0 5 0 11 1 16 1 6 0 11 0 15 0 3 0 8 0 14 0 5 0 11-1 16-1s10 0 13 0v9h-7c-8 0-13 0-16 1-4 1-6 2-7 4s-1 5-1 8v153c0 3 0 6 1 8s3 4 7 4c3 1 8 1 16 1h7zM220 196l-33 1v-9c10 1 16 0 19-1 3-2 4-5 4-12v-67c0-8-1-15-4-22-3-6-9-9-18-10-6 0-12 2-18 6-6 3-11 9-14 15-4 7-6 16-6 26v52c-1 7 1 10 4 12 2 1 9 2 18 1v9l-32-1-33 1v-9c10 1 16 0 19-1 3-2 4-5 4-12v-77c0-7-1-11-4-13s-9-3-19-3v-9l41-3v30c4-9 9-16 16-21 7-6 16-9 26-9 9 0 15 2 20 4s9 4 11 7c4 5 6 10 7 16 1 7 2 16 2 28v55c0 4 2 7 5 7 4 1 10 2 17 1v9zM363 161c0 10-3 20-11 27-7 8-19 12-35 13-4 0-8-1-14-2-6-2-12-5-18-11-3 3-4 5-5 5 0 1-1 2-1 2-3 2-4 4-5 5-1 0-2 1-2 1-2 0-3-1-3-2s0-3 0-5v-38c0-3 0-5 0-6 1-1 2-2 3-2 2 0 3 1 3 1 1 1 1 2 2 4 2 13 6 23 12 30 7 7 16 11 28 11 11 0 19-3 24-7 5-5 8-12 8-19s-2-12-6-16c-4-3-9-6-13-8-5-1-9-2-11-2-10-2-18-4-23-6-6-1-10-4-15-8-8-6-12-14-12-24 0-6 1-11 4-17 3-5 7-9 14-13s16-5 28-6c2 0 6 1 11 1 5 1 10 4 16 7 0 0 1-1 2-2s2-2 3-2c1-2 3-3 3-3 1 0 2-1 3-1s2 1 2 2c1 1 1 3 1 5v29c0 3-1 5-1 6s-1 1-3 1c0 0-1 0-2 0s-1-1-2-2c0-4 0-8-2-13-1-6-4-11-9-15-4-5-12-7-22-7-12 0-21 2-26 7-4 4-7 9-6 15 0 5 2 10 5 13 4 3 8 5 14 7 5 1 10 2 16 3s12 3 17 5c6 2 11 5 16 9 2 2 4 5 7 9 3 5 5 11 5 19zM467 162c0 6-1 12-3 18s-5 11-9 14c-4 4-10 6-16 7-4 0-9-1-15-3-6-1-11-5-15-10-5-6-7-15-8-26v-80h-24v-6c9-1 17-4 22-10 6-6 9-13 12-21 2-8 3-18 3-26h7v54h41v9h-41v80c0 2 0 6 1 10 1 5 2 10 5 14 3 5 7 7 14 7 5 0 9-2 13-8 4-5 6-13 6-24v-16h7zM589 88c-1 4-2 8-5 9-2 2-5 3-8 3s-6-1-8-3c-3-2-4-5-4-9s1-6 3-8 3-3 3-3c0 0-1-1-3-1-7 1-13 3-18 8s-9 12-12 20c-2 8-4 17-4 27v44c0 3 0 6 1 8s3 4 6 4c3 1 8 1 15 1h6v9c-6 0-12 0-18 0s-13-1-18-1l-33 1v-9c9 1 15 0 18-1 3-2 5-5 4-12v-77c1-7-1-11-3-13-3-2-9-3-19-3v-9l40-3v32c1-4 3-9 6-14s7-9 12-12c5-4 10-6 17-6s12 2 16 5c3 4 5 8 6 13zM709 201v-26c-9 17-21 26-38 26-14-1-24-3-30-8s-10-11-12-19c-1-7-1-14-1-22v-43c0-9 0-15-1-19-1-3-3-6-6-7s-8-1-16-1v-9l43-3v96c-1 5 0 9 1 14 1 4 3 7 7 10 3 3 9 4 17 4 10 0 19-5 25-13s10-19 10-31v-52c0-7-1-11-4-13s-9-3-19-3v-9l43-3v102c-1 7 0 12 3 14s9 3 19 2v9zM877 163c0 1-1 3-2 7-2 4-4 8-8 13-3 5-8 9-14 12-7 4-14 5-24 6-11-1-22-4-31-9-9-6-17-14-22-23-6-10-9-21-9-34 0-12 3-23 8-33 6-10 13-18 22-24 10-6 20-9 33-10 7 0 14 2 21 4s12 6 16 10c4 5 6 11 7 17 0 5-2 8-4 10-3 3-6 4-10 4s-7-2-9-4c-3-3-4-6-4-10 0-2 1-4 2-7 2-3 6-5 12-6-4-3-8-6-12-7-5-2-9-3-12-3-4 0-6 0-7 0-6-1-11 1-17 4-6 4-11 10-15 18-5 9-7 21-7 37 0 15 3 27 7 35 5 9 10 15 16 18 6 4 12 6 18 5 3 1 7 0 12-2 5-1 10-4 14-8 5-5 8-11 11-20 0-2 2-3 4-3 1 0 1 0 2 1 1 0 2 1 2 2zM980 162c0 6-1 12-3 18s-5 11-10 14c-4 4-9 6-16 7-4 0-8-1-14-3-6-1-11-5-16-10-5-6-7-15-7-26v-80h-25v-6c10-1 17-4 23-10 5-6 9-13 11-21s4-18 4-26h7v54h41v9h-41v80c0 2 0 6 0 10 1 5 3 10 6 14 2 5 7 7 13 7 5 0 10-2 14-8 3-5 5-13 5-24v-16h8zM1054 22c0 4-1 8-4 12-2 3-6 5-11 5s-8-2-11-5c-3-4-4-7-4-12 0-3 1-7 4-10 2-3 6-5 11-5s8 2 11 5 4 6 4 10zM1070 197c-10 0-20 0-30-1l-31 1v-9c9 1 15 0 18-1 3-2 4-5 4-12v-77c0-7-1-11-4-13-2-2-8-3-17-3v-9l40-3v106c0 5 1 9 3 10 2 2 8 3 17 2zM1192 133c1-5 0-12 0-19-1-7-3-14-7-21-4-6-9-10-14-14-7-3-13-4-20-4-6 0-11 1-17 4-6 4-11 8-15 15s-6 13-6 20c-1 7-2 14-1 19-1 6 0 12 1 20 0 7 2 15 6 21 4 7 9 11 15 15 5 3 11 4 18 4s15-2 20-5c6-4 11-9 14-16s5-13 6-20c0-7 1-13 0-19zM1216 136c0 12-3 23-9 33-5 9-13 17-23 23-9 5-21 8-33 9-11-1-21-4-31-9-10-6-17-13-23-23s-9-21-9-33 3-23 8-34c6-10 14-18 23-24 10-6 21-9 33-10 11 1 23 4 33 10 9 6 17 14 23 24 5 10 8 21 8 34zM1346 196l-32 1v-9c9 1 15 0 18-1 3-2 5-5 4-12v-67c1-8-1-15-4-22-2-6-8-9-17-10-6 0-12 2-18 6-6 3-11 9-15 15-4 7-6 16-6 26v52c0 7 1 10 4 12 3 1 9 2 19 1v9l-33-1-32 1v-9c9 1 15 0 18-1 3-2 5-5 4-12v-77c1-7 0-11-3-13s-9-3-19-3v-9l40-3v30c5-9 10-16 17-21 7-6 16-9 26-9 8 0 15 2 20 4s8 4 10 7c5 5 7 10 8 16 1 7 1 16 1 28v55c0 4 2 7 6 7 4 1 9 2 17 1v9z">
          <text:p/>
        </draw:path>
        <draw:path draw:style-name="gr3" draw:text-style-name="P2" draw:layer="layout" svg:width="0.777cm" svg:height="0.259cm" svg:x="5.337cm" svg:y="5.595cm" svg:viewBox="0 0 778 260" svg:d="M121 196c-2-9-4-16-8-21s-9-8-17-8c-6 0-10 2-13 6-3 3-4 7-4 12 0 1 0 3 1 6s2 6 5 8c2 2 6 3 11 3 3 0 7 0 11-1s9-3 14-5zM162 106c0-25-4-44-11-59-7-14-16-24-26-30-10-7-20-10-30-10-9 0-18 3-29 9-10 6-19 16-26 31-7 14-11 34-11 59 0 21 3 39 9 52 5 13 12 22 19 29 7 6 14 10 19 12 0-1-1-2-2-5-1-2-1-5-2-9 0-6 2-12 7-17 4-5 10-7 17-7 8 0 15 3 20 9s9 13 13 21c9-8 17-17 22-27s8-21 9-31c2-11 3-20 2-27zM193 206c0 6-1 13-2 21-2 8-6 16-11 23-5 6-12 10-22 10-9 0-15-3-20-8s-8-12-10-20-4-17-5-27c-4 2-9 3-13 3-5 1-10 3-14 3-18-2-34-6-48-15-15-10-26-22-35-38-9-15-13-33-13-52 0-20 4-38 13-54s20-28 35-38c14-9 30-14 47-14 18 0 34 5 48 14 15 10 26 22 35 38s13 34 13 54c0 22-6 41-16 58-11 17-25 29-42 37 3 10 7 17 11 22s10 7 16 7c7 0 12-2 17-6s9-10 10-19c0-3 1-5 3-5 1 0 2 1 3 2 0 1 0 3 0 4zM321 206v-26c-9 18-21 27-37 26-15 0-25-2-31-7s-10-11-11-19c-2-7-2-15-2-22v-43c0-9 0-15-1-19 0-3-2-6-6-7-3-1-8-1-16-1v-9l43-3v96c0 5 0 9 1 14 1 4 3 7 7 10s9 4 17 4c11 0 19-5 25-13 7-8 10-19 10-32v-51c0-7-1-11-4-13-2-2-9-3-18-3v-9l42-3v102c-1 7 1 12 3 14 3 2 9 2 19 2v9zM470 131c0-3 0-8-1-13s-2-11-4-17c-2-5-6-10-10-14s-10-6-18-6c-3-1-7 1-13 3-5 3-10 7-14 15-5 7-8 17-8 32zM489 169c0 2-2 6-5 12s-8 12-15 17-16 8-28 8c-11 0-22-3-31-8-10-6-18-14-23-24-6-10-9-21-9-34 0-12 2-23 8-33 5-10 12-18 21-24s19-9 30-9c12 0 22 3 30 9 7 5 13 12 17 20 3 9 5 18 5 28 0 3 0 4-1 5s-3 1-6 1h-81c0 5 1 12 1 20 1 8 4 16 8 23 3 5 8 10 13 13 6 4 12 6 20 6 1 0 4 0 9-1s10-3 16-8c5-4 10-11 13-20 1-3 2-4 4-5 1 0 2 1 3 1 1 1 1 2 1 3zM610 206v-26c-9 18-21 27-37 26-15 0-25-2-31-7s-10-11-11-19c-2-7-2-15-2-22v-43c0-9 0-15-1-19-1-3-3-6-6-7s-8-1-16-1v-9l43-3v96c-1 5 0 9 1 14 1 4 3 7 7 10 3 3 9 4 17 4 11 0 19-5 25-13s10-19 10-32v-51c0-7-1-11-4-13s-9-3-19-3v-9l43-3v102c-1 7 1 12 3 14 3 2 9 2 19 2v9zM759 131c0-3 0-8-1-13s-2-11-4-17c-2-5-6-10-10-14-5-4-10-6-18-6-3-1-8 1-13 3-5 3-10 7-15 15-4 7-7 17-7 32zM778 169c0 2-2 6-5 12s-8 12-15 17-17 8-28 8-22-3-31-8c-10-6-18-14-23-24-6-10-9-21-10-34 1-12 3-23 9-33 5-10 12-18 21-24s19-9 30-9c12 0 22 3 30 9 7 5 13 12 17 20 3 9 5 18 5 28 0 3 0 4-1 5s-3 1-6 1h-81c0 5 0 12 1 20s4 16 8 23c3 5 8 10 13 13 6 4 12 6 20 6 1 0 4 0 9-1 4-1 10-3 15-8 6-4 11-11 14-20 1-3 2-4 4-5 1 0 2 1 3 1 0 1 1 2 1 3z">
          <text:p/>
        </draw:path>
        <draw:polygon draw:style-name="gr3" draw:text-style-name="P2" draw:layer="layout" svg:width="11.109cm" svg:height="3.391cm" svg:x="5.528cm" svg:y="11.306cm" svg:viewBox="0 0 11110 3392" draw:points="22,17 22,0 11110,0 11110,3392 0,3392 0,0 22,0 22,17 44,17 44,3354 11068,3354 11068,38 22,38 22,17 44,17">
          <text:p/>
        </draw:polygon>
        <draw:path draw:style-name="gr3" draw:text-style-name="P2" draw:layer="layout" svg:width="11.071cm" svg:height="0.065cm" svg:x="5.566cm" svg:y="12.631cm" svg:viewBox="0 0 11072 66" svg:d="M13 0l-4 14 4-14-4 14 4-14c0 0 30 5 68 5 300 9 1422 13 2845 13 1642 0 3675-4 5300-8 813 0 1524-5 2032-5 508-5 810-5 814-5v48c0 0-4865 18-8146 18-817 0-1537 0-2058-6-262 0-474-4-618-4-76-4-135-4-173-4-22 0-38-4-51-4s-17 0-26-5z">
          <text:p/>
        </draw:path>
        <draw:path draw:style-name="gr3" draw:text-style-name="P2" draw:layer="layout" svg:width="11.07cm" svg:height="0.064cm" svg:x="5.55cm" svg:y="13.3cm" svg:viewBox="0 0 11071 65" svg:d="M12 0v13-13 13-13c4 0 30 4 72 4 297 9 1423 13 2845 13 1639 0 3675-4 5301-8 812 0 1524-5 2032-5 503-4 809-4 809-4v48c0 0-4861 17-8142 17-817 0-1541 0-2062-5-258 0-470-4-618-4-72-4-131-4-173-4-21 0-38-4-47-4-13 0-21 0-29-5z">
          <text:p/>
        </draw:path>
        <draw:path draw:style-name="gr3" draw:text-style-name="P2" draw:layer="layout" svg:width="11.071cm" svg:height="0.063cm" svg:x="5.511cm" svg:y="11.954cm" svg:viewBox="0 0 11072 64" svg:d="M13 4l-4 8 4-12v4l-4 8 4-12c0 4 31 4 73 4 296 13 1418 13 2845 13 1638 0 3675-5 5296-9 813 0 1524-4 2032-4s809-4 813-4v46c0 0-4864 18-8141 18-821 0-1541 0-2062-4-262 0-470-4-618-4-76 0-135-4-173-4-22 0-38 0-51 0-14-6-18-6-27-6z">
          <text:p/>
        </draw:path>
        <draw:path draw:style-name="gr3" draw:text-style-name="P2" draw:layer="layout" svg:width="11.071cm" svg:height="0.063cm" svg:x="5.511cm" svg:y="13.986cm" svg:viewBox="0 0 11072 64" svg:d="M13 0l-4 8 4-8-4 8 4-8c0 0 31 4 73 4 296 9 1418 13 2845 13 1638 0 3675-4 5296-9 813-4 1524-4 2032-4 508-4 809-4 813-4v47c0 0-4864 17-8141 17-821 0-1541-4-2062-4-262 0-470-4-618-4-76-4-135-4-173-4-22 0-38-5-51-5-14 0-18 0-27-4z">
          <text:p/>
        </draw:path>
        <draw:path draw:style-name="gr3" draw:text-style-name="P2" draw:layer="layout" svg:width="0.252cm" svg:height="0.201cm" svg:x="5.711cm" svg:y="11.568cm" svg:viewBox="0 0 253 202" svg:d="M55 25c0 6-2 11-6 16-5 4-10 6-16 6-7 0-12-2-16-6-4-5-7-10-7-16 0-7 3-12 7-16s9-7 16-7c6 0 11 3 16 7 4 4 6 9 6 16zM35 200h-35v-14h20v-89c0-5-1-9-3-10s-8-1-16-1v-14l50-2v116h18v14zM200 98c-3-5-8-9-14-12-6-4-13-6-21-6-5 0-10 1-16 3-5 2-11 6-15 12s-6 12-7 19c0 8-1 15 0 22-1 7 0 15 1 23 1 9 4 16 9 22s13 9 25 11c7 0 13-3 18-6 5-2 10-5 14-8 3-4 5-6 6-8zM200 202v-15c-4 5-10 8-18 11-7 2-14 4-23 4-22 0-39-6-51-19-12-12-18-28-18-47 0-21 7-37 20-48 13-12 31-18 52-18 5 0 11 0 18 2 6 2 15 5 22 11v-56c0-6-1-9-3-10-3-1-8-2-18-2v-13l52-2v175c0 5 1 8 3 9 3 2 8 2 17 2v14z">
          <text:p/>
        </draw:path>
        <draw:path draw:style-name="gr3" draw:text-style-name="P2" draw:layer="layout" svg:width="0.328cm" svg:height="0.186cm" svg:x="6.858cm" svg:y="11.629cm" svg:viewBox="0 0 329 187" svg:d="M110 64c1-7 0-14 0-21-1-7-3-13-6-18s-7-9-13-11c-5-3-11-4-17-4-7 0-14 1-19 4-6 3-10 7-13 13-2 5-4 11-4 17-1 7-1 14-1 20 0 9 1 17 2 26 1 8 4 16 9 21 5 6 14 9 26 9s20-3 25-9c6-5 9-13 10-21 1-9 2-17 1-26zM147 67c0 12-3 23-8 33-6 9-14 17-25 23s-24 9-40 9-30-3-41-9c-10-6-19-13-24-23-6-10-9-21-9-33 0-13 3-24 9-34s14-18 25-24 24-9 40-9 29 3 40 9 19 14 25 24c5 10 8 21 8 34zM292 66c0-18-3-32-10-41-7-8-15-13-25-13-4 0-8 1-15 2-6 2-12 6-18 12-2 1-3 3-4 4 0 1 0 3 0 5v61c0 3 0 5 0 6s1 2 3 4c7 7 13 12 18 14 6 1 10 2 12 1 7 0 13-1 19-5s11-10 14-18c4-8 6-19 6-32zM329 66c0 20-7 36-20 48s-31 18-52 18c-6 0-13-1-19-3s-12-5-18-10v53h20v15l-37-1-37 1v-15h21v-145c0-5-1-8-3-9-3-1-8-2-18-2v-13l52-2v14c3-3 9-6 16-9 8-4 17-5 27-5 21 0 38 6 50 18s18 27 18 47z">
          <text:p/>
        </draw:path>
        <draw:path draw:style-name="gr3" draw:text-style-name="P2" draw:layer="layout" svg:width="0.569cm" svg:height="0.204cm" svg:x="7.944cm" svg:y="11.563cm" svg:viewBox="0 0 570 205" svg:d="M151 56c0-6 0-12-2-18-1-6-5-11-12-15s-18-6-33-7h-34v80h34c15 0 26-2 33-6 7-5 11-10 12-16 2-6 3-12 2-18zM236 174c0 2-1 5-2 10-2 5-5 9-10 14-5 4-13 6-23 7-6 0-13-1-21-2-7-1-15-3-21-6-7-3-11-7-14-11s-5-9-5-14c-1-6-1-11-1-18s0-12-1-16c0-5-1-8-2-11s-3-6-6-9c-5-5-10-9-15-10s-9-1-11-1h-34v81h31v13c-3 0-8 0-15 0-6 0-12 0-19 0s-12 0-16 0c-5 0-10 0-16 0-7 0-13 0-20 0-6 0-11 0-15 0v-13h31v-172h-31v-13h109c18 0 34 3 47 7 12 5 22 11 29 19s10 17 10 27-4 19-11 27c-8 8-20 15-37 20 7 2 13 5 19 11 7 6 11 13 13 23 1 1 1 3 1 7 1 3 1 7 2 10 0 4 0 6 1 8 0 4 1 8 2 13s3 10 6 13c3 4 7 6 13 6 4 0 8-1 12-5 3-3 6-8 6-15 0-2 1-3 1-4 1-2 3-2 6-2 1 0 3 0 4 0 2 1 3 3 3 6zM406 143c0 10-3 20-7 29s-11 17-21 23c-9 6-22 9-38 10-4 0-9-1-16-1-6-1-13-3-21-5-7-2-15-6-21-10l-14 13c-1 1-2 2-2 2-1 0-2 1-3 1-3 0-4-1-5-2 0-2 0-4 0-7v-52c0-3 0-5 1-7 0-1 2-1 6-1 3 0 5 0 5 1 1 1 1 3 1 5 1 11 4 19 9 26s11 11 19 15c7 3 14 5 22 6 7 1 14 2 19 2 10 0 18-2 23-6 6-3 9-8 11-13 3-5 4-10 4-15-1-6-2-11-5-15-2-5-5-8-7-10s-4-3-7-4c-2-1-6-3-10-4-5-1-11-2-19-4-11-2-19-4-26-6-6-2-13-5-17-7-5-3-9-7-14-11-3-3-6-8-10-15-3-6-5-14-5-23 0-11 2-20 7-29 4-8 12-16 21-21 11-5 23-8 37-8 7 0 15 1 24 3 8 2 17 6 25 13l13-13c2-1 3-2 4-3 0 0 1 0 2 0 3 0 4 0 5 2 0 1 0 3 0 6v52c0 4 0 6-1 7 0 1-2 2-6 2-2 0-4-1-5-2s-1-3-2-6c-2-13-6-23-13-30-6-7-13-12-21-15-9-3-17-4-25-4-9 0-17 2-22 5-5 4-10 7-12 12s-3 9-3 13c0 6 1 11 4 15 4 5 8 8 12 10 4 3 8 5 12 5l42 9c9 2 17 6 24 11 8 6 14 13 18 22 5 9 7 18 8 29zM570 201c-5 0-11 0-18 0s-14 0-21 0c-8 0-14 0-19 0s-11 0-18 0-15 0-22 0-13 0-17 0v-13h40v-150c-9 3-16 4-23 5s-12 1-14 1h-6v-14h6c2 0 6 0 12 0 7-1 14-2 22-5 8-2 16-6 23-11 2-1 3-2 3-2 1 0 2 0 4 0 3 0 6 1 6 2 1 2 2 4 1 7v167h41z">
          <text:p/>
        </draw:path>
        <draw:path draw:style-name="gr3" draw:text-style-name="P2" draw:layer="layout" svg:width="0.575cm" svg:height="0.204cm" svg:x="11.881cm" svg:y="11.558cm" svg:viewBox="0 0 576 205" svg:d="M151 57c1-6 0-12-1-18-2-6-6-11-13-15-6-5-17-7-33-7h-33v80h33c15 0 27-2 33-7 7-4 11-9 13-15 1-6 2-12 1-18zM236 175c0 2 0 5-2 10s-5 9-10 13c-5 5-12 7-22 7-7 0-14 0-21-1-8-1-15-3-22-6-6-4-11-7-14-11-3-5-5-9-5-15-1-5-1-11-1-17 0-7 0-13 0-17-1-4-1-7-3-10-1-3-3-6-6-10-5-5-10-8-15-9s-9-2-11-1h-33v81h31v13c-4 0-9 0-15-1-7 0-13 0-20 0-6 0-12 0-16 0s-10 0-16 0c-7 0-13 0-20 0-6 1-11 1-15 1v-13h31v-172h-31v-13h110c18 0 33 2 46 7s22 11 29 19 10 17 10 27-3 19-11 27-20 15-37 19c7 2 13 6 20 11 6 6 10 14 13 24 0 1 0 3 0 6 1 4 1 7 2 11 0 4 1 6 1 7 0 5 1 9 2 14s3 9 6 13 7 6 13 6c5 0 8-2 12-5s6-8 7-15c0-2 0-3 1-5 0-1 2-2 5-2 2 0 3 0 5 1 1 1 2 3 2 6zM405 144c0 10-2 19-7 29-4 9-11 17-21 23-9 6-22 9-38 9-4 0-9 0-16-1-6 0-13-2-20-4-8-3-15-6-21-11l-13 14c-2 1-2 1-3 2-1 0-2 0-3 0-2 0-4 0-4-2-1-1-1-3-1-6v-52c0-3 0-6 1-7s3-2 6-2 5 1 5 2c1 1 1 3 1 5 1 11 4 19 9 26 5 6 11 11 18 15 7 3 15 5 22 6s14 2 19 2c10 0 18-2 23-6 6-3 10-8 12-13s3-10 3-15c0-7-2-12-4-16-3-4-5-7-8-9-2-2-4-3-6-5-3-1-6-2-11-3s-11-3-19-4c-11-3-19-4-25-7-7-2-12-4-17-7-4-2-9-6-14-10-3-4-6-9-10-15-3-6-5-14-5-24s2-19 7-28 12-16 21-21c10-6 22-8 36-9 8 0 15 1 24 3s17 7 26 13l13-12c1-2 2-3 3-3s1-1 2-1c3 0 4 1 5 2 1 2 1 4 1 6v53c0 3-1 6-1 7-1 1-3 1-6 1s-5 0-6-1-1-3-2-6c-2-13-6-23-13-30-6-8-13-13-21-15-8-3-16-4-24-4-10 0-17 2-23 5-5 3-9 7-11 12-2 4-3 9-3 13 0 6 2 11 4 15 3 4 7 8 11 10 4 3 8 4 12 5l42 9c9 2 17 6 25 11 7 5 13 12 18 21 4 9 7 19 7 30zM568 202h-125v-5c0-3 0-5 1-6 0-1 1-2 3-4l59-59c20-21 31-41 31-61 0-11-3-20-10-28-6-8-16-13-28-13-5 0-11 1-17 2-5 2-10 5-14 8 2 0 4 1 6 3 3 1 5 3 7 6 3 3 4 7 5 12-1 7-4 12-8 16-5 3-9 5-14 5-3 0-6-1-9-2s-6-3-8-7c-2-3-4-7-4-13 0-8 3-16 8-23 6-6 13-11 22-15 11-4 21-5 33-5 14 0 26 2 36 6 11 5 19 11 25 19s9 18 9 29c0 9-1 17-5 24-4 6-10 13-18 20s-17 14-28 22c-6 5-13 10-20 16s-14 11-21 17h42c2 0 5 0 9 0s8 0 12 0c4-1 7-1 8-2 2 0 3-3 4-6s2-7 3-11c0-4 1-7 1-9h13z">
          <text:p/>
        </draw:path>
        <draw:path draw:style-name="gr3" draw:text-style-name="P2" draw:layer="layout" svg:width="0.613cm" svg:height="0.202cm" svg:x="9.879cm" svg:y="11.559cm" svg:viewBox="0 0 614 203" svg:d="M231 16c-7 0-13 0-16 1-4 1-6 1-7 2s-2 2-2 3l-77 174c-1 4-3 6-5 7-2 0-4 1-6 0-4 0-7 0-8-1-2-2-3-4-4-6l-79-180h-27v-13c4 0 8 0 14 0s11 0 17 0 11 0 15 0 10 0 16 0c7 0 13 0 19 0 7 0 12 0 16 0v13h-27l61 139 58-132c1-1 1-2 1-3 0-2-2-2-6-3-3 0-7-1-11-1s-7 0-8 0v-13c6 0 12 0 19 0 6 0 13 0 19 0h33v13zM320 134c-4 0-9 0-16 1-6 1-13 3-20 5-6 3-12 6-17 11s-7 11-7 19c0 6 3 12 7 16 5 4 11 6 19 6 3 1 7 0 12-1 5-2 10-5 15-10 4-4 6-11 7-20zM378 194c0 3-1 5-3 6s-4 1-7 1h-14c-9 0-16-1-21-4-4-2-6-5-7-8-1-4-2-7-1-10-4 6-9 12-16 16-7 5-16 8-27 8-7 0-15-1-24-3-8-1-15-4-22-9-6-5-10-12-10-21 0-10 4-19 12-25 7-6 17-10 27-13 11-3 21-5 31-6 11 0 18-1 24-1v-10c0-22-11-34-32-34-2 0-5 0-9 0-3 1-8 1-12 2 1 0 2 2 4 4 1 2 2 6 3 10-1 6-3 11-6 14-4 3-8 4-13 4-4 0-8-1-11-4-4-3-6-8-6-14 0-8 3-14 9-18 7-4 14-6 22-7s14-2 20-1c22 0 38 4 48 12s15 19 15 32v62c0 3 1 6 3 8 1 1 7 2 15 3 2-1 4 0 5 0 2 1 3 3 3 6zM428 200l-35 1v-13h20v-161c0-5-1-8-3-9-3-2-8-2-17-2v-13l51-3v188h20v13zM614 201c-5 0-10 0-17-1-7 0-15 0-22 0s-13 0-18 0-12 0-19 0-14 0-21 0c-8 1-13 1-18 1v-13h40v-150c-8 2-16 4-23 5-7 0-12 1-14 0h-6v-13h6c2 0 6 0 13-1 6 0 13-2 21-4s16-6 24-11c1-1 2-2 3-2 0 0 2 0 3 0 4 0 6 0 7 2 0 1 1 4 1 7v167h40z">
          <text:p/>
        </draw:path>
        <draw:path draw:style-name="gr3" draw:text-style-name="P2" draw:layer="layout" svg:width="0.619cm" svg:height="0.202cm" svg:x="13.931cm" svg:y="11.568cm" svg:viewBox="0 0 620 203" svg:d="M229 15c-7 0-12 1-15 1-3 1-5 2-6 2-2 1-2 2-3 4l-76 174c-2 3-4 5-5 6-2 1-4 1-7 1-4 0-6-1-8-2-1-1-2-3-3-6l-80-180h-26v-13c3 0 8 0 13 1 6 0 12 0 18 0s10 0 14 0c5 0 10 0 17 0 6 0 13 0 19 0 6-1 11-1 15-1v13h-27l61 139 59-132c0-1 1-2 1-3s-2-2-6-3c-4 0-8 0-12 0s-6-1-8-1v-13c6 0 12 1 19 1s13 0 19 0l33-1v13zM318 133c-4 0-9 1-15 2-7 1-13 2-20 5-7 2-13 6-17 10-5 5-7 11-8 19 1 7 3 12 8 16s11 7 19 7c2 0 6-1 11-2 6-2 11-5 15-9 5-5 7-12 7-21zM376 194c0 3-1 5-2 6-2 0-4 1-7 0h-14c-10 0-17-1-21-3-4-3-7-6-8-9s-1-7-1-10c-3 7-8 12-15 17s-16 7-28 7c-7 0-14 0-23-2s-16-5-22-10c-7-5-10-12-10-21 0-10 4-18 11-24 8-6 17-11 28-14s21-4 31-5 18-2 23-2v-10c0-22-10-33-31-34-2 0-5 1-9 1s-8 1-12 1c0 1 2 2 3 4 2 3 3 6 3 10 0 6-2 11-6 14-3 3-7 5-12 5-4 0-8-2-12-5s-6-7-6-14c1-8 4-14 10-18 6-3 13-6 21-7s15-1 21-1c21 0 37 4 47 13 11 8 16 18 16 31v62c0 3 0 6 2 8s7 3 16 3c1 0 3 0 5 1 1 0 2 2 2 6zM427 200h-35v-13h19v-160c1-6 0-9-3-10-2-1-8-2-16-2v-13l51-2v187h19v13zM610 200h-123v-5c0-2 0-4 0-6 1-1 2-2 3-4l58-59c21-20 31-40 31-59 0-12-3-22-9-30-7-8-16-12-29-13-5 0-10 1-15 3-5 1-10 4-14 7 1 1 3 2 6 3 2 1 5 4 7 6 2 3 3 8 3 13 0 7-2 13-7 16-4 3-9 5-14 5-2 0-5-1-8-2s-6-3-9-6c-2-3-3-8-3-13 0-10 3-18 8-24 5-7 13-12 22-16 9-3 20-5 32-5 13 0 25 2 36 7 10 4 19 10 25 18 6 9 10 19 10 30 0 9-2 17-7 24-4 7-10 13-17 20-8 6-17 13-28 21-7 5-14 10-21 16s-14 12-21 17h43c1 0 4 0 9 0 4 0 8 0 12 0s7-1 8-1c1-1 3-3 4-7 1-3 1-7 2-11 1-3 1-6 2-8h14z">
          <text:p/>
        </draw:path>
        <draw:path draw:style-name="gr3" draw:text-style-name="P2" draw:layer="layout" svg:width="0.657cm" svg:height="0.258cm" svg:x="15.594cm" svg:y="11.559cm" svg:viewBox="0 0 658 259" svg:d="M125 137c0-8 0-16-1-24-1-9-4-16-9-22s-14-10-25-10c-8 0-16 2-22 5-6 4-12 8-16 13v74c1 1 3 3 6 7 3 3 7 6 11 8 5 3 11 4 18 4 4 1 10 0 15-3 6-2 11-6 15-12 4-5 6-12 7-19s1-14 1-21zM162 137c-1 20-7 36-20 48s-31 18-53 18c-8 0-16-2-22-4-6-3-10-6-14-8-3-3-5-5-6-6-4 5-9 11-14 16h-13v-174c0-5-1-8-4-9-2-2-8-2-16-2v-13l51-3v85c3-3 8-7 15-10 8-3 16-4 27-4 21 0 38 6 50 18s19 27 19 48zM302 203v-23c-4 8-9 13-15 16-5 3-10 5-15 6s-9 1-11 1c-15 0-27-2-37-7s-15-15-15-30v-68c0-6-1-9-3-10-3-1-8-2-17-2v-13l53-2v99c0 5 0 9 1 13 1 3 3 5 6 7s9 2 16 2c11 0 19-3 26-10 6-7 9-17 10-28v-56c0-6-1-9-4-10-2-1-8-2-16-2v-13l52-2v105c0 6 1 9 4 10 2 1 8 2 16 2v13zM477 161c0 10-3 18-7 24-5 6-10 10-16 13-7 2-13 4-18 4-6 1-10 1-12 1-3 0-8 0-14-1-7-1-13-4-20-8l-8 4c-3 3-5 4-5 4-1 1-2 1-3 1-3 0-4-1-5-2-1-2-1-4-1-6v-32c0-3 1-5 1-6 1-1 3-2 6-2 2 0 4 0 5 1 1 0 2 1 2 3 1 4 3 9 6 14 2 5 7 10 12 14 6 3 14 5 24 5 2 1 6 0 11 0 5-1 10-3 14-6 5-3 7-8 8-15-1-6-3-10-7-13-3-3-8-5-13-7-4-1-9-2-12-3-11-1-20-3-27-5-6-2-12-6-18-11-3-3-6-6-8-10s-3-9-4-15c1-9 3-16 8-22 4-5 9-8 16-11 6-2 12-3 18-4 5 0 9-1 11 0 12 0 22 1 29 5 6-3 9-4 11-5 1 0 2-1 2 0 3 0 4 0 5 2 1 1 1 3 1 6v23c0 3 0 5-1 6s-3 2-6 2-5-1-6-1c-1-1-1-3-1-5-1-16-12-24-34-24-2 0-6 0-11 0-5 1-10 3-14 5-4 3-7 7-7 13 0 4 2 8 5 10 4 3 8 4 12 6 5 1 9 2 12 2 11 2 20 4 26 6 6 1 12 4 17 8 11 9 16 19 16 32zM658 86c-6 0-10 0-13 1-3 0-5 1-6 2-1 0-2 1-2 3l-62 132c-3 6-7 11-11 17-4 5-10 9-16 12-6 4-12 5-20 6-9-1-16-3-22-8-7-5-10-11-10-19 0-5 2-10 5-12 5-3 8-5 13-5s9 2 12 5 4 7 4 12-1 9-3 11-4 4-6 4c1 1 2 1 3 1s2 0 4 0c7 0 12-2 17-5 5-4 8-8 11-13s6-10 8-15l7-14-54-115h-20v-14l34 1 36-1v14h-16l37 79 33-72 2-4c-1-1-2-2-4-2-2-1-4-1-7-1-2 0-3 0-3 0v-14l26 1c4 0 8 0 12 0s7-1 11-1z">
          <text:p/>
        </draw:path>
        <draw:path draw:style-name="gr3" draw:text-style-name="P2" draw:layer="layout" svg:width="0.652cm" svg:height="0.213cm" svg:x="5.643cm" svg:y="12.954cm" svg:viewBox="0 0 653 214" svg:d="M90 38l-32 95h65zM160 207c-4 0-9 0-14 0s-10 0-15 0-9 0-13 0v-8c3 0 6-1 10-1s7-1 10-2c2-1 4-3 4-6 0-1 0-3-1-4l-15-44h-71l-13 38c-1 0-1 1-1 2s0 1 0 2c0 4 2 7 6 10 3 3 9 4 16 5v8h-33-30v-8c8 0 15-2 20-5 6-2 10-7 12-15l60-173c1-2 1-3 2-4s3-2 5-2 4 1 4 2c1 1 2 2 3 4l62 181c1 5 3 8 7 9 3 2 9 3 17 3h5v8zM308 114c0-2 0-4-1-5 0-1-1-3-3-5-4-6-9-11-15-14-5-2-10-3-16-3-7 0-14 2-19 5-6 4-10 8-13 13-4 7-7 14-8 21-1 8-1 14-1 20s0 13 1 20 4 14 7 20c4 5 8 10 13 13 5 4 11 5 18 5 6 0 12-1 18-5 6-3 11-8 15-15 2-2 3-4 3-5 1-1 1-3 1-5zM308 211v-19c-4 4-9 9-15 13-7 3-15 5-24 6-11-1-21-3-30-9-10-6-17-14-22-23-6-10-9-21-9-33 0-13 3-24 9-34s14-17 23-23c10-7 21-10 32-10 8 0 15 2 21 6 6 3 11 8 16 13v-63c0-7-1-11-4-13-3-3-9-3-19-3v-9l42-3v175c-1 7 0 12 3 14s9 3 19 3v8zM469 114c0-2 0-4-1-5 0-1-1-3-2-5-5-6-10-11-15-14-6-2-11-3-16-3-8 0-15 2-20 5-6 4-10 8-13 13-4 7-6 14-8 21-1 8-1 14-1 20s0 13 1 20c2 7 4 14 8 20 3 5 7 10 12 13 5 4 11 5 18 5 6 0 12-1 18-5 6-3 11-8 16-15 1-2 2-4 2-5 1-1 1-3 1-5zM469 211v-19c-4 4-9 9-15 13-7 3-14 5-24 6-11-1-21-3-30-9s-17-14-22-23c-6-10-9-21-9-33 0-13 3-24 9-34s14-17 24-23c9-7 20-10 31-10 8 0 15 2 21 6 6 3 12 8 16 13v-63c0-7-1-11-4-13-3-3-9-3-19-3v-9l42-3v175c-1 7 1 12 3 14 3 2 9 3 19 3v8zM653 158c0 10-3 19-8 28-5 8-12 15-22 20-9 5-19 8-31 8-11 0-20-2-29-6s-17-9-22-16-8-15-8-23c0-7 2-11 5-14 4-2 7-3 11-3 5 0 9 1 12 4s5 7 5 12c0 6-2 10-6 13-3 2-9 3-14 3 3 5 9 10 14 13s11 6 16 7c6 1 11 2 15 2s9-1 14-4c5-2 9-7 13-14s5-17 6-30c0-14-3-26-9-34-5-9-14-13-26-14h-12c-3 0-5 0-6 0s-1-1-1-3c0-1 0-2 1-2 1-1 2-1 3-1s3 0 6 0c2-1 4-1 5-1 4 0 8-1 13-2 4-2 9-6 13-13 4-8 6-14 7-21 1-6 1-11 1-13 0-8-2-15-5-20-2-4-6-7-10-9s-9-3-13-3c-3 0-8 0-12 2-5 1-10 2-14 5-5 3-9 6-12 11 2 0 4 0 7 0 2 1 5 2 7 4s4 5 4 10c0 4-1 8-4 11-3 2-6 4-11 4s-8-1-11-4-4-6-4-11c0-11 5-20 15-28 10-7 22-11 37-11 9 0 18 1 26 5 8 3 14 8 19 14s7 13 7 20c0 12-3 22-11 32-7 10-17 16-29 20 15 3 27 10 35 20 9 9 13 20 13 32z">
          <text:p/>
        </draw:path>
        <draw:path draw:style-name="gr3" draw:text-style-name="P2" draw:layer="layout" svg:width="0.65cm" svg:height="0.209cm" svg:x="5.639cm" svg:y="13.615cm" svg:viewBox="0 0 651 210" svg:d="M90 38l-32 94h65zM160 206c-4 0-9 0-14 0s-10 0-15 0-9 1-13 1v-9c3 0 6 0 10 0 4-1 7-1 10-3 2-1 4-3 4-6 0-1 0-2-1-4l-15-44h-71l-13 38c-1 0-1 1-1 2s0 2 0 2c0 4 2 7 6 10 3 3 9 5 16 5v9l-33-1-30 1v-9c8 0 15-1 20-4 6-3 10-8 12-15l60-173c1-2 1-4 2-5s3-1 5-1 4 0 4 1c1 1 2 3 3 5l62 180c1 5 3 8 7 10 3 1 9 2 17 2h5v9zM308 114c0-3 0-4-1-6 0-1-1-2-2-5-5-6-10-11-16-13-5-3-10-4-16-4-7 0-14 2-19 6-6 4-10 8-13 12-4 7-7 14-8 22-1 7-1 14-1 19 0 6 0 13 1 20s4 14 7 20c4 6 8 10 13 14 5 3 11 5 18 5 6 0 12-2 18-5s11-9 16-15c1-3 2-4 2-6 1-1 1-3 1-5zM308 210v-19c-4 5-9 9-15 13-7 4-15 6-24 6-11 0-21-3-30-9-10-5-17-13-22-23-6-10-9-21-9-33s3-24 9-33c6-10 14-18 23-24 10-5 21-8 32-8 8 0 15 1 21 5 6 3 11 7 16 12v-63c0-7-1-11-4-13s-9-3-19-3v-9l42-3v176c-1 7 0 11 3 13s9 3 19 3v9zM469 114c0-3 0-4-1-6 0-1-1-2-2-5-5-6-10-11-15-13-6-3-11-4-16-4-8 0-15 2-20 6-6 4-10 8-13 12-4 7-6 14-8 22-1 7-1 14-1 19 0 6 0 13 1 20 2 7 4 14 8 20 3 6 7 10 12 14 5 3 11 5 18 5 6 0 12-2 18-5s11-9 16-15c1-3 2-4 2-6 1-1 1-3 1-5zM469 210v-19c-4 5-9 9-15 13-7 4-14 6-24 6-11 0-21-3-30-9-9-5-17-13-22-23-6-10-9-21-9-33s4-24 9-33c6-10 14-18 24-24 9-5 20-8 32-8 7 0 14 1 20 5 6 3 12 7 16 12v-63c0-7-1-11-4-13s-9-3-19-3v-9l42-3v176c-1 7 1 11 3 13 3 2 9 3 19 3v9zM643 207h-107c0-3 0-6 1-7 0-1 1-2 2-4l56-61c8-9 15-19 21-30s9-22 9-35c0-8-2-16-4-23-3-7-7-13-13-17s-13-7-22-7c-8 0-16 3-23 8s-12 12-16 21c1 0 2 0 4 0 5 0 9 2 11 5 3 3 4 6 4 10 0 6-2 11-5 13-4 3-7 4-10 3 0 1-1 0-4 0-2-1-5-2-7-5-2-2-4-7-4-12 0-8 2-17 7-25 4-8 10-14 18-19 9-5 18-8 29-8 18 0 32 6 44 16 11 10 17 23 17 40 0 10-2 19-6 27s-11 16-20 25-21 20-36 33l-31 30h52c2 0 6 0 10 0 4-1 7-1 11-1s6-1 6-2c2-2 3-6 4-11s2-10 3-14h7z">
          <text:p/>
        </draw:path>
        <draw:path draw:style-name="gr3" draw:text-style-name="P2" draw:layer="layout" svg:width="0.656cm" svg:height="0.209cm" svg:x="5.635cm" svg:y="12.243cm" svg:viewBox="0 0 657 210" svg:d="M90 38l-32 94h65zM159 206c-3 0-8 0-13 0s-10 0-15 1c-5 0-9 0-13 0v-9c3 0 6 0 10 0 3-1 7-1 9-2 3-2 5-5 5-7s-1-3-1-4l-15-45h-71l-14 38c0 1 0 1 0 2s0 2 0 3c0 3 2 7 5 11 4 2 9 4 16 4v9l-33-1-29 1v-9c8 0 14-1 20-4 5-4 9-9 12-16l60-172c0-2 1-4 2-5s2-1 5-1c2 0 3 0 4 1s2 3 2 5l62 180c2 4 4 8 7 10 4 2 9 2 18 2h5v9zM307 113c0-2 0-4 0-5s-1-3-3-6c-4-6-9-10-15-13-5-2-11-4-16-4-8 0-14 2-20 6-5 4-9 8-12 13-4 6-7 13-8 21-1 7-2 14-1 20-1 6 0 12 1 20 1 7 3 13 7 20 3 5 8 11 13 14s11 5 17 5c7 0 13-2 19-5s11-9 15-16c2-3 3-4 3-5 0-2 0-3 0-6zM307 210v-20c-3 6-8 10-15 14-6 4-14 6-23 6-11 0-22-3-31-8-9-6-16-15-22-25-5-9-8-20-8-33 0-12 3-23 9-33s13-18 23-23c10-6 20-9 32-9 8 0 15 2 21 5s11 7 15 13v-62c1-7-1-12-3-14-3-2-9-3-19-3v-9l41-3v175c0 7 1 11 4 14 3 2 9 3 19 3v9zM469 113c0-2-1-4-1-5s-1-3-3-6c-4-6-9-10-15-13-5-2-10-4-16-4-8 0-14 2-20 6-5 4-9 8-12 13-4 6-7 13-8 21-1 7-1 14-1 20s0 12 1 20c1 7 4 13 7 20 4 5 8 11 13 14s11 5 17 5c7 0 13-2 19-5s11-9 15-16c2-3 3-4 3-5 0-2 1-3 1-6zM469 210v-20c-4 6-9 10-16 14-6 4-14 6-23 6-11 0-21-3-30-8-10-6-17-15-23-25-5-9-8-20-8-33 0-12 3-23 9-33s14-18 23-23c10-6 21-9 32-9 8 0 15 2 21 5s11 7 15 13v-62c1-7 0-12-3-14s-9-3-19-3v-9l41-3v175c0 7 1 11 4 14 3 2 9 3 19 3v9zM608 42l-71 108h71zM628 159v25c0 3 0 6 1 8 1 3 3 4 6 5s8 1 15 1h6v9c-6 0-12-1-19-1s-14 0-20 0-13 0-21 0c-6 0-13 1-19 1v-9h6c7 0 12 0 16-1 3-1 5-2 6-5 1-2 1-5 1-8v-25h-78v-9l90-135c1-2 2-3 3-3 1-1 1-1 3-1s3 1 4 2c0 1 0 3 0 6v131h29v9z">
          <text:p/>
        </draw:path>
        <draw:path draw:style-name="gr3" draw:text-style-name="P2" draw:layer="layout" svg:width="0.641cm" svg:height="0.21cm" svg:x="5.639cm" svg:y="14.3cm" svg:viewBox="0 0 642 211" svg:d="M90 39l-32 94h65zM160 207c-4 0-9 0-14 0s-10 0-15 0-9 0-13 1v-9c3 0 6 0 10-1 4 0 7-1 10-2 2-1 4-3 4-6 0-1 0-3-1-4l-15-44h-71l-13 38c-1 0-1 1-1 2s0 1 0 2c0 4 2 7 6 10 3 3 9 4 16 5v9l-33-1-30 1v-9c8 0 15-2 20-4 6-3 10-8 12-16l60-173c1-2 1-3 2-4s3-2 5-2 4 1 4 2c1 1 2 2 3 4l62 181c1 5 3 8 7 10 3 1 9 2 17 2h5v9zM308 115c0-3 0-5-1-6 0-1-1-3-2-5-5-6-10-11-16-13-5-3-10-4-16-4-7 0-14 2-19 6-6 3-10 8-13 12-4 7-7 14-8 21-1 8-1 14-1 20s0 13 1 20 4 14 7 20c4 6 8 10 13 13 5 4 11 5 18 5 6 0 12-1 18-4 6-4 11-9 16-16 1-2 2-4 2-5 1-1 1-3 1-5zM308 211v-19c-4 5-9 9-15 13-7 4-15 6-24 6-11 0-21-3-30-9-10-6-17-13-22-23-6-10-9-21-9-33 0-13 3-24 9-34 6-9 14-17 23-23 10-6 21-8 32-9 8 0 15 2 21 5 6 4 11 8 16 13v-62c0-7-1-11-4-13s-9-3-19-3v-10l42-3v176c-1 6 0 11 3 13s9 3 19 3v9zM470 115c0-3 0-5-1-6 0-1-1-3-2-5-5-6-10-11-16-13-6-3-11-4-16-4-8 0-15 2-20 6-6 3-10 8-13 12-4 7-6 14-8 21-1 8-1 14-1 20s0 13 1 20c2 7 4 14 8 20 3 6 7 10 12 13 5 4 11 5 18 5 6 0 12-1 18-4 7-4 12-9 17-16 1-2 2-4 2-5 1-1 1-3 1-5zM470 211v-19c-4 5-9 9-15 13-8 4-15 6-25 6-11 0-21-3-30-9s-17-13-22-23c-6-10-9-21-9-33 0-13 4-24 9-34 6-9 14-17 24-23 9-6 20-8 32-9 7 0 14 2 21 5 6 4 12 8 16 13v-62c0-7-1-11-4-13s-9-3-20-3v-10l43-3v176c-1 6 1 11 3 13 3 2 9 3 19 3v9zM642 208c-3-1-8-1-14-1-5 0-11 0-17 0s-11 0-15 0-9 0-15 0-12 0-18 0-10 0-14 1v-9h9c9 0 15-1 19-2 4 0 6-2 7-4s1-5 1-8v-149c-8 3-15 6-22 6-7 1-13 1-16 1v-9c4 0 8 0 14 0 6-1 12-2 19-5s14-7 20-14c3 0 5 0 6 1 0 2 1 4 0 7v162c0 3 1 6 2 8 0 2 3 4 7 4 4 1 10 2 18 2h9z">
          <text:p/>
        </draw:path>
        <draw:path draw:style-name="gr3" draw:text-style-name="P2" draw:layer="layout" svg:width="8.877cm" svg:height="3.374cm" svg:x="6.621cm" svg:y="11.323cm" svg:viewBox="0 0 8878 3375" svg:d="M42 0v3358h-42v-3358zM948 8v3354h-42v-3354zM2540 21v3354h-43v-3354zM4775 21v3354h-38v-3354zM6574 21v3354h-42v-3354zM8878 8v3354h-42v-3354z">
          <text:p/>
        </draw:path>
        <draw:path draw:style-name="gr3" draw:text-style-name="P2" draw:layer="layout" svg:width="2.473cm" svg:height="0.209cm" svg:x="3.671cm" svg:y="9.812cm" svg:viewBox="0 0 2474 210" svg:d="M137 58c0-14-3-24-9-30s-14-10-22-11c-9-1-18-2-27-2-3 0-6 0-9 0-4 0-6 0-8 1-3 0-5 1-5 3-1 2-1 4-1 8v74h32c14 0 24-2 32-7 7-4 12-9 14-16s4-13 3-20zM202 178c0 3-1 7-2 12-2 5-4 10-8 14s-10 6-17 6c-5 0-11 0-17-2-7-2-13-5-20-10-5-5-8-11-10-18-1-6-2-14-1-23 0-10-1-17-2-23-1-5-4-11-9-16s-11-8-16-9-9-2-11-1h-33v73c0 4 0 7 1 9 0 2 2 3 6 4 3 0 8 1 16 1h7v9c-4 0-9-1-14-1s-10 0-15 0-10 0-14 0-9 0-14 0-10 0-15 0c-6 0-10 1-14 1v-9h7c8 0 13-1 16-1 3-1 5-3 6-5s1-4 1-8v-152c0-4 0-7-1-9s-3-3-6-4-8-1-16-1h-7v-9h92c14 0 27 3 38 8 11 4 20 10 27 18 6 8 10 17 10 26 0 11-5 21-15 29-9 8-21 14-35 18 8 3 15 7 21 13 7 5 11 12 14 21l3 23c2 14 4 24 7 31s7 11 14 11c4 0 8-2 11-5 4-4 7-11 8-21 0-1 0-2 0-3 1-1 2-1 3-1 2 0 3 0 4 1 0 1 0 3 0 3zM305 131c0-3 0-7-1-12-1-7-2-12-4-18s-6-10-10-15c-5-4-10-6-18-6-3 0-8 1-13 4-5 2-10 7-15 14-4 7-7 19-7 33zM324 170c0 2-2 6-5 12s-8 11-15 16c-7 6-16 9-28 9-11 0-22-3-31-9-10-5-18-13-23-23-6-10-9-21-10-35 1-12 3-23 9-33 5-10 12-18 21-24s19-9 30-9c12 0 22 3 30 8 7 6 13 13 17 21 3 9 5 19 5 28 0 3 0 5-1 6-1 0-3 0-6 0h-81c0 6 1 12 1 20 1 9 4 16 8 23 3 6 8 10 13 14 6 4 12 6 20 6 1 0 4 0 9-1 4-1 10-4 15-8 6-4 11-11 14-21 1-2 2-4 4-4 1 0 2 0 3 1 0 0 1 1 1 3zM438 167c0 11-4 20-11 28s-19 12-36 12c-3 0-7 0-13-2-6-1-12-5-18-10-3 2-4 4-5 5s-1 1-1 1c-3 3-5 5-5 5-1 1-2 1-2 1-2 0-3-1-3-2s-1-2-1-5v-38c0-2 1-4 1-5 0-2 1-2 3-2s2 0 3 1c0 1 1 2 1 4 3 12 7 22 13 29 6 8 15 11 27 12 11-1 20-3 25-8s8-11 8-19c0-6-3-12-7-15-4-4-8-7-13-8-4-2-8-3-10-3-10-2-18-4-23-5-6-2-11-5-15-8-8-7-12-15-13-26 0-5 2-11 5-16 2-6 7-10 14-14 7-3 16-5 28-5 2 0 6 0 11 1s10 3 16 7c0-1 1-1 2-2s2-2 2-3c2-1 3-2 4-3 1 0 2 0 2 0 2 0 3 0 3 1s0 3 0 6v29c0 3 0 4 0 5-1 2-2 3-3 3s-1 0-2-1c-1 0-2-2-2-3 0-3 0-7-2-13-1-5-4-10-9-15-5-4-12-7-22-7-13 0-21 3-26 7-5 5-7 10-7 15 0 6 2 10 6 13 3 4 8 7 13 8 6 2 11 3 17 4s12 2 17 4c6 2 11 5 16 10 2 1 4 4 7 9 3 4 4 10 5 18zM550 131c0-3-1-7-1-12-1-7-2-12-5-18-2-6-5-10-9-15-5-4-11-6-18-6-3 0-8 1-13 4-6 2-10 7-15 14-4 7-7 19-8 33zM569 170c0 2-2 6-5 12s-8 11-15 16c-7 6-17 9-28 9-12 0-22-3-32-9-9-5-17-13-23-23s-9-21-9-35c0-12 3-23 8-33 6-10 13-18 22-24s19-9 30-9c12 0 22 3 29 8 8 6 14 13 17 21 4 9 6 19 6 28 0 3-1 5-2 6-1 0-3 0-6 0h-80c0 6 0 12 1 20 1 9 3 16 8 23 3 6 7 10 13 14s12 6 19 6c1 0 4 0 9-1s10-4 16-8 10-11 14-21c0-2 2-4 4-4 1 0 1 0 2 1 1 0 2 1 2 3zM681 93c-1 5-2 8-5 10-2 2-5 3-8 3s-6-1-8-3c-3-2-4-6-4-10 0-3 1-6 3-8s3-3 3-3c0 0-1 0-3 0-7 0-13 3-18 8s-9 11-12 19c-2 10-4 18-4 28v44c0 4 0 7 1 9s3 3 6 4c3 0 8 1 15 1h6v9c-6-1-12-1-18-1s-13 0-18 0l-33 1v-9c9 0 15-1 18-2s4-5 4-11v-78c1-7-1-12-3-14-3-2-9-3-19-2v-9l40-3v31c1-4 3-9 6-13 3-5 7-10 12-13s10-5 17-5 12 2 16 5c3 3 5 7 6 12zM837 88c-9 0-15 3-19 7s-6 8-7 12l-38 94c-1 2-1 3-2 4s-2 2-4 2-3 0-4-1-1-3-2-5l-42-103c-1-3-2-5-3-6-1-2-3-3-6-3-3-1-8-1-14-1v-9c5 0 10 0 15 0s9 1 13 1l32-1v9c-3-1-7 0-10 1-4 0-6 2-7 6 0 0 1 2 2 5l32 81 30-74c0-2 1-3 1-4s0-2 0-3c0-3-1-6-3-8-2-3-5-4-10-4v-9l25 1c3 0 7-1 10-1 4 0 8 0 11 0zM917 135c-16 0-28 3-36 8-9 4-15 10-18 16-4 6-6 12-5 17 0 7 2 13 7 18 5 4 11 6 19 7 4 0 9-2 14-4s10-6 13-12c4-5 6-12 6-22zM965 178c0 8-1 14-4 18s-7 6-11 8c-3 1-6 2-8 2-7-1-12-3-16-8s-6-10-7-16c-2 7-7 13-13 17-7 5-15 8-24 8-7 0-13-1-20-3s-14-5-19-9c-5-5-7-11-8-19 0-6 2-13 7-19 4-7 12-13 22-18 9-4 19-7 28-8s18-2 25-2v-11c0-9-2-16-5-22-3-5-7-9-11-12-5-3-9-4-14-4s-10 1-16 3-11 5-15 10c6 1 10 3 12 6s2 6 2 8c0 3-1 7-3 10-3 3-6 4-10 4s-7-1-9-4c-3-3-4-6-4-11 0-9 5-17 13-23s18-9 30-9c7 0 14 1 21 4 7 2 13 6 19 12 5 5 8 11 9 16 1 6 1 13 1 19v57c0 1 0 2 1 5 0 2 1 4 3 6 1 2 4 3 7 4 1 0 4-1 6-3 3-3 4-8 4-16v-16h7zM1066 168c0 6-1 13-3 18-2 6-5 11-9 15-5 4-10 6-17 6-3 0-8-1-14-2-6-2-11-5-16-11-4-6-7-14-7-26v-80h-24v-7c9 0 16-3 22-9 5-6 9-13 11-22 3-8 4-16 4-24h7v53h41v9h-41v81c0 2 0 5 1 10 0 5 2 9 5 14 2 4 7 6 13 7 6 0 10-3 14-8 3-6 5-14 6-24v-16h7zM1138 29c0 4-2 7-4 10-3 3-7 5-12 5-4 0-8-2-11-5-2-3-4-6-4-10s1-7 4-10c3-4 7-5 11-5 5 0 9 1 11 4 3 3 5 7 5 11zM1154 204c-10-1-20-1-30-1l-32 1v-9c9 0 16-1 18-2 3-1 5-5 4-11v-79c1-6-1-11-3-13-3-2-9-3-18-2v-9l40-3v106c0 6 1 9 3 11 3 1 8 2 18 2zM1275 140c0-6 0-12-1-20s-3-15-7-21-8-11-14-14-12-5-18-5-12 2-18 5-11 8-15 14c-3 7-5 14-6 22-1 7-1 13-1 19 0 5 0 12 1 19 1 8 3 15 6 21 4 7 9 12 15 15s12 5 18 5c7 0 14-2 20-6s10-9 13-16c4-6 5-13 6-20s1-13 1-18zM1299 142c-1 12-3 23-9 33s-14 18-23 23c-10 6-21 9-32 9-12 0-22-3-32-9-9-5-17-13-23-23-6-9-9-20-9-33 0-12 3-23 9-34 5-10 13-19 23-25 9-6 20-9 32-9s22 3 32 9 17 14 23 24c6 11 8 23 9 35zM1429 203l-33 1v-9c10 0 16-1 19-2s4-5 4-11v-68c0-9-1-16-4-22s-9-10-18-10c-6 0-12 2-18 5-6 4-11 9-14 16-4 7-6 16-6 26v53c-1 6 1 10 4 11 2 1 9 2 18 2v9l-32-1-33 1v-9c10 0 16-1 19-2s4-5 4-11v-78c0-7-1-12-4-14s-9-3-19-2v-9l41-3v30c4-9 9-16 16-22 7-5 16-8 26-8 9 0 15 1 20 3s9 5 11 7c4 5 6 11 7 17s2 16 2 28v55c0 4 2 7 5 8 4 1 10 1 17 1v9zM1710 150c0 11-3 21-7 30-5 9-12 16-20 22-9 5-19 8-30 8-13 0-24-2-33-6s-15-9-20-14c-4 7-7 12-9 14-1 2-1 3-1 2-1 2-2 3-2 3-1 1-2 1-3 1s-2 0-2-1c-1-2-1-3-1-6v-57c0-3 0-5 1-6 0-1 1-2 3-2 1 0 1 1 2 1s1 1 1 2c0 6 1 12 3 20 2 9 7 17 15 25 5 4 11 8 17 10s12 4 17 4c5 1 9 1 12 1 8 0 15-2 21-6 5-4 10-9 13-15s4-13 4-20c0-10-3-19-9-26-4-6-8-9-12-11s-8-3-12-4c-10-4-19-6-25-7-7-2-11-3-13-4-11-4-20-10-27-20-7-9-11-20-11-32 0-11 3-20 8-28 5-9 11-15 20-20 8-5 18-8 28-8 13 0 23 3 30 7s12 9 16 13l11-16c0-2 1-3 2-4 0 0 1 0 2 0s2 0 3 1c0 1 0 3 0 6v58c0 2 0 4-1 5 0 1-1 2-3 2-1 0-2-1-3-1 0-1 0-2 0-3-1-3-1-8-3-15-1-6-4-13-8-20s-9-13-17-17c-7-5-16-8-28-8s-21 4-28 11-10 16-10 27c0 8 3 16 8 23 5 6 12 11 21 13l37 9c12 3 22 10 30 21s13 24 13 38zM1823 168c0 6-1 13-3 18-2 6-5 11-9 15s-10 6-17 6c-3 0-8-1-14-2-6-2-11-5-16-11-4-6-7-14-7-26v-80h-24v-7c9 0 17-3 22-9s9-13 12-22c2-8 3-16 3-24h7v53h41v9h-41v81c0 2 0 5 1 10s2 9 5 14c3 4 7 6 13 7 6 0 10-3 14-8 4-6 6-14 6-24v-16h7zM1928 135c-16 0-28 3-37 8-8 4-15 10-18 16s-5 12-5 17c0 7 3 13 8 18 5 4 11 6 18 7 4 0 9-2 14-4 6-2 10-6 14-12 4-5 6-12 6-22zM1976 178c0 8-2 14-5 18s-6 6-10 8c-4 1-7 2-9 2-7-1-12-3-16-8-3-5-6-10-6-16-3 7-7 13-14 17-6 5-14 8-24 8-6 0-13-1-20-3s-13-5-18-9c-5-5-8-11-8-19 0-6 2-13 6-19 5-7 12-13 23-18 9-4 18-7 28-8 9-1 17-2 25-2v-11c0-9-2-16-5-22-3-5-7-9-12-12-4-3-9-4-14-4s-10 1-16 3-11 5-15 10c6 1 11 3 12 6 2 3 3 6 3 8 0 3-1 7-4 10-2 3-5 4-9 4s-7-1-10-4c-2-3-4-6-4-11 1-9 5-17 13-23 9-6 19-9 31-9 7 0 14 1 20 4 7 2 13 6 19 12 5 5 8 11 9 16 1 6 2 13 2 19v57c0 1 0 2 0 5 1 2 2 4 3 6 2 2 4 3 7 4 2 0 4-1 7-3 2-3 3-8 4-16v-16h7zM2076 168c0 6-1 13-3 18-2 6-5 11-9 15s-9 6-16 6c-4 0-9-1-14-2-6-2-12-5-16-11-5-6-7-14-7-26v-80h-25v-7c10 0 17-3 22-9 6-6 10-13 12-22 2-8 3-16 3-24h8v53h41v9h-41v81c-1 2 0 5 0 10 1 5 3 9 5 14 3 4 7 6 14 7 5 0 10-3 13-8 4-6 6-14 6-24v-16h7zM2151 29c0 4-1 7-4 10s-6 5-11 5-8-2-11-5-4-6-5-10c0-4 2-7 4-10 3-4 7-5 12-5 4 0 8 1 11 4s4 7 4 11zM2167 204c-10-1-20-1-30-1l-32 1v-9c10 0 16-1 19-2s4-5 4-11v-79c0-6-1-11-4-13s-8-3-17-2v-9l40-3v106c-1 6 0 9 3 11 2 1 8 2 17 2zM2288 140c0-6 0-12-1-20 0-8-3-15-6-21-4-6-9-11-15-14-5-3-11-5-18-5-6 0-12 2-18 5s-11 8-15 14c-3 7-5 14-6 22 0 7-1 13-1 19 0 5 1 12 1 19 1 8 3 15 7 21 4 7 9 12 14 15 6 3 12 5 18 5 8 0 14-2 20-6s11-9 14-16c3-6 5-13 5-20 1-7 1-13 1-18zM2312 142c0 12-3 23-9 33s-13 18-23 23c-9 6-20 9-32 9-11 0-22-3-31-9-10-5-18-13-23-23-6-9-9-20-9-33 0-12 3-23 8-34 6-10 13-19 23-25s20-9 32-9 23 3 32 9c10 6 18 14 23 24 6 11 9 23 9 35zM2442 203l-32 1v-9c9 0 15-1 18-2s4-5 4-11v-68c0-9-1-16-4-22s-8-10-17-10c-7 0-13 2-18 5-6 4-11 9-15 16s-6 16-6 26v53c0 6 1 10 4 11s9 2 18 2v9l-32-1-32 1v-9c9 0 15-1 18-2s4-5 4-11v-78c0-7-1-12-4-14-2-2-9-3-18-2v-9l40-3v30c4-9 10-16 17-22 7-5 15-8 26-8 8 0 15 1 20 3s8 5 10 7c4 5 7 11 8 17s1 16 1 28v55c0 4 2 7 6 8 3 1 9 1 16 1v9z">
          <text:p/>
        </draw:path>
        <draw:path draw:style-name="gr3" draw:text-style-name="P2" draw:layer="layout" svg:width="1.565cm" svg:height="0.209cm" svg:x="4.122cm" svg:y="10.169cm" svg:viewBox="0 0 1566 210" svg:d="M104 142c0-6 0-13-1-20s-3-14-7-20c-3-6-8-11-14-14-5-3-12-5-18-5s-12 2-18 5-11 8-15 14c-3 7-5 14-6 21s-1 13-1 19c0 5 0 12 1 19 1 8 3 15 6 22 4 7 9 12 15 15s12 5 18 5c8 0 14-2 20-6s10-9 14-16c3-7 5-14 5-21 1-7 1-13 1-18zM128 144c0 12-3 23-9 34-6 10-14 17-23 23-10 6-20 9-32 9-11 0-22-3-31-9-10-5-18-13-24-23-5-10-8-21-9-34 1-12 3-23 9-33 6-11 13-19 23-25 9-6 20-9 32-9s23 3 32 9c10 6 17 14 23 24s9 22 9 34zM239 23c0 3-1 6-3 9-2 2-5 3-10 4-4-1-7-2-9-4-2-3-3-5-3-9s1-6 3-8 4-3 6-4c-3-1-5-1-6-2-2 0-3 0-4 0-7 0-13 3-18 10s-8 17-8 29v34h33v8h-33v94c0 4 1 6 1 8 1 2 3 4 6 5 3 0 8 1 15 1h6v9c-5-1-11-1-18-1-6 0-12 0-18 0l-33 1v-9c9 0 16-1 18-2 3-1 5-5 4-11v-95h-22v-8h22v-34c1-10 3-18 7-25 5-7 11-12 17-15 7-4 14-5 21-5 8 0 14 2 19 6 4 4 7 8 7 14zM492 75c-2-14-4-24-7-32-3-9-8-15-16-18-7-4-18-6-32-6h-35c-6 0-10 0-12 2-1 2-2 5-2 9v73h25c9 0 16-1 20-3s7-6 9-11c1-5 2-11 1-20h8v77h-8c1-8 0-15-1-20-2-5-5-8-9-11-4-2-11-3-20-3h-25v72c0 3 0 6 1 8s3 4 7 4c4 1 10 2 19 2h10v9c-4-1-9-1-15-1s-12 0-18 0-11 0-15 0-9 0-15 0c-5 0-11 0-16 0s-10 0-13 1v-9h7c7 0 12-1 16-2 3 0 5-2 6-4 0-2 1-4 0-8v-152c1-3 0-6 0-8-1-2-3-3-6-4-4-1-9-1-16-1h-7v-9h158l8 65zM658 63c0-5-1-11-2-18s-5-13-12-19c-6-5-17-8-32-8h-26c-6 0-10 0-12 2-1 2-2 5-2 9v78h40c15 0 26-3 32-8 7-6 11-12 12-19s2-13 2-17zM687 63c0 9-3 18-9 26s-14 14-24 18c-10 5-21 7-32 8h-49v69c0 4 0 6 1 8s3 4 6 5c3 0 8 1 16 1h7v9c-4-1-8-1-14-1-5 0-10 0-15 0-6 0-10 0-14 0s-8 0-14 0c-5 0-10 0-15 0-6 0-10 0-13 1v-9h7c7 0 12-1 15-2 4 0 6-2 6-4 1-2 2-4 1-8v-153c1-3 0-6-1-8 0-2-2-3-6-4-3-1-8-1-15-1h-7v-9h101c14 0 25 3 35 8 11 5 19 11 24 19 6 8 9 17 9 27zM903 38l-32 93h65zM973 206c-4 0-8 0-14 0-5 0-10 0-15 0s-9 0-13 1v-9c3 0 6 0 10-1 4 0 7-1 10-2s4-3 4-6c0-1 0-3-1-4l-15-45h-71l-13 39c0 0-1 1-1 2s0 1 0 2c0 4 2 7 6 10 3 3 9 5 16 5v9l-33-1-30 1v-9c8 0 15-2 20-4 6-3 10-8 13-16l59-173c1-2 1-3 2-4s3-1 5-1 4 0 5 1c0 1 1 2 2 4l62 181c1 5 4 8 7 10 3 1 9 2 17 2h6v9zM1121 113c0-3 0-5-1-6 0-1-1-3-2-5-5-6-10-11-15-13-6-3-11-4-16-4-8 0-15 2-20 6-6 3-10 8-13 12-4 7-7 14-8 21-1 8-1 14-1 20s0 13 1 20 4 15 7 21c4 6 8 10 13 13 5 4 11 5 18 5 6 0 12-1 18-4 6-4 11-9 16-16 1-2 2-4 2-5 1-2 1-4 1-6zM1121 210v-19c-4 5-9 9-15 13-7 4-15 6-24 6-11 0-21-3-30-9-10-6-17-13-22-23-6-11-9-22-9-34 0-13 3-24 9-34 6-9 14-17 24-23 9-5 20-8 31-9 8 0 15 2 21 5 6 4 11 8 16 13v-62c0-7-1-11-4-13s-9-3-19-3v-9l42-3v176c-1 7 0 11 3 13s9 3 19 3v9zM1282 113c0-3 0-5 0-6-1-1-2-3-3-5-5-6-10-11-15-13-6-3-11-4-16-4-8 0-15 2-20 6-5 3-10 8-13 12-4 7-6 14-7 21-1 8-2 14-2 20s1 13 2 20 3 15 7 21c3 6 7 10 12 13 6 4 11 5 18 5 6 0 12-1 18-4 6-4 11-9 16-16 1-2 2-4 3-5 0-2 0-4 0-6zM1282 210v-19c-4 5-9 9-15 13-7 4-14 6-24 6-11 0-21-3-30-9s-17-13-22-23c-6-11-8-22-9-34 1-13 4-24 9-34 6-9 14-17 24-23 9-5 20-8 32-9 7 0 14 2 20 5 7 4 12 8 16 13v-62c0-7-1-11-4-13s-9-3-19-3v-9l42-3v176c-1 7 1 11 3 13 3 2 10 3 19 3v9zM1435 133c0-3 0-7-1-13 0-5-2-10-4-16s-5-11-10-15c-4-4-10-6-17-6-4 0-8 1-13 3-6 3-11 8-15 15-5 7-7 18-8 32zM1454 171c0 3-1 8-4 13-4 6-9 12-16 17-7 6-16 8-28 9-11 0-21-3-31-9-9-6-17-13-24-23-6-11-9-23-9-36 0-12 3-23 8-33 6-10 13-17 22-23s19-9 31-9 21 3 29 8 13 12 17 21c4 8 5 18 5 27 1 3 0 5-1 5-1 1-3 1-6 1h-80c0 6 0 12 1 20s3 16 7 24c4 6 8 10 14 14 5 4 12 5 19 6 1 0 4-1 9-2 5 0 10-3 16-7s10-11 14-22c0-3 1-4 4-4 0 0 1 0 2 1 1 0 1 1 1 2zM1566 96c0 5-1 8-4 10-2 2-5 3-8 3s-6-1-9-4c-2-2-3-5-3-9 0-3 1-6 3-8 1-2 3-3 3-3 0 0-1 0-3 0-7 0-13 3-19 8-5 5-8 11-11 19s-4 17-4 27v45c0 4 0 6 1 8s3 4 6 5c3 0 8 1 15 1h6v9c-6-1-12-1-18-1-7 0-13 0-19 0l-32 1v-9c9 0 15-1 18-2s4-5 4-11v-78c0-7-1-12-4-14-2-2-9-3-18-3v-8l40-4v32c1-4 3-9 6-14 3-4 7-9 11-12 5-4 11-5 18-6 6 1 11 2 15 6 4 3 6 7 6 12z">
          <text:p/>
        </draw:path>
        <draw:polygon draw:style-name="gr3" draw:text-style-name="P2" draw:layer="layout" svg:width="10.512cm" svg:height="1.901cm" svg:x="17.797cm" svg:y="11.293cm" svg:viewBox="0 0 10513 1902" draw:points="17,13 17,0 10513,0 10513,1902 0,1902 0,0 17,0 17,13 30,13 30,1873 10483,1873 10483,30 17,30 17,13 30,13">
          <text:p/>
        </draw:polygon>
        <draw:path draw:style-name="gr3" draw:text-style-name="P2" draw:layer="layout" svg:width="10.436cm" svg:height="0.06cm" svg:x="17.831cm" svg:y="12.525cm" svg:viewBox="0 0 10437 61" svg:d="M13 0v5-5 5-5c29 5 343 9 830 14 491 0 1159 4 1922 4 1545 0 3463-4 4995-9 767-4 1436-4 1915-9 478 0 762 0 762 0v44c0 0-4582 17-7672 17-775 0-1453-5-1944-5-245-4-444-4-584-4-72-4-127-4-165-4-17 0-34-4-47-4-12 0-17 0-25 0z">
          <text:p/>
        </draw:path>
        <draw:path draw:style-name="gr3" draw:text-style-name="P2" draw:layer="layout" svg:width="10.482cm" svg:height="0.055cm" svg:x="17.78cm" svg:y="11.899cm" svg:viewBox="0 0 10483 56" svg:d="M13 0c34 4 343 8 834 8 491 5 1164 5 1926 5 1554 0 3480-5 5021-9 772 0 1441-4 1923-4 479 0 766 0 766 0v43c0 0-4602 13-7710 13-775 0-1456 0-1947-4-250 0-449 0-589-5-67 0-122 0-165 0-17-4-34-4-46-4-9 0-17 0-26-4z">
          <text:p/>
        </draw:path>
        <draw:path draw:style-name="gr3" draw:text-style-name="P2" draw:layer="layout" svg:width="0.252cm" svg:height="0.202cm" svg:x="17.967cm" svg:y="11.525cm" svg:viewBox="0 0 253 203" svg:d="M55 25c0 7-2 13-6 17-5 4-10 7-16 7s-12-3-16-7-6-10-7-17c1-6 3-11 7-15 4-5 10-7 16-7s11 2 16 7c4 4 6 9 6 15zM35 200l-35 1v-13h20v-89c0-6-1-9-3-10s-8-2-16-2v-13l50-2v116h18v13zM199 99c-3-4-7-8-13-11-6-4-13-6-21-6-5 0-10 1-16 3-5 2-10 6-15 12-3 6-6 12-6 19-1 7-1 14-1 21 0 8 0 15 1 24 1 8 4 16 9 22s13 9 25 9c7 0 13-1 18-4 6-3 10-6 13-9s5-6 6-8zM199 203v-14c-4 3-10 7-17 9-6 3-14 5-23 5-22-1-38-7-51-19-12-11-18-27-18-47s7-36 20-48c14-11 31-17 52-17 5-1 11 0 18 2s14 5 21 11v-58c0-5-1-8-3-9-3-2-8-2-17-2v-13l52-3v176c0 6 1 9 3 10 3 1 8 2 17 2v13z">
          <text:p/>
        </draw:path>
        <draw:path draw:style-name="gr3" draw:text-style-name="P2" draw:layer="layout" svg:width="0.328cm" svg:height="0.186cm" svg:x="19.034cm" svg:y="11.582cm" svg:viewBox="0 0 329 187" svg:d="M111 66c0-8 0-15-1-22 0-8-2-14-5-19s-9-9-14-11c-6-2-11-4-18-4s-13 2-19 5c-5 3-9 7-12 12s-4 11-5 19c0 6 0 13 0 20 0 8 0 17 1 25 1 9 5 16 10 22 5 5 13 8 25 9 12-1 21-4 27-9 5-6 8-13 10-22 1-8 1-17 1-25zM148 69c0 12-3 22-9 32-5 10-13 17-24 23s-25 9-42 9c-16 0-29-3-40-9-11-5-19-13-25-23-5-9-8-20-8-32 0-13 3-25 8-36 6-10 14-18 25-24s25-9 40-9c16 0 30 3 41 9s19 14 25 24c6 11 9 23 9 36zM292 67c0-18-4-32-11-41-6-9-15-14-25-14-3 0-8 1-14 3-6 1-13 5-18 11-2 2-4 3-4 4-1 1-1 3-1 6v62c0 2 0 4 1 5 0 1 1 3 2 4 7 8 13 12 19 14s10 2 12 2c6 0 12-2 18-6 6-3 11-9 15-17 4-9 6-19 6-33zM329 67c-1 21-7 37-21 48-13 12-30 18-52 18-6 0-12-1-18-3-6-1-13-5-19-10v54h20v13l-36-1-36 1v-13h19v-146c1-6 0-9-3-10-2-1-8-1-16-1v-14l50-2v14c4-3 9-6 17-9 7-3 16-5 27-5 21 0 37 6 49 18s18 29 19 48z">
          <text:p/>
        </draw:path>
        <draw:path draw:style-name="gr3" draw:text-style-name="P2" draw:layer="layout" svg:width="0.568cm" svg:height="0.204cm" svg:x="20.044cm" svg:y="11.516cm" svg:viewBox="0 0 569 205" svg:d="M152 57c0-6-1-12-2-18-2-6-6-12-12-16-7-4-19-6-34-6h-34v80h33c16 0 28-3 35-7 6-4 11-9 12-16 2-6 2-12 2-17zM236 174c1 2 0 6-2 10-1 5-4 10-9 14s-13 7-23 7c-6 0-13-1-21-2-8 0-15-2-21-6-7-3-12-7-15-11-2-4-4-9-5-14s-1-11-1-18 0-13 0-17-1-8-2-11c-2-3-4-6-7-9-5-5-11-7-16-9-4-1-8-1-10-1h-34v81h31v14c-4 0-9-1-15-1s-13 0-19 0c-7 0-12 0-17 0-4 0-9 0-16 0-6 0-13 0-19 0-7 0-12 1-15 1v-14h31v-171h-31v-14h109c19 0 34 3 47 8 13 4 23 11 30 19 6 8 10 17 10 27 0 9-4 18-12 27-7 8-20 14-36 19 6 2 13 6 19 11s11 13 13 23c0 0 0 2 1 6 0 3 1 7 1 11 1 4 1 7 1 8 1 4 1 9 2 14 2 5 4 9 7 13 2 3 7 5 12 6 5 0 9-2 12-5 4-4 6-9 7-15 0-2 0-4 1-5s3-2 6-2c1 0 3 0 4 1 1 0 2 2 2 5zM405 142c0 10-2 21-6 30-5 10-12 17-21 23-10 7-22 10-38 10-4 0-10 0-16-1-7-1-14-2-21-5-7-2-14-5-21-10l-13 13c-1 1-2 2-3 2 0 1-1 1-3 1s-4-1-4-2c-1-1-1-3-1-6v-54c0-3 0-5 1-6s3-2 6-2 5 1 6 2c0 1 1 2 1 5 1 10 3 20 8 26 5 7 11 12 18 15 8 4 15 6 22 7 8 1 14 1 20 1 10 0 17-2 23-5 5-4 9-8 11-13 2-6 3-10 3-15 0-8-1-13-4-17s-5-7-7-9-4-4-7-5c-2-1-6-2-11-3-4-2-11-3-19-5-10-2-19-4-25-6-7-1-12-4-16-6-5-3-10-6-14-11-3-3-7-8-10-14-4-7-6-15-6-24 0-10 3-20 7-28 5-9 12-16 22-22 9-5 21-8 36-8 7 0 15 1 23 3 9 2 18 6 26 13l13-13c2-1 3-2 3-2 1-1 2-1 3-1 2 0 4 1 4 2 1 1 1 3 1 6v53c0 3 0 5-1 6s-3 2-6 2-5 0-5-1c-1-1-2-3-2-7-3-12-7-22-13-30-6-7-14-12-22-15-8-2-16-4-24-4-10 1-17 2-22 6-6 3-10 7-12 11-2 5-3 9-3 14s2 10 5 15c3 4 6 7 10 10 5 2 9 4 13 5l42 9c8 1 17 5 24 11 8 5 14 12 18 21 5 8 7 18 7 28zM569 202c-4 0-10-1-17-1s-14 0-22 0c-7 0-13 0-18 0s-11 0-18 0c-8 0-15 0-22 0s-13 1-17 1v-14h40v-150c-9 3-17 5-24 5-7 1-11 1-14 1h-6v-13h6c2 0 7 0 13-1s13-2 22-4c8-3 16-6 23-12 1-1 2-1 3-2 1 0 2 0 3 0 4 0 6 1 7 2 1 2 1 4 1 7v167h40z">
          <text:p/>
        </draw:path>
        <draw:path draw:style-name="gr3" draw:text-style-name="P2" draw:layer="layout" svg:width="0.576cm" svg:height="0.204cm" svg:x="23.701cm" svg:y="11.512cm" svg:viewBox="0 0 577 205" svg:d="M151 56c1-5 0-12-1-18-2-6-6-11-13-15-6-4-17-6-32-7h-34v81h33c16-1 27-3 33-7 7-5 11-10 13-16 1-6 2-12 1-18zM237 174c0 2 0 5-2 10-1 5-5 9-10 14-5 4-12 6-22 7-7 0-14-1-21-2-8-1-15-3-23-6-6-3-11-7-14-11s-5-9-5-14c-1-6-1-12-1-19s0-12 0-16c-1-4-1-8-3-11-1-3-3-6-6-9-5-5-10-8-15-9s-8-1-11-1h-33v81h31v13c-4 0-9 0-15 0-7 0-13 0-20 0-6 0-12 0-16 0s-10 0-16 0c-7 0-13 0-20 0-6 0-11 0-15 0v-13h31v-172h-31v-13h110c18 0 33 3 46 7 14 5 23 11 30 19s11 17 11 27-4 19-12 27c-8 9-20 15-38 20 7 2 13 5 21 10 6 6 10 13 13 23 0 1 0 3 1 7 0 3 0 7 1 10 0 4 1 6 1 9 0 4 1 9 2 14s3 9 6 12c3 4 7 6 13 6 5 0 9-1 12-5 4-3 6-8 7-15 0-2 0-3 1-4 0-2 2-2 5-2 2 0 3 0 5 0 1 1 2 3 2 6zM406 142c0 10-2 21-7 30-4 9-11 17-21 23-9 6-22 9-38 10-4 0-9-1-16-1-6-1-13-3-20-5-8-2-15-6-21-10l-13 13c-2 1-2 2-3 2s-2 1-3 1c-2 0-4-1-4-2-1-2-1-4-1-6v-54c0-3 0-5 1-6 1-2 3-2 6-2s5 0 6 1c0 1 1 3 1 5 0 11 3 21 8 27 5 7 11 12 18 15s15 5 22 6c7 2 14 2 19 2 10 0 18-2 23-6 6-3 10-7 12-13 2-5 3-10 3-16s-2-11-4-15c-3-4-5-8-8-10-2-2-4-3-6-4-3-1-6-3-11-4s-11-2-19-4c-11-2-19-4-25-6-7-2-12-4-17-6-4-3-9-6-13-11-4-3-7-8-11-15-3-6-5-14-5-23 0-11 2-20 7-29 5-8 12-15 21-21 10-5 22-8 36-8 8 0 15 1 24 3s17 6 26 13l13-13c1-1 2-2 3-3 1 0 1 0 2 0 3 0 4 0 5 2 1 1 1 3 1 6v53c0 3 0 5-1 6s-3 2-6 2-5-1-6-2-1-3-2-6c-2-13-6-23-12-30-7-7-14-12-22-15s-16-4-24-4c-10 0-17 2-23 5-5 4-9 8-11 12-2 5-3 9-3 13 0 6 2 11 5 15 2 5 6 8 10 10 4 3 9 5 13 5l41 9c9 2 17 6 25 11 7 6 13 13 18 21 4 9 7 18 7 29zM568 201h-124v-5c0-2 0-4 1-6 0-1 1-2 3-4l58-60c20-20 31-40 31-59 0-12-3-21-10-29-6-8-16-12-28-13-5 0-11 1-16 3-5 1-10 4-14 7 2 1 4 2 6 3 3 1 5 4 7 6 2 3 3 7 4 12-1 7-3 13-7 16-5 3-9 5-14 5-3 0-5-1-9-2-3-1-6-3-8-6s-4-8-4-13c0-9 3-17 8-23 6-7 13-12 22-16 10-3 20-5 32-5 14 0 26 2 36 7 11 4 19 10 25 18 6 9 9 18 10 29 0 9-2 17-6 24s-10 13-18 20c-7 6-17 13-28 21-6 5-13 10-20 16s-14 12-21 18h42c2 0 5 0 9 0s8 0 12 0 7-1 9-1c1-1 2-4 3-8 1-3 2-7 3-11 0-3 1-6 1-8h14z">
          <text:p/>
        </draw:path>
        <draw:path draw:style-name="gr3" draw:text-style-name="P2" draw:layer="layout" svg:width="0.613cm" svg:height="0.202cm" svg:x="21.839cm" svg:y="11.517cm" svg:viewBox="0 0 614 203" svg:d="M230 16c-7 0-12 0-15 1-4 0-6 1-7 2s-2 2-2 3l-77 174c-1 3-3 5-5 6s-4 1-6 1c-4 0-7-1-8-2-2-1-3-3-4-5l-79-180h-27v-14c4 0 8 1 14 1s11 0 17 0 11 0 15 0 10 0 16 0c7 0 13 0 19 0 7 0 12-1 16-1v14h-27l61 139 58-132c1-1 1-2 1-4 0-1-2-2-6-2-3-1-7-1-11-1s-7 0-8 0v-14c6 1 12 1 19 1 6 0 13 0 19 0l32-1v14zM319 133c-4 1-9 1-16 2-6 1-13 3-20 5-6 3-12 6-17 11s-7 11-7 18 2 12 7 16c5 5 11 7 19 7 3 0 7 0 12-2 5-1 10-4 15-9 4-4 6-11 7-20zM376 194c0 3 0 5-2 6s-4 1-7 1h-14c-9 0-16-2-21-4-4-3-6-5-7-9-1-3-2-6-1-9-4 6-9 11-16 16s-16 7-27 7c-7 1-15 0-24-2-8-2-16-5-22-10-6-4-10-11-10-20 0-11 4-19 12-25 7-6 16-10 27-13s21-5 31-6c11-1 18-1 24-2v-9c0-24-11-35-32-35-2 0-5 0-9 0s-8 1-12 2c1 0 2 1 4 4 1 2 2 5 3 10-1 7-3 11-6 14-4 3-8 5-13 5-4 0-8-1-12-4-3-3-5-8-5-15 0-8 3-14 9-18 7-4 14-7 22-8 7 0 14-1 20-1 22 1 38 5 48 13s15 20 15 33v62c0 3 1 5 3 7 1 2 7 3 15 3 2 0 4 0 5 1 2 1 2 3 2 6zM427 200l-35 1v-14h20v-160c0-5-1-9-3-10-3-1-8-1-17-1v-14l51-2v187h20v14zM614 201c-5 0-10-1-17-1-8 0-15 0-22 0s-13 0-18 0-12 0-19 0-14 0-21 0c-8 0-13 1-19 1v-14h41v-150c-8 3-16 5-23 5-7 1-12 1-14 1h-7v-13h7c2 0 6 0 13-1 6-1 13-2 21-4 8-3 16-6 24-12 1-1 2-1 3-2 0 0 2 0 3 0 4 0 6 1 7 2 0 2 1 4 1 7v167h40z">
          <text:p/>
        </draw:path>
        <draw:path draw:style-name="gr3" draw:text-style-name="P2" draw:layer="layout" svg:width="0.619cm" svg:height="0.202cm" svg:x="25.603cm" svg:y="11.525cm" svg:viewBox="0 0 620 203" svg:d="M230 16c-7 0-12 0-15 1s-5 1-6 2-2 2-3 3l-76 174c-2 4-3 6-5 7-2 0-4 1-7 0-4 0-6 0-8-1-1-2-2-4-3-6l-81-180h-26v-13c3 0 8 0 14 0 5 0 11 0 17 0s11 0 14 0c5 0 10 0 17 0 6 0 13 0 19 0 7 0 12 0 16 0v13h-28l63 139 58-132c0-1 1-2 1-3 0-2-2-2-6-3-4 0-8-1-12-1s-6 0-7 0v-13c5 0 12 0 18 0 7 0 13 0 19 0h33v13zM319 134c-4 0-9 0-15 1-7 1-13 3-20 5-7 3-13 6-17 11-5 5-7 11-8 19 1 6 3 12 8 16s11 6 19 6c2 1 6 0 12-1 5-2 10-5 14-9 5-5 7-12 7-21zM377 194c0 3-1 5-2 6-2 1-4 1-7 1h-14c-10 0-17-1-21-4-4-2-7-5-8-8-1-4-1-7-1-10-3 6-8 12-15 16-7 5-16 8-28 8-7 0-14-1-23-2-8-2-16-5-22-10-7-5-10-12-10-21 0-10 4-19 12-25 7-6 16-10 27-13s21-5 31-6c10 0 18-1 23-1v-10c0-22-10-35-31-35-2 0-5 0-9 0-4 1-8 1-12 2 0 0 2 2 3 4 2 2 3 7 3 11 0 6-2 11-6 14-3 3-7 4-12 4-4 0-8-1-12-4s-6-7-6-14c1-9 4-15 10-19s13-6 21-7 15-2 21-1c21 0 37 4 48 12 10 9 15 20 15 33v62c0 3 0 6 2 8 2 1 7 2 16 3 2-1 3 0 5 0 1 1 2 3 2 6zM428 200l-35 1v-13h20v-161c0-5-1-8-4-9-2-2-8-2-16-2v-13l51-3v188h20v13zM611 201h-123v-5c0-3 0-5 0-6 1-1 2-2 3-4l58-59c21-20 31-41 31-61 0-11-3-20-9-28-7-8-16-13-29-13-5 0-10 1-15 3-5 1-10 4-14 7 1 1 3 1 6 3 3 1 5 3 7 6s3 7 3 12c0 7-2 12-7 16-4 3-9 5-14 5-2 0-5-1-8-2s-6-3-8-7c-3-3-4-7-4-13 0-8 3-16 8-23 5-6 13-11 22-15s20-5 32-5c13 0 25 2 36 6 10 5 19 11 25 19s9 18 9 29c0 9-2 17-6 25-4 7-10 13-17 20-8 6-17 13-28 21-7 5-13 10-21 16-7 6-14 11-21 17h43c1 0 4 0 9 0 4 0 8 0 12 0 4-1 7-1 8-2 1 0 3-2 4-6 1-3 2-7 2-11 1-4 1-7 2-9h13z">
          <text:p/>
        </draw:path>
        <draw:path draw:style-name="gr3" draw:text-style-name="P2" draw:layer="layout" svg:width="0.657cm" svg:height="0.257cm" svg:x="27.143cm" svg:y="11.513cm" svg:viewBox="0 0 658 258" svg:d="M126 135c0-7 0-15-1-23-2-9-5-16-10-22s-14-9-25-10c-8 0-15 2-22 6-6 3-11 7-16 13v72c1 1 3 4 6 7 3 4 7 7 11 10 5 2 11 4 18 4 5 0 10-1 15-3 6-2 11-6 16-13 3-6 5-12 7-20 1-7 1-14 1-21zM163 135c0 21-7 37-20 49s-32 18-54 18c-8 0-16-1-22-4-5-3-10-5-14-8-3-3-5-5-6-6-4 6-9 11-14 16h-13v-173c0-6-1-9-4-10-2-1-8-2-16-2v-13l51-2v84c3-3 8-6 16-9 7-3 16-5 26-5 21 0 39 6 51 18s19 28 19 47zM303 202v-23c-4 8-9 13-15 16-5 4-10 6-15 6-5 1-8 1-11 1-15 1-27-2-37-7-9-5-15-16-15-31v-67c0-5-1-9-3-10-3-1-8-1-17-1v-14l53-2v98c0 5 0 10 1 14 1 3 3 6 6 7 3 2 9 3 16 3 11 0 19-4 26-12 6-7 9-16 10-28v-55c0-5-1-9-4-10-2-1-8-1-16-1v-14l52-2v105c0 5 1 9 4 10 2 2 8 2 16 2v13zM478 159c0 10-2 19-7 25-4 6-10 10-16 13-7 2-12 4-18 5-6 0-10 0-12 0-3 0-8 0-14-1-7-1-13-4-20-8l-8 5c-2 2-4 3-5 4-1 0-2 0-3 0-3 0-4-1-5-2 0-1-1-3 0-6v-32c-1-4 0-6 0-7 1-1 3-2 7-2 1 0 3 1 4 1s2 1 2 3c1 5 3 9 6 15 3 5 7 10 12 14 6 4 14 6 24 6 2 0 6 0 11-1s10-2 15-6c4-3 6-9 7-16-1-5-3-10-6-13-4-3-9-5-13-6-5-2-10-3-13-3-11-2-20-4-26-6-7-2-13-5-19-10-3-3-6-6-8-10s-3-9-3-14c0-10 2-17 7-22 4-5 10-9 16-11s12-4 18-4c5-1 9-1 12-1 11 0 21 2 29 5 5-2 8-4 10-4 1-1 2-1 3-1 2 0 4 1 4 2 1 1 1 3 1 6v23c0 3 0 6-1 7s-3 1-6 1-5 0-6-1c0-1-1-2-1-5-1-16-12-24-34-24-2 0-5 0-11 1-5 0-9 2-14 5-4 2-7 6-7 12 0 4 2 8 5 10 4 3 8 5 12 6 5 1 9 2 12 3 11 2 20 3 26 5s12 5 17 9c11 8 16 18 16 30zM658 85c-6 0-10 0-13 1-3 0-5 1-6 2s-2 2-2 3l-62 133c-3 5-6 11-11 16-4 5-9 9-15 13-7 3-13 5-21 5-9 0-16-3-22-8-5-5-8-11-9-18 1-6 2-10 6-13 3-3 7-4 11-4 5 0 9 1 12 4 3 4 5 7 5 12-1 5-2 9-4 11s-4 4-6 4c1 1 2 1 3 1 1 1 2 1 4 1 7-1 13-2 17-6 5-4 9-8 12-13s5-10 7-15l7-14-54-115h-18v-13h32 36v13h-15l36 78 33-71 2-3c-1-2-2-2-4-3-2 0-4-1-6-1-3 0-4 0-4 0v-13h26c4 0 8 0 12 0s8 0 11 0z">
          <text:p/>
        </draw:path>
        <draw:path draw:style-name="gr3" draw:text-style-name="P2" draw:layer="layout" svg:width="0.62cm" svg:height="0.203cm" svg:x="17.905cm" svg:y="12.817cm" svg:viewBox="0 0 621 204" svg:d="M243 201c-6-1-13-1-21-1s-15 0-21 0-13 0-20 0c-8 0-15 0-21 1v-9h7c7 0 12-1 16-2 3-1 5-2 6-4 0-2 1-4 1-8v-165h-1l-71 182c0 2-1 3-1 4-1 1-2 2-4 2-2-1-4-3-5-7l-70-179v155c0 3 0 6 1 9s4 6 8 9c4 2 11 3 21 4v9l-34-1-34 1v-9c10-1 17-2 21-4 4-3 7-6 8-9s1-6 1-9v-144c0-3 0-6-1-8s-3-3-6-4-9-1-16-1h-7v-10h49c3 0 5 0 6 1 2 0 3 2 4 5l62 162 63-163c1-2 2-4 3-4 1-1 3-1 7-1h49v10h-7c-8 0-13 0-16 1s-5 2-6 4-1 5-1 8v152c0 4 0 6 1 8s3 4 6 4c3 1 8 2 16 2h7zM371 204v-26c-9 17-22 26-38 26-15 0-25-3-31-8s-10-11-11-18c-2-8-2-15-2-23v-43c0-9 0-15-1-18 0-4-2-7-6-7-3-1-8-2-16-2v-9l43-3v96c0 5 0 10 1 14s3 8 7 10c3 3 9 4 17 4 11 0 19-4 26-13 7-8 10-18 10-31v-51c0-7-1-12-4-14-2-2-10-3-20-3v-9l44-3v102c-1 7 1 12 3 14 3 2 9 3 19 3v9zM461 200l-32 1v-9c9 0 16-1 18-2 3-1 5-5 4-11v-150c1-7 0-11-3-13s-9-3-19-3v-10l41-3v179c0 6 2 10 4 11 3 1 9 2 19 2v9zM621 201c-4-1-8-1-14-1s-12 0-18 0-11 0-15 0-9 0-15 0-12 0-18 0c-5 0-10 0-14 1v-9h10c8 0 14-1 18-2s6-2 7-4 2-5 1-8v-149c-7 3-15 6-22 6-7 1-12 1-15 1v-9c3 0 8 0 13 0 6-1 13-3 20-5 6-3 13-7 19-14 3 0 5 0 6 1 1 2 1 4 1 7v162c0 3 0 6 1 8s3 3 7 4 10 2 18 2h10z">
          <text:p/>
        </draw:path>
        <draw:path draw:style-name="gr3" draw:text-style-name="P2" draw:layer="layout" svg:width="0.628cm" svg:height="0.203cm" svg:x="17.897cm" svg:y="12.156cm" svg:viewBox="0 0 629 204" svg:d="M243 201c-6-1-13-1-21-1-7 0-14 0-20 0s-13 0-21 0-15 0-21 1v-9h7c8 0 13-1 16-1 3-1 5-3 6-5 1-1 1-4 1-8v-166l-71 183c-1 2-1 3-2 4s-2 2-3 2c-3 0-5-2-6-6l-69-181h-1v157c0 2 0 5 1 9 1 3 4 6 8 8s11 4 21 4v9l-34-1-34 1v-9c10 0 17-2 21-4 5-2 7-5 8-8 1-4 1-7 1-9v-145c0-4 0-7-1-9 0-2-2-3-6-4-3 0-8-1-16-1h-7v-9h49c3 0 5 0 7 1 1 1 2 2 3 6l63 162 63-163c1-3 1-4 3-5 1-1 3-1 6-1h49v9h-7c-7 0-13 1-16 1-3 1-5 3-6 5s-1 4-1 8v152c0 4 0 7 1 9s3 3 6 4 9 1 16 1h7zM370 204v-26c-8 18-21 26-37 26-14 0-25-3-31-8s-10-11-11-18-2-15-2-23v-43c0-8 0-14 0-18-1-4-3-6-6-7-4-1-9-1-16-1v-9l42-3v95c0 5 0 10 1 14s4 8 7 11c4 2 10 4 17 4 11-1 19-5 26-13 6-9 9-19 9-32v-51c1-7-1-12-3-14-3-2-9-2-19-2v-9l42-3v102c0 7 1 11 4 13s9 3 19 3v9zM460 200l-32 1v-9c10 0 16 0 19-2 3-1 4-5 4-11v-151c0-7-1-11-4-13s-9-3-19-3v-9l42-3v179c0 6 1 10 4 11 3 2 9 2 18 2v9zM621 201h-107c0-3 0-6 0-7 1-1 1-2 3-4l55-61c9-9 16-19 21-30 6-11 9-23 10-35 0-8-2-16-5-23-2-7-7-13-12-17-6-4-13-7-22-7s-16 3-23 8-12 12-16 21c1 0 2 0 4 0 5 0 9 2 11 5 3 3 4 6 4 10 0 7-2 11-6 13-3 2-6 4-9 3 0 1-2 0-4 0-3-1-5-2-7-5-3-2-4-6-4-12 0-8 2-17 6-25 5-8 11-14 19-19s18-8 29-8c18 0 32 5 43 16 12 10 17 23 18 40 0 10-2 19-6 27-5 8-11 16-20 25s-22 20-36 33l-31 30h52c2 0 5 0 9 0 4-1 8-1 12-1 3 0 5-1 6-2 2-2 3-6 4-11s2-10 3-14h7z">
          <text:p/>
        </draw:path>
        <draw:path draw:style-name="gr3" draw:text-style-name="P2" draw:layer="layout" svg:width="8.235cm" svg:height="1.893cm" svg:x="18.817cm" svg:y="11.31cm" svg:viewBox="0 0 8236 1894" svg:d="M30 0v1885h-30v-1885zM873 9v1885h-30v-1885zM2351 17v1860h-30v-1860zM4430 17v1860h-30v-1860zM6098 17v1860h-30v-1860zM8236 9v1868h-30v-1868z">
          <text:p/>
        </draw:path>
        <draw:path draw:style-name="gr3" draw:text-style-name="P2" draw:layer="layout" svg:width="2.473cm" svg:height="0.209cm" svg:x="25.559cm" svg:y="9.727cm" svg:viewBox="0 0 2474 210" svg:d="M136 58c0-13-4-23-10-29s-13-10-22-12c-9-1-18-2-26-2-4 0-7 1-10 1s-6 0-7 0c-4 0-5 2-6 3-1 2-1 5-1 8v75h32c14-1 25-3 32-7 7-5 12-10 14-17 3-6 4-13 4-20zM200 178c0 3 0 7-2 12-1 5-4 9-8 14-4 4-9 6-17 6-4 1-10 0-17-2-7-1-13-5-19-11-6-5-9-11-10-17-2-7-2-15-2-24s0-17-1-22c-2-6-5-11-10-16s-10-8-15-9-9-1-12-1h-33v73c0 3 0 6 1 8s3 3 6 4 9 1 16 1h7v10c-4 0-8 0-13 0-5-1-10-1-16-1-5 0-9 0-13 0s-9 0-14 0-10 0-15 1c-5 0-10 0-13 0v-10h7c7 0 12 0 16-1 3-1 5-2 6-4 0-2 1-5 0-8v-152c1-3 0-6 0-8-1-2-3-4-6-4-4-1-9-2-16-2h-7v-8h90c14 0 27 2 38 7 12 5 21 11 27 19 7 7 10 16 10 25 0 12-5 21-14 30-10 8-22 14-36 17 8 3 15 7 22 12 6 6 10 13 13 22l4 23c2 13 4 23 6 31 3 7 8 11 14 11 4 0 8-1 12-6 4-4 6-10 7-20 0-2 0-3 1-4 0-1 1-1 3-1 1 0 3 1 3 2s0 2 0 3zM303 131c0-3 0-8-1-13 0-5-2-11-4-17-2-5-5-10-10-14-4-4-10-6-17-6-4-1-8 0-14 3-5 2-10 7-14 15-5 7-7 17-8 32zM322 169c0 2-1 6-4 12-4 6-9 12-16 17-7 6-16 9-28 9-11 0-21-3-31-9s-17-14-23-24-9-21-9-34c0-12 3-23 8-33s12-18 21-24 19-9 31-9 21 3 29 9c8 5 13 12 17 20 3 9 5 18 5 28 0 2 0 4-1 5s-3 1-6 1h-80c0 5 0 12 1 20s3 16 7 23c4 5 8 10 14 13 5 4 12 6 19 6 1 0 4 0 9-1s10-4 16-8c5-4 10-11 14-21 0-2 1-3 4-4 0 0 1 1 2 1 1 1 1 2 1 3zM437 166c0 11-3 20-11 28-7 9-20 13-36 13-4 1-8 0-14-1-5-2-12-6-18-12-3 3-4 4-5 5 0 1-1 1-1 3-2 2-4 4-5 5-1 0-1 1-2 0-2 0-2 0-3-1 0-1 0-3 0-7v-38c0-2 0-4 0-5 1-1 2-2 4-2 1 0 2 1 2 1 1 1 1 2 2 4 2 13 6 22 13 30 6 7 15 11 27 11 11 0 20-3 25-8 6-5 8-11 8-18s-2-12-6-16-10-6-14-8c-5-1-8-2-11-3-10-2-17-3-23-5-5-2-10-4-15-8-8-6-12-14-12-24 0-6 1-11 4-17 3-5 8-10 14-13 7-4 16-6 28-6 2 0 6 0 11 1s11 3 17 7c1 0 1-1 2-2s2-2 3-2c2-2 3-3 4-3 0-1 1-1 2-1s2 1 2 2c1 1 1 3 1 5v29c0 3 0 5-1 6 0 1-1 1-3 1 0 0-1 0-2 0-1-1-1-1-1-3 0-3-1-7-2-12-2-6-5-11-10-15-5-5-13-7-23-7-12 0-21 2-25 7-5 4-8 9-7 15 0 5 2 9 5 12 4 4 8 6 14 7 5 2 10 3 16 4s12 3 17 4c7 2 12 6 17 10 2 2 4 5 7 9 3 5 5 11 5 18zM549 131c0-3 0-8-1-13s-2-11-4-17c-2-5-6-10-10-14s-10-6-18-6c-3-1-7 0-13 3-5 2-10 7-14 15-5 7-8 17-8 32zM568 169c0 2-2 6-5 12s-8 12-15 17c-7 6-16 9-28 9-11 0-22-3-31-9-10-6-18-14-23-24-6-10-9-21-9-34 0-12 2-23 8-33 5-10 12-18 21-24s19-9 30-9c12 0 22 3 30 9 7 5 13 12 17 20 3 9 5 18 5 28 0 2 0 4-1 5s-3 1-6 1h-81c0 5 1 12 1 20 1 8 4 16 8 23 3 5 8 10 13 13 6 4 12 6 20 6 1 0 4 0 9-1s10-4 16-8c5-4 10-11 13-21 1-2 2-3 4-4 1 0 2 1 3 1 1 1 1 2 1 3zM680 93c0 5-2 8-4 10-3 2-6 3-8 3-4 0-7-1-9-3s-4-5-4-9 1-7 3-8c2-2 3-3 4-3-1-1-2-1-3-1-8 0-14 3-19 8s-9 12-11 20c-3 8-4 17-4 26v45c-1 3 0 6 1 8 0 2 2 3 5 4 4 1 9 1 16 1h6v10c-6 0-12 0-19-1-6 0-12 0-18 0l-33 1v-10c10 0 16 0 19-1 3-2 4-6 4-12v-77c0-7-1-11-4-13s-9-3-19-3v-9l40-3v32c2-5 4-9 7-14 2-5 6-9 11-13 5-3 11-5 18-5 6 0 11 2 15 5 4 4 6 8 6 12zM837 88c-10 1-16 3-20 7-4 5-6 9-7 12l-38 95c0 1-1 3-2 4s-2 1-4 1c-1 0-3 0-3-1-1-1-2-2-3-4l-41-103c-1-3-3-5-4-7-1-1-3-3-6-3-3-1-7-1-13-1v-9c4 0 9 0 14 1 5 0 10 0 14 0l31-1v9c-3 0-6 0-10 1s-6 3-6 6c-1 0 0 2 1 5l33 81 29-74c1-1 1-2 1-3 1-1 1-2 1-4s-1-5-3-8c-2-2-6-4-11-4v-9l25 1c3 0 7 0 11 0 4-1 7-1 11-1zM917 134c-16 1-28 4-37 8-9 5-15 10-18 16-4 6-5 12-5 18 0 7 3 13 8 17 5 5 11 7 18 7 4 0 9-1 14-4 5-2 10-6 14-11 3-6 5-13 6-22zM965 178c-1 7-2 13-5 17s-6 8-10 9-7 2-9 2c-7 0-12-3-16-9-4-4-6-10-6-16-3 7-8 13-14 18-6 6-15 8-24 8-6 0-13-1-20-2-7-2-13-6-18-11-5-4-8-11-8-18s2-13 6-20c5-7 12-13 23-18 9-4 18-7 27-8 10-1 18-2 26-2v-11c-1-8-2-15-5-20-3-6-7-10-12-13-4-2-9-3-14-3s-10 0-16 2-11 6-15 11c6 0 10 2 12 5s3 6 3 8c0 4-2 7-4 10-2 2-6 3-10 3-3 0-7-1-9-3-3-3-4-6-4-10 1-10 5-18 13-24s19-9 31-9c7 0 13 1 20 4 7 2 13 6 19 12 5 5 8 11 9 17 1 5 2 11 1 17v58c0 0 1 2 1 4 1 2 2 4 3 7 2 2 4 3 7 3 2 0 4-1 6-3 3-2 4-7 4-15v-17h8zM1065 167c0 7-1 13-3 19s-5 10-9 14c-4 5-10 7-16 7-4 1-9 0-15-2-5-1-11-6-15-12-5-5-7-14-7-26v-79h-25v-6c9-1 17-4 22-10 6-6 9-13 12-21 2-9 3-17 3-25h7v53h42v9h-42v80c0 2 0 5 1 10s2 10 5 14 7 7 14 7c5 0 10-3 13-8 4-5 6-13 6-24v-16h7zM1137 29c0 4-1 8-4 11s-6 4-11 5c-5-1-8-2-11-5s-4-7-5-11c0-4 2-7 4-10 3-3 7-5 12-5 4 0 8 2 11 5s4 6 4 10zM1153 204c-10 0-20-1-30-1l-32 1v-10c10 0 16 0 19-1 3-2 4-6 4-12v-77c0-7-1-11-4-13s-8-3-17-3v-9l40-3v106c-1 5 0 8 3 10 2 2 8 2 17 2zM1274 139c0-6 0-12-1-19 0-8-3-14-6-21-4-6-9-11-15-14-5-3-11-4-18-4-6 0-12 1-18 4s-11 8-15 15c-3 6-5 13-6 20 0 7-1 13-1 19s1 12 1 20c1 7 3 14 7 21 4 6 9 11 14 14 6 4 12 5 18 5 8 0 14-2 20-6 6-3 11-9 14-15 3-7 5-13 5-20 1-7 1-13 1-19zM1298 142c0 12-3 23-9 33-6 9-13 17-23 23-9 6-20 9-32 9-11 0-22-3-31-9-10-6-18-14-23-23-6-10-9-21-9-33 0-13 3-24 8-34 6-10 13-18 23-24 9-6 20-10 32-10s23 4 32 10c10 6 18 14 23 24 6 10 9 21 9 34zM1428 203l-32 1v-10c9 0 15 0 18-1 3-2 4-6 4-12v-67c0-8-1-16-4-22s-8-9-17-10c-7 0-13 2-18 6-6 3-11 8-15 15s-6 15-6 25v53c0 6 1 10 4 12 3 1 9 1 18 1v10l-32-1-32 1v-10c9 0 15 0 18-1 3-2 4-6 4-12v-77c0-7-1-11-4-13-2-2-9-3-18-3v-9l40-3v30c4-9 10-16 17-22 7-5 15-8 26-8 8 0 15 1 20 4 5 2 8 4 10 7 4 4 7 10 8 16s1 16 1 28v55c0 4 2 6 6 7 3 1 9 1 16 1v10zM1709 150c0 10-2 20-7 29s-11 17-20 23c-8 5-18 8-30 8s-23-2-32-6c-9-5-16-9-21-15-4 8-7 13-8 15-2 2-2 3-2 3-1 1-2 2-2 3-1 0-1 0-2 0-2 0-3 0-3-1s0-3 0-5v-59c0-2 0-4 0-5 1-2 2-2 3-2s2 0 2 0c1 1 2 1 2 3 0 5 1 12 3 20s7 16 15 24c5 5 10 8 16 10s12 4 17 5c5 0 9 2 12 2 8-2 15-4 21-8s10-9 13-15 5-13 5-20c0-9-3-18-9-26-4-5-8-9-13-11-4-2-8-3-12-4-10-2-18-4-25-6s-11-3-13-3c-11-4-20-11-27-21-7-9-10-20-10-32 0-10 2-20 7-28s12-15 20-20 18-8 29-8c12 1 22 3 29 7 7 5 13 9 17 13l10-16c1-2 2-3 2-3 1-1 1-1 2-1 2 0 3 1 3 2s0 3 0 5v58c0 3 0 4 0 5-1 1-2 2-3 2-2 0-3 0-3-1-1-1-1-2-1-3 0-3-1-8-3-14-1-7-4-13-7-20-4-7-10-13-17-18s-17-8-29-8c-11 1-20 4-27 12-7 7-11 16-11 26 0 9 3 16 8 23s12 11 21 14l37 8c12 4 23 10 31 21 8 10 12 23 12 38zM1822 167c0 7-1 13-3 19-1 6-5 10-9 14-4 5-9 7-16 7-4 1-9 0-14-2-6-1-12-6-16-12-5-5-7-14-7-26v-79h-25v-6c10-1 17-4 22-10 6-6 10-13 12-21 2-9 3-17 3-25h8v53h41v9h-41v80c-1 2 0 5 0 10 1 5 3 10 5 14 3 4 7 7 14 7 5 0 10-3 13-8 4-5 6-13 6-24v-16h7zM1927 134c-16 1-28 4-36 8-9 5-15 10-19 16-3 6-5 12-4 18 0 7 2 13 7 17 5 5 11 7 18 7 5 0 10-1 15-4 5-2 9-6 13-11 4-6 6-13 6-22zM1975 178c0 7-2 13-5 17s-6 8-10 9c-3 1-6 2-8 2-7 0-12-3-16-9-4-4-6-10-7-16-3 7-7 13-14 18-6 6-14 8-24 8-6 0-13-1-20-2-7-2-13-6-18-11-5-4-7-11-8-18 0-7 2-13 7-20 4-7 12-13 22-18 9-4 19-7 28-8s18-2 25-2v-11c0-8-2-15-5-20-3-6-7-10-11-13-5-2-10-3-14-3-5 0-11 0-17 2-5 2-10 6-15 11 7 0 11 2 13 5s2 6 2 8c0 4-1 7-3 10-3 2-6 3-10 3s-7-1-10-3c-2-3-3-6-3-10 0-10 4-18 13-24 8-6 18-9 30-9 7 0 14 1 21 4 7 2 13 6 19 12 5 5 8 11 9 17 1 5 1 11 1 17v58c0 0 0 2 1 4 0 2 1 4 3 7 1 2 4 3 7 3 1 0 3-1 6-3 2-2 4-7 4-15v-17h7zM2076 167c0 7-1 13-3 19s-5 10-9 14c-5 5-10 7-17 7-3 1-8 0-14-2-6-1-11-6-16-12-4-5-7-14-7-26v-79h-24v-6c9-1 16-4 22-10 5-6 9-13 11-21 3-9 4-17 4-25h7v53h41v9h-41v80c0 2 0 5 1 10 0 5 2 10 5 14 2 4 7 7 13 7s10-3 14-8c3-5 5-13 5-24v-16h8zM2151 29c0 4-2 8-5 11-2 3-6 4-11 5-4-1-8-2-11-5s-4-7-4-11 1-7 4-10c2-3 6-5 11-5s8 2 11 5 5 6 5 10zM2166 204c-9 0-19-1-30-1l-31 1v-10c9 0 15 0 18-1 3-2 4-6 4-12v-77c0-7-1-11-4-13-2-2-8-3-17-3v-9l40-3v106c0 5 1 8 3 10s8 2 17 2zM2288 139c0-6-1-12-1-19-1-8-3-14-7-21-4-6-9-11-14-14-6-3-12-4-18-4s-12 1-18 4-11 8-15 15c-4 6-6 13-6 20-1 7-1 13-1 19s0 12 1 20c0 7 3 14 6 21 4 6 9 11 15 14 5 4 11 5 18 5s14-2 20-6c5-3 10-9 13-15 3-7 5-13 6-20s1-13 1-19zM2311 142c0 12-3 23-8 33-6 9-14 17-24 23-9 6-20 9-31 9-12 0-22-3-32-9-9-6-17-14-23-23-6-10-9-21-9-33 0-13 3-24 9-34 5-10 13-18 22-24 10-6 21-10 33-10s22 4 32 10c9 6 17 14 23 24 5 10 8 21 8 34zM2442 203l-33 1v-10c9 0 16 0 18-1 3-2 5-6 4-12v-67c1-8-1-16-3-22-3-6-9-9-18-10-6 0-12 2-18 6-6 3-11 8-15 15-3 7-5 15-6 25v53c0 6 1 10 4 12 3 1 9 1 19 1v10l-32-1-33 1v-10c9 0 16 0 18-1 3-2 5-6 4-12v-77c1-7 0-11-3-13s-9-3-19-3v-9l41-3v30c4-9 9-16 16-22 7-5 16-8 26-8 8 0 15 1 20 4 5 2 9 4 10 7 5 4 7 10 8 16s2 16 1 28v55c1 4 2 6 6 7s9 1 17 1v10z">
          <text:p/>
        </draw:path>
        <draw:path draw:style-name="gr3" draw:text-style-name="P2" draw:layer="layout" svg:width="2.058cm" svg:height="0.259cm" svg:x="25.764cm" svg:y="10.091cm" svg:viewBox="0 0 2059 260" svg:d="M104 140c0-5 0-12-1-19s-3-14-6-22c-4-6-9-10-15-14-5-3-11-4-18-4-6 0-12 1-18 4-6 4-11 8-15 16-3 7-5 13-6 20s-1 14-1 19c0 6 0 12 1 20 1 7 3 14 6 21 4 7 9 11 15 15 6 3 12 4 18 4 8 0 14-2 20-5 6-4 10-9 14-16 3-7 5-13 5-20 1-7 1-13 1-19zM128 143c0 12-3 23-9 33-6 9-13 17-23 23-10 5-20 8-32 8-11 0-22-3-31-8-10-6-18-13-24-23-5-10-8-21-9-33 1-12 3-23 9-34s13-19 23-25c9-6 20-9 32-10 12 1 23 4 32 10 10 6 17 14 23 25 6 10 9 21 9 34zM239 21c0 3-1 6-3 8-2 3-5 4-10 4-3 0-6-1-9-4-2-2-3-5-3-8 0-4 1-7 3-9 2-1 4-3 6-3-3-1-5-2-6-2-2 0-3 0-4 0-7 0-13 3-18 10s-8 16-8 29v33h33v9h-33v94c0 3 1 6 1 8 1 2 3 3 6 4s8 1 15 1h6v9c-5 0-11 0-18 0-6 0-12-1-18-1l-33 1v-9c9 1 16 0 18-1 3-2 5-5 4-12v-94h-22v-9h22v-33c1-10 3-19 8-25 4-7 10-12 17-16 6-3 13-5 20-5 8 1 14 3 19 6 4 4 7 9 7 15zM492 72c-2-13-4-24-7-32s-8-14-16-18c-7-4-18-6-32-6h-35c-6 0-10 1-12 3-1 1-2 4-2 9v74h25c9 0 16-1 20-4s7-6 9-11c1-5 2-12 1-20h8v77h-8c1-8 0-14-1-19-2-5-5-9-9-11s-11-3-20-3h-25v71c0 3 0 6 1 8s3 3 7 4 10 1 20 1h9v9c-4 0-8 0-15 0-6 0-12-1-18-1s-11 0-15 0-9 0-14 0c-6 0-11 1-17 1-5 0-10 0-13 0v-9h7c7 0 12 0 16-1 3-1 5-2 6-4 0-2 1-5 1-8v-152c0-3-1-6-1-8-1-2-3-4-6-4-4-1-9-2-16-2h-7v-8h158l8 64zM658 60c0-5-1-11-2-18s-5-13-12-18c-6-5-17-8-32-8h-26c-6-1-10 0-12 2-1 1-2 5-2 9v79h40c15-1 26-3 32-10 7-5 11-11 12-18s2-13 2-18zM687 60c0 10-3 19-9 27-6 7-14 15-24 19-10 5-21 7-32 7h-49v69c0 3 0 6 1 8s3 3 6 4 8 1 16 1h7v9c-4 0-8 0-13 0-6 0-11-1-16-1-6 0-10 0-14 0s-8 0-14 0c-5 0-10 1-15 1-6 0-10 0-13 0v-9h7c7 0 12 0 15-1 4-1 6-2 7-4 0-2 1-5 0-8v-153c1-3 0-6 0-8-1-2-3-3-7-4-3-1-8-1-15-1h-7v-9h101c14 0 25 2 35 7 11 5 19 12 24 20 6 8 9 17 9 26zM1057 204c-6 0-12 0-20 0s-15-1-21-1-13 1-21 1-15 0-20 0v-9h7c7 0 12 0 15-1 4-1 6-2 6-4 1-2 1-5 1-8v-166l-71 183c0 1-1 3-2 4 0 1-2 1-3 1-3 0-5-2-6-6l-69-180v156c-1 3 0 6 1 9s3 6 7 9c4 2 11 3 21 3v9l-33-1-34 1v-9c10 0 17-1 21-3 4-3 6-6 7-9s2-6 1-9v-145c1-3 0-6 0-8-1-2-3-3-6-4-4-1-9-1-16-1h-7v-9h48c4 0 6 0 7 0 1 1 2 3 4 6l62 162 63-163c1-2 2-4 3-5 1 0 3 0 7 0h48v9h-7c-7 0-12 0-16 1-3 1-5 2-6 4 0 2-1 5 0 8v153c-1 3 0 6 0 8 1 2 3 3 6 4 4 1 9 1 16 1h7zM1182 207v-25c-9 17-21 26-38 25-14 0-24-2-30-7s-10-11-12-19c-1-7-1-14-1-22v-43c0-9 0-15-1-20-1-3-3-6-6-7s-8-1-16-1v-9l43-3v97c-1 5 0 9 1 14 1 4 3 7 7 10 3 3 9 4 17 4 10 0 19-5 25-13s10-19 10-31v-52c0-8-1-12-4-14s-9-3-19-3v-9l43-3v103c-1 7 0 12 3 14s9 3 19 2v9zM1269 203l-32 1v-9c9 1 15 0 18-1 3-2 5-5 4-12v-150c1-7 0-12-3-14s-9-3-19-2v-9l41-3v178c0 7 1 10 4 12 3 1 9 2 19 1v9zM1404 169c0 6-1 12-3 18s-5 11-10 14c-4 4-9 6-16 6-4 1-8 0-14-2-6-1-11-5-16-10-4-6-7-15-7-26v-81h-25v-6c10-1 17-4 23-10 5-6 9-13 11-21s4-17 4-25h7v53h41v9h-41v81c0 2 0 6 1 10 0 5 2 10 5 14 2 5 7 7 13 7 5 0 10-2 14-8 3-5 5-13 5-24v-16h8zM1478 29c0 4-1 8-4 11-2 3-6 5-11 5s-8-2-11-5-4-7-4-11c0-3 1-7 4-10 2-3 6-5 11-5s8 2 11 5 4 6 4 10zM1494 204c-10 0-20 0-30-1l-31 1v-9c9 1 15 0 18-1 3-2 4-5 4-12v-77c0-8-1-12-4-14-2-2-8-3-17-3v-9l40-3v107c0 5 1 9 3 10 2 2 8 3 17 2zM1630 142c-1-17-4-30-12-41-7-12-16-17-27-18-7 0-14 2-21 6-6 4-12 10-16 18v65c0 2 0 4 1 5 0 2 1 4 3 7 4 6 9 10 14 13s11 4 16 4c8 0 14-2 21-7 6-5 11-12 15-21s6-19 6-31zM1654 142c0 13-3 24-9 34-6 9-14 17-24 23-9 5-20 8-31 8-8 0-14-1-19-4-5-2-9-5-12-8s-4-6-5-8v3 48c0 6 1 10 4 12 3 1 9 1 19 1v9l-33-1-32 1v-9c9 0 15 0 18-1 3-2 4-6 4-12v-134c1-8-1-12-3-13-3-2-9-3-19-3v-9l41-3v19c2-2 5-5 8-8 4-3 8-5 13-7 6-3 12-4 20-4 11 0 20 3 30 9 9 6 16 13 21 24 6 10 9 21 9 33zM1706 203l-32 1v-9c10 1 16 0 19-1 3-2 4-5 4-12v-150c0-7-1-12-4-14-2-2-9-3-19-2v-9l42-3v178c0 7 1 10 4 12 3 1 9 2 18 1v9zM1801 29c0 4-1 8-4 11s-7 5-12 5c-4 0-8-2-10-5-3-3-5-7-5-11 0-3 1-7 4-10s7-5 12-5c4 0 8 2 11 5 2 3 4 6 4 10zM1817 204c-10 0-20 0-30-1l-32 1v-9c9 1 16 0 19-1 2-2 4-5 4-12v-77c0-8-2-12-4-14-3-2-9-3-18-3v-9l41-3v107c-1 5 0 9 2 10 3 2 8 3 18 2zM1927 132c0-3-1-8-1-13-1-5-2-11-5-16-2-7-5-12-9-16-5-4-11-6-18-6-3 0-8 1-13 3-5 3-10 7-15 15-4 8-7 19-8 33zM1946 170c0 2-2 6-5 12s-8 12-15 17-17 8-28 8c-12 0-22-3-32-8-9-6-17-14-23-24-6-9-9-21-9-34 0-12 3-23 8-33 6-11 13-19 22-25 9-5 19-8 30-9 12 1 22 3 29 9 8 5 14 12 17 22 4 8 6 17 6 27 0 3-1 4-1 5-1 1-3 1-7 1h-80c0 5 0 12 1 20s4 16 8 23c3 5 7 10 13 14 6 3 12 5 19 5 1 0 4 0 9-1s11-3 16-7c6-5 11-12 14-21 0-3 2-4 4-4 1 0 2 0 2 0 1 1 2 2 2 3zM2059 94c-1 4-2 9-5 10-2 2-5 3-8 3s-6-1-8-3c-3-2-4-6-4-10s1-6 3-8 3-3 4-3c-1 0-2-1-4-1-7 1-13 3-18 8s-9 13-13 21c-2 8-4 17-4 27v44c0 3 0 6 1 8s3 3 7 4c3 1 8 1 15 1h6v9c-5 0-12 0-18 0-7 0-13-1-19-1l-33 1v-9c9 1 15 0 18-1 3-2 5-5 4-12v-77c1-8 0-12-3-14s-9-3-19-3v-9l40-3v33c1-4 3-10 7-15 3-5 7-9 12-12 5-4 10-6 17-6s12 2 16 5c3 4 5 8 6 13z">
          <text:p/>
        </draw:path>
        <draw:path draw:style-name="gr3" draw:text-style-name="P2" draw:layer="layout" svg:width="1.689cm" svg:height="0.204cm" svg:x="19.212cm" svg:y="4.425cm" svg:viewBox="0 0 1690 205" svg:d="M55 26c0 6-3 12-7 16s-9 6-16 6c-6 0-11-2-15-6-5-4-7-10-7-16s2-12 7-16c4-4 9-6 15-7 7 1 12 3 16 7s7 10 7 16zM35 201l-35 1v-14h20v-90c0-5-1-8-3-10-3-1-8-1-16-1v-14l50-2v117h18v14zM199 99c-3-4-8-8-14-12-5-3-12-5-20-6-5 0-10 1-16 3s-11 7-15 12c-4 6-6 13-7 20s-1 14-1 21c0 8 1 16 2 24 1 9 4 16 9 22s13 10 24 10c8 0 14-2 19-4 5-3 9-6 12-9 4-3 6-6 7-8zM199 203v-14c-5 4-10 7-17 10s-15 4-23 4c-22 0-39-6-51-18s-18-28-19-48c1-20 8-37 21-48 13-12 30-18 52-18 4 0 10 1 17 2 7 2 14 6 22 11v-56c0-5-1-9-4-10-2-1-8-1-16-1v-14l52-2v176c-1 5 1 9 3 10s8 1 17 1v14zM1437 57c0-6-1-12-2-18-2-7-6-12-12-16-7-4-18-6-33-6h-34v80h33c16 0 27-3 34-7 6-4 10-10 12-16 1-6 2-12 2-17zM1521 174c0 2 0 6-2 10-1 5-5 10-10 14s-12 6-22 7c-6 0-13-1-21-2s-15-3-22-6c-6-3-11-7-14-11s-4-9-5-14-1-11-1-18c0-6 0-13 0-17s-1-8-2-11c-2-3-4-6-7-9-5-5-10-8-15-9s-8-1-11-1h-33v81h31v14c-4-1-9-1-15-1s-13 0-20 0c-6 0-12 0-16 0s-9 0-16 0c-6 0-13 0-19 0-7 0-12 0-16 1v-14h32v-171h-32v-14h110c18 0 33 3 46 8 13 4 23 11 29 19 7 8 11 17 11 26 0 10-4 19-12 27-8 9-20 15-36 20 6 2 13 6 19 11s11 12 13 22c0 1 0 3 1 8 0 3 1 7 1 10 0 4 1 7 1 8 0 4 1 9 2 14s3 9 6 13c3 3 8 5 13 5s9-1 12-4c4-4 6-9 7-15 0-2 0-4 1-5s2-2 5-2c2 0 3 0 5 1 1 0 2 2 2 5zM1690 142c0 11-2 21-7 30-4 9-11 17-20 23-10 6-23 10-38 10-4 0-10-1-16-1-7-1-14-2-21-5-8-2-14-5-21-10l-13 13c-1 1-2 2-3 2-1 1-2 1-3 1-2 0-4-1-4-2-1-2-1-4-1-6v-53c0-4 0-6 1-7s3-2 6-2 5 1 6 1c0 1 1 3 1 6 0 11 3 20 8 26 5 7 11 12 18 15 8 3 15 6 22 7 8 1 14 1 20 1 10 0 17-2 23-5 5-4 9-8 11-13 2-6 3-11 3-15 0-7-2-12-4-17-3-4-5-7-7-9s-5-4-7-5c-3-1-6-2-11-3-4-2-11-3-19-5-10-2-19-4-25-6-7-2-12-4-17-6-4-3-9-6-13-11-4-3-7-8-10-14-4-7-6-15-6-24 0-10 3-20 7-28 5-9 12-16 22-22 9-5 21-8 36-8 7 0 15 1 23 3 9 2 17 6 26 13l13-13c1-1 2-2 3-2 1-1 2-1 3-1 2 0 4 1 4 2 1 1 1 3 1 6v53c0 3 0 5-1 6s-3 2-6 2-5 0-6-1c0-1-1-3-1-7-3-13-7-23-13-30-7-7-14-12-22-15s-16-4-24-4c-10 1-17 2-23 6-5 3-9 7-11 11-2 5-3 9-3 14s2 10 5 15c3 4 6 7 10 10 5 2 9 4 13 5l41 8c9 2 17 6 25 12 7 5 13 12 18 20 4 9 7 18 7 29z">
          <text:p/>
        </draw:path>
        <draw:path draw:style-name="gr3" draw:text-style-name="P2" draw:layer="layout" svg:width="0.794cm" svg:height="0.202cm" svg:x="23.084cm" svg:y="4.417cm" svg:viewBox="0 0 795 203" svg:d="M229 16c-7 0-12 0-15 1s-5 1-6 2c-2 1-2 2-3 3l-76 174c-2 4-3 6-5 6-2 1-4 2-7 1-4 0-6 0-8-2-1-1-2-3-3-5l-80-180h-26v-13c3 0 8 0 13 0 6 0 12 0 18 0s10 0 14 0c5 0 10 0 17 0 6 0 13 0 19 0s11 0 15 0v13h-27l61 139 59-132c0-1 1-2 1-3 0-2-2-2-6-3-4 0-8-1-12-1s-6 0-8 0v-13c6 0 12 0 19 0s13 0 19 0h33v13zM318 134c-4 0-9 0-15 1-7 1-13 3-20 5-7 3-13 6-17 11-5 5-7 11-8 19 1 6 3 12 8 16s11 6 19 6c2 1 6 0 11-1 6-2 11-5 15-10 5-4 7-11 7-20zM377 194c0 3-1 5-2 6-2 1-4 1-7 1h-14c-10 0-18-1-22-4-4-2-7-5-8-8-1-4-1-7-1-10-3 6-8 12-15 16-7 5-16 8-28 8-7 0-14-1-23-3-9-1-16-5-22-9-7-5-10-12-10-21 0-10 4-19 11-25 8-6 17-10 28-13s21-6 31-7 18-1 23-1v-10c0-22-10-34-31-34-2 0-5 0-9 0-4 1-8 1-12 2 0 0 2 2 3 4 2 2 3 6 3 10 0 6-2 11-6 14-3 3-7 4-12 4-4 0-8-1-12-4s-6-8-6-14c1-8 4-14 10-18s13-6 21-7 15-2 21-1c21 0 37 4 47 12 12 8 17 19 17 32v63c0 3 0 6 2 7 2 2 7 3 16 3 1 0 3 1 5 1 1 1 2 3 2 6zM428 200l-35 1v-14h19v-160c1-5 0-8-3-9-2-2-8-2-16-2v-13l51-3v187h19v14zM597 203v-23c-4 8-9 13-15 16-5 3-10 5-15 6s-8 1-11 1c-15 0-27-2-37-7s-15-15-15-30v-68c0-6-1-9-3-10-3-1-8-2-17-2v-13l53-3v100c0 5 0 9 1 12 1 4 3 6 6 8s9 2 16 2c11 0 19-3 26-10 6-7 9-17 10-28v-56c0-6-1-9-4-10-2-1-8-2-16-2v-13l52-3v106c0 6 1 9 4 10 2 1 8 2 16 1v14zM767 129c0-4 0-8 0-13-1-5-2-10-4-16-2-5-6-10-11-14-4-4-11-6-19-6-5 0-9 1-14 3s-10 6-13 12c-3 5-5 10-6 16-1 5-1 11-1 18zM795 167c0 2-2 6-5 12-4 5-10 11-18 16s-20 7-35 8c-23-1-42-7-55-19s-20-28-20-48c0-13 3-24 8-34s13-17 24-23 24-9 39-9c20 0 35 5 46 15 4 5 8 10 10 16 3 6 4 11 5 16 0 5 1 9 1 13s-1 6-3 7c-1 1-3 1-6 1h-87c-1 5 0 12 1 20 1 9 5 16 11 23 6 6 15 10 29 10 9 0 18-2 25-6s12-10 16-17c0-2 1-4 2-5 1 0 3-1 5-1 1 0 2 0 4 1 2 0 3 2 3 4z">
          <text:p/>
        </draw:path>
        <draw:path draw:style-name="gr3" draw:text-style-name="P2" draw:layer="layout" svg:width="0.313cm" svg:height="0.202cm" svg:x="19.187cm" svg:y="5.099cm" svg:viewBox="0 0 314 203" svg:d="M160 65c-2-14-4-25-7-33s-8-14-16-18c-7-4-18-5-32-5h-35c-6-1-10 0-12 2-1 1-2 4-2 9v74h25c9 0 16-1 20-3 4-3 7-6 9-11 1-5 2-12 1-20h8v77h-8c1-9 0-15-1-20-2-5-5-9-9-11s-11-3-20-3h-25v71c0 3 0 6 1 8s3 3 7 4 10 1 19 1h10v9c-4 0-9 0-15 0s-12 0-18 0-11 0-15 0-9 0-14 0c-6 0-12 0-17 0s-10 0-14 0v-9h8c7 0 12 0 16-1 3-1 5-2 6-4 0-2 1-5 1-8v-152c0-3-1-6-1-8-1-2-3-4-6-4-4-1-9-1-16-1h-8v-9h159l8 65zM290 101c0-9 0-19-1-29 0-10-1-19-2-28-2-10-5-17-9-22s-9-8-13-10c-5-1-9-2-12-2-2 0-6 0-11 2-4 1-9 5-14 10-4 5-7 14-9 25-1 9-2 17-2 26s-1 19-1 28c0 6 1 12 1 19s0 15 0 22c1 7 2 14 3 20 3 13 7 22 14 27s13 8 19 7c7 1 13-2 20-7 7-6 11-15 14-29 1-9 2-18 2-28 1-10 1-20 1-31zM314 104c0 12-1 23-2 34-2 11-4 21-9 31-7 14-15 23-24 27-9 5-18 7-26 7-7 0-15-2-24-6s-17-12-23-23-10-23-11-35c-2-12-3-24-2-35-1-11 0-22 1-34 2-11 5-22 9-32 6-13 14-22 23-27s19-8 27-7c5-1 10 0 15 2 6 1 12 5 18 9 6 5 12 12 16 21 5 11 8 23 10 34 1 11 2 23 2 34z">
          <text:p/>
        </draw:path>
        <draw:path draw:style-name="gr3" draw:text-style-name="P2" draw:layer="layout" svg:width="0.301cm" svg:height="0.196cm" svg:x="19.183cm" svg:y="5.7cm" svg:viewBox="0 0 302 197" svg:d="M158 66c-1-15-3-25-6-34-3-8-9-14-16-18-8-3-18-5-33-5h-34c-7-1-11 0-12 2-2 1-2 5-2 9v74h25c9 0 15-1 20-3 4-2 7-6 8-11 2-5 2-12 2-20h7v77h-7c0-8 0-15-2-20-1-5-4-9-8-11-5-2-11-3-20-3h-25v71c0 3 0 6 1 8s3 3 7 4 10 2 19 2h10v9c-4-1-9-1-15-1s-12 0-18 0c-7 0-12 0-16 0s-8 0-14 0c-5 0-11 0-16 0-6 0-10 0-13 1v-9h6c8 0 13-1 16-2 4-1 6-2 6-4 1-2 1-4 1-8v-152c0-3 0-6-1-8 0-2-2-3-6-4-3-1-8-1-16-1h-6v-9h158l8 66zM302 197c-4-1-8-1-14-1s-12 0-18 0-11 0-15 0-9 0-15 0-13 0-19 0c-5 0-10 0-14 1v-9h10c8 0 14-1 19-2 4-1 6-2 7-4s2-5 1-8v-150c-7 3-16 5-23 6s-12 1-15 1v-9c3 0 7 0 13 0 6-1 13-3 20-5 7-3 14-7 20-13 3 0 5 0 6 1s1 3 1 6v163c-1 3 0 6 1 8s3 3 7 4 10 2 18 2h10z">
          <text:p/>
        </draw:path>
        <draw:path draw:style-name="gr3" draw:text-style-name="P2" draw:layer="layout" svg:width="0.309cm" svg:height="0.196cm" svg:x="19.183cm" svg:y="6.356cm" svg:viewBox="0 0 310 197" svg:d="M159 65c-1-13-3-24-6-32s-9-14-16-18c-9-4-19-6-34-6h-34c-7 0-11 1-12 2-2 2-2 5-2 10v72h25c9 0 15-1 20-3 4-2 7-6 8-11 2-5 2-11 2-19h7v76h-7c0-8 0-15-2-20-1-5-4-8-8-10-5-3-11-4-20-4h-25v71c0 3 0 7 1 9s3 4 7 5 10 1 19 1h10v9c-4 0-9-1-15-1s-12 0-18 0c-7 0-12 0-16 0s-8 0-14 0c-5 0-11 0-16 0-6 0-10 1-13 1v-9h6c8 0 13 0 16-1 4-1 6-3 6-5 1-1 1-4 1-9v-150c0-4 0-7-1-9 0-2-2-3-6-4-3-1-8-1-16-1h-6v-9h159l8 65zM302 197h-107c0-3 1-6 1-7s1-2 3-4l55-62c8-9 15-19 21-30s9-22 9-34c0-8-1-16-4-23s-7-13-13-17-13-7-21-7c-9 0-17 3-24 8s-12 12-15 21c0 0 1 0 3 0 5 0 9 2 12 5 2 3 4 6 4 10-1 6-3 10-6 12-4 3-7 4-9 3-1 1-2 0-5 0-2-1-5-2-7-5-2-2-3-6-4-11 0-8 3-17 7-25s11-14 19-19 17-8 28-8c18 0 33 6 44 16s17 23 17 40c0 9-2 18-6 26s-11 16-20 25-21 20-36 33l-30 30h51c3 0 6 0 10 0 4-1 8-1 11-1 4 0 6-1 7-2 1-2 2-6 3-11s2-10 3-14h7z">
          <text:p/>
        </draw:path>
        <draw:path draw:style-name="gr3" draw:text-style-name="P2" draw:layer="layout" svg:width="0.312cm" svg:height="0.202cm" svg:x="19.183cm" svg:y="6.957cm" svg:viewBox="0 0 313 203" svg:d="M159 66c-1-13-3-24-6-32s-9-14-16-18c-8-5-18-7-33-7h-34c-7 0-11 1-12 2-2 3-2 6-2 11v72h25c9 0 15-1 20-3 4-2 7-6 8-11 2-5 2-11 2-19h7v76h-7c0-8 0-14-2-19-1-5-4-9-8-11-5-2-11-4-20-4h-25v71c0 3 0 6 1 8s3 4 7 5 10 1 19 1h10v9c-4 0-9 0-15-1-6 0-12 0-18 0-7 0-12 0-16 0s-8 0-14 0c-5 0-11 0-16 0-6 1-11 1-14 1v-9h7c8 0 13 0 16-1 4-1 6-3 6-4 1-2 1-5 1-8v-151c0-4 0-7-1-9 0-2-2-4-6-5-3 0-8-1-16-1h-7v-9h159l8 66zM313 148c-1 10-3 19-9 27-5 9-12 15-21 20s-20 8-32 8c-10 0-20-2-29-6-8-4-15-9-21-16-5-6-8-14-8-23 0-6 2-11 6-13 3-3 7-4 10-4 5 0 8 2 11 5 4 2 5 6 5 12 0 5-2 9-5 12-4 3-8 4-14 3 4 6 8 10 13 14 6 3 11 5 17 6 5 2 10 2 14 2 5 0 10-1 15-3 5-3 9-8 12-15 4-7 6-16 6-29 0-15-3-26-8-35-6-8-15-13-26-13h-13c-2 0-4 0-5 0-1-1-2-2-2-3 0-2 1-2 1-3 1 0 2-1 3-1 2 0 3 0 6 0 2 0 4 0 6-1 3 1 7 0 12-2 4-2 9-6 13-12 4-7 6-14 7-20 1-7 2-11 1-13 0-9-1-16-4-20-3-5-7-8-11-10s-8-4-12-4-8 2-13 3-9 3-14 5c-5 3-9 7-12 11 2 0 4 0 7 1 3 0 5 1 8 3 2 2 3 6 3 11 0 4-1 7-4 10-2 3-6 4-10 4-5 0-8-1-11-4-3-2-4-6-4-11 0-11 5-20 15-27 9-9 21-13 36-13 9 0 18 2 26 5 8 5 14 9 19 15s8 13 8 21c0 11-4 22-11 31-8 9-17 16-29 20 15 3 26 9 35 19 8 10 12 21 13 33z">
          <text:p/>
        </draw:path>
        <draw:polygon draw:style-name="gr3" draw:text-style-name="P2" draw:layer="layout" svg:width="6.591cm" svg:height="3.78cm" svg:x="19.004cm" svg:y="4.198cm" svg:viewBox="0 0 6592 3781" draw:points="17,17 17,0 6592,0 6592,3781 0,3781 0,0 17,0 17,17 34,17 34,3752 6558,3752 6558,34 17,34 17,17 34,17">
          <text:p/>
        </draw:polygon>
        <draw:path draw:style-name="gr3" draw:text-style-name="P2" draw:layer="layout" svg:width="6.566cm" svg:height="0.051cm" svg:x="19.025cm" svg:y="5.43cm" svg:viewBox="0 0 6567 52" svg:d="M17 4l-4 9v-9h4l-4 9v-9c8 0 63 4 152 4 271 9 859 9 1575 9 974 0 2180-4 3142-9 483 0 902-4 1207-4 300 0 478-4 478-4v34c0 0-2884 18-4827 18-487 0-910 0-1219-5-157 0-280 0-369-5-42 0-80 0-101-4-13 0-26 0-30 0-8 0-13 0-21-4z">
          <text:p/>
        </draw:path>
        <draw:path draw:style-name="gr3" draw:text-style-name="P2" draw:layer="layout" svg:width="6.567cm" svg:height="0.051cm" svg:x="19.016cm" svg:y="6.052cm" svg:viewBox="0 0 6568 52" svg:d="M17 4l-4 5v-9l4 4-4 5v-9c9 4 64 9 153 9 270 4 859 8 1574 8 974 0 2181-4 3143-8 482 0 906-5 1206-5 301-4 479-4 479-4v35c0 0-2884 17-4828 17-486 0-910 0-1219-4-156 0-279-4-368-4-43 0-81-5-102-5-12 0-25 0-29 0-9-4-13-4-22-4z">
          <text:p/>
        </draw:path>
        <draw:path draw:style-name="gr3" draw:text-style-name="P2" draw:layer="layout" svg:width="6.562cm" svg:height="0.051cm" svg:x="18.995cm" svg:y="4.803cm" svg:viewBox="0 0 6563 52" svg:d="M13 5l-4 4 4-9v5l-4 4 4-9c4 5 63 9 152 9 267 4 856 8 1575 8 970 0 2176-4 3143-8 478 0 901-4 1202-4 300-5 478-5 478-5v35c0 0-2880 17-4823 17-487 0-914 0-1223-4-153 0-280-4-369-4-42 0-76-5-101-5-13 0-21 0-30 0-8-4-13-4-17-4z">
          <text:p/>
        </draw:path>
        <draw:path draw:style-name="gr3" draw:text-style-name="P2" draw:layer="layout" svg:width="6.562cm" svg:height="0.046cm" svg:x="18.995cm" svg:y="6.692cm" svg:viewBox="0 0 6563 47" svg:d="M13 0l-4 9 4-9-4 9 4-9c4 0 63 5 152 5 267 8 856 8 1575 8 970 0 2176-4 3143-8 478 0 901 0 1202-5 300 0 478 0 478 0v34c0 0-2880 13-4823 13-487 0-914 0-1223-4-153 0-280 0-369-4-42 0-76 0-101-5-13 0-21 0-30 0-8 0-13 0-17-4z">
          <text:p/>
        </draw:path>
        <draw:path draw:style-name="gr3" draw:text-style-name="P2" draw:layer="layout" svg:width="6.566cm" svg:height="0.051cm" svg:x="19.029cm" svg:y="7.301cm" svg:viewBox="0 0 6567 52" svg:d="M17 4l-4 9v-9h4l-4 9v-9c8 0 63 5 152 5 267 8 860 8 1575 8 974 0 2180-4 3142-8 483 0 902-5 1203-5 300 0 482-4 482-4v35c0 0-2884 17-4827 17-487 0-914 0-1219-4-157 0-280-5-368-5-47 0-81-4-106-4-9 0-21 0-26 0-8-4-12 0-21-4z">
          <text:p/>
        </draw:path>
        <draw:path draw:style-name="gr3" draw:text-style-name="P2" draw:layer="layout" svg:width="0.316cm" svg:height="0.195cm" svg:x="19.187cm" svg:y="7.58cm" svg:viewBox="0 0 317 196" svg:d="M159 64c-2-13-4-24-7-32s-8-14-16-18c-7-4-18-5-32-5h-35c-6-1-10 0-12 2-1 1-2 4-2 9v73h25c9 0 16-1 20-3 4-3 7-6 9-11 1-5 2-12 1-20h8v77h-8c1-8 0-15-1-20-2-5-5-9-9-11s-11-3-20-3h-25v72c0 3 0 6 1 8s3 3 7 4 10 1 19 1h10v9c-4 0-9 0-15 0s-12 0-18 0-11 0-15 0-9 0-14 0c-6 0-12 0-17 0s-10 0-13 0v-9h7c7 0 12 0 16-1 3-1 5-2 6-4 0-2 1-5 1-8v-152c0-3-1-6-1-8-1-2-3-4-6-4-4-1-9-1-16-1h-7v-9h158l8 64zM268 32l-72 108h72zM288 149v25c0 3 0 6 1 8s3 4 6 4c3 1 8 1 15 1h6v9c-6 0-12 0-19 0s-14 0-20 0-13 0-20 0-14 0-20 0v-9h6c8 0 13 0 16-1s5-2 6-4 1-5 1-8v-25h-78v-9l90-136c1-2 2-3 3-3 0 0 1-1 3-1s3 1 4 2c0 1 0 3 0 6v132h29v9z">
          <text:p/>
        </draw:path>
        <draw:path draw:style-name="gr3" draw:text-style-name="P2" draw:layer="layout" svg:width="2.163cm" svg:height="3.755cm" svg:x="19.732cm" svg:y="4.219cm" svg:viewBox="0 0 2164 3756" svg:d="M42 0v3752h-42v-3752zM2164 0v3756h-42v-3756z">
          <text:p/>
        </draw:path>
        <draw:path draw:style-name="gr3" draw:text-style-name="P2" draw:layer="layout" svg:width="1.609cm" svg:height="0.256cm" svg:x="21.367cm" svg:y="3.705cm" svg:viewBox="0 0 1610 257" svg:d="M159 66c-1-14-4-24-7-32-3-9-8-15-16-18-7-4-18-6-32-6h-35c-6 0-10 0-12 2-1 2-2 5-2 9v73h25c9 0 16-1 20-3 5-2 8-6 9-11s2-11 2-20h7v77h-7c0-8-1-15-2-20s-4-8-9-11c-4-2-11-3-20-3h-25v71c0 3 0 6 1 8s4 4 7 4c4 1 11 2 20 2h9v9c-3-1-8-1-14-1s-13 0-19 0-11 0-15 0-9 0-14 0c-6 0-11 0-17 0-5 0-9 0-13 1v-9h7c7 0 13-1 16-2 3 0 5-2 6-4s1-4 1-8v-151c0-3 0-6-1-8s-3-3-6-4-9-1-16-1h-7v-9h158l8 65zM331 54c0-5-1-11-2-18s-5-13-12-19c-6-5-17-8-32-8h-26c-6 0-10 0-12 2-1 2-2 5-2 9v78h40c15 0 26-3 32-8 7-6 11-12 12-19s2-13 2-17zM361 54c0 9-3 18-9 26s-15 14-25 18c-10 5-21 7-32 8h-49v68c0 4 0 6 1 8s3 4 6 5c3 0 8 1 16 1h7v9c-4-1-8-1-14-1-5 0-10 0-15 0-6 0-10 0-14 0s-8 0-14 0c-5 0-10 0-15 0-6 0-10 0-13 1v-9h7c7 0 12-1 15-2 4 0 6-2 6-4 1-2 2-4 1-8v-152c1-3 0-6-1-8 0-2-2-3-6-4-3-1-8-1-15-1h-7v-9h101c14 0 25 3 35 8 11 5 20 11 25 19 6 8 9 17 9 27zM621 52c0-14-3-24-9-30s-14-10-22-11c-9-2-18-2-27-2-3 0-6 0-10 0-3 0-5 0-7 1-3 0-5 1-6 3 0 2 0 4 0 7v75h32c14 0 24-2 31-7 8-4 12-10 15-16 2-7 3-13 3-20zM686 171c0 3-1 7-2 12-2 5-4 10-8 14s-10 6-17 6c-5 0-11-1-17-2-7-2-14-5-20-10-5-5-9-11-10-18-1-6-2-14-1-23 0-10-1-17-2-23s-4-11-9-16c-6-4-11-7-16-8s-9-2-11-2h-33v73c0 4 0 6 1 8 0 2 2 4 6 5 3 0 8 1 15 1h7v9c-3-1-8-1-13-1s-10 0-15 0-10 0-14 0c-3 0-8 0-13 0s-11 0-16 0-9 0-13 1v-9h7c8 0 13-1 16-2 3 0 5-2 6-4s1-4 1-8v-152c0-3 0-6-1-8s-3-3-6-4-8-1-16-1h-7v-9h91c14 0 27 3 38 7 11 5 20 11 27 19 6 8 10 16 10 26-1 11-5 21-15 29-9 8-21 14-36 18 9 2 16 6 22 12 6 5 11 12 14 21l3 23c2 14 4 24 7 31 2 7 7 11 14 11 4 0 7-2 11-6 4-3 7-10 8-20 0-1 0-2 0-3 1-1 2-2 3-2 2 0 3 1 3 2 1 1 1 2 1 3zM786 124c0-3 0-7-1-13-1-5-2-10-4-16s-6-11-10-15c-5-4-10-6-18-6-3 0-8 1-13 3-5 3-10 8-15 15-4 7-7 18-7 32zM805 162c0 2-2 7-5 12-3 6-8 12-15 17-7 6-16 8-28 9-11 0-22-3-31-9-10-6-18-13-23-23-6-10-9-22-10-35 1-12 3-23 9-33 5-10 12-17 21-23s19-9 30-9c12 0 22 3 30 8 7 5 13 12 17 21 3 8 5 18 5 27 0 3 0 5-1 5-1 1-3 1-6 1h-81c0 6 1 12 1 20 1 8 4 16 8 23 3 6 8 10 13 14 6 4 12 5 20 6 1 0 4-1 9-2 4 0 10-3 15-7 6-4 11-11 14-21 1-3 2-4 4-4 1 0 2 0 3 1 0 0 1 1 1 2zM933 219c0-8-4-13-10-17-5-4-13-6-22-7-8 0-17-1-25 0h-17c-7 0-12 3-17 7-4 5-7 11-7 17 0 8 5 15 14 21 8 6 20 10 35 10 14 0 26-4 35-10s14-13 14-21zM901 111c0-2 0-6-1-12-1-5-3-10-6-15-4-5-10-8-18-8-6 0-10 2-14 4-3 3-5 6-6 8-3 3-4 7-4 11-1 5-1 9-1 13 0 2 0 6 1 12 1 5 3 11 6 15 4 5 10 8 18 8 6 0 10-2 14-4 3-3 5-5 6-7 3-4 4-8 4-12 1-4 1-9 1-13zM952 80c0 4-2 6-3 7-2 1-4 2-6 2s-4-1-6-2c-1-2-2-4-2-6 0-4 2-7 5-8-1 0-2 0-2 0-1 0-1 0-1 0-3-1-7 0-11 1-5 2-10 5-15 10 3 3 6 7 8 12 3 5 4 10 4 16-1 11-5 21-14 29-8 8-19 12-33 13-3 0-7-1-12-2s-11-3-17-7c-2 3-3 6-4 8 0 3-1 5 0 5 0 5 1 9 4 13s6 6 11 7c1 0 4 0 9 0 4 0 9 0 12 0 9 0 18 0 26 1s16 3 24 7c7 4 12 9 15 16 3 6 4 12 4 17-1 7-4 14-9 19-6 6-14 11-24 14-9 3-20 5-31 5-12 0-23-2-32-5-10-3-17-8-23-14-6-5-9-12-9-19 0-6 2-11 7-16 4-6 11-10 20-12-5-3-8-7-10-12s-3-9-3-14 1-10 3-14 4-8 6-10c-4-3-7-7-9-12-3-5-4-11-5-18 1-11 5-21 14-29 8-8 19-12 33-13 3 0 8 1 13 2 6 1 11 4 18 9 6-6 11-10 17-11 6-2 10-3 13-3 6 0 9 2 12 5 2 4 3 7 3 9zM1017 23c0 4-1 7-4 10s-7 5-11 5c-5 0-9-2-11-5-3-3-5-6-5-10s2-8 4-11c3-3 7-4 12-4 4 0 8 1 11 4s4 7 4 11zM1033 197c-10-1-20-1-30-1l-32 1v-9c10 0 16-1 19-2s4-5 4-11v-78c0-7-1-11-4-13s-9-3-18-3v-8l41-4v106c-1 5 0 9 3 11 2 1 8 2 17 2zM1146 160c0 11-3 20-11 28-7 7-19 11-35 12-4 0-8-1-14-2-5-1-11-5-18-11-2 3-4 5-5 6l-1 1c-2 3-4 4-5 5s-1 1-2 1-2-1-3-2c0-1 0-3 0-5v-38c0-3 0-4 0-6 1-1 2-1 4-1 1 0 2 0 2 1 1 0 1 2 2 4 2 12 6 22 13 29 6 8 15 11 27 11 11 0 19-2 24-7 6-5 8-11 8-19 0-7-2-12-6-16-4-3-9-6-13-7-5-2-8-3-11-3-10-2-17-4-23-6-5-1-10-4-15-7-8-7-12-15-12-25 0-5 1-11 4-16 3-6 8-10 14-14 7-3 16-5 28-5 2-1 6 0 11 1s10 3 16 7c1-1 1-2 2-3 2-1 2-1 3-2 2-2 3-3 4-3 0 0 1 0 2 0s2 0 2 1c1 1 1 3 1 6v29c0 2 0 4-1 5 0 1-1 2-3 2 0 0-1-1-2-1s-1-1-1-2c0-3-1-8-2-13-2-5-5-10-9-15-5-4-13-7-23-7-12 0-21 3-25 7-5 5-7 10-7 15 0 6 2 10 5 13 4 3 8 5 14 7 5 1 11 3 16 4 6 1 12 2 18 4 5 2 10 5 15 9 2 2 5 5 7 10 3 4 5 10 5 18zM1250 161c0 6-1 12-3 18s-5 11-9 15-10 6-16 6c-4 0-9-1-15-2-5-2-11-6-15-11-5-6-7-14-7-26v-80h-25v-6c10 0 17-4 22-9 6-6 10-13 12-22 2-8 3-16 3-24h7v53h42v8h-42v81c0 1 1 5 1 10 1 5 3 9 5 14 3 4 7 6 14 7 5 0 10-3 13-8 4-6 6-14 6-25v-15h7zM1367 124c0-3 0-7-1-13 0-5-2-10-4-16s-5-11-10-15c-4-4-10-6-17-6-4 0-8 1-13 3-6 3-11 8-15 15s-7 18-8 32zM1386 162c0 2-1 7-4 12-3 6-9 12-16 17-7 6-16 8-28 9-11 0-21-3-31-9-9-6-17-13-23-23s-9-22-9-35c0-12 3-23 8-33s13-17 22-23c8-6 19-9 30-9 12 0 22 3 29 8 8 5 14 12 17 21 4 8 5 18 5 27 1 3 0 5-1 5-1 1-3 1-6 1h-80c0 6 0 12 1 20s3 16 8 23c3 6 7 10 13 14 5 4 12 5 19 6 1 0 4-1 9-2 5 0 10-3 16-7s10-11 14-21c0-3 1-4 4-4 0 0 1 0 2 1 1 0 1 1 1 2zM1498 87c0 5-1 8-4 10-2 2-5 3-8 3s-6-1-8-4c-3-2-4-5-4-9 0-3 1-6 3-8 1-2 3-3 3-3 0 0-1 0-3 0-7 0-13 3-18 8-6 4-9 11-12 19s-4 17-4 27v44c0 4 0 6 1 8s3 4 6 5c3 0 8 1 15 1h6v9c-6-1-12-1-18-1-7 0-13 0-19 0l-32 1v-9c9 0 15-1 18-2s4-5 4-11v-77c1-7-1-12-3-14-3-2-10-3-19-3v-8l40-4v32c1-4 3-9 6-14s7-9 12-12c4-4 10-5 17-6 6 1 12 2 15 6 4 3 6 7 6 12zM1610 160c0 11-4 20-11 28-7 7-19 11-36 12-3 0-8-1-13-2-6-1-12-5-18-11-3 3-5 5-5 6-1 0-1 1-1 1-3 3-5 4-5 5-1 1-2 1-2 1-2 0-3-1-3-2s-1-3-1-5v-38c0-3 1-4 1-6 0-1 1-1 3-1 1 0 2 0 3 1 0 0 1 2 1 4 3 12 7 22 13 29 6 8 15 11 27 11 11 0 20-2 25-7s8-11 8-19c0-7-3-12-7-16-4-3-8-6-13-7-4-2-8-3-10-3-10-2-18-4-23-6-6-1-11-4-15-7-8-7-12-15-13-25 0-5 2-11 5-16 2-6 7-10 14-14 7-3 16-5 27-5 3-1 6 0 12 1 5 1 10 3 16 7 0-1 1-2 2-3s2-1 2-2c2-2 3-3 4-3s2 0 2 0c2 0 3 0 3 1s0 3 0 6v29c0 2 0 4 0 5-1 1-2 2-3 2s-1-1-2-1-2-1-2-2c0-3-1-8-2-13s-4-10-9-15c-5-4-12-7-23-7-12 0-20 3-25 7-5 5-7 10-7 15 0 6 2 10 6 13 3 3 8 5 13 7 6 1 11 3 17 4s12 2 17 4c6 2 11 5 15 9 3 2 5 5 8 10 3 4 4 10 5 18z">
          <text:p/>
        </draw:path>
        <draw:polygon draw:style-name="gr3" draw:text-style-name="P2" draw:layer="layout" svg:width="12.201cm" svg:height="2.561cm" svg:x="7.129cm" svg:y="8.745cm" svg:viewBox="0 0 12202 2562" draw:points="0,2562 0,0 12202,0 12202,2473 12181,2473 12181,25 25,25 25,2562">
          <text:p/>
        </draw:polygon>
        <draw:polygon draw:style-name="gr3" draw:text-style-name="P2" draw:layer="layout" svg:width="0.195cm" svg:height="0.343cm" svg:x="7.044cm" svg:y="10.963cm" svg:viewBox="0 0 196 344" draw:points="98,98 0,0 98,344 196,0">
          <text:p/>
        </draw:polygon>
        <draw:polygon draw:style-name="gr3" draw:text-style-name="P2" draw:layer="layout" svg:width="0.25cm" svg:height="0.436cm" svg:x="7.014cm" svg:y="10.917cm" svg:viewBox="0 0 251 437" draw:points="128,144 120,152 55,93 128,343 200,93 128,165 120,152 128,144 120,135 251,0 128,437 0,0 137,135 128,144 120,135">
          <text:p/>
        </draw:polygon>
        <draw:polygon draw:style-name="gr3" draw:text-style-name="P2" draw:layer="layout" svg:width="0.199cm" svg:height="0.343cm" svg:x="19.22cm" svg:y="10.874cm" svg:viewBox="0 0 200 344" draw:points="102,98 0,0 102,344 200,0">
          <text:p/>
        </draw:polygon>
        <draw:polygon draw:style-name="gr3" draw:text-style-name="P2" draw:layer="layout" svg:width="0.25cm" svg:height="0.436cm" svg:x="19.194cm" svg:y="10.828cm" svg:viewBox="0 0 251 437" draw:points="128,144 116,152 55,93 128,344 196,93 128,165 116,152 128,144 116,135 251,0 128,437 0,0 137,135 128,144 116,135">
          <text:p/>
        </draw:polygon>
        <draw:polygon draw:style-name="gr3" draw:text-style-name="P2" draw:layer="layout" svg:width="0.026cm" svg:height="1.35cm" svg:x="10.079cm" svg:y="7.386cm" svg:viewBox="0 0 27 1351" draw:points="27,0 27,1351 0,1351 0,0">
          <text:p/>
        </draw:polygon>
        <draw:polygon draw:style-name="gr3" draw:text-style-name="P2" draw:layer="layout" svg:width="0.182cm" svg:height="0.317cm" svg:x="10.003cm" svg:y="8.415cm" svg:viewBox="0 0 183 318" draw:points="89,88 0,0 89,318 183,0">
          <text:p/>
        </draw:polygon>
        <draw:polygon draw:style-name="gr3" draw:text-style-name="P2" draw:layer="layout" svg:width="0.233cm" svg:height="0.407cm" svg:x="9.978cm" svg:y="8.372cm" svg:viewBox="0 0 234 408" draw:points="114,131 106,140 46,81 114,318 183,81 114,148 106,140 114,131 106,123 234,0 114,408 0,0 124,123 114,131 106,123">
          <text:p/>
        </draw:polygon>
        <draw:polygon draw:style-name="gr3" draw:text-style-name="P2" draw:layer="layout" svg:width="0.025cm" svg:height="3.277cm" svg:x="24.211cm" svg:y="7.978cm" svg:viewBox="0 0 26 3278" draw:points="26,0 26,3278 0,3278 0,0">
          <text:p/>
        </draw:polygon>
        <draw:polygon draw:style-name="gr3" draw:text-style-name="P2" draw:layer="layout" svg:width="0.178cm" svg:height="0.317cm" svg:x="24.135cm" svg:y="10.938cm" svg:viewBox="0 0 179 318" draw:points="90,93 0,0 90,318 179,0">
          <text:p/>
        </draw:polygon>
        <draw:polygon draw:style-name="gr3" draw:text-style-name="P2" draw:layer="layout" svg:width="0.229cm" svg:height="0.398cm" svg:x="24.109cm" svg:y="10.9cm" svg:viewBox="0 0 230 399" draw:points="115,132 106,140 47,81 115,314 183,81 115,149 106,140 115,132 106,123 230,0 115,399 0,0 123,123 115,132 106,123">
          <text:p/>
        </draw:polygon>
        <draw:polyline draw:style-name="gr1" draw:text-style-name="P1" draw:layer="layout" svg:width="12.603cm" svg:height="3.332cm" svg:x="10.211cm" svg:y="7.94cm" svg:viewBox="0 0 12604 3333" draw:points="12604,0 12604,1970 0,1970 0,3333">
          <text:p/>
        </draw:polyline>
        <draw:polygon draw:style-name="gr3" draw:text-style-name="P2" draw:layer="layout" svg:width="0.169cm" svg:height="0.292cm" svg:x="10.126cm" svg:y="10.98cm" svg:viewBox="0 0 170 293" draw:points="85,81 0,0 85,293 170,0">
          <text:p/>
        </draw:polygon>
        <draw:polygon draw:style-name="gr3" draw:text-style-name="P2" draw:layer="layout" svg:width="0.211cm" svg:height="0.368cm" svg:x="10.105cm" svg:y="10.942cm" svg:viewBox="0 0 212 369" draw:points="106,119 97,127 46,76 106,289 166,76 106,135 97,127 106,119 97,114 212,0 106,369 0,0 114,114 106,119 97,114">
          <text:p/>
        </draw:polygon>
        <draw:polygon draw:style-name="gr3" draw:text-style-name="P2" draw:layer="layout" svg:width="0.03cm" svg:height="1.342cm" svg:x="21.391cm" svg:y="9.909cm" svg:viewBox="0 0 31 1343" draw:points="31,0 31,1343 0,1343 0,0">
          <text:p/>
        </draw:polygon>
        <draw:polygon draw:style-name="gr3" draw:text-style-name="P2" draw:layer="layout" svg:width="0.182cm" svg:height="0.318cm" svg:x="21.315cm" svg:y="10.929cm" svg:viewBox="0 0 183 319" draw:points="90,94 0,0 90,319 183,0">
          <text:p/>
        </draw:polygon>
        <draw:polygon draw:style-name="gr3" draw:text-style-name="P2" draw:layer="layout" svg:width="0.233cm" svg:height="0.406cm" svg:x="21.29cm" svg:y="10.887cm" svg:viewBox="0 0 234 407" draw:points="114,135 106,144 51,85 114,318 183,85 114,152 106,144 114,135 106,127 234,0 114,407 0,0 123,127 114,135 106,127">
          <text:p/>
        </draw:polygon>
        <draw:polygon draw:style-name="gr3" draw:text-style-name="P2" draw:layer="layout" svg:width="10.042cm" svg:height="1.041cm" svg:x="14.173cm" svg:y="10.231cm" svg:viewBox="0 0 10043 1042" draw:points="10043,25 26,25 26,1042 0,1042 0,0 10043,0">
          <text:p/>
        </draw:polygon>
        <draw:polygon draw:style-name="gr3" draw:text-style-name="P2" draw:layer="layout" svg:width="0.178cm" svg:height="0.313cm" svg:x="14.097cm" svg:y="10.959cm" svg:viewBox="0 0 179 314" draw:points="89,89 0,0 89,314 179,0">
          <text:p/>
        </draw:polygon>
        <draw:polygon draw:style-name="gr3" draw:text-style-name="P2" draw:layer="layout" svg:width="0.228cm" svg:height="0.402cm" svg:x="14.072cm" svg:y="10.917cm" svg:viewBox="0 0 229 403" draw:points="114,131 105,140 46,80 114,314 183,80 114,149 105,140 114,131 105,122 229,0 114,403 0,0 122,122 114,131 105,122">
          <text:p/>
        </draw:polygon>
        <draw:path draw:style-name="gr3" draw:text-style-name="P2" draw:layer="layout" svg:width="1.429cm" svg:height="0.203cm" svg:x="9.574cm" svg:y="16.041cm" svg:viewBox="0 0 1430 204" svg:d="M170 76c-2-11-4-21-7-30-3-8-8-14-16-19s-20-7-35-7h-40v77h14c10 0 16-1 21-4 4-2 7-6 8-11s2-11 2-18h13v81h-13c0-7-1-13-2-18s-4-9-8-12c-5-3-12-4-21-4h-14v78h39v13c-5 0-10 0-18 0-7-1-14-1-22-1-7 0-13 0-18 0s-10 0-17 0-14 0-20 1c-7 0-12 0-16 0v-13h31v-169h-31v-15h174l9 71zM360 61c0-7-1-14-2-20-1-7-5-12-11-16s-16-8-31-8h-38v86h38c14 0 25-2 31-6s10-9 11-16c1-6 2-13 2-20zM404 61c-1 11-4 21-11 29-6 8-15 14-26 19-11 4-23 6-37 6h-51v74h31v13c-3 0-9 0-15 0-6-1-13-1-20-1-6 0-12 0-16 0-5 0-10 0-17 0-6 0-13 0-19 1-7 0-12 0-16 0v-13h31v-172h-31v-13h120c25 0 43 6 57 17 13 10 19 24 20 40zM648 53l-33 80h66zM774 202c-4 0-8 0-14 0-6-1-12-1-18-1s-11 0-15 0-10 0-16 0c-7 0-13 0-19 1-7 0-12 0-16 0v-13h28l-18-42h-77l-14 35-1 3c0 1 2 2 6 3 4 0 8 0 13 1 4 0 6 0 6 0v13c-5 0-12 0-19 0-7-1-13-1-19-1l-33 1v-13h6c7 0 12-1 15-1 4 0 6-1 7-2s2-2 2-4l72-174c0-3 1-5 3-6 1-1 4-2 8-2 2 0 4 0 6 1s4 3 5 7l74 181h28zM898 101c-3-5-8-9-13-12-6-4-13-6-21-6-5 0-10 1-16 3s-11 6-15 12-6 12-7 19c0 7-1 15-1 22s1 14 2 23c1 8 4 16 9 22s13 9 25 10c7-1 13-2 18-5 5-2 9-5 13-9 3-3 5-5 6-7zM898 204v-14c-4 4-10 7-17 10-7 2-14 4-23 4-22 0-39-7-51-18-12-12-18-28-18-47 0-21 7-37 20-49 13-11 31-17 52-17 5 0 11 0 17 2 7 2 14 5 22 11v-56c0-6-1-9-3-10-3-1-9-3-17-3v-13l51-3v176c0 6 1 9 3 10 3 1 8 2 17 2v13zM1082 101c-3-5-7-9-13-12-6-4-13-6-21-6-5 0-10 1-16 3-5 2-10 6-15 12-3 6-6 12-6 19-1 7-1 15-1 22s0 14 1 23c1 8 4 16 9 22s13 9 25 10c7-1 13-2 18-5 5-2 10-5 13-9 3-3 5-5 6-7zM1082 204v-14c-4 4-10 7-17 10-6 2-14 4-23 4-22 0-38-7-51-18-12-12-18-28-18-47 0-21 7-37 20-49 14-11 31-17 52-17 5 0 11 0 18 2s14 5 21 11v-56c0-6-1-9-3-10-3-1-8-3-17-3v-13l51-3v176c0 6 1 9 3 10 3 1 8 2 17 2v13zM1265 130c0-3 0-7-1-12s-2-10-4-16c-2-5-5-10-10-14s-11-6-20-6c-4 0-9 1-14 3s-9 6-13 12c-3 5-5 10-5 16-1 6-2 11-2 17zM1292 169c0 1-1 5-5 11-3 6-9 11-17 16-9 5-21 8-36 8-23 0-41-7-55-19-13-12-20-28-20-48 0-12 3-23 8-32 6-10 14-18 24-24 11-6 24-9 39-9 20 0 36 5 46 15 5 5 8 11 11 16 2 6 4 11 4 16 1 6 1 10 1 13s-1 6-2 6c-2 1-4 2-7 1h-87c0 6 0 12 2 21 1 8 4 15 10 22s16 10 29 10c10 0 18-2 25-6 8-4 13-10 16-17 1-2 2-3 3-4 0-1 2-2 4-2 1 0 3 0 4 1 2 1 3 2 3 5zM1430 96c0 6-2 10-6 13-3 3-7 5-12 5-4 0-8-2-12-4-3-3-5-8-5-14 0-4 1-7 2-9 2-3 3-4 3-4-9 0-17 4-22 10s-9 14-11 22-3 16-3 23v51h25v13c-5 0-12 0-19 0-8-1-15-1-20-1l-37 1v-13h20v-89c1-6-1-9-3-10-3-1-8-2-17-1v-14l48-2v32c3-9 8-17 14-23s14-9 24-9c8 0 15 2 21 6s9 10 10 17z">
          <text:p/>
        </draw:path>
        <draw:path draw:style-name="gr3" draw:text-style-name="P2" draw:layer="layout" svg:width="1.999cm" svg:height="0.256cm" svg:x="21.17cm" svg:y="15.89cm" svg:viewBox="0 0 2000 257" svg:d="M169 75c-1-12-3-22-6-31-3-8-9-15-16-19-8-5-20-7-35-7h-40v78h14c9 0 16-1 21-4 4-3 7-6 8-11s2-11 1-19h14v81h-14c1-7 0-13-1-18s-4-9-9-11c-4-3-11-4-20-4h-14v77h39v14c-5 0-11 0-18-1-7 0-14 0-22 0-7 0-13 0-18 0s-10 0-17 0-14 0-20 0c-7 1-12 1-16 1v-14h31v-169h-31v-14h174l9 71zM359 60c1-7 0-15-1-22-2-6-5-11-11-16-6-4-17-6-31-6h-39v86h39c14 0 24-2 30-6 7-4 10-10 12-16 1-7 2-13 1-20zM403 60c0 11-3 21-10 29-6 8-15 14-26 18-11 5-23 7-37 7h-51v73h31v14c-4 0-9 0-15-1-7 0-13 0-20 0-6 0-12 0-16 0-5 0-10 0-17 0-6 0-13 0-19 0-7 1-12 1-16 1v-14h31v-171h-31v-14h120c24 1 43 6 56 17 14 10 20 23 20 41zM838 201c-3 0-8 0-14-1-7 0-13 0-19 0-7 0-12 0-16 0s-9 0-16 0c-6 0-12 0-18 0-6 1-11 1-15 1v-14h31v-171l-80 178c-1 1-2 3-3 4-2 2-4 3-7 3-1 0-3-1-4-1-2-1-4-3-5-6l-78-174v159c-1 3 0 5 1 6s3 1 7 2c5 0 10 0 15 0h8v14c-6 0-13-1-20-1s-13 0-19 0-12 0-20 0c-7 0-13 1-19 1v-14h7c4 0 7 0 9 0 1 0 4 0 7 0 4-1 6-1 7-2s1-3 1-6v-163h-31v-14h64c3 0 6 1 8 1 1 1 3 3 5 7l69 153 69-153c1-4 3-6 5-7 2 0 5-1 8-1h63v14h-31v171h31zM978 203v-23c-4 8-9 13-15 16-5 3-10 5-15 6s-8 1-11 1c-15 0-27-2-37-7-9-5-14-15-15-30v-68c1-5-1-8-3-9-3-1-8-2-17-2v-13l53-3v99c0 5 0 9 1 12 1 4 3 6 6 8 3 1 9 2 16 2 11 0 19-3 26-10 6-7 10-17 10-29v-55c0-5-1-8-3-9-3-1-9-2-17-2v-13l53-3v105c-1 6 0 9 3 10 2 1 8 2 16 1v14zM1088 200l-35 1v-14h20v-160c0-5-1-8-3-10-3-1-8-1-17-1v-14l51-2v187h20v14zM1239 165c0 11-3 20-10 27-6 7-14 10-25 11-7 0-14-1-21-3s-13-6-17-11c-5-6-7-13-8-23v-79h-23v-11c9 0 17-3 23-9 7-5 11-13 15-22 3-9 5-18 5-28h13v56h42v14h-42v79c0 2 0 6 1 9 0 4 2 8 4 11 3 3 6 5 12 5 4 0 8-2 12-6 3-4 5-11 5-20v-15h14zM1327 25c0 7-3 12-7 16s-9 6-16 8c-6-2-11-4-16-8-4-4-6-9-6-16 0-6 2-11 6-16 5-4 10-6 16-6 7 0 12 2 16 6 4 5 7 10 7 16zM1307 200l-35 1v-14h20v-89c0-5-1-8-4-9-2-1-7-2-15-2v-13l50-3v116h18v14zM1489 137c0-18-4-32-10-41-7-9-15-13-25-13-4 0-9 0-15 2s-12 6-18 11c-2 2-3 4-4 5 0 1 0 3 0 5v61c0 3 0 5 0 6s1 2 3 4c6 7 13 12 18 13 6 2 10 3 12 2 7 0 13-2 19-5 6-4 10-10 14-18s6-19 6-32zM1526 137c0 20-7 36-20 48s-31 17-53 18c-6 0-12-1-18-3s-12-5-18-10v53h19v14l-36-1-36 1v-14h20v-145c0-5-1-8-3-9-3-1-8-2-17-2v-13l51-3v15c3-3 9-6 16-10 8-3 17-4 27-5 21 1 38 7 50 19s18 27 18 47zM1584 200l-36 1v-14h20v-160c0-5-1-8-3-10-3-1-8-1-17-1v-14l51-2v187h20v14zM1695 25c0 7-2 12-6 16-5 4-10 6-16 8-7-2-12-4-16-8s-6-9-7-16c1-6 3-11 7-16 4-4 9-6 16-6 6 0 11 2 16 6 4 5 6 10 6 16zM1675 200l-35 1v-14h20v-89c0-5-1-8-3-9s-8-2-16-2v-13l50-3v116h18v14zM1835 129c0-3-1-7-1-12-1-5-2-10-4-16s-5-10-10-14-13-6-21-6c-4 0-9 1-14 3s-9 6-13 12c-3 5-5 10-6 16 0 5-1 11-1 17zM1862 167c0 2-1 6-5 12-3 5-9 11-18 16-8 5-20 7-36 8-23-1-42-7-55-19s-20-28-20-48c0-12 3-23 8-33 6-10 14-18 24-23 11-6 24-9 39-9 21 0 36 5 47 15 5 5 8 10 11 16 2 6 3 11 4 16s1 9 1 12c0 4-1 6-2 7-2 1-4 1-7 1h-88c0 5 0 12 2 20 1 9 4 16 10 23 6 6 16 10 29 10 10 0 19-2 26-6s13-10 16-17c1-2 2-4 2-5 1 0 3-1 5-1 1 0 2 0 4 1 2 0 3 2 3 4zM2000 95c0 6-2 10-6 13-3 3-7 5-12 5-4 0-8-2-12-5-3-3-5-7-5-13 0-4 1-7 2-10 2-2 3-3 3-3-10 0-17 3-22 10-5 6-9 13-11 22-2 8-3 16-3 23v50h25v14c-5 0-12-1-20-1-7 0-14 0-20 0l-36 1v-14h20v-89c0-5-1-8-3-9-3-1-8-2-17-2v-13l48-3v33c3-9 8-17 14-23s14-9 24-10c8 0 15 2 21 6s9 10 10 18z">
          <text:p/>
        </draw:path>
        <draw:polygon draw:style-name="gr3" draw:text-style-name="P2" draw:layer="layout" svg:width="0.029cm" svg:height="1.008cm" svg:x="10.266cm" svg:y="14.663cm" svg:viewBox="0 0 30 1009" draw:points="30,0 30,1009 0,1009 0,0">
          <text:p/>
        </draw:polygon>
        <draw:polygon draw:style-name="gr3" draw:text-style-name="P2" draw:layer="layout" svg:width="0.191cm" svg:height="0.339cm" svg:x="10.185cm" svg:y="15.328cm" svg:viewBox="0 0 192 340" draw:points="93,98 0,0 93,340 192,0">
          <text:p/>
        </draw:polygon>
        <draw:polygon draw:style-name="gr3" draw:text-style-name="P2" draw:layer="layout" svg:width="0.249cm" svg:height="0.432cm" svg:x="10.156cm" svg:y="15.281cm" svg:viewBox="0 0 250 433" draw:points="122,145 114,154 55,90 122,340 195,90 122,162 114,154 122,145 114,137 250,0 122,433 0,0 135,137 122,145 114,137">
          <text:p/>
        </draw:polygon>
        <draw:polygon draw:style-name="gr3" draw:text-style-name="P2" draw:layer="layout" svg:width="0.034cm" svg:height="2.379cm" svg:x="22.149cm" svg:y="13.22cm" svg:viewBox="0 0 35 2380" draw:points="35,0 35,2380 0,2380 0,0">
          <text:p/>
        </draw:polygon>
        <draw:polygon draw:style-name="gr3" draw:text-style-name="P2" draw:layer="layout" svg:width="0.22cm" svg:height="0.385cm" svg:x="22.056cm" svg:y="15.214cm" svg:viewBox="0 0 221 386" draw:points="111,110 0,0 111,386 221,0">
          <text:p/>
        </draw:polygon>
        <draw:polygon draw:style-name="gr3" draw:text-style-name="P2" draw:layer="layout" svg:width="0.28cm" svg:height="0.487cm" svg:x="22.026cm" svg:y="15.163cm" svg:viewBox="0 0 281 488" draw:points="140,162 127,170 60,97 140,382 222,97 140,179 127,170 140,162 127,149 281,0 140,488 0,0 149,149 140,162 127,149">
          <text:p/>
        </draw:polygon>
        <draw:polygon draw:style-name="gr3" draw:text-style-name="P2" draw:layer="layout" svg:width="26.51cm" svg:height="15.097cm" svg:x="3.001cm" svg:y="3.364cm" svg:viewBox="0 0 26511 15098" draw:points="0,15072 26486,15072 26486,25 20745,25 20745,775 20720,775 20720,0 26511,0 26511,15098 0,15098">
          <text:p/>
        </draw:polygon>
        <draw:polygon draw:style-name="gr3" draw:text-style-name="P2" draw:layer="layout" svg:width="0.211cm" svg:height="0.377cm" svg:x="23.627cm" svg:y="3.762cm" svg:viewBox="0 0 212 378" draw:points="106,106 0,0 106,378 212,0">
          <text:p/>
        </draw:polygon>
        <draw:polygon draw:style-name="gr3" draw:text-style-name="P2" draw:layer="layout" svg:width="0.271cm" svg:height="0.478cm" svg:x="23.597cm" svg:y="3.711cm" svg:viewBox="0 0 272 479" draw:points="137,157 128,169 56,102 137,378 217,102 137,178 128,169 137,157 128,148 272,0 137,479 0,0 145,148 137,157 128,148">
          <text:p/>
        </draw:polygon>
        <draw:polygon draw:style-name="gr3" draw:text-style-name="P2" draw:layer="layout" svg:width="0.029cm" svg:height="1.808cm" svg:x="10.266cm" svg:y="16.653cm" svg:viewBox="0 0 30 1809" draw:points="30,0 30,1809 0,1809 0,0">
          <text:p/>
        </draw:polygon>
        <draw:polygon draw:style-name="gr3" draw:text-style-name="P2" draw:layer="layout" svg:width="0.173cm" svg:height="0.31cm" svg:x="10.194cm" svg:y="18.147cm" svg:viewBox="0 0 174 311" draw:points="84,89 0,0 84,311 174,0">
          <text:p/>
        </draw:polygon>
        <draw:polygon draw:style-name="gr3" draw:text-style-name="P2" draw:layer="layout" svg:width="0.225cm" svg:height="0.394cm" svg:x="10.168cm" svg:y="18.105cm" svg:viewBox="0 0 226 395" draw:points="111,131 103,140 48,81 111,310 179,81 111,148 103,140 111,131 103,123 226,0 111,395 0,0 120,123 111,131 103,123">
          <text:p/>
        </draw:polygon>
        <draw:polygon draw:style-name="gr3" draw:text-style-name="P2" draw:layer="layout" svg:width="0.026cm" svg:height="1.803cm" svg:x="22.153cm" svg:y="16.594cm" svg:viewBox="0 0 27 1804" draw:points="27,0 27,1804 0,1804 0,0">
          <text:p/>
        </draw:polygon>
        <draw:polygon draw:style-name="gr3" draw:text-style-name="P2" draw:layer="layout" svg:width="0.178cm" svg:height="0.313cm" svg:x="22.077cm" svg:y="18.084cm" svg:viewBox="0 0 179 314" draw:points="89,89 0,0 89,314 179,0">
          <text:p/>
        </draw:polygon>
        <draw:polygon draw:style-name="gr3" draw:text-style-name="P2" draw:layer="layout" svg:width="0.224cm" svg:height="0.394cm" svg:x="22.052cm" svg:y="18.046cm" svg:viewBox="0 0 225 395" draw:points="115,127 107,135 52,80 115,306 179,80 115,144 107,135 115,127 107,118 225,0 115,395 0,0 124,118 115,127 107,118">
          <text:p/>
        </draw:polygon>
        <draw:polygon draw:style-name="gr3" draw:text-style-name="P2" draw:layer="layout" svg:width="19.212cm" svg:height="0.03cm" svg:x="10.253cm" svg:y="10.641cm" svg:viewBox="0 0 19213 31" draw:points="19213,0 19213,31 0,31 0,0">
          <text:p/>
        </draw:polygon>
        <draw:path draw:style-name="gr3" draw:text-style-name="P2" draw:layer="layout" svg:width="0.204cm" svg:height="0.195cm" svg:x="10.096cm" svg:y="10.565cm" svg:viewBox="0 0 205 196" svg:d="M205 99c0 55-47 97-103 97-55 0-102-42-102-97s47-99 102-99c56 0 103 44 103 99z">
          <text:p/>
        </draw:path>
        <draw:path draw:style-name="gr3" draw:text-style-name="P2" draw:layer="layout" svg:width="0.228cm" svg:height="0.221cm" svg:x="10.084cm" svg:y="10.552cm" svg:viewBox="0 0 229 222" svg:d="M217 111h12c0 60-51 111-114 111-65 0-115-51-115-111s50-111 115-111c63 0 114 51 114 111h-12-13c0-47-38-85-89-85-52 0-90 38-90 85s38 85 90 85c51 0 89-38 89-85z">
          <text:p/>
        </draw:path>
        <draw:path draw:style-name="gr3" draw:text-style-name="P2" draw:layer="layout" svg:width="0.204cm" svg:height="0.195cm" svg:x="14.084cm" svg:y="10.552cm" svg:viewBox="0 0 205 196" svg:d="M205 99c0 51-47 97-102 97s-103-46-103-97c0-55 48-99 103-99s102 44 102 99z">
          <text:p/>
        </draw:path>
        <draw:path draw:style-name="gr3" draw:text-style-name="P2" draw:layer="layout" svg:width="0.228cm" svg:height="0.22cm" svg:x="14.072cm" svg:y="10.54cm" svg:viewBox="0 0 229 221" svg:d="M217 110h12c0 60-52 111-115 111-64 0-114-51-114-111 0-64 50-110 114-110 63 0 115 46 115 110h-12-13c0-47-39-85-90-85s-89 38-89 85 38 86 89 86 90-39 90-86z">
          <text:p/>
        </draw:path>
        <draw:path draw:style-name="gr3" draw:text-style-name="P2" draw:layer="layout" svg:width="0.204cm" svg:height="0.195cm" svg:x="21.298cm" svg:y="10.561cm" svg:viewBox="0 0 205 196" svg:d="M205 98c0 55-43 98-103 98-55 0-102-43-102-98s47-98 102-98c60 0 103 43 103 98z">
          <text:p/>
        </draw:path>
        <draw:path draw:style-name="gr3" draw:text-style-name="P2" draw:layer="layout" svg:width="0.232cm" svg:height="0.22cm" svg:x="21.286cm" svg:y="10.548cm" svg:viewBox="0 0 233 221" svg:d="M217 110h16c-4 61-55 111-119 111-59 0-114-50-114-111 0-63 55-110 114-110 64 0 115 47 119 110h-16-13c0-46-39-84-90-84-47 0-85 38-85 84 0 48 38 86 85 86 51 0 90-38 90-86z">
          <text:p/>
        </draw:path>
        <draw:path draw:style-name="gr3" draw:text-style-name="P2" draw:layer="layout" svg:width="0.203cm" svg:height="0.195cm" svg:x="24.114cm" svg:y="10.561cm" svg:viewBox="0 0 204 196" svg:d="M204 98c0 55-43 98-103 98-55 0-101-43-101-98s46-98 101-98c60 0 103 43 103 98z">
          <text:p/>
        </draw:path>
        <draw:path draw:style-name="gr3" draw:text-style-name="P2" draw:layer="layout" svg:width="0.229cm" svg:height="0.22cm" svg:x="24.101cm" svg:y="10.548cm" svg:viewBox="0 0 230 221" svg:d="M217 110h13c0 61-52 111-116 111-63 0-114-50-114-111 0-63 51-110 114-110 64 0 116 47 116 110h-13-13c0-46-39-84-90-84-46 0-89 38-89 84 0 48 43 86 89 86 51 0 90-38 90-86z">
          <text:p/>
        </draw:path>
        <draw:frame draw:style-name="gr5" draw:text-style-name="P5" draw:layer="layout" svg:width="3.51cm" svg:height="0.454cm" svg:x="21.969cm" svg:y="4.905cm">
          <draw:text-box>
            <text:p><text:span text:style-name="T2">1.0 <text:s text:c="9"/></text:span></text:p>
          </draw:text-box>
        </draw:frame>
        <draw:frame draw:style-name="gr6" draw:text-style-name="P5" draw:layer="layout" svg:width="1.905cm" svg:height="0.508cm" svg:x="19.852cm" svg:y="5.54cm">
          <draw:text-box>
            <text:p><text:span text:style-name="T2">Add1</text:span></text:p>
          </draw:text-box>
        </draw:frame>
        <draw:frame draw:style-name="gr5" draw:text-style-name="P5" draw:layer="layout" svg:width="3.175cm" svg:height="0.454cm" svg:x="22.05cm" svg:y="5.594cm">
          <draw:text-box>
            <text:p><text:span text:style-name="T2">2.0 <text:s text:c="9"/></text:span></text:p>
          </draw:text-box>
        </draw:frame>
        <draw:frame draw:style-name="gr5" draw:text-style-name="P5" draw:layer="layout" svg:width="3.51cm" svg:height="0.454cm" svg:x="21.969cm" svg:y="6.175cm">
          <draw:text-box>
            <text:p><text:span text:style-name="T2">3.0 <text:s text:c="9"/></text:span></text:p>
          </draw:text-box>
        </draw:frame>
        <draw:frame draw:style-name="gr5" draw:text-style-name="P5" draw:layer="layout" svg:width="3.51cm" svg:height="0.454cm" svg:x="21.953cm" svg:y="6.796cm">
          <draw:text-box>
            <text:p><text:span text:style-name="T2">4.0 <text:s text:c="9"/></text:span></text:p>
          </draw:text-box>
        </draw:frame>
        <draw:frame draw:style-name="gr5" draw:text-style-name="P5" draw:layer="layout" svg:width="3.51cm" svg:height="0.454cm" svg:x="21.969cm" svg:y="7.372cm">
          <draw:text-box>
            <text:p><text:span text:style-name="T2">5.0 <text:s text:c="9"/></text:span></text:p>
          </draw:text-box>
        </draw:frame>
        <draw:frame draw:style-name="gr9" draw:text-style-name="P8" draw:layer="layout" svg:width="9.727cm" svg:height="2.441cm" svg:x="6.684cm" svg:y="12.145cm">
          <draw:text-box>
            <text:p text:style-name="P7"><text:span text:style-name="T1"/></text:p>
            <text:p text:style-name="P7"><text:span text:style-name="T1"><text:s/></text:span><text:span text:style-name="T1">- <text:s text:c="8"/>3.0 <text:s text:c="12"/>1.0 <text:s text:c="5"/>2</text:span></text:p>
            <text:p text:style-name="P7"><text:span text:style-name="T1"><text:s/></text:span><text:span text:style-name="T1">- <text:s text:c="2"/>Add1 <text:s text:c="17"/>1.0 <text:s text:c="5"/>2</text:span></text:p>
            <text:p text:style-name="P7"><text:span text:style-name="T1"><text:s/></text:span><text:span text:style-name="T1">+ <text:s text:c="8"/>3.0 <text:s text:c="12"/>1.0 <text:s text:c="5"/>2</text:span></text:p>
          </draw:text-box>
        </draw:frame>
        <draw:frame draw:style-name="gr6" draw:text-style-name="P5" draw:layer="layout" svg:width="1.905cm" svg:height="0.508cm" svg:x="19.891cm" svg:y="6.81cm">
          <draw:text-box>
            <text:p><text:span text:style-name="T2">Add2</text:span></text:p>
          </draw:text-box>
        </draw:frame>
        <draw:frame draw:style-name="gr11" draw:text-style-name="P8" draw:layer="layout" svg:width="9.525cm" svg:height="1.171cm" svg:x="18.75cm" svg:y="12.018cm">
          <draw:text-box>
            <text:p text:style-name="P7"><text:span text:style-name="T1"/></text:p>
            <text:p text:style-name="P7"><text:span text:style-name="T1"><text:s/></text:span><text:span text:style-name="T1">* <text:s text:c="8"/>3.0 <text:s text:c="4"/>Add2 <text:s text:c="10"/>4</text:span></text:p>
          </draw:text-box>
        </draw:frame>
        <draw:frame draw:style-name="gr12" draw:text-style-name="P8" draw:layer="layout" svg:width="0.578cm" svg:height="2.429cm" svg:x="4.835cm" svg:y="12.779cm">
          <draw:text-box>
            <text:p text:style-name="P7"><text:span text:style-name="T1">4</text:span></text:p>
            <text:p text:style-name="P7"><text:span text:style-name="T1">2</text:span></text:p>
            <text:p text:style-name="P7"><text:span text:style-name="T1">1</text:span></text:p>
          </draw:text-box>
        </draw:frame>
        <draw:frame draw:style-name="gr7" draw:text-style-name="P6" draw:layer="layout" svg:width="4.826cm" svg:height="1.985cm" svg:x="13.922cm" svg:y="4.318cm">
          <draw:text-box>
            <text:p><text:span text:style-name="T1">1 ADD.D F1, F2, F0</text:span></text:p>
            <text:p><text:span text:style-name="T1">2 SUB.D F3, F1, F0</text:span></text:p>
            <text:p><text:span text:style-name="T1">3 MUL.D F1, F2, F3</text:span></text:p>
            <text:p><text:span text:style-name="T1">4 SUB.D F4, F2, F0</text:span></text:p>
          </draw:text-box>
        </draw:frame>
        <draw:frame draw:style-name="gr12" draw:text-style-name="P8" draw:layer="layout" svg:width="0.578cm" svg:height="2.429cm" svg:x="17.097cm" svg:y="12.525cm">
          <draw:text-box>
            <text:p text:style-name="P7"><text:span text:style-name="T1">3</text:span></text:p>
          </draw:text-box>
        </draw:frame>
        <draw:frame draw:style-name="gr6" draw:text-style-name="P5" draw:layer="layout" svg:width="1.905cm" svg:height="0.508cm" svg:x="19.891cm" svg:y="7.445cm">
          <draw:text-box>
            <text:p><text:span text:style-name="T2">Add3</text:span></text:p>
          </draw:text-box>
        </draw:frame>
      </draw:page>
      <draw:page draw:name="page4" draw:style-name="dp1" draw:master-page-name="master-page3">
        <draw:line draw:style-name="gr1" draw:text-style-name="P1" draw:layer="layout" svg:x1="10.295cm" svg:y1="3cm" svg:x2="10.295cm" svg:y2="3.635cm">
          <text:p/>
        </draw:line>
        <draw:polygon draw:style-name="gr2" draw:text-style-name="P2" draw:layer="layout" svg:width="0.139cm" svg:height="0.241cm" svg:x="10.228cm" svg:y="3.394cm" svg:viewBox="0 0 140 242" draw:points="67,67 0,0 67,242 140,0">
          <text:p/>
        </draw:polygon>
        <draw:polygon draw:style-name="gr3" draw:text-style-name="P2" draw:layer="layout" svg:width="6.592cm" svg:height="3.78cm" svg:x="7.035cm" svg:y="3.648cm" svg:viewBox="0 0 6593 3781" draw:points="17,17 17,0 6593,0 6593,3781 0,3781 0,0 17,0 17,17 34,17 34,3747 6559,3747 6559,33 17,33 17,17 34,17">
          <text:p/>
        </draw:polygon>
        <draw:path draw:style-name="gr3" draw:text-style-name="P2" draw:layer="layout" svg:width="6.566cm" svg:height="0.05cm" svg:x="7.057cm" svg:y="4.88cm" svg:viewBox="0 0 6567 51" svg:d="M17 4l-5 8v-8h5l-5 8v-8c9 0 64 4 153 4 271 8 859 8 1575 8 973 0 2181-4 3142-8 483 0 906-4 1206-4 301 0 479-4 479-4v33c0 0-2883 18-4827 18-487 0-911 0-1220-4-156 0-279 0-368-5-42 0-80 0-102-4-12 0-25 0-29 0-9-5-13 0-21-5z">
          <text:p/>
        </draw:path>
        <draw:path draw:style-name="gr3" draw:text-style-name="P2" draw:layer="layout" svg:width="6.566cm" svg:height="0.051cm" svg:x="7.048cm" svg:y="5.502cm" svg:viewBox="0 0 6567 52" svg:d="M17 4l-4 4v-8c0 0 4 0 4 4l-4 4v-8c8 4 63 8 152 8 271 5 860 9 1575 9 974 0 2181-4 3142-9 483 0 906-4 1207-4 301-4 478-4 478-4v35c0 0-2883 17-4827 17-482 0-910 0-1219-5-157 0-279-4-368-4-43 0-77-4-102-4-13 0-25 0-30 0-8-4-12-4-21-4z">
          <text:p/>
        </draw:path>
        <draw:path draw:style-name="gr3" draw:text-style-name="P2" draw:layer="layout" svg:width="6.562cm" svg:height="0.051cm" svg:x="7.027cm" svg:y="4.253cm" svg:viewBox="0 0 6563 52" svg:d="M13 0l-5 8 5-8-5 8 5-8c4 4 63 4 152 8 267 5 855 9 1575 9 969 0 2177-4 3142-9 479-4 902-4 1203-4 300-4 478-4 478-4v35c0 0-2879 17-4823 17-487 0-914 0-1223-4-153 0-280-5-369-5-42 0-76-4-101-4-13 0-22 0-30-4-9 0-13 0-17 0z">
          <text:p/>
        </draw:path>
        <draw:path draw:style-name="gr3" draw:text-style-name="P2" draw:layer="layout" svg:width="6.562cm" svg:height="0.051cm" svg:x="7.027cm" svg:y="6.137cm" svg:viewBox="0 0 6563 52" svg:d="M13 4l-5 9 5-9-5 9 5-9c4 0 63 4 152 4 267 9 855 9 1575 9 969 0 2177-4 3142-9 479 0 902-4 1203-4 300 0 478-4 478-4v34c0 0-2879 18-4823 18-487 0-914 0-1223-5-153 0-280 0-369-4-42 0-76 0-101-4-13 0-22 0-30 0-9 0-13 0-17-5z">
          <text:p/>
        </draw:path>
        <draw:path draw:style-name="gr3" draw:text-style-name="P2" draw:layer="layout" svg:width="6.566cm" svg:height="0.051cm" svg:x="7.061cm" svg:y="6.751cm" svg:viewBox="0 0 6567 52" svg:d="M17 4l-4 4v-8l4 4-4 4v-8c8 4 63 8 152 8 267 4 859 9 1575 9 974 0 2181-5 3142-9 483 0 902-4 1202-4 301-4 483-4 483-4v35c0 0-2883 17-4827 17-487 0-915 0-1219-5-157 0-280-4-369-4-42 0-80-4-101-4-13 0-26 0-30 0-8-4-13-4-21-4z">
          <text:p/>
        </draw:path>
        <draw:path draw:style-name="gr3" draw:text-style-name="P2" draw:layer="layout" svg:width="1.649cm" svg:height="0.21cm" svg:x="10.512cm" svg:y="3.182cm" svg:viewBox="0 0 1650 211" svg:d="M93 20c0 4-1 7-3 9-2 3-5 4-9 4s-7-1-9-4c-3-2-4-5-4-8 1-4 2-7 3-9 2-2 4-3 6-3-2-1-4-2-6-2s-3 0-4 0c-6 0-12 3-18 10-5 6-8 16-8 29v34h34v9h-33v93c0 3 0 6 1 8 0 2 2 3 6 4 3 1 8 1 15 1h6v9c-6 0-12 0-18-1-7 0-13 0-19 0l-33 1v-9c10 0 16 0 19-1 3-2 4-6 4-12v-93h-23v-9h23v-34c0-10 2-19 7-25 4-7 10-12 17-16 7-3 14-5 20-5 8 0 14 2 19 6s7 9 7 14zM185 95c-1 4-2 7-5 9-2 2-5 3-8 3s-6-1-8-3c-3-2-4-5-4-9s1-7 3-8c2-2 3-3 4-3-1-1-2-1-4-1-7 0-13 3-18 8s-9 12-12 20c-2 8-4 17-4 26v45c0 3 0 6 1 8s3 3 6 4 8 1 15 1h6v9c-5 0-12 0-18-1-6 0-13 0-18 0l-33 1v-9c9 0 15 0 18-1 3-2 5-6 4-12v-77c1-7 0-11-3-13s-9-3-19-3v-9l40-3v32c1-5 3-9 6-14s7-9 12-13c5-3 10-5 17-5s12 2 16 5c3 4 5 8 6 13zM308 140c0-5 0-12-1-19-1-8-3-14-7-21-4-6-8-11-14-14s-12-4-18-4-12 1-18 4-11 8-15 15c-3 6-5 13-6 20s-1 14-1 19c0 6 0 12 1 20 1 7 3 14 6 21 4 6 9 11 15 14 6 4 12 5 18 5 7 0 14-2 20-6 6-3 10-9 13-15 3-7 5-13 6-20s1-13 1-19zM332 143c-1 12-4 23-9 33-6 9-14 17-23 23-10 5-21 8-32 8-12 0-22-3-32-8-9-6-17-13-23-23-7-10-10-21-10-33 0-13 3-24 10-34 5-10 13-18 22-24 10-6 21-10 33-10s22 4 32 10 17 14 23 24c5 10 8 21 9 34zM542 203l-33 1v-9c10 0 16 0 19-1 3-2 4-6 4-12v-67c0-8-1-16-4-22s-9-9-18-10c-6 0-12 2-18 6-6 3-11 8-14 15-4 7-6 15-6 25v53c-1 6 1 10 4 12 2 1 9 1 18 1v9l-32-1-33 1v-9c10 0 16 0 19-1 3-2 4-6 4-12v-67c0-8-1-16-4-22s-9-9-18-10c-6 0-12 2-18 6-6 3-11 8-14 15-4 7-6 15-7 25v53c0 6 2 10 5 12 2 1 9 1 18 1v9l-32-1-33 1v-9c10 0 16 0 19-1 2-2 4-6 4-12v-77c0-7-1-11-4-13s-9-3-19-3v-9l41-3v30c4-9 9-16 16-22 7-5 16-8 26-8 5 0 10 0 15 2 5 1 10 4 15 8 4 4 7 10 9 18 1-4 4-8 7-12 4-4 8-8 14-11s12-5 20-5c9 0 15 1 20 4 5 2 9 4 11 7 4 4 6 10 7 16s2 16 2 28v55c0 4 2 6 5 7 4 1 10 1 17 1v9zM770 204c-4 0-8 0-14 0-5-1-11-1-16-1-6 0-10 0-14 0s-9 0-14 0c-6 0-11 0-17 1-5 0-10 0-13 0v-9h7c8 0 13 0 17-1 3-1 5-2 6-4s1-5 1-8v-153c0-3 0-6-1-8s-3-4-6-4c-4-1-9-2-17-2h-7v-8c3 0 8 0 13 0 6 0 11 0 17 0 5 0 10 0 14 0s9 0 14 0 11 0 16 0c6 0 10 0 14 0v8h-8c-7 0-13 1-16 2s-5 2-6 4-1 5-1 8v153c0 3 0 6 1 8s3 3 6 4 9 1 16 1h8zM955 107c0-11-1-22-3-34-2-11-6-22-12-31-7-10-16-17-25-21s-18-6-27-6h-29c-6 0-11 1-12 3-2 1-2 4-2 9v157c0 4 0 7 2 9 1 2 6 2 12 2h29c10 0 18-1 25-4s13-7 17-10c4-4 7-8 9-10 6-7 9-15 12-25s4-23 4-39zM984 107c0 19-4 35-12 50-8 14-19 26-32 34-13 9-28 13-44 13h-105v-9h6c8 0 13 0 16-1 4-1 6-2 6-4 1-2 1-5 1-8v-153c0-3 0-6-1-8 0-2-2-4-6-4-3-1-8-2-16-2h-6v-8h105c16 0 31 4 45 13 13 9 23 21 31 36 8 16 12 33 12 51zM1303 15c-10 1-16 2-21 4-4 3-6 5-7 9-1 3-2 7-1 10v93c0 6 0 10-1 12 0 3 0 5 0 8-2 11-6 21-12 30-5 9-13 16-22 21-9 6-19 8-30 9-13-1-26-4-36-10-11-6-20-15-27-26-6-11-10-23-10-36v-110c0-3 0-6-1-8 0-2-2-4-6-4-3-1-8-2-15-2h-7v-8c3 0 7 0 13 0 5 0 10 0 16 0 5 0 9 0 13 0s9 0 14 0 10 0 16 0c5 0 9 0 13 0v8h-7c-8 0-13 1-16 2s-5 2-6 4-1 5-1 8v111c0 18 3 31 9 40s13 15 20 18c8 2 14 4 18 4 10 0 18-3 27-8 8-5 15-12 20-22 6-9 8-21 9-34v-101c0-3-1-6-1-9-1-3-4-6-8-9-4-2-11-3-21-4v-8h34 34zM1435 203l-33 1v-9c10 0 16 0 19-1 3-2 4-6 4-12v-67c0-8-1-16-4-22s-9-9-18-10c-6 0-12 2-18 6-6 3-11 8-14 15-4 7-6 15-6 25v53c-1 6 1 10 4 12 2 1 9 1 18 1v9l-32-1-33 1v-9c10 0 16 0 19-1 3-2 4-6 4-12v-77c0-7-1-11-4-13s-9-3-19-3v-9l41-3v30c4-9 9-16 16-22 7-5 16-8 26-8 9 0 15 1 20 4 5 2 9 4 11 7 4 4 7 10 7 16 1 6 2 16 2 28v55c0 4 2 6 5 7 4 1 10 1 17 1v9zM1530 29c0 4-2 8-4 11-3 3-7 4-12 5-4-1-8-2-11-5s-4-7-4-11 1-7 4-10c2-3 6-5 11-5s8 2 11 5 5 6 5 10zM1545 204c-9 0-19 0-30-1l-31 1v-9c9 0 15 0 18-1 3-2 4-6 4-12v-77c0-7-1-11-4-13-2-2-8-3-17-3v-9l40-3v106c0 5 1 8 3 10s8 2 17 2zM1650 168c0 7-1 13-2 19-2 6-5 10-10 14-4 4-9 6-16 6-4 1-8 0-14-2-6-1-11-5-16-11-5-5-7-14-7-26v-79h-25v-6c10-1 17-4 23-10 5-6 9-13 11-22s3-17 3-25h8v54h41v9h-41v80c-1 2 0 5 0 10 1 5 3 10 5 14 3 4 8 7 14 7 5 0 10-3 14-8 3-5 5-13 5-24v-16h7z">
          <text:p/>
        </draw:path>
        <draw:path draw:style-name="gr3" draw:text-style-name="P2" draw:layer="layout" svg:width="1.378cm" svg:height="0.2cm" svg:x="5.037cm" svg:y="5.242cm" svg:viewBox="0 0 1379 201" svg:d="M87 197c-3 0-8 0-13 0s-11-1-17-1c-5 0-10 0-14 0s-8 0-14 0c-5 0-11 1-16 1-6 0-10 0-13 0v-9h7c8 0 13 0 16-1 4-1 6-2 7-4s1-5 1-8v-153c0-3 0-6-1-8s-3-3-7-4c-3-1-8-1-16-1h-7v-9c3 0 7 0 13 0 5 0 11 1 16 1 6 0 11 0 15 0 3 0 8 0 14 0 5 0 11-1 16-1s10 0 13 0v9h-7c-8 0-13 0-16 1-4 1-6 2-7 4s-1 5-1 8v153c0 3 0 6 1 8s3 4 7 4c3 1 8 1 16 1h7zM220 196l-33 1v-9c10 1 16 0 19-1 3-2 4-5 4-12v-67c0-8-1-15-4-22-3-6-9-9-18-10-6 0-12 2-18 6-6 3-11 9-14 15-4 7-6 16-6 26v52c-1 7 1 10 4 12 2 1 9 2 18 1v9l-32-1-33 1v-9c10 1 16 0 19-1 3-2 4-5 4-12v-77c0-7-1-11-4-13s-9-3-19-3v-9l41-3v30c4-9 9-16 16-21 7-6 16-9 26-9 9 0 15 2 20 4s9 4 11 7c4 5 6 10 7 16 1 7 2 16 2 28v55c0 4 2 7 5 7 4 1 10 2 17 1v9zM363 161c0 10-3 20-11 27-7 8-19 12-35 13-4 0-8-1-14-2-6-2-12-5-18-11-3 3-4 5-5 5 0 1-1 2-1 2-3 2-4 4-5 5-1 0-2 1-2 1-2 0-3-1-3-2s0-3 0-5v-38c0-3 0-5 0-6 1-1 2-2 3-2 2 0 3 1 3 1 1 1 1 2 2 4 2 13 6 23 12 30 7 7 16 11 28 11 11 0 19-3 24-7 5-5 8-12 8-19s-2-12-6-16c-4-3-9-6-13-8-5-1-9-2-11-2-10-2-18-4-23-6-6-1-10-4-15-8-8-6-12-14-12-24 0-6 1-11 4-17 3-5 7-9 14-13s16-5 28-6c2 0 6 1 11 1 5 1 10 4 16 7 0 0 1-1 2-2s2-2 3-2c1-2 3-3 3-3 1 0 2-1 3-1s2 1 2 2c1 1 1 3 1 5v29c0 3-1 5-1 6s-1 1-3 1c0 0-1 0-2 0s-1-1-2-2c0-4 0-8-2-13-1-6-4-11-9-15-4-5-12-7-22-7-12 0-21 2-26 7-4 4-7 9-6 15 0 5 2 10 5 13 4 3 8 5 14 7 5 1 10 2 16 3s12 3 17 5c6 2 11 5 16 9 2 2 4 5 7 9 3 5 5 11 5 19zM467 162c0 6-1 12-3 18s-5 11-9 14c-4 4-10 6-16 7-4 0-9-1-15-3-6-1-11-5-15-10-5-6-7-15-8-26v-80h-24v-6c9-1 17-4 22-10 6-6 9-13 12-21 2-8 3-18 3-26h7v54h41v9h-41v80c0 2 0 6 1 10 1 5 2 10 5 14 3 5 7 7 14 7 5 0 9-2 13-8 4-5 6-13 6-24v-16h7zM589 88c-1 4-2 8-5 9-2 2-5 3-8 3s-6-1-8-3c-3-2-4-5-4-9s1-6 3-8 3-3 3-3c0 0-1-1-3-1-7 1-13 3-18 8s-9 12-12 20c-2 8-4 17-4 27v44c0 3 0 6 1 8s3 4 6 4c3 1 8 1 15 1h6v9c-6 0-12 0-18 0s-13-1-18-1l-33 1v-9c9 1 15 0 18-1 3-2 5-5 4-12v-77c1-7-1-11-3-13-3-2-9-3-19-3v-9l40-3v32c1-4 3-9 6-14s7-9 12-12c5-4 10-6 17-6s12 2 16 5c3 4 5 8 6 13zM709 201v-26c-9 17-21 26-38 26-14-1-24-3-30-8s-10-11-12-19c-1-7-1-14-1-22v-43c0-9 0-15-1-19-1-3-3-6-6-7s-8-1-16-1v-9l43-3v96c-1 5 0 9 1 14 1 4 3 7 7 10 3 3 9 4 17 4 10 0 19-5 25-13s10-19 10-31v-52c0-7-1-11-4-13s-9-3-19-3v-9l43-3v102c-1 7 0 12 3 14s9 3 19 2v9zM877 163c0 1-1 3-2 7-2 4-4 8-8 13-3 5-8 9-14 12-7 4-14 5-24 6-11-1-22-4-31-9-9-6-17-14-22-23-6-10-9-21-9-34 0-12 3-23 8-33 6-10 13-18 22-24 10-6 20-9 33-10 7 0 14 2 21 4s12 6 16 10c4 5 6 11 7 17 0 5-2 8-4 10-3 3-6 4-10 4s-7-2-9-4c-3-3-4-6-4-10 0-2 1-4 2-7 2-3 6-5 12-6-4-3-8-6-12-7-5-2-9-3-12-3-4 0-6 0-7 0-6-1-11 1-17 4-6 4-11 10-15 18-5 9-7 21-7 37 0 15 3 27 7 35 5 9 10 15 16 18 6 4 12 6 18 5 3 1 7 0 12-2 5-1 10-4 14-8 5-5 8-11 11-20 0-2 2-3 4-3 1 0 1 0 2 1 1 0 2 1 2 2zM980 162c0 6-1 12-3 18s-5 11-10 14c-4 4-9 6-16 7-4 0-8-1-14-3-6-1-11-5-16-10-5-6-7-15-7-26v-80h-25v-6c10-1 17-4 23-10 5-6 9-13 11-21s4-18 4-26h7v54h41v9h-41v80c0 2 0 6 0 10 1 5 3 10 6 14 2 5 7 7 13 7 5 0 10-2 14-8 3-5 5-13 5-24v-16h8zM1054 22c0 4-1 8-4 12-2 3-6 5-11 5s-8-2-11-5c-3-4-4-7-4-12 0-3 1-7 4-10 2-3 6-5 11-5s8 2 11 5 4 6 4 10zM1070 197c-10 0-20 0-30-1l-31 1v-9c9 1 15 0 18-1 3-2 4-5 4-12v-77c0-7-1-11-4-13-2-2-8-3-17-3v-9l40-3v106c0 5 1 9 3 10 2 2 8 3 17 2zM1192 133c1-5 0-12 0-19-1-7-3-14-7-21-4-6-9-10-14-14-7-3-13-4-20-4-6 0-11 1-17 4-6 4-11 8-15 15s-6 13-6 20c-1 7-2 14-1 19-1 6 0 12 1 20 0 7 2 15 6 21 4 7 9 11 15 15 5 3 11 4 18 4s15-2 20-5c6-4 11-9 14-16s5-13 6-20c0-7 1-13 0-19zM1216 136c0 12-3 23-9 33-5 9-13 17-23 23-9 5-21 8-33 9-11-1-21-4-31-9-10-6-17-13-23-23s-9-21-9-33 3-23 8-34c6-10 14-18 23-24 10-6 21-9 33-10 11 1 23 4 33 10 9 6 17 14 23 24 5 10 8 21 8 34zM1346 196l-32 1v-9c9 1 15 0 18-1 3-2 5-5 4-12v-67c1-8-1-15-4-22-2-6-8-9-17-10-6 0-12 2-18 6-6 3-11 9-15 15-4 7-6 16-6 26v52c0 7 1 10 4 12 3 1 9 2 19 1v9l-33-1-32 1v-9c9 1 15 0 18-1 3-2 5-5 4-12v-77c1-7 0-11-3-13s-9-3-19-3v-9l40-3v30c5-9 10-16 17-21 7-6 16-9 26-9 8 0 15 2 20 4s8 4 10 7c5 5 7 10 8 16 1 7 1 16 1 28v55c0 4 2 7 6 7 4 1 9 2 17 1v9z">
          <text:p/>
        </draw:path>
        <draw:path draw:style-name="gr3" draw:text-style-name="P2" draw:layer="layout" svg:width="0.777cm" svg:height="0.259cm" svg:x="5.337cm" svg:y="5.595cm" svg:viewBox="0 0 778 260" svg:d="M121 196c-2-9-4-16-8-21s-9-8-17-8c-6 0-10 2-13 6-3 3-4 7-4 12 0 1 0 3 1 6s2 6 5 8c2 2 6 3 11 3 3 0 7 0 11-1s9-3 14-5zM162 106c0-25-4-44-11-59-7-14-16-24-26-30-10-7-20-10-30-10-9 0-18 3-29 9-10 6-19 16-26 31-7 14-11 34-11 59 0 21 3 39 9 52 5 13 12 22 19 29 7 6 14 10 19 12 0-1-1-2-2-5-1-2-1-5-2-9 0-6 2-12 7-17 4-5 10-7 17-7 8 0 15 3 20 9s9 13 13 21c9-8 17-17 22-27s8-21 9-31c2-11 3-20 2-27zM193 206c0 6-1 13-2 21-2 8-6 16-11 23-5 6-12 10-22 10-9 0-15-3-20-8s-8-12-10-20-4-17-5-27c-4 2-9 3-13 3-5 1-10 3-14 3-18-2-34-6-48-15-15-10-26-22-35-38-9-15-13-33-13-52 0-20 4-38 13-54s20-28 35-38c14-9 30-14 47-14 18 0 34 5 48 14 15 10 26 22 35 38s13 34 13 54c0 22-6 41-16 58-11 17-25 29-42 37 3 10 7 17 11 22s10 7 16 7c7 0 12-2 17-6s9-10 10-19c0-3 1-5 3-5 1 0 2 1 3 2 0 1 0 3 0 4zM321 206v-26c-9 18-21 27-37 26-15 0-25-2-31-7s-10-11-11-19c-2-7-2-15-2-22v-43c0-9 0-15-1-19 0-3-2-6-6-7-3-1-8-1-16-1v-9l43-3v96c0 5 0 9 1 14 1 4 3 7 7 10s9 4 17 4c11 0 19-5 25-13 7-8 10-19 10-32v-51c0-7-1-11-4-13-2-2-9-3-18-3v-9l42-3v102c-1 7 1 12 3 14 3 2 9 2 19 2v9zM470 131c0-3 0-8-1-13s-2-11-4-17c-2-5-6-10-10-14s-10-6-18-6c-3-1-7 1-13 3-5 3-10 7-14 15-5 7-8 17-8 32zM489 169c0 2-2 6-5 12s-8 12-15 17-16 8-28 8c-11 0-22-3-31-8-10-6-18-14-23-24-6-10-9-21-9-34 0-12 2-23 8-33 5-10 12-18 21-24s19-9 30-9c12 0 22 3 30 9 7 5 13 12 17 20 3 9 5 18 5 28 0 3 0 4-1 5s-3 1-6 1h-81c0 5 1 12 1 20 1 8 4 16 8 23 3 5 8 10 13 13 6 4 12 6 20 6 1 0 4 0 9-1s10-3 16-8c5-4 10-11 13-20 1-3 2-4 4-5 1 0 2 1 3 1 1 1 1 2 1 3zM610 206v-26c-9 18-21 27-37 26-15 0-25-2-31-7s-10-11-11-19c-2-7-2-15-2-22v-43c0-9 0-15-1-19-1-3-3-6-6-7s-8-1-16-1v-9l43-3v96c-1 5 0 9 1 14 1 4 3 7 7 10 3 3 9 4 17 4 11 0 19-5 25-13s10-19 10-32v-51c0-7-1-11-4-13s-9-3-19-3v-9l43-3v102c-1 7 1 12 3 14 3 2 9 2 19 2v9zM759 131c0-3 0-8-1-13s-2-11-4-17c-2-5-6-10-10-14-5-4-10-6-18-6-3-1-8 1-13 3-5 3-10 7-15 15-4 7-7 17-7 32zM778 169c0 2-2 6-5 12s-8 12-15 17-17 8-28 8-22-3-31-8c-10-6-18-14-23-24-6-10-9-21-10-34 1-12 3-23 9-33 5-10 12-18 21-24s19-9 30-9c12 0 22 3 30 9 7 5 13 12 17 20 3 9 5 18 5 28 0 3 0 4-1 5s-3 1-6 1h-81c0 5 0 12 1 20s4 16 8 23c3 5 8 10 13 13 6 4 12 6 20 6 1 0 4 0 9-1 4-1 10-3 15-8 6-4 11-11 14-20 1-3 2-4 4-5 1 0 2 1 3 1 0 1 1 2 1 3z">
          <text:p/>
        </draw:path>
        <draw:polygon draw:style-name="gr3" draw:text-style-name="P2" draw:layer="layout" svg:width="11.109cm" svg:height="3.391cm" svg:x="5.528cm" svg:y="11.306cm" svg:viewBox="0 0 11110 3392" draw:points="22,17 22,0 11110,0 11110,3392 0,3392 0,0 22,0 22,17 44,17 44,3354 11068,3354 11068,38 22,38 22,17 44,17">
          <text:p/>
        </draw:polygon>
        <draw:path draw:style-name="gr3" draw:text-style-name="P2" draw:layer="layout" svg:width="11.071cm" svg:height="0.065cm" svg:x="5.566cm" svg:y="12.631cm" svg:viewBox="0 0 11072 66" svg:d="M13 0l-4 14 4-14-4 14 4-14c0 0 30 5 68 5 300 9 1422 13 2845 13 1642 0 3675-4 5300-8 813 0 1524-5 2032-5 508-5 810-5 814-5v48c0 0-4865 18-8146 18-817 0-1537 0-2058-6-262 0-474-4-618-4-76-4-135-4-173-4-22 0-38-4-51-4s-17 0-26-5z">
          <text:p/>
        </draw:path>
        <draw:path draw:style-name="gr3" draw:text-style-name="P2" draw:layer="layout" svg:width="11.07cm" svg:height="0.064cm" svg:x="5.55cm" svg:y="13.3cm" svg:viewBox="0 0 11071 65" svg:d="M12 0v13-13 13-13c4 0 30 4 72 4 297 9 1423 13 2845 13 1639 0 3675-4 5301-8 812 0 1524-5 2032-5 503-4 809-4 809-4v48c0 0-4861 17-8142 17-817 0-1541 0-2062-5-258 0-470-4-618-4-72-4-131-4-173-4-21 0-38-4-47-4-13 0-21 0-29-5z">
          <text:p/>
        </draw:path>
        <draw:path draw:style-name="gr3" draw:text-style-name="P2" draw:layer="layout" svg:width="11.071cm" svg:height="0.063cm" svg:x="5.511cm" svg:y="11.954cm" svg:viewBox="0 0 11072 64" svg:d="M13 4l-4 8 4-12v4l-4 8 4-12c0 4 31 4 73 4 296 13 1418 13 2845 13 1638 0 3675-5 5296-9 813 0 1524-4 2032-4s809-4 813-4v46c0 0-4864 18-8141 18-821 0-1541 0-2062-4-262 0-470-4-618-4-76 0-135-4-173-4-22 0-38 0-51 0-14-6-18-6-27-6z">
          <text:p/>
        </draw:path>
        <draw:path draw:style-name="gr3" draw:text-style-name="P2" draw:layer="layout" svg:width="11.071cm" svg:height="0.063cm" svg:x="5.511cm" svg:y="13.986cm" svg:viewBox="0 0 11072 64" svg:d="M13 0l-4 8 4-8-4 8 4-8c0 0 31 4 73 4 296 9 1418 13 2845 13 1638 0 3675-4 5296-9 813-4 1524-4 2032-4 508-4 809-4 813-4v47c0 0-4864 17-8141 17-821 0-1541-4-2062-4-262 0-470-4-618-4-76-4-135-4-173-4-22 0-38-5-51-5-14 0-18 0-27-4z">
          <text:p/>
        </draw:path>
        <draw:path draw:style-name="gr3" draw:text-style-name="P2" draw:layer="layout" svg:width="0.252cm" svg:height="0.201cm" svg:x="5.711cm" svg:y="11.568cm" svg:viewBox="0 0 253 202" svg:d="M55 25c0 6-2 11-6 16-5 4-10 6-16 6-7 0-12-2-16-6-4-5-7-10-7-16 0-7 3-12 7-16s9-7 16-7c6 0 11 3 16 7 4 4 6 9 6 16zM35 200h-35v-14h20v-89c0-5-1-9-3-10s-8-1-16-1v-14l50-2v116h18v14zM200 98c-3-5-8-9-14-12-6-4-13-6-21-6-5 0-10 1-16 3-5 2-11 6-15 12s-6 12-7 19c0 8-1 15 0 22-1 7 0 15 1 23 1 9 4 16 9 22s13 9 25 11c7 0 13-3 18-6 5-2 10-5 14-8 3-4 5-6 6-8zM200 202v-15c-4 5-10 8-18 11-7 2-14 4-23 4-22 0-39-6-51-19-12-12-18-28-18-47 0-21 7-37 20-48 13-12 31-18 52-18 5 0 11 0 18 2 6 2 15 5 22 11v-56c0-6-1-9-3-10-3-1-8-2-18-2v-13l52-2v175c0 5 1 8 3 9 3 2 8 2 17 2v14z">
          <text:p/>
        </draw:path>
        <draw:path draw:style-name="gr3" draw:text-style-name="P2" draw:layer="layout" svg:width="0.328cm" svg:height="0.186cm" svg:x="6.858cm" svg:y="11.629cm" svg:viewBox="0 0 329 187" svg:d="M110 64c1-7 0-14 0-21-1-7-3-13-6-18s-7-9-13-11c-5-3-11-4-17-4-7 0-14 1-19 4-6 3-10 7-13 13-2 5-4 11-4 17-1 7-1 14-1 20 0 9 1 17 2 26 1 8 4 16 9 21 5 6 14 9 26 9s20-3 25-9c6-5 9-13 10-21 1-9 2-17 1-26zM147 67c0 12-3 23-8 33-6 9-14 17-25 23s-24 9-40 9-30-3-41-9c-10-6-19-13-24-23-6-10-9-21-9-33 0-13 3-24 9-34s14-18 25-24 24-9 40-9 29 3 40 9 19 14 25 24c5 10 8 21 8 34zM292 66c0-18-3-32-10-41-7-8-15-13-25-13-4 0-8 1-15 2-6 2-12 6-18 12-2 1-3 3-4 4 0 1 0 3 0 5v61c0 3 0 5 0 6s1 2 3 4c7 7 13 12 18 14 6 1 10 2 12 1 7 0 13-1 19-5s11-10 14-18c4-8 6-19 6-32zM329 66c0 20-7 36-20 48s-31 18-52 18c-6 0-13-1-19-3s-12-5-18-10v53h20v15l-37-1-37 1v-15h21v-145c0-5-1-8-3-9-3-1-8-2-18-2v-13l52-2v14c3-3 9-6 16-9 8-4 17-5 27-5 21 0 38 6 50 18s18 27 18 47z">
          <text:p/>
        </draw:path>
        <draw:path draw:style-name="gr3" draw:text-style-name="P2" draw:layer="layout" svg:width="0.569cm" svg:height="0.204cm" svg:x="7.944cm" svg:y="11.563cm" svg:viewBox="0 0 570 205" svg:d="M151 56c0-6 0-12-2-18-1-6-5-11-12-15s-18-6-33-7h-34v80h34c15 0 26-2 33-6 7-5 11-10 12-16 2-6 3-12 2-18zM236 174c0 2-1 5-2 10-2 5-5 9-10 14-5 4-13 6-23 7-6 0-13-1-21-2-7-1-15-3-21-6-7-3-11-7-14-11s-5-9-5-14c-1-6-1-11-1-18s0-12-1-16c0-5-1-8-2-11s-3-6-6-9c-5-5-10-9-15-10s-9-1-11-1h-34v81h31v13c-3 0-8 0-15 0-6 0-12 0-19 0s-12 0-16 0c-5 0-10 0-16 0-7 0-13 0-20 0-6 0-11 0-15 0v-13h31v-172h-31v-13h109c18 0 34 3 47 7 12 5 22 11 29 19s10 17 10 27-4 19-11 27c-8 8-20 15-37 20 7 2 13 5 19 11 7 6 11 13 13 23 1 1 1 3 1 7 1 3 1 7 2 10 0 4 0 6 1 8 0 4 1 8 2 13s3 10 6 13c3 4 7 6 13 6 4 0 8-1 12-5 3-3 6-8 6-15 0-2 1-3 1-4 1-2 3-2 6-2 1 0 3 0 4 0 2 1 3 3 3 6zM406 143c0 10-3 20-7 29s-11 17-21 23c-9 6-22 9-38 10-4 0-9-1-16-1-6-1-13-3-21-5-7-2-15-6-21-10l-14 13c-1 1-2 2-2 2-1 0-2 1-3 1-3 0-4-1-5-2 0-2 0-4 0-7v-52c0-3 0-5 1-7 0-1 2-1 6-1 3 0 5 0 5 1 1 1 1 3 1 5 1 11 4 19 9 26s11 11 19 15c7 3 14 5 22 6 7 1 14 2 19 2 10 0 18-2 23-6 6-3 9-8 11-13 3-5 4-10 4-15-1-6-2-11-5-15-2-5-5-8-7-10s-4-3-7-4c-2-1-6-3-10-4-5-1-11-2-19-4-11-2-19-4-26-6-6-2-13-5-17-7-5-3-9-7-14-11-3-3-6-8-10-15-3-6-5-14-5-23 0-11 2-20 7-29 4-8 12-16 21-21 11-5 23-8 37-8 7 0 15 1 24 3 8 2 17 6 25 13l13-13c2-1 3-2 4-3 0 0 1 0 2 0 3 0 4 0 5 2 0 1 0 3 0 6v52c0 4 0 6-1 7 0 1-2 2-6 2-2 0-4-1-5-2s-1-3-2-6c-2-13-6-23-13-30-6-7-13-12-21-15-9-3-17-4-25-4-9 0-17 2-22 5-5 4-10 7-12 12s-3 9-3 13c0 6 1 11 4 15 4 5 8 8 12 10 4 3 8 5 12 5l42 9c9 2 17 6 24 11 8 6 14 13 18 22 5 9 7 18 8 29zM570 201c-5 0-11 0-18 0s-14 0-21 0c-8 0-14 0-19 0s-11 0-18 0-15 0-22 0-13 0-17 0v-13h40v-150c-9 3-16 4-23 5s-12 1-14 1h-6v-14h6c2 0 6 0 12 0 7-1 14-2 22-5 8-2 16-6 23-11 2-1 3-2 3-2 1 0 2 0 4 0 3 0 6 1 6 2 1 2 2 4 1 7v167h41z">
          <text:p/>
        </draw:path>
        <draw:path draw:style-name="gr3" draw:text-style-name="P2" draw:layer="layout" svg:width="0.575cm" svg:height="0.204cm" svg:x="11.881cm" svg:y="11.558cm" svg:viewBox="0 0 576 205" svg:d="M151 57c1-6 0-12-1-18-2-6-6-11-13-15-6-5-17-7-33-7h-33v80h33c15 0 27-2 33-7 7-4 11-9 13-15 1-6 2-12 1-18zM236 175c0 2 0 5-2 10s-5 9-10 13c-5 5-12 7-22 7-7 0-14 0-21-1-8-1-15-3-22-6-6-4-11-7-14-11-3-5-5-9-5-15-1-5-1-11-1-17 0-7 0-13 0-17-1-4-1-7-3-10-1-3-3-6-6-10-5-5-10-8-15-9s-9-2-11-1h-33v81h31v13c-4 0-9 0-15-1-7 0-13 0-20 0-6 0-12 0-16 0s-10 0-16 0c-7 0-13 0-20 0-6 1-11 1-15 1v-13h31v-172h-31v-13h110c18 0 33 2 46 7s22 11 29 19 10 17 10 27-3 19-11 27-20 15-37 19c7 2 13 6 20 11 6 6 10 14 13 24 0 1 0 3 0 6 1 4 1 7 2 11 0 4 1 6 1 7 0 5 1 9 2 14s3 9 6 13 7 6 13 6c5 0 8-2 12-5s6-8 7-15c0-2 0-3 1-5 0-1 2-2 5-2 2 0 3 0 5 1 1 1 2 3 2 6zM405 144c0 10-2 19-7 29-4 9-11 17-21 23-9 6-22 9-38 9-4 0-9 0-16-1-6 0-13-2-20-4-8-3-15-6-21-11l-13 14c-2 1-2 1-3 2-1 0-2 0-3 0-2 0-4 0-4-2-1-1-1-3-1-6v-52c0-3 0-6 1-7s3-2 6-2 5 1 5 2c1 1 1 3 1 5 1 11 4 19 9 26 5 6 11 11 18 15 7 3 15 5 22 6s14 2 19 2c10 0 18-2 23-6 6-3 10-8 12-13s3-10 3-15c0-7-2-12-4-16-3-4-5-7-8-9-2-2-4-3-6-5-3-1-6-2-11-3s-11-3-19-4c-11-3-19-4-25-7-7-2-12-4-17-7-4-2-9-6-14-10-3-4-6-9-10-15-3-6-5-14-5-24s2-19 7-28 12-16 21-21c10-6 22-8 36-9 8 0 15 1 24 3s17 7 26 13l13-12c1-2 2-3 3-3s1-1 2-1c3 0 4 1 5 2 1 2 1 4 1 6v53c0 3-1 6-1 7-1 1-3 1-6 1s-5 0-6-1-1-3-2-6c-2-13-6-23-13-30-6-8-13-13-21-15-8-3-16-4-24-4-10 0-17 2-23 5-5 3-9 7-11 12-2 4-3 9-3 13 0 6 2 11 4 15 3 4 7 8 11 10 4 3 8 4 12 5l42 9c9 2 17 6 25 11 7 5 13 12 18 21 4 9 7 19 7 30zM568 202h-125v-5c0-3 0-5 1-6 0-1 1-2 3-4l59-59c20-21 31-41 31-61 0-11-3-20-10-28-6-8-16-13-28-13-5 0-11 1-17 2-5 2-10 5-14 8 2 0 4 1 6 3 3 1 5 3 7 6 3 3 4 7 5 12-1 7-4 12-8 16-5 3-9 5-14 5-3 0-6-1-9-2s-6-3-8-7c-2-3-4-7-4-13 0-8 3-16 8-23 6-6 13-11 22-15 11-4 21-5 33-5 14 0 26 2 36 6 11 5 19 11 25 19s9 18 9 29c0 9-1 17-5 24-4 6-10 13-18 20s-17 14-28 22c-6 5-13 10-20 16s-14 11-21 17h42c2 0 5 0 9 0s8 0 12 0c4-1 7-1 8-2 2 0 3-3 4-6s2-7 3-11c0-4 1-7 1-9h13z">
          <text:p/>
        </draw:path>
        <draw:path draw:style-name="gr3" draw:text-style-name="P2" draw:layer="layout" svg:width="0.613cm" svg:height="0.202cm" svg:x="9.879cm" svg:y="11.559cm" svg:viewBox="0 0 614 203" svg:d="M231 16c-7 0-13 0-16 1-4 1-6 1-7 2s-2 2-2 3l-77 174c-1 4-3 6-5 7-2 0-4 1-6 0-4 0-7 0-8-1-2-2-3-4-4-6l-79-180h-27v-13c4 0 8 0 14 0s11 0 17 0 11 0 15 0 10 0 16 0c7 0 13 0 19 0 7 0 12 0 16 0v13h-27l61 139 58-132c1-1 1-2 1-3 0-2-2-2-6-3-3 0-7-1-11-1s-7 0-8 0v-13c6 0 12 0 19 0 6 0 13 0 19 0h33v13zM320 134c-4 0-9 0-16 1-6 1-13 3-20 5-6 3-12 6-17 11s-7 11-7 19c0 6 3 12 7 16 5 4 11 6 19 6 3 1 7 0 12-1 5-2 10-5 15-10 4-4 6-11 7-20zM378 194c0 3-1 5-3 6s-4 1-7 1h-14c-9 0-16-1-21-4-4-2-6-5-7-8-1-4-2-7-1-10-4 6-9 12-16 16-7 5-16 8-27 8-7 0-15-1-24-3-8-1-15-4-22-9-6-5-10-12-10-21 0-10 4-19 12-25 7-6 17-10 27-13 11-3 21-5 31-6 11 0 18-1 24-1v-10c0-22-11-34-32-34-2 0-5 0-9 0-3 1-8 1-12 2 1 0 2 2 4 4 1 2 2 6 3 10-1 6-3 11-6 14-4 3-8 4-13 4-4 0-8-1-11-4-4-3-6-8-6-14 0-8 3-14 9-18 7-4 14-6 22-7s14-2 20-1c22 0 38 4 48 12s15 19 15 32v62c0 3 1 6 3 8 1 1 7 2 15 3 2-1 4 0 5 0 2 1 3 3 3 6zM428 200l-35 1v-13h20v-161c0-5-1-8-3-9-3-2-8-2-17-2v-13l51-3v188h20v13zM614 201c-5 0-10 0-17-1-7 0-15 0-22 0s-13 0-18 0-12 0-19 0-14 0-21 0c-8 1-13 1-18 1v-13h40v-150c-8 2-16 4-23 5-7 0-12 1-14 0h-6v-13h6c2 0 6 0 13-1 6 0 13-2 21-4s16-6 24-11c1-1 2-2 3-2 0 0 2 0 3 0 4 0 6 0 7 2 0 1 1 4 1 7v167h40z">
          <text:p/>
        </draw:path>
        <draw:path draw:style-name="gr3" draw:text-style-name="P2" draw:layer="layout" svg:width="0.619cm" svg:height="0.202cm" svg:x="13.931cm" svg:y="11.568cm" svg:viewBox="0 0 620 203" svg:d="M229 15c-7 0-12 1-15 1-3 1-5 2-6 2-2 1-2 2-3 4l-76 174c-2 3-4 5-5 6-2 1-4 1-7 1-4 0-6-1-8-2-1-1-2-3-3-6l-80-180h-26v-13c3 0 8 0 13 1 6 0 12 0 18 0s10 0 14 0c5 0 10 0 17 0 6 0 13 0 19 0 6-1 11-1 15-1v13h-27l61 139 59-132c0-1 1-2 1-3s-2-2-6-3c-4 0-8 0-12 0s-6-1-8-1v-13c6 0 12 1 19 1s13 0 19 0l33-1v13zM318 133c-4 0-9 1-15 2-7 1-13 2-20 5-7 2-13 6-17 10-5 5-7 11-8 19 1 7 3 12 8 16s11 7 19 7c2 0 6-1 11-2 6-2 11-5 15-9 5-5 7-12 7-21zM376 194c0 3-1 5-2 6-2 0-4 1-7 0h-14c-10 0-17-1-21-3-4-3-7-6-8-9s-1-7-1-10c-3 7-8 12-15 17s-16 7-28 7c-7 0-14 0-23-2s-16-5-22-10c-7-5-10-12-10-21 0-10 4-18 11-24 8-6 17-11 28-14s21-4 31-5 18-2 23-2v-10c0-22-10-33-31-34-2 0-5 1-9 1s-8 1-12 1c0 1 2 2 3 4 2 3 3 6 3 10 0 6-2 11-6 14-3 3-7 5-12 5-4 0-8-2-12-5s-6-7-6-14c1-8 4-14 10-18 6-3 13-6 21-7s15-1 21-1c21 0 37 4 47 13 11 8 16 18 16 31v62c0 3 0 6 2 8s7 3 16 3c1 0 3 0 5 1 1 0 2 2 2 6zM427 200h-35v-13h19v-160c1-6 0-9-3-10-2-1-8-2-16-2v-13l51-2v187h19v13zM610 200h-123v-5c0-2 0-4 0-6 1-1 2-2 3-4l58-59c21-20 31-40 31-59 0-12-3-22-9-30-7-8-16-12-29-13-5 0-10 1-15 3-5 1-10 4-14 7 1 1 3 2 6 3 2 1 5 4 7 6 2 3 3 8 3 13 0 7-2 13-7 16-4 3-9 5-14 5-2 0-5-1-8-2s-6-3-9-6c-2-3-3-8-3-13 0-10 3-18 8-24 5-7 13-12 22-16 9-3 20-5 32-5 13 0 25 2 36 7 10 4 19 10 25 18 6 9 10 19 10 30 0 9-2 17-7 24-4 7-10 13-17 20-8 6-17 13-28 21-7 5-14 10-21 16s-14 12-21 17h43c1 0 4 0 9 0 4 0 8 0 12 0s7-1 8-1c1-1 3-3 4-7 1-3 1-7 2-11 1-3 1-6 2-8h14z">
          <text:p/>
        </draw:path>
        <draw:path draw:style-name="gr3" draw:text-style-name="P2" draw:layer="layout" svg:width="0.657cm" svg:height="0.258cm" svg:x="15.594cm" svg:y="11.559cm" svg:viewBox="0 0 658 259" svg:d="M125 137c0-8 0-16-1-24-1-9-4-16-9-22s-14-10-25-10c-8 0-16 2-22 5-6 4-12 8-16 13v74c1 1 3 3 6 7 3 3 7 6 11 8 5 3 11 4 18 4 4 1 10 0 15-3 6-2 11-6 15-12 4-5 6-12 7-19s1-14 1-21zM162 137c-1 20-7 36-20 48s-31 18-53 18c-8 0-16-2-22-4-6-3-10-6-14-8-3-3-5-5-6-6-4 5-9 11-14 16h-13v-174c0-5-1-8-4-9-2-2-8-2-16-2v-13l51-3v85c3-3 8-7 15-10 8-3 16-4 27-4 21 0 38 6 50 18s19 27 19 48zM302 203v-23c-4 8-9 13-15 16-5 3-10 5-15 6s-9 1-11 1c-15 0-27-2-37-7s-15-15-15-30v-68c0-6-1-9-3-10-3-1-8-2-17-2v-13l53-2v99c0 5 0 9 1 13 1 3 3 5 6 7s9 2 16 2c11 0 19-3 26-10 6-7 9-17 10-28v-56c0-6-1-9-4-10-2-1-8-2-16-2v-13l52-2v105c0 6 1 9 4 10 2 1 8 2 16 2v13zM477 161c0 10-3 18-7 24-5 6-10 10-16 13-7 2-13 4-18 4-6 1-10 1-12 1-3 0-8 0-14-1-7-1-13-4-20-8l-8 4c-3 3-5 4-5 4-1 1-2 1-3 1-3 0-4-1-5-2-1-2-1-4-1-6v-32c0-3 1-5 1-6 1-1 3-2 6-2 2 0 4 0 5 1 1 0 2 1 2 3 1 4 3 9 6 14 2 5 7 10 12 14 6 3 14 5 24 5 2 1 6 0 11 0 5-1 10-3 14-6 5-3 7-8 8-15-1-6-3-10-7-13-3-3-8-5-13-7-4-1-9-2-12-3-11-1-20-3-27-5-6-2-12-6-18-11-3-3-6-6-8-10s-3-9-4-15c1-9 3-16 8-22 4-5 9-8 16-11 6-2 12-3 18-4 5 0 9-1 11 0 12 0 22 1 29 5 6-3 9-4 11-5 1 0 2-1 2 0 3 0 4 0 5 2 1 1 1 3 1 6v23c0 3 0 5-1 6s-3 2-6 2-5-1-6-1c-1-1-1-3-1-5-1-16-12-24-34-24-2 0-6 0-11 0-5 1-10 3-14 5-4 3-7 7-7 13 0 4 2 8 5 10 4 3 8 4 12 6 5 1 9 2 12 2 11 2 20 4 26 6 6 1 12 4 17 8 11 9 16 19 16 32zM658 86c-6 0-10 0-13 1-3 0-5 1-6 2-1 0-2 1-2 3l-62 132c-3 6-7 11-11 17-4 5-10 9-16 12-6 4-12 5-20 6-9-1-16-3-22-8-7-5-10-11-10-19 0-5 2-10 5-12 5-3 8-5 13-5s9 2 12 5 4 7 4 12-1 9-3 11-4 4-6 4c1 1 2 1 3 1s2 0 4 0c7 0 12-2 17-5 5-4 8-8 11-13s6-10 8-15l7-14-54-115h-20v-14l34 1 36-1v14h-16l37 79 33-72 2-4c-1-1-2-2-4-2-2-1-4-1-7-1-2 0-3 0-3 0v-14l26 1c4 0 8 0 12 0s7-1 11-1z">
          <text:p/>
        </draw:path>
        <draw:path draw:style-name="gr3" draw:text-style-name="P2" draw:layer="layout" svg:width="0.652cm" svg:height="0.213cm" svg:x="5.643cm" svg:y="12.954cm" svg:viewBox="0 0 653 214" svg:d="M90 38l-32 95h65zM160 207c-4 0-9 0-14 0s-10 0-15 0-9 0-13 0v-8c3 0 6-1 10-1s7-1 10-2c2-1 4-3 4-6 0-1 0-3-1-4l-15-44h-71l-13 38c-1 0-1 1-1 2s0 1 0 2c0 4 2 7 6 10 3 3 9 4 16 5v8h-33-30v-8c8 0 15-2 20-5 6-2 10-7 12-15l60-173c1-2 1-3 2-4s3-2 5-2 4 1 4 2c1 1 2 2 3 4l62 181c1 5 3 8 7 9 3 2 9 3 17 3h5v8zM308 114c0-2 0-4-1-5 0-1-1-3-3-5-4-6-9-11-15-14-5-2-10-3-16-3-7 0-14 2-19 5-6 4-10 8-13 13-4 7-7 14-8 21-1 8-1 14-1 20s0 13 1 20 4 14 7 20c4 5 8 10 13 13 5 4 11 5 18 5 6 0 12-1 18-5 6-3 11-8 15-15 2-2 3-4 3-5 1-1 1-3 1-5zM308 211v-19c-4 4-9 9-15 13-7 3-15 5-24 6-11-1-21-3-30-9-10-6-17-14-22-23-6-10-9-21-9-33 0-13 3-24 9-34s14-17 23-23c10-7 21-10 32-10 8 0 15 2 21 6 6 3 11 8 16 13v-63c0-7-1-11-4-13-3-3-9-3-19-3v-9l42-3v175c-1 7 0 12 3 14s9 3 19 3v8zM469 114c0-2 0-4-1-5 0-1-1-3-2-5-5-6-10-11-15-14-6-2-11-3-16-3-8 0-15 2-20 5-6 4-10 8-13 13-4 7-6 14-8 21-1 8-1 14-1 20s0 13 1 20c2 7 4 14 8 20 3 5 7 10 12 13 5 4 11 5 18 5 6 0 12-1 18-5 6-3 11-8 16-15 1-2 2-4 2-5 1-1 1-3 1-5zM469 211v-19c-4 4-9 9-15 13-7 3-14 5-24 6-11-1-21-3-30-9s-17-14-22-23c-6-10-9-21-9-33 0-13 3-24 9-34s14-17 24-23c9-7 20-10 31-10 8 0 15 2 21 6 6 3 12 8 16 13v-63c0-7-1-11-4-13-3-3-9-3-19-3v-9l42-3v175c-1 7 1 12 3 14 3 2 9 3 19 3v8zM653 158c0 10-3 19-8 28-5 8-12 15-22 20-9 5-19 8-31 8-11 0-20-2-29-6s-17-9-22-16-8-15-8-23c0-7 2-11 5-14 4-2 7-3 11-3 5 0 9 1 12 4s5 7 5 12c0 6-2 10-6 13-3 2-9 3-14 3 3 5 9 10 14 13s11 6 16 7c6 1 11 2 15 2s9-1 14-4c5-2 9-7 13-14s5-17 6-30c0-14-3-26-9-34-5-9-14-13-26-14h-12c-3 0-5 0-6 0s-1-1-1-3c0-1 0-2 1-2 1-1 2-1 3-1s3 0 6 0c2-1 4-1 5-1 4 0 8-1 13-2 4-2 9-6 13-13 4-8 6-14 7-21 1-6 1-11 1-13 0-8-2-15-5-20-2-4-6-7-10-9s-9-3-13-3c-3 0-8 0-12 2-5 1-10 2-14 5-5 3-9 6-12 11 2 0 4 0 7 0 2 1 5 2 7 4s4 5 4 10c0 4-1 8-4 11-3 2-6 4-11 4s-8-1-11-4-4-6-4-11c0-11 5-20 15-28 10-7 22-11 37-11 9 0 18 1 26 5 8 3 14 8 19 14s7 13 7 20c0 12-3 22-11 32-7 10-17 16-29 20 15 3 27 10 35 20 9 9 13 20 13 32z">
          <text:p/>
        </draw:path>
        <draw:path draw:style-name="gr3" draw:text-style-name="P2" draw:layer="layout" svg:width="0.65cm" svg:height="0.209cm" svg:x="5.639cm" svg:y="13.615cm" svg:viewBox="0 0 651 210" svg:d="M90 38l-32 94h65zM160 206c-4 0-9 0-14 0s-10 0-15 0-9 1-13 1v-9c3 0 6 0 10 0 4-1 7-1 10-3 2-1 4-3 4-6 0-1 0-2-1-4l-15-44h-71l-13 38c-1 0-1 1-1 2s0 2 0 2c0 4 2 7 6 10 3 3 9 5 16 5v9l-33-1-30 1v-9c8 0 15-1 20-4 6-3 10-8 12-15l60-173c1-2 1-4 2-5s3-1 5-1 4 0 4 1c1 1 2 3 3 5l62 180c1 5 3 8 7 10 3 1 9 2 17 2h5v9zM308 114c0-3 0-4-1-6 0-1-1-2-2-5-5-6-10-11-16-13-5-3-10-4-16-4-7 0-14 2-19 6-6 4-10 8-13 12-4 7-7 14-8 22-1 7-1 14-1 19 0 6 0 13 1 20s4 14 7 20c4 6 8 10 13 14 5 3 11 5 18 5 6 0 12-2 18-5s11-9 16-15c1-3 2-4 2-6 1-1 1-3 1-5zM308 210v-19c-4 5-9 9-15 13-7 4-15 6-24 6-11 0-21-3-30-9-10-5-17-13-22-23-6-10-9-21-9-33s3-24 9-33c6-10 14-18 23-24 10-5 21-8 32-8 8 0 15 1 21 5 6 3 11 7 16 12v-63c0-7-1-11-4-13s-9-3-19-3v-9l42-3v176c-1 7 0 11 3 13s9 3 19 3v9zM469 114c0-3 0-4-1-6 0-1-1-2-2-5-5-6-10-11-15-13-6-3-11-4-16-4-8 0-15 2-20 6-6 4-10 8-13 12-4 7-6 14-8 22-1 7-1 14-1 19 0 6 0 13 1 20 2 7 4 14 8 20 3 6 7 10 12 14 5 3 11 5 18 5 6 0 12-2 18-5s11-9 16-15c1-3 2-4 2-6 1-1 1-3 1-5zM469 210v-19c-4 5-9 9-15 13-7 4-14 6-24 6-11 0-21-3-30-9-9-5-17-13-22-23-6-10-9-21-9-33s4-24 9-33c6-10 14-18 24-24 9-5 20-8 32-8 7 0 14 1 20 5 6 3 12 7 16 12v-63c0-7-1-11-4-13s-9-3-19-3v-9l42-3v176c-1 7 1 11 3 13 3 2 9 3 19 3v9zM643 207h-107c0-3 0-6 1-7 0-1 1-2 2-4l56-61c8-9 15-19 21-30s9-22 9-35c0-8-2-16-4-23-3-7-7-13-13-17s-13-7-22-7c-8 0-16 3-23 8s-12 12-16 21c1 0 2 0 4 0 5 0 9 2 11 5 3 3 4 6 4 10 0 6-2 11-5 13-4 3-7 4-10 3 0 1-1 0-4 0-2-1-5-2-7-5-2-2-4-7-4-12 0-8 2-17 7-25 4-8 10-14 18-19 9-5 18-8 29-8 18 0 32 6 44 16 11 10 17 23 17 40 0 10-2 19-6 27s-11 16-20 25-21 20-36 33l-31 30h52c2 0 6 0 10 0 4-1 7-1 11-1s6-1 6-2c2-2 3-6 4-11s2-10 3-14h7z">
          <text:p/>
        </draw:path>
        <draw:path draw:style-name="gr3" draw:text-style-name="P2" draw:layer="layout" svg:width="0.656cm" svg:height="0.209cm" svg:x="5.635cm" svg:y="12.243cm" svg:viewBox="0 0 657 210" svg:d="M90 38l-32 94h65zM159 206c-3 0-8 0-13 0s-10 0-15 1c-5 0-9 0-13 0v-9c3 0 6 0 10 0 3-1 7-1 9-2 3-2 5-5 5-7s-1-3-1-4l-15-45h-71l-14 38c0 1 0 1 0 2s0 2 0 3c0 3 2 7 5 11 4 2 9 4 16 4v9l-33-1-29 1v-9c8 0 14-1 20-4 5-4 9-9 12-16l60-172c0-2 1-4 2-5s2-1 5-1c2 0 3 0 4 1s2 3 2 5l62 180c2 4 4 8 7 10 4 2 9 2 18 2h5v9zM307 113c0-2 0-4 0-5s-1-3-3-6c-4-6-9-10-15-13-5-2-11-4-16-4-8 0-14 2-20 6-5 4-9 8-12 13-4 6-7 13-8 21-1 7-2 14-1 20-1 6 0 12 1 20 1 7 3 13 7 20 3 5 8 11 13 14s11 5 17 5c7 0 13-2 19-5s11-9 15-16c2-3 3-4 3-5 0-2 0-3 0-6zM307 210v-20c-3 6-8 10-15 14-6 4-14 6-23 6-11 0-22-3-31-8-9-6-16-15-22-25-5-9-8-20-8-33 0-12 3-23 9-33s13-18 23-23c10-6 20-9 32-9 8 0 15 2 21 5s11 7 15 13v-62c1-7-1-12-3-14-3-2-9-3-19-3v-9l41-3v175c0 7 1 11 4 14 3 2 9 3 19 3v9zM469 113c0-2-1-4-1-5s-1-3-3-6c-4-6-9-10-15-13-5-2-10-4-16-4-8 0-14 2-20 6-5 4-9 8-12 13-4 6-7 13-8 21-1 7-1 14-1 20s0 12 1 20c1 7 4 13 7 20 4 5 8 11 13 14s11 5 17 5c7 0 13-2 19-5s11-9 15-16c2-3 3-4 3-5 0-2 1-3 1-6zM469 210v-20c-4 6-9 10-16 14-6 4-14 6-23 6-11 0-21-3-30-8-10-6-17-15-23-25-5-9-8-20-8-33 0-12 3-23 9-33s14-18 23-23c10-6 21-9 32-9 8 0 15 2 21 5s11 7 15 13v-62c1-7 0-12-3-14s-9-3-19-3v-9l41-3v175c0 7 1 11 4 14 3 2 9 3 19 3v9zM608 42l-71 108h71zM628 159v25c0 3 0 6 1 8 1 3 3 4 6 5s8 1 15 1h6v9c-6 0-12-1-19-1s-14 0-20 0-13 0-21 0c-6 0-13 1-19 1v-9h6c7 0 12 0 16-1 3-1 5-2 6-5 1-2 1-5 1-8v-25h-78v-9l90-135c1-2 2-3 3-3 1-1 1-1 3-1s3 1 4 2c0 1 0 3 0 6v131h29v9z">
          <text:p/>
        </draw:path>
        <draw:path draw:style-name="gr3" draw:text-style-name="P2" draw:layer="layout" svg:width="0.641cm" svg:height="0.21cm" svg:x="5.639cm" svg:y="14.3cm" svg:viewBox="0 0 642 211" svg:d="M90 39l-32 94h65zM160 207c-4 0-9 0-14 0s-10 0-15 0-9 0-13 1v-9c3 0 6 0 10-1 4 0 7-1 10-2 2-1 4-3 4-6 0-1 0-3-1-4l-15-44h-71l-13 38c-1 0-1 1-1 2s0 1 0 2c0 4 2 7 6 10 3 3 9 4 16 5v9l-33-1-30 1v-9c8 0 15-2 20-4 6-3 10-8 12-16l60-173c1-2 1-3 2-4s3-2 5-2 4 1 4 2c1 1 2 2 3 4l62 181c1 5 3 8 7 10 3 1 9 2 17 2h5v9zM308 115c0-3 0-5-1-6 0-1-1-3-2-5-5-6-10-11-16-13-5-3-10-4-16-4-7 0-14 2-19 6-6 3-10 8-13 12-4 7-7 14-8 21-1 8-1 14-1 20s0 13 1 20 4 14 7 20c4 6 8 10 13 13 5 4 11 5 18 5 6 0 12-1 18-4 6-4 11-9 16-16 1-2 2-4 2-5 1-1 1-3 1-5zM308 211v-19c-4 5-9 9-15 13-7 4-15 6-24 6-11 0-21-3-30-9-10-6-17-13-22-23-6-10-9-21-9-33 0-13 3-24 9-34 6-9 14-17 23-23 10-6 21-8 32-9 8 0 15 2 21 5 6 4 11 8 16 13v-62c0-7-1-11-4-13s-9-3-19-3v-10l42-3v176c-1 6 0 11 3 13s9 3 19 3v9zM470 115c0-3 0-5-1-6 0-1-1-3-2-5-5-6-10-11-16-13-6-3-11-4-16-4-8 0-15 2-20 6-6 3-10 8-13 12-4 7-6 14-8 21-1 8-1 14-1 20s0 13 1 20c2 7 4 14 8 20 3 6 7 10 12 13 5 4 11 5 18 5 6 0 12-1 18-4 7-4 12-9 17-16 1-2 2-4 2-5 1-1 1-3 1-5zM470 211v-19c-4 5-9 9-15 13-8 4-15 6-25 6-11 0-21-3-30-9s-17-13-22-23c-6-10-9-21-9-33 0-13 4-24 9-34 6-9 14-17 24-23 9-6 20-8 32-9 7 0 14 2 21 5 6 4 12 8 16 13v-62c0-7-1-11-4-13s-9-3-20-3v-10l43-3v176c-1 6 1 11 3 13 3 2 9 3 19 3v9zM642 208c-3-1-8-1-14-1-5 0-11 0-17 0s-11 0-15 0-9 0-15 0-12 0-18 0-10 0-14 1v-9h9c9 0 15-1 19-2 4 0 6-2 7-4s1-5 1-8v-149c-8 3-15 6-22 6-7 1-13 1-16 1v-9c4 0 8 0 14 0 6-1 12-2 19-5s14-7 20-14c3 0 5 0 6 1 0 2 1 4 0 7v162c0 3 1 6 2 8 0 2 3 4 7 4 4 1 10 2 18 2h9z">
          <text:p/>
        </draw:path>
        <draw:path draw:style-name="gr3" draw:text-style-name="P2" draw:layer="layout" svg:width="8.877cm" svg:height="3.374cm" svg:x="6.621cm" svg:y="11.323cm" svg:viewBox="0 0 8878 3375" svg:d="M42 0v3358h-42v-3358zM948 8v3354h-42v-3354zM2540 21v3354h-43v-3354zM4775 21v3354h-38v-3354zM6574 21v3354h-42v-3354zM8878 8v3354h-42v-3354z">
          <text:p/>
        </draw:path>
        <draw:path draw:style-name="gr3" draw:text-style-name="P2" draw:layer="layout" svg:width="2.473cm" svg:height="0.209cm" svg:x="3.671cm" svg:y="9.812cm" svg:viewBox="0 0 2474 210" svg:d="M137 58c0-14-3-24-9-30s-14-10-22-11c-9-1-18-2-27-2-3 0-6 0-9 0-4 0-6 0-8 1-3 0-5 1-5 3-1 2-1 4-1 8v74h32c14 0 24-2 32-7 7-4 12-9 14-16s4-13 3-20zM202 178c0 3-1 7-2 12-2 5-4 10-8 14s-10 6-17 6c-5 0-11 0-17-2-7-2-13-5-20-10-5-5-8-11-10-18-1-6-2-14-1-23 0-10-1-17-2-23-1-5-4-11-9-16s-11-8-16-9-9-2-11-1h-33v73c0 4 0 7 1 9 0 2 2 3 6 4 3 0 8 1 16 1h7v9c-4 0-9-1-14-1s-10 0-15 0-10 0-14 0-9 0-14 0-10 0-15 0c-6 0-10 1-14 1v-9h7c8 0 13-1 16-1 3-1 5-3 6-5s1-4 1-8v-152c0-4 0-7-1-9s-3-3-6-4-8-1-16-1h-7v-9h92c14 0 27 3 38 8 11 4 20 10 27 18 6 8 10 17 10 26 0 11-5 21-15 29-9 8-21 14-35 18 8 3 15 7 21 13 7 5 11 12 14 21l3 23c2 14 4 24 7 31s7 11 14 11c4 0 8-2 11-5 4-4 7-11 8-21 0-1 0-2 0-3 1-1 2-1 3-1 2 0 3 0 4 1 0 1 0 3 0 3zM305 131c0-3 0-7-1-12-1-7-2-12-4-18s-6-10-10-15c-5-4-10-6-18-6-3 0-8 1-13 4-5 2-10 7-15 14-4 7-7 19-7 33zM324 170c0 2-2 6-5 12s-8 11-15 16c-7 6-16 9-28 9-11 0-22-3-31-9-10-5-18-13-23-23-6-10-9-21-10-35 1-12 3-23 9-33 5-10 12-18 21-24s19-9 30-9c12 0 22 3 30 8 7 6 13 13 17 21 3 9 5 19 5 28 0 3 0 5-1 6-1 0-3 0-6 0h-81c0 6 1 12 1 20 1 9 4 16 8 23 3 6 8 10 13 14 6 4 12 6 20 6 1 0 4 0 9-1 4-1 10-4 15-8 6-4 11-11 14-21 1-2 2-4 4-4 1 0 2 0 3 1 0 0 1 1 1 3zM438 167c0 11-4 20-11 28s-19 12-36 12c-3 0-7 0-13-2-6-1-12-5-18-10-3 2-4 4-5 5s-1 1-1 1c-3 3-5 5-5 5-1 1-2 1-2 1-2 0-3-1-3-2s-1-2-1-5v-38c0-2 1-4 1-5 0-2 1-2 3-2s2 0 3 1c0 1 1 2 1 4 3 12 7 22 13 29 6 8 15 11 27 12 11-1 20-3 25-8s8-11 8-19c0-6-3-12-7-15-4-4-8-7-13-8-4-2-8-3-10-3-10-2-18-4-23-5-6-2-11-5-15-8-8-7-12-15-13-26 0-5 2-11 5-16 2-6 7-10 14-14 7-3 16-5 28-5 2 0 6 0 11 1s10 3 16 7c0-1 1-1 2-2s2-2 2-3c2-1 3-2 4-3 1 0 2 0 2 0 2 0 3 0 3 1s0 3 0 6v29c0 3 0 4 0 5-1 2-2 3-3 3s-1 0-2-1c-1 0-2-2-2-3 0-3 0-7-2-13-1-5-4-10-9-15-5-4-12-7-22-7-13 0-21 3-26 7-5 5-7 10-7 15 0 6 2 10 6 13 3 4 8 7 13 8 6 2 11 3 17 4s12 2 17 4c6 2 11 5 16 10 2 1 4 4 7 9 3 4 4 10 5 18zM550 131c0-3-1-7-1-12-1-7-2-12-5-18-2-6-5-10-9-15-5-4-11-6-18-6-3 0-8 1-13 4-6 2-10 7-15 14-4 7-7 19-8 33zM569 170c0 2-2 6-5 12s-8 11-15 16c-7 6-17 9-28 9-12 0-22-3-32-9-9-5-17-13-23-23s-9-21-9-35c0-12 3-23 8-33 6-10 13-18 22-24s19-9 30-9c12 0 22 3 29 8 8 6 14 13 17 21 4 9 6 19 6 28 0 3-1 5-2 6-1 0-3 0-6 0h-80c0 6 0 12 1 20 1 9 3 16 8 23 3 6 7 10 13 14s12 6 19 6c1 0 4 0 9-1s10-4 16-8 10-11 14-21c0-2 2-4 4-4 1 0 1 0 2 1 1 0 2 1 2 3zM681 93c-1 5-2 8-5 10-2 2-5 3-8 3s-6-1-8-3c-3-2-4-6-4-10 0-3 1-6 3-8s3-3 3-3c0 0-1 0-3 0-7 0-13 3-18 8s-9 11-12 19c-2 10-4 18-4 28v44c0 4 0 7 1 9s3 3 6 4c3 0 8 1 15 1h6v9c-6-1-12-1-18-1s-13 0-18 0l-33 1v-9c9 0 15-1 18-2s4-5 4-11v-78c1-7-1-12-3-14-3-2-9-3-19-2v-9l40-3v31c1-4 3-9 6-13 3-5 7-10 12-13s10-5 17-5 12 2 16 5c3 3 5 7 6 12zM837 88c-9 0-15 3-19 7s-6 8-7 12l-38 94c-1 2-1 3-2 4s-2 2-4 2-3 0-4-1-1-3-2-5l-42-103c-1-3-2-5-3-6-1-2-3-3-6-3-3-1-8-1-14-1v-9c5 0 10 0 15 0s9 1 13 1l32-1v9c-3-1-7 0-10 1-4 0-6 2-7 6 0 0 1 2 2 5l32 81 30-74c0-2 1-3 1-4s0-2 0-3c0-3-1-6-3-8-2-3-5-4-10-4v-9l25 1c3 0 7-1 10-1 4 0 8 0 11 0zM917 135c-16 0-28 3-36 8-9 4-15 10-18 16-4 6-6 12-5 17 0 7 2 13 7 18 5 4 11 6 19 7 4 0 9-2 14-4s10-6 13-12c4-5 6-12 6-22zM965 178c0 8-1 14-4 18s-7 6-11 8c-3 1-6 2-8 2-7-1-12-3-16-8s-6-10-7-16c-2 7-7 13-13 17-7 5-15 8-24 8-7 0-13-1-20-3s-14-5-19-9c-5-5-7-11-8-19 0-6 2-13 7-19 4-7 12-13 22-18 9-4 19-7 28-8s18-2 25-2v-11c0-9-2-16-5-22-3-5-7-9-11-12-5-3-9-4-14-4s-10 1-16 3-11 5-15 10c6 1 10 3 12 6s2 6 2 8c0 3-1 7-3 10-3 3-6 4-10 4s-7-1-9-4c-3-3-4-6-4-11 0-9 5-17 13-23s18-9 30-9c7 0 14 1 21 4 7 2 13 6 19 12 5 5 8 11 9 16 1 6 1 13 1 19v57c0 1 0 2 1 5 0 2 1 4 3 6 1 2 4 3 7 4 1 0 4-1 6-3 3-3 4-8 4-16v-16h7zM1066 168c0 6-1 13-3 18-2 6-5 11-9 15-5 4-10 6-17 6-3 0-8-1-14-2-6-2-11-5-16-11-4-6-7-14-7-26v-80h-24v-7c9 0 16-3 22-9 5-6 9-13 11-22 3-8 4-16 4-24h7v53h41v9h-41v81c0 2 0 5 1 10 0 5 2 9 5 14 2 4 7 6 13 7 6 0 10-3 14-8 3-6 5-14 6-24v-16h7zM1138 29c0 4-2 7-4 10-3 3-7 5-12 5-4 0-8-2-11-5-2-3-4-6-4-10s1-7 4-10c3-4 7-5 11-5 5 0 9 1 11 4 3 3 5 7 5 11zM1154 204c-10-1-20-1-30-1l-32 1v-9c9 0 16-1 18-2 3-1 5-5 4-11v-79c1-6-1-11-3-13-3-2-9-3-18-2v-9l40-3v106c0 6 1 9 3 11 3 1 8 2 18 2zM1275 140c0-6 0-12-1-20s-3-15-7-21-8-11-14-14-12-5-18-5-12 2-18 5-11 8-15 14c-3 7-5 14-6 22-1 7-1 13-1 19 0 5 0 12 1 19 1 8 3 15 6 21 4 7 9 12 15 15s12 5 18 5c7 0 14-2 20-6s10-9 13-16c4-6 5-13 6-20s1-13 1-18zM1299 142c-1 12-3 23-9 33s-14 18-23 23c-10 6-21 9-32 9-12 0-22-3-32-9-9-5-17-13-23-23-6-9-9-20-9-33 0-12 3-23 9-34 5-10 13-19 23-25 9-6 20-9 32-9s22 3 32 9 17 14 23 24c6 11 8 23 9 35zM1429 203l-33 1v-9c10 0 16-1 19-2s4-5 4-11v-68c0-9-1-16-4-22s-9-10-18-10c-6 0-12 2-18 5-6 4-11 9-14 16-4 7-6 16-6 26v53c-1 6 1 10 4 11 2 1 9 2 18 2v9l-32-1-33 1v-9c10 0 16-1 19-2s4-5 4-11v-78c0-7-1-12-4-14s-9-3-19-2v-9l41-3v30c4-9 9-16 16-22 7-5 16-8 26-8 9 0 15 1 20 3s9 5 11 7c4 5 6 11 7 17s2 16 2 28v55c0 4 2 7 5 8 4 1 10 1 17 1v9zM1710 150c0 11-3 21-7 30-5 9-12 16-20 22-9 5-19 8-30 8-13 0-24-2-33-6s-15-9-20-14c-4 7-7 12-9 14-1 2-1 3-1 2-1 2-2 3-2 3-1 1-2 1-3 1s-2 0-2-1c-1-2-1-3-1-6v-57c0-3 0-5 1-6 0-1 1-2 3-2 1 0 1 1 2 1s1 1 1 2c0 6 1 12 3 20 2 9 7 17 15 25 5 4 11 8 17 10s12 4 17 4c5 1 9 1 12 1 8 0 15-2 21-6 5-4 10-9 13-15s4-13 4-20c0-10-3-19-9-26-4-6-8-9-12-11s-8-3-12-4c-10-4-19-6-25-7-7-2-11-3-13-4-11-4-20-10-27-20-7-9-11-20-11-32 0-11 3-20 8-28 5-9 11-15 20-20 8-5 18-8 28-8 13 0 23 3 30 7s12 9 16 13l11-16c0-2 1-3 2-4 0 0 1 0 2 0s2 0 3 1c0 1 0 3 0 6v58c0 2 0 4-1 5 0 1-1 2-3 2-1 0-2-1-3-1 0-1 0-2 0-3-1-3-1-8-3-15-1-6-4-13-8-20s-9-13-17-17c-7-5-16-8-28-8s-21 4-28 11-10 16-10 27c0 8 3 16 8 23 5 6 12 11 21 13l37 9c12 3 22 10 30 21s13 24 13 38zM1823 168c0 6-1 13-3 18-2 6-5 11-9 15s-10 6-17 6c-3 0-8-1-14-2-6-2-11-5-16-11-4-6-7-14-7-26v-80h-24v-7c9 0 17-3 22-9s9-13 12-22c2-8 3-16 3-24h7v53h41v9h-41v81c0 2 0 5 1 10s2 9 5 14c3 4 7 6 13 7 6 0 10-3 14-8 4-6 6-14 6-24v-16h7zM1928 135c-16 0-28 3-37 8-8 4-15 10-18 16s-5 12-5 17c0 7 3 13 8 18 5 4 11 6 18 7 4 0 9-2 14-4 6-2 10-6 14-12 4-5 6-12 6-22zM1976 178c0 8-2 14-5 18s-6 6-10 8c-4 1-7 2-9 2-7-1-12-3-16-8-3-5-6-10-6-16-3 7-7 13-14 17-6 5-14 8-24 8-6 0-13-1-20-3s-13-5-18-9c-5-5-8-11-8-19 0-6 2-13 6-19 5-7 12-13 23-18 9-4 18-7 28-8 9-1 17-2 25-2v-11c0-9-2-16-5-22-3-5-7-9-12-12-4-3-9-4-14-4s-10 1-16 3-11 5-15 10c6 1 11 3 12 6 2 3 3 6 3 8 0 3-1 7-4 10-2 3-5 4-9 4s-7-1-10-4c-2-3-4-6-4-11 1-9 5-17 13-23 9-6 19-9 31-9 7 0 14 1 20 4 7 2 13 6 19 12 5 5 8 11 9 16 1 6 2 13 2 19v57c0 1 0 2 0 5 1 2 2 4 3 6 2 2 4 3 7 4 2 0 4-1 7-3 2-3 3-8 4-16v-16h7zM2076 168c0 6-1 13-3 18-2 6-5 11-9 15s-9 6-16 6c-4 0-9-1-14-2-6-2-12-5-16-11-5-6-7-14-7-26v-80h-25v-7c10 0 17-3 22-9 6-6 10-13 12-22 2-8 3-16 3-24h8v53h41v9h-41v81c-1 2 0 5 0 10 1 5 3 9 5 14 3 4 7 6 14 7 5 0 10-3 13-8 4-6 6-14 6-24v-16h7zM2151 29c0 4-1 7-4 10s-6 5-11 5-8-2-11-5-4-6-5-10c0-4 2-7 4-10 3-4 7-5 12-5 4 0 8 1 11 4s4 7 4 11zM2167 204c-10-1-20-1-30-1l-32 1v-9c10 0 16-1 19-2s4-5 4-11v-79c0-6-1-11-4-13s-8-3-17-2v-9l40-3v106c-1 6 0 9 3 11 2 1 8 2 17 2zM2288 140c0-6 0-12-1-20 0-8-3-15-6-21-4-6-9-11-15-14-5-3-11-5-18-5-6 0-12 2-18 5s-11 8-15 14c-3 7-5 14-6 22 0 7-1 13-1 19 0 5 1 12 1 19 1 8 3 15 7 21 4 7 9 12 14 15 6 3 12 5 18 5 8 0 14-2 20-6s11-9 14-16c3-6 5-13 5-20 1-7 1-13 1-18zM2312 142c0 12-3 23-9 33s-13 18-23 23c-9 6-20 9-32 9-11 0-22-3-31-9-10-5-18-13-23-23-6-9-9-20-9-33 0-12 3-23 8-34 6-10 13-19 23-25s20-9 32-9 23 3 32 9c10 6 18 14 23 24 6 11 9 23 9 35zM2442 203l-32 1v-9c9 0 15-1 18-2s4-5 4-11v-68c0-9-1-16-4-22s-8-10-17-10c-7 0-13 2-18 5-6 4-11 9-15 16s-6 16-6 26v53c0 6 1 10 4 11s9 2 18 2v9l-32-1-32 1v-9c9 0 15-1 18-2s4-5 4-11v-78c0-7-1-12-4-14-2-2-9-3-18-2v-9l40-3v30c4-9 10-16 17-22 7-5 15-8 26-8 8 0 15 1 20 3s8 5 10 7c4 5 7 11 8 17s1 16 1 28v55c0 4 2 7 6 8 3 1 9 1 16 1v9z">
          <text:p/>
        </draw:path>
        <draw:path draw:style-name="gr3" draw:text-style-name="P2" draw:layer="layout" svg:width="1.565cm" svg:height="0.209cm" svg:x="4.122cm" svg:y="10.169cm" svg:viewBox="0 0 1566 210" svg:d="M104 142c0-6 0-13-1-20s-3-14-7-20c-3-6-8-11-14-14-5-3-12-5-18-5s-12 2-18 5-11 8-15 14c-3 7-5 14-6 21s-1 13-1 19c0 5 0 12 1 19 1 8 3 15 6 22 4 7 9 12 15 15s12 5 18 5c8 0 14-2 20-6s10-9 14-16c3-7 5-14 5-21 1-7 1-13 1-18zM128 144c0 12-3 23-9 34-6 10-14 17-23 23-10 6-20 9-32 9-11 0-22-3-31-9-10-5-18-13-24-23-5-10-8-21-9-34 1-12 3-23 9-33 6-11 13-19 23-25 9-6 20-9 32-9s23 3 32 9c10 6 17 14 23 24s9 22 9 34zM239 23c0 3-1 6-3 9-2 2-5 3-10 4-4-1-7-2-9-4-2-3-3-5-3-9s1-6 3-8 4-3 6-4c-3-1-5-1-6-2-2 0-3 0-4 0-7 0-13 3-18 10s-8 17-8 29v34h33v8h-33v94c0 4 1 6 1 8 1 2 3 4 6 5 3 0 8 1 15 1h6v9c-5-1-11-1-18-1-6 0-12 0-18 0l-33 1v-9c9 0 16-1 18-2 3-1 5-5 4-11v-95h-22v-8h22v-34c1-10 3-18 7-25 5-7 11-12 17-15 7-4 14-5 21-5 8 0 14 2 19 6 4 4 7 8 7 14zM492 75c-2-14-4-24-7-32-3-9-8-15-16-18-7-4-18-6-32-6h-35c-6 0-10 0-12 2-1 2-2 5-2 9v73h25c9 0 16-1 20-3s7-6 9-11c1-5 2-11 1-20h8v77h-8c1-8 0-15-1-20-2-5-5-8-9-11-4-2-11-3-20-3h-25v72c0 3 0 6 1 8s3 4 7 4c4 1 10 2 19 2h10v9c-4-1-9-1-15-1s-12 0-18 0-11 0-15 0-9 0-15 0c-5 0-11 0-16 0s-10 0-13 1v-9h7c7 0 12-1 16-2 3 0 5-2 6-4 0-2 1-4 0-8v-152c1-3 0-6 0-8-1-2-3-3-6-4-4-1-9-1-16-1h-7v-9h158l8 65zM658 63c0-5-1-11-2-18s-5-13-12-19c-6-5-17-8-32-8h-26c-6 0-10 0-12 2-1 2-2 5-2 9v78h40c15 0 26-3 32-8 7-6 11-12 12-19s2-13 2-17zM687 63c0 9-3 18-9 26s-14 14-24 18c-10 5-21 7-32 8h-49v69c0 4 0 6 1 8s3 4 6 5c3 0 8 1 16 1h7v9c-4-1-8-1-14-1-5 0-10 0-15 0-6 0-10 0-14 0s-8 0-14 0c-5 0-10 0-15 0-6 0-10 0-13 1v-9h7c7 0 12-1 15-2 4 0 6-2 6-4 1-2 2-4 1-8v-153c1-3 0-6-1-8 0-2-2-3-6-4-3-1-8-1-15-1h-7v-9h101c14 0 25 3 35 8 11 5 19 11 24 19 6 8 9 17 9 27zM903 38l-32 93h65zM973 206c-4 0-8 0-14 0-5 0-10 0-15 0s-9 0-13 1v-9c3 0 6 0 10-1 4 0 7-1 10-2s4-3 4-6c0-1 0-3-1-4l-15-45h-71l-13 39c0 0-1 1-1 2s0 1 0 2c0 4 2 7 6 10 3 3 9 5 16 5v9l-33-1-30 1v-9c8 0 15-2 20-4 6-3 10-8 13-16l59-173c1-2 1-3 2-4s3-1 5-1 4 0 5 1c0 1 1 2 2 4l62 181c1 5 4 8 7 10 3 1 9 2 17 2h6v9zM1121 113c0-3 0-5-1-6 0-1-1-3-2-5-5-6-10-11-15-13-6-3-11-4-16-4-8 0-15 2-20 6-6 3-10 8-13 12-4 7-7 14-8 21-1 8-1 14-1 20s0 13 1 20 4 15 7 21c4 6 8 10 13 13 5 4 11 5 18 5 6 0 12-1 18-4 6-4 11-9 16-16 1-2 2-4 2-5 1-2 1-4 1-6zM1121 210v-19c-4 5-9 9-15 13-7 4-15 6-24 6-11 0-21-3-30-9-10-6-17-13-22-23-6-11-9-22-9-34 0-13 3-24 9-34 6-9 14-17 24-23 9-5 20-8 31-9 8 0 15 2 21 5 6 4 11 8 16 13v-62c0-7-1-11-4-13s-9-3-19-3v-9l42-3v176c-1 7 0 11 3 13s9 3 19 3v9zM1282 113c0-3 0-5 0-6-1-1-2-3-3-5-5-6-10-11-15-13-6-3-11-4-16-4-8 0-15 2-20 6-5 3-10 8-13 12-4 7-6 14-7 21-1 8-2 14-2 20s1 13 2 20 3 15 7 21c3 6 7 10 12 13 6 4 11 5 18 5 6 0 12-1 18-4 6-4 11-9 16-16 1-2 2-4 3-5 0-2 0-4 0-6zM1282 210v-19c-4 5-9 9-15 13-7 4-14 6-24 6-11 0-21-3-30-9s-17-13-22-23c-6-11-8-22-9-34 1-13 4-24 9-34 6-9 14-17 24-23 9-5 20-8 32-9 7 0 14 2 20 5 7 4 12 8 16 13v-62c0-7-1-11-4-13s-9-3-19-3v-9l42-3v176c-1 7 1 11 3 13 3 2 10 3 19 3v9zM1435 133c0-3 0-7-1-13 0-5-2-10-4-16s-5-11-10-15c-4-4-10-6-17-6-4 0-8 1-13 3-6 3-11 8-15 15-5 7-7 18-8 32zM1454 171c0 3-1 8-4 13-4 6-9 12-16 17-7 6-16 8-28 9-11 0-21-3-31-9-9-6-17-13-24-23-6-11-9-23-9-36 0-12 3-23 8-33 6-10 13-17 22-23s19-9 31-9 21 3 29 8 13 12 17 21c4 8 5 18 5 27 1 3 0 5-1 5-1 1-3 1-6 1h-80c0 6 0 12 1 20s3 16 7 24c4 6 8 10 14 14 5 4 12 5 19 6 1 0 4-1 9-2 5 0 10-3 16-7s10-11 14-22c0-3 1-4 4-4 0 0 1 0 2 1 1 0 1 1 1 2zM1566 96c0 5-1 8-4 10-2 2-5 3-8 3s-6-1-9-4c-2-2-3-5-3-9 0-3 1-6 3-8 1-2 3-3 3-3 0 0-1 0-3 0-7 0-13 3-19 8-5 5-8 11-11 19s-4 17-4 27v45c0 4 0 6 1 8s3 4 6 5c3 0 8 1 15 1h6v9c-6-1-12-1-18-1-7 0-13 0-19 0l-32 1v-9c9 0 15-1 18-2s4-5 4-11v-78c0-7-1-12-4-14-2-2-9-3-18-3v-8l40-4v32c1-4 3-9 6-14 3-4 7-9 11-12 5-4 11-5 18-6 6 1 11 2 15 6 4 3 6 7 6 12z">
          <text:p/>
        </draw:path>
        <draw:polygon draw:style-name="gr3" draw:text-style-name="P2" draw:layer="layout" svg:width="10.512cm" svg:height="1.901cm" svg:x="17.797cm" svg:y="11.293cm" svg:viewBox="0 0 10513 1902" draw:points="17,13 17,0 10513,0 10513,1902 0,1902 0,0 17,0 17,13 30,13 30,1873 10483,1873 10483,30 17,30 17,13 30,13">
          <text:p/>
        </draw:polygon>
        <draw:path draw:style-name="gr3" draw:text-style-name="P2" draw:layer="layout" svg:width="10.436cm" svg:height="0.06cm" svg:x="17.831cm" svg:y="12.525cm" svg:viewBox="0 0 10437 61" svg:d="M13 0v5-5 5-5c29 5 343 9 830 14 491 0 1159 4 1922 4 1545 0 3463-4 4995-9 767-4 1436-4 1915-9 478 0 762 0 762 0v44c0 0-4582 17-7672 17-775 0-1453-5-1944-5-245-4-444-4-584-4-72-4-127-4-165-4-17 0-34-4-47-4-12 0-17 0-25 0z">
          <text:p/>
        </draw:path>
        <draw:path draw:style-name="gr3" draw:text-style-name="P2" draw:layer="layout" svg:width="10.482cm" svg:height="0.055cm" svg:x="17.78cm" svg:y="11.899cm" svg:viewBox="0 0 10483 56" svg:d="M13 0c34 4 343 8 834 8 491 5 1164 5 1926 5 1554 0 3480-5 5021-9 772 0 1441-4 1923-4 479 0 766 0 766 0v43c0 0-4602 13-7710 13-775 0-1456 0-1947-4-250 0-449 0-589-5-67 0-122 0-165 0-17-4-34-4-46-4-9 0-17 0-26-4z">
          <text:p/>
        </draw:path>
        <draw:path draw:style-name="gr3" draw:text-style-name="P2" draw:layer="layout" svg:width="0.252cm" svg:height="0.202cm" svg:x="17.967cm" svg:y="11.525cm" svg:viewBox="0 0 253 203" svg:d="M55 25c0 7-2 13-6 17-5 4-10 7-16 7s-12-3-16-7-6-10-7-17c1-6 3-11 7-15 4-5 10-7 16-7s11 2 16 7c4 4 6 9 6 15zM35 200l-35 1v-13h20v-89c0-6-1-9-3-10s-8-2-16-2v-13l50-2v116h18v13zM199 99c-3-4-7-8-13-11-6-4-13-6-21-6-5 0-10 1-16 3-5 2-10 6-15 12-3 6-6 12-6 19-1 7-1 14-1 21 0 8 0 15 1 24 1 8 4 16 9 22s13 9 25 9c7 0 13-1 18-4 6-3 10-6 13-9s5-6 6-8zM199 203v-14c-4 3-10 7-17 9-6 3-14 5-23 5-22-1-38-7-51-19-12-11-18-27-18-47s7-36 20-48c14-11 31-17 52-17 5-1 11 0 18 2s14 5 21 11v-58c0-5-1-8-3-9-3-2-8-2-17-2v-13l52-3v176c0 6 1 9 3 10 3 1 8 2 17 2v13z">
          <text:p/>
        </draw:path>
        <draw:path draw:style-name="gr3" draw:text-style-name="P2" draw:layer="layout" svg:width="0.328cm" svg:height="0.186cm" svg:x="19.034cm" svg:y="11.582cm" svg:viewBox="0 0 329 187" svg:d="M111 66c0-8 0-15-1-22 0-8-2-14-5-19s-9-9-14-11c-6-2-11-4-18-4s-13 2-19 5c-5 3-9 7-12 12s-4 11-5 19c0 6 0 13 0 20 0 8 0 17 1 25 1 9 5 16 10 22 5 5 13 8 25 9 12-1 21-4 27-9 5-6 8-13 10-22 1-8 1-17 1-25zM148 69c0 12-3 22-9 32-5 10-13 17-24 23s-25 9-42 9c-16 0-29-3-40-9-11-5-19-13-25-23-5-9-8-20-8-32 0-13 3-25 8-36 6-10 14-18 25-24s25-9 40-9c16 0 30 3 41 9s19 14 25 24c6 11 9 23 9 36zM292 67c0-18-4-32-11-41-6-9-15-14-25-14-3 0-8 1-14 3-6 1-13 5-18 11-2 2-4 3-4 4-1 1-1 3-1 6v62c0 2 0 4 1 5 0 1 1 3 2 4 7 8 13 12 19 14s10 2 12 2c6 0 12-2 18-6 6-3 11-9 15-17 4-9 6-19 6-33zM329 67c-1 21-7 37-21 48-13 12-30 18-52 18-6 0-12-1-18-3-6-1-13-5-19-10v54h20v13l-36-1-36 1v-13h19v-146c1-6 0-9-3-10-2-1-8-1-16-1v-14l50-2v14c4-3 9-6 17-9 7-3 16-5 27-5 21 0 37 6 49 18s18 29 19 48z">
          <text:p/>
        </draw:path>
        <draw:path draw:style-name="gr3" draw:text-style-name="P2" draw:layer="layout" svg:width="0.568cm" svg:height="0.204cm" svg:x="20.044cm" svg:y="11.516cm" svg:viewBox="0 0 569 205" svg:d="M152 57c0-6-1-12-2-18-2-6-6-12-12-16-7-4-19-6-34-6h-34v80h33c16 0 28-3 35-7 6-4 11-9 12-16 2-6 2-12 2-17zM236 174c1 2 0 6-2 10-1 5-4 10-9 14s-13 7-23 7c-6 0-13-1-21-2-8 0-15-2-21-6-7-3-12-7-15-11-2-4-4-9-5-14s-1-11-1-18 0-13 0-17-1-8-2-11c-2-3-4-6-7-9-5-5-11-7-16-9-4-1-8-1-10-1h-34v81h31v14c-4 0-9-1-15-1s-13 0-19 0c-7 0-12 0-17 0-4 0-9 0-16 0-6 0-13 0-19 0-7 0-12 1-15 1v-14h31v-171h-31v-14h109c19 0 34 3 47 8 13 4 23 11 30 19 6 8 10 17 10 27 0 9-4 18-12 27-7 8-20 14-36 19 6 2 13 6 19 11s11 13 13 23c0 0 0 2 1 6 0 3 1 7 1 11 1 4 1 7 1 8 1 4 1 9 2 14 2 5 4 9 7 13 2 3 7 5 12 6 5 0 9-2 12-5 4-4 6-9 7-15 0-2 0-4 1-5s3-2 6-2c1 0 3 0 4 1 1 0 2 2 2 5zM405 142c0 10-2 21-6 30-5 10-12 17-21 23-10 7-22 10-38 10-4 0-10 0-16-1-7-1-14-2-21-5-7-2-14-5-21-10l-13 13c-1 1-2 2-3 2 0 1-1 1-3 1s-4-1-4-2c-1-1-1-3-1-6v-54c0-3 0-5 1-6s3-2 6-2 5 1 6 2c0 1 1 2 1 5 1 10 3 20 8 26 5 7 11 12 18 15 8 4 15 6 22 7 8 1 14 1 20 1 10 0 17-2 23-5 5-4 9-8 11-13 2-6 3-10 3-15 0-8-1-13-4-17s-5-7-7-9-4-4-7-5c-2-1-6-2-11-3-4-2-11-3-19-5-10-2-19-4-25-6-7-1-12-4-16-6-5-3-10-6-14-11-3-3-7-8-10-14-4-7-6-15-6-24 0-10 3-20 7-28 5-9 12-16 22-22 9-5 21-8 36-8 7 0 15 1 23 3 9 2 18 6 26 13l13-13c2-1 3-2 3-2 1-1 2-1 3-1 2 0 4 1 4 2 1 1 1 3 1 6v53c0 3 0 5-1 6s-3 2-6 2-5 0-5-1c-1-1-2-3-2-7-3-12-7-22-13-30-6-7-14-12-22-15-8-2-16-4-24-4-10 1-17 2-22 6-6 3-10 7-12 11-2 5-3 9-3 14s2 10 5 15c3 4 6 7 10 10 5 2 9 4 13 5l42 9c8 1 17 5 24 11 8 5 14 12 18 21 5 8 7 18 7 28zM569 202c-4 0-10-1-17-1s-14 0-22 0c-7 0-13 0-18 0s-11 0-18 0c-8 0-15 0-22 0s-13 1-17 1v-14h40v-150c-9 3-17 5-24 5-7 1-11 1-14 1h-6v-13h6c2 0 7 0 13-1s13-2 22-4c8-3 16-6 23-12 1-1 2-1 3-2 1 0 2 0 3 0 4 0 6 1 7 2 1 2 1 4 1 7v167h40z">
          <text:p/>
        </draw:path>
        <draw:path draw:style-name="gr3" draw:text-style-name="P2" draw:layer="layout" svg:width="0.576cm" svg:height="0.204cm" svg:x="23.701cm" svg:y="11.512cm" svg:viewBox="0 0 577 205" svg:d="M151 56c1-5 0-12-1-18-2-6-6-11-13-15-6-4-17-6-32-7h-34v81h33c16-1 27-3 33-7 7-5 11-10 13-16 1-6 2-12 1-18zM237 174c0 2 0 5-2 10-1 5-5 9-10 14-5 4-12 6-22 7-7 0-14-1-21-2-8-1-15-3-23-6-6-3-11-7-14-11s-5-9-5-14c-1-6-1-12-1-19s0-12 0-16c-1-4-1-8-3-11-1-3-3-6-6-9-5-5-10-8-15-9s-8-1-11-1h-33v81h31v13c-4 0-9 0-15 0-7 0-13 0-20 0-6 0-12 0-16 0s-10 0-16 0c-7 0-13 0-20 0-6 0-11 0-15 0v-13h31v-172h-31v-13h110c18 0 33 3 46 7 14 5 23 11 30 19s11 17 11 27-4 19-12 27c-8 9-20 15-38 20 7 2 13 5 21 10 6 6 10 13 13 23 0 1 0 3 1 7 0 3 0 7 1 10 0 4 1 6 1 9 0 4 1 9 2 14s3 9 6 12c3 4 7 6 13 6 5 0 9-1 12-5 4-3 6-8 7-15 0-2 0-3 1-4 0-2 2-2 5-2 2 0 3 0 5 0 1 1 2 3 2 6zM406 142c0 10-2 21-7 30-4 9-11 17-21 23-9 6-22 9-38 10-4 0-9-1-16-1-6-1-13-3-20-5-8-2-15-6-21-10l-13 13c-2 1-2 2-3 2s-2 1-3 1c-2 0-4-1-4-2-1-2-1-4-1-6v-54c0-3 0-5 1-6 1-2 3-2 6-2s5 0 6 1c0 1 1 3 1 5 0 11 3 21 8 27 5 7 11 12 18 15s15 5 22 6c7 2 14 2 19 2 10 0 18-2 23-6 6-3 10-7 12-13 2-5 3-10 3-16s-2-11-4-15c-3-4-5-8-8-10-2-2-4-3-6-4-3-1-6-3-11-4s-11-2-19-4c-11-2-19-4-25-6-7-2-12-4-17-6-4-3-9-6-13-11-4-3-7-8-11-15-3-6-5-14-5-23 0-11 2-20 7-29 5-8 12-15 21-21 10-5 22-8 36-8 8 0 15 1 24 3s17 6 26 13l13-13c1-1 2-2 3-3 1 0 1 0 2 0 3 0 4 0 5 2 1 1 1 3 1 6v53c0 3 0 5-1 6s-3 2-6 2-5-1-6-2-1-3-2-6c-2-13-6-23-12-30-7-7-14-12-22-15s-16-4-24-4c-10 0-17 2-23 5-5 4-9 8-11 12-2 5-3 9-3 13 0 6 2 11 5 15 2 5 6 8 10 10 4 3 9 5 13 5l41 9c9 2 17 6 25 11 7 6 13 13 18 21 4 9 7 18 7 29zM568 201h-124v-5c0-2 0-4 1-6 0-1 1-2 3-4l58-60c20-20 31-40 31-59 0-12-3-21-10-29-6-8-16-12-28-13-5 0-11 1-16 3-5 1-10 4-14 7 2 1 4 2 6 3 3 1 5 4 7 6 2 3 3 7 4 12-1 7-3 13-7 16-5 3-9 5-14 5-3 0-5-1-9-2-3-1-6-3-8-6s-4-8-4-13c0-9 3-17 8-23 6-7 13-12 22-16 10-3 20-5 32-5 14 0 26 2 36 7 11 4 19 10 25 18 6 9 9 18 10 29 0 9-2 17-6 24s-10 13-18 20c-7 6-17 13-28 21-6 5-13 10-20 16s-14 12-21 18h42c2 0 5 0 9 0s8 0 12 0 7-1 9-1c1-1 2-4 3-8 1-3 2-7 3-11 0-3 1-6 1-8h14z">
          <text:p/>
        </draw:path>
        <draw:path draw:style-name="gr3" draw:text-style-name="P2" draw:layer="layout" svg:width="0.613cm" svg:height="0.202cm" svg:x="21.839cm" svg:y="11.517cm" svg:viewBox="0 0 614 203" svg:d="M230 16c-7 0-12 0-15 1-4 0-6 1-7 2s-2 2-2 3l-77 174c-1 3-3 5-5 6s-4 1-6 1c-4 0-7-1-8-2-2-1-3-3-4-5l-79-180h-27v-14c4 0 8 1 14 1s11 0 17 0 11 0 15 0 10 0 16 0c7 0 13 0 19 0 7 0 12-1 16-1v14h-27l61 139 58-132c1-1 1-2 1-4 0-1-2-2-6-2-3-1-7-1-11-1s-7 0-8 0v-14c6 1 12 1 19 1 6 0 13 0 19 0l32-1v14zM319 133c-4 1-9 1-16 2-6 1-13 3-20 5-6 3-12 6-17 11s-7 11-7 18 2 12 7 16c5 5 11 7 19 7 3 0 7 0 12-2 5-1 10-4 15-9 4-4 6-11 7-20zM376 194c0 3 0 5-2 6s-4 1-7 1h-14c-9 0-16-2-21-4-4-3-6-5-7-9-1-3-2-6-1-9-4 6-9 11-16 16s-16 7-27 7c-7 1-15 0-24-2-8-2-16-5-22-10-6-4-10-11-10-20 0-11 4-19 12-25 7-6 16-10 27-13s21-5 31-6c11-1 18-1 24-2v-9c0-24-11-35-32-35-2 0-5 0-9 0s-8 1-12 2c1 0 2 1 4 4 1 2 2 5 3 10-1 7-3 11-6 14-4 3-8 5-13 5-4 0-8-1-12-4-3-3-5-8-5-15 0-8 3-14 9-18 7-4 14-7 22-8 7 0 14-1 20-1 22 1 38 5 48 13s15 20 15 33v62c0 3 1 5 3 7 1 2 7 3 15 3 2 0 4 0 5 1 2 1 2 3 2 6zM427 200l-35 1v-14h20v-160c0-5-1-9-3-10-3-1-8-1-17-1v-14l51-2v187h20v14zM614 201c-5 0-10-1-17-1-8 0-15 0-22 0s-13 0-18 0-12 0-19 0-14 0-21 0c-8 0-13 1-19 1v-14h41v-150c-8 3-16 5-23 5-7 1-12 1-14 1h-7v-13h7c2 0 6 0 13-1 6-1 13-2 21-4 8-3 16-6 24-12 1-1 2-1 3-2 0 0 2 0 3 0 4 0 6 1 7 2 0 2 1 4 1 7v167h40z">
          <text:p/>
        </draw:path>
        <draw:path draw:style-name="gr3" draw:text-style-name="P2" draw:layer="layout" svg:width="0.619cm" svg:height="0.202cm" svg:x="25.603cm" svg:y="11.525cm" svg:viewBox="0 0 620 203" svg:d="M230 16c-7 0-12 0-15 1s-5 1-6 2-2 2-3 3l-76 174c-2 4-3 6-5 7-2 0-4 1-7 0-4 0-6 0-8-1-1-2-2-4-3-6l-81-180h-26v-13c3 0 8 0 14 0 5 0 11 0 17 0s11 0 14 0c5 0 10 0 17 0 6 0 13 0 19 0 7 0 12 0 16 0v13h-28l63 139 58-132c0-1 1-2 1-3 0-2-2-2-6-3-4 0-8-1-12-1s-6 0-7 0v-13c5 0 12 0 18 0 7 0 13 0 19 0h33v13zM319 134c-4 0-9 0-15 1-7 1-13 3-20 5-7 3-13 6-17 11-5 5-7 11-8 19 1 6 3 12 8 16s11 6 19 6c2 1 6 0 12-1 5-2 10-5 14-9 5-5 7-12 7-21zM377 194c0 3-1 5-2 6-2 1-4 1-7 1h-14c-10 0-17-1-21-4-4-2-7-5-8-8-1-4-1-7-1-10-3 6-8 12-15 16-7 5-16 8-28 8-7 0-14-1-23-2-8-2-16-5-22-10-7-5-10-12-10-21 0-10 4-19 12-25 7-6 16-10 27-13s21-5 31-6c10 0 18-1 23-1v-10c0-22-10-35-31-35-2 0-5 0-9 0-4 1-8 1-12 2 0 0 2 2 3 4 2 2 3 7 3 11 0 6-2 11-6 14-3 3-7 4-12 4-4 0-8-1-12-4s-6-7-6-14c1-9 4-15 10-19s13-6 21-7 15-2 21-1c21 0 37 4 48 12 10 9 15 20 15 33v62c0 3 0 6 2 8 2 1 7 2 16 3 2-1 3 0 5 0 1 1 2 3 2 6zM428 200l-35 1v-13h20v-161c0-5-1-8-4-9-2-2-8-2-16-2v-13l51-3v188h20v13zM611 201h-123v-5c0-3 0-5 0-6 1-1 2-2 3-4l58-59c21-20 31-41 31-61 0-11-3-20-9-28-7-8-16-13-29-13-5 0-10 1-15 3-5 1-10 4-14 7 1 1 3 1 6 3 3 1 5 3 7 6s3 7 3 12c0 7-2 12-7 16-4 3-9 5-14 5-2 0-5-1-8-2s-6-3-8-7c-3-3-4-7-4-13 0-8 3-16 8-23 5-6 13-11 22-15s20-5 32-5c13 0 25 2 36 6 10 5 19 11 25 19s9 18 9 29c0 9-2 17-6 25-4 7-10 13-17 20-8 6-17 13-28 21-7 5-13 10-21 16-7 6-14 11-21 17h43c1 0 4 0 9 0 4 0 8 0 12 0 4-1 7-1 8-2 1 0 3-2 4-6 1-3 2-7 2-11 1-4 1-7 2-9h13z">
          <text:p/>
        </draw:path>
        <draw:path draw:style-name="gr3" draw:text-style-name="P2" draw:layer="layout" svg:width="0.657cm" svg:height="0.257cm" svg:x="27.143cm" svg:y="11.513cm" svg:viewBox="0 0 658 258" svg:d="M126 135c0-7 0-15-1-23-2-9-5-16-10-22s-14-9-25-10c-8 0-15 2-22 6-6 3-11 7-16 13v72c1 1 3 4 6 7 3 4 7 7 11 10 5 2 11 4 18 4 5 0 10-1 15-3 6-2 11-6 16-13 3-6 5-12 7-20 1-7 1-14 1-21zM163 135c0 21-7 37-20 49s-32 18-54 18c-8 0-16-1-22-4-5-3-10-5-14-8-3-3-5-5-6-6-4 6-9 11-14 16h-13v-173c0-6-1-9-4-10-2-1-8-2-16-2v-13l51-2v84c3-3 8-6 16-9 7-3 16-5 26-5 21 0 39 6 51 18s19 28 19 47zM303 202v-23c-4 8-9 13-15 16-5 4-10 6-15 6-5 1-8 1-11 1-15 1-27-2-37-7-9-5-15-16-15-31v-67c0-5-1-9-3-10-3-1-8-1-17-1v-14l53-2v98c0 5 0 10 1 14 1 3 3 6 6 7 3 2 9 3 16 3 11 0 19-4 26-12 6-7 9-16 10-28v-55c0-5-1-9-4-10-2-1-8-1-16-1v-14l52-2v105c0 5 1 9 4 10 2 2 8 2 16 2v13zM478 159c0 10-2 19-7 25-4 6-10 10-16 13-7 2-12 4-18 5-6 0-10 0-12 0-3 0-8 0-14-1-7-1-13-4-20-8l-8 5c-2 2-4 3-5 4-1 0-2 0-3 0-3 0-4-1-5-2 0-1-1-3 0-6v-32c-1-4 0-6 0-7 1-1 3-2 7-2 1 0 3 1 4 1s2 1 2 3c1 5 3 9 6 15 3 5 7 10 12 14 6 4 14 6 24 6 2 0 6 0 11-1s10-2 15-6c4-3 6-9 7-16-1-5-3-10-6-13-4-3-9-5-13-6-5-2-10-3-13-3-11-2-20-4-26-6-7-2-13-5-19-10-3-3-6-6-8-10s-3-9-3-14c0-10 2-17 7-22 4-5 10-9 16-11s12-4 18-4c5-1 9-1 12-1 11 0 21 2 29 5 5-2 8-4 10-4 1-1 2-1 3-1 2 0 4 1 4 2 1 1 1 3 1 6v23c0 3 0 6-1 7s-3 1-6 1-5 0-6-1c0-1-1-2-1-5-1-16-12-24-34-24-2 0-5 0-11 1-5 0-9 2-14 5-4 2-7 6-7 12 0 4 2 8 5 10 4 3 8 5 12 6 5 1 9 2 12 3 11 2 20 3 26 5s12 5 17 9c11 8 16 18 16 30zM658 85c-6 0-10 0-13 1-3 0-5 1-6 2s-2 2-2 3l-62 133c-3 5-6 11-11 16-4 5-9 9-15 13-7 3-13 5-21 5-9 0-16-3-22-8-5-5-8-11-9-18 1-6 2-10 6-13 3-3 7-4 11-4 5 0 9 1 12 4 3 4 5 7 5 12-1 5-2 9-4 11s-4 4-6 4c1 1 2 1 3 1 1 1 2 1 4 1 7-1 13-2 17-6 5-4 9-8 12-13s5-10 7-15l7-14-54-115h-18v-13h32 36v13h-15l36 78 33-71 2-3c-1-2-2-2-4-3-2 0-4-1-6-1-3 0-4 0-4 0v-13h26c4 0 8 0 12 0s8 0 11 0z">
          <text:p/>
        </draw:path>
        <draw:path draw:style-name="gr3" draw:text-style-name="P2" draw:layer="layout" svg:width="0.62cm" svg:height="0.203cm" svg:x="17.905cm" svg:y="12.817cm" svg:viewBox="0 0 621 204" svg:d="M243 201c-6-1-13-1-21-1s-15 0-21 0-13 0-20 0c-8 0-15 0-21 1v-9h7c7 0 12-1 16-2 3-1 5-2 6-4 0-2 1-4 1-8v-165h-1l-71 182c0 2-1 3-1 4-1 1-2 2-4 2-2-1-4-3-5-7l-70-179v155c0 3 0 6 1 9s4 6 8 9c4 2 11 3 21 4v9l-34-1-34 1v-9c10-1 17-2 21-4 4-3 7-6 8-9s1-6 1-9v-144c0-3 0-6-1-8s-3-3-6-4-9-1-16-1h-7v-10h49c3 0 5 0 6 1 2 0 3 2 4 5l62 162 63-163c1-2 2-4 3-4 1-1 3-1 7-1h49v10h-7c-8 0-13 0-16 1s-5 2-6 4-1 5-1 8v152c0 4 0 6 1 8s3 4 6 4c3 1 8 2 16 2h7zM371 204v-26c-9 17-22 26-38 26-15 0-25-3-31-8s-10-11-11-18c-2-8-2-15-2-23v-43c0-9 0-15-1-18 0-4-2-7-6-7-3-1-8-2-16-2v-9l43-3v96c0 5 0 10 1 14s3 8 7 10c3 3 9 4 17 4 11 0 19-4 26-13 7-8 10-18 10-31v-51c0-7-1-12-4-14-2-2-10-3-20-3v-9l44-3v102c-1 7 1 12 3 14 3 2 9 3 19 3v9zM461 200l-32 1v-9c9 0 16-1 18-2 3-1 5-5 4-11v-150c1-7 0-11-3-13s-9-3-19-3v-10l41-3v179c0 6 2 10 4 11 3 1 9 2 19 2v9zM621 201c-4-1-8-1-14-1s-12 0-18 0-11 0-15 0-9 0-15 0-12 0-18 0c-5 0-10 0-14 1v-9h10c8 0 14-1 18-2s6-2 7-4 2-5 1-8v-149c-7 3-15 6-22 6-7 1-12 1-15 1v-9c3 0 8 0 13 0 6-1 13-3 20-5 6-3 13-7 19-14 3 0 5 0 6 1 1 2 1 4 1 7v162c0 3 0 6 1 8s3 3 7 4 10 2 18 2h10z">
          <text:p/>
        </draw:path>
        <draw:path draw:style-name="gr3" draw:text-style-name="P2" draw:layer="layout" svg:width="0.628cm" svg:height="0.203cm" svg:x="17.897cm" svg:y="12.156cm" svg:viewBox="0 0 629 204" svg:d="M243 201c-6-1-13-1-21-1-7 0-14 0-20 0s-13 0-21 0-15 0-21 1v-9h7c8 0 13-1 16-1 3-1 5-3 6-5 1-1 1-4 1-8v-166l-71 183c-1 2-1 3-2 4s-2 2-3 2c-3 0-5-2-6-6l-69-181h-1v157c0 2 0 5 1 9 1 3 4 6 8 8s11 4 21 4v9l-34-1-34 1v-9c10 0 17-2 21-4 5-2 7-5 8-8 1-4 1-7 1-9v-145c0-4 0-7-1-9 0-2-2-3-6-4-3 0-8-1-16-1h-7v-9h49c3 0 5 0 7 1 1 1 2 2 3 6l63 162 63-163c1-3 1-4 3-5 1-1 3-1 6-1h49v9h-7c-7 0-13 1-16 1-3 1-5 3-6 5s-1 4-1 8v152c0 4 0 7 1 9s3 3 6 4 9 1 16 1h7zM370 204v-26c-8 18-21 26-37 26-14 0-25-3-31-8s-10-11-11-18-2-15-2-23v-43c0-8 0-14 0-18-1-4-3-6-6-7-4-1-9-1-16-1v-9l42-3v95c0 5 0 10 1 14s4 8 7 11c4 2 10 4 17 4 11-1 19-5 26-13 6-9 9-19 9-32v-51c1-7-1-12-3-14-3-2-9-2-19-2v-9l42-3v102c0 7 1 11 4 13s9 3 19 3v9zM460 200l-32 1v-9c10 0 16 0 19-2 3-1 4-5 4-11v-151c0-7-1-11-4-13s-9-3-19-3v-9l42-3v179c0 6 1 10 4 11 3 2 9 2 18 2v9zM621 201h-107c0-3 0-6 0-7 1-1 1-2 3-4l55-61c9-9 16-19 21-30 6-11 9-23 10-35 0-8-2-16-5-23-2-7-7-13-12-17-6-4-13-7-22-7s-16 3-23 8-12 12-16 21c1 0 2 0 4 0 5 0 9 2 11 5 3 3 4 6 4 10 0 7-2 11-6 13-3 2-6 4-9 3 0 1-2 0-4 0-3-1-5-2-7-5-3-2-4-6-4-12 0-8 2-17 6-25 5-8 11-14 19-19s18-8 29-8c18 0 32 5 43 16 12 10 17 23 18 40 0 10-2 19-6 27-5 8-11 16-20 25s-22 20-36 33l-31 30h52c2 0 5 0 9 0 4-1 8-1 12-1 3 0 5-1 6-2 2-2 3-6 4-11s2-10 3-14h7z">
          <text:p/>
        </draw:path>
        <draw:path draw:style-name="gr3" draw:text-style-name="P2" draw:layer="layout" svg:width="8.235cm" svg:height="1.893cm" svg:x="18.817cm" svg:y="11.31cm" svg:viewBox="0 0 8236 1894" svg:d="M30 0v1885h-30v-1885zM873 9v1885h-30v-1885zM2351 17v1860h-30v-1860zM4430 17v1860h-30v-1860zM6098 17v1860h-30v-1860zM8236 9v1868h-30v-1868z">
          <text:p/>
        </draw:path>
        <draw:path draw:style-name="gr3" draw:text-style-name="P2" draw:layer="layout" svg:width="2.473cm" svg:height="0.209cm" svg:x="25.559cm" svg:y="9.727cm" svg:viewBox="0 0 2474 210" svg:d="M136 58c0-13-4-23-10-29s-13-10-22-12c-9-1-18-2-26-2-4 0-7 1-10 1s-6 0-7 0c-4 0-5 2-6 3-1 2-1 5-1 8v75h32c14-1 25-3 32-7 7-5 12-10 14-17 3-6 4-13 4-20zM200 178c0 3 0 7-2 12-1 5-4 9-8 14-4 4-9 6-17 6-4 1-10 0-17-2-7-1-13-5-19-11-6-5-9-11-10-17-2-7-2-15-2-24s0-17-1-22c-2-6-5-11-10-16s-10-8-15-9-9-1-12-1h-33v73c0 3 0 6 1 8s3 3 6 4 9 1 16 1h7v10c-4 0-8 0-13 0-5-1-10-1-16-1-5 0-9 0-13 0s-9 0-14 0-10 0-15 1c-5 0-10 0-13 0v-10h7c7 0 12 0 16-1 3-1 5-2 6-4 0-2 1-5 0-8v-152c1-3 0-6 0-8-1-2-3-4-6-4-4-1-9-2-16-2h-7v-8h90c14 0 27 2 38 7 12 5 21 11 27 19 7 7 10 16 10 25 0 12-5 21-14 30-10 8-22 14-36 17 8 3 15 7 22 12 6 6 10 13 13 22l4 23c2 13 4 23 6 31 3 7 8 11 14 11 4 0 8-1 12-6 4-4 6-10 7-20 0-2 0-3 1-4 0-1 1-1 3-1 1 0 3 1 3 2s0 2 0 3zM303 131c0-3 0-8-1-13 0-5-2-11-4-17-2-5-5-10-10-14-4-4-10-6-17-6-4-1-8 0-14 3-5 2-10 7-14 15-5 7-7 17-8 32zM322 169c0 2-1 6-4 12-4 6-9 12-16 17-7 6-16 9-28 9-11 0-21-3-31-9s-17-14-23-24-9-21-9-34c0-12 3-23 8-33s12-18 21-24 19-9 31-9 21 3 29 9c8 5 13 12 17 20 3 9 5 18 5 28 0 2 0 4-1 5s-3 1-6 1h-80c0 5 0 12 1 20s3 16 7 23c4 5 8 10 14 13 5 4 12 6 19 6 1 0 4 0 9-1s10-4 16-8c5-4 10-11 14-21 0-2 1-3 4-4 0 0 1 1 2 1 1 1 1 2 1 3zM437 166c0 11-3 20-11 28-7 9-20 13-36 13-4 1-8 0-14-1-5-2-12-6-18-12-3 3-4 4-5 5 0 1-1 1-1 3-2 2-4 4-5 5-1 0-1 1-2 0-2 0-2 0-3-1 0-1 0-3 0-7v-38c0-2 0-4 0-5 1-1 2-2 4-2 1 0 2 1 2 1 1 1 1 2 2 4 2 13 6 22 13 30 6 7 15 11 27 11 11 0 20-3 25-8 6-5 8-11 8-18s-2-12-6-16-10-6-14-8c-5-1-8-2-11-3-10-2-17-3-23-5-5-2-10-4-15-8-8-6-12-14-12-24 0-6 1-11 4-17 3-5 8-10 14-13 7-4 16-6 28-6 2 0 6 0 11 1s11 3 17 7c1 0 1-1 2-2s2-2 3-2c2-2 3-3 4-3 0-1 1-1 2-1s2 1 2 2c1 1 1 3 1 5v29c0 3 0 5-1 6 0 1-1 1-3 1 0 0-1 0-2 0-1-1-1-1-1-3 0-3-1-7-2-12-2-6-5-11-10-15-5-5-13-7-23-7-12 0-21 2-25 7-5 4-8 9-7 15 0 5 2 9 5 12 4 4 8 6 14 7 5 2 10 3 16 4s12 3 17 4c7 2 12 6 17 10 2 2 4 5 7 9 3 5 5 11 5 18zM549 131c0-3 0-8-1-13s-2-11-4-17c-2-5-6-10-10-14s-10-6-18-6c-3-1-7 0-13 3-5 2-10 7-14 15-5 7-8 17-8 32zM568 169c0 2-2 6-5 12s-8 12-15 17c-7 6-16 9-28 9-11 0-22-3-31-9-10-6-18-14-23-24-6-10-9-21-9-34 0-12 2-23 8-33 5-10 12-18 21-24s19-9 30-9c12 0 22 3 30 9 7 5 13 12 17 20 3 9 5 18 5 28 0 2 0 4-1 5s-3 1-6 1h-81c0 5 1 12 1 20 1 8 4 16 8 23 3 5 8 10 13 13 6 4 12 6 20 6 1 0 4 0 9-1s10-4 16-8c5-4 10-11 13-21 1-2 2-3 4-4 1 0 2 1 3 1 1 1 1 2 1 3zM680 93c0 5-2 8-4 10-3 2-6 3-8 3-4 0-7-1-9-3s-4-5-4-9 1-7 3-8c2-2 3-3 4-3-1-1-2-1-3-1-8 0-14 3-19 8s-9 12-11 20c-3 8-4 17-4 26v45c-1 3 0 6 1 8 0 2 2 3 5 4 4 1 9 1 16 1h6v10c-6 0-12 0-19-1-6 0-12 0-18 0l-33 1v-10c10 0 16 0 19-1 3-2 4-6 4-12v-77c0-7-1-11-4-13s-9-3-19-3v-9l40-3v32c2-5 4-9 7-14 2-5 6-9 11-13 5-3 11-5 18-5 6 0 11 2 15 5 4 4 6 8 6 12zM837 88c-10 1-16 3-20 7-4 5-6 9-7 12l-38 95c0 1-1 3-2 4s-2 1-4 1c-1 0-3 0-3-1-1-1-2-2-3-4l-41-103c-1-3-3-5-4-7-1-1-3-3-6-3-3-1-7-1-13-1v-9c4 0 9 0 14 1 5 0 10 0 14 0l31-1v9c-3 0-6 0-10 1s-6 3-6 6c-1 0 0 2 1 5l33 81 29-74c1-1 1-2 1-3 1-1 1-2 1-4s-1-5-3-8c-2-2-6-4-11-4v-9l25 1c3 0 7 0 11 0 4-1 7-1 11-1zM917 134c-16 1-28 4-37 8-9 5-15 10-18 16-4 6-5 12-5 18 0 7 3 13 8 17 5 5 11 7 18 7 4 0 9-1 14-4 5-2 10-6 14-11 3-6 5-13 6-22zM965 178c-1 7-2 13-5 17s-6 8-10 9-7 2-9 2c-7 0-12-3-16-9-4-4-6-10-6-16-3 7-8 13-14 18-6 6-15 8-24 8-6 0-13-1-20-2-7-2-13-6-18-11-5-4-8-11-8-18s2-13 6-20c5-7 12-13 23-18 9-4 18-7 27-8 10-1 18-2 26-2v-11c-1-8-2-15-5-20-3-6-7-10-12-13-4-2-9-3-14-3s-10 0-16 2-11 6-15 11c6 0 10 2 12 5s3 6 3 8c0 4-2 7-4 10-2 2-6 3-10 3-3 0-7-1-9-3-3-3-4-6-4-10 1-10 5-18 13-24s19-9 31-9c7 0 13 1 20 4 7 2 13 6 19 12 5 5 8 11 9 17 1 5 2 11 1 17v58c0 0 1 2 1 4 1 2 2 4 3 7 2 2 4 3 7 3 2 0 4-1 6-3 3-2 4-7 4-15v-17h8zM1065 167c0 7-1 13-3 19s-5 10-9 14c-4 5-10 7-16 7-4 1-9 0-15-2-5-1-11-6-15-12-5-5-7-14-7-26v-79h-25v-6c9-1 17-4 22-10 6-6 9-13 12-21 2-9 3-17 3-25h7v53h42v9h-42v80c0 2 0 5 1 10s2 10 5 14 7 7 14 7c5 0 10-3 13-8 4-5 6-13 6-24v-16h7zM1137 29c0 4-1 8-4 11s-6 4-11 5c-5-1-8-2-11-5s-4-7-5-11c0-4 2-7 4-10 3-3 7-5 12-5 4 0 8 2 11 5s4 6 4 10zM1153 204c-10 0-20-1-30-1l-32 1v-10c10 0 16 0 19-1 3-2 4-6 4-12v-77c0-7-1-11-4-13s-8-3-17-3v-9l40-3v106c-1 5 0 8 3 10 2 2 8 2 17 2zM1274 139c0-6 0-12-1-19 0-8-3-14-6-21-4-6-9-11-15-14-5-3-11-4-18-4-6 0-12 1-18 4s-11 8-15 15c-3 6-5 13-6 20 0 7-1 13-1 19s1 12 1 20c1 7 3 14 7 21 4 6 9 11 14 14 6 4 12 5 18 5 8 0 14-2 20-6 6-3 11-9 14-15 3-7 5-13 5-20 1-7 1-13 1-19zM1298 142c0 12-3 23-9 33-6 9-13 17-23 23-9 6-20 9-32 9-11 0-22-3-31-9-10-6-18-14-23-23-6-10-9-21-9-33 0-13 3-24 8-34 6-10 13-18 23-24 9-6 20-10 32-10s23 4 32 10c10 6 18 14 23 24 6 10 9 21 9 34zM1428 203l-32 1v-10c9 0 15 0 18-1 3-2 4-6 4-12v-67c0-8-1-16-4-22s-8-9-17-10c-7 0-13 2-18 6-6 3-11 8-15 15s-6 15-6 25v53c0 6 1 10 4 12 3 1 9 1 18 1v10l-32-1-32 1v-10c9 0 15 0 18-1 3-2 4-6 4-12v-77c0-7-1-11-4-13-2-2-9-3-18-3v-9l40-3v30c4-9 10-16 17-22 7-5 15-8 26-8 8 0 15 1 20 4 5 2 8 4 10 7 4 4 7 10 8 16s1 16 1 28v55c0 4 2 6 6 7 3 1 9 1 16 1v10zM1709 150c0 10-2 20-7 29s-11 17-20 23c-8 5-18 8-30 8s-23-2-32-6c-9-5-16-9-21-15-4 8-7 13-8 15-2 2-2 3-2 3-1 1-2 2-2 3-1 0-1 0-2 0-2 0-3 0-3-1s0-3 0-5v-59c0-2 0-4 0-5 1-2 2-2 3-2s2 0 2 0c1 1 2 1 2 3 0 5 1 12 3 20s7 16 15 24c5 5 10 8 16 10s12 4 17 5c5 0 9 2 12 2 8-2 15-4 21-8s10-9 13-15 5-13 5-20c0-9-3-18-9-26-4-5-8-9-13-11-4-2-8-3-12-4-10-2-18-4-25-6s-11-3-13-3c-11-4-20-11-27-21-7-9-10-20-10-32 0-10 2-20 7-28s12-15 20-20 18-8 29-8c12 1 22 3 29 7 7 5 13 9 17 13l10-16c1-2 2-3 2-3 1-1 1-1 2-1 2 0 3 1 3 2s0 3 0 5v58c0 3 0 4 0 5-1 1-2 2-3 2-2 0-3 0-3-1-1-1-1-2-1-3 0-3-1-8-3-14-1-7-4-13-7-20-4-7-10-13-17-18s-17-8-29-8c-11 1-20 4-27 12-7 7-11 16-11 26 0 9 3 16 8 23s12 11 21 14l37 8c12 4 23 10 31 21 8 10 12 23 12 38zM1822 167c0 7-1 13-3 19-1 6-5 10-9 14-4 5-9 7-16 7-4 1-9 0-14-2-6-1-12-6-16-12-5-5-7-14-7-26v-79h-25v-6c10-1 17-4 22-10 6-6 10-13 12-21 2-9 3-17 3-25h8v53h41v9h-41v80c-1 2 0 5 0 10 1 5 3 10 5 14 3 4 7 7 14 7 5 0 10-3 13-8 4-5 6-13 6-24v-16h7zM1927 134c-16 1-28 4-36 8-9 5-15 10-19 16-3 6-5 12-4 18 0 7 2 13 7 17 5 5 11 7 18 7 5 0 10-1 15-4 5-2 9-6 13-11 4-6 6-13 6-22zM1975 178c0 7-2 13-5 17s-6 8-10 9c-3 1-6 2-8 2-7 0-12-3-16-9-4-4-6-10-7-16-3 7-7 13-14 18-6 6-14 8-24 8-6 0-13-1-20-2-7-2-13-6-18-11-5-4-7-11-8-18 0-7 2-13 7-20 4-7 12-13 22-18 9-4 19-7 28-8s18-2 25-2v-11c0-8-2-15-5-20-3-6-7-10-11-13-5-2-10-3-14-3-5 0-11 0-17 2-5 2-10 6-15 11 7 0 11 2 13 5s2 6 2 8c0 4-1 7-3 10-3 2-6 3-10 3s-7-1-10-3c-2-3-3-6-3-10 0-10 4-18 13-24 8-6 18-9 30-9 7 0 14 1 21 4 7 2 13 6 19 12 5 5 8 11 9 17 1 5 1 11 1 17v58c0 0 0 2 1 4 0 2 1 4 3 7 1 2 4 3 7 3 1 0 3-1 6-3 2-2 4-7 4-15v-17h7zM2076 167c0 7-1 13-3 19s-5 10-9 14c-5 5-10 7-17 7-3 1-8 0-14-2-6-1-11-6-16-12-4-5-7-14-7-26v-79h-24v-6c9-1 16-4 22-10 5-6 9-13 11-21 3-9 4-17 4-25h7v53h41v9h-41v80c0 2 0 5 1 10 0 5 2 10 5 14 2 4 7 7 13 7s10-3 14-8c3-5 5-13 5-24v-16h8zM2151 29c0 4-2 8-5 11-2 3-6 4-11 5-4-1-8-2-11-5s-4-7-4-11 1-7 4-10c2-3 6-5 11-5s8 2 11 5 5 6 5 10zM2166 204c-9 0-19-1-30-1l-31 1v-10c9 0 15 0 18-1 3-2 4-6 4-12v-77c0-7-1-11-4-13-2-2-8-3-17-3v-9l40-3v106c0 5 1 8 3 10s8 2 17 2zM2288 139c0-6-1-12-1-19-1-8-3-14-7-21-4-6-9-11-14-14-6-3-12-4-18-4s-12 1-18 4-11 8-15 15c-4 6-6 13-6 20-1 7-1 13-1 19s0 12 1 20c0 7 3 14 6 21 4 6 9 11 15 14 5 4 11 5 18 5s14-2 20-6c5-3 10-9 13-15 3-7 5-13 6-20s1-13 1-19zM2311 142c0 12-3 23-8 33-6 9-14 17-24 23-9 6-20 9-31 9-12 0-22-3-32-9-9-6-17-14-23-23-6-10-9-21-9-33 0-13 3-24 9-34 5-10 13-18 22-24 10-6 21-10 33-10s22 4 32 10c9 6 17 14 23 24 5 10 8 21 8 34zM2442 203l-33 1v-10c9 0 16 0 18-1 3-2 5-6 4-12v-67c1-8-1-16-3-22-3-6-9-9-18-10-6 0-12 2-18 6-6 3-11 8-15 15-3 7-5 15-6 25v53c0 6 1 10 4 12 3 1 9 1 19 1v10l-32-1-33 1v-10c9 0 16 0 18-1 3-2 5-6 4-12v-77c1-7 0-11-3-13s-9-3-19-3v-9l41-3v30c4-9 9-16 16-22 7-5 16-8 26-8 8 0 15 1 20 4 5 2 9 4 10 7 5 4 7 10 8 16s2 16 1 28v55c1 4 2 6 6 7s9 1 17 1v10z">
          <text:p/>
        </draw:path>
        <draw:path draw:style-name="gr3" draw:text-style-name="P2" draw:layer="layout" svg:width="2.058cm" svg:height="0.259cm" svg:x="25.764cm" svg:y="10.091cm" svg:viewBox="0 0 2059 260" svg:d="M104 140c0-5 0-12-1-19s-3-14-6-22c-4-6-9-10-15-14-5-3-11-4-18-4-6 0-12 1-18 4-6 4-11 8-15 16-3 7-5 13-6 20s-1 14-1 19c0 6 0 12 1 20 1 7 3 14 6 21 4 7 9 11 15 15 6 3 12 4 18 4 8 0 14-2 20-5 6-4 10-9 14-16 3-7 5-13 5-20 1-7 1-13 1-19zM128 143c0 12-3 23-9 33-6 9-13 17-23 23-10 5-20 8-32 8-11 0-22-3-31-8-10-6-18-13-24-23-5-10-8-21-9-33 1-12 3-23 9-34s13-19 23-25c9-6 20-9 32-10 12 1 23 4 32 10 10 6 17 14 23 25 6 10 9 21 9 34zM239 21c0 3-1 6-3 8-2 3-5 4-10 4-3 0-6-1-9-4-2-2-3-5-3-8 0-4 1-7 3-9 2-1 4-3 6-3-3-1-5-2-6-2-2 0-3 0-4 0-7 0-13 3-18 10s-8 16-8 29v33h33v9h-33v94c0 3 1 6 1 8 1 2 3 3 6 4s8 1 15 1h6v9c-5 0-11 0-18 0-6 0-12-1-18-1l-33 1v-9c9 1 16 0 18-1 3-2 5-5 4-12v-94h-22v-9h22v-33c1-10 3-19 8-25 4-7 10-12 17-16 6-3 13-5 20-5 8 1 14 3 19 6 4 4 7 9 7 15zM492 72c-2-13-4-24-7-32s-8-14-16-18c-7-4-18-6-32-6h-35c-6 0-10 1-12 3-1 1-2 4-2 9v74h25c9 0 16-1 20-4s7-6 9-11c1-5 2-12 1-20h8v77h-8c1-8 0-14-1-19-2-5-5-9-9-11s-11-3-20-3h-25v71c0 3 0 6 1 8s3 3 7 4 10 1 20 1h9v9c-4 0-8 0-15 0-6 0-12-1-18-1s-11 0-15 0-9 0-14 0c-6 0-11 1-17 1-5 0-10 0-13 0v-9h7c7 0 12 0 16-1 3-1 5-2 6-4 0-2 1-5 1-8v-152c0-3-1-6-1-8-1-2-3-4-6-4-4-1-9-2-16-2h-7v-8h158l8 64zM658 60c0-5-1-11-2-18s-5-13-12-18c-6-5-17-8-32-8h-26c-6-1-10 0-12 2-1 1-2 5-2 9v79h40c15-1 26-3 32-10 7-5 11-11 12-18s2-13 2-18zM687 60c0 10-3 19-9 27-6 7-14 15-24 19-10 5-21 7-32 7h-49v69c0 3 0 6 1 8s3 3 6 4 8 1 16 1h7v9c-4 0-8 0-13 0-6 0-11-1-16-1-6 0-10 0-14 0s-8 0-14 0c-5 0-10 1-15 1-6 0-10 0-13 0v-9h7c7 0 12 0 15-1 4-1 6-2 7-4 0-2 1-5 0-8v-153c1-3 0-6 0-8-1-2-3-3-7-4-3-1-8-1-15-1h-7v-9h101c14 0 25 2 35 7 11 5 19 12 24 20 6 8 9 17 9 26zM1057 204c-6 0-12 0-20 0s-15-1-21-1-13 1-21 1-15 0-20 0v-9h7c7 0 12 0 15-1 4-1 6-2 6-4 1-2 1-5 1-8v-166l-71 183c0 1-1 3-2 4 0 1-2 1-3 1-3 0-5-2-6-6l-69-180v156c-1 3 0 6 1 9s3 6 7 9c4 2 11 3 21 3v9l-33-1-34 1v-9c10 0 17-1 21-3 4-3 6-6 7-9s2-6 1-9v-145c1-3 0-6 0-8-1-2-3-3-6-4-4-1-9-1-16-1h-7v-9h48c4 0 6 0 7 0 1 1 2 3 4 6l62 162 63-163c1-2 2-4 3-5 1 0 3 0 7 0h48v9h-7c-7 0-12 0-16 1-3 1-5 2-6 4 0 2-1 5 0 8v153c-1 3 0 6 0 8 1 2 3 3 6 4 4 1 9 1 16 1h7zM1182 207v-25c-9 17-21 26-38 25-14 0-24-2-30-7s-10-11-12-19c-1-7-1-14-1-22v-43c0-9 0-15-1-20-1-3-3-6-6-7s-8-1-16-1v-9l43-3v97c-1 5 0 9 1 14 1 4 3 7 7 10 3 3 9 4 17 4 10 0 19-5 25-13s10-19 10-31v-52c0-8-1-12-4-14s-9-3-19-3v-9l43-3v103c-1 7 0 12 3 14s9 3 19 2v9zM1269 203l-32 1v-9c9 1 15 0 18-1 3-2 5-5 4-12v-150c1-7 0-12-3-14s-9-3-19-2v-9l41-3v178c0 7 1 10 4 12 3 1 9 2 19 1v9zM1404 169c0 6-1 12-3 18s-5 11-10 14c-4 4-9 6-16 6-4 1-8 0-14-2-6-1-11-5-16-10-4-6-7-15-7-26v-81h-25v-6c10-1 17-4 23-10 5-6 9-13 11-21s4-17 4-25h7v53h41v9h-41v81c0 2 0 6 1 10 0 5 2 10 5 14 2 5 7 7 13 7 5 0 10-2 14-8 3-5 5-13 5-24v-16h8zM1478 29c0 4-1 8-4 11-2 3-6 5-11 5s-8-2-11-5-4-7-4-11c0-3 1-7 4-10 2-3 6-5 11-5s8 2 11 5 4 6 4 10zM1494 204c-10 0-20 0-30-1l-31 1v-9c9 1 15 0 18-1 3-2 4-5 4-12v-77c0-8-1-12-4-14-2-2-8-3-17-3v-9l40-3v107c0 5 1 9 3 10 2 2 8 3 17 2zM1630 142c-1-17-4-30-12-41-7-12-16-17-27-18-7 0-14 2-21 6-6 4-12 10-16 18v65c0 2 0 4 1 5 0 2 1 4 3 7 4 6 9 10 14 13s11 4 16 4c8 0 14-2 21-7 6-5 11-12 15-21s6-19 6-31zM1654 142c0 13-3 24-9 34-6 9-14 17-24 23-9 5-20 8-31 8-8 0-14-1-19-4-5-2-9-5-12-8s-4-6-5-8v3 48c0 6 1 10 4 12 3 1 9 1 19 1v9l-33-1-32 1v-9c9 0 15 0 18-1 3-2 4-6 4-12v-134c1-8-1-12-3-13-3-2-9-3-19-3v-9l41-3v19c2-2 5-5 8-8 4-3 8-5 13-7 6-3 12-4 20-4 11 0 20 3 30 9 9 6 16 13 21 24 6 10 9 21 9 33zM1706 203l-32 1v-9c10 1 16 0 19-1 3-2 4-5 4-12v-150c0-7-1-12-4-14-2-2-9-3-19-2v-9l42-3v178c0 7 1 10 4 12 3 1 9 2 18 1v9zM1801 29c0 4-1 8-4 11s-7 5-12 5c-4 0-8-2-10-5-3-3-5-7-5-11 0-3 1-7 4-10s7-5 12-5c4 0 8 2 11 5 2 3 4 6 4 10zM1817 204c-10 0-20 0-30-1l-32 1v-9c9 1 16 0 19-1 2-2 4-5 4-12v-77c0-8-2-12-4-14-3-2-9-3-18-3v-9l41-3v107c-1 5 0 9 2 10 3 2 8 3 18 2zM1927 132c0-3-1-8-1-13-1-5-2-11-5-16-2-7-5-12-9-16-5-4-11-6-18-6-3 0-8 1-13 3-5 3-10 7-15 15-4 8-7 19-8 33zM1946 170c0 2-2 6-5 12s-8 12-15 17-17 8-28 8c-12 0-22-3-32-8-9-6-17-14-23-24-6-9-9-21-9-34 0-12 3-23 8-33 6-11 13-19 22-25 9-5 19-8 30-9 12 1 22 3 29 9 8 5 14 12 17 22 4 8 6 17 6 27 0 3-1 4-1 5-1 1-3 1-7 1h-80c0 5 0 12 1 20s4 16 8 23c3 5 7 10 13 14 6 3 12 5 19 5 1 0 4 0 9-1s11-3 16-7c6-5 11-12 14-21 0-3 2-4 4-4 1 0 2 0 2 0 1 1 2 2 2 3zM2059 94c-1 4-2 9-5 10-2 2-5 3-8 3s-6-1-8-3c-3-2-4-6-4-10s1-6 3-8 3-3 4-3c-1 0-2-1-4-1-7 1-13 3-18 8s-9 13-13 21c-2 8-4 17-4 27v44c0 3 0 6 1 8s3 3 7 4c3 1 8 1 15 1h6v9c-5 0-12 0-18 0-7 0-13-1-19-1l-33 1v-9c9 1 15 0 18-1 3-2 5-5 4-12v-77c1-8 0-12-3-14s-9-3-19-3v-9l40-3v33c1-4 3-10 7-15 3-5 7-9 12-12 5-4 10-6 17-6s12 2 16 5c3 4 5 8 6 13z">
          <text:p/>
        </draw:path>
        <draw:path draw:style-name="gr3" draw:text-style-name="P2" draw:layer="layout" svg:width="1.689cm" svg:height="0.204cm" svg:x="19.212cm" svg:y="4.425cm" svg:viewBox="0 0 1690 205" svg:d="M55 26c0 6-3 12-7 16s-9 6-16 6c-6 0-11-2-15-6-5-4-7-10-7-16s2-12 7-16c4-4 9-6 15-7 7 1 12 3 16 7s7 10 7 16zM35 201l-35 1v-14h20v-90c0-5-1-8-3-10-3-1-8-1-16-1v-14l50-2v117h18v14zM199 99c-3-4-8-8-14-12-5-3-12-5-20-6-5 0-10 1-16 3s-11 7-15 12c-4 6-6 13-7 20s-1 14-1 21c0 8 1 16 2 24 1 9 4 16 9 22s13 10 24 10c8 0 14-2 19-4 5-3 9-6 12-9 4-3 6-6 7-8zM199 203v-14c-5 4-10 7-17 10s-15 4-23 4c-22 0-39-6-51-18s-18-28-19-48c1-20 8-37 21-48 13-12 30-18 52-18 4 0 10 1 17 2 7 2 14 6 22 11v-56c0-5-1-9-4-10-2-1-8-1-16-1v-14l52-2v176c-1 5 1 9 3 10s8 1 17 1v14zM1437 57c0-6-1-12-2-18-2-7-6-12-12-16-7-4-18-6-33-6h-34v80h33c16 0 27-3 34-7 6-4 10-10 12-16 1-6 2-12 2-17zM1521 174c0 2 0 6-2 10-1 5-5 10-10 14s-12 6-22 7c-6 0-13-1-21-2s-15-3-22-6c-6-3-11-7-14-11s-4-9-5-14-1-11-1-18c0-6 0-13 0-17s-1-8-2-11c-2-3-4-6-7-9-5-5-10-8-15-9s-8-1-11-1h-33v81h31v14c-4-1-9-1-15-1s-13 0-20 0c-6 0-12 0-16 0s-9 0-16 0c-6 0-13 0-19 0-7 0-12 0-16 1v-14h32v-171h-32v-14h110c18 0 33 3 46 8 13 4 23 11 29 19 7 8 11 17 11 26 0 10-4 19-12 27-8 9-20 15-36 20 6 2 13 6 19 11s11 12 13 22c0 1 0 3 1 8 0 3 1 7 1 10 0 4 1 7 1 8 0 4 1 9 2 14s3 9 6 13c3 3 8 5 13 5s9-1 12-4c4-4 6-9 7-15 0-2 0-4 1-5s2-2 5-2c2 0 3 0 5 1 1 0 2 2 2 5zM1690 142c0 11-2 21-7 30-4 9-11 17-20 23-10 6-23 10-38 10-4 0-10-1-16-1-7-1-14-2-21-5-8-2-14-5-21-10l-13 13c-1 1-2 2-3 2-1 1-2 1-3 1-2 0-4-1-4-2-1-2-1-4-1-6v-53c0-4 0-6 1-7s3-2 6-2 5 1 6 1c0 1 1 3 1 6 0 11 3 20 8 26 5 7 11 12 18 15 8 3 15 6 22 7 8 1 14 1 20 1 10 0 17-2 23-5 5-4 9-8 11-13 2-6 3-11 3-15 0-7-2-12-4-17-3-4-5-7-7-9s-5-4-7-5c-3-1-6-2-11-3-4-2-11-3-19-5-10-2-19-4-25-6-7-2-12-4-17-6-4-3-9-6-13-11-4-3-7-8-10-14-4-7-6-15-6-24 0-10 3-20 7-28 5-9 12-16 22-22 9-5 21-8 36-8 7 0 15 1 23 3 9 2 17 6 26 13l13-13c1-1 2-2 3-2 1-1 2-1 3-1 2 0 4 1 4 2 1 1 1 3 1 6v53c0 3 0 5-1 6s-3 2-6 2-5 0-6-1c0-1-1-3-1-7-3-13-7-23-13-30-7-7-14-12-22-15s-16-4-24-4c-10 1-17 2-23 6-5 3-9 7-11 11-2 5-3 9-3 14s2 10 5 15c3 4 6 7 10 10 5 2 9 4 13 5l41 8c9 2 17 6 25 12 7 5 13 12 18 20 4 9 7 18 7 29z">
          <text:p/>
        </draw:path>
        <draw:path draw:style-name="gr3" draw:text-style-name="P2" draw:layer="layout" svg:width="0.794cm" svg:height="0.202cm" svg:x="23.084cm" svg:y="4.417cm" svg:viewBox="0 0 795 203" svg:d="M229 16c-7 0-12 0-15 1s-5 1-6 2c-2 1-2 2-3 3l-76 174c-2 4-3 6-5 6-2 1-4 2-7 1-4 0-6 0-8-2-1-1-2-3-3-5l-80-180h-26v-13c3 0 8 0 13 0 6 0 12 0 18 0s10 0 14 0c5 0 10 0 17 0 6 0 13 0 19 0s11 0 15 0v13h-27l61 139 59-132c0-1 1-2 1-3 0-2-2-2-6-3-4 0-8-1-12-1s-6 0-8 0v-13c6 0 12 0 19 0s13 0 19 0h33v13zM318 134c-4 0-9 0-15 1-7 1-13 3-20 5-7 3-13 6-17 11-5 5-7 11-8 19 1 6 3 12 8 16s11 6 19 6c2 1 6 0 11-1 6-2 11-5 15-10 5-4 7-11 7-20zM377 194c0 3-1 5-2 6-2 1-4 1-7 1h-14c-10 0-18-1-22-4-4-2-7-5-8-8-1-4-1-7-1-10-3 6-8 12-15 16-7 5-16 8-28 8-7 0-14-1-23-3-9-1-16-5-22-9-7-5-10-12-10-21 0-10 4-19 11-25 8-6 17-10 28-13s21-6 31-7 18-1 23-1v-10c0-22-10-34-31-34-2 0-5 0-9 0-4 1-8 1-12 2 0 0 2 2 3 4 2 2 3 6 3 10 0 6-2 11-6 14-3 3-7 4-12 4-4 0-8-1-12-4s-6-8-6-14c1-8 4-14 10-18s13-6 21-7 15-2 21-1c21 0 37 4 47 12 12 8 17 19 17 32v63c0 3 0 6 2 7 2 2 7 3 16 3 1 0 3 1 5 1 1 1 2 3 2 6zM428 200l-35 1v-14h19v-160c1-5 0-8-3-9-2-2-8-2-16-2v-13l51-3v187h19v14zM597 203v-23c-4 8-9 13-15 16-5 3-10 5-15 6s-8 1-11 1c-15 0-27-2-37-7s-15-15-15-30v-68c0-6-1-9-3-10-3-1-8-2-17-2v-13l53-3v100c0 5 0 9 1 12 1 4 3 6 6 8s9 2 16 2c11 0 19-3 26-10 6-7 9-17 10-28v-56c0-6-1-9-4-10-2-1-8-2-16-2v-13l52-3v106c0 6 1 9 4 10 2 1 8 2 16 1v14zM767 129c0-4 0-8 0-13-1-5-2-10-4-16-2-5-6-10-11-14-4-4-11-6-19-6-5 0-9 1-14 3s-10 6-13 12c-3 5-5 10-6 16-1 5-1 11-1 18zM795 167c0 2-2 6-5 12-4 5-10 11-18 16s-20 7-35 8c-23-1-42-7-55-19s-20-28-20-48c0-13 3-24 8-34s13-17 24-23 24-9 39-9c20 0 35 5 46 15 4 5 8 10 10 16 3 6 4 11 5 16 0 5 1 9 1 13s-1 6-3 7c-1 1-3 1-6 1h-87c-1 5 0 12 1 20 1 9 5 16 11 23 6 6 15 10 29 10 9 0 18-2 25-6s12-10 16-17c0-2 1-4 2-5 1 0 3-1 5-1 1 0 2 0 4 1 2 0 3 2 3 4z">
          <text:p/>
        </draw:path>
        <draw:path draw:style-name="gr3" draw:text-style-name="P2" draw:layer="layout" svg:width="0.313cm" svg:height="0.202cm" svg:x="19.187cm" svg:y="5.099cm" svg:viewBox="0 0 314 203" svg:d="M160 65c-2-14-4-25-7-33s-8-14-16-18c-7-4-18-5-32-5h-35c-6-1-10 0-12 2-1 1-2 4-2 9v74h25c9 0 16-1 20-3 4-3 7-6 9-11 1-5 2-12 1-20h8v77h-8c1-9 0-15-1-20-2-5-5-9-9-11s-11-3-20-3h-25v71c0 3 0 6 1 8s3 3 7 4 10 1 19 1h10v9c-4 0-9 0-15 0s-12 0-18 0-11 0-15 0-9 0-14 0c-6 0-12 0-17 0s-10 0-14 0v-9h8c7 0 12 0 16-1 3-1 5-2 6-4 0-2 1-5 1-8v-152c0-3-1-6-1-8-1-2-3-4-6-4-4-1-9-1-16-1h-8v-9h159l8 65zM290 101c0-9 0-19-1-29 0-10-1-19-2-28-2-10-5-17-9-22s-9-8-13-10c-5-1-9-2-12-2-2 0-6 0-11 2-4 1-9 5-14 10-4 5-7 14-9 25-1 9-2 17-2 26s-1 19-1 28c0 6 1 12 1 19s0 15 0 22c1 7 2 14 3 20 3 13 7 22 14 27s13 8 19 7c7 1 13-2 20-7 7-6 11-15 14-29 1-9 2-18 2-28 1-10 1-20 1-31zM314 104c0 12-1 23-2 34-2 11-4 21-9 31-7 14-15 23-24 27-9 5-18 7-26 7-7 0-15-2-24-6s-17-12-23-23-10-23-11-35c-2-12-3-24-2-35-1-11 0-22 1-34 2-11 5-22 9-32 6-13 14-22 23-27s19-8 27-7c5-1 10 0 15 2 6 1 12 5 18 9 6 5 12 12 16 21 5 11 8 23 10 34 1 11 2 23 2 34z">
          <text:p/>
        </draw:path>
        <draw:path draw:style-name="gr3" draw:text-style-name="P2" draw:layer="layout" svg:width="0.301cm" svg:height="0.196cm" svg:x="19.183cm" svg:y="5.7cm" svg:viewBox="0 0 302 197" svg:d="M158 66c-1-15-3-25-6-34-3-8-9-14-16-18-8-3-18-5-33-5h-34c-7-1-11 0-12 2-2 1-2 5-2 9v74h25c9 0 15-1 20-3 4-2 7-6 8-11 2-5 2-12 2-20h7v77h-7c0-8 0-15-2-20-1-5-4-9-8-11-5-2-11-3-20-3h-25v71c0 3 0 6 1 8s3 3 7 4 10 2 19 2h10v9c-4-1-9-1-15-1s-12 0-18 0c-7 0-12 0-16 0s-8 0-14 0c-5 0-11 0-16 0-6 0-10 0-13 1v-9h6c8 0 13-1 16-2 4-1 6-2 6-4 1-2 1-4 1-8v-152c0-3 0-6-1-8 0-2-2-3-6-4-3-1-8-1-16-1h-6v-9h158l8 66zM302 197c-4-1-8-1-14-1s-12 0-18 0-11 0-15 0-9 0-15 0-13 0-19 0c-5 0-10 0-14 1v-9h10c8 0 14-1 19-2 4-1 6-2 7-4s2-5 1-8v-150c-7 3-16 5-23 6s-12 1-15 1v-9c3 0 7 0 13 0 6-1 13-3 20-5 7-3 14-7 20-13 3 0 5 0 6 1s1 3 1 6v163c-1 3 0 6 1 8s3 3 7 4 10 2 18 2h10z">
          <text:p/>
        </draw:path>
        <draw:path draw:style-name="gr3" draw:text-style-name="P2" draw:layer="layout" svg:width="0.309cm" svg:height="0.196cm" svg:x="19.183cm" svg:y="6.356cm" svg:viewBox="0 0 310 197" svg:d="M159 65c-1-13-3-24-6-32s-9-14-16-18c-9-4-19-6-34-6h-34c-7 0-11 1-12 2-2 2-2 5-2 10v72h25c9 0 15-1 20-3 4-2 7-6 8-11 2-5 2-11 2-19h7v76h-7c0-8 0-15-2-20-1-5-4-8-8-10-5-3-11-4-20-4h-25v71c0 3 0 7 1 9s3 4 7 5 10 1 19 1h10v9c-4 0-9-1-15-1s-12 0-18 0c-7 0-12 0-16 0s-8 0-14 0c-5 0-11 0-16 0-6 0-10 1-13 1v-9h6c8 0 13 0 16-1 4-1 6-3 6-5 1-1 1-4 1-9v-150c0-4 0-7-1-9 0-2-2-3-6-4-3-1-8-1-16-1h-6v-9h159l8 65zM302 197h-107c0-3 1-6 1-7s1-2 3-4l55-62c8-9 15-19 21-30s9-22 9-34c0-8-1-16-4-23s-7-13-13-17-13-7-21-7c-9 0-17 3-24 8s-12 12-15 21c0 0 1 0 3 0 5 0 9 2 12 5 2 3 4 6 4 10-1 6-3 10-6 12-4 3-7 4-9 3-1 1-2 0-5 0-2-1-5-2-7-5-2-2-3-6-4-11 0-8 3-17 7-25s11-14 19-19 17-8 28-8c18 0 33 6 44 16s17 23 17 40c0 9-2 18-6 26s-11 16-20 25-21 20-36 33l-30 30h51c3 0 6 0 10 0 4-1 8-1 11-1 4 0 6-1 7-2 1-2 2-6 3-11s2-10 3-14h7z">
          <text:p/>
        </draw:path>
        <draw:path draw:style-name="gr3" draw:text-style-name="P2" draw:layer="layout" svg:width="0.312cm" svg:height="0.202cm" svg:x="19.183cm" svg:y="6.957cm" svg:viewBox="0 0 313 203" svg:d="M159 66c-1-13-3-24-6-32s-9-14-16-18c-8-5-18-7-33-7h-34c-7 0-11 1-12 2-2 3-2 6-2 11v72h25c9 0 15-1 20-3 4-2 7-6 8-11 2-5 2-11 2-19h7v76h-7c0-8 0-14-2-19-1-5-4-9-8-11-5-2-11-4-20-4h-25v71c0 3 0 6 1 8s3 4 7 5 10 1 19 1h10v9c-4 0-9 0-15-1-6 0-12 0-18 0-7 0-12 0-16 0s-8 0-14 0c-5 0-11 0-16 0-6 1-11 1-14 1v-9h7c8 0 13 0 16-1 4-1 6-3 6-4 1-2 1-5 1-8v-151c0-4 0-7-1-9 0-2-2-4-6-5-3 0-8-1-16-1h-7v-9h159l8 66zM313 148c-1 10-3 19-9 27-5 9-12 15-21 20s-20 8-32 8c-10 0-20-2-29-6-8-4-15-9-21-16-5-6-8-14-8-23 0-6 2-11 6-13 3-3 7-4 10-4 5 0 8 2 11 5 4 2 5 6 5 12 0 5-2 9-5 12-4 3-8 4-14 3 4 6 8 10 13 14 6 3 11 5 17 6 5 2 10 2 14 2 5 0 10-1 15-3 5-3 9-8 12-15 4-7 6-16 6-29 0-15-3-26-8-35-6-8-15-13-26-13h-13c-2 0-4 0-5 0-1-1-2-2-2-3 0-2 1-2 1-3 1 0 2-1 3-1 2 0 3 0 6 0 2 0 4 0 6-1 3 1 7 0 12-2 4-2 9-6 13-12 4-7 6-14 7-20 1-7 2-11 1-13 0-9-1-16-4-20-3-5-7-8-11-10s-8-4-12-4-8 2-13 3-9 3-14 5c-5 3-9 7-12 11 2 0 4 0 7 1 3 0 5 1 8 3 2 2 3 6 3 11 0 4-1 7-4 10-2 3-6 4-10 4-5 0-8-1-11-4-3-2-4-6-4-11 0-11 5-20 15-27 9-9 21-13 36-13 9 0 18 2 26 5 8 5 14 9 19 15s8 13 8 21c0 11-4 22-11 31-8 9-17 16-29 20 15 3 26 9 35 19 8 10 12 21 13 33z">
          <text:p/>
        </draw:path>
        <draw:polygon draw:style-name="gr3" draw:text-style-name="P2" draw:layer="layout" svg:width="6.591cm" svg:height="3.78cm" svg:x="19.004cm" svg:y="4.198cm" svg:viewBox="0 0 6592 3781" draw:points="17,17 17,0 6592,0 6592,3781 0,3781 0,0 17,0 17,17 34,17 34,3752 6558,3752 6558,34 17,34 17,17 34,17">
          <text:p/>
        </draw:polygon>
        <draw:path draw:style-name="gr3" draw:text-style-name="P2" draw:layer="layout" svg:width="6.566cm" svg:height="0.051cm" svg:x="19.025cm" svg:y="5.43cm" svg:viewBox="0 0 6567 52" svg:d="M17 4l-4 9v-9h4l-4 9v-9c8 0 63 4 152 4 271 9 859 9 1575 9 974 0 2180-4 3142-9 483 0 902-4 1207-4 300 0 478-4 478-4v34c0 0-2884 18-4827 18-487 0-910 0-1219-5-157 0-280 0-369-5-42 0-80 0-101-4-13 0-26 0-30 0-8 0-13 0-21-4z">
          <text:p/>
        </draw:path>
        <draw:path draw:style-name="gr3" draw:text-style-name="P2" draw:layer="layout" svg:width="6.567cm" svg:height="0.051cm" svg:x="19.016cm" svg:y="6.052cm" svg:viewBox="0 0 6568 52" svg:d="M17 4l-4 5v-9l4 4-4 5v-9c9 4 64 9 153 9 270 4 859 8 1574 8 974 0 2181-4 3143-8 482 0 906-5 1206-5 301-4 479-4 479-4v35c0 0-2884 17-4828 17-486 0-910 0-1219-4-156 0-279-4-368-4-43 0-81-5-102-5-12 0-25 0-29 0-9-4-13-4-22-4z">
          <text:p/>
        </draw:path>
        <draw:path draw:style-name="gr3" draw:text-style-name="P2" draw:layer="layout" svg:width="6.562cm" svg:height="0.051cm" svg:x="18.995cm" svg:y="4.803cm" svg:viewBox="0 0 6563 52" svg:d="M13 5l-4 4 4-9v5l-4 4 4-9c4 5 63 9 152 9 267 4 856 8 1575 8 970 0 2176-4 3143-8 478 0 901-4 1202-4 300-5 478-5 478-5v35c0 0-2880 17-4823 17-487 0-914 0-1223-4-153 0-280-4-369-4-42 0-76-5-101-5-13 0-21 0-30 0-8-4-13-4-17-4z">
          <text:p/>
        </draw:path>
        <draw:path draw:style-name="gr3" draw:text-style-name="P2" draw:layer="layout" svg:width="6.562cm" svg:height="0.046cm" svg:x="18.995cm" svg:y="6.692cm" svg:viewBox="0 0 6563 47" svg:d="M13 0l-4 9 4-9-4 9 4-9c4 0 63 5 152 5 267 8 856 8 1575 8 970 0 2176-4 3143-8 478 0 901 0 1202-5 300 0 478 0 478 0v34c0 0-2880 13-4823 13-487 0-914 0-1223-4-153 0-280 0-369-4-42 0-76 0-101-5-13 0-21 0-30 0-8 0-13 0-17-4z">
          <text:p/>
        </draw:path>
        <draw:path draw:style-name="gr3" draw:text-style-name="P2" draw:layer="layout" svg:width="6.566cm" svg:height="0.051cm" svg:x="19.029cm" svg:y="7.301cm" svg:viewBox="0 0 6567 52" svg:d="M17 4l-4 9v-9h4l-4 9v-9c8 0 63 5 152 5 267 8 860 8 1575 8 974 0 2180-4 3142-8 483 0 902-5 1203-5 300 0 482-4 482-4v35c0 0-2884 17-4827 17-487 0-914 0-1219-4-157 0-280-5-368-5-47 0-81-4-106-4-9 0-21 0-26 0-8-4-12 0-21-4z">
          <text:p/>
        </draw:path>
        <draw:path draw:style-name="gr3" draw:text-style-name="P2" draw:layer="layout" svg:width="0.316cm" svg:height="0.195cm" svg:x="19.187cm" svg:y="7.58cm" svg:viewBox="0 0 317 196" svg:d="M159 64c-2-13-4-24-7-32s-8-14-16-18c-7-4-18-5-32-5h-35c-6-1-10 0-12 2-1 1-2 4-2 9v73h25c9 0 16-1 20-3 4-3 7-6 9-11 1-5 2-12 1-20h8v77h-8c1-8 0-15-1-20-2-5-5-9-9-11s-11-3-20-3h-25v72c0 3 0 6 1 8s3 3 7 4 10 1 19 1h10v9c-4 0-9 0-15 0s-12 0-18 0-11 0-15 0-9 0-14 0c-6 0-12 0-17 0s-10 0-13 0v-9h7c7 0 12 0 16-1 3-1 5-2 6-4 0-2 1-5 1-8v-152c0-3-1-6-1-8-1-2-3-4-6-4-4-1-9-1-16-1h-7v-9h158l8 64zM268 32l-72 108h72zM288 149v25c0 3 0 6 1 8s3 4 6 4c3 1 8 1 15 1h6v9c-6 0-12 0-19 0s-14 0-20 0-13 0-20 0-14 0-20 0v-9h6c8 0 13 0 16-1s5-2 6-4 1-5 1-8v-25h-78v-9l90-136c1-2 2-3 3-3 0 0 1-1 3-1s3 1 4 2c0 1 0 3 0 6v132h29v9z">
          <text:p/>
        </draw:path>
        <draw:path draw:style-name="gr3" draw:text-style-name="P2" draw:layer="layout" svg:width="2.163cm" svg:height="3.755cm" svg:x="19.732cm" svg:y="4.219cm" svg:viewBox="0 0 2164 3756" svg:d="M42 0v3752h-42v-3752zM2164 0v3756h-42v-3756z">
          <text:p/>
        </draw:path>
        <draw:path draw:style-name="gr3" draw:text-style-name="P2" draw:layer="layout" svg:width="1.609cm" svg:height="0.256cm" svg:x="21.367cm" svg:y="3.705cm" svg:viewBox="0 0 1610 257" svg:d="M159 66c-1-14-4-24-7-32-3-9-8-15-16-18-7-4-18-6-32-6h-35c-6 0-10 0-12 2-1 2-2 5-2 9v73h25c9 0 16-1 20-3 5-2 8-6 9-11s2-11 2-20h7v77h-7c0-8-1-15-2-20s-4-8-9-11c-4-2-11-3-20-3h-25v71c0 3 0 6 1 8s4 4 7 4c4 1 11 2 20 2h9v9c-3-1-8-1-14-1s-13 0-19 0-11 0-15 0-9 0-14 0c-6 0-11 0-17 0-5 0-9 0-13 1v-9h7c7 0 13-1 16-2 3 0 5-2 6-4s1-4 1-8v-151c0-3 0-6-1-8s-3-3-6-4-9-1-16-1h-7v-9h158l8 65zM331 54c0-5-1-11-2-18s-5-13-12-19c-6-5-17-8-32-8h-26c-6 0-10 0-12 2-1 2-2 5-2 9v78h40c15 0 26-3 32-8 7-6 11-12 12-19s2-13 2-17zM361 54c0 9-3 18-9 26s-15 14-25 18c-10 5-21 7-32 8h-49v68c0 4 0 6 1 8s3 4 6 5c3 0 8 1 16 1h7v9c-4-1-8-1-14-1-5 0-10 0-15 0-6 0-10 0-14 0s-8 0-14 0c-5 0-10 0-15 0-6 0-10 0-13 1v-9h7c7 0 12-1 15-2 4 0 6-2 6-4 1-2 2-4 1-8v-152c1-3 0-6-1-8 0-2-2-3-6-4-3-1-8-1-15-1h-7v-9h101c14 0 25 3 35 8 11 5 20 11 25 19 6 8 9 17 9 27zM621 52c0-14-3-24-9-30s-14-10-22-11c-9-2-18-2-27-2-3 0-6 0-10 0-3 0-5 0-7 1-3 0-5 1-6 3 0 2 0 4 0 7v75h32c14 0 24-2 31-7 8-4 12-10 15-16 2-7 3-13 3-20zM686 171c0 3-1 7-2 12-2 5-4 10-8 14s-10 6-17 6c-5 0-11-1-17-2-7-2-14-5-20-10-5-5-9-11-10-18-1-6-2-14-1-23 0-10-1-17-2-23s-4-11-9-16c-6-4-11-7-16-8s-9-2-11-2h-33v73c0 4 0 6 1 8 0 2 2 4 6 5 3 0 8 1 15 1h7v9c-3-1-8-1-13-1s-10 0-15 0-10 0-14 0c-3 0-8 0-13 0s-11 0-16 0-9 0-13 1v-9h7c8 0 13-1 16-2 3 0 5-2 6-4s1-4 1-8v-152c0-3 0-6-1-8s-3-3-6-4-8-1-16-1h-7v-9h91c14 0 27 3 38 7 11 5 20 11 27 19 6 8 10 16 10 26-1 11-5 21-15 29-9 8-21 14-36 18 9 2 16 6 22 12 6 5 11 12 14 21l3 23c2 14 4 24 7 31 2 7 7 11 14 11 4 0 7-2 11-6 4-3 7-10 8-20 0-1 0-2 0-3 1-1 2-2 3-2 2 0 3 1 3 2 1 1 1 2 1 3zM786 124c0-3 0-7-1-13-1-5-2-10-4-16s-6-11-10-15c-5-4-10-6-18-6-3 0-8 1-13 3-5 3-10 8-15 15-4 7-7 18-7 32zM805 162c0 2-2 7-5 12-3 6-8 12-15 17-7 6-16 8-28 9-11 0-22-3-31-9-10-6-18-13-23-23-6-10-9-22-10-35 1-12 3-23 9-33 5-10 12-17 21-23s19-9 30-9c12 0 22 3 30 8 7 5 13 12 17 21 3 8 5 18 5 27 0 3 0 5-1 5-1 1-3 1-6 1h-81c0 6 1 12 1 20 1 8 4 16 8 23 3 6 8 10 13 14 6 4 12 5 20 6 1 0 4-1 9-2 4 0 10-3 15-7 6-4 11-11 14-21 1-3 2-4 4-4 1 0 2 0 3 1 0 0 1 1 1 2zM933 219c0-8-4-13-10-17-5-4-13-6-22-7-8 0-17-1-25 0h-17c-7 0-12 3-17 7-4 5-7 11-7 17 0 8 5 15 14 21 8 6 20 10 35 10 14 0 26-4 35-10s14-13 14-21zM901 111c0-2 0-6-1-12-1-5-3-10-6-15-4-5-10-8-18-8-6 0-10 2-14 4-3 3-5 6-6 8-3 3-4 7-4 11-1 5-1 9-1 13 0 2 0 6 1 12 1 5 3 11 6 15 4 5 10 8 18 8 6 0 10-2 14-4 3-3 5-5 6-7 3-4 4-8 4-12 1-4 1-9 1-13zM952 80c0 4-2 6-3 7-2 1-4 2-6 2s-4-1-6-2c-1-2-2-4-2-6 0-4 2-7 5-8-1 0-2 0-2 0-1 0-1 0-1 0-3-1-7 0-11 1-5 2-10 5-15 10 3 3 6 7 8 12 3 5 4 10 4 16-1 11-5 21-14 29-8 8-19 12-33 13-3 0-7-1-12-2s-11-3-17-7c-2 3-3 6-4 8 0 3-1 5 0 5 0 5 1 9 4 13s6 6 11 7c1 0 4 0 9 0 4 0 9 0 12 0 9 0 18 0 26 1s16 3 24 7c7 4 12 9 15 16 3 6 4 12 4 17-1 7-4 14-9 19-6 6-14 11-24 14-9 3-20 5-31 5-12 0-23-2-32-5-10-3-17-8-23-14-6-5-9-12-9-19 0-6 2-11 7-16 4-6 11-10 20-12-5-3-8-7-10-12s-3-9-3-14 1-10 3-14 4-8 6-10c-4-3-7-7-9-12-3-5-4-11-5-18 1-11 5-21 14-29 8-8 19-12 33-13 3 0 8 1 13 2 6 1 11 4 18 9 6-6 11-10 17-11 6-2 10-3 13-3 6 0 9 2 12 5 2 4 3 7 3 9zM1017 23c0 4-1 7-4 10s-7 5-11 5c-5 0-9-2-11-5-3-3-5-6-5-10s2-8 4-11c3-3 7-4 12-4 4 0 8 1 11 4s4 7 4 11zM1033 197c-10-1-20-1-30-1l-32 1v-9c10 0 16-1 19-2s4-5 4-11v-78c0-7-1-11-4-13s-9-3-18-3v-8l41-4v106c-1 5 0 9 3 11 2 1 8 2 17 2zM1146 160c0 11-3 20-11 28-7 7-19 11-35 12-4 0-8-1-14-2-5-1-11-5-18-11-2 3-4 5-5 6l-1 1c-2 3-4 4-5 5s-1 1-2 1-2-1-3-2c0-1 0-3 0-5v-38c0-3 0-4 0-6 1-1 2-1 4-1 1 0 2 0 2 1 1 0 1 2 2 4 2 12 6 22 13 29 6 8 15 11 27 11 11 0 19-2 24-7 6-5 8-11 8-19 0-7-2-12-6-16-4-3-9-6-13-7-5-2-8-3-11-3-10-2-17-4-23-6-5-1-10-4-15-7-8-7-12-15-12-25 0-5 1-11 4-16 3-6 8-10 14-14 7-3 16-5 28-5 2-1 6 0 11 1s10 3 16 7c1-1 1-2 2-3 2-1 2-1 3-2 2-2 3-3 4-3 0 0 1 0 2 0s2 0 2 1c1 1 1 3 1 6v29c0 2 0 4-1 5 0 1-1 2-3 2 0 0-1-1-2-1s-1-1-1-2c0-3-1-8-2-13-2-5-5-10-9-15-5-4-13-7-23-7-12 0-21 3-25 7-5 5-7 10-7 15 0 6 2 10 5 13 4 3 8 5 14 7 5 1 11 3 16 4 6 1 12 2 18 4 5 2 10 5 15 9 2 2 5 5 7 10 3 4 5 10 5 18zM1250 161c0 6-1 12-3 18s-5 11-9 15-10 6-16 6c-4 0-9-1-15-2-5-2-11-6-15-11-5-6-7-14-7-26v-80h-25v-6c10 0 17-4 22-9 6-6 10-13 12-22 2-8 3-16 3-24h7v53h42v8h-42v81c0 1 1 5 1 10 1 5 3 9 5 14 3 4 7 6 14 7 5 0 10-3 13-8 4-6 6-14 6-25v-15h7zM1367 124c0-3 0-7-1-13 0-5-2-10-4-16s-5-11-10-15c-4-4-10-6-17-6-4 0-8 1-13 3-6 3-11 8-15 15s-7 18-8 32zM1386 162c0 2-1 7-4 12-3 6-9 12-16 17-7 6-16 8-28 9-11 0-21-3-31-9-9-6-17-13-23-23s-9-22-9-35c0-12 3-23 8-33s13-17 22-23c8-6 19-9 30-9 12 0 22 3 29 8 8 5 14 12 17 21 4 8 5 18 5 27 1 3 0 5-1 5-1 1-3 1-6 1h-80c0 6 0 12 1 20s3 16 8 23c3 6 7 10 13 14 5 4 12 5 19 6 1 0 4-1 9-2 5 0 10-3 16-7s10-11 14-21c0-3 1-4 4-4 0 0 1 0 2 1 1 0 1 1 1 2zM1498 87c0 5-1 8-4 10-2 2-5 3-8 3s-6-1-8-4c-3-2-4-5-4-9 0-3 1-6 3-8 1-2 3-3 3-3 0 0-1 0-3 0-7 0-13 3-18 8-6 4-9 11-12 19s-4 17-4 27v44c0 4 0 6 1 8s3 4 6 5c3 0 8 1 15 1h6v9c-6-1-12-1-18-1-7 0-13 0-19 0l-32 1v-9c9 0 15-1 18-2s4-5 4-11v-77c1-7-1-12-3-14-3-2-10-3-19-3v-8l40-4v32c1-4 3-9 6-14s7-9 12-12c4-4 10-5 17-6 6 1 12 2 15 6 4 3 6 7 6 12zM1610 160c0 11-4 20-11 28-7 7-19 11-36 12-3 0-8-1-13-2-6-1-12-5-18-11-3 3-5 5-5 6-1 0-1 1-1 1-3 3-5 4-5 5-1 1-2 1-2 1-2 0-3-1-3-2s-1-3-1-5v-38c0-3 1-4 1-6 0-1 1-1 3-1 1 0 2 0 3 1 0 0 1 2 1 4 3 12 7 22 13 29 6 8 15 11 27 11 11 0 20-2 25-7s8-11 8-19c0-7-3-12-7-16-4-3-8-6-13-7-4-2-8-3-10-3-10-2-18-4-23-6-6-1-11-4-15-7-8-7-12-15-13-25 0-5 2-11 5-16 2-6 7-10 14-14 7-3 16-5 27-5 3-1 6 0 12 1 5 1 10 3 16 7 0-1 1-2 2-3s2-1 2-2c2-2 3-3 4-3s2 0 2 0c2 0 3 0 3 1s0 3 0 6v29c0 2 0 4 0 5-1 1-2 2-3 2s-1-1-2-1-2-1-2-2c0-3-1-8-2-13s-4-10-9-15c-5-4-12-7-23-7-12 0-20 3-25 7-5 5-7 10-7 15 0 6 2 10 6 13 3 3 8 5 13 7 6 1 11 3 17 4s12 2 17 4c6 2 11 5 15 9 3 2 5 5 8 10 3 4 4 10 5 18z">
          <text:p/>
        </draw:path>
        <draw:polygon draw:style-name="gr3" draw:text-style-name="P2" draw:layer="layout" svg:width="12.201cm" svg:height="2.561cm" svg:x="7.129cm" svg:y="8.745cm" svg:viewBox="0 0 12202 2562" draw:points="0,2562 0,0 12202,0 12202,2473 12181,2473 12181,25 25,25 25,2562">
          <text:p/>
        </draw:polygon>
        <draw:polygon draw:style-name="gr3" draw:text-style-name="P2" draw:layer="layout" svg:width="0.195cm" svg:height="0.343cm" svg:x="7.044cm" svg:y="10.963cm" svg:viewBox="0 0 196 344" draw:points="98,98 0,0 98,344 196,0">
          <text:p/>
        </draw:polygon>
        <draw:polygon draw:style-name="gr3" draw:text-style-name="P2" draw:layer="layout" svg:width="0.25cm" svg:height="0.436cm" svg:x="7.014cm" svg:y="10.917cm" svg:viewBox="0 0 251 437" draw:points="128,144 120,152 55,93 128,343 200,93 128,165 120,152 128,144 120,135 251,0 128,437 0,0 137,135 128,144 120,135">
          <text:p/>
        </draw:polygon>
        <draw:polygon draw:style-name="gr3" draw:text-style-name="P2" draw:layer="layout" svg:width="0.199cm" svg:height="0.343cm" svg:x="19.22cm" svg:y="10.874cm" svg:viewBox="0 0 200 344" draw:points="102,98 0,0 102,344 200,0">
          <text:p/>
        </draw:polygon>
        <draw:polygon draw:style-name="gr3" draw:text-style-name="P2" draw:layer="layout" svg:width="0.25cm" svg:height="0.436cm" svg:x="19.194cm" svg:y="10.828cm" svg:viewBox="0 0 251 437" draw:points="128,144 116,152 55,93 128,344 196,93 128,165 116,152 128,144 116,135 251,0 128,437 0,0 137,135 128,144 116,135">
          <text:p/>
        </draw:polygon>
        <draw:polygon draw:style-name="gr3" draw:text-style-name="P2" draw:layer="layout" svg:width="0.026cm" svg:height="1.35cm" svg:x="10.079cm" svg:y="7.386cm" svg:viewBox="0 0 27 1351" draw:points="27,0 27,1351 0,1351 0,0">
          <text:p/>
        </draw:polygon>
        <draw:polygon draw:style-name="gr3" draw:text-style-name="P2" draw:layer="layout" svg:width="0.182cm" svg:height="0.317cm" svg:x="10.003cm" svg:y="8.415cm" svg:viewBox="0 0 183 318" draw:points="89,88 0,0 89,318 183,0">
          <text:p/>
        </draw:polygon>
        <draw:polygon draw:style-name="gr3" draw:text-style-name="P2" draw:layer="layout" svg:width="0.233cm" svg:height="0.407cm" svg:x="9.978cm" svg:y="8.372cm" svg:viewBox="0 0 234 408" draw:points="114,131 106,140 46,81 114,318 183,81 114,148 106,140 114,131 106,123 234,0 114,408 0,0 124,123 114,131 106,123">
          <text:p/>
        </draw:polygon>
        <draw:polygon draw:style-name="gr3" draw:text-style-name="P2" draw:layer="layout" svg:width="0.025cm" svg:height="3.277cm" svg:x="24.211cm" svg:y="7.978cm" svg:viewBox="0 0 26 3278" draw:points="26,0 26,3278 0,3278 0,0">
          <text:p/>
        </draw:polygon>
        <draw:polygon draw:style-name="gr3" draw:text-style-name="P2" draw:layer="layout" svg:width="0.178cm" svg:height="0.317cm" svg:x="24.135cm" svg:y="10.938cm" svg:viewBox="0 0 179 318" draw:points="90,93 0,0 90,318 179,0">
          <text:p/>
        </draw:polygon>
        <draw:polygon draw:style-name="gr3" draw:text-style-name="P2" draw:layer="layout" svg:width="0.229cm" svg:height="0.398cm" svg:x="24.109cm" svg:y="10.9cm" svg:viewBox="0 0 230 399" draw:points="115,132 106,140 47,81 115,314 183,81 115,149 106,140 115,132 106,123 230,0 115,399 0,0 123,123 115,132 106,123">
          <text:p/>
        </draw:polygon>
        <draw:polyline draw:style-name="gr1" draw:text-style-name="P1" draw:layer="layout" svg:width="12.603cm" svg:height="3.332cm" svg:x="10.211cm" svg:y="7.94cm" svg:viewBox="0 0 12604 3333" draw:points="12604,0 12604,1970 0,1970 0,3333">
          <text:p/>
        </draw:polyline>
        <draw:polygon draw:style-name="gr3" draw:text-style-name="P2" draw:layer="layout" svg:width="0.169cm" svg:height="0.292cm" svg:x="10.126cm" svg:y="10.98cm" svg:viewBox="0 0 170 293" draw:points="85,81 0,0 85,293 170,0">
          <text:p/>
        </draw:polygon>
        <draw:polygon draw:style-name="gr3" draw:text-style-name="P2" draw:layer="layout" svg:width="0.211cm" svg:height="0.368cm" svg:x="10.105cm" svg:y="10.942cm" svg:viewBox="0 0 212 369" draw:points="106,119 97,127 46,76 106,289 166,76 106,135 97,127 106,119 97,114 212,0 106,369 0,0 114,114 106,119 97,114">
          <text:p/>
        </draw:polygon>
        <draw:polygon draw:style-name="gr3" draw:text-style-name="P2" draw:layer="layout" svg:width="0.03cm" svg:height="1.342cm" svg:x="21.391cm" svg:y="9.909cm" svg:viewBox="0 0 31 1343" draw:points="31,0 31,1343 0,1343 0,0">
          <text:p/>
        </draw:polygon>
        <draw:polygon draw:style-name="gr3" draw:text-style-name="P2" draw:layer="layout" svg:width="0.182cm" svg:height="0.318cm" svg:x="21.315cm" svg:y="10.929cm" svg:viewBox="0 0 183 319" draw:points="90,94 0,0 90,319 183,0">
          <text:p/>
        </draw:polygon>
        <draw:polygon draw:style-name="gr3" draw:text-style-name="P2" draw:layer="layout" svg:width="0.233cm" svg:height="0.406cm" svg:x="21.29cm" svg:y="10.887cm" svg:viewBox="0 0 234 407" draw:points="114,135 106,144 51,85 114,318 183,85 114,152 106,144 114,135 106,127 234,0 114,407 0,0 123,127 114,135 106,127">
          <text:p/>
        </draw:polygon>
        <draw:polygon draw:style-name="gr3" draw:text-style-name="P2" draw:layer="layout" svg:width="10.042cm" svg:height="1.041cm" svg:x="14.173cm" svg:y="10.231cm" svg:viewBox="0 0 10043 1042" draw:points="10043,25 26,25 26,1042 0,1042 0,0 10043,0">
          <text:p/>
        </draw:polygon>
        <draw:polygon draw:style-name="gr3" draw:text-style-name="P2" draw:layer="layout" svg:width="0.178cm" svg:height="0.313cm" svg:x="14.097cm" svg:y="10.959cm" svg:viewBox="0 0 179 314" draw:points="89,89 0,0 89,314 179,0">
          <text:p/>
        </draw:polygon>
        <draw:polygon draw:style-name="gr3" draw:text-style-name="P2" draw:layer="layout" svg:width="0.228cm" svg:height="0.402cm" svg:x="14.072cm" svg:y="10.917cm" svg:viewBox="0 0 229 403" draw:points="114,131 105,140 46,80 114,314 183,80 114,149 105,140 114,131 105,122 229,0 114,403 0,0 122,122 114,131 105,122">
          <text:p/>
        </draw:polygon>
        <draw:path draw:style-name="gr3" draw:text-style-name="P2" draw:layer="layout" svg:width="1.429cm" svg:height="0.203cm" svg:x="9.574cm" svg:y="16.041cm" svg:viewBox="0 0 1430 204" svg:d="M170 76c-2-11-4-21-7-30-3-8-8-14-16-19s-20-7-35-7h-40v77h14c10 0 16-1 21-4 4-2 7-6 8-11s2-11 2-18h13v81h-13c0-7-1-13-2-18s-4-9-8-12c-5-3-12-4-21-4h-14v78h39v13c-5 0-10 0-18 0-7-1-14-1-22-1-7 0-13 0-18 0s-10 0-17 0-14 0-20 1c-7 0-12 0-16 0v-13h31v-169h-31v-15h174l9 71zM360 61c0-7-1-14-2-20-1-7-5-12-11-16s-16-8-31-8h-38v86h38c14 0 25-2 31-6s10-9 11-16c1-6 2-13 2-20zM404 61c-1 11-4 21-11 29-6 8-15 14-26 19-11 4-23 6-37 6h-51v74h31v13c-3 0-9 0-15 0-6-1-13-1-20-1-6 0-12 0-16 0-5 0-10 0-17 0-6 0-13 0-19 1-7 0-12 0-16 0v-13h31v-172h-31v-13h120c25 0 43 6 57 17 13 10 19 24 20 40zM648 53l-33 80h66zM774 202c-4 0-8 0-14 0-6-1-12-1-18-1s-11 0-15 0-10 0-16 0c-7 0-13 0-19 1-7 0-12 0-16 0v-13h28l-18-42h-77l-14 35-1 3c0 1 2 2 6 3 4 0 8 0 13 1 4 0 6 0 6 0v13c-5 0-12 0-19 0-7-1-13-1-19-1l-33 1v-13h6c7 0 12-1 15-1 4 0 6-1 7-2s2-2 2-4l72-174c0-3 1-5 3-6 1-1 4-2 8-2 2 0 4 0 6 1s4 3 5 7l74 181h28zM898 101c-3-5-8-9-13-12-6-4-13-6-21-6-5 0-10 1-16 3s-11 6-15 12-6 12-7 19c0 7-1 15-1 22s1 14 2 23c1 8 4 16 9 22s13 9 25 10c7-1 13-2 18-5 5-2 9-5 13-9 3-3 5-5 6-7zM898 204v-14c-4 4-10 7-17 10-7 2-14 4-23 4-22 0-39-7-51-18-12-12-18-28-18-47 0-21 7-37 20-49 13-11 31-17 52-17 5 0 11 0 17 2 7 2 14 5 22 11v-56c0-6-1-9-3-10-3-1-9-3-17-3v-13l51-3v176c0 6 1 9 3 10 3 1 8 2 17 2v13zM1082 101c-3-5-7-9-13-12-6-4-13-6-21-6-5 0-10 1-16 3-5 2-10 6-15 12-3 6-6 12-6 19-1 7-1 15-1 22s0 14 1 23c1 8 4 16 9 22s13 9 25 10c7-1 13-2 18-5 5-2 10-5 13-9 3-3 5-5 6-7zM1082 204v-14c-4 4-10 7-17 10-6 2-14 4-23 4-22 0-38-7-51-18-12-12-18-28-18-47 0-21 7-37 20-49 14-11 31-17 52-17 5 0 11 0 18 2s14 5 21 11v-56c0-6-1-9-3-10-3-1-8-3-17-3v-13l51-3v176c0 6 1 9 3 10 3 1 8 2 17 2v13zM1265 130c0-3 0-7-1-12s-2-10-4-16c-2-5-5-10-10-14s-11-6-20-6c-4 0-9 1-14 3s-9 6-13 12c-3 5-5 10-5 16-1 6-2 11-2 17zM1292 169c0 1-1 5-5 11-3 6-9 11-17 16-9 5-21 8-36 8-23 0-41-7-55-19-13-12-20-28-20-48 0-12 3-23 8-32 6-10 14-18 24-24 11-6 24-9 39-9 20 0 36 5 46 15 5 5 8 11 11 16 2 6 4 11 4 16 1 6 1 10 1 13s-1 6-2 6c-2 1-4 2-7 1h-87c0 6 0 12 2 21 1 8 4 15 10 22s16 10 29 10c10 0 18-2 25-6 8-4 13-10 16-17 1-2 2-3 3-4 0-1 2-2 4-2 1 0 3 0 4 1 2 1 3 2 3 5zM1430 96c0 6-2 10-6 13-3 3-7 5-12 5-4 0-8-2-12-4-3-3-5-8-5-14 0-4 1-7 2-9 2-3 3-4 3-4-9 0-17 4-22 10s-9 14-11 22-3 16-3 23v51h25v13c-5 0-12 0-19 0-8-1-15-1-20-1l-37 1v-13h20v-89c1-6-1-9-3-10-3-1-8-2-17-1v-14l48-2v32c3-9 8-17 14-23s14-9 24-9c8 0 15 2 21 6s9 10 10 17z">
          <text:p/>
        </draw:path>
        <draw:path draw:style-name="gr3" draw:text-style-name="P2" draw:layer="layout" svg:width="1.999cm" svg:height="0.256cm" svg:x="21.17cm" svg:y="15.89cm" svg:viewBox="0 0 2000 257" svg:d="M169 75c-1-12-3-22-6-31-3-8-9-15-16-19-8-5-20-7-35-7h-40v78h14c9 0 16-1 21-4 4-3 7-6 8-11s2-11 1-19h14v81h-14c1-7 0-13-1-18s-4-9-9-11c-4-3-11-4-20-4h-14v77h39v14c-5 0-11 0-18-1-7 0-14 0-22 0-7 0-13 0-18 0s-10 0-17 0-14 0-20 0c-7 1-12 1-16 1v-14h31v-169h-31v-14h174l9 71zM359 60c1-7 0-15-1-22-2-6-5-11-11-16-6-4-17-6-31-6h-39v86h39c14 0 24-2 30-6 7-4 10-10 12-16 1-7 2-13 1-20zM403 60c0 11-3 21-10 29-6 8-15 14-26 18-11 5-23 7-37 7h-51v73h31v14c-4 0-9 0-15-1-7 0-13 0-20 0-6 0-12 0-16 0-5 0-10 0-17 0-6 0-13 0-19 0-7 1-12 1-16 1v-14h31v-171h-31v-14h120c24 1 43 6 56 17 14 10 20 23 20 41zM838 201c-3 0-8 0-14-1-7 0-13 0-19 0-7 0-12 0-16 0s-9 0-16 0c-6 0-12 0-18 0-6 1-11 1-15 1v-14h31v-171l-80 178c-1 1-2 3-3 4-2 2-4 3-7 3-1 0-3-1-4-1-2-1-4-3-5-6l-78-174v159c-1 3 0 5 1 6s3 1 7 2c5 0 10 0 15 0h8v14c-6 0-13-1-20-1s-13 0-19 0-12 0-20 0c-7 0-13 1-19 1v-14h7c4 0 7 0 9 0 1 0 4 0 7 0 4-1 6-1 7-2s1-3 1-6v-163h-31v-14h64c3 0 6 1 8 1 1 1 3 3 5 7l69 153 69-153c1-4 3-6 5-7 2 0 5-1 8-1h63v14h-31v171h31zM978 203v-23c-4 8-9 13-15 16-5 3-10 5-15 6s-8 1-11 1c-15 0-27-2-37-7-9-5-14-15-15-30v-68c1-5-1-8-3-9-3-1-8-2-17-2v-13l53-3v99c0 5 0 9 1 12 1 4 3 6 6 8 3 1 9 2 16 2 11 0 19-3 26-10 6-7 10-17 10-29v-55c0-5-1-8-3-9-3-1-9-2-17-2v-13l53-3v105c-1 6 0 9 3 10 2 1 8 2 16 1v14zM1088 200l-35 1v-14h20v-160c0-5-1-8-3-10-3-1-8-1-17-1v-14l51-2v187h20v14zM1239 165c0 11-3 20-10 27-6 7-14 10-25 11-7 0-14-1-21-3s-13-6-17-11c-5-6-7-13-8-23v-79h-23v-11c9 0 17-3 23-9 7-5 11-13 15-22 3-9 5-18 5-28h13v56h42v14h-42v79c0 2 0 6 1 9 0 4 2 8 4 11 3 3 6 5 12 5 4 0 8-2 12-6 3-4 5-11 5-20v-15h14zM1327 25c0 7-3 12-7 16s-9 6-16 8c-6-2-11-4-16-8-4-4-6-9-6-16 0-6 2-11 6-16 5-4 10-6 16-6 7 0 12 2 16 6 4 5 7 10 7 16zM1307 200l-35 1v-14h20v-89c0-5-1-8-4-9-2-1-7-2-15-2v-13l50-3v116h18v14zM1489 137c0-18-4-32-10-41-7-9-15-13-25-13-4 0-9 0-15 2s-12 6-18 11c-2 2-3 4-4 5 0 1 0 3 0 5v61c0 3 0 5 0 6s1 2 3 4c6 7 13 12 18 13 6 2 10 3 12 2 7 0 13-2 19-5 6-4 10-10 14-18s6-19 6-32zM1526 137c0 20-7 36-20 48s-31 17-53 18c-6 0-12-1-18-3s-12-5-18-10v53h19v14l-36-1-36 1v-14h20v-145c0-5-1-8-3-9-3-1-8-2-17-2v-13l51-3v15c3-3 9-6 16-10 8-3 17-4 27-5 21 1 38 7 50 19s18 27 18 47zM1584 200l-36 1v-14h20v-160c0-5-1-8-3-10-3-1-8-1-17-1v-14l51-2v187h20v14zM1695 25c0 7-2 12-6 16-5 4-10 6-16 8-7-2-12-4-16-8s-6-9-7-16c1-6 3-11 7-16 4-4 9-6 16-6 6 0 11 2 16 6 4 5 6 10 6 16zM1675 200l-35 1v-14h20v-89c0-5-1-8-3-9s-8-2-16-2v-13l50-3v116h18v14zM1835 129c0-3-1-7-1-12-1-5-2-10-4-16s-5-10-10-14-13-6-21-6c-4 0-9 1-14 3s-9 6-13 12c-3 5-5 10-6 16 0 5-1 11-1 17zM1862 167c0 2-1 6-5 12-3 5-9 11-18 16-8 5-20 7-36 8-23-1-42-7-55-19s-20-28-20-48c0-12 3-23 8-33 6-10 14-18 24-23 11-6 24-9 39-9 21 0 36 5 47 15 5 5 8 10 11 16 2 6 3 11 4 16s1 9 1 12c0 4-1 6-2 7-2 1-4 1-7 1h-88c0 5 0 12 2 20 1 9 4 16 10 23 6 6 16 10 29 10 10 0 19-2 26-6s13-10 16-17c1-2 2-4 2-5 1 0 3-1 5-1 1 0 2 0 4 1 2 0 3 2 3 4zM2000 95c0 6-2 10-6 13-3 3-7 5-12 5-4 0-8-2-12-5-3-3-5-7-5-13 0-4 1-7 2-10 2-2 3-3 3-3-10 0-17 3-22 10-5 6-9 13-11 22-2 8-3 16-3 23v50h25v14c-5 0-12-1-20-1-7 0-14 0-20 0l-36 1v-14h20v-89c0-5-1-8-3-9-3-1-8-2-17-2v-13l48-3v33c3-9 8-17 14-23s14-9 24-10c8 0 15 2 21 6s9 10 10 18z">
          <text:p/>
        </draw:path>
        <draw:polygon draw:style-name="gr3" draw:text-style-name="P2" draw:layer="layout" svg:width="0.029cm" svg:height="1.008cm" svg:x="10.266cm" svg:y="14.663cm" svg:viewBox="0 0 30 1009" draw:points="30,0 30,1009 0,1009 0,0">
          <text:p/>
        </draw:polygon>
        <draw:polygon draw:style-name="gr3" draw:text-style-name="P2" draw:layer="layout" svg:width="0.191cm" svg:height="0.339cm" svg:x="10.185cm" svg:y="15.328cm" svg:viewBox="0 0 192 340" draw:points="93,98 0,0 93,340 192,0">
          <text:p/>
        </draw:polygon>
        <draw:polygon draw:style-name="gr3" draw:text-style-name="P2" draw:layer="layout" svg:width="0.249cm" svg:height="0.432cm" svg:x="10.156cm" svg:y="15.281cm" svg:viewBox="0 0 250 433" draw:points="122,145 114,154 55,90 122,340 195,90 122,162 114,154 122,145 114,137 250,0 122,433 0,0 135,137 122,145 114,137">
          <text:p/>
        </draw:polygon>
        <draw:polygon draw:style-name="gr3" draw:text-style-name="P2" draw:layer="layout" svg:width="0.034cm" svg:height="2.379cm" svg:x="22.149cm" svg:y="13.22cm" svg:viewBox="0 0 35 2380" draw:points="35,0 35,2380 0,2380 0,0">
          <text:p/>
        </draw:polygon>
        <draw:polygon draw:style-name="gr3" draw:text-style-name="P2" draw:layer="layout" svg:width="0.22cm" svg:height="0.385cm" svg:x="22.056cm" svg:y="15.214cm" svg:viewBox="0 0 221 386" draw:points="111,110 0,0 111,386 221,0">
          <text:p/>
        </draw:polygon>
        <draw:polygon draw:style-name="gr3" draw:text-style-name="P2" draw:layer="layout" svg:width="0.28cm" svg:height="0.487cm" svg:x="22.026cm" svg:y="15.163cm" svg:viewBox="0 0 281 488" draw:points="140,162 127,170 60,97 140,382 222,97 140,179 127,170 140,162 127,149 281,0 140,488 0,0 149,149 140,162 127,149">
          <text:p/>
        </draw:polygon>
        <draw:polygon draw:style-name="gr3" draw:text-style-name="P2" draw:layer="layout" svg:width="26.51cm" svg:height="15.097cm" svg:x="3.001cm" svg:y="3.364cm" svg:viewBox="0 0 26511 15098" draw:points="0,15072 26486,15072 26486,25 20745,25 20745,775 20720,775 20720,0 26511,0 26511,15098 0,15098">
          <text:p/>
        </draw:polygon>
        <draw:polygon draw:style-name="gr3" draw:text-style-name="P2" draw:layer="layout" svg:width="0.211cm" svg:height="0.377cm" svg:x="23.627cm" svg:y="3.762cm" svg:viewBox="0 0 212 378" draw:points="106,106 0,0 106,378 212,0">
          <text:p/>
        </draw:polygon>
        <draw:polygon draw:style-name="gr3" draw:text-style-name="P2" draw:layer="layout" svg:width="0.271cm" svg:height="0.478cm" svg:x="23.597cm" svg:y="3.711cm" svg:viewBox="0 0 272 479" draw:points="137,157 128,169 56,102 137,378 217,102 137,178 128,169 137,157 128,148 272,0 137,479 0,0 145,148 137,157 128,148">
          <text:p/>
        </draw:polygon>
        <draw:polygon draw:style-name="gr3" draw:text-style-name="P2" draw:layer="layout" svg:width="0.029cm" svg:height="1.808cm" svg:x="10.266cm" svg:y="16.653cm" svg:viewBox="0 0 30 1809" draw:points="30,0 30,1809 0,1809 0,0">
          <text:p/>
        </draw:polygon>
        <draw:polygon draw:style-name="gr3" draw:text-style-name="P2" draw:layer="layout" svg:width="0.173cm" svg:height="0.31cm" svg:x="10.194cm" svg:y="18.147cm" svg:viewBox="0 0 174 311" draw:points="84,89 0,0 84,311 174,0">
          <text:p/>
        </draw:polygon>
        <draw:polygon draw:style-name="gr3" draw:text-style-name="P2" draw:layer="layout" svg:width="0.225cm" svg:height="0.394cm" svg:x="10.168cm" svg:y="18.105cm" svg:viewBox="0 0 226 395" draw:points="111,131 103,140 48,81 111,310 179,81 111,148 103,140 111,131 103,123 226,0 111,395 0,0 120,123 111,131 103,123">
          <text:p/>
        </draw:polygon>
        <draw:polygon draw:style-name="gr3" draw:text-style-name="P2" draw:layer="layout" svg:width="0.026cm" svg:height="1.803cm" svg:x="22.153cm" svg:y="16.594cm" svg:viewBox="0 0 27 1804" draw:points="27,0 27,1804 0,1804 0,0">
          <text:p/>
        </draw:polygon>
        <draw:polygon draw:style-name="gr3" draw:text-style-name="P2" draw:layer="layout" svg:width="0.178cm" svg:height="0.313cm" svg:x="22.077cm" svg:y="18.084cm" svg:viewBox="0 0 179 314" draw:points="89,89 0,0 89,314 179,0">
          <text:p/>
        </draw:polygon>
        <draw:polygon draw:style-name="gr3" draw:text-style-name="P2" draw:layer="layout" svg:width="0.224cm" svg:height="0.394cm" svg:x="22.052cm" svg:y="18.046cm" svg:viewBox="0 0 225 395" draw:points="115,127 107,135 52,80 115,306 179,80 115,144 107,135 115,127 107,118 225,0 115,395 0,0 124,118 115,127 107,118">
          <text:p/>
        </draw:polygon>
        <draw:polygon draw:style-name="gr3" draw:text-style-name="P2" draw:layer="layout" svg:width="19.212cm" svg:height="0.03cm" svg:x="10.253cm" svg:y="10.641cm" svg:viewBox="0 0 19213 31" draw:points="19213,0 19213,31 0,31 0,0">
          <text:p/>
        </draw:polygon>
        <draw:path draw:style-name="gr3" draw:text-style-name="P2" draw:layer="layout" svg:width="0.204cm" svg:height="0.195cm" svg:x="10.096cm" svg:y="10.565cm" svg:viewBox="0 0 205 196" svg:d="M205 99c0 55-47 97-103 97-55 0-102-42-102-97s47-99 102-99c56 0 103 44 103 99z">
          <text:p/>
        </draw:path>
        <draw:path draw:style-name="gr3" draw:text-style-name="P2" draw:layer="layout" svg:width="0.228cm" svg:height="0.221cm" svg:x="10.084cm" svg:y="10.552cm" svg:viewBox="0 0 229 222" svg:d="M217 111h12c0 60-51 111-114 111-65 0-115-51-115-111s50-111 115-111c63 0 114 51 114 111h-12-13c0-47-38-85-89-85-52 0-90 38-90 85s38 85 90 85c51 0 89-38 89-85z">
          <text:p/>
        </draw:path>
        <draw:path draw:style-name="gr3" draw:text-style-name="P2" draw:layer="layout" svg:width="0.204cm" svg:height="0.195cm" svg:x="14.084cm" svg:y="10.552cm" svg:viewBox="0 0 205 196" svg:d="M205 99c0 51-47 97-102 97s-103-46-103-97c0-55 48-99 103-99s102 44 102 99z">
          <text:p/>
        </draw:path>
        <draw:path draw:style-name="gr3" draw:text-style-name="P2" draw:layer="layout" svg:width="0.228cm" svg:height="0.22cm" svg:x="14.072cm" svg:y="10.54cm" svg:viewBox="0 0 229 221" svg:d="M217 110h12c0 60-52 111-115 111-64 0-114-51-114-111 0-64 50-110 114-110 63 0 115 46 115 110h-12-13c0-47-39-85-90-85s-89 38-89 85 38 86 89 86 90-39 90-86z">
          <text:p/>
        </draw:path>
        <draw:path draw:style-name="gr3" draw:text-style-name="P2" draw:layer="layout" svg:width="0.204cm" svg:height="0.195cm" svg:x="21.298cm" svg:y="10.561cm" svg:viewBox="0 0 205 196" svg:d="M205 98c0 55-43 98-103 98-55 0-102-43-102-98s47-98 102-98c60 0 103 43 103 98z">
          <text:p/>
        </draw:path>
        <draw:path draw:style-name="gr3" draw:text-style-name="P2" draw:layer="layout" svg:width="0.232cm" svg:height="0.22cm" svg:x="21.286cm" svg:y="10.548cm" svg:viewBox="0 0 233 221" svg:d="M217 110h16c-4 61-55 111-119 111-59 0-114-50-114-111 0-63 55-110 114-110 64 0 115 47 119 110h-16-13c0-46-39-84-90-84-47 0-85 38-85 84 0 48 38 86 85 86 51 0 90-38 90-86z">
          <text:p/>
        </draw:path>
        <draw:path draw:style-name="gr3" draw:text-style-name="P2" draw:layer="layout" svg:width="0.203cm" svg:height="0.195cm" svg:x="24.114cm" svg:y="10.561cm" svg:viewBox="0 0 204 196" svg:d="M204 98c0 55-43 98-103 98-55 0-101-43-101-98s46-98 101-98c60 0 103 43 103 98z">
          <text:p/>
        </draw:path>
        <draw:path draw:style-name="gr3" draw:text-style-name="P2" draw:layer="layout" svg:width="0.229cm" svg:height="0.22cm" svg:x="24.101cm" svg:y="10.548cm" svg:viewBox="0 0 230 221" svg:d="M217 110h13c0 61-52 111-116 111-63 0-114-50-114-111 0-63 51-110 114-110 64 0 116 47 116 110h-13-13c0-46-39-84-90-84-46 0-89 38-89 84 0 48 43 86 89 86 51 0 90-38 90-86z">
          <text:p/>
        </draw:path>
        <draw:frame draw:style-name="gr5" draw:text-style-name="P5" draw:layer="layout" svg:width="3.51cm" svg:height="0.454cm" svg:x="21.969cm" svg:y="4.905cm">
          <draw:text-box>
            <text:p><text:span text:style-name="T2">1.0 <text:s text:c="9"/></text:span></text:p>
          </draw:text-box>
        </draw:frame>
        <draw:frame draw:style-name="gr6" draw:text-style-name="P5" draw:layer="layout" svg:width="1.905cm" svg:height="0.508cm" svg:x="19.852cm" svg:y="5.54cm">
          <draw:text-box>
            <text:p><text:span text:style-name="T2">Add1</text:span></text:p>
          </draw:text-box>
        </draw:frame>
        <draw:frame draw:style-name="gr5" draw:text-style-name="P5" draw:layer="layout" svg:width="3.175cm" svg:height="0.454cm" svg:x="22.05cm" svg:y="5.594cm">
          <draw:text-box>
            <text:p><text:span text:style-name="T2">2.0 <text:s text:c="9"/></text:span></text:p>
          </draw:text-box>
        </draw:frame>
        <draw:frame draw:style-name="gr5" draw:text-style-name="P5" draw:layer="layout" svg:width="3.51cm" svg:height="0.454cm" svg:x="21.969cm" svg:y="6.175cm">
          <draw:text-box>
            <text:p><text:span text:style-name="T2">3.0 <text:s text:c="9"/></text:span></text:p>
          </draw:text-box>
        </draw:frame>
        <draw:frame draw:style-name="gr5" draw:text-style-name="P5" draw:layer="layout" svg:width="3.51cm" svg:height="0.454cm" svg:x="21.953cm" svg:y="6.796cm">
          <draw:text-box>
            <text:p><text:span text:style-name="T2">4.0 <text:s text:c="9"/></text:span></text:p>
          </draw:text-box>
        </draw:frame>
        <draw:frame draw:style-name="gr5" draw:text-style-name="P5" draw:layer="layout" svg:width="3.51cm" svg:height="0.454cm" svg:x="21.969cm" svg:y="7.372cm">
          <draw:text-box>
            <text:p><text:span text:style-name="T2">5.0 <text:s text:c="9"/></text:span></text:p>
          </draw:text-box>
        </draw:frame>
        <draw:frame draw:style-name="gr9" draw:text-style-name="P8" draw:layer="layout" svg:width="9.727cm" svg:height="2.441cm" svg:x="6.684cm" svg:y="12.145cm">
          <draw:text-box>
            <text:p text:style-name="P7"><text:span text:style-name="T1"/></text:p>
            <text:p text:style-name="P7"><text:span text:style-name="T1"><text:s/></text:span><text:span text:style-name="T1">- <text:s text:c="8"/>3.0 <text:s text:c="12"/>1.0 <text:s text:c="5"/>1</text:span></text:p>
            <text:p text:style-name="P7"><text:span text:style-name="T1"><text:s/></text:span><text:span text:style-name="T1">- <text:s text:c="2"/>Add1 <text:s text:c="17"/>1.0 <text:s text:c="5"/>2</text:span></text:p>
            <text:p text:style-name="P7"><text:span text:style-name="T1"><text:s/></text:span><text:span text:style-name="T1">+ <text:s text:c="8"/>3.0 <text:s text:c="12"/>1.0 <text:s text:c="5"/>1</text:span></text:p>
          </draw:text-box>
        </draw:frame>
        <draw:frame draw:style-name="gr6" draw:text-style-name="P5" draw:layer="layout" svg:width="1.905cm" svg:height="0.508cm" svg:x="19.891cm" svg:y="6.81cm">
          <draw:text-box>
            <text:p><text:span text:style-name="T2">Add2</text:span></text:p>
          </draw:text-box>
        </draw:frame>
        <draw:frame draw:style-name="gr11" draw:text-style-name="P8" draw:layer="layout" svg:width="9.525cm" svg:height="1.171cm" svg:x="18.75cm" svg:y="12.018cm">
          <draw:text-box>
            <text:p text:style-name="P7"><text:span text:style-name="T1"/></text:p>
            <text:p text:style-name="P7"><text:span text:style-name="T1"><text:s/></text:span><text:span text:style-name="T1">* <text:s text:c="8"/>3.0 <text:s text:c="4"/>Add2 <text:s text:c="10"/>4</text:span></text:p>
          </draw:text-box>
        </draw:frame>
        <draw:frame draw:style-name="gr12" draw:text-style-name="P8" draw:layer="layout" svg:width="0.578cm" svg:height="2.429cm" svg:x="4.835cm" svg:y="12.779cm">
          <draw:text-box>
            <text:p text:style-name="P7"><text:span text:style-name="T1">4</text:span></text:p>
            <text:p text:style-name="P7"><text:span text:style-name="T1">2</text:span></text:p>
            <text:p text:style-name="P7"><text:span text:style-name="T1">1</text:span></text:p>
          </draw:text-box>
        </draw:frame>
        <draw:frame draw:style-name="gr7" draw:text-style-name="P6" draw:layer="layout" svg:width="4.826cm" svg:height="1.985cm" svg:x="13.922cm" svg:y="4.318cm">
          <draw:text-box>
            <text:p><text:span text:style-name="T1">1 ADD.D F1, F2, F0</text:span></text:p>
            <text:p><text:span text:style-name="T1">2 SUB.D F3, F1, F0</text:span></text:p>
            <text:p><text:span text:style-name="T1">3 MUL.D F1, F2, F3</text:span></text:p>
            <text:p><text:span text:style-name="T1">4 SUB.D F4, F2, F0</text:span></text:p>
          </draw:text-box>
        </draw:frame>
        <draw:frame draw:style-name="gr12" draw:text-style-name="P8" draw:layer="layout" svg:width="0.578cm" svg:height="2.429cm" svg:x="17.097cm" svg:y="12.525cm">
          <draw:text-box>
            <text:p text:style-name="P7"><text:span text:style-name="T1">3</text:span></text:p>
          </draw:text-box>
        </draw:frame>
        <draw:frame draw:style-name="gr6" draw:text-style-name="P5" draw:layer="layout" svg:width="1.905cm" svg:height="0.508cm" svg:x="19.892cm" svg:y="7.445cm">
          <draw:text-box>
            <text:p><text:span text:style-name="T2">Add3</text:span></text:p>
          </draw:text-box>
        </draw:frame>
      </draw:page>
      <draw:page draw:name="page5" draw:style-name="dp1" draw:master-page-name="master-page3">
        <draw:line draw:style-name="gr1" draw:text-style-name="P1" draw:layer="layout" svg:x1="10.295cm" svg:y1="3cm" svg:x2="10.295cm" svg:y2="3.635cm">
          <text:p/>
        </draw:line>
        <draw:polygon draw:style-name="gr2" draw:text-style-name="P2" draw:layer="layout" svg:width="0.139cm" svg:height="0.241cm" svg:x="10.228cm" svg:y="3.394cm" svg:viewBox="0 0 140 242" draw:points="67,67 0,0 67,242 140,0">
          <text:p/>
        </draw:polygon>
        <draw:polygon draw:style-name="gr3" draw:text-style-name="P2" draw:layer="layout" svg:width="6.592cm" svg:height="3.78cm" svg:x="7.035cm" svg:y="3.648cm" svg:viewBox="0 0 6593 3781" draw:points="17,17 17,0 6593,0 6593,3781 0,3781 0,0 17,0 17,17 34,17 34,3747 6559,3747 6559,33 17,33 17,17 34,17">
          <text:p/>
        </draw:polygon>
        <draw:path draw:style-name="gr3" draw:text-style-name="P2" draw:layer="layout" svg:width="6.566cm" svg:height="0.05cm" svg:x="7.057cm" svg:y="4.88cm" svg:viewBox="0 0 6567 51" svg:d="M17 4l-5 8v-8h5l-5 8v-8c9 0 64 4 153 4 271 8 859 8 1575 8 973 0 2181-4 3142-8 483 0 906-4 1206-4 301 0 479-4 479-4v33c0 0-2883 18-4827 18-487 0-911 0-1220-4-156 0-279 0-368-5-42 0-80 0-102-4-12 0-25 0-29 0-9-5-13 0-21-5z">
          <text:p/>
        </draw:path>
        <draw:path draw:style-name="gr3" draw:text-style-name="P2" draw:layer="layout" svg:width="6.566cm" svg:height="0.051cm" svg:x="7.048cm" svg:y="5.502cm" svg:viewBox="0 0 6567 52" svg:d="M17 4l-4 4v-8c0 0 4 0 4 4l-4 4v-8c8 4 63 8 152 8 271 5 860 9 1575 9 974 0 2181-4 3142-9 483 0 906-4 1207-4 301-4 478-4 478-4v35c0 0-2883 17-4827 17-482 0-910 0-1219-5-157 0-279-4-368-4-43 0-77-4-102-4-13 0-25 0-30 0-8-4-12-4-21-4z">
          <text:p/>
        </draw:path>
        <draw:path draw:style-name="gr3" draw:text-style-name="P2" draw:layer="layout" svg:width="6.562cm" svg:height="0.051cm" svg:x="7.027cm" svg:y="4.253cm" svg:viewBox="0 0 6563 52" svg:d="M13 0l-5 8 5-8-5 8 5-8c4 4 63 4 152 8 267 5 855 9 1575 9 969 0 2177-4 3142-9 479-4 902-4 1203-4 300-4 478-4 478-4v35c0 0-2879 17-4823 17-487 0-914 0-1223-4-153 0-280-5-369-5-42 0-76-4-101-4-13 0-22 0-30-4-9 0-13 0-17 0z">
          <text:p/>
        </draw:path>
        <draw:path draw:style-name="gr3" draw:text-style-name="P2" draw:layer="layout" svg:width="6.562cm" svg:height="0.051cm" svg:x="7.027cm" svg:y="6.137cm" svg:viewBox="0 0 6563 52" svg:d="M13 4l-5 9 5-9-5 9 5-9c4 0 63 4 152 4 267 9 855 9 1575 9 969 0 2177-4 3142-9 479 0 902-4 1203-4 300 0 478-4 478-4v34c0 0-2879 18-4823 18-487 0-914 0-1223-5-153 0-280 0-369-4-42 0-76 0-101-4-13 0-22 0-30 0-9 0-13 0-17-5z">
          <text:p/>
        </draw:path>
        <draw:path draw:style-name="gr3" draw:text-style-name="P2" draw:layer="layout" svg:width="6.566cm" svg:height="0.051cm" svg:x="7.061cm" svg:y="6.751cm" svg:viewBox="0 0 6567 52" svg:d="M17 4l-4 4v-8l4 4-4 4v-8c8 4 63 8 152 8 267 4 859 9 1575 9 974 0 2181-5 3142-9 483 0 902-4 1202-4 301-4 483-4 483-4v35c0 0-2883 17-4827 17-487 0-915 0-1219-5-157 0-280-4-369-4-42 0-80-4-101-4-13 0-26 0-30 0-8-4-13-4-21-4z">
          <text:p/>
        </draw:path>
        <draw:path draw:style-name="gr3" draw:text-style-name="P2" draw:layer="layout" svg:width="1.649cm" svg:height="0.21cm" svg:x="10.512cm" svg:y="3.182cm" svg:viewBox="0 0 1650 211" svg:d="M93 20c0 4-1 7-3 9-2 3-5 4-9 4s-7-1-9-4c-3-2-4-5-4-8 1-4 2-7 3-9 2-2 4-3 6-3-2-1-4-2-6-2s-3 0-4 0c-6 0-12 3-18 10-5 6-8 16-8 29v34h34v9h-33v93c0 3 0 6 1 8 0 2 2 3 6 4 3 1 8 1 15 1h6v9c-6 0-12 0-18-1-7 0-13 0-19 0l-33 1v-9c10 0 16 0 19-1 3-2 4-6 4-12v-93h-23v-9h23v-34c0-10 2-19 7-25 4-7 10-12 17-16 7-3 14-5 20-5 8 0 14 2 19 6s7 9 7 14zM185 95c-1 4-2 7-5 9-2 2-5 3-8 3s-6-1-8-3c-3-2-4-5-4-9s1-7 3-8c2-2 3-3 4-3-1-1-2-1-4-1-7 0-13 3-18 8s-9 12-12 20c-2 8-4 17-4 26v45c0 3 0 6 1 8s3 3 6 4 8 1 15 1h6v9c-5 0-12 0-18-1-6 0-13 0-18 0l-33 1v-9c9 0 15 0 18-1 3-2 5-6 4-12v-77c1-7 0-11-3-13s-9-3-19-3v-9l40-3v32c1-5 3-9 6-14s7-9 12-13c5-3 10-5 17-5s12 2 16 5c3 4 5 8 6 13zM308 140c0-5 0-12-1-19-1-8-3-14-7-21-4-6-8-11-14-14s-12-4-18-4-12 1-18 4-11 8-15 15c-3 6-5 13-6 20s-1 14-1 19c0 6 0 12 1 20 1 7 3 14 6 21 4 6 9 11 15 14 6 4 12 5 18 5 7 0 14-2 20-6 6-3 10-9 13-15 3-7 5-13 6-20s1-13 1-19zM332 143c-1 12-4 23-9 33-6 9-14 17-23 23-10 5-21 8-32 8-12 0-22-3-32-8-9-6-17-13-23-23-7-10-10-21-10-33 0-13 3-24 10-34 5-10 13-18 22-24 10-6 21-10 33-10s22 4 32 10 17 14 23 24c5 10 8 21 9 34zM542 203l-33 1v-9c10 0 16 0 19-1 3-2 4-6 4-12v-67c0-8-1-16-4-22s-9-9-18-10c-6 0-12 2-18 6-6 3-11 8-14 15-4 7-6 15-6 25v53c-1 6 1 10 4 12 2 1 9 1 18 1v9l-32-1-33 1v-9c10 0 16 0 19-1 3-2 4-6 4-12v-67c0-8-1-16-4-22s-9-9-18-10c-6 0-12 2-18 6-6 3-11 8-14 15-4 7-6 15-7 25v53c0 6 2 10 5 12 2 1 9 1 18 1v9l-32-1-33 1v-9c10 0 16 0 19-1 2-2 4-6 4-12v-77c0-7-1-11-4-13s-9-3-19-3v-9l41-3v30c4-9 9-16 16-22 7-5 16-8 26-8 5 0 10 0 15 2 5 1 10 4 15 8 4 4 7 10 9 18 1-4 4-8 7-12 4-4 8-8 14-11s12-5 20-5c9 0 15 1 20 4 5 2 9 4 11 7 4 4 6 10 7 16s2 16 2 28v55c0 4 2 6 5 7 4 1 10 1 17 1v9zM770 204c-4 0-8 0-14 0-5-1-11-1-16-1-6 0-10 0-14 0s-9 0-14 0c-6 0-11 0-17 1-5 0-10 0-13 0v-9h7c8 0 13 0 17-1 3-1 5-2 6-4s1-5 1-8v-153c0-3 0-6-1-8s-3-4-6-4c-4-1-9-2-17-2h-7v-8c3 0 8 0 13 0 6 0 11 0 17 0 5 0 10 0 14 0s9 0 14 0 11 0 16 0c6 0 10 0 14 0v8h-8c-7 0-13 1-16 2s-5 2-6 4-1 5-1 8v153c0 3 0 6 1 8s3 3 6 4 9 1 16 1h8zM955 107c0-11-1-22-3-34-2-11-6-22-12-31-7-10-16-17-25-21s-18-6-27-6h-29c-6 0-11 1-12 3-2 1-2 4-2 9v157c0 4 0 7 2 9 1 2 6 2 12 2h29c10 0 18-1 25-4s13-7 17-10c4-4 7-8 9-10 6-7 9-15 12-25s4-23 4-39zM984 107c0 19-4 35-12 50-8 14-19 26-32 34-13 9-28 13-44 13h-105v-9h6c8 0 13 0 16-1 4-1 6-2 6-4 1-2 1-5 1-8v-153c0-3 0-6-1-8 0-2-2-4-6-4-3-1-8-2-16-2h-6v-8h105c16 0 31 4 45 13 13 9 23 21 31 36 8 16 12 33 12 51zM1303 15c-10 1-16 2-21 4-4 3-6 5-7 9-1 3-2 7-1 10v93c0 6 0 10-1 12 0 3 0 5 0 8-2 11-6 21-12 30-5 9-13 16-22 21-9 6-19 8-30 9-13-1-26-4-36-10-11-6-20-15-27-26-6-11-10-23-10-36v-110c0-3 0-6-1-8 0-2-2-4-6-4-3-1-8-2-15-2h-7v-8c3 0 7 0 13 0 5 0 10 0 16 0 5 0 9 0 13 0s9 0 14 0 10 0 16 0c5 0 9 0 13 0v8h-7c-8 0-13 1-16 2s-5 2-6 4-1 5-1 8v111c0 18 3 31 9 40s13 15 20 18c8 2 14 4 18 4 10 0 18-3 27-8 8-5 15-12 20-22 6-9 8-21 9-34v-101c0-3-1-6-1-9-1-3-4-6-8-9-4-2-11-3-21-4v-8h34 34zM1435 203l-33 1v-9c10 0 16 0 19-1 3-2 4-6 4-12v-67c0-8-1-16-4-22s-9-9-18-10c-6 0-12 2-18 6-6 3-11 8-14 15-4 7-6 15-6 25v53c-1 6 1 10 4 12 2 1 9 1 18 1v9l-32-1-33 1v-9c10 0 16 0 19-1 3-2 4-6 4-12v-77c0-7-1-11-4-13s-9-3-19-3v-9l41-3v30c4-9 9-16 16-22 7-5 16-8 26-8 9 0 15 1 20 4 5 2 9 4 11 7 4 4 7 10 7 16 1 6 2 16 2 28v55c0 4 2 6 5 7 4 1 10 1 17 1v9zM1530 29c0 4-2 8-4 11-3 3-7 4-12 5-4-1-8-2-11-5s-4-7-4-11 1-7 4-10c2-3 6-5 11-5s8 2 11 5 5 6 5 10zM1545 204c-9 0-19 0-30-1l-31 1v-9c9 0 15 0 18-1 3-2 4-6 4-12v-77c0-7-1-11-4-13-2-2-8-3-17-3v-9l40-3v106c0 5 1 8 3 10s8 2 17 2zM1650 168c0 7-1 13-2 19-2 6-5 10-10 14-4 4-9 6-16 6-4 1-8 0-14-2-6-1-11-5-16-11-5-5-7-14-7-26v-79h-25v-6c10-1 17-4 23-10 5-6 9-13 11-22s3-17 3-25h8v54h41v9h-41v80c-1 2 0 5 0 10 1 5 3 10 5 14 3 4 8 7 14 7 5 0 10-3 14-8 3-5 5-13 5-24v-16h7z">
          <text:p/>
        </draw:path>
        <draw:path draw:style-name="gr3" draw:text-style-name="P2" draw:layer="layout" svg:width="1.378cm" svg:height="0.2cm" svg:x="5.037cm" svg:y="5.242cm" svg:viewBox="0 0 1379 201" svg:d="M87 197c-3 0-8 0-13 0s-11-1-17-1c-5 0-10 0-14 0s-8 0-14 0c-5 0-11 1-16 1-6 0-10 0-13 0v-9h7c8 0 13 0 16-1 4-1 6-2 7-4s1-5 1-8v-153c0-3 0-6-1-8s-3-3-7-4c-3-1-8-1-16-1h-7v-9c3 0 7 0 13 0 5 0 11 1 16 1 6 0 11 0 15 0 3 0 8 0 14 0 5 0 11-1 16-1s10 0 13 0v9h-7c-8 0-13 0-16 1-4 1-6 2-7 4s-1 5-1 8v153c0 3 0 6 1 8s3 4 7 4c3 1 8 1 16 1h7zM220 196l-33 1v-9c10 1 16 0 19-1 3-2 4-5 4-12v-67c0-8-1-15-4-22-3-6-9-9-18-10-6 0-12 2-18 6-6 3-11 9-14 15-4 7-6 16-6 26v52c-1 7 1 10 4 12 2 1 9 2 18 1v9l-32-1-33 1v-9c10 1 16 0 19-1 3-2 4-5 4-12v-77c0-7-1-11-4-13s-9-3-19-3v-9l41-3v30c4-9 9-16 16-21 7-6 16-9 26-9 9 0 15 2 20 4s9 4 11 7c4 5 6 10 7 16 1 7 2 16 2 28v55c0 4 2 7 5 7 4 1 10 2 17 1v9zM363 161c0 10-3 20-11 27-7 8-19 12-35 13-4 0-8-1-14-2-6-2-12-5-18-11-3 3-4 5-5 5 0 1-1 2-1 2-3 2-4 4-5 5-1 0-2 1-2 1-2 0-3-1-3-2s0-3 0-5v-38c0-3 0-5 0-6 1-1 2-2 3-2 2 0 3 1 3 1 1 1 1 2 2 4 2 13 6 23 12 30 7 7 16 11 28 11 11 0 19-3 24-7 5-5 8-12 8-19s-2-12-6-16c-4-3-9-6-13-8-5-1-9-2-11-2-10-2-18-4-23-6-6-1-10-4-15-8-8-6-12-14-12-24 0-6 1-11 4-17 3-5 7-9 14-13s16-5 28-6c2 0 6 1 11 1 5 1 10 4 16 7 0 0 1-1 2-2s2-2 3-2c1-2 3-3 3-3 1 0 2-1 3-1s2 1 2 2c1 1 1 3 1 5v29c0 3-1 5-1 6s-1 1-3 1c0 0-1 0-2 0s-1-1-2-2c0-4 0-8-2-13-1-6-4-11-9-15-4-5-12-7-22-7-12 0-21 2-26 7-4 4-7 9-6 15 0 5 2 10 5 13 4 3 8 5 14 7 5 1 10 2 16 3s12 3 17 5c6 2 11 5 16 9 2 2 4 5 7 9 3 5 5 11 5 19zM467 162c0 6-1 12-3 18s-5 11-9 14c-4 4-10 6-16 7-4 0-9-1-15-3-6-1-11-5-15-10-5-6-7-15-8-26v-80h-24v-6c9-1 17-4 22-10 6-6 9-13 12-21 2-8 3-18 3-26h7v54h41v9h-41v80c0 2 0 6 1 10 1 5 2 10 5 14 3 5 7 7 14 7 5 0 9-2 13-8 4-5 6-13 6-24v-16h7zM589 88c-1 4-2 8-5 9-2 2-5 3-8 3s-6-1-8-3c-3-2-4-5-4-9s1-6 3-8 3-3 3-3c0 0-1-1-3-1-7 1-13 3-18 8s-9 12-12 20c-2 8-4 17-4 27v44c0 3 0 6 1 8s3 4 6 4c3 1 8 1 15 1h6v9c-6 0-12 0-18 0s-13-1-18-1l-33 1v-9c9 1 15 0 18-1 3-2 5-5 4-12v-77c1-7-1-11-3-13-3-2-9-3-19-3v-9l40-3v32c1-4 3-9 6-14s7-9 12-12c5-4 10-6 17-6s12 2 16 5c3 4 5 8 6 13zM709 201v-26c-9 17-21 26-38 26-14-1-24-3-30-8s-10-11-12-19c-1-7-1-14-1-22v-43c0-9 0-15-1-19-1-3-3-6-6-7s-8-1-16-1v-9l43-3v96c-1 5 0 9 1 14 1 4 3 7 7 10 3 3 9 4 17 4 10 0 19-5 25-13s10-19 10-31v-52c0-7-1-11-4-13s-9-3-19-3v-9l43-3v102c-1 7 0 12 3 14s9 3 19 2v9zM877 163c0 1-1 3-2 7-2 4-4 8-8 13-3 5-8 9-14 12-7 4-14 5-24 6-11-1-22-4-31-9-9-6-17-14-22-23-6-10-9-21-9-34 0-12 3-23 8-33 6-10 13-18 22-24 10-6 20-9 33-10 7 0 14 2 21 4s12 6 16 10c4 5 6 11 7 17 0 5-2 8-4 10-3 3-6 4-10 4s-7-2-9-4c-3-3-4-6-4-10 0-2 1-4 2-7 2-3 6-5 12-6-4-3-8-6-12-7-5-2-9-3-12-3-4 0-6 0-7 0-6-1-11 1-17 4-6 4-11 10-15 18-5 9-7 21-7 37 0 15 3 27 7 35 5 9 10 15 16 18 6 4 12 6 18 5 3 1 7 0 12-2 5-1 10-4 14-8 5-5 8-11 11-20 0-2 2-3 4-3 1 0 1 0 2 1 1 0 2 1 2 2zM980 162c0 6-1 12-3 18s-5 11-10 14c-4 4-9 6-16 7-4 0-8-1-14-3-6-1-11-5-16-10-5-6-7-15-7-26v-80h-25v-6c10-1 17-4 23-10 5-6 9-13 11-21s4-18 4-26h7v54h41v9h-41v80c0 2 0 6 0 10 1 5 3 10 6 14 2 5 7 7 13 7 5 0 10-2 14-8 3-5 5-13 5-24v-16h8zM1054 22c0 4-1 8-4 12-2 3-6 5-11 5s-8-2-11-5c-3-4-4-7-4-12 0-3 1-7 4-10 2-3 6-5 11-5s8 2 11 5 4 6 4 10zM1070 197c-10 0-20 0-30-1l-31 1v-9c9 1 15 0 18-1 3-2 4-5 4-12v-77c0-7-1-11-4-13-2-2-8-3-17-3v-9l40-3v106c0 5 1 9 3 10 2 2 8 3 17 2zM1192 133c1-5 0-12 0-19-1-7-3-14-7-21-4-6-9-10-14-14-7-3-13-4-20-4-6 0-11 1-17 4-6 4-11 8-15 15s-6 13-6 20c-1 7-2 14-1 19-1 6 0 12 1 20 0 7 2 15 6 21 4 7 9 11 15 15 5 3 11 4 18 4s15-2 20-5c6-4 11-9 14-16s5-13 6-20c0-7 1-13 0-19zM1216 136c0 12-3 23-9 33-5 9-13 17-23 23-9 5-21 8-33 9-11-1-21-4-31-9-10-6-17-13-23-23s-9-21-9-33 3-23 8-34c6-10 14-18 23-24 10-6 21-9 33-10 11 1 23 4 33 10 9 6 17 14 23 24 5 10 8 21 8 34zM1346 196l-32 1v-9c9 1 15 0 18-1 3-2 5-5 4-12v-67c1-8-1-15-4-22-2-6-8-9-17-10-6 0-12 2-18 6-6 3-11 9-15 15-4 7-6 16-6 26v52c0 7 1 10 4 12 3 1 9 2 19 1v9l-33-1-32 1v-9c9 1 15 0 18-1 3-2 5-5 4-12v-77c1-7 0-11-3-13s-9-3-19-3v-9l40-3v30c5-9 10-16 17-21 7-6 16-9 26-9 8 0 15 2 20 4s8 4 10 7c5 5 7 10 8 16 1 7 1 16 1 28v55c0 4 2 7 6 7 4 1 9 2 17 1v9z">
          <text:p/>
        </draw:path>
        <draw:path draw:style-name="gr3" draw:text-style-name="P2" draw:layer="layout" svg:width="0.777cm" svg:height="0.259cm" svg:x="5.337cm" svg:y="5.595cm" svg:viewBox="0 0 778 260" svg:d="M121 196c-2-9-4-16-8-21s-9-8-17-8c-6 0-10 2-13 6-3 3-4 7-4 12 0 1 0 3 1 6s2 6 5 8c2 2 6 3 11 3 3 0 7 0 11-1s9-3 14-5zM162 106c0-25-4-44-11-59-7-14-16-24-26-30-10-7-20-10-30-10-9 0-18 3-29 9-10 6-19 16-26 31-7 14-11 34-11 59 0 21 3 39 9 52 5 13 12 22 19 29 7 6 14 10 19 12 0-1-1-2-2-5-1-2-1-5-2-9 0-6 2-12 7-17 4-5 10-7 17-7 8 0 15 3 20 9s9 13 13 21c9-8 17-17 22-27s8-21 9-31c2-11 3-20 2-27zM193 206c0 6-1 13-2 21-2 8-6 16-11 23-5 6-12 10-22 10-9 0-15-3-20-8s-8-12-10-20-4-17-5-27c-4 2-9 3-13 3-5 1-10 3-14 3-18-2-34-6-48-15-15-10-26-22-35-38-9-15-13-33-13-52 0-20 4-38 13-54s20-28 35-38c14-9 30-14 47-14 18 0 34 5 48 14 15 10 26 22 35 38s13 34 13 54c0 22-6 41-16 58-11 17-25 29-42 37 3 10 7 17 11 22s10 7 16 7c7 0 12-2 17-6s9-10 10-19c0-3 1-5 3-5 1 0 2 1 3 2 0 1 0 3 0 4zM321 206v-26c-9 18-21 27-37 26-15 0-25-2-31-7s-10-11-11-19c-2-7-2-15-2-22v-43c0-9 0-15-1-19 0-3-2-6-6-7-3-1-8-1-16-1v-9l43-3v96c0 5 0 9 1 14 1 4 3 7 7 10s9 4 17 4c11 0 19-5 25-13 7-8 10-19 10-32v-51c0-7-1-11-4-13-2-2-9-3-18-3v-9l42-3v102c-1 7 1 12 3 14 3 2 9 2 19 2v9zM470 131c0-3 0-8-1-13s-2-11-4-17c-2-5-6-10-10-14s-10-6-18-6c-3-1-7 1-13 3-5 3-10 7-14 15-5 7-8 17-8 32zM489 169c0 2-2 6-5 12s-8 12-15 17-16 8-28 8c-11 0-22-3-31-8-10-6-18-14-23-24-6-10-9-21-9-34 0-12 2-23 8-33 5-10 12-18 21-24s19-9 30-9c12 0 22 3 30 9 7 5 13 12 17 20 3 9 5 18 5 28 0 3 0 4-1 5s-3 1-6 1h-81c0 5 1 12 1 20 1 8 4 16 8 23 3 5 8 10 13 13 6 4 12 6 20 6 1 0 4 0 9-1s10-3 16-8c5-4 10-11 13-20 1-3 2-4 4-5 1 0 2 1 3 1 1 1 1 2 1 3zM610 206v-26c-9 18-21 27-37 26-15 0-25-2-31-7s-10-11-11-19c-2-7-2-15-2-22v-43c0-9 0-15-1-19-1-3-3-6-6-7s-8-1-16-1v-9l43-3v96c-1 5 0 9 1 14 1 4 3 7 7 10 3 3 9 4 17 4 11 0 19-5 25-13s10-19 10-32v-51c0-7-1-11-4-13s-9-3-19-3v-9l43-3v102c-1 7 1 12 3 14 3 2 9 2 19 2v9zM759 131c0-3 0-8-1-13s-2-11-4-17c-2-5-6-10-10-14-5-4-10-6-18-6-3-1-8 1-13 3-5 3-10 7-15 15-4 7-7 17-7 32zM778 169c0 2-2 6-5 12s-8 12-15 17-17 8-28 8-22-3-31-8c-10-6-18-14-23-24-6-10-9-21-10-34 1-12 3-23 9-33 5-10 12-18 21-24s19-9 30-9c12 0 22 3 30 9 7 5 13 12 17 20 3 9 5 18 5 28 0 3 0 4-1 5s-3 1-6 1h-81c0 5 0 12 1 20s4 16 8 23c3 5 8 10 13 13 6 4 12 6 20 6 1 0 4 0 9-1 4-1 10-3 15-8 6-4 11-11 14-20 1-3 2-4 4-5 1 0 2 1 3 1 0 1 1 2 1 3z">
          <text:p/>
        </draw:path>
        <draw:polygon draw:style-name="gr3" draw:text-style-name="P2" draw:layer="layout" svg:width="11.109cm" svg:height="3.391cm" svg:x="5.528cm" svg:y="11.306cm" svg:viewBox="0 0 11110 3392" draw:points="22,17 22,0 11110,0 11110,3392 0,3392 0,0 22,0 22,17 44,17 44,3354 11068,3354 11068,38 22,38 22,17 44,17">
          <text:p/>
        </draw:polygon>
        <draw:path draw:style-name="gr3" draw:text-style-name="P2" draw:layer="layout" svg:width="11.071cm" svg:height="0.065cm" svg:x="5.566cm" svg:y="12.631cm" svg:viewBox="0 0 11072 66" svg:d="M13 0l-4 14 4-14-4 14 4-14c0 0 30 5 68 5 300 9 1422 13 2845 13 1642 0 3675-4 5300-8 813 0 1524-5 2032-5 508-5 810-5 814-5v48c0 0-4865 18-8146 18-817 0-1537 0-2058-6-262 0-474-4-618-4-76-4-135-4-173-4-22 0-38-4-51-4s-17 0-26-5z">
          <text:p/>
        </draw:path>
        <draw:path draw:style-name="gr3" draw:text-style-name="P2" draw:layer="layout" svg:width="11.07cm" svg:height="0.064cm" svg:x="5.55cm" svg:y="13.3cm" svg:viewBox="0 0 11071 65" svg:d="M12 0v13-13 13-13c4 0 30 4 72 4 297 9 1423 13 2845 13 1639 0 3675-4 5301-8 812 0 1524-5 2032-5 503-4 809-4 809-4v48c0 0-4861 17-8142 17-817 0-1541 0-2062-5-258 0-470-4-618-4-72-4-131-4-173-4-21 0-38-4-47-4-13 0-21 0-29-5z">
          <text:p/>
        </draw:path>
        <draw:path draw:style-name="gr3" draw:text-style-name="P2" draw:layer="layout" svg:width="11.071cm" svg:height="0.063cm" svg:x="5.511cm" svg:y="11.954cm" svg:viewBox="0 0 11072 64" svg:d="M13 4l-4 8 4-12v4l-4 8 4-12c0 4 31 4 73 4 296 13 1418 13 2845 13 1638 0 3675-5 5296-9 813 0 1524-4 2032-4s809-4 813-4v46c0 0-4864 18-8141 18-821 0-1541 0-2062-4-262 0-470-4-618-4-76 0-135-4-173-4-22 0-38 0-51 0-14-6-18-6-27-6z">
          <text:p/>
        </draw:path>
        <draw:path draw:style-name="gr3" draw:text-style-name="P2" draw:layer="layout" svg:width="11.071cm" svg:height="0.063cm" svg:x="5.511cm" svg:y="13.986cm" svg:viewBox="0 0 11072 64" svg:d="M13 0l-4 8 4-8-4 8 4-8c0 0 31 4 73 4 296 9 1418 13 2845 13 1638 0 3675-4 5296-9 813-4 1524-4 2032-4 508-4 809-4 813-4v47c0 0-4864 17-8141 17-821 0-1541-4-2062-4-262 0-470-4-618-4-76-4-135-4-173-4-22 0-38-5-51-5-14 0-18 0-27-4z">
          <text:p/>
        </draw:path>
        <draw:path draw:style-name="gr3" draw:text-style-name="P2" draw:layer="layout" svg:width="0.252cm" svg:height="0.201cm" svg:x="5.711cm" svg:y="11.568cm" svg:viewBox="0 0 253 202" svg:d="M55 25c0 6-2 11-6 16-5 4-10 6-16 6-7 0-12-2-16-6-4-5-7-10-7-16 0-7 3-12 7-16s9-7 16-7c6 0 11 3 16 7 4 4 6 9 6 16zM35 200h-35v-14h20v-89c0-5-1-9-3-10s-8-1-16-1v-14l50-2v116h18v14zM200 98c-3-5-8-9-14-12-6-4-13-6-21-6-5 0-10 1-16 3-5 2-11 6-15 12s-6 12-7 19c0 8-1 15 0 22-1 7 0 15 1 23 1 9 4 16 9 22s13 9 25 11c7 0 13-3 18-6 5-2 10-5 14-8 3-4 5-6 6-8zM200 202v-15c-4 5-10 8-18 11-7 2-14 4-23 4-22 0-39-6-51-19-12-12-18-28-18-47 0-21 7-37 20-48 13-12 31-18 52-18 5 0 11 0 18 2 6 2 15 5 22 11v-56c0-6-1-9-3-10-3-1-8-2-18-2v-13l52-2v175c0 5 1 8 3 9 3 2 8 2 17 2v14z">
          <text:p/>
        </draw:path>
        <draw:path draw:style-name="gr3" draw:text-style-name="P2" draw:layer="layout" svg:width="0.328cm" svg:height="0.186cm" svg:x="6.858cm" svg:y="11.629cm" svg:viewBox="0 0 329 187" svg:d="M110 64c1-7 0-14 0-21-1-7-3-13-6-18s-7-9-13-11c-5-3-11-4-17-4-7 0-14 1-19 4-6 3-10 7-13 13-2 5-4 11-4 17-1 7-1 14-1 20 0 9 1 17 2 26 1 8 4 16 9 21 5 6 14 9 26 9s20-3 25-9c6-5 9-13 10-21 1-9 2-17 1-26zM147 67c0 12-3 23-8 33-6 9-14 17-25 23s-24 9-40 9-30-3-41-9c-10-6-19-13-24-23-6-10-9-21-9-33 0-13 3-24 9-34s14-18 25-24 24-9 40-9 29 3 40 9 19 14 25 24c5 10 8 21 8 34zM292 66c0-18-3-32-10-41-7-8-15-13-25-13-4 0-8 1-15 2-6 2-12 6-18 12-2 1-3 3-4 4 0 1 0 3 0 5v61c0 3 0 5 0 6s1 2 3 4c7 7 13 12 18 14 6 1 10 2 12 1 7 0 13-1 19-5s11-10 14-18c4-8 6-19 6-32zM329 66c0 20-7 36-20 48s-31 18-52 18c-6 0-13-1-19-3s-12-5-18-10v53h20v15l-37-1-37 1v-15h21v-145c0-5-1-8-3-9-3-1-8-2-18-2v-13l52-2v14c3-3 9-6 16-9 8-4 17-5 27-5 21 0 38 6 50 18s18 27 18 47z">
          <text:p/>
        </draw:path>
        <draw:path draw:style-name="gr3" draw:text-style-name="P2" draw:layer="layout" svg:width="0.569cm" svg:height="0.204cm" svg:x="7.944cm" svg:y="11.563cm" svg:viewBox="0 0 570 205" svg:d="M151 56c0-6 0-12-2-18-1-6-5-11-12-15s-18-6-33-7h-34v80h34c15 0 26-2 33-6 7-5 11-10 12-16 2-6 3-12 2-18zM236 174c0 2-1 5-2 10-2 5-5 9-10 14-5 4-13 6-23 7-6 0-13-1-21-2-7-1-15-3-21-6-7-3-11-7-14-11s-5-9-5-14c-1-6-1-11-1-18s0-12-1-16c0-5-1-8-2-11s-3-6-6-9c-5-5-10-9-15-10s-9-1-11-1h-34v81h31v13c-3 0-8 0-15 0-6 0-12 0-19 0s-12 0-16 0c-5 0-10 0-16 0-7 0-13 0-20 0-6 0-11 0-15 0v-13h31v-172h-31v-13h109c18 0 34 3 47 7 12 5 22 11 29 19s10 17 10 27-4 19-11 27c-8 8-20 15-37 20 7 2 13 5 19 11 7 6 11 13 13 23 1 1 1 3 1 7 1 3 1 7 2 10 0 4 0 6 1 8 0 4 1 8 2 13s3 10 6 13c3 4 7 6 13 6 4 0 8-1 12-5 3-3 6-8 6-15 0-2 1-3 1-4 1-2 3-2 6-2 1 0 3 0 4 0 2 1 3 3 3 6zM406 143c0 10-3 20-7 29s-11 17-21 23c-9 6-22 9-38 10-4 0-9-1-16-1-6-1-13-3-21-5-7-2-15-6-21-10l-14 13c-1 1-2 2-2 2-1 0-2 1-3 1-3 0-4-1-5-2 0-2 0-4 0-7v-52c0-3 0-5 1-7 0-1 2-1 6-1 3 0 5 0 5 1 1 1 1 3 1 5 1 11 4 19 9 26s11 11 19 15c7 3 14 5 22 6 7 1 14 2 19 2 10 0 18-2 23-6 6-3 9-8 11-13 3-5 4-10 4-15-1-6-2-11-5-15-2-5-5-8-7-10s-4-3-7-4c-2-1-6-3-10-4-5-1-11-2-19-4-11-2-19-4-26-6-6-2-13-5-17-7-5-3-9-7-14-11-3-3-6-8-10-15-3-6-5-14-5-23 0-11 2-20 7-29 4-8 12-16 21-21 11-5 23-8 37-8 7 0 15 1 24 3 8 2 17 6 25 13l13-13c2-1 3-2 4-3 0 0 1 0 2 0 3 0 4 0 5 2 0 1 0 3 0 6v52c0 4 0 6-1 7 0 1-2 2-6 2-2 0-4-1-5-2s-1-3-2-6c-2-13-6-23-13-30-6-7-13-12-21-15-9-3-17-4-25-4-9 0-17 2-22 5-5 4-10 7-12 12s-3 9-3 13c0 6 1 11 4 15 4 5 8 8 12 10 4 3 8 5 12 5l42 9c9 2 17 6 24 11 8 6 14 13 18 22 5 9 7 18 8 29zM570 201c-5 0-11 0-18 0s-14 0-21 0c-8 0-14 0-19 0s-11 0-18 0-15 0-22 0-13 0-17 0v-13h40v-150c-9 3-16 4-23 5s-12 1-14 1h-6v-14h6c2 0 6 0 12 0 7-1 14-2 22-5 8-2 16-6 23-11 2-1 3-2 3-2 1 0 2 0 4 0 3 0 6 1 6 2 1 2 2 4 1 7v167h41z">
          <text:p/>
        </draw:path>
        <draw:path draw:style-name="gr3" draw:text-style-name="P2" draw:layer="layout" svg:width="0.575cm" svg:height="0.204cm" svg:x="11.881cm" svg:y="11.558cm" svg:viewBox="0 0 576 205" svg:d="M151 57c1-6 0-12-1-18-2-6-6-11-13-15-6-5-17-7-33-7h-33v80h33c15 0 27-2 33-7 7-4 11-9 13-15 1-6 2-12 1-18zM236 175c0 2 0 5-2 10s-5 9-10 13c-5 5-12 7-22 7-7 0-14 0-21-1-8-1-15-3-22-6-6-4-11-7-14-11-3-5-5-9-5-15-1-5-1-11-1-17 0-7 0-13 0-17-1-4-1-7-3-10-1-3-3-6-6-10-5-5-10-8-15-9s-9-2-11-1h-33v81h31v13c-4 0-9 0-15-1-7 0-13 0-20 0-6 0-12 0-16 0s-10 0-16 0c-7 0-13 0-20 0-6 1-11 1-15 1v-13h31v-172h-31v-13h110c18 0 33 2 46 7s22 11 29 19 10 17 10 27-3 19-11 27-20 15-37 19c7 2 13 6 20 11 6 6 10 14 13 24 0 1 0 3 0 6 1 4 1 7 2 11 0 4 1 6 1 7 0 5 1 9 2 14s3 9 6 13 7 6 13 6c5 0 8-2 12-5s6-8 7-15c0-2 0-3 1-5 0-1 2-2 5-2 2 0 3 0 5 1 1 1 2 3 2 6zM405 144c0 10-2 19-7 29-4 9-11 17-21 23-9 6-22 9-38 9-4 0-9 0-16-1-6 0-13-2-20-4-8-3-15-6-21-11l-13 14c-2 1-2 1-3 2-1 0-2 0-3 0-2 0-4 0-4-2-1-1-1-3-1-6v-52c0-3 0-6 1-7s3-2 6-2 5 1 5 2c1 1 1 3 1 5 1 11 4 19 9 26 5 6 11 11 18 15 7 3 15 5 22 6s14 2 19 2c10 0 18-2 23-6 6-3 10-8 12-13s3-10 3-15c0-7-2-12-4-16-3-4-5-7-8-9-2-2-4-3-6-5-3-1-6-2-11-3s-11-3-19-4c-11-3-19-4-25-7-7-2-12-4-17-7-4-2-9-6-14-10-3-4-6-9-10-15-3-6-5-14-5-24s2-19 7-28 12-16 21-21c10-6 22-8 36-9 8 0 15 1 24 3s17 7 26 13l13-12c1-2 2-3 3-3s1-1 2-1c3 0 4 1 5 2 1 2 1 4 1 6v53c0 3-1 6-1 7-1 1-3 1-6 1s-5 0-6-1-1-3-2-6c-2-13-6-23-13-30-6-8-13-13-21-15-8-3-16-4-24-4-10 0-17 2-23 5-5 3-9 7-11 12-2 4-3 9-3 13 0 6 2 11 4 15 3 4 7 8 11 10 4 3 8 4 12 5l42 9c9 2 17 6 25 11 7 5 13 12 18 21 4 9 7 19 7 30zM568 202h-125v-5c0-3 0-5 1-6 0-1 1-2 3-4l59-59c20-21 31-41 31-61 0-11-3-20-10-28-6-8-16-13-28-13-5 0-11 1-17 2-5 2-10 5-14 8 2 0 4 1 6 3 3 1 5 3 7 6 3 3 4 7 5 12-1 7-4 12-8 16-5 3-9 5-14 5-3 0-6-1-9-2s-6-3-8-7c-2-3-4-7-4-13 0-8 3-16 8-23 6-6 13-11 22-15 11-4 21-5 33-5 14 0 26 2 36 6 11 5 19 11 25 19s9 18 9 29c0 9-1 17-5 24-4 6-10 13-18 20s-17 14-28 22c-6 5-13 10-20 16s-14 11-21 17h42c2 0 5 0 9 0s8 0 12 0c4-1 7-1 8-2 2 0 3-3 4-6s2-7 3-11c0-4 1-7 1-9h13z">
          <text:p/>
        </draw:path>
        <draw:path draw:style-name="gr3" draw:text-style-name="P2" draw:layer="layout" svg:width="0.613cm" svg:height="0.202cm" svg:x="9.879cm" svg:y="11.559cm" svg:viewBox="0 0 614 203" svg:d="M231 16c-7 0-13 0-16 1-4 1-6 1-7 2s-2 2-2 3l-77 174c-1 4-3 6-5 7-2 0-4 1-6 0-4 0-7 0-8-1-2-2-3-4-4-6l-79-180h-27v-13c4 0 8 0 14 0s11 0 17 0 11 0 15 0 10 0 16 0c7 0 13 0 19 0 7 0 12 0 16 0v13h-27l61 139 58-132c1-1 1-2 1-3 0-2-2-2-6-3-3 0-7-1-11-1s-7 0-8 0v-13c6 0 12 0 19 0 6 0 13 0 19 0h33v13zM320 134c-4 0-9 0-16 1-6 1-13 3-20 5-6 3-12 6-17 11s-7 11-7 19c0 6 3 12 7 16 5 4 11 6 19 6 3 1 7 0 12-1 5-2 10-5 15-10 4-4 6-11 7-20zM378 194c0 3-1 5-3 6s-4 1-7 1h-14c-9 0-16-1-21-4-4-2-6-5-7-8-1-4-2-7-1-10-4 6-9 12-16 16-7 5-16 8-27 8-7 0-15-1-24-3-8-1-15-4-22-9-6-5-10-12-10-21 0-10 4-19 12-25 7-6 17-10 27-13 11-3 21-5 31-6 11 0 18-1 24-1v-10c0-22-11-34-32-34-2 0-5 0-9 0-3 1-8 1-12 2 1 0 2 2 4 4 1 2 2 6 3 10-1 6-3 11-6 14-4 3-8 4-13 4-4 0-8-1-11-4-4-3-6-8-6-14 0-8 3-14 9-18 7-4 14-6 22-7s14-2 20-1c22 0 38 4 48 12s15 19 15 32v62c0 3 1 6 3 8 1 1 7 2 15 3 2-1 4 0 5 0 2 1 3 3 3 6zM428 200l-35 1v-13h20v-161c0-5-1-8-3-9-3-2-8-2-17-2v-13l51-3v188h20v13zM614 201c-5 0-10 0-17-1-7 0-15 0-22 0s-13 0-18 0-12 0-19 0-14 0-21 0c-8 1-13 1-18 1v-13h40v-150c-8 2-16 4-23 5-7 0-12 1-14 0h-6v-13h6c2 0 6 0 13-1 6 0 13-2 21-4s16-6 24-11c1-1 2-2 3-2 0 0 2 0 3 0 4 0 6 0 7 2 0 1 1 4 1 7v167h40z">
          <text:p/>
        </draw:path>
        <draw:path draw:style-name="gr3" draw:text-style-name="P2" draw:layer="layout" svg:width="0.619cm" svg:height="0.202cm" svg:x="13.931cm" svg:y="11.568cm" svg:viewBox="0 0 620 203" svg:d="M229 15c-7 0-12 1-15 1-3 1-5 2-6 2-2 1-2 2-3 4l-76 174c-2 3-4 5-5 6-2 1-4 1-7 1-4 0-6-1-8-2-1-1-2-3-3-6l-80-180h-26v-13c3 0 8 0 13 1 6 0 12 0 18 0s10 0 14 0c5 0 10 0 17 0 6 0 13 0 19 0 6-1 11-1 15-1v13h-27l61 139 59-132c0-1 1-2 1-3s-2-2-6-3c-4 0-8 0-12 0s-6-1-8-1v-13c6 0 12 1 19 1s13 0 19 0l33-1v13zM318 133c-4 0-9 1-15 2-7 1-13 2-20 5-7 2-13 6-17 10-5 5-7 11-8 19 1 7 3 12 8 16s11 7 19 7c2 0 6-1 11-2 6-2 11-5 15-9 5-5 7-12 7-21zM376 194c0 3-1 5-2 6-2 0-4 1-7 0h-14c-10 0-17-1-21-3-4-3-7-6-8-9s-1-7-1-10c-3 7-8 12-15 17s-16 7-28 7c-7 0-14 0-23-2s-16-5-22-10c-7-5-10-12-10-21 0-10 4-18 11-24 8-6 17-11 28-14s21-4 31-5 18-2 23-2v-10c0-22-10-33-31-34-2 0-5 1-9 1s-8 1-12 1c0 1 2 2 3 4 2 3 3 6 3 10 0 6-2 11-6 14-3 3-7 5-12 5-4 0-8-2-12-5s-6-7-6-14c1-8 4-14 10-18 6-3 13-6 21-7s15-1 21-1c21 0 37 4 47 13 11 8 16 18 16 31v62c0 3 0 6 2 8s7 3 16 3c1 0 3 0 5 1 1 0 2 2 2 6zM427 200h-35v-13h19v-160c1-6 0-9-3-10-2-1-8-2-16-2v-13l51-2v187h19v13zM610 200h-123v-5c0-2 0-4 0-6 1-1 2-2 3-4l58-59c21-20 31-40 31-59 0-12-3-22-9-30-7-8-16-12-29-13-5 0-10 1-15 3-5 1-10 4-14 7 1 1 3 2 6 3 2 1 5 4 7 6 2 3 3 8 3 13 0 7-2 13-7 16-4 3-9 5-14 5-2 0-5-1-8-2s-6-3-9-6c-2-3-3-8-3-13 0-10 3-18 8-24 5-7 13-12 22-16 9-3 20-5 32-5 13 0 25 2 36 7 10 4 19 10 25 18 6 9 10 19 10 30 0 9-2 17-7 24-4 7-10 13-17 20-8 6-17 13-28 21-7 5-14 10-21 16s-14 12-21 17h43c1 0 4 0 9 0 4 0 8 0 12 0s7-1 8-1c1-1 3-3 4-7 1-3 1-7 2-11 1-3 1-6 2-8h14z">
          <text:p/>
        </draw:path>
        <draw:path draw:style-name="gr3" draw:text-style-name="P2" draw:layer="layout" svg:width="0.657cm" svg:height="0.258cm" svg:x="15.594cm" svg:y="11.559cm" svg:viewBox="0 0 658 259" svg:d="M125 137c0-8 0-16-1-24-1-9-4-16-9-22s-14-10-25-10c-8 0-16 2-22 5-6 4-12 8-16 13v74c1 1 3 3 6 7 3 3 7 6 11 8 5 3 11 4 18 4 4 1 10 0 15-3 6-2 11-6 15-12 4-5 6-12 7-19s1-14 1-21zM162 137c-1 20-7 36-20 48s-31 18-53 18c-8 0-16-2-22-4-6-3-10-6-14-8-3-3-5-5-6-6-4 5-9 11-14 16h-13v-174c0-5-1-8-4-9-2-2-8-2-16-2v-13l51-3v85c3-3 8-7 15-10 8-3 16-4 27-4 21 0 38 6 50 18s19 27 19 48zM302 203v-23c-4 8-9 13-15 16-5 3-10 5-15 6s-9 1-11 1c-15 0-27-2-37-7s-15-15-15-30v-68c0-6-1-9-3-10-3-1-8-2-17-2v-13l53-2v99c0 5 0 9 1 13 1 3 3 5 6 7s9 2 16 2c11 0 19-3 26-10 6-7 9-17 10-28v-56c0-6-1-9-4-10-2-1-8-2-16-2v-13l52-2v105c0 6 1 9 4 10 2 1 8 2 16 2v13zM477 161c0 10-3 18-7 24-5 6-10 10-16 13-7 2-13 4-18 4-6 1-10 1-12 1-3 0-8 0-14-1-7-1-13-4-20-8l-8 4c-3 3-5 4-5 4-1 1-2 1-3 1-3 0-4-1-5-2-1-2-1-4-1-6v-32c0-3 1-5 1-6 1-1 3-2 6-2 2 0 4 0 5 1 1 0 2 1 2 3 1 4 3 9 6 14 2 5 7 10 12 14 6 3 14 5 24 5 2 1 6 0 11 0 5-1 10-3 14-6 5-3 7-8 8-15-1-6-3-10-7-13-3-3-8-5-13-7-4-1-9-2-12-3-11-1-20-3-27-5-6-2-12-6-18-11-3-3-6-6-8-10s-3-9-4-15c1-9 3-16 8-22 4-5 9-8 16-11 6-2 12-3 18-4 5 0 9-1 11 0 12 0 22 1 29 5 6-3 9-4 11-5 1 0 2-1 2 0 3 0 4 0 5 2 1 1 1 3 1 6v23c0 3 0 5-1 6s-3 2-6 2-5-1-6-1c-1-1-1-3-1-5-1-16-12-24-34-24-2 0-6 0-11 0-5 1-10 3-14 5-4 3-7 7-7 13 0 4 2 8 5 10 4 3 8 4 12 6 5 1 9 2 12 2 11 2 20 4 26 6 6 1 12 4 17 8 11 9 16 19 16 32zM658 86c-6 0-10 0-13 1-3 0-5 1-6 2-1 0-2 1-2 3l-62 132c-3 6-7 11-11 17-4 5-10 9-16 12-6 4-12 5-20 6-9-1-16-3-22-8-7-5-10-11-10-19 0-5 2-10 5-12 5-3 8-5 13-5s9 2 12 5 4 7 4 12-1 9-3 11-4 4-6 4c1 1 2 1 3 1s2 0 4 0c7 0 12-2 17-5 5-4 8-8 11-13s6-10 8-15l7-14-54-115h-20v-14l34 1 36-1v14h-16l37 79 33-72 2-4c-1-1-2-2-4-2-2-1-4-1-7-1-2 0-3 0-3 0v-14l26 1c4 0 8 0 12 0s7-1 11-1z">
          <text:p/>
        </draw:path>
        <draw:path draw:style-name="gr3" draw:text-style-name="P2" draw:layer="layout" svg:width="0.652cm" svg:height="0.213cm" svg:x="5.643cm" svg:y="12.954cm" svg:viewBox="0 0 653 214" svg:d="M90 38l-32 95h65zM160 207c-4 0-9 0-14 0s-10 0-15 0-9 0-13 0v-8c3 0 6-1 10-1s7-1 10-2c2-1 4-3 4-6 0-1 0-3-1-4l-15-44h-71l-13 38c-1 0-1 1-1 2s0 1 0 2c0 4 2 7 6 10 3 3 9 4 16 5v8h-33-30v-8c8 0 15-2 20-5 6-2 10-7 12-15l60-173c1-2 1-3 2-4s3-2 5-2 4 1 4 2c1 1 2 2 3 4l62 181c1 5 3 8 7 9 3 2 9 3 17 3h5v8zM308 114c0-2 0-4-1-5 0-1-1-3-3-5-4-6-9-11-15-14-5-2-10-3-16-3-7 0-14 2-19 5-6 4-10 8-13 13-4 7-7 14-8 21-1 8-1 14-1 20s0 13 1 20 4 14 7 20c4 5 8 10 13 13 5 4 11 5 18 5 6 0 12-1 18-5 6-3 11-8 15-15 2-2 3-4 3-5 1-1 1-3 1-5zM308 211v-19c-4 4-9 9-15 13-7 3-15 5-24 6-11-1-21-3-30-9-10-6-17-14-22-23-6-10-9-21-9-33 0-13 3-24 9-34s14-17 23-23c10-7 21-10 32-10 8 0 15 2 21 6 6 3 11 8 16 13v-63c0-7-1-11-4-13-3-3-9-3-19-3v-9l42-3v175c-1 7 0 12 3 14s9 3 19 3v8zM469 114c0-2 0-4-1-5 0-1-1-3-2-5-5-6-10-11-15-14-6-2-11-3-16-3-8 0-15 2-20 5-6 4-10 8-13 13-4 7-6 14-8 21-1 8-1 14-1 20s0 13 1 20c2 7 4 14 8 20 3 5 7 10 12 13 5 4 11 5 18 5 6 0 12-1 18-5 6-3 11-8 16-15 1-2 2-4 2-5 1-1 1-3 1-5zM469 211v-19c-4 4-9 9-15 13-7 3-14 5-24 6-11-1-21-3-30-9s-17-14-22-23c-6-10-9-21-9-33 0-13 3-24 9-34s14-17 24-23c9-7 20-10 31-10 8 0 15 2 21 6 6 3 12 8 16 13v-63c0-7-1-11-4-13-3-3-9-3-19-3v-9l42-3v175c-1 7 1 12 3 14 3 2 9 3 19 3v8zM653 158c0 10-3 19-8 28-5 8-12 15-22 20-9 5-19 8-31 8-11 0-20-2-29-6s-17-9-22-16-8-15-8-23c0-7 2-11 5-14 4-2 7-3 11-3 5 0 9 1 12 4s5 7 5 12c0 6-2 10-6 13-3 2-9 3-14 3 3 5 9 10 14 13s11 6 16 7c6 1 11 2 15 2s9-1 14-4c5-2 9-7 13-14s5-17 6-30c0-14-3-26-9-34-5-9-14-13-26-14h-12c-3 0-5 0-6 0s-1-1-1-3c0-1 0-2 1-2 1-1 2-1 3-1s3 0 6 0c2-1 4-1 5-1 4 0 8-1 13-2 4-2 9-6 13-13 4-8 6-14 7-21 1-6 1-11 1-13 0-8-2-15-5-20-2-4-6-7-10-9s-9-3-13-3c-3 0-8 0-12 2-5 1-10 2-14 5-5 3-9 6-12 11 2 0 4 0 7 0 2 1 5 2 7 4s4 5 4 10c0 4-1 8-4 11-3 2-6 4-11 4s-8-1-11-4-4-6-4-11c0-11 5-20 15-28 10-7 22-11 37-11 9 0 18 1 26 5 8 3 14 8 19 14s7 13 7 20c0 12-3 22-11 32-7 10-17 16-29 20 15 3 27 10 35 20 9 9 13 20 13 32z">
          <text:p/>
        </draw:path>
        <draw:path draw:style-name="gr3" draw:text-style-name="P2" draw:layer="layout" svg:width="0.65cm" svg:height="0.209cm" svg:x="5.639cm" svg:y="13.615cm" svg:viewBox="0 0 651 210" svg:d="M90 38l-32 94h65zM160 206c-4 0-9 0-14 0s-10 0-15 0-9 1-13 1v-9c3 0 6 0 10 0 4-1 7-1 10-3 2-1 4-3 4-6 0-1 0-2-1-4l-15-44h-71l-13 38c-1 0-1 1-1 2s0 2 0 2c0 4 2 7 6 10 3 3 9 5 16 5v9l-33-1-30 1v-9c8 0 15-1 20-4 6-3 10-8 12-15l60-173c1-2 1-4 2-5s3-1 5-1 4 0 4 1c1 1 2 3 3 5l62 180c1 5 3 8 7 10 3 1 9 2 17 2h5v9zM308 114c0-3 0-4-1-6 0-1-1-2-2-5-5-6-10-11-16-13-5-3-10-4-16-4-7 0-14 2-19 6-6 4-10 8-13 12-4 7-7 14-8 22-1 7-1 14-1 19 0 6 0 13 1 20s4 14 7 20c4 6 8 10 13 14 5 3 11 5 18 5 6 0 12-2 18-5s11-9 16-15c1-3 2-4 2-6 1-1 1-3 1-5zM308 210v-19c-4 5-9 9-15 13-7 4-15 6-24 6-11 0-21-3-30-9-10-5-17-13-22-23-6-10-9-21-9-33s3-24 9-33c6-10 14-18 23-24 10-5 21-8 32-8 8 0 15 1 21 5 6 3 11 7 16 12v-63c0-7-1-11-4-13s-9-3-19-3v-9l42-3v176c-1 7 0 11 3 13s9 3 19 3v9zM469 114c0-3 0-4-1-6 0-1-1-2-2-5-5-6-10-11-15-13-6-3-11-4-16-4-8 0-15 2-20 6-6 4-10 8-13 12-4 7-6 14-8 22-1 7-1 14-1 19 0 6 0 13 1 20 2 7 4 14 8 20 3 6 7 10 12 14 5 3 11 5 18 5 6 0 12-2 18-5s11-9 16-15c1-3 2-4 2-6 1-1 1-3 1-5zM469 210v-19c-4 5-9 9-15 13-7 4-14 6-24 6-11 0-21-3-30-9-9-5-17-13-22-23-6-10-9-21-9-33s4-24 9-33c6-10 14-18 24-24 9-5 20-8 32-8 7 0 14 1 20 5 6 3 12 7 16 12v-63c0-7-1-11-4-13s-9-3-19-3v-9l42-3v176c-1 7 1 11 3 13 3 2 9 3 19 3v9zM643 207h-107c0-3 0-6 1-7 0-1 1-2 2-4l56-61c8-9 15-19 21-30s9-22 9-35c0-8-2-16-4-23-3-7-7-13-13-17s-13-7-22-7c-8 0-16 3-23 8s-12 12-16 21c1 0 2 0 4 0 5 0 9 2 11 5 3 3 4 6 4 10 0 6-2 11-5 13-4 3-7 4-10 3 0 1-1 0-4 0-2-1-5-2-7-5-2-2-4-7-4-12 0-8 2-17 7-25 4-8 10-14 18-19 9-5 18-8 29-8 18 0 32 6 44 16 11 10 17 23 17 40 0 10-2 19-6 27s-11 16-20 25-21 20-36 33l-31 30h52c2 0 6 0 10 0 4-1 7-1 11-1s6-1 6-2c2-2 3-6 4-11s2-10 3-14h7z">
          <text:p/>
        </draw:path>
        <draw:path draw:style-name="gr3" draw:text-style-name="P2" draw:layer="layout" svg:width="0.656cm" svg:height="0.209cm" svg:x="5.635cm" svg:y="12.243cm" svg:viewBox="0 0 657 210" svg:d="M90 38l-32 94h65zM159 206c-3 0-8 0-13 0s-10 0-15 1c-5 0-9 0-13 0v-9c3 0 6 0 10 0 3-1 7-1 9-2 3-2 5-5 5-7s-1-3-1-4l-15-45h-71l-14 38c0 1 0 1 0 2s0 2 0 3c0 3 2 7 5 11 4 2 9 4 16 4v9l-33-1-29 1v-9c8 0 14-1 20-4 5-4 9-9 12-16l60-172c0-2 1-4 2-5s2-1 5-1c2 0 3 0 4 1s2 3 2 5l62 180c2 4 4 8 7 10 4 2 9 2 18 2h5v9zM307 113c0-2 0-4 0-5s-1-3-3-6c-4-6-9-10-15-13-5-2-11-4-16-4-8 0-14 2-20 6-5 4-9 8-12 13-4 6-7 13-8 21-1 7-2 14-1 20-1 6 0 12 1 20 1 7 3 13 7 20 3 5 8 11 13 14s11 5 17 5c7 0 13-2 19-5s11-9 15-16c2-3 3-4 3-5 0-2 0-3 0-6zM307 210v-20c-3 6-8 10-15 14-6 4-14 6-23 6-11 0-22-3-31-8-9-6-16-15-22-25-5-9-8-20-8-33 0-12 3-23 9-33s13-18 23-23c10-6 20-9 32-9 8 0 15 2 21 5s11 7 15 13v-62c1-7-1-12-3-14-3-2-9-3-19-3v-9l41-3v175c0 7 1 11 4 14 3 2 9 3 19 3v9zM469 113c0-2-1-4-1-5s-1-3-3-6c-4-6-9-10-15-13-5-2-10-4-16-4-8 0-14 2-20 6-5 4-9 8-12 13-4 6-7 13-8 21-1 7-1 14-1 20s0 12 1 20c1 7 4 13 7 20 4 5 8 11 13 14s11 5 17 5c7 0 13-2 19-5s11-9 15-16c2-3 3-4 3-5 0-2 1-3 1-6zM469 210v-20c-4 6-9 10-16 14-6 4-14 6-23 6-11 0-21-3-30-8-10-6-17-15-23-25-5-9-8-20-8-33 0-12 3-23 9-33s14-18 23-23c10-6 21-9 32-9 8 0 15 2 21 5s11 7 15 13v-62c1-7 0-12-3-14s-9-3-19-3v-9l41-3v175c0 7 1 11 4 14 3 2 9 3 19 3v9zM608 42l-71 108h71zM628 159v25c0 3 0 6 1 8 1 3 3 4 6 5s8 1 15 1h6v9c-6 0-12-1-19-1s-14 0-20 0-13 0-21 0c-6 0-13 1-19 1v-9h6c7 0 12 0 16-1 3-1 5-2 6-5 1-2 1-5 1-8v-25h-78v-9l90-135c1-2 2-3 3-3 1-1 1-1 3-1s3 1 4 2c0 1 0 3 0 6v131h29v9z">
          <text:p/>
        </draw:path>
        <draw:path draw:style-name="gr3" draw:text-style-name="P2" draw:layer="layout" svg:width="0.641cm" svg:height="0.21cm" svg:x="5.639cm" svg:y="14.3cm" svg:viewBox="0 0 642 211" svg:d="M90 39l-32 94h65zM160 207c-4 0-9 0-14 0s-10 0-15 0-9 0-13 1v-9c3 0 6 0 10-1 4 0 7-1 10-2 2-1 4-3 4-6 0-1 0-3-1-4l-15-44h-71l-13 38c-1 0-1 1-1 2s0 1 0 2c0 4 2 7 6 10 3 3 9 4 16 5v9l-33-1-30 1v-9c8 0 15-2 20-4 6-3 10-8 12-16l60-173c1-2 1-3 2-4s3-2 5-2 4 1 4 2c1 1 2 2 3 4l62 181c1 5 3 8 7 10 3 1 9 2 17 2h5v9zM308 115c0-3 0-5-1-6 0-1-1-3-2-5-5-6-10-11-16-13-5-3-10-4-16-4-7 0-14 2-19 6-6 3-10 8-13 12-4 7-7 14-8 21-1 8-1 14-1 20s0 13 1 20 4 14 7 20c4 6 8 10 13 13 5 4 11 5 18 5 6 0 12-1 18-4 6-4 11-9 16-16 1-2 2-4 2-5 1-1 1-3 1-5zM308 211v-19c-4 5-9 9-15 13-7 4-15 6-24 6-11 0-21-3-30-9-10-6-17-13-22-23-6-10-9-21-9-33 0-13 3-24 9-34 6-9 14-17 23-23 10-6 21-8 32-9 8 0 15 2 21 5 6 4 11 8 16 13v-62c0-7-1-11-4-13s-9-3-19-3v-10l42-3v176c-1 6 0 11 3 13s9 3 19 3v9zM470 115c0-3 0-5-1-6 0-1-1-3-2-5-5-6-10-11-16-13-6-3-11-4-16-4-8 0-15 2-20 6-6 3-10 8-13 12-4 7-6 14-8 21-1 8-1 14-1 20s0 13 1 20c2 7 4 14 8 20 3 6 7 10 12 13 5 4 11 5 18 5 6 0 12-1 18-4 7-4 12-9 17-16 1-2 2-4 2-5 1-1 1-3 1-5zM470 211v-19c-4 5-9 9-15 13-8 4-15 6-25 6-11 0-21-3-30-9s-17-13-22-23c-6-10-9-21-9-33 0-13 4-24 9-34 6-9 14-17 24-23 9-6 20-8 32-9 7 0 14 2 21 5 6 4 12 8 16 13v-62c0-7-1-11-4-13s-9-3-20-3v-10l43-3v176c-1 6 1 11 3 13 3 2 9 3 19 3v9zM642 208c-3-1-8-1-14-1-5 0-11 0-17 0s-11 0-15 0-9 0-15 0-12 0-18 0-10 0-14 1v-9h9c9 0 15-1 19-2 4 0 6-2 7-4s1-5 1-8v-149c-8 3-15 6-22 6-7 1-13 1-16 1v-9c4 0 8 0 14 0 6-1 12-2 19-5s14-7 20-14c3 0 5 0 6 1 0 2 1 4 0 7v162c0 3 1 6 2 8 0 2 3 4 7 4 4 1 10 2 18 2h9z">
          <text:p/>
        </draw:path>
        <draw:path draw:style-name="gr3" draw:text-style-name="P2" draw:layer="layout" svg:width="8.877cm" svg:height="3.374cm" svg:x="6.621cm" svg:y="11.323cm" svg:viewBox="0 0 8878 3375" svg:d="M42 0v3358h-42v-3358zM948 8v3354h-42v-3354zM2540 21v3354h-43v-3354zM4775 21v3354h-38v-3354zM6574 21v3354h-42v-3354zM8878 8v3354h-42v-3354z">
          <text:p/>
        </draw:path>
        <draw:path draw:style-name="gr3" draw:text-style-name="P2" draw:layer="layout" svg:width="2.473cm" svg:height="0.209cm" svg:x="3.671cm" svg:y="9.812cm" svg:viewBox="0 0 2474 210" svg:d="M137 58c0-14-3-24-9-30s-14-10-22-11c-9-1-18-2-27-2-3 0-6 0-9 0-4 0-6 0-8 1-3 0-5 1-5 3-1 2-1 4-1 8v74h32c14 0 24-2 32-7 7-4 12-9 14-16s4-13 3-20zM202 178c0 3-1 7-2 12-2 5-4 10-8 14s-10 6-17 6c-5 0-11 0-17-2-7-2-13-5-20-10-5-5-8-11-10-18-1-6-2-14-1-23 0-10-1-17-2-23-1-5-4-11-9-16s-11-8-16-9-9-2-11-1h-33v73c0 4 0 7 1 9 0 2 2 3 6 4 3 0 8 1 16 1h7v9c-4 0-9-1-14-1s-10 0-15 0-10 0-14 0-9 0-14 0-10 0-15 0c-6 0-10 1-14 1v-9h7c8 0 13-1 16-1 3-1 5-3 6-5s1-4 1-8v-152c0-4 0-7-1-9s-3-3-6-4-8-1-16-1h-7v-9h92c14 0 27 3 38 8 11 4 20 10 27 18 6 8 10 17 10 26 0 11-5 21-15 29-9 8-21 14-35 18 8 3 15 7 21 13 7 5 11 12 14 21l3 23c2 14 4 24 7 31s7 11 14 11c4 0 8-2 11-5 4-4 7-11 8-21 0-1 0-2 0-3 1-1 2-1 3-1 2 0 3 0 4 1 0 1 0 3 0 3zM305 131c0-3 0-7-1-12-1-7-2-12-4-18s-6-10-10-15c-5-4-10-6-18-6-3 0-8 1-13 4-5 2-10 7-15 14-4 7-7 19-7 33zM324 170c0 2-2 6-5 12s-8 11-15 16c-7 6-16 9-28 9-11 0-22-3-31-9-10-5-18-13-23-23-6-10-9-21-10-35 1-12 3-23 9-33 5-10 12-18 21-24s19-9 30-9c12 0 22 3 30 8 7 6 13 13 17 21 3 9 5 19 5 28 0 3 0 5-1 6-1 0-3 0-6 0h-81c0 6 1 12 1 20 1 9 4 16 8 23 3 6 8 10 13 14 6 4 12 6 20 6 1 0 4 0 9-1 4-1 10-4 15-8 6-4 11-11 14-21 1-2 2-4 4-4 1 0 2 0 3 1 0 0 1 1 1 3zM438 167c0 11-4 20-11 28s-19 12-36 12c-3 0-7 0-13-2-6-1-12-5-18-10-3 2-4 4-5 5s-1 1-1 1c-3 3-5 5-5 5-1 1-2 1-2 1-2 0-3-1-3-2s-1-2-1-5v-38c0-2 1-4 1-5 0-2 1-2 3-2s2 0 3 1c0 1 1 2 1 4 3 12 7 22 13 29 6 8 15 11 27 12 11-1 20-3 25-8s8-11 8-19c0-6-3-12-7-15-4-4-8-7-13-8-4-2-8-3-10-3-10-2-18-4-23-5-6-2-11-5-15-8-8-7-12-15-13-26 0-5 2-11 5-16 2-6 7-10 14-14 7-3 16-5 28-5 2 0 6 0 11 1s10 3 16 7c0-1 1-1 2-2s2-2 2-3c2-1 3-2 4-3 1 0 2 0 2 0 2 0 3 0 3 1s0 3 0 6v29c0 3 0 4 0 5-1 2-2 3-3 3s-1 0-2-1c-1 0-2-2-2-3 0-3 0-7-2-13-1-5-4-10-9-15-5-4-12-7-22-7-13 0-21 3-26 7-5 5-7 10-7 15 0 6 2 10 6 13 3 4 8 7 13 8 6 2 11 3 17 4s12 2 17 4c6 2 11 5 16 10 2 1 4 4 7 9 3 4 4 10 5 18zM550 131c0-3-1-7-1-12-1-7-2-12-5-18-2-6-5-10-9-15-5-4-11-6-18-6-3 0-8 1-13 4-6 2-10 7-15 14-4 7-7 19-8 33zM569 170c0 2-2 6-5 12s-8 11-15 16c-7 6-17 9-28 9-12 0-22-3-32-9-9-5-17-13-23-23s-9-21-9-35c0-12 3-23 8-33 6-10 13-18 22-24s19-9 30-9c12 0 22 3 29 8 8 6 14 13 17 21 4 9 6 19 6 28 0 3-1 5-2 6-1 0-3 0-6 0h-80c0 6 0 12 1 20 1 9 3 16 8 23 3 6 7 10 13 14s12 6 19 6c1 0 4 0 9-1s10-4 16-8 10-11 14-21c0-2 2-4 4-4 1 0 1 0 2 1 1 0 2 1 2 3zM681 93c-1 5-2 8-5 10-2 2-5 3-8 3s-6-1-8-3c-3-2-4-6-4-10 0-3 1-6 3-8s3-3 3-3c0 0-1 0-3 0-7 0-13 3-18 8s-9 11-12 19c-2 10-4 18-4 28v44c0 4 0 7 1 9s3 3 6 4c3 0 8 1 15 1h6v9c-6-1-12-1-18-1s-13 0-18 0l-33 1v-9c9 0 15-1 18-2s4-5 4-11v-78c1-7-1-12-3-14-3-2-9-3-19-2v-9l40-3v31c1-4 3-9 6-13 3-5 7-10 12-13s10-5 17-5 12 2 16 5c3 3 5 7 6 12zM837 88c-9 0-15 3-19 7s-6 8-7 12l-38 94c-1 2-1 3-2 4s-2 2-4 2-3 0-4-1-1-3-2-5l-42-103c-1-3-2-5-3-6-1-2-3-3-6-3-3-1-8-1-14-1v-9c5 0 10 0 15 0s9 1 13 1l32-1v9c-3-1-7 0-10 1-4 0-6 2-7 6 0 0 1 2 2 5l32 81 30-74c0-2 1-3 1-4s0-2 0-3c0-3-1-6-3-8-2-3-5-4-10-4v-9l25 1c3 0 7-1 10-1 4 0 8 0 11 0zM917 135c-16 0-28 3-36 8-9 4-15 10-18 16-4 6-6 12-5 17 0 7 2 13 7 18 5 4 11 6 19 7 4 0 9-2 14-4s10-6 13-12c4-5 6-12 6-22zM965 178c0 8-1 14-4 18s-7 6-11 8c-3 1-6 2-8 2-7-1-12-3-16-8s-6-10-7-16c-2 7-7 13-13 17-7 5-15 8-24 8-7 0-13-1-20-3s-14-5-19-9c-5-5-7-11-8-19 0-6 2-13 7-19 4-7 12-13 22-18 9-4 19-7 28-8s18-2 25-2v-11c0-9-2-16-5-22-3-5-7-9-11-12-5-3-9-4-14-4s-10 1-16 3-11 5-15 10c6 1 10 3 12 6s2 6 2 8c0 3-1 7-3 10-3 3-6 4-10 4s-7-1-9-4c-3-3-4-6-4-11 0-9 5-17 13-23s18-9 30-9c7 0 14 1 21 4 7 2 13 6 19 12 5 5 8 11 9 16 1 6 1 13 1 19v57c0 1 0 2 1 5 0 2 1 4 3 6 1 2 4 3 7 4 1 0 4-1 6-3 3-3 4-8 4-16v-16h7zM1066 168c0 6-1 13-3 18-2 6-5 11-9 15-5 4-10 6-17 6-3 0-8-1-14-2-6-2-11-5-16-11-4-6-7-14-7-26v-80h-24v-7c9 0 16-3 22-9 5-6 9-13 11-22 3-8 4-16 4-24h7v53h41v9h-41v81c0 2 0 5 1 10 0 5 2 9 5 14 2 4 7 6 13 7 6 0 10-3 14-8 3-6 5-14 6-24v-16h7zM1138 29c0 4-2 7-4 10-3 3-7 5-12 5-4 0-8-2-11-5-2-3-4-6-4-10s1-7 4-10c3-4 7-5 11-5 5 0 9 1 11 4 3 3 5 7 5 11zM1154 204c-10-1-20-1-30-1l-32 1v-9c9 0 16-1 18-2 3-1 5-5 4-11v-79c1-6-1-11-3-13-3-2-9-3-18-2v-9l40-3v106c0 6 1 9 3 11 3 1 8 2 18 2zM1275 140c0-6 0-12-1-20s-3-15-7-21-8-11-14-14-12-5-18-5-12 2-18 5-11 8-15 14c-3 7-5 14-6 22-1 7-1 13-1 19 0 5 0 12 1 19 1 8 3 15 6 21 4 7 9 12 15 15s12 5 18 5c7 0 14-2 20-6s10-9 13-16c4-6 5-13 6-20s1-13 1-18zM1299 142c-1 12-3 23-9 33s-14 18-23 23c-10 6-21 9-32 9-12 0-22-3-32-9-9-5-17-13-23-23-6-9-9-20-9-33 0-12 3-23 9-34 5-10 13-19 23-25 9-6 20-9 32-9s22 3 32 9 17 14 23 24c6 11 8 23 9 35zM1429 203l-33 1v-9c10 0 16-1 19-2s4-5 4-11v-68c0-9-1-16-4-22s-9-10-18-10c-6 0-12 2-18 5-6 4-11 9-14 16-4 7-6 16-6 26v53c-1 6 1 10 4 11 2 1 9 2 18 2v9l-32-1-33 1v-9c10 0 16-1 19-2s4-5 4-11v-78c0-7-1-12-4-14s-9-3-19-2v-9l41-3v30c4-9 9-16 16-22 7-5 16-8 26-8 9 0 15 1 20 3s9 5 11 7c4 5 6 11 7 17s2 16 2 28v55c0 4 2 7 5 8 4 1 10 1 17 1v9zM1710 150c0 11-3 21-7 30-5 9-12 16-20 22-9 5-19 8-30 8-13 0-24-2-33-6s-15-9-20-14c-4 7-7 12-9 14-1 2-1 3-1 2-1 2-2 3-2 3-1 1-2 1-3 1s-2 0-2-1c-1-2-1-3-1-6v-57c0-3 0-5 1-6 0-1 1-2 3-2 1 0 1 1 2 1s1 1 1 2c0 6 1 12 3 20 2 9 7 17 15 25 5 4 11 8 17 10s12 4 17 4c5 1 9 1 12 1 8 0 15-2 21-6 5-4 10-9 13-15s4-13 4-20c0-10-3-19-9-26-4-6-8-9-12-11s-8-3-12-4c-10-4-19-6-25-7-7-2-11-3-13-4-11-4-20-10-27-20-7-9-11-20-11-32 0-11 3-20 8-28 5-9 11-15 20-20 8-5 18-8 28-8 13 0 23 3 30 7s12 9 16 13l11-16c0-2 1-3 2-4 0 0 1 0 2 0s2 0 3 1c0 1 0 3 0 6v58c0 2 0 4-1 5 0 1-1 2-3 2-1 0-2-1-3-1 0-1 0-2 0-3-1-3-1-8-3-15-1-6-4-13-8-20s-9-13-17-17c-7-5-16-8-28-8s-21 4-28 11-10 16-10 27c0 8 3 16 8 23 5 6 12 11 21 13l37 9c12 3 22 10 30 21s13 24 13 38zM1823 168c0 6-1 13-3 18-2 6-5 11-9 15s-10 6-17 6c-3 0-8-1-14-2-6-2-11-5-16-11-4-6-7-14-7-26v-80h-24v-7c9 0 17-3 22-9s9-13 12-22c2-8 3-16 3-24h7v53h41v9h-41v81c0 2 0 5 1 10s2 9 5 14c3 4 7 6 13 7 6 0 10-3 14-8 4-6 6-14 6-24v-16h7zM1928 135c-16 0-28 3-37 8-8 4-15 10-18 16s-5 12-5 17c0 7 3 13 8 18 5 4 11 6 18 7 4 0 9-2 14-4 6-2 10-6 14-12 4-5 6-12 6-22zM1976 178c0 8-2 14-5 18s-6 6-10 8c-4 1-7 2-9 2-7-1-12-3-16-8-3-5-6-10-6-16-3 7-7 13-14 17-6 5-14 8-24 8-6 0-13-1-20-3s-13-5-18-9c-5-5-8-11-8-19 0-6 2-13 6-19 5-7 12-13 23-18 9-4 18-7 28-8 9-1 17-2 25-2v-11c0-9-2-16-5-22-3-5-7-9-12-12-4-3-9-4-14-4s-10 1-16 3-11 5-15 10c6 1 11 3 12 6 2 3 3 6 3 8 0 3-1 7-4 10-2 3-5 4-9 4s-7-1-10-4c-2-3-4-6-4-11 1-9 5-17 13-23 9-6 19-9 31-9 7 0 14 1 20 4 7 2 13 6 19 12 5 5 8 11 9 16 1 6 2 13 2 19v57c0 1 0 2 0 5 1 2 2 4 3 6 2 2 4 3 7 4 2 0 4-1 7-3 2-3 3-8 4-16v-16h7zM2076 168c0 6-1 13-3 18-2 6-5 11-9 15s-9 6-16 6c-4 0-9-1-14-2-6-2-12-5-16-11-5-6-7-14-7-26v-80h-25v-7c10 0 17-3 22-9 6-6 10-13 12-22 2-8 3-16 3-24h8v53h41v9h-41v81c-1 2 0 5 0 10 1 5 3 9 5 14 3 4 7 6 14 7 5 0 10-3 13-8 4-6 6-14 6-24v-16h7zM2151 29c0 4-1 7-4 10s-6 5-11 5-8-2-11-5-4-6-5-10c0-4 2-7 4-10 3-4 7-5 12-5 4 0 8 1 11 4s4 7 4 11zM2167 204c-10-1-20-1-30-1l-32 1v-9c10 0 16-1 19-2s4-5 4-11v-79c0-6-1-11-4-13s-8-3-17-2v-9l40-3v106c-1 6 0 9 3 11 2 1 8 2 17 2zM2288 140c0-6 0-12-1-20 0-8-3-15-6-21-4-6-9-11-15-14-5-3-11-5-18-5-6 0-12 2-18 5s-11 8-15 14c-3 7-5 14-6 22 0 7-1 13-1 19 0 5 1 12 1 19 1 8 3 15 7 21 4 7 9 12 14 15 6 3 12 5 18 5 8 0 14-2 20-6s11-9 14-16c3-6 5-13 5-20 1-7 1-13 1-18zM2312 142c0 12-3 23-9 33s-13 18-23 23c-9 6-20 9-32 9-11 0-22-3-31-9-10-5-18-13-23-23-6-9-9-20-9-33 0-12 3-23 8-34 6-10 13-19 23-25s20-9 32-9 23 3 32 9c10 6 18 14 23 24 6 11 9 23 9 35zM2442 203l-32 1v-9c9 0 15-1 18-2s4-5 4-11v-68c0-9-1-16-4-22s-8-10-17-10c-7 0-13 2-18 5-6 4-11 9-15 16s-6 16-6 26v53c0 6 1 10 4 11s9 2 18 2v9l-32-1-32 1v-9c9 0 15-1 18-2s4-5 4-11v-78c0-7-1-12-4-14-2-2-9-3-18-2v-9l40-3v30c4-9 10-16 17-22 7-5 15-8 26-8 8 0 15 1 20 3s8 5 10 7c4 5 7 11 8 17s1 16 1 28v55c0 4 2 7 6 8 3 1 9 1 16 1v9z">
          <text:p/>
        </draw:path>
        <draw:path draw:style-name="gr3" draw:text-style-name="P2" draw:layer="layout" svg:width="1.565cm" svg:height="0.209cm" svg:x="4.122cm" svg:y="10.169cm" svg:viewBox="0 0 1566 210" svg:d="M104 142c0-6 0-13-1-20s-3-14-7-20c-3-6-8-11-14-14-5-3-12-5-18-5s-12 2-18 5-11 8-15 14c-3 7-5 14-6 21s-1 13-1 19c0 5 0 12 1 19 1 8 3 15 6 22 4 7 9 12 15 15s12 5 18 5c8 0 14-2 20-6s10-9 14-16c3-7 5-14 5-21 1-7 1-13 1-18zM128 144c0 12-3 23-9 34-6 10-14 17-23 23-10 6-20 9-32 9-11 0-22-3-31-9-10-5-18-13-24-23-5-10-8-21-9-34 1-12 3-23 9-33 6-11 13-19 23-25 9-6 20-9 32-9s23 3 32 9c10 6 17 14 23 24s9 22 9 34zM239 23c0 3-1 6-3 9-2 2-5 3-10 4-4-1-7-2-9-4-2-3-3-5-3-9s1-6 3-8 4-3 6-4c-3-1-5-1-6-2-2 0-3 0-4 0-7 0-13 3-18 10s-8 17-8 29v34h33v8h-33v94c0 4 1 6 1 8 1 2 3 4 6 5 3 0 8 1 15 1h6v9c-5-1-11-1-18-1-6 0-12 0-18 0l-33 1v-9c9 0 16-1 18-2 3-1 5-5 4-11v-95h-22v-8h22v-34c1-10 3-18 7-25 5-7 11-12 17-15 7-4 14-5 21-5 8 0 14 2 19 6 4 4 7 8 7 14zM492 75c-2-14-4-24-7-32-3-9-8-15-16-18-7-4-18-6-32-6h-35c-6 0-10 0-12 2-1 2-2 5-2 9v73h25c9 0 16-1 20-3s7-6 9-11c1-5 2-11 1-20h8v77h-8c1-8 0-15-1-20-2-5-5-8-9-11-4-2-11-3-20-3h-25v72c0 3 0 6 1 8s3 4 7 4c4 1 10 2 19 2h10v9c-4-1-9-1-15-1s-12 0-18 0-11 0-15 0-9 0-15 0c-5 0-11 0-16 0s-10 0-13 1v-9h7c7 0 12-1 16-2 3 0 5-2 6-4 0-2 1-4 0-8v-152c1-3 0-6 0-8-1-2-3-3-6-4-4-1-9-1-16-1h-7v-9h158l8 65zM658 63c0-5-1-11-2-18s-5-13-12-19c-6-5-17-8-32-8h-26c-6 0-10 0-12 2-1 2-2 5-2 9v78h40c15 0 26-3 32-8 7-6 11-12 12-19s2-13 2-17zM687 63c0 9-3 18-9 26s-14 14-24 18c-10 5-21 7-32 8h-49v69c0 4 0 6 1 8s3 4 6 5c3 0 8 1 16 1h7v9c-4-1-8-1-14-1-5 0-10 0-15 0-6 0-10 0-14 0s-8 0-14 0c-5 0-10 0-15 0-6 0-10 0-13 1v-9h7c7 0 12-1 15-2 4 0 6-2 6-4 1-2 2-4 1-8v-153c1-3 0-6-1-8 0-2-2-3-6-4-3-1-8-1-15-1h-7v-9h101c14 0 25 3 35 8 11 5 19 11 24 19 6 8 9 17 9 27zM903 38l-32 93h65zM973 206c-4 0-8 0-14 0-5 0-10 0-15 0s-9 0-13 1v-9c3 0 6 0 10-1 4 0 7-1 10-2s4-3 4-6c0-1 0-3-1-4l-15-45h-71l-13 39c0 0-1 1-1 2s0 1 0 2c0 4 2 7 6 10 3 3 9 5 16 5v9l-33-1-30 1v-9c8 0 15-2 20-4 6-3 10-8 13-16l59-173c1-2 1-3 2-4s3-1 5-1 4 0 5 1c0 1 1 2 2 4l62 181c1 5 4 8 7 10 3 1 9 2 17 2h6v9zM1121 113c0-3 0-5-1-6 0-1-1-3-2-5-5-6-10-11-15-13-6-3-11-4-16-4-8 0-15 2-20 6-6 3-10 8-13 12-4 7-7 14-8 21-1 8-1 14-1 20s0 13 1 20 4 15 7 21c4 6 8 10 13 13 5 4 11 5 18 5 6 0 12-1 18-4 6-4 11-9 16-16 1-2 2-4 2-5 1-2 1-4 1-6zM1121 210v-19c-4 5-9 9-15 13-7 4-15 6-24 6-11 0-21-3-30-9-10-6-17-13-22-23-6-11-9-22-9-34 0-13 3-24 9-34 6-9 14-17 24-23 9-5 20-8 31-9 8 0 15 2 21 5 6 4 11 8 16 13v-62c0-7-1-11-4-13s-9-3-19-3v-9l42-3v176c-1 7 0 11 3 13s9 3 19 3v9zM1282 113c0-3 0-5 0-6-1-1-2-3-3-5-5-6-10-11-15-13-6-3-11-4-16-4-8 0-15 2-20 6-5 3-10 8-13 12-4 7-6 14-7 21-1 8-2 14-2 20s1 13 2 20 3 15 7 21c3 6 7 10 12 13 6 4 11 5 18 5 6 0 12-1 18-4 6-4 11-9 16-16 1-2 2-4 3-5 0-2 0-4 0-6zM1282 210v-19c-4 5-9 9-15 13-7 4-14 6-24 6-11 0-21-3-30-9s-17-13-22-23c-6-11-8-22-9-34 1-13 4-24 9-34 6-9 14-17 24-23 9-5 20-8 32-9 7 0 14 2 20 5 7 4 12 8 16 13v-62c0-7-1-11-4-13s-9-3-19-3v-9l42-3v176c-1 7 1 11 3 13 3 2 10 3 19 3v9zM1435 133c0-3 0-7-1-13 0-5-2-10-4-16s-5-11-10-15c-4-4-10-6-17-6-4 0-8 1-13 3-6 3-11 8-15 15-5 7-7 18-8 32zM1454 171c0 3-1 8-4 13-4 6-9 12-16 17-7 6-16 8-28 9-11 0-21-3-31-9-9-6-17-13-24-23-6-11-9-23-9-36 0-12 3-23 8-33 6-10 13-17 22-23s19-9 31-9 21 3 29 8 13 12 17 21c4 8 5 18 5 27 1 3 0 5-1 5-1 1-3 1-6 1h-80c0 6 0 12 1 20s3 16 7 24c4 6 8 10 14 14 5 4 12 5 19 6 1 0 4-1 9-2 5 0 10-3 16-7s10-11 14-22c0-3 1-4 4-4 0 0 1 0 2 1 1 0 1 1 1 2zM1566 96c0 5-1 8-4 10-2 2-5 3-8 3s-6-1-9-4c-2-2-3-5-3-9 0-3 1-6 3-8 1-2 3-3 3-3 0 0-1 0-3 0-7 0-13 3-19 8-5 5-8 11-11 19s-4 17-4 27v45c0 4 0 6 1 8s3 4 6 5c3 0 8 1 15 1h6v9c-6-1-12-1-18-1-7 0-13 0-19 0l-32 1v-9c9 0 15-1 18-2s4-5 4-11v-78c0-7-1-12-4-14-2-2-9-3-18-3v-8l40-4v32c1-4 3-9 6-14 3-4 7-9 11-12 5-4 11-5 18-6 6 1 11 2 15 6 4 3 6 7 6 12z">
          <text:p/>
        </draw:path>
        <draw:polygon draw:style-name="gr3" draw:text-style-name="P2" draw:layer="layout" svg:width="10.512cm" svg:height="1.901cm" svg:x="17.797cm" svg:y="11.293cm" svg:viewBox="0 0 10513 1902" draw:points="17,13 17,0 10513,0 10513,1902 0,1902 0,0 17,0 17,13 30,13 30,1873 10483,1873 10483,30 17,30 17,13 30,13">
          <text:p/>
        </draw:polygon>
        <draw:path draw:style-name="gr3" draw:text-style-name="P2" draw:layer="layout" svg:width="10.436cm" svg:height="0.06cm" svg:x="17.831cm" svg:y="12.525cm" svg:viewBox="0 0 10437 61" svg:d="M13 0v5-5 5-5c29 5 343 9 830 14 491 0 1159 4 1922 4 1545 0 3463-4 4995-9 767-4 1436-4 1915-9 478 0 762 0 762 0v44c0 0-4582 17-7672 17-775 0-1453-5-1944-5-245-4-444-4-584-4-72-4-127-4-165-4-17 0-34-4-47-4-12 0-17 0-25 0z">
          <text:p/>
        </draw:path>
        <draw:path draw:style-name="gr3" draw:text-style-name="P2" draw:layer="layout" svg:width="10.482cm" svg:height="0.055cm" svg:x="17.78cm" svg:y="11.899cm" svg:viewBox="0 0 10483 56" svg:d="M13 0c34 4 343 8 834 8 491 5 1164 5 1926 5 1554 0 3480-5 5021-9 772 0 1441-4 1923-4 479 0 766 0 766 0v43c0 0-4602 13-7710 13-775 0-1456 0-1947-4-250 0-449 0-589-5-67 0-122 0-165 0-17-4-34-4-46-4-9 0-17 0-26-4z">
          <text:p/>
        </draw:path>
        <draw:path draw:style-name="gr3" draw:text-style-name="P2" draw:layer="layout" svg:width="0.252cm" svg:height="0.202cm" svg:x="17.967cm" svg:y="11.525cm" svg:viewBox="0 0 253 203" svg:d="M55 25c0 7-2 13-6 17-5 4-10 7-16 7s-12-3-16-7-6-10-7-17c1-6 3-11 7-15 4-5 10-7 16-7s11 2 16 7c4 4 6 9 6 15zM35 200l-35 1v-13h20v-89c0-6-1-9-3-10s-8-2-16-2v-13l50-2v116h18v13zM199 99c-3-4-7-8-13-11-6-4-13-6-21-6-5 0-10 1-16 3-5 2-10 6-15 12-3 6-6 12-6 19-1 7-1 14-1 21 0 8 0 15 1 24 1 8 4 16 9 22s13 9 25 9c7 0 13-1 18-4 6-3 10-6 13-9s5-6 6-8zM199 203v-14c-4 3-10 7-17 9-6 3-14 5-23 5-22-1-38-7-51-19-12-11-18-27-18-47s7-36 20-48c14-11 31-17 52-17 5-1 11 0 18 2s14 5 21 11v-58c0-5-1-8-3-9-3-2-8-2-17-2v-13l52-3v176c0 6 1 9 3 10 3 1 8 2 17 2v13z">
          <text:p/>
        </draw:path>
        <draw:path draw:style-name="gr3" draw:text-style-name="P2" draw:layer="layout" svg:width="0.328cm" svg:height="0.186cm" svg:x="19.034cm" svg:y="11.582cm" svg:viewBox="0 0 329 187" svg:d="M111 66c0-8 0-15-1-22 0-8-2-14-5-19s-9-9-14-11c-6-2-11-4-18-4s-13 2-19 5c-5 3-9 7-12 12s-4 11-5 19c0 6 0 13 0 20 0 8 0 17 1 25 1 9 5 16 10 22 5 5 13 8 25 9 12-1 21-4 27-9 5-6 8-13 10-22 1-8 1-17 1-25zM148 69c0 12-3 22-9 32-5 10-13 17-24 23s-25 9-42 9c-16 0-29-3-40-9-11-5-19-13-25-23-5-9-8-20-8-32 0-13 3-25 8-36 6-10 14-18 25-24s25-9 40-9c16 0 30 3 41 9s19 14 25 24c6 11 9 23 9 36zM292 67c0-18-4-32-11-41-6-9-15-14-25-14-3 0-8 1-14 3-6 1-13 5-18 11-2 2-4 3-4 4-1 1-1 3-1 6v62c0 2 0 4 1 5 0 1 1 3 2 4 7 8 13 12 19 14s10 2 12 2c6 0 12-2 18-6 6-3 11-9 15-17 4-9 6-19 6-33zM329 67c-1 21-7 37-21 48-13 12-30 18-52 18-6 0-12-1-18-3-6-1-13-5-19-10v54h20v13l-36-1-36 1v-13h19v-146c1-6 0-9-3-10-2-1-8-1-16-1v-14l50-2v14c4-3 9-6 17-9 7-3 16-5 27-5 21 0 37 6 49 18s18 29 19 48z">
          <text:p/>
        </draw:path>
        <draw:path draw:style-name="gr3" draw:text-style-name="P2" draw:layer="layout" svg:width="0.568cm" svg:height="0.204cm" svg:x="20.044cm" svg:y="11.516cm" svg:viewBox="0 0 569 205" svg:d="M152 57c0-6-1-12-2-18-2-6-6-12-12-16-7-4-19-6-34-6h-34v80h33c16 0 28-3 35-7 6-4 11-9 12-16 2-6 2-12 2-17zM236 174c1 2 0 6-2 10-1 5-4 10-9 14s-13 7-23 7c-6 0-13-1-21-2-8 0-15-2-21-6-7-3-12-7-15-11-2-4-4-9-5-14s-1-11-1-18 0-13 0-17-1-8-2-11c-2-3-4-6-7-9-5-5-11-7-16-9-4-1-8-1-10-1h-34v81h31v14c-4 0-9-1-15-1s-13 0-19 0c-7 0-12 0-17 0-4 0-9 0-16 0-6 0-13 0-19 0-7 0-12 1-15 1v-14h31v-171h-31v-14h109c19 0 34 3 47 8 13 4 23 11 30 19 6 8 10 17 10 27 0 9-4 18-12 27-7 8-20 14-36 19 6 2 13 6 19 11s11 13 13 23c0 0 0 2 1 6 0 3 1 7 1 11 1 4 1 7 1 8 1 4 1 9 2 14 2 5 4 9 7 13 2 3 7 5 12 6 5 0 9-2 12-5 4-4 6-9 7-15 0-2 0-4 1-5s3-2 6-2c1 0 3 0 4 1 1 0 2 2 2 5zM405 142c0 10-2 21-6 30-5 10-12 17-21 23-10 7-22 10-38 10-4 0-10 0-16-1-7-1-14-2-21-5-7-2-14-5-21-10l-13 13c-1 1-2 2-3 2 0 1-1 1-3 1s-4-1-4-2c-1-1-1-3-1-6v-54c0-3 0-5 1-6s3-2 6-2 5 1 6 2c0 1 1 2 1 5 1 10 3 20 8 26 5 7 11 12 18 15 8 4 15 6 22 7 8 1 14 1 20 1 10 0 17-2 23-5 5-4 9-8 11-13 2-6 3-10 3-15 0-8-1-13-4-17s-5-7-7-9-4-4-7-5c-2-1-6-2-11-3-4-2-11-3-19-5-10-2-19-4-25-6-7-1-12-4-16-6-5-3-10-6-14-11-3-3-7-8-10-14-4-7-6-15-6-24 0-10 3-20 7-28 5-9 12-16 22-22 9-5 21-8 36-8 7 0 15 1 23 3 9 2 18 6 26 13l13-13c2-1 3-2 3-2 1-1 2-1 3-1 2 0 4 1 4 2 1 1 1 3 1 6v53c0 3 0 5-1 6s-3 2-6 2-5 0-5-1c-1-1-2-3-2-7-3-12-7-22-13-30-6-7-14-12-22-15-8-2-16-4-24-4-10 1-17 2-22 6-6 3-10 7-12 11-2 5-3 9-3 14s2 10 5 15c3 4 6 7 10 10 5 2 9 4 13 5l42 9c8 1 17 5 24 11 8 5 14 12 18 21 5 8 7 18 7 28zM569 202c-4 0-10-1-17-1s-14 0-22 0c-7 0-13 0-18 0s-11 0-18 0c-8 0-15 0-22 0s-13 1-17 1v-14h40v-150c-9 3-17 5-24 5-7 1-11 1-14 1h-6v-13h6c2 0 7 0 13-1s13-2 22-4c8-3 16-6 23-12 1-1 2-1 3-2 1 0 2 0 3 0 4 0 6 1 7 2 1 2 1 4 1 7v167h40z">
          <text:p/>
        </draw:path>
        <draw:path draw:style-name="gr3" draw:text-style-name="P2" draw:layer="layout" svg:width="0.576cm" svg:height="0.204cm" svg:x="23.701cm" svg:y="11.512cm" svg:viewBox="0 0 577 205" svg:d="M151 56c1-5 0-12-1-18-2-6-6-11-13-15-6-4-17-6-32-7h-34v81h33c16-1 27-3 33-7 7-5 11-10 13-16 1-6 2-12 1-18zM237 174c0 2 0 5-2 10-1 5-5 9-10 14-5 4-12 6-22 7-7 0-14-1-21-2-8-1-15-3-23-6-6-3-11-7-14-11s-5-9-5-14c-1-6-1-12-1-19s0-12 0-16c-1-4-1-8-3-11-1-3-3-6-6-9-5-5-10-8-15-9s-8-1-11-1h-33v81h31v13c-4 0-9 0-15 0-7 0-13 0-20 0-6 0-12 0-16 0s-10 0-16 0c-7 0-13 0-20 0-6 0-11 0-15 0v-13h31v-172h-31v-13h110c18 0 33 3 46 7 14 5 23 11 30 19s11 17 11 27-4 19-12 27c-8 9-20 15-38 20 7 2 13 5 21 10 6 6 10 13 13 23 0 1 0 3 1 7 0 3 0 7 1 10 0 4 1 6 1 9 0 4 1 9 2 14s3 9 6 12c3 4 7 6 13 6 5 0 9-1 12-5 4-3 6-8 7-15 0-2 0-3 1-4 0-2 2-2 5-2 2 0 3 0 5 0 1 1 2 3 2 6zM406 142c0 10-2 21-7 30-4 9-11 17-21 23-9 6-22 9-38 10-4 0-9-1-16-1-6-1-13-3-20-5-8-2-15-6-21-10l-13 13c-2 1-2 2-3 2s-2 1-3 1c-2 0-4-1-4-2-1-2-1-4-1-6v-54c0-3 0-5 1-6 1-2 3-2 6-2s5 0 6 1c0 1 1 3 1 5 0 11 3 21 8 27 5 7 11 12 18 15s15 5 22 6c7 2 14 2 19 2 10 0 18-2 23-6 6-3 10-7 12-13 2-5 3-10 3-16s-2-11-4-15c-3-4-5-8-8-10-2-2-4-3-6-4-3-1-6-3-11-4s-11-2-19-4c-11-2-19-4-25-6-7-2-12-4-17-6-4-3-9-6-13-11-4-3-7-8-11-15-3-6-5-14-5-23 0-11 2-20 7-29 5-8 12-15 21-21 10-5 22-8 36-8 8 0 15 1 24 3s17 6 26 13l13-13c1-1 2-2 3-3 1 0 1 0 2 0 3 0 4 0 5 2 1 1 1 3 1 6v53c0 3 0 5-1 6s-3 2-6 2-5-1-6-2-1-3-2-6c-2-13-6-23-12-30-7-7-14-12-22-15s-16-4-24-4c-10 0-17 2-23 5-5 4-9 8-11 12-2 5-3 9-3 13 0 6 2 11 5 15 2 5 6 8 10 10 4 3 9 5 13 5l41 9c9 2 17 6 25 11 7 6 13 13 18 21 4 9 7 18 7 29zM568 201h-124v-5c0-2 0-4 1-6 0-1 1-2 3-4l58-60c20-20 31-40 31-59 0-12-3-21-10-29-6-8-16-12-28-13-5 0-11 1-16 3-5 1-10 4-14 7 2 1 4 2 6 3 3 1 5 4 7 6 2 3 3 7 4 12-1 7-3 13-7 16-5 3-9 5-14 5-3 0-5-1-9-2-3-1-6-3-8-6s-4-8-4-13c0-9 3-17 8-23 6-7 13-12 22-16 10-3 20-5 32-5 14 0 26 2 36 7 11 4 19 10 25 18 6 9 9 18 10 29 0 9-2 17-6 24s-10 13-18 20c-7 6-17 13-28 21-6 5-13 10-20 16s-14 12-21 18h42c2 0 5 0 9 0s8 0 12 0 7-1 9-1c1-1 2-4 3-8 1-3 2-7 3-11 0-3 1-6 1-8h14z">
          <text:p/>
        </draw:path>
        <draw:path draw:style-name="gr3" draw:text-style-name="P2" draw:layer="layout" svg:width="0.613cm" svg:height="0.202cm" svg:x="21.839cm" svg:y="11.517cm" svg:viewBox="0 0 614 203" svg:d="M230 16c-7 0-12 0-15 1-4 0-6 1-7 2s-2 2-2 3l-77 174c-1 3-3 5-5 6s-4 1-6 1c-4 0-7-1-8-2-2-1-3-3-4-5l-79-180h-27v-14c4 0 8 1 14 1s11 0 17 0 11 0 15 0 10 0 16 0c7 0 13 0 19 0 7 0 12-1 16-1v14h-27l61 139 58-132c1-1 1-2 1-4 0-1-2-2-6-2-3-1-7-1-11-1s-7 0-8 0v-14c6 1 12 1 19 1 6 0 13 0 19 0l32-1v14zM319 133c-4 1-9 1-16 2-6 1-13 3-20 5-6 3-12 6-17 11s-7 11-7 18 2 12 7 16c5 5 11 7 19 7 3 0 7 0 12-2 5-1 10-4 15-9 4-4 6-11 7-20zM376 194c0 3 0 5-2 6s-4 1-7 1h-14c-9 0-16-2-21-4-4-3-6-5-7-9-1-3-2-6-1-9-4 6-9 11-16 16s-16 7-27 7c-7 1-15 0-24-2-8-2-16-5-22-10-6-4-10-11-10-20 0-11 4-19 12-25 7-6 16-10 27-13s21-5 31-6c11-1 18-1 24-2v-9c0-24-11-35-32-35-2 0-5 0-9 0s-8 1-12 2c1 0 2 1 4 4 1 2 2 5 3 10-1 7-3 11-6 14-4 3-8 5-13 5-4 0-8-1-12-4-3-3-5-8-5-15 0-8 3-14 9-18 7-4 14-7 22-8 7 0 14-1 20-1 22 1 38 5 48 13s15 20 15 33v62c0 3 1 5 3 7 1 2 7 3 15 3 2 0 4 0 5 1 2 1 2 3 2 6zM427 200l-35 1v-14h20v-160c0-5-1-9-3-10-3-1-8-1-17-1v-14l51-2v187h20v14zM614 201c-5 0-10-1-17-1-8 0-15 0-22 0s-13 0-18 0-12 0-19 0-14 0-21 0c-8 0-13 1-19 1v-14h41v-150c-8 3-16 5-23 5-7 1-12 1-14 1h-7v-13h7c2 0 6 0 13-1 6-1 13-2 21-4 8-3 16-6 24-12 1-1 2-1 3-2 0 0 2 0 3 0 4 0 6 1 7 2 0 2 1 4 1 7v167h40z">
          <text:p/>
        </draw:path>
        <draw:path draw:style-name="gr3" draw:text-style-name="P2" draw:layer="layout" svg:width="0.619cm" svg:height="0.202cm" svg:x="25.603cm" svg:y="11.525cm" svg:viewBox="0 0 620 203" svg:d="M230 16c-7 0-12 0-15 1s-5 1-6 2-2 2-3 3l-76 174c-2 4-3 6-5 7-2 0-4 1-7 0-4 0-6 0-8-1-1-2-2-4-3-6l-81-180h-26v-13c3 0 8 0 14 0 5 0 11 0 17 0s11 0 14 0c5 0 10 0 17 0 6 0 13 0 19 0 7 0 12 0 16 0v13h-28l63 139 58-132c0-1 1-2 1-3 0-2-2-2-6-3-4 0-8-1-12-1s-6 0-7 0v-13c5 0 12 0 18 0 7 0 13 0 19 0h33v13zM319 134c-4 0-9 0-15 1-7 1-13 3-20 5-7 3-13 6-17 11-5 5-7 11-8 19 1 6 3 12 8 16s11 6 19 6c2 1 6 0 12-1 5-2 10-5 14-9 5-5 7-12 7-21zM377 194c0 3-1 5-2 6-2 1-4 1-7 1h-14c-10 0-17-1-21-4-4-2-7-5-8-8-1-4-1-7-1-10-3 6-8 12-15 16-7 5-16 8-28 8-7 0-14-1-23-2-8-2-16-5-22-10-7-5-10-12-10-21 0-10 4-19 12-25 7-6 16-10 27-13s21-5 31-6c10 0 18-1 23-1v-10c0-22-10-35-31-35-2 0-5 0-9 0-4 1-8 1-12 2 0 0 2 2 3 4 2 2 3 7 3 11 0 6-2 11-6 14-3 3-7 4-12 4-4 0-8-1-12-4s-6-7-6-14c1-9 4-15 10-19s13-6 21-7 15-2 21-1c21 0 37 4 48 12 10 9 15 20 15 33v62c0 3 0 6 2 8 2 1 7 2 16 3 2-1 3 0 5 0 1 1 2 3 2 6zM428 200l-35 1v-13h20v-161c0-5-1-8-4-9-2-2-8-2-16-2v-13l51-3v188h20v13zM611 201h-123v-5c0-3 0-5 0-6 1-1 2-2 3-4l58-59c21-20 31-41 31-61 0-11-3-20-9-28-7-8-16-13-29-13-5 0-10 1-15 3-5 1-10 4-14 7 1 1 3 1 6 3 3 1 5 3 7 6s3 7 3 12c0 7-2 12-7 16-4 3-9 5-14 5-2 0-5-1-8-2s-6-3-8-7c-3-3-4-7-4-13 0-8 3-16 8-23 5-6 13-11 22-15s20-5 32-5c13 0 25 2 36 6 10 5 19 11 25 19s9 18 9 29c0 9-2 17-6 25-4 7-10 13-17 20-8 6-17 13-28 21-7 5-13 10-21 16-7 6-14 11-21 17h43c1 0 4 0 9 0 4 0 8 0 12 0 4-1 7-1 8-2 1 0 3-2 4-6 1-3 2-7 2-11 1-4 1-7 2-9h13z">
          <text:p/>
        </draw:path>
        <draw:path draw:style-name="gr3" draw:text-style-name="P2" draw:layer="layout" svg:width="0.657cm" svg:height="0.257cm" svg:x="27.143cm" svg:y="11.513cm" svg:viewBox="0 0 658 258" svg:d="M126 135c0-7 0-15-1-23-2-9-5-16-10-22s-14-9-25-10c-8 0-15 2-22 6-6 3-11 7-16 13v72c1 1 3 4 6 7 3 4 7 7 11 10 5 2 11 4 18 4 5 0 10-1 15-3 6-2 11-6 16-13 3-6 5-12 7-20 1-7 1-14 1-21zM163 135c0 21-7 37-20 49s-32 18-54 18c-8 0-16-1-22-4-5-3-10-5-14-8-3-3-5-5-6-6-4 6-9 11-14 16h-13v-173c0-6-1-9-4-10-2-1-8-2-16-2v-13l51-2v84c3-3 8-6 16-9 7-3 16-5 26-5 21 0 39 6 51 18s19 28 19 47zM303 202v-23c-4 8-9 13-15 16-5 4-10 6-15 6-5 1-8 1-11 1-15 1-27-2-37-7-9-5-15-16-15-31v-67c0-5-1-9-3-10-3-1-8-1-17-1v-14l53-2v98c0 5 0 10 1 14 1 3 3 6 6 7 3 2 9 3 16 3 11 0 19-4 26-12 6-7 9-16 10-28v-55c0-5-1-9-4-10-2-1-8-1-16-1v-14l52-2v105c0 5 1 9 4 10 2 2 8 2 16 2v13zM478 159c0 10-2 19-7 25-4 6-10 10-16 13-7 2-12 4-18 5-6 0-10 0-12 0-3 0-8 0-14-1-7-1-13-4-20-8l-8 5c-2 2-4 3-5 4-1 0-2 0-3 0-3 0-4-1-5-2 0-1-1-3 0-6v-32c-1-4 0-6 0-7 1-1 3-2 7-2 1 0 3 1 4 1s2 1 2 3c1 5 3 9 6 15 3 5 7 10 12 14 6 4 14 6 24 6 2 0 6 0 11-1s10-2 15-6c4-3 6-9 7-16-1-5-3-10-6-13-4-3-9-5-13-6-5-2-10-3-13-3-11-2-20-4-26-6-7-2-13-5-19-10-3-3-6-6-8-10s-3-9-3-14c0-10 2-17 7-22 4-5 10-9 16-11s12-4 18-4c5-1 9-1 12-1 11 0 21 2 29 5 5-2 8-4 10-4 1-1 2-1 3-1 2 0 4 1 4 2 1 1 1 3 1 6v23c0 3 0 6-1 7s-3 1-6 1-5 0-6-1c0-1-1-2-1-5-1-16-12-24-34-24-2 0-5 0-11 1-5 0-9 2-14 5-4 2-7 6-7 12 0 4 2 8 5 10 4 3 8 5 12 6 5 1 9 2 12 3 11 2 20 3 26 5s12 5 17 9c11 8 16 18 16 30zM658 85c-6 0-10 0-13 1-3 0-5 1-6 2s-2 2-2 3l-62 133c-3 5-6 11-11 16-4 5-9 9-15 13-7 3-13 5-21 5-9 0-16-3-22-8-5-5-8-11-9-18 1-6 2-10 6-13 3-3 7-4 11-4 5 0 9 1 12 4 3 4 5 7 5 12-1 5-2 9-4 11s-4 4-6 4c1 1 2 1 3 1 1 1 2 1 4 1 7-1 13-2 17-6 5-4 9-8 12-13s5-10 7-15l7-14-54-115h-18v-13h32 36v13h-15l36 78 33-71 2-3c-1-2-2-2-4-3-2 0-4-1-6-1-3 0-4 0-4 0v-13h26c4 0 8 0 12 0s8 0 11 0z">
          <text:p/>
        </draw:path>
        <draw:path draw:style-name="gr3" draw:text-style-name="P2" draw:layer="layout" svg:width="0.62cm" svg:height="0.203cm" svg:x="17.905cm" svg:y="12.817cm" svg:viewBox="0 0 621 204" svg:d="M243 201c-6-1-13-1-21-1s-15 0-21 0-13 0-20 0c-8 0-15 0-21 1v-9h7c7 0 12-1 16-2 3-1 5-2 6-4 0-2 1-4 1-8v-165h-1l-71 182c0 2-1 3-1 4-1 1-2 2-4 2-2-1-4-3-5-7l-70-179v155c0 3 0 6 1 9s4 6 8 9c4 2 11 3 21 4v9l-34-1-34 1v-9c10-1 17-2 21-4 4-3 7-6 8-9s1-6 1-9v-144c0-3 0-6-1-8s-3-3-6-4-9-1-16-1h-7v-10h49c3 0 5 0 6 1 2 0 3 2 4 5l62 162 63-163c1-2 2-4 3-4 1-1 3-1 7-1h49v10h-7c-8 0-13 0-16 1s-5 2-6 4-1 5-1 8v152c0 4 0 6 1 8s3 4 6 4c3 1 8 2 16 2h7zM371 204v-26c-9 17-22 26-38 26-15 0-25-3-31-8s-10-11-11-18c-2-8-2-15-2-23v-43c0-9 0-15-1-18 0-4-2-7-6-7-3-1-8-2-16-2v-9l43-3v96c0 5 0 10 1 14s3 8 7 10c3 3 9 4 17 4 11 0 19-4 26-13 7-8 10-18 10-31v-51c0-7-1-12-4-14-2-2-10-3-20-3v-9l44-3v102c-1 7 1 12 3 14 3 2 9 3 19 3v9zM461 200l-32 1v-9c9 0 16-1 18-2 3-1 5-5 4-11v-150c1-7 0-11-3-13s-9-3-19-3v-10l41-3v179c0 6 2 10 4 11 3 1 9 2 19 2v9zM621 201c-4-1-8-1-14-1s-12 0-18 0-11 0-15 0-9 0-15 0-12 0-18 0c-5 0-10 0-14 1v-9h10c8 0 14-1 18-2s6-2 7-4 2-5 1-8v-149c-7 3-15 6-22 6-7 1-12 1-15 1v-9c3 0 8 0 13 0 6-1 13-3 20-5 6-3 13-7 19-14 3 0 5 0 6 1 1 2 1 4 1 7v162c0 3 0 6 1 8s3 3 7 4 10 2 18 2h10z">
          <text:p/>
        </draw:path>
        <draw:path draw:style-name="gr3" draw:text-style-name="P2" draw:layer="layout" svg:width="0.628cm" svg:height="0.203cm" svg:x="17.897cm" svg:y="12.156cm" svg:viewBox="0 0 629 204" svg:d="M243 201c-6-1-13-1-21-1-7 0-14 0-20 0s-13 0-21 0-15 0-21 1v-9h7c8 0 13-1 16-1 3-1 5-3 6-5 1-1 1-4 1-8v-166l-71 183c-1 2-1 3-2 4s-2 2-3 2c-3 0-5-2-6-6l-69-181h-1v157c0 2 0 5 1 9 1 3 4 6 8 8s11 4 21 4v9l-34-1-34 1v-9c10 0 17-2 21-4 5-2 7-5 8-8 1-4 1-7 1-9v-145c0-4 0-7-1-9 0-2-2-3-6-4-3 0-8-1-16-1h-7v-9h49c3 0 5 0 7 1 1 1 2 2 3 6l63 162 63-163c1-3 1-4 3-5 1-1 3-1 6-1h49v9h-7c-7 0-13 1-16 1-3 1-5 3-6 5s-1 4-1 8v152c0 4 0 7 1 9s3 3 6 4 9 1 16 1h7zM370 204v-26c-8 18-21 26-37 26-14 0-25-3-31-8s-10-11-11-18-2-15-2-23v-43c0-8 0-14 0-18-1-4-3-6-6-7-4-1-9-1-16-1v-9l42-3v95c0 5 0 10 1 14s4 8 7 11c4 2 10 4 17 4 11-1 19-5 26-13 6-9 9-19 9-32v-51c1-7-1-12-3-14-3-2-9-2-19-2v-9l42-3v102c0 7 1 11 4 13s9 3 19 3v9zM460 200l-32 1v-9c10 0 16 0 19-2 3-1 4-5 4-11v-151c0-7-1-11-4-13s-9-3-19-3v-9l42-3v179c0 6 1 10 4 11 3 2 9 2 18 2v9zM621 201h-107c0-3 0-6 0-7 1-1 1-2 3-4l55-61c9-9 16-19 21-30 6-11 9-23 10-35 0-8-2-16-5-23-2-7-7-13-12-17-6-4-13-7-22-7s-16 3-23 8-12 12-16 21c1 0 2 0 4 0 5 0 9 2 11 5 3 3 4 6 4 10 0 7-2 11-6 13-3 2-6 4-9 3 0 1-2 0-4 0-3-1-5-2-7-5-3-2-4-6-4-12 0-8 2-17 6-25 5-8 11-14 19-19s18-8 29-8c18 0 32 5 43 16 12 10 17 23 18 40 0 10-2 19-6 27-5 8-11 16-20 25s-22 20-36 33l-31 30h52c2 0 5 0 9 0 4-1 8-1 12-1 3 0 5-1 6-2 2-2 3-6 4-11s2-10 3-14h7z">
          <text:p/>
        </draw:path>
        <draw:path draw:style-name="gr3" draw:text-style-name="P2" draw:layer="layout" svg:width="8.235cm" svg:height="1.893cm" svg:x="18.817cm" svg:y="11.31cm" svg:viewBox="0 0 8236 1894" svg:d="M30 0v1885h-30v-1885zM873 9v1885h-30v-1885zM2351 17v1860h-30v-1860zM4430 17v1860h-30v-1860zM6098 17v1860h-30v-1860zM8236 9v1868h-30v-1868z">
          <text:p/>
        </draw:path>
        <draw:path draw:style-name="gr3" draw:text-style-name="P2" draw:layer="layout" svg:width="2.473cm" svg:height="0.209cm" svg:x="25.559cm" svg:y="9.727cm" svg:viewBox="0 0 2474 210" svg:d="M136 58c0-13-4-23-10-29s-13-10-22-12c-9-1-18-2-26-2-4 0-7 1-10 1s-6 0-7 0c-4 0-5 2-6 3-1 2-1 5-1 8v75h32c14-1 25-3 32-7 7-5 12-10 14-17 3-6 4-13 4-20zM200 178c0 3 0 7-2 12-1 5-4 9-8 14-4 4-9 6-17 6-4 1-10 0-17-2-7-1-13-5-19-11-6-5-9-11-10-17-2-7-2-15-2-24s0-17-1-22c-2-6-5-11-10-16s-10-8-15-9-9-1-12-1h-33v73c0 3 0 6 1 8s3 3 6 4 9 1 16 1h7v10c-4 0-8 0-13 0-5-1-10-1-16-1-5 0-9 0-13 0s-9 0-14 0-10 0-15 1c-5 0-10 0-13 0v-10h7c7 0 12 0 16-1 3-1 5-2 6-4 0-2 1-5 0-8v-152c1-3 0-6 0-8-1-2-3-4-6-4-4-1-9-2-16-2h-7v-8h90c14 0 27 2 38 7 12 5 21 11 27 19 7 7 10 16 10 25 0 12-5 21-14 30-10 8-22 14-36 17 8 3 15 7 22 12 6 6 10 13 13 22l4 23c2 13 4 23 6 31 3 7 8 11 14 11 4 0 8-1 12-6 4-4 6-10 7-20 0-2 0-3 1-4 0-1 1-1 3-1 1 0 3 1 3 2s0 2 0 3zM303 131c0-3 0-8-1-13 0-5-2-11-4-17-2-5-5-10-10-14-4-4-10-6-17-6-4-1-8 0-14 3-5 2-10 7-14 15-5 7-7 17-8 32zM322 169c0 2-1 6-4 12-4 6-9 12-16 17-7 6-16 9-28 9-11 0-21-3-31-9s-17-14-23-24-9-21-9-34c0-12 3-23 8-33s12-18 21-24 19-9 31-9 21 3 29 9c8 5 13 12 17 20 3 9 5 18 5 28 0 2 0 4-1 5s-3 1-6 1h-80c0 5 0 12 1 20s3 16 7 23c4 5 8 10 14 13 5 4 12 6 19 6 1 0 4 0 9-1s10-4 16-8c5-4 10-11 14-21 0-2 1-3 4-4 0 0 1 1 2 1 1 1 1 2 1 3zM437 166c0 11-3 20-11 28-7 9-20 13-36 13-4 1-8 0-14-1-5-2-12-6-18-12-3 3-4 4-5 5 0 1-1 1-1 3-2 2-4 4-5 5-1 0-1 1-2 0-2 0-2 0-3-1 0-1 0-3 0-7v-38c0-2 0-4 0-5 1-1 2-2 4-2 1 0 2 1 2 1 1 1 1 2 2 4 2 13 6 22 13 30 6 7 15 11 27 11 11 0 20-3 25-8 6-5 8-11 8-18s-2-12-6-16-10-6-14-8c-5-1-8-2-11-3-10-2-17-3-23-5-5-2-10-4-15-8-8-6-12-14-12-24 0-6 1-11 4-17 3-5 8-10 14-13 7-4 16-6 28-6 2 0 6 0 11 1s11 3 17 7c1 0 1-1 2-2s2-2 3-2c2-2 3-3 4-3 0-1 1-1 2-1s2 1 2 2c1 1 1 3 1 5v29c0 3 0 5-1 6 0 1-1 1-3 1 0 0-1 0-2 0-1-1-1-1-1-3 0-3-1-7-2-12-2-6-5-11-10-15-5-5-13-7-23-7-12 0-21 2-25 7-5 4-8 9-7 15 0 5 2 9 5 12 4 4 8 6 14 7 5 2 10 3 16 4s12 3 17 4c7 2 12 6 17 10 2 2 4 5 7 9 3 5 5 11 5 18zM549 131c0-3 0-8-1-13s-2-11-4-17c-2-5-6-10-10-14s-10-6-18-6c-3-1-7 0-13 3-5 2-10 7-14 15-5 7-8 17-8 32zM568 169c0 2-2 6-5 12s-8 12-15 17c-7 6-16 9-28 9-11 0-22-3-31-9-10-6-18-14-23-24-6-10-9-21-9-34 0-12 2-23 8-33 5-10 12-18 21-24s19-9 30-9c12 0 22 3 30 9 7 5 13 12 17 20 3 9 5 18 5 28 0 2 0 4-1 5s-3 1-6 1h-81c0 5 1 12 1 20 1 8 4 16 8 23 3 5 8 10 13 13 6 4 12 6 20 6 1 0 4 0 9-1s10-4 16-8c5-4 10-11 13-21 1-2 2-3 4-4 1 0 2 1 3 1 1 1 1 2 1 3zM680 93c0 5-2 8-4 10-3 2-6 3-8 3-4 0-7-1-9-3s-4-5-4-9 1-7 3-8c2-2 3-3 4-3-1-1-2-1-3-1-8 0-14 3-19 8s-9 12-11 20c-3 8-4 17-4 26v45c-1 3 0 6 1 8 0 2 2 3 5 4 4 1 9 1 16 1h6v10c-6 0-12 0-19-1-6 0-12 0-18 0l-33 1v-10c10 0 16 0 19-1 3-2 4-6 4-12v-77c0-7-1-11-4-13s-9-3-19-3v-9l40-3v32c2-5 4-9 7-14 2-5 6-9 11-13 5-3 11-5 18-5 6 0 11 2 15 5 4 4 6 8 6 12zM837 88c-10 1-16 3-20 7-4 5-6 9-7 12l-38 95c0 1-1 3-2 4s-2 1-4 1c-1 0-3 0-3-1-1-1-2-2-3-4l-41-103c-1-3-3-5-4-7-1-1-3-3-6-3-3-1-7-1-13-1v-9c4 0 9 0 14 1 5 0 10 0 14 0l31-1v9c-3 0-6 0-10 1s-6 3-6 6c-1 0 0 2 1 5l33 81 29-74c1-1 1-2 1-3 1-1 1-2 1-4s-1-5-3-8c-2-2-6-4-11-4v-9l25 1c3 0 7 0 11 0 4-1 7-1 11-1zM917 134c-16 1-28 4-37 8-9 5-15 10-18 16-4 6-5 12-5 18 0 7 3 13 8 17 5 5 11 7 18 7 4 0 9-1 14-4 5-2 10-6 14-11 3-6 5-13 6-22zM965 178c-1 7-2 13-5 17s-6 8-10 9-7 2-9 2c-7 0-12-3-16-9-4-4-6-10-6-16-3 7-8 13-14 18-6 6-15 8-24 8-6 0-13-1-20-2-7-2-13-6-18-11-5-4-8-11-8-18s2-13 6-20c5-7 12-13 23-18 9-4 18-7 27-8 10-1 18-2 26-2v-11c-1-8-2-15-5-20-3-6-7-10-12-13-4-2-9-3-14-3s-10 0-16 2-11 6-15 11c6 0 10 2 12 5s3 6 3 8c0 4-2 7-4 10-2 2-6 3-10 3-3 0-7-1-9-3-3-3-4-6-4-10 1-10 5-18 13-24s19-9 31-9c7 0 13 1 20 4 7 2 13 6 19 12 5 5 8 11 9 17 1 5 2 11 1 17v58c0 0 1 2 1 4 1 2 2 4 3 7 2 2 4 3 7 3 2 0 4-1 6-3 3-2 4-7 4-15v-17h8zM1065 167c0 7-1 13-3 19s-5 10-9 14c-4 5-10 7-16 7-4 1-9 0-15-2-5-1-11-6-15-12-5-5-7-14-7-26v-79h-25v-6c9-1 17-4 22-10 6-6 9-13 12-21 2-9 3-17 3-25h7v53h42v9h-42v80c0 2 0 5 1 10s2 10 5 14 7 7 14 7c5 0 10-3 13-8 4-5 6-13 6-24v-16h7zM1137 29c0 4-1 8-4 11s-6 4-11 5c-5-1-8-2-11-5s-4-7-5-11c0-4 2-7 4-10 3-3 7-5 12-5 4 0 8 2 11 5s4 6 4 10zM1153 204c-10 0-20-1-30-1l-32 1v-10c10 0 16 0 19-1 3-2 4-6 4-12v-77c0-7-1-11-4-13s-8-3-17-3v-9l40-3v106c-1 5 0 8 3 10 2 2 8 2 17 2zM1274 139c0-6 0-12-1-19 0-8-3-14-6-21-4-6-9-11-15-14-5-3-11-4-18-4-6 0-12 1-18 4s-11 8-15 15c-3 6-5 13-6 20 0 7-1 13-1 19s1 12 1 20c1 7 3 14 7 21 4 6 9 11 14 14 6 4 12 5 18 5 8 0 14-2 20-6 6-3 11-9 14-15 3-7 5-13 5-20 1-7 1-13 1-19zM1298 142c0 12-3 23-9 33-6 9-13 17-23 23-9 6-20 9-32 9-11 0-22-3-31-9-10-6-18-14-23-23-6-10-9-21-9-33 0-13 3-24 8-34 6-10 13-18 23-24 9-6 20-10 32-10s23 4 32 10c10 6 18 14 23 24 6 10 9 21 9 34zM1428 203l-32 1v-10c9 0 15 0 18-1 3-2 4-6 4-12v-67c0-8-1-16-4-22s-8-9-17-10c-7 0-13 2-18 6-6 3-11 8-15 15s-6 15-6 25v53c0 6 1 10 4 12 3 1 9 1 18 1v10l-32-1-32 1v-10c9 0 15 0 18-1 3-2 4-6 4-12v-77c0-7-1-11-4-13-2-2-9-3-18-3v-9l40-3v30c4-9 10-16 17-22 7-5 15-8 26-8 8 0 15 1 20 4 5 2 8 4 10 7 4 4 7 10 8 16s1 16 1 28v55c0 4 2 6 6 7 3 1 9 1 16 1v10zM1709 150c0 10-2 20-7 29s-11 17-20 23c-8 5-18 8-30 8s-23-2-32-6c-9-5-16-9-21-15-4 8-7 13-8 15-2 2-2 3-2 3-1 1-2 2-2 3-1 0-1 0-2 0-2 0-3 0-3-1s0-3 0-5v-59c0-2 0-4 0-5 1-2 2-2 3-2s2 0 2 0c1 1 2 1 2 3 0 5 1 12 3 20s7 16 15 24c5 5 10 8 16 10s12 4 17 5c5 0 9 2 12 2 8-2 15-4 21-8s10-9 13-15 5-13 5-20c0-9-3-18-9-26-4-5-8-9-13-11-4-2-8-3-12-4-10-2-18-4-25-6s-11-3-13-3c-11-4-20-11-27-21-7-9-10-20-10-32 0-10 2-20 7-28s12-15 20-20 18-8 29-8c12 1 22 3 29 7 7 5 13 9 17 13l10-16c1-2 2-3 2-3 1-1 1-1 2-1 2 0 3 1 3 2s0 3 0 5v58c0 3 0 4 0 5-1 1-2 2-3 2-2 0-3 0-3-1-1-1-1-2-1-3 0-3-1-8-3-14-1-7-4-13-7-20-4-7-10-13-17-18s-17-8-29-8c-11 1-20 4-27 12-7 7-11 16-11 26 0 9 3 16 8 23s12 11 21 14l37 8c12 4 23 10 31 21 8 10 12 23 12 38zM1822 167c0 7-1 13-3 19-1 6-5 10-9 14-4 5-9 7-16 7-4 1-9 0-14-2-6-1-12-6-16-12-5-5-7-14-7-26v-79h-25v-6c10-1 17-4 22-10 6-6 10-13 12-21 2-9 3-17 3-25h8v53h41v9h-41v80c-1 2 0 5 0 10 1 5 3 10 5 14 3 4 7 7 14 7 5 0 10-3 13-8 4-5 6-13 6-24v-16h7zM1927 134c-16 1-28 4-36 8-9 5-15 10-19 16-3 6-5 12-4 18 0 7 2 13 7 17 5 5 11 7 18 7 5 0 10-1 15-4 5-2 9-6 13-11 4-6 6-13 6-22zM1975 178c0 7-2 13-5 17s-6 8-10 9c-3 1-6 2-8 2-7 0-12-3-16-9-4-4-6-10-7-16-3 7-7 13-14 18-6 6-14 8-24 8-6 0-13-1-20-2-7-2-13-6-18-11-5-4-7-11-8-18 0-7 2-13 7-20 4-7 12-13 22-18 9-4 19-7 28-8s18-2 25-2v-11c0-8-2-15-5-20-3-6-7-10-11-13-5-2-10-3-14-3-5 0-11 0-17 2-5 2-10 6-15 11 7 0 11 2 13 5s2 6 2 8c0 4-1 7-3 10-3 2-6 3-10 3s-7-1-10-3c-2-3-3-6-3-10 0-10 4-18 13-24 8-6 18-9 30-9 7 0 14 1 21 4 7 2 13 6 19 12 5 5 8 11 9 17 1 5 1 11 1 17v58c0 0 0 2 1 4 0 2 1 4 3 7 1 2 4 3 7 3 1 0 3-1 6-3 2-2 4-7 4-15v-17h7zM2076 167c0 7-1 13-3 19s-5 10-9 14c-5 5-10 7-17 7-3 1-8 0-14-2-6-1-11-6-16-12-4-5-7-14-7-26v-79h-24v-6c9-1 16-4 22-10 5-6 9-13 11-21 3-9 4-17 4-25h7v53h41v9h-41v80c0 2 0 5 1 10 0 5 2 10 5 14 2 4 7 7 13 7s10-3 14-8c3-5 5-13 5-24v-16h8zM2151 29c0 4-2 8-5 11-2 3-6 4-11 5-4-1-8-2-11-5s-4-7-4-11 1-7 4-10c2-3 6-5 11-5s8 2 11 5 5 6 5 10zM2166 204c-9 0-19-1-30-1l-31 1v-10c9 0 15 0 18-1 3-2 4-6 4-12v-77c0-7-1-11-4-13-2-2-8-3-17-3v-9l40-3v106c0 5 1 8 3 10s8 2 17 2zM2288 139c0-6-1-12-1-19-1-8-3-14-7-21-4-6-9-11-14-14-6-3-12-4-18-4s-12 1-18 4-11 8-15 15c-4 6-6 13-6 20-1 7-1 13-1 19s0 12 1 20c0 7 3 14 6 21 4 6 9 11 15 14 5 4 11 5 18 5s14-2 20-6c5-3 10-9 13-15 3-7 5-13 6-20s1-13 1-19zM2311 142c0 12-3 23-8 33-6 9-14 17-24 23-9 6-20 9-31 9-12 0-22-3-32-9-9-6-17-14-23-23-6-10-9-21-9-33 0-13 3-24 9-34 5-10 13-18 22-24 10-6 21-10 33-10s22 4 32 10c9 6 17 14 23 24 5 10 8 21 8 34zM2442 203l-33 1v-10c9 0 16 0 18-1 3-2 5-6 4-12v-67c1-8-1-16-3-22-3-6-9-9-18-10-6 0-12 2-18 6-6 3-11 8-15 15-3 7-5 15-6 25v53c0 6 1 10 4 12 3 1 9 1 19 1v10l-32-1-33 1v-10c9 0 16 0 18-1 3-2 5-6 4-12v-77c1-7 0-11-3-13s-9-3-19-3v-9l41-3v30c4-9 9-16 16-22 7-5 16-8 26-8 8 0 15 1 20 4 5 2 9 4 10 7 5 4 7 10 8 16s2 16 1 28v55c1 4 2 6 6 7s9 1 17 1v10z">
          <text:p/>
        </draw:path>
        <draw:path draw:style-name="gr3" draw:text-style-name="P2" draw:layer="layout" svg:width="2.058cm" svg:height="0.259cm" svg:x="25.764cm" svg:y="10.091cm" svg:viewBox="0 0 2059 260" svg:d="M104 140c0-5 0-12-1-19s-3-14-6-22c-4-6-9-10-15-14-5-3-11-4-18-4-6 0-12 1-18 4-6 4-11 8-15 16-3 7-5 13-6 20s-1 14-1 19c0 6 0 12 1 20 1 7 3 14 6 21 4 7 9 11 15 15 6 3 12 4 18 4 8 0 14-2 20-5 6-4 10-9 14-16 3-7 5-13 5-20 1-7 1-13 1-19zM128 143c0 12-3 23-9 33-6 9-13 17-23 23-10 5-20 8-32 8-11 0-22-3-31-8-10-6-18-13-24-23-5-10-8-21-9-33 1-12 3-23 9-34s13-19 23-25c9-6 20-9 32-10 12 1 23 4 32 10 10 6 17 14 23 25 6 10 9 21 9 34zM239 21c0 3-1 6-3 8-2 3-5 4-10 4-3 0-6-1-9-4-2-2-3-5-3-8 0-4 1-7 3-9 2-1 4-3 6-3-3-1-5-2-6-2-2 0-3 0-4 0-7 0-13 3-18 10s-8 16-8 29v33h33v9h-33v94c0 3 1 6 1 8 1 2 3 3 6 4s8 1 15 1h6v9c-5 0-11 0-18 0-6 0-12-1-18-1l-33 1v-9c9 1 16 0 18-1 3-2 5-5 4-12v-94h-22v-9h22v-33c1-10 3-19 8-25 4-7 10-12 17-16 6-3 13-5 20-5 8 1 14 3 19 6 4 4 7 9 7 15zM492 72c-2-13-4-24-7-32s-8-14-16-18c-7-4-18-6-32-6h-35c-6 0-10 1-12 3-1 1-2 4-2 9v74h25c9 0 16-1 20-4s7-6 9-11c1-5 2-12 1-20h8v77h-8c1-8 0-14-1-19-2-5-5-9-9-11s-11-3-20-3h-25v71c0 3 0 6 1 8s3 3 7 4 10 1 20 1h9v9c-4 0-8 0-15 0-6 0-12-1-18-1s-11 0-15 0-9 0-14 0c-6 0-11 1-17 1-5 0-10 0-13 0v-9h7c7 0 12 0 16-1 3-1 5-2 6-4 0-2 1-5 1-8v-152c0-3-1-6-1-8-1-2-3-4-6-4-4-1-9-2-16-2h-7v-8h158l8 64zM658 60c0-5-1-11-2-18s-5-13-12-18c-6-5-17-8-32-8h-26c-6-1-10 0-12 2-1 1-2 5-2 9v79h40c15-1 26-3 32-10 7-5 11-11 12-18s2-13 2-18zM687 60c0 10-3 19-9 27-6 7-14 15-24 19-10 5-21 7-32 7h-49v69c0 3 0 6 1 8s3 3 6 4 8 1 16 1h7v9c-4 0-8 0-13 0-6 0-11-1-16-1-6 0-10 0-14 0s-8 0-14 0c-5 0-10 1-15 1-6 0-10 0-13 0v-9h7c7 0 12 0 15-1 4-1 6-2 7-4 0-2 1-5 0-8v-153c1-3 0-6 0-8-1-2-3-3-7-4-3-1-8-1-15-1h-7v-9h101c14 0 25 2 35 7 11 5 19 12 24 20 6 8 9 17 9 26zM1057 204c-6 0-12 0-20 0s-15-1-21-1-13 1-21 1-15 0-20 0v-9h7c7 0 12 0 15-1 4-1 6-2 6-4 1-2 1-5 1-8v-166l-71 183c0 1-1 3-2 4 0 1-2 1-3 1-3 0-5-2-6-6l-69-180v156c-1 3 0 6 1 9s3 6 7 9c4 2 11 3 21 3v9l-33-1-34 1v-9c10 0 17-1 21-3 4-3 6-6 7-9s2-6 1-9v-145c1-3 0-6 0-8-1-2-3-3-6-4-4-1-9-1-16-1h-7v-9h48c4 0 6 0 7 0 1 1 2 3 4 6l62 162 63-163c1-2 2-4 3-5 1 0 3 0 7 0h48v9h-7c-7 0-12 0-16 1-3 1-5 2-6 4 0 2-1 5 0 8v153c-1 3 0 6 0 8 1 2 3 3 6 4 4 1 9 1 16 1h7zM1182 207v-25c-9 17-21 26-38 25-14 0-24-2-30-7s-10-11-12-19c-1-7-1-14-1-22v-43c0-9 0-15-1-20-1-3-3-6-6-7s-8-1-16-1v-9l43-3v97c-1 5 0 9 1 14 1 4 3 7 7 10 3 3 9 4 17 4 10 0 19-5 25-13s10-19 10-31v-52c0-8-1-12-4-14s-9-3-19-3v-9l43-3v103c-1 7 0 12 3 14s9 3 19 2v9zM1269 203l-32 1v-9c9 1 15 0 18-1 3-2 5-5 4-12v-150c1-7 0-12-3-14s-9-3-19-2v-9l41-3v178c0 7 1 10 4 12 3 1 9 2 19 1v9zM1404 169c0 6-1 12-3 18s-5 11-10 14c-4 4-9 6-16 6-4 1-8 0-14-2-6-1-11-5-16-10-4-6-7-15-7-26v-81h-25v-6c10-1 17-4 23-10 5-6 9-13 11-21s4-17 4-25h7v53h41v9h-41v81c0 2 0 6 1 10 0 5 2 10 5 14 2 5 7 7 13 7 5 0 10-2 14-8 3-5 5-13 5-24v-16h8zM1478 29c0 4-1 8-4 11-2 3-6 5-11 5s-8-2-11-5-4-7-4-11c0-3 1-7 4-10 2-3 6-5 11-5s8 2 11 5 4 6 4 10zM1494 204c-10 0-20 0-30-1l-31 1v-9c9 1 15 0 18-1 3-2 4-5 4-12v-77c0-8-1-12-4-14-2-2-8-3-17-3v-9l40-3v107c0 5 1 9 3 10 2 2 8 3 17 2zM1630 142c-1-17-4-30-12-41-7-12-16-17-27-18-7 0-14 2-21 6-6 4-12 10-16 18v65c0 2 0 4 1 5 0 2 1 4 3 7 4 6 9 10 14 13s11 4 16 4c8 0 14-2 21-7 6-5 11-12 15-21s6-19 6-31zM1654 142c0 13-3 24-9 34-6 9-14 17-24 23-9 5-20 8-31 8-8 0-14-1-19-4-5-2-9-5-12-8s-4-6-5-8v3 48c0 6 1 10 4 12 3 1 9 1 19 1v9l-33-1-32 1v-9c9 0 15 0 18-1 3-2 4-6 4-12v-134c1-8-1-12-3-13-3-2-9-3-19-3v-9l41-3v19c2-2 5-5 8-8 4-3 8-5 13-7 6-3 12-4 20-4 11 0 20 3 30 9 9 6 16 13 21 24 6 10 9 21 9 33zM1706 203l-32 1v-9c10 1 16 0 19-1 3-2 4-5 4-12v-150c0-7-1-12-4-14-2-2-9-3-19-2v-9l42-3v178c0 7 1 10 4 12 3 1 9 2 18 1v9zM1801 29c0 4-1 8-4 11s-7 5-12 5c-4 0-8-2-10-5-3-3-5-7-5-11 0-3 1-7 4-10s7-5 12-5c4 0 8 2 11 5 2 3 4 6 4 10zM1817 204c-10 0-20 0-30-1l-32 1v-9c9 1 16 0 19-1 2-2 4-5 4-12v-77c0-8-2-12-4-14-3-2-9-3-18-3v-9l41-3v107c-1 5 0 9 2 10 3 2 8 3 18 2zM1927 132c0-3-1-8-1-13-1-5-2-11-5-16-2-7-5-12-9-16-5-4-11-6-18-6-3 0-8 1-13 3-5 3-10 7-15 15-4 8-7 19-8 33zM1946 170c0 2-2 6-5 12s-8 12-15 17-17 8-28 8c-12 0-22-3-32-8-9-6-17-14-23-24-6-9-9-21-9-34 0-12 3-23 8-33 6-11 13-19 22-25 9-5 19-8 30-9 12 1 22 3 29 9 8 5 14 12 17 22 4 8 6 17 6 27 0 3-1 4-1 5-1 1-3 1-7 1h-80c0 5 0 12 1 20s4 16 8 23c3 5 7 10 13 14 6 3 12 5 19 5 1 0 4 0 9-1s11-3 16-7c6-5 11-12 14-21 0-3 2-4 4-4 1 0 2 0 2 0 1 1 2 2 2 3zM2059 94c-1 4-2 9-5 10-2 2-5 3-8 3s-6-1-8-3c-3-2-4-6-4-10s1-6 3-8 3-3 4-3c-1 0-2-1-4-1-7 1-13 3-18 8s-9 13-13 21c-2 8-4 17-4 27v44c0 3 0 6 1 8s3 3 7 4c3 1 8 1 15 1h6v9c-5 0-12 0-18 0-7 0-13-1-19-1l-33 1v-9c9 1 15 0 18-1 3-2 5-5 4-12v-77c1-8 0-12-3-14s-9-3-19-3v-9l40-3v33c1-4 3-10 7-15 3-5 7-9 12-12 5-4 10-6 17-6s12 2 16 5c3 4 5 8 6 13z">
          <text:p/>
        </draw:path>
        <draw:path draw:style-name="gr3" draw:text-style-name="P2" draw:layer="layout" svg:width="1.689cm" svg:height="0.204cm" svg:x="19.212cm" svg:y="4.425cm" svg:viewBox="0 0 1690 205" svg:d="M55 26c0 6-3 12-7 16s-9 6-16 6c-6 0-11-2-15-6-5-4-7-10-7-16s2-12 7-16c4-4 9-6 15-7 7 1 12 3 16 7s7 10 7 16zM35 201l-35 1v-14h20v-90c0-5-1-8-3-10-3-1-8-1-16-1v-14l50-2v117h18v14zM199 99c-3-4-8-8-14-12-5-3-12-5-20-6-5 0-10 1-16 3s-11 7-15 12c-4 6-6 13-7 20s-1 14-1 21c0 8 1 16 2 24 1 9 4 16 9 22s13 10 24 10c8 0 14-2 19-4 5-3 9-6 12-9 4-3 6-6 7-8zM199 203v-14c-5 4-10 7-17 10s-15 4-23 4c-22 0-39-6-51-18s-18-28-19-48c1-20 8-37 21-48 13-12 30-18 52-18 4 0 10 1 17 2 7 2 14 6 22 11v-56c0-5-1-9-4-10-2-1-8-1-16-1v-14l52-2v176c-1 5 1 9 3 10s8 1 17 1v14zM1437 57c0-6-1-12-2-18-2-7-6-12-12-16-7-4-18-6-33-6h-34v80h33c16 0 27-3 34-7 6-4 10-10 12-16 1-6 2-12 2-17zM1521 174c0 2 0 6-2 10-1 5-5 10-10 14s-12 6-22 7c-6 0-13-1-21-2s-15-3-22-6c-6-3-11-7-14-11s-4-9-5-14-1-11-1-18c0-6 0-13 0-17s-1-8-2-11c-2-3-4-6-7-9-5-5-10-8-15-9s-8-1-11-1h-33v81h31v14c-4-1-9-1-15-1s-13 0-20 0c-6 0-12 0-16 0s-9 0-16 0c-6 0-13 0-19 0-7 0-12 0-16 1v-14h32v-171h-32v-14h110c18 0 33 3 46 8 13 4 23 11 29 19 7 8 11 17 11 26 0 10-4 19-12 27-8 9-20 15-36 20 6 2 13 6 19 11s11 12 13 22c0 1 0 3 1 8 0 3 1 7 1 10 0 4 1 7 1 8 0 4 1 9 2 14s3 9 6 13c3 3 8 5 13 5s9-1 12-4c4-4 6-9 7-15 0-2 0-4 1-5s2-2 5-2c2 0 3 0 5 1 1 0 2 2 2 5zM1690 142c0 11-2 21-7 30-4 9-11 17-20 23-10 6-23 10-38 10-4 0-10-1-16-1-7-1-14-2-21-5-8-2-14-5-21-10l-13 13c-1 1-2 2-3 2-1 1-2 1-3 1-2 0-4-1-4-2-1-2-1-4-1-6v-53c0-4 0-6 1-7s3-2 6-2 5 1 6 1c0 1 1 3 1 6 0 11 3 20 8 26 5 7 11 12 18 15 8 3 15 6 22 7 8 1 14 1 20 1 10 0 17-2 23-5 5-4 9-8 11-13 2-6 3-11 3-15 0-7-2-12-4-17-3-4-5-7-7-9s-5-4-7-5c-3-1-6-2-11-3-4-2-11-3-19-5-10-2-19-4-25-6-7-2-12-4-17-6-4-3-9-6-13-11-4-3-7-8-10-14-4-7-6-15-6-24 0-10 3-20 7-28 5-9 12-16 22-22 9-5 21-8 36-8 7 0 15 1 23 3 9 2 17 6 26 13l13-13c1-1 2-2 3-2 1-1 2-1 3-1 2 0 4 1 4 2 1 1 1 3 1 6v53c0 3 0 5-1 6s-3 2-6 2-5 0-6-1c0-1-1-3-1-7-3-13-7-23-13-30-7-7-14-12-22-15s-16-4-24-4c-10 1-17 2-23 6-5 3-9 7-11 11-2 5-3 9-3 14s2 10 5 15c3 4 6 7 10 10 5 2 9 4 13 5l41 8c9 2 17 6 25 12 7 5 13 12 18 20 4 9 7 18 7 29z">
          <text:p/>
        </draw:path>
        <draw:path draw:style-name="gr3" draw:text-style-name="P2" draw:layer="layout" svg:width="0.794cm" svg:height="0.202cm" svg:x="23.084cm" svg:y="4.417cm" svg:viewBox="0 0 795 203" svg:d="M229 16c-7 0-12 0-15 1s-5 1-6 2c-2 1-2 2-3 3l-76 174c-2 4-3 6-5 6-2 1-4 2-7 1-4 0-6 0-8-2-1-1-2-3-3-5l-80-180h-26v-13c3 0 8 0 13 0 6 0 12 0 18 0s10 0 14 0c5 0 10 0 17 0 6 0 13 0 19 0s11 0 15 0v13h-27l61 139 59-132c0-1 1-2 1-3 0-2-2-2-6-3-4 0-8-1-12-1s-6 0-8 0v-13c6 0 12 0 19 0s13 0 19 0h33v13zM318 134c-4 0-9 0-15 1-7 1-13 3-20 5-7 3-13 6-17 11-5 5-7 11-8 19 1 6 3 12 8 16s11 6 19 6c2 1 6 0 11-1 6-2 11-5 15-10 5-4 7-11 7-20zM377 194c0 3-1 5-2 6-2 1-4 1-7 1h-14c-10 0-18-1-22-4-4-2-7-5-8-8-1-4-1-7-1-10-3 6-8 12-15 16-7 5-16 8-28 8-7 0-14-1-23-3-9-1-16-5-22-9-7-5-10-12-10-21 0-10 4-19 11-25 8-6 17-10 28-13s21-6 31-7 18-1 23-1v-10c0-22-10-34-31-34-2 0-5 0-9 0-4 1-8 1-12 2 0 0 2 2 3 4 2 2 3 6 3 10 0 6-2 11-6 14-3 3-7 4-12 4-4 0-8-1-12-4s-6-8-6-14c1-8 4-14 10-18s13-6 21-7 15-2 21-1c21 0 37 4 47 12 12 8 17 19 17 32v63c0 3 0 6 2 7 2 2 7 3 16 3 1 0 3 1 5 1 1 1 2 3 2 6zM428 200l-35 1v-14h19v-160c1-5 0-8-3-9-2-2-8-2-16-2v-13l51-3v187h19v14zM597 203v-23c-4 8-9 13-15 16-5 3-10 5-15 6s-8 1-11 1c-15 0-27-2-37-7s-15-15-15-30v-68c0-6-1-9-3-10-3-1-8-2-17-2v-13l53-3v100c0 5 0 9 1 12 1 4 3 6 6 8s9 2 16 2c11 0 19-3 26-10 6-7 9-17 10-28v-56c0-6-1-9-4-10-2-1-8-2-16-2v-13l52-3v106c0 6 1 9 4 10 2 1 8 2 16 1v14zM767 129c0-4 0-8 0-13-1-5-2-10-4-16-2-5-6-10-11-14-4-4-11-6-19-6-5 0-9 1-14 3s-10 6-13 12c-3 5-5 10-6 16-1 5-1 11-1 18zM795 167c0 2-2 6-5 12-4 5-10 11-18 16s-20 7-35 8c-23-1-42-7-55-19s-20-28-20-48c0-13 3-24 8-34s13-17 24-23 24-9 39-9c20 0 35 5 46 15 4 5 8 10 10 16 3 6 4 11 5 16 0 5 1 9 1 13s-1 6-3 7c-1 1-3 1-6 1h-87c-1 5 0 12 1 20 1 9 5 16 11 23 6 6 15 10 29 10 9 0 18-2 25-6s12-10 16-17c0-2 1-4 2-5 1 0 3-1 5-1 1 0 2 0 4 1 2 0 3 2 3 4z">
          <text:p/>
        </draw:path>
        <draw:path draw:style-name="gr3" draw:text-style-name="P2" draw:layer="layout" svg:width="0.313cm" svg:height="0.202cm" svg:x="19.187cm" svg:y="5.099cm" svg:viewBox="0 0 314 203" svg:d="M160 65c-2-14-4-25-7-33s-8-14-16-18c-7-4-18-5-32-5h-35c-6-1-10 0-12 2-1 1-2 4-2 9v74h25c9 0 16-1 20-3 4-3 7-6 9-11 1-5 2-12 1-20h8v77h-8c1-9 0-15-1-20-2-5-5-9-9-11s-11-3-20-3h-25v71c0 3 0 6 1 8s3 3 7 4 10 1 19 1h10v9c-4 0-9 0-15 0s-12 0-18 0-11 0-15 0-9 0-14 0c-6 0-12 0-17 0s-10 0-14 0v-9h8c7 0 12 0 16-1 3-1 5-2 6-4 0-2 1-5 1-8v-152c0-3-1-6-1-8-1-2-3-4-6-4-4-1-9-1-16-1h-8v-9h159l8 65zM290 101c0-9 0-19-1-29 0-10-1-19-2-28-2-10-5-17-9-22s-9-8-13-10c-5-1-9-2-12-2-2 0-6 0-11 2-4 1-9 5-14 10-4 5-7 14-9 25-1 9-2 17-2 26s-1 19-1 28c0 6 1 12 1 19s0 15 0 22c1 7 2 14 3 20 3 13 7 22 14 27s13 8 19 7c7 1 13-2 20-7 7-6 11-15 14-29 1-9 2-18 2-28 1-10 1-20 1-31zM314 104c0 12-1 23-2 34-2 11-4 21-9 31-7 14-15 23-24 27-9 5-18 7-26 7-7 0-15-2-24-6s-17-12-23-23-10-23-11-35c-2-12-3-24-2-35-1-11 0-22 1-34 2-11 5-22 9-32 6-13 14-22 23-27s19-8 27-7c5-1 10 0 15 2 6 1 12 5 18 9 6 5 12 12 16 21 5 11 8 23 10 34 1 11 2 23 2 34z">
          <text:p/>
        </draw:path>
        <draw:path draw:style-name="gr3" draw:text-style-name="P2" draw:layer="layout" svg:width="0.301cm" svg:height="0.196cm" svg:x="19.183cm" svg:y="5.7cm" svg:viewBox="0 0 302 197" svg:d="M158 66c-1-15-3-25-6-34-3-8-9-14-16-18-8-3-18-5-33-5h-34c-7-1-11 0-12 2-2 1-2 5-2 9v74h25c9 0 15-1 20-3 4-2 7-6 8-11 2-5 2-12 2-20h7v77h-7c0-8 0-15-2-20-1-5-4-9-8-11-5-2-11-3-20-3h-25v71c0 3 0 6 1 8s3 3 7 4 10 2 19 2h10v9c-4-1-9-1-15-1s-12 0-18 0c-7 0-12 0-16 0s-8 0-14 0c-5 0-11 0-16 0-6 0-10 0-13 1v-9h6c8 0 13-1 16-2 4-1 6-2 6-4 1-2 1-4 1-8v-152c0-3 0-6-1-8 0-2-2-3-6-4-3-1-8-1-16-1h-6v-9h158l8 66zM302 197c-4-1-8-1-14-1s-12 0-18 0-11 0-15 0-9 0-15 0-13 0-19 0c-5 0-10 0-14 1v-9h10c8 0 14-1 19-2 4-1 6-2 7-4s2-5 1-8v-150c-7 3-16 5-23 6s-12 1-15 1v-9c3 0 7 0 13 0 6-1 13-3 20-5 7-3 14-7 20-13 3 0 5 0 6 1s1 3 1 6v163c-1 3 0 6 1 8s3 3 7 4 10 2 18 2h10z">
          <text:p/>
        </draw:path>
        <draw:path draw:style-name="gr3" draw:text-style-name="P2" draw:layer="layout" svg:width="0.309cm" svg:height="0.196cm" svg:x="19.183cm" svg:y="6.356cm" svg:viewBox="0 0 310 197" svg:d="M159 65c-1-13-3-24-6-32s-9-14-16-18c-9-4-19-6-34-6h-34c-7 0-11 1-12 2-2 2-2 5-2 10v72h25c9 0 15-1 20-3 4-2 7-6 8-11 2-5 2-11 2-19h7v76h-7c0-8 0-15-2-20-1-5-4-8-8-10-5-3-11-4-20-4h-25v71c0 3 0 7 1 9s3 4 7 5 10 1 19 1h10v9c-4 0-9-1-15-1s-12 0-18 0c-7 0-12 0-16 0s-8 0-14 0c-5 0-11 0-16 0-6 0-10 1-13 1v-9h6c8 0 13 0 16-1 4-1 6-3 6-5 1-1 1-4 1-9v-150c0-4 0-7-1-9 0-2-2-3-6-4-3-1-8-1-16-1h-6v-9h159l8 65zM302 197h-107c0-3 1-6 1-7s1-2 3-4l55-62c8-9 15-19 21-30s9-22 9-34c0-8-1-16-4-23s-7-13-13-17-13-7-21-7c-9 0-17 3-24 8s-12 12-15 21c0 0 1 0 3 0 5 0 9 2 12 5 2 3 4 6 4 10-1 6-3 10-6 12-4 3-7 4-9 3-1 1-2 0-5 0-2-1-5-2-7-5-2-2-3-6-4-11 0-8 3-17 7-25s11-14 19-19 17-8 28-8c18 0 33 6 44 16s17 23 17 40c0 9-2 18-6 26s-11 16-20 25-21 20-36 33l-30 30h51c3 0 6 0 10 0 4-1 8-1 11-1 4 0 6-1 7-2 1-2 2-6 3-11s2-10 3-14h7z">
          <text:p/>
        </draw:path>
        <draw:path draw:style-name="gr3" draw:text-style-name="P2" draw:layer="layout" svg:width="0.312cm" svg:height="0.202cm" svg:x="19.183cm" svg:y="6.957cm" svg:viewBox="0 0 313 203" svg:d="M159 66c-1-13-3-24-6-32s-9-14-16-18c-8-5-18-7-33-7h-34c-7 0-11 1-12 2-2 3-2 6-2 11v72h25c9 0 15-1 20-3 4-2 7-6 8-11 2-5 2-11 2-19h7v76h-7c0-8 0-14-2-19-1-5-4-9-8-11-5-2-11-4-20-4h-25v71c0 3 0 6 1 8s3 4 7 5 10 1 19 1h10v9c-4 0-9 0-15-1-6 0-12 0-18 0-7 0-12 0-16 0s-8 0-14 0c-5 0-11 0-16 0-6 1-11 1-14 1v-9h7c8 0 13 0 16-1 4-1 6-3 6-4 1-2 1-5 1-8v-151c0-4 0-7-1-9 0-2-2-4-6-5-3 0-8-1-16-1h-7v-9h159l8 66zM313 148c-1 10-3 19-9 27-5 9-12 15-21 20s-20 8-32 8c-10 0-20-2-29-6-8-4-15-9-21-16-5-6-8-14-8-23 0-6 2-11 6-13 3-3 7-4 10-4 5 0 8 2 11 5 4 2 5 6 5 12 0 5-2 9-5 12-4 3-8 4-14 3 4 6 8 10 13 14 6 3 11 5 17 6 5 2 10 2 14 2 5 0 10-1 15-3 5-3 9-8 12-15 4-7 6-16 6-29 0-15-3-26-8-35-6-8-15-13-26-13h-13c-2 0-4 0-5 0-1-1-2-2-2-3 0-2 1-2 1-3 1 0 2-1 3-1 2 0 3 0 6 0 2 0 4 0 6-1 3 1 7 0 12-2 4-2 9-6 13-12 4-7 6-14 7-20 1-7 2-11 1-13 0-9-1-16-4-20-3-5-7-8-11-10s-8-4-12-4-8 2-13 3-9 3-14 5c-5 3-9 7-12 11 2 0 4 0 7 1 3 0 5 1 8 3 2 2 3 6 3 11 0 4-1 7-4 10-2 3-6 4-10 4-5 0-8-1-11-4-3-2-4-6-4-11 0-11 5-20 15-27 9-9 21-13 36-13 9 0 18 2 26 5 8 5 14 9 19 15s8 13 8 21c0 11-4 22-11 31-8 9-17 16-29 20 15 3 26 9 35 19 8 10 12 21 13 33z">
          <text:p/>
        </draw:path>
        <draw:polygon draw:style-name="gr3" draw:text-style-name="P2" draw:layer="layout" svg:width="6.591cm" svg:height="3.78cm" svg:x="19.004cm" svg:y="4.198cm" svg:viewBox="0 0 6592 3781" draw:points="17,17 17,0 6592,0 6592,3781 0,3781 0,0 17,0 17,17 34,17 34,3752 6558,3752 6558,34 17,34 17,17 34,17">
          <text:p/>
        </draw:polygon>
        <draw:path draw:style-name="gr3" draw:text-style-name="P2" draw:layer="layout" svg:width="6.566cm" svg:height="0.051cm" svg:x="19.025cm" svg:y="5.43cm" svg:viewBox="0 0 6567 52" svg:d="M17 4l-4 9v-9h4l-4 9v-9c8 0 63 4 152 4 271 9 859 9 1575 9 974 0 2180-4 3142-9 483 0 902-4 1207-4 300 0 478-4 478-4v34c0 0-2884 18-4827 18-487 0-910 0-1219-5-157 0-280 0-369-5-42 0-80 0-101-4-13 0-26 0-30 0-8 0-13 0-21-4z">
          <text:p/>
        </draw:path>
        <draw:path draw:style-name="gr3" draw:text-style-name="P2" draw:layer="layout" svg:width="6.567cm" svg:height="0.051cm" svg:x="19.016cm" svg:y="6.052cm" svg:viewBox="0 0 6568 52" svg:d="M17 4l-4 5v-9l4 4-4 5v-9c9 4 64 9 153 9 270 4 859 8 1574 8 974 0 2181-4 3143-8 482 0 906-5 1206-5 301-4 479-4 479-4v35c0 0-2884 17-4828 17-486 0-910 0-1219-4-156 0-279-4-368-4-43 0-81-5-102-5-12 0-25 0-29 0-9-4-13-4-22-4z">
          <text:p/>
        </draw:path>
        <draw:path draw:style-name="gr3" draw:text-style-name="P2" draw:layer="layout" svg:width="6.562cm" svg:height="0.051cm" svg:x="18.995cm" svg:y="4.803cm" svg:viewBox="0 0 6563 52" svg:d="M13 5l-4 4 4-9v5l-4 4 4-9c4 5 63 9 152 9 267 4 856 8 1575 8 970 0 2176-4 3143-8 478 0 901-4 1202-4 300-5 478-5 478-5v35c0 0-2880 17-4823 17-487 0-914 0-1223-4-153 0-280-4-369-4-42 0-76-5-101-5-13 0-21 0-30 0-8-4-13-4-17-4z">
          <text:p/>
        </draw:path>
        <draw:path draw:style-name="gr3" draw:text-style-name="P2" draw:layer="layout" svg:width="6.562cm" svg:height="0.046cm" svg:x="18.995cm" svg:y="6.692cm" svg:viewBox="0 0 6563 47" svg:d="M13 0l-4 9 4-9-4 9 4-9c4 0 63 5 152 5 267 8 856 8 1575 8 970 0 2176-4 3143-8 478 0 901 0 1202-5 300 0 478 0 478 0v34c0 0-2880 13-4823 13-487 0-914 0-1223-4-153 0-280 0-369-4-42 0-76 0-101-5-13 0-21 0-30 0-8 0-13 0-17-4z">
          <text:p/>
        </draw:path>
        <draw:path draw:style-name="gr3" draw:text-style-name="P2" draw:layer="layout" svg:width="6.566cm" svg:height="0.051cm" svg:x="19.029cm" svg:y="7.301cm" svg:viewBox="0 0 6567 52" svg:d="M17 4l-4 9v-9h4l-4 9v-9c8 0 63 5 152 5 267 8 860 8 1575 8 974 0 2180-4 3142-8 483 0 902-5 1203-5 300 0 482-4 482-4v35c0 0-2884 17-4827 17-487 0-914 0-1219-4-157 0-280-5-368-5-47 0-81-4-106-4-9 0-21 0-26 0-8-4-12 0-21-4z">
          <text:p/>
        </draw:path>
        <draw:path draw:style-name="gr3" draw:text-style-name="P2" draw:layer="layout" svg:width="0.316cm" svg:height="0.195cm" svg:x="19.187cm" svg:y="7.58cm" svg:viewBox="0 0 317 196" svg:d="M159 64c-2-13-4-24-7-32s-8-14-16-18c-7-4-18-5-32-5h-35c-6-1-10 0-12 2-1 1-2 4-2 9v73h25c9 0 16-1 20-3 4-3 7-6 9-11 1-5 2-12 1-20h8v77h-8c1-8 0-15-1-20-2-5-5-9-9-11s-11-3-20-3h-25v72c0 3 0 6 1 8s3 3 7 4 10 1 19 1h10v9c-4 0-9 0-15 0s-12 0-18 0-11 0-15 0-9 0-14 0c-6 0-12 0-17 0s-10 0-13 0v-9h7c7 0 12 0 16-1 3-1 5-2 6-4 0-2 1-5 1-8v-152c0-3-1-6-1-8-1-2-3-4-6-4-4-1-9-1-16-1h-7v-9h158l8 64zM268 32l-72 108h72zM288 149v25c0 3 0 6 1 8s3 4 6 4c3 1 8 1 15 1h6v9c-6 0-12 0-19 0s-14 0-20 0-13 0-20 0-14 0-20 0v-9h6c8 0 13 0 16-1s5-2 6-4 1-5 1-8v-25h-78v-9l90-136c1-2 2-3 3-3 0 0 1-1 3-1s3 1 4 2c0 1 0 3 0 6v132h29v9z">
          <text:p/>
        </draw:path>
        <draw:path draw:style-name="gr3" draw:text-style-name="P2" draw:layer="layout" svg:width="2.163cm" svg:height="3.755cm" svg:x="19.732cm" svg:y="4.219cm" svg:viewBox="0 0 2164 3756" svg:d="M42 0v3752h-42v-3752zM2164 0v3756h-42v-3756z">
          <text:p/>
        </draw:path>
        <draw:path draw:style-name="gr3" draw:text-style-name="P2" draw:layer="layout" svg:width="1.609cm" svg:height="0.256cm" svg:x="21.367cm" svg:y="3.705cm" svg:viewBox="0 0 1610 257" svg:d="M159 66c-1-14-4-24-7-32-3-9-8-15-16-18-7-4-18-6-32-6h-35c-6 0-10 0-12 2-1 2-2 5-2 9v73h25c9 0 16-1 20-3 5-2 8-6 9-11s2-11 2-20h7v77h-7c0-8-1-15-2-20s-4-8-9-11c-4-2-11-3-20-3h-25v71c0 3 0 6 1 8s4 4 7 4c4 1 11 2 20 2h9v9c-3-1-8-1-14-1s-13 0-19 0-11 0-15 0-9 0-14 0c-6 0-11 0-17 0-5 0-9 0-13 1v-9h7c7 0 13-1 16-2 3 0 5-2 6-4s1-4 1-8v-151c0-3 0-6-1-8s-3-3-6-4-9-1-16-1h-7v-9h158l8 65zM331 54c0-5-1-11-2-18s-5-13-12-19c-6-5-17-8-32-8h-26c-6 0-10 0-12 2-1 2-2 5-2 9v78h40c15 0 26-3 32-8 7-6 11-12 12-19s2-13 2-17zM361 54c0 9-3 18-9 26s-15 14-25 18c-10 5-21 7-32 8h-49v68c0 4 0 6 1 8s3 4 6 5c3 0 8 1 16 1h7v9c-4-1-8-1-14-1-5 0-10 0-15 0-6 0-10 0-14 0s-8 0-14 0c-5 0-10 0-15 0-6 0-10 0-13 1v-9h7c7 0 12-1 15-2 4 0 6-2 6-4 1-2 2-4 1-8v-152c1-3 0-6-1-8 0-2-2-3-6-4-3-1-8-1-15-1h-7v-9h101c14 0 25 3 35 8 11 5 20 11 25 19 6 8 9 17 9 27zM621 52c0-14-3-24-9-30s-14-10-22-11c-9-2-18-2-27-2-3 0-6 0-10 0-3 0-5 0-7 1-3 0-5 1-6 3 0 2 0 4 0 7v75h32c14 0 24-2 31-7 8-4 12-10 15-16 2-7 3-13 3-20zM686 171c0 3-1 7-2 12-2 5-4 10-8 14s-10 6-17 6c-5 0-11-1-17-2-7-2-14-5-20-10-5-5-9-11-10-18-1-6-2-14-1-23 0-10-1-17-2-23s-4-11-9-16c-6-4-11-7-16-8s-9-2-11-2h-33v73c0 4 0 6 1 8 0 2 2 4 6 5 3 0 8 1 15 1h7v9c-3-1-8-1-13-1s-10 0-15 0-10 0-14 0c-3 0-8 0-13 0s-11 0-16 0-9 0-13 1v-9h7c8 0 13-1 16-2 3 0 5-2 6-4s1-4 1-8v-152c0-3 0-6-1-8s-3-3-6-4-8-1-16-1h-7v-9h91c14 0 27 3 38 7 11 5 20 11 27 19 6 8 10 16 10 26-1 11-5 21-15 29-9 8-21 14-36 18 9 2 16 6 22 12 6 5 11 12 14 21l3 23c2 14 4 24 7 31 2 7 7 11 14 11 4 0 7-2 11-6 4-3 7-10 8-20 0-1 0-2 0-3 1-1 2-2 3-2 2 0 3 1 3 2 1 1 1 2 1 3zM786 124c0-3 0-7-1-13-1-5-2-10-4-16s-6-11-10-15c-5-4-10-6-18-6-3 0-8 1-13 3-5 3-10 8-15 15-4 7-7 18-7 32zM805 162c0 2-2 7-5 12-3 6-8 12-15 17-7 6-16 8-28 9-11 0-22-3-31-9-10-6-18-13-23-23-6-10-9-22-10-35 1-12 3-23 9-33 5-10 12-17 21-23s19-9 30-9c12 0 22 3 30 8 7 5 13 12 17 21 3 8 5 18 5 27 0 3 0 5-1 5-1 1-3 1-6 1h-81c0 6 1 12 1 20 1 8 4 16 8 23 3 6 8 10 13 14 6 4 12 5 20 6 1 0 4-1 9-2 4 0 10-3 15-7 6-4 11-11 14-21 1-3 2-4 4-4 1 0 2 0 3 1 0 0 1 1 1 2zM933 219c0-8-4-13-10-17-5-4-13-6-22-7-8 0-17-1-25 0h-17c-7 0-12 3-17 7-4 5-7 11-7 17 0 8 5 15 14 21 8 6 20 10 35 10 14 0 26-4 35-10s14-13 14-21zM901 111c0-2 0-6-1-12-1-5-3-10-6-15-4-5-10-8-18-8-6 0-10 2-14 4-3 3-5 6-6 8-3 3-4 7-4 11-1 5-1 9-1 13 0 2 0 6 1 12 1 5 3 11 6 15 4 5 10 8 18 8 6 0 10-2 14-4 3-3 5-5 6-7 3-4 4-8 4-12 1-4 1-9 1-13zM952 80c0 4-2 6-3 7-2 1-4 2-6 2s-4-1-6-2c-1-2-2-4-2-6 0-4 2-7 5-8-1 0-2 0-2 0-1 0-1 0-1 0-3-1-7 0-11 1-5 2-10 5-15 10 3 3 6 7 8 12 3 5 4 10 4 16-1 11-5 21-14 29-8 8-19 12-33 13-3 0-7-1-12-2s-11-3-17-7c-2 3-3 6-4 8 0 3-1 5 0 5 0 5 1 9 4 13s6 6 11 7c1 0 4 0 9 0 4 0 9 0 12 0 9 0 18 0 26 1s16 3 24 7c7 4 12 9 15 16 3 6 4 12 4 17-1 7-4 14-9 19-6 6-14 11-24 14-9 3-20 5-31 5-12 0-23-2-32-5-10-3-17-8-23-14-6-5-9-12-9-19 0-6 2-11 7-16 4-6 11-10 20-12-5-3-8-7-10-12s-3-9-3-14 1-10 3-14 4-8 6-10c-4-3-7-7-9-12-3-5-4-11-5-18 1-11 5-21 14-29 8-8 19-12 33-13 3 0 8 1 13 2 6 1 11 4 18 9 6-6 11-10 17-11 6-2 10-3 13-3 6 0 9 2 12 5 2 4 3 7 3 9zM1017 23c0 4-1 7-4 10s-7 5-11 5c-5 0-9-2-11-5-3-3-5-6-5-10s2-8 4-11c3-3 7-4 12-4 4 0 8 1 11 4s4 7 4 11zM1033 197c-10-1-20-1-30-1l-32 1v-9c10 0 16-1 19-2s4-5 4-11v-78c0-7-1-11-4-13s-9-3-18-3v-8l41-4v106c-1 5 0 9 3 11 2 1 8 2 17 2zM1146 160c0 11-3 20-11 28-7 7-19 11-35 12-4 0-8-1-14-2-5-1-11-5-18-11-2 3-4 5-5 6l-1 1c-2 3-4 4-5 5s-1 1-2 1-2-1-3-2c0-1 0-3 0-5v-38c0-3 0-4 0-6 1-1 2-1 4-1 1 0 2 0 2 1 1 0 1 2 2 4 2 12 6 22 13 29 6 8 15 11 27 11 11 0 19-2 24-7 6-5 8-11 8-19 0-7-2-12-6-16-4-3-9-6-13-7-5-2-8-3-11-3-10-2-17-4-23-6-5-1-10-4-15-7-8-7-12-15-12-25 0-5 1-11 4-16 3-6 8-10 14-14 7-3 16-5 28-5 2-1 6 0 11 1s10 3 16 7c1-1 1-2 2-3 2-1 2-1 3-2 2-2 3-3 4-3 0 0 1 0 2 0s2 0 2 1c1 1 1 3 1 6v29c0 2 0 4-1 5 0 1-1 2-3 2 0 0-1-1-2-1s-1-1-1-2c0-3-1-8-2-13-2-5-5-10-9-15-5-4-13-7-23-7-12 0-21 3-25 7-5 5-7 10-7 15 0 6 2 10 5 13 4 3 8 5 14 7 5 1 11 3 16 4 6 1 12 2 18 4 5 2 10 5 15 9 2 2 5 5 7 10 3 4 5 10 5 18zM1250 161c0 6-1 12-3 18s-5 11-9 15-10 6-16 6c-4 0-9-1-15-2-5-2-11-6-15-11-5-6-7-14-7-26v-80h-25v-6c10 0 17-4 22-9 6-6 10-13 12-22 2-8 3-16 3-24h7v53h42v8h-42v81c0 1 1 5 1 10 1 5 3 9 5 14 3 4 7 6 14 7 5 0 10-3 13-8 4-6 6-14 6-25v-15h7zM1367 124c0-3 0-7-1-13 0-5-2-10-4-16s-5-11-10-15c-4-4-10-6-17-6-4 0-8 1-13 3-6 3-11 8-15 15s-7 18-8 32zM1386 162c0 2-1 7-4 12-3 6-9 12-16 17-7 6-16 8-28 9-11 0-21-3-31-9-9-6-17-13-23-23s-9-22-9-35c0-12 3-23 8-33s13-17 22-23c8-6 19-9 30-9 12 0 22 3 29 8 8 5 14 12 17 21 4 8 5 18 5 27 1 3 0 5-1 5-1 1-3 1-6 1h-80c0 6 0 12 1 20s3 16 8 23c3 6 7 10 13 14 5 4 12 5 19 6 1 0 4-1 9-2 5 0 10-3 16-7s10-11 14-21c0-3 1-4 4-4 0 0 1 0 2 1 1 0 1 1 1 2zM1498 87c0 5-1 8-4 10-2 2-5 3-8 3s-6-1-8-4c-3-2-4-5-4-9 0-3 1-6 3-8 1-2 3-3 3-3 0 0-1 0-3 0-7 0-13 3-18 8-6 4-9 11-12 19s-4 17-4 27v44c0 4 0 6 1 8s3 4 6 5c3 0 8 1 15 1h6v9c-6-1-12-1-18-1-7 0-13 0-19 0l-32 1v-9c9 0 15-1 18-2s4-5 4-11v-77c1-7-1-12-3-14-3-2-10-3-19-3v-8l40-4v32c1-4 3-9 6-14s7-9 12-12c4-4 10-5 17-6 6 1 12 2 15 6 4 3 6 7 6 12zM1610 160c0 11-4 20-11 28-7 7-19 11-36 12-3 0-8-1-13-2-6-1-12-5-18-11-3 3-5 5-5 6-1 0-1 1-1 1-3 3-5 4-5 5-1 1-2 1-2 1-2 0-3-1-3-2s-1-3-1-5v-38c0-3 1-4 1-6 0-1 1-1 3-1 1 0 2 0 3 1 0 0 1 2 1 4 3 12 7 22 13 29 6 8 15 11 27 11 11 0 20-2 25-7s8-11 8-19c0-7-3-12-7-16-4-3-8-6-13-7-4-2-8-3-10-3-10-2-18-4-23-6-6-1-11-4-15-7-8-7-12-15-13-25 0-5 2-11 5-16 2-6 7-10 14-14 7-3 16-5 27-5 3-1 6 0 12 1 5 1 10 3 16 7 0-1 1-2 2-3s2-1 2-2c2-2 3-3 4-3s2 0 2 0c2 0 3 0 3 1s0 3 0 6v29c0 2 0 4 0 5-1 1-2 2-3 2s-1-1-2-1-2-1-2-2c0-3-1-8-2-13s-4-10-9-15c-5-4-12-7-23-7-12 0-20 3-25 7-5 5-7 10-7 15 0 6 2 10 6 13 3 3 8 5 13 7 6 1 11 3 17 4s12 2 17 4c6 2 11 5 15 9 3 2 5 5 8 10 3 4 4 10 5 18z">
          <text:p/>
        </draw:path>
        <draw:polygon draw:style-name="gr3" draw:text-style-name="P2" draw:layer="layout" svg:width="12.201cm" svg:height="2.561cm" svg:x="7.129cm" svg:y="8.745cm" svg:viewBox="0 0 12202 2562" draw:points="0,2562 0,0 12202,0 12202,2473 12181,2473 12181,25 25,25 25,2562">
          <text:p/>
        </draw:polygon>
        <draw:polygon draw:style-name="gr3" draw:text-style-name="P2" draw:layer="layout" svg:width="0.195cm" svg:height="0.343cm" svg:x="7.044cm" svg:y="10.963cm" svg:viewBox="0 0 196 344" draw:points="98,98 0,0 98,344 196,0">
          <text:p/>
        </draw:polygon>
        <draw:polygon draw:style-name="gr3" draw:text-style-name="P2" draw:layer="layout" svg:width="0.25cm" svg:height="0.436cm" svg:x="7.014cm" svg:y="10.917cm" svg:viewBox="0 0 251 437" draw:points="128,144 120,152 55,93 128,343 200,93 128,165 120,152 128,144 120,135 251,0 128,437 0,0 137,135 128,144 120,135">
          <text:p/>
        </draw:polygon>
        <draw:polygon draw:style-name="gr3" draw:text-style-name="P2" draw:layer="layout" svg:width="0.199cm" svg:height="0.343cm" svg:x="19.22cm" svg:y="10.874cm" svg:viewBox="0 0 200 344" draw:points="102,98 0,0 102,344 200,0">
          <text:p/>
        </draw:polygon>
        <draw:polygon draw:style-name="gr3" draw:text-style-name="P2" draw:layer="layout" svg:width="0.25cm" svg:height="0.436cm" svg:x="19.194cm" svg:y="10.828cm" svg:viewBox="0 0 251 437" draw:points="128,144 116,152 55,93 128,344 196,93 128,165 116,152 128,144 116,135 251,0 128,437 0,0 137,135 128,144 116,135">
          <text:p/>
        </draw:polygon>
        <draw:polygon draw:style-name="gr3" draw:text-style-name="P2" draw:layer="layout" svg:width="0.026cm" svg:height="1.35cm" svg:x="10.079cm" svg:y="7.386cm" svg:viewBox="0 0 27 1351" draw:points="27,0 27,1351 0,1351 0,0">
          <text:p/>
        </draw:polygon>
        <draw:polygon draw:style-name="gr3" draw:text-style-name="P2" draw:layer="layout" svg:width="0.182cm" svg:height="0.317cm" svg:x="10.003cm" svg:y="8.415cm" svg:viewBox="0 0 183 318" draw:points="89,88 0,0 89,318 183,0">
          <text:p/>
        </draw:polygon>
        <draw:polygon draw:style-name="gr3" draw:text-style-name="P2" draw:layer="layout" svg:width="0.233cm" svg:height="0.407cm" svg:x="9.978cm" svg:y="8.372cm" svg:viewBox="0 0 234 408" draw:points="114,131 106,140 46,81 114,318 183,81 114,148 106,140 114,131 106,123 234,0 114,408 0,0 124,123 114,131 106,123">
          <text:p/>
        </draw:polygon>
        <draw:polygon draw:style-name="gr3" draw:text-style-name="P2" draw:layer="layout" svg:width="0.025cm" svg:height="3.277cm" svg:x="24.211cm" svg:y="7.978cm" svg:viewBox="0 0 26 3278" draw:points="26,0 26,3278 0,3278 0,0">
          <text:p/>
        </draw:polygon>
        <draw:polygon draw:style-name="gr3" draw:text-style-name="P2" draw:layer="layout" svg:width="0.178cm" svg:height="0.317cm" svg:x="24.135cm" svg:y="10.938cm" svg:viewBox="0 0 179 318" draw:points="90,93 0,0 90,318 179,0">
          <text:p/>
        </draw:polygon>
        <draw:polygon draw:style-name="gr3" draw:text-style-name="P2" draw:layer="layout" svg:width="0.229cm" svg:height="0.398cm" svg:x="24.109cm" svg:y="10.9cm" svg:viewBox="0 0 230 399" draw:points="115,132 106,140 47,81 115,314 183,81 115,149 106,140 115,132 106,123 230,0 115,399 0,0 123,123 115,132 106,123">
          <text:p/>
        </draw:polygon>
        <draw:polyline draw:style-name="gr1" draw:text-style-name="P1" draw:layer="layout" svg:width="12.603cm" svg:height="3.332cm" svg:x="10.211cm" svg:y="7.94cm" svg:viewBox="0 0 12604 3333" draw:points="12604,0 12604,1970 0,1970 0,3333">
          <text:p/>
        </draw:polyline>
        <draw:polygon draw:style-name="gr3" draw:text-style-name="P2" draw:layer="layout" svg:width="0.169cm" svg:height="0.292cm" svg:x="10.126cm" svg:y="10.98cm" svg:viewBox="0 0 170 293" draw:points="85,81 0,0 85,293 170,0">
          <text:p/>
        </draw:polygon>
        <draw:polygon draw:style-name="gr3" draw:text-style-name="P2" draw:layer="layout" svg:width="0.211cm" svg:height="0.368cm" svg:x="10.105cm" svg:y="10.942cm" svg:viewBox="0 0 212 369" draw:points="106,119 97,127 46,76 106,289 166,76 106,135 97,127 106,119 97,114 212,0 106,369 0,0 114,114 106,119 97,114">
          <text:p/>
        </draw:polygon>
        <draw:polygon draw:style-name="gr3" draw:text-style-name="P2" draw:layer="layout" svg:width="0.03cm" svg:height="1.342cm" svg:x="21.391cm" svg:y="9.909cm" svg:viewBox="0 0 31 1343" draw:points="31,0 31,1343 0,1343 0,0">
          <text:p/>
        </draw:polygon>
        <draw:polygon draw:style-name="gr3" draw:text-style-name="P2" draw:layer="layout" svg:width="0.182cm" svg:height="0.318cm" svg:x="21.315cm" svg:y="10.929cm" svg:viewBox="0 0 183 319" draw:points="90,94 0,0 90,319 183,0">
          <text:p/>
        </draw:polygon>
        <draw:polygon draw:style-name="gr3" draw:text-style-name="P2" draw:layer="layout" svg:width="0.233cm" svg:height="0.406cm" svg:x="21.29cm" svg:y="10.887cm" svg:viewBox="0 0 234 407" draw:points="114,135 106,144 51,85 114,318 183,85 114,152 106,144 114,135 106,127 234,0 114,407 0,0 123,127 114,135 106,127">
          <text:p/>
        </draw:polygon>
        <draw:polygon draw:style-name="gr3" draw:text-style-name="P2" draw:layer="layout" svg:width="10.042cm" svg:height="1.041cm" svg:x="14.173cm" svg:y="10.231cm" svg:viewBox="0 0 10043 1042" draw:points="10043,25 26,25 26,1042 0,1042 0,0 10043,0">
          <text:p/>
        </draw:polygon>
        <draw:polygon draw:style-name="gr3" draw:text-style-name="P2" draw:layer="layout" svg:width="0.178cm" svg:height="0.313cm" svg:x="14.097cm" svg:y="10.959cm" svg:viewBox="0 0 179 314" draw:points="89,89 0,0 89,314 179,0">
          <text:p/>
        </draw:polygon>
        <draw:polygon draw:style-name="gr3" draw:text-style-name="P2" draw:layer="layout" svg:width="0.228cm" svg:height="0.402cm" svg:x="14.072cm" svg:y="10.917cm" svg:viewBox="0 0 229 403" draw:points="114,131 105,140 46,80 114,314 183,80 114,149 105,140 114,131 105,122 229,0 114,403 0,0 122,122 114,131 105,122">
          <text:p/>
        </draw:polygon>
        <draw:path draw:style-name="gr3" draw:text-style-name="P2" draw:layer="layout" svg:width="1.429cm" svg:height="0.203cm" svg:x="9.574cm" svg:y="16.041cm" svg:viewBox="0 0 1430 204" svg:d="M170 76c-2-11-4-21-7-30-3-8-8-14-16-19s-20-7-35-7h-40v77h14c10 0 16-1 21-4 4-2 7-6 8-11s2-11 2-18h13v81h-13c0-7-1-13-2-18s-4-9-8-12c-5-3-12-4-21-4h-14v78h39v13c-5 0-10 0-18 0-7-1-14-1-22-1-7 0-13 0-18 0s-10 0-17 0-14 0-20 1c-7 0-12 0-16 0v-13h31v-169h-31v-15h174l9 71zM360 61c0-7-1-14-2-20-1-7-5-12-11-16s-16-8-31-8h-38v86h38c14 0 25-2 31-6s10-9 11-16c1-6 2-13 2-20zM404 61c-1 11-4 21-11 29-6 8-15 14-26 19-11 4-23 6-37 6h-51v74h31v13c-3 0-9 0-15 0-6-1-13-1-20-1-6 0-12 0-16 0-5 0-10 0-17 0-6 0-13 0-19 1-7 0-12 0-16 0v-13h31v-172h-31v-13h120c25 0 43 6 57 17 13 10 19 24 20 40zM648 53l-33 80h66zM774 202c-4 0-8 0-14 0-6-1-12-1-18-1s-11 0-15 0-10 0-16 0c-7 0-13 0-19 1-7 0-12 0-16 0v-13h28l-18-42h-77l-14 35-1 3c0 1 2 2 6 3 4 0 8 0 13 1 4 0 6 0 6 0v13c-5 0-12 0-19 0-7-1-13-1-19-1l-33 1v-13h6c7 0 12-1 15-1 4 0 6-1 7-2s2-2 2-4l72-174c0-3 1-5 3-6 1-1 4-2 8-2 2 0 4 0 6 1s4 3 5 7l74 181h28zM898 101c-3-5-8-9-13-12-6-4-13-6-21-6-5 0-10 1-16 3s-11 6-15 12-6 12-7 19c0 7-1 15-1 22s1 14 2 23c1 8 4 16 9 22s13 9 25 10c7-1 13-2 18-5 5-2 9-5 13-9 3-3 5-5 6-7zM898 204v-14c-4 4-10 7-17 10-7 2-14 4-23 4-22 0-39-7-51-18-12-12-18-28-18-47 0-21 7-37 20-49 13-11 31-17 52-17 5 0 11 0 17 2 7 2 14 5 22 11v-56c0-6-1-9-3-10-3-1-9-3-17-3v-13l51-3v176c0 6 1 9 3 10 3 1 8 2 17 2v13zM1082 101c-3-5-7-9-13-12-6-4-13-6-21-6-5 0-10 1-16 3-5 2-10 6-15 12-3 6-6 12-6 19-1 7-1 15-1 22s0 14 1 23c1 8 4 16 9 22s13 9 25 10c7-1 13-2 18-5 5-2 10-5 13-9 3-3 5-5 6-7zM1082 204v-14c-4 4-10 7-17 10-6 2-14 4-23 4-22 0-38-7-51-18-12-12-18-28-18-47 0-21 7-37 20-49 14-11 31-17 52-17 5 0 11 0 18 2s14 5 21 11v-56c0-6-1-9-3-10-3-1-8-3-17-3v-13l51-3v176c0 6 1 9 3 10 3 1 8 2 17 2v13zM1265 130c0-3 0-7-1-12s-2-10-4-16c-2-5-5-10-10-14s-11-6-20-6c-4 0-9 1-14 3s-9 6-13 12c-3 5-5 10-5 16-1 6-2 11-2 17zM1292 169c0 1-1 5-5 11-3 6-9 11-17 16-9 5-21 8-36 8-23 0-41-7-55-19-13-12-20-28-20-48 0-12 3-23 8-32 6-10 14-18 24-24 11-6 24-9 39-9 20 0 36 5 46 15 5 5 8 11 11 16 2 6 4 11 4 16 1 6 1 10 1 13s-1 6-2 6c-2 1-4 2-7 1h-87c0 6 0 12 2 21 1 8 4 15 10 22s16 10 29 10c10 0 18-2 25-6 8-4 13-10 16-17 1-2 2-3 3-4 0-1 2-2 4-2 1 0 3 0 4 1 2 1 3 2 3 5zM1430 96c0 6-2 10-6 13-3 3-7 5-12 5-4 0-8-2-12-4-3-3-5-8-5-14 0-4 1-7 2-9 2-3 3-4 3-4-9 0-17 4-22 10s-9 14-11 22-3 16-3 23v51h25v13c-5 0-12 0-19 0-8-1-15-1-20-1l-37 1v-13h20v-89c1-6-1-9-3-10-3-1-8-2-17-1v-14l48-2v32c3-9 8-17 14-23s14-9 24-9c8 0 15 2 21 6s9 10 10 17z">
          <text:p/>
        </draw:path>
        <draw:path draw:style-name="gr3" draw:text-style-name="P2" draw:layer="layout" svg:width="1.999cm" svg:height="0.256cm" svg:x="21.17cm" svg:y="15.89cm" svg:viewBox="0 0 2000 257" svg:d="M169 75c-1-12-3-22-6-31-3-8-9-15-16-19-8-5-20-7-35-7h-40v78h14c9 0 16-1 21-4 4-3 7-6 8-11s2-11 1-19h14v81h-14c1-7 0-13-1-18s-4-9-9-11c-4-3-11-4-20-4h-14v77h39v14c-5 0-11 0-18-1-7 0-14 0-22 0-7 0-13 0-18 0s-10 0-17 0-14 0-20 0c-7 1-12 1-16 1v-14h31v-169h-31v-14h174l9 71zM359 60c1-7 0-15-1-22-2-6-5-11-11-16-6-4-17-6-31-6h-39v86h39c14 0 24-2 30-6 7-4 10-10 12-16 1-7 2-13 1-20zM403 60c0 11-3 21-10 29-6 8-15 14-26 18-11 5-23 7-37 7h-51v73h31v14c-4 0-9 0-15-1-7 0-13 0-20 0-6 0-12 0-16 0-5 0-10 0-17 0-6 0-13 0-19 0-7 1-12 1-16 1v-14h31v-171h-31v-14h120c24 1 43 6 56 17 14 10 20 23 20 41zM838 201c-3 0-8 0-14-1-7 0-13 0-19 0-7 0-12 0-16 0s-9 0-16 0c-6 0-12 0-18 0-6 1-11 1-15 1v-14h31v-171l-80 178c-1 1-2 3-3 4-2 2-4 3-7 3-1 0-3-1-4-1-2-1-4-3-5-6l-78-174v159c-1 3 0 5 1 6s3 1 7 2c5 0 10 0 15 0h8v14c-6 0-13-1-20-1s-13 0-19 0-12 0-20 0c-7 0-13 1-19 1v-14h7c4 0 7 0 9 0 1 0 4 0 7 0 4-1 6-1 7-2s1-3 1-6v-163h-31v-14h64c3 0 6 1 8 1 1 1 3 3 5 7l69 153 69-153c1-4 3-6 5-7 2 0 5-1 8-1h63v14h-31v171h31zM978 203v-23c-4 8-9 13-15 16-5 3-10 5-15 6s-8 1-11 1c-15 0-27-2-37-7-9-5-14-15-15-30v-68c1-5-1-8-3-9-3-1-8-2-17-2v-13l53-3v99c0 5 0 9 1 12 1 4 3 6 6 8 3 1 9 2 16 2 11 0 19-3 26-10 6-7 10-17 10-29v-55c0-5-1-8-3-9-3-1-9-2-17-2v-13l53-3v105c-1 6 0 9 3 10 2 1 8 2 16 1v14zM1088 200l-35 1v-14h20v-160c0-5-1-8-3-10-3-1-8-1-17-1v-14l51-2v187h20v14zM1239 165c0 11-3 20-10 27-6 7-14 10-25 11-7 0-14-1-21-3s-13-6-17-11c-5-6-7-13-8-23v-79h-23v-11c9 0 17-3 23-9 7-5 11-13 15-22 3-9 5-18 5-28h13v56h42v14h-42v79c0 2 0 6 1 9 0 4 2 8 4 11 3 3 6 5 12 5 4 0 8-2 12-6 3-4 5-11 5-20v-15h14zM1327 25c0 7-3 12-7 16s-9 6-16 8c-6-2-11-4-16-8-4-4-6-9-6-16 0-6 2-11 6-16 5-4 10-6 16-6 7 0 12 2 16 6 4 5 7 10 7 16zM1307 200l-35 1v-14h20v-89c0-5-1-8-4-9-2-1-7-2-15-2v-13l50-3v116h18v14zM1489 137c0-18-4-32-10-41-7-9-15-13-25-13-4 0-9 0-15 2s-12 6-18 11c-2 2-3 4-4 5 0 1 0 3 0 5v61c0 3 0 5 0 6s1 2 3 4c6 7 13 12 18 13 6 2 10 3 12 2 7 0 13-2 19-5 6-4 10-10 14-18s6-19 6-32zM1526 137c0 20-7 36-20 48s-31 17-53 18c-6 0-12-1-18-3s-12-5-18-10v53h19v14l-36-1-36 1v-14h20v-145c0-5-1-8-3-9-3-1-8-2-17-2v-13l51-3v15c3-3 9-6 16-10 8-3 17-4 27-5 21 1 38 7 50 19s18 27 18 47zM1584 200l-36 1v-14h20v-160c0-5-1-8-3-10-3-1-8-1-17-1v-14l51-2v187h20v14zM1695 25c0 7-2 12-6 16-5 4-10 6-16 8-7-2-12-4-16-8s-6-9-7-16c1-6 3-11 7-16 4-4 9-6 16-6 6 0 11 2 16 6 4 5 6 10 6 16zM1675 200l-35 1v-14h20v-89c0-5-1-8-3-9s-8-2-16-2v-13l50-3v116h18v14zM1835 129c0-3-1-7-1-12-1-5-2-10-4-16s-5-10-10-14-13-6-21-6c-4 0-9 1-14 3s-9 6-13 12c-3 5-5 10-6 16 0 5-1 11-1 17zM1862 167c0 2-1 6-5 12-3 5-9 11-18 16-8 5-20 7-36 8-23-1-42-7-55-19s-20-28-20-48c0-12 3-23 8-33 6-10 14-18 24-23 11-6 24-9 39-9 21 0 36 5 47 15 5 5 8 10 11 16 2 6 3 11 4 16s1 9 1 12c0 4-1 6-2 7-2 1-4 1-7 1h-88c0 5 0 12 2 20 1 9 4 16 10 23 6 6 16 10 29 10 10 0 19-2 26-6s13-10 16-17c1-2 2-4 2-5 1 0 3-1 5-1 1 0 2 0 4 1 2 0 3 2 3 4zM2000 95c0 6-2 10-6 13-3 3-7 5-12 5-4 0-8-2-12-5-3-3-5-7-5-13 0-4 1-7 2-10 2-2 3-3 3-3-10 0-17 3-22 10-5 6-9 13-11 22-2 8-3 16-3 23v50h25v14c-5 0-12-1-20-1-7 0-14 0-20 0l-36 1v-14h20v-89c0-5-1-8-3-9-3-1-8-2-17-2v-13l48-3v33c3-9 8-17 14-23s14-9 24-10c8 0 15 2 21 6s9 10 10 18z">
          <text:p/>
        </draw:path>
        <draw:polygon draw:style-name="gr3" draw:text-style-name="P2" draw:layer="layout" svg:width="0.029cm" svg:height="1.008cm" svg:x="10.266cm" svg:y="14.663cm" svg:viewBox="0 0 30 1009" draw:points="30,0 30,1009 0,1009 0,0">
          <text:p/>
        </draw:polygon>
        <draw:polygon draw:style-name="gr3" draw:text-style-name="P2" draw:layer="layout" svg:width="0.191cm" svg:height="0.339cm" svg:x="10.185cm" svg:y="15.328cm" svg:viewBox="0 0 192 340" draw:points="93,98 0,0 93,340 192,0">
          <text:p/>
        </draw:polygon>
        <draw:polygon draw:style-name="gr3" draw:text-style-name="P2" draw:layer="layout" svg:width="0.249cm" svg:height="0.432cm" svg:x="10.156cm" svg:y="15.281cm" svg:viewBox="0 0 250 433" draw:points="122,145 114,154 55,90 122,340 195,90 122,162 114,154 122,145 114,137 250,0 122,433 0,0 135,137 122,145 114,137">
          <text:p/>
        </draw:polygon>
        <draw:polygon draw:style-name="gr3" draw:text-style-name="P2" draw:layer="layout" svg:width="0.034cm" svg:height="2.379cm" svg:x="22.149cm" svg:y="13.22cm" svg:viewBox="0 0 35 2380" draw:points="35,0 35,2380 0,2380 0,0">
          <text:p/>
        </draw:polygon>
        <draw:polygon draw:style-name="gr3" draw:text-style-name="P2" draw:layer="layout" svg:width="0.22cm" svg:height="0.385cm" svg:x="22.056cm" svg:y="15.214cm" svg:viewBox="0 0 221 386" draw:points="111,110 0,0 111,386 221,0">
          <text:p/>
        </draw:polygon>
        <draw:polygon draw:style-name="gr3" draw:text-style-name="P2" draw:layer="layout" svg:width="0.28cm" svg:height="0.487cm" svg:x="22.026cm" svg:y="15.163cm" svg:viewBox="0 0 281 488" draw:points="140,162 127,170 60,97 140,382 222,97 140,179 127,170 140,162 127,149 281,0 140,488 0,0 149,149 140,162 127,149">
          <text:p/>
        </draw:polygon>
        <draw:polygon draw:style-name="gr3" draw:text-style-name="P2" draw:layer="layout" svg:width="26.51cm" svg:height="15.097cm" svg:x="3.001cm" svg:y="3.364cm" svg:viewBox="0 0 26511 15098" draw:points="0,15072 26486,15072 26486,25 20745,25 20745,775 20720,775 20720,0 26511,0 26511,15098 0,15098">
          <text:p/>
        </draw:polygon>
        <draw:polygon draw:style-name="gr3" draw:text-style-name="P2" draw:layer="layout" svg:width="0.211cm" svg:height="0.377cm" svg:x="23.627cm" svg:y="3.762cm" svg:viewBox="0 0 212 378" draw:points="106,106 0,0 106,378 212,0">
          <text:p/>
        </draw:polygon>
        <draw:polygon draw:style-name="gr3" draw:text-style-name="P2" draw:layer="layout" svg:width="0.271cm" svg:height="0.478cm" svg:x="23.597cm" svg:y="3.711cm" svg:viewBox="0 0 272 479" draw:points="137,157 128,169 56,102 137,378 217,102 137,178 128,169 137,157 128,148 272,0 137,479 0,0 145,148 137,157 128,148">
          <text:p/>
        </draw:polygon>
        <draw:polygon draw:style-name="gr3" draw:text-style-name="P2" draw:layer="layout" svg:width="0.029cm" svg:height="1.808cm" svg:x="10.266cm" svg:y="16.653cm" svg:viewBox="0 0 30 1809" draw:points="30,0 30,1809 0,1809 0,0">
          <text:p/>
        </draw:polygon>
        <draw:polygon draw:style-name="gr3" draw:text-style-name="P2" draw:layer="layout" svg:width="0.173cm" svg:height="0.31cm" svg:x="10.194cm" svg:y="18.147cm" svg:viewBox="0 0 174 311" draw:points="84,89 0,0 84,311 174,0">
          <text:p/>
        </draw:polygon>
        <draw:polygon draw:style-name="gr3" draw:text-style-name="P2" draw:layer="layout" svg:width="0.225cm" svg:height="0.394cm" svg:x="10.168cm" svg:y="18.105cm" svg:viewBox="0 0 226 395" draw:points="111,131 103,140 48,81 111,310 179,81 111,148 103,140 111,131 103,123 226,0 111,395 0,0 120,123 111,131 103,123">
          <text:p/>
        </draw:polygon>
        <draw:polygon draw:style-name="gr3" draw:text-style-name="P2" draw:layer="layout" svg:width="0.026cm" svg:height="1.803cm" svg:x="22.153cm" svg:y="16.594cm" svg:viewBox="0 0 27 1804" draw:points="27,0 27,1804 0,1804 0,0">
          <text:p/>
        </draw:polygon>
        <draw:polygon draw:style-name="gr3" draw:text-style-name="P2" draw:layer="layout" svg:width="0.178cm" svg:height="0.313cm" svg:x="22.077cm" svg:y="18.084cm" svg:viewBox="0 0 179 314" draw:points="89,89 0,0 89,314 179,0">
          <text:p/>
        </draw:polygon>
        <draw:polygon draw:style-name="gr3" draw:text-style-name="P2" draw:layer="layout" svg:width="0.224cm" svg:height="0.394cm" svg:x="22.052cm" svg:y="18.046cm" svg:viewBox="0 0 225 395" draw:points="115,127 107,135 52,80 115,306 179,80 115,144 107,135 115,127 107,118 225,0 115,395 0,0 124,118 115,127 107,118">
          <text:p/>
        </draw:polygon>
        <draw:polygon draw:style-name="gr3" draw:text-style-name="P2" draw:layer="layout" svg:width="19.212cm" svg:height="0.03cm" svg:x="10.253cm" svg:y="10.641cm" svg:viewBox="0 0 19213 31" draw:points="19213,0 19213,31 0,31 0,0">
          <text:p/>
        </draw:polygon>
        <draw:path draw:style-name="gr3" draw:text-style-name="P2" draw:layer="layout" svg:width="0.204cm" svg:height="0.195cm" svg:x="10.096cm" svg:y="10.565cm" svg:viewBox="0 0 205 196" svg:d="M205 99c0 55-47 97-103 97-55 0-102-42-102-97s47-99 102-99c56 0 103 44 103 99z">
          <text:p/>
        </draw:path>
        <draw:path draw:style-name="gr3" draw:text-style-name="P2" draw:layer="layout" svg:width="0.228cm" svg:height="0.221cm" svg:x="10.084cm" svg:y="10.552cm" svg:viewBox="0 0 229 222" svg:d="M217 111h12c0 60-51 111-114 111-65 0-115-51-115-111s50-111 115-111c63 0 114 51 114 111h-12-13c0-47-38-85-89-85-52 0-90 38-90 85s38 85 90 85c51 0 89-38 89-85z">
          <text:p/>
        </draw:path>
        <draw:path draw:style-name="gr3" draw:text-style-name="P2" draw:layer="layout" svg:width="0.204cm" svg:height="0.195cm" svg:x="14.084cm" svg:y="10.552cm" svg:viewBox="0 0 205 196" svg:d="M205 99c0 51-47 97-102 97s-103-46-103-97c0-55 48-99 103-99s102 44 102 99z">
          <text:p/>
        </draw:path>
        <draw:path draw:style-name="gr3" draw:text-style-name="P2" draw:layer="layout" svg:width="0.228cm" svg:height="0.22cm" svg:x="14.072cm" svg:y="10.54cm" svg:viewBox="0 0 229 221" svg:d="M217 110h12c0 60-52 111-115 111-64 0-114-51-114-111 0-64 50-110 114-110 63 0 115 46 115 110h-12-13c0-47-39-85-90-85s-89 38-89 85 38 86 89 86 90-39 90-86z">
          <text:p/>
        </draw:path>
        <draw:path draw:style-name="gr3" draw:text-style-name="P2" draw:layer="layout" svg:width="0.204cm" svg:height="0.195cm" svg:x="21.298cm" svg:y="10.561cm" svg:viewBox="0 0 205 196" svg:d="M205 98c0 55-43 98-103 98-55 0-102-43-102-98s47-98 102-98c60 0 103 43 103 98z">
          <text:p/>
        </draw:path>
        <draw:path draw:style-name="gr3" draw:text-style-name="P2" draw:layer="layout" svg:width="0.232cm" svg:height="0.22cm" svg:x="21.286cm" svg:y="10.548cm" svg:viewBox="0 0 233 221" svg:d="M217 110h16c-4 61-55 111-119 111-59 0-114-50-114-111 0-63 55-110 114-110 64 0 115 47 119 110h-16-13c0-46-39-84-90-84-47 0-85 38-85 84 0 48 38 86 85 86 51 0 90-38 90-86z">
          <text:p/>
        </draw:path>
        <draw:path draw:style-name="gr3" draw:text-style-name="P2" draw:layer="layout" svg:width="0.203cm" svg:height="0.195cm" svg:x="24.114cm" svg:y="10.561cm" svg:viewBox="0 0 204 196" svg:d="M204 98c0 55-43 98-103 98-55 0-101-43-101-98s46-98 101-98c60 0 103 43 103 98z">
          <text:p/>
        </draw:path>
        <draw:path draw:style-name="gr3" draw:text-style-name="P2" draw:layer="layout" svg:width="0.229cm" svg:height="0.22cm" svg:x="24.101cm" svg:y="10.548cm" svg:viewBox="0 0 230 221" svg:d="M217 110h13c0 61-52 111-116 111-63 0-114-50-114-111 0-63 51-110 114-110 64 0 116 47 116 110h-13-13c0-46-39-84-90-84-46 0-89 38-89 84 0 48 43 86 89 86 51 0 90-38 90-86z">
          <text:p/>
        </draw:path>
        <draw:frame draw:style-name="gr5" draw:text-style-name="P5" draw:layer="layout" svg:width="3.51cm" svg:height="0.454cm" svg:x="21.969cm" svg:y="4.905cm">
          <draw:text-box>
            <text:p><text:span text:style-name="T2">1.0 <text:s text:c="9"/></text:span></text:p>
          </draw:text-box>
        </draw:frame>
        <draw:frame draw:style-name="gr5" draw:text-style-name="P5" draw:layer="layout" svg:width="3.175cm" svg:height="0.454cm" svg:x="22.05cm" svg:y="5.594cm">
          <draw:text-box>
            <text:p><text:span text:style-name="T2">4.0 <text:s text:c="9"/></text:span></text:p>
          </draw:text-box>
        </draw:frame>
        <draw:frame draw:style-name="gr5" draw:text-style-name="P5" draw:layer="layout" svg:width="3.51cm" svg:height="0.454cm" svg:x="21.969cm" svg:y="6.175cm">
          <draw:text-box>
            <text:p><text:span text:style-name="T2">3.0 <text:s text:c="9"/></text:span></text:p>
          </draw:text-box>
        </draw:frame>
        <draw:frame draw:style-name="gr5" draw:text-style-name="P5" draw:layer="layout" svg:width="3.51cm" svg:height="0.454cm" svg:x="21.953cm" svg:y="6.796cm">
          <draw:text-box>
            <text:p><text:span text:style-name="T2">4.0 <text:s text:c="9"/></text:span></text:p>
          </draw:text-box>
        </draw:frame>
        <draw:frame draw:style-name="gr5" draw:text-style-name="P5" draw:layer="layout" svg:width="3.51cm" svg:height="0.454cm" svg:x="21.969cm" svg:y="7.372cm">
          <draw:text-box>
            <text:p><text:span text:style-name="T2">5.0 <text:s text:c="9"/></text:span></text:p>
          </draw:text-box>
        </draw:frame>
        <draw:frame draw:style-name="gr9" draw:text-style-name="P8" draw:layer="layout" svg:width="9.727cm" svg:height="2.441cm" svg:x="6.684cm" svg:y="12.145cm">
          <draw:text-box>
            <text:p text:style-name="P7"><text:span text:style-name="T1"/></text:p>
            <text:p text:style-name="P7"><text:span text:style-name="T1"><text:s/></text:span><text:span text:style-name="T1">- <text:s text:c="8"/>3.0 <text:s text:c="12"/>1.0 <text:s text:c="5"/>0</text:span></text:p>
            <text:p text:style-name="P7"><text:span text:style-name="T1"><text:s/></text:span><text:span text:style-name="T1">- <text:s text:c="8"/>4.0 <text:s text:c="12"/>1.0 <text:s text:c="5"/>2</text:span></text:p>
            <text:p text:style-name="P7"><text:span text:style-name="T1"><text:s/></text:span></text:p>
          </draw:text-box>
        </draw:frame>
        <draw:frame draw:style-name="gr6" draw:text-style-name="P5" draw:layer="layout" svg:width="1.905cm" svg:height="0.508cm" svg:x="19.891cm" svg:y="6.81cm">
          <draw:text-box>
            <text:p><text:span text:style-name="T2">Add2</text:span></text:p>
          </draw:text-box>
        </draw:frame>
        <draw:frame draw:style-name="gr11" draw:text-style-name="P8" draw:layer="layout" svg:width="9.525cm" svg:height="1.171cm" svg:x="18.75cm" svg:y="12.018cm">
          <draw:text-box>
            <text:p text:style-name="P7"><text:span text:style-name="T1"/></text:p>
            <text:p text:style-name="P7"><text:span text:style-name="T1"><text:s/></text:span><text:span text:style-name="T1">* <text:s text:c="8"/>3.0 <text:s text:c="4"/>Add2 <text:s text:c="10"/>4</text:span></text:p>
          </draw:text-box>
        </draw:frame>
        <draw:frame draw:style-name="gr12" draw:text-style-name="P8" draw:layer="layout" svg:width="0.578cm" svg:height="2.429cm" svg:x="4.835cm" svg:y="12.779cm">
          <draw:text-box>
            <text:p text:style-name="P7"><text:span text:style-name="T1">4</text:span></text:p>
            <text:p text:style-name="P7"><text:span text:style-name="T1">2</text:span></text:p>
            <text:p text:style-name="P7"><text:span text:style-name="T1">1</text:span></text:p>
          </draw:text-box>
        </draw:frame>
        <draw:frame draw:style-name="gr7" draw:text-style-name="P6" draw:layer="layout" svg:width="4.826cm" svg:height="1.985cm" svg:x="13.922cm" svg:y="4.318cm">
          <draw:text-box>
            <text:p><text:span text:style-name="T1">1 ADD.D F1, F2, F0</text:span></text:p>
            <text:p><text:span text:style-name="T1">2 SUB.D F3, F1, F0</text:span></text:p>
            <text:p><text:span text:style-name="T1">3 MUL.D F1, F2, F3</text:span></text:p>
            <text:p><text:span text:style-name="T1">4 SUB.D F4, F2, F0</text:span></text:p>
          </draw:text-box>
        </draw:frame>
        <draw:frame draw:style-name="gr12" draw:text-style-name="P8" draw:layer="layout" svg:width="0.578cm" svg:height="2.429cm" svg:x="17.097cm" svg:y="12.525cm">
          <draw:text-box>
            <text:p text:style-name="P7"><text:span text:style-name="T1">3</text:span></text:p>
          </draw:text-box>
        </draw:frame>
        <draw:frame draw:style-name="gr6" draw:text-style-name="P5" draw:layer="layout" svg:width="1.905cm" svg:height="0.508cm" svg:x="19.892cm" svg:y="7.445cm">
          <draw:text-box>
            <text:p><text:span text:style-name="T2">Add3</text:span></text:p>
          </draw:text-box>
        </draw:frame>
        <draw:frame draw:style-name="gr6" draw:text-style-name="P5" draw:layer="layout" svg:width="1.905cm" svg:height="0.508cm" svg:x="19.891cm" svg:y="5.54cm">
          <draw:text-box>
            <text:p><text:span text:style-name="T2">Mul1</text:span></text:p>
          </draw:text-box>
        </draw:frame>
      </draw:page>
      <draw:page draw:name="page6" draw:style-name="dp1" draw:master-page-name="master-page3">
        <draw:line draw:style-name="gr1" draw:text-style-name="P1" draw:layer="layout" svg:x1="10.295cm" svg:y1="3cm" svg:x2="10.295cm" svg:y2="3.635cm">
          <text:p/>
        </draw:line>
        <draw:polygon draw:style-name="gr2" draw:text-style-name="P2" draw:layer="layout" svg:width="0.139cm" svg:height="0.241cm" svg:x="10.228cm" svg:y="3.394cm" svg:viewBox="0 0 140 242" draw:points="67,67 0,0 67,242 140,0">
          <text:p/>
        </draw:polygon>
        <draw:polygon draw:style-name="gr3" draw:text-style-name="P2" draw:layer="layout" svg:width="6.592cm" svg:height="3.78cm" svg:x="7.035cm" svg:y="3.648cm" svg:viewBox="0 0 6593 3781" draw:points="17,17 17,0 6593,0 6593,3781 0,3781 0,0 17,0 17,17 34,17 34,3747 6559,3747 6559,33 17,33 17,17 34,17">
          <text:p/>
        </draw:polygon>
        <draw:path draw:style-name="gr3" draw:text-style-name="P2" draw:layer="layout" svg:width="6.566cm" svg:height="0.05cm" svg:x="7.057cm" svg:y="4.88cm" svg:viewBox="0 0 6567 51" svg:d="M17 4l-5 8v-8h5l-5 8v-8c9 0 64 4 153 4 271 8 859 8 1575 8 973 0 2181-4 3142-8 483 0 906-4 1206-4 301 0 479-4 479-4v33c0 0-2883 18-4827 18-487 0-911 0-1220-4-156 0-279 0-368-5-42 0-80 0-102-4-12 0-25 0-29 0-9-5-13 0-21-5z">
          <text:p/>
        </draw:path>
        <draw:path draw:style-name="gr3" draw:text-style-name="P2" draw:layer="layout" svg:width="6.566cm" svg:height="0.051cm" svg:x="7.048cm" svg:y="5.502cm" svg:viewBox="0 0 6567 52" svg:d="M17 4l-4 4v-8c0 0 4 0 4 4l-4 4v-8c8 4 63 8 152 8 271 5 860 9 1575 9 974 0 2181-4 3142-9 483 0 906-4 1207-4 301-4 478-4 478-4v35c0 0-2883 17-4827 17-482 0-910 0-1219-5-157 0-279-4-368-4-43 0-77-4-102-4-13 0-25 0-30 0-8-4-12-4-21-4z">
          <text:p/>
        </draw:path>
        <draw:path draw:style-name="gr3" draw:text-style-name="P2" draw:layer="layout" svg:width="6.562cm" svg:height="0.051cm" svg:x="7.027cm" svg:y="4.253cm" svg:viewBox="0 0 6563 52" svg:d="M13 0l-5 8 5-8-5 8 5-8c4 4 63 4 152 8 267 5 855 9 1575 9 969 0 2177-4 3142-9 479-4 902-4 1203-4 300-4 478-4 478-4v35c0 0-2879 17-4823 17-487 0-914 0-1223-4-153 0-280-5-369-5-42 0-76-4-101-4-13 0-22 0-30-4-9 0-13 0-17 0z">
          <text:p/>
        </draw:path>
        <draw:path draw:style-name="gr3" draw:text-style-name="P2" draw:layer="layout" svg:width="6.562cm" svg:height="0.051cm" svg:x="7.027cm" svg:y="6.137cm" svg:viewBox="0 0 6563 52" svg:d="M13 4l-5 9 5-9-5 9 5-9c4 0 63 4 152 4 267 9 855 9 1575 9 969 0 2177-4 3142-9 479 0 902-4 1203-4 300 0 478-4 478-4v34c0 0-2879 18-4823 18-487 0-914 0-1223-5-153 0-280 0-369-4-42 0-76 0-101-4-13 0-22 0-30 0-9 0-13 0-17-5z">
          <text:p/>
        </draw:path>
        <draw:path draw:style-name="gr3" draw:text-style-name="P2" draw:layer="layout" svg:width="6.566cm" svg:height="0.051cm" svg:x="7.061cm" svg:y="6.751cm" svg:viewBox="0 0 6567 52" svg:d="M17 4l-4 4v-8l4 4-4 4v-8c8 4 63 8 152 8 267 4 859 9 1575 9 974 0 2181-5 3142-9 483 0 902-4 1202-4 301-4 483-4 483-4v35c0 0-2883 17-4827 17-487 0-915 0-1219-5-157 0-280-4-369-4-42 0-80-4-101-4-13 0-26 0-30 0-8-4-13-4-21-4z">
          <text:p/>
        </draw:path>
        <draw:path draw:style-name="gr3" draw:text-style-name="P2" draw:layer="layout" svg:width="1.649cm" svg:height="0.21cm" svg:x="10.512cm" svg:y="3.182cm" svg:viewBox="0 0 1650 211" svg:d="M93 20c0 4-1 7-3 9-2 3-5 4-9 4s-7-1-9-4c-3-2-4-5-4-8 1-4 2-7 3-9 2-2 4-3 6-3-2-1-4-2-6-2s-3 0-4 0c-6 0-12 3-18 10-5 6-8 16-8 29v34h34v9h-33v93c0 3 0 6 1 8 0 2 2 3 6 4 3 1 8 1 15 1h6v9c-6 0-12 0-18-1-7 0-13 0-19 0l-33 1v-9c10 0 16 0 19-1 3-2 4-6 4-12v-93h-23v-9h23v-34c0-10 2-19 7-25 4-7 10-12 17-16 7-3 14-5 20-5 8 0 14 2 19 6s7 9 7 14zM185 95c-1 4-2 7-5 9-2 2-5 3-8 3s-6-1-8-3c-3-2-4-5-4-9s1-7 3-8c2-2 3-3 4-3-1-1-2-1-4-1-7 0-13 3-18 8s-9 12-12 20c-2 8-4 17-4 26v45c0 3 0 6 1 8s3 3 6 4 8 1 15 1h6v9c-5 0-12 0-18-1-6 0-13 0-18 0l-33 1v-9c9 0 15 0 18-1 3-2 5-6 4-12v-77c1-7 0-11-3-13s-9-3-19-3v-9l40-3v32c1-5 3-9 6-14s7-9 12-13c5-3 10-5 17-5s12 2 16 5c3 4 5 8 6 13zM308 140c0-5 0-12-1-19-1-8-3-14-7-21-4-6-8-11-14-14s-12-4-18-4-12 1-18 4-11 8-15 15c-3 6-5 13-6 20s-1 14-1 19c0 6 0 12 1 20 1 7 3 14 6 21 4 6 9 11 15 14 6 4 12 5 18 5 7 0 14-2 20-6 6-3 10-9 13-15 3-7 5-13 6-20s1-13 1-19zM332 143c-1 12-4 23-9 33-6 9-14 17-23 23-10 5-21 8-32 8-12 0-22-3-32-8-9-6-17-13-23-23-7-10-10-21-10-33 0-13 3-24 10-34 5-10 13-18 22-24 10-6 21-10 33-10s22 4 32 10 17 14 23 24c5 10 8 21 9 34zM542 203l-33 1v-9c10 0 16 0 19-1 3-2 4-6 4-12v-67c0-8-1-16-4-22s-9-9-18-10c-6 0-12 2-18 6-6 3-11 8-14 15-4 7-6 15-6 25v53c-1 6 1 10 4 12 2 1 9 1 18 1v9l-32-1-33 1v-9c10 0 16 0 19-1 3-2 4-6 4-12v-67c0-8-1-16-4-22s-9-9-18-10c-6 0-12 2-18 6-6 3-11 8-14 15-4 7-6 15-7 25v53c0 6 2 10 5 12 2 1 9 1 18 1v9l-32-1-33 1v-9c10 0 16 0 19-1 2-2 4-6 4-12v-77c0-7-1-11-4-13s-9-3-19-3v-9l41-3v30c4-9 9-16 16-22 7-5 16-8 26-8 5 0 10 0 15 2 5 1 10 4 15 8 4 4 7 10 9 18 1-4 4-8 7-12 4-4 8-8 14-11s12-5 20-5c9 0 15 1 20 4 5 2 9 4 11 7 4 4 6 10 7 16s2 16 2 28v55c0 4 2 6 5 7 4 1 10 1 17 1v9zM770 204c-4 0-8 0-14 0-5-1-11-1-16-1-6 0-10 0-14 0s-9 0-14 0c-6 0-11 0-17 1-5 0-10 0-13 0v-9h7c8 0 13 0 17-1 3-1 5-2 6-4s1-5 1-8v-153c0-3 0-6-1-8s-3-4-6-4c-4-1-9-2-17-2h-7v-8c3 0 8 0 13 0 6 0 11 0 17 0 5 0 10 0 14 0s9 0 14 0 11 0 16 0c6 0 10 0 14 0v8h-8c-7 0-13 1-16 2s-5 2-6 4-1 5-1 8v153c0 3 0 6 1 8s3 3 6 4 9 1 16 1h8zM955 107c0-11-1-22-3-34-2-11-6-22-12-31-7-10-16-17-25-21s-18-6-27-6h-29c-6 0-11 1-12 3-2 1-2 4-2 9v157c0 4 0 7 2 9 1 2 6 2 12 2h29c10 0 18-1 25-4s13-7 17-10c4-4 7-8 9-10 6-7 9-15 12-25s4-23 4-39zM984 107c0 19-4 35-12 50-8 14-19 26-32 34-13 9-28 13-44 13h-105v-9h6c8 0 13 0 16-1 4-1 6-2 6-4 1-2 1-5 1-8v-153c0-3 0-6-1-8 0-2-2-4-6-4-3-1-8-2-16-2h-6v-8h105c16 0 31 4 45 13 13 9 23 21 31 36 8 16 12 33 12 51zM1303 15c-10 1-16 2-21 4-4 3-6 5-7 9-1 3-2 7-1 10v93c0 6 0 10-1 12 0 3 0 5 0 8-2 11-6 21-12 30-5 9-13 16-22 21-9 6-19 8-30 9-13-1-26-4-36-10-11-6-20-15-27-26-6-11-10-23-10-36v-110c0-3 0-6-1-8 0-2-2-4-6-4-3-1-8-2-15-2h-7v-8c3 0 7 0 13 0 5 0 10 0 16 0 5 0 9 0 13 0s9 0 14 0 10 0 16 0c5 0 9 0 13 0v8h-7c-8 0-13 1-16 2s-5 2-6 4-1 5-1 8v111c0 18 3 31 9 40s13 15 20 18c8 2 14 4 18 4 10 0 18-3 27-8 8-5 15-12 20-22 6-9 8-21 9-34v-101c0-3-1-6-1-9-1-3-4-6-8-9-4-2-11-3-21-4v-8h34 34zM1435 203l-33 1v-9c10 0 16 0 19-1 3-2 4-6 4-12v-67c0-8-1-16-4-22s-9-9-18-10c-6 0-12 2-18 6-6 3-11 8-14 15-4 7-6 15-6 25v53c-1 6 1 10 4 12 2 1 9 1 18 1v9l-32-1-33 1v-9c10 0 16 0 19-1 3-2 4-6 4-12v-77c0-7-1-11-4-13s-9-3-19-3v-9l41-3v30c4-9 9-16 16-22 7-5 16-8 26-8 9 0 15 1 20 4 5 2 9 4 11 7 4 4 7 10 7 16 1 6 2 16 2 28v55c0 4 2 6 5 7 4 1 10 1 17 1v9zM1530 29c0 4-2 8-4 11-3 3-7 4-12 5-4-1-8-2-11-5s-4-7-4-11 1-7 4-10c2-3 6-5 11-5s8 2 11 5 5 6 5 10zM1545 204c-9 0-19 0-30-1l-31 1v-9c9 0 15 0 18-1 3-2 4-6 4-12v-77c0-7-1-11-4-13-2-2-8-3-17-3v-9l40-3v106c0 5 1 8 3 10s8 2 17 2zM1650 168c0 7-1 13-2 19-2 6-5 10-10 14-4 4-9 6-16 6-4 1-8 0-14-2-6-1-11-5-16-11-5-5-7-14-7-26v-79h-25v-6c10-1 17-4 23-10 5-6 9-13 11-22s3-17 3-25h8v54h41v9h-41v80c-1 2 0 5 0 10 1 5 3 10 5 14 3 4 8 7 14 7 5 0 10-3 14-8 3-5 5-13 5-24v-16h7z">
          <text:p/>
        </draw:path>
        <draw:path draw:style-name="gr3" draw:text-style-name="P2" draw:layer="layout" svg:width="1.378cm" svg:height="0.2cm" svg:x="5.037cm" svg:y="5.242cm" svg:viewBox="0 0 1379 201" svg:d="M87 197c-3 0-8 0-13 0s-11-1-17-1c-5 0-10 0-14 0s-8 0-14 0c-5 0-11 1-16 1-6 0-10 0-13 0v-9h7c8 0 13 0 16-1 4-1 6-2 7-4s1-5 1-8v-153c0-3 0-6-1-8s-3-3-7-4c-3-1-8-1-16-1h-7v-9c3 0 7 0 13 0 5 0 11 1 16 1 6 0 11 0 15 0 3 0 8 0 14 0 5 0 11-1 16-1s10 0 13 0v9h-7c-8 0-13 0-16 1-4 1-6 2-7 4s-1 5-1 8v153c0 3 0 6 1 8s3 4 7 4c3 1 8 1 16 1h7zM220 196l-33 1v-9c10 1 16 0 19-1 3-2 4-5 4-12v-67c0-8-1-15-4-22-3-6-9-9-18-10-6 0-12 2-18 6-6 3-11 9-14 15-4 7-6 16-6 26v52c-1 7 1 10 4 12 2 1 9 2 18 1v9l-32-1-33 1v-9c10 1 16 0 19-1 3-2 4-5 4-12v-77c0-7-1-11-4-13s-9-3-19-3v-9l41-3v30c4-9 9-16 16-21 7-6 16-9 26-9 9 0 15 2 20 4s9 4 11 7c4 5 6 10 7 16 1 7 2 16 2 28v55c0 4 2 7 5 7 4 1 10 2 17 1v9zM363 161c0 10-3 20-11 27-7 8-19 12-35 13-4 0-8-1-14-2-6-2-12-5-18-11-3 3-4 5-5 5 0 1-1 2-1 2-3 2-4 4-5 5-1 0-2 1-2 1-2 0-3-1-3-2s0-3 0-5v-38c0-3 0-5 0-6 1-1 2-2 3-2 2 0 3 1 3 1 1 1 1 2 2 4 2 13 6 23 12 30 7 7 16 11 28 11 11 0 19-3 24-7 5-5 8-12 8-19s-2-12-6-16c-4-3-9-6-13-8-5-1-9-2-11-2-10-2-18-4-23-6-6-1-10-4-15-8-8-6-12-14-12-24 0-6 1-11 4-17 3-5 7-9 14-13s16-5 28-6c2 0 6 1 11 1 5 1 10 4 16 7 0 0 1-1 2-2s2-2 3-2c1-2 3-3 3-3 1 0 2-1 3-1s2 1 2 2c1 1 1 3 1 5v29c0 3-1 5-1 6s-1 1-3 1c0 0-1 0-2 0s-1-1-2-2c0-4 0-8-2-13-1-6-4-11-9-15-4-5-12-7-22-7-12 0-21 2-26 7-4 4-7 9-6 15 0 5 2 10 5 13 4 3 8 5 14 7 5 1 10 2 16 3s12 3 17 5c6 2 11 5 16 9 2 2 4 5 7 9 3 5 5 11 5 19zM467 162c0 6-1 12-3 18s-5 11-9 14c-4 4-10 6-16 7-4 0-9-1-15-3-6-1-11-5-15-10-5-6-7-15-8-26v-80h-24v-6c9-1 17-4 22-10 6-6 9-13 12-21 2-8 3-18 3-26h7v54h41v9h-41v80c0 2 0 6 1 10 1 5 2 10 5 14 3 5 7 7 14 7 5 0 9-2 13-8 4-5 6-13 6-24v-16h7zM589 88c-1 4-2 8-5 9-2 2-5 3-8 3s-6-1-8-3c-3-2-4-5-4-9s1-6 3-8 3-3 3-3c0 0-1-1-3-1-7 1-13 3-18 8s-9 12-12 20c-2 8-4 17-4 27v44c0 3 0 6 1 8s3 4 6 4c3 1 8 1 15 1h6v9c-6 0-12 0-18 0s-13-1-18-1l-33 1v-9c9 1 15 0 18-1 3-2 5-5 4-12v-77c1-7-1-11-3-13-3-2-9-3-19-3v-9l40-3v32c1-4 3-9 6-14s7-9 12-12c5-4 10-6 17-6s12 2 16 5c3 4 5 8 6 13zM709 201v-26c-9 17-21 26-38 26-14-1-24-3-30-8s-10-11-12-19c-1-7-1-14-1-22v-43c0-9 0-15-1-19-1-3-3-6-6-7s-8-1-16-1v-9l43-3v96c-1 5 0 9 1 14 1 4 3 7 7 10 3 3 9 4 17 4 10 0 19-5 25-13s10-19 10-31v-52c0-7-1-11-4-13s-9-3-19-3v-9l43-3v102c-1 7 0 12 3 14s9 3 19 2v9zM877 163c0 1-1 3-2 7-2 4-4 8-8 13-3 5-8 9-14 12-7 4-14 5-24 6-11-1-22-4-31-9-9-6-17-14-22-23-6-10-9-21-9-34 0-12 3-23 8-33 6-10 13-18 22-24 10-6 20-9 33-10 7 0 14 2 21 4s12 6 16 10c4 5 6 11 7 17 0 5-2 8-4 10-3 3-6 4-10 4s-7-2-9-4c-3-3-4-6-4-10 0-2 1-4 2-7 2-3 6-5 12-6-4-3-8-6-12-7-5-2-9-3-12-3-4 0-6 0-7 0-6-1-11 1-17 4-6 4-11 10-15 18-5 9-7 21-7 37 0 15 3 27 7 35 5 9 10 15 16 18 6 4 12 6 18 5 3 1 7 0 12-2 5-1 10-4 14-8 5-5 8-11 11-20 0-2 2-3 4-3 1 0 1 0 2 1 1 0 2 1 2 2zM980 162c0 6-1 12-3 18s-5 11-10 14c-4 4-9 6-16 7-4 0-8-1-14-3-6-1-11-5-16-10-5-6-7-15-7-26v-80h-25v-6c10-1 17-4 23-10 5-6 9-13 11-21s4-18 4-26h7v54h41v9h-41v80c0 2 0 6 0 10 1 5 3 10 6 14 2 5 7 7 13 7 5 0 10-2 14-8 3-5 5-13 5-24v-16h8zM1054 22c0 4-1 8-4 12-2 3-6 5-11 5s-8-2-11-5c-3-4-4-7-4-12 0-3 1-7 4-10 2-3 6-5 11-5s8 2 11 5 4 6 4 10zM1070 197c-10 0-20 0-30-1l-31 1v-9c9 1 15 0 18-1 3-2 4-5 4-12v-77c0-7-1-11-4-13-2-2-8-3-17-3v-9l40-3v106c0 5 1 9 3 10 2 2 8 3 17 2zM1192 133c1-5 0-12 0-19-1-7-3-14-7-21-4-6-9-10-14-14-7-3-13-4-20-4-6 0-11 1-17 4-6 4-11 8-15 15s-6 13-6 20c-1 7-2 14-1 19-1 6 0 12 1 20 0 7 2 15 6 21 4 7 9 11 15 15 5 3 11 4 18 4s15-2 20-5c6-4 11-9 14-16s5-13 6-20c0-7 1-13 0-19zM1216 136c0 12-3 23-9 33-5 9-13 17-23 23-9 5-21 8-33 9-11-1-21-4-31-9-10-6-17-13-23-23s-9-21-9-33 3-23 8-34c6-10 14-18 23-24 10-6 21-9 33-10 11 1 23 4 33 10 9 6 17 14 23 24 5 10 8 21 8 34zM1346 196l-32 1v-9c9 1 15 0 18-1 3-2 5-5 4-12v-67c1-8-1-15-4-22-2-6-8-9-17-10-6 0-12 2-18 6-6 3-11 9-15 15-4 7-6 16-6 26v52c0 7 1 10 4 12 3 1 9 2 19 1v9l-33-1-32 1v-9c9 1 15 0 18-1 3-2 5-5 4-12v-77c1-7 0-11-3-13s-9-3-19-3v-9l40-3v30c5-9 10-16 17-21 7-6 16-9 26-9 8 0 15 2 20 4s8 4 10 7c5 5 7 10 8 16 1 7 1 16 1 28v55c0 4 2 7 6 7 4 1 9 2 17 1v9z">
          <text:p/>
        </draw:path>
        <draw:path draw:style-name="gr3" draw:text-style-name="P2" draw:layer="layout" svg:width="0.777cm" svg:height="0.259cm" svg:x="5.337cm" svg:y="5.595cm" svg:viewBox="0 0 778 260" svg:d="M121 196c-2-9-4-16-8-21s-9-8-17-8c-6 0-10 2-13 6-3 3-4 7-4 12 0 1 0 3 1 6s2 6 5 8c2 2 6 3 11 3 3 0 7 0 11-1s9-3 14-5zM162 106c0-25-4-44-11-59-7-14-16-24-26-30-10-7-20-10-30-10-9 0-18 3-29 9-10 6-19 16-26 31-7 14-11 34-11 59 0 21 3 39 9 52 5 13 12 22 19 29 7 6 14 10 19 12 0-1-1-2-2-5-1-2-1-5-2-9 0-6 2-12 7-17 4-5 10-7 17-7 8 0 15 3 20 9s9 13 13 21c9-8 17-17 22-27s8-21 9-31c2-11 3-20 2-27zM193 206c0 6-1 13-2 21-2 8-6 16-11 23-5 6-12 10-22 10-9 0-15-3-20-8s-8-12-10-20-4-17-5-27c-4 2-9 3-13 3-5 1-10 3-14 3-18-2-34-6-48-15-15-10-26-22-35-38-9-15-13-33-13-52 0-20 4-38 13-54s20-28 35-38c14-9 30-14 47-14 18 0 34 5 48 14 15 10 26 22 35 38s13 34 13 54c0 22-6 41-16 58-11 17-25 29-42 37 3 10 7 17 11 22s10 7 16 7c7 0 12-2 17-6s9-10 10-19c0-3 1-5 3-5 1 0 2 1 3 2 0 1 0 3 0 4zM321 206v-26c-9 18-21 27-37 26-15 0-25-2-31-7s-10-11-11-19c-2-7-2-15-2-22v-43c0-9 0-15-1-19 0-3-2-6-6-7-3-1-8-1-16-1v-9l43-3v96c0 5 0 9 1 14 1 4 3 7 7 10s9 4 17 4c11 0 19-5 25-13 7-8 10-19 10-32v-51c0-7-1-11-4-13-2-2-9-3-18-3v-9l42-3v102c-1 7 1 12 3 14 3 2 9 2 19 2v9zM470 131c0-3 0-8-1-13s-2-11-4-17c-2-5-6-10-10-14s-10-6-18-6c-3-1-7 1-13 3-5 3-10 7-14 15-5 7-8 17-8 32zM489 169c0 2-2 6-5 12s-8 12-15 17-16 8-28 8c-11 0-22-3-31-8-10-6-18-14-23-24-6-10-9-21-9-34 0-12 2-23 8-33 5-10 12-18 21-24s19-9 30-9c12 0 22 3 30 9 7 5 13 12 17 20 3 9 5 18 5 28 0 3 0 4-1 5s-3 1-6 1h-81c0 5 1 12 1 20 1 8 4 16 8 23 3 5 8 10 13 13 6 4 12 6 20 6 1 0 4 0 9-1s10-3 16-8c5-4 10-11 13-20 1-3 2-4 4-5 1 0 2 1 3 1 1 1 1 2 1 3zM610 206v-26c-9 18-21 27-37 26-15 0-25-2-31-7s-10-11-11-19c-2-7-2-15-2-22v-43c0-9 0-15-1-19-1-3-3-6-6-7s-8-1-16-1v-9l43-3v96c-1 5 0 9 1 14 1 4 3 7 7 10 3 3 9 4 17 4 11 0 19-5 25-13s10-19 10-32v-51c0-7-1-11-4-13s-9-3-19-3v-9l43-3v102c-1 7 1 12 3 14 3 2 9 2 19 2v9zM759 131c0-3 0-8-1-13s-2-11-4-17c-2-5-6-10-10-14-5-4-10-6-18-6-3-1-8 1-13 3-5 3-10 7-15 15-4 7-7 17-7 32zM778 169c0 2-2 6-5 12s-8 12-15 17-17 8-28 8-22-3-31-8c-10-6-18-14-23-24-6-10-9-21-10-34 1-12 3-23 9-33 5-10 12-18 21-24s19-9 30-9c12 0 22 3 30 9 7 5 13 12 17 20 3 9 5 18 5 28 0 3 0 4-1 5s-3 1-6 1h-81c0 5 0 12 1 20s4 16 8 23c3 5 8 10 13 13 6 4 12 6 20 6 1 0 4 0 9-1 4-1 10-3 15-8 6-4 11-11 14-20 1-3 2-4 4-5 1 0 2 1 3 1 0 1 1 2 1 3z">
          <text:p/>
        </draw:path>
        <draw:polygon draw:style-name="gr3" draw:text-style-name="P2" draw:layer="layout" svg:width="11.109cm" svg:height="3.391cm" svg:x="5.528cm" svg:y="11.306cm" svg:viewBox="0 0 11110 3392" draw:points="22,17 22,0 11110,0 11110,3392 0,3392 0,0 22,0 22,17 44,17 44,3354 11068,3354 11068,38 22,38 22,17 44,17">
          <text:p/>
        </draw:polygon>
        <draw:path draw:style-name="gr3" draw:text-style-name="P2" draw:layer="layout" svg:width="11.071cm" svg:height="0.065cm" svg:x="5.566cm" svg:y="12.631cm" svg:viewBox="0 0 11072 66" svg:d="M13 0l-4 14 4-14-4 14 4-14c0 0 30 5 68 5 300 9 1422 13 2845 13 1642 0 3675-4 5300-8 813 0 1524-5 2032-5 508-5 810-5 814-5v48c0 0-4865 18-8146 18-817 0-1537 0-2058-6-262 0-474-4-618-4-76-4-135-4-173-4-22 0-38-4-51-4s-17 0-26-5z">
          <text:p/>
        </draw:path>
        <draw:path draw:style-name="gr3" draw:text-style-name="P2" draw:layer="layout" svg:width="11.07cm" svg:height="0.064cm" svg:x="5.55cm" svg:y="13.3cm" svg:viewBox="0 0 11071 65" svg:d="M12 0v13-13 13-13c4 0 30 4 72 4 297 9 1423 13 2845 13 1639 0 3675-4 5301-8 812 0 1524-5 2032-5 503-4 809-4 809-4v48c0 0-4861 17-8142 17-817 0-1541 0-2062-5-258 0-470-4-618-4-72-4-131-4-173-4-21 0-38-4-47-4-13 0-21 0-29-5z">
          <text:p/>
        </draw:path>
        <draw:path draw:style-name="gr3" draw:text-style-name="P2" draw:layer="layout" svg:width="11.071cm" svg:height="0.063cm" svg:x="5.511cm" svg:y="11.954cm" svg:viewBox="0 0 11072 64" svg:d="M13 4l-4 8 4-12v4l-4 8 4-12c0 4 31 4 73 4 296 13 1418 13 2845 13 1638 0 3675-5 5296-9 813 0 1524-4 2032-4s809-4 813-4v46c0 0-4864 18-8141 18-821 0-1541 0-2062-4-262 0-470-4-618-4-76 0-135-4-173-4-22 0-38 0-51 0-14-6-18-6-27-6z">
          <text:p/>
        </draw:path>
        <draw:path draw:style-name="gr3" draw:text-style-name="P2" draw:layer="layout" svg:width="11.071cm" svg:height="0.063cm" svg:x="5.511cm" svg:y="13.986cm" svg:viewBox="0 0 11072 64" svg:d="M13 0l-4 8 4-8-4 8 4-8c0 0 31 4 73 4 296 9 1418 13 2845 13 1638 0 3675-4 5296-9 813-4 1524-4 2032-4 508-4 809-4 813-4v47c0 0-4864 17-8141 17-821 0-1541-4-2062-4-262 0-470-4-618-4-76-4-135-4-173-4-22 0-38-5-51-5-14 0-18 0-27-4z">
          <text:p/>
        </draw:path>
        <draw:path draw:style-name="gr3" draw:text-style-name="P2" draw:layer="layout" svg:width="0.252cm" svg:height="0.201cm" svg:x="5.711cm" svg:y="11.568cm" svg:viewBox="0 0 253 202" svg:d="M55 25c0 6-2 11-6 16-5 4-10 6-16 6-7 0-12-2-16-6-4-5-7-10-7-16 0-7 3-12 7-16s9-7 16-7c6 0 11 3 16 7 4 4 6 9 6 16zM35 200h-35v-14h20v-89c0-5-1-9-3-10s-8-1-16-1v-14l50-2v116h18v14zM200 98c-3-5-8-9-14-12-6-4-13-6-21-6-5 0-10 1-16 3-5 2-11 6-15 12s-6 12-7 19c0 8-1 15 0 22-1 7 0 15 1 23 1 9 4 16 9 22s13 9 25 11c7 0 13-3 18-6 5-2 10-5 14-8 3-4 5-6 6-8zM200 202v-15c-4 5-10 8-18 11-7 2-14 4-23 4-22 0-39-6-51-19-12-12-18-28-18-47 0-21 7-37 20-48 13-12 31-18 52-18 5 0 11 0 18 2 6 2 15 5 22 11v-56c0-6-1-9-3-10-3-1-8-2-18-2v-13l52-2v175c0 5 1 8 3 9 3 2 8 2 17 2v14z">
          <text:p/>
        </draw:path>
        <draw:path draw:style-name="gr3" draw:text-style-name="P2" draw:layer="layout" svg:width="0.328cm" svg:height="0.186cm" svg:x="6.858cm" svg:y="11.629cm" svg:viewBox="0 0 329 187" svg:d="M110 64c1-7 0-14 0-21-1-7-3-13-6-18s-7-9-13-11c-5-3-11-4-17-4-7 0-14 1-19 4-6 3-10 7-13 13-2 5-4 11-4 17-1 7-1 14-1 20 0 9 1 17 2 26 1 8 4 16 9 21 5 6 14 9 26 9s20-3 25-9c6-5 9-13 10-21 1-9 2-17 1-26zM147 67c0 12-3 23-8 33-6 9-14 17-25 23s-24 9-40 9-30-3-41-9c-10-6-19-13-24-23-6-10-9-21-9-33 0-13 3-24 9-34s14-18 25-24 24-9 40-9 29 3 40 9 19 14 25 24c5 10 8 21 8 34zM292 66c0-18-3-32-10-41-7-8-15-13-25-13-4 0-8 1-15 2-6 2-12 6-18 12-2 1-3 3-4 4 0 1 0 3 0 5v61c0 3 0 5 0 6s1 2 3 4c7 7 13 12 18 14 6 1 10 2 12 1 7 0 13-1 19-5s11-10 14-18c4-8 6-19 6-32zM329 66c0 20-7 36-20 48s-31 18-52 18c-6 0-13-1-19-3s-12-5-18-10v53h20v15l-37-1-37 1v-15h21v-145c0-5-1-8-3-9-3-1-8-2-18-2v-13l52-2v14c3-3 9-6 16-9 8-4 17-5 27-5 21 0 38 6 50 18s18 27 18 47z">
          <text:p/>
        </draw:path>
        <draw:path draw:style-name="gr3" draw:text-style-name="P2" draw:layer="layout" svg:width="0.569cm" svg:height="0.204cm" svg:x="7.944cm" svg:y="11.563cm" svg:viewBox="0 0 570 205" svg:d="M151 56c0-6 0-12-2-18-1-6-5-11-12-15s-18-6-33-7h-34v80h34c15 0 26-2 33-6 7-5 11-10 12-16 2-6 3-12 2-18zM236 174c0 2-1 5-2 10-2 5-5 9-10 14-5 4-13 6-23 7-6 0-13-1-21-2-7-1-15-3-21-6-7-3-11-7-14-11s-5-9-5-14c-1-6-1-11-1-18s0-12-1-16c0-5-1-8-2-11s-3-6-6-9c-5-5-10-9-15-10s-9-1-11-1h-34v81h31v13c-3 0-8 0-15 0-6 0-12 0-19 0s-12 0-16 0c-5 0-10 0-16 0-7 0-13 0-20 0-6 0-11 0-15 0v-13h31v-172h-31v-13h109c18 0 34 3 47 7 12 5 22 11 29 19s10 17 10 27-4 19-11 27c-8 8-20 15-37 20 7 2 13 5 19 11 7 6 11 13 13 23 1 1 1 3 1 7 1 3 1 7 2 10 0 4 0 6 1 8 0 4 1 8 2 13s3 10 6 13c3 4 7 6 13 6 4 0 8-1 12-5 3-3 6-8 6-15 0-2 1-3 1-4 1-2 3-2 6-2 1 0 3 0 4 0 2 1 3 3 3 6zM406 143c0 10-3 20-7 29s-11 17-21 23c-9 6-22 9-38 10-4 0-9-1-16-1-6-1-13-3-21-5-7-2-15-6-21-10l-14 13c-1 1-2 2-2 2-1 0-2 1-3 1-3 0-4-1-5-2 0-2 0-4 0-7v-52c0-3 0-5 1-7 0-1 2-1 6-1 3 0 5 0 5 1 1 1 1 3 1 5 1 11 4 19 9 26s11 11 19 15c7 3 14 5 22 6 7 1 14 2 19 2 10 0 18-2 23-6 6-3 9-8 11-13 3-5 4-10 4-15-1-6-2-11-5-15-2-5-5-8-7-10s-4-3-7-4c-2-1-6-3-10-4-5-1-11-2-19-4-11-2-19-4-26-6-6-2-13-5-17-7-5-3-9-7-14-11-3-3-6-8-10-15-3-6-5-14-5-23 0-11 2-20 7-29 4-8 12-16 21-21 11-5 23-8 37-8 7 0 15 1 24 3 8 2 17 6 25 13l13-13c2-1 3-2 4-3 0 0 1 0 2 0 3 0 4 0 5 2 0 1 0 3 0 6v52c0 4 0 6-1 7 0 1-2 2-6 2-2 0-4-1-5-2s-1-3-2-6c-2-13-6-23-13-30-6-7-13-12-21-15-9-3-17-4-25-4-9 0-17 2-22 5-5 4-10 7-12 12s-3 9-3 13c0 6 1 11 4 15 4 5 8 8 12 10 4 3 8 5 12 5l42 9c9 2 17 6 24 11 8 6 14 13 18 22 5 9 7 18 8 29zM570 201c-5 0-11 0-18 0s-14 0-21 0c-8 0-14 0-19 0s-11 0-18 0-15 0-22 0-13 0-17 0v-13h40v-150c-9 3-16 4-23 5s-12 1-14 1h-6v-14h6c2 0 6 0 12 0 7-1 14-2 22-5 8-2 16-6 23-11 2-1 3-2 3-2 1 0 2 0 4 0 3 0 6 1 6 2 1 2 2 4 1 7v167h41z">
          <text:p/>
        </draw:path>
        <draw:path draw:style-name="gr3" draw:text-style-name="P2" draw:layer="layout" svg:width="0.575cm" svg:height="0.204cm" svg:x="11.881cm" svg:y="11.558cm" svg:viewBox="0 0 576 205" svg:d="M151 57c1-6 0-12-1-18-2-6-6-11-13-15-6-5-17-7-33-7h-33v80h33c15 0 27-2 33-7 7-4 11-9 13-15 1-6 2-12 1-18zM236 175c0 2 0 5-2 10s-5 9-10 13c-5 5-12 7-22 7-7 0-14 0-21-1-8-1-15-3-22-6-6-4-11-7-14-11-3-5-5-9-5-15-1-5-1-11-1-17 0-7 0-13 0-17-1-4-1-7-3-10-1-3-3-6-6-10-5-5-10-8-15-9s-9-2-11-1h-33v81h31v13c-4 0-9 0-15-1-7 0-13 0-20 0-6 0-12 0-16 0s-10 0-16 0c-7 0-13 0-20 0-6 1-11 1-15 1v-13h31v-172h-31v-13h110c18 0 33 2 46 7s22 11 29 19 10 17 10 27-3 19-11 27-20 15-37 19c7 2 13 6 20 11 6 6 10 14 13 24 0 1 0 3 0 6 1 4 1 7 2 11 0 4 1 6 1 7 0 5 1 9 2 14s3 9 6 13 7 6 13 6c5 0 8-2 12-5s6-8 7-15c0-2 0-3 1-5 0-1 2-2 5-2 2 0 3 0 5 1 1 1 2 3 2 6zM405 144c0 10-2 19-7 29-4 9-11 17-21 23-9 6-22 9-38 9-4 0-9 0-16-1-6 0-13-2-20-4-8-3-15-6-21-11l-13 14c-2 1-2 1-3 2-1 0-2 0-3 0-2 0-4 0-4-2-1-1-1-3-1-6v-52c0-3 0-6 1-7s3-2 6-2 5 1 5 2c1 1 1 3 1 5 1 11 4 19 9 26 5 6 11 11 18 15 7 3 15 5 22 6s14 2 19 2c10 0 18-2 23-6 6-3 10-8 12-13s3-10 3-15c0-7-2-12-4-16-3-4-5-7-8-9-2-2-4-3-6-5-3-1-6-2-11-3s-11-3-19-4c-11-3-19-4-25-7-7-2-12-4-17-7-4-2-9-6-14-10-3-4-6-9-10-15-3-6-5-14-5-24s2-19 7-28 12-16 21-21c10-6 22-8 36-9 8 0 15 1 24 3s17 7 26 13l13-12c1-2 2-3 3-3s1-1 2-1c3 0 4 1 5 2 1 2 1 4 1 6v53c0 3-1 6-1 7-1 1-3 1-6 1s-5 0-6-1-1-3-2-6c-2-13-6-23-13-30-6-8-13-13-21-15-8-3-16-4-24-4-10 0-17 2-23 5-5 3-9 7-11 12-2 4-3 9-3 13 0 6 2 11 4 15 3 4 7 8 11 10 4 3 8 4 12 5l42 9c9 2 17 6 25 11 7 5 13 12 18 21 4 9 7 19 7 30zM568 202h-125v-5c0-3 0-5 1-6 0-1 1-2 3-4l59-59c20-21 31-41 31-61 0-11-3-20-10-28-6-8-16-13-28-13-5 0-11 1-17 2-5 2-10 5-14 8 2 0 4 1 6 3 3 1 5 3 7 6 3 3 4 7 5 12-1 7-4 12-8 16-5 3-9 5-14 5-3 0-6-1-9-2s-6-3-8-7c-2-3-4-7-4-13 0-8 3-16 8-23 6-6 13-11 22-15 11-4 21-5 33-5 14 0 26 2 36 6 11 5 19 11 25 19s9 18 9 29c0 9-1 17-5 24-4 6-10 13-18 20s-17 14-28 22c-6 5-13 10-20 16s-14 11-21 17h42c2 0 5 0 9 0s8 0 12 0c4-1 7-1 8-2 2 0 3-3 4-6s2-7 3-11c0-4 1-7 1-9h13z">
          <text:p/>
        </draw:path>
        <draw:path draw:style-name="gr3" draw:text-style-name="P2" draw:layer="layout" svg:width="0.613cm" svg:height="0.202cm" svg:x="9.879cm" svg:y="11.559cm" svg:viewBox="0 0 614 203" svg:d="M231 16c-7 0-13 0-16 1-4 1-6 1-7 2s-2 2-2 3l-77 174c-1 4-3 6-5 7-2 0-4 1-6 0-4 0-7 0-8-1-2-2-3-4-4-6l-79-180h-27v-13c4 0 8 0 14 0s11 0 17 0 11 0 15 0 10 0 16 0c7 0 13 0 19 0 7 0 12 0 16 0v13h-27l61 139 58-132c1-1 1-2 1-3 0-2-2-2-6-3-3 0-7-1-11-1s-7 0-8 0v-13c6 0 12 0 19 0 6 0 13 0 19 0h33v13zM320 134c-4 0-9 0-16 1-6 1-13 3-20 5-6 3-12 6-17 11s-7 11-7 19c0 6 3 12 7 16 5 4 11 6 19 6 3 1 7 0 12-1 5-2 10-5 15-10 4-4 6-11 7-20zM378 194c0 3-1 5-3 6s-4 1-7 1h-14c-9 0-16-1-21-4-4-2-6-5-7-8-1-4-2-7-1-10-4 6-9 12-16 16-7 5-16 8-27 8-7 0-15-1-24-3-8-1-15-4-22-9-6-5-10-12-10-21 0-10 4-19 12-25 7-6 17-10 27-13 11-3 21-5 31-6 11 0 18-1 24-1v-10c0-22-11-34-32-34-2 0-5 0-9 0-3 1-8 1-12 2 1 0 2 2 4 4 1 2 2 6 3 10-1 6-3 11-6 14-4 3-8 4-13 4-4 0-8-1-11-4-4-3-6-8-6-14 0-8 3-14 9-18 7-4 14-6 22-7s14-2 20-1c22 0 38 4 48 12s15 19 15 32v62c0 3 1 6 3 8 1 1 7 2 15 3 2-1 4 0 5 0 2 1 3 3 3 6zM428 200l-35 1v-13h20v-161c0-5-1-8-3-9-3-2-8-2-17-2v-13l51-3v188h20v13zM614 201c-5 0-10 0-17-1-7 0-15 0-22 0s-13 0-18 0-12 0-19 0-14 0-21 0c-8 1-13 1-18 1v-13h40v-150c-8 2-16 4-23 5-7 0-12 1-14 0h-6v-13h6c2 0 6 0 13-1 6 0 13-2 21-4s16-6 24-11c1-1 2-2 3-2 0 0 2 0 3 0 4 0 6 0 7 2 0 1 1 4 1 7v167h40z">
          <text:p/>
        </draw:path>
        <draw:path draw:style-name="gr3" draw:text-style-name="P2" draw:layer="layout" svg:width="0.619cm" svg:height="0.202cm" svg:x="13.931cm" svg:y="11.568cm" svg:viewBox="0 0 620 203" svg:d="M229 15c-7 0-12 1-15 1-3 1-5 2-6 2-2 1-2 2-3 4l-76 174c-2 3-4 5-5 6-2 1-4 1-7 1-4 0-6-1-8-2-1-1-2-3-3-6l-80-180h-26v-13c3 0 8 0 13 1 6 0 12 0 18 0s10 0 14 0c5 0 10 0 17 0 6 0 13 0 19 0 6-1 11-1 15-1v13h-27l61 139 59-132c0-1 1-2 1-3s-2-2-6-3c-4 0-8 0-12 0s-6-1-8-1v-13c6 0 12 1 19 1s13 0 19 0l33-1v13zM318 133c-4 0-9 1-15 2-7 1-13 2-20 5-7 2-13 6-17 10-5 5-7 11-8 19 1 7 3 12 8 16s11 7 19 7c2 0 6-1 11-2 6-2 11-5 15-9 5-5 7-12 7-21zM376 194c0 3-1 5-2 6-2 0-4 1-7 0h-14c-10 0-17-1-21-3-4-3-7-6-8-9s-1-7-1-10c-3 7-8 12-15 17s-16 7-28 7c-7 0-14 0-23-2s-16-5-22-10c-7-5-10-12-10-21 0-10 4-18 11-24 8-6 17-11 28-14s21-4 31-5 18-2 23-2v-10c0-22-10-33-31-34-2 0-5 1-9 1s-8 1-12 1c0 1 2 2 3 4 2 3 3 6 3 10 0 6-2 11-6 14-3 3-7 5-12 5-4 0-8-2-12-5s-6-7-6-14c1-8 4-14 10-18 6-3 13-6 21-7s15-1 21-1c21 0 37 4 47 13 11 8 16 18 16 31v62c0 3 0 6 2 8s7 3 16 3c1 0 3 0 5 1 1 0 2 2 2 6zM427 200h-35v-13h19v-160c1-6 0-9-3-10-2-1-8-2-16-2v-13l51-2v187h19v13zM610 200h-123v-5c0-2 0-4 0-6 1-1 2-2 3-4l58-59c21-20 31-40 31-59 0-12-3-22-9-30-7-8-16-12-29-13-5 0-10 1-15 3-5 1-10 4-14 7 1 1 3 2 6 3 2 1 5 4 7 6 2 3 3 8 3 13 0 7-2 13-7 16-4 3-9 5-14 5-2 0-5-1-8-2s-6-3-9-6c-2-3-3-8-3-13 0-10 3-18 8-24 5-7 13-12 22-16 9-3 20-5 32-5 13 0 25 2 36 7 10 4 19 10 25 18 6 9 10 19 10 30 0 9-2 17-7 24-4 7-10 13-17 20-8 6-17 13-28 21-7 5-14 10-21 16s-14 12-21 17h43c1 0 4 0 9 0 4 0 8 0 12 0s7-1 8-1c1-1 3-3 4-7 1-3 1-7 2-11 1-3 1-6 2-8h14z">
          <text:p/>
        </draw:path>
        <draw:path draw:style-name="gr3" draw:text-style-name="P2" draw:layer="layout" svg:width="0.657cm" svg:height="0.258cm" svg:x="15.594cm" svg:y="11.559cm" svg:viewBox="0 0 658 259" svg:d="M125 137c0-8 0-16-1-24-1-9-4-16-9-22s-14-10-25-10c-8 0-16 2-22 5-6 4-12 8-16 13v74c1 1 3 3 6 7 3 3 7 6 11 8 5 3 11 4 18 4 4 1 10 0 15-3 6-2 11-6 15-12 4-5 6-12 7-19s1-14 1-21zM162 137c-1 20-7 36-20 48s-31 18-53 18c-8 0-16-2-22-4-6-3-10-6-14-8-3-3-5-5-6-6-4 5-9 11-14 16h-13v-174c0-5-1-8-4-9-2-2-8-2-16-2v-13l51-3v85c3-3 8-7 15-10 8-3 16-4 27-4 21 0 38 6 50 18s19 27 19 48zM302 203v-23c-4 8-9 13-15 16-5 3-10 5-15 6s-9 1-11 1c-15 0-27-2-37-7s-15-15-15-30v-68c0-6-1-9-3-10-3-1-8-2-17-2v-13l53-2v99c0 5 0 9 1 13 1 3 3 5 6 7s9 2 16 2c11 0 19-3 26-10 6-7 9-17 10-28v-56c0-6-1-9-4-10-2-1-8-2-16-2v-13l52-2v105c0 6 1 9 4 10 2 1 8 2 16 2v13zM477 161c0 10-3 18-7 24-5 6-10 10-16 13-7 2-13 4-18 4-6 1-10 1-12 1-3 0-8 0-14-1-7-1-13-4-20-8l-8 4c-3 3-5 4-5 4-1 1-2 1-3 1-3 0-4-1-5-2-1-2-1-4-1-6v-32c0-3 1-5 1-6 1-1 3-2 6-2 2 0 4 0 5 1 1 0 2 1 2 3 1 4 3 9 6 14 2 5 7 10 12 14 6 3 14 5 24 5 2 1 6 0 11 0 5-1 10-3 14-6 5-3 7-8 8-15-1-6-3-10-7-13-3-3-8-5-13-7-4-1-9-2-12-3-11-1-20-3-27-5-6-2-12-6-18-11-3-3-6-6-8-10s-3-9-4-15c1-9 3-16 8-22 4-5 9-8 16-11 6-2 12-3 18-4 5 0 9-1 11 0 12 0 22 1 29 5 6-3 9-4 11-5 1 0 2-1 2 0 3 0 4 0 5 2 1 1 1 3 1 6v23c0 3 0 5-1 6s-3 2-6 2-5-1-6-1c-1-1-1-3-1-5-1-16-12-24-34-24-2 0-6 0-11 0-5 1-10 3-14 5-4 3-7 7-7 13 0 4 2 8 5 10 4 3 8 4 12 6 5 1 9 2 12 2 11 2 20 4 26 6 6 1 12 4 17 8 11 9 16 19 16 32zM658 86c-6 0-10 0-13 1-3 0-5 1-6 2-1 0-2 1-2 3l-62 132c-3 6-7 11-11 17-4 5-10 9-16 12-6 4-12 5-20 6-9-1-16-3-22-8-7-5-10-11-10-19 0-5 2-10 5-12 5-3 8-5 13-5s9 2 12 5 4 7 4 12-1 9-3 11-4 4-6 4c1 1 2 1 3 1s2 0 4 0c7 0 12-2 17-5 5-4 8-8 11-13s6-10 8-15l7-14-54-115h-20v-14l34 1 36-1v14h-16l37 79 33-72 2-4c-1-1-2-2-4-2-2-1-4-1-7-1-2 0-3 0-3 0v-14l26 1c4 0 8 0 12 0s7-1 11-1z">
          <text:p/>
        </draw:path>
        <draw:path draw:style-name="gr3" draw:text-style-name="P2" draw:layer="layout" svg:width="0.652cm" svg:height="0.213cm" svg:x="5.643cm" svg:y="12.954cm" svg:viewBox="0 0 653 214" svg:d="M90 38l-32 95h65zM160 207c-4 0-9 0-14 0s-10 0-15 0-9 0-13 0v-8c3 0 6-1 10-1s7-1 10-2c2-1 4-3 4-6 0-1 0-3-1-4l-15-44h-71l-13 38c-1 0-1 1-1 2s0 1 0 2c0 4 2 7 6 10 3 3 9 4 16 5v8h-33-30v-8c8 0 15-2 20-5 6-2 10-7 12-15l60-173c1-2 1-3 2-4s3-2 5-2 4 1 4 2c1 1 2 2 3 4l62 181c1 5 3 8 7 9 3 2 9 3 17 3h5v8zM308 114c0-2 0-4-1-5 0-1-1-3-3-5-4-6-9-11-15-14-5-2-10-3-16-3-7 0-14 2-19 5-6 4-10 8-13 13-4 7-7 14-8 21-1 8-1 14-1 20s0 13 1 20 4 14 7 20c4 5 8 10 13 13 5 4 11 5 18 5 6 0 12-1 18-5 6-3 11-8 15-15 2-2 3-4 3-5 1-1 1-3 1-5zM308 211v-19c-4 4-9 9-15 13-7 3-15 5-24 6-11-1-21-3-30-9-10-6-17-14-22-23-6-10-9-21-9-33 0-13 3-24 9-34s14-17 23-23c10-7 21-10 32-10 8 0 15 2 21 6 6 3 11 8 16 13v-63c0-7-1-11-4-13-3-3-9-3-19-3v-9l42-3v175c-1 7 0 12 3 14s9 3 19 3v8zM469 114c0-2 0-4-1-5 0-1-1-3-2-5-5-6-10-11-15-14-6-2-11-3-16-3-8 0-15 2-20 5-6 4-10 8-13 13-4 7-6 14-8 21-1 8-1 14-1 20s0 13 1 20c2 7 4 14 8 20 3 5 7 10 12 13 5 4 11 5 18 5 6 0 12-1 18-5 6-3 11-8 16-15 1-2 2-4 2-5 1-1 1-3 1-5zM469 211v-19c-4 4-9 9-15 13-7 3-14 5-24 6-11-1-21-3-30-9s-17-14-22-23c-6-10-9-21-9-33 0-13 3-24 9-34s14-17 24-23c9-7 20-10 31-10 8 0 15 2 21 6 6 3 12 8 16 13v-63c0-7-1-11-4-13-3-3-9-3-19-3v-9l42-3v175c-1 7 1 12 3 14 3 2 9 3 19 3v8zM653 158c0 10-3 19-8 28-5 8-12 15-22 20-9 5-19 8-31 8-11 0-20-2-29-6s-17-9-22-16-8-15-8-23c0-7 2-11 5-14 4-2 7-3 11-3 5 0 9 1 12 4s5 7 5 12c0 6-2 10-6 13-3 2-9 3-14 3 3 5 9 10 14 13s11 6 16 7c6 1 11 2 15 2s9-1 14-4c5-2 9-7 13-14s5-17 6-30c0-14-3-26-9-34-5-9-14-13-26-14h-12c-3 0-5 0-6 0s-1-1-1-3c0-1 0-2 1-2 1-1 2-1 3-1s3 0 6 0c2-1 4-1 5-1 4 0 8-1 13-2 4-2 9-6 13-13 4-8 6-14 7-21 1-6 1-11 1-13 0-8-2-15-5-20-2-4-6-7-10-9s-9-3-13-3c-3 0-8 0-12 2-5 1-10 2-14 5-5 3-9 6-12 11 2 0 4 0 7 0 2 1 5 2 7 4s4 5 4 10c0 4-1 8-4 11-3 2-6 4-11 4s-8-1-11-4-4-6-4-11c0-11 5-20 15-28 10-7 22-11 37-11 9 0 18 1 26 5 8 3 14 8 19 14s7 13 7 20c0 12-3 22-11 32-7 10-17 16-29 20 15 3 27 10 35 20 9 9 13 20 13 32z">
          <text:p/>
        </draw:path>
        <draw:path draw:style-name="gr3" draw:text-style-name="P2" draw:layer="layout" svg:width="0.65cm" svg:height="0.209cm" svg:x="5.639cm" svg:y="13.615cm" svg:viewBox="0 0 651 210" svg:d="M90 38l-32 94h65zM160 206c-4 0-9 0-14 0s-10 0-15 0-9 1-13 1v-9c3 0 6 0 10 0 4-1 7-1 10-3 2-1 4-3 4-6 0-1 0-2-1-4l-15-44h-71l-13 38c-1 0-1 1-1 2s0 2 0 2c0 4 2 7 6 10 3 3 9 5 16 5v9l-33-1-30 1v-9c8 0 15-1 20-4 6-3 10-8 12-15l60-173c1-2 1-4 2-5s3-1 5-1 4 0 4 1c1 1 2 3 3 5l62 180c1 5 3 8 7 10 3 1 9 2 17 2h5v9zM308 114c0-3 0-4-1-6 0-1-1-2-2-5-5-6-10-11-16-13-5-3-10-4-16-4-7 0-14 2-19 6-6 4-10 8-13 12-4 7-7 14-8 22-1 7-1 14-1 19 0 6 0 13 1 20s4 14 7 20c4 6 8 10 13 14 5 3 11 5 18 5 6 0 12-2 18-5s11-9 16-15c1-3 2-4 2-6 1-1 1-3 1-5zM308 210v-19c-4 5-9 9-15 13-7 4-15 6-24 6-11 0-21-3-30-9-10-5-17-13-22-23-6-10-9-21-9-33s3-24 9-33c6-10 14-18 23-24 10-5 21-8 32-8 8 0 15 1 21 5 6 3 11 7 16 12v-63c0-7-1-11-4-13s-9-3-19-3v-9l42-3v176c-1 7 0 11 3 13s9 3 19 3v9zM469 114c0-3 0-4-1-6 0-1-1-2-2-5-5-6-10-11-15-13-6-3-11-4-16-4-8 0-15 2-20 6-6 4-10 8-13 12-4 7-6 14-8 22-1 7-1 14-1 19 0 6 0 13 1 20 2 7 4 14 8 20 3 6 7 10 12 14 5 3 11 5 18 5 6 0 12-2 18-5s11-9 16-15c1-3 2-4 2-6 1-1 1-3 1-5zM469 210v-19c-4 5-9 9-15 13-7 4-14 6-24 6-11 0-21-3-30-9-9-5-17-13-22-23-6-10-9-21-9-33s4-24 9-33c6-10 14-18 24-24 9-5 20-8 32-8 7 0 14 1 20 5 6 3 12 7 16 12v-63c0-7-1-11-4-13s-9-3-19-3v-9l42-3v176c-1 7 1 11 3 13 3 2 9 3 19 3v9zM643 207h-107c0-3 0-6 1-7 0-1 1-2 2-4l56-61c8-9 15-19 21-30s9-22 9-35c0-8-2-16-4-23-3-7-7-13-13-17s-13-7-22-7c-8 0-16 3-23 8s-12 12-16 21c1 0 2 0 4 0 5 0 9 2 11 5 3 3 4 6 4 10 0 6-2 11-5 13-4 3-7 4-10 3 0 1-1 0-4 0-2-1-5-2-7-5-2-2-4-7-4-12 0-8 2-17 7-25 4-8 10-14 18-19 9-5 18-8 29-8 18 0 32 6 44 16 11 10 17 23 17 40 0 10-2 19-6 27s-11 16-20 25-21 20-36 33l-31 30h52c2 0 6 0 10 0 4-1 7-1 11-1s6-1 6-2c2-2 3-6 4-11s2-10 3-14h7z">
          <text:p/>
        </draw:path>
        <draw:path draw:style-name="gr3" draw:text-style-name="P2" draw:layer="layout" svg:width="0.656cm" svg:height="0.209cm" svg:x="5.635cm" svg:y="12.243cm" svg:viewBox="0 0 657 210" svg:d="M90 38l-32 94h65zM159 206c-3 0-8 0-13 0s-10 0-15 1c-5 0-9 0-13 0v-9c3 0 6 0 10 0 3-1 7-1 9-2 3-2 5-5 5-7s-1-3-1-4l-15-45h-71l-14 38c0 1 0 1 0 2s0 2 0 3c0 3 2 7 5 11 4 2 9 4 16 4v9l-33-1-29 1v-9c8 0 14-1 20-4 5-4 9-9 12-16l60-172c0-2 1-4 2-5s2-1 5-1c2 0 3 0 4 1s2 3 2 5l62 180c2 4 4 8 7 10 4 2 9 2 18 2h5v9zM307 113c0-2 0-4 0-5s-1-3-3-6c-4-6-9-10-15-13-5-2-11-4-16-4-8 0-14 2-20 6-5 4-9 8-12 13-4 6-7 13-8 21-1 7-2 14-1 20-1 6 0 12 1 20 1 7 3 13 7 20 3 5 8 11 13 14s11 5 17 5c7 0 13-2 19-5s11-9 15-16c2-3 3-4 3-5 0-2 0-3 0-6zM307 210v-20c-3 6-8 10-15 14-6 4-14 6-23 6-11 0-22-3-31-8-9-6-16-15-22-25-5-9-8-20-8-33 0-12 3-23 9-33s13-18 23-23c10-6 20-9 32-9 8 0 15 2 21 5s11 7 15 13v-62c1-7-1-12-3-14-3-2-9-3-19-3v-9l41-3v175c0 7 1 11 4 14 3 2 9 3 19 3v9zM469 113c0-2-1-4-1-5s-1-3-3-6c-4-6-9-10-15-13-5-2-10-4-16-4-8 0-14 2-20 6-5 4-9 8-12 13-4 6-7 13-8 21-1 7-1 14-1 20s0 12 1 20c1 7 4 13 7 20 4 5 8 11 13 14s11 5 17 5c7 0 13-2 19-5s11-9 15-16c2-3 3-4 3-5 0-2 1-3 1-6zM469 210v-20c-4 6-9 10-16 14-6 4-14 6-23 6-11 0-21-3-30-8-10-6-17-15-23-25-5-9-8-20-8-33 0-12 3-23 9-33s14-18 23-23c10-6 21-9 32-9 8 0 15 2 21 5s11 7 15 13v-62c1-7 0-12-3-14s-9-3-19-3v-9l41-3v175c0 7 1 11 4 14 3 2 9 3 19 3v9zM608 42l-71 108h71zM628 159v25c0 3 0 6 1 8 1 3 3 4 6 5s8 1 15 1h6v9c-6 0-12-1-19-1s-14 0-20 0-13 0-21 0c-6 0-13 1-19 1v-9h6c7 0 12 0 16-1 3-1 5-2 6-5 1-2 1-5 1-8v-25h-78v-9l90-135c1-2 2-3 3-3 1-1 1-1 3-1s3 1 4 2c0 1 0 3 0 6v131h29v9z">
          <text:p/>
        </draw:path>
        <draw:path draw:style-name="gr3" draw:text-style-name="P2" draw:layer="layout" svg:width="0.641cm" svg:height="0.21cm" svg:x="5.639cm" svg:y="14.3cm" svg:viewBox="0 0 642 211" svg:d="M90 39l-32 94h65zM160 207c-4 0-9 0-14 0s-10 0-15 0-9 0-13 1v-9c3 0 6 0 10-1 4 0 7-1 10-2 2-1 4-3 4-6 0-1 0-3-1-4l-15-44h-71l-13 38c-1 0-1 1-1 2s0 1 0 2c0 4 2 7 6 10 3 3 9 4 16 5v9l-33-1-30 1v-9c8 0 15-2 20-4 6-3 10-8 12-16l60-173c1-2 1-3 2-4s3-2 5-2 4 1 4 2c1 1 2 2 3 4l62 181c1 5 3 8 7 10 3 1 9 2 17 2h5v9zM308 115c0-3 0-5-1-6 0-1-1-3-2-5-5-6-10-11-16-13-5-3-10-4-16-4-7 0-14 2-19 6-6 3-10 8-13 12-4 7-7 14-8 21-1 8-1 14-1 20s0 13 1 20 4 14 7 20c4 6 8 10 13 13 5 4 11 5 18 5 6 0 12-1 18-4 6-4 11-9 16-16 1-2 2-4 2-5 1-1 1-3 1-5zM308 211v-19c-4 5-9 9-15 13-7 4-15 6-24 6-11 0-21-3-30-9-10-6-17-13-22-23-6-10-9-21-9-33 0-13 3-24 9-34 6-9 14-17 23-23 10-6 21-8 32-9 8 0 15 2 21 5 6 4 11 8 16 13v-62c0-7-1-11-4-13s-9-3-19-3v-10l42-3v176c-1 6 0 11 3 13s9 3 19 3v9zM470 115c0-3 0-5-1-6 0-1-1-3-2-5-5-6-10-11-16-13-6-3-11-4-16-4-8 0-15 2-20 6-6 3-10 8-13 12-4 7-6 14-8 21-1 8-1 14-1 20s0 13 1 20c2 7 4 14 8 20 3 6 7 10 12 13 5 4 11 5 18 5 6 0 12-1 18-4 7-4 12-9 17-16 1-2 2-4 2-5 1-1 1-3 1-5zM470 211v-19c-4 5-9 9-15 13-8 4-15 6-25 6-11 0-21-3-30-9s-17-13-22-23c-6-10-9-21-9-33 0-13 4-24 9-34 6-9 14-17 24-23 9-6 20-8 32-9 7 0 14 2 21 5 6 4 12 8 16 13v-62c0-7-1-11-4-13s-9-3-20-3v-10l43-3v176c-1 6 1 11 3 13 3 2 9 3 19 3v9zM642 208c-3-1-8-1-14-1-5 0-11 0-17 0s-11 0-15 0-9 0-15 0-12 0-18 0-10 0-14 1v-9h9c9 0 15-1 19-2 4 0 6-2 7-4s1-5 1-8v-149c-8 3-15 6-22 6-7 1-13 1-16 1v-9c4 0 8 0 14 0 6-1 12-2 19-5s14-7 20-14c3 0 5 0 6 1 0 2 1 4 0 7v162c0 3 1 6 2 8 0 2 3 4 7 4 4 1 10 2 18 2h9z">
          <text:p/>
        </draw:path>
        <draw:path draw:style-name="gr3" draw:text-style-name="P2" draw:layer="layout" svg:width="8.877cm" svg:height="3.374cm" svg:x="6.621cm" svg:y="11.323cm" svg:viewBox="0 0 8878 3375" svg:d="M42 0v3358h-42v-3358zM948 8v3354h-42v-3354zM2540 21v3354h-43v-3354zM4775 21v3354h-38v-3354zM6574 21v3354h-42v-3354zM8878 8v3354h-42v-3354z">
          <text:p/>
        </draw:path>
        <draw:path draw:style-name="gr3" draw:text-style-name="P2" draw:layer="layout" svg:width="2.473cm" svg:height="0.209cm" svg:x="3.671cm" svg:y="9.812cm" svg:viewBox="0 0 2474 210" svg:d="M137 58c0-14-3-24-9-30s-14-10-22-11c-9-1-18-2-27-2-3 0-6 0-9 0-4 0-6 0-8 1-3 0-5 1-5 3-1 2-1 4-1 8v74h32c14 0 24-2 32-7 7-4 12-9 14-16s4-13 3-20zM202 178c0 3-1 7-2 12-2 5-4 10-8 14s-10 6-17 6c-5 0-11 0-17-2-7-2-13-5-20-10-5-5-8-11-10-18-1-6-2-14-1-23 0-10-1-17-2-23-1-5-4-11-9-16s-11-8-16-9-9-2-11-1h-33v73c0 4 0 7 1 9 0 2 2 3 6 4 3 0 8 1 16 1h7v9c-4 0-9-1-14-1s-10 0-15 0-10 0-14 0-9 0-14 0-10 0-15 0c-6 0-10 1-14 1v-9h7c8 0 13-1 16-1 3-1 5-3 6-5s1-4 1-8v-152c0-4 0-7-1-9s-3-3-6-4-8-1-16-1h-7v-9h92c14 0 27 3 38 8 11 4 20 10 27 18 6 8 10 17 10 26 0 11-5 21-15 29-9 8-21 14-35 18 8 3 15 7 21 13 7 5 11 12 14 21l3 23c2 14 4 24 7 31s7 11 14 11c4 0 8-2 11-5 4-4 7-11 8-21 0-1 0-2 0-3 1-1 2-1 3-1 2 0 3 0 4 1 0 1 0 3 0 3zM305 131c0-3 0-7-1-12-1-7-2-12-4-18s-6-10-10-15c-5-4-10-6-18-6-3 0-8 1-13 4-5 2-10 7-15 14-4 7-7 19-7 33zM324 170c0 2-2 6-5 12s-8 11-15 16c-7 6-16 9-28 9-11 0-22-3-31-9-10-5-18-13-23-23-6-10-9-21-10-35 1-12 3-23 9-33 5-10 12-18 21-24s19-9 30-9c12 0 22 3 30 8 7 6 13 13 17 21 3 9 5 19 5 28 0 3 0 5-1 6-1 0-3 0-6 0h-81c0 6 1 12 1 20 1 9 4 16 8 23 3 6 8 10 13 14 6 4 12 6 20 6 1 0 4 0 9-1 4-1 10-4 15-8 6-4 11-11 14-21 1-2 2-4 4-4 1 0 2 0 3 1 0 0 1 1 1 3zM438 167c0 11-4 20-11 28s-19 12-36 12c-3 0-7 0-13-2-6-1-12-5-18-10-3 2-4 4-5 5s-1 1-1 1c-3 3-5 5-5 5-1 1-2 1-2 1-2 0-3-1-3-2s-1-2-1-5v-38c0-2 1-4 1-5 0-2 1-2 3-2s2 0 3 1c0 1 1 2 1 4 3 12 7 22 13 29 6 8 15 11 27 12 11-1 20-3 25-8s8-11 8-19c0-6-3-12-7-15-4-4-8-7-13-8-4-2-8-3-10-3-10-2-18-4-23-5-6-2-11-5-15-8-8-7-12-15-13-26 0-5 2-11 5-16 2-6 7-10 14-14 7-3 16-5 28-5 2 0 6 0 11 1s10 3 16 7c0-1 1-1 2-2s2-2 2-3c2-1 3-2 4-3 1 0 2 0 2 0 2 0 3 0 3 1s0 3 0 6v29c0 3 0 4 0 5-1 2-2 3-3 3s-1 0-2-1c-1 0-2-2-2-3 0-3 0-7-2-13-1-5-4-10-9-15-5-4-12-7-22-7-13 0-21 3-26 7-5 5-7 10-7 15 0 6 2 10 6 13 3 4 8 7 13 8 6 2 11 3 17 4s12 2 17 4c6 2 11 5 16 10 2 1 4 4 7 9 3 4 4 10 5 18zM550 131c0-3-1-7-1-12-1-7-2-12-5-18-2-6-5-10-9-15-5-4-11-6-18-6-3 0-8 1-13 4-6 2-10 7-15 14-4 7-7 19-8 33zM569 170c0 2-2 6-5 12s-8 11-15 16c-7 6-17 9-28 9-12 0-22-3-32-9-9-5-17-13-23-23s-9-21-9-35c0-12 3-23 8-33 6-10 13-18 22-24s19-9 30-9c12 0 22 3 29 8 8 6 14 13 17 21 4 9 6 19 6 28 0 3-1 5-2 6-1 0-3 0-6 0h-80c0 6 0 12 1 20 1 9 3 16 8 23 3 6 7 10 13 14s12 6 19 6c1 0 4 0 9-1s10-4 16-8 10-11 14-21c0-2 2-4 4-4 1 0 1 0 2 1 1 0 2 1 2 3zM681 93c-1 5-2 8-5 10-2 2-5 3-8 3s-6-1-8-3c-3-2-4-6-4-10 0-3 1-6 3-8s3-3 3-3c0 0-1 0-3 0-7 0-13 3-18 8s-9 11-12 19c-2 10-4 18-4 28v44c0 4 0 7 1 9s3 3 6 4c3 0 8 1 15 1h6v9c-6-1-12-1-18-1s-13 0-18 0l-33 1v-9c9 0 15-1 18-2s4-5 4-11v-78c1-7-1-12-3-14-3-2-9-3-19-2v-9l40-3v31c1-4 3-9 6-13 3-5 7-10 12-13s10-5 17-5 12 2 16 5c3 3 5 7 6 12zM837 88c-9 0-15 3-19 7s-6 8-7 12l-38 94c-1 2-1 3-2 4s-2 2-4 2-3 0-4-1-1-3-2-5l-42-103c-1-3-2-5-3-6-1-2-3-3-6-3-3-1-8-1-14-1v-9c5 0 10 0 15 0s9 1 13 1l32-1v9c-3-1-7 0-10 1-4 0-6 2-7 6 0 0 1 2 2 5l32 81 30-74c0-2 1-3 1-4s0-2 0-3c0-3-1-6-3-8-2-3-5-4-10-4v-9l25 1c3 0 7-1 10-1 4 0 8 0 11 0zM917 135c-16 0-28 3-36 8-9 4-15 10-18 16-4 6-6 12-5 17 0 7 2 13 7 18 5 4 11 6 19 7 4 0 9-2 14-4s10-6 13-12c4-5 6-12 6-22zM965 178c0 8-1 14-4 18s-7 6-11 8c-3 1-6 2-8 2-7-1-12-3-16-8s-6-10-7-16c-2 7-7 13-13 17-7 5-15 8-24 8-7 0-13-1-20-3s-14-5-19-9c-5-5-7-11-8-19 0-6 2-13 7-19 4-7 12-13 22-18 9-4 19-7 28-8s18-2 25-2v-11c0-9-2-16-5-22-3-5-7-9-11-12-5-3-9-4-14-4s-10 1-16 3-11 5-15 10c6 1 10 3 12 6s2 6 2 8c0 3-1 7-3 10-3 3-6 4-10 4s-7-1-9-4c-3-3-4-6-4-11 0-9 5-17 13-23s18-9 30-9c7 0 14 1 21 4 7 2 13 6 19 12 5 5 8 11 9 16 1 6 1 13 1 19v57c0 1 0 2 1 5 0 2 1 4 3 6 1 2 4 3 7 4 1 0 4-1 6-3 3-3 4-8 4-16v-16h7zM1066 168c0 6-1 13-3 18-2 6-5 11-9 15-5 4-10 6-17 6-3 0-8-1-14-2-6-2-11-5-16-11-4-6-7-14-7-26v-80h-24v-7c9 0 16-3 22-9 5-6 9-13 11-22 3-8 4-16 4-24h7v53h41v9h-41v81c0 2 0 5 1 10 0 5 2 9 5 14 2 4 7 6 13 7 6 0 10-3 14-8 3-6 5-14 6-24v-16h7zM1138 29c0 4-2 7-4 10-3 3-7 5-12 5-4 0-8-2-11-5-2-3-4-6-4-10s1-7 4-10c3-4 7-5 11-5 5 0 9 1 11 4 3 3 5 7 5 11zM1154 204c-10-1-20-1-30-1l-32 1v-9c9 0 16-1 18-2 3-1 5-5 4-11v-79c1-6-1-11-3-13-3-2-9-3-18-2v-9l40-3v106c0 6 1 9 3 11 3 1 8 2 18 2zM1275 140c0-6 0-12-1-20s-3-15-7-21-8-11-14-14-12-5-18-5-12 2-18 5-11 8-15 14c-3 7-5 14-6 22-1 7-1 13-1 19 0 5 0 12 1 19 1 8 3 15 6 21 4 7 9 12 15 15s12 5 18 5c7 0 14-2 20-6s10-9 13-16c4-6 5-13 6-20s1-13 1-18zM1299 142c-1 12-3 23-9 33s-14 18-23 23c-10 6-21 9-32 9-12 0-22-3-32-9-9-5-17-13-23-23-6-9-9-20-9-33 0-12 3-23 9-34 5-10 13-19 23-25 9-6 20-9 32-9s22 3 32 9 17 14 23 24c6 11 8 23 9 35zM1429 203l-33 1v-9c10 0 16-1 19-2s4-5 4-11v-68c0-9-1-16-4-22s-9-10-18-10c-6 0-12 2-18 5-6 4-11 9-14 16-4 7-6 16-6 26v53c-1 6 1 10 4 11 2 1 9 2 18 2v9l-32-1-33 1v-9c10 0 16-1 19-2s4-5 4-11v-78c0-7-1-12-4-14s-9-3-19-2v-9l41-3v30c4-9 9-16 16-22 7-5 16-8 26-8 9 0 15 1 20 3s9 5 11 7c4 5 6 11 7 17s2 16 2 28v55c0 4 2 7 5 8 4 1 10 1 17 1v9zM1710 150c0 11-3 21-7 30-5 9-12 16-20 22-9 5-19 8-30 8-13 0-24-2-33-6s-15-9-20-14c-4 7-7 12-9 14-1 2-1 3-1 2-1 2-2 3-2 3-1 1-2 1-3 1s-2 0-2-1c-1-2-1-3-1-6v-57c0-3 0-5 1-6 0-1 1-2 3-2 1 0 1 1 2 1s1 1 1 2c0 6 1 12 3 20 2 9 7 17 15 25 5 4 11 8 17 10s12 4 17 4c5 1 9 1 12 1 8 0 15-2 21-6 5-4 10-9 13-15s4-13 4-20c0-10-3-19-9-26-4-6-8-9-12-11s-8-3-12-4c-10-4-19-6-25-7-7-2-11-3-13-4-11-4-20-10-27-20-7-9-11-20-11-32 0-11 3-20 8-28 5-9 11-15 20-20 8-5 18-8 28-8 13 0 23 3 30 7s12 9 16 13l11-16c0-2 1-3 2-4 0 0 1 0 2 0s2 0 3 1c0 1 0 3 0 6v58c0 2 0 4-1 5 0 1-1 2-3 2-1 0-2-1-3-1 0-1 0-2 0-3-1-3-1-8-3-15-1-6-4-13-8-20s-9-13-17-17c-7-5-16-8-28-8s-21 4-28 11-10 16-10 27c0 8 3 16 8 23 5 6 12 11 21 13l37 9c12 3 22 10 30 21s13 24 13 38zM1823 168c0 6-1 13-3 18-2 6-5 11-9 15s-10 6-17 6c-3 0-8-1-14-2-6-2-11-5-16-11-4-6-7-14-7-26v-80h-24v-7c9 0 17-3 22-9s9-13 12-22c2-8 3-16 3-24h7v53h41v9h-41v81c0 2 0 5 1 10s2 9 5 14c3 4 7 6 13 7 6 0 10-3 14-8 4-6 6-14 6-24v-16h7zM1928 135c-16 0-28 3-37 8-8 4-15 10-18 16s-5 12-5 17c0 7 3 13 8 18 5 4 11 6 18 7 4 0 9-2 14-4 6-2 10-6 14-12 4-5 6-12 6-22zM1976 178c0 8-2 14-5 18s-6 6-10 8c-4 1-7 2-9 2-7-1-12-3-16-8-3-5-6-10-6-16-3 7-7 13-14 17-6 5-14 8-24 8-6 0-13-1-20-3s-13-5-18-9c-5-5-8-11-8-19 0-6 2-13 6-19 5-7 12-13 23-18 9-4 18-7 28-8 9-1 17-2 25-2v-11c0-9-2-16-5-22-3-5-7-9-12-12-4-3-9-4-14-4s-10 1-16 3-11 5-15 10c6 1 11 3 12 6 2 3 3 6 3 8 0 3-1 7-4 10-2 3-5 4-9 4s-7-1-10-4c-2-3-4-6-4-11 1-9 5-17 13-23 9-6 19-9 31-9 7 0 14 1 20 4 7 2 13 6 19 12 5 5 8 11 9 16 1 6 2 13 2 19v57c0 1 0 2 0 5 1 2 2 4 3 6 2 2 4 3 7 4 2 0 4-1 7-3 2-3 3-8 4-16v-16h7zM2076 168c0 6-1 13-3 18-2 6-5 11-9 15s-9 6-16 6c-4 0-9-1-14-2-6-2-12-5-16-11-5-6-7-14-7-26v-80h-25v-7c10 0 17-3 22-9 6-6 10-13 12-22 2-8 3-16 3-24h8v53h41v9h-41v81c-1 2 0 5 0 10 1 5 3 9 5 14 3 4 7 6 14 7 5 0 10-3 13-8 4-6 6-14 6-24v-16h7zM2151 29c0 4-1 7-4 10s-6 5-11 5-8-2-11-5-4-6-5-10c0-4 2-7 4-10 3-4 7-5 12-5 4 0 8 1 11 4s4 7 4 11zM2167 204c-10-1-20-1-30-1l-32 1v-9c10 0 16-1 19-2s4-5 4-11v-79c0-6-1-11-4-13s-8-3-17-2v-9l40-3v106c-1 6 0 9 3 11 2 1 8 2 17 2zM2288 140c0-6 0-12-1-20 0-8-3-15-6-21-4-6-9-11-15-14-5-3-11-5-18-5-6 0-12 2-18 5s-11 8-15 14c-3 7-5 14-6 22 0 7-1 13-1 19 0 5 1 12 1 19 1 8 3 15 7 21 4 7 9 12 14 15 6 3 12 5 18 5 8 0 14-2 20-6s11-9 14-16c3-6 5-13 5-20 1-7 1-13 1-18zM2312 142c0 12-3 23-9 33s-13 18-23 23c-9 6-20 9-32 9-11 0-22-3-31-9-10-5-18-13-23-23-6-9-9-20-9-33 0-12 3-23 8-34 6-10 13-19 23-25s20-9 32-9 23 3 32 9c10 6 18 14 23 24 6 11 9 23 9 35zM2442 203l-32 1v-9c9 0 15-1 18-2s4-5 4-11v-68c0-9-1-16-4-22s-8-10-17-10c-7 0-13 2-18 5-6 4-11 9-15 16s-6 16-6 26v53c0 6 1 10 4 11s9 2 18 2v9l-32-1-32 1v-9c9 0 15-1 18-2s4-5 4-11v-78c0-7-1-12-4-14-2-2-9-3-18-2v-9l40-3v30c4-9 10-16 17-22 7-5 15-8 26-8 8 0 15 1 20 3s8 5 10 7c4 5 7 11 8 17s1 16 1 28v55c0 4 2 7 6 8 3 1 9 1 16 1v9z">
          <text:p/>
        </draw:path>
        <draw:path draw:style-name="gr3" draw:text-style-name="P2" draw:layer="layout" svg:width="1.565cm" svg:height="0.209cm" svg:x="4.122cm" svg:y="10.169cm" svg:viewBox="0 0 1566 210" svg:d="M104 142c0-6 0-13-1-20s-3-14-7-20c-3-6-8-11-14-14-5-3-12-5-18-5s-12 2-18 5-11 8-15 14c-3 7-5 14-6 21s-1 13-1 19c0 5 0 12 1 19 1 8 3 15 6 22 4 7 9 12 15 15s12 5 18 5c8 0 14-2 20-6s10-9 14-16c3-7 5-14 5-21 1-7 1-13 1-18zM128 144c0 12-3 23-9 34-6 10-14 17-23 23-10 6-20 9-32 9-11 0-22-3-31-9-10-5-18-13-24-23-5-10-8-21-9-34 1-12 3-23 9-33 6-11 13-19 23-25 9-6 20-9 32-9s23 3 32 9c10 6 17 14 23 24s9 22 9 34zM239 23c0 3-1 6-3 9-2 2-5 3-10 4-4-1-7-2-9-4-2-3-3-5-3-9s1-6 3-8 4-3 6-4c-3-1-5-1-6-2-2 0-3 0-4 0-7 0-13 3-18 10s-8 17-8 29v34h33v8h-33v94c0 4 1 6 1 8 1 2 3 4 6 5 3 0 8 1 15 1h6v9c-5-1-11-1-18-1-6 0-12 0-18 0l-33 1v-9c9 0 16-1 18-2 3-1 5-5 4-11v-95h-22v-8h22v-34c1-10 3-18 7-25 5-7 11-12 17-15 7-4 14-5 21-5 8 0 14 2 19 6 4 4 7 8 7 14zM492 75c-2-14-4-24-7-32-3-9-8-15-16-18-7-4-18-6-32-6h-35c-6 0-10 0-12 2-1 2-2 5-2 9v73h25c9 0 16-1 20-3s7-6 9-11c1-5 2-11 1-20h8v77h-8c1-8 0-15-1-20-2-5-5-8-9-11-4-2-11-3-20-3h-25v72c0 3 0 6 1 8s3 4 7 4c4 1 10 2 19 2h10v9c-4-1-9-1-15-1s-12 0-18 0-11 0-15 0-9 0-15 0c-5 0-11 0-16 0s-10 0-13 1v-9h7c7 0 12-1 16-2 3 0 5-2 6-4 0-2 1-4 0-8v-152c1-3 0-6 0-8-1-2-3-3-6-4-4-1-9-1-16-1h-7v-9h158l8 65zM658 63c0-5-1-11-2-18s-5-13-12-19c-6-5-17-8-32-8h-26c-6 0-10 0-12 2-1 2-2 5-2 9v78h40c15 0 26-3 32-8 7-6 11-12 12-19s2-13 2-17zM687 63c0 9-3 18-9 26s-14 14-24 18c-10 5-21 7-32 8h-49v69c0 4 0 6 1 8s3 4 6 5c3 0 8 1 16 1h7v9c-4-1-8-1-14-1-5 0-10 0-15 0-6 0-10 0-14 0s-8 0-14 0c-5 0-10 0-15 0-6 0-10 0-13 1v-9h7c7 0 12-1 15-2 4 0 6-2 6-4 1-2 2-4 1-8v-153c1-3 0-6-1-8 0-2-2-3-6-4-3-1-8-1-15-1h-7v-9h101c14 0 25 3 35 8 11 5 19 11 24 19 6 8 9 17 9 27zM903 38l-32 93h65zM973 206c-4 0-8 0-14 0-5 0-10 0-15 0s-9 0-13 1v-9c3 0 6 0 10-1 4 0 7-1 10-2s4-3 4-6c0-1 0-3-1-4l-15-45h-71l-13 39c0 0-1 1-1 2s0 1 0 2c0 4 2 7 6 10 3 3 9 5 16 5v9l-33-1-30 1v-9c8 0 15-2 20-4 6-3 10-8 13-16l59-173c1-2 1-3 2-4s3-1 5-1 4 0 5 1c0 1 1 2 2 4l62 181c1 5 4 8 7 10 3 1 9 2 17 2h6v9zM1121 113c0-3 0-5-1-6 0-1-1-3-2-5-5-6-10-11-15-13-6-3-11-4-16-4-8 0-15 2-20 6-6 3-10 8-13 12-4 7-7 14-8 21-1 8-1 14-1 20s0 13 1 20 4 15 7 21c4 6 8 10 13 13 5 4 11 5 18 5 6 0 12-1 18-4 6-4 11-9 16-16 1-2 2-4 2-5 1-2 1-4 1-6zM1121 210v-19c-4 5-9 9-15 13-7 4-15 6-24 6-11 0-21-3-30-9-10-6-17-13-22-23-6-11-9-22-9-34 0-13 3-24 9-34 6-9 14-17 24-23 9-5 20-8 31-9 8 0 15 2 21 5 6 4 11 8 16 13v-62c0-7-1-11-4-13s-9-3-19-3v-9l42-3v176c-1 7 0 11 3 13s9 3 19 3v9zM1282 113c0-3 0-5 0-6-1-1-2-3-3-5-5-6-10-11-15-13-6-3-11-4-16-4-8 0-15 2-20 6-5 3-10 8-13 12-4 7-6 14-7 21-1 8-2 14-2 20s1 13 2 20 3 15 7 21c3 6 7 10 12 13 6 4 11 5 18 5 6 0 12-1 18-4 6-4 11-9 16-16 1-2 2-4 3-5 0-2 0-4 0-6zM1282 210v-19c-4 5-9 9-15 13-7 4-14 6-24 6-11 0-21-3-30-9s-17-13-22-23c-6-11-8-22-9-34 1-13 4-24 9-34 6-9 14-17 24-23 9-5 20-8 32-9 7 0 14 2 20 5 7 4 12 8 16 13v-62c0-7-1-11-4-13s-9-3-19-3v-9l42-3v176c-1 7 1 11 3 13 3 2 10 3 19 3v9zM1435 133c0-3 0-7-1-13 0-5-2-10-4-16s-5-11-10-15c-4-4-10-6-17-6-4 0-8 1-13 3-6 3-11 8-15 15-5 7-7 18-8 32zM1454 171c0 3-1 8-4 13-4 6-9 12-16 17-7 6-16 8-28 9-11 0-21-3-31-9-9-6-17-13-24-23-6-11-9-23-9-36 0-12 3-23 8-33 6-10 13-17 22-23s19-9 31-9 21 3 29 8 13 12 17 21c4 8 5 18 5 27 1 3 0 5-1 5-1 1-3 1-6 1h-80c0 6 0 12 1 20s3 16 7 24c4 6 8 10 14 14 5 4 12 5 19 6 1 0 4-1 9-2 5 0 10-3 16-7s10-11 14-22c0-3 1-4 4-4 0 0 1 0 2 1 1 0 1 1 1 2zM1566 96c0 5-1 8-4 10-2 2-5 3-8 3s-6-1-9-4c-2-2-3-5-3-9 0-3 1-6 3-8 1-2 3-3 3-3 0 0-1 0-3 0-7 0-13 3-19 8-5 5-8 11-11 19s-4 17-4 27v45c0 4 0 6 1 8s3 4 6 5c3 0 8 1 15 1h6v9c-6-1-12-1-18-1-7 0-13 0-19 0l-32 1v-9c9 0 15-1 18-2s4-5 4-11v-78c0-7-1-12-4-14-2-2-9-3-18-3v-8l40-4v32c1-4 3-9 6-14 3-4 7-9 11-12 5-4 11-5 18-6 6 1 11 2 15 6 4 3 6 7 6 12z">
          <text:p/>
        </draw:path>
        <draw:polygon draw:style-name="gr3" draw:text-style-name="P2" draw:layer="layout" svg:width="10.512cm" svg:height="1.901cm" svg:x="17.797cm" svg:y="11.293cm" svg:viewBox="0 0 10513 1902" draw:points="17,13 17,0 10513,0 10513,1902 0,1902 0,0 17,0 17,13 30,13 30,1873 10483,1873 10483,30 17,30 17,13 30,13">
          <text:p/>
        </draw:polygon>
        <draw:path draw:style-name="gr3" draw:text-style-name="P2" draw:layer="layout" svg:width="10.436cm" svg:height="0.06cm" svg:x="17.831cm" svg:y="12.525cm" svg:viewBox="0 0 10437 61" svg:d="M13 0v5-5 5-5c29 5 343 9 830 14 491 0 1159 4 1922 4 1545 0 3463-4 4995-9 767-4 1436-4 1915-9 478 0 762 0 762 0v44c0 0-4582 17-7672 17-775 0-1453-5-1944-5-245-4-444-4-584-4-72-4-127-4-165-4-17 0-34-4-47-4-12 0-17 0-25 0z">
          <text:p/>
        </draw:path>
        <draw:path draw:style-name="gr3" draw:text-style-name="P2" draw:layer="layout" svg:width="10.482cm" svg:height="0.055cm" svg:x="17.78cm" svg:y="11.899cm" svg:viewBox="0 0 10483 56" svg:d="M13 0c34 4 343 8 834 8 491 5 1164 5 1926 5 1554 0 3480-5 5021-9 772 0 1441-4 1923-4 479 0 766 0 766 0v43c0 0-4602 13-7710 13-775 0-1456 0-1947-4-250 0-449 0-589-5-67 0-122 0-165 0-17-4-34-4-46-4-9 0-17 0-26-4z">
          <text:p/>
        </draw:path>
        <draw:path draw:style-name="gr3" draw:text-style-name="P2" draw:layer="layout" svg:width="0.252cm" svg:height="0.202cm" svg:x="17.967cm" svg:y="11.525cm" svg:viewBox="0 0 253 203" svg:d="M55 25c0 7-2 13-6 17-5 4-10 7-16 7s-12-3-16-7-6-10-7-17c1-6 3-11 7-15 4-5 10-7 16-7s11 2 16 7c4 4 6 9 6 15zM35 200l-35 1v-13h20v-89c0-6-1-9-3-10s-8-2-16-2v-13l50-2v116h18v13zM199 99c-3-4-7-8-13-11-6-4-13-6-21-6-5 0-10 1-16 3-5 2-10 6-15 12-3 6-6 12-6 19-1 7-1 14-1 21 0 8 0 15 1 24 1 8 4 16 9 22s13 9 25 9c7 0 13-1 18-4 6-3 10-6 13-9s5-6 6-8zM199 203v-14c-4 3-10 7-17 9-6 3-14 5-23 5-22-1-38-7-51-19-12-11-18-27-18-47s7-36 20-48c14-11 31-17 52-17 5-1 11 0 18 2s14 5 21 11v-58c0-5-1-8-3-9-3-2-8-2-17-2v-13l52-3v176c0 6 1 9 3 10 3 1 8 2 17 2v13z">
          <text:p/>
        </draw:path>
        <draw:path draw:style-name="gr3" draw:text-style-name="P2" draw:layer="layout" svg:width="0.328cm" svg:height="0.186cm" svg:x="19.034cm" svg:y="11.582cm" svg:viewBox="0 0 329 187" svg:d="M111 66c0-8 0-15-1-22 0-8-2-14-5-19s-9-9-14-11c-6-2-11-4-18-4s-13 2-19 5c-5 3-9 7-12 12s-4 11-5 19c0 6 0 13 0 20 0 8 0 17 1 25 1 9 5 16 10 22 5 5 13 8 25 9 12-1 21-4 27-9 5-6 8-13 10-22 1-8 1-17 1-25zM148 69c0 12-3 22-9 32-5 10-13 17-24 23s-25 9-42 9c-16 0-29-3-40-9-11-5-19-13-25-23-5-9-8-20-8-32 0-13 3-25 8-36 6-10 14-18 25-24s25-9 40-9c16 0 30 3 41 9s19 14 25 24c6 11 9 23 9 36zM292 67c0-18-4-32-11-41-6-9-15-14-25-14-3 0-8 1-14 3-6 1-13 5-18 11-2 2-4 3-4 4-1 1-1 3-1 6v62c0 2 0 4 1 5 0 1 1 3 2 4 7 8 13 12 19 14s10 2 12 2c6 0 12-2 18-6 6-3 11-9 15-17 4-9 6-19 6-33zM329 67c-1 21-7 37-21 48-13 12-30 18-52 18-6 0-12-1-18-3-6-1-13-5-19-10v54h20v13l-36-1-36 1v-13h19v-146c1-6 0-9-3-10-2-1-8-1-16-1v-14l50-2v14c4-3 9-6 17-9 7-3 16-5 27-5 21 0 37 6 49 18s18 29 19 48z">
          <text:p/>
        </draw:path>
        <draw:path draw:style-name="gr3" draw:text-style-name="P2" draw:layer="layout" svg:width="0.568cm" svg:height="0.204cm" svg:x="20.044cm" svg:y="11.516cm" svg:viewBox="0 0 569 205" svg:d="M152 57c0-6-1-12-2-18-2-6-6-12-12-16-7-4-19-6-34-6h-34v80h33c16 0 28-3 35-7 6-4 11-9 12-16 2-6 2-12 2-17zM236 174c1 2 0 6-2 10-1 5-4 10-9 14s-13 7-23 7c-6 0-13-1-21-2-8 0-15-2-21-6-7-3-12-7-15-11-2-4-4-9-5-14s-1-11-1-18 0-13 0-17-1-8-2-11c-2-3-4-6-7-9-5-5-11-7-16-9-4-1-8-1-10-1h-34v81h31v14c-4 0-9-1-15-1s-13 0-19 0c-7 0-12 0-17 0-4 0-9 0-16 0-6 0-13 0-19 0-7 0-12 1-15 1v-14h31v-171h-31v-14h109c19 0 34 3 47 8 13 4 23 11 30 19 6 8 10 17 10 27 0 9-4 18-12 27-7 8-20 14-36 19 6 2 13 6 19 11s11 13 13 23c0 0 0 2 1 6 0 3 1 7 1 11 1 4 1 7 1 8 1 4 1 9 2 14 2 5 4 9 7 13 2 3 7 5 12 6 5 0 9-2 12-5 4-4 6-9 7-15 0-2 0-4 1-5s3-2 6-2c1 0 3 0 4 1 1 0 2 2 2 5zM405 142c0 10-2 21-6 30-5 10-12 17-21 23-10 7-22 10-38 10-4 0-10 0-16-1-7-1-14-2-21-5-7-2-14-5-21-10l-13 13c-1 1-2 2-3 2 0 1-1 1-3 1s-4-1-4-2c-1-1-1-3-1-6v-54c0-3 0-5 1-6s3-2 6-2 5 1 6 2c0 1 1 2 1 5 1 10 3 20 8 26 5 7 11 12 18 15 8 4 15 6 22 7 8 1 14 1 20 1 10 0 17-2 23-5 5-4 9-8 11-13 2-6 3-10 3-15 0-8-1-13-4-17s-5-7-7-9-4-4-7-5c-2-1-6-2-11-3-4-2-11-3-19-5-10-2-19-4-25-6-7-1-12-4-16-6-5-3-10-6-14-11-3-3-7-8-10-14-4-7-6-15-6-24 0-10 3-20 7-28 5-9 12-16 22-22 9-5 21-8 36-8 7 0 15 1 23 3 9 2 18 6 26 13l13-13c2-1 3-2 3-2 1-1 2-1 3-1 2 0 4 1 4 2 1 1 1 3 1 6v53c0 3 0 5-1 6s-3 2-6 2-5 0-5-1c-1-1-2-3-2-7-3-12-7-22-13-30-6-7-14-12-22-15-8-2-16-4-24-4-10 1-17 2-22 6-6 3-10 7-12 11-2 5-3 9-3 14s2 10 5 15c3 4 6 7 10 10 5 2 9 4 13 5l42 9c8 1 17 5 24 11 8 5 14 12 18 21 5 8 7 18 7 28zM569 202c-4 0-10-1-17-1s-14 0-22 0c-7 0-13 0-18 0s-11 0-18 0c-8 0-15 0-22 0s-13 1-17 1v-14h40v-150c-9 3-17 5-24 5-7 1-11 1-14 1h-6v-13h6c2 0 7 0 13-1s13-2 22-4c8-3 16-6 23-12 1-1 2-1 3-2 1 0 2 0 3 0 4 0 6 1 7 2 1 2 1 4 1 7v167h40z">
          <text:p/>
        </draw:path>
        <draw:path draw:style-name="gr3" draw:text-style-name="P2" draw:layer="layout" svg:width="0.576cm" svg:height="0.204cm" svg:x="23.701cm" svg:y="11.512cm" svg:viewBox="0 0 577 205" svg:d="M151 56c1-5 0-12-1-18-2-6-6-11-13-15-6-4-17-6-32-7h-34v81h33c16-1 27-3 33-7 7-5 11-10 13-16 1-6 2-12 1-18zM237 174c0 2 0 5-2 10-1 5-5 9-10 14-5 4-12 6-22 7-7 0-14-1-21-2-8-1-15-3-23-6-6-3-11-7-14-11s-5-9-5-14c-1-6-1-12-1-19s0-12 0-16c-1-4-1-8-3-11-1-3-3-6-6-9-5-5-10-8-15-9s-8-1-11-1h-33v81h31v13c-4 0-9 0-15 0-7 0-13 0-20 0-6 0-12 0-16 0s-10 0-16 0c-7 0-13 0-20 0-6 0-11 0-15 0v-13h31v-172h-31v-13h110c18 0 33 3 46 7 14 5 23 11 30 19s11 17 11 27-4 19-12 27c-8 9-20 15-38 20 7 2 13 5 21 10 6 6 10 13 13 23 0 1 0 3 1 7 0 3 0 7 1 10 0 4 1 6 1 9 0 4 1 9 2 14s3 9 6 12c3 4 7 6 13 6 5 0 9-1 12-5 4-3 6-8 7-15 0-2 0-3 1-4 0-2 2-2 5-2 2 0 3 0 5 0 1 1 2 3 2 6zM406 142c0 10-2 21-7 30-4 9-11 17-21 23-9 6-22 9-38 10-4 0-9-1-16-1-6-1-13-3-20-5-8-2-15-6-21-10l-13 13c-2 1-2 2-3 2s-2 1-3 1c-2 0-4-1-4-2-1-2-1-4-1-6v-54c0-3 0-5 1-6 1-2 3-2 6-2s5 0 6 1c0 1 1 3 1 5 0 11 3 21 8 27 5 7 11 12 18 15s15 5 22 6c7 2 14 2 19 2 10 0 18-2 23-6 6-3 10-7 12-13 2-5 3-10 3-16s-2-11-4-15c-3-4-5-8-8-10-2-2-4-3-6-4-3-1-6-3-11-4s-11-2-19-4c-11-2-19-4-25-6-7-2-12-4-17-6-4-3-9-6-13-11-4-3-7-8-11-15-3-6-5-14-5-23 0-11 2-20 7-29 5-8 12-15 21-21 10-5 22-8 36-8 8 0 15 1 24 3s17 6 26 13l13-13c1-1 2-2 3-3 1 0 1 0 2 0 3 0 4 0 5 2 1 1 1 3 1 6v53c0 3 0 5-1 6s-3 2-6 2-5-1-6-2-1-3-2-6c-2-13-6-23-12-30-7-7-14-12-22-15s-16-4-24-4c-10 0-17 2-23 5-5 4-9 8-11 12-2 5-3 9-3 13 0 6 2 11 5 15 2 5 6 8 10 10 4 3 9 5 13 5l41 9c9 2 17 6 25 11 7 6 13 13 18 21 4 9 7 18 7 29zM568 201h-124v-5c0-2 0-4 1-6 0-1 1-2 3-4l58-60c20-20 31-40 31-59 0-12-3-21-10-29-6-8-16-12-28-13-5 0-11 1-16 3-5 1-10 4-14 7 2 1 4 2 6 3 3 1 5 4 7 6 2 3 3 7 4 12-1 7-3 13-7 16-5 3-9 5-14 5-3 0-5-1-9-2-3-1-6-3-8-6s-4-8-4-13c0-9 3-17 8-23 6-7 13-12 22-16 10-3 20-5 32-5 14 0 26 2 36 7 11 4 19 10 25 18 6 9 9 18 10 29 0 9-2 17-6 24s-10 13-18 20c-7 6-17 13-28 21-6 5-13 10-20 16s-14 12-21 18h42c2 0 5 0 9 0s8 0 12 0 7-1 9-1c1-1 2-4 3-8 1-3 2-7 3-11 0-3 1-6 1-8h14z">
          <text:p/>
        </draw:path>
        <draw:path draw:style-name="gr3" draw:text-style-name="P2" draw:layer="layout" svg:width="0.613cm" svg:height="0.202cm" svg:x="21.839cm" svg:y="11.517cm" svg:viewBox="0 0 614 203" svg:d="M230 16c-7 0-12 0-15 1-4 0-6 1-7 2s-2 2-2 3l-77 174c-1 3-3 5-5 6s-4 1-6 1c-4 0-7-1-8-2-2-1-3-3-4-5l-79-180h-27v-14c4 0 8 1 14 1s11 0 17 0 11 0 15 0 10 0 16 0c7 0 13 0 19 0 7 0 12-1 16-1v14h-27l61 139 58-132c1-1 1-2 1-4 0-1-2-2-6-2-3-1-7-1-11-1s-7 0-8 0v-14c6 1 12 1 19 1 6 0 13 0 19 0l32-1v14zM319 133c-4 1-9 1-16 2-6 1-13 3-20 5-6 3-12 6-17 11s-7 11-7 18 2 12 7 16c5 5 11 7 19 7 3 0 7 0 12-2 5-1 10-4 15-9 4-4 6-11 7-20zM376 194c0 3 0 5-2 6s-4 1-7 1h-14c-9 0-16-2-21-4-4-3-6-5-7-9-1-3-2-6-1-9-4 6-9 11-16 16s-16 7-27 7c-7 1-15 0-24-2-8-2-16-5-22-10-6-4-10-11-10-20 0-11 4-19 12-25 7-6 16-10 27-13s21-5 31-6c11-1 18-1 24-2v-9c0-24-11-35-32-35-2 0-5 0-9 0s-8 1-12 2c1 0 2 1 4 4 1 2 2 5 3 10-1 7-3 11-6 14-4 3-8 5-13 5-4 0-8-1-12-4-3-3-5-8-5-15 0-8 3-14 9-18 7-4 14-7 22-8 7 0 14-1 20-1 22 1 38 5 48 13s15 20 15 33v62c0 3 1 5 3 7 1 2 7 3 15 3 2 0 4 0 5 1 2 1 2 3 2 6zM427 200l-35 1v-14h20v-160c0-5-1-9-3-10-3-1-8-1-17-1v-14l51-2v187h20v14zM614 201c-5 0-10-1-17-1-8 0-15 0-22 0s-13 0-18 0-12 0-19 0-14 0-21 0c-8 0-13 1-19 1v-14h41v-150c-8 3-16 5-23 5-7 1-12 1-14 1h-7v-13h7c2 0 6 0 13-1 6-1 13-2 21-4 8-3 16-6 24-12 1-1 2-1 3-2 0 0 2 0 3 0 4 0 6 1 7 2 0 2 1 4 1 7v167h40z">
          <text:p/>
        </draw:path>
        <draw:path draw:style-name="gr3" draw:text-style-name="P2" draw:layer="layout" svg:width="0.619cm" svg:height="0.202cm" svg:x="25.603cm" svg:y="11.525cm" svg:viewBox="0 0 620 203" svg:d="M230 16c-7 0-12 0-15 1s-5 1-6 2-2 2-3 3l-76 174c-2 4-3 6-5 7-2 0-4 1-7 0-4 0-6 0-8-1-1-2-2-4-3-6l-81-180h-26v-13c3 0 8 0 14 0 5 0 11 0 17 0s11 0 14 0c5 0 10 0 17 0 6 0 13 0 19 0 7 0 12 0 16 0v13h-28l63 139 58-132c0-1 1-2 1-3 0-2-2-2-6-3-4 0-8-1-12-1s-6 0-7 0v-13c5 0 12 0 18 0 7 0 13 0 19 0h33v13zM319 134c-4 0-9 0-15 1-7 1-13 3-20 5-7 3-13 6-17 11-5 5-7 11-8 19 1 6 3 12 8 16s11 6 19 6c2 1 6 0 12-1 5-2 10-5 14-9 5-5 7-12 7-21zM377 194c0 3-1 5-2 6-2 1-4 1-7 1h-14c-10 0-17-1-21-4-4-2-7-5-8-8-1-4-1-7-1-10-3 6-8 12-15 16-7 5-16 8-28 8-7 0-14-1-23-2-8-2-16-5-22-10-7-5-10-12-10-21 0-10 4-19 12-25 7-6 16-10 27-13s21-5 31-6c10 0 18-1 23-1v-10c0-22-10-35-31-35-2 0-5 0-9 0-4 1-8 1-12 2 0 0 2 2 3 4 2 2 3 7 3 11 0 6-2 11-6 14-3 3-7 4-12 4-4 0-8-1-12-4s-6-7-6-14c1-9 4-15 10-19s13-6 21-7 15-2 21-1c21 0 37 4 48 12 10 9 15 20 15 33v62c0 3 0 6 2 8 2 1 7 2 16 3 2-1 3 0 5 0 1 1 2 3 2 6zM428 200l-35 1v-13h20v-161c0-5-1-8-4-9-2-2-8-2-16-2v-13l51-3v188h20v13zM611 201h-123v-5c0-3 0-5 0-6 1-1 2-2 3-4l58-59c21-20 31-41 31-61 0-11-3-20-9-28-7-8-16-13-29-13-5 0-10 1-15 3-5 1-10 4-14 7 1 1 3 1 6 3 3 1 5 3 7 6s3 7 3 12c0 7-2 12-7 16-4 3-9 5-14 5-2 0-5-1-8-2s-6-3-8-7c-3-3-4-7-4-13 0-8 3-16 8-23 5-6 13-11 22-15s20-5 32-5c13 0 25 2 36 6 10 5 19 11 25 19s9 18 9 29c0 9-2 17-6 25-4 7-10 13-17 20-8 6-17 13-28 21-7 5-13 10-21 16-7 6-14 11-21 17h43c1 0 4 0 9 0 4 0 8 0 12 0 4-1 7-1 8-2 1 0 3-2 4-6 1-3 2-7 2-11 1-4 1-7 2-9h13z">
          <text:p/>
        </draw:path>
        <draw:path draw:style-name="gr3" draw:text-style-name="P2" draw:layer="layout" svg:width="0.657cm" svg:height="0.257cm" svg:x="27.143cm" svg:y="11.513cm" svg:viewBox="0 0 658 258" svg:d="M126 135c0-7 0-15-1-23-2-9-5-16-10-22s-14-9-25-10c-8 0-15 2-22 6-6 3-11 7-16 13v72c1 1 3 4 6 7 3 4 7 7 11 10 5 2 11 4 18 4 5 0 10-1 15-3 6-2 11-6 16-13 3-6 5-12 7-20 1-7 1-14 1-21zM163 135c0 21-7 37-20 49s-32 18-54 18c-8 0-16-1-22-4-5-3-10-5-14-8-3-3-5-5-6-6-4 6-9 11-14 16h-13v-173c0-6-1-9-4-10-2-1-8-2-16-2v-13l51-2v84c3-3 8-6 16-9 7-3 16-5 26-5 21 0 39 6 51 18s19 28 19 47zM303 202v-23c-4 8-9 13-15 16-5 4-10 6-15 6-5 1-8 1-11 1-15 1-27-2-37-7-9-5-15-16-15-31v-67c0-5-1-9-3-10-3-1-8-1-17-1v-14l53-2v98c0 5 0 10 1 14 1 3 3 6 6 7 3 2 9 3 16 3 11 0 19-4 26-12 6-7 9-16 10-28v-55c0-5-1-9-4-10-2-1-8-1-16-1v-14l52-2v105c0 5 1 9 4 10 2 2 8 2 16 2v13zM478 159c0 10-2 19-7 25-4 6-10 10-16 13-7 2-12 4-18 5-6 0-10 0-12 0-3 0-8 0-14-1-7-1-13-4-20-8l-8 5c-2 2-4 3-5 4-1 0-2 0-3 0-3 0-4-1-5-2 0-1-1-3 0-6v-32c-1-4 0-6 0-7 1-1 3-2 7-2 1 0 3 1 4 1s2 1 2 3c1 5 3 9 6 15 3 5 7 10 12 14 6 4 14 6 24 6 2 0 6 0 11-1s10-2 15-6c4-3 6-9 7-16-1-5-3-10-6-13-4-3-9-5-13-6-5-2-10-3-13-3-11-2-20-4-26-6-7-2-13-5-19-10-3-3-6-6-8-10s-3-9-3-14c0-10 2-17 7-22 4-5 10-9 16-11s12-4 18-4c5-1 9-1 12-1 11 0 21 2 29 5 5-2 8-4 10-4 1-1 2-1 3-1 2 0 4 1 4 2 1 1 1 3 1 6v23c0 3 0 6-1 7s-3 1-6 1-5 0-6-1c0-1-1-2-1-5-1-16-12-24-34-24-2 0-5 0-11 1-5 0-9 2-14 5-4 2-7 6-7 12 0 4 2 8 5 10 4 3 8 5 12 6 5 1 9 2 12 3 11 2 20 3 26 5s12 5 17 9c11 8 16 18 16 30zM658 85c-6 0-10 0-13 1-3 0-5 1-6 2s-2 2-2 3l-62 133c-3 5-6 11-11 16-4 5-9 9-15 13-7 3-13 5-21 5-9 0-16-3-22-8-5-5-8-11-9-18 1-6 2-10 6-13 3-3 7-4 11-4 5 0 9 1 12 4 3 4 5 7 5 12-1 5-2 9-4 11s-4 4-6 4c1 1 2 1 3 1 1 1 2 1 4 1 7-1 13-2 17-6 5-4 9-8 12-13s5-10 7-15l7-14-54-115h-18v-13h32 36v13h-15l36 78 33-71 2-3c-1-2-2-2-4-3-2 0-4-1-6-1-3 0-4 0-4 0v-13h26c4 0 8 0 12 0s8 0 11 0z">
          <text:p/>
        </draw:path>
        <draw:path draw:style-name="gr3" draw:text-style-name="P2" draw:layer="layout" svg:width="0.62cm" svg:height="0.203cm" svg:x="17.905cm" svg:y="12.817cm" svg:viewBox="0 0 621 204" svg:d="M243 201c-6-1-13-1-21-1s-15 0-21 0-13 0-20 0c-8 0-15 0-21 1v-9h7c7 0 12-1 16-2 3-1 5-2 6-4 0-2 1-4 1-8v-165h-1l-71 182c0 2-1 3-1 4-1 1-2 2-4 2-2-1-4-3-5-7l-70-179v155c0 3 0 6 1 9s4 6 8 9c4 2 11 3 21 4v9l-34-1-34 1v-9c10-1 17-2 21-4 4-3 7-6 8-9s1-6 1-9v-144c0-3 0-6-1-8s-3-3-6-4-9-1-16-1h-7v-10h49c3 0 5 0 6 1 2 0 3 2 4 5l62 162 63-163c1-2 2-4 3-4 1-1 3-1 7-1h49v10h-7c-8 0-13 0-16 1s-5 2-6 4-1 5-1 8v152c0 4 0 6 1 8s3 4 6 4c3 1 8 2 16 2h7zM371 204v-26c-9 17-22 26-38 26-15 0-25-3-31-8s-10-11-11-18c-2-8-2-15-2-23v-43c0-9 0-15-1-18 0-4-2-7-6-7-3-1-8-2-16-2v-9l43-3v96c0 5 0 10 1 14s3 8 7 10c3 3 9 4 17 4 11 0 19-4 26-13 7-8 10-18 10-31v-51c0-7-1-12-4-14-2-2-10-3-20-3v-9l44-3v102c-1 7 1 12 3 14 3 2 9 3 19 3v9zM461 200l-32 1v-9c9 0 16-1 18-2 3-1 5-5 4-11v-150c1-7 0-11-3-13s-9-3-19-3v-10l41-3v179c0 6 2 10 4 11 3 1 9 2 19 2v9zM621 201c-4-1-8-1-14-1s-12 0-18 0-11 0-15 0-9 0-15 0-12 0-18 0c-5 0-10 0-14 1v-9h10c8 0 14-1 18-2s6-2 7-4 2-5 1-8v-149c-7 3-15 6-22 6-7 1-12 1-15 1v-9c3 0 8 0 13 0 6-1 13-3 20-5 6-3 13-7 19-14 3 0 5 0 6 1 1 2 1 4 1 7v162c0 3 0 6 1 8s3 3 7 4 10 2 18 2h10z">
          <text:p/>
        </draw:path>
        <draw:path draw:style-name="gr3" draw:text-style-name="P2" draw:layer="layout" svg:width="0.628cm" svg:height="0.203cm" svg:x="17.897cm" svg:y="12.156cm" svg:viewBox="0 0 629 204" svg:d="M243 201c-6-1-13-1-21-1-7 0-14 0-20 0s-13 0-21 0-15 0-21 1v-9h7c8 0 13-1 16-1 3-1 5-3 6-5 1-1 1-4 1-8v-166l-71 183c-1 2-1 3-2 4s-2 2-3 2c-3 0-5-2-6-6l-69-181h-1v157c0 2 0 5 1 9 1 3 4 6 8 8s11 4 21 4v9l-34-1-34 1v-9c10 0 17-2 21-4 5-2 7-5 8-8 1-4 1-7 1-9v-145c0-4 0-7-1-9 0-2-2-3-6-4-3 0-8-1-16-1h-7v-9h49c3 0 5 0 7 1 1 1 2 2 3 6l63 162 63-163c1-3 1-4 3-5 1-1 3-1 6-1h49v9h-7c-7 0-13 1-16 1-3 1-5 3-6 5s-1 4-1 8v152c0 4 0 7 1 9s3 3 6 4 9 1 16 1h7zM370 204v-26c-8 18-21 26-37 26-14 0-25-3-31-8s-10-11-11-18-2-15-2-23v-43c0-8 0-14 0-18-1-4-3-6-6-7-4-1-9-1-16-1v-9l42-3v95c0 5 0 10 1 14s4 8 7 11c4 2 10 4 17 4 11-1 19-5 26-13 6-9 9-19 9-32v-51c1-7-1-12-3-14-3-2-9-2-19-2v-9l42-3v102c0 7 1 11 4 13s9 3 19 3v9zM460 200l-32 1v-9c10 0 16 0 19-2 3-1 4-5 4-11v-151c0-7-1-11-4-13s-9-3-19-3v-9l42-3v179c0 6 1 10 4 11 3 2 9 2 18 2v9zM621 201h-107c0-3 0-6 0-7 1-1 1-2 3-4l55-61c9-9 16-19 21-30 6-11 9-23 10-35 0-8-2-16-5-23-2-7-7-13-12-17-6-4-13-7-22-7s-16 3-23 8-12 12-16 21c1 0 2 0 4 0 5 0 9 2 11 5 3 3 4 6 4 10 0 7-2 11-6 13-3 2-6 4-9 3 0 1-2 0-4 0-3-1-5-2-7-5-3-2-4-6-4-12 0-8 2-17 6-25 5-8 11-14 19-19s18-8 29-8c18 0 32 5 43 16 12 10 17 23 18 40 0 10-2 19-6 27-5 8-11 16-20 25s-22 20-36 33l-31 30h52c2 0 5 0 9 0 4-1 8-1 12-1 3 0 5-1 6-2 2-2 3-6 4-11s2-10 3-14h7z">
          <text:p/>
        </draw:path>
        <draw:path draw:style-name="gr3" draw:text-style-name="P2" draw:layer="layout" svg:width="8.235cm" svg:height="1.893cm" svg:x="18.817cm" svg:y="11.31cm" svg:viewBox="0 0 8236 1894" svg:d="M30 0v1885h-30v-1885zM873 9v1885h-30v-1885zM2351 17v1860h-30v-1860zM4430 17v1860h-30v-1860zM6098 17v1860h-30v-1860zM8236 9v1868h-30v-1868z">
          <text:p/>
        </draw:path>
        <draw:path draw:style-name="gr3" draw:text-style-name="P2" draw:layer="layout" svg:width="2.473cm" svg:height="0.209cm" svg:x="25.559cm" svg:y="9.727cm" svg:viewBox="0 0 2474 210" svg:d="M136 58c0-13-4-23-10-29s-13-10-22-12c-9-1-18-2-26-2-4 0-7 1-10 1s-6 0-7 0c-4 0-5 2-6 3-1 2-1 5-1 8v75h32c14-1 25-3 32-7 7-5 12-10 14-17 3-6 4-13 4-20zM200 178c0 3 0 7-2 12-1 5-4 9-8 14-4 4-9 6-17 6-4 1-10 0-17-2-7-1-13-5-19-11-6-5-9-11-10-17-2-7-2-15-2-24s0-17-1-22c-2-6-5-11-10-16s-10-8-15-9-9-1-12-1h-33v73c0 3 0 6 1 8s3 3 6 4 9 1 16 1h7v10c-4 0-8 0-13 0-5-1-10-1-16-1-5 0-9 0-13 0s-9 0-14 0-10 0-15 1c-5 0-10 0-13 0v-10h7c7 0 12 0 16-1 3-1 5-2 6-4 0-2 1-5 0-8v-152c1-3 0-6 0-8-1-2-3-4-6-4-4-1-9-2-16-2h-7v-8h90c14 0 27 2 38 7 12 5 21 11 27 19 7 7 10 16 10 25 0 12-5 21-14 30-10 8-22 14-36 17 8 3 15 7 22 12 6 6 10 13 13 22l4 23c2 13 4 23 6 31 3 7 8 11 14 11 4 0 8-1 12-6 4-4 6-10 7-20 0-2 0-3 1-4 0-1 1-1 3-1 1 0 3 1 3 2s0 2 0 3zM303 131c0-3 0-8-1-13 0-5-2-11-4-17-2-5-5-10-10-14-4-4-10-6-17-6-4-1-8 0-14 3-5 2-10 7-14 15-5 7-7 17-8 32zM322 169c0 2-1 6-4 12-4 6-9 12-16 17-7 6-16 9-28 9-11 0-21-3-31-9s-17-14-23-24-9-21-9-34c0-12 3-23 8-33s12-18 21-24 19-9 31-9 21 3 29 9c8 5 13 12 17 20 3 9 5 18 5 28 0 2 0 4-1 5s-3 1-6 1h-80c0 5 0 12 1 20s3 16 7 23c4 5 8 10 14 13 5 4 12 6 19 6 1 0 4 0 9-1s10-4 16-8c5-4 10-11 14-21 0-2 1-3 4-4 0 0 1 1 2 1 1 1 1 2 1 3zM437 166c0 11-3 20-11 28-7 9-20 13-36 13-4 1-8 0-14-1-5-2-12-6-18-12-3 3-4 4-5 5 0 1-1 1-1 3-2 2-4 4-5 5-1 0-1 1-2 0-2 0-2 0-3-1 0-1 0-3 0-7v-38c0-2 0-4 0-5 1-1 2-2 4-2 1 0 2 1 2 1 1 1 1 2 2 4 2 13 6 22 13 30 6 7 15 11 27 11 11 0 20-3 25-8 6-5 8-11 8-18s-2-12-6-16-10-6-14-8c-5-1-8-2-11-3-10-2-17-3-23-5-5-2-10-4-15-8-8-6-12-14-12-24 0-6 1-11 4-17 3-5 8-10 14-13 7-4 16-6 28-6 2 0 6 0 11 1s11 3 17 7c1 0 1-1 2-2s2-2 3-2c2-2 3-3 4-3 0-1 1-1 2-1s2 1 2 2c1 1 1 3 1 5v29c0 3 0 5-1 6 0 1-1 1-3 1 0 0-1 0-2 0-1-1-1-1-1-3 0-3-1-7-2-12-2-6-5-11-10-15-5-5-13-7-23-7-12 0-21 2-25 7-5 4-8 9-7 15 0 5 2 9 5 12 4 4 8 6 14 7 5 2 10 3 16 4s12 3 17 4c7 2 12 6 17 10 2 2 4 5 7 9 3 5 5 11 5 18zM549 131c0-3 0-8-1-13s-2-11-4-17c-2-5-6-10-10-14s-10-6-18-6c-3-1-7 0-13 3-5 2-10 7-14 15-5 7-8 17-8 32zM568 169c0 2-2 6-5 12s-8 12-15 17c-7 6-16 9-28 9-11 0-22-3-31-9-10-6-18-14-23-24-6-10-9-21-9-34 0-12 2-23 8-33 5-10 12-18 21-24s19-9 30-9c12 0 22 3 30 9 7 5 13 12 17 20 3 9 5 18 5 28 0 2 0 4-1 5s-3 1-6 1h-81c0 5 1 12 1 20 1 8 4 16 8 23 3 5 8 10 13 13 6 4 12 6 20 6 1 0 4 0 9-1s10-4 16-8c5-4 10-11 13-21 1-2 2-3 4-4 1 0 2 1 3 1 1 1 1 2 1 3zM680 93c0 5-2 8-4 10-3 2-6 3-8 3-4 0-7-1-9-3s-4-5-4-9 1-7 3-8c2-2 3-3 4-3-1-1-2-1-3-1-8 0-14 3-19 8s-9 12-11 20c-3 8-4 17-4 26v45c-1 3 0 6 1 8 0 2 2 3 5 4 4 1 9 1 16 1h6v10c-6 0-12 0-19-1-6 0-12 0-18 0l-33 1v-10c10 0 16 0 19-1 3-2 4-6 4-12v-77c0-7-1-11-4-13s-9-3-19-3v-9l40-3v32c2-5 4-9 7-14 2-5 6-9 11-13 5-3 11-5 18-5 6 0 11 2 15 5 4 4 6 8 6 12zM837 88c-10 1-16 3-20 7-4 5-6 9-7 12l-38 95c0 1-1 3-2 4s-2 1-4 1c-1 0-3 0-3-1-1-1-2-2-3-4l-41-103c-1-3-3-5-4-7-1-1-3-3-6-3-3-1-7-1-13-1v-9c4 0 9 0 14 1 5 0 10 0 14 0l31-1v9c-3 0-6 0-10 1s-6 3-6 6c-1 0 0 2 1 5l33 81 29-74c1-1 1-2 1-3 1-1 1-2 1-4s-1-5-3-8c-2-2-6-4-11-4v-9l25 1c3 0 7 0 11 0 4-1 7-1 11-1zM917 134c-16 1-28 4-37 8-9 5-15 10-18 16-4 6-5 12-5 18 0 7 3 13 8 17 5 5 11 7 18 7 4 0 9-1 14-4 5-2 10-6 14-11 3-6 5-13 6-22zM965 178c-1 7-2 13-5 17s-6 8-10 9-7 2-9 2c-7 0-12-3-16-9-4-4-6-10-6-16-3 7-8 13-14 18-6 6-15 8-24 8-6 0-13-1-20-2-7-2-13-6-18-11-5-4-8-11-8-18s2-13 6-20c5-7 12-13 23-18 9-4 18-7 27-8 10-1 18-2 26-2v-11c-1-8-2-15-5-20-3-6-7-10-12-13-4-2-9-3-14-3s-10 0-16 2-11 6-15 11c6 0 10 2 12 5s3 6 3 8c0 4-2 7-4 10-2 2-6 3-10 3-3 0-7-1-9-3-3-3-4-6-4-10 1-10 5-18 13-24s19-9 31-9c7 0 13 1 20 4 7 2 13 6 19 12 5 5 8 11 9 17 1 5 2 11 1 17v58c0 0 1 2 1 4 1 2 2 4 3 7 2 2 4 3 7 3 2 0 4-1 6-3 3-2 4-7 4-15v-17h8zM1065 167c0 7-1 13-3 19s-5 10-9 14c-4 5-10 7-16 7-4 1-9 0-15-2-5-1-11-6-15-12-5-5-7-14-7-26v-79h-25v-6c9-1 17-4 22-10 6-6 9-13 12-21 2-9 3-17 3-25h7v53h42v9h-42v80c0 2 0 5 1 10s2 10 5 14 7 7 14 7c5 0 10-3 13-8 4-5 6-13 6-24v-16h7zM1137 29c0 4-1 8-4 11s-6 4-11 5c-5-1-8-2-11-5s-4-7-5-11c0-4 2-7 4-10 3-3 7-5 12-5 4 0 8 2 11 5s4 6 4 10zM1153 204c-10 0-20-1-30-1l-32 1v-10c10 0 16 0 19-1 3-2 4-6 4-12v-77c0-7-1-11-4-13s-8-3-17-3v-9l40-3v106c-1 5 0 8 3 10 2 2 8 2 17 2zM1274 139c0-6 0-12-1-19 0-8-3-14-6-21-4-6-9-11-15-14-5-3-11-4-18-4-6 0-12 1-18 4s-11 8-15 15c-3 6-5 13-6 20 0 7-1 13-1 19s1 12 1 20c1 7 3 14 7 21 4 6 9 11 14 14 6 4 12 5 18 5 8 0 14-2 20-6 6-3 11-9 14-15 3-7 5-13 5-20 1-7 1-13 1-19zM1298 142c0 12-3 23-9 33-6 9-13 17-23 23-9 6-20 9-32 9-11 0-22-3-31-9-10-6-18-14-23-23-6-10-9-21-9-33 0-13 3-24 8-34 6-10 13-18 23-24 9-6 20-10 32-10s23 4 32 10c10 6 18 14 23 24 6 10 9 21 9 34zM1428 203l-32 1v-10c9 0 15 0 18-1 3-2 4-6 4-12v-67c0-8-1-16-4-22s-8-9-17-10c-7 0-13 2-18 6-6 3-11 8-15 15s-6 15-6 25v53c0 6 1 10 4 12 3 1 9 1 18 1v10l-32-1-32 1v-10c9 0 15 0 18-1 3-2 4-6 4-12v-77c0-7-1-11-4-13-2-2-9-3-18-3v-9l40-3v30c4-9 10-16 17-22 7-5 15-8 26-8 8 0 15 1 20 4 5 2 8 4 10 7 4 4 7 10 8 16s1 16 1 28v55c0 4 2 6 6 7 3 1 9 1 16 1v10zM1709 150c0 10-2 20-7 29s-11 17-20 23c-8 5-18 8-30 8s-23-2-32-6c-9-5-16-9-21-15-4 8-7 13-8 15-2 2-2 3-2 3-1 1-2 2-2 3-1 0-1 0-2 0-2 0-3 0-3-1s0-3 0-5v-59c0-2 0-4 0-5 1-2 2-2 3-2s2 0 2 0c1 1 2 1 2 3 0 5 1 12 3 20s7 16 15 24c5 5 10 8 16 10s12 4 17 5c5 0 9 2 12 2 8-2 15-4 21-8s10-9 13-15 5-13 5-20c0-9-3-18-9-26-4-5-8-9-13-11-4-2-8-3-12-4-10-2-18-4-25-6s-11-3-13-3c-11-4-20-11-27-21-7-9-10-20-10-32 0-10 2-20 7-28s12-15 20-20 18-8 29-8c12 1 22 3 29 7 7 5 13 9 17 13l10-16c1-2 2-3 2-3 1-1 1-1 2-1 2 0 3 1 3 2s0 3 0 5v58c0 3 0 4 0 5-1 1-2 2-3 2-2 0-3 0-3-1-1-1-1-2-1-3 0-3-1-8-3-14-1-7-4-13-7-20-4-7-10-13-17-18s-17-8-29-8c-11 1-20 4-27 12-7 7-11 16-11 26 0 9 3 16 8 23s12 11 21 14l37 8c12 4 23 10 31 21 8 10 12 23 12 38zM1822 167c0 7-1 13-3 19-1 6-5 10-9 14-4 5-9 7-16 7-4 1-9 0-14-2-6-1-12-6-16-12-5-5-7-14-7-26v-79h-25v-6c10-1 17-4 22-10 6-6 10-13 12-21 2-9 3-17 3-25h8v53h41v9h-41v80c-1 2 0 5 0 10 1 5 3 10 5 14 3 4 7 7 14 7 5 0 10-3 13-8 4-5 6-13 6-24v-16h7zM1927 134c-16 1-28 4-36 8-9 5-15 10-19 16-3 6-5 12-4 18 0 7 2 13 7 17 5 5 11 7 18 7 5 0 10-1 15-4 5-2 9-6 13-11 4-6 6-13 6-22zM1975 178c0 7-2 13-5 17s-6 8-10 9c-3 1-6 2-8 2-7 0-12-3-16-9-4-4-6-10-7-16-3 7-7 13-14 18-6 6-14 8-24 8-6 0-13-1-20-2-7-2-13-6-18-11-5-4-7-11-8-18 0-7 2-13 7-20 4-7 12-13 22-18 9-4 19-7 28-8s18-2 25-2v-11c0-8-2-15-5-20-3-6-7-10-11-13-5-2-10-3-14-3-5 0-11 0-17 2-5 2-10 6-15 11 7 0 11 2 13 5s2 6 2 8c0 4-1 7-3 10-3 2-6 3-10 3s-7-1-10-3c-2-3-3-6-3-10 0-10 4-18 13-24 8-6 18-9 30-9 7 0 14 1 21 4 7 2 13 6 19 12 5 5 8 11 9 17 1 5 1 11 1 17v58c0 0 0 2 1 4 0 2 1 4 3 7 1 2 4 3 7 3 1 0 3-1 6-3 2-2 4-7 4-15v-17h7zM2076 167c0 7-1 13-3 19s-5 10-9 14c-5 5-10 7-17 7-3 1-8 0-14-2-6-1-11-6-16-12-4-5-7-14-7-26v-79h-24v-6c9-1 16-4 22-10 5-6 9-13 11-21 3-9 4-17 4-25h7v53h41v9h-41v80c0 2 0 5 1 10 0 5 2 10 5 14 2 4 7 7 13 7s10-3 14-8c3-5 5-13 5-24v-16h8zM2151 29c0 4-2 8-5 11-2 3-6 4-11 5-4-1-8-2-11-5s-4-7-4-11 1-7 4-10c2-3 6-5 11-5s8 2 11 5 5 6 5 10zM2166 204c-9 0-19-1-30-1l-31 1v-10c9 0 15 0 18-1 3-2 4-6 4-12v-77c0-7-1-11-4-13-2-2-8-3-17-3v-9l40-3v106c0 5 1 8 3 10s8 2 17 2zM2288 139c0-6-1-12-1-19-1-8-3-14-7-21-4-6-9-11-14-14-6-3-12-4-18-4s-12 1-18 4-11 8-15 15c-4 6-6 13-6 20-1 7-1 13-1 19s0 12 1 20c0 7 3 14 6 21 4 6 9 11 15 14 5 4 11 5 18 5s14-2 20-6c5-3 10-9 13-15 3-7 5-13 6-20s1-13 1-19zM2311 142c0 12-3 23-8 33-6 9-14 17-24 23-9 6-20 9-31 9-12 0-22-3-32-9-9-6-17-14-23-23-6-10-9-21-9-33 0-13 3-24 9-34 5-10 13-18 22-24 10-6 21-10 33-10s22 4 32 10c9 6 17 14 23 24 5 10 8 21 8 34zM2442 203l-33 1v-10c9 0 16 0 18-1 3-2 5-6 4-12v-67c1-8-1-16-3-22-3-6-9-9-18-10-6 0-12 2-18 6-6 3-11 8-15 15-3 7-5 15-6 25v53c0 6 1 10 4 12 3 1 9 1 19 1v10l-32-1-33 1v-10c9 0 16 0 18-1 3-2 5-6 4-12v-77c1-7 0-11-3-13s-9-3-19-3v-9l41-3v30c4-9 9-16 16-22 7-5 16-8 26-8 8 0 15 1 20 4 5 2 9 4 10 7 5 4 7 10 8 16s2 16 1 28v55c1 4 2 6 6 7s9 1 17 1v10z">
          <text:p/>
        </draw:path>
        <draw:path draw:style-name="gr3" draw:text-style-name="P2" draw:layer="layout" svg:width="2.058cm" svg:height="0.259cm" svg:x="25.764cm" svg:y="10.091cm" svg:viewBox="0 0 2059 260" svg:d="M104 140c0-5 0-12-1-19s-3-14-6-22c-4-6-9-10-15-14-5-3-11-4-18-4-6 0-12 1-18 4-6 4-11 8-15 16-3 7-5 13-6 20s-1 14-1 19c0 6 0 12 1 20 1 7 3 14 6 21 4 7 9 11 15 15 6 3 12 4 18 4 8 0 14-2 20-5 6-4 10-9 14-16 3-7 5-13 5-20 1-7 1-13 1-19zM128 143c0 12-3 23-9 33-6 9-13 17-23 23-10 5-20 8-32 8-11 0-22-3-31-8-10-6-18-13-24-23-5-10-8-21-9-33 1-12 3-23 9-34s13-19 23-25c9-6 20-9 32-10 12 1 23 4 32 10 10 6 17 14 23 25 6 10 9 21 9 34zM239 21c0 3-1 6-3 8-2 3-5 4-10 4-3 0-6-1-9-4-2-2-3-5-3-8 0-4 1-7 3-9 2-1 4-3 6-3-3-1-5-2-6-2-2 0-3 0-4 0-7 0-13 3-18 10s-8 16-8 29v33h33v9h-33v94c0 3 1 6 1 8 1 2 3 3 6 4s8 1 15 1h6v9c-5 0-11 0-18 0-6 0-12-1-18-1l-33 1v-9c9 1 16 0 18-1 3-2 5-5 4-12v-94h-22v-9h22v-33c1-10 3-19 8-25 4-7 10-12 17-16 6-3 13-5 20-5 8 1 14 3 19 6 4 4 7 9 7 15zM492 72c-2-13-4-24-7-32s-8-14-16-18c-7-4-18-6-32-6h-35c-6 0-10 1-12 3-1 1-2 4-2 9v74h25c9 0 16-1 20-4s7-6 9-11c1-5 2-12 1-20h8v77h-8c1-8 0-14-1-19-2-5-5-9-9-11s-11-3-20-3h-25v71c0 3 0 6 1 8s3 3 7 4 10 1 20 1h9v9c-4 0-8 0-15 0-6 0-12-1-18-1s-11 0-15 0-9 0-14 0c-6 0-11 1-17 1-5 0-10 0-13 0v-9h7c7 0 12 0 16-1 3-1 5-2 6-4 0-2 1-5 1-8v-152c0-3-1-6-1-8-1-2-3-4-6-4-4-1-9-2-16-2h-7v-8h158l8 64zM658 60c0-5-1-11-2-18s-5-13-12-18c-6-5-17-8-32-8h-26c-6-1-10 0-12 2-1 1-2 5-2 9v79h40c15-1 26-3 32-10 7-5 11-11 12-18s2-13 2-18zM687 60c0 10-3 19-9 27-6 7-14 15-24 19-10 5-21 7-32 7h-49v69c0 3 0 6 1 8s3 3 6 4 8 1 16 1h7v9c-4 0-8 0-13 0-6 0-11-1-16-1-6 0-10 0-14 0s-8 0-14 0c-5 0-10 1-15 1-6 0-10 0-13 0v-9h7c7 0 12 0 15-1 4-1 6-2 7-4 0-2 1-5 0-8v-153c1-3 0-6 0-8-1-2-3-3-7-4-3-1-8-1-15-1h-7v-9h101c14 0 25 2 35 7 11 5 19 12 24 20 6 8 9 17 9 26zM1057 204c-6 0-12 0-20 0s-15-1-21-1-13 1-21 1-15 0-20 0v-9h7c7 0 12 0 15-1 4-1 6-2 6-4 1-2 1-5 1-8v-166l-71 183c0 1-1 3-2 4 0 1-2 1-3 1-3 0-5-2-6-6l-69-180v156c-1 3 0 6 1 9s3 6 7 9c4 2 11 3 21 3v9l-33-1-34 1v-9c10 0 17-1 21-3 4-3 6-6 7-9s2-6 1-9v-145c1-3 0-6 0-8-1-2-3-3-6-4-4-1-9-1-16-1h-7v-9h48c4 0 6 0 7 0 1 1 2 3 4 6l62 162 63-163c1-2 2-4 3-5 1 0 3 0 7 0h48v9h-7c-7 0-12 0-16 1-3 1-5 2-6 4 0 2-1 5 0 8v153c-1 3 0 6 0 8 1 2 3 3 6 4 4 1 9 1 16 1h7zM1182 207v-25c-9 17-21 26-38 25-14 0-24-2-30-7s-10-11-12-19c-1-7-1-14-1-22v-43c0-9 0-15-1-20-1-3-3-6-6-7s-8-1-16-1v-9l43-3v97c-1 5 0 9 1 14 1 4 3 7 7 10 3 3 9 4 17 4 10 0 19-5 25-13s10-19 10-31v-52c0-8-1-12-4-14s-9-3-19-3v-9l43-3v103c-1 7 0 12 3 14s9 3 19 2v9zM1269 203l-32 1v-9c9 1 15 0 18-1 3-2 5-5 4-12v-150c1-7 0-12-3-14s-9-3-19-2v-9l41-3v178c0 7 1 10 4 12 3 1 9 2 19 1v9zM1404 169c0 6-1 12-3 18s-5 11-10 14c-4 4-9 6-16 6-4 1-8 0-14-2-6-1-11-5-16-10-4-6-7-15-7-26v-81h-25v-6c10-1 17-4 23-10 5-6 9-13 11-21s4-17 4-25h7v53h41v9h-41v81c0 2 0 6 1 10 0 5 2 10 5 14 2 5 7 7 13 7 5 0 10-2 14-8 3-5 5-13 5-24v-16h8zM1478 29c0 4-1 8-4 11-2 3-6 5-11 5s-8-2-11-5-4-7-4-11c0-3 1-7 4-10 2-3 6-5 11-5s8 2 11 5 4 6 4 10zM1494 204c-10 0-20 0-30-1l-31 1v-9c9 1 15 0 18-1 3-2 4-5 4-12v-77c0-8-1-12-4-14-2-2-8-3-17-3v-9l40-3v107c0 5 1 9 3 10 2 2 8 3 17 2zM1630 142c-1-17-4-30-12-41-7-12-16-17-27-18-7 0-14 2-21 6-6 4-12 10-16 18v65c0 2 0 4 1 5 0 2 1 4 3 7 4 6 9 10 14 13s11 4 16 4c8 0 14-2 21-7 6-5 11-12 15-21s6-19 6-31zM1654 142c0 13-3 24-9 34-6 9-14 17-24 23-9 5-20 8-31 8-8 0-14-1-19-4-5-2-9-5-12-8s-4-6-5-8v3 48c0 6 1 10 4 12 3 1 9 1 19 1v9l-33-1-32 1v-9c9 0 15 0 18-1 3-2 4-6 4-12v-134c1-8-1-12-3-13-3-2-9-3-19-3v-9l41-3v19c2-2 5-5 8-8 4-3 8-5 13-7 6-3 12-4 20-4 11 0 20 3 30 9 9 6 16 13 21 24 6 10 9 21 9 33zM1706 203l-32 1v-9c10 1 16 0 19-1 3-2 4-5 4-12v-150c0-7-1-12-4-14-2-2-9-3-19-2v-9l42-3v178c0 7 1 10 4 12 3 1 9 2 18 1v9zM1801 29c0 4-1 8-4 11s-7 5-12 5c-4 0-8-2-10-5-3-3-5-7-5-11 0-3 1-7 4-10s7-5 12-5c4 0 8 2 11 5 2 3 4 6 4 10zM1817 204c-10 0-20 0-30-1l-32 1v-9c9 1 16 0 19-1 2-2 4-5 4-12v-77c0-8-2-12-4-14-3-2-9-3-18-3v-9l41-3v107c-1 5 0 9 2 10 3 2 8 3 18 2zM1927 132c0-3-1-8-1-13-1-5-2-11-5-16-2-7-5-12-9-16-5-4-11-6-18-6-3 0-8 1-13 3-5 3-10 7-15 15-4 8-7 19-8 33zM1946 170c0 2-2 6-5 12s-8 12-15 17-17 8-28 8c-12 0-22-3-32-8-9-6-17-14-23-24-6-9-9-21-9-34 0-12 3-23 8-33 6-11 13-19 22-25 9-5 19-8 30-9 12 1 22 3 29 9 8 5 14 12 17 22 4 8 6 17 6 27 0 3-1 4-1 5-1 1-3 1-7 1h-80c0 5 0 12 1 20s4 16 8 23c3 5 7 10 13 14 6 3 12 5 19 5 1 0 4 0 9-1s11-3 16-7c6-5 11-12 14-21 0-3 2-4 4-4 1 0 2 0 2 0 1 1 2 2 2 3zM2059 94c-1 4-2 9-5 10-2 2-5 3-8 3s-6-1-8-3c-3-2-4-6-4-10s1-6 3-8 3-3 4-3c-1 0-2-1-4-1-7 1-13 3-18 8s-9 13-13 21c-2 8-4 17-4 27v44c0 3 0 6 1 8s3 3 7 4c3 1 8 1 15 1h6v9c-5 0-12 0-18 0-7 0-13-1-19-1l-33 1v-9c9 1 15 0 18-1 3-2 5-5 4-12v-77c1-8 0-12-3-14s-9-3-19-3v-9l40-3v33c1-4 3-10 7-15 3-5 7-9 12-12 5-4 10-6 17-6s12 2 16 5c3 4 5 8 6 13z">
          <text:p/>
        </draw:path>
        <draw:path draw:style-name="gr3" draw:text-style-name="P2" draw:layer="layout" svg:width="1.689cm" svg:height="0.204cm" svg:x="19.212cm" svg:y="4.425cm" svg:viewBox="0 0 1690 205" svg:d="M55 26c0 6-3 12-7 16s-9 6-16 6c-6 0-11-2-15-6-5-4-7-10-7-16s2-12 7-16c4-4 9-6 15-7 7 1 12 3 16 7s7 10 7 16zM35 201l-35 1v-14h20v-90c0-5-1-8-3-10-3-1-8-1-16-1v-14l50-2v117h18v14zM199 99c-3-4-8-8-14-12-5-3-12-5-20-6-5 0-10 1-16 3s-11 7-15 12c-4 6-6 13-7 20s-1 14-1 21c0 8 1 16 2 24 1 9 4 16 9 22s13 10 24 10c8 0 14-2 19-4 5-3 9-6 12-9 4-3 6-6 7-8zM199 203v-14c-5 4-10 7-17 10s-15 4-23 4c-22 0-39-6-51-18s-18-28-19-48c1-20 8-37 21-48 13-12 30-18 52-18 4 0 10 1 17 2 7 2 14 6 22 11v-56c0-5-1-9-4-10-2-1-8-1-16-1v-14l52-2v176c-1 5 1 9 3 10s8 1 17 1v14zM1437 57c0-6-1-12-2-18-2-7-6-12-12-16-7-4-18-6-33-6h-34v80h33c16 0 27-3 34-7 6-4 10-10 12-16 1-6 2-12 2-17zM1521 174c0 2 0 6-2 10-1 5-5 10-10 14s-12 6-22 7c-6 0-13-1-21-2s-15-3-22-6c-6-3-11-7-14-11s-4-9-5-14-1-11-1-18c0-6 0-13 0-17s-1-8-2-11c-2-3-4-6-7-9-5-5-10-8-15-9s-8-1-11-1h-33v81h31v14c-4-1-9-1-15-1s-13 0-20 0c-6 0-12 0-16 0s-9 0-16 0c-6 0-13 0-19 0-7 0-12 0-16 1v-14h32v-171h-32v-14h110c18 0 33 3 46 8 13 4 23 11 29 19 7 8 11 17 11 26 0 10-4 19-12 27-8 9-20 15-36 20 6 2 13 6 19 11s11 12 13 22c0 1 0 3 1 8 0 3 1 7 1 10 0 4 1 7 1 8 0 4 1 9 2 14s3 9 6 13c3 3 8 5 13 5s9-1 12-4c4-4 6-9 7-15 0-2 0-4 1-5s2-2 5-2c2 0 3 0 5 1 1 0 2 2 2 5zM1690 142c0 11-2 21-7 30-4 9-11 17-20 23-10 6-23 10-38 10-4 0-10-1-16-1-7-1-14-2-21-5-8-2-14-5-21-10l-13 13c-1 1-2 2-3 2-1 1-2 1-3 1-2 0-4-1-4-2-1-2-1-4-1-6v-53c0-4 0-6 1-7s3-2 6-2 5 1 6 1c0 1 1 3 1 6 0 11 3 20 8 26 5 7 11 12 18 15 8 3 15 6 22 7 8 1 14 1 20 1 10 0 17-2 23-5 5-4 9-8 11-13 2-6 3-11 3-15 0-7-2-12-4-17-3-4-5-7-7-9s-5-4-7-5c-3-1-6-2-11-3-4-2-11-3-19-5-10-2-19-4-25-6-7-2-12-4-17-6-4-3-9-6-13-11-4-3-7-8-10-14-4-7-6-15-6-24 0-10 3-20 7-28 5-9 12-16 22-22 9-5 21-8 36-8 7 0 15 1 23 3 9 2 17 6 26 13l13-13c1-1 2-2 3-2 1-1 2-1 3-1 2 0 4 1 4 2 1 1 1 3 1 6v53c0 3 0 5-1 6s-3 2-6 2-5 0-6-1c0-1-1-3-1-7-3-13-7-23-13-30-7-7-14-12-22-15s-16-4-24-4c-10 1-17 2-23 6-5 3-9 7-11 11-2 5-3 9-3 14s2 10 5 15c3 4 6 7 10 10 5 2 9 4 13 5l41 8c9 2 17 6 25 12 7 5 13 12 18 20 4 9 7 18 7 29z">
          <text:p/>
        </draw:path>
        <draw:path draw:style-name="gr3" draw:text-style-name="P2" draw:layer="layout" svg:width="0.794cm" svg:height="0.202cm" svg:x="23.084cm" svg:y="4.417cm" svg:viewBox="0 0 795 203" svg:d="M229 16c-7 0-12 0-15 1s-5 1-6 2c-2 1-2 2-3 3l-76 174c-2 4-3 6-5 6-2 1-4 2-7 1-4 0-6 0-8-2-1-1-2-3-3-5l-80-180h-26v-13c3 0 8 0 13 0 6 0 12 0 18 0s10 0 14 0c5 0 10 0 17 0 6 0 13 0 19 0s11 0 15 0v13h-27l61 139 59-132c0-1 1-2 1-3 0-2-2-2-6-3-4 0-8-1-12-1s-6 0-8 0v-13c6 0 12 0 19 0s13 0 19 0h33v13zM318 134c-4 0-9 0-15 1-7 1-13 3-20 5-7 3-13 6-17 11-5 5-7 11-8 19 1 6 3 12 8 16s11 6 19 6c2 1 6 0 11-1 6-2 11-5 15-10 5-4 7-11 7-20zM377 194c0 3-1 5-2 6-2 1-4 1-7 1h-14c-10 0-18-1-22-4-4-2-7-5-8-8-1-4-1-7-1-10-3 6-8 12-15 16-7 5-16 8-28 8-7 0-14-1-23-3-9-1-16-5-22-9-7-5-10-12-10-21 0-10 4-19 11-25 8-6 17-10 28-13s21-6 31-7 18-1 23-1v-10c0-22-10-34-31-34-2 0-5 0-9 0-4 1-8 1-12 2 0 0 2 2 3 4 2 2 3 6 3 10 0 6-2 11-6 14-3 3-7 4-12 4-4 0-8-1-12-4s-6-8-6-14c1-8 4-14 10-18s13-6 21-7 15-2 21-1c21 0 37 4 47 12 12 8 17 19 17 32v63c0 3 0 6 2 7 2 2 7 3 16 3 1 0 3 1 5 1 1 1 2 3 2 6zM428 200l-35 1v-14h19v-160c1-5 0-8-3-9-2-2-8-2-16-2v-13l51-3v187h19v14zM597 203v-23c-4 8-9 13-15 16-5 3-10 5-15 6s-8 1-11 1c-15 0-27-2-37-7s-15-15-15-30v-68c0-6-1-9-3-10-3-1-8-2-17-2v-13l53-3v100c0 5 0 9 1 12 1 4 3 6 6 8s9 2 16 2c11 0 19-3 26-10 6-7 9-17 10-28v-56c0-6-1-9-4-10-2-1-8-2-16-2v-13l52-3v106c0 6 1 9 4 10 2 1 8 2 16 1v14zM767 129c0-4 0-8 0-13-1-5-2-10-4-16-2-5-6-10-11-14-4-4-11-6-19-6-5 0-9 1-14 3s-10 6-13 12c-3 5-5 10-6 16-1 5-1 11-1 18zM795 167c0 2-2 6-5 12-4 5-10 11-18 16s-20 7-35 8c-23-1-42-7-55-19s-20-28-20-48c0-13 3-24 8-34s13-17 24-23 24-9 39-9c20 0 35 5 46 15 4 5 8 10 10 16 3 6 4 11 5 16 0 5 1 9 1 13s-1 6-3 7c-1 1-3 1-6 1h-87c-1 5 0 12 1 20 1 9 5 16 11 23 6 6 15 10 29 10 9 0 18-2 25-6s12-10 16-17c0-2 1-4 2-5 1 0 3-1 5-1 1 0 2 0 4 1 2 0 3 2 3 4z">
          <text:p/>
        </draw:path>
        <draw:path draw:style-name="gr3" draw:text-style-name="P2" draw:layer="layout" svg:width="0.313cm" svg:height="0.202cm" svg:x="19.187cm" svg:y="5.099cm" svg:viewBox="0 0 314 203" svg:d="M160 65c-2-14-4-25-7-33s-8-14-16-18c-7-4-18-5-32-5h-35c-6-1-10 0-12 2-1 1-2 4-2 9v74h25c9 0 16-1 20-3 4-3 7-6 9-11 1-5 2-12 1-20h8v77h-8c1-9 0-15-1-20-2-5-5-9-9-11s-11-3-20-3h-25v71c0 3 0 6 1 8s3 3 7 4 10 1 19 1h10v9c-4 0-9 0-15 0s-12 0-18 0-11 0-15 0-9 0-14 0c-6 0-12 0-17 0s-10 0-14 0v-9h8c7 0 12 0 16-1 3-1 5-2 6-4 0-2 1-5 1-8v-152c0-3-1-6-1-8-1-2-3-4-6-4-4-1-9-1-16-1h-8v-9h159l8 65zM290 101c0-9 0-19-1-29 0-10-1-19-2-28-2-10-5-17-9-22s-9-8-13-10c-5-1-9-2-12-2-2 0-6 0-11 2-4 1-9 5-14 10-4 5-7 14-9 25-1 9-2 17-2 26s-1 19-1 28c0 6 1 12 1 19s0 15 0 22c1 7 2 14 3 20 3 13 7 22 14 27s13 8 19 7c7 1 13-2 20-7 7-6 11-15 14-29 1-9 2-18 2-28 1-10 1-20 1-31zM314 104c0 12-1 23-2 34-2 11-4 21-9 31-7 14-15 23-24 27-9 5-18 7-26 7-7 0-15-2-24-6s-17-12-23-23-10-23-11-35c-2-12-3-24-2-35-1-11 0-22 1-34 2-11 5-22 9-32 6-13 14-22 23-27s19-8 27-7c5-1 10 0 15 2 6 1 12 5 18 9 6 5 12 12 16 21 5 11 8 23 10 34 1 11 2 23 2 34z">
          <text:p/>
        </draw:path>
        <draw:path draw:style-name="gr3" draw:text-style-name="P2" draw:layer="layout" svg:width="0.301cm" svg:height="0.196cm" svg:x="19.183cm" svg:y="5.7cm" svg:viewBox="0 0 302 197" svg:d="M158 66c-1-15-3-25-6-34-3-8-9-14-16-18-8-3-18-5-33-5h-34c-7-1-11 0-12 2-2 1-2 5-2 9v74h25c9 0 15-1 20-3 4-2 7-6 8-11 2-5 2-12 2-20h7v77h-7c0-8 0-15-2-20-1-5-4-9-8-11-5-2-11-3-20-3h-25v71c0 3 0 6 1 8s3 3 7 4 10 2 19 2h10v9c-4-1-9-1-15-1s-12 0-18 0c-7 0-12 0-16 0s-8 0-14 0c-5 0-11 0-16 0-6 0-10 0-13 1v-9h6c8 0 13-1 16-2 4-1 6-2 6-4 1-2 1-4 1-8v-152c0-3 0-6-1-8 0-2-2-3-6-4-3-1-8-1-16-1h-6v-9h158l8 66zM302 197c-4-1-8-1-14-1s-12 0-18 0-11 0-15 0-9 0-15 0-13 0-19 0c-5 0-10 0-14 1v-9h10c8 0 14-1 19-2 4-1 6-2 7-4s2-5 1-8v-150c-7 3-16 5-23 6s-12 1-15 1v-9c3 0 7 0 13 0 6-1 13-3 20-5 7-3 14-7 20-13 3 0 5 0 6 1s1 3 1 6v163c-1 3 0 6 1 8s3 3 7 4 10 2 18 2h10z">
          <text:p/>
        </draw:path>
        <draw:path draw:style-name="gr3" draw:text-style-name="P2" draw:layer="layout" svg:width="0.309cm" svg:height="0.196cm" svg:x="19.183cm" svg:y="6.356cm" svg:viewBox="0 0 310 197" svg:d="M159 65c-1-13-3-24-6-32s-9-14-16-18c-9-4-19-6-34-6h-34c-7 0-11 1-12 2-2 2-2 5-2 10v72h25c9 0 15-1 20-3 4-2 7-6 8-11 2-5 2-11 2-19h7v76h-7c0-8 0-15-2-20-1-5-4-8-8-10-5-3-11-4-20-4h-25v71c0 3 0 7 1 9s3 4 7 5 10 1 19 1h10v9c-4 0-9-1-15-1s-12 0-18 0c-7 0-12 0-16 0s-8 0-14 0c-5 0-11 0-16 0-6 0-10 1-13 1v-9h6c8 0 13 0 16-1 4-1 6-3 6-5 1-1 1-4 1-9v-150c0-4 0-7-1-9 0-2-2-3-6-4-3-1-8-1-16-1h-6v-9h159l8 65zM302 197h-107c0-3 1-6 1-7s1-2 3-4l55-62c8-9 15-19 21-30s9-22 9-34c0-8-1-16-4-23s-7-13-13-17-13-7-21-7c-9 0-17 3-24 8s-12 12-15 21c0 0 1 0 3 0 5 0 9 2 12 5 2 3 4 6 4 10-1 6-3 10-6 12-4 3-7 4-9 3-1 1-2 0-5 0-2-1-5-2-7-5-2-2-3-6-4-11 0-8 3-17 7-25s11-14 19-19 17-8 28-8c18 0 33 6 44 16s17 23 17 40c0 9-2 18-6 26s-11 16-20 25-21 20-36 33l-30 30h51c3 0 6 0 10 0 4-1 8-1 11-1 4 0 6-1 7-2 1-2 2-6 3-11s2-10 3-14h7z">
          <text:p/>
        </draw:path>
        <draw:path draw:style-name="gr3" draw:text-style-name="P2" draw:layer="layout" svg:width="0.312cm" svg:height="0.202cm" svg:x="19.183cm" svg:y="6.957cm" svg:viewBox="0 0 313 203" svg:d="M159 66c-1-13-3-24-6-32s-9-14-16-18c-8-5-18-7-33-7h-34c-7 0-11 1-12 2-2 3-2 6-2 11v72h25c9 0 15-1 20-3 4-2 7-6 8-11 2-5 2-11 2-19h7v76h-7c0-8 0-14-2-19-1-5-4-9-8-11-5-2-11-4-20-4h-25v71c0 3 0 6 1 8s3 4 7 5 10 1 19 1h10v9c-4 0-9 0-15-1-6 0-12 0-18 0-7 0-12 0-16 0s-8 0-14 0c-5 0-11 0-16 0-6 1-11 1-14 1v-9h7c8 0 13 0 16-1 4-1 6-3 6-4 1-2 1-5 1-8v-151c0-4 0-7-1-9 0-2-2-4-6-5-3 0-8-1-16-1h-7v-9h159l8 66zM313 148c-1 10-3 19-9 27-5 9-12 15-21 20s-20 8-32 8c-10 0-20-2-29-6-8-4-15-9-21-16-5-6-8-14-8-23 0-6 2-11 6-13 3-3 7-4 10-4 5 0 8 2 11 5 4 2 5 6 5 12 0 5-2 9-5 12-4 3-8 4-14 3 4 6 8 10 13 14 6 3 11 5 17 6 5 2 10 2 14 2 5 0 10-1 15-3 5-3 9-8 12-15 4-7 6-16 6-29 0-15-3-26-8-35-6-8-15-13-26-13h-13c-2 0-4 0-5 0-1-1-2-2-2-3 0-2 1-2 1-3 1 0 2-1 3-1 2 0 3 0 6 0 2 0 4 0 6-1 3 1 7 0 12-2 4-2 9-6 13-12 4-7 6-14 7-20 1-7 2-11 1-13 0-9-1-16-4-20-3-5-7-8-11-10s-8-4-12-4-8 2-13 3-9 3-14 5c-5 3-9 7-12 11 2 0 4 0 7 1 3 0 5 1 8 3 2 2 3 6 3 11 0 4-1 7-4 10-2 3-6 4-10 4-5 0-8-1-11-4-3-2-4-6-4-11 0-11 5-20 15-27 9-9 21-13 36-13 9 0 18 2 26 5 8 5 14 9 19 15s8 13 8 21c0 11-4 22-11 31-8 9-17 16-29 20 15 3 26 9 35 19 8 10 12 21 13 33z">
          <text:p/>
        </draw:path>
        <draw:polygon draw:style-name="gr3" draw:text-style-name="P2" draw:layer="layout" svg:width="6.591cm" svg:height="3.78cm" svg:x="19.004cm" svg:y="4.198cm" svg:viewBox="0 0 6592 3781" draw:points="17,17 17,0 6592,0 6592,3781 0,3781 0,0 17,0 17,17 34,17 34,3752 6558,3752 6558,34 17,34 17,17 34,17">
          <text:p/>
        </draw:polygon>
        <draw:path draw:style-name="gr3" draw:text-style-name="P2" draw:layer="layout" svg:width="6.566cm" svg:height="0.051cm" svg:x="19.025cm" svg:y="5.43cm" svg:viewBox="0 0 6567 52" svg:d="M17 4l-4 9v-9h4l-4 9v-9c8 0 63 4 152 4 271 9 859 9 1575 9 974 0 2180-4 3142-9 483 0 902-4 1207-4 300 0 478-4 478-4v34c0 0-2884 18-4827 18-487 0-910 0-1219-5-157 0-280 0-369-5-42 0-80 0-101-4-13 0-26 0-30 0-8 0-13 0-21-4z">
          <text:p/>
        </draw:path>
        <draw:path draw:style-name="gr3" draw:text-style-name="P2" draw:layer="layout" svg:width="6.567cm" svg:height="0.051cm" svg:x="19.016cm" svg:y="6.052cm" svg:viewBox="0 0 6568 52" svg:d="M17 4l-4 5v-9l4 4-4 5v-9c9 4 64 9 153 9 270 4 859 8 1574 8 974 0 2181-4 3143-8 482 0 906-5 1206-5 301-4 479-4 479-4v35c0 0-2884 17-4828 17-486 0-910 0-1219-4-156 0-279-4-368-4-43 0-81-5-102-5-12 0-25 0-29 0-9-4-13-4-22-4z">
          <text:p/>
        </draw:path>
        <draw:path draw:style-name="gr3" draw:text-style-name="P2" draw:layer="layout" svg:width="6.562cm" svg:height="0.051cm" svg:x="18.995cm" svg:y="4.803cm" svg:viewBox="0 0 6563 52" svg:d="M13 5l-4 4 4-9v5l-4 4 4-9c4 5 63 9 152 9 267 4 856 8 1575 8 970 0 2176-4 3143-8 478 0 901-4 1202-4 300-5 478-5 478-5v35c0 0-2880 17-4823 17-487 0-914 0-1223-4-153 0-280-4-369-4-42 0-76-5-101-5-13 0-21 0-30 0-8-4-13-4-17-4z">
          <text:p/>
        </draw:path>
        <draw:path draw:style-name="gr3" draw:text-style-name="P2" draw:layer="layout" svg:width="6.562cm" svg:height="0.046cm" svg:x="18.995cm" svg:y="6.692cm" svg:viewBox="0 0 6563 47" svg:d="M13 0l-4 9 4-9-4 9 4-9c4 0 63 5 152 5 267 8 856 8 1575 8 970 0 2176-4 3143-8 478 0 901 0 1202-5 300 0 478 0 478 0v34c0 0-2880 13-4823 13-487 0-914 0-1223-4-153 0-280 0-369-4-42 0-76 0-101-5-13 0-21 0-30 0-8 0-13 0-17-4z">
          <text:p/>
        </draw:path>
        <draw:path draw:style-name="gr3" draw:text-style-name="P2" draw:layer="layout" svg:width="6.566cm" svg:height="0.051cm" svg:x="19.029cm" svg:y="7.301cm" svg:viewBox="0 0 6567 52" svg:d="M17 4l-4 9v-9h4l-4 9v-9c8 0 63 5 152 5 267 8 860 8 1575 8 974 0 2180-4 3142-8 483 0 902-5 1203-5 300 0 482-4 482-4v35c0 0-2884 17-4827 17-487 0-914 0-1219-4-157 0-280-5-368-5-47 0-81-4-106-4-9 0-21 0-26 0-8-4-12 0-21-4z">
          <text:p/>
        </draw:path>
        <draw:path draw:style-name="gr3" draw:text-style-name="P2" draw:layer="layout" svg:width="0.316cm" svg:height="0.195cm" svg:x="19.187cm" svg:y="7.58cm" svg:viewBox="0 0 317 196" svg:d="M159 64c-2-13-4-24-7-32s-8-14-16-18c-7-4-18-5-32-5h-35c-6-1-10 0-12 2-1 1-2 4-2 9v73h25c9 0 16-1 20-3 4-3 7-6 9-11 1-5 2-12 1-20h8v77h-8c1-8 0-15-1-20-2-5-5-9-9-11s-11-3-20-3h-25v72c0 3 0 6 1 8s3 3 7 4 10 1 19 1h10v9c-4 0-9 0-15 0s-12 0-18 0-11 0-15 0-9 0-14 0c-6 0-12 0-17 0s-10 0-13 0v-9h7c7 0 12 0 16-1 3-1 5-2 6-4 0-2 1-5 1-8v-152c0-3-1-6-1-8-1-2-3-4-6-4-4-1-9-1-16-1h-7v-9h158l8 64zM268 32l-72 108h72zM288 149v25c0 3 0 6 1 8s3 4 6 4c3 1 8 1 15 1h6v9c-6 0-12 0-19 0s-14 0-20 0-13 0-20 0-14 0-20 0v-9h6c8 0 13 0 16-1s5-2 6-4 1-5 1-8v-25h-78v-9l90-136c1-2 2-3 3-3 0 0 1-1 3-1s3 1 4 2c0 1 0 3 0 6v132h29v9z">
          <text:p/>
        </draw:path>
        <draw:path draw:style-name="gr3" draw:text-style-name="P2" draw:layer="layout" svg:width="2.163cm" svg:height="3.755cm" svg:x="19.732cm" svg:y="4.219cm" svg:viewBox="0 0 2164 3756" svg:d="M42 0v3752h-42v-3752zM2164 0v3756h-42v-3756z">
          <text:p/>
        </draw:path>
        <draw:path draw:style-name="gr3" draw:text-style-name="P2" draw:layer="layout" svg:width="1.609cm" svg:height="0.256cm" svg:x="21.367cm" svg:y="3.705cm" svg:viewBox="0 0 1610 257" svg:d="M159 66c-1-14-4-24-7-32-3-9-8-15-16-18-7-4-18-6-32-6h-35c-6 0-10 0-12 2-1 2-2 5-2 9v73h25c9 0 16-1 20-3 5-2 8-6 9-11s2-11 2-20h7v77h-7c0-8-1-15-2-20s-4-8-9-11c-4-2-11-3-20-3h-25v71c0 3 0 6 1 8s4 4 7 4c4 1 11 2 20 2h9v9c-3-1-8-1-14-1s-13 0-19 0-11 0-15 0-9 0-14 0c-6 0-11 0-17 0-5 0-9 0-13 1v-9h7c7 0 13-1 16-2 3 0 5-2 6-4s1-4 1-8v-151c0-3 0-6-1-8s-3-3-6-4-9-1-16-1h-7v-9h158l8 65zM331 54c0-5-1-11-2-18s-5-13-12-19c-6-5-17-8-32-8h-26c-6 0-10 0-12 2-1 2-2 5-2 9v78h40c15 0 26-3 32-8 7-6 11-12 12-19s2-13 2-17zM361 54c0 9-3 18-9 26s-15 14-25 18c-10 5-21 7-32 8h-49v68c0 4 0 6 1 8s3 4 6 5c3 0 8 1 16 1h7v9c-4-1-8-1-14-1-5 0-10 0-15 0-6 0-10 0-14 0s-8 0-14 0c-5 0-10 0-15 0-6 0-10 0-13 1v-9h7c7 0 12-1 15-2 4 0 6-2 6-4 1-2 2-4 1-8v-152c1-3 0-6-1-8 0-2-2-3-6-4-3-1-8-1-15-1h-7v-9h101c14 0 25 3 35 8 11 5 20 11 25 19 6 8 9 17 9 27zM621 52c0-14-3-24-9-30s-14-10-22-11c-9-2-18-2-27-2-3 0-6 0-10 0-3 0-5 0-7 1-3 0-5 1-6 3 0 2 0 4 0 7v75h32c14 0 24-2 31-7 8-4 12-10 15-16 2-7 3-13 3-20zM686 171c0 3-1 7-2 12-2 5-4 10-8 14s-10 6-17 6c-5 0-11-1-17-2-7-2-14-5-20-10-5-5-9-11-10-18-1-6-2-14-1-23 0-10-1-17-2-23s-4-11-9-16c-6-4-11-7-16-8s-9-2-11-2h-33v73c0 4 0 6 1 8 0 2 2 4 6 5 3 0 8 1 15 1h7v9c-3-1-8-1-13-1s-10 0-15 0-10 0-14 0c-3 0-8 0-13 0s-11 0-16 0-9 0-13 1v-9h7c8 0 13-1 16-2 3 0 5-2 6-4s1-4 1-8v-152c0-3 0-6-1-8s-3-3-6-4-8-1-16-1h-7v-9h91c14 0 27 3 38 7 11 5 20 11 27 19 6 8 10 16 10 26-1 11-5 21-15 29-9 8-21 14-36 18 9 2 16 6 22 12 6 5 11 12 14 21l3 23c2 14 4 24 7 31 2 7 7 11 14 11 4 0 7-2 11-6 4-3 7-10 8-20 0-1 0-2 0-3 1-1 2-2 3-2 2 0 3 1 3 2 1 1 1 2 1 3zM786 124c0-3 0-7-1-13-1-5-2-10-4-16s-6-11-10-15c-5-4-10-6-18-6-3 0-8 1-13 3-5 3-10 8-15 15-4 7-7 18-7 32zM805 162c0 2-2 7-5 12-3 6-8 12-15 17-7 6-16 8-28 9-11 0-22-3-31-9-10-6-18-13-23-23-6-10-9-22-10-35 1-12 3-23 9-33 5-10 12-17 21-23s19-9 30-9c12 0 22 3 30 8 7 5 13 12 17 21 3 8 5 18 5 27 0 3 0 5-1 5-1 1-3 1-6 1h-81c0 6 1 12 1 20 1 8 4 16 8 23 3 6 8 10 13 14 6 4 12 5 20 6 1 0 4-1 9-2 4 0 10-3 15-7 6-4 11-11 14-21 1-3 2-4 4-4 1 0 2 0 3 1 0 0 1 1 1 2zM933 219c0-8-4-13-10-17-5-4-13-6-22-7-8 0-17-1-25 0h-17c-7 0-12 3-17 7-4 5-7 11-7 17 0 8 5 15 14 21 8 6 20 10 35 10 14 0 26-4 35-10s14-13 14-21zM901 111c0-2 0-6-1-12-1-5-3-10-6-15-4-5-10-8-18-8-6 0-10 2-14 4-3 3-5 6-6 8-3 3-4 7-4 11-1 5-1 9-1 13 0 2 0 6 1 12 1 5 3 11 6 15 4 5 10 8 18 8 6 0 10-2 14-4 3-3 5-5 6-7 3-4 4-8 4-12 1-4 1-9 1-13zM952 80c0 4-2 6-3 7-2 1-4 2-6 2s-4-1-6-2c-1-2-2-4-2-6 0-4 2-7 5-8-1 0-2 0-2 0-1 0-1 0-1 0-3-1-7 0-11 1-5 2-10 5-15 10 3 3 6 7 8 12 3 5 4 10 4 16-1 11-5 21-14 29-8 8-19 12-33 13-3 0-7-1-12-2s-11-3-17-7c-2 3-3 6-4 8 0 3-1 5 0 5 0 5 1 9 4 13s6 6 11 7c1 0 4 0 9 0 4 0 9 0 12 0 9 0 18 0 26 1s16 3 24 7c7 4 12 9 15 16 3 6 4 12 4 17-1 7-4 14-9 19-6 6-14 11-24 14-9 3-20 5-31 5-12 0-23-2-32-5-10-3-17-8-23-14-6-5-9-12-9-19 0-6 2-11 7-16 4-6 11-10 20-12-5-3-8-7-10-12s-3-9-3-14 1-10 3-14 4-8 6-10c-4-3-7-7-9-12-3-5-4-11-5-18 1-11 5-21 14-29 8-8 19-12 33-13 3 0 8 1 13 2 6 1 11 4 18 9 6-6 11-10 17-11 6-2 10-3 13-3 6 0 9 2 12 5 2 4 3 7 3 9zM1017 23c0 4-1 7-4 10s-7 5-11 5c-5 0-9-2-11-5-3-3-5-6-5-10s2-8 4-11c3-3 7-4 12-4 4 0 8 1 11 4s4 7 4 11zM1033 197c-10-1-20-1-30-1l-32 1v-9c10 0 16-1 19-2s4-5 4-11v-78c0-7-1-11-4-13s-9-3-18-3v-8l41-4v106c-1 5 0 9 3 11 2 1 8 2 17 2zM1146 160c0 11-3 20-11 28-7 7-19 11-35 12-4 0-8-1-14-2-5-1-11-5-18-11-2 3-4 5-5 6l-1 1c-2 3-4 4-5 5s-1 1-2 1-2-1-3-2c0-1 0-3 0-5v-38c0-3 0-4 0-6 1-1 2-1 4-1 1 0 2 0 2 1 1 0 1 2 2 4 2 12 6 22 13 29 6 8 15 11 27 11 11 0 19-2 24-7 6-5 8-11 8-19 0-7-2-12-6-16-4-3-9-6-13-7-5-2-8-3-11-3-10-2-17-4-23-6-5-1-10-4-15-7-8-7-12-15-12-25 0-5 1-11 4-16 3-6 8-10 14-14 7-3 16-5 28-5 2-1 6 0 11 1s10 3 16 7c1-1 1-2 2-3 2-1 2-1 3-2 2-2 3-3 4-3 0 0 1 0 2 0s2 0 2 1c1 1 1 3 1 6v29c0 2 0 4-1 5 0 1-1 2-3 2 0 0-1-1-2-1s-1-1-1-2c0-3-1-8-2-13-2-5-5-10-9-15-5-4-13-7-23-7-12 0-21 3-25 7-5 5-7 10-7 15 0 6 2 10 5 13 4 3 8 5 14 7 5 1 11 3 16 4 6 1 12 2 18 4 5 2 10 5 15 9 2 2 5 5 7 10 3 4 5 10 5 18zM1250 161c0 6-1 12-3 18s-5 11-9 15-10 6-16 6c-4 0-9-1-15-2-5-2-11-6-15-11-5-6-7-14-7-26v-80h-25v-6c10 0 17-4 22-9 6-6 10-13 12-22 2-8 3-16 3-24h7v53h42v8h-42v81c0 1 1 5 1 10 1 5 3 9 5 14 3 4 7 6 14 7 5 0 10-3 13-8 4-6 6-14 6-25v-15h7zM1367 124c0-3 0-7-1-13 0-5-2-10-4-16s-5-11-10-15c-4-4-10-6-17-6-4 0-8 1-13 3-6 3-11 8-15 15s-7 18-8 32zM1386 162c0 2-1 7-4 12-3 6-9 12-16 17-7 6-16 8-28 9-11 0-21-3-31-9-9-6-17-13-23-23s-9-22-9-35c0-12 3-23 8-33s13-17 22-23c8-6 19-9 30-9 12 0 22 3 29 8 8 5 14 12 17 21 4 8 5 18 5 27 1 3 0 5-1 5-1 1-3 1-6 1h-80c0 6 0 12 1 20s3 16 8 23c3 6 7 10 13 14 5 4 12 5 19 6 1 0 4-1 9-2 5 0 10-3 16-7s10-11 14-21c0-3 1-4 4-4 0 0 1 0 2 1 1 0 1 1 1 2zM1498 87c0 5-1 8-4 10-2 2-5 3-8 3s-6-1-8-4c-3-2-4-5-4-9 0-3 1-6 3-8 1-2 3-3 3-3 0 0-1 0-3 0-7 0-13 3-18 8-6 4-9 11-12 19s-4 17-4 27v44c0 4 0 6 1 8s3 4 6 5c3 0 8 1 15 1h6v9c-6-1-12-1-18-1-7 0-13 0-19 0l-32 1v-9c9 0 15-1 18-2s4-5 4-11v-77c1-7-1-12-3-14-3-2-10-3-19-3v-8l40-4v32c1-4 3-9 6-14s7-9 12-12c4-4 10-5 17-6 6 1 12 2 15 6 4 3 6 7 6 12zM1610 160c0 11-4 20-11 28-7 7-19 11-36 12-3 0-8-1-13-2-6-1-12-5-18-11-3 3-5 5-5 6-1 0-1 1-1 1-3 3-5 4-5 5-1 1-2 1-2 1-2 0-3-1-3-2s-1-3-1-5v-38c0-3 1-4 1-6 0-1 1-1 3-1 1 0 2 0 3 1 0 0 1 2 1 4 3 12 7 22 13 29 6 8 15 11 27 11 11 0 20-2 25-7s8-11 8-19c0-7-3-12-7-16-4-3-8-6-13-7-4-2-8-3-10-3-10-2-18-4-23-6-6-1-11-4-15-7-8-7-12-15-13-25 0-5 2-11 5-16 2-6 7-10 14-14 7-3 16-5 27-5 3-1 6 0 12 1 5 1 10 3 16 7 0-1 1-2 2-3s2-1 2-2c2-2 3-3 4-3s2 0 2 0c2 0 3 0 3 1s0 3 0 6v29c0 2 0 4 0 5-1 1-2 2-3 2s-1-1-2-1-2-1-2-2c0-3-1-8-2-13s-4-10-9-15c-5-4-12-7-23-7-12 0-20 3-25 7-5 5-7 10-7 15 0 6 2 10 6 13 3 3 8 5 13 7 6 1 11 3 17 4s12 2 17 4c6 2 11 5 15 9 3 2 5 5 8 10 3 4 4 10 5 18z">
          <text:p/>
        </draw:path>
        <draw:polygon draw:style-name="gr3" draw:text-style-name="P2" draw:layer="layout" svg:width="12.201cm" svg:height="2.561cm" svg:x="7.129cm" svg:y="8.745cm" svg:viewBox="0 0 12202 2562" draw:points="0,2562 0,0 12202,0 12202,2473 12181,2473 12181,25 25,25 25,2562">
          <text:p/>
        </draw:polygon>
        <draw:polygon draw:style-name="gr3" draw:text-style-name="P2" draw:layer="layout" svg:width="0.195cm" svg:height="0.343cm" svg:x="7.044cm" svg:y="10.963cm" svg:viewBox="0 0 196 344" draw:points="98,98 0,0 98,344 196,0">
          <text:p/>
        </draw:polygon>
        <draw:polygon draw:style-name="gr3" draw:text-style-name="P2" draw:layer="layout" svg:width="0.25cm" svg:height="0.436cm" svg:x="7.014cm" svg:y="10.917cm" svg:viewBox="0 0 251 437" draw:points="128,144 120,152 55,93 128,343 200,93 128,165 120,152 128,144 120,135 251,0 128,437 0,0 137,135 128,144 120,135">
          <text:p/>
        </draw:polygon>
        <draw:polygon draw:style-name="gr3" draw:text-style-name="P2" draw:layer="layout" svg:width="0.199cm" svg:height="0.343cm" svg:x="19.22cm" svg:y="10.874cm" svg:viewBox="0 0 200 344" draw:points="102,98 0,0 102,344 200,0">
          <text:p/>
        </draw:polygon>
        <draw:polygon draw:style-name="gr3" draw:text-style-name="P2" draw:layer="layout" svg:width="0.25cm" svg:height="0.436cm" svg:x="19.194cm" svg:y="10.828cm" svg:viewBox="0 0 251 437" draw:points="128,144 116,152 55,93 128,344 196,93 128,165 116,152 128,144 116,135 251,0 128,437 0,0 137,135 128,144 116,135">
          <text:p/>
        </draw:polygon>
        <draw:polygon draw:style-name="gr3" draw:text-style-name="P2" draw:layer="layout" svg:width="0.026cm" svg:height="1.35cm" svg:x="10.079cm" svg:y="7.386cm" svg:viewBox="0 0 27 1351" draw:points="27,0 27,1351 0,1351 0,0">
          <text:p/>
        </draw:polygon>
        <draw:polygon draw:style-name="gr3" draw:text-style-name="P2" draw:layer="layout" svg:width="0.182cm" svg:height="0.317cm" svg:x="10.003cm" svg:y="8.415cm" svg:viewBox="0 0 183 318" draw:points="89,88 0,0 89,318 183,0">
          <text:p/>
        </draw:polygon>
        <draw:polygon draw:style-name="gr3" draw:text-style-name="P2" draw:layer="layout" svg:width="0.233cm" svg:height="0.407cm" svg:x="9.978cm" svg:y="8.372cm" svg:viewBox="0 0 234 408" draw:points="114,131 106,140 46,81 114,318 183,81 114,148 106,140 114,131 106,123 234,0 114,408 0,0 124,123 114,131 106,123">
          <text:p/>
        </draw:polygon>
        <draw:polygon draw:style-name="gr3" draw:text-style-name="P2" draw:layer="layout" svg:width="0.025cm" svg:height="3.277cm" svg:x="24.211cm" svg:y="7.978cm" svg:viewBox="0 0 26 3278" draw:points="26,0 26,3278 0,3278 0,0">
          <text:p/>
        </draw:polygon>
        <draw:polygon draw:style-name="gr3" draw:text-style-name="P2" draw:layer="layout" svg:width="0.178cm" svg:height="0.317cm" svg:x="24.135cm" svg:y="10.938cm" svg:viewBox="0 0 179 318" draw:points="90,93 0,0 90,318 179,0">
          <text:p/>
        </draw:polygon>
        <draw:polygon draw:style-name="gr3" draw:text-style-name="P2" draw:layer="layout" svg:width="0.229cm" svg:height="0.398cm" svg:x="24.109cm" svg:y="10.9cm" svg:viewBox="0 0 230 399" draw:points="115,132 106,140 47,81 115,314 183,81 115,149 106,140 115,132 106,123 230,0 115,399 0,0 123,123 115,132 106,123">
          <text:p/>
        </draw:polygon>
        <draw:polyline draw:style-name="gr1" draw:text-style-name="P1" draw:layer="layout" svg:width="12.603cm" svg:height="3.332cm" svg:x="10.211cm" svg:y="7.94cm" svg:viewBox="0 0 12604 3333" draw:points="12604,0 12604,1970 0,1970 0,3333">
          <text:p/>
        </draw:polyline>
        <draw:polygon draw:style-name="gr3" draw:text-style-name="P2" draw:layer="layout" svg:width="0.169cm" svg:height="0.292cm" svg:x="10.126cm" svg:y="10.98cm" svg:viewBox="0 0 170 293" draw:points="85,81 0,0 85,293 170,0">
          <text:p/>
        </draw:polygon>
        <draw:polygon draw:style-name="gr3" draw:text-style-name="P2" draw:layer="layout" svg:width="0.211cm" svg:height="0.368cm" svg:x="10.105cm" svg:y="10.942cm" svg:viewBox="0 0 212 369" draw:points="106,119 97,127 46,76 106,289 166,76 106,135 97,127 106,119 97,114 212,0 106,369 0,0 114,114 106,119 97,114">
          <text:p/>
        </draw:polygon>
        <draw:polygon draw:style-name="gr3" draw:text-style-name="P2" draw:layer="layout" svg:width="0.03cm" svg:height="1.342cm" svg:x="21.391cm" svg:y="9.909cm" svg:viewBox="0 0 31 1343" draw:points="31,0 31,1343 0,1343 0,0">
          <text:p/>
        </draw:polygon>
        <draw:polygon draw:style-name="gr3" draw:text-style-name="P2" draw:layer="layout" svg:width="0.182cm" svg:height="0.318cm" svg:x="21.315cm" svg:y="10.929cm" svg:viewBox="0 0 183 319" draw:points="90,94 0,0 90,319 183,0">
          <text:p/>
        </draw:polygon>
        <draw:polygon draw:style-name="gr3" draw:text-style-name="P2" draw:layer="layout" svg:width="0.233cm" svg:height="0.406cm" svg:x="21.29cm" svg:y="10.887cm" svg:viewBox="0 0 234 407" draw:points="114,135 106,144 51,85 114,318 183,85 114,152 106,144 114,135 106,127 234,0 114,407 0,0 123,127 114,135 106,127">
          <text:p/>
        </draw:polygon>
        <draw:polygon draw:style-name="gr3" draw:text-style-name="P2" draw:layer="layout" svg:width="10.042cm" svg:height="1.041cm" svg:x="14.173cm" svg:y="10.231cm" svg:viewBox="0 0 10043 1042" draw:points="10043,25 26,25 26,1042 0,1042 0,0 10043,0">
          <text:p/>
        </draw:polygon>
        <draw:polygon draw:style-name="gr3" draw:text-style-name="P2" draw:layer="layout" svg:width="0.178cm" svg:height="0.313cm" svg:x="14.097cm" svg:y="10.959cm" svg:viewBox="0 0 179 314" draw:points="89,89 0,0 89,314 179,0">
          <text:p/>
        </draw:polygon>
        <draw:polygon draw:style-name="gr3" draw:text-style-name="P2" draw:layer="layout" svg:width="0.228cm" svg:height="0.402cm" svg:x="14.072cm" svg:y="10.917cm" svg:viewBox="0 0 229 403" draw:points="114,131 105,140 46,80 114,314 183,80 114,149 105,140 114,131 105,122 229,0 114,403 0,0 122,122 114,131 105,122">
          <text:p/>
        </draw:polygon>
        <draw:path draw:style-name="gr3" draw:text-style-name="P2" draw:layer="layout" svg:width="1.429cm" svg:height="0.203cm" svg:x="9.574cm" svg:y="16.041cm" svg:viewBox="0 0 1430 204" svg:d="M170 76c-2-11-4-21-7-30-3-8-8-14-16-19s-20-7-35-7h-40v77h14c10 0 16-1 21-4 4-2 7-6 8-11s2-11 2-18h13v81h-13c0-7-1-13-2-18s-4-9-8-12c-5-3-12-4-21-4h-14v78h39v13c-5 0-10 0-18 0-7-1-14-1-22-1-7 0-13 0-18 0s-10 0-17 0-14 0-20 1c-7 0-12 0-16 0v-13h31v-169h-31v-15h174l9 71zM360 61c0-7-1-14-2-20-1-7-5-12-11-16s-16-8-31-8h-38v86h38c14 0 25-2 31-6s10-9 11-16c1-6 2-13 2-20zM404 61c-1 11-4 21-11 29-6 8-15 14-26 19-11 4-23 6-37 6h-51v74h31v13c-3 0-9 0-15 0-6-1-13-1-20-1-6 0-12 0-16 0-5 0-10 0-17 0-6 0-13 0-19 1-7 0-12 0-16 0v-13h31v-172h-31v-13h120c25 0 43 6 57 17 13 10 19 24 20 40zM648 53l-33 80h66zM774 202c-4 0-8 0-14 0-6-1-12-1-18-1s-11 0-15 0-10 0-16 0c-7 0-13 0-19 1-7 0-12 0-16 0v-13h28l-18-42h-77l-14 35-1 3c0 1 2 2 6 3 4 0 8 0 13 1 4 0 6 0 6 0v13c-5 0-12 0-19 0-7-1-13-1-19-1l-33 1v-13h6c7 0 12-1 15-1 4 0 6-1 7-2s2-2 2-4l72-174c0-3 1-5 3-6 1-1 4-2 8-2 2 0 4 0 6 1s4 3 5 7l74 181h28zM898 101c-3-5-8-9-13-12-6-4-13-6-21-6-5 0-10 1-16 3s-11 6-15 12-6 12-7 19c0 7-1 15-1 22s1 14 2 23c1 8 4 16 9 22s13 9 25 10c7-1 13-2 18-5 5-2 9-5 13-9 3-3 5-5 6-7zM898 204v-14c-4 4-10 7-17 10-7 2-14 4-23 4-22 0-39-7-51-18-12-12-18-28-18-47 0-21 7-37 20-49 13-11 31-17 52-17 5 0 11 0 17 2 7 2 14 5 22 11v-56c0-6-1-9-3-10-3-1-9-3-17-3v-13l51-3v176c0 6 1 9 3 10 3 1 8 2 17 2v13zM1082 101c-3-5-7-9-13-12-6-4-13-6-21-6-5 0-10 1-16 3-5 2-10 6-15 12-3 6-6 12-6 19-1 7-1 15-1 22s0 14 1 23c1 8 4 16 9 22s13 9 25 10c7-1 13-2 18-5 5-2 10-5 13-9 3-3 5-5 6-7zM1082 204v-14c-4 4-10 7-17 10-6 2-14 4-23 4-22 0-38-7-51-18-12-12-18-28-18-47 0-21 7-37 20-49 14-11 31-17 52-17 5 0 11 0 18 2s14 5 21 11v-56c0-6-1-9-3-10-3-1-8-3-17-3v-13l51-3v176c0 6 1 9 3 10 3 1 8 2 17 2v13zM1265 130c0-3 0-7-1-12s-2-10-4-16c-2-5-5-10-10-14s-11-6-20-6c-4 0-9 1-14 3s-9 6-13 12c-3 5-5 10-5 16-1 6-2 11-2 17zM1292 169c0 1-1 5-5 11-3 6-9 11-17 16-9 5-21 8-36 8-23 0-41-7-55-19-13-12-20-28-20-48 0-12 3-23 8-32 6-10 14-18 24-24 11-6 24-9 39-9 20 0 36 5 46 15 5 5 8 11 11 16 2 6 4 11 4 16 1 6 1 10 1 13s-1 6-2 6c-2 1-4 2-7 1h-87c0 6 0 12 2 21 1 8 4 15 10 22s16 10 29 10c10 0 18-2 25-6 8-4 13-10 16-17 1-2 2-3 3-4 0-1 2-2 4-2 1 0 3 0 4 1 2 1 3 2 3 5zM1430 96c0 6-2 10-6 13-3 3-7 5-12 5-4 0-8-2-12-4-3-3-5-8-5-14 0-4 1-7 2-9 2-3 3-4 3-4-9 0-17 4-22 10s-9 14-11 22-3 16-3 23v51h25v13c-5 0-12 0-19 0-8-1-15-1-20-1l-37 1v-13h20v-89c1-6-1-9-3-10-3-1-8-2-17-1v-14l48-2v32c3-9 8-17 14-23s14-9 24-9c8 0 15 2 21 6s9 10 10 17z">
          <text:p/>
        </draw:path>
        <draw:path draw:style-name="gr3" draw:text-style-name="P2" draw:layer="layout" svg:width="1.999cm" svg:height="0.256cm" svg:x="21.17cm" svg:y="15.89cm" svg:viewBox="0 0 2000 257" svg:d="M169 75c-1-12-3-22-6-31-3-8-9-15-16-19-8-5-20-7-35-7h-40v78h14c9 0 16-1 21-4 4-3 7-6 8-11s2-11 1-19h14v81h-14c1-7 0-13-1-18s-4-9-9-11c-4-3-11-4-20-4h-14v77h39v14c-5 0-11 0-18-1-7 0-14 0-22 0-7 0-13 0-18 0s-10 0-17 0-14 0-20 0c-7 1-12 1-16 1v-14h31v-169h-31v-14h174l9 71zM359 60c1-7 0-15-1-22-2-6-5-11-11-16-6-4-17-6-31-6h-39v86h39c14 0 24-2 30-6 7-4 10-10 12-16 1-7 2-13 1-20zM403 60c0 11-3 21-10 29-6 8-15 14-26 18-11 5-23 7-37 7h-51v73h31v14c-4 0-9 0-15-1-7 0-13 0-20 0-6 0-12 0-16 0-5 0-10 0-17 0-6 0-13 0-19 0-7 1-12 1-16 1v-14h31v-171h-31v-14h120c24 1 43 6 56 17 14 10 20 23 20 41zM838 201c-3 0-8 0-14-1-7 0-13 0-19 0-7 0-12 0-16 0s-9 0-16 0c-6 0-12 0-18 0-6 1-11 1-15 1v-14h31v-171l-80 178c-1 1-2 3-3 4-2 2-4 3-7 3-1 0-3-1-4-1-2-1-4-3-5-6l-78-174v159c-1 3 0 5 1 6s3 1 7 2c5 0 10 0 15 0h8v14c-6 0-13-1-20-1s-13 0-19 0-12 0-20 0c-7 0-13 1-19 1v-14h7c4 0 7 0 9 0 1 0 4 0 7 0 4-1 6-1 7-2s1-3 1-6v-163h-31v-14h64c3 0 6 1 8 1 1 1 3 3 5 7l69 153 69-153c1-4 3-6 5-7 2 0 5-1 8-1h63v14h-31v171h31zM978 203v-23c-4 8-9 13-15 16-5 3-10 5-15 6s-8 1-11 1c-15 0-27-2-37-7-9-5-14-15-15-30v-68c1-5-1-8-3-9-3-1-8-2-17-2v-13l53-3v99c0 5 0 9 1 12 1 4 3 6 6 8 3 1 9 2 16 2 11 0 19-3 26-10 6-7 10-17 10-29v-55c0-5-1-8-3-9-3-1-9-2-17-2v-13l53-3v105c-1 6 0 9 3 10 2 1 8 2 16 1v14zM1088 200l-35 1v-14h20v-160c0-5-1-8-3-10-3-1-8-1-17-1v-14l51-2v187h20v14zM1239 165c0 11-3 20-10 27-6 7-14 10-25 11-7 0-14-1-21-3s-13-6-17-11c-5-6-7-13-8-23v-79h-23v-11c9 0 17-3 23-9 7-5 11-13 15-22 3-9 5-18 5-28h13v56h42v14h-42v79c0 2 0 6 1 9 0 4 2 8 4 11 3 3 6 5 12 5 4 0 8-2 12-6 3-4 5-11 5-20v-15h14zM1327 25c0 7-3 12-7 16s-9 6-16 8c-6-2-11-4-16-8-4-4-6-9-6-16 0-6 2-11 6-16 5-4 10-6 16-6 7 0 12 2 16 6 4 5 7 10 7 16zM1307 200l-35 1v-14h20v-89c0-5-1-8-4-9-2-1-7-2-15-2v-13l50-3v116h18v14zM1489 137c0-18-4-32-10-41-7-9-15-13-25-13-4 0-9 0-15 2s-12 6-18 11c-2 2-3 4-4 5 0 1 0 3 0 5v61c0 3 0 5 0 6s1 2 3 4c6 7 13 12 18 13 6 2 10 3 12 2 7 0 13-2 19-5 6-4 10-10 14-18s6-19 6-32zM1526 137c0 20-7 36-20 48s-31 17-53 18c-6 0-12-1-18-3s-12-5-18-10v53h19v14l-36-1-36 1v-14h20v-145c0-5-1-8-3-9-3-1-8-2-17-2v-13l51-3v15c3-3 9-6 16-10 8-3 17-4 27-5 21 1 38 7 50 19s18 27 18 47zM1584 200l-36 1v-14h20v-160c0-5-1-8-3-10-3-1-8-1-17-1v-14l51-2v187h20v14zM1695 25c0 7-2 12-6 16-5 4-10 6-16 8-7-2-12-4-16-8s-6-9-7-16c1-6 3-11 7-16 4-4 9-6 16-6 6 0 11 2 16 6 4 5 6 10 6 16zM1675 200l-35 1v-14h20v-89c0-5-1-8-3-9s-8-2-16-2v-13l50-3v116h18v14zM1835 129c0-3-1-7-1-12-1-5-2-10-4-16s-5-10-10-14-13-6-21-6c-4 0-9 1-14 3s-9 6-13 12c-3 5-5 10-6 16 0 5-1 11-1 17zM1862 167c0 2-1 6-5 12-3 5-9 11-18 16-8 5-20 7-36 8-23-1-42-7-55-19s-20-28-20-48c0-12 3-23 8-33 6-10 14-18 24-23 11-6 24-9 39-9 21 0 36 5 47 15 5 5 8 10 11 16 2 6 3 11 4 16s1 9 1 12c0 4-1 6-2 7-2 1-4 1-7 1h-88c0 5 0 12 2 20 1 9 4 16 10 23 6 6 16 10 29 10 10 0 19-2 26-6s13-10 16-17c1-2 2-4 2-5 1 0 3-1 5-1 1 0 2 0 4 1 2 0 3 2 3 4zM2000 95c0 6-2 10-6 13-3 3-7 5-12 5-4 0-8-2-12-5-3-3-5-7-5-13 0-4 1-7 2-10 2-2 3-3 3-3-10 0-17 3-22 10-5 6-9 13-11 22-2 8-3 16-3 23v50h25v14c-5 0-12-1-20-1-7 0-14 0-20 0l-36 1v-14h20v-89c0-5-1-8-3-9-3-1-8-2-17-2v-13l48-3v33c3-9 8-17 14-23s14-9 24-10c8 0 15 2 21 6s9 10 10 18z">
          <text:p/>
        </draw:path>
        <draw:polygon draw:style-name="gr3" draw:text-style-name="P2" draw:layer="layout" svg:width="0.029cm" svg:height="1.008cm" svg:x="10.266cm" svg:y="14.663cm" svg:viewBox="0 0 30 1009" draw:points="30,0 30,1009 0,1009 0,0">
          <text:p/>
        </draw:polygon>
        <draw:polygon draw:style-name="gr3" draw:text-style-name="P2" draw:layer="layout" svg:width="0.191cm" svg:height="0.339cm" svg:x="10.185cm" svg:y="15.328cm" svg:viewBox="0 0 192 340" draw:points="93,98 0,0 93,340 192,0">
          <text:p/>
        </draw:polygon>
        <draw:polygon draw:style-name="gr3" draw:text-style-name="P2" draw:layer="layout" svg:width="0.249cm" svg:height="0.432cm" svg:x="10.156cm" svg:y="15.281cm" svg:viewBox="0 0 250 433" draw:points="122,145 114,154 55,90 122,340 195,90 122,162 114,154 122,145 114,137 250,0 122,433 0,0 135,137 122,145 114,137">
          <text:p/>
        </draw:polygon>
        <draw:polygon draw:style-name="gr3" draw:text-style-name="P2" draw:layer="layout" svg:width="0.034cm" svg:height="2.379cm" svg:x="22.149cm" svg:y="13.22cm" svg:viewBox="0 0 35 2380" draw:points="35,0 35,2380 0,2380 0,0">
          <text:p/>
        </draw:polygon>
        <draw:polygon draw:style-name="gr3" draw:text-style-name="P2" draw:layer="layout" svg:width="0.22cm" svg:height="0.385cm" svg:x="22.056cm" svg:y="15.214cm" svg:viewBox="0 0 221 386" draw:points="111,110 0,0 111,386 221,0">
          <text:p/>
        </draw:polygon>
        <draw:polygon draw:style-name="gr3" draw:text-style-name="P2" draw:layer="layout" svg:width="0.28cm" svg:height="0.487cm" svg:x="22.026cm" svg:y="15.163cm" svg:viewBox="0 0 281 488" draw:points="140,162 127,170 60,97 140,382 222,97 140,179 127,170 140,162 127,149 281,0 140,488 0,0 149,149 140,162 127,149">
          <text:p/>
        </draw:polygon>
        <draw:polygon draw:style-name="gr3" draw:text-style-name="P2" draw:layer="layout" svg:width="26.51cm" svg:height="15.097cm" svg:x="3.001cm" svg:y="3.364cm" svg:viewBox="0 0 26511 15098" draw:points="0,15072 26486,15072 26486,25 20745,25 20745,775 20720,775 20720,0 26511,0 26511,15098 0,15098">
          <text:p/>
        </draw:polygon>
        <draw:polygon draw:style-name="gr3" draw:text-style-name="P2" draw:layer="layout" svg:width="0.211cm" svg:height="0.377cm" svg:x="23.627cm" svg:y="3.762cm" svg:viewBox="0 0 212 378" draw:points="106,106 0,0 106,378 212,0">
          <text:p/>
        </draw:polygon>
        <draw:polygon draw:style-name="gr3" draw:text-style-name="P2" draw:layer="layout" svg:width="0.271cm" svg:height="0.478cm" svg:x="23.597cm" svg:y="3.711cm" svg:viewBox="0 0 272 479" draw:points="137,157 128,169 56,102 137,378 217,102 137,178 128,169 137,157 128,148 272,0 137,479 0,0 145,148 137,157 128,148">
          <text:p/>
        </draw:polygon>
        <draw:polygon draw:style-name="gr3" draw:text-style-name="P2" draw:layer="layout" svg:width="0.029cm" svg:height="1.808cm" svg:x="10.266cm" svg:y="16.653cm" svg:viewBox="0 0 30 1809" draw:points="30,0 30,1809 0,1809 0,0">
          <text:p/>
        </draw:polygon>
        <draw:polygon draw:style-name="gr3" draw:text-style-name="P2" draw:layer="layout" svg:width="0.173cm" svg:height="0.31cm" svg:x="10.194cm" svg:y="18.147cm" svg:viewBox="0 0 174 311" draw:points="84,89 0,0 84,311 174,0">
          <text:p/>
        </draw:polygon>
        <draw:polygon draw:style-name="gr3" draw:text-style-name="P2" draw:layer="layout" svg:width="0.225cm" svg:height="0.394cm" svg:x="10.168cm" svg:y="18.105cm" svg:viewBox="0 0 226 395" draw:points="111,131 103,140 48,81 111,310 179,81 111,148 103,140 111,131 103,123 226,0 111,395 0,0 120,123 111,131 103,123">
          <text:p/>
        </draw:polygon>
        <draw:polygon draw:style-name="gr3" draw:text-style-name="P2" draw:layer="layout" svg:width="0.026cm" svg:height="1.803cm" svg:x="22.153cm" svg:y="16.594cm" svg:viewBox="0 0 27 1804" draw:points="27,0 27,1804 0,1804 0,0">
          <text:p/>
        </draw:polygon>
        <draw:polygon draw:style-name="gr3" draw:text-style-name="P2" draw:layer="layout" svg:width="0.178cm" svg:height="0.313cm" svg:x="22.077cm" svg:y="18.084cm" svg:viewBox="0 0 179 314" draw:points="89,89 0,0 89,314 179,0">
          <text:p/>
        </draw:polygon>
        <draw:polygon draw:style-name="gr3" draw:text-style-name="P2" draw:layer="layout" svg:width="0.224cm" svg:height="0.394cm" svg:x="22.052cm" svg:y="18.046cm" svg:viewBox="0 0 225 395" draw:points="115,127 107,135 52,80 115,306 179,80 115,144 107,135 115,127 107,118 225,0 115,395 0,0 124,118 115,127 107,118">
          <text:p/>
        </draw:polygon>
        <draw:polygon draw:style-name="gr3" draw:text-style-name="P2" draw:layer="layout" svg:width="19.212cm" svg:height="0.03cm" svg:x="10.253cm" svg:y="10.641cm" svg:viewBox="0 0 19213 31" draw:points="19213,0 19213,31 0,31 0,0">
          <text:p/>
        </draw:polygon>
        <draw:path draw:style-name="gr3" draw:text-style-name="P2" draw:layer="layout" svg:width="0.204cm" svg:height="0.195cm" svg:x="10.096cm" svg:y="10.565cm" svg:viewBox="0 0 205 196" svg:d="M205 99c0 55-47 97-103 97-55 0-102-42-102-97s47-99 102-99c56 0 103 44 103 99z">
          <text:p/>
        </draw:path>
        <draw:path draw:style-name="gr3" draw:text-style-name="P2" draw:layer="layout" svg:width="0.228cm" svg:height="0.221cm" svg:x="10.084cm" svg:y="10.552cm" svg:viewBox="0 0 229 222" svg:d="M217 111h12c0 60-51 111-114 111-65 0-115-51-115-111s50-111 115-111c63 0 114 51 114 111h-12-13c0-47-38-85-89-85-52 0-90 38-90 85s38 85 90 85c51 0 89-38 89-85z">
          <text:p/>
        </draw:path>
        <draw:path draw:style-name="gr3" draw:text-style-name="P2" draw:layer="layout" svg:width="0.204cm" svg:height="0.195cm" svg:x="14.084cm" svg:y="10.552cm" svg:viewBox="0 0 205 196" svg:d="M205 99c0 51-47 97-102 97s-103-46-103-97c0-55 48-99 103-99s102 44 102 99z">
          <text:p/>
        </draw:path>
        <draw:path draw:style-name="gr3" draw:text-style-name="P2" draw:layer="layout" svg:width="0.228cm" svg:height="0.22cm" svg:x="14.072cm" svg:y="10.54cm" svg:viewBox="0 0 229 221" svg:d="M217 110h12c0 60-52 111-115 111-64 0-114-51-114-111 0-64 50-110 114-110 63 0 115 46 115 110h-12-13c0-47-39-85-90-85s-89 38-89 85 38 86 89 86 90-39 90-86z">
          <text:p/>
        </draw:path>
        <draw:path draw:style-name="gr3" draw:text-style-name="P2" draw:layer="layout" svg:width="0.204cm" svg:height="0.195cm" svg:x="21.298cm" svg:y="10.561cm" svg:viewBox="0 0 205 196" svg:d="M205 98c0 55-43 98-103 98-55 0-102-43-102-98s47-98 102-98c60 0 103 43 103 98z">
          <text:p/>
        </draw:path>
        <draw:path draw:style-name="gr3" draw:text-style-name="P2" draw:layer="layout" svg:width="0.232cm" svg:height="0.22cm" svg:x="21.286cm" svg:y="10.548cm" svg:viewBox="0 0 233 221" svg:d="M217 110h16c-4 61-55 111-119 111-59 0-114-50-114-111 0-63 55-110 114-110 64 0 115 47 119 110h-16-13c0-46-39-84-90-84-47 0-85 38-85 84 0 48 38 86 85 86 51 0 90-38 90-86z">
          <text:p/>
        </draw:path>
        <draw:path draw:style-name="gr3" draw:text-style-name="P2" draw:layer="layout" svg:width="0.203cm" svg:height="0.195cm" svg:x="24.114cm" svg:y="10.561cm" svg:viewBox="0 0 204 196" svg:d="M204 98c0 55-43 98-103 98-55 0-101-43-101-98s46-98 101-98c60 0 103 43 103 98z">
          <text:p/>
        </draw:path>
        <draw:path draw:style-name="gr3" draw:text-style-name="P2" draw:layer="layout" svg:width="0.229cm" svg:height="0.22cm" svg:x="24.101cm" svg:y="10.548cm" svg:viewBox="0 0 230 221" svg:d="M217 110h13c0 61-52 111-116 111-63 0-114-50-114-111 0-63 51-110 114-110 64 0 116 47 116 110h-13-13c0-46-39-84-90-84-46 0-89 38-89 84 0 48 43 86 89 86 51 0 90-38 90-86z">
          <text:p/>
        </draw:path>
        <draw:frame draw:style-name="gr5" draw:text-style-name="P5" draw:layer="layout" svg:width="3.51cm" svg:height="0.454cm" svg:x="21.969cm" svg:y="4.905cm">
          <draw:text-box>
            <text:p><text:span text:style-name="T2">1.0 <text:s text:c="9"/></text:span></text:p>
          </draw:text-box>
        </draw:frame>
        <draw:frame draw:style-name="gr5" draw:text-style-name="P5" draw:layer="layout" svg:width="3.175cm" svg:height="0.454cm" svg:x="22.05cm" svg:y="5.594cm">
          <draw:text-box>
            <text:p><text:span text:style-name="T2">4.0 <text:s text:c="9"/></text:span></text:p>
          </draw:text-box>
        </draw:frame>
        <draw:frame draw:style-name="gr5" draw:text-style-name="P5" draw:layer="layout" svg:width="3.51cm" svg:height="0.454cm" svg:x="21.969cm" svg:y="6.175cm">
          <draw:text-box>
            <text:p><text:span text:style-name="T2">3.0 <text:s text:c="9"/></text:span></text:p>
          </draw:text-box>
        </draw:frame>
        <draw:frame draw:style-name="gr5" draw:text-style-name="P5" draw:layer="layout" svg:width="3.51cm" svg:height="0.454cm" svg:x="21.953cm" svg:y="6.796cm">
          <draw:text-box>
            <text:p><text:span text:style-name="T2">4.0 <text:s text:c="9"/></text:span></text:p>
          </draw:text-box>
        </draw:frame>
        <draw:frame draw:style-name="gr5" draw:text-style-name="P5" draw:layer="layout" svg:width="3.51cm" svg:height="0.454cm" svg:x="21.969cm" svg:y="7.372cm">
          <draw:text-box>
            <text:p><text:span text:style-name="T2">5</text:span><text:span text:style-name="T2">.</text:span><text:span text:style-name="T2">0 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/></text:span></text:p>
          </draw:text-box>
        </draw:frame>
        <draw:frame draw:style-name="gr9" draw:text-style-name="P8" draw:layer="layout" svg:width="9.727cm" svg:height="2.441cm" svg:x="6.684cm" svg:y="12.145cm">
          <draw:text-box>
            <text:p text:style-name="P7"><text:span text:style-name="T1"/></text:p>
            <text:p text:style-name="P7"><text:span text:style-name="T1"><text:s/></text:span><text:span text:style-name="T1">- <text:s text:c="8"/>3.0 <text:s text:c="12"/>1.0 <text:s text:c="5"/></text:span><text:span text:style-name="T1">0</text:span></text:p>
            <text:p text:style-name="P7"><text:span text:style-name="T1"><text:s/></text:span><text:span text:style-name="T1">- <text:s text:c="8"/>4.0 <text:s text:c="12"/>1.0 <text:s text:c="5"/></text:span><text:span text:style-name="T1">1</text:span></text:p>
            <text:p text:style-name="P7"><text:span text:style-name="T1"><text:s/></text:span></text:p>
          </draw:text-box>
        </draw:frame>
        <draw:frame draw:style-name="gr6" draw:text-style-name="P5" draw:layer="layout" svg:width="1.905cm" svg:height="0.508cm" svg:x="19.891cm" svg:y="6.81cm">
          <draw:text-box>
            <text:p><text:span text:style-name="T2">A</text:span><text:span text:style-name="T2">d</text:span><text:span text:style-name="T2">d</text:span><text:span text:style-name="T2">2</text:span></text:p>
          </draw:text-box>
        </draw:frame>
        <draw:frame draw:style-name="gr11" draw:text-style-name="P8" draw:layer="layout" svg:width="9.525cm" svg:height="1.171cm" svg:x="18.75cm" svg:y="12.018cm">
          <draw:text-box>
            <text:p text:style-name="P7"><text:span text:style-name="T1"/></text:p>
            <text:p text:style-name="P7"><text:span text:style-name="T1"><text:s/></text:span><text:span text:style-name="T1">* <text:s text:c="8"/></text:span><text:span text:style-name="T1">3.0 <text:s text:c="4"/></text:span><text:span text:style-name="T1">Add2 <text:s text:c="7"/></text:span><text:span text:style-name="T1"><text:s text:c="3"/>4</text:span></text:p>
          </draw:text-box>
        </draw:frame>
        <draw:frame draw:style-name="gr12" draw:text-style-name="P8" draw:layer="layout" svg:width="0.578cm" svg:height="2.429cm" svg:x="4.835cm" svg:y="12.779cm">
          <draw:text-box>
            <text:p text:style-name="P7"><text:span text:style-name="T1">4</text:span></text:p>
            <text:p text:style-name="P7"><text:span text:style-name="T1">2</text:span></text:p>
            <text:p text:style-name="P7"><text:span text:style-name="T1"/></text:p>
          </draw:text-box>
        </draw:frame>
        <draw:frame draw:style-name="gr7" draw:text-style-name="P6" draw:layer="layout" svg:width="4.826cm" svg:height="1.985cm" svg:x="13.922cm" svg:y="4.318cm">
          <draw:text-box>
            <text:p><text:span text:style-name="T1">1 ADD.D F1, </text:span><text:span text:style-name="T1">F2, F0</text:span></text:p>
            <text:p><text:span text:style-name="T1">2 SUB.D F3, </text:span><text:span text:style-name="T1">F1, F0</text:span></text:p>
            <text:p><text:span text:style-name="T1">3 MUL.D F1, </text:span><text:span text:style-name="T1">F2, F3</text:span></text:p>
            <text:p><text:span text:style-name="T1">4 SUB.D F4, </text:span><text:span text:style-name="T1">F2, F0</text:span></text:p>
          </draw:text-box>
        </draw:frame>
        <draw:frame draw:style-name="gr12" draw:text-style-name="P8" draw:layer="layout" svg:width="0.578cm" svg:height="2.429cm" svg:x="17.097cm" svg:y="12.525cm">
          <draw:text-box>
            <text:p text:style-name="P7"><text:span text:style-name="T1">3</text:span></text:p>
          </draw:text-box>
        </draw:frame>
        <draw:frame draw:style-name="gr6" draw:text-style-name="P5" draw:layer="layout" svg:width="1.905cm" svg:height="0.508cm" svg:x="19.892cm" svg:y="7.445cm">
          <draw:text-box>
            <text:p><text:span text:style-name="T2">Add3</text:span></text:p>
          </draw:text-box>
        </draw:frame>
        <draw:frame draw:style-name="gr6" draw:text-style-name="P5" draw:layer="layout" svg:width="1.905cm" svg:height="0.508cm" svg:x="19.892cm" svg:y="5.54cm">
          <draw:text-box>
            <text:p><text:span text:style-name="T2">Mul1</text:span></text:p>
          </draw:text-box>
        </draw:frame>
      </draw:page>
      <draw:page draw:name="page7" draw:style-name="dp1" draw:master-page-name="master-page3">
        <draw:line draw:style-name="gr1" draw:text-style-name="P1" draw:layer="layout" svg:x1="10.295cm" svg:y1="3cm" svg:x2="10.295cm" svg:y2="3.635cm">
          <text:p/>
        </draw:line>
        <draw:polygon draw:style-name="gr2" draw:text-style-name="P2" draw:layer="layout" svg:width="0.139cm" svg:height="0.241cm" svg:x="10.228cm" svg:y="3.394cm" svg:viewBox="0 0 140 242" draw:points="67,67 0,0 67,242 140,0">
          <text:p/>
        </draw:polygon>
        <draw:polygon draw:style-name="gr3" draw:text-style-name="P2" draw:layer="layout" svg:width="6.592cm" svg:height="3.78cm" svg:x="7.035cm" svg:y="3.648cm" svg:viewBox="0 0 6593 3781" draw:points="17,17 17,0 6593,0 6593,3781 0,3781 0,0 17,0 17,17 34,17 34,3747 6559,3747 6559,33 17,33 17,17 34,17">
          <text:p/>
        </draw:polygon>
        <draw:path draw:style-name="gr3" draw:text-style-name="P2" draw:layer="layout" svg:width="6.566cm" svg:height="0.05cm" svg:x="7.057cm" svg:y="4.88cm" svg:viewBox="0 0 6567 51" svg:d="M17 4l-5 8v-8h5l-5 8v-8c9 0 64 4 153 4 271 8 859 8 1575 8 973 0 2181-4 3142-8 483 0 906-4 1206-4 301 0 479-4 479-4v33c0 0-2883 18-4827 18-487 0-911 0-1220-4-156 0-279 0-368-5-42 0-80 0-102-4-12 0-25 0-29 0-9-5-13 0-21-5z">
          <text:p/>
        </draw:path>
        <draw:path draw:style-name="gr3" draw:text-style-name="P2" draw:layer="layout" svg:width="6.566cm" svg:height="0.051cm" svg:x="7.048cm" svg:y="5.502cm" svg:viewBox="0 0 6567 52" svg:d="M17 4l-4 4v-8c0 0 4 0 4 4l-4 4v-8c8 4 63 8 152 8 271 5 860 9 1575 9 974 0 2181-4 3142-9 483 0 906-4 1207-4 301-4 478-4 478-4v35c0 0-2883 17-4827 17-482 0-910 0-1219-5-157 0-279-4-368-4-43 0-77-4-102-4-13 0-25 0-30 0-8-4-12-4-21-4z">
          <text:p/>
        </draw:path>
        <draw:path draw:style-name="gr3" draw:text-style-name="P2" draw:layer="layout" svg:width="6.562cm" svg:height="0.051cm" svg:x="7.027cm" svg:y="4.253cm" svg:viewBox="0 0 6563 52" svg:d="M13 0l-5 8 5-8-5 8 5-8c4 4 63 4 152 8 267 5 855 9 1575 9 969 0 2177-4 3142-9 479-4 902-4 1203-4 300-4 478-4 478-4v35c0 0-2879 17-4823 17-487 0-914 0-1223-4-153 0-280-5-369-5-42 0-76-4-101-4-13 0-22 0-30-4-9 0-13 0-17 0z">
          <text:p/>
        </draw:path>
        <draw:path draw:style-name="gr3" draw:text-style-name="P2" draw:layer="layout" svg:width="6.562cm" svg:height="0.051cm" svg:x="7.027cm" svg:y="6.137cm" svg:viewBox="0 0 6563 52" svg:d="M13 4l-5 9 5-9-5 9 5-9c4 0 63 4 152 4 267 9 855 9 1575 9 969 0 2177-4 3142-9 479 0 902-4 1203-4 300 0 478-4 478-4v34c0 0-2879 18-4823 18-487 0-914 0-1223-5-153 0-280 0-369-4-42 0-76 0-101-4-13 0-22 0-30 0-9 0-13 0-17-5z">
          <text:p/>
        </draw:path>
        <draw:path draw:style-name="gr3" draw:text-style-name="P2" draw:layer="layout" svg:width="6.566cm" svg:height="0.051cm" svg:x="7.061cm" svg:y="6.751cm" svg:viewBox="0 0 6567 52" svg:d="M17 4l-4 4v-8l4 4-4 4v-8c8 4 63 8 152 8 267 4 859 9 1575 9 974 0 2181-5 3142-9 483 0 902-4 1202-4 301-4 483-4 483-4v35c0 0-2883 17-4827 17-487 0-915 0-1219-5-157 0-280-4-369-4-42 0-80-4-101-4-13 0-26 0-30 0-8-4-13-4-21-4z">
          <text:p/>
        </draw:path>
        <draw:path draw:style-name="gr3" draw:text-style-name="P2" draw:layer="layout" svg:width="1.649cm" svg:height="0.21cm" svg:x="10.512cm" svg:y="3.182cm" svg:viewBox="0 0 1650 211" svg:d="M93 20c0 4-1 7-3 9-2 3-5 4-9 4s-7-1-9-4c-3-2-4-5-4-8 1-4 2-7 3-9 2-2 4-3 6-3-2-1-4-2-6-2s-3 0-4 0c-6 0-12 3-18 10-5 6-8 16-8 29v34h34v9h-33v93c0 3 0 6 1 8 0 2 2 3 6 4 3 1 8 1 15 1h6v9c-6 0-12 0-18-1-7 0-13 0-19 0l-33 1v-9c10 0 16 0 19-1 3-2 4-6 4-12v-93h-23v-9h23v-34c0-10 2-19 7-25 4-7 10-12 17-16 7-3 14-5 20-5 8 0 14 2 19 6s7 9 7 14zM185 95c-1 4-2 7-5 9-2 2-5 3-8 3s-6-1-8-3c-3-2-4-5-4-9s1-7 3-8c2-2 3-3 4-3-1-1-2-1-4-1-7 0-13 3-18 8s-9 12-12 20c-2 8-4 17-4 26v45c0 3 0 6 1 8s3 3 6 4 8 1 15 1h6v9c-5 0-12 0-18-1-6 0-13 0-18 0l-33 1v-9c9 0 15 0 18-1 3-2 5-6 4-12v-77c1-7 0-11-3-13s-9-3-19-3v-9l40-3v32c1-5 3-9 6-14s7-9 12-13c5-3 10-5 17-5s12 2 16 5c3 4 5 8 6 13zM308 140c0-5 0-12-1-19-1-8-3-14-7-21-4-6-8-11-14-14s-12-4-18-4-12 1-18 4-11 8-15 15c-3 6-5 13-6 20s-1 14-1 19c0 6 0 12 1 20 1 7 3 14 6 21 4 6 9 11 15 14 6 4 12 5 18 5 7 0 14-2 20-6 6-3 10-9 13-15 3-7 5-13 6-20s1-13 1-19zM332 143c-1 12-4 23-9 33-6 9-14 17-23 23-10 5-21 8-32 8-12 0-22-3-32-8-9-6-17-13-23-23-7-10-10-21-10-33 0-13 3-24 10-34 5-10 13-18 22-24 10-6 21-10 33-10s22 4 32 10 17 14 23 24c5 10 8 21 9 34zM542 203l-33 1v-9c10 0 16 0 19-1 3-2 4-6 4-12v-67c0-8-1-16-4-22s-9-9-18-10c-6 0-12 2-18 6-6 3-11 8-14 15-4 7-6 15-6 25v53c-1 6 1 10 4 12 2 1 9 1 18 1v9l-32-1-33 1v-9c10 0 16 0 19-1 3-2 4-6 4-12v-67c0-8-1-16-4-22s-9-9-18-10c-6 0-12 2-18 6-6 3-11 8-14 15-4 7-6 15-7 25v53c0 6 2 10 5 12 2 1 9 1 18 1v9l-32-1-33 1v-9c10 0 16 0 19-1 2-2 4-6 4-12v-77c0-7-1-11-4-13s-9-3-19-3v-9l41-3v30c4-9 9-16 16-22 7-5 16-8 26-8 5 0 10 0 15 2 5 1 10 4 15 8 4 4 7 10 9 18 1-4 4-8 7-12 4-4 8-8 14-11s12-5 20-5c9 0 15 1 20 4 5 2 9 4 11 7 4 4 6 10 7 16s2 16 2 28v55c0 4 2 6 5 7 4 1 10 1 17 1v9zM770 204c-4 0-8 0-14 0-5-1-11-1-16-1-6 0-10 0-14 0s-9 0-14 0c-6 0-11 0-17 1-5 0-10 0-13 0v-9h7c8 0 13 0 17-1 3-1 5-2 6-4s1-5 1-8v-153c0-3 0-6-1-8s-3-4-6-4c-4-1-9-2-17-2h-7v-8c3 0 8 0 13 0 6 0 11 0 17 0 5 0 10 0 14 0s9 0 14 0 11 0 16 0c6 0 10 0 14 0v8h-8c-7 0-13 1-16 2s-5 2-6 4-1 5-1 8v153c0 3 0 6 1 8s3 3 6 4 9 1 16 1h8zM955 107c0-11-1-22-3-34-2-11-6-22-12-31-7-10-16-17-25-21s-18-6-27-6h-29c-6 0-11 1-12 3-2 1-2 4-2 9v157c0 4 0 7 2 9 1 2 6 2 12 2h29c10 0 18-1 25-4s13-7 17-10c4-4 7-8 9-10 6-7 9-15 12-25s4-23 4-39zM984 107c0 19-4 35-12 50-8 14-19 26-32 34-13 9-28 13-44 13h-105v-9h6c8 0 13 0 16-1 4-1 6-2 6-4 1-2 1-5 1-8v-153c0-3 0-6-1-8 0-2-2-4-6-4-3-1-8-2-16-2h-6v-8h105c16 0 31 4 45 13 13 9 23 21 31 36 8 16 12 33 12 51zM1303 15c-10 1-16 2-21 4-4 3-6 5-7 9-1 3-2 7-1 10v93c0 6 0 10-1 12 0 3 0 5 0 8-2 11-6 21-12 30-5 9-13 16-22 21-9 6-19 8-30 9-13-1-26-4-36-10-11-6-20-15-27-26-6-11-10-23-10-36v-110c0-3 0-6-1-8 0-2-2-4-6-4-3-1-8-2-15-2h-7v-8c3 0 7 0 13 0 5 0 10 0 16 0 5 0 9 0 13 0s9 0 14 0 10 0 16 0c5 0 9 0 13 0v8h-7c-8 0-13 1-16 2s-5 2-6 4-1 5-1 8v111c0 18 3 31 9 40s13 15 20 18c8 2 14 4 18 4 10 0 18-3 27-8 8-5 15-12 20-22 6-9 8-21 9-34v-101c0-3-1-6-1-9-1-3-4-6-8-9-4-2-11-3-21-4v-8h34 34zM1435 203l-33 1v-9c10 0 16 0 19-1 3-2 4-6 4-12v-67c0-8-1-16-4-22s-9-9-18-10c-6 0-12 2-18 6-6 3-11 8-14 15-4 7-6 15-6 25v53c-1 6 1 10 4 12 2 1 9 1 18 1v9l-32-1-33 1v-9c10 0 16 0 19-1 3-2 4-6 4-12v-77c0-7-1-11-4-13s-9-3-19-3v-9l41-3v30c4-9 9-16 16-22 7-5 16-8 26-8 9 0 15 1 20 4 5 2 9 4 11 7 4 4 7 10 7 16 1 6 2 16 2 28v55c0 4 2 6 5 7 4 1 10 1 17 1v9zM1530 29c0 4-2 8-4 11-3 3-7 4-12 5-4-1-8-2-11-5s-4-7-4-11 1-7 4-10c2-3 6-5 11-5s8 2 11 5 5 6 5 10zM1545 204c-9 0-19 0-30-1l-31 1v-9c9 0 15 0 18-1 3-2 4-6 4-12v-77c0-7-1-11-4-13-2-2-8-3-17-3v-9l40-3v106c0 5 1 8 3 10s8 2 17 2zM1650 168c0 7-1 13-2 19-2 6-5 10-10 14-4 4-9 6-16 6-4 1-8 0-14-2-6-1-11-5-16-11-5-5-7-14-7-26v-79h-25v-6c10-1 17-4 23-10 5-6 9-13 11-22s3-17 3-25h8v54h41v9h-41v80c-1 2 0 5 0 10 1 5 3 10 5 14 3 4 8 7 14 7 5 0 10-3 14-8 3-5 5-13 5-24v-16h7z">
          <text:p/>
        </draw:path>
        <draw:path draw:style-name="gr3" draw:text-style-name="P2" draw:layer="layout" svg:width="1.378cm" svg:height="0.2cm" svg:x="5.037cm" svg:y="5.242cm" svg:viewBox="0 0 1379 201" svg:d="M87 197c-3 0-8 0-13 0s-11-1-17-1c-5 0-10 0-14 0s-8 0-14 0c-5 0-11 1-16 1-6 0-10 0-13 0v-9h7c8 0 13 0 16-1 4-1 6-2 7-4s1-5 1-8v-153c0-3 0-6-1-8s-3-3-7-4c-3-1-8-1-16-1h-7v-9c3 0 7 0 13 0 5 0 11 1 16 1 6 0 11 0 15 0 3 0 8 0 14 0 5 0 11-1 16-1s10 0 13 0v9h-7c-8 0-13 0-16 1-4 1-6 2-7 4s-1 5-1 8v153c0 3 0 6 1 8s3 4 7 4c3 1 8 1 16 1h7zM220 196l-33 1v-9c10 1 16 0 19-1 3-2 4-5 4-12v-67c0-8-1-15-4-22-3-6-9-9-18-10-6 0-12 2-18 6-6 3-11 9-14 15-4 7-6 16-6 26v52c-1 7 1 10 4 12 2 1 9 2 18 1v9l-32-1-33 1v-9c10 1 16 0 19-1 3-2 4-5 4-12v-77c0-7-1-11-4-13s-9-3-19-3v-9l41-3v30c4-9 9-16 16-21 7-6 16-9 26-9 9 0 15 2 20 4s9 4 11 7c4 5 6 10 7 16 1 7 2 16 2 28v55c0 4 2 7 5 7 4 1 10 2 17 1v9zM363 161c0 10-3 20-11 27-7 8-19 12-35 13-4 0-8-1-14-2-6-2-12-5-18-11-3 3-4 5-5 5 0 1-1 2-1 2-3 2-4 4-5 5-1 0-2 1-2 1-2 0-3-1-3-2s0-3 0-5v-38c0-3 0-5 0-6 1-1 2-2 3-2 2 0 3 1 3 1 1 1 1 2 2 4 2 13 6 23 12 30 7 7 16 11 28 11 11 0 19-3 24-7 5-5 8-12 8-19s-2-12-6-16c-4-3-9-6-13-8-5-1-9-2-11-2-10-2-18-4-23-6-6-1-10-4-15-8-8-6-12-14-12-24 0-6 1-11 4-17 3-5 7-9 14-13s16-5 28-6c2 0 6 1 11 1 5 1 10 4 16 7 0 0 1-1 2-2s2-2 3-2c1-2 3-3 3-3 1 0 2-1 3-1s2 1 2 2c1 1 1 3 1 5v29c0 3-1 5-1 6s-1 1-3 1c0 0-1 0-2 0s-1-1-2-2c0-4 0-8-2-13-1-6-4-11-9-15-4-5-12-7-22-7-12 0-21 2-26 7-4 4-7 9-6 15 0 5 2 10 5 13 4 3 8 5 14 7 5 1 10 2 16 3s12 3 17 5c6 2 11 5 16 9 2 2 4 5 7 9 3 5 5 11 5 19zM467 162c0 6-1 12-3 18s-5 11-9 14c-4 4-10 6-16 7-4 0-9-1-15-3-6-1-11-5-15-10-5-6-7-15-8-26v-80h-24v-6c9-1 17-4 22-10 6-6 9-13 12-21 2-8 3-18 3-26h7v54h41v9h-41v80c0 2 0 6 1 10 1 5 2 10 5 14 3 5 7 7 14 7 5 0 9-2 13-8 4-5 6-13 6-24v-16h7zM589 88c-1 4-2 8-5 9-2 2-5 3-8 3s-6-1-8-3c-3-2-4-5-4-9s1-6 3-8 3-3 3-3c0 0-1-1-3-1-7 1-13 3-18 8s-9 12-12 20c-2 8-4 17-4 27v44c0 3 0 6 1 8s3 4 6 4c3 1 8 1 15 1h6v9c-6 0-12 0-18 0s-13-1-18-1l-33 1v-9c9 1 15 0 18-1 3-2 5-5 4-12v-77c1-7-1-11-3-13-3-2-9-3-19-3v-9l40-3v32c1-4 3-9 6-14s7-9 12-12c5-4 10-6 17-6s12 2 16 5c3 4 5 8 6 13zM709 201v-26c-9 17-21 26-38 26-14-1-24-3-30-8s-10-11-12-19c-1-7-1-14-1-22v-43c0-9 0-15-1-19-1-3-3-6-6-7s-8-1-16-1v-9l43-3v96c-1 5 0 9 1 14 1 4 3 7 7 10 3 3 9 4 17 4 10 0 19-5 25-13s10-19 10-31v-52c0-7-1-11-4-13s-9-3-19-3v-9l43-3v102c-1 7 0 12 3 14s9 3 19 2v9zM877 163c0 1-1 3-2 7-2 4-4 8-8 13-3 5-8 9-14 12-7 4-14 5-24 6-11-1-22-4-31-9-9-6-17-14-22-23-6-10-9-21-9-34 0-12 3-23 8-33 6-10 13-18 22-24 10-6 20-9 33-10 7 0 14 2 21 4s12 6 16 10c4 5 6 11 7 17 0 5-2 8-4 10-3 3-6 4-10 4s-7-2-9-4c-3-3-4-6-4-10 0-2 1-4 2-7 2-3 6-5 12-6-4-3-8-6-12-7-5-2-9-3-12-3-4 0-6 0-7 0-6-1-11 1-17 4-6 4-11 10-15 18-5 9-7 21-7 37 0 15 3 27 7 35 5 9 10 15 16 18 6 4 12 6 18 5 3 1 7 0 12-2 5-1 10-4 14-8 5-5 8-11 11-20 0-2 2-3 4-3 1 0 1 0 2 1 1 0 2 1 2 2zM980 162c0 6-1 12-3 18s-5 11-10 14c-4 4-9 6-16 7-4 0-8-1-14-3-6-1-11-5-16-10-5-6-7-15-7-26v-80h-25v-6c10-1 17-4 23-10 5-6 9-13 11-21s4-18 4-26h7v54h41v9h-41v80c0 2 0 6 0 10 1 5 3 10 6 14 2 5 7 7 13 7 5 0 10-2 14-8 3-5 5-13 5-24v-16h8zM1054 22c0 4-1 8-4 12-2 3-6 5-11 5s-8-2-11-5c-3-4-4-7-4-12 0-3 1-7 4-10 2-3 6-5 11-5s8 2 11 5 4 6 4 10zM1070 197c-10 0-20 0-30-1l-31 1v-9c9 1 15 0 18-1 3-2 4-5 4-12v-77c0-7-1-11-4-13-2-2-8-3-17-3v-9l40-3v106c0 5 1 9 3 10 2 2 8 3 17 2zM1192 133c1-5 0-12 0-19-1-7-3-14-7-21-4-6-9-10-14-14-7-3-13-4-20-4-6 0-11 1-17 4-6 4-11 8-15 15s-6 13-6 20c-1 7-2 14-1 19-1 6 0 12 1 20 0 7 2 15 6 21 4 7 9 11 15 15 5 3 11 4 18 4s15-2 20-5c6-4 11-9 14-16s5-13 6-20c0-7 1-13 0-19zM1216 136c0 12-3 23-9 33-5 9-13 17-23 23-9 5-21 8-33 9-11-1-21-4-31-9-10-6-17-13-23-23s-9-21-9-33 3-23 8-34c6-10 14-18 23-24 10-6 21-9 33-10 11 1 23 4 33 10 9 6 17 14 23 24 5 10 8 21 8 34zM1346 196l-32 1v-9c9 1 15 0 18-1 3-2 5-5 4-12v-67c1-8-1-15-4-22-2-6-8-9-17-10-6 0-12 2-18 6-6 3-11 9-15 15-4 7-6 16-6 26v52c0 7 1 10 4 12 3 1 9 2 19 1v9l-33-1-32 1v-9c9 1 15 0 18-1 3-2 5-5 4-12v-77c1-7 0-11-3-13s-9-3-19-3v-9l40-3v30c5-9 10-16 17-21 7-6 16-9 26-9 8 0 15 2 20 4s8 4 10 7c5 5 7 10 8 16 1 7 1 16 1 28v55c0 4 2 7 6 7 4 1 9 2 17 1v9z">
          <text:p/>
        </draw:path>
        <draw:path draw:style-name="gr3" draw:text-style-name="P2" draw:layer="layout" svg:width="0.777cm" svg:height="0.259cm" svg:x="5.337cm" svg:y="5.595cm" svg:viewBox="0 0 778 260" svg:d="M121 196c-2-9-4-16-8-21s-9-8-17-8c-6 0-10 2-13 6-3 3-4 7-4 12 0 1 0 3 1 6s2 6 5 8c2 2 6 3 11 3 3 0 7 0 11-1s9-3 14-5zM162 106c0-25-4-44-11-59-7-14-16-24-26-30-10-7-20-10-30-10-9 0-18 3-29 9-10 6-19 16-26 31-7 14-11 34-11 59 0 21 3 39 9 52 5 13 12 22 19 29 7 6 14 10 19 12 0-1-1-2-2-5-1-2-1-5-2-9 0-6 2-12 7-17 4-5 10-7 17-7 8 0 15 3 20 9s9 13 13 21c9-8 17-17 22-27s8-21 9-31c2-11 3-20 2-27zM193 206c0 6-1 13-2 21-2 8-6 16-11 23-5 6-12 10-22 10-9 0-15-3-20-8s-8-12-10-20-4-17-5-27c-4 2-9 3-13 3-5 1-10 3-14 3-18-2-34-6-48-15-15-10-26-22-35-38-9-15-13-33-13-52 0-20 4-38 13-54s20-28 35-38c14-9 30-14 47-14 18 0 34 5 48 14 15 10 26 22 35 38s13 34 13 54c0 22-6 41-16 58-11 17-25 29-42 37 3 10 7 17 11 22s10 7 16 7c7 0 12-2 17-6s9-10 10-19c0-3 1-5 3-5 1 0 2 1 3 2 0 1 0 3 0 4zM321 206v-26c-9 18-21 27-37 26-15 0-25-2-31-7s-10-11-11-19c-2-7-2-15-2-22v-43c0-9 0-15-1-19 0-3-2-6-6-7-3-1-8-1-16-1v-9l43-3v96c0 5 0 9 1 14 1 4 3 7 7 10s9 4 17 4c11 0 19-5 25-13 7-8 10-19 10-32v-51c0-7-1-11-4-13-2-2-9-3-18-3v-9l42-3v102c-1 7 1 12 3 14 3 2 9 2 19 2v9zM470 131c0-3 0-8-1-13s-2-11-4-17c-2-5-6-10-10-14s-10-6-18-6c-3-1-7 1-13 3-5 3-10 7-14 15-5 7-8 17-8 32zM489 169c0 2-2 6-5 12s-8 12-15 17-16 8-28 8c-11 0-22-3-31-8-10-6-18-14-23-24-6-10-9-21-9-34 0-12 2-23 8-33 5-10 12-18 21-24s19-9 30-9c12 0 22 3 30 9 7 5 13 12 17 20 3 9 5 18 5 28 0 3 0 4-1 5s-3 1-6 1h-81c0 5 1 12 1 20 1 8 4 16 8 23 3 5 8 10 13 13 6 4 12 6 20 6 1 0 4 0 9-1s10-3 16-8c5-4 10-11 13-20 1-3 2-4 4-5 1 0 2 1 3 1 1 1 1 2 1 3zM610 206v-26c-9 18-21 27-37 26-15 0-25-2-31-7s-10-11-11-19c-2-7-2-15-2-22v-43c0-9 0-15-1-19-1-3-3-6-6-7s-8-1-16-1v-9l43-3v96c-1 5 0 9 1 14 1 4 3 7 7 10 3 3 9 4 17 4 11 0 19-5 25-13s10-19 10-32v-51c0-7-1-11-4-13s-9-3-19-3v-9l43-3v102c-1 7 1 12 3 14 3 2 9 2 19 2v9zM759 131c0-3 0-8-1-13s-2-11-4-17c-2-5-6-10-10-14-5-4-10-6-18-6-3-1-8 1-13 3-5 3-10 7-15 15-4 7-7 17-7 32zM778 169c0 2-2 6-5 12s-8 12-15 17-17 8-28 8-22-3-31-8c-10-6-18-14-23-24-6-10-9-21-10-34 1-12 3-23 9-33 5-10 12-18 21-24s19-9 30-9c12 0 22 3 30 9 7 5 13 12 17 20 3 9 5 18 5 28 0 3 0 4-1 5s-3 1-6 1h-81c0 5 0 12 1 20s4 16 8 23c3 5 8 10 13 13 6 4 12 6 20 6 1 0 4 0 9-1 4-1 10-3 15-8 6-4 11-11 14-20 1-3 2-4 4-5 1 0 2 1 3 1 0 1 1 2 1 3z">
          <text:p/>
        </draw:path>
        <draw:polygon draw:style-name="gr3" draw:text-style-name="P2" draw:layer="layout" svg:width="11.109cm" svg:height="3.391cm" svg:x="5.528cm" svg:y="11.306cm" svg:viewBox="0 0 11110 3392" draw:points="22,17 22,0 11110,0 11110,3392 0,3392 0,0 22,0 22,17 44,17 44,3354 11068,3354 11068,38 22,38 22,17 44,17">
          <text:p/>
        </draw:polygon>
        <draw:path draw:style-name="gr3" draw:text-style-name="P2" draw:layer="layout" svg:width="11.071cm" svg:height="0.065cm" svg:x="5.566cm" svg:y="12.631cm" svg:viewBox="0 0 11072 66" svg:d="M13 0l-4 14 4-14-4 14 4-14c0 0 30 5 68 5 300 9 1422 13 2845 13 1642 0 3675-4 5300-8 813 0 1524-5 2032-5 508-5 810-5 814-5v48c0 0-4865 18-8146 18-817 0-1537 0-2058-6-262 0-474-4-618-4-76-4-135-4-173-4-22 0-38-4-51-4s-17 0-26-5z">
          <text:p/>
        </draw:path>
        <draw:path draw:style-name="gr3" draw:text-style-name="P2" draw:layer="layout" svg:width="11.07cm" svg:height="0.064cm" svg:x="5.55cm" svg:y="13.3cm" svg:viewBox="0 0 11071 65" svg:d="M12 0v13-13 13-13c4 0 30 4 72 4 297 9 1423 13 2845 13 1639 0 3675-4 5301-8 812 0 1524-5 2032-5 503-4 809-4 809-4v48c0 0-4861 17-8142 17-817 0-1541 0-2062-5-258 0-470-4-618-4-72-4-131-4-173-4-21 0-38-4-47-4-13 0-21 0-29-5z">
          <text:p/>
        </draw:path>
        <draw:path draw:style-name="gr3" draw:text-style-name="P2" draw:layer="layout" svg:width="11.071cm" svg:height="0.063cm" svg:x="5.511cm" svg:y="11.954cm" svg:viewBox="0 0 11072 64" svg:d="M13 4l-4 8 4-12v4l-4 8 4-12c0 4 31 4 73 4 296 13 1418 13 2845 13 1638 0 3675-5 5296-9 813 0 1524-4 2032-4s809-4 813-4v46c0 0-4864 18-8141 18-821 0-1541 0-2062-4-262 0-470-4-618-4-76 0-135-4-173-4-22 0-38 0-51 0-14-6-18-6-27-6z">
          <text:p/>
        </draw:path>
        <draw:path draw:style-name="gr3" draw:text-style-name="P2" draw:layer="layout" svg:width="11.071cm" svg:height="0.063cm" svg:x="5.511cm" svg:y="13.986cm" svg:viewBox="0 0 11072 64" svg:d="M13 0l-4 8 4-8-4 8 4-8c0 0 31 4 73 4 296 9 1418 13 2845 13 1638 0 3675-4 5296-9 813-4 1524-4 2032-4 508-4 809-4 813-4v47c0 0-4864 17-8141 17-821 0-1541-4-2062-4-262 0-470-4-618-4-76-4-135-4-173-4-22 0-38-5-51-5-14 0-18 0-27-4z">
          <text:p/>
        </draw:path>
        <draw:path draw:style-name="gr3" draw:text-style-name="P2" draw:layer="layout" svg:width="0.252cm" svg:height="0.201cm" svg:x="5.711cm" svg:y="11.568cm" svg:viewBox="0 0 253 202" svg:d="M55 25c0 6-2 11-6 16-5 4-10 6-16 6-7 0-12-2-16-6-4-5-7-10-7-16 0-7 3-12 7-16s9-7 16-7c6 0 11 3 16 7 4 4 6 9 6 16zM35 200h-35v-14h20v-89c0-5-1-9-3-10s-8-1-16-1v-14l50-2v116h18v14zM200 98c-3-5-8-9-14-12-6-4-13-6-21-6-5 0-10 1-16 3-5 2-11 6-15 12s-6 12-7 19c0 8-1 15 0 22-1 7 0 15 1 23 1 9 4 16 9 22s13 9 25 11c7 0 13-3 18-6 5-2 10-5 14-8 3-4 5-6 6-8zM200 202v-15c-4 5-10 8-18 11-7 2-14 4-23 4-22 0-39-6-51-19-12-12-18-28-18-47 0-21 7-37 20-48 13-12 31-18 52-18 5 0 11 0 18 2 6 2 15 5 22 11v-56c0-6-1-9-3-10-3-1-8-2-18-2v-13l52-2v175c0 5 1 8 3 9 3 2 8 2 17 2v14z">
          <text:p/>
        </draw:path>
        <draw:path draw:style-name="gr3" draw:text-style-name="P2" draw:layer="layout" svg:width="0.328cm" svg:height="0.186cm" svg:x="6.858cm" svg:y="11.629cm" svg:viewBox="0 0 329 187" svg:d="M110 64c1-7 0-14 0-21-1-7-3-13-6-18s-7-9-13-11c-5-3-11-4-17-4-7 0-14 1-19 4-6 3-10 7-13 13-2 5-4 11-4 17-1 7-1 14-1 20 0 9 1 17 2 26 1 8 4 16 9 21 5 6 14 9 26 9s20-3 25-9c6-5 9-13 10-21 1-9 2-17 1-26zM147 67c0 12-3 23-8 33-6 9-14 17-25 23s-24 9-40 9-30-3-41-9c-10-6-19-13-24-23-6-10-9-21-9-33 0-13 3-24 9-34s14-18 25-24 24-9 40-9 29 3 40 9 19 14 25 24c5 10 8 21 8 34zM292 66c0-18-3-32-10-41-7-8-15-13-25-13-4 0-8 1-15 2-6 2-12 6-18 12-2 1-3 3-4 4 0 1 0 3 0 5v61c0 3 0 5 0 6s1 2 3 4c7 7 13 12 18 14 6 1 10 2 12 1 7 0 13-1 19-5s11-10 14-18c4-8 6-19 6-32zM329 66c0 20-7 36-20 48s-31 18-52 18c-6 0-13-1-19-3s-12-5-18-10v53h20v15l-37-1-37 1v-15h21v-145c0-5-1-8-3-9-3-1-8-2-18-2v-13l52-2v14c3-3 9-6 16-9 8-4 17-5 27-5 21 0 38 6 50 18s18 27 18 47z">
          <text:p/>
        </draw:path>
        <draw:path draw:style-name="gr3" draw:text-style-name="P2" draw:layer="layout" svg:width="0.569cm" svg:height="0.204cm" svg:x="7.944cm" svg:y="11.563cm" svg:viewBox="0 0 570 205" svg:d="M151 56c0-6 0-12-2-18-1-6-5-11-12-15s-18-6-33-7h-34v80h34c15 0 26-2 33-6 7-5 11-10 12-16 2-6 3-12 2-18zM236 174c0 2-1 5-2 10-2 5-5 9-10 14-5 4-13 6-23 7-6 0-13-1-21-2-7-1-15-3-21-6-7-3-11-7-14-11s-5-9-5-14c-1-6-1-11-1-18s0-12-1-16c0-5-1-8-2-11s-3-6-6-9c-5-5-10-9-15-10s-9-1-11-1h-34v81h31v13c-3 0-8 0-15 0-6 0-12 0-19 0s-12 0-16 0c-5 0-10 0-16 0-7 0-13 0-20 0-6 0-11 0-15 0v-13h31v-172h-31v-13h109c18 0 34 3 47 7 12 5 22 11 29 19s10 17 10 27-4 19-11 27c-8 8-20 15-37 20 7 2 13 5 19 11 7 6 11 13 13 23 1 1 1 3 1 7 1 3 1 7 2 10 0 4 0 6 1 8 0 4 1 8 2 13s3 10 6 13c3 4 7 6 13 6 4 0 8-1 12-5 3-3 6-8 6-15 0-2 1-3 1-4 1-2 3-2 6-2 1 0 3 0 4 0 2 1 3 3 3 6zM406 143c0 10-3 20-7 29s-11 17-21 23c-9 6-22 9-38 10-4 0-9-1-16-1-6-1-13-3-21-5-7-2-15-6-21-10l-14 13c-1 1-2 2-2 2-1 0-2 1-3 1-3 0-4-1-5-2 0-2 0-4 0-7v-52c0-3 0-5 1-7 0-1 2-1 6-1 3 0 5 0 5 1 1 1 1 3 1 5 1 11 4 19 9 26s11 11 19 15c7 3 14 5 22 6 7 1 14 2 19 2 10 0 18-2 23-6 6-3 9-8 11-13 3-5 4-10 4-15-1-6-2-11-5-15-2-5-5-8-7-10s-4-3-7-4c-2-1-6-3-10-4-5-1-11-2-19-4-11-2-19-4-26-6-6-2-13-5-17-7-5-3-9-7-14-11-3-3-6-8-10-15-3-6-5-14-5-23 0-11 2-20 7-29 4-8 12-16 21-21 11-5 23-8 37-8 7 0 15 1 24 3 8 2 17 6 25 13l13-13c2-1 3-2 4-3 0 0 1 0 2 0 3 0 4 0 5 2 0 1 0 3 0 6v52c0 4 0 6-1 7 0 1-2 2-6 2-2 0-4-1-5-2s-1-3-2-6c-2-13-6-23-13-30-6-7-13-12-21-15-9-3-17-4-25-4-9 0-17 2-22 5-5 4-10 7-12 12s-3 9-3 13c0 6 1 11 4 15 4 5 8 8 12 10 4 3 8 5 12 5l42 9c9 2 17 6 24 11 8 6 14 13 18 22 5 9 7 18 8 29zM570 201c-5 0-11 0-18 0s-14 0-21 0c-8 0-14 0-19 0s-11 0-18 0-15 0-22 0-13 0-17 0v-13h40v-150c-9 3-16 4-23 5s-12 1-14 1h-6v-14h6c2 0 6 0 12 0 7-1 14-2 22-5 8-2 16-6 23-11 2-1 3-2 3-2 1 0 2 0 4 0 3 0 6 1 6 2 1 2 2 4 1 7v167h41z">
          <text:p/>
        </draw:path>
        <draw:path draw:style-name="gr3" draw:text-style-name="P2" draw:layer="layout" svg:width="0.575cm" svg:height="0.204cm" svg:x="11.881cm" svg:y="11.558cm" svg:viewBox="0 0 576 205" svg:d="M151 57c1-6 0-12-1-18-2-6-6-11-13-15-6-5-17-7-33-7h-33v80h33c15 0 27-2 33-7 7-4 11-9 13-15 1-6 2-12 1-18zM236 175c0 2 0 5-2 10s-5 9-10 13c-5 5-12 7-22 7-7 0-14 0-21-1-8-1-15-3-22-6-6-4-11-7-14-11-3-5-5-9-5-15-1-5-1-11-1-17 0-7 0-13 0-17-1-4-1-7-3-10-1-3-3-6-6-10-5-5-10-8-15-9s-9-2-11-1h-33v81h31v13c-4 0-9 0-15-1-7 0-13 0-20 0-6 0-12 0-16 0s-10 0-16 0c-7 0-13 0-20 0-6 1-11 1-15 1v-13h31v-172h-31v-13h110c18 0 33 2 46 7s22 11 29 19 10 17 10 27-3 19-11 27-20 15-37 19c7 2 13 6 20 11 6 6 10 14 13 24 0 1 0 3 0 6 1 4 1 7 2 11 0 4 1 6 1 7 0 5 1 9 2 14s3 9 6 13 7 6 13 6c5 0 8-2 12-5s6-8 7-15c0-2 0-3 1-5 0-1 2-2 5-2 2 0 3 0 5 1 1 1 2 3 2 6zM405 144c0 10-2 19-7 29-4 9-11 17-21 23-9 6-22 9-38 9-4 0-9 0-16-1-6 0-13-2-20-4-8-3-15-6-21-11l-13 14c-2 1-2 1-3 2-1 0-2 0-3 0-2 0-4 0-4-2-1-1-1-3-1-6v-52c0-3 0-6 1-7s3-2 6-2 5 1 5 2c1 1 1 3 1 5 1 11 4 19 9 26 5 6 11 11 18 15 7 3 15 5 22 6s14 2 19 2c10 0 18-2 23-6 6-3 10-8 12-13s3-10 3-15c0-7-2-12-4-16-3-4-5-7-8-9-2-2-4-3-6-5-3-1-6-2-11-3s-11-3-19-4c-11-3-19-4-25-7-7-2-12-4-17-7-4-2-9-6-14-10-3-4-6-9-10-15-3-6-5-14-5-24s2-19 7-28 12-16 21-21c10-6 22-8 36-9 8 0 15 1 24 3s17 7 26 13l13-12c1-2 2-3 3-3s1-1 2-1c3 0 4 1 5 2 1 2 1 4 1 6v53c0 3-1 6-1 7-1 1-3 1-6 1s-5 0-6-1-1-3-2-6c-2-13-6-23-13-30-6-8-13-13-21-15-8-3-16-4-24-4-10 0-17 2-23 5-5 3-9 7-11 12-2 4-3 9-3 13 0 6 2 11 4 15 3 4 7 8 11 10 4 3 8 4 12 5l42 9c9 2 17 6 25 11 7 5 13 12 18 21 4 9 7 19 7 30zM568 202h-125v-5c0-3 0-5 1-6 0-1 1-2 3-4l59-59c20-21 31-41 31-61 0-11-3-20-10-28-6-8-16-13-28-13-5 0-11 1-17 2-5 2-10 5-14 8 2 0 4 1 6 3 3 1 5 3 7 6 3 3 4 7 5 12-1 7-4 12-8 16-5 3-9 5-14 5-3 0-6-1-9-2s-6-3-8-7c-2-3-4-7-4-13 0-8 3-16 8-23 6-6 13-11 22-15 11-4 21-5 33-5 14 0 26 2 36 6 11 5 19 11 25 19s9 18 9 29c0 9-1 17-5 24-4 6-10 13-18 20s-17 14-28 22c-6 5-13 10-20 16s-14 11-21 17h42c2 0 5 0 9 0s8 0 12 0c4-1 7-1 8-2 2 0 3-3 4-6s2-7 3-11c0-4 1-7 1-9h13z">
          <text:p/>
        </draw:path>
        <draw:path draw:style-name="gr3" draw:text-style-name="P2" draw:layer="layout" svg:width="0.613cm" svg:height="0.202cm" svg:x="9.879cm" svg:y="11.559cm" svg:viewBox="0 0 614 203" svg:d="M231 16c-7 0-13 0-16 1-4 1-6 1-7 2s-2 2-2 3l-77 174c-1 4-3 6-5 7-2 0-4 1-6 0-4 0-7 0-8-1-2-2-3-4-4-6l-79-180h-27v-13c4 0 8 0 14 0s11 0 17 0 11 0 15 0 10 0 16 0c7 0 13 0 19 0 7 0 12 0 16 0v13h-27l61 139 58-132c1-1 1-2 1-3 0-2-2-2-6-3-3 0-7-1-11-1s-7 0-8 0v-13c6 0 12 0 19 0 6 0 13 0 19 0h33v13zM320 134c-4 0-9 0-16 1-6 1-13 3-20 5-6 3-12 6-17 11s-7 11-7 19c0 6 3 12 7 16 5 4 11 6 19 6 3 1 7 0 12-1 5-2 10-5 15-10 4-4 6-11 7-20zM378 194c0 3-1 5-3 6s-4 1-7 1h-14c-9 0-16-1-21-4-4-2-6-5-7-8-1-4-2-7-1-10-4 6-9 12-16 16-7 5-16 8-27 8-7 0-15-1-24-3-8-1-15-4-22-9-6-5-10-12-10-21 0-10 4-19 12-25 7-6 17-10 27-13 11-3 21-5 31-6 11 0 18-1 24-1v-10c0-22-11-34-32-34-2 0-5 0-9 0-3 1-8 1-12 2 1 0 2 2 4 4 1 2 2 6 3 10-1 6-3 11-6 14-4 3-8 4-13 4-4 0-8-1-11-4-4-3-6-8-6-14 0-8 3-14 9-18 7-4 14-6 22-7s14-2 20-1c22 0 38 4 48 12s15 19 15 32v62c0 3 1 6 3 8 1 1 7 2 15 3 2-1 4 0 5 0 2 1 3 3 3 6zM428 200l-35 1v-13h20v-161c0-5-1-8-3-9-3-2-8-2-17-2v-13l51-3v188h20v13zM614 201c-5 0-10 0-17-1-7 0-15 0-22 0s-13 0-18 0-12 0-19 0-14 0-21 0c-8 1-13 1-18 1v-13h40v-150c-8 2-16 4-23 5-7 0-12 1-14 0h-6v-13h6c2 0 6 0 13-1 6 0 13-2 21-4s16-6 24-11c1-1 2-2 3-2 0 0 2 0 3 0 4 0 6 0 7 2 0 1 1 4 1 7v167h40z">
          <text:p/>
        </draw:path>
        <draw:path draw:style-name="gr3" draw:text-style-name="P2" draw:layer="layout" svg:width="0.619cm" svg:height="0.202cm" svg:x="13.931cm" svg:y="11.568cm" svg:viewBox="0 0 620 203" svg:d="M229 15c-7 0-12 1-15 1-3 1-5 2-6 2-2 1-2 2-3 4l-76 174c-2 3-4 5-5 6-2 1-4 1-7 1-4 0-6-1-8-2-1-1-2-3-3-6l-80-180h-26v-13c3 0 8 0 13 1 6 0 12 0 18 0s10 0 14 0c5 0 10 0 17 0 6 0 13 0 19 0 6-1 11-1 15-1v13h-27l61 139 59-132c0-1 1-2 1-3s-2-2-6-3c-4 0-8 0-12 0s-6-1-8-1v-13c6 0 12 1 19 1s13 0 19 0l33-1v13zM318 133c-4 0-9 1-15 2-7 1-13 2-20 5-7 2-13 6-17 10-5 5-7 11-8 19 1 7 3 12 8 16s11 7 19 7c2 0 6-1 11-2 6-2 11-5 15-9 5-5 7-12 7-21zM376 194c0 3-1 5-2 6-2 0-4 1-7 0h-14c-10 0-17-1-21-3-4-3-7-6-8-9s-1-7-1-10c-3 7-8 12-15 17s-16 7-28 7c-7 0-14 0-23-2s-16-5-22-10c-7-5-10-12-10-21 0-10 4-18 11-24 8-6 17-11 28-14s21-4 31-5 18-2 23-2v-10c0-22-10-33-31-34-2 0-5 1-9 1s-8 1-12 1c0 1 2 2 3 4 2 3 3 6 3 10 0 6-2 11-6 14-3 3-7 5-12 5-4 0-8-2-12-5s-6-7-6-14c1-8 4-14 10-18 6-3 13-6 21-7s15-1 21-1c21 0 37 4 47 13 11 8 16 18 16 31v62c0 3 0 6 2 8s7 3 16 3c1 0 3 0 5 1 1 0 2 2 2 6zM427 200h-35v-13h19v-160c1-6 0-9-3-10-2-1-8-2-16-2v-13l51-2v187h19v13zM610 200h-123v-5c0-2 0-4 0-6 1-1 2-2 3-4l58-59c21-20 31-40 31-59 0-12-3-22-9-30-7-8-16-12-29-13-5 0-10 1-15 3-5 1-10 4-14 7 1 1 3 2 6 3 2 1 5 4 7 6 2 3 3 8 3 13 0 7-2 13-7 16-4 3-9 5-14 5-2 0-5-1-8-2s-6-3-9-6c-2-3-3-8-3-13 0-10 3-18 8-24 5-7 13-12 22-16 9-3 20-5 32-5 13 0 25 2 36 7 10 4 19 10 25 18 6 9 10 19 10 30 0 9-2 17-7 24-4 7-10 13-17 20-8 6-17 13-28 21-7 5-14 10-21 16s-14 12-21 17h43c1 0 4 0 9 0 4 0 8 0 12 0s7-1 8-1c1-1 3-3 4-7 1-3 1-7 2-11 1-3 1-6 2-8h14z">
          <text:p/>
        </draw:path>
        <draw:path draw:style-name="gr3" draw:text-style-name="P2" draw:layer="layout" svg:width="0.657cm" svg:height="0.258cm" svg:x="15.594cm" svg:y="11.559cm" svg:viewBox="0 0 658 259" svg:d="M125 137c0-8 0-16-1-24-1-9-4-16-9-22s-14-10-25-10c-8 0-16 2-22 5-6 4-12 8-16 13v74c1 1 3 3 6 7 3 3 7 6 11 8 5 3 11 4 18 4 4 1 10 0 15-3 6-2 11-6 15-12 4-5 6-12 7-19s1-14 1-21zM162 137c-1 20-7 36-20 48s-31 18-53 18c-8 0-16-2-22-4-6-3-10-6-14-8-3-3-5-5-6-6-4 5-9 11-14 16h-13v-174c0-5-1-8-4-9-2-2-8-2-16-2v-13l51-3v85c3-3 8-7 15-10 8-3 16-4 27-4 21 0 38 6 50 18s19 27 19 48zM302 203v-23c-4 8-9 13-15 16-5 3-10 5-15 6s-9 1-11 1c-15 0-27-2-37-7s-15-15-15-30v-68c0-6-1-9-3-10-3-1-8-2-17-2v-13l53-2v99c0 5 0 9 1 13 1 3 3 5 6 7s9 2 16 2c11 0 19-3 26-10 6-7 9-17 10-28v-56c0-6-1-9-4-10-2-1-8-2-16-2v-13l52-2v105c0 6 1 9 4 10 2 1 8 2 16 2v13zM477 161c0 10-3 18-7 24-5 6-10 10-16 13-7 2-13 4-18 4-6 1-10 1-12 1-3 0-8 0-14-1-7-1-13-4-20-8l-8 4c-3 3-5 4-5 4-1 1-2 1-3 1-3 0-4-1-5-2-1-2-1-4-1-6v-32c0-3 1-5 1-6 1-1 3-2 6-2 2 0 4 0 5 1 1 0 2 1 2 3 1 4 3 9 6 14 2 5 7 10 12 14 6 3 14 5 24 5 2 1 6 0 11 0 5-1 10-3 14-6 5-3 7-8 8-15-1-6-3-10-7-13-3-3-8-5-13-7-4-1-9-2-12-3-11-1-20-3-27-5-6-2-12-6-18-11-3-3-6-6-8-10s-3-9-4-15c1-9 3-16 8-22 4-5 9-8 16-11 6-2 12-3 18-4 5 0 9-1 11 0 12 0 22 1 29 5 6-3 9-4 11-5 1 0 2-1 2 0 3 0 4 0 5 2 1 1 1 3 1 6v23c0 3 0 5-1 6s-3 2-6 2-5-1-6-1c-1-1-1-3-1-5-1-16-12-24-34-24-2 0-6 0-11 0-5 1-10 3-14 5-4 3-7 7-7 13 0 4 2 8 5 10 4 3 8 4 12 6 5 1 9 2 12 2 11 2 20 4 26 6 6 1 12 4 17 8 11 9 16 19 16 32zM658 86c-6 0-10 0-13 1-3 0-5 1-6 2-1 0-2 1-2 3l-62 132c-3 6-7 11-11 17-4 5-10 9-16 12-6 4-12 5-20 6-9-1-16-3-22-8-7-5-10-11-10-19 0-5 2-10 5-12 5-3 8-5 13-5s9 2 12 5 4 7 4 12-1 9-3 11-4 4-6 4c1 1 2 1 3 1s2 0 4 0c7 0 12-2 17-5 5-4 8-8 11-13s6-10 8-15l7-14-54-115h-20v-14l34 1 36-1v14h-16l37 79 33-72 2-4c-1-1-2-2-4-2-2-1-4-1-7-1-2 0-3 0-3 0v-14l26 1c4 0 8 0 12 0s7-1 11-1z">
          <text:p/>
        </draw:path>
        <draw:path draw:style-name="gr3" draw:text-style-name="P2" draw:layer="layout" svg:width="0.652cm" svg:height="0.213cm" svg:x="5.643cm" svg:y="12.954cm" svg:viewBox="0 0 653 214" svg:d="M90 38l-32 95h65zM160 207c-4 0-9 0-14 0s-10 0-15 0-9 0-13 0v-8c3 0 6-1 10-1s7-1 10-2c2-1 4-3 4-6 0-1 0-3-1-4l-15-44h-71l-13 38c-1 0-1 1-1 2s0 1 0 2c0 4 2 7 6 10 3 3 9 4 16 5v8h-33-30v-8c8 0 15-2 20-5 6-2 10-7 12-15l60-173c1-2 1-3 2-4s3-2 5-2 4 1 4 2c1 1 2 2 3 4l62 181c1 5 3 8 7 9 3 2 9 3 17 3h5v8zM308 114c0-2 0-4-1-5 0-1-1-3-3-5-4-6-9-11-15-14-5-2-10-3-16-3-7 0-14 2-19 5-6 4-10 8-13 13-4 7-7 14-8 21-1 8-1 14-1 20s0 13 1 20 4 14 7 20c4 5 8 10 13 13 5 4 11 5 18 5 6 0 12-1 18-5 6-3 11-8 15-15 2-2 3-4 3-5 1-1 1-3 1-5zM308 211v-19c-4 4-9 9-15 13-7 3-15 5-24 6-11-1-21-3-30-9-10-6-17-14-22-23-6-10-9-21-9-33 0-13 3-24 9-34s14-17 23-23c10-7 21-10 32-10 8 0 15 2 21 6 6 3 11 8 16 13v-63c0-7-1-11-4-13-3-3-9-3-19-3v-9l42-3v175c-1 7 0 12 3 14s9 3 19 3v8zM469 114c0-2 0-4-1-5 0-1-1-3-2-5-5-6-10-11-15-14-6-2-11-3-16-3-8 0-15 2-20 5-6 4-10 8-13 13-4 7-6 14-8 21-1 8-1 14-1 20s0 13 1 20c2 7 4 14 8 20 3 5 7 10 12 13 5 4 11 5 18 5 6 0 12-1 18-5 6-3 11-8 16-15 1-2 2-4 2-5 1-1 1-3 1-5zM469 211v-19c-4 4-9 9-15 13-7 3-14 5-24 6-11-1-21-3-30-9s-17-14-22-23c-6-10-9-21-9-33 0-13 3-24 9-34s14-17 24-23c9-7 20-10 31-10 8 0 15 2 21 6 6 3 12 8 16 13v-63c0-7-1-11-4-13-3-3-9-3-19-3v-9l42-3v175c-1 7 1 12 3 14 3 2 9 3 19 3v8zM653 158c0 10-3 19-8 28-5 8-12 15-22 20-9 5-19 8-31 8-11 0-20-2-29-6s-17-9-22-16-8-15-8-23c0-7 2-11 5-14 4-2 7-3 11-3 5 0 9 1 12 4s5 7 5 12c0 6-2 10-6 13-3 2-9 3-14 3 3 5 9 10 14 13s11 6 16 7c6 1 11 2 15 2s9-1 14-4c5-2 9-7 13-14s5-17 6-30c0-14-3-26-9-34-5-9-14-13-26-14h-12c-3 0-5 0-6 0s-1-1-1-3c0-1 0-2 1-2 1-1 2-1 3-1s3 0 6 0c2-1 4-1 5-1 4 0 8-1 13-2 4-2 9-6 13-13 4-8 6-14 7-21 1-6 1-11 1-13 0-8-2-15-5-20-2-4-6-7-10-9s-9-3-13-3c-3 0-8 0-12 2-5 1-10 2-14 5-5 3-9 6-12 11 2 0 4 0 7 0 2 1 5 2 7 4s4 5 4 10c0 4-1 8-4 11-3 2-6 4-11 4s-8-1-11-4-4-6-4-11c0-11 5-20 15-28 10-7 22-11 37-11 9 0 18 1 26 5 8 3 14 8 19 14s7 13 7 20c0 12-3 22-11 32-7 10-17 16-29 20 15 3 27 10 35 20 9 9 13 20 13 32z">
          <text:p/>
        </draw:path>
        <draw:path draw:style-name="gr3" draw:text-style-name="P2" draw:layer="layout" svg:width="0.65cm" svg:height="0.209cm" svg:x="5.639cm" svg:y="13.615cm" svg:viewBox="0 0 651 210" svg:d="M90 38l-32 94h65zM160 206c-4 0-9 0-14 0s-10 0-15 0-9 1-13 1v-9c3 0 6 0 10 0 4-1 7-1 10-3 2-1 4-3 4-6 0-1 0-2-1-4l-15-44h-71l-13 38c-1 0-1 1-1 2s0 2 0 2c0 4 2 7 6 10 3 3 9 5 16 5v9l-33-1-30 1v-9c8 0 15-1 20-4 6-3 10-8 12-15l60-173c1-2 1-4 2-5s3-1 5-1 4 0 4 1c1 1 2 3 3 5l62 180c1 5 3 8 7 10 3 1 9 2 17 2h5v9zM308 114c0-3 0-4-1-6 0-1-1-2-2-5-5-6-10-11-16-13-5-3-10-4-16-4-7 0-14 2-19 6-6 4-10 8-13 12-4 7-7 14-8 22-1 7-1 14-1 19 0 6 0 13 1 20s4 14 7 20c4 6 8 10 13 14 5 3 11 5 18 5 6 0 12-2 18-5s11-9 16-15c1-3 2-4 2-6 1-1 1-3 1-5zM308 210v-19c-4 5-9 9-15 13-7 4-15 6-24 6-11 0-21-3-30-9-10-5-17-13-22-23-6-10-9-21-9-33s3-24 9-33c6-10 14-18 23-24 10-5 21-8 32-8 8 0 15 1 21 5 6 3 11 7 16 12v-63c0-7-1-11-4-13s-9-3-19-3v-9l42-3v176c-1 7 0 11 3 13s9 3 19 3v9zM469 114c0-3 0-4-1-6 0-1-1-2-2-5-5-6-10-11-15-13-6-3-11-4-16-4-8 0-15 2-20 6-6 4-10 8-13 12-4 7-6 14-8 22-1 7-1 14-1 19 0 6 0 13 1 20 2 7 4 14 8 20 3 6 7 10 12 14 5 3 11 5 18 5 6 0 12-2 18-5s11-9 16-15c1-3 2-4 2-6 1-1 1-3 1-5zM469 210v-19c-4 5-9 9-15 13-7 4-14 6-24 6-11 0-21-3-30-9-9-5-17-13-22-23-6-10-9-21-9-33s4-24 9-33c6-10 14-18 24-24 9-5 20-8 32-8 7 0 14 1 20 5 6 3 12 7 16 12v-63c0-7-1-11-4-13s-9-3-19-3v-9l42-3v176c-1 7 1 11 3 13 3 2 9 3 19 3v9zM643 207h-107c0-3 0-6 1-7 0-1 1-2 2-4l56-61c8-9 15-19 21-30s9-22 9-35c0-8-2-16-4-23-3-7-7-13-13-17s-13-7-22-7c-8 0-16 3-23 8s-12 12-16 21c1 0 2 0 4 0 5 0 9 2 11 5 3 3 4 6 4 10 0 6-2 11-5 13-4 3-7 4-10 3 0 1-1 0-4 0-2-1-5-2-7-5-2-2-4-7-4-12 0-8 2-17 7-25 4-8 10-14 18-19 9-5 18-8 29-8 18 0 32 6 44 16 11 10 17 23 17 40 0 10-2 19-6 27s-11 16-20 25-21 20-36 33l-31 30h52c2 0 6 0 10 0 4-1 7-1 11-1s6-1 6-2c2-2 3-6 4-11s2-10 3-14h7z">
          <text:p/>
        </draw:path>
        <draw:path draw:style-name="gr3" draw:text-style-name="P2" draw:layer="layout" svg:width="0.656cm" svg:height="0.209cm" svg:x="5.635cm" svg:y="12.243cm" svg:viewBox="0 0 657 210" svg:d="M90 38l-32 94h65zM159 206c-3 0-8 0-13 0s-10 0-15 1c-5 0-9 0-13 0v-9c3 0 6 0 10 0 3-1 7-1 9-2 3-2 5-5 5-7s-1-3-1-4l-15-45h-71l-14 38c0 1 0 1 0 2s0 2 0 3c0 3 2 7 5 11 4 2 9 4 16 4v9l-33-1-29 1v-9c8 0 14-1 20-4 5-4 9-9 12-16l60-172c0-2 1-4 2-5s2-1 5-1c2 0 3 0 4 1s2 3 2 5l62 180c2 4 4 8 7 10 4 2 9 2 18 2h5v9zM307 113c0-2 0-4 0-5s-1-3-3-6c-4-6-9-10-15-13-5-2-11-4-16-4-8 0-14 2-20 6-5 4-9 8-12 13-4 6-7 13-8 21-1 7-2 14-1 20-1 6 0 12 1 20 1 7 3 13 7 20 3 5 8 11 13 14s11 5 17 5c7 0 13-2 19-5s11-9 15-16c2-3 3-4 3-5 0-2 0-3 0-6zM307 210v-20c-3 6-8 10-15 14-6 4-14 6-23 6-11 0-22-3-31-8-9-6-16-15-22-25-5-9-8-20-8-33 0-12 3-23 9-33s13-18 23-23c10-6 20-9 32-9 8 0 15 2 21 5s11 7 15 13v-62c1-7-1-12-3-14-3-2-9-3-19-3v-9l41-3v175c0 7 1 11 4 14 3 2 9 3 19 3v9zM469 113c0-2-1-4-1-5s-1-3-3-6c-4-6-9-10-15-13-5-2-10-4-16-4-8 0-14 2-20 6-5 4-9 8-12 13-4 6-7 13-8 21-1 7-1 14-1 20s0 12 1 20c1 7 4 13 7 20 4 5 8 11 13 14s11 5 17 5c7 0 13-2 19-5s11-9 15-16c2-3 3-4 3-5 0-2 1-3 1-6zM469 210v-20c-4 6-9 10-16 14-6 4-14 6-23 6-11 0-21-3-30-8-10-6-17-15-23-25-5-9-8-20-8-33 0-12 3-23 9-33s14-18 23-23c10-6 21-9 32-9 8 0 15 2 21 5s11 7 15 13v-62c1-7 0-12-3-14s-9-3-19-3v-9l41-3v175c0 7 1 11 4 14 3 2 9 3 19 3v9zM608 42l-71 108h71zM628 159v25c0 3 0 6 1 8 1 3 3 4 6 5s8 1 15 1h6v9c-6 0-12-1-19-1s-14 0-20 0-13 0-21 0c-6 0-13 1-19 1v-9h6c7 0 12 0 16-1 3-1 5-2 6-5 1-2 1-5 1-8v-25h-78v-9l90-135c1-2 2-3 3-3 1-1 1-1 3-1s3 1 4 2c0 1 0 3 0 6v131h29v9z">
          <text:p/>
        </draw:path>
        <draw:path draw:style-name="gr3" draw:text-style-name="P2" draw:layer="layout" svg:width="0.641cm" svg:height="0.21cm" svg:x="5.639cm" svg:y="14.3cm" svg:viewBox="0 0 642 211" svg:d="M90 39l-32 94h65zM160 207c-4 0-9 0-14 0s-10 0-15 0-9 0-13 1v-9c3 0 6 0 10-1 4 0 7-1 10-2 2-1 4-3 4-6 0-1 0-3-1-4l-15-44h-71l-13 38c-1 0-1 1-1 2s0 1 0 2c0 4 2 7 6 10 3 3 9 4 16 5v9l-33-1-30 1v-9c8 0 15-2 20-4 6-3 10-8 12-16l60-173c1-2 1-3 2-4s3-2 5-2 4 1 4 2c1 1 2 2 3 4l62 181c1 5 3 8 7 10 3 1 9 2 17 2h5v9zM308 115c0-3 0-5-1-6 0-1-1-3-2-5-5-6-10-11-16-13-5-3-10-4-16-4-7 0-14 2-19 6-6 3-10 8-13 12-4 7-7 14-8 21-1 8-1 14-1 20s0 13 1 20 4 14 7 20c4 6 8 10 13 13 5 4 11 5 18 5 6 0 12-1 18-4 6-4 11-9 16-16 1-2 2-4 2-5 1-1 1-3 1-5zM308 211v-19c-4 5-9 9-15 13-7 4-15 6-24 6-11 0-21-3-30-9-10-6-17-13-22-23-6-10-9-21-9-33 0-13 3-24 9-34 6-9 14-17 23-23 10-6 21-8 32-9 8 0 15 2 21 5 6 4 11 8 16 13v-62c0-7-1-11-4-13s-9-3-19-3v-10l42-3v176c-1 6 0 11 3 13s9 3 19 3v9zM470 115c0-3 0-5-1-6 0-1-1-3-2-5-5-6-10-11-16-13-6-3-11-4-16-4-8 0-15 2-20 6-6 3-10 8-13 12-4 7-6 14-8 21-1 8-1 14-1 20s0 13 1 20c2 7 4 14 8 20 3 6 7 10 12 13 5 4 11 5 18 5 6 0 12-1 18-4 7-4 12-9 17-16 1-2 2-4 2-5 1-1 1-3 1-5zM470 211v-19c-4 5-9 9-15 13-8 4-15 6-25 6-11 0-21-3-30-9s-17-13-22-23c-6-10-9-21-9-33 0-13 4-24 9-34 6-9 14-17 24-23 9-6 20-8 32-9 7 0 14 2 21 5 6 4 12 8 16 13v-62c0-7-1-11-4-13s-9-3-20-3v-10l43-3v176c-1 6 1 11 3 13 3 2 9 3 19 3v9zM642 208c-3-1-8-1-14-1-5 0-11 0-17 0s-11 0-15 0-9 0-15 0-12 0-18 0-10 0-14 1v-9h9c9 0 15-1 19-2 4 0 6-2 7-4s1-5 1-8v-149c-8 3-15 6-22 6-7 1-13 1-16 1v-9c4 0 8 0 14 0 6-1 12-2 19-5s14-7 20-14c3 0 5 0 6 1 0 2 1 4 0 7v162c0 3 1 6 2 8 0 2 3 4 7 4 4 1 10 2 18 2h9z">
          <text:p/>
        </draw:path>
        <draw:path draw:style-name="gr3" draw:text-style-name="P2" draw:layer="layout" svg:width="8.877cm" svg:height="3.374cm" svg:x="6.621cm" svg:y="11.323cm" svg:viewBox="0 0 8878 3375" svg:d="M42 0v3358h-42v-3358zM948 8v3354h-42v-3354zM2540 21v3354h-43v-3354zM4775 21v3354h-38v-3354zM6574 21v3354h-42v-3354zM8878 8v3354h-42v-3354z">
          <text:p/>
        </draw:path>
        <draw:path draw:style-name="gr3" draw:text-style-name="P2" draw:layer="layout" svg:width="2.473cm" svg:height="0.209cm" svg:x="3.671cm" svg:y="9.812cm" svg:viewBox="0 0 2474 210" svg:d="M137 58c0-14-3-24-9-30s-14-10-22-11c-9-1-18-2-27-2-3 0-6 0-9 0-4 0-6 0-8 1-3 0-5 1-5 3-1 2-1 4-1 8v74h32c14 0 24-2 32-7 7-4 12-9 14-16s4-13 3-20zM202 178c0 3-1 7-2 12-2 5-4 10-8 14s-10 6-17 6c-5 0-11 0-17-2-7-2-13-5-20-10-5-5-8-11-10-18-1-6-2-14-1-23 0-10-1-17-2-23-1-5-4-11-9-16s-11-8-16-9-9-2-11-1h-33v73c0 4 0 7 1 9 0 2 2 3 6 4 3 0 8 1 16 1h7v9c-4 0-9-1-14-1s-10 0-15 0-10 0-14 0-9 0-14 0-10 0-15 0c-6 0-10 1-14 1v-9h7c8 0 13-1 16-1 3-1 5-3 6-5s1-4 1-8v-152c0-4 0-7-1-9s-3-3-6-4-8-1-16-1h-7v-9h92c14 0 27 3 38 8 11 4 20 10 27 18 6 8 10 17 10 26 0 11-5 21-15 29-9 8-21 14-35 18 8 3 15 7 21 13 7 5 11 12 14 21l3 23c2 14 4 24 7 31s7 11 14 11c4 0 8-2 11-5 4-4 7-11 8-21 0-1 0-2 0-3 1-1 2-1 3-1 2 0 3 0 4 1 0 1 0 3 0 3zM305 131c0-3 0-7-1-12-1-7-2-12-4-18s-6-10-10-15c-5-4-10-6-18-6-3 0-8 1-13 4-5 2-10 7-15 14-4 7-7 19-7 33zM324 170c0 2-2 6-5 12s-8 11-15 16c-7 6-16 9-28 9-11 0-22-3-31-9-10-5-18-13-23-23-6-10-9-21-10-35 1-12 3-23 9-33 5-10 12-18 21-24s19-9 30-9c12 0 22 3 30 8 7 6 13 13 17 21 3 9 5 19 5 28 0 3 0 5-1 6-1 0-3 0-6 0h-81c0 6 1 12 1 20 1 9 4 16 8 23 3 6 8 10 13 14 6 4 12 6 20 6 1 0 4 0 9-1 4-1 10-4 15-8 6-4 11-11 14-21 1-2 2-4 4-4 1 0 2 0 3 1 0 0 1 1 1 3zM438 167c0 11-4 20-11 28s-19 12-36 12c-3 0-7 0-13-2-6-1-12-5-18-10-3 2-4 4-5 5s-1 1-1 1c-3 3-5 5-5 5-1 1-2 1-2 1-2 0-3-1-3-2s-1-2-1-5v-38c0-2 1-4 1-5 0-2 1-2 3-2s2 0 3 1c0 1 1 2 1 4 3 12 7 22 13 29 6 8 15 11 27 12 11-1 20-3 25-8s8-11 8-19c0-6-3-12-7-15-4-4-8-7-13-8-4-2-8-3-10-3-10-2-18-4-23-5-6-2-11-5-15-8-8-7-12-15-13-26 0-5 2-11 5-16 2-6 7-10 14-14 7-3 16-5 28-5 2 0 6 0 11 1s10 3 16 7c0-1 1-1 2-2s2-2 2-3c2-1 3-2 4-3 1 0 2 0 2 0 2 0 3 0 3 1s0 3 0 6v29c0 3 0 4 0 5-1 2-2 3-3 3s-1 0-2-1c-1 0-2-2-2-3 0-3 0-7-2-13-1-5-4-10-9-15-5-4-12-7-22-7-13 0-21 3-26 7-5 5-7 10-7 15 0 6 2 10 6 13 3 4 8 7 13 8 6 2 11 3 17 4s12 2 17 4c6 2 11 5 16 10 2 1 4 4 7 9 3 4 4 10 5 18zM550 131c0-3-1-7-1-12-1-7-2-12-5-18-2-6-5-10-9-15-5-4-11-6-18-6-3 0-8 1-13 4-6 2-10 7-15 14-4 7-7 19-8 33zM569 170c0 2-2 6-5 12s-8 11-15 16c-7 6-17 9-28 9-12 0-22-3-32-9-9-5-17-13-23-23s-9-21-9-35c0-12 3-23 8-33 6-10 13-18 22-24s19-9 30-9c12 0 22 3 29 8 8 6 14 13 17 21 4 9 6 19 6 28 0 3-1 5-2 6-1 0-3 0-6 0h-80c0 6 0 12 1 20 1 9 3 16 8 23 3 6 7 10 13 14s12 6 19 6c1 0 4 0 9-1s10-4 16-8 10-11 14-21c0-2 2-4 4-4 1 0 1 0 2 1 1 0 2 1 2 3zM681 93c-1 5-2 8-5 10-2 2-5 3-8 3s-6-1-8-3c-3-2-4-6-4-10 0-3 1-6 3-8s3-3 3-3c0 0-1 0-3 0-7 0-13 3-18 8s-9 11-12 19c-2 10-4 18-4 28v44c0 4 0 7 1 9s3 3 6 4c3 0 8 1 15 1h6v9c-6-1-12-1-18-1s-13 0-18 0l-33 1v-9c9 0 15-1 18-2s4-5 4-11v-78c1-7-1-12-3-14-3-2-9-3-19-2v-9l40-3v31c1-4 3-9 6-13 3-5 7-10 12-13s10-5 17-5 12 2 16 5c3 3 5 7 6 12zM837 88c-9 0-15 3-19 7s-6 8-7 12l-38 94c-1 2-1 3-2 4s-2 2-4 2-3 0-4-1-1-3-2-5l-42-103c-1-3-2-5-3-6-1-2-3-3-6-3-3-1-8-1-14-1v-9c5 0 10 0 15 0s9 1 13 1l32-1v9c-3-1-7 0-10 1-4 0-6 2-7 6 0 0 1 2 2 5l32 81 30-74c0-2 1-3 1-4s0-2 0-3c0-3-1-6-3-8-2-3-5-4-10-4v-9l25 1c3 0 7-1 10-1 4 0 8 0 11 0zM917 135c-16 0-28 3-36 8-9 4-15 10-18 16-4 6-6 12-5 17 0 7 2 13 7 18 5 4 11 6 19 7 4 0 9-2 14-4s10-6 13-12c4-5 6-12 6-22zM965 178c0 8-1 14-4 18s-7 6-11 8c-3 1-6 2-8 2-7-1-12-3-16-8s-6-10-7-16c-2 7-7 13-13 17-7 5-15 8-24 8-7 0-13-1-20-3s-14-5-19-9c-5-5-7-11-8-19 0-6 2-13 7-19 4-7 12-13 22-18 9-4 19-7 28-8s18-2 25-2v-11c0-9-2-16-5-22-3-5-7-9-11-12-5-3-9-4-14-4s-10 1-16 3-11 5-15 10c6 1 10 3 12 6s2 6 2 8c0 3-1 7-3 10-3 3-6 4-10 4s-7-1-9-4c-3-3-4-6-4-11 0-9 5-17 13-23s18-9 30-9c7 0 14 1 21 4 7 2 13 6 19 12 5 5 8 11 9 16 1 6 1 13 1 19v57c0 1 0 2 1 5 0 2 1 4 3 6 1 2 4 3 7 4 1 0 4-1 6-3 3-3 4-8 4-16v-16h7zM1066 168c0 6-1 13-3 18-2 6-5 11-9 15-5 4-10 6-17 6-3 0-8-1-14-2-6-2-11-5-16-11-4-6-7-14-7-26v-80h-24v-7c9 0 16-3 22-9 5-6 9-13 11-22 3-8 4-16 4-24h7v53h41v9h-41v81c0 2 0 5 1 10 0 5 2 9 5 14 2 4 7 6 13 7 6 0 10-3 14-8 3-6 5-14 6-24v-16h7zM1138 29c0 4-2 7-4 10-3 3-7 5-12 5-4 0-8-2-11-5-2-3-4-6-4-10s1-7 4-10c3-4 7-5 11-5 5 0 9 1 11 4 3 3 5 7 5 11zM1154 204c-10-1-20-1-30-1l-32 1v-9c9 0 16-1 18-2 3-1 5-5 4-11v-79c1-6-1-11-3-13-3-2-9-3-18-2v-9l40-3v106c0 6 1 9 3 11 3 1 8 2 18 2zM1275 140c0-6 0-12-1-20s-3-15-7-21-8-11-14-14-12-5-18-5-12 2-18 5-11 8-15 14c-3 7-5 14-6 22-1 7-1 13-1 19 0 5 0 12 1 19 1 8 3 15 6 21 4 7 9 12 15 15s12 5 18 5c7 0 14-2 20-6s10-9 13-16c4-6 5-13 6-20s1-13 1-18zM1299 142c-1 12-3 23-9 33s-14 18-23 23c-10 6-21 9-32 9-12 0-22-3-32-9-9-5-17-13-23-23-6-9-9-20-9-33 0-12 3-23 9-34 5-10 13-19 23-25 9-6 20-9 32-9s22 3 32 9 17 14 23 24c6 11 8 23 9 35zM1429 203l-33 1v-9c10 0 16-1 19-2s4-5 4-11v-68c0-9-1-16-4-22s-9-10-18-10c-6 0-12 2-18 5-6 4-11 9-14 16-4 7-6 16-6 26v53c-1 6 1 10 4 11 2 1 9 2 18 2v9l-32-1-33 1v-9c10 0 16-1 19-2s4-5 4-11v-78c0-7-1-12-4-14s-9-3-19-2v-9l41-3v30c4-9 9-16 16-22 7-5 16-8 26-8 9 0 15 1 20 3s9 5 11 7c4 5 6 11 7 17s2 16 2 28v55c0 4 2 7 5 8 4 1 10 1 17 1v9zM1710 150c0 11-3 21-7 30-5 9-12 16-20 22-9 5-19 8-30 8-13 0-24-2-33-6s-15-9-20-14c-4 7-7 12-9 14-1 2-1 3-1 2-1 2-2 3-2 3-1 1-2 1-3 1s-2 0-2-1c-1-2-1-3-1-6v-57c0-3 0-5 1-6 0-1 1-2 3-2 1 0 1 1 2 1s1 1 1 2c0 6 1 12 3 20 2 9 7 17 15 25 5 4 11 8 17 10s12 4 17 4c5 1 9 1 12 1 8 0 15-2 21-6 5-4 10-9 13-15s4-13 4-20c0-10-3-19-9-26-4-6-8-9-12-11s-8-3-12-4c-10-4-19-6-25-7-7-2-11-3-13-4-11-4-20-10-27-20-7-9-11-20-11-32 0-11 3-20 8-28 5-9 11-15 20-20 8-5 18-8 28-8 13 0 23 3 30 7s12 9 16 13l11-16c0-2 1-3 2-4 0 0 1 0 2 0s2 0 3 1c0 1 0 3 0 6v58c0 2 0 4-1 5 0 1-1 2-3 2-1 0-2-1-3-1 0-1 0-2 0-3-1-3-1-8-3-15-1-6-4-13-8-20s-9-13-17-17c-7-5-16-8-28-8s-21 4-28 11-10 16-10 27c0 8 3 16 8 23 5 6 12 11 21 13l37 9c12 3 22 10 30 21s13 24 13 38zM1823 168c0 6-1 13-3 18-2 6-5 11-9 15s-10 6-17 6c-3 0-8-1-14-2-6-2-11-5-16-11-4-6-7-14-7-26v-80h-24v-7c9 0 17-3 22-9s9-13 12-22c2-8 3-16 3-24h7v53h41v9h-41v81c0 2 0 5 1 10s2 9 5 14c3 4 7 6 13 7 6 0 10-3 14-8 4-6 6-14 6-24v-16h7zM1928 135c-16 0-28 3-37 8-8 4-15 10-18 16s-5 12-5 17c0 7 3 13 8 18 5 4 11 6 18 7 4 0 9-2 14-4 6-2 10-6 14-12 4-5 6-12 6-22zM1976 178c0 8-2 14-5 18s-6 6-10 8c-4 1-7 2-9 2-7-1-12-3-16-8-3-5-6-10-6-16-3 7-7 13-14 17-6 5-14 8-24 8-6 0-13-1-20-3s-13-5-18-9c-5-5-8-11-8-19 0-6 2-13 6-19 5-7 12-13 23-18 9-4 18-7 28-8 9-1 17-2 25-2v-11c0-9-2-16-5-22-3-5-7-9-12-12-4-3-9-4-14-4s-10 1-16 3-11 5-15 10c6 1 11 3 12 6 2 3 3 6 3 8 0 3-1 7-4 10-2 3-5 4-9 4s-7-1-10-4c-2-3-4-6-4-11 1-9 5-17 13-23 9-6 19-9 31-9 7 0 14 1 20 4 7 2 13 6 19 12 5 5 8 11 9 16 1 6 2 13 2 19v57c0 1 0 2 0 5 1 2 2 4 3 6 2 2 4 3 7 4 2 0 4-1 7-3 2-3 3-8 4-16v-16h7zM2076 168c0 6-1 13-3 18-2 6-5 11-9 15s-9 6-16 6c-4 0-9-1-14-2-6-2-12-5-16-11-5-6-7-14-7-26v-80h-25v-7c10 0 17-3 22-9 6-6 10-13 12-22 2-8 3-16 3-24h8v53h41v9h-41v81c-1 2 0 5 0 10 1 5 3 9 5 14 3 4 7 6 14 7 5 0 10-3 13-8 4-6 6-14 6-24v-16h7zM2151 29c0 4-1 7-4 10s-6 5-11 5-8-2-11-5-4-6-5-10c0-4 2-7 4-10 3-4 7-5 12-5 4 0 8 1 11 4s4 7 4 11zM2167 204c-10-1-20-1-30-1l-32 1v-9c10 0 16-1 19-2s4-5 4-11v-79c0-6-1-11-4-13s-8-3-17-2v-9l40-3v106c-1 6 0 9 3 11 2 1 8 2 17 2zM2288 140c0-6 0-12-1-20 0-8-3-15-6-21-4-6-9-11-15-14-5-3-11-5-18-5-6 0-12 2-18 5s-11 8-15 14c-3 7-5 14-6 22 0 7-1 13-1 19 0 5 1 12 1 19 1 8 3 15 7 21 4 7 9 12 14 15 6 3 12 5 18 5 8 0 14-2 20-6s11-9 14-16c3-6 5-13 5-20 1-7 1-13 1-18zM2312 142c0 12-3 23-9 33s-13 18-23 23c-9 6-20 9-32 9-11 0-22-3-31-9-10-5-18-13-23-23-6-9-9-20-9-33 0-12 3-23 8-34 6-10 13-19 23-25s20-9 32-9 23 3 32 9c10 6 18 14 23 24 6 11 9 23 9 35zM2442 203l-32 1v-9c9 0 15-1 18-2s4-5 4-11v-68c0-9-1-16-4-22s-8-10-17-10c-7 0-13 2-18 5-6 4-11 9-15 16s-6 16-6 26v53c0 6 1 10 4 11s9 2 18 2v9l-32-1-32 1v-9c9 0 15-1 18-2s4-5 4-11v-78c0-7-1-12-4-14-2-2-9-3-18-2v-9l40-3v30c4-9 10-16 17-22 7-5 15-8 26-8 8 0 15 1 20 3s8 5 10 7c4 5 7 11 8 17s1 16 1 28v55c0 4 2 7 6 8 3 1 9 1 16 1v9z">
          <text:p/>
        </draw:path>
        <draw:path draw:style-name="gr3" draw:text-style-name="P2" draw:layer="layout" svg:width="1.565cm" svg:height="0.209cm" svg:x="4.122cm" svg:y="10.169cm" svg:viewBox="0 0 1566 210" svg:d="M104 142c0-6 0-13-1-20s-3-14-7-20c-3-6-8-11-14-14-5-3-12-5-18-5s-12 2-18 5-11 8-15 14c-3 7-5 14-6 21s-1 13-1 19c0 5 0 12 1 19 1 8 3 15 6 22 4 7 9 12 15 15s12 5 18 5c8 0 14-2 20-6s10-9 14-16c3-7 5-14 5-21 1-7 1-13 1-18zM128 144c0 12-3 23-9 34-6 10-14 17-23 23-10 6-20 9-32 9-11 0-22-3-31-9-10-5-18-13-24-23-5-10-8-21-9-34 1-12 3-23 9-33 6-11 13-19 23-25 9-6 20-9 32-9s23 3 32 9c10 6 17 14 23 24s9 22 9 34zM239 23c0 3-1 6-3 9-2 2-5 3-10 4-4-1-7-2-9-4-2-3-3-5-3-9s1-6 3-8 4-3 6-4c-3-1-5-1-6-2-2 0-3 0-4 0-7 0-13 3-18 10s-8 17-8 29v34h33v8h-33v94c0 4 1 6 1 8 1 2 3 4 6 5 3 0 8 1 15 1h6v9c-5-1-11-1-18-1-6 0-12 0-18 0l-33 1v-9c9 0 16-1 18-2 3-1 5-5 4-11v-95h-22v-8h22v-34c1-10 3-18 7-25 5-7 11-12 17-15 7-4 14-5 21-5 8 0 14 2 19 6 4 4 7 8 7 14zM492 75c-2-14-4-24-7-32-3-9-8-15-16-18-7-4-18-6-32-6h-35c-6 0-10 0-12 2-1 2-2 5-2 9v73h25c9 0 16-1 20-3s7-6 9-11c1-5 2-11 1-20h8v77h-8c1-8 0-15-1-20-2-5-5-8-9-11-4-2-11-3-20-3h-25v72c0 3 0 6 1 8s3 4 7 4c4 1 10 2 19 2h10v9c-4-1-9-1-15-1s-12 0-18 0-11 0-15 0-9 0-15 0c-5 0-11 0-16 0s-10 0-13 1v-9h7c7 0 12-1 16-2 3 0 5-2 6-4 0-2 1-4 0-8v-152c1-3 0-6 0-8-1-2-3-3-6-4-4-1-9-1-16-1h-7v-9h158l8 65zM658 63c0-5-1-11-2-18s-5-13-12-19c-6-5-17-8-32-8h-26c-6 0-10 0-12 2-1 2-2 5-2 9v78h40c15 0 26-3 32-8 7-6 11-12 12-19s2-13 2-17zM687 63c0 9-3 18-9 26s-14 14-24 18c-10 5-21 7-32 8h-49v69c0 4 0 6 1 8s3 4 6 5c3 0 8 1 16 1h7v9c-4-1-8-1-14-1-5 0-10 0-15 0-6 0-10 0-14 0s-8 0-14 0c-5 0-10 0-15 0-6 0-10 0-13 1v-9h7c7 0 12-1 15-2 4 0 6-2 6-4 1-2 2-4 1-8v-153c1-3 0-6-1-8 0-2-2-3-6-4-3-1-8-1-15-1h-7v-9h101c14 0 25 3 35 8 11 5 19 11 24 19 6 8 9 17 9 27zM903 38l-32 93h65zM973 206c-4 0-8 0-14 0-5 0-10 0-15 0s-9 0-13 1v-9c3 0 6 0 10-1 4 0 7-1 10-2s4-3 4-6c0-1 0-3-1-4l-15-45h-71l-13 39c0 0-1 1-1 2s0 1 0 2c0 4 2 7 6 10 3 3 9 5 16 5v9l-33-1-30 1v-9c8 0 15-2 20-4 6-3 10-8 13-16l59-173c1-2 1-3 2-4s3-1 5-1 4 0 5 1c0 1 1 2 2 4l62 181c1 5 4 8 7 10 3 1 9 2 17 2h6v9zM1121 113c0-3 0-5-1-6 0-1-1-3-2-5-5-6-10-11-15-13-6-3-11-4-16-4-8 0-15 2-20 6-6 3-10 8-13 12-4 7-7 14-8 21-1 8-1 14-1 20s0 13 1 20 4 15 7 21c4 6 8 10 13 13 5 4 11 5 18 5 6 0 12-1 18-4 6-4 11-9 16-16 1-2 2-4 2-5 1-2 1-4 1-6zM1121 210v-19c-4 5-9 9-15 13-7 4-15 6-24 6-11 0-21-3-30-9-10-6-17-13-22-23-6-11-9-22-9-34 0-13 3-24 9-34 6-9 14-17 24-23 9-5 20-8 31-9 8 0 15 2 21 5 6 4 11 8 16 13v-62c0-7-1-11-4-13s-9-3-19-3v-9l42-3v176c-1 7 0 11 3 13s9 3 19 3v9zM1282 113c0-3 0-5 0-6-1-1-2-3-3-5-5-6-10-11-15-13-6-3-11-4-16-4-8 0-15 2-20 6-5 3-10 8-13 12-4 7-6 14-7 21-1 8-2 14-2 20s1 13 2 20 3 15 7 21c3 6 7 10 12 13 6 4 11 5 18 5 6 0 12-1 18-4 6-4 11-9 16-16 1-2 2-4 3-5 0-2 0-4 0-6zM1282 210v-19c-4 5-9 9-15 13-7 4-14 6-24 6-11 0-21-3-30-9s-17-13-22-23c-6-11-8-22-9-34 1-13 4-24 9-34 6-9 14-17 24-23 9-5 20-8 32-9 7 0 14 2 20 5 7 4 12 8 16 13v-62c0-7-1-11-4-13s-9-3-19-3v-9l42-3v176c-1 7 1 11 3 13 3 2 10 3 19 3v9zM1435 133c0-3 0-7-1-13 0-5-2-10-4-16s-5-11-10-15c-4-4-10-6-17-6-4 0-8 1-13 3-6 3-11 8-15 15-5 7-7 18-8 32zM1454 171c0 3-1 8-4 13-4 6-9 12-16 17-7 6-16 8-28 9-11 0-21-3-31-9-9-6-17-13-24-23-6-11-9-23-9-36 0-12 3-23 8-33 6-10 13-17 22-23s19-9 31-9 21 3 29 8 13 12 17 21c4 8 5 18 5 27 1 3 0 5-1 5-1 1-3 1-6 1h-80c0 6 0 12 1 20s3 16 7 24c4 6 8 10 14 14 5 4 12 5 19 6 1 0 4-1 9-2 5 0 10-3 16-7s10-11 14-22c0-3 1-4 4-4 0 0 1 0 2 1 1 0 1 1 1 2zM1566 96c0 5-1 8-4 10-2 2-5 3-8 3s-6-1-9-4c-2-2-3-5-3-9 0-3 1-6 3-8 1-2 3-3 3-3 0 0-1 0-3 0-7 0-13 3-19 8-5 5-8 11-11 19s-4 17-4 27v45c0 4 0 6 1 8s3 4 6 5c3 0 8 1 15 1h6v9c-6-1-12-1-18-1-7 0-13 0-19 0l-32 1v-9c9 0 15-1 18-2s4-5 4-11v-78c0-7-1-12-4-14-2-2-9-3-18-3v-8l40-4v32c1-4 3-9 6-14 3-4 7-9 11-12 5-4 11-5 18-6 6 1 11 2 15 6 4 3 6 7 6 12z">
          <text:p/>
        </draw:path>
        <draw:polygon draw:style-name="gr3" draw:text-style-name="P2" draw:layer="layout" svg:width="10.512cm" svg:height="1.901cm" svg:x="17.797cm" svg:y="11.293cm" svg:viewBox="0 0 10513 1902" draw:points="17,13 17,0 10513,0 10513,1902 0,1902 0,0 17,0 17,13 30,13 30,1873 10483,1873 10483,30 17,30 17,13 30,13">
          <text:p/>
        </draw:polygon>
        <draw:path draw:style-name="gr3" draw:text-style-name="P2" draw:layer="layout" svg:width="10.436cm" svg:height="0.06cm" svg:x="17.831cm" svg:y="12.525cm" svg:viewBox="0 0 10437 61" svg:d="M13 0v5-5 5-5c29 5 343 9 830 14 491 0 1159 4 1922 4 1545 0 3463-4 4995-9 767-4 1436-4 1915-9 478 0 762 0 762 0v44c0 0-4582 17-7672 17-775 0-1453-5-1944-5-245-4-444-4-584-4-72-4-127-4-165-4-17 0-34-4-47-4-12 0-17 0-25 0z">
          <text:p/>
        </draw:path>
        <draw:path draw:style-name="gr3" draw:text-style-name="P2" draw:layer="layout" svg:width="10.482cm" svg:height="0.055cm" svg:x="17.78cm" svg:y="11.899cm" svg:viewBox="0 0 10483 56" svg:d="M13 0c34 4 343 8 834 8 491 5 1164 5 1926 5 1554 0 3480-5 5021-9 772 0 1441-4 1923-4 479 0 766 0 766 0v43c0 0-4602 13-7710 13-775 0-1456 0-1947-4-250 0-449 0-589-5-67 0-122 0-165 0-17-4-34-4-46-4-9 0-17 0-26-4z">
          <text:p/>
        </draw:path>
        <draw:path draw:style-name="gr3" draw:text-style-name="P2" draw:layer="layout" svg:width="0.252cm" svg:height="0.202cm" svg:x="17.967cm" svg:y="11.525cm" svg:viewBox="0 0 253 203" svg:d="M55 25c0 7-2 13-6 17-5 4-10 7-16 7s-12-3-16-7-6-10-7-17c1-6 3-11 7-15 4-5 10-7 16-7s11 2 16 7c4 4 6 9 6 15zM35 200l-35 1v-13h20v-89c0-6-1-9-3-10s-8-2-16-2v-13l50-2v116h18v13zM199 99c-3-4-7-8-13-11-6-4-13-6-21-6-5 0-10 1-16 3-5 2-10 6-15 12-3 6-6 12-6 19-1 7-1 14-1 21 0 8 0 15 1 24 1 8 4 16 9 22s13 9 25 9c7 0 13-1 18-4 6-3 10-6 13-9s5-6 6-8zM199 203v-14c-4 3-10 7-17 9-6 3-14 5-23 5-22-1-38-7-51-19-12-11-18-27-18-47s7-36 20-48c14-11 31-17 52-17 5-1 11 0 18 2s14 5 21 11v-58c0-5-1-8-3-9-3-2-8-2-17-2v-13l52-3v176c0 6 1 9 3 10 3 1 8 2 17 2v13z">
          <text:p/>
        </draw:path>
        <draw:path draw:style-name="gr3" draw:text-style-name="P2" draw:layer="layout" svg:width="0.328cm" svg:height="0.186cm" svg:x="19.034cm" svg:y="11.582cm" svg:viewBox="0 0 329 187" svg:d="M111 66c0-8 0-15-1-22 0-8-2-14-5-19s-9-9-14-11c-6-2-11-4-18-4s-13 2-19 5c-5 3-9 7-12 12s-4 11-5 19c0 6 0 13 0 20 0 8 0 17 1 25 1 9 5 16 10 22 5 5 13 8 25 9 12-1 21-4 27-9 5-6 8-13 10-22 1-8 1-17 1-25zM148 69c0 12-3 22-9 32-5 10-13 17-24 23s-25 9-42 9c-16 0-29-3-40-9-11-5-19-13-25-23-5-9-8-20-8-32 0-13 3-25 8-36 6-10 14-18 25-24s25-9 40-9c16 0 30 3 41 9s19 14 25 24c6 11 9 23 9 36zM292 67c0-18-4-32-11-41-6-9-15-14-25-14-3 0-8 1-14 3-6 1-13 5-18 11-2 2-4 3-4 4-1 1-1 3-1 6v62c0 2 0 4 1 5 0 1 1 3 2 4 7 8 13 12 19 14s10 2 12 2c6 0 12-2 18-6 6-3 11-9 15-17 4-9 6-19 6-33zM329 67c-1 21-7 37-21 48-13 12-30 18-52 18-6 0-12-1-18-3-6-1-13-5-19-10v54h20v13l-36-1-36 1v-13h19v-146c1-6 0-9-3-10-2-1-8-1-16-1v-14l50-2v14c4-3 9-6 17-9 7-3 16-5 27-5 21 0 37 6 49 18s18 29 19 48z">
          <text:p/>
        </draw:path>
        <draw:path draw:style-name="gr3" draw:text-style-name="P2" draw:layer="layout" svg:width="0.568cm" svg:height="0.204cm" svg:x="20.044cm" svg:y="11.516cm" svg:viewBox="0 0 569 205" svg:d="M152 57c0-6-1-12-2-18-2-6-6-12-12-16-7-4-19-6-34-6h-34v80h33c16 0 28-3 35-7 6-4 11-9 12-16 2-6 2-12 2-17zM236 174c1 2 0 6-2 10-1 5-4 10-9 14s-13 7-23 7c-6 0-13-1-21-2-8 0-15-2-21-6-7-3-12-7-15-11-2-4-4-9-5-14s-1-11-1-18 0-13 0-17-1-8-2-11c-2-3-4-6-7-9-5-5-11-7-16-9-4-1-8-1-10-1h-34v81h31v14c-4 0-9-1-15-1s-13 0-19 0c-7 0-12 0-17 0-4 0-9 0-16 0-6 0-13 0-19 0-7 0-12 1-15 1v-14h31v-171h-31v-14h109c19 0 34 3 47 8 13 4 23 11 30 19 6 8 10 17 10 27 0 9-4 18-12 27-7 8-20 14-36 19 6 2 13 6 19 11s11 13 13 23c0 0 0 2 1 6 0 3 1 7 1 11 1 4 1 7 1 8 1 4 1 9 2 14 2 5 4 9 7 13 2 3 7 5 12 6 5 0 9-2 12-5 4-4 6-9 7-15 0-2 0-4 1-5s3-2 6-2c1 0 3 0 4 1 1 0 2 2 2 5zM405 142c0 10-2 21-6 30-5 10-12 17-21 23-10 7-22 10-38 10-4 0-10 0-16-1-7-1-14-2-21-5-7-2-14-5-21-10l-13 13c-1 1-2 2-3 2 0 1-1 1-3 1s-4-1-4-2c-1-1-1-3-1-6v-54c0-3 0-5 1-6s3-2 6-2 5 1 6 2c0 1 1 2 1 5 1 10 3 20 8 26 5 7 11 12 18 15 8 4 15 6 22 7 8 1 14 1 20 1 10 0 17-2 23-5 5-4 9-8 11-13 2-6 3-10 3-15 0-8-1-13-4-17s-5-7-7-9-4-4-7-5c-2-1-6-2-11-3-4-2-11-3-19-5-10-2-19-4-25-6-7-1-12-4-16-6-5-3-10-6-14-11-3-3-7-8-10-14-4-7-6-15-6-24 0-10 3-20 7-28 5-9 12-16 22-22 9-5 21-8 36-8 7 0 15 1 23 3 9 2 18 6 26 13l13-13c2-1 3-2 3-2 1-1 2-1 3-1 2 0 4 1 4 2 1 1 1 3 1 6v53c0 3 0 5-1 6s-3 2-6 2-5 0-5-1c-1-1-2-3-2-7-3-12-7-22-13-30-6-7-14-12-22-15-8-2-16-4-24-4-10 1-17 2-22 6-6 3-10 7-12 11-2 5-3 9-3 14s2 10 5 15c3 4 6 7 10 10 5 2 9 4 13 5l42 9c8 1 17 5 24 11 8 5 14 12 18 21 5 8 7 18 7 28zM569 202c-4 0-10-1-17-1s-14 0-22 0c-7 0-13 0-18 0s-11 0-18 0c-8 0-15 0-22 0s-13 1-17 1v-14h40v-150c-9 3-17 5-24 5-7 1-11 1-14 1h-6v-13h6c2 0 7 0 13-1s13-2 22-4c8-3 16-6 23-12 1-1 2-1 3-2 1 0 2 0 3 0 4 0 6 1 7 2 1 2 1 4 1 7v167h40z">
          <text:p/>
        </draw:path>
        <draw:path draw:style-name="gr3" draw:text-style-name="P2" draw:layer="layout" svg:width="0.576cm" svg:height="0.204cm" svg:x="23.701cm" svg:y="11.512cm" svg:viewBox="0 0 577 205" svg:d="M151 56c1-5 0-12-1-18-2-6-6-11-13-15-6-4-17-6-32-7h-34v81h33c16-1 27-3 33-7 7-5 11-10 13-16 1-6 2-12 1-18zM237 174c0 2 0 5-2 10-1 5-5 9-10 14-5 4-12 6-22 7-7 0-14-1-21-2-8-1-15-3-23-6-6-3-11-7-14-11s-5-9-5-14c-1-6-1-12-1-19s0-12 0-16c-1-4-1-8-3-11-1-3-3-6-6-9-5-5-10-8-15-9s-8-1-11-1h-33v81h31v13c-4 0-9 0-15 0-7 0-13 0-20 0-6 0-12 0-16 0s-10 0-16 0c-7 0-13 0-20 0-6 0-11 0-15 0v-13h31v-172h-31v-13h110c18 0 33 3 46 7 14 5 23 11 30 19s11 17 11 27-4 19-12 27c-8 9-20 15-38 20 7 2 13 5 21 10 6 6 10 13 13 23 0 1 0 3 1 7 0 3 0 7 1 10 0 4 1 6 1 9 0 4 1 9 2 14s3 9 6 12c3 4 7 6 13 6 5 0 9-1 12-5 4-3 6-8 7-15 0-2 0-3 1-4 0-2 2-2 5-2 2 0 3 0 5 0 1 1 2 3 2 6zM406 142c0 10-2 21-7 30-4 9-11 17-21 23-9 6-22 9-38 10-4 0-9-1-16-1-6-1-13-3-20-5-8-2-15-6-21-10l-13 13c-2 1-2 2-3 2s-2 1-3 1c-2 0-4-1-4-2-1-2-1-4-1-6v-54c0-3 0-5 1-6 1-2 3-2 6-2s5 0 6 1c0 1 1 3 1 5 0 11 3 21 8 27 5 7 11 12 18 15s15 5 22 6c7 2 14 2 19 2 10 0 18-2 23-6 6-3 10-7 12-13 2-5 3-10 3-16s-2-11-4-15c-3-4-5-8-8-10-2-2-4-3-6-4-3-1-6-3-11-4s-11-2-19-4c-11-2-19-4-25-6-7-2-12-4-17-6-4-3-9-6-13-11-4-3-7-8-11-15-3-6-5-14-5-23 0-11 2-20 7-29 5-8 12-15 21-21 10-5 22-8 36-8 8 0 15 1 24 3s17 6 26 13l13-13c1-1 2-2 3-3 1 0 1 0 2 0 3 0 4 0 5 2 1 1 1 3 1 6v53c0 3 0 5-1 6s-3 2-6 2-5-1-6-2-1-3-2-6c-2-13-6-23-12-30-7-7-14-12-22-15s-16-4-24-4c-10 0-17 2-23 5-5 4-9 8-11 12-2 5-3 9-3 13 0 6 2 11 5 15 2 5 6 8 10 10 4 3 9 5 13 5l41 9c9 2 17 6 25 11 7 6 13 13 18 21 4 9 7 18 7 29zM568 201h-124v-5c0-2 0-4 1-6 0-1 1-2 3-4l58-60c20-20 31-40 31-59 0-12-3-21-10-29-6-8-16-12-28-13-5 0-11 1-16 3-5 1-10 4-14 7 2 1 4 2 6 3 3 1 5 4 7 6 2 3 3 7 4 12-1 7-3 13-7 16-5 3-9 5-14 5-3 0-5-1-9-2-3-1-6-3-8-6s-4-8-4-13c0-9 3-17 8-23 6-7 13-12 22-16 10-3 20-5 32-5 14 0 26 2 36 7 11 4 19 10 25 18 6 9 9 18 10 29 0 9-2 17-6 24s-10 13-18 20c-7 6-17 13-28 21-6 5-13 10-20 16s-14 12-21 18h42c2 0 5 0 9 0s8 0 12 0 7-1 9-1c1-1 2-4 3-8 1-3 2-7 3-11 0-3 1-6 1-8h14z">
          <text:p/>
        </draw:path>
        <draw:path draw:style-name="gr3" draw:text-style-name="P2" draw:layer="layout" svg:width="0.613cm" svg:height="0.202cm" svg:x="21.839cm" svg:y="11.517cm" svg:viewBox="0 0 614 203" svg:d="M230 16c-7 0-12 0-15 1-4 0-6 1-7 2s-2 2-2 3l-77 174c-1 3-3 5-5 6s-4 1-6 1c-4 0-7-1-8-2-2-1-3-3-4-5l-79-180h-27v-14c4 0 8 1 14 1s11 0 17 0 11 0 15 0 10 0 16 0c7 0 13 0 19 0 7 0 12-1 16-1v14h-27l61 139 58-132c1-1 1-2 1-4 0-1-2-2-6-2-3-1-7-1-11-1s-7 0-8 0v-14c6 1 12 1 19 1 6 0 13 0 19 0l32-1v14zM319 133c-4 1-9 1-16 2-6 1-13 3-20 5-6 3-12 6-17 11s-7 11-7 18 2 12 7 16c5 5 11 7 19 7 3 0 7 0 12-2 5-1 10-4 15-9 4-4 6-11 7-20zM376 194c0 3 0 5-2 6s-4 1-7 1h-14c-9 0-16-2-21-4-4-3-6-5-7-9-1-3-2-6-1-9-4 6-9 11-16 16s-16 7-27 7c-7 1-15 0-24-2-8-2-16-5-22-10-6-4-10-11-10-20 0-11 4-19 12-25 7-6 16-10 27-13s21-5 31-6c11-1 18-1 24-2v-9c0-24-11-35-32-35-2 0-5 0-9 0s-8 1-12 2c1 0 2 1 4 4 1 2 2 5 3 10-1 7-3 11-6 14-4 3-8 5-13 5-4 0-8-1-12-4-3-3-5-8-5-15 0-8 3-14 9-18 7-4 14-7 22-8 7 0 14-1 20-1 22 1 38 5 48 13s15 20 15 33v62c0 3 1 5 3 7 1 2 7 3 15 3 2 0 4 0 5 1 2 1 2 3 2 6zM427 200l-35 1v-14h20v-160c0-5-1-9-3-10-3-1-8-1-17-1v-14l51-2v187h20v14zM614 201c-5 0-10-1-17-1-8 0-15 0-22 0s-13 0-18 0-12 0-19 0-14 0-21 0c-8 0-13 1-19 1v-14h41v-150c-8 3-16 5-23 5-7 1-12 1-14 1h-7v-13h7c2 0 6 0 13-1 6-1 13-2 21-4 8-3 16-6 24-12 1-1 2-1 3-2 0 0 2 0 3 0 4 0 6 1 7 2 0 2 1 4 1 7v167h40z">
          <text:p/>
        </draw:path>
        <draw:path draw:style-name="gr3" draw:text-style-name="P2" draw:layer="layout" svg:width="0.619cm" svg:height="0.202cm" svg:x="25.603cm" svg:y="11.525cm" svg:viewBox="0 0 620 203" svg:d="M230 16c-7 0-12 0-15 1s-5 1-6 2-2 2-3 3l-76 174c-2 4-3 6-5 7-2 0-4 1-7 0-4 0-6 0-8-1-1-2-2-4-3-6l-81-180h-26v-13c3 0 8 0 14 0 5 0 11 0 17 0s11 0 14 0c5 0 10 0 17 0 6 0 13 0 19 0 7 0 12 0 16 0v13h-28l63 139 58-132c0-1 1-2 1-3 0-2-2-2-6-3-4 0-8-1-12-1s-6 0-7 0v-13c5 0 12 0 18 0 7 0 13 0 19 0h33v13zM319 134c-4 0-9 0-15 1-7 1-13 3-20 5-7 3-13 6-17 11-5 5-7 11-8 19 1 6 3 12 8 16s11 6 19 6c2 1 6 0 12-1 5-2 10-5 14-9 5-5 7-12 7-21zM377 194c0 3-1 5-2 6-2 1-4 1-7 1h-14c-10 0-17-1-21-4-4-2-7-5-8-8-1-4-1-7-1-10-3 6-8 12-15 16-7 5-16 8-28 8-7 0-14-1-23-2-8-2-16-5-22-10-7-5-10-12-10-21 0-10 4-19 12-25 7-6 16-10 27-13s21-5 31-6c10 0 18-1 23-1v-10c0-22-10-35-31-35-2 0-5 0-9 0-4 1-8 1-12 2 0 0 2 2 3 4 2 2 3 7 3 11 0 6-2 11-6 14-3 3-7 4-12 4-4 0-8-1-12-4s-6-7-6-14c1-9 4-15 10-19s13-6 21-7 15-2 21-1c21 0 37 4 48 12 10 9 15 20 15 33v62c0 3 0 6 2 8 2 1 7 2 16 3 2-1 3 0 5 0 1 1 2 3 2 6zM428 200l-35 1v-13h20v-161c0-5-1-8-4-9-2-2-8-2-16-2v-13l51-3v188h20v13zM611 201h-123v-5c0-3 0-5 0-6 1-1 2-2 3-4l58-59c21-20 31-41 31-61 0-11-3-20-9-28-7-8-16-13-29-13-5 0-10 1-15 3-5 1-10 4-14 7 1 1 3 1 6 3 3 1 5 3 7 6s3 7 3 12c0 7-2 12-7 16-4 3-9 5-14 5-2 0-5-1-8-2s-6-3-8-7c-3-3-4-7-4-13 0-8 3-16 8-23 5-6 13-11 22-15s20-5 32-5c13 0 25 2 36 6 10 5 19 11 25 19s9 18 9 29c0 9-2 17-6 25-4 7-10 13-17 20-8 6-17 13-28 21-7 5-13 10-21 16-7 6-14 11-21 17h43c1 0 4 0 9 0 4 0 8 0 12 0 4-1 7-1 8-2 1 0 3-2 4-6 1-3 2-7 2-11 1-4 1-7 2-9h13z">
          <text:p/>
        </draw:path>
        <draw:path draw:style-name="gr3" draw:text-style-name="P2" draw:layer="layout" svg:width="0.657cm" svg:height="0.257cm" svg:x="27.143cm" svg:y="11.513cm" svg:viewBox="0 0 658 258" svg:d="M126 135c0-7 0-15-1-23-2-9-5-16-10-22s-14-9-25-10c-8 0-15 2-22 6-6 3-11 7-16 13v72c1 1 3 4 6 7 3 4 7 7 11 10 5 2 11 4 18 4 5 0 10-1 15-3 6-2 11-6 16-13 3-6 5-12 7-20 1-7 1-14 1-21zM163 135c0 21-7 37-20 49s-32 18-54 18c-8 0-16-1-22-4-5-3-10-5-14-8-3-3-5-5-6-6-4 6-9 11-14 16h-13v-173c0-6-1-9-4-10-2-1-8-2-16-2v-13l51-2v84c3-3 8-6 16-9 7-3 16-5 26-5 21 0 39 6 51 18s19 28 19 47zM303 202v-23c-4 8-9 13-15 16-5 4-10 6-15 6-5 1-8 1-11 1-15 1-27-2-37-7-9-5-15-16-15-31v-67c0-5-1-9-3-10-3-1-8-1-17-1v-14l53-2v98c0 5 0 10 1 14 1 3 3 6 6 7 3 2 9 3 16 3 11 0 19-4 26-12 6-7 9-16 10-28v-55c0-5-1-9-4-10-2-1-8-1-16-1v-14l52-2v105c0 5 1 9 4 10 2 2 8 2 16 2v13zM478 159c0 10-2 19-7 25-4 6-10 10-16 13-7 2-12 4-18 5-6 0-10 0-12 0-3 0-8 0-14-1-7-1-13-4-20-8l-8 5c-2 2-4 3-5 4-1 0-2 0-3 0-3 0-4-1-5-2 0-1-1-3 0-6v-32c-1-4 0-6 0-7 1-1 3-2 7-2 1 0 3 1 4 1s2 1 2 3c1 5 3 9 6 15 3 5 7 10 12 14 6 4 14 6 24 6 2 0 6 0 11-1s10-2 15-6c4-3 6-9 7-16-1-5-3-10-6-13-4-3-9-5-13-6-5-2-10-3-13-3-11-2-20-4-26-6-7-2-13-5-19-10-3-3-6-6-8-10s-3-9-3-14c0-10 2-17 7-22 4-5 10-9 16-11s12-4 18-4c5-1 9-1 12-1 11 0 21 2 29 5 5-2 8-4 10-4 1-1 2-1 3-1 2 0 4 1 4 2 1 1 1 3 1 6v23c0 3 0 6-1 7s-3 1-6 1-5 0-6-1c0-1-1-2-1-5-1-16-12-24-34-24-2 0-5 0-11 1-5 0-9 2-14 5-4 2-7 6-7 12 0 4 2 8 5 10 4 3 8 5 12 6 5 1 9 2 12 3 11 2 20 3 26 5s12 5 17 9c11 8 16 18 16 30zM658 85c-6 0-10 0-13 1-3 0-5 1-6 2s-2 2-2 3l-62 133c-3 5-6 11-11 16-4 5-9 9-15 13-7 3-13 5-21 5-9 0-16-3-22-8-5-5-8-11-9-18 1-6 2-10 6-13 3-3 7-4 11-4 5 0 9 1 12 4 3 4 5 7 5 12-1 5-2 9-4 11s-4 4-6 4c1 1 2 1 3 1 1 1 2 1 4 1 7-1 13-2 17-6 5-4 9-8 12-13s5-10 7-15l7-14-54-115h-18v-13h32 36v13h-15l36 78 33-71 2-3c-1-2-2-2-4-3-2 0-4-1-6-1-3 0-4 0-4 0v-13h26c4 0 8 0 12 0s8 0 11 0z">
          <text:p/>
        </draw:path>
        <draw:path draw:style-name="gr3" draw:text-style-name="P2" draw:layer="layout" svg:width="0.62cm" svg:height="0.203cm" svg:x="17.905cm" svg:y="12.817cm" svg:viewBox="0 0 621 204" svg:d="M243 201c-6-1-13-1-21-1s-15 0-21 0-13 0-20 0c-8 0-15 0-21 1v-9h7c7 0 12-1 16-2 3-1 5-2 6-4 0-2 1-4 1-8v-165h-1l-71 182c0 2-1 3-1 4-1 1-2 2-4 2-2-1-4-3-5-7l-70-179v155c0 3 0 6 1 9s4 6 8 9c4 2 11 3 21 4v9l-34-1-34 1v-9c10-1 17-2 21-4 4-3 7-6 8-9s1-6 1-9v-144c0-3 0-6-1-8s-3-3-6-4-9-1-16-1h-7v-10h49c3 0 5 0 6 1 2 0 3 2 4 5l62 162 63-163c1-2 2-4 3-4 1-1 3-1 7-1h49v10h-7c-8 0-13 0-16 1s-5 2-6 4-1 5-1 8v152c0 4 0 6 1 8s3 4 6 4c3 1 8 2 16 2h7zM371 204v-26c-9 17-22 26-38 26-15 0-25-3-31-8s-10-11-11-18c-2-8-2-15-2-23v-43c0-9 0-15-1-18 0-4-2-7-6-7-3-1-8-2-16-2v-9l43-3v96c0 5 0 10 1 14s3 8 7 10c3 3 9 4 17 4 11 0 19-4 26-13 7-8 10-18 10-31v-51c0-7-1-12-4-14-2-2-10-3-20-3v-9l44-3v102c-1 7 1 12 3 14 3 2 9 3 19 3v9zM461 200l-32 1v-9c9 0 16-1 18-2 3-1 5-5 4-11v-150c1-7 0-11-3-13s-9-3-19-3v-10l41-3v179c0 6 2 10 4 11 3 1 9 2 19 2v9zM621 201c-4-1-8-1-14-1s-12 0-18 0-11 0-15 0-9 0-15 0-12 0-18 0c-5 0-10 0-14 1v-9h10c8 0 14-1 18-2s6-2 7-4 2-5 1-8v-149c-7 3-15 6-22 6-7 1-12 1-15 1v-9c3 0 8 0 13 0 6-1 13-3 20-5 6-3 13-7 19-14 3 0 5 0 6 1 1 2 1 4 1 7v162c0 3 0 6 1 8s3 3 7 4 10 2 18 2h10z">
          <text:p/>
        </draw:path>
        <draw:path draw:style-name="gr3" draw:text-style-name="P2" draw:layer="layout" svg:width="0.628cm" svg:height="0.203cm" svg:x="17.897cm" svg:y="12.156cm" svg:viewBox="0 0 629 204" svg:d="M243 201c-6-1-13-1-21-1-7 0-14 0-20 0s-13 0-21 0-15 0-21 1v-9h7c8 0 13-1 16-1 3-1 5-3 6-5 1-1 1-4 1-8v-166l-71 183c-1 2-1 3-2 4s-2 2-3 2c-3 0-5-2-6-6l-69-181h-1v157c0 2 0 5 1 9 1 3 4 6 8 8s11 4 21 4v9l-34-1-34 1v-9c10 0 17-2 21-4 5-2 7-5 8-8 1-4 1-7 1-9v-145c0-4 0-7-1-9 0-2-2-3-6-4-3 0-8-1-16-1h-7v-9h49c3 0 5 0 7 1 1 1 2 2 3 6l63 162 63-163c1-3 1-4 3-5 1-1 3-1 6-1h49v9h-7c-7 0-13 1-16 1-3 1-5 3-6 5s-1 4-1 8v152c0 4 0 7 1 9s3 3 6 4 9 1 16 1h7zM370 204v-26c-8 18-21 26-37 26-14 0-25-3-31-8s-10-11-11-18-2-15-2-23v-43c0-8 0-14 0-18-1-4-3-6-6-7-4-1-9-1-16-1v-9l42-3v95c0 5 0 10 1 14s4 8 7 11c4 2 10 4 17 4 11-1 19-5 26-13 6-9 9-19 9-32v-51c1-7-1-12-3-14-3-2-9-2-19-2v-9l42-3v102c0 7 1 11 4 13s9 3 19 3v9zM460 200l-32 1v-9c10 0 16 0 19-2 3-1 4-5 4-11v-151c0-7-1-11-4-13s-9-3-19-3v-9l42-3v179c0 6 1 10 4 11 3 2 9 2 18 2v9zM621 201h-107c0-3 0-6 0-7 1-1 1-2 3-4l55-61c9-9 16-19 21-30 6-11 9-23 10-35 0-8-2-16-5-23-2-7-7-13-12-17-6-4-13-7-22-7s-16 3-23 8-12 12-16 21c1 0 2 0 4 0 5 0 9 2 11 5 3 3 4 6 4 10 0 7-2 11-6 13-3 2-6 4-9 3 0 1-2 0-4 0-3-1-5-2-7-5-3-2-4-6-4-12 0-8 2-17 6-25 5-8 11-14 19-19s18-8 29-8c18 0 32 5 43 16 12 10 17 23 18 40 0 10-2 19-6 27-5 8-11 16-20 25s-22 20-36 33l-31 30h52c2 0 5 0 9 0 4-1 8-1 12-1 3 0 5-1 6-2 2-2 3-6 4-11s2-10 3-14h7z">
          <text:p/>
        </draw:path>
        <draw:path draw:style-name="gr3" draw:text-style-name="P2" draw:layer="layout" svg:width="8.235cm" svg:height="1.893cm" svg:x="18.817cm" svg:y="11.31cm" svg:viewBox="0 0 8236 1894" svg:d="M30 0v1885h-30v-1885zM873 9v1885h-30v-1885zM2351 17v1860h-30v-1860zM4430 17v1860h-30v-1860zM6098 17v1860h-30v-1860zM8236 9v1868h-30v-1868z">
          <text:p/>
        </draw:path>
        <draw:path draw:style-name="gr3" draw:text-style-name="P2" draw:layer="layout" svg:width="2.473cm" svg:height="0.209cm" svg:x="25.559cm" svg:y="9.727cm" svg:viewBox="0 0 2474 210" svg:d="M136 58c0-13-4-23-10-29s-13-10-22-12c-9-1-18-2-26-2-4 0-7 1-10 1s-6 0-7 0c-4 0-5 2-6 3-1 2-1 5-1 8v75h32c14-1 25-3 32-7 7-5 12-10 14-17 3-6 4-13 4-20zM200 178c0 3 0 7-2 12-1 5-4 9-8 14-4 4-9 6-17 6-4 1-10 0-17-2-7-1-13-5-19-11-6-5-9-11-10-17-2-7-2-15-2-24s0-17-1-22c-2-6-5-11-10-16s-10-8-15-9-9-1-12-1h-33v73c0 3 0 6 1 8s3 3 6 4 9 1 16 1h7v10c-4 0-8 0-13 0-5-1-10-1-16-1-5 0-9 0-13 0s-9 0-14 0-10 0-15 1c-5 0-10 0-13 0v-10h7c7 0 12 0 16-1 3-1 5-2 6-4 0-2 1-5 0-8v-152c1-3 0-6 0-8-1-2-3-4-6-4-4-1-9-2-16-2h-7v-8h90c14 0 27 2 38 7 12 5 21 11 27 19 7 7 10 16 10 25 0 12-5 21-14 30-10 8-22 14-36 17 8 3 15 7 22 12 6 6 10 13 13 22l4 23c2 13 4 23 6 31 3 7 8 11 14 11 4 0 8-1 12-6 4-4 6-10 7-20 0-2 0-3 1-4 0-1 1-1 3-1 1 0 3 1 3 2s0 2 0 3zM303 131c0-3 0-8-1-13 0-5-2-11-4-17-2-5-5-10-10-14-4-4-10-6-17-6-4-1-8 0-14 3-5 2-10 7-14 15-5 7-7 17-8 32zM322 169c0 2-1 6-4 12-4 6-9 12-16 17-7 6-16 9-28 9-11 0-21-3-31-9s-17-14-23-24-9-21-9-34c0-12 3-23 8-33s12-18 21-24 19-9 31-9 21 3 29 9c8 5 13 12 17 20 3 9 5 18 5 28 0 2 0 4-1 5s-3 1-6 1h-80c0 5 0 12 1 20s3 16 7 23c4 5 8 10 14 13 5 4 12 6 19 6 1 0 4 0 9-1s10-4 16-8c5-4 10-11 14-21 0-2 1-3 4-4 0 0 1 1 2 1 1 1 1 2 1 3zM437 166c0 11-3 20-11 28-7 9-20 13-36 13-4 1-8 0-14-1-5-2-12-6-18-12-3 3-4 4-5 5 0 1-1 1-1 3-2 2-4 4-5 5-1 0-1 1-2 0-2 0-2 0-3-1 0-1 0-3 0-7v-38c0-2 0-4 0-5 1-1 2-2 4-2 1 0 2 1 2 1 1 1 1 2 2 4 2 13 6 22 13 30 6 7 15 11 27 11 11 0 20-3 25-8 6-5 8-11 8-18s-2-12-6-16-10-6-14-8c-5-1-8-2-11-3-10-2-17-3-23-5-5-2-10-4-15-8-8-6-12-14-12-24 0-6 1-11 4-17 3-5 8-10 14-13 7-4 16-6 28-6 2 0 6 0 11 1s11 3 17 7c1 0 1-1 2-2s2-2 3-2c2-2 3-3 4-3 0-1 1-1 2-1s2 1 2 2c1 1 1 3 1 5v29c0 3 0 5-1 6 0 1-1 1-3 1 0 0-1 0-2 0-1-1-1-1-1-3 0-3-1-7-2-12-2-6-5-11-10-15-5-5-13-7-23-7-12 0-21 2-25 7-5 4-8 9-7 15 0 5 2 9 5 12 4 4 8 6 14 7 5 2 10 3 16 4s12 3 17 4c7 2 12 6 17 10 2 2 4 5 7 9 3 5 5 11 5 18zM549 131c0-3 0-8-1-13s-2-11-4-17c-2-5-6-10-10-14s-10-6-18-6c-3-1-7 0-13 3-5 2-10 7-14 15-5 7-8 17-8 32zM568 169c0 2-2 6-5 12s-8 12-15 17c-7 6-16 9-28 9-11 0-22-3-31-9-10-6-18-14-23-24-6-10-9-21-9-34 0-12 2-23 8-33 5-10 12-18 21-24s19-9 30-9c12 0 22 3 30 9 7 5 13 12 17 20 3 9 5 18 5 28 0 2 0 4-1 5s-3 1-6 1h-81c0 5 1 12 1 20 1 8 4 16 8 23 3 5 8 10 13 13 6 4 12 6 20 6 1 0 4 0 9-1s10-4 16-8c5-4 10-11 13-21 1-2 2-3 4-4 1 0 2 1 3 1 1 1 1 2 1 3zM680 93c0 5-2 8-4 10-3 2-6 3-8 3-4 0-7-1-9-3s-4-5-4-9 1-7 3-8c2-2 3-3 4-3-1-1-2-1-3-1-8 0-14 3-19 8s-9 12-11 20c-3 8-4 17-4 26v45c-1 3 0 6 1 8 0 2 2 3 5 4 4 1 9 1 16 1h6v10c-6 0-12 0-19-1-6 0-12 0-18 0l-33 1v-10c10 0 16 0 19-1 3-2 4-6 4-12v-77c0-7-1-11-4-13s-9-3-19-3v-9l40-3v32c2-5 4-9 7-14 2-5 6-9 11-13 5-3 11-5 18-5 6 0 11 2 15 5 4 4 6 8 6 12zM837 88c-10 1-16 3-20 7-4 5-6 9-7 12l-38 95c0 1-1 3-2 4s-2 1-4 1c-1 0-3 0-3-1-1-1-2-2-3-4l-41-103c-1-3-3-5-4-7-1-1-3-3-6-3-3-1-7-1-13-1v-9c4 0 9 0 14 1 5 0 10 0 14 0l31-1v9c-3 0-6 0-10 1s-6 3-6 6c-1 0 0 2 1 5l33 81 29-74c1-1 1-2 1-3 1-1 1-2 1-4s-1-5-3-8c-2-2-6-4-11-4v-9l25 1c3 0 7 0 11 0 4-1 7-1 11-1zM917 134c-16 1-28 4-37 8-9 5-15 10-18 16-4 6-5 12-5 18 0 7 3 13 8 17 5 5 11 7 18 7 4 0 9-1 14-4 5-2 10-6 14-11 3-6 5-13 6-22zM965 178c-1 7-2 13-5 17s-6 8-10 9-7 2-9 2c-7 0-12-3-16-9-4-4-6-10-6-16-3 7-8 13-14 18-6 6-15 8-24 8-6 0-13-1-20-2-7-2-13-6-18-11-5-4-8-11-8-18s2-13 6-20c5-7 12-13 23-18 9-4 18-7 27-8 10-1 18-2 26-2v-11c-1-8-2-15-5-20-3-6-7-10-12-13-4-2-9-3-14-3s-10 0-16 2-11 6-15 11c6 0 10 2 12 5s3 6 3 8c0 4-2 7-4 10-2 2-6 3-10 3-3 0-7-1-9-3-3-3-4-6-4-10 1-10 5-18 13-24s19-9 31-9c7 0 13 1 20 4 7 2 13 6 19 12 5 5 8 11 9 17 1 5 2 11 1 17v58c0 0 1 2 1 4 1 2 2 4 3 7 2 2 4 3 7 3 2 0 4-1 6-3 3-2 4-7 4-15v-17h8zM1065 167c0 7-1 13-3 19s-5 10-9 14c-4 5-10 7-16 7-4 1-9 0-15-2-5-1-11-6-15-12-5-5-7-14-7-26v-79h-25v-6c9-1 17-4 22-10 6-6 9-13 12-21 2-9 3-17 3-25h7v53h42v9h-42v80c0 2 0 5 1 10s2 10 5 14 7 7 14 7c5 0 10-3 13-8 4-5 6-13 6-24v-16h7zM1137 29c0 4-1 8-4 11s-6 4-11 5c-5-1-8-2-11-5s-4-7-5-11c0-4 2-7 4-10 3-3 7-5 12-5 4 0 8 2 11 5s4 6 4 10zM1153 204c-10 0-20-1-30-1l-32 1v-10c10 0 16 0 19-1 3-2 4-6 4-12v-77c0-7-1-11-4-13s-8-3-17-3v-9l40-3v106c-1 5 0 8 3 10 2 2 8 2 17 2zM1274 139c0-6 0-12-1-19 0-8-3-14-6-21-4-6-9-11-15-14-5-3-11-4-18-4-6 0-12 1-18 4s-11 8-15 15c-3 6-5 13-6 20 0 7-1 13-1 19s1 12 1 20c1 7 3 14 7 21 4 6 9 11 14 14 6 4 12 5 18 5 8 0 14-2 20-6 6-3 11-9 14-15 3-7 5-13 5-20 1-7 1-13 1-19zM1298 142c0 12-3 23-9 33-6 9-13 17-23 23-9 6-20 9-32 9-11 0-22-3-31-9-10-6-18-14-23-23-6-10-9-21-9-33 0-13 3-24 8-34 6-10 13-18 23-24 9-6 20-10 32-10s23 4 32 10c10 6 18 14 23 24 6 10 9 21 9 34zM1428 203l-32 1v-10c9 0 15 0 18-1 3-2 4-6 4-12v-67c0-8-1-16-4-22s-8-9-17-10c-7 0-13 2-18 6-6 3-11 8-15 15s-6 15-6 25v53c0 6 1 10 4 12 3 1 9 1 18 1v10l-32-1-32 1v-10c9 0 15 0 18-1 3-2 4-6 4-12v-77c0-7-1-11-4-13-2-2-9-3-18-3v-9l40-3v30c4-9 10-16 17-22 7-5 15-8 26-8 8 0 15 1 20 4 5 2 8 4 10 7 4 4 7 10 8 16s1 16 1 28v55c0 4 2 6 6 7 3 1 9 1 16 1v10zM1709 150c0 10-2 20-7 29s-11 17-20 23c-8 5-18 8-30 8s-23-2-32-6c-9-5-16-9-21-15-4 8-7 13-8 15-2 2-2 3-2 3-1 1-2 2-2 3-1 0-1 0-2 0-2 0-3 0-3-1s0-3 0-5v-59c0-2 0-4 0-5 1-2 2-2 3-2s2 0 2 0c1 1 2 1 2 3 0 5 1 12 3 20s7 16 15 24c5 5 10 8 16 10s12 4 17 5c5 0 9 2 12 2 8-2 15-4 21-8s10-9 13-15 5-13 5-20c0-9-3-18-9-26-4-5-8-9-13-11-4-2-8-3-12-4-10-2-18-4-25-6s-11-3-13-3c-11-4-20-11-27-21-7-9-10-20-10-32 0-10 2-20 7-28s12-15 20-20 18-8 29-8c12 1 22 3 29 7 7 5 13 9 17 13l10-16c1-2 2-3 2-3 1-1 1-1 2-1 2 0 3 1 3 2s0 3 0 5v58c0 3 0 4 0 5-1 1-2 2-3 2-2 0-3 0-3-1-1-1-1-2-1-3 0-3-1-8-3-14-1-7-4-13-7-20-4-7-10-13-17-18s-17-8-29-8c-11 1-20 4-27 12-7 7-11 16-11 26 0 9 3 16 8 23s12 11 21 14l37 8c12 4 23 10 31 21 8 10 12 23 12 38zM1822 167c0 7-1 13-3 19-1 6-5 10-9 14-4 5-9 7-16 7-4 1-9 0-14-2-6-1-12-6-16-12-5-5-7-14-7-26v-79h-25v-6c10-1 17-4 22-10 6-6 10-13 12-21 2-9 3-17 3-25h8v53h41v9h-41v80c-1 2 0 5 0 10 1 5 3 10 5 14 3 4 7 7 14 7 5 0 10-3 13-8 4-5 6-13 6-24v-16h7zM1927 134c-16 1-28 4-36 8-9 5-15 10-19 16-3 6-5 12-4 18 0 7 2 13 7 17 5 5 11 7 18 7 5 0 10-1 15-4 5-2 9-6 13-11 4-6 6-13 6-22zM1975 178c0 7-2 13-5 17s-6 8-10 9c-3 1-6 2-8 2-7 0-12-3-16-9-4-4-6-10-7-16-3 7-7 13-14 18-6 6-14 8-24 8-6 0-13-1-20-2-7-2-13-6-18-11-5-4-7-11-8-18 0-7 2-13 7-20 4-7 12-13 22-18 9-4 19-7 28-8s18-2 25-2v-11c0-8-2-15-5-20-3-6-7-10-11-13-5-2-10-3-14-3-5 0-11 0-17 2-5 2-10 6-15 11 7 0 11 2 13 5s2 6 2 8c0 4-1 7-3 10-3 2-6 3-10 3s-7-1-10-3c-2-3-3-6-3-10 0-10 4-18 13-24 8-6 18-9 30-9 7 0 14 1 21 4 7 2 13 6 19 12 5 5 8 11 9 17 1 5 1 11 1 17v58c0 0 0 2 1 4 0 2 1 4 3 7 1 2 4 3 7 3 1 0 3-1 6-3 2-2 4-7 4-15v-17h7zM2076 167c0 7-1 13-3 19s-5 10-9 14c-5 5-10 7-17 7-3 1-8 0-14-2-6-1-11-6-16-12-4-5-7-14-7-26v-79h-24v-6c9-1 16-4 22-10 5-6 9-13 11-21 3-9 4-17 4-25h7v53h41v9h-41v80c0 2 0 5 1 10 0 5 2 10 5 14 2 4 7 7 13 7s10-3 14-8c3-5 5-13 5-24v-16h8zM2151 29c0 4-2 8-5 11-2 3-6 4-11 5-4-1-8-2-11-5s-4-7-4-11 1-7 4-10c2-3 6-5 11-5s8 2 11 5 5 6 5 10zM2166 204c-9 0-19-1-30-1l-31 1v-10c9 0 15 0 18-1 3-2 4-6 4-12v-77c0-7-1-11-4-13-2-2-8-3-17-3v-9l40-3v106c0 5 1 8 3 10s8 2 17 2zM2288 139c0-6-1-12-1-19-1-8-3-14-7-21-4-6-9-11-14-14-6-3-12-4-18-4s-12 1-18 4-11 8-15 15c-4 6-6 13-6 20-1 7-1 13-1 19s0 12 1 20c0 7 3 14 6 21 4 6 9 11 15 14 5 4 11 5 18 5s14-2 20-6c5-3 10-9 13-15 3-7 5-13 6-20s1-13 1-19zM2311 142c0 12-3 23-8 33-6 9-14 17-24 23-9 6-20 9-31 9-12 0-22-3-32-9-9-6-17-14-23-23-6-10-9-21-9-33 0-13 3-24 9-34 5-10 13-18 22-24 10-6 21-10 33-10s22 4 32 10c9 6 17 14 23 24 5 10 8 21 8 34zM2442 203l-33 1v-10c9 0 16 0 18-1 3-2 5-6 4-12v-67c1-8-1-16-3-22-3-6-9-9-18-10-6 0-12 2-18 6-6 3-11 8-15 15-3 7-5 15-6 25v53c0 6 1 10 4 12 3 1 9 1 19 1v10l-32-1-33 1v-10c9 0 16 0 18-1 3-2 5-6 4-12v-77c1-7 0-11-3-13s-9-3-19-3v-9l41-3v30c4-9 9-16 16-22 7-5 16-8 26-8 8 0 15 1 20 4 5 2 9 4 10 7 5 4 7 10 8 16s2 16 1 28v55c1 4 2 6 6 7s9 1 17 1v10z">
          <text:p/>
        </draw:path>
        <draw:path draw:style-name="gr3" draw:text-style-name="P2" draw:layer="layout" svg:width="2.058cm" svg:height="0.259cm" svg:x="25.764cm" svg:y="10.091cm" svg:viewBox="0 0 2059 260" svg:d="M104 140c0-5 0-12-1-19s-3-14-6-22c-4-6-9-10-15-14-5-3-11-4-18-4-6 0-12 1-18 4-6 4-11 8-15 16-3 7-5 13-6 20s-1 14-1 19c0 6 0 12 1 20 1 7 3 14 6 21 4 7 9 11 15 15 6 3 12 4 18 4 8 0 14-2 20-5 6-4 10-9 14-16 3-7 5-13 5-20 1-7 1-13 1-19zM128 143c0 12-3 23-9 33-6 9-13 17-23 23-10 5-20 8-32 8-11 0-22-3-31-8-10-6-18-13-24-23-5-10-8-21-9-33 1-12 3-23 9-34s13-19 23-25c9-6 20-9 32-10 12 1 23 4 32 10 10 6 17 14 23 25 6 10 9 21 9 34zM239 21c0 3-1 6-3 8-2 3-5 4-10 4-3 0-6-1-9-4-2-2-3-5-3-8 0-4 1-7 3-9 2-1 4-3 6-3-3-1-5-2-6-2-2 0-3 0-4 0-7 0-13 3-18 10s-8 16-8 29v33h33v9h-33v94c0 3 1 6 1 8 1 2 3 3 6 4s8 1 15 1h6v9c-5 0-11 0-18 0-6 0-12-1-18-1l-33 1v-9c9 1 16 0 18-1 3-2 5-5 4-12v-94h-22v-9h22v-33c1-10 3-19 8-25 4-7 10-12 17-16 6-3 13-5 20-5 8 1 14 3 19 6 4 4 7 9 7 15zM492 72c-2-13-4-24-7-32s-8-14-16-18c-7-4-18-6-32-6h-35c-6 0-10 1-12 3-1 1-2 4-2 9v74h25c9 0 16-1 20-4s7-6 9-11c1-5 2-12 1-20h8v77h-8c1-8 0-14-1-19-2-5-5-9-9-11s-11-3-20-3h-25v71c0 3 0 6 1 8s3 3 7 4 10 1 20 1h9v9c-4 0-8 0-15 0-6 0-12-1-18-1s-11 0-15 0-9 0-14 0c-6 0-11 1-17 1-5 0-10 0-13 0v-9h7c7 0 12 0 16-1 3-1 5-2 6-4 0-2 1-5 1-8v-152c0-3-1-6-1-8-1-2-3-4-6-4-4-1-9-2-16-2h-7v-8h158l8 64zM658 60c0-5-1-11-2-18s-5-13-12-18c-6-5-17-8-32-8h-26c-6-1-10 0-12 2-1 1-2 5-2 9v79h40c15-1 26-3 32-10 7-5 11-11 12-18s2-13 2-18zM687 60c0 10-3 19-9 27-6 7-14 15-24 19-10 5-21 7-32 7h-49v69c0 3 0 6 1 8s3 3 6 4 8 1 16 1h7v9c-4 0-8 0-13 0-6 0-11-1-16-1-6 0-10 0-14 0s-8 0-14 0c-5 0-10 1-15 1-6 0-10 0-13 0v-9h7c7 0 12 0 15-1 4-1 6-2 7-4 0-2 1-5 0-8v-153c1-3 0-6 0-8-1-2-3-3-7-4-3-1-8-1-15-1h-7v-9h101c14 0 25 2 35 7 11 5 19 12 24 20 6 8 9 17 9 26zM1057 204c-6 0-12 0-20 0s-15-1-21-1-13 1-21 1-15 0-20 0v-9h7c7 0 12 0 15-1 4-1 6-2 6-4 1-2 1-5 1-8v-166l-71 183c0 1-1 3-2 4 0 1-2 1-3 1-3 0-5-2-6-6l-69-180v156c-1 3 0 6 1 9s3 6 7 9c4 2 11 3 21 3v9l-33-1-34 1v-9c10 0 17-1 21-3 4-3 6-6 7-9s2-6 1-9v-145c1-3 0-6 0-8-1-2-3-3-6-4-4-1-9-1-16-1h-7v-9h48c4 0 6 0 7 0 1 1 2 3 4 6l62 162 63-163c1-2 2-4 3-5 1 0 3 0 7 0h48v9h-7c-7 0-12 0-16 1-3 1-5 2-6 4 0 2-1 5 0 8v153c-1 3 0 6 0 8 1 2 3 3 6 4 4 1 9 1 16 1h7zM1182 207v-25c-9 17-21 26-38 25-14 0-24-2-30-7s-10-11-12-19c-1-7-1-14-1-22v-43c0-9 0-15-1-20-1-3-3-6-6-7s-8-1-16-1v-9l43-3v97c-1 5 0 9 1 14 1 4 3 7 7 10 3 3 9 4 17 4 10 0 19-5 25-13s10-19 10-31v-52c0-8-1-12-4-14s-9-3-19-3v-9l43-3v103c-1 7 0 12 3 14s9 3 19 2v9zM1269 203l-32 1v-9c9 1 15 0 18-1 3-2 5-5 4-12v-150c1-7 0-12-3-14s-9-3-19-2v-9l41-3v178c0 7 1 10 4 12 3 1 9 2 19 1v9zM1404 169c0 6-1 12-3 18s-5 11-10 14c-4 4-9 6-16 6-4 1-8 0-14-2-6-1-11-5-16-10-4-6-7-15-7-26v-81h-25v-6c10-1 17-4 23-10 5-6 9-13 11-21s4-17 4-25h7v53h41v9h-41v81c0 2 0 6 1 10 0 5 2 10 5 14 2 5 7 7 13 7 5 0 10-2 14-8 3-5 5-13 5-24v-16h8zM1478 29c0 4-1 8-4 11-2 3-6 5-11 5s-8-2-11-5-4-7-4-11c0-3 1-7 4-10 2-3 6-5 11-5s8 2 11 5 4 6 4 10zM1494 204c-10 0-20 0-30-1l-31 1v-9c9 1 15 0 18-1 3-2 4-5 4-12v-77c0-8-1-12-4-14-2-2-8-3-17-3v-9l40-3v107c0 5 1 9 3 10 2 2 8 3 17 2zM1630 142c-1-17-4-30-12-41-7-12-16-17-27-18-7 0-14 2-21 6-6 4-12 10-16 18v65c0 2 0 4 1 5 0 2 1 4 3 7 4 6 9 10 14 13s11 4 16 4c8 0 14-2 21-7 6-5 11-12 15-21s6-19 6-31zM1654 142c0 13-3 24-9 34-6 9-14 17-24 23-9 5-20 8-31 8-8 0-14-1-19-4-5-2-9-5-12-8s-4-6-5-8v3 48c0 6 1 10 4 12 3 1 9 1 19 1v9l-33-1-32 1v-9c9 0 15 0 18-1 3-2 4-6 4-12v-134c1-8-1-12-3-13-3-2-9-3-19-3v-9l41-3v19c2-2 5-5 8-8 4-3 8-5 13-7 6-3 12-4 20-4 11 0 20 3 30 9 9 6 16 13 21 24 6 10 9 21 9 33zM1706 203l-32 1v-9c10 1 16 0 19-1 3-2 4-5 4-12v-150c0-7-1-12-4-14-2-2-9-3-19-2v-9l42-3v178c0 7 1 10 4 12 3 1 9 2 18 1v9zM1801 29c0 4-1 8-4 11s-7 5-12 5c-4 0-8-2-10-5-3-3-5-7-5-11 0-3 1-7 4-10s7-5 12-5c4 0 8 2 11 5 2 3 4 6 4 10zM1817 204c-10 0-20 0-30-1l-32 1v-9c9 1 16 0 19-1 2-2 4-5 4-12v-77c0-8-2-12-4-14-3-2-9-3-18-3v-9l41-3v107c-1 5 0 9 2 10 3 2 8 3 18 2zM1927 132c0-3-1-8-1-13-1-5-2-11-5-16-2-7-5-12-9-16-5-4-11-6-18-6-3 0-8 1-13 3-5 3-10 7-15 15-4 8-7 19-8 33zM1946 170c0 2-2 6-5 12s-8 12-15 17-17 8-28 8c-12 0-22-3-32-8-9-6-17-14-23-24-6-9-9-21-9-34 0-12 3-23 8-33 6-11 13-19 22-25 9-5 19-8 30-9 12 1 22 3 29 9 8 5 14 12 17 22 4 8 6 17 6 27 0 3-1 4-1 5-1 1-3 1-7 1h-80c0 5 0 12 1 20s4 16 8 23c3 5 7 10 13 14 6 3 12 5 19 5 1 0 4 0 9-1s11-3 16-7c6-5 11-12 14-21 0-3 2-4 4-4 1 0 2 0 2 0 1 1 2 2 2 3zM2059 94c-1 4-2 9-5 10-2 2-5 3-8 3s-6-1-8-3c-3-2-4-6-4-10s1-6 3-8 3-3 4-3c-1 0-2-1-4-1-7 1-13 3-18 8s-9 13-13 21c-2 8-4 17-4 27v44c0 3 0 6 1 8s3 3 7 4c3 1 8 1 15 1h6v9c-5 0-12 0-18 0-7 0-13-1-19-1l-33 1v-9c9 1 15 0 18-1 3-2 5-5 4-12v-77c1-8 0-12-3-14s-9-3-19-3v-9l40-3v33c1-4 3-10 7-15 3-5 7-9 12-12 5-4 10-6 17-6s12 2 16 5c3 4 5 8 6 13z">
          <text:p/>
        </draw:path>
        <draw:path draw:style-name="gr3" draw:text-style-name="P2" draw:layer="layout" svg:width="1.689cm" svg:height="0.204cm" svg:x="19.212cm" svg:y="4.425cm" svg:viewBox="0 0 1690 205" svg:d="M55 26c0 6-3 12-7 16s-9 6-16 6c-6 0-11-2-15-6-5-4-7-10-7-16s2-12 7-16c4-4 9-6 15-7 7 1 12 3 16 7s7 10 7 16zM35 201l-35 1v-14h20v-90c0-5-1-8-3-10-3-1-8-1-16-1v-14l50-2v117h18v14zM199 99c-3-4-8-8-14-12-5-3-12-5-20-6-5 0-10 1-16 3s-11 7-15 12c-4 6-6 13-7 20s-1 14-1 21c0 8 1 16 2 24 1 9 4 16 9 22s13 10 24 10c8 0 14-2 19-4 5-3 9-6 12-9 4-3 6-6 7-8zM199 203v-14c-5 4-10 7-17 10s-15 4-23 4c-22 0-39-6-51-18s-18-28-19-48c1-20 8-37 21-48 13-12 30-18 52-18 4 0 10 1 17 2 7 2 14 6 22 11v-56c0-5-1-9-4-10-2-1-8-1-16-1v-14l52-2v176c-1 5 1 9 3 10s8 1 17 1v14zM1437 57c0-6-1-12-2-18-2-7-6-12-12-16-7-4-18-6-33-6h-34v80h33c16 0 27-3 34-7 6-4 10-10 12-16 1-6 2-12 2-17zM1521 174c0 2 0 6-2 10-1 5-5 10-10 14s-12 6-22 7c-6 0-13-1-21-2s-15-3-22-6c-6-3-11-7-14-11s-4-9-5-14-1-11-1-18c0-6 0-13 0-17s-1-8-2-11c-2-3-4-6-7-9-5-5-10-8-15-9s-8-1-11-1h-33v81h31v14c-4-1-9-1-15-1s-13 0-20 0c-6 0-12 0-16 0s-9 0-16 0c-6 0-13 0-19 0-7 0-12 0-16 1v-14h32v-171h-32v-14h110c18 0 33 3 46 8 13 4 23 11 29 19 7 8 11 17 11 26 0 10-4 19-12 27-8 9-20 15-36 20 6 2 13 6 19 11s11 12 13 22c0 1 0 3 1 8 0 3 1 7 1 10 0 4 1 7 1 8 0 4 1 9 2 14s3 9 6 13c3 3 8 5 13 5s9-1 12-4c4-4 6-9 7-15 0-2 0-4 1-5s2-2 5-2c2 0 3 0 5 1 1 0 2 2 2 5zM1690 142c0 11-2 21-7 30-4 9-11 17-20 23-10 6-23 10-38 10-4 0-10-1-16-1-7-1-14-2-21-5-8-2-14-5-21-10l-13 13c-1 1-2 2-3 2-1 1-2 1-3 1-2 0-4-1-4-2-1-2-1-4-1-6v-53c0-4 0-6 1-7s3-2 6-2 5 1 6 1c0 1 1 3 1 6 0 11 3 20 8 26 5 7 11 12 18 15 8 3 15 6 22 7 8 1 14 1 20 1 10 0 17-2 23-5 5-4 9-8 11-13 2-6 3-11 3-15 0-7-2-12-4-17-3-4-5-7-7-9s-5-4-7-5c-3-1-6-2-11-3-4-2-11-3-19-5-10-2-19-4-25-6-7-2-12-4-17-6-4-3-9-6-13-11-4-3-7-8-10-14-4-7-6-15-6-24 0-10 3-20 7-28 5-9 12-16 22-22 9-5 21-8 36-8 7 0 15 1 23 3 9 2 17 6 26 13l13-13c1-1 2-2 3-2 1-1 2-1 3-1 2 0 4 1 4 2 1 1 1 3 1 6v53c0 3 0 5-1 6s-3 2-6 2-5 0-6-1c0-1-1-3-1-7-3-13-7-23-13-30-7-7-14-12-22-15s-16-4-24-4c-10 1-17 2-23 6-5 3-9 7-11 11-2 5-3 9-3 14s2 10 5 15c3 4 6 7 10 10 5 2 9 4 13 5l41 8c9 2 17 6 25 12 7 5 13 12 18 20 4 9 7 18 7 29z">
          <text:p/>
        </draw:path>
        <draw:path draw:style-name="gr3" draw:text-style-name="P2" draw:layer="layout" svg:width="0.794cm" svg:height="0.202cm" svg:x="23.084cm" svg:y="4.417cm" svg:viewBox="0 0 795 203" svg:d="M229 16c-7 0-12 0-15 1s-5 1-6 2c-2 1-2 2-3 3l-76 174c-2 4-3 6-5 6-2 1-4 2-7 1-4 0-6 0-8-2-1-1-2-3-3-5l-80-180h-26v-13c3 0 8 0 13 0 6 0 12 0 18 0s10 0 14 0c5 0 10 0 17 0 6 0 13 0 19 0s11 0 15 0v13h-27l61 139 59-132c0-1 1-2 1-3 0-2-2-2-6-3-4 0-8-1-12-1s-6 0-8 0v-13c6 0 12 0 19 0s13 0 19 0h33v13zM318 134c-4 0-9 0-15 1-7 1-13 3-20 5-7 3-13 6-17 11-5 5-7 11-8 19 1 6 3 12 8 16s11 6 19 6c2 1 6 0 11-1 6-2 11-5 15-10 5-4 7-11 7-20zM377 194c0 3-1 5-2 6-2 1-4 1-7 1h-14c-10 0-18-1-22-4-4-2-7-5-8-8-1-4-1-7-1-10-3 6-8 12-15 16-7 5-16 8-28 8-7 0-14-1-23-3-9-1-16-5-22-9-7-5-10-12-10-21 0-10 4-19 11-25 8-6 17-10 28-13s21-6 31-7 18-1 23-1v-10c0-22-10-34-31-34-2 0-5 0-9 0-4 1-8 1-12 2 0 0 2 2 3 4 2 2 3 6 3 10 0 6-2 11-6 14-3 3-7 4-12 4-4 0-8-1-12-4s-6-8-6-14c1-8 4-14 10-18s13-6 21-7 15-2 21-1c21 0 37 4 47 12 12 8 17 19 17 32v63c0 3 0 6 2 7 2 2 7 3 16 3 1 0 3 1 5 1 1 1 2 3 2 6zM428 200l-35 1v-14h19v-160c1-5 0-8-3-9-2-2-8-2-16-2v-13l51-3v187h19v14zM597 203v-23c-4 8-9 13-15 16-5 3-10 5-15 6s-8 1-11 1c-15 0-27-2-37-7s-15-15-15-30v-68c0-6-1-9-3-10-3-1-8-2-17-2v-13l53-3v100c0 5 0 9 1 12 1 4 3 6 6 8s9 2 16 2c11 0 19-3 26-10 6-7 9-17 10-28v-56c0-6-1-9-4-10-2-1-8-2-16-2v-13l52-3v106c0 6 1 9 4 10 2 1 8 2 16 1v14zM767 129c0-4 0-8 0-13-1-5-2-10-4-16-2-5-6-10-11-14-4-4-11-6-19-6-5 0-9 1-14 3s-10 6-13 12c-3 5-5 10-6 16-1 5-1 11-1 18zM795 167c0 2-2 6-5 12-4 5-10 11-18 16s-20 7-35 8c-23-1-42-7-55-19s-20-28-20-48c0-13 3-24 8-34s13-17 24-23 24-9 39-9c20 0 35 5 46 15 4 5 8 10 10 16 3 6 4 11 5 16 0 5 1 9 1 13s-1 6-3 7c-1 1-3 1-6 1h-87c-1 5 0 12 1 20 1 9 5 16 11 23 6 6 15 10 29 10 9 0 18-2 25-6s12-10 16-17c0-2 1-4 2-5 1 0 3-1 5-1 1 0 2 0 4 1 2 0 3 2 3 4z">
          <text:p/>
        </draw:path>
        <draw:path draw:style-name="gr3" draw:text-style-name="P2" draw:layer="layout" svg:width="0.313cm" svg:height="0.202cm" svg:x="19.187cm" svg:y="5.099cm" svg:viewBox="0 0 314 203" svg:d="M160 65c-2-14-4-25-7-33s-8-14-16-18c-7-4-18-5-32-5h-35c-6-1-10 0-12 2-1 1-2 4-2 9v74h25c9 0 16-1 20-3 4-3 7-6 9-11 1-5 2-12 1-20h8v77h-8c1-9 0-15-1-20-2-5-5-9-9-11s-11-3-20-3h-25v71c0 3 0 6 1 8s3 3 7 4 10 1 19 1h10v9c-4 0-9 0-15 0s-12 0-18 0-11 0-15 0-9 0-14 0c-6 0-12 0-17 0s-10 0-14 0v-9h8c7 0 12 0 16-1 3-1 5-2 6-4 0-2 1-5 1-8v-152c0-3-1-6-1-8-1-2-3-4-6-4-4-1-9-1-16-1h-8v-9h159l8 65zM290 101c0-9 0-19-1-29 0-10-1-19-2-28-2-10-5-17-9-22s-9-8-13-10c-5-1-9-2-12-2-2 0-6 0-11 2-4 1-9 5-14 10-4 5-7 14-9 25-1 9-2 17-2 26s-1 19-1 28c0 6 1 12 1 19s0 15 0 22c1 7 2 14 3 20 3 13 7 22 14 27s13 8 19 7c7 1 13-2 20-7 7-6 11-15 14-29 1-9 2-18 2-28 1-10 1-20 1-31zM314 104c0 12-1 23-2 34-2 11-4 21-9 31-7 14-15 23-24 27-9 5-18 7-26 7-7 0-15-2-24-6s-17-12-23-23-10-23-11-35c-2-12-3-24-2-35-1-11 0-22 1-34 2-11 5-22 9-32 6-13 14-22 23-27s19-8 27-7c5-1 10 0 15 2 6 1 12 5 18 9 6 5 12 12 16 21 5 11 8 23 10 34 1 11 2 23 2 34z">
          <text:p/>
        </draw:path>
        <draw:path draw:style-name="gr3" draw:text-style-name="P2" draw:layer="layout" svg:width="0.301cm" svg:height="0.196cm" svg:x="19.183cm" svg:y="5.7cm" svg:viewBox="0 0 302 197" svg:d="M158 66c-1-15-3-25-6-34-3-8-9-14-16-18-8-3-18-5-33-5h-34c-7-1-11 0-12 2-2 1-2 5-2 9v74h25c9 0 15-1 20-3 4-2 7-6 8-11 2-5 2-12 2-20h7v77h-7c0-8 0-15-2-20-1-5-4-9-8-11-5-2-11-3-20-3h-25v71c0 3 0 6 1 8s3 3 7 4 10 2 19 2h10v9c-4-1-9-1-15-1s-12 0-18 0c-7 0-12 0-16 0s-8 0-14 0c-5 0-11 0-16 0-6 0-10 0-13 1v-9h6c8 0 13-1 16-2 4-1 6-2 6-4 1-2 1-4 1-8v-152c0-3 0-6-1-8 0-2-2-3-6-4-3-1-8-1-16-1h-6v-9h158l8 66zM302 197c-4-1-8-1-14-1s-12 0-18 0-11 0-15 0-9 0-15 0-13 0-19 0c-5 0-10 0-14 1v-9h10c8 0 14-1 19-2 4-1 6-2 7-4s2-5 1-8v-150c-7 3-16 5-23 6s-12 1-15 1v-9c3 0 7 0 13 0 6-1 13-3 20-5 7-3 14-7 20-13 3 0 5 0 6 1s1 3 1 6v163c-1 3 0 6 1 8s3 3 7 4 10 2 18 2h10z">
          <text:p/>
        </draw:path>
        <draw:path draw:style-name="gr3" draw:text-style-name="P2" draw:layer="layout" svg:width="0.309cm" svg:height="0.196cm" svg:x="19.183cm" svg:y="6.356cm" svg:viewBox="0 0 310 197" svg:d="M159 65c-1-13-3-24-6-32s-9-14-16-18c-9-4-19-6-34-6h-34c-7 0-11 1-12 2-2 2-2 5-2 10v72h25c9 0 15-1 20-3 4-2 7-6 8-11 2-5 2-11 2-19h7v76h-7c0-8 0-15-2-20-1-5-4-8-8-10-5-3-11-4-20-4h-25v71c0 3 0 7 1 9s3 4 7 5 10 1 19 1h10v9c-4 0-9-1-15-1s-12 0-18 0c-7 0-12 0-16 0s-8 0-14 0c-5 0-11 0-16 0-6 0-10 1-13 1v-9h6c8 0 13 0 16-1 4-1 6-3 6-5 1-1 1-4 1-9v-150c0-4 0-7-1-9 0-2-2-3-6-4-3-1-8-1-16-1h-6v-9h159l8 65zM302 197h-107c0-3 1-6 1-7s1-2 3-4l55-62c8-9 15-19 21-30s9-22 9-34c0-8-1-16-4-23s-7-13-13-17-13-7-21-7c-9 0-17 3-24 8s-12 12-15 21c0 0 1 0 3 0 5 0 9 2 12 5 2 3 4 6 4 10-1 6-3 10-6 12-4 3-7 4-9 3-1 1-2 0-5 0-2-1-5-2-7-5-2-2-3-6-4-11 0-8 3-17 7-25s11-14 19-19 17-8 28-8c18 0 33 6 44 16s17 23 17 40c0 9-2 18-6 26s-11 16-20 25-21 20-36 33l-30 30h51c3 0 6 0 10 0 4-1 8-1 11-1 4 0 6-1 7-2 1-2 2-6 3-11s2-10 3-14h7z">
          <text:p/>
        </draw:path>
        <draw:path draw:style-name="gr3" draw:text-style-name="P2" draw:layer="layout" svg:width="0.312cm" svg:height="0.202cm" svg:x="19.183cm" svg:y="6.957cm" svg:viewBox="0 0 313 203" svg:d="M159 66c-1-13-3-24-6-32s-9-14-16-18c-8-5-18-7-33-7h-34c-7 0-11 1-12 2-2 3-2 6-2 11v72h25c9 0 15-1 20-3 4-2 7-6 8-11 2-5 2-11 2-19h7v76h-7c0-8 0-14-2-19-1-5-4-9-8-11-5-2-11-4-20-4h-25v71c0 3 0 6 1 8s3 4 7 5 10 1 19 1h10v9c-4 0-9 0-15-1-6 0-12 0-18 0-7 0-12 0-16 0s-8 0-14 0c-5 0-11 0-16 0-6 1-11 1-14 1v-9h7c8 0 13 0 16-1 4-1 6-3 6-4 1-2 1-5 1-8v-151c0-4 0-7-1-9 0-2-2-4-6-5-3 0-8-1-16-1h-7v-9h159l8 66zM313 148c-1 10-3 19-9 27-5 9-12 15-21 20s-20 8-32 8c-10 0-20-2-29-6-8-4-15-9-21-16-5-6-8-14-8-23 0-6 2-11 6-13 3-3 7-4 10-4 5 0 8 2 11 5 4 2 5 6 5 12 0 5-2 9-5 12-4 3-8 4-14 3 4 6 8 10 13 14 6 3 11 5 17 6 5 2 10 2 14 2 5 0 10-1 15-3 5-3 9-8 12-15 4-7 6-16 6-29 0-15-3-26-8-35-6-8-15-13-26-13h-13c-2 0-4 0-5 0-1-1-2-2-2-3 0-2 1-2 1-3 1 0 2-1 3-1 2 0 3 0 6 0 2 0 4 0 6-1 3 1 7 0 12-2 4-2 9-6 13-12 4-7 6-14 7-20 1-7 2-11 1-13 0-9-1-16-4-20-3-5-7-8-11-10s-8-4-12-4-8 2-13 3-9 3-14 5c-5 3-9 7-12 11 2 0 4 0 7 1 3 0 5 1 8 3 2 2 3 6 3 11 0 4-1 7-4 10-2 3-6 4-10 4-5 0-8-1-11-4-3-2-4-6-4-11 0-11 5-20 15-27 9-9 21-13 36-13 9 0 18 2 26 5 8 5 14 9 19 15s8 13 8 21c0 11-4 22-11 31-8 9-17 16-29 20 15 3 26 9 35 19 8 10 12 21 13 33z">
          <text:p/>
        </draw:path>
        <draw:polygon draw:style-name="gr3" draw:text-style-name="P2" draw:layer="layout" svg:width="6.591cm" svg:height="3.78cm" svg:x="19.004cm" svg:y="4.198cm" svg:viewBox="0 0 6592 3781" draw:points="17,17 17,0 6592,0 6592,3781 0,3781 0,0 17,0 17,17 34,17 34,3752 6558,3752 6558,34 17,34 17,17 34,17">
          <text:p/>
        </draw:polygon>
        <draw:path draw:style-name="gr3" draw:text-style-name="P2" draw:layer="layout" svg:width="6.566cm" svg:height="0.051cm" svg:x="19.025cm" svg:y="5.43cm" svg:viewBox="0 0 6567 52" svg:d="M17 4l-4 9v-9h4l-4 9v-9c8 0 63 4 152 4 271 9 859 9 1575 9 974 0 2180-4 3142-9 483 0 902-4 1207-4 300 0 478-4 478-4v34c0 0-2884 18-4827 18-487 0-910 0-1219-5-157 0-280 0-369-5-42 0-80 0-101-4-13 0-26 0-30 0-8 0-13 0-21-4z">
          <text:p/>
        </draw:path>
        <draw:path draw:style-name="gr3" draw:text-style-name="P2" draw:layer="layout" svg:width="6.567cm" svg:height="0.051cm" svg:x="19.016cm" svg:y="6.052cm" svg:viewBox="0 0 6568 52" svg:d="M17 4l-4 5v-9l4 4-4 5v-9c9 4 64 9 153 9 270 4 859 8 1574 8 974 0 2181-4 3143-8 482 0 906-5 1206-5 301-4 479-4 479-4v35c0 0-2884 17-4828 17-486 0-910 0-1219-4-156 0-279-4-368-4-43 0-81-5-102-5-12 0-25 0-29 0-9-4-13-4-22-4z">
          <text:p/>
        </draw:path>
        <draw:path draw:style-name="gr3" draw:text-style-name="P2" draw:layer="layout" svg:width="6.562cm" svg:height="0.051cm" svg:x="18.995cm" svg:y="4.803cm" svg:viewBox="0 0 6563 52" svg:d="M13 5l-4 4 4-9v5l-4 4 4-9c4 5 63 9 152 9 267 4 856 8 1575 8 970 0 2176-4 3143-8 478 0 901-4 1202-4 300-5 478-5 478-5v35c0 0-2880 17-4823 17-487 0-914 0-1223-4-153 0-280-4-369-4-42 0-76-5-101-5-13 0-21 0-30 0-8-4-13-4-17-4z">
          <text:p/>
        </draw:path>
        <draw:path draw:style-name="gr3" draw:text-style-name="P2" draw:layer="layout" svg:width="6.562cm" svg:height="0.046cm" svg:x="18.995cm" svg:y="6.692cm" svg:viewBox="0 0 6563 47" svg:d="M13 0l-4 9 4-9-4 9 4-9c4 0 63 5 152 5 267 8 856 8 1575 8 970 0 2176-4 3143-8 478 0 901 0 1202-5 300 0 478 0 478 0v34c0 0-2880 13-4823 13-487 0-914 0-1223-4-153 0-280 0-369-4-42 0-76 0-101-5-13 0-21 0-30 0-8 0-13 0-17-4z">
          <text:p/>
        </draw:path>
        <draw:path draw:style-name="gr3" draw:text-style-name="P2" draw:layer="layout" svg:width="6.566cm" svg:height="0.051cm" svg:x="19.029cm" svg:y="7.301cm" svg:viewBox="0 0 6567 52" svg:d="M17 4l-4 9v-9h4l-4 9v-9c8 0 63 5 152 5 267 8 860 8 1575 8 974 0 2180-4 3142-8 483 0 902-5 1203-5 300 0 482-4 482-4v35c0 0-2884 17-4827 17-487 0-914 0-1219-4-157 0-280-5-368-5-47 0-81-4-106-4-9 0-21 0-26 0-8-4-12 0-21-4z">
          <text:p/>
        </draw:path>
        <draw:path draw:style-name="gr3" draw:text-style-name="P2" draw:layer="layout" svg:width="0.316cm" svg:height="0.195cm" svg:x="19.187cm" svg:y="7.58cm" svg:viewBox="0 0 317 196" svg:d="M159 64c-2-13-4-24-7-32s-8-14-16-18c-7-4-18-5-32-5h-35c-6-1-10 0-12 2-1 1-2 4-2 9v73h25c9 0 16-1 20-3 4-3 7-6 9-11 1-5 2-12 1-20h8v77h-8c1-8 0-15-1-20-2-5-5-9-9-11s-11-3-20-3h-25v72c0 3 0 6 1 8s3 3 7 4 10 1 19 1h10v9c-4 0-9 0-15 0s-12 0-18 0-11 0-15 0-9 0-14 0c-6 0-12 0-17 0s-10 0-13 0v-9h7c7 0 12 0 16-1 3-1 5-2 6-4 0-2 1-5 1-8v-152c0-3-1-6-1-8-1-2-3-4-6-4-4-1-9-1-16-1h-7v-9h158l8 64zM268 32l-72 108h72zM288 149v25c0 3 0 6 1 8s3 4 6 4c3 1 8 1 15 1h6v9c-6 0-12 0-19 0s-14 0-20 0-13 0-20 0-14 0-20 0v-9h6c8 0 13 0 16-1s5-2 6-4 1-5 1-8v-25h-78v-9l90-136c1-2 2-3 3-3 0 0 1-1 3-1s3 1 4 2c0 1 0 3 0 6v132h29v9z">
          <text:p/>
        </draw:path>
        <draw:path draw:style-name="gr3" draw:text-style-name="P2" draw:layer="layout" svg:width="2.163cm" svg:height="3.755cm" svg:x="19.732cm" svg:y="4.219cm" svg:viewBox="0 0 2164 3756" svg:d="M42 0v3752h-42v-3752zM2164 0v3756h-42v-3756z">
          <text:p/>
        </draw:path>
        <draw:path draw:style-name="gr3" draw:text-style-name="P2" draw:layer="layout" svg:width="1.609cm" svg:height="0.256cm" svg:x="21.367cm" svg:y="3.705cm" svg:viewBox="0 0 1610 257" svg:d="M159 66c-1-14-4-24-7-32-3-9-8-15-16-18-7-4-18-6-32-6h-35c-6 0-10 0-12 2-1 2-2 5-2 9v73h25c9 0 16-1 20-3 5-2 8-6 9-11s2-11 2-20h7v77h-7c0-8-1-15-2-20s-4-8-9-11c-4-2-11-3-20-3h-25v71c0 3 0 6 1 8s4 4 7 4c4 1 11 2 20 2h9v9c-3-1-8-1-14-1s-13 0-19 0-11 0-15 0-9 0-14 0c-6 0-11 0-17 0-5 0-9 0-13 1v-9h7c7 0 13-1 16-2 3 0 5-2 6-4s1-4 1-8v-151c0-3 0-6-1-8s-3-3-6-4-9-1-16-1h-7v-9h158l8 65zM331 54c0-5-1-11-2-18s-5-13-12-19c-6-5-17-8-32-8h-26c-6 0-10 0-12 2-1 2-2 5-2 9v78h40c15 0 26-3 32-8 7-6 11-12 12-19s2-13 2-17zM361 54c0 9-3 18-9 26s-15 14-25 18c-10 5-21 7-32 8h-49v68c0 4 0 6 1 8s3 4 6 5c3 0 8 1 16 1h7v9c-4-1-8-1-14-1-5 0-10 0-15 0-6 0-10 0-14 0s-8 0-14 0c-5 0-10 0-15 0-6 0-10 0-13 1v-9h7c7 0 12-1 15-2 4 0 6-2 6-4 1-2 2-4 1-8v-152c1-3 0-6-1-8 0-2-2-3-6-4-3-1-8-1-15-1h-7v-9h101c14 0 25 3 35 8 11 5 20 11 25 19 6 8 9 17 9 27zM621 52c0-14-3-24-9-30s-14-10-22-11c-9-2-18-2-27-2-3 0-6 0-10 0-3 0-5 0-7 1-3 0-5 1-6 3 0 2 0 4 0 7v75h32c14 0 24-2 31-7 8-4 12-10 15-16 2-7 3-13 3-20zM686 171c0 3-1 7-2 12-2 5-4 10-8 14s-10 6-17 6c-5 0-11-1-17-2-7-2-14-5-20-10-5-5-9-11-10-18-1-6-2-14-1-23 0-10-1-17-2-23s-4-11-9-16c-6-4-11-7-16-8s-9-2-11-2h-33v73c0 4 0 6 1 8 0 2 2 4 6 5 3 0 8 1 15 1h7v9c-3-1-8-1-13-1s-10 0-15 0-10 0-14 0c-3 0-8 0-13 0s-11 0-16 0-9 0-13 1v-9h7c8 0 13-1 16-2 3 0 5-2 6-4s1-4 1-8v-152c0-3 0-6-1-8s-3-3-6-4-8-1-16-1h-7v-9h91c14 0 27 3 38 7 11 5 20 11 27 19 6 8 10 16 10 26-1 11-5 21-15 29-9 8-21 14-36 18 9 2 16 6 22 12 6 5 11 12 14 21l3 23c2 14 4 24 7 31 2 7 7 11 14 11 4 0 7-2 11-6 4-3 7-10 8-20 0-1 0-2 0-3 1-1 2-2 3-2 2 0 3 1 3 2 1 1 1 2 1 3zM786 124c0-3 0-7-1-13-1-5-2-10-4-16s-6-11-10-15c-5-4-10-6-18-6-3 0-8 1-13 3-5 3-10 8-15 15-4 7-7 18-7 32zM805 162c0 2-2 7-5 12-3 6-8 12-15 17-7 6-16 8-28 9-11 0-22-3-31-9-10-6-18-13-23-23-6-10-9-22-10-35 1-12 3-23 9-33 5-10 12-17 21-23s19-9 30-9c12 0 22 3 30 8 7 5 13 12 17 21 3 8 5 18 5 27 0 3 0 5-1 5-1 1-3 1-6 1h-81c0 6 1 12 1 20 1 8 4 16 8 23 3 6 8 10 13 14 6 4 12 5 20 6 1 0 4-1 9-2 4 0 10-3 15-7 6-4 11-11 14-21 1-3 2-4 4-4 1 0 2 0 3 1 0 0 1 1 1 2zM933 219c0-8-4-13-10-17-5-4-13-6-22-7-8 0-17-1-25 0h-17c-7 0-12 3-17 7-4 5-7 11-7 17 0 8 5 15 14 21 8 6 20 10 35 10 14 0 26-4 35-10s14-13 14-21zM901 111c0-2 0-6-1-12-1-5-3-10-6-15-4-5-10-8-18-8-6 0-10 2-14 4-3 3-5 6-6 8-3 3-4 7-4 11-1 5-1 9-1 13 0 2 0 6 1 12 1 5 3 11 6 15 4 5 10 8 18 8 6 0 10-2 14-4 3-3 5-5 6-7 3-4 4-8 4-12 1-4 1-9 1-13zM952 80c0 4-2 6-3 7-2 1-4 2-6 2s-4-1-6-2c-1-2-2-4-2-6 0-4 2-7 5-8-1 0-2 0-2 0-1 0-1 0-1 0-3-1-7 0-11 1-5 2-10 5-15 10 3 3 6 7 8 12 3 5 4 10 4 16-1 11-5 21-14 29-8 8-19 12-33 13-3 0-7-1-12-2s-11-3-17-7c-2 3-3 6-4 8 0 3-1 5 0 5 0 5 1 9 4 13s6 6 11 7c1 0 4 0 9 0 4 0 9 0 12 0 9 0 18 0 26 1s16 3 24 7c7 4 12 9 15 16 3 6 4 12 4 17-1 7-4 14-9 19-6 6-14 11-24 14-9 3-20 5-31 5-12 0-23-2-32-5-10-3-17-8-23-14-6-5-9-12-9-19 0-6 2-11 7-16 4-6 11-10 20-12-5-3-8-7-10-12s-3-9-3-14 1-10 3-14 4-8 6-10c-4-3-7-7-9-12-3-5-4-11-5-18 1-11 5-21 14-29 8-8 19-12 33-13 3 0 8 1 13 2 6 1 11 4 18 9 6-6 11-10 17-11 6-2 10-3 13-3 6 0 9 2 12 5 2 4 3 7 3 9zM1017 23c0 4-1 7-4 10s-7 5-11 5c-5 0-9-2-11-5-3-3-5-6-5-10s2-8 4-11c3-3 7-4 12-4 4 0 8 1 11 4s4 7 4 11zM1033 197c-10-1-20-1-30-1l-32 1v-9c10 0 16-1 19-2s4-5 4-11v-78c0-7-1-11-4-13s-9-3-18-3v-8l41-4v106c-1 5 0 9 3 11 2 1 8 2 17 2zM1146 160c0 11-3 20-11 28-7 7-19 11-35 12-4 0-8-1-14-2-5-1-11-5-18-11-2 3-4 5-5 6l-1 1c-2 3-4 4-5 5s-1 1-2 1-2-1-3-2c0-1 0-3 0-5v-38c0-3 0-4 0-6 1-1 2-1 4-1 1 0 2 0 2 1 1 0 1 2 2 4 2 12 6 22 13 29 6 8 15 11 27 11 11 0 19-2 24-7 6-5 8-11 8-19 0-7-2-12-6-16-4-3-9-6-13-7-5-2-8-3-11-3-10-2-17-4-23-6-5-1-10-4-15-7-8-7-12-15-12-25 0-5 1-11 4-16 3-6 8-10 14-14 7-3 16-5 28-5 2-1 6 0 11 1s10 3 16 7c1-1 1-2 2-3 2-1 2-1 3-2 2-2 3-3 4-3 0 0 1 0 2 0s2 0 2 1c1 1 1 3 1 6v29c0 2 0 4-1 5 0 1-1 2-3 2 0 0-1-1-2-1s-1-1-1-2c0-3-1-8-2-13-2-5-5-10-9-15-5-4-13-7-23-7-12 0-21 3-25 7-5 5-7 10-7 15 0 6 2 10 5 13 4 3 8 5 14 7 5 1 11 3 16 4 6 1 12 2 18 4 5 2 10 5 15 9 2 2 5 5 7 10 3 4 5 10 5 18zM1250 161c0 6-1 12-3 18s-5 11-9 15-10 6-16 6c-4 0-9-1-15-2-5-2-11-6-15-11-5-6-7-14-7-26v-80h-25v-6c10 0 17-4 22-9 6-6 10-13 12-22 2-8 3-16 3-24h7v53h42v8h-42v81c0 1 1 5 1 10 1 5 3 9 5 14 3 4 7 6 14 7 5 0 10-3 13-8 4-6 6-14 6-25v-15h7zM1367 124c0-3 0-7-1-13 0-5-2-10-4-16s-5-11-10-15c-4-4-10-6-17-6-4 0-8 1-13 3-6 3-11 8-15 15s-7 18-8 32zM1386 162c0 2-1 7-4 12-3 6-9 12-16 17-7 6-16 8-28 9-11 0-21-3-31-9-9-6-17-13-23-23s-9-22-9-35c0-12 3-23 8-33s13-17 22-23c8-6 19-9 30-9 12 0 22 3 29 8 8 5 14 12 17 21 4 8 5 18 5 27 1 3 0 5-1 5-1 1-3 1-6 1h-80c0 6 0 12 1 20s3 16 8 23c3 6 7 10 13 14 5 4 12 5 19 6 1 0 4-1 9-2 5 0 10-3 16-7s10-11 14-21c0-3 1-4 4-4 0 0 1 0 2 1 1 0 1 1 1 2zM1498 87c0 5-1 8-4 10-2 2-5 3-8 3s-6-1-8-4c-3-2-4-5-4-9 0-3 1-6 3-8 1-2 3-3 3-3 0 0-1 0-3 0-7 0-13 3-18 8-6 4-9 11-12 19s-4 17-4 27v44c0 4 0 6 1 8s3 4 6 5c3 0 8 1 15 1h6v9c-6-1-12-1-18-1-7 0-13 0-19 0l-32 1v-9c9 0 15-1 18-2s4-5 4-11v-77c1-7-1-12-3-14-3-2-10-3-19-3v-8l40-4v32c1-4 3-9 6-14s7-9 12-12c4-4 10-5 17-6 6 1 12 2 15 6 4 3 6 7 6 12zM1610 160c0 11-4 20-11 28-7 7-19 11-36 12-3 0-8-1-13-2-6-1-12-5-18-11-3 3-5 5-5 6-1 0-1 1-1 1-3 3-5 4-5 5-1 1-2 1-2 1-2 0-3-1-3-2s-1-3-1-5v-38c0-3 1-4 1-6 0-1 1-1 3-1 1 0 2 0 3 1 0 0 1 2 1 4 3 12 7 22 13 29 6 8 15 11 27 11 11 0 20-2 25-7s8-11 8-19c0-7-3-12-7-16-4-3-8-6-13-7-4-2-8-3-10-3-10-2-18-4-23-6-6-1-11-4-15-7-8-7-12-15-13-25 0-5 2-11 5-16 2-6 7-10 14-14 7-3 16-5 27-5 3-1 6 0 12 1 5 1 10 3 16 7 0-1 1-2 2-3s2-1 2-2c2-2 3-3 4-3s2 0 2 0c2 0 3 0 3 1s0 3 0 6v29c0 2 0 4 0 5-1 1-2 2-3 2s-1-1-2-1-2-1-2-2c0-3-1-8-2-13s-4-10-9-15c-5-4-12-7-23-7-12 0-20 3-25 7-5 5-7 10-7 15 0 6 2 10 6 13 3 3 8 5 13 7 6 1 11 3 17 4s12 2 17 4c6 2 11 5 15 9 3 2 5 5 8 10 3 4 4 10 5 18z">
          <text:p/>
        </draw:path>
        <draw:polygon draw:style-name="gr3" draw:text-style-name="P2" draw:layer="layout" svg:width="12.201cm" svg:height="2.561cm" svg:x="7.129cm" svg:y="8.745cm" svg:viewBox="0 0 12202 2562" draw:points="0,2562 0,0 12202,0 12202,2473 12181,2473 12181,25 25,25 25,2562">
          <text:p/>
        </draw:polygon>
        <draw:polygon draw:style-name="gr3" draw:text-style-name="P2" draw:layer="layout" svg:width="0.195cm" svg:height="0.343cm" svg:x="7.044cm" svg:y="10.963cm" svg:viewBox="0 0 196 344" draw:points="98,98 0,0 98,344 196,0">
          <text:p/>
        </draw:polygon>
        <draw:polygon draw:style-name="gr3" draw:text-style-name="P2" draw:layer="layout" svg:width="0.25cm" svg:height="0.436cm" svg:x="7.014cm" svg:y="10.917cm" svg:viewBox="0 0 251 437" draw:points="128,144 120,152 55,93 128,343 200,93 128,165 120,152 128,144 120,135 251,0 128,437 0,0 137,135 128,144 120,135">
          <text:p/>
        </draw:polygon>
        <draw:polygon draw:style-name="gr3" draw:text-style-name="P2" draw:layer="layout" svg:width="0.199cm" svg:height="0.343cm" svg:x="19.22cm" svg:y="10.874cm" svg:viewBox="0 0 200 344" draw:points="102,98 0,0 102,344 200,0">
          <text:p/>
        </draw:polygon>
        <draw:polygon draw:style-name="gr3" draw:text-style-name="P2" draw:layer="layout" svg:width="0.25cm" svg:height="0.436cm" svg:x="19.194cm" svg:y="10.828cm" svg:viewBox="0 0 251 437" draw:points="128,144 116,152 55,93 128,344 196,93 128,165 116,152 128,144 116,135 251,0 128,437 0,0 137,135 128,144 116,135">
          <text:p/>
        </draw:polygon>
        <draw:polygon draw:style-name="gr3" draw:text-style-name="P2" draw:layer="layout" svg:width="0.026cm" svg:height="1.35cm" svg:x="10.079cm" svg:y="7.386cm" svg:viewBox="0 0 27 1351" draw:points="27,0 27,1351 0,1351 0,0">
          <text:p/>
        </draw:polygon>
        <draw:polygon draw:style-name="gr3" draw:text-style-name="P2" draw:layer="layout" svg:width="0.182cm" svg:height="0.317cm" svg:x="10.003cm" svg:y="8.415cm" svg:viewBox="0 0 183 318" draw:points="89,88 0,0 89,318 183,0">
          <text:p/>
        </draw:polygon>
        <draw:polygon draw:style-name="gr3" draw:text-style-name="P2" draw:layer="layout" svg:width="0.233cm" svg:height="0.407cm" svg:x="9.978cm" svg:y="8.372cm" svg:viewBox="0 0 234 408" draw:points="114,131 106,140 46,81 114,318 183,81 114,148 106,140 114,131 106,123 234,0 114,408 0,0 124,123 114,131 106,123">
          <text:p/>
        </draw:polygon>
        <draw:polygon draw:style-name="gr3" draw:text-style-name="P2" draw:layer="layout" svg:width="0.025cm" svg:height="3.277cm" svg:x="24.211cm" svg:y="7.978cm" svg:viewBox="0 0 26 3278" draw:points="26,0 26,3278 0,3278 0,0">
          <text:p/>
        </draw:polygon>
        <draw:polygon draw:style-name="gr3" draw:text-style-name="P2" draw:layer="layout" svg:width="0.178cm" svg:height="0.317cm" svg:x="24.135cm" svg:y="10.938cm" svg:viewBox="0 0 179 318" draw:points="90,93 0,0 90,318 179,0">
          <text:p/>
        </draw:polygon>
        <draw:polygon draw:style-name="gr3" draw:text-style-name="P2" draw:layer="layout" svg:width="0.229cm" svg:height="0.398cm" svg:x="24.109cm" svg:y="10.9cm" svg:viewBox="0 0 230 399" draw:points="115,132 106,140 47,81 115,314 183,81 115,149 106,140 115,132 106,123 230,0 115,399 0,0 123,123 115,132 106,123">
          <text:p/>
        </draw:polygon>
        <draw:polyline draw:style-name="gr1" draw:text-style-name="P1" draw:layer="layout" svg:width="12.603cm" svg:height="3.332cm" svg:x="10.211cm" svg:y="7.94cm" svg:viewBox="0 0 12604 3333" draw:points="12604,0 12604,1970 0,1970 0,3333">
          <text:p/>
        </draw:polyline>
        <draw:polygon draw:style-name="gr3" draw:text-style-name="P2" draw:layer="layout" svg:width="0.169cm" svg:height="0.292cm" svg:x="10.126cm" svg:y="10.98cm" svg:viewBox="0 0 170 293" draw:points="85,81 0,0 85,293 170,0">
          <text:p/>
        </draw:polygon>
        <draw:polygon draw:style-name="gr3" draw:text-style-name="P2" draw:layer="layout" svg:width="0.211cm" svg:height="0.368cm" svg:x="10.105cm" svg:y="10.942cm" svg:viewBox="0 0 212 369" draw:points="106,119 97,127 46,76 106,289 166,76 106,135 97,127 106,119 97,114 212,0 106,369 0,0 114,114 106,119 97,114">
          <text:p/>
        </draw:polygon>
        <draw:polygon draw:style-name="gr3" draw:text-style-name="P2" draw:layer="layout" svg:width="0.03cm" svg:height="1.342cm" svg:x="21.391cm" svg:y="9.909cm" svg:viewBox="0 0 31 1343" draw:points="31,0 31,1343 0,1343 0,0">
          <text:p/>
        </draw:polygon>
        <draw:polygon draw:style-name="gr3" draw:text-style-name="P2" draw:layer="layout" svg:width="0.182cm" svg:height="0.318cm" svg:x="21.315cm" svg:y="10.929cm" svg:viewBox="0 0 183 319" draw:points="90,94 0,0 90,319 183,0">
          <text:p/>
        </draw:polygon>
        <draw:polygon draw:style-name="gr3" draw:text-style-name="P2" draw:layer="layout" svg:width="0.233cm" svg:height="0.406cm" svg:x="21.29cm" svg:y="10.887cm" svg:viewBox="0 0 234 407" draw:points="114,135 106,144 51,85 114,318 183,85 114,152 106,144 114,135 106,127 234,0 114,407 0,0 123,127 114,135 106,127">
          <text:p/>
        </draw:polygon>
        <draw:polygon draw:style-name="gr3" draw:text-style-name="P2" draw:layer="layout" svg:width="10.042cm" svg:height="1.041cm" svg:x="14.173cm" svg:y="10.231cm" svg:viewBox="0 0 10043 1042" draw:points="10043,25 26,25 26,1042 0,1042 0,0 10043,0">
          <text:p/>
        </draw:polygon>
        <draw:polygon draw:style-name="gr3" draw:text-style-name="P2" draw:layer="layout" svg:width="0.178cm" svg:height="0.313cm" svg:x="14.097cm" svg:y="10.959cm" svg:viewBox="0 0 179 314" draw:points="89,89 0,0 89,314 179,0">
          <text:p/>
        </draw:polygon>
        <draw:polygon draw:style-name="gr3" draw:text-style-name="P2" draw:layer="layout" svg:width="0.228cm" svg:height="0.402cm" svg:x="14.072cm" svg:y="10.917cm" svg:viewBox="0 0 229 403" draw:points="114,131 105,140 46,80 114,314 183,80 114,149 105,140 114,131 105,122 229,0 114,403 0,0 122,122 114,131 105,122">
          <text:p/>
        </draw:polygon>
        <draw:path draw:style-name="gr3" draw:text-style-name="P2" draw:layer="layout" svg:width="1.429cm" svg:height="0.203cm" svg:x="9.574cm" svg:y="16.041cm" svg:viewBox="0 0 1430 204" svg:d="M170 76c-2-11-4-21-7-30-3-8-8-14-16-19s-20-7-35-7h-40v77h14c10 0 16-1 21-4 4-2 7-6 8-11s2-11 2-18h13v81h-13c0-7-1-13-2-18s-4-9-8-12c-5-3-12-4-21-4h-14v78h39v13c-5 0-10 0-18 0-7-1-14-1-22-1-7 0-13 0-18 0s-10 0-17 0-14 0-20 1c-7 0-12 0-16 0v-13h31v-169h-31v-15h174l9 71zM360 61c0-7-1-14-2-20-1-7-5-12-11-16s-16-8-31-8h-38v86h38c14 0 25-2 31-6s10-9 11-16c1-6 2-13 2-20zM404 61c-1 11-4 21-11 29-6 8-15 14-26 19-11 4-23 6-37 6h-51v74h31v13c-3 0-9 0-15 0-6-1-13-1-20-1-6 0-12 0-16 0-5 0-10 0-17 0-6 0-13 0-19 1-7 0-12 0-16 0v-13h31v-172h-31v-13h120c25 0 43 6 57 17 13 10 19 24 20 40zM648 53l-33 80h66zM774 202c-4 0-8 0-14 0-6-1-12-1-18-1s-11 0-15 0-10 0-16 0c-7 0-13 0-19 1-7 0-12 0-16 0v-13h28l-18-42h-77l-14 35-1 3c0 1 2 2 6 3 4 0 8 0 13 1 4 0 6 0 6 0v13c-5 0-12 0-19 0-7-1-13-1-19-1l-33 1v-13h6c7 0 12-1 15-1 4 0 6-1 7-2s2-2 2-4l72-174c0-3 1-5 3-6 1-1 4-2 8-2 2 0 4 0 6 1s4 3 5 7l74 181h28zM898 101c-3-5-8-9-13-12-6-4-13-6-21-6-5 0-10 1-16 3s-11 6-15 12-6 12-7 19c0 7-1 15-1 22s1 14 2 23c1 8 4 16 9 22s13 9 25 10c7-1 13-2 18-5 5-2 9-5 13-9 3-3 5-5 6-7zM898 204v-14c-4 4-10 7-17 10-7 2-14 4-23 4-22 0-39-7-51-18-12-12-18-28-18-47 0-21 7-37 20-49 13-11 31-17 52-17 5 0 11 0 17 2 7 2 14 5 22 11v-56c0-6-1-9-3-10-3-1-9-3-17-3v-13l51-3v176c0 6 1 9 3 10 3 1 8 2 17 2v13zM1082 101c-3-5-7-9-13-12-6-4-13-6-21-6-5 0-10 1-16 3-5 2-10 6-15 12-3 6-6 12-6 19-1 7-1 15-1 22s0 14 1 23c1 8 4 16 9 22s13 9 25 10c7-1 13-2 18-5 5-2 10-5 13-9 3-3 5-5 6-7zM1082 204v-14c-4 4-10 7-17 10-6 2-14 4-23 4-22 0-38-7-51-18-12-12-18-28-18-47 0-21 7-37 20-49 14-11 31-17 52-17 5 0 11 0 18 2s14 5 21 11v-56c0-6-1-9-3-10-3-1-8-3-17-3v-13l51-3v176c0 6 1 9 3 10 3 1 8 2 17 2v13zM1265 130c0-3 0-7-1-12s-2-10-4-16c-2-5-5-10-10-14s-11-6-20-6c-4 0-9 1-14 3s-9 6-13 12c-3 5-5 10-5 16-1 6-2 11-2 17zM1292 169c0 1-1 5-5 11-3 6-9 11-17 16-9 5-21 8-36 8-23 0-41-7-55-19-13-12-20-28-20-48 0-12 3-23 8-32 6-10 14-18 24-24 11-6 24-9 39-9 20 0 36 5 46 15 5 5 8 11 11 16 2 6 4 11 4 16 1 6 1 10 1 13s-1 6-2 6c-2 1-4 2-7 1h-87c0 6 0 12 2 21 1 8 4 15 10 22s16 10 29 10c10 0 18-2 25-6 8-4 13-10 16-17 1-2 2-3 3-4 0-1 2-2 4-2 1 0 3 0 4 1 2 1 3 2 3 5zM1430 96c0 6-2 10-6 13-3 3-7 5-12 5-4 0-8-2-12-4-3-3-5-8-5-14 0-4 1-7 2-9 2-3 3-4 3-4-9 0-17 4-22 10s-9 14-11 22-3 16-3 23v51h25v13c-5 0-12 0-19 0-8-1-15-1-20-1l-37 1v-13h20v-89c1-6-1-9-3-10-3-1-8-2-17-1v-14l48-2v32c3-9 8-17 14-23s14-9 24-9c8 0 15 2 21 6s9 10 10 17z">
          <text:p/>
        </draw:path>
        <draw:path draw:style-name="gr3" draw:text-style-name="P2" draw:layer="layout" svg:width="1.999cm" svg:height="0.256cm" svg:x="21.17cm" svg:y="15.89cm" svg:viewBox="0 0 2000 257" svg:d="M169 75c-1-12-3-22-6-31-3-8-9-15-16-19-8-5-20-7-35-7h-40v78h14c9 0 16-1 21-4 4-3 7-6 8-11s2-11 1-19h14v81h-14c1-7 0-13-1-18s-4-9-9-11c-4-3-11-4-20-4h-14v77h39v14c-5 0-11 0-18-1-7 0-14 0-22 0-7 0-13 0-18 0s-10 0-17 0-14 0-20 0c-7 1-12 1-16 1v-14h31v-169h-31v-14h174l9 71zM359 60c1-7 0-15-1-22-2-6-5-11-11-16-6-4-17-6-31-6h-39v86h39c14 0 24-2 30-6 7-4 10-10 12-16 1-7 2-13 1-20zM403 60c0 11-3 21-10 29-6 8-15 14-26 18-11 5-23 7-37 7h-51v73h31v14c-4 0-9 0-15-1-7 0-13 0-20 0-6 0-12 0-16 0-5 0-10 0-17 0-6 0-13 0-19 0-7 1-12 1-16 1v-14h31v-171h-31v-14h120c24 1 43 6 56 17 14 10 20 23 20 41zM838 201c-3 0-8 0-14-1-7 0-13 0-19 0-7 0-12 0-16 0s-9 0-16 0c-6 0-12 0-18 0-6 1-11 1-15 1v-14h31v-171l-80 178c-1 1-2 3-3 4-2 2-4 3-7 3-1 0-3-1-4-1-2-1-4-3-5-6l-78-174v159c-1 3 0 5 1 6s3 1 7 2c5 0 10 0 15 0h8v14c-6 0-13-1-20-1s-13 0-19 0-12 0-20 0c-7 0-13 1-19 1v-14h7c4 0 7 0 9 0 1 0 4 0 7 0 4-1 6-1 7-2s1-3 1-6v-163h-31v-14h64c3 0 6 1 8 1 1 1 3 3 5 7l69 153 69-153c1-4 3-6 5-7 2 0 5-1 8-1h63v14h-31v171h31zM978 203v-23c-4 8-9 13-15 16-5 3-10 5-15 6s-8 1-11 1c-15 0-27-2-37-7-9-5-14-15-15-30v-68c1-5-1-8-3-9-3-1-8-2-17-2v-13l53-3v99c0 5 0 9 1 12 1 4 3 6 6 8 3 1 9 2 16 2 11 0 19-3 26-10 6-7 10-17 10-29v-55c0-5-1-8-3-9-3-1-9-2-17-2v-13l53-3v105c-1 6 0 9 3 10 2 1 8 2 16 1v14zM1088 200l-35 1v-14h20v-160c0-5-1-8-3-10-3-1-8-1-17-1v-14l51-2v187h20v14zM1239 165c0 11-3 20-10 27-6 7-14 10-25 11-7 0-14-1-21-3s-13-6-17-11c-5-6-7-13-8-23v-79h-23v-11c9 0 17-3 23-9 7-5 11-13 15-22 3-9 5-18 5-28h13v56h42v14h-42v79c0 2 0 6 1 9 0 4 2 8 4 11 3 3 6 5 12 5 4 0 8-2 12-6 3-4 5-11 5-20v-15h14zM1327 25c0 7-3 12-7 16s-9 6-16 8c-6-2-11-4-16-8-4-4-6-9-6-16 0-6 2-11 6-16 5-4 10-6 16-6 7 0 12 2 16 6 4 5 7 10 7 16zM1307 200l-35 1v-14h20v-89c0-5-1-8-4-9-2-1-7-2-15-2v-13l50-3v116h18v14zM1489 137c0-18-4-32-10-41-7-9-15-13-25-13-4 0-9 0-15 2s-12 6-18 11c-2 2-3 4-4 5 0 1 0 3 0 5v61c0 3 0 5 0 6s1 2 3 4c6 7 13 12 18 13 6 2 10 3 12 2 7 0 13-2 19-5 6-4 10-10 14-18s6-19 6-32zM1526 137c0 20-7 36-20 48s-31 17-53 18c-6 0-12-1-18-3s-12-5-18-10v53h19v14l-36-1-36 1v-14h20v-145c0-5-1-8-3-9-3-1-8-2-17-2v-13l51-3v15c3-3 9-6 16-10 8-3 17-4 27-5 21 1 38 7 50 19s18 27 18 47zM1584 200l-36 1v-14h20v-160c0-5-1-8-3-10-3-1-8-1-17-1v-14l51-2v187h20v14zM1695 25c0 7-2 12-6 16-5 4-10 6-16 8-7-2-12-4-16-8s-6-9-7-16c1-6 3-11 7-16 4-4 9-6 16-6 6 0 11 2 16 6 4 5 6 10 6 16zM1675 200l-35 1v-14h20v-89c0-5-1-8-3-9s-8-2-16-2v-13l50-3v116h18v14zM1835 129c0-3-1-7-1-12-1-5-2-10-4-16s-5-10-10-14-13-6-21-6c-4 0-9 1-14 3s-9 6-13 12c-3 5-5 10-6 16 0 5-1 11-1 17zM1862 167c0 2-1 6-5 12-3 5-9 11-18 16-8 5-20 7-36 8-23-1-42-7-55-19s-20-28-20-48c0-12 3-23 8-33 6-10 14-18 24-23 11-6 24-9 39-9 21 0 36 5 47 15 5 5 8 10 11 16 2 6 3 11 4 16s1 9 1 12c0 4-1 6-2 7-2 1-4 1-7 1h-88c0 5 0 12 2 20 1 9 4 16 10 23 6 6 16 10 29 10 10 0 19-2 26-6s13-10 16-17c1-2 2-4 2-5 1 0 3-1 5-1 1 0 2 0 4 1 2 0 3 2 3 4zM2000 95c0 6-2 10-6 13-3 3-7 5-12 5-4 0-8-2-12-5-3-3-5-7-5-13 0-4 1-7 2-10 2-2 3-3 3-3-10 0-17 3-22 10-5 6-9 13-11 22-2 8-3 16-3 23v50h25v14c-5 0-12-1-20-1-7 0-14 0-20 0l-36 1v-14h20v-89c0-5-1-8-3-9-3-1-8-2-17-2v-13l48-3v33c3-9 8-17 14-23s14-9 24-10c8 0 15 2 21 6s9 10 10 18z">
          <text:p/>
        </draw:path>
        <draw:polygon draw:style-name="gr3" draw:text-style-name="P2" draw:layer="layout" svg:width="0.029cm" svg:height="1.008cm" svg:x="10.266cm" svg:y="14.663cm" svg:viewBox="0 0 30 1009" draw:points="30,0 30,1009 0,1009 0,0">
          <text:p/>
        </draw:polygon>
        <draw:polygon draw:style-name="gr3" draw:text-style-name="P2" draw:layer="layout" svg:width="0.191cm" svg:height="0.339cm" svg:x="10.185cm" svg:y="15.328cm" svg:viewBox="0 0 192 340" draw:points="93,98 0,0 93,340 192,0">
          <text:p/>
        </draw:polygon>
        <draw:polygon draw:style-name="gr3" draw:text-style-name="P2" draw:layer="layout" svg:width="0.249cm" svg:height="0.432cm" svg:x="10.156cm" svg:y="15.281cm" svg:viewBox="0 0 250 433" draw:points="122,145 114,154 55,90 122,340 195,90 122,162 114,154 122,145 114,137 250,0 122,433 0,0 135,137 122,145 114,137">
          <text:p/>
        </draw:polygon>
        <draw:polygon draw:style-name="gr3" draw:text-style-name="P2" draw:layer="layout" svg:width="0.034cm" svg:height="2.379cm" svg:x="22.149cm" svg:y="13.22cm" svg:viewBox="0 0 35 2380" draw:points="35,0 35,2380 0,2380 0,0">
          <text:p/>
        </draw:polygon>
        <draw:polygon draw:style-name="gr3" draw:text-style-name="P2" draw:layer="layout" svg:width="0.22cm" svg:height="0.385cm" svg:x="22.056cm" svg:y="15.214cm" svg:viewBox="0 0 221 386" draw:points="111,110 0,0 111,386 221,0">
          <text:p/>
        </draw:polygon>
        <draw:polygon draw:style-name="gr3" draw:text-style-name="P2" draw:layer="layout" svg:width="0.28cm" svg:height="0.487cm" svg:x="22.026cm" svg:y="15.163cm" svg:viewBox="0 0 281 488" draw:points="140,162 127,170 60,97 140,382 222,97 140,179 127,170 140,162 127,149 281,0 140,488 0,0 149,149 140,162 127,149">
          <text:p/>
        </draw:polygon>
        <draw:polygon draw:style-name="gr3" draw:text-style-name="P2" draw:layer="layout" svg:width="26.51cm" svg:height="15.097cm" svg:x="3.001cm" svg:y="3.364cm" svg:viewBox="0 0 26511 15098" draw:points="0,15072 26486,15072 26486,25 20745,25 20745,775 20720,775 20720,0 26511,0 26511,15098 0,15098">
          <text:p/>
        </draw:polygon>
        <draw:polygon draw:style-name="gr3" draw:text-style-name="P2" draw:layer="layout" svg:width="0.211cm" svg:height="0.377cm" svg:x="23.627cm" svg:y="3.762cm" svg:viewBox="0 0 212 378" draw:points="106,106 0,0 106,378 212,0">
          <text:p/>
        </draw:polygon>
        <draw:polygon draw:style-name="gr3" draw:text-style-name="P2" draw:layer="layout" svg:width="0.271cm" svg:height="0.478cm" svg:x="23.597cm" svg:y="3.711cm" svg:viewBox="0 0 272 479" draw:points="137,157 128,169 56,102 137,378 217,102 137,178 128,169 137,157 128,148 272,0 137,479 0,0 145,148 137,157 128,148">
          <text:p/>
        </draw:polygon>
        <draw:polygon draw:style-name="gr3" draw:text-style-name="P2" draw:layer="layout" svg:width="0.029cm" svg:height="1.808cm" svg:x="10.266cm" svg:y="16.653cm" svg:viewBox="0 0 30 1809" draw:points="30,0 30,1809 0,1809 0,0">
          <text:p/>
        </draw:polygon>
        <draw:polygon draw:style-name="gr3" draw:text-style-name="P2" draw:layer="layout" svg:width="0.173cm" svg:height="0.31cm" svg:x="10.194cm" svg:y="18.147cm" svg:viewBox="0 0 174 311" draw:points="84,89 0,0 84,311 174,0">
          <text:p/>
        </draw:polygon>
        <draw:polygon draw:style-name="gr3" draw:text-style-name="P2" draw:layer="layout" svg:width="0.225cm" svg:height="0.394cm" svg:x="10.168cm" svg:y="18.105cm" svg:viewBox="0 0 226 395" draw:points="111,131 103,140 48,81 111,310 179,81 111,148 103,140 111,131 103,123 226,0 111,395 0,0 120,123 111,131 103,123">
          <text:p/>
        </draw:polygon>
        <draw:polygon draw:style-name="gr3" draw:text-style-name="P2" draw:layer="layout" svg:width="0.026cm" svg:height="1.803cm" svg:x="22.153cm" svg:y="16.594cm" svg:viewBox="0 0 27 1804" draw:points="27,0 27,1804 0,1804 0,0">
          <text:p/>
        </draw:polygon>
        <draw:polygon draw:style-name="gr3" draw:text-style-name="P2" draw:layer="layout" svg:width="0.178cm" svg:height="0.313cm" svg:x="22.077cm" svg:y="18.084cm" svg:viewBox="0 0 179 314" draw:points="89,89 0,0 89,314 179,0">
          <text:p/>
        </draw:polygon>
        <draw:polygon draw:style-name="gr3" draw:text-style-name="P2" draw:layer="layout" svg:width="0.224cm" svg:height="0.394cm" svg:x="22.052cm" svg:y="18.046cm" svg:viewBox="0 0 225 395" draw:points="115,127 107,135 52,80 115,306 179,80 115,144 107,135 115,127 107,118 225,0 115,395 0,0 124,118 115,127 107,118">
          <text:p/>
        </draw:polygon>
        <draw:polygon draw:style-name="gr3" draw:text-style-name="P2" draw:layer="layout" svg:width="19.212cm" svg:height="0.03cm" svg:x="10.253cm" svg:y="10.641cm" svg:viewBox="0 0 19213 31" draw:points="19213,0 19213,31 0,31 0,0">
          <text:p/>
        </draw:polygon>
        <draw:path draw:style-name="gr3" draw:text-style-name="P2" draw:layer="layout" svg:width="0.204cm" svg:height="0.195cm" svg:x="10.096cm" svg:y="10.565cm" svg:viewBox="0 0 205 196" svg:d="M205 99c0 55-47 97-103 97-55 0-102-42-102-97s47-99 102-99c56 0 103 44 103 99z">
          <text:p/>
        </draw:path>
        <draw:path draw:style-name="gr3" draw:text-style-name="P2" draw:layer="layout" svg:width="0.228cm" svg:height="0.221cm" svg:x="10.084cm" svg:y="10.552cm" svg:viewBox="0 0 229 222" svg:d="M217 111h12c0 60-51 111-114 111-65 0-115-51-115-111s50-111 115-111c63 0 114 51 114 111h-12-13c0-47-38-85-89-85-52 0-90 38-90 85s38 85 90 85c51 0 89-38 89-85z">
          <text:p/>
        </draw:path>
        <draw:path draw:style-name="gr3" draw:text-style-name="P2" draw:layer="layout" svg:width="0.204cm" svg:height="0.195cm" svg:x="14.084cm" svg:y="10.552cm" svg:viewBox="0 0 205 196" svg:d="M205 99c0 51-47 97-102 97s-103-46-103-97c0-55 48-99 103-99s102 44 102 99z">
          <text:p/>
        </draw:path>
        <draw:path draw:style-name="gr3" draw:text-style-name="P2" draw:layer="layout" svg:width="0.228cm" svg:height="0.22cm" svg:x="14.072cm" svg:y="10.54cm" svg:viewBox="0 0 229 221" svg:d="M217 110h12c0 60-52 111-115 111-64 0-114-51-114-111 0-64 50-110 114-110 63 0 115 46 115 110h-12-13c0-47-39-85-90-85s-89 38-89 85 38 86 89 86 90-39 90-86z">
          <text:p/>
        </draw:path>
        <draw:path draw:style-name="gr3" draw:text-style-name="P2" draw:layer="layout" svg:width="0.204cm" svg:height="0.195cm" svg:x="21.298cm" svg:y="10.561cm" svg:viewBox="0 0 205 196" svg:d="M205 98c0 55-43 98-103 98-55 0-102-43-102-98s47-98 102-98c60 0 103 43 103 98z">
          <text:p/>
        </draw:path>
        <draw:path draw:style-name="gr3" draw:text-style-name="P2" draw:layer="layout" svg:width="0.232cm" svg:height="0.22cm" svg:x="21.286cm" svg:y="10.548cm" svg:viewBox="0 0 233 221" svg:d="M217 110h16c-4 61-55 111-119 111-59 0-114-50-114-111 0-63 55-110 114-110 64 0 115 47 119 110h-16-13c0-46-39-84-90-84-47 0-85 38-85 84 0 48 38 86 85 86 51 0 90-38 90-86z">
          <text:p/>
        </draw:path>
        <draw:path draw:style-name="gr3" draw:text-style-name="P2" draw:layer="layout" svg:width="0.203cm" svg:height="0.195cm" svg:x="24.114cm" svg:y="10.561cm" svg:viewBox="0 0 204 196" svg:d="M204 98c0 55-43 98-103 98-55 0-101-43-101-98s46-98 101-98c60 0 103 43 103 98z">
          <text:p/>
        </draw:path>
        <draw:path draw:style-name="gr3" draw:text-style-name="P2" draw:layer="layout" svg:width="0.229cm" svg:height="0.22cm" svg:x="24.101cm" svg:y="10.548cm" svg:viewBox="0 0 230 221" svg:d="M217 110h13c0 61-52 111-116 111-63 0-114-50-114-111 0-63 51-110 114-110 64 0 116 47 116 110h-13-13c0-46-39-84-90-84-46 0-89 38-89 84 0 48 43 86 89 86 51 0 90-38 90-86z">
          <text:p/>
        </draw:path>
        <draw:frame draw:style-name="gr5" draw:text-style-name="P5" draw:layer="layout" svg:width="3.51cm" svg:height="0.454cm" svg:x="21.969cm" svg:y="4.905cm">
          <draw:text-box>
            <text:p><text:span text:style-name="T2">1.0 <text:s text:c="9"/></text:span></text:p>
          </draw:text-box>
        </draw:frame>
        <draw:frame draw:style-name="gr5" draw:text-style-name="P5" draw:layer="layout" svg:width="3.175cm" svg:height="0.454cm" svg:x="22.05cm" svg:y="5.594cm">
          <draw:text-box>
            <text:p><text:span text:style-name="T2">4.0 <text:s text:c="9"/></text:span></text:p>
          </draw:text-box>
        </draw:frame>
        <draw:frame draw:style-name="gr5" draw:text-style-name="P5" draw:layer="layout" svg:width="3.51cm" svg:height="0.454cm" svg:x="21.969cm" svg:y="6.175cm">
          <draw:text-box>
            <text:p><text:span text:style-name="T2">3.0 <text:s text:c="9"/></text:span></text:p>
          </draw:text-box>
        </draw:frame>
        <draw:frame draw:style-name="gr5" draw:text-style-name="P5" draw:layer="layout" svg:width="3.51cm" svg:height="0.454cm" svg:x="21.953cm" svg:y="6.796cm">
          <draw:text-box>
            <text:p><text:span text:style-name="T2">3.0 <text:s text:c="9"/></text:span></text:p>
          </draw:text-box>
        </draw:frame>
        <draw:frame draw:style-name="gr5" draw:text-style-name="P5" draw:layer="layout" svg:width="3.51cm" svg:height="0.454cm" svg:x="21.969cm" svg:y="7.372cm">
          <draw:text-box>
            <text:p><text:span text:style-name="T2">5.0 <text:s text:c="9"/></text:span></text:p>
          </draw:text-box>
        </draw:frame>
        <draw:frame draw:style-name="gr9" draw:text-style-name="P8" draw:layer="layout" svg:width="9.727cm" svg:height="2.441cm" svg:x="6.684cm" svg:y="12.145cm">
          <draw:text-box>
            <text:p text:style-name="P7"><text:span text:style-name="T1"/></text:p>
            <text:p text:style-name="P7"><text:span text:style-name="T1"><text:s/></text:span><text:span text:style-name="T1">- <text:s text:c="8"/>3.0 <text:s text:c="12"/>1.0 <text:s text:c="5"/>0</text:span></text:p>
            <text:p text:style-name="P7"><text:span text:style-name="T1"><text:s/></text:span></text:p>
            <text:p text:style-name="P7"><text:span text:style-name="T1"><text:s/></text:span></text:p>
          </draw:text-box>
        </draw:frame>
        <draw:frame draw:style-name="gr11" draw:text-style-name="P8" draw:layer="layout" svg:width="9.525cm" svg:height="1.171cm" svg:x="18.75cm" svg:y="12.018cm">
          <draw:text-box>
            <text:p text:style-name="P7"><text:span text:style-name="T1"/></text:p>
            <text:p text:style-name="P7"><text:span text:style-name="T1"><text:s/></text:span><text:span text:style-name="T1">* <text:s text:c="8"/>3.0 <text:s text:c="10"/>3.0 <text:s text:c="5"/>4</text:span></text:p>
          </draw:text-box>
        </draw:frame>
        <draw:frame draw:style-name="gr12" draw:text-style-name="P8" draw:layer="layout" svg:width="0.578cm" svg:height="2.429cm" svg:x="4.835cm" svg:y="12.779cm">
          <draw:text-box>
            <text:p text:style-name="P7"><text:span text:style-name="T1">4</text:span></text:p>
            <text:p text:style-name="P7"><text:span text:style-name="T1"/></text:p>
          </draw:text-box>
        </draw:frame>
        <draw:frame draw:style-name="gr7" draw:text-style-name="P6" draw:layer="layout" svg:width="4.826cm" svg:height="1.985cm" svg:x="13.922cm" svg:y="4.318cm">
          <draw:text-box>
            <text:p><text:span text:style-name="T1">1 ADD.D F1, F2, F0</text:span></text:p>
            <text:p><text:span text:style-name="T1">2 SUB.D F3, F1, F0</text:span></text:p>
            <text:p><text:span text:style-name="T1">3 MUL.D F1, F2, F3</text:span></text:p>
            <text:p><text:span text:style-name="T1">4 SUB.D F4, F2, F0</text:span></text:p>
          </draw:text-box>
        </draw:frame>
        <draw:frame draw:style-name="gr12" draw:text-style-name="P8" draw:layer="layout" svg:width="0.578cm" svg:height="2.429cm" svg:x="17.097cm" svg:y="12.525cm">
          <draw:text-box>
            <text:p text:style-name="P7"><text:span text:style-name="T1">3</text:span></text:p>
          </draw:text-box>
        </draw:frame>
        <draw:frame draw:style-name="gr6" draw:text-style-name="P5" draw:layer="layout" svg:width="1.905cm" svg:height="0.508cm" svg:x="19.892cm" svg:y="7.445cm">
          <draw:text-box>
            <text:p><text:span text:style-name="T2">Add3</text:span></text:p>
          </draw:text-box>
        </draw:frame>
        <draw:frame draw:style-name="gr6" draw:text-style-name="P5" draw:layer="layout" svg:width="1.905cm" svg:height="0.508cm" svg:x="19.892cm" svg:y="5.54cm">
          <draw:text-box>
            <text:p><text:span text:style-name="T2">Mul1</text:span></text:p>
          </draw:text-box>
        </draw:frame>
      </draw:page>
      <draw:page draw:name="page8" draw:style-name="dp1" draw:master-page-name="master-page3">
        <draw:line draw:style-name="gr1" draw:text-style-name="P1" draw:layer="layout" svg:x1="10.295cm" svg:y1="3cm" svg:x2="10.295cm" svg:y2="3.635cm">
          <text:p/>
        </draw:line>
        <draw:polygon draw:style-name="gr2" draw:text-style-name="P2" draw:layer="layout" svg:width="0.139cm" svg:height="0.241cm" svg:x="10.228cm" svg:y="3.394cm" svg:viewBox="0 0 140 242" draw:points="67,67 0,0 67,242 140,0">
          <text:p/>
        </draw:polygon>
        <draw:polygon draw:style-name="gr3" draw:text-style-name="P2" draw:layer="layout" svg:width="6.592cm" svg:height="3.78cm" svg:x="7.035cm" svg:y="3.648cm" svg:viewBox="0 0 6593 3781" draw:points="17,17 17,0 6593,0 6593,3781 0,3781 0,0 17,0 17,17 34,17 34,3747 6559,3747 6559,33 17,33 17,17 34,17">
          <text:p/>
        </draw:polygon>
        <draw:path draw:style-name="gr3" draw:text-style-name="P2" draw:layer="layout" svg:width="6.566cm" svg:height="0.05cm" svg:x="7.057cm" svg:y="4.88cm" svg:viewBox="0 0 6567 51" svg:d="M17 4l-5 8v-8h5l-5 8v-8c9 0 64 4 153 4 271 8 859 8 1575 8 973 0 2181-4 3142-8 483 0 906-4 1206-4 301 0 479-4 479-4v33c0 0-2883 18-4827 18-487 0-911 0-1220-4-156 0-279 0-368-5-42 0-80 0-102-4-12 0-25 0-29 0-9-5-13 0-21-5z">
          <text:p/>
        </draw:path>
        <draw:path draw:style-name="gr3" draw:text-style-name="P2" draw:layer="layout" svg:width="6.566cm" svg:height="0.051cm" svg:x="7.048cm" svg:y="5.502cm" svg:viewBox="0 0 6567 52" svg:d="M17 4l-4 4v-8c0 0 4 0 4 4l-4 4v-8c8 4 63 8 152 8 271 5 860 9 1575 9 974 0 2181-4 3142-9 483 0 906-4 1207-4 301-4 478-4 478-4v35c0 0-2883 17-4827 17-482 0-910 0-1219-5-157 0-279-4-368-4-43 0-77-4-102-4-13 0-25 0-30 0-8-4-12-4-21-4z">
          <text:p/>
        </draw:path>
        <draw:path draw:style-name="gr3" draw:text-style-name="P2" draw:layer="layout" svg:width="6.562cm" svg:height="0.051cm" svg:x="7.027cm" svg:y="4.253cm" svg:viewBox="0 0 6563 52" svg:d="M13 0l-5 8 5-8-5 8 5-8c4 4 63 4 152 8 267 5 855 9 1575 9 969 0 2177-4 3142-9 479-4 902-4 1203-4 300-4 478-4 478-4v35c0 0-2879 17-4823 17-487 0-914 0-1223-4-153 0-280-5-369-5-42 0-76-4-101-4-13 0-22 0-30-4-9 0-13 0-17 0z">
          <text:p/>
        </draw:path>
        <draw:path draw:style-name="gr3" draw:text-style-name="P2" draw:layer="layout" svg:width="6.562cm" svg:height="0.051cm" svg:x="7.027cm" svg:y="6.137cm" svg:viewBox="0 0 6563 52" svg:d="M13 4l-5 9 5-9-5 9 5-9c4 0 63 4 152 4 267 9 855 9 1575 9 969 0 2177-4 3142-9 479 0 902-4 1203-4 300 0 478-4 478-4v34c0 0-2879 18-4823 18-487 0-914 0-1223-5-153 0-280 0-369-4-42 0-76 0-101-4-13 0-22 0-30 0-9 0-13 0-17-5z">
          <text:p/>
        </draw:path>
        <draw:path draw:style-name="gr3" draw:text-style-name="P2" draw:layer="layout" svg:width="6.566cm" svg:height="0.051cm" svg:x="7.061cm" svg:y="6.751cm" svg:viewBox="0 0 6567 52" svg:d="M17 4l-4 4v-8l4 4-4 4v-8c8 4 63 8 152 8 267 4 859 9 1575 9 974 0 2181-5 3142-9 483 0 902-4 1202-4 301-4 483-4 483-4v35c0 0-2883 17-4827 17-487 0-915 0-1219-5-157 0-280-4-369-4-42 0-80-4-101-4-13 0-26 0-30 0-8-4-13-4-21-4z">
          <text:p/>
        </draw:path>
        <draw:path draw:style-name="gr3" draw:text-style-name="P2" draw:layer="layout" svg:width="1.649cm" svg:height="0.21cm" svg:x="10.512cm" svg:y="3.182cm" svg:viewBox="0 0 1650 211" svg:d="M93 20c0 4-1 7-3 9-2 3-5 4-9 4s-7-1-9-4c-3-2-4-5-4-8 1-4 2-7 3-9 2-2 4-3 6-3-2-1-4-2-6-2s-3 0-4 0c-6 0-12 3-18 10-5 6-8 16-8 29v34h34v9h-33v93c0 3 0 6 1 8 0 2 2 3 6 4 3 1 8 1 15 1h6v9c-6 0-12 0-18-1-7 0-13 0-19 0l-33 1v-9c10 0 16 0 19-1 3-2 4-6 4-12v-93h-23v-9h23v-34c0-10 2-19 7-25 4-7 10-12 17-16 7-3 14-5 20-5 8 0 14 2 19 6s7 9 7 14zM185 95c-1 4-2 7-5 9-2 2-5 3-8 3s-6-1-8-3c-3-2-4-5-4-9s1-7 3-8c2-2 3-3 4-3-1-1-2-1-4-1-7 0-13 3-18 8s-9 12-12 20c-2 8-4 17-4 26v45c0 3 0 6 1 8s3 3 6 4 8 1 15 1h6v9c-5 0-12 0-18-1-6 0-13 0-18 0l-33 1v-9c9 0 15 0 18-1 3-2 5-6 4-12v-77c1-7 0-11-3-13s-9-3-19-3v-9l40-3v32c1-5 3-9 6-14s7-9 12-13c5-3 10-5 17-5s12 2 16 5c3 4 5 8 6 13zM308 140c0-5 0-12-1-19-1-8-3-14-7-21-4-6-8-11-14-14s-12-4-18-4-12 1-18 4-11 8-15 15c-3 6-5 13-6 20s-1 14-1 19c0 6 0 12 1 20 1 7 3 14 6 21 4 6 9 11 15 14 6 4 12 5 18 5 7 0 14-2 20-6 6-3 10-9 13-15 3-7 5-13 6-20s1-13 1-19zM332 143c-1 12-4 23-9 33-6 9-14 17-23 23-10 5-21 8-32 8-12 0-22-3-32-8-9-6-17-13-23-23-7-10-10-21-10-33 0-13 3-24 10-34 5-10 13-18 22-24 10-6 21-10 33-10s22 4 32 10 17 14 23 24c5 10 8 21 9 34zM542 203l-33 1v-9c10 0 16 0 19-1 3-2 4-6 4-12v-67c0-8-1-16-4-22s-9-9-18-10c-6 0-12 2-18 6-6 3-11 8-14 15-4 7-6 15-6 25v53c-1 6 1 10 4 12 2 1 9 1 18 1v9l-32-1-33 1v-9c10 0 16 0 19-1 3-2 4-6 4-12v-67c0-8-1-16-4-22s-9-9-18-10c-6 0-12 2-18 6-6 3-11 8-14 15-4 7-6 15-7 25v53c0 6 2 10 5 12 2 1 9 1 18 1v9l-32-1-33 1v-9c10 0 16 0 19-1 2-2 4-6 4-12v-77c0-7-1-11-4-13s-9-3-19-3v-9l41-3v30c4-9 9-16 16-22 7-5 16-8 26-8 5 0 10 0 15 2 5 1 10 4 15 8 4 4 7 10 9 18 1-4 4-8 7-12 4-4 8-8 14-11s12-5 20-5c9 0 15 1 20 4 5 2 9 4 11 7 4 4 6 10 7 16s2 16 2 28v55c0 4 2 6 5 7 4 1 10 1 17 1v9zM770 204c-4 0-8 0-14 0-5-1-11-1-16-1-6 0-10 0-14 0s-9 0-14 0c-6 0-11 0-17 1-5 0-10 0-13 0v-9h7c8 0 13 0 17-1 3-1 5-2 6-4s1-5 1-8v-153c0-3 0-6-1-8s-3-4-6-4c-4-1-9-2-17-2h-7v-8c3 0 8 0 13 0 6 0 11 0 17 0 5 0 10 0 14 0s9 0 14 0 11 0 16 0c6 0 10 0 14 0v8h-8c-7 0-13 1-16 2s-5 2-6 4-1 5-1 8v153c0 3 0 6 1 8s3 3 6 4 9 1 16 1h8zM955 107c0-11-1-22-3-34-2-11-6-22-12-31-7-10-16-17-25-21s-18-6-27-6h-29c-6 0-11 1-12 3-2 1-2 4-2 9v157c0 4 0 7 2 9 1 2 6 2 12 2h29c10 0 18-1 25-4s13-7 17-10c4-4 7-8 9-10 6-7 9-15 12-25s4-23 4-39zM984 107c0 19-4 35-12 50-8 14-19 26-32 34-13 9-28 13-44 13h-105v-9h6c8 0 13 0 16-1 4-1 6-2 6-4 1-2 1-5 1-8v-153c0-3 0-6-1-8 0-2-2-4-6-4-3-1-8-2-16-2h-6v-8h105c16 0 31 4 45 13 13 9 23 21 31 36 8 16 12 33 12 51zM1303 15c-10 1-16 2-21 4-4 3-6 5-7 9-1 3-2 7-1 10v93c0 6 0 10-1 12 0 3 0 5 0 8-2 11-6 21-12 30-5 9-13 16-22 21-9 6-19 8-30 9-13-1-26-4-36-10-11-6-20-15-27-26-6-11-10-23-10-36v-110c0-3 0-6-1-8 0-2-2-4-6-4-3-1-8-2-15-2h-7v-8c3 0 7 0 13 0 5 0 10 0 16 0 5 0 9 0 13 0s9 0 14 0 10 0 16 0c5 0 9 0 13 0v8h-7c-8 0-13 1-16 2s-5 2-6 4-1 5-1 8v111c0 18 3 31 9 40s13 15 20 18c8 2 14 4 18 4 10 0 18-3 27-8 8-5 15-12 20-22 6-9 8-21 9-34v-101c0-3-1-6-1-9-1-3-4-6-8-9-4-2-11-3-21-4v-8h34 34zM1435 203l-33 1v-9c10 0 16 0 19-1 3-2 4-6 4-12v-67c0-8-1-16-4-22s-9-9-18-10c-6 0-12 2-18 6-6 3-11 8-14 15-4 7-6 15-6 25v53c-1 6 1 10 4 12 2 1 9 1 18 1v9l-32-1-33 1v-9c10 0 16 0 19-1 3-2 4-6 4-12v-77c0-7-1-11-4-13s-9-3-19-3v-9l41-3v30c4-9 9-16 16-22 7-5 16-8 26-8 9 0 15 1 20 4 5 2 9 4 11 7 4 4 7 10 7 16 1 6 2 16 2 28v55c0 4 2 6 5 7 4 1 10 1 17 1v9zM1530 29c0 4-2 8-4 11-3 3-7 4-12 5-4-1-8-2-11-5s-4-7-4-11 1-7 4-10c2-3 6-5 11-5s8 2 11 5 5 6 5 10zM1545 204c-9 0-19 0-30-1l-31 1v-9c9 0 15 0 18-1 3-2 4-6 4-12v-77c0-7-1-11-4-13-2-2-8-3-17-3v-9l40-3v106c0 5 1 8 3 10s8 2 17 2zM1650 168c0 7-1 13-2 19-2 6-5 10-10 14-4 4-9 6-16 6-4 1-8 0-14-2-6-1-11-5-16-11-5-5-7-14-7-26v-79h-25v-6c10-1 17-4 23-10 5-6 9-13 11-22s3-17 3-25h8v54h41v9h-41v80c-1 2 0 5 0 10 1 5 3 10 5 14 3 4 8 7 14 7 5 0 10-3 14-8 3-5 5-13 5-24v-16h7z">
          <text:p/>
        </draw:path>
        <draw:path draw:style-name="gr3" draw:text-style-name="P2" draw:layer="layout" svg:width="1.378cm" svg:height="0.2cm" svg:x="5.037cm" svg:y="5.242cm" svg:viewBox="0 0 1379 201" svg:d="M87 197c-3 0-8 0-13 0s-11-1-17-1c-5 0-10 0-14 0s-8 0-14 0c-5 0-11 1-16 1-6 0-10 0-13 0v-9h7c8 0 13 0 16-1 4-1 6-2 7-4s1-5 1-8v-153c0-3 0-6-1-8s-3-3-7-4c-3-1-8-1-16-1h-7v-9c3 0 7 0 13 0 5 0 11 1 16 1 6 0 11 0 15 0 3 0 8 0 14 0 5 0 11-1 16-1s10 0 13 0v9h-7c-8 0-13 0-16 1-4 1-6 2-7 4s-1 5-1 8v153c0 3 0 6 1 8s3 4 7 4c3 1 8 1 16 1h7zM220 196l-33 1v-9c10 1 16 0 19-1 3-2 4-5 4-12v-67c0-8-1-15-4-22-3-6-9-9-18-10-6 0-12 2-18 6-6 3-11 9-14 15-4 7-6 16-6 26v52c-1 7 1 10 4 12 2 1 9 2 18 1v9l-32-1-33 1v-9c10 1 16 0 19-1 3-2 4-5 4-12v-77c0-7-1-11-4-13s-9-3-19-3v-9l41-3v30c4-9 9-16 16-21 7-6 16-9 26-9 9 0 15 2 20 4s9 4 11 7c4 5 6 10 7 16 1 7 2 16 2 28v55c0 4 2 7 5 7 4 1 10 2 17 1v9zM363 161c0 10-3 20-11 27-7 8-19 12-35 13-4 0-8-1-14-2-6-2-12-5-18-11-3 3-4 5-5 5 0 1-1 2-1 2-3 2-4 4-5 5-1 0-2 1-2 1-2 0-3-1-3-2s0-3 0-5v-38c0-3 0-5 0-6 1-1 2-2 3-2 2 0 3 1 3 1 1 1 1 2 2 4 2 13 6 23 12 30 7 7 16 11 28 11 11 0 19-3 24-7 5-5 8-12 8-19s-2-12-6-16c-4-3-9-6-13-8-5-1-9-2-11-2-10-2-18-4-23-6-6-1-10-4-15-8-8-6-12-14-12-24 0-6 1-11 4-17 3-5 7-9 14-13s16-5 28-6c2 0 6 1 11 1 5 1 10 4 16 7 0 0 1-1 2-2s2-2 3-2c1-2 3-3 3-3 1 0 2-1 3-1s2 1 2 2c1 1 1 3 1 5v29c0 3-1 5-1 6s-1 1-3 1c0 0-1 0-2 0s-1-1-2-2c0-4 0-8-2-13-1-6-4-11-9-15-4-5-12-7-22-7-12 0-21 2-26 7-4 4-7 9-6 15 0 5 2 10 5 13 4 3 8 5 14 7 5 1 10 2 16 3s12 3 17 5c6 2 11 5 16 9 2 2 4 5 7 9 3 5 5 11 5 19zM467 162c0 6-1 12-3 18s-5 11-9 14c-4 4-10 6-16 7-4 0-9-1-15-3-6-1-11-5-15-10-5-6-7-15-8-26v-80h-24v-6c9-1 17-4 22-10 6-6 9-13 12-21 2-8 3-18 3-26h7v54h41v9h-41v80c0 2 0 6 1 10 1 5 2 10 5 14 3 5 7 7 14 7 5 0 9-2 13-8 4-5 6-13 6-24v-16h7zM589 88c-1 4-2 8-5 9-2 2-5 3-8 3s-6-1-8-3c-3-2-4-5-4-9s1-6 3-8 3-3 3-3c0 0-1-1-3-1-7 1-13 3-18 8s-9 12-12 20c-2 8-4 17-4 27v44c0 3 0 6 1 8s3 4 6 4c3 1 8 1 15 1h6v9c-6 0-12 0-18 0s-13-1-18-1l-33 1v-9c9 1 15 0 18-1 3-2 5-5 4-12v-77c1-7-1-11-3-13-3-2-9-3-19-3v-9l40-3v32c1-4 3-9 6-14s7-9 12-12c5-4 10-6 17-6s12 2 16 5c3 4 5 8 6 13zM709 201v-26c-9 17-21 26-38 26-14-1-24-3-30-8s-10-11-12-19c-1-7-1-14-1-22v-43c0-9 0-15-1-19-1-3-3-6-6-7s-8-1-16-1v-9l43-3v96c-1 5 0 9 1 14 1 4 3 7 7 10 3 3 9 4 17 4 10 0 19-5 25-13s10-19 10-31v-52c0-7-1-11-4-13s-9-3-19-3v-9l43-3v102c-1 7 0 12 3 14s9 3 19 2v9zM877 163c0 1-1 3-2 7-2 4-4 8-8 13-3 5-8 9-14 12-7 4-14 5-24 6-11-1-22-4-31-9-9-6-17-14-22-23-6-10-9-21-9-34 0-12 3-23 8-33 6-10 13-18 22-24 10-6 20-9 33-10 7 0 14 2 21 4s12 6 16 10c4 5 6 11 7 17 0 5-2 8-4 10-3 3-6 4-10 4s-7-2-9-4c-3-3-4-6-4-10 0-2 1-4 2-7 2-3 6-5 12-6-4-3-8-6-12-7-5-2-9-3-12-3-4 0-6 0-7 0-6-1-11 1-17 4-6 4-11 10-15 18-5 9-7 21-7 37 0 15 3 27 7 35 5 9 10 15 16 18 6 4 12 6 18 5 3 1 7 0 12-2 5-1 10-4 14-8 5-5 8-11 11-20 0-2 2-3 4-3 1 0 1 0 2 1 1 0 2 1 2 2zM980 162c0 6-1 12-3 18s-5 11-10 14c-4 4-9 6-16 7-4 0-8-1-14-3-6-1-11-5-16-10-5-6-7-15-7-26v-80h-25v-6c10-1 17-4 23-10 5-6 9-13 11-21s4-18 4-26h7v54h41v9h-41v80c0 2 0 6 0 10 1 5 3 10 6 14 2 5 7 7 13 7 5 0 10-2 14-8 3-5 5-13 5-24v-16h8zM1054 22c0 4-1 8-4 12-2 3-6 5-11 5s-8-2-11-5c-3-4-4-7-4-12 0-3 1-7 4-10 2-3 6-5 11-5s8 2 11 5 4 6 4 10zM1070 197c-10 0-20 0-30-1l-31 1v-9c9 1 15 0 18-1 3-2 4-5 4-12v-77c0-7-1-11-4-13-2-2-8-3-17-3v-9l40-3v106c0 5 1 9 3 10 2 2 8 3 17 2zM1192 133c1-5 0-12 0-19-1-7-3-14-7-21-4-6-9-10-14-14-7-3-13-4-20-4-6 0-11 1-17 4-6 4-11 8-15 15s-6 13-6 20c-1 7-2 14-1 19-1 6 0 12 1 20 0 7 2 15 6 21 4 7 9 11 15 15 5 3 11 4 18 4s15-2 20-5c6-4 11-9 14-16s5-13 6-20c0-7 1-13 0-19zM1216 136c0 12-3 23-9 33-5 9-13 17-23 23-9 5-21 8-33 9-11-1-21-4-31-9-10-6-17-13-23-23s-9-21-9-33 3-23 8-34c6-10 14-18 23-24 10-6 21-9 33-10 11 1 23 4 33 10 9 6 17 14 23 24 5 10 8 21 8 34zM1346 196l-32 1v-9c9 1 15 0 18-1 3-2 5-5 4-12v-67c1-8-1-15-4-22-2-6-8-9-17-10-6 0-12 2-18 6-6 3-11 9-15 15-4 7-6 16-6 26v52c0 7 1 10 4 12 3 1 9 2 19 1v9l-33-1-32 1v-9c9 1 15 0 18-1 3-2 5-5 4-12v-77c1-7 0-11-3-13s-9-3-19-3v-9l40-3v30c5-9 10-16 17-21 7-6 16-9 26-9 8 0 15 2 20 4s8 4 10 7c5 5 7 10 8 16 1 7 1 16 1 28v55c0 4 2 7 6 7 4 1 9 2 17 1v9z">
          <text:p/>
        </draw:path>
        <draw:path draw:style-name="gr3" draw:text-style-name="P2" draw:layer="layout" svg:width="0.777cm" svg:height="0.259cm" svg:x="5.337cm" svg:y="5.595cm" svg:viewBox="0 0 778 260" svg:d="M121 196c-2-9-4-16-8-21s-9-8-17-8c-6 0-10 2-13 6-3 3-4 7-4 12 0 1 0 3 1 6s2 6 5 8c2 2 6 3 11 3 3 0 7 0 11-1s9-3 14-5zM162 106c0-25-4-44-11-59-7-14-16-24-26-30-10-7-20-10-30-10-9 0-18 3-29 9-10 6-19 16-26 31-7 14-11 34-11 59 0 21 3 39 9 52 5 13 12 22 19 29 7 6 14 10 19 12 0-1-1-2-2-5-1-2-1-5-2-9 0-6 2-12 7-17 4-5 10-7 17-7 8 0 15 3 20 9s9 13 13 21c9-8 17-17 22-27s8-21 9-31c2-11 3-20 2-27zM193 206c0 6-1 13-2 21-2 8-6 16-11 23-5 6-12 10-22 10-9 0-15-3-20-8s-8-12-10-20-4-17-5-27c-4 2-9 3-13 3-5 1-10 3-14 3-18-2-34-6-48-15-15-10-26-22-35-38-9-15-13-33-13-52 0-20 4-38 13-54s20-28 35-38c14-9 30-14 47-14 18 0 34 5 48 14 15 10 26 22 35 38s13 34 13 54c0 22-6 41-16 58-11 17-25 29-42 37 3 10 7 17 11 22s10 7 16 7c7 0 12-2 17-6s9-10 10-19c0-3 1-5 3-5 1 0 2 1 3 2 0 1 0 3 0 4zM321 206v-26c-9 18-21 27-37 26-15 0-25-2-31-7s-10-11-11-19c-2-7-2-15-2-22v-43c0-9 0-15-1-19 0-3-2-6-6-7-3-1-8-1-16-1v-9l43-3v96c0 5 0 9 1 14 1 4 3 7 7 10s9 4 17 4c11 0 19-5 25-13 7-8 10-19 10-32v-51c0-7-1-11-4-13-2-2-9-3-18-3v-9l42-3v102c-1 7 1 12 3 14 3 2 9 2 19 2v9zM470 131c0-3 0-8-1-13s-2-11-4-17c-2-5-6-10-10-14s-10-6-18-6c-3-1-7 1-13 3-5 3-10 7-14 15-5 7-8 17-8 32zM489 169c0 2-2 6-5 12s-8 12-15 17-16 8-28 8c-11 0-22-3-31-8-10-6-18-14-23-24-6-10-9-21-9-34 0-12 2-23 8-33 5-10 12-18 21-24s19-9 30-9c12 0 22 3 30 9 7 5 13 12 17 20 3 9 5 18 5 28 0 3 0 4-1 5s-3 1-6 1h-81c0 5 1 12 1 20 1 8 4 16 8 23 3 5 8 10 13 13 6 4 12 6 20 6 1 0 4 0 9-1s10-3 16-8c5-4 10-11 13-20 1-3 2-4 4-5 1 0 2 1 3 1 1 1 1 2 1 3zM610 206v-26c-9 18-21 27-37 26-15 0-25-2-31-7s-10-11-11-19c-2-7-2-15-2-22v-43c0-9 0-15-1-19-1-3-3-6-6-7s-8-1-16-1v-9l43-3v96c-1 5 0 9 1 14 1 4 3 7 7 10 3 3 9 4 17 4 11 0 19-5 25-13s10-19 10-32v-51c0-7-1-11-4-13s-9-3-19-3v-9l43-3v102c-1 7 1 12 3 14 3 2 9 2 19 2v9zM759 131c0-3 0-8-1-13s-2-11-4-17c-2-5-6-10-10-14-5-4-10-6-18-6-3-1-8 1-13 3-5 3-10 7-15 15-4 7-7 17-7 32zM778 169c0 2-2 6-5 12s-8 12-15 17-17 8-28 8-22-3-31-8c-10-6-18-14-23-24-6-10-9-21-10-34 1-12 3-23 9-33 5-10 12-18 21-24s19-9 30-9c12 0 22 3 30 9 7 5 13 12 17 20 3 9 5 18 5 28 0 3 0 4-1 5s-3 1-6 1h-81c0 5 0 12 1 20s4 16 8 23c3 5 8 10 13 13 6 4 12 6 20 6 1 0 4 0 9-1 4-1 10-3 15-8 6-4 11-11 14-20 1-3 2-4 4-5 1 0 2 1 3 1 0 1 1 2 1 3z">
          <text:p/>
        </draw:path>
        <draw:polygon draw:style-name="gr3" draw:text-style-name="P2" draw:layer="layout" svg:width="11.109cm" svg:height="3.391cm" svg:x="5.528cm" svg:y="11.306cm" svg:viewBox="0 0 11110 3392" draw:points="22,17 22,0 11110,0 11110,3392 0,3392 0,0 22,0 22,17 44,17 44,3354 11068,3354 11068,38 22,38 22,17 44,17">
          <text:p/>
        </draw:polygon>
        <draw:path draw:style-name="gr3" draw:text-style-name="P2" draw:layer="layout" svg:width="11.071cm" svg:height="0.065cm" svg:x="5.566cm" svg:y="12.631cm" svg:viewBox="0 0 11072 66" svg:d="M13 0l-4 14 4-14-4 14 4-14c0 0 30 5 68 5 300 9 1422 13 2845 13 1642 0 3675-4 5300-8 813 0 1524-5 2032-5 508-5 810-5 814-5v48c0 0-4865 18-8146 18-817 0-1537 0-2058-6-262 0-474-4-618-4-76-4-135-4-173-4-22 0-38-4-51-4s-17 0-26-5z">
          <text:p/>
        </draw:path>
        <draw:path draw:style-name="gr3" draw:text-style-name="P2" draw:layer="layout" svg:width="11.07cm" svg:height="0.064cm" svg:x="5.55cm" svg:y="13.3cm" svg:viewBox="0 0 11071 65" svg:d="M12 0v13-13 13-13c4 0 30 4 72 4 297 9 1423 13 2845 13 1639 0 3675-4 5301-8 812 0 1524-5 2032-5 503-4 809-4 809-4v48c0 0-4861 17-8142 17-817 0-1541 0-2062-5-258 0-470-4-618-4-72-4-131-4-173-4-21 0-38-4-47-4-13 0-21 0-29-5z">
          <text:p/>
        </draw:path>
        <draw:path draw:style-name="gr3" draw:text-style-name="P2" draw:layer="layout" svg:width="11.071cm" svg:height="0.063cm" svg:x="5.511cm" svg:y="11.954cm" svg:viewBox="0 0 11072 64" svg:d="M13 4l-4 8 4-12v4l-4 8 4-12c0 4 31 4 73 4 296 13 1418 13 2845 13 1638 0 3675-5 5296-9 813 0 1524-4 2032-4s809-4 813-4v46c0 0-4864 18-8141 18-821 0-1541 0-2062-4-262 0-470-4-618-4-76 0-135-4-173-4-22 0-38 0-51 0-14-6-18-6-27-6z">
          <text:p/>
        </draw:path>
        <draw:path draw:style-name="gr3" draw:text-style-name="P2" draw:layer="layout" svg:width="11.071cm" svg:height="0.063cm" svg:x="5.511cm" svg:y="13.986cm" svg:viewBox="0 0 11072 64" svg:d="M13 0l-4 8 4-8-4 8 4-8c0 0 31 4 73 4 296 9 1418 13 2845 13 1638 0 3675-4 5296-9 813-4 1524-4 2032-4 508-4 809-4 813-4v47c0 0-4864 17-8141 17-821 0-1541-4-2062-4-262 0-470-4-618-4-76-4-135-4-173-4-22 0-38-5-51-5-14 0-18 0-27-4z">
          <text:p/>
        </draw:path>
        <draw:path draw:style-name="gr3" draw:text-style-name="P2" draw:layer="layout" svg:width="0.252cm" svg:height="0.201cm" svg:x="5.711cm" svg:y="11.568cm" svg:viewBox="0 0 253 202" svg:d="M55 25c0 6-2 11-6 16-5 4-10 6-16 6-7 0-12-2-16-6-4-5-7-10-7-16 0-7 3-12 7-16s9-7 16-7c6 0 11 3 16 7 4 4 6 9 6 16zM35 200h-35v-14h20v-89c0-5-1-9-3-10s-8-1-16-1v-14l50-2v116h18v14zM200 98c-3-5-8-9-14-12-6-4-13-6-21-6-5 0-10 1-16 3-5 2-11 6-15 12s-6 12-7 19c0 8-1 15 0 22-1 7 0 15 1 23 1 9 4 16 9 22s13 9 25 11c7 0 13-3 18-6 5-2 10-5 14-8 3-4 5-6 6-8zM200 202v-15c-4 5-10 8-18 11-7 2-14 4-23 4-22 0-39-6-51-19-12-12-18-28-18-47 0-21 7-37 20-48 13-12 31-18 52-18 5 0 11 0 18 2 6 2 15 5 22 11v-56c0-6-1-9-3-10-3-1-8-2-18-2v-13l52-2v175c0 5 1 8 3 9 3 2 8 2 17 2v14z">
          <text:p/>
        </draw:path>
        <draw:path draw:style-name="gr3" draw:text-style-name="P2" draw:layer="layout" svg:width="0.328cm" svg:height="0.186cm" svg:x="6.858cm" svg:y="11.629cm" svg:viewBox="0 0 329 187" svg:d="M110 64c1-7 0-14 0-21-1-7-3-13-6-18s-7-9-13-11c-5-3-11-4-17-4-7 0-14 1-19 4-6 3-10 7-13 13-2 5-4 11-4 17-1 7-1 14-1 20 0 9 1 17 2 26 1 8 4 16 9 21 5 6 14 9 26 9s20-3 25-9c6-5 9-13 10-21 1-9 2-17 1-26zM147 67c0 12-3 23-8 33-6 9-14 17-25 23s-24 9-40 9-30-3-41-9c-10-6-19-13-24-23-6-10-9-21-9-33 0-13 3-24 9-34s14-18 25-24 24-9 40-9 29 3 40 9 19 14 25 24c5 10 8 21 8 34zM292 66c0-18-3-32-10-41-7-8-15-13-25-13-4 0-8 1-15 2-6 2-12 6-18 12-2 1-3 3-4 4 0 1 0 3 0 5v61c0 3 0 5 0 6s1 2 3 4c7 7 13 12 18 14 6 1 10 2 12 1 7 0 13-1 19-5s11-10 14-18c4-8 6-19 6-32zM329 66c0 20-7 36-20 48s-31 18-52 18c-6 0-13-1-19-3s-12-5-18-10v53h20v15l-37-1-37 1v-15h21v-145c0-5-1-8-3-9-3-1-8-2-18-2v-13l52-2v14c3-3 9-6 16-9 8-4 17-5 27-5 21 0 38 6 50 18s18 27 18 47z">
          <text:p/>
        </draw:path>
        <draw:path draw:style-name="gr3" draw:text-style-name="P2" draw:layer="layout" svg:width="0.569cm" svg:height="0.204cm" svg:x="7.944cm" svg:y="11.563cm" svg:viewBox="0 0 570 205" svg:d="M151 56c0-6 0-12-2-18-1-6-5-11-12-15s-18-6-33-7h-34v80h34c15 0 26-2 33-6 7-5 11-10 12-16 2-6 3-12 2-18zM236 174c0 2-1 5-2 10-2 5-5 9-10 14-5 4-13 6-23 7-6 0-13-1-21-2-7-1-15-3-21-6-7-3-11-7-14-11s-5-9-5-14c-1-6-1-11-1-18s0-12-1-16c0-5-1-8-2-11s-3-6-6-9c-5-5-10-9-15-10s-9-1-11-1h-34v81h31v13c-3 0-8 0-15 0-6 0-12 0-19 0s-12 0-16 0c-5 0-10 0-16 0-7 0-13 0-20 0-6 0-11 0-15 0v-13h31v-172h-31v-13h109c18 0 34 3 47 7 12 5 22 11 29 19s10 17 10 27-4 19-11 27c-8 8-20 15-37 20 7 2 13 5 19 11 7 6 11 13 13 23 1 1 1 3 1 7 1 3 1 7 2 10 0 4 0 6 1 8 0 4 1 8 2 13s3 10 6 13c3 4 7 6 13 6 4 0 8-1 12-5 3-3 6-8 6-15 0-2 1-3 1-4 1-2 3-2 6-2 1 0 3 0 4 0 2 1 3 3 3 6zM406 143c0 10-3 20-7 29s-11 17-21 23c-9 6-22 9-38 10-4 0-9-1-16-1-6-1-13-3-21-5-7-2-15-6-21-10l-14 13c-1 1-2 2-2 2-1 0-2 1-3 1-3 0-4-1-5-2 0-2 0-4 0-7v-52c0-3 0-5 1-7 0-1 2-1 6-1 3 0 5 0 5 1 1 1 1 3 1 5 1 11 4 19 9 26s11 11 19 15c7 3 14 5 22 6 7 1 14 2 19 2 10 0 18-2 23-6 6-3 9-8 11-13 3-5 4-10 4-15-1-6-2-11-5-15-2-5-5-8-7-10s-4-3-7-4c-2-1-6-3-10-4-5-1-11-2-19-4-11-2-19-4-26-6-6-2-13-5-17-7-5-3-9-7-14-11-3-3-6-8-10-15-3-6-5-14-5-23 0-11 2-20 7-29 4-8 12-16 21-21 11-5 23-8 37-8 7 0 15 1 24 3 8 2 17 6 25 13l13-13c2-1 3-2 4-3 0 0 1 0 2 0 3 0 4 0 5 2 0 1 0 3 0 6v52c0 4 0 6-1 7 0 1-2 2-6 2-2 0-4-1-5-2s-1-3-2-6c-2-13-6-23-13-30-6-7-13-12-21-15-9-3-17-4-25-4-9 0-17 2-22 5-5 4-10 7-12 12s-3 9-3 13c0 6 1 11 4 15 4 5 8 8 12 10 4 3 8 5 12 5l42 9c9 2 17 6 24 11 8 6 14 13 18 22 5 9 7 18 8 29zM570 201c-5 0-11 0-18 0s-14 0-21 0c-8 0-14 0-19 0s-11 0-18 0-15 0-22 0-13 0-17 0v-13h40v-150c-9 3-16 4-23 5s-12 1-14 1h-6v-14h6c2 0 6 0 12 0 7-1 14-2 22-5 8-2 16-6 23-11 2-1 3-2 3-2 1 0 2 0 4 0 3 0 6 1 6 2 1 2 2 4 1 7v167h41z">
          <text:p/>
        </draw:path>
        <draw:path draw:style-name="gr3" draw:text-style-name="P2" draw:layer="layout" svg:width="0.575cm" svg:height="0.204cm" svg:x="11.881cm" svg:y="11.558cm" svg:viewBox="0 0 576 205" svg:d="M151 57c1-6 0-12-1-18-2-6-6-11-13-15-6-5-17-7-33-7h-33v80h33c15 0 27-2 33-7 7-4 11-9 13-15 1-6 2-12 1-18zM236 175c0 2 0 5-2 10s-5 9-10 13c-5 5-12 7-22 7-7 0-14 0-21-1-8-1-15-3-22-6-6-4-11-7-14-11-3-5-5-9-5-15-1-5-1-11-1-17 0-7 0-13 0-17-1-4-1-7-3-10-1-3-3-6-6-10-5-5-10-8-15-9s-9-2-11-1h-33v81h31v13c-4 0-9 0-15-1-7 0-13 0-20 0-6 0-12 0-16 0s-10 0-16 0c-7 0-13 0-20 0-6 1-11 1-15 1v-13h31v-172h-31v-13h110c18 0 33 2 46 7s22 11 29 19 10 17 10 27-3 19-11 27-20 15-37 19c7 2 13 6 20 11 6 6 10 14 13 24 0 1 0 3 0 6 1 4 1 7 2 11 0 4 1 6 1 7 0 5 1 9 2 14s3 9 6 13 7 6 13 6c5 0 8-2 12-5s6-8 7-15c0-2 0-3 1-5 0-1 2-2 5-2 2 0 3 0 5 1 1 1 2 3 2 6zM405 144c0 10-2 19-7 29-4 9-11 17-21 23-9 6-22 9-38 9-4 0-9 0-16-1-6 0-13-2-20-4-8-3-15-6-21-11l-13 14c-2 1-2 1-3 2-1 0-2 0-3 0-2 0-4 0-4-2-1-1-1-3-1-6v-52c0-3 0-6 1-7s3-2 6-2 5 1 5 2c1 1 1 3 1 5 1 11 4 19 9 26 5 6 11 11 18 15 7 3 15 5 22 6s14 2 19 2c10 0 18-2 23-6 6-3 10-8 12-13s3-10 3-15c0-7-2-12-4-16-3-4-5-7-8-9-2-2-4-3-6-5-3-1-6-2-11-3s-11-3-19-4c-11-3-19-4-25-7-7-2-12-4-17-7-4-2-9-6-14-10-3-4-6-9-10-15-3-6-5-14-5-24s2-19 7-28 12-16 21-21c10-6 22-8 36-9 8 0 15 1 24 3s17 7 26 13l13-12c1-2 2-3 3-3s1-1 2-1c3 0 4 1 5 2 1 2 1 4 1 6v53c0 3-1 6-1 7-1 1-3 1-6 1s-5 0-6-1-1-3-2-6c-2-13-6-23-13-30-6-8-13-13-21-15-8-3-16-4-24-4-10 0-17 2-23 5-5 3-9 7-11 12-2 4-3 9-3 13 0 6 2 11 4 15 3 4 7 8 11 10 4 3 8 4 12 5l42 9c9 2 17 6 25 11 7 5 13 12 18 21 4 9 7 19 7 30zM568 202h-125v-5c0-3 0-5 1-6 0-1 1-2 3-4l59-59c20-21 31-41 31-61 0-11-3-20-10-28-6-8-16-13-28-13-5 0-11 1-17 2-5 2-10 5-14 8 2 0 4 1 6 3 3 1 5 3 7 6 3 3 4 7 5 12-1 7-4 12-8 16-5 3-9 5-14 5-3 0-6-1-9-2s-6-3-8-7c-2-3-4-7-4-13 0-8 3-16 8-23 6-6 13-11 22-15 11-4 21-5 33-5 14 0 26 2 36 6 11 5 19 11 25 19s9 18 9 29c0 9-1 17-5 24-4 6-10 13-18 20s-17 14-28 22c-6 5-13 10-20 16s-14 11-21 17h42c2 0 5 0 9 0s8 0 12 0c4-1 7-1 8-2 2 0 3-3 4-6s2-7 3-11c0-4 1-7 1-9h13z">
          <text:p/>
        </draw:path>
        <draw:path draw:style-name="gr3" draw:text-style-name="P2" draw:layer="layout" svg:width="0.613cm" svg:height="0.202cm" svg:x="9.879cm" svg:y="11.559cm" svg:viewBox="0 0 614 203" svg:d="M231 16c-7 0-13 0-16 1-4 1-6 1-7 2s-2 2-2 3l-77 174c-1 4-3 6-5 7-2 0-4 1-6 0-4 0-7 0-8-1-2-2-3-4-4-6l-79-180h-27v-13c4 0 8 0 14 0s11 0 17 0 11 0 15 0 10 0 16 0c7 0 13 0 19 0 7 0 12 0 16 0v13h-27l61 139 58-132c1-1 1-2 1-3 0-2-2-2-6-3-3 0-7-1-11-1s-7 0-8 0v-13c6 0 12 0 19 0 6 0 13 0 19 0h33v13zM320 134c-4 0-9 0-16 1-6 1-13 3-20 5-6 3-12 6-17 11s-7 11-7 19c0 6 3 12 7 16 5 4 11 6 19 6 3 1 7 0 12-1 5-2 10-5 15-10 4-4 6-11 7-20zM378 194c0 3-1 5-3 6s-4 1-7 1h-14c-9 0-16-1-21-4-4-2-6-5-7-8-1-4-2-7-1-10-4 6-9 12-16 16-7 5-16 8-27 8-7 0-15-1-24-3-8-1-15-4-22-9-6-5-10-12-10-21 0-10 4-19 12-25 7-6 17-10 27-13 11-3 21-5 31-6 11 0 18-1 24-1v-10c0-22-11-34-32-34-2 0-5 0-9 0-3 1-8 1-12 2 1 0 2 2 4 4 1 2 2 6 3 10-1 6-3 11-6 14-4 3-8 4-13 4-4 0-8-1-11-4-4-3-6-8-6-14 0-8 3-14 9-18 7-4 14-6 22-7s14-2 20-1c22 0 38 4 48 12s15 19 15 32v62c0 3 1 6 3 8 1 1 7 2 15 3 2-1 4 0 5 0 2 1 3 3 3 6zM428 200l-35 1v-13h20v-161c0-5-1-8-3-9-3-2-8-2-17-2v-13l51-3v188h20v13zM614 201c-5 0-10 0-17-1-7 0-15 0-22 0s-13 0-18 0-12 0-19 0-14 0-21 0c-8 1-13 1-18 1v-13h40v-150c-8 2-16 4-23 5-7 0-12 1-14 0h-6v-13h6c2 0 6 0 13-1 6 0 13-2 21-4s16-6 24-11c1-1 2-2 3-2 0 0 2 0 3 0 4 0 6 0 7 2 0 1 1 4 1 7v167h40z">
          <text:p/>
        </draw:path>
        <draw:path draw:style-name="gr3" draw:text-style-name="P2" draw:layer="layout" svg:width="0.619cm" svg:height="0.202cm" svg:x="13.931cm" svg:y="11.568cm" svg:viewBox="0 0 620 203" svg:d="M229 15c-7 0-12 1-15 1-3 1-5 2-6 2-2 1-2 2-3 4l-76 174c-2 3-4 5-5 6-2 1-4 1-7 1-4 0-6-1-8-2-1-1-2-3-3-6l-80-180h-26v-13c3 0 8 0 13 1 6 0 12 0 18 0s10 0 14 0c5 0 10 0 17 0 6 0 13 0 19 0 6-1 11-1 15-1v13h-27l61 139 59-132c0-1 1-2 1-3s-2-2-6-3c-4 0-8 0-12 0s-6-1-8-1v-13c6 0 12 1 19 1s13 0 19 0l33-1v13zM318 133c-4 0-9 1-15 2-7 1-13 2-20 5-7 2-13 6-17 10-5 5-7 11-8 19 1 7 3 12 8 16s11 7 19 7c2 0 6-1 11-2 6-2 11-5 15-9 5-5 7-12 7-21zM376 194c0 3-1 5-2 6-2 0-4 1-7 0h-14c-10 0-17-1-21-3-4-3-7-6-8-9s-1-7-1-10c-3 7-8 12-15 17s-16 7-28 7c-7 0-14 0-23-2s-16-5-22-10c-7-5-10-12-10-21 0-10 4-18 11-24 8-6 17-11 28-14s21-4 31-5 18-2 23-2v-10c0-22-10-33-31-34-2 0-5 1-9 1s-8 1-12 1c0 1 2 2 3 4 2 3 3 6 3 10 0 6-2 11-6 14-3 3-7 5-12 5-4 0-8-2-12-5s-6-7-6-14c1-8 4-14 10-18 6-3 13-6 21-7s15-1 21-1c21 0 37 4 47 13 11 8 16 18 16 31v62c0 3 0 6 2 8s7 3 16 3c1 0 3 0 5 1 1 0 2 2 2 6zM427 200h-35v-13h19v-160c1-6 0-9-3-10-2-1-8-2-16-2v-13l51-2v187h19v13zM610 200h-123v-5c0-2 0-4 0-6 1-1 2-2 3-4l58-59c21-20 31-40 31-59 0-12-3-22-9-30-7-8-16-12-29-13-5 0-10 1-15 3-5 1-10 4-14 7 1 1 3 2 6 3 2 1 5 4 7 6 2 3 3 8 3 13 0 7-2 13-7 16-4 3-9 5-14 5-2 0-5-1-8-2s-6-3-9-6c-2-3-3-8-3-13 0-10 3-18 8-24 5-7 13-12 22-16 9-3 20-5 32-5 13 0 25 2 36 7 10 4 19 10 25 18 6 9 10 19 10 30 0 9-2 17-7 24-4 7-10 13-17 20-8 6-17 13-28 21-7 5-14 10-21 16s-14 12-21 17h43c1 0 4 0 9 0 4 0 8 0 12 0s7-1 8-1c1-1 3-3 4-7 1-3 1-7 2-11 1-3 1-6 2-8h14z">
          <text:p/>
        </draw:path>
        <draw:path draw:style-name="gr3" draw:text-style-name="P2" draw:layer="layout" svg:width="0.657cm" svg:height="0.258cm" svg:x="15.594cm" svg:y="11.559cm" svg:viewBox="0 0 658 259" svg:d="M125 137c0-8 0-16-1-24-1-9-4-16-9-22s-14-10-25-10c-8 0-16 2-22 5-6 4-12 8-16 13v74c1 1 3 3 6 7 3 3 7 6 11 8 5 3 11 4 18 4 4 1 10 0 15-3 6-2 11-6 15-12 4-5 6-12 7-19s1-14 1-21zM162 137c-1 20-7 36-20 48s-31 18-53 18c-8 0-16-2-22-4-6-3-10-6-14-8-3-3-5-5-6-6-4 5-9 11-14 16h-13v-174c0-5-1-8-4-9-2-2-8-2-16-2v-13l51-3v85c3-3 8-7 15-10 8-3 16-4 27-4 21 0 38 6 50 18s19 27 19 48zM302 203v-23c-4 8-9 13-15 16-5 3-10 5-15 6s-9 1-11 1c-15 0-27-2-37-7s-15-15-15-30v-68c0-6-1-9-3-10-3-1-8-2-17-2v-13l53-2v99c0 5 0 9 1 13 1 3 3 5 6 7s9 2 16 2c11 0 19-3 26-10 6-7 9-17 10-28v-56c0-6-1-9-4-10-2-1-8-2-16-2v-13l52-2v105c0 6 1 9 4 10 2 1 8 2 16 2v13zM477 161c0 10-3 18-7 24-5 6-10 10-16 13-7 2-13 4-18 4-6 1-10 1-12 1-3 0-8 0-14-1-7-1-13-4-20-8l-8 4c-3 3-5 4-5 4-1 1-2 1-3 1-3 0-4-1-5-2-1-2-1-4-1-6v-32c0-3 1-5 1-6 1-1 3-2 6-2 2 0 4 0 5 1 1 0 2 1 2 3 1 4 3 9 6 14 2 5 7 10 12 14 6 3 14 5 24 5 2 1 6 0 11 0 5-1 10-3 14-6 5-3 7-8 8-15-1-6-3-10-7-13-3-3-8-5-13-7-4-1-9-2-12-3-11-1-20-3-27-5-6-2-12-6-18-11-3-3-6-6-8-10s-3-9-4-15c1-9 3-16 8-22 4-5 9-8 16-11 6-2 12-3 18-4 5 0 9-1 11 0 12 0 22 1 29 5 6-3 9-4 11-5 1 0 2-1 2 0 3 0 4 0 5 2 1 1 1 3 1 6v23c0 3 0 5-1 6s-3 2-6 2-5-1-6-1c-1-1-1-3-1-5-1-16-12-24-34-24-2 0-6 0-11 0-5 1-10 3-14 5-4 3-7 7-7 13 0 4 2 8 5 10 4 3 8 4 12 6 5 1 9 2 12 2 11 2 20 4 26 6 6 1 12 4 17 8 11 9 16 19 16 32zM658 86c-6 0-10 0-13 1-3 0-5 1-6 2-1 0-2 1-2 3l-62 132c-3 6-7 11-11 17-4 5-10 9-16 12-6 4-12 5-20 6-9-1-16-3-22-8-7-5-10-11-10-19 0-5 2-10 5-12 5-3 8-5 13-5s9 2 12 5 4 7 4 12-1 9-3 11-4 4-6 4c1 1 2 1 3 1s2 0 4 0c7 0 12-2 17-5 5-4 8-8 11-13s6-10 8-15l7-14-54-115h-20v-14l34 1 36-1v14h-16l37 79 33-72 2-4c-1-1-2-2-4-2-2-1-4-1-7-1-2 0-3 0-3 0v-14l26 1c4 0 8 0 12 0s7-1 11-1z">
          <text:p/>
        </draw:path>
        <draw:path draw:style-name="gr3" draw:text-style-name="P2" draw:layer="layout" svg:width="0.652cm" svg:height="0.213cm" svg:x="5.643cm" svg:y="12.954cm" svg:viewBox="0 0 653 214" svg:d="M90 38l-32 95h65zM160 207c-4 0-9 0-14 0s-10 0-15 0-9 0-13 0v-8c3 0 6-1 10-1s7-1 10-2c2-1 4-3 4-6 0-1 0-3-1-4l-15-44h-71l-13 38c-1 0-1 1-1 2s0 1 0 2c0 4 2 7 6 10 3 3 9 4 16 5v8h-33-30v-8c8 0 15-2 20-5 6-2 10-7 12-15l60-173c1-2 1-3 2-4s3-2 5-2 4 1 4 2c1 1 2 2 3 4l62 181c1 5 3 8 7 9 3 2 9 3 17 3h5v8zM308 114c0-2 0-4-1-5 0-1-1-3-3-5-4-6-9-11-15-14-5-2-10-3-16-3-7 0-14 2-19 5-6 4-10 8-13 13-4 7-7 14-8 21-1 8-1 14-1 20s0 13 1 20 4 14 7 20c4 5 8 10 13 13 5 4 11 5 18 5 6 0 12-1 18-5 6-3 11-8 15-15 2-2 3-4 3-5 1-1 1-3 1-5zM308 211v-19c-4 4-9 9-15 13-7 3-15 5-24 6-11-1-21-3-30-9-10-6-17-14-22-23-6-10-9-21-9-33 0-13 3-24 9-34s14-17 23-23c10-7 21-10 32-10 8 0 15 2 21 6 6 3 11 8 16 13v-63c0-7-1-11-4-13-3-3-9-3-19-3v-9l42-3v175c-1 7 0 12 3 14s9 3 19 3v8zM469 114c0-2 0-4-1-5 0-1-1-3-2-5-5-6-10-11-15-14-6-2-11-3-16-3-8 0-15 2-20 5-6 4-10 8-13 13-4 7-6 14-8 21-1 8-1 14-1 20s0 13 1 20c2 7 4 14 8 20 3 5 7 10 12 13 5 4 11 5 18 5 6 0 12-1 18-5 6-3 11-8 16-15 1-2 2-4 2-5 1-1 1-3 1-5zM469 211v-19c-4 4-9 9-15 13-7 3-14 5-24 6-11-1-21-3-30-9s-17-14-22-23c-6-10-9-21-9-33 0-13 3-24 9-34s14-17 24-23c9-7 20-10 31-10 8 0 15 2 21 6 6 3 12 8 16 13v-63c0-7-1-11-4-13-3-3-9-3-19-3v-9l42-3v175c-1 7 1 12 3 14 3 2 9 3 19 3v8zM653 158c0 10-3 19-8 28-5 8-12 15-22 20-9 5-19 8-31 8-11 0-20-2-29-6s-17-9-22-16-8-15-8-23c0-7 2-11 5-14 4-2 7-3 11-3 5 0 9 1 12 4s5 7 5 12c0 6-2 10-6 13-3 2-9 3-14 3 3 5 9 10 14 13s11 6 16 7c6 1 11 2 15 2s9-1 14-4c5-2 9-7 13-14s5-17 6-30c0-14-3-26-9-34-5-9-14-13-26-14h-12c-3 0-5 0-6 0s-1-1-1-3c0-1 0-2 1-2 1-1 2-1 3-1s3 0 6 0c2-1 4-1 5-1 4 0 8-1 13-2 4-2 9-6 13-13 4-8 6-14 7-21 1-6 1-11 1-13 0-8-2-15-5-20-2-4-6-7-10-9s-9-3-13-3c-3 0-8 0-12 2-5 1-10 2-14 5-5 3-9 6-12 11 2 0 4 0 7 0 2 1 5 2 7 4s4 5 4 10c0 4-1 8-4 11-3 2-6 4-11 4s-8-1-11-4-4-6-4-11c0-11 5-20 15-28 10-7 22-11 37-11 9 0 18 1 26 5 8 3 14 8 19 14s7 13 7 20c0 12-3 22-11 32-7 10-17 16-29 20 15 3 27 10 35 20 9 9 13 20 13 32z">
          <text:p/>
        </draw:path>
        <draw:path draw:style-name="gr3" draw:text-style-name="P2" draw:layer="layout" svg:width="0.65cm" svg:height="0.209cm" svg:x="5.639cm" svg:y="13.615cm" svg:viewBox="0 0 651 210" svg:d="M90 38l-32 94h65zM160 206c-4 0-9 0-14 0s-10 0-15 0-9 1-13 1v-9c3 0 6 0 10 0 4-1 7-1 10-3 2-1 4-3 4-6 0-1 0-2-1-4l-15-44h-71l-13 38c-1 0-1 1-1 2s0 2 0 2c0 4 2 7 6 10 3 3 9 5 16 5v9l-33-1-30 1v-9c8 0 15-1 20-4 6-3 10-8 12-15l60-173c1-2 1-4 2-5s3-1 5-1 4 0 4 1c1 1 2 3 3 5l62 180c1 5 3 8 7 10 3 1 9 2 17 2h5v9zM308 114c0-3 0-4-1-6 0-1-1-2-2-5-5-6-10-11-16-13-5-3-10-4-16-4-7 0-14 2-19 6-6 4-10 8-13 12-4 7-7 14-8 22-1 7-1 14-1 19 0 6 0 13 1 20s4 14 7 20c4 6 8 10 13 14 5 3 11 5 18 5 6 0 12-2 18-5s11-9 16-15c1-3 2-4 2-6 1-1 1-3 1-5zM308 210v-19c-4 5-9 9-15 13-7 4-15 6-24 6-11 0-21-3-30-9-10-5-17-13-22-23-6-10-9-21-9-33s3-24 9-33c6-10 14-18 23-24 10-5 21-8 32-8 8 0 15 1 21 5 6 3 11 7 16 12v-63c0-7-1-11-4-13s-9-3-19-3v-9l42-3v176c-1 7 0 11 3 13s9 3 19 3v9zM469 114c0-3 0-4-1-6 0-1-1-2-2-5-5-6-10-11-15-13-6-3-11-4-16-4-8 0-15 2-20 6-6 4-10 8-13 12-4 7-6 14-8 22-1 7-1 14-1 19 0 6 0 13 1 20 2 7 4 14 8 20 3 6 7 10 12 14 5 3 11 5 18 5 6 0 12-2 18-5s11-9 16-15c1-3 2-4 2-6 1-1 1-3 1-5zM469 210v-19c-4 5-9 9-15 13-7 4-14 6-24 6-11 0-21-3-30-9-9-5-17-13-22-23-6-10-9-21-9-33s4-24 9-33c6-10 14-18 24-24 9-5 20-8 32-8 7 0 14 1 20 5 6 3 12 7 16 12v-63c0-7-1-11-4-13s-9-3-19-3v-9l42-3v176c-1 7 1 11 3 13 3 2 9 3 19 3v9zM643 207h-107c0-3 0-6 1-7 0-1 1-2 2-4l56-61c8-9 15-19 21-30s9-22 9-35c0-8-2-16-4-23-3-7-7-13-13-17s-13-7-22-7c-8 0-16 3-23 8s-12 12-16 21c1 0 2 0 4 0 5 0 9 2 11 5 3 3 4 6 4 10 0 6-2 11-5 13-4 3-7 4-10 3 0 1-1 0-4 0-2-1-5-2-7-5-2-2-4-7-4-12 0-8 2-17 7-25 4-8 10-14 18-19 9-5 18-8 29-8 18 0 32 6 44 16 11 10 17 23 17 40 0 10-2 19-6 27s-11 16-20 25-21 20-36 33l-31 30h52c2 0 6 0 10 0 4-1 7-1 11-1s6-1 6-2c2-2 3-6 4-11s2-10 3-14h7z">
          <text:p/>
        </draw:path>
        <draw:path draw:style-name="gr3" draw:text-style-name="P2" draw:layer="layout" svg:width="0.656cm" svg:height="0.209cm" svg:x="5.635cm" svg:y="12.243cm" svg:viewBox="0 0 657 210" svg:d="M90 38l-32 94h65zM159 206c-3 0-8 0-13 0s-10 0-15 1c-5 0-9 0-13 0v-9c3 0 6 0 10 0 3-1 7-1 9-2 3-2 5-5 5-7s-1-3-1-4l-15-45h-71l-14 38c0 1 0 1 0 2s0 2 0 3c0 3 2 7 5 11 4 2 9 4 16 4v9l-33-1-29 1v-9c8 0 14-1 20-4 5-4 9-9 12-16l60-172c0-2 1-4 2-5s2-1 5-1c2 0 3 0 4 1s2 3 2 5l62 180c2 4 4 8 7 10 4 2 9 2 18 2h5v9zM307 113c0-2 0-4 0-5s-1-3-3-6c-4-6-9-10-15-13-5-2-11-4-16-4-8 0-14 2-20 6-5 4-9 8-12 13-4 6-7 13-8 21-1 7-2 14-1 20-1 6 0 12 1 20 1 7 3 13 7 20 3 5 8 11 13 14s11 5 17 5c7 0 13-2 19-5s11-9 15-16c2-3 3-4 3-5 0-2 0-3 0-6zM307 210v-20c-3 6-8 10-15 14-6 4-14 6-23 6-11 0-22-3-31-8-9-6-16-15-22-25-5-9-8-20-8-33 0-12 3-23 9-33s13-18 23-23c10-6 20-9 32-9 8 0 15 2 21 5s11 7 15 13v-62c1-7-1-12-3-14-3-2-9-3-19-3v-9l41-3v175c0 7 1 11 4 14 3 2 9 3 19 3v9zM469 113c0-2-1-4-1-5s-1-3-3-6c-4-6-9-10-15-13-5-2-10-4-16-4-8 0-14 2-20 6-5 4-9 8-12 13-4 6-7 13-8 21-1 7-1 14-1 20s0 12 1 20c1 7 4 13 7 20 4 5 8 11 13 14s11 5 17 5c7 0 13-2 19-5s11-9 15-16c2-3 3-4 3-5 0-2 1-3 1-6zM469 210v-20c-4 6-9 10-16 14-6 4-14 6-23 6-11 0-21-3-30-8-10-6-17-15-23-25-5-9-8-20-8-33 0-12 3-23 9-33s14-18 23-23c10-6 21-9 32-9 8 0 15 2 21 5s11 7 15 13v-62c1-7 0-12-3-14s-9-3-19-3v-9l41-3v175c0 7 1 11 4 14 3 2 9 3 19 3v9zM608 42l-71 108h71zM628 159v25c0 3 0 6 1 8 1 3 3 4 6 5s8 1 15 1h6v9c-6 0-12-1-19-1s-14 0-20 0-13 0-21 0c-6 0-13 1-19 1v-9h6c7 0 12 0 16-1 3-1 5-2 6-5 1-2 1-5 1-8v-25h-78v-9l90-135c1-2 2-3 3-3 1-1 1-1 3-1s3 1 4 2c0 1 0 3 0 6v131h29v9z">
          <text:p/>
        </draw:path>
        <draw:path draw:style-name="gr3" draw:text-style-name="P2" draw:layer="layout" svg:width="0.641cm" svg:height="0.21cm" svg:x="5.639cm" svg:y="14.3cm" svg:viewBox="0 0 642 211" svg:d="M90 39l-32 94h65zM160 207c-4 0-9 0-14 0s-10 0-15 0-9 0-13 1v-9c3 0 6 0 10-1 4 0 7-1 10-2 2-1 4-3 4-6 0-1 0-3-1-4l-15-44h-71l-13 38c-1 0-1 1-1 2s0 1 0 2c0 4 2 7 6 10 3 3 9 4 16 5v9l-33-1-30 1v-9c8 0 15-2 20-4 6-3 10-8 12-16l60-173c1-2 1-3 2-4s3-2 5-2 4 1 4 2c1 1 2 2 3 4l62 181c1 5 3 8 7 10 3 1 9 2 17 2h5v9zM308 115c0-3 0-5-1-6 0-1-1-3-2-5-5-6-10-11-16-13-5-3-10-4-16-4-7 0-14 2-19 6-6 3-10 8-13 12-4 7-7 14-8 21-1 8-1 14-1 20s0 13 1 20 4 14 7 20c4 6 8 10 13 13 5 4 11 5 18 5 6 0 12-1 18-4 6-4 11-9 16-16 1-2 2-4 2-5 1-1 1-3 1-5zM308 211v-19c-4 5-9 9-15 13-7 4-15 6-24 6-11 0-21-3-30-9-10-6-17-13-22-23-6-10-9-21-9-33 0-13 3-24 9-34 6-9 14-17 23-23 10-6 21-8 32-9 8 0 15 2 21 5 6 4 11 8 16 13v-62c0-7-1-11-4-13s-9-3-19-3v-10l42-3v176c-1 6 0 11 3 13s9 3 19 3v9zM470 115c0-3 0-5-1-6 0-1-1-3-2-5-5-6-10-11-16-13-6-3-11-4-16-4-8 0-15 2-20 6-6 3-10 8-13 12-4 7-6 14-8 21-1 8-1 14-1 20s0 13 1 20c2 7 4 14 8 20 3 6 7 10 12 13 5 4 11 5 18 5 6 0 12-1 18-4 7-4 12-9 17-16 1-2 2-4 2-5 1-1 1-3 1-5zM470 211v-19c-4 5-9 9-15 13-8 4-15 6-25 6-11 0-21-3-30-9s-17-13-22-23c-6-10-9-21-9-33 0-13 4-24 9-34 6-9 14-17 24-23 9-6 20-8 32-9 7 0 14 2 21 5 6 4 12 8 16 13v-62c0-7-1-11-4-13s-9-3-20-3v-10l43-3v176c-1 6 1 11 3 13 3 2 9 3 19 3v9zM642 208c-3-1-8-1-14-1-5 0-11 0-17 0s-11 0-15 0-9 0-15 0-12 0-18 0-10 0-14 1v-9h9c9 0 15-1 19-2 4 0 6-2 7-4s1-5 1-8v-149c-8 3-15 6-22 6-7 1-13 1-16 1v-9c4 0 8 0 14 0 6-1 12-2 19-5s14-7 20-14c3 0 5 0 6 1 0 2 1 4 0 7v162c0 3 1 6 2 8 0 2 3 4 7 4 4 1 10 2 18 2h9z">
          <text:p/>
        </draw:path>
        <draw:path draw:style-name="gr3" draw:text-style-name="P2" draw:layer="layout" svg:width="8.877cm" svg:height="3.374cm" svg:x="6.621cm" svg:y="11.323cm" svg:viewBox="0 0 8878 3375" svg:d="M42 0v3358h-42v-3358zM948 8v3354h-42v-3354zM2540 21v3354h-43v-3354zM4775 21v3354h-38v-3354zM6574 21v3354h-42v-3354zM8878 8v3354h-42v-3354z">
          <text:p/>
        </draw:path>
        <draw:path draw:style-name="gr3" draw:text-style-name="P2" draw:layer="layout" svg:width="2.473cm" svg:height="0.209cm" svg:x="3.671cm" svg:y="9.812cm" svg:viewBox="0 0 2474 210" svg:d="M137 58c0-14-3-24-9-30s-14-10-22-11c-9-1-18-2-27-2-3 0-6 0-9 0-4 0-6 0-8 1-3 0-5 1-5 3-1 2-1 4-1 8v74h32c14 0 24-2 32-7 7-4 12-9 14-16s4-13 3-20zM202 178c0 3-1 7-2 12-2 5-4 10-8 14s-10 6-17 6c-5 0-11 0-17-2-7-2-13-5-20-10-5-5-8-11-10-18-1-6-2-14-1-23 0-10-1-17-2-23-1-5-4-11-9-16s-11-8-16-9-9-2-11-1h-33v73c0 4 0 7 1 9 0 2 2 3 6 4 3 0 8 1 16 1h7v9c-4 0-9-1-14-1s-10 0-15 0-10 0-14 0-9 0-14 0-10 0-15 0c-6 0-10 1-14 1v-9h7c8 0 13-1 16-1 3-1 5-3 6-5s1-4 1-8v-152c0-4 0-7-1-9s-3-3-6-4-8-1-16-1h-7v-9h92c14 0 27 3 38 8 11 4 20 10 27 18 6 8 10 17 10 26 0 11-5 21-15 29-9 8-21 14-35 18 8 3 15 7 21 13 7 5 11 12 14 21l3 23c2 14 4 24 7 31s7 11 14 11c4 0 8-2 11-5 4-4 7-11 8-21 0-1 0-2 0-3 1-1 2-1 3-1 2 0 3 0 4 1 0 1 0 3 0 3zM305 131c0-3 0-7-1-12-1-7-2-12-4-18s-6-10-10-15c-5-4-10-6-18-6-3 0-8 1-13 4-5 2-10 7-15 14-4 7-7 19-7 33zM324 170c0 2-2 6-5 12s-8 11-15 16c-7 6-16 9-28 9-11 0-22-3-31-9-10-5-18-13-23-23-6-10-9-21-10-35 1-12 3-23 9-33 5-10 12-18 21-24s19-9 30-9c12 0 22 3 30 8 7 6 13 13 17 21 3 9 5 19 5 28 0 3 0 5-1 6-1 0-3 0-6 0h-81c0 6 1 12 1 20 1 9 4 16 8 23 3 6 8 10 13 14 6 4 12 6 20 6 1 0 4 0 9-1 4-1 10-4 15-8 6-4 11-11 14-21 1-2 2-4 4-4 1 0 2 0 3 1 0 0 1 1 1 3zM438 167c0 11-4 20-11 28s-19 12-36 12c-3 0-7 0-13-2-6-1-12-5-18-10-3 2-4 4-5 5s-1 1-1 1c-3 3-5 5-5 5-1 1-2 1-2 1-2 0-3-1-3-2s-1-2-1-5v-38c0-2 1-4 1-5 0-2 1-2 3-2s2 0 3 1c0 1 1 2 1 4 3 12 7 22 13 29 6 8 15 11 27 12 11-1 20-3 25-8s8-11 8-19c0-6-3-12-7-15-4-4-8-7-13-8-4-2-8-3-10-3-10-2-18-4-23-5-6-2-11-5-15-8-8-7-12-15-13-26 0-5 2-11 5-16 2-6 7-10 14-14 7-3 16-5 28-5 2 0 6 0 11 1s10 3 16 7c0-1 1-1 2-2s2-2 2-3c2-1 3-2 4-3 1 0 2 0 2 0 2 0 3 0 3 1s0 3 0 6v29c0 3 0 4 0 5-1 2-2 3-3 3s-1 0-2-1c-1 0-2-2-2-3 0-3 0-7-2-13-1-5-4-10-9-15-5-4-12-7-22-7-13 0-21 3-26 7-5 5-7 10-7 15 0 6 2 10 6 13 3 4 8 7 13 8 6 2 11 3 17 4s12 2 17 4c6 2 11 5 16 10 2 1 4 4 7 9 3 4 4 10 5 18zM550 131c0-3-1-7-1-12-1-7-2-12-5-18-2-6-5-10-9-15-5-4-11-6-18-6-3 0-8 1-13 4-6 2-10 7-15 14-4 7-7 19-8 33zM569 170c0 2-2 6-5 12s-8 11-15 16c-7 6-17 9-28 9-12 0-22-3-32-9-9-5-17-13-23-23s-9-21-9-35c0-12 3-23 8-33 6-10 13-18 22-24s19-9 30-9c12 0 22 3 29 8 8 6 14 13 17 21 4 9 6 19 6 28 0 3-1 5-2 6-1 0-3 0-6 0h-80c0 6 0 12 1 20 1 9 3 16 8 23 3 6 7 10 13 14s12 6 19 6c1 0 4 0 9-1s10-4 16-8 10-11 14-21c0-2 2-4 4-4 1 0 1 0 2 1 1 0 2 1 2 3zM681 93c-1 5-2 8-5 10-2 2-5 3-8 3s-6-1-8-3c-3-2-4-6-4-10 0-3 1-6 3-8s3-3 3-3c0 0-1 0-3 0-7 0-13 3-18 8s-9 11-12 19c-2 10-4 18-4 28v44c0 4 0 7 1 9s3 3 6 4c3 0 8 1 15 1h6v9c-6-1-12-1-18-1s-13 0-18 0l-33 1v-9c9 0 15-1 18-2s4-5 4-11v-78c1-7-1-12-3-14-3-2-9-3-19-2v-9l40-3v31c1-4 3-9 6-13 3-5 7-10 12-13s10-5 17-5 12 2 16 5c3 3 5 7 6 12zM837 88c-9 0-15 3-19 7s-6 8-7 12l-38 94c-1 2-1 3-2 4s-2 2-4 2-3 0-4-1-1-3-2-5l-42-103c-1-3-2-5-3-6-1-2-3-3-6-3-3-1-8-1-14-1v-9c5 0 10 0 15 0s9 1 13 1l32-1v9c-3-1-7 0-10 1-4 0-6 2-7 6 0 0 1 2 2 5l32 81 30-74c0-2 1-3 1-4s0-2 0-3c0-3-1-6-3-8-2-3-5-4-10-4v-9l25 1c3 0 7-1 10-1 4 0 8 0 11 0zM917 135c-16 0-28 3-36 8-9 4-15 10-18 16-4 6-6 12-5 17 0 7 2 13 7 18 5 4 11 6 19 7 4 0 9-2 14-4s10-6 13-12c4-5 6-12 6-22zM965 178c0 8-1 14-4 18s-7 6-11 8c-3 1-6 2-8 2-7-1-12-3-16-8s-6-10-7-16c-2 7-7 13-13 17-7 5-15 8-24 8-7 0-13-1-20-3s-14-5-19-9c-5-5-7-11-8-19 0-6 2-13 7-19 4-7 12-13 22-18 9-4 19-7 28-8s18-2 25-2v-11c0-9-2-16-5-22-3-5-7-9-11-12-5-3-9-4-14-4s-10 1-16 3-11 5-15 10c6 1 10 3 12 6s2 6 2 8c0 3-1 7-3 10-3 3-6 4-10 4s-7-1-9-4c-3-3-4-6-4-11 0-9 5-17 13-23s18-9 30-9c7 0 14 1 21 4 7 2 13 6 19 12 5 5 8 11 9 16 1 6 1 13 1 19v57c0 1 0 2 1 5 0 2 1 4 3 6 1 2 4 3 7 4 1 0 4-1 6-3 3-3 4-8 4-16v-16h7zM1066 168c0 6-1 13-3 18-2 6-5 11-9 15-5 4-10 6-17 6-3 0-8-1-14-2-6-2-11-5-16-11-4-6-7-14-7-26v-80h-24v-7c9 0 16-3 22-9 5-6 9-13 11-22 3-8 4-16 4-24h7v53h41v9h-41v81c0 2 0 5 1 10 0 5 2 9 5 14 2 4 7 6 13 7 6 0 10-3 14-8 3-6 5-14 6-24v-16h7zM1138 29c0 4-2 7-4 10-3 3-7 5-12 5-4 0-8-2-11-5-2-3-4-6-4-10s1-7 4-10c3-4 7-5 11-5 5 0 9 1 11 4 3 3 5 7 5 11zM1154 204c-10-1-20-1-30-1l-32 1v-9c9 0 16-1 18-2 3-1 5-5 4-11v-79c1-6-1-11-3-13-3-2-9-3-18-2v-9l40-3v106c0 6 1 9 3 11 3 1 8 2 18 2zM1275 140c0-6 0-12-1-20s-3-15-7-21-8-11-14-14-12-5-18-5-12 2-18 5-11 8-15 14c-3 7-5 14-6 22-1 7-1 13-1 19 0 5 0 12 1 19 1 8 3 15 6 21 4 7 9 12 15 15s12 5 18 5c7 0 14-2 20-6s10-9 13-16c4-6 5-13 6-20s1-13 1-18zM1299 142c-1 12-3 23-9 33s-14 18-23 23c-10 6-21 9-32 9-12 0-22-3-32-9-9-5-17-13-23-23-6-9-9-20-9-33 0-12 3-23 9-34 5-10 13-19 23-25 9-6 20-9 32-9s22 3 32 9 17 14 23 24c6 11 8 23 9 35zM1429 203l-33 1v-9c10 0 16-1 19-2s4-5 4-11v-68c0-9-1-16-4-22s-9-10-18-10c-6 0-12 2-18 5-6 4-11 9-14 16-4 7-6 16-6 26v53c-1 6 1 10 4 11 2 1 9 2 18 2v9l-32-1-33 1v-9c10 0 16-1 19-2s4-5 4-11v-78c0-7-1-12-4-14s-9-3-19-2v-9l41-3v30c4-9 9-16 16-22 7-5 16-8 26-8 9 0 15 1 20 3s9 5 11 7c4 5 6 11 7 17s2 16 2 28v55c0 4 2 7 5 8 4 1 10 1 17 1v9zM1710 150c0 11-3 21-7 30-5 9-12 16-20 22-9 5-19 8-30 8-13 0-24-2-33-6s-15-9-20-14c-4 7-7 12-9 14-1 2-1 3-1 2-1 2-2 3-2 3-1 1-2 1-3 1s-2 0-2-1c-1-2-1-3-1-6v-57c0-3 0-5 1-6 0-1 1-2 3-2 1 0 1 1 2 1s1 1 1 2c0 6 1 12 3 20 2 9 7 17 15 25 5 4 11 8 17 10s12 4 17 4c5 1 9 1 12 1 8 0 15-2 21-6 5-4 10-9 13-15s4-13 4-20c0-10-3-19-9-26-4-6-8-9-12-11s-8-3-12-4c-10-4-19-6-25-7-7-2-11-3-13-4-11-4-20-10-27-20-7-9-11-20-11-32 0-11 3-20 8-28 5-9 11-15 20-20 8-5 18-8 28-8 13 0 23 3 30 7s12 9 16 13l11-16c0-2 1-3 2-4 0 0 1 0 2 0s2 0 3 1c0 1 0 3 0 6v58c0 2 0 4-1 5 0 1-1 2-3 2-1 0-2-1-3-1 0-1 0-2 0-3-1-3-1-8-3-15-1-6-4-13-8-20s-9-13-17-17c-7-5-16-8-28-8s-21 4-28 11-10 16-10 27c0 8 3 16 8 23 5 6 12 11 21 13l37 9c12 3 22 10 30 21s13 24 13 38zM1823 168c0 6-1 13-3 18-2 6-5 11-9 15s-10 6-17 6c-3 0-8-1-14-2-6-2-11-5-16-11-4-6-7-14-7-26v-80h-24v-7c9 0 17-3 22-9s9-13 12-22c2-8 3-16 3-24h7v53h41v9h-41v81c0 2 0 5 1 10s2 9 5 14c3 4 7 6 13 7 6 0 10-3 14-8 4-6 6-14 6-24v-16h7zM1928 135c-16 0-28 3-37 8-8 4-15 10-18 16s-5 12-5 17c0 7 3 13 8 18 5 4 11 6 18 7 4 0 9-2 14-4 6-2 10-6 14-12 4-5 6-12 6-22zM1976 178c0 8-2 14-5 18s-6 6-10 8c-4 1-7 2-9 2-7-1-12-3-16-8-3-5-6-10-6-16-3 7-7 13-14 17-6 5-14 8-24 8-6 0-13-1-20-3s-13-5-18-9c-5-5-8-11-8-19 0-6 2-13 6-19 5-7 12-13 23-18 9-4 18-7 28-8 9-1 17-2 25-2v-11c0-9-2-16-5-22-3-5-7-9-12-12-4-3-9-4-14-4s-10 1-16 3-11 5-15 10c6 1 11 3 12 6 2 3 3 6 3 8 0 3-1 7-4 10-2 3-5 4-9 4s-7-1-10-4c-2-3-4-6-4-11 1-9 5-17 13-23 9-6 19-9 31-9 7 0 14 1 20 4 7 2 13 6 19 12 5 5 8 11 9 16 1 6 2 13 2 19v57c0 1 0 2 0 5 1 2 2 4 3 6 2 2 4 3 7 4 2 0 4-1 7-3 2-3 3-8 4-16v-16h7zM2076 168c0 6-1 13-3 18-2 6-5 11-9 15s-9 6-16 6c-4 0-9-1-14-2-6-2-12-5-16-11-5-6-7-14-7-26v-80h-25v-7c10 0 17-3 22-9 6-6 10-13 12-22 2-8 3-16 3-24h8v53h41v9h-41v81c-1 2 0 5 0 10 1 5 3 9 5 14 3 4 7 6 14 7 5 0 10-3 13-8 4-6 6-14 6-24v-16h7zM2151 29c0 4-1 7-4 10s-6 5-11 5-8-2-11-5-4-6-5-10c0-4 2-7 4-10 3-4 7-5 12-5 4 0 8 1 11 4s4 7 4 11zM2167 204c-10-1-20-1-30-1l-32 1v-9c10 0 16-1 19-2s4-5 4-11v-79c0-6-1-11-4-13s-8-3-17-2v-9l40-3v106c-1 6 0 9 3 11 2 1 8 2 17 2zM2288 140c0-6 0-12-1-20 0-8-3-15-6-21-4-6-9-11-15-14-5-3-11-5-18-5-6 0-12 2-18 5s-11 8-15 14c-3 7-5 14-6 22 0 7-1 13-1 19 0 5 1 12 1 19 1 8 3 15 7 21 4 7 9 12 14 15 6 3 12 5 18 5 8 0 14-2 20-6s11-9 14-16c3-6 5-13 5-20 1-7 1-13 1-18zM2312 142c0 12-3 23-9 33s-13 18-23 23c-9 6-20 9-32 9-11 0-22-3-31-9-10-5-18-13-23-23-6-9-9-20-9-33 0-12 3-23 8-34 6-10 13-19 23-25s20-9 32-9 23 3 32 9c10 6 18 14 23 24 6 11 9 23 9 35zM2442 203l-32 1v-9c9 0 15-1 18-2s4-5 4-11v-68c0-9-1-16-4-22s-8-10-17-10c-7 0-13 2-18 5-6 4-11 9-15 16s-6 16-6 26v53c0 6 1 10 4 11s9 2 18 2v9l-32-1-32 1v-9c9 0 15-1 18-2s4-5 4-11v-78c0-7-1-12-4-14-2-2-9-3-18-2v-9l40-3v30c4-9 10-16 17-22 7-5 15-8 26-8 8 0 15 1 20 3s8 5 10 7c4 5 7 11 8 17s1 16 1 28v55c0 4 2 7 6 8 3 1 9 1 16 1v9z">
          <text:p/>
        </draw:path>
        <draw:path draw:style-name="gr3" draw:text-style-name="P2" draw:layer="layout" svg:width="1.565cm" svg:height="0.209cm" svg:x="4.122cm" svg:y="10.169cm" svg:viewBox="0 0 1566 210" svg:d="M104 142c0-6 0-13-1-20s-3-14-7-20c-3-6-8-11-14-14-5-3-12-5-18-5s-12 2-18 5-11 8-15 14c-3 7-5 14-6 21s-1 13-1 19c0 5 0 12 1 19 1 8 3 15 6 22 4 7 9 12 15 15s12 5 18 5c8 0 14-2 20-6s10-9 14-16c3-7 5-14 5-21 1-7 1-13 1-18zM128 144c0 12-3 23-9 34-6 10-14 17-23 23-10 6-20 9-32 9-11 0-22-3-31-9-10-5-18-13-24-23-5-10-8-21-9-34 1-12 3-23 9-33 6-11 13-19 23-25 9-6 20-9 32-9s23 3 32 9c10 6 17 14 23 24s9 22 9 34zM239 23c0 3-1 6-3 9-2 2-5 3-10 4-4-1-7-2-9-4-2-3-3-5-3-9s1-6 3-8 4-3 6-4c-3-1-5-1-6-2-2 0-3 0-4 0-7 0-13 3-18 10s-8 17-8 29v34h33v8h-33v94c0 4 1 6 1 8 1 2 3 4 6 5 3 0 8 1 15 1h6v9c-5-1-11-1-18-1-6 0-12 0-18 0l-33 1v-9c9 0 16-1 18-2 3-1 5-5 4-11v-95h-22v-8h22v-34c1-10 3-18 7-25 5-7 11-12 17-15 7-4 14-5 21-5 8 0 14 2 19 6 4 4 7 8 7 14zM492 75c-2-14-4-24-7-32-3-9-8-15-16-18-7-4-18-6-32-6h-35c-6 0-10 0-12 2-1 2-2 5-2 9v73h25c9 0 16-1 20-3s7-6 9-11c1-5 2-11 1-20h8v77h-8c1-8 0-15-1-20-2-5-5-8-9-11-4-2-11-3-20-3h-25v72c0 3 0 6 1 8s3 4 7 4c4 1 10 2 19 2h10v9c-4-1-9-1-15-1s-12 0-18 0-11 0-15 0-9 0-15 0c-5 0-11 0-16 0s-10 0-13 1v-9h7c7 0 12-1 16-2 3 0 5-2 6-4 0-2 1-4 0-8v-152c1-3 0-6 0-8-1-2-3-3-6-4-4-1-9-1-16-1h-7v-9h158l8 65zM658 63c0-5-1-11-2-18s-5-13-12-19c-6-5-17-8-32-8h-26c-6 0-10 0-12 2-1 2-2 5-2 9v78h40c15 0 26-3 32-8 7-6 11-12 12-19s2-13 2-17zM687 63c0 9-3 18-9 26s-14 14-24 18c-10 5-21 7-32 8h-49v69c0 4 0 6 1 8s3 4 6 5c3 0 8 1 16 1h7v9c-4-1-8-1-14-1-5 0-10 0-15 0-6 0-10 0-14 0s-8 0-14 0c-5 0-10 0-15 0-6 0-10 0-13 1v-9h7c7 0 12-1 15-2 4 0 6-2 6-4 1-2 2-4 1-8v-153c1-3 0-6-1-8 0-2-2-3-6-4-3-1-8-1-15-1h-7v-9h101c14 0 25 3 35 8 11 5 19 11 24 19 6 8 9 17 9 27zM903 38l-32 93h65zM973 206c-4 0-8 0-14 0-5 0-10 0-15 0s-9 0-13 1v-9c3 0 6 0 10-1 4 0 7-1 10-2s4-3 4-6c0-1 0-3-1-4l-15-45h-71l-13 39c0 0-1 1-1 2s0 1 0 2c0 4 2 7 6 10 3 3 9 5 16 5v9l-33-1-30 1v-9c8 0 15-2 20-4 6-3 10-8 13-16l59-173c1-2 1-3 2-4s3-1 5-1 4 0 5 1c0 1 1 2 2 4l62 181c1 5 4 8 7 10 3 1 9 2 17 2h6v9zM1121 113c0-3 0-5-1-6 0-1-1-3-2-5-5-6-10-11-15-13-6-3-11-4-16-4-8 0-15 2-20 6-6 3-10 8-13 12-4 7-7 14-8 21-1 8-1 14-1 20s0 13 1 20 4 15 7 21c4 6 8 10 13 13 5 4 11 5 18 5 6 0 12-1 18-4 6-4 11-9 16-16 1-2 2-4 2-5 1-2 1-4 1-6zM1121 210v-19c-4 5-9 9-15 13-7 4-15 6-24 6-11 0-21-3-30-9-10-6-17-13-22-23-6-11-9-22-9-34 0-13 3-24 9-34 6-9 14-17 24-23 9-5 20-8 31-9 8 0 15 2 21 5 6 4 11 8 16 13v-62c0-7-1-11-4-13s-9-3-19-3v-9l42-3v176c-1 7 0 11 3 13s9 3 19 3v9zM1282 113c0-3 0-5 0-6-1-1-2-3-3-5-5-6-10-11-15-13-6-3-11-4-16-4-8 0-15 2-20 6-5 3-10 8-13 12-4 7-6 14-7 21-1 8-2 14-2 20s1 13 2 20 3 15 7 21c3 6 7 10 12 13 6 4 11 5 18 5 6 0 12-1 18-4 6-4 11-9 16-16 1-2 2-4 3-5 0-2 0-4 0-6zM1282 210v-19c-4 5-9 9-15 13-7 4-14 6-24 6-11 0-21-3-30-9s-17-13-22-23c-6-11-8-22-9-34 1-13 4-24 9-34 6-9 14-17 24-23 9-5 20-8 32-9 7 0 14 2 20 5 7 4 12 8 16 13v-62c0-7-1-11-4-13s-9-3-19-3v-9l42-3v176c-1 7 1 11 3 13 3 2 10 3 19 3v9zM1435 133c0-3 0-7-1-13 0-5-2-10-4-16s-5-11-10-15c-4-4-10-6-17-6-4 0-8 1-13 3-6 3-11 8-15 15-5 7-7 18-8 32zM1454 171c0 3-1 8-4 13-4 6-9 12-16 17-7 6-16 8-28 9-11 0-21-3-31-9-9-6-17-13-24-23-6-11-9-23-9-36 0-12 3-23 8-33 6-10 13-17 22-23s19-9 31-9 21 3 29 8 13 12 17 21c4 8 5 18 5 27 1 3 0 5-1 5-1 1-3 1-6 1h-80c0 6 0 12 1 20s3 16 7 24c4 6 8 10 14 14 5 4 12 5 19 6 1 0 4-1 9-2 5 0 10-3 16-7s10-11 14-22c0-3 1-4 4-4 0 0 1 0 2 1 1 0 1 1 1 2zM1566 96c0 5-1 8-4 10-2 2-5 3-8 3s-6-1-9-4c-2-2-3-5-3-9 0-3 1-6 3-8 1-2 3-3 3-3 0 0-1 0-3 0-7 0-13 3-19 8-5 5-8 11-11 19s-4 17-4 27v45c0 4 0 6 1 8s3 4 6 5c3 0 8 1 15 1h6v9c-6-1-12-1-18-1-7 0-13 0-19 0l-32 1v-9c9 0 15-1 18-2s4-5 4-11v-78c0-7-1-12-4-14-2-2-9-3-18-3v-8l40-4v32c1-4 3-9 6-14 3-4 7-9 11-12 5-4 11-5 18-6 6 1 11 2 15 6 4 3 6 7 6 12z">
          <text:p/>
        </draw:path>
        <draw:polygon draw:style-name="gr3" draw:text-style-name="P2" draw:layer="layout" svg:width="10.512cm" svg:height="1.901cm" svg:x="17.797cm" svg:y="11.293cm" svg:viewBox="0 0 10513 1902" draw:points="17,13 17,0 10513,0 10513,1902 0,1902 0,0 17,0 17,13 30,13 30,1873 10483,1873 10483,30 17,30 17,13 30,13">
          <text:p/>
        </draw:polygon>
        <draw:path draw:style-name="gr3" draw:text-style-name="P2" draw:layer="layout" svg:width="10.436cm" svg:height="0.06cm" svg:x="17.831cm" svg:y="12.525cm" svg:viewBox="0 0 10437 61" svg:d="M13 0v5-5 5-5c29 5 343 9 830 14 491 0 1159 4 1922 4 1545 0 3463-4 4995-9 767-4 1436-4 1915-9 478 0 762 0 762 0v44c0 0-4582 17-7672 17-775 0-1453-5-1944-5-245-4-444-4-584-4-72-4-127-4-165-4-17 0-34-4-47-4-12 0-17 0-25 0z">
          <text:p/>
        </draw:path>
        <draw:path draw:style-name="gr3" draw:text-style-name="P2" draw:layer="layout" svg:width="10.482cm" svg:height="0.055cm" svg:x="17.78cm" svg:y="11.899cm" svg:viewBox="0 0 10483 56" svg:d="M13 0c34 4 343 8 834 8 491 5 1164 5 1926 5 1554 0 3480-5 5021-9 772 0 1441-4 1923-4 479 0 766 0 766 0v43c0 0-4602 13-7710 13-775 0-1456 0-1947-4-250 0-449 0-589-5-67 0-122 0-165 0-17-4-34-4-46-4-9 0-17 0-26-4z">
          <text:p/>
        </draw:path>
        <draw:path draw:style-name="gr3" draw:text-style-name="P2" draw:layer="layout" svg:width="0.252cm" svg:height="0.202cm" svg:x="17.967cm" svg:y="11.525cm" svg:viewBox="0 0 253 203" svg:d="M55 25c0 7-2 13-6 17-5 4-10 7-16 7s-12-3-16-7-6-10-7-17c1-6 3-11 7-15 4-5 10-7 16-7s11 2 16 7c4 4 6 9 6 15zM35 200l-35 1v-13h20v-89c0-6-1-9-3-10s-8-2-16-2v-13l50-2v116h18v13zM199 99c-3-4-7-8-13-11-6-4-13-6-21-6-5 0-10 1-16 3-5 2-10 6-15 12-3 6-6 12-6 19-1 7-1 14-1 21 0 8 0 15 1 24 1 8 4 16 9 22s13 9 25 9c7 0 13-1 18-4 6-3 10-6 13-9s5-6 6-8zM199 203v-14c-4 3-10 7-17 9-6 3-14 5-23 5-22-1-38-7-51-19-12-11-18-27-18-47s7-36 20-48c14-11 31-17 52-17 5-1 11 0 18 2s14 5 21 11v-58c0-5-1-8-3-9-3-2-8-2-17-2v-13l52-3v176c0 6 1 9 3 10 3 1 8 2 17 2v13z">
          <text:p/>
        </draw:path>
        <draw:path draw:style-name="gr3" draw:text-style-name="P2" draw:layer="layout" svg:width="0.328cm" svg:height="0.186cm" svg:x="19.034cm" svg:y="11.582cm" svg:viewBox="0 0 329 187" svg:d="M111 66c0-8 0-15-1-22 0-8-2-14-5-19s-9-9-14-11c-6-2-11-4-18-4s-13 2-19 5c-5 3-9 7-12 12s-4 11-5 19c0 6 0 13 0 20 0 8 0 17 1 25 1 9 5 16 10 22 5 5 13 8 25 9 12-1 21-4 27-9 5-6 8-13 10-22 1-8 1-17 1-25zM148 69c0 12-3 22-9 32-5 10-13 17-24 23s-25 9-42 9c-16 0-29-3-40-9-11-5-19-13-25-23-5-9-8-20-8-32 0-13 3-25 8-36 6-10 14-18 25-24s25-9 40-9c16 0 30 3 41 9s19 14 25 24c6 11 9 23 9 36zM292 67c0-18-4-32-11-41-6-9-15-14-25-14-3 0-8 1-14 3-6 1-13 5-18 11-2 2-4 3-4 4-1 1-1 3-1 6v62c0 2 0 4 1 5 0 1 1 3 2 4 7 8 13 12 19 14s10 2 12 2c6 0 12-2 18-6 6-3 11-9 15-17 4-9 6-19 6-33zM329 67c-1 21-7 37-21 48-13 12-30 18-52 18-6 0-12-1-18-3-6-1-13-5-19-10v54h20v13l-36-1-36 1v-13h19v-146c1-6 0-9-3-10-2-1-8-1-16-1v-14l50-2v14c4-3 9-6 17-9 7-3 16-5 27-5 21 0 37 6 49 18s18 29 19 48z">
          <text:p/>
        </draw:path>
        <draw:path draw:style-name="gr3" draw:text-style-name="P2" draw:layer="layout" svg:width="0.568cm" svg:height="0.204cm" svg:x="20.044cm" svg:y="11.516cm" svg:viewBox="0 0 569 205" svg:d="M152 57c0-6-1-12-2-18-2-6-6-12-12-16-7-4-19-6-34-6h-34v80h33c16 0 28-3 35-7 6-4 11-9 12-16 2-6 2-12 2-17zM236 174c1 2 0 6-2 10-1 5-4 10-9 14s-13 7-23 7c-6 0-13-1-21-2-8 0-15-2-21-6-7-3-12-7-15-11-2-4-4-9-5-14s-1-11-1-18 0-13 0-17-1-8-2-11c-2-3-4-6-7-9-5-5-11-7-16-9-4-1-8-1-10-1h-34v81h31v14c-4 0-9-1-15-1s-13 0-19 0c-7 0-12 0-17 0-4 0-9 0-16 0-6 0-13 0-19 0-7 0-12 1-15 1v-14h31v-171h-31v-14h109c19 0 34 3 47 8 13 4 23 11 30 19 6 8 10 17 10 27 0 9-4 18-12 27-7 8-20 14-36 19 6 2 13 6 19 11s11 13 13 23c0 0 0 2 1 6 0 3 1 7 1 11 1 4 1 7 1 8 1 4 1 9 2 14 2 5 4 9 7 13 2 3 7 5 12 6 5 0 9-2 12-5 4-4 6-9 7-15 0-2 0-4 1-5s3-2 6-2c1 0 3 0 4 1 1 0 2 2 2 5zM405 142c0 10-2 21-6 30-5 10-12 17-21 23-10 7-22 10-38 10-4 0-10 0-16-1-7-1-14-2-21-5-7-2-14-5-21-10l-13 13c-1 1-2 2-3 2 0 1-1 1-3 1s-4-1-4-2c-1-1-1-3-1-6v-54c0-3 0-5 1-6s3-2 6-2 5 1 6 2c0 1 1 2 1 5 1 10 3 20 8 26 5 7 11 12 18 15 8 4 15 6 22 7 8 1 14 1 20 1 10 0 17-2 23-5 5-4 9-8 11-13 2-6 3-10 3-15 0-8-1-13-4-17s-5-7-7-9-4-4-7-5c-2-1-6-2-11-3-4-2-11-3-19-5-10-2-19-4-25-6-7-1-12-4-16-6-5-3-10-6-14-11-3-3-7-8-10-14-4-7-6-15-6-24 0-10 3-20 7-28 5-9 12-16 22-22 9-5 21-8 36-8 7 0 15 1 23 3 9 2 18 6 26 13l13-13c2-1 3-2 3-2 1-1 2-1 3-1 2 0 4 1 4 2 1 1 1 3 1 6v53c0 3 0 5-1 6s-3 2-6 2-5 0-5-1c-1-1-2-3-2-7-3-12-7-22-13-30-6-7-14-12-22-15-8-2-16-4-24-4-10 1-17 2-22 6-6 3-10 7-12 11-2 5-3 9-3 14s2 10 5 15c3 4 6 7 10 10 5 2 9 4 13 5l42 9c8 1 17 5 24 11 8 5 14 12 18 21 5 8 7 18 7 28zM569 202c-4 0-10-1-17-1s-14 0-22 0c-7 0-13 0-18 0s-11 0-18 0c-8 0-15 0-22 0s-13 1-17 1v-14h40v-150c-9 3-17 5-24 5-7 1-11 1-14 1h-6v-13h6c2 0 7 0 13-1s13-2 22-4c8-3 16-6 23-12 1-1 2-1 3-2 1 0 2 0 3 0 4 0 6 1 7 2 1 2 1 4 1 7v167h40z">
          <text:p/>
        </draw:path>
        <draw:path draw:style-name="gr3" draw:text-style-name="P2" draw:layer="layout" svg:width="0.576cm" svg:height="0.204cm" svg:x="23.701cm" svg:y="11.512cm" svg:viewBox="0 0 577 205" svg:d="M151 56c1-5 0-12-1-18-2-6-6-11-13-15-6-4-17-6-32-7h-34v81h33c16-1 27-3 33-7 7-5 11-10 13-16 1-6 2-12 1-18zM237 174c0 2 0 5-2 10-1 5-5 9-10 14-5 4-12 6-22 7-7 0-14-1-21-2-8-1-15-3-23-6-6-3-11-7-14-11s-5-9-5-14c-1-6-1-12-1-19s0-12 0-16c-1-4-1-8-3-11-1-3-3-6-6-9-5-5-10-8-15-9s-8-1-11-1h-33v81h31v13c-4 0-9 0-15 0-7 0-13 0-20 0-6 0-12 0-16 0s-10 0-16 0c-7 0-13 0-20 0-6 0-11 0-15 0v-13h31v-172h-31v-13h110c18 0 33 3 46 7 14 5 23 11 30 19s11 17 11 27-4 19-12 27c-8 9-20 15-38 20 7 2 13 5 21 10 6 6 10 13 13 23 0 1 0 3 1 7 0 3 0 7 1 10 0 4 1 6 1 9 0 4 1 9 2 14s3 9 6 12c3 4 7 6 13 6 5 0 9-1 12-5 4-3 6-8 7-15 0-2 0-3 1-4 0-2 2-2 5-2 2 0 3 0 5 0 1 1 2 3 2 6zM406 142c0 10-2 21-7 30-4 9-11 17-21 23-9 6-22 9-38 10-4 0-9-1-16-1-6-1-13-3-20-5-8-2-15-6-21-10l-13 13c-2 1-2 2-3 2s-2 1-3 1c-2 0-4-1-4-2-1-2-1-4-1-6v-54c0-3 0-5 1-6 1-2 3-2 6-2s5 0 6 1c0 1 1 3 1 5 0 11 3 21 8 27 5 7 11 12 18 15s15 5 22 6c7 2 14 2 19 2 10 0 18-2 23-6 6-3 10-7 12-13 2-5 3-10 3-16s-2-11-4-15c-3-4-5-8-8-10-2-2-4-3-6-4-3-1-6-3-11-4s-11-2-19-4c-11-2-19-4-25-6-7-2-12-4-17-6-4-3-9-6-13-11-4-3-7-8-11-15-3-6-5-14-5-23 0-11 2-20 7-29 5-8 12-15 21-21 10-5 22-8 36-8 8 0 15 1 24 3s17 6 26 13l13-13c1-1 2-2 3-3 1 0 1 0 2 0 3 0 4 0 5 2 1 1 1 3 1 6v53c0 3 0 5-1 6s-3 2-6 2-5-1-6-2-1-3-2-6c-2-13-6-23-12-30-7-7-14-12-22-15s-16-4-24-4c-10 0-17 2-23 5-5 4-9 8-11 12-2 5-3 9-3 13 0 6 2 11 5 15 2 5 6 8 10 10 4 3 9 5 13 5l41 9c9 2 17 6 25 11 7 6 13 13 18 21 4 9 7 18 7 29zM568 201h-124v-5c0-2 0-4 1-6 0-1 1-2 3-4l58-60c20-20 31-40 31-59 0-12-3-21-10-29-6-8-16-12-28-13-5 0-11 1-16 3-5 1-10 4-14 7 2 1 4 2 6 3 3 1 5 4 7 6 2 3 3 7 4 12-1 7-3 13-7 16-5 3-9 5-14 5-3 0-5-1-9-2-3-1-6-3-8-6s-4-8-4-13c0-9 3-17 8-23 6-7 13-12 22-16 10-3 20-5 32-5 14 0 26 2 36 7 11 4 19 10 25 18 6 9 9 18 10 29 0 9-2 17-6 24s-10 13-18 20c-7 6-17 13-28 21-6 5-13 10-20 16s-14 12-21 18h42c2 0 5 0 9 0s8 0 12 0 7-1 9-1c1-1 2-4 3-8 1-3 2-7 3-11 0-3 1-6 1-8h14z">
          <text:p/>
        </draw:path>
        <draw:path draw:style-name="gr3" draw:text-style-name="P2" draw:layer="layout" svg:width="0.613cm" svg:height="0.202cm" svg:x="21.839cm" svg:y="11.517cm" svg:viewBox="0 0 614 203" svg:d="M230 16c-7 0-12 0-15 1-4 0-6 1-7 2s-2 2-2 3l-77 174c-1 3-3 5-5 6s-4 1-6 1c-4 0-7-1-8-2-2-1-3-3-4-5l-79-180h-27v-14c4 0 8 1 14 1s11 0 17 0 11 0 15 0 10 0 16 0c7 0 13 0 19 0 7 0 12-1 16-1v14h-27l61 139 58-132c1-1 1-2 1-4 0-1-2-2-6-2-3-1-7-1-11-1s-7 0-8 0v-14c6 1 12 1 19 1 6 0 13 0 19 0l32-1v14zM319 133c-4 1-9 1-16 2-6 1-13 3-20 5-6 3-12 6-17 11s-7 11-7 18 2 12 7 16c5 5 11 7 19 7 3 0 7 0 12-2 5-1 10-4 15-9 4-4 6-11 7-20zM376 194c0 3 0 5-2 6s-4 1-7 1h-14c-9 0-16-2-21-4-4-3-6-5-7-9-1-3-2-6-1-9-4 6-9 11-16 16s-16 7-27 7c-7 1-15 0-24-2-8-2-16-5-22-10-6-4-10-11-10-20 0-11 4-19 12-25 7-6 16-10 27-13s21-5 31-6c11-1 18-1 24-2v-9c0-24-11-35-32-35-2 0-5 0-9 0s-8 1-12 2c1 0 2 1 4 4 1 2 2 5 3 10-1 7-3 11-6 14-4 3-8 5-13 5-4 0-8-1-12-4-3-3-5-8-5-15 0-8 3-14 9-18 7-4 14-7 22-8 7 0 14-1 20-1 22 1 38 5 48 13s15 20 15 33v62c0 3 1 5 3 7 1 2 7 3 15 3 2 0 4 0 5 1 2 1 2 3 2 6zM427 200l-35 1v-14h20v-160c0-5-1-9-3-10-3-1-8-1-17-1v-14l51-2v187h20v14zM614 201c-5 0-10-1-17-1-8 0-15 0-22 0s-13 0-18 0-12 0-19 0-14 0-21 0c-8 0-13 1-19 1v-14h41v-150c-8 3-16 5-23 5-7 1-12 1-14 1h-7v-13h7c2 0 6 0 13-1 6-1 13-2 21-4 8-3 16-6 24-12 1-1 2-1 3-2 0 0 2 0 3 0 4 0 6 1 7 2 0 2 1 4 1 7v167h40z">
          <text:p/>
        </draw:path>
        <draw:path draw:style-name="gr3" draw:text-style-name="P2" draw:layer="layout" svg:width="0.619cm" svg:height="0.202cm" svg:x="25.603cm" svg:y="11.525cm" svg:viewBox="0 0 620 203" svg:d="M230 16c-7 0-12 0-15 1s-5 1-6 2-2 2-3 3l-76 174c-2 4-3 6-5 7-2 0-4 1-7 0-4 0-6 0-8-1-1-2-2-4-3-6l-81-180h-26v-13c3 0 8 0 14 0 5 0 11 0 17 0s11 0 14 0c5 0 10 0 17 0 6 0 13 0 19 0 7 0 12 0 16 0v13h-28l63 139 58-132c0-1 1-2 1-3 0-2-2-2-6-3-4 0-8-1-12-1s-6 0-7 0v-13c5 0 12 0 18 0 7 0 13 0 19 0h33v13zM319 134c-4 0-9 0-15 1-7 1-13 3-20 5-7 3-13 6-17 11-5 5-7 11-8 19 1 6 3 12 8 16s11 6 19 6c2 1 6 0 12-1 5-2 10-5 14-9 5-5 7-12 7-21zM377 194c0 3-1 5-2 6-2 1-4 1-7 1h-14c-10 0-17-1-21-4-4-2-7-5-8-8-1-4-1-7-1-10-3 6-8 12-15 16-7 5-16 8-28 8-7 0-14-1-23-2-8-2-16-5-22-10-7-5-10-12-10-21 0-10 4-19 12-25 7-6 16-10 27-13s21-5 31-6c10 0 18-1 23-1v-10c0-22-10-35-31-35-2 0-5 0-9 0-4 1-8 1-12 2 0 0 2 2 3 4 2 2 3 7 3 11 0 6-2 11-6 14-3 3-7 4-12 4-4 0-8-1-12-4s-6-7-6-14c1-9 4-15 10-19s13-6 21-7 15-2 21-1c21 0 37 4 48 12 10 9 15 20 15 33v62c0 3 0 6 2 8 2 1 7 2 16 3 2-1 3 0 5 0 1 1 2 3 2 6zM428 200l-35 1v-13h20v-161c0-5-1-8-4-9-2-2-8-2-16-2v-13l51-3v188h20v13zM611 201h-123v-5c0-3 0-5 0-6 1-1 2-2 3-4l58-59c21-20 31-41 31-61 0-11-3-20-9-28-7-8-16-13-29-13-5 0-10 1-15 3-5 1-10 4-14 7 1 1 3 1 6 3 3 1 5 3 7 6s3 7 3 12c0 7-2 12-7 16-4 3-9 5-14 5-2 0-5-1-8-2s-6-3-8-7c-3-3-4-7-4-13 0-8 3-16 8-23 5-6 13-11 22-15s20-5 32-5c13 0 25 2 36 6 10 5 19 11 25 19s9 18 9 29c0 9-2 17-6 25-4 7-10 13-17 20-8 6-17 13-28 21-7 5-13 10-21 16-7 6-14 11-21 17h43c1 0 4 0 9 0 4 0 8 0 12 0 4-1 7-1 8-2 1 0 3-2 4-6 1-3 2-7 2-11 1-4 1-7 2-9h13z">
          <text:p/>
        </draw:path>
        <draw:path draw:style-name="gr3" draw:text-style-name="P2" draw:layer="layout" svg:width="0.657cm" svg:height="0.257cm" svg:x="27.143cm" svg:y="11.513cm" svg:viewBox="0 0 658 258" svg:d="M126 135c0-7 0-15-1-23-2-9-5-16-10-22s-14-9-25-10c-8 0-15 2-22 6-6 3-11 7-16 13v72c1 1 3 4 6 7 3 4 7 7 11 10 5 2 11 4 18 4 5 0 10-1 15-3 6-2 11-6 16-13 3-6 5-12 7-20 1-7 1-14 1-21zM163 135c0 21-7 37-20 49s-32 18-54 18c-8 0-16-1-22-4-5-3-10-5-14-8-3-3-5-5-6-6-4 6-9 11-14 16h-13v-173c0-6-1-9-4-10-2-1-8-2-16-2v-13l51-2v84c3-3 8-6 16-9 7-3 16-5 26-5 21 0 39 6 51 18s19 28 19 47zM303 202v-23c-4 8-9 13-15 16-5 4-10 6-15 6-5 1-8 1-11 1-15 1-27-2-37-7-9-5-15-16-15-31v-67c0-5-1-9-3-10-3-1-8-1-17-1v-14l53-2v98c0 5 0 10 1 14 1 3 3 6 6 7 3 2 9 3 16 3 11 0 19-4 26-12 6-7 9-16 10-28v-55c0-5-1-9-4-10-2-1-8-1-16-1v-14l52-2v105c0 5 1 9 4 10 2 2 8 2 16 2v13zM478 159c0 10-2 19-7 25-4 6-10 10-16 13-7 2-12 4-18 5-6 0-10 0-12 0-3 0-8 0-14-1-7-1-13-4-20-8l-8 5c-2 2-4 3-5 4-1 0-2 0-3 0-3 0-4-1-5-2 0-1-1-3 0-6v-32c-1-4 0-6 0-7 1-1 3-2 7-2 1 0 3 1 4 1s2 1 2 3c1 5 3 9 6 15 3 5 7 10 12 14 6 4 14 6 24 6 2 0 6 0 11-1s10-2 15-6c4-3 6-9 7-16-1-5-3-10-6-13-4-3-9-5-13-6-5-2-10-3-13-3-11-2-20-4-26-6-7-2-13-5-19-10-3-3-6-6-8-10s-3-9-3-14c0-10 2-17 7-22 4-5 10-9 16-11s12-4 18-4c5-1 9-1 12-1 11 0 21 2 29 5 5-2 8-4 10-4 1-1 2-1 3-1 2 0 4 1 4 2 1 1 1 3 1 6v23c0 3 0 6-1 7s-3 1-6 1-5 0-6-1c0-1-1-2-1-5-1-16-12-24-34-24-2 0-5 0-11 1-5 0-9 2-14 5-4 2-7 6-7 12 0 4 2 8 5 10 4 3 8 5 12 6 5 1 9 2 12 3 11 2 20 3 26 5s12 5 17 9c11 8 16 18 16 30zM658 85c-6 0-10 0-13 1-3 0-5 1-6 2s-2 2-2 3l-62 133c-3 5-6 11-11 16-4 5-9 9-15 13-7 3-13 5-21 5-9 0-16-3-22-8-5-5-8-11-9-18 1-6 2-10 6-13 3-3 7-4 11-4 5 0 9 1 12 4 3 4 5 7 5 12-1 5-2 9-4 11s-4 4-6 4c1 1 2 1 3 1 1 1 2 1 4 1 7-1 13-2 17-6 5-4 9-8 12-13s5-10 7-15l7-14-54-115h-18v-13h32 36v13h-15l36 78 33-71 2-3c-1-2-2-2-4-3-2 0-4-1-6-1-3 0-4 0-4 0v-13h26c4 0 8 0 12 0s8 0 11 0z">
          <text:p/>
        </draw:path>
        <draw:path draw:style-name="gr3" draw:text-style-name="P2" draw:layer="layout" svg:width="0.62cm" svg:height="0.203cm" svg:x="17.905cm" svg:y="12.817cm" svg:viewBox="0 0 621 204" svg:d="M243 201c-6-1-13-1-21-1s-15 0-21 0-13 0-20 0c-8 0-15 0-21 1v-9h7c7 0 12-1 16-2 3-1 5-2 6-4 0-2 1-4 1-8v-165h-1l-71 182c0 2-1 3-1 4-1 1-2 2-4 2-2-1-4-3-5-7l-70-179v155c0 3 0 6 1 9s4 6 8 9c4 2 11 3 21 4v9l-34-1-34 1v-9c10-1 17-2 21-4 4-3 7-6 8-9s1-6 1-9v-144c0-3 0-6-1-8s-3-3-6-4-9-1-16-1h-7v-10h49c3 0 5 0 6 1 2 0 3 2 4 5l62 162 63-163c1-2 2-4 3-4 1-1 3-1 7-1h49v10h-7c-8 0-13 0-16 1s-5 2-6 4-1 5-1 8v152c0 4 0 6 1 8s3 4 6 4c3 1 8 2 16 2h7zM371 204v-26c-9 17-22 26-38 26-15 0-25-3-31-8s-10-11-11-18c-2-8-2-15-2-23v-43c0-9 0-15-1-18 0-4-2-7-6-7-3-1-8-2-16-2v-9l43-3v96c0 5 0 10 1 14s3 8 7 10c3 3 9 4 17 4 11 0 19-4 26-13 7-8 10-18 10-31v-51c0-7-1-12-4-14-2-2-10-3-20-3v-9l44-3v102c-1 7 1 12 3 14 3 2 9 3 19 3v9zM461 200l-32 1v-9c9 0 16-1 18-2 3-1 5-5 4-11v-150c1-7 0-11-3-13s-9-3-19-3v-10l41-3v179c0 6 2 10 4 11 3 1 9 2 19 2v9zM621 201c-4-1-8-1-14-1s-12 0-18 0-11 0-15 0-9 0-15 0-12 0-18 0c-5 0-10 0-14 1v-9h10c8 0 14-1 18-2s6-2 7-4 2-5 1-8v-149c-7 3-15 6-22 6-7 1-12 1-15 1v-9c3 0 8 0 13 0 6-1 13-3 20-5 6-3 13-7 19-14 3 0 5 0 6 1 1 2 1 4 1 7v162c0 3 0 6 1 8s3 3 7 4 10 2 18 2h10z">
          <text:p/>
        </draw:path>
        <draw:path draw:style-name="gr3" draw:text-style-name="P2" draw:layer="layout" svg:width="0.628cm" svg:height="0.203cm" svg:x="17.897cm" svg:y="12.156cm" svg:viewBox="0 0 629 204" svg:d="M243 201c-6-1-13-1-21-1-7 0-14 0-20 0s-13 0-21 0-15 0-21 1v-9h7c8 0 13-1 16-1 3-1 5-3 6-5 1-1 1-4 1-8v-166l-71 183c-1 2-1 3-2 4s-2 2-3 2c-3 0-5-2-6-6l-69-181h-1v157c0 2 0 5 1 9 1 3 4 6 8 8s11 4 21 4v9l-34-1-34 1v-9c10 0 17-2 21-4 5-2 7-5 8-8 1-4 1-7 1-9v-145c0-4 0-7-1-9 0-2-2-3-6-4-3 0-8-1-16-1h-7v-9h49c3 0 5 0 7 1 1 1 2 2 3 6l63 162 63-163c1-3 1-4 3-5 1-1 3-1 6-1h49v9h-7c-7 0-13 1-16 1-3 1-5 3-6 5s-1 4-1 8v152c0 4 0 7 1 9s3 3 6 4 9 1 16 1h7zM370 204v-26c-8 18-21 26-37 26-14 0-25-3-31-8s-10-11-11-18-2-15-2-23v-43c0-8 0-14 0-18-1-4-3-6-6-7-4-1-9-1-16-1v-9l42-3v95c0 5 0 10 1 14s4 8 7 11c4 2 10 4 17 4 11-1 19-5 26-13 6-9 9-19 9-32v-51c1-7-1-12-3-14-3-2-9-2-19-2v-9l42-3v102c0 7 1 11 4 13s9 3 19 3v9zM460 200l-32 1v-9c10 0 16 0 19-2 3-1 4-5 4-11v-151c0-7-1-11-4-13s-9-3-19-3v-9l42-3v179c0 6 1 10 4 11 3 2 9 2 18 2v9zM621 201h-107c0-3 0-6 0-7 1-1 1-2 3-4l55-61c9-9 16-19 21-30 6-11 9-23 10-35 0-8-2-16-5-23-2-7-7-13-12-17-6-4-13-7-22-7s-16 3-23 8-12 12-16 21c1 0 2 0 4 0 5 0 9 2 11 5 3 3 4 6 4 10 0 7-2 11-6 13-3 2-6 4-9 3 0 1-2 0-4 0-3-1-5-2-7-5-3-2-4-6-4-12 0-8 2-17 6-25 5-8 11-14 19-19s18-8 29-8c18 0 32 5 43 16 12 10 17 23 18 40 0 10-2 19-6 27-5 8-11 16-20 25s-22 20-36 33l-31 30h52c2 0 5 0 9 0 4-1 8-1 12-1 3 0 5-1 6-2 2-2 3-6 4-11s2-10 3-14h7z">
          <text:p/>
        </draw:path>
        <draw:path draw:style-name="gr3" draw:text-style-name="P2" draw:layer="layout" svg:width="8.235cm" svg:height="1.893cm" svg:x="18.817cm" svg:y="11.31cm" svg:viewBox="0 0 8236 1894" svg:d="M30 0v1885h-30v-1885zM873 9v1885h-30v-1885zM2351 17v1860h-30v-1860zM4430 17v1860h-30v-1860zM6098 17v1860h-30v-1860zM8236 9v1868h-30v-1868z">
          <text:p/>
        </draw:path>
        <draw:path draw:style-name="gr3" draw:text-style-name="P2" draw:layer="layout" svg:width="2.473cm" svg:height="0.209cm" svg:x="25.559cm" svg:y="9.727cm" svg:viewBox="0 0 2474 210" svg:d="M136 58c0-13-4-23-10-29s-13-10-22-12c-9-1-18-2-26-2-4 0-7 1-10 1s-6 0-7 0c-4 0-5 2-6 3-1 2-1 5-1 8v75h32c14-1 25-3 32-7 7-5 12-10 14-17 3-6 4-13 4-20zM200 178c0 3 0 7-2 12-1 5-4 9-8 14-4 4-9 6-17 6-4 1-10 0-17-2-7-1-13-5-19-11-6-5-9-11-10-17-2-7-2-15-2-24s0-17-1-22c-2-6-5-11-10-16s-10-8-15-9-9-1-12-1h-33v73c0 3 0 6 1 8s3 3 6 4 9 1 16 1h7v10c-4 0-8 0-13 0-5-1-10-1-16-1-5 0-9 0-13 0s-9 0-14 0-10 0-15 1c-5 0-10 0-13 0v-10h7c7 0 12 0 16-1 3-1 5-2 6-4 0-2 1-5 0-8v-152c1-3 0-6 0-8-1-2-3-4-6-4-4-1-9-2-16-2h-7v-8h90c14 0 27 2 38 7 12 5 21 11 27 19 7 7 10 16 10 25 0 12-5 21-14 30-10 8-22 14-36 17 8 3 15 7 22 12 6 6 10 13 13 22l4 23c2 13 4 23 6 31 3 7 8 11 14 11 4 0 8-1 12-6 4-4 6-10 7-20 0-2 0-3 1-4 0-1 1-1 3-1 1 0 3 1 3 2s0 2 0 3zM303 131c0-3 0-8-1-13 0-5-2-11-4-17-2-5-5-10-10-14-4-4-10-6-17-6-4-1-8 0-14 3-5 2-10 7-14 15-5 7-7 17-8 32zM322 169c0 2-1 6-4 12-4 6-9 12-16 17-7 6-16 9-28 9-11 0-21-3-31-9s-17-14-23-24-9-21-9-34c0-12 3-23 8-33s12-18 21-24 19-9 31-9 21 3 29 9c8 5 13 12 17 20 3 9 5 18 5 28 0 2 0 4-1 5s-3 1-6 1h-80c0 5 0 12 1 20s3 16 7 23c4 5 8 10 14 13 5 4 12 6 19 6 1 0 4 0 9-1s10-4 16-8c5-4 10-11 14-21 0-2 1-3 4-4 0 0 1 1 2 1 1 1 1 2 1 3zM437 166c0 11-3 20-11 28-7 9-20 13-36 13-4 1-8 0-14-1-5-2-12-6-18-12-3 3-4 4-5 5 0 1-1 1-1 3-2 2-4 4-5 5-1 0-1 1-2 0-2 0-2 0-3-1 0-1 0-3 0-7v-38c0-2 0-4 0-5 1-1 2-2 4-2 1 0 2 1 2 1 1 1 1 2 2 4 2 13 6 22 13 30 6 7 15 11 27 11 11 0 20-3 25-8 6-5 8-11 8-18s-2-12-6-16-10-6-14-8c-5-1-8-2-11-3-10-2-17-3-23-5-5-2-10-4-15-8-8-6-12-14-12-24 0-6 1-11 4-17 3-5 8-10 14-13 7-4 16-6 28-6 2 0 6 0 11 1s11 3 17 7c1 0 1-1 2-2s2-2 3-2c2-2 3-3 4-3 0-1 1-1 2-1s2 1 2 2c1 1 1 3 1 5v29c0 3 0 5-1 6 0 1-1 1-3 1 0 0-1 0-2 0-1-1-1-1-1-3 0-3-1-7-2-12-2-6-5-11-10-15-5-5-13-7-23-7-12 0-21 2-25 7-5 4-8 9-7 15 0 5 2 9 5 12 4 4 8 6 14 7 5 2 10 3 16 4s12 3 17 4c7 2 12 6 17 10 2 2 4 5 7 9 3 5 5 11 5 18zM549 131c0-3 0-8-1-13s-2-11-4-17c-2-5-6-10-10-14s-10-6-18-6c-3-1-7 0-13 3-5 2-10 7-14 15-5 7-8 17-8 32zM568 169c0 2-2 6-5 12s-8 12-15 17c-7 6-16 9-28 9-11 0-22-3-31-9-10-6-18-14-23-24-6-10-9-21-9-34 0-12 2-23 8-33 5-10 12-18 21-24s19-9 30-9c12 0 22 3 30 9 7 5 13 12 17 20 3 9 5 18 5 28 0 2 0 4-1 5s-3 1-6 1h-81c0 5 1 12 1 20 1 8 4 16 8 23 3 5 8 10 13 13 6 4 12 6 20 6 1 0 4 0 9-1s10-4 16-8c5-4 10-11 13-21 1-2 2-3 4-4 1 0 2 1 3 1 1 1 1 2 1 3zM680 93c0 5-2 8-4 10-3 2-6 3-8 3-4 0-7-1-9-3s-4-5-4-9 1-7 3-8c2-2 3-3 4-3-1-1-2-1-3-1-8 0-14 3-19 8s-9 12-11 20c-3 8-4 17-4 26v45c-1 3 0 6 1 8 0 2 2 3 5 4 4 1 9 1 16 1h6v10c-6 0-12 0-19-1-6 0-12 0-18 0l-33 1v-10c10 0 16 0 19-1 3-2 4-6 4-12v-77c0-7-1-11-4-13s-9-3-19-3v-9l40-3v32c2-5 4-9 7-14 2-5 6-9 11-13 5-3 11-5 18-5 6 0 11 2 15 5 4 4 6 8 6 12zM837 88c-10 1-16 3-20 7-4 5-6 9-7 12l-38 95c0 1-1 3-2 4s-2 1-4 1c-1 0-3 0-3-1-1-1-2-2-3-4l-41-103c-1-3-3-5-4-7-1-1-3-3-6-3-3-1-7-1-13-1v-9c4 0 9 0 14 1 5 0 10 0 14 0l31-1v9c-3 0-6 0-10 1s-6 3-6 6c-1 0 0 2 1 5l33 81 29-74c1-1 1-2 1-3 1-1 1-2 1-4s-1-5-3-8c-2-2-6-4-11-4v-9l25 1c3 0 7 0 11 0 4-1 7-1 11-1zM917 134c-16 1-28 4-37 8-9 5-15 10-18 16-4 6-5 12-5 18 0 7 3 13 8 17 5 5 11 7 18 7 4 0 9-1 14-4 5-2 10-6 14-11 3-6 5-13 6-22zM965 178c-1 7-2 13-5 17s-6 8-10 9-7 2-9 2c-7 0-12-3-16-9-4-4-6-10-6-16-3 7-8 13-14 18-6 6-15 8-24 8-6 0-13-1-20-2-7-2-13-6-18-11-5-4-8-11-8-18s2-13 6-20c5-7 12-13 23-18 9-4 18-7 27-8 10-1 18-2 26-2v-11c-1-8-2-15-5-20-3-6-7-10-12-13-4-2-9-3-14-3s-10 0-16 2-11 6-15 11c6 0 10 2 12 5s3 6 3 8c0 4-2 7-4 10-2 2-6 3-10 3-3 0-7-1-9-3-3-3-4-6-4-10 1-10 5-18 13-24s19-9 31-9c7 0 13 1 20 4 7 2 13 6 19 12 5 5 8 11 9 17 1 5 2 11 1 17v58c0 0 1 2 1 4 1 2 2 4 3 7 2 2 4 3 7 3 2 0 4-1 6-3 3-2 4-7 4-15v-17h8zM1065 167c0 7-1 13-3 19s-5 10-9 14c-4 5-10 7-16 7-4 1-9 0-15-2-5-1-11-6-15-12-5-5-7-14-7-26v-79h-25v-6c9-1 17-4 22-10 6-6 9-13 12-21 2-9 3-17 3-25h7v53h42v9h-42v80c0 2 0 5 1 10s2 10 5 14 7 7 14 7c5 0 10-3 13-8 4-5 6-13 6-24v-16h7zM1137 29c0 4-1 8-4 11s-6 4-11 5c-5-1-8-2-11-5s-4-7-5-11c0-4 2-7 4-10 3-3 7-5 12-5 4 0 8 2 11 5s4 6 4 10zM1153 204c-10 0-20-1-30-1l-32 1v-10c10 0 16 0 19-1 3-2 4-6 4-12v-77c0-7-1-11-4-13s-8-3-17-3v-9l40-3v106c-1 5 0 8 3 10 2 2 8 2 17 2zM1274 139c0-6 0-12-1-19 0-8-3-14-6-21-4-6-9-11-15-14-5-3-11-4-18-4-6 0-12 1-18 4s-11 8-15 15c-3 6-5 13-6 20 0 7-1 13-1 19s1 12 1 20c1 7 3 14 7 21 4 6 9 11 14 14 6 4 12 5 18 5 8 0 14-2 20-6 6-3 11-9 14-15 3-7 5-13 5-20 1-7 1-13 1-19zM1298 142c0 12-3 23-9 33-6 9-13 17-23 23-9 6-20 9-32 9-11 0-22-3-31-9-10-6-18-14-23-23-6-10-9-21-9-33 0-13 3-24 8-34 6-10 13-18 23-24 9-6 20-10 32-10s23 4 32 10c10 6 18 14 23 24 6 10 9 21 9 34zM1428 203l-32 1v-10c9 0 15 0 18-1 3-2 4-6 4-12v-67c0-8-1-16-4-22s-8-9-17-10c-7 0-13 2-18 6-6 3-11 8-15 15s-6 15-6 25v53c0 6 1 10 4 12 3 1 9 1 18 1v10l-32-1-32 1v-10c9 0 15 0 18-1 3-2 4-6 4-12v-77c0-7-1-11-4-13-2-2-9-3-18-3v-9l40-3v30c4-9 10-16 17-22 7-5 15-8 26-8 8 0 15 1 20 4 5 2 8 4 10 7 4 4 7 10 8 16s1 16 1 28v55c0 4 2 6 6 7 3 1 9 1 16 1v10zM1709 150c0 10-2 20-7 29s-11 17-20 23c-8 5-18 8-30 8s-23-2-32-6c-9-5-16-9-21-15-4 8-7 13-8 15-2 2-2 3-2 3-1 1-2 2-2 3-1 0-1 0-2 0-2 0-3 0-3-1s0-3 0-5v-59c0-2 0-4 0-5 1-2 2-2 3-2s2 0 2 0c1 1 2 1 2 3 0 5 1 12 3 20s7 16 15 24c5 5 10 8 16 10s12 4 17 5c5 0 9 2 12 2 8-2 15-4 21-8s10-9 13-15 5-13 5-20c0-9-3-18-9-26-4-5-8-9-13-11-4-2-8-3-12-4-10-2-18-4-25-6s-11-3-13-3c-11-4-20-11-27-21-7-9-10-20-10-32 0-10 2-20 7-28s12-15 20-20 18-8 29-8c12 1 22 3 29 7 7 5 13 9 17 13l10-16c1-2 2-3 2-3 1-1 1-1 2-1 2 0 3 1 3 2s0 3 0 5v58c0 3 0 4 0 5-1 1-2 2-3 2-2 0-3 0-3-1-1-1-1-2-1-3 0-3-1-8-3-14-1-7-4-13-7-20-4-7-10-13-17-18s-17-8-29-8c-11 1-20 4-27 12-7 7-11 16-11 26 0 9 3 16 8 23s12 11 21 14l37 8c12 4 23 10 31 21 8 10 12 23 12 38zM1822 167c0 7-1 13-3 19-1 6-5 10-9 14-4 5-9 7-16 7-4 1-9 0-14-2-6-1-12-6-16-12-5-5-7-14-7-26v-79h-25v-6c10-1 17-4 22-10 6-6 10-13 12-21 2-9 3-17 3-25h8v53h41v9h-41v80c-1 2 0 5 0 10 1 5 3 10 5 14 3 4 7 7 14 7 5 0 10-3 13-8 4-5 6-13 6-24v-16h7zM1927 134c-16 1-28 4-36 8-9 5-15 10-19 16-3 6-5 12-4 18 0 7 2 13 7 17 5 5 11 7 18 7 5 0 10-1 15-4 5-2 9-6 13-11 4-6 6-13 6-22zM1975 178c0 7-2 13-5 17s-6 8-10 9c-3 1-6 2-8 2-7 0-12-3-16-9-4-4-6-10-7-16-3 7-7 13-14 18-6 6-14 8-24 8-6 0-13-1-20-2-7-2-13-6-18-11-5-4-7-11-8-18 0-7 2-13 7-20 4-7 12-13 22-18 9-4 19-7 28-8s18-2 25-2v-11c0-8-2-15-5-20-3-6-7-10-11-13-5-2-10-3-14-3-5 0-11 0-17 2-5 2-10 6-15 11 7 0 11 2 13 5s2 6 2 8c0 4-1 7-3 10-3 2-6 3-10 3s-7-1-10-3c-2-3-3-6-3-10 0-10 4-18 13-24 8-6 18-9 30-9 7 0 14 1 21 4 7 2 13 6 19 12 5 5 8 11 9 17 1 5 1 11 1 17v58c0 0 0 2 1 4 0 2 1 4 3 7 1 2 4 3 7 3 1 0 3-1 6-3 2-2 4-7 4-15v-17h7zM2076 167c0 7-1 13-3 19s-5 10-9 14c-5 5-10 7-17 7-3 1-8 0-14-2-6-1-11-6-16-12-4-5-7-14-7-26v-79h-24v-6c9-1 16-4 22-10 5-6 9-13 11-21 3-9 4-17 4-25h7v53h41v9h-41v80c0 2 0 5 1 10 0 5 2 10 5 14 2 4 7 7 13 7s10-3 14-8c3-5 5-13 5-24v-16h8zM2151 29c0 4-2 8-5 11-2 3-6 4-11 5-4-1-8-2-11-5s-4-7-4-11 1-7 4-10c2-3 6-5 11-5s8 2 11 5 5 6 5 10zM2166 204c-9 0-19-1-30-1l-31 1v-10c9 0 15 0 18-1 3-2 4-6 4-12v-77c0-7-1-11-4-13-2-2-8-3-17-3v-9l40-3v106c0 5 1 8 3 10s8 2 17 2zM2288 139c0-6-1-12-1-19-1-8-3-14-7-21-4-6-9-11-14-14-6-3-12-4-18-4s-12 1-18 4-11 8-15 15c-4 6-6 13-6 20-1 7-1 13-1 19s0 12 1 20c0 7 3 14 6 21 4 6 9 11 15 14 5 4 11 5 18 5s14-2 20-6c5-3 10-9 13-15 3-7 5-13 6-20s1-13 1-19zM2311 142c0 12-3 23-8 33-6 9-14 17-24 23-9 6-20 9-31 9-12 0-22-3-32-9-9-6-17-14-23-23-6-10-9-21-9-33 0-13 3-24 9-34 5-10 13-18 22-24 10-6 21-10 33-10s22 4 32 10c9 6 17 14 23 24 5 10 8 21 8 34zM2442 203l-33 1v-10c9 0 16 0 18-1 3-2 5-6 4-12v-67c1-8-1-16-3-22-3-6-9-9-18-10-6 0-12 2-18 6-6 3-11 8-15 15-3 7-5 15-6 25v53c0 6 1 10 4 12 3 1 9 1 19 1v10l-32-1-33 1v-10c9 0 16 0 18-1 3-2 5-6 4-12v-77c1-7 0-11-3-13s-9-3-19-3v-9l41-3v30c4-9 9-16 16-22 7-5 16-8 26-8 8 0 15 1 20 4 5 2 9 4 10 7 5 4 7 10 8 16s2 16 1 28v55c1 4 2 6 6 7s9 1 17 1v10z">
          <text:p/>
        </draw:path>
        <draw:path draw:style-name="gr3" draw:text-style-name="P2" draw:layer="layout" svg:width="2.058cm" svg:height="0.259cm" svg:x="25.764cm" svg:y="10.091cm" svg:viewBox="0 0 2059 260" svg:d="M104 140c0-5 0-12-1-19s-3-14-6-22c-4-6-9-10-15-14-5-3-11-4-18-4-6 0-12 1-18 4-6 4-11 8-15 16-3 7-5 13-6 20s-1 14-1 19c0 6 0 12 1 20 1 7 3 14 6 21 4 7 9 11 15 15 6 3 12 4 18 4 8 0 14-2 20-5 6-4 10-9 14-16 3-7 5-13 5-20 1-7 1-13 1-19zM128 143c0 12-3 23-9 33-6 9-13 17-23 23-10 5-20 8-32 8-11 0-22-3-31-8-10-6-18-13-24-23-5-10-8-21-9-33 1-12 3-23 9-34s13-19 23-25c9-6 20-9 32-10 12 1 23 4 32 10 10 6 17 14 23 25 6 10 9 21 9 34zM239 21c0 3-1 6-3 8-2 3-5 4-10 4-3 0-6-1-9-4-2-2-3-5-3-8 0-4 1-7 3-9 2-1 4-3 6-3-3-1-5-2-6-2-2 0-3 0-4 0-7 0-13 3-18 10s-8 16-8 29v33h33v9h-33v94c0 3 1 6 1 8 1 2 3 3 6 4s8 1 15 1h6v9c-5 0-11 0-18 0-6 0-12-1-18-1l-33 1v-9c9 1 16 0 18-1 3-2 5-5 4-12v-94h-22v-9h22v-33c1-10 3-19 8-25 4-7 10-12 17-16 6-3 13-5 20-5 8 1 14 3 19 6 4 4 7 9 7 15zM492 72c-2-13-4-24-7-32s-8-14-16-18c-7-4-18-6-32-6h-35c-6 0-10 1-12 3-1 1-2 4-2 9v74h25c9 0 16-1 20-4s7-6 9-11c1-5 2-12 1-20h8v77h-8c1-8 0-14-1-19-2-5-5-9-9-11s-11-3-20-3h-25v71c0 3 0 6 1 8s3 3 7 4 10 1 20 1h9v9c-4 0-8 0-15 0-6 0-12-1-18-1s-11 0-15 0-9 0-14 0c-6 0-11 1-17 1-5 0-10 0-13 0v-9h7c7 0 12 0 16-1 3-1 5-2 6-4 0-2 1-5 1-8v-152c0-3-1-6-1-8-1-2-3-4-6-4-4-1-9-2-16-2h-7v-8h158l8 64zM658 60c0-5-1-11-2-18s-5-13-12-18c-6-5-17-8-32-8h-26c-6-1-10 0-12 2-1 1-2 5-2 9v79h40c15-1 26-3 32-10 7-5 11-11 12-18s2-13 2-18zM687 60c0 10-3 19-9 27-6 7-14 15-24 19-10 5-21 7-32 7h-49v69c0 3 0 6 1 8s3 3 6 4 8 1 16 1h7v9c-4 0-8 0-13 0-6 0-11-1-16-1-6 0-10 0-14 0s-8 0-14 0c-5 0-10 1-15 1-6 0-10 0-13 0v-9h7c7 0 12 0 15-1 4-1 6-2 7-4 0-2 1-5 0-8v-153c1-3 0-6 0-8-1-2-3-3-7-4-3-1-8-1-15-1h-7v-9h101c14 0 25 2 35 7 11 5 19 12 24 20 6 8 9 17 9 26zM1057 204c-6 0-12 0-20 0s-15-1-21-1-13 1-21 1-15 0-20 0v-9h7c7 0 12 0 15-1 4-1 6-2 6-4 1-2 1-5 1-8v-166l-71 183c0 1-1 3-2 4 0 1-2 1-3 1-3 0-5-2-6-6l-69-180v156c-1 3 0 6 1 9s3 6 7 9c4 2 11 3 21 3v9l-33-1-34 1v-9c10 0 17-1 21-3 4-3 6-6 7-9s2-6 1-9v-145c1-3 0-6 0-8-1-2-3-3-6-4-4-1-9-1-16-1h-7v-9h48c4 0 6 0 7 0 1 1 2 3 4 6l62 162 63-163c1-2 2-4 3-5 1 0 3 0 7 0h48v9h-7c-7 0-12 0-16 1-3 1-5 2-6 4 0 2-1 5 0 8v153c-1 3 0 6 0 8 1 2 3 3 6 4 4 1 9 1 16 1h7zM1182 207v-25c-9 17-21 26-38 25-14 0-24-2-30-7s-10-11-12-19c-1-7-1-14-1-22v-43c0-9 0-15-1-20-1-3-3-6-6-7s-8-1-16-1v-9l43-3v97c-1 5 0 9 1 14 1 4 3 7 7 10 3 3 9 4 17 4 10 0 19-5 25-13s10-19 10-31v-52c0-8-1-12-4-14s-9-3-19-3v-9l43-3v103c-1 7 0 12 3 14s9 3 19 2v9zM1269 203l-32 1v-9c9 1 15 0 18-1 3-2 5-5 4-12v-150c1-7 0-12-3-14s-9-3-19-2v-9l41-3v178c0 7 1 10 4 12 3 1 9 2 19 1v9zM1404 169c0 6-1 12-3 18s-5 11-10 14c-4 4-9 6-16 6-4 1-8 0-14-2-6-1-11-5-16-10-4-6-7-15-7-26v-81h-25v-6c10-1 17-4 23-10 5-6 9-13 11-21s4-17 4-25h7v53h41v9h-41v81c0 2 0 6 1 10 0 5 2 10 5 14 2 5 7 7 13 7 5 0 10-2 14-8 3-5 5-13 5-24v-16h8zM1478 29c0 4-1 8-4 11-2 3-6 5-11 5s-8-2-11-5-4-7-4-11c0-3 1-7 4-10 2-3 6-5 11-5s8 2 11 5 4 6 4 10zM1494 204c-10 0-20 0-30-1l-31 1v-9c9 1 15 0 18-1 3-2 4-5 4-12v-77c0-8-1-12-4-14-2-2-8-3-17-3v-9l40-3v107c0 5 1 9 3 10 2 2 8 3 17 2zM1630 142c-1-17-4-30-12-41-7-12-16-17-27-18-7 0-14 2-21 6-6 4-12 10-16 18v65c0 2 0 4 1 5 0 2 1 4 3 7 4 6 9 10 14 13s11 4 16 4c8 0 14-2 21-7 6-5 11-12 15-21s6-19 6-31zM1654 142c0 13-3 24-9 34-6 9-14 17-24 23-9 5-20 8-31 8-8 0-14-1-19-4-5-2-9-5-12-8s-4-6-5-8v3 48c0 6 1 10 4 12 3 1 9 1 19 1v9l-33-1-32 1v-9c9 0 15 0 18-1 3-2 4-6 4-12v-134c1-8-1-12-3-13-3-2-9-3-19-3v-9l41-3v19c2-2 5-5 8-8 4-3 8-5 13-7 6-3 12-4 20-4 11 0 20 3 30 9 9 6 16 13 21 24 6 10 9 21 9 33zM1706 203l-32 1v-9c10 1 16 0 19-1 3-2 4-5 4-12v-150c0-7-1-12-4-14-2-2-9-3-19-2v-9l42-3v178c0 7 1 10 4 12 3 1 9 2 18 1v9zM1801 29c0 4-1 8-4 11s-7 5-12 5c-4 0-8-2-10-5-3-3-5-7-5-11 0-3 1-7 4-10s7-5 12-5c4 0 8 2 11 5 2 3 4 6 4 10zM1817 204c-10 0-20 0-30-1l-32 1v-9c9 1 16 0 19-1 2-2 4-5 4-12v-77c0-8-2-12-4-14-3-2-9-3-18-3v-9l41-3v107c-1 5 0 9 2 10 3 2 8 3 18 2zM1927 132c0-3-1-8-1-13-1-5-2-11-5-16-2-7-5-12-9-16-5-4-11-6-18-6-3 0-8 1-13 3-5 3-10 7-15 15-4 8-7 19-8 33zM1946 170c0 2-2 6-5 12s-8 12-15 17-17 8-28 8c-12 0-22-3-32-8-9-6-17-14-23-24-6-9-9-21-9-34 0-12 3-23 8-33 6-11 13-19 22-25 9-5 19-8 30-9 12 1 22 3 29 9 8 5 14 12 17 22 4 8 6 17 6 27 0 3-1 4-1 5-1 1-3 1-7 1h-80c0 5 0 12 1 20s4 16 8 23c3 5 7 10 13 14 6 3 12 5 19 5 1 0 4 0 9-1s11-3 16-7c6-5 11-12 14-21 0-3 2-4 4-4 1 0 2 0 2 0 1 1 2 2 2 3zM2059 94c-1 4-2 9-5 10-2 2-5 3-8 3s-6-1-8-3c-3-2-4-6-4-10s1-6 3-8 3-3 4-3c-1 0-2-1-4-1-7 1-13 3-18 8s-9 13-13 21c-2 8-4 17-4 27v44c0 3 0 6 1 8s3 3 7 4c3 1 8 1 15 1h6v9c-5 0-12 0-18 0-7 0-13-1-19-1l-33 1v-9c9 1 15 0 18-1 3-2 5-5 4-12v-77c1-8 0-12-3-14s-9-3-19-3v-9l40-3v33c1-4 3-10 7-15 3-5 7-9 12-12 5-4 10-6 17-6s12 2 16 5c3 4 5 8 6 13z">
          <text:p/>
        </draw:path>
        <draw:path draw:style-name="gr3" draw:text-style-name="P2" draw:layer="layout" svg:width="1.689cm" svg:height="0.204cm" svg:x="19.212cm" svg:y="4.425cm" svg:viewBox="0 0 1690 205" svg:d="M55 26c0 6-3 12-7 16s-9 6-16 6c-6 0-11-2-15-6-5-4-7-10-7-16s2-12 7-16c4-4 9-6 15-7 7 1 12 3 16 7s7 10 7 16zM35 201l-35 1v-14h20v-90c0-5-1-8-3-10-3-1-8-1-16-1v-14l50-2v117h18v14zM199 99c-3-4-8-8-14-12-5-3-12-5-20-6-5 0-10 1-16 3s-11 7-15 12c-4 6-6 13-7 20s-1 14-1 21c0 8 1 16 2 24 1 9 4 16 9 22s13 10 24 10c8 0 14-2 19-4 5-3 9-6 12-9 4-3 6-6 7-8zM199 203v-14c-5 4-10 7-17 10s-15 4-23 4c-22 0-39-6-51-18s-18-28-19-48c1-20 8-37 21-48 13-12 30-18 52-18 4 0 10 1 17 2 7 2 14 6 22 11v-56c0-5-1-9-4-10-2-1-8-1-16-1v-14l52-2v176c-1 5 1 9 3 10s8 1 17 1v14zM1437 57c0-6-1-12-2-18-2-7-6-12-12-16-7-4-18-6-33-6h-34v80h33c16 0 27-3 34-7 6-4 10-10 12-16 1-6 2-12 2-17zM1521 174c0 2 0 6-2 10-1 5-5 10-10 14s-12 6-22 7c-6 0-13-1-21-2s-15-3-22-6c-6-3-11-7-14-11s-4-9-5-14-1-11-1-18c0-6 0-13 0-17s-1-8-2-11c-2-3-4-6-7-9-5-5-10-8-15-9s-8-1-11-1h-33v81h31v14c-4-1-9-1-15-1s-13 0-20 0c-6 0-12 0-16 0s-9 0-16 0c-6 0-13 0-19 0-7 0-12 0-16 1v-14h32v-171h-32v-14h110c18 0 33 3 46 8 13 4 23 11 29 19 7 8 11 17 11 26 0 10-4 19-12 27-8 9-20 15-36 20 6 2 13 6 19 11s11 12 13 22c0 1 0 3 1 8 0 3 1 7 1 10 0 4 1 7 1 8 0 4 1 9 2 14s3 9 6 13c3 3 8 5 13 5s9-1 12-4c4-4 6-9 7-15 0-2 0-4 1-5s2-2 5-2c2 0 3 0 5 1 1 0 2 2 2 5zM1690 142c0 11-2 21-7 30-4 9-11 17-20 23-10 6-23 10-38 10-4 0-10-1-16-1-7-1-14-2-21-5-8-2-14-5-21-10l-13 13c-1 1-2 2-3 2-1 1-2 1-3 1-2 0-4-1-4-2-1-2-1-4-1-6v-53c0-4 0-6 1-7s3-2 6-2 5 1 6 1c0 1 1 3 1 6 0 11 3 20 8 26 5 7 11 12 18 15 8 3 15 6 22 7 8 1 14 1 20 1 10 0 17-2 23-5 5-4 9-8 11-13 2-6 3-11 3-15 0-7-2-12-4-17-3-4-5-7-7-9s-5-4-7-5c-3-1-6-2-11-3-4-2-11-3-19-5-10-2-19-4-25-6-7-2-12-4-17-6-4-3-9-6-13-11-4-3-7-8-10-14-4-7-6-15-6-24 0-10 3-20 7-28 5-9 12-16 22-22 9-5 21-8 36-8 7 0 15 1 23 3 9 2 17 6 26 13l13-13c1-1 2-2 3-2 1-1 2-1 3-1 2 0 4 1 4 2 1 1 1 3 1 6v53c0 3 0 5-1 6s-3 2-6 2-5 0-6-1c0-1-1-3-1-7-3-13-7-23-13-30-7-7-14-12-22-15s-16-4-24-4c-10 1-17 2-23 6-5 3-9 7-11 11-2 5-3 9-3 14s2 10 5 15c3 4 6 7 10 10 5 2 9 4 13 5l41 8c9 2 17 6 25 12 7 5 13 12 18 20 4 9 7 18 7 29z">
          <text:p/>
        </draw:path>
        <draw:path draw:style-name="gr3" draw:text-style-name="P2" draw:layer="layout" svg:width="0.794cm" svg:height="0.202cm" svg:x="23.084cm" svg:y="4.417cm" svg:viewBox="0 0 795 203" svg:d="M229 16c-7 0-12 0-15 1s-5 1-6 2c-2 1-2 2-3 3l-76 174c-2 4-3 6-5 6-2 1-4 2-7 1-4 0-6 0-8-2-1-1-2-3-3-5l-80-180h-26v-13c3 0 8 0 13 0 6 0 12 0 18 0s10 0 14 0c5 0 10 0 17 0 6 0 13 0 19 0s11 0 15 0v13h-27l61 139 59-132c0-1 1-2 1-3 0-2-2-2-6-3-4 0-8-1-12-1s-6 0-8 0v-13c6 0 12 0 19 0s13 0 19 0h33v13zM318 134c-4 0-9 0-15 1-7 1-13 3-20 5-7 3-13 6-17 11-5 5-7 11-8 19 1 6 3 12 8 16s11 6 19 6c2 1 6 0 11-1 6-2 11-5 15-10 5-4 7-11 7-20zM377 194c0 3-1 5-2 6-2 1-4 1-7 1h-14c-10 0-18-1-22-4-4-2-7-5-8-8-1-4-1-7-1-10-3 6-8 12-15 16-7 5-16 8-28 8-7 0-14-1-23-3-9-1-16-5-22-9-7-5-10-12-10-21 0-10 4-19 11-25 8-6 17-10 28-13s21-6 31-7 18-1 23-1v-10c0-22-10-34-31-34-2 0-5 0-9 0-4 1-8 1-12 2 0 0 2 2 3 4 2 2 3 6 3 10 0 6-2 11-6 14-3 3-7 4-12 4-4 0-8-1-12-4s-6-8-6-14c1-8 4-14 10-18s13-6 21-7 15-2 21-1c21 0 37 4 47 12 12 8 17 19 17 32v63c0 3 0 6 2 7 2 2 7 3 16 3 1 0 3 1 5 1 1 1 2 3 2 6zM428 200l-35 1v-14h19v-160c1-5 0-8-3-9-2-2-8-2-16-2v-13l51-3v187h19v14zM597 203v-23c-4 8-9 13-15 16-5 3-10 5-15 6s-8 1-11 1c-15 0-27-2-37-7s-15-15-15-30v-68c0-6-1-9-3-10-3-1-8-2-17-2v-13l53-3v100c0 5 0 9 1 12 1 4 3 6 6 8s9 2 16 2c11 0 19-3 26-10 6-7 9-17 10-28v-56c0-6-1-9-4-10-2-1-8-2-16-2v-13l52-3v106c0 6 1 9 4 10 2 1 8 2 16 1v14zM767 129c0-4 0-8 0-13-1-5-2-10-4-16-2-5-6-10-11-14-4-4-11-6-19-6-5 0-9 1-14 3s-10 6-13 12c-3 5-5 10-6 16-1 5-1 11-1 18zM795 167c0 2-2 6-5 12-4 5-10 11-18 16s-20 7-35 8c-23-1-42-7-55-19s-20-28-20-48c0-13 3-24 8-34s13-17 24-23 24-9 39-9c20 0 35 5 46 15 4 5 8 10 10 16 3 6 4 11 5 16 0 5 1 9 1 13s-1 6-3 7c-1 1-3 1-6 1h-87c-1 5 0 12 1 20 1 9 5 16 11 23 6 6 15 10 29 10 9 0 18-2 25-6s12-10 16-17c0-2 1-4 2-5 1 0 3-1 5-1 1 0 2 0 4 1 2 0 3 2 3 4z">
          <text:p/>
        </draw:path>
        <draw:path draw:style-name="gr3" draw:text-style-name="P2" draw:layer="layout" svg:width="0.313cm" svg:height="0.202cm" svg:x="19.187cm" svg:y="5.099cm" svg:viewBox="0 0 314 203" svg:d="M160 65c-2-14-4-25-7-33s-8-14-16-18c-7-4-18-5-32-5h-35c-6-1-10 0-12 2-1 1-2 4-2 9v74h25c9 0 16-1 20-3 4-3 7-6 9-11 1-5 2-12 1-20h8v77h-8c1-9 0-15-1-20-2-5-5-9-9-11s-11-3-20-3h-25v71c0 3 0 6 1 8s3 3 7 4 10 1 19 1h10v9c-4 0-9 0-15 0s-12 0-18 0-11 0-15 0-9 0-14 0c-6 0-12 0-17 0s-10 0-14 0v-9h8c7 0 12 0 16-1 3-1 5-2 6-4 0-2 1-5 1-8v-152c0-3-1-6-1-8-1-2-3-4-6-4-4-1-9-1-16-1h-8v-9h159l8 65zM290 101c0-9 0-19-1-29 0-10-1-19-2-28-2-10-5-17-9-22s-9-8-13-10c-5-1-9-2-12-2-2 0-6 0-11 2-4 1-9 5-14 10-4 5-7 14-9 25-1 9-2 17-2 26s-1 19-1 28c0 6 1 12 1 19s0 15 0 22c1 7 2 14 3 20 3 13 7 22 14 27s13 8 19 7c7 1 13-2 20-7 7-6 11-15 14-29 1-9 2-18 2-28 1-10 1-20 1-31zM314 104c0 12-1 23-2 34-2 11-4 21-9 31-7 14-15 23-24 27-9 5-18 7-26 7-7 0-15-2-24-6s-17-12-23-23-10-23-11-35c-2-12-3-24-2-35-1-11 0-22 1-34 2-11 5-22 9-32 6-13 14-22 23-27s19-8 27-7c5-1 10 0 15 2 6 1 12 5 18 9 6 5 12 12 16 21 5 11 8 23 10 34 1 11 2 23 2 34z">
          <text:p/>
        </draw:path>
        <draw:path draw:style-name="gr3" draw:text-style-name="P2" draw:layer="layout" svg:width="0.301cm" svg:height="0.196cm" svg:x="19.183cm" svg:y="5.7cm" svg:viewBox="0 0 302 197" svg:d="M158 66c-1-15-3-25-6-34-3-8-9-14-16-18-8-3-18-5-33-5h-34c-7-1-11 0-12 2-2 1-2 5-2 9v74h25c9 0 15-1 20-3 4-2 7-6 8-11 2-5 2-12 2-20h7v77h-7c0-8 0-15-2-20-1-5-4-9-8-11-5-2-11-3-20-3h-25v71c0 3 0 6 1 8s3 3 7 4 10 2 19 2h10v9c-4-1-9-1-15-1s-12 0-18 0c-7 0-12 0-16 0s-8 0-14 0c-5 0-11 0-16 0-6 0-10 0-13 1v-9h6c8 0 13-1 16-2 4-1 6-2 6-4 1-2 1-4 1-8v-152c0-3 0-6-1-8 0-2-2-3-6-4-3-1-8-1-16-1h-6v-9h158l8 66zM302 197c-4-1-8-1-14-1s-12 0-18 0-11 0-15 0-9 0-15 0-13 0-19 0c-5 0-10 0-14 1v-9h10c8 0 14-1 19-2 4-1 6-2 7-4s2-5 1-8v-150c-7 3-16 5-23 6s-12 1-15 1v-9c3 0 7 0 13 0 6-1 13-3 20-5 7-3 14-7 20-13 3 0 5 0 6 1s1 3 1 6v163c-1 3 0 6 1 8s3 3 7 4 10 2 18 2h10z">
          <text:p/>
        </draw:path>
        <draw:path draw:style-name="gr3" draw:text-style-name="P2" draw:layer="layout" svg:width="0.309cm" svg:height="0.196cm" svg:x="19.183cm" svg:y="6.356cm" svg:viewBox="0 0 310 197" svg:d="M159 65c-1-13-3-24-6-32s-9-14-16-18c-9-4-19-6-34-6h-34c-7 0-11 1-12 2-2 2-2 5-2 10v72h25c9 0 15-1 20-3 4-2 7-6 8-11 2-5 2-11 2-19h7v76h-7c0-8 0-15-2-20-1-5-4-8-8-10-5-3-11-4-20-4h-25v71c0 3 0 7 1 9s3 4 7 5 10 1 19 1h10v9c-4 0-9-1-15-1s-12 0-18 0c-7 0-12 0-16 0s-8 0-14 0c-5 0-11 0-16 0-6 0-10 1-13 1v-9h6c8 0 13 0 16-1 4-1 6-3 6-5 1-1 1-4 1-9v-150c0-4 0-7-1-9 0-2-2-3-6-4-3-1-8-1-16-1h-6v-9h159l8 65zM302 197h-107c0-3 1-6 1-7s1-2 3-4l55-62c8-9 15-19 21-30s9-22 9-34c0-8-1-16-4-23s-7-13-13-17-13-7-21-7c-9 0-17 3-24 8s-12 12-15 21c0 0 1 0 3 0 5 0 9 2 12 5 2 3 4 6 4 10-1 6-3 10-6 12-4 3-7 4-9 3-1 1-2 0-5 0-2-1-5-2-7-5-2-2-3-6-4-11 0-8 3-17 7-25s11-14 19-19 17-8 28-8c18 0 33 6 44 16s17 23 17 40c0 9-2 18-6 26s-11 16-20 25-21 20-36 33l-30 30h51c3 0 6 0 10 0 4-1 8-1 11-1 4 0 6-1 7-2 1-2 2-6 3-11s2-10 3-14h7z">
          <text:p/>
        </draw:path>
        <draw:path draw:style-name="gr3" draw:text-style-name="P2" draw:layer="layout" svg:width="0.312cm" svg:height="0.202cm" svg:x="19.183cm" svg:y="6.957cm" svg:viewBox="0 0 313 203" svg:d="M159 66c-1-13-3-24-6-32s-9-14-16-18c-8-5-18-7-33-7h-34c-7 0-11 1-12 2-2 3-2 6-2 11v72h25c9 0 15-1 20-3 4-2 7-6 8-11 2-5 2-11 2-19h7v76h-7c0-8 0-14-2-19-1-5-4-9-8-11-5-2-11-4-20-4h-25v71c0 3 0 6 1 8s3 4 7 5 10 1 19 1h10v9c-4 0-9 0-15-1-6 0-12 0-18 0-7 0-12 0-16 0s-8 0-14 0c-5 0-11 0-16 0-6 1-11 1-14 1v-9h7c8 0 13 0 16-1 4-1 6-3 6-4 1-2 1-5 1-8v-151c0-4 0-7-1-9 0-2-2-4-6-5-3 0-8-1-16-1h-7v-9h159l8 66zM313 148c-1 10-3 19-9 27-5 9-12 15-21 20s-20 8-32 8c-10 0-20-2-29-6-8-4-15-9-21-16-5-6-8-14-8-23 0-6 2-11 6-13 3-3 7-4 10-4 5 0 8 2 11 5 4 2 5 6 5 12 0 5-2 9-5 12-4 3-8 4-14 3 4 6 8 10 13 14 6 3 11 5 17 6 5 2 10 2 14 2 5 0 10-1 15-3 5-3 9-8 12-15 4-7 6-16 6-29 0-15-3-26-8-35-6-8-15-13-26-13h-13c-2 0-4 0-5 0-1-1-2-2-2-3 0-2 1-2 1-3 1 0 2-1 3-1 2 0 3 0 6 0 2 0 4 0 6-1 3 1 7 0 12-2 4-2 9-6 13-12 4-7 6-14 7-20 1-7 2-11 1-13 0-9-1-16-4-20-3-5-7-8-11-10s-8-4-12-4-8 2-13 3-9 3-14 5c-5 3-9 7-12 11 2 0 4 0 7 1 3 0 5 1 8 3 2 2 3 6 3 11 0 4-1 7-4 10-2 3-6 4-10 4-5 0-8-1-11-4-3-2-4-6-4-11 0-11 5-20 15-27 9-9 21-13 36-13 9 0 18 2 26 5 8 5 14 9 19 15s8 13 8 21c0 11-4 22-11 31-8 9-17 16-29 20 15 3 26 9 35 19 8 10 12 21 13 33z">
          <text:p/>
        </draw:path>
        <draw:polygon draw:style-name="gr3" draw:text-style-name="P2" draw:layer="layout" svg:width="6.591cm" svg:height="3.78cm" svg:x="19.004cm" svg:y="4.198cm" svg:viewBox="0 0 6592 3781" draw:points="17,17 17,0 6592,0 6592,3781 0,3781 0,0 17,0 17,17 34,17 34,3752 6558,3752 6558,34 17,34 17,17 34,17">
          <text:p/>
        </draw:polygon>
        <draw:path draw:style-name="gr3" draw:text-style-name="P2" draw:layer="layout" svg:width="6.566cm" svg:height="0.051cm" svg:x="19.025cm" svg:y="5.43cm" svg:viewBox="0 0 6567 52" svg:d="M17 4l-4 9v-9h4l-4 9v-9c8 0 63 4 152 4 271 9 859 9 1575 9 974 0 2180-4 3142-9 483 0 902-4 1207-4 300 0 478-4 478-4v34c0 0-2884 18-4827 18-487 0-910 0-1219-5-157 0-280 0-369-5-42 0-80 0-101-4-13 0-26 0-30 0-8 0-13 0-21-4z">
          <text:p/>
        </draw:path>
        <draw:path draw:style-name="gr3" draw:text-style-name="P2" draw:layer="layout" svg:width="6.567cm" svg:height="0.051cm" svg:x="19.016cm" svg:y="6.052cm" svg:viewBox="0 0 6568 52" svg:d="M17 4l-4 5v-9l4 4-4 5v-9c9 4 64 9 153 9 270 4 859 8 1574 8 974 0 2181-4 3143-8 482 0 906-5 1206-5 301-4 479-4 479-4v35c0 0-2884 17-4828 17-486 0-910 0-1219-4-156 0-279-4-368-4-43 0-81-5-102-5-12 0-25 0-29 0-9-4-13-4-22-4z">
          <text:p/>
        </draw:path>
        <draw:path draw:style-name="gr3" draw:text-style-name="P2" draw:layer="layout" svg:width="6.562cm" svg:height="0.051cm" svg:x="18.995cm" svg:y="4.803cm" svg:viewBox="0 0 6563 52" svg:d="M13 5l-4 4 4-9v5l-4 4 4-9c4 5 63 9 152 9 267 4 856 8 1575 8 970 0 2176-4 3143-8 478 0 901-4 1202-4 300-5 478-5 478-5v35c0 0-2880 17-4823 17-487 0-914 0-1223-4-153 0-280-4-369-4-42 0-76-5-101-5-13 0-21 0-30 0-8-4-13-4-17-4z">
          <text:p/>
        </draw:path>
        <draw:path draw:style-name="gr3" draw:text-style-name="P2" draw:layer="layout" svg:width="6.562cm" svg:height="0.046cm" svg:x="18.995cm" svg:y="6.692cm" svg:viewBox="0 0 6563 47" svg:d="M13 0l-4 9 4-9-4 9 4-9c4 0 63 5 152 5 267 8 856 8 1575 8 970 0 2176-4 3143-8 478 0 901 0 1202-5 300 0 478 0 478 0v34c0 0-2880 13-4823 13-487 0-914 0-1223-4-153 0-280 0-369-4-42 0-76 0-101-5-13 0-21 0-30 0-8 0-13 0-17-4z">
          <text:p/>
        </draw:path>
        <draw:path draw:style-name="gr3" draw:text-style-name="P2" draw:layer="layout" svg:width="6.566cm" svg:height="0.051cm" svg:x="19.029cm" svg:y="7.301cm" svg:viewBox="0 0 6567 52" svg:d="M17 4l-4 9v-9h4l-4 9v-9c8 0 63 5 152 5 267 8 860 8 1575 8 974 0 2180-4 3142-8 483 0 902-5 1203-5 300 0 482-4 482-4v35c0 0-2884 17-4827 17-487 0-914 0-1219-4-157 0-280-5-368-5-47 0-81-4-106-4-9 0-21 0-26 0-8-4-12 0-21-4z">
          <text:p/>
        </draw:path>
        <draw:path draw:style-name="gr3" draw:text-style-name="P2" draw:layer="layout" svg:width="0.316cm" svg:height="0.195cm" svg:x="19.187cm" svg:y="7.58cm" svg:viewBox="0 0 317 196" svg:d="M159 64c-2-13-4-24-7-32s-8-14-16-18c-7-4-18-5-32-5h-35c-6-1-10 0-12 2-1 1-2 4-2 9v73h25c9 0 16-1 20-3 4-3 7-6 9-11 1-5 2-12 1-20h8v77h-8c1-8 0-15-1-20-2-5-5-9-9-11s-11-3-20-3h-25v72c0 3 0 6 1 8s3 3 7 4 10 1 19 1h10v9c-4 0-9 0-15 0s-12 0-18 0-11 0-15 0-9 0-14 0c-6 0-12 0-17 0s-10 0-13 0v-9h7c7 0 12 0 16-1 3-1 5-2 6-4 0-2 1-5 1-8v-152c0-3-1-6-1-8-1-2-3-4-6-4-4-1-9-1-16-1h-7v-9h158l8 64zM268 32l-72 108h72zM288 149v25c0 3 0 6 1 8s3 4 6 4c3 1 8 1 15 1h6v9c-6 0-12 0-19 0s-14 0-20 0-13 0-20 0-14 0-20 0v-9h6c8 0 13 0 16-1s5-2 6-4 1-5 1-8v-25h-78v-9l90-136c1-2 2-3 3-3 0 0 1-1 3-1s3 1 4 2c0 1 0 3 0 6v132h29v9z">
          <text:p/>
        </draw:path>
        <draw:path draw:style-name="gr3" draw:text-style-name="P2" draw:layer="layout" svg:width="2.163cm" svg:height="3.755cm" svg:x="19.732cm" svg:y="4.219cm" svg:viewBox="0 0 2164 3756" svg:d="M42 0v3752h-42v-3752zM2164 0v3756h-42v-3756z">
          <text:p/>
        </draw:path>
        <draw:path draw:style-name="gr3" draw:text-style-name="P2" draw:layer="layout" svg:width="1.609cm" svg:height="0.256cm" svg:x="21.367cm" svg:y="3.705cm" svg:viewBox="0 0 1610 257" svg:d="M159 66c-1-14-4-24-7-32-3-9-8-15-16-18-7-4-18-6-32-6h-35c-6 0-10 0-12 2-1 2-2 5-2 9v73h25c9 0 16-1 20-3 5-2 8-6 9-11s2-11 2-20h7v77h-7c0-8-1-15-2-20s-4-8-9-11c-4-2-11-3-20-3h-25v71c0 3 0 6 1 8s4 4 7 4c4 1 11 2 20 2h9v9c-3-1-8-1-14-1s-13 0-19 0-11 0-15 0-9 0-14 0c-6 0-11 0-17 0-5 0-9 0-13 1v-9h7c7 0 13-1 16-2 3 0 5-2 6-4s1-4 1-8v-151c0-3 0-6-1-8s-3-3-6-4-9-1-16-1h-7v-9h158l8 65zM331 54c0-5-1-11-2-18s-5-13-12-19c-6-5-17-8-32-8h-26c-6 0-10 0-12 2-1 2-2 5-2 9v78h40c15 0 26-3 32-8 7-6 11-12 12-19s2-13 2-17zM361 54c0 9-3 18-9 26s-15 14-25 18c-10 5-21 7-32 8h-49v68c0 4 0 6 1 8s3 4 6 5c3 0 8 1 16 1h7v9c-4-1-8-1-14-1-5 0-10 0-15 0-6 0-10 0-14 0s-8 0-14 0c-5 0-10 0-15 0-6 0-10 0-13 1v-9h7c7 0 12-1 15-2 4 0 6-2 6-4 1-2 2-4 1-8v-152c1-3 0-6-1-8 0-2-2-3-6-4-3-1-8-1-15-1h-7v-9h101c14 0 25 3 35 8 11 5 20 11 25 19 6 8 9 17 9 27zM621 52c0-14-3-24-9-30s-14-10-22-11c-9-2-18-2-27-2-3 0-6 0-10 0-3 0-5 0-7 1-3 0-5 1-6 3 0 2 0 4 0 7v75h32c14 0 24-2 31-7 8-4 12-10 15-16 2-7 3-13 3-20zM686 171c0 3-1 7-2 12-2 5-4 10-8 14s-10 6-17 6c-5 0-11-1-17-2-7-2-14-5-20-10-5-5-9-11-10-18-1-6-2-14-1-23 0-10-1-17-2-23s-4-11-9-16c-6-4-11-7-16-8s-9-2-11-2h-33v73c0 4 0 6 1 8 0 2 2 4 6 5 3 0 8 1 15 1h7v9c-3-1-8-1-13-1s-10 0-15 0-10 0-14 0c-3 0-8 0-13 0s-11 0-16 0-9 0-13 1v-9h7c8 0 13-1 16-2 3 0 5-2 6-4s1-4 1-8v-152c0-3 0-6-1-8s-3-3-6-4-8-1-16-1h-7v-9h91c14 0 27 3 38 7 11 5 20 11 27 19 6 8 10 16 10 26-1 11-5 21-15 29-9 8-21 14-36 18 9 2 16 6 22 12 6 5 11 12 14 21l3 23c2 14 4 24 7 31 2 7 7 11 14 11 4 0 7-2 11-6 4-3 7-10 8-20 0-1 0-2 0-3 1-1 2-2 3-2 2 0 3 1 3 2 1 1 1 2 1 3zM786 124c0-3 0-7-1-13-1-5-2-10-4-16s-6-11-10-15c-5-4-10-6-18-6-3 0-8 1-13 3-5 3-10 8-15 15-4 7-7 18-7 32zM805 162c0 2-2 7-5 12-3 6-8 12-15 17-7 6-16 8-28 9-11 0-22-3-31-9-10-6-18-13-23-23-6-10-9-22-10-35 1-12 3-23 9-33 5-10 12-17 21-23s19-9 30-9c12 0 22 3 30 8 7 5 13 12 17 21 3 8 5 18 5 27 0 3 0 5-1 5-1 1-3 1-6 1h-81c0 6 1 12 1 20 1 8 4 16 8 23 3 6 8 10 13 14 6 4 12 5 20 6 1 0 4-1 9-2 4 0 10-3 15-7 6-4 11-11 14-21 1-3 2-4 4-4 1 0 2 0 3 1 0 0 1 1 1 2zM933 219c0-8-4-13-10-17-5-4-13-6-22-7-8 0-17-1-25 0h-17c-7 0-12 3-17 7-4 5-7 11-7 17 0 8 5 15 14 21 8 6 20 10 35 10 14 0 26-4 35-10s14-13 14-21zM901 111c0-2 0-6-1-12-1-5-3-10-6-15-4-5-10-8-18-8-6 0-10 2-14 4-3 3-5 6-6 8-3 3-4 7-4 11-1 5-1 9-1 13 0 2 0 6 1 12 1 5 3 11 6 15 4 5 10 8 18 8 6 0 10-2 14-4 3-3 5-5 6-7 3-4 4-8 4-12 1-4 1-9 1-13zM952 80c0 4-2 6-3 7-2 1-4 2-6 2s-4-1-6-2c-1-2-2-4-2-6 0-4 2-7 5-8-1 0-2 0-2 0-1 0-1 0-1 0-3-1-7 0-11 1-5 2-10 5-15 10 3 3 6 7 8 12 3 5 4 10 4 16-1 11-5 21-14 29-8 8-19 12-33 13-3 0-7-1-12-2s-11-3-17-7c-2 3-3 6-4 8 0 3-1 5 0 5 0 5 1 9 4 13s6 6 11 7c1 0 4 0 9 0 4 0 9 0 12 0 9 0 18 0 26 1s16 3 24 7c7 4 12 9 15 16 3 6 4 12 4 17-1 7-4 14-9 19-6 6-14 11-24 14-9 3-20 5-31 5-12 0-23-2-32-5-10-3-17-8-23-14-6-5-9-12-9-19 0-6 2-11 7-16 4-6 11-10 20-12-5-3-8-7-10-12s-3-9-3-14 1-10 3-14 4-8 6-10c-4-3-7-7-9-12-3-5-4-11-5-18 1-11 5-21 14-29 8-8 19-12 33-13 3 0 8 1 13 2 6 1 11 4 18 9 6-6 11-10 17-11 6-2 10-3 13-3 6 0 9 2 12 5 2 4 3 7 3 9zM1017 23c0 4-1 7-4 10s-7 5-11 5c-5 0-9-2-11-5-3-3-5-6-5-10s2-8 4-11c3-3 7-4 12-4 4 0 8 1 11 4s4 7 4 11zM1033 197c-10-1-20-1-30-1l-32 1v-9c10 0 16-1 19-2s4-5 4-11v-78c0-7-1-11-4-13s-9-3-18-3v-8l41-4v106c-1 5 0 9 3 11 2 1 8 2 17 2zM1146 160c0 11-3 20-11 28-7 7-19 11-35 12-4 0-8-1-14-2-5-1-11-5-18-11-2 3-4 5-5 6l-1 1c-2 3-4 4-5 5s-1 1-2 1-2-1-3-2c0-1 0-3 0-5v-38c0-3 0-4 0-6 1-1 2-1 4-1 1 0 2 0 2 1 1 0 1 2 2 4 2 12 6 22 13 29 6 8 15 11 27 11 11 0 19-2 24-7 6-5 8-11 8-19 0-7-2-12-6-16-4-3-9-6-13-7-5-2-8-3-11-3-10-2-17-4-23-6-5-1-10-4-15-7-8-7-12-15-12-25 0-5 1-11 4-16 3-6 8-10 14-14 7-3 16-5 28-5 2-1 6 0 11 1s10 3 16 7c1-1 1-2 2-3 2-1 2-1 3-2 2-2 3-3 4-3 0 0 1 0 2 0s2 0 2 1c1 1 1 3 1 6v29c0 2 0 4-1 5 0 1-1 2-3 2 0 0-1-1-2-1s-1-1-1-2c0-3-1-8-2-13-2-5-5-10-9-15-5-4-13-7-23-7-12 0-21 3-25 7-5 5-7 10-7 15 0 6 2 10 5 13 4 3 8 5 14 7 5 1 11 3 16 4 6 1 12 2 18 4 5 2 10 5 15 9 2 2 5 5 7 10 3 4 5 10 5 18zM1250 161c0 6-1 12-3 18s-5 11-9 15-10 6-16 6c-4 0-9-1-15-2-5-2-11-6-15-11-5-6-7-14-7-26v-80h-25v-6c10 0 17-4 22-9 6-6 10-13 12-22 2-8 3-16 3-24h7v53h42v8h-42v81c0 1 1 5 1 10 1 5 3 9 5 14 3 4 7 6 14 7 5 0 10-3 13-8 4-6 6-14 6-25v-15h7zM1367 124c0-3 0-7-1-13 0-5-2-10-4-16s-5-11-10-15c-4-4-10-6-17-6-4 0-8 1-13 3-6 3-11 8-15 15s-7 18-8 32zM1386 162c0 2-1 7-4 12-3 6-9 12-16 17-7 6-16 8-28 9-11 0-21-3-31-9-9-6-17-13-23-23s-9-22-9-35c0-12 3-23 8-33s13-17 22-23c8-6 19-9 30-9 12 0 22 3 29 8 8 5 14 12 17 21 4 8 5 18 5 27 1 3 0 5-1 5-1 1-3 1-6 1h-80c0 6 0 12 1 20s3 16 8 23c3 6 7 10 13 14 5 4 12 5 19 6 1 0 4-1 9-2 5 0 10-3 16-7s10-11 14-21c0-3 1-4 4-4 0 0 1 0 2 1 1 0 1 1 1 2zM1498 87c0 5-1 8-4 10-2 2-5 3-8 3s-6-1-8-4c-3-2-4-5-4-9 0-3 1-6 3-8 1-2 3-3 3-3 0 0-1 0-3 0-7 0-13 3-18 8-6 4-9 11-12 19s-4 17-4 27v44c0 4 0 6 1 8s3 4 6 5c3 0 8 1 15 1h6v9c-6-1-12-1-18-1-7 0-13 0-19 0l-32 1v-9c9 0 15-1 18-2s4-5 4-11v-77c1-7-1-12-3-14-3-2-10-3-19-3v-8l40-4v32c1-4 3-9 6-14s7-9 12-12c4-4 10-5 17-6 6 1 12 2 15 6 4 3 6 7 6 12zM1610 160c0 11-4 20-11 28-7 7-19 11-36 12-3 0-8-1-13-2-6-1-12-5-18-11-3 3-5 5-5 6-1 0-1 1-1 1-3 3-5 4-5 5-1 1-2 1-2 1-2 0-3-1-3-2s-1-3-1-5v-38c0-3 1-4 1-6 0-1 1-1 3-1 1 0 2 0 3 1 0 0 1 2 1 4 3 12 7 22 13 29 6 8 15 11 27 11 11 0 20-2 25-7s8-11 8-19c0-7-3-12-7-16-4-3-8-6-13-7-4-2-8-3-10-3-10-2-18-4-23-6-6-1-11-4-15-7-8-7-12-15-13-25 0-5 2-11 5-16 2-6 7-10 14-14 7-3 16-5 27-5 3-1 6 0 12 1 5 1 10 3 16 7 0-1 1-2 2-3s2-1 2-2c2-2 3-3 4-3s2 0 2 0c2 0 3 0 3 1s0 3 0 6v29c0 2 0 4 0 5-1 1-2 2-3 2s-1-1-2-1-2-1-2-2c0-3-1-8-2-13s-4-10-9-15c-5-4-12-7-23-7-12 0-20 3-25 7-5 5-7 10-7 15 0 6 2 10 6 13 3 3 8 5 13 7 6 1 11 3 17 4s12 2 17 4c6 2 11 5 15 9 3 2 5 5 8 10 3 4 4 10 5 18z">
          <text:p/>
        </draw:path>
        <draw:polygon draw:style-name="gr3" draw:text-style-name="P2" draw:layer="layout" svg:width="12.201cm" svg:height="2.561cm" svg:x="7.129cm" svg:y="8.745cm" svg:viewBox="0 0 12202 2562" draw:points="0,2562 0,0 12202,0 12202,2473 12181,2473 12181,25 25,25 25,2562">
          <text:p/>
        </draw:polygon>
        <draw:polygon draw:style-name="gr3" draw:text-style-name="P2" draw:layer="layout" svg:width="0.195cm" svg:height="0.343cm" svg:x="7.044cm" svg:y="10.963cm" svg:viewBox="0 0 196 344" draw:points="98,98 0,0 98,344 196,0">
          <text:p/>
        </draw:polygon>
        <draw:polygon draw:style-name="gr3" draw:text-style-name="P2" draw:layer="layout" svg:width="0.25cm" svg:height="0.436cm" svg:x="7.014cm" svg:y="10.917cm" svg:viewBox="0 0 251 437" draw:points="128,144 120,152 55,93 128,343 200,93 128,165 120,152 128,144 120,135 251,0 128,437 0,0 137,135 128,144 120,135">
          <text:p/>
        </draw:polygon>
        <draw:polygon draw:style-name="gr3" draw:text-style-name="P2" draw:layer="layout" svg:width="0.199cm" svg:height="0.343cm" svg:x="19.22cm" svg:y="10.874cm" svg:viewBox="0 0 200 344" draw:points="102,98 0,0 102,344 200,0">
          <text:p/>
        </draw:polygon>
        <draw:polygon draw:style-name="gr3" draw:text-style-name="P2" draw:layer="layout" svg:width="0.25cm" svg:height="0.436cm" svg:x="19.194cm" svg:y="10.828cm" svg:viewBox="0 0 251 437" draw:points="128,144 116,152 55,93 128,344 196,93 128,165 116,152 128,144 116,135 251,0 128,437 0,0 137,135 128,144 116,135">
          <text:p/>
        </draw:polygon>
        <draw:polygon draw:style-name="gr3" draw:text-style-name="P2" draw:layer="layout" svg:width="0.026cm" svg:height="1.35cm" svg:x="10.079cm" svg:y="7.386cm" svg:viewBox="0 0 27 1351" draw:points="27,0 27,1351 0,1351 0,0">
          <text:p/>
        </draw:polygon>
        <draw:polygon draw:style-name="gr3" draw:text-style-name="P2" draw:layer="layout" svg:width="0.182cm" svg:height="0.317cm" svg:x="10.003cm" svg:y="8.415cm" svg:viewBox="0 0 183 318" draw:points="89,88 0,0 89,318 183,0">
          <text:p/>
        </draw:polygon>
        <draw:polygon draw:style-name="gr3" draw:text-style-name="P2" draw:layer="layout" svg:width="0.233cm" svg:height="0.407cm" svg:x="9.978cm" svg:y="8.372cm" svg:viewBox="0 0 234 408" draw:points="114,131 106,140 46,81 114,318 183,81 114,148 106,140 114,131 106,123 234,0 114,408 0,0 124,123 114,131 106,123">
          <text:p/>
        </draw:polygon>
        <draw:polygon draw:style-name="gr3" draw:text-style-name="P2" draw:layer="layout" svg:width="0.025cm" svg:height="3.277cm" svg:x="24.211cm" svg:y="7.978cm" svg:viewBox="0 0 26 3278" draw:points="26,0 26,3278 0,3278 0,0">
          <text:p/>
        </draw:polygon>
        <draw:polygon draw:style-name="gr3" draw:text-style-name="P2" draw:layer="layout" svg:width="0.178cm" svg:height="0.317cm" svg:x="24.135cm" svg:y="10.938cm" svg:viewBox="0 0 179 318" draw:points="90,93 0,0 90,318 179,0">
          <text:p/>
        </draw:polygon>
        <draw:polygon draw:style-name="gr3" draw:text-style-name="P2" draw:layer="layout" svg:width="0.229cm" svg:height="0.398cm" svg:x="24.109cm" svg:y="10.9cm" svg:viewBox="0 0 230 399" draw:points="115,132 106,140 47,81 115,314 183,81 115,149 106,140 115,132 106,123 230,0 115,399 0,0 123,123 115,132 106,123">
          <text:p/>
        </draw:polygon>
        <draw:polyline draw:style-name="gr1" draw:text-style-name="P1" draw:layer="layout" svg:width="12.603cm" svg:height="3.332cm" svg:x="10.211cm" svg:y="7.94cm" svg:viewBox="0 0 12604 3333" draw:points="12604,0 12604,1970 0,1970 0,3333">
          <text:p/>
        </draw:polyline>
        <draw:polygon draw:style-name="gr3" draw:text-style-name="P2" draw:layer="layout" svg:width="0.169cm" svg:height="0.292cm" svg:x="10.126cm" svg:y="10.98cm" svg:viewBox="0 0 170 293" draw:points="85,81 0,0 85,293 170,0">
          <text:p/>
        </draw:polygon>
        <draw:polygon draw:style-name="gr3" draw:text-style-name="P2" draw:layer="layout" svg:width="0.211cm" svg:height="0.368cm" svg:x="10.105cm" svg:y="10.942cm" svg:viewBox="0 0 212 369" draw:points="106,119 97,127 46,76 106,289 166,76 106,135 97,127 106,119 97,114 212,0 106,369 0,0 114,114 106,119 97,114">
          <text:p/>
        </draw:polygon>
        <draw:polygon draw:style-name="gr3" draw:text-style-name="P2" draw:layer="layout" svg:width="0.03cm" svg:height="1.342cm" svg:x="21.391cm" svg:y="9.909cm" svg:viewBox="0 0 31 1343" draw:points="31,0 31,1343 0,1343 0,0">
          <text:p/>
        </draw:polygon>
        <draw:polygon draw:style-name="gr3" draw:text-style-name="P2" draw:layer="layout" svg:width="0.182cm" svg:height="0.318cm" svg:x="21.315cm" svg:y="10.929cm" svg:viewBox="0 0 183 319" draw:points="90,94 0,0 90,319 183,0">
          <text:p/>
        </draw:polygon>
        <draw:polygon draw:style-name="gr3" draw:text-style-name="P2" draw:layer="layout" svg:width="0.233cm" svg:height="0.406cm" svg:x="21.29cm" svg:y="10.887cm" svg:viewBox="0 0 234 407" draw:points="114,135 106,144 51,85 114,318 183,85 114,152 106,144 114,135 106,127 234,0 114,407 0,0 123,127 114,135 106,127">
          <text:p/>
        </draw:polygon>
        <draw:polygon draw:style-name="gr3" draw:text-style-name="P2" draw:layer="layout" svg:width="10.042cm" svg:height="1.041cm" svg:x="14.173cm" svg:y="10.231cm" svg:viewBox="0 0 10043 1042" draw:points="10043,25 26,25 26,1042 0,1042 0,0 10043,0">
          <text:p/>
        </draw:polygon>
        <draw:polygon draw:style-name="gr3" draw:text-style-name="P2" draw:layer="layout" svg:width="0.178cm" svg:height="0.313cm" svg:x="14.097cm" svg:y="10.959cm" svg:viewBox="0 0 179 314" draw:points="89,89 0,0 89,314 179,0">
          <text:p/>
        </draw:polygon>
        <draw:polygon draw:style-name="gr3" draw:text-style-name="P2" draw:layer="layout" svg:width="0.228cm" svg:height="0.402cm" svg:x="14.072cm" svg:y="10.917cm" svg:viewBox="0 0 229 403" draw:points="114,131 105,140 46,80 114,314 183,80 114,149 105,140 114,131 105,122 229,0 114,403 0,0 122,122 114,131 105,122">
          <text:p/>
        </draw:polygon>
        <draw:path draw:style-name="gr3" draw:text-style-name="P2" draw:layer="layout" svg:width="1.429cm" svg:height="0.203cm" svg:x="9.574cm" svg:y="16.041cm" svg:viewBox="0 0 1430 204" svg:d="M170 76c-2-11-4-21-7-30-3-8-8-14-16-19s-20-7-35-7h-40v77h14c10 0 16-1 21-4 4-2 7-6 8-11s2-11 2-18h13v81h-13c0-7-1-13-2-18s-4-9-8-12c-5-3-12-4-21-4h-14v78h39v13c-5 0-10 0-18 0-7-1-14-1-22-1-7 0-13 0-18 0s-10 0-17 0-14 0-20 1c-7 0-12 0-16 0v-13h31v-169h-31v-15h174l9 71zM360 61c0-7-1-14-2-20-1-7-5-12-11-16s-16-8-31-8h-38v86h38c14 0 25-2 31-6s10-9 11-16c1-6 2-13 2-20zM404 61c-1 11-4 21-11 29-6 8-15 14-26 19-11 4-23 6-37 6h-51v74h31v13c-3 0-9 0-15 0-6-1-13-1-20-1-6 0-12 0-16 0-5 0-10 0-17 0-6 0-13 0-19 1-7 0-12 0-16 0v-13h31v-172h-31v-13h120c25 0 43 6 57 17 13 10 19 24 20 40zM648 53l-33 80h66zM774 202c-4 0-8 0-14 0-6-1-12-1-18-1s-11 0-15 0-10 0-16 0c-7 0-13 0-19 1-7 0-12 0-16 0v-13h28l-18-42h-77l-14 35-1 3c0 1 2 2 6 3 4 0 8 0 13 1 4 0 6 0 6 0v13c-5 0-12 0-19 0-7-1-13-1-19-1l-33 1v-13h6c7 0 12-1 15-1 4 0 6-1 7-2s2-2 2-4l72-174c0-3 1-5 3-6 1-1 4-2 8-2 2 0 4 0 6 1s4 3 5 7l74 181h28zM898 101c-3-5-8-9-13-12-6-4-13-6-21-6-5 0-10 1-16 3s-11 6-15 12-6 12-7 19c0 7-1 15-1 22s1 14 2 23c1 8 4 16 9 22s13 9 25 10c7-1 13-2 18-5 5-2 9-5 13-9 3-3 5-5 6-7zM898 204v-14c-4 4-10 7-17 10-7 2-14 4-23 4-22 0-39-7-51-18-12-12-18-28-18-47 0-21 7-37 20-49 13-11 31-17 52-17 5 0 11 0 17 2 7 2 14 5 22 11v-56c0-6-1-9-3-10-3-1-9-3-17-3v-13l51-3v176c0 6 1 9 3 10 3 1 8 2 17 2v13zM1082 101c-3-5-7-9-13-12-6-4-13-6-21-6-5 0-10 1-16 3-5 2-10 6-15 12-3 6-6 12-6 19-1 7-1 15-1 22s0 14 1 23c1 8 4 16 9 22s13 9 25 10c7-1 13-2 18-5 5-2 10-5 13-9 3-3 5-5 6-7zM1082 204v-14c-4 4-10 7-17 10-6 2-14 4-23 4-22 0-38-7-51-18-12-12-18-28-18-47 0-21 7-37 20-49 14-11 31-17 52-17 5 0 11 0 18 2s14 5 21 11v-56c0-6-1-9-3-10-3-1-8-3-17-3v-13l51-3v176c0 6 1 9 3 10 3 1 8 2 17 2v13zM1265 130c0-3 0-7-1-12s-2-10-4-16c-2-5-5-10-10-14s-11-6-20-6c-4 0-9 1-14 3s-9 6-13 12c-3 5-5 10-5 16-1 6-2 11-2 17zM1292 169c0 1-1 5-5 11-3 6-9 11-17 16-9 5-21 8-36 8-23 0-41-7-55-19-13-12-20-28-20-48 0-12 3-23 8-32 6-10 14-18 24-24 11-6 24-9 39-9 20 0 36 5 46 15 5 5 8 11 11 16 2 6 4 11 4 16 1 6 1 10 1 13s-1 6-2 6c-2 1-4 2-7 1h-87c0 6 0 12 2 21 1 8 4 15 10 22s16 10 29 10c10 0 18-2 25-6 8-4 13-10 16-17 1-2 2-3 3-4 0-1 2-2 4-2 1 0 3 0 4 1 2 1 3 2 3 5zM1430 96c0 6-2 10-6 13-3 3-7 5-12 5-4 0-8-2-12-4-3-3-5-8-5-14 0-4 1-7 2-9 2-3 3-4 3-4-9 0-17 4-22 10s-9 14-11 22-3 16-3 23v51h25v13c-5 0-12 0-19 0-8-1-15-1-20-1l-37 1v-13h20v-89c1-6-1-9-3-10-3-1-8-2-17-1v-14l48-2v32c3-9 8-17 14-23s14-9 24-9c8 0 15 2 21 6s9 10 10 17z">
          <text:p/>
        </draw:path>
        <draw:path draw:style-name="gr3" draw:text-style-name="P2" draw:layer="layout" svg:width="1.999cm" svg:height="0.256cm" svg:x="21.17cm" svg:y="15.89cm" svg:viewBox="0 0 2000 257" svg:d="M169 75c-1-12-3-22-6-31-3-8-9-15-16-19-8-5-20-7-35-7h-40v78h14c9 0 16-1 21-4 4-3 7-6 8-11s2-11 1-19h14v81h-14c1-7 0-13-1-18s-4-9-9-11c-4-3-11-4-20-4h-14v77h39v14c-5 0-11 0-18-1-7 0-14 0-22 0-7 0-13 0-18 0s-10 0-17 0-14 0-20 0c-7 1-12 1-16 1v-14h31v-169h-31v-14h174l9 71zM359 60c1-7 0-15-1-22-2-6-5-11-11-16-6-4-17-6-31-6h-39v86h39c14 0 24-2 30-6 7-4 10-10 12-16 1-7 2-13 1-20zM403 60c0 11-3 21-10 29-6 8-15 14-26 18-11 5-23 7-37 7h-51v73h31v14c-4 0-9 0-15-1-7 0-13 0-20 0-6 0-12 0-16 0-5 0-10 0-17 0-6 0-13 0-19 0-7 1-12 1-16 1v-14h31v-171h-31v-14h120c24 1 43 6 56 17 14 10 20 23 20 41zM838 201c-3 0-8 0-14-1-7 0-13 0-19 0-7 0-12 0-16 0s-9 0-16 0c-6 0-12 0-18 0-6 1-11 1-15 1v-14h31v-171l-80 178c-1 1-2 3-3 4-2 2-4 3-7 3-1 0-3-1-4-1-2-1-4-3-5-6l-78-174v159c-1 3 0 5 1 6s3 1 7 2c5 0 10 0 15 0h8v14c-6 0-13-1-20-1s-13 0-19 0-12 0-20 0c-7 0-13 1-19 1v-14h7c4 0 7 0 9 0 1 0 4 0 7 0 4-1 6-1 7-2s1-3 1-6v-163h-31v-14h64c3 0 6 1 8 1 1 1 3 3 5 7l69 153 69-153c1-4 3-6 5-7 2 0 5-1 8-1h63v14h-31v171h31zM978 203v-23c-4 8-9 13-15 16-5 3-10 5-15 6s-8 1-11 1c-15 0-27-2-37-7-9-5-14-15-15-30v-68c1-5-1-8-3-9-3-1-8-2-17-2v-13l53-3v99c0 5 0 9 1 12 1 4 3 6 6 8 3 1 9 2 16 2 11 0 19-3 26-10 6-7 10-17 10-29v-55c0-5-1-8-3-9-3-1-9-2-17-2v-13l53-3v105c-1 6 0 9 3 10 2 1 8 2 16 1v14zM1088 200l-35 1v-14h20v-160c0-5-1-8-3-10-3-1-8-1-17-1v-14l51-2v187h20v14zM1239 165c0 11-3 20-10 27-6 7-14 10-25 11-7 0-14-1-21-3s-13-6-17-11c-5-6-7-13-8-23v-79h-23v-11c9 0 17-3 23-9 7-5 11-13 15-22 3-9 5-18 5-28h13v56h42v14h-42v79c0 2 0 6 1 9 0 4 2 8 4 11 3 3 6 5 12 5 4 0 8-2 12-6 3-4 5-11 5-20v-15h14zM1327 25c0 7-3 12-7 16s-9 6-16 8c-6-2-11-4-16-8-4-4-6-9-6-16 0-6 2-11 6-16 5-4 10-6 16-6 7 0 12 2 16 6 4 5 7 10 7 16zM1307 200l-35 1v-14h20v-89c0-5-1-8-4-9-2-1-7-2-15-2v-13l50-3v116h18v14zM1489 137c0-18-4-32-10-41-7-9-15-13-25-13-4 0-9 0-15 2s-12 6-18 11c-2 2-3 4-4 5 0 1 0 3 0 5v61c0 3 0 5 0 6s1 2 3 4c6 7 13 12 18 13 6 2 10 3 12 2 7 0 13-2 19-5 6-4 10-10 14-18s6-19 6-32zM1526 137c0 20-7 36-20 48s-31 17-53 18c-6 0-12-1-18-3s-12-5-18-10v53h19v14l-36-1-36 1v-14h20v-145c0-5-1-8-3-9-3-1-8-2-17-2v-13l51-3v15c3-3 9-6 16-10 8-3 17-4 27-5 21 1 38 7 50 19s18 27 18 47zM1584 200l-36 1v-14h20v-160c0-5-1-8-3-10-3-1-8-1-17-1v-14l51-2v187h20v14zM1695 25c0 7-2 12-6 16-5 4-10 6-16 8-7-2-12-4-16-8s-6-9-7-16c1-6 3-11 7-16 4-4 9-6 16-6 6 0 11 2 16 6 4 5 6 10 6 16zM1675 200l-35 1v-14h20v-89c0-5-1-8-3-9s-8-2-16-2v-13l50-3v116h18v14zM1835 129c0-3-1-7-1-12-1-5-2-10-4-16s-5-10-10-14-13-6-21-6c-4 0-9 1-14 3s-9 6-13 12c-3 5-5 10-6 16 0 5-1 11-1 17zM1862 167c0 2-1 6-5 12-3 5-9 11-18 16-8 5-20 7-36 8-23-1-42-7-55-19s-20-28-20-48c0-12 3-23 8-33 6-10 14-18 24-23 11-6 24-9 39-9 21 0 36 5 47 15 5 5 8 10 11 16 2 6 3 11 4 16s1 9 1 12c0 4-1 6-2 7-2 1-4 1-7 1h-88c0 5 0 12 2 20 1 9 4 16 10 23 6 6 16 10 29 10 10 0 19-2 26-6s13-10 16-17c1-2 2-4 2-5 1 0 3-1 5-1 1 0 2 0 4 1 2 0 3 2 3 4zM2000 95c0 6-2 10-6 13-3 3-7 5-12 5-4 0-8-2-12-5-3-3-5-7-5-13 0-4 1-7 2-10 2-2 3-3 3-3-10 0-17 3-22 10-5 6-9 13-11 22-2 8-3 16-3 23v50h25v14c-5 0-12-1-20-1-7 0-14 0-20 0l-36 1v-14h20v-89c0-5-1-8-3-9-3-1-8-2-17-2v-13l48-3v33c3-9 8-17 14-23s14-9 24-10c8 0 15 2 21 6s9 10 10 18z">
          <text:p/>
        </draw:path>
        <draw:polygon draw:style-name="gr3" draw:text-style-name="P2" draw:layer="layout" svg:width="0.029cm" svg:height="1.008cm" svg:x="10.266cm" svg:y="14.663cm" svg:viewBox="0 0 30 1009" draw:points="30,0 30,1009 0,1009 0,0">
          <text:p/>
        </draw:polygon>
        <draw:polygon draw:style-name="gr3" draw:text-style-name="P2" draw:layer="layout" svg:width="0.191cm" svg:height="0.339cm" svg:x="10.185cm" svg:y="15.328cm" svg:viewBox="0 0 192 340" draw:points="93,98 0,0 93,340 192,0">
          <text:p/>
        </draw:polygon>
        <draw:polygon draw:style-name="gr3" draw:text-style-name="P2" draw:layer="layout" svg:width="0.249cm" svg:height="0.432cm" svg:x="10.156cm" svg:y="15.281cm" svg:viewBox="0 0 250 433" draw:points="122,145 114,154 55,90 122,340 195,90 122,162 114,154 122,145 114,137 250,0 122,433 0,0 135,137 122,145 114,137">
          <text:p/>
        </draw:polygon>
        <draw:polygon draw:style-name="gr3" draw:text-style-name="P2" draw:layer="layout" svg:width="0.034cm" svg:height="2.379cm" svg:x="22.149cm" svg:y="13.22cm" svg:viewBox="0 0 35 2380" draw:points="35,0 35,2380 0,2380 0,0">
          <text:p/>
        </draw:polygon>
        <draw:polygon draw:style-name="gr3" draw:text-style-name="P2" draw:layer="layout" svg:width="0.22cm" svg:height="0.385cm" svg:x="22.056cm" svg:y="15.214cm" svg:viewBox="0 0 221 386" draw:points="111,110 0,0 111,386 221,0">
          <text:p/>
        </draw:polygon>
        <draw:polygon draw:style-name="gr3" draw:text-style-name="P2" draw:layer="layout" svg:width="0.28cm" svg:height="0.487cm" svg:x="22.026cm" svg:y="15.163cm" svg:viewBox="0 0 281 488" draw:points="140,162 127,170 60,97 140,382 222,97 140,179 127,170 140,162 127,149 281,0 140,488 0,0 149,149 140,162 127,149">
          <text:p/>
        </draw:polygon>
        <draw:polygon draw:style-name="gr3" draw:text-style-name="P2" draw:layer="layout" svg:width="26.51cm" svg:height="15.097cm" svg:x="3.001cm" svg:y="3.364cm" svg:viewBox="0 0 26511 15098" draw:points="0,15072 26486,15072 26486,25 20745,25 20745,775 20720,775 20720,0 26511,0 26511,15098 0,15098">
          <text:p/>
        </draw:polygon>
        <draw:polygon draw:style-name="gr3" draw:text-style-name="P2" draw:layer="layout" svg:width="0.211cm" svg:height="0.377cm" svg:x="23.627cm" svg:y="3.762cm" svg:viewBox="0 0 212 378" draw:points="106,106 0,0 106,378 212,0">
          <text:p/>
        </draw:polygon>
        <draw:polygon draw:style-name="gr3" draw:text-style-name="P2" draw:layer="layout" svg:width="0.271cm" svg:height="0.478cm" svg:x="23.597cm" svg:y="3.711cm" svg:viewBox="0 0 272 479" draw:points="137,157 128,169 56,102 137,378 217,102 137,178 128,169 137,157 128,148 272,0 137,479 0,0 145,148 137,157 128,148">
          <text:p/>
        </draw:polygon>
        <draw:polygon draw:style-name="gr3" draw:text-style-name="P2" draw:layer="layout" svg:width="0.029cm" svg:height="1.808cm" svg:x="10.266cm" svg:y="16.653cm" svg:viewBox="0 0 30 1809" draw:points="30,0 30,1809 0,1809 0,0">
          <text:p/>
        </draw:polygon>
        <draw:polygon draw:style-name="gr3" draw:text-style-name="P2" draw:layer="layout" svg:width="0.173cm" svg:height="0.31cm" svg:x="10.194cm" svg:y="18.147cm" svg:viewBox="0 0 174 311" draw:points="84,89 0,0 84,311 174,0">
          <text:p/>
        </draw:polygon>
        <draw:polygon draw:style-name="gr3" draw:text-style-name="P2" draw:layer="layout" svg:width="0.225cm" svg:height="0.394cm" svg:x="10.168cm" svg:y="18.105cm" svg:viewBox="0 0 226 395" draw:points="111,131 103,140 48,81 111,310 179,81 111,148 103,140 111,131 103,123 226,0 111,395 0,0 120,123 111,131 103,123">
          <text:p/>
        </draw:polygon>
        <draw:polygon draw:style-name="gr3" draw:text-style-name="P2" draw:layer="layout" svg:width="0.026cm" svg:height="1.803cm" svg:x="22.153cm" svg:y="16.594cm" svg:viewBox="0 0 27 1804" draw:points="27,0 27,1804 0,1804 0,0">
          <text:p/>
        </draw:polygon>
        <draw:polygon draw:style-name="gr3" draw:text-style-name="P2" draw:layer="layout" svg:width="0.178cm" svg:height="0.313cm" svg:x="22.077cm" svg:y="18.084cm" svg:viewBox="0 0 179 314" draw:points="89,89 0,0 89,314 179,0">
          <text:p/>
        </draw:polygon>
        <draw:polygon draw:style-name="gr3" draw:text-style-name="P2" draw:layer="layout" svg:width="0.224cm" svg:height="0.394cm" svg:x="22.052cm" svg:y="18.046cm" svg:viewBox="0 0 225 395" draw:points="115,127 107,135 52,80 115,306 179,80 115,144 107,135 115,127 107,118 225,0 115,395 0,0 124,118 115,127 107,118">
          <text:p/>
        </draw:polygon>
        <draw:polygon draw:style-name="gr3" draw:text-style-name="P2" draw:layer="layout" svg:width="19.212cm" svg:height="0.03cm" svg:x="10.253cm" svg:y="10.641cm" svg:viewBox="0 0 19213 31" draw:points="19213,0 19213,31 0,31 0,0">
          <text:p/>
        </draw:polygon>
        <draw:path draw:style-name="gr3" draw:text-style-name="P2" draw:layer="layout" svg:width="0.204cm" svg:height="0.195cm" svg:x="10.096cm" svg:y="10.565cm" svg:viewBox="0 0 205 196" svg:d="M205 99c0 55-47 97-103 97-55 0-102-42-102-97s47-99 102-99c56 0 103 44 103 99z">
          <text:p/>
        </draw:path>
        <draw:path draw:style-name="gr3" draw:text-style-name="P2" draw:layer="layout" svg:width="0.228cm" svg:height="0.221cm" svg:x="10.084cm" svg:y="10.552cm" svg:viewBox="0 0 229 222" svg:d="M217 111h12c0 60-51 111-114 111-65 0-115-51-115-111s50-111 115-111c63 0 114 51 114 111h-12-13c0-47-38-85-89-85-52 0-90 38-90 85s38 85 90 85c51 0 89-38 89-85z">
          <text:p/>
        </draw:path>
        <draw:path draw:style-name="gr3" draw:text-style-name="P2" draw:layer="layout" svg:width="0.204cm" svg:height="0.195cm" svg:x="14.084cm" svg:y="10.552cm" svg:viewBox="0 0 205 196" svg:d="M205 99c0 51-47 97-102 97s-103-46-103-97c0-55 48-99 103-99s102 44 102 99z">
          <text:p/>
        </draw:path>
        <draw:path draw:style-name="gr3" draw:text-style-name="P2" draw:layer="layout" svg:width="0.228cm" svg:height="0.22cm" svg:x="14.072cm" svg:y="10.54cm" svg:viewBox="0 0 229 221" svg:d="M217 110h12c0 60-52 111-115 111-64 0-114-51-114-111 0-64 50-110 114-110 63 0 115 46 115 110h-12-13c0-47-39-85-90-85s-89 38-89 85 38 86 89 86 90-39 90-86z">
          <text:p/>
        </draw:path>
        <draw:path draw:style-name="gr3" draw:text-style-name="P2" draw:layer="layout" svg:width="0.204cm" svg:height="0.195cm" svg:x="21.298cm" svg:y="10.561cm" svg:viewBox="0 0 205 196" svg:d="M205 98c0 55-43 98-103 98-55 0-102-43-102-98s47-98 102-98c60 0 103 43 103 98z">
          <text:p/>
        </draw:path>
        <draw:path draw:style-name="gr3" draw:text-style-name="P2" draw:layer="layout" svg:width="0.232cm" svg:height="0.22cm" svg:x="21.286cm" svg:y="10.548cm" svg:viewBox="0 0 233 221" svg:d="M217 110h16c-4 61-55 111-119 111-59 0-114-50-114-111 0-63 55-110 114-110 64 0 115 47 119 110h-16-13c0-46-39-84-90-84-47 0-85 38-85 84 0 48 38 86 85 86 51 0 90-38 90-86z">
          <text:p/>
        </draw:path>
        <draw:path draw:style-name="gr3" draw:text-style-name="P2" draw:layer="layout" svg:width="0.203cm" svg:height="0.195cm" svg:x="24.114cm" svg:y="10.561cm" svg:viewBox="0 0 204 196" svg:d="M204 98c0 55-43 98-103 98-55 0-101-43-101-98s46-98 101-98c60 0 103 43 103 98z">
          <text:p/>
        </draw:path>
        <draw:path draw:style-name="gr3" draw:text-style-name="P2" draw:layer="layout" svg:width="0.229cm" svg:height="0.22cm" svg:x="24.101cm" svg:y="10.548cm" svg:viewBox="0 0 230 221" svg:d="M217 110h13c0 61-52 111-116 111-63 0-114-50-114-111 0-63 51-110 114-110 64 0 116 47 116 110h-13-13c0-46-39-84-90-84-46 0-89 38-89 84 0 48 43 86 89 86 51 0 90-38 90-86z">
          <text:p/>
        </draw:path>
        <draw:frame draw:style-name="gr5" draw:text-style-name="P5" draw:layer="layout" svg:width="3.51cm" svg:height="0.454cm" svg:x="21.969cm" svg:y="4.905cm">
          <draw:text-box>
            <text:p><text:span text:style-name="T2">1.0 <text:s text:c="9"/></text:span></text:p>
          </draw:text-box>
        </draw:frame>
        <draw:frame draw:style-name="gr5" draw:text-style-name="P5" draw:layer="layout" svg:width="3.175cm" svg:height="0.454cm" svg:x="22.05cm" svg:y="5.594cm">
          <draw:text-box>
            <text:p><text:span text:style-name="T2">4.0 <text:s text:c="9"/></text:span></text:p>
          </draw:text-box>
        </draw:frame>
        <draw:frame draw:style-name="gr5" draw:text-style-name="P5" draw:layer="layout" svg:width="3.51cm" svg:height="0.454cm" svg:x="21.969cm" svg:y="6.175cm">
          <draw:text-box>
            <text:p><text:span text:style-name="T2">3.0 <text:s text:c="9"/></text:span></text:p>
          </draw:text-box>
        </draw:frame>
        <draw:frame draw:style-name="gr5" draw:text-style-name="P5" draw:layer="layout" svg:width="3.51cm" svg:height="0.454cm" svg:x="21.953cm" svg:y="6.796cm">
          <draw:text-box>
            <text:p><text:span text:style-name="T2">3.0 <text:s text:c="9"/></text:span></text:p>
          </draw:text-box>
        </draw:frame>
        <draw:frame draw:style-name="gr5" draw:text-style-name="P5" draw:layer="layout" svg:width="3.51cm" svg:height="0.454cm" svg:x="21.969cm" svg:y="7.372cm">
          <draw:text-box>
            <text:p><text:span text:style-name="T2">5.0 <text:s text:c="9"/></text:span></text:p>
          </draw:text-box>
        </draw:frame>
        <draw:frame draw:style-name="gr9" draw:text-style-name="P8" draw:layer="layout" svg:width="9.727cm" svg:height="2.441cm" svg:x="6.684cm" svg:y="12.145cm">
          <draw:text-box>
            <text:p text:style-name="P7"><text:span text:style-name="T1"/></text:p>
            <text:p text:style-name="P7"><text:span text:style-name="T1"><text:s/></text:span><text:span text:style-name="T1">- <text:s text:c="8"/>3.0 <text:s text:c="12"/>1.0 <text:s text:c="5"/>0</text:span></text:p>
            <text:p text:style-name="P7"><text:span text:style-name="T1"><text:s/></text:span></text:p>
            <text:p text:style-name="P7"><text:span text:style-name="T1"><text:s/></text:span></text:p>
          </draw:text-box>
        </draw:frame>
        <draw:frame draw:style-name="gr11" draw:text-style-name="P8" draw:layer="layout" svg:width="9.525cm" svg:height="1.171cm" svg:x="18.75cm" svg:y="12.018cm">
          <draw:text-box>
            <text:p text:style-name="P7"><text:span text:style-name="T1"/></text:p>
            <text:p text:style-name="P7"><text:span text:style-name="T1"><text:s/></text:span><text:span text:style-name="T1">* <text:s text:c="8"/>3.0 <text:s text:c="10"/>3.0 <text:s text:c="5"/>3</text:span></text:p>
          </draw:text-box>
        </draw:frame>
        <draw:frame draw:style-name="gr12" draw:text-style-name="P8" draw:layer="layout" svg:width="0.578cm" svg:height="2.429cm" svg:x="4.835cm" svg:y="12.779cm">
          <draw:text-box>
            <text:p text:style-name="P7"><text:span text:style-name="T1">4</text:span></text:p>
            <text:p text:style-name="P7"><text:span text:style-name="T1"/></text:p>
            <text:p text:style-name="P7"><text:span text:style-name="T1"/></text:p>
          </draw:text-box>
        </draw:frame>
        <draw:frame draw:style-name="gr7" draw:text-style-name="P6" draw:layer="layout" svg:width="4.826cm" svg:height="1.985cm" svg:x="13.922cm" svg:y="4.318cm">
          <draw:text-box>
            <text:p><text:span text:style-name="T1">1 ADD.D F1, F2, F0</text:span></text:p>
            <text:p><text:span text:style-name="T1">2 SUB.D F3, F1, F0</text:span></text:p>
            <text:p><text:span text:style-name="T1">3 MUL.D F1, F2, F3</text:span></text:p>
            <text:p><text:span text:style-name="T1">4 SUB.D F4, F2, F0</text:span></text:p>
          </draw:text-box>
        </draw:frame>
        <draw:frame draw:style-name="gr12" draw:text-style-name="P8" draw:layer="layout" svg:width="0.578cm" svg:height="2.429cm" svg:x="17.097cm" svg:y="12.525cm">
          <draw:text-box>
            <text:p text:style-name="P7"><text:span text:style-name="T1">3</text:span></text:p>
          </draw:text-box>
        </draw:frame>
        <draw:frame draw:style-name="gr6" draw:text-style-name="P5" draw:layer="layout" svg:width="1.905cm" svg:height="0.508cm" svg:x="19.892cm" svg:y="7.445cm">
          <draw:text-box>
            <text:p><text:span text:style-name="T2">Add3</text:span></text:p>
          </draw:text-box>
        </draw:frame>
        <draw:frame draw:style-name="gr6" draw:text-style-name="P5" draw:layer="layout" svg:width="1.905cm" svg:height="0.508cm" svg:x="19.892cm" svg:y="5.54cm">
          <draw:text-box>
            <text:p><text:span text:style-name="T2">Mul1</text:span></text:p>
          </draw:text-box>
        </draw:frame>
      </draw:page>
      <draw:page draw:name="page9" draw:style-name="dp1" draw:master-page-name="master-page3">
        <draw:line draw:style-name="gr1" draw:text-style-name="P1" draw:layer="layout" svg:x1="10.295cm" svg:y1="3cm" svg:x2="10.295cm" svg:y2="3.635cm">
          <text:p/>
        </draw:line>
        <draw:polygon draw:style-name="gr2" draw:text-style-name="P2" draw:layer="layout" svg:width="0.139cm" svg:height="0.241cm" svg:x="10.228cm" svg:y="3.394cm" svg:viewBox="0 0 140 242" draw:points="67,67 0,0 67,242 140,0">
          <text:p/>
        </draw:polygon>
        <draw:polygon draw:style-name="gr3" draw:text-style-name="P2" draw:layer="layout" svg:width="6.592cm" svg:height="3.78cm" svg:x="7.035cm" svg:y="3.648cm" svg:viewBox="0 0 6593 3781" draw:points="17,17 17,0 6593,0 6593,3781 0,3781 0,0 17,0 17,17 34,17 34,3747 6559,3747 6559,33 17,33 17,17 34,17">
          <text:p/>
        </draw:polygon>
        <draw:path draw:style-name="gr3" draw:text-style-name="P2" draw:layer="layout" svg:width="6.566cm" svg:height="0.05cm" svg:x="7.057cm" svg:y="4.88cm" svg:viewBox="0 0 6567 51" svg:d="M17 4l-5 8v-8h5l-5 8v-8c9 0 64 4 153 4 271 8 859 8 1575 8 973 0 2181-4 3142-8 483 0 906-4 1206-4 301 0 479-4 479-4v33c0 0-2883 18-4827 18-487 0-911 0-1220-4-156 0-279 0-368-5-42 0-80 0-102-4-12 0-25 0-29 0-9-5-13 0-21-5z">
          <text:p/>
        </draw:path>
        <draw:path draw:style-name="gr3" draw:text-style-name="P2" draw:layer="layout" svg:width="6.566cm" svg:height="0.051cm" svg:x="7.048cm" svg:y="5.502cm" svg:viewBox="0 0 6567 52" svg:d="M17 4l-4 4v-8c0 0 4 0 4 4l-4 4v-8c8 4 63 8 152 8 271 5 860 9 1575 9 974 0 2181-4 3142-9 483 0 906-4 1207-4 301-4 478-4 478-4v35c0 0-2883 17-4827 17-482 0-910 0-1219-5-157 0-279-4-368-4-43 0-77-4-102-4-13 0-25 0-30 0-8-4-12-4-21-4z">
          <text:p/>
        </draw:path>
        <draw:path draw:style-name="gr3" draw:text-style-name="P2" draw:layer="layout" svg:width="6.562cm" svg:height="0.051cm" svg:x="7.027cm" svg:y="4.253cm" svg:viewBox="0 0 6563 52" svg:d="M13 0l-5 8 5-8-5 8 5-8c4 4 63 4 152 8 267 5 855 9 1575 9 969 0 2177-4 3142-9 479-4 902-4 1203-4 300-4 478-4 478-4v35c0 0-2879 17-4823 17-487 0-914 0-1223-4-153 0-280-5-369-5-42 0-76-4-101-4-13 0-22 0-30-4-9 0-13 0-17 0z">
          <text:p/>
        </draw:path>
        <draw:path draw:style-name="gr3" draw:text-style-name="P2" draw:layer="layout" svg:width="6.562cm" svg:height="0.051cm" svg:x="7.027cm" svg:y="6.137cm" svg:viewBox="0 0 6563 52" svg:d="M13 4l-5 9 5-9-5 9 5-9c4 0 63 4 152 4 267 9 855 9 1575 9 969 0 2177-4 3142-9 479 0 902-4 1203-4 300 0 478-4 478-4v34c0 0-2879 18-4823 18-487 0-914 0-1223-5-153 0-280 0-369-4-42 0-76 0-101-4-13 0-22 0-30 0-9 0-13 0-17-5z">
          <text:p/>
        </draw:path>
        <draw:path draw:style-name="gr3" draw:text-style-name="P2" draw:layer="layout" svg:width="6.566cm" svg:height="0.051cm" svg:x="7.061cm" svg:y="6.751cm" svg:viewBox="0 0 6567 52" svg:d="M17 4l-4 4v-8l4 4-4 4v-8c8 4 63 8 152 8 267 4 859 9 1575 9 974 0 2181-5 3142-9 483 0 902-4 1202-4 301-4 483-4 483-4v35c0 0-2883 17-4827 17-487 0-915 0-1219-5-157 0-280-4-369-4-42 0-80-4-101-4-13 0-26 0-30 0-8-4-13-4-21-4z">
          <text:p/>
        </draw:path>
        <draw:path draw:style-name="gr3" draw:text-style-name="P2" draw:layer="layout" svg:width="1.649cm" svg:height="0.21cm" svg:x="10.512cm" svg:y="3.182cm" svg:viewBox="0 0 1650 211" svg:d="M93 20c0 4-1 7-3 9-2 3-5 4-9 4s-7-1-9-4c-3-2-4-5-4-8 1-4 2-7 3-9 2-2 4-3 6-3-2-1-4-2-6-2s-3 0-4 0c-6 0-12 3-18 10-5 6-8 16-8 29v34h34v9h-33v93c0 3 0 6 1 8 0 2 2 3 6 4 3 1 8 1 15 1h6v9c-6 0-12 0-18-1-7 0-13 0-19 0l-33 1v-9c10 0 16 0 19-1 3-2 4-6 4-12v-93h-23v-9h23v-34c0-10 2-19 7-25 4-7 10-12 17-16 7-3 14-5 20-5 8 0 14 2 19 6s7 9 7 14zM185 95c-1 4-2 7-5 9-2 2-5 3-8 3s-6-1-8-3c-3-2-4-5-4-9s1-7 3-8c2-2 3-3 4-3-1-1-2-1-4-1-7 0-13 3-18 8s-9 12-12 20c-2 8-4 17-4 26v45c0 3 0 6 1 8s3 3 6 4 8 1 15 1h6v9c-5 0-12 0-18-1-6 0-13 0-18 0l-33 1v-9c9 0 15 0 18-1 3-2 5-6 4-12v-77c1-7 0-11-3-13s-9-3-19-3v-9l40-3v32c1-5 3-9 6-14s7-9 12-13c5-3 10-5 17-5s12 2 16 5c3 4 5 8 6 13zM308 140c0-5 0-12-1-19-1-8-3-14-7-21-4-6-8-11-14-14s-12-4-18-4-12 1-18 4-11 8-15 15c-3 6-5 13-6 20s-1 14-1 19c0 6 0 12 1 20 1 7 3 14 6 21 4 6 9 11 15 14 6 4 12 5 18 5 7 0 14-2 20-6 6-3 10-9 13-15 3-7 5-13 6-20s1-13 1-19zM332 143c-1 12-4 23-9 33-6 9-14 17-23 23-10 5-21 8-32 8-12 0-22-3-32-8-9-6-17-13-23-23-7-10-10-21-10-33 0-13 3-24 10-34 5-10 13-18 22-24 10-6 21-10 33-10s22 4 32 10 17 14 23 24c5 10 8 21 9 34zM542 203l-33 1v-9c10 0 16 0 19-1 3-2 4-6 4-12v-67c0-8-1-16-4-22s-9-9-18-10c-6 0-12 2-18 6-6 3-11 8-14 15-4 7-6 15-6 25v53c-1 6 1 10 4 12 2 1 9 1 18 1v9l-32-1-33 1v-9c10 0 16 0 19-1 3-2 4-6 4-12v-67c0-8-1-16-4-22s-9-9-18-10c-6 0-12 2-18 6-6 3-11 8-14 15-4 7-6 15-7 25v53c0 6 2 10 5 12 2 1 9 1 18 1v9l-32-1-33 1v-9c10 0 16 0 19-1 2-2 4-6 4-12v-77c0-7-1-11-4-13s-9-3-19-3v-9l41-3v30c4-9 9-16 16-22 7-5 16-8 26-8 5 0 10 0 15 2 5 1 10 4 15 8 4 4 7 10 9 18 1-4 4-8 7-12 4-4 8-8 14-11s12-5 20-5c9 0 15 1 20 4 5 2 9 4 11 7 4 4 6 10 7 16s2 16 2 28v55c0 4 2 6 5 7 4 1 10 1 17 1v9zM770 204c-4 0-8 0-14 0-5-1-11-1-16-1-6 0-10 0-14 0s-9 0-14 0c-6 0-11 0-17 1-5 0-10 0-13 0v-9h7c8 0 13 0 17-1 3-1 5-2 6-4s1-5 1-8v-153c0-3 0-6-1-8s-3-4-6-4c-4-1-9-2-17-2h-7v-8c3 0 8 0 13 0 6 0 11 0 17 0 5 0 10 0 14 0s9 0 14 0 11 0 16 0c6 0 10 0 14 0v8h-8c-7 0-13 1-16 2s-5 2-6 4-1 5-1 8v153c0 3 0 6 1 8s3 3 6 4 9 1 16 1h8zM955 107c0-11-1-22-3-34-2-11-6-22-12-31-7-10-16-17-25-21s-18-6-27-6h-29c-6 0-11 1-12 3-2 1-2 4-2 9v157c0 4 0 7 2 9 1 2 6 2 12 2h29c10 0 18-1 25-4s13-7 17-10c4-4 7-8 9-10 6-7 9-15 12-25s4-23 4-39zM984 107c0 19-4 35-12 50-8 14-19 26-32 34-13 9-28 13-44 13h-105v-9h6c8 0 13 0 16-1 4-1 6-2 6-4 1-2 1-5 1-8v-153c0-3 0-6-1-8 0-2-2-4-6-4-3-1-8-2-16-2h-6v-8h105c16 0 31 4 45 13 13 9 23 21 31 36 8 16 12 33 12 51zM1303 15c-10 1-16 2-21 4-4 3-6 5-7 9-1 3-2 7-1 10v93c0 6 0 10-1 12 0 3 0 5 0 8-2 11-6 21-12 30-5 9-13 16-22 21-9 6-19 8-30 9-13-1-26-4-36-10-11-6-20-15-27-26-6-11-10-23-10-36v-110c0-3 0-6-1-8 0-2-2-4-6-4-3-1-8-2-15-2h-7v-8c3 0 7 0 13 0 5 0 10 0 16 0 5 0 9 0 13 0s9 0 14 0 10 0 16 0c5 0 9 0 13 0v8h-7c-8 0-13 1-16 2s-5 2-6 4-1 5-1 8v111c0 18 3 31 9 40s13 15 20 18c8 2 14 4 18 4 10 0 18-3 27-8 8-5 15-12 20-22 6-9 8-21 9-34v-101c0-3-1-6-1-9-1-3-4-6-8-9-4-2-11-3-21-4v-8h34 34zM1435 203l-33 1v-9c10 0 16 0 19-1 3-2 4-6 4-12v-67c0-8-1-16-4-22s-9-9-18-10c-6 0-12 2-18 6-6 3-11 8-14 15-4 7-6 15-6 25v53c-1 6 1 10 4 12 2 1 9 1 18 1v9l-32-1-33 1v-9c10 0 16 0 19-1 3-2 4-6 4-12v-77c0-7-1-11-4-13s-9-3-19-3v-9l41-3v30c4-9 9-16 16-22 7-5 16-8 26-8 9 0 15 1 20 4 5 2 9 4 11 7 4 4 7 10 7 16 1 6 2 16 2 28v55c0 4 2 6 5 7 4 1 10 1 17 1v9zM1530 29c0 4-2 8-4 11-3 3-7 4-12 5-4-1-8-2-11-5s-4-7-4-11 1-7 4-10c2-3 6-5 11-5s8 2 11 5 5 6 5 10zM1545 204c-9 0-19 0-30-1l-31 1v-9c9 0 15 0 18-1 3-2 4-6 4-12v-77c0-7-1-11-4-13-2-2-8-3-17-3v-9l40-3v106c0 5 1 8 3 10s8 2 17 2zM1650 168c0 7-1 13-2 19-2 6-5 10-10 14-4 4-9 6-16 6-4 1-8 0-14-2-6-1-11-5-16-11-5-5-7-14-7-26v-79h-25v-6c10-1 17-4 23-10 5-6 9-13 11-22s3-17 3-25h8v54h41v9h-41v80c-1 2 0 5 0 10 1 5 3 10 5 14 3 4 8 7 14 7 5 0 10-3 14-8 3-5 5-13 5-24v-16h7z">
          <text:p/>
        </draw:path>
        <draw:path draw:style-name="gr3" draw:text-style-name="P2" draw:layer="layout" svg:width="1.378cm" svg:height="0.2cm" svg:x="5.037cm" svg:y="5.242cm" svg:viewBox="0 0 1379 201" svg:d="M87 197c-3 0-8 0-13 0s-11-1-17-1c-5 0-10 0-14 0s-8 0-14 0c-5 0-11 1-16 1-6 0-10 0-13 0v-9h7c8 0 13 0 16-1 4-1 6-2 7-4s1-5 1-8v-153c0-3 0-6-1-8s-3-3-7-4c-3-1-8-1-16-1h-7v-9c3 0 7 0 13 0 5 0 11 1 16 1 6 0 11 0 15 0 3 0 8 0 14 0 5 0 11-1 16-1s10 0 13 0v9h-7c-8 0-13 0-16 1-4 1-6 2-7 4s-1 5-1 8v153c0 3 0 6 1 8s3 4 7 4c3 1 8 1 16 1h7zM220 196l-33 1v-9c10 1 16 0 19-1 3-2 4-5 4-12v-67c0-8-1-15-4-22-3-6-9-9-18-10-6 0-12 2-18 6-6 3-11 9-14 15-4 7-6 16-6 26v52c-1 7 1 10 4 12 2 1 9 2 18 1v9l-32-1-33 1v-9c10 1 16 0 19-1 3-2 4-5 4-12v-77c0-7-1-11-4-13s-9-3-19-3v-9l41-3v30c4-9 9-16 16-21 7-6 16-9 26-9 9 0 15 2 20 4s9 4 11 7c4 5 6 10 7 16 1 7 2 16 2 28v55c0 4 2 7 5 7 4 1 10 2 17 1v9zM363 161c0 10-3 20-11 27-7 8-19 12-35 13-4 0-8-1-14-2-6-2-12-5-18-11-3 3-4 5-5 5 0 1-1 2-1 2-3 2-4 4-5 5-1 0-2 1-2 1-2 0-3-1-3-2s0-3 0-5v-38c0-3 0-5 0-6 1-1 2-2 3-2 2 0 3 1 3 1 1 1 1 2 2 4 2 13 6 23 12 30 7 7 16 11 28 11 11 0 19-3 24-7 5-5 8-12 8-19s-2-12-6-16c-4-3-9-6-13-8-5-1-9-2-11-2-10-2-18-4-23-6-6-1-10-4-15-8-8-6-12-14-12-24 0-6 1-11 4-17 3-5 7-9 14-13s16-5 28-6c2 0 6 1 11 1 5 1 10 4 16 7 0 0 1-1 2-2s2-2 3-2c1-2 3-3 3-3 1 0 2-1 3-1s2 1 2 2c1 1 1 3 1 5v29c0 3-1 5-1 6s-1 1-3 1c0 0-1 0-2 0s-1-1-2-2c0-4 0-8-2-13-1-6-4-11-9-15-4-5-12-7-22-7-12 0-21 2-26 7-4 4-7 9-6 15 0 5 2 10 5 13 4 3 8 5 14 7 5 1 10 2 16 3s12 3 17 5c6 2 11 5 16 9 2 2 4 5 7 9 3 5 5 11 5 19zM467 162c0 6-1 12-3 18s-5 11-9 14c-4 4-10 6-16 7-4 0-9-1-15-3-6-1-11-5-15-10-5-6-7-15-8-26v-80h-24v-6c9-1 17-4 22-10 6-6 9-13 12-21 2-8 3-18 3-26h7v54h41v9h-41v80c0 2 0 6 1 10 1 5 2 10 5 14 3 5 7 7 14 7 5 0 9-2 13-8 4-5 6-13 6-24v-16h7zM589 88c-1 4-2 8-5 9-2 2-5 3-8 3s-6-1-8-3c-3-2-4-5-4-9s1-6 3-8 3-3 3-3c0 0-1-1-3-1-7 1-13 3-18 8s-9 12-12 20c-2 8-4 17-4 27v44c0 3 0 6 1 8s3 4 6 4c3 1 8 1 15 1h6v9c-6 0-12 0-18 0s-13-1-18-1l-33 1v-9c9 1 15 0 18-1 3-2 5-5 4-12v-77c1-7-1-11-3-13-3-2-9-3-19-3v-9l40-3v32c1-4 3-9 6-14s7-9 12-12c5-4 10-6 17-6s12 2 16 5c3 4 5 8 6 13zM709 201v-26c-9 17-21 26-38 26-14-1-24-3-30-8s-10-11-12-19c-1-7-1-14-1-22v-43c0-9 0-15-1-19-1-3-3-6-6-7s-8-1-16-1v-9l43-3v96c-1 5 0 9 1 14 1 4 3 7 7 10 3 3 9 4 17 4 10 0 19-5 25-13s10-19 10-31v-52c0-7-1-11-4-13s-9-3-19-3v-9l43-3v102c-1 7 0 12 3 14s9 3 19 2v9zM877 163c0 1-1 3-2 7-2 4-4 8-8 13-3 5-8 9-14 12-7 4-14 5-24 6-11-1-22-4-31-9-9-6-17-14-22-23-6-10-9-21-9-34 0-12 3-23 8-33 6-10 13-18 22-24 10-6 20-9 33-10 7 0 14 2 21 4s12 6 16 10c4 5 6 11 7 17 0 5-2 8-4 10-3 3-6 4-10 4s-7-2-9-4c-3-3-4-6-4-10 0-2 1-4 2-7 2-3 6-5 12-6-4-3-8-6-12-7-5-2-9-3-12-3-4 0-6 0-7 0-6-1-11 1-17 4-6 4-11 10-15 18-5 9-7 21-7 37 0 15 3 27 7 35 5 9 10 15 16 18 6 4 12 6 18 5 3 1 7 0 12-2 5-1 10-4 14-8 5-5 8-11 11-20 0-2 2-3 4-3 1 0 1 0 2 1 1 0 2 1 2 2zM980 162c0 6-1 12-3 18s-5 11-10 14c-4 4-9 6-16 7-4 0-8-1-14-3-6-1-11-5-16-10-5-6-7-15-7-26v-80h-25v-6c10-1 17-4 23-10 5-6 9-13 11-21s4-18 4-26h7v54h41v9h-41v80c0 2 0 6 0 10 1 5 3 10 6 14 2 5 7 7 13 7 5 0 10-2 14-8 3-5 5-13 5-24v-16h8zM1054 22c0 4-1 8-4 12-2 3-6 5-11 5s-8-2-11-5c-3-4-4-7-4-12 0-3 1-7 4-10 2-3 6-5 11-5s8 2 11 5 4 6 4 10zM1070 197c-10 0-20 0-30-1l-31 1v-9c9 1 15 0 18-1 3-2 4-5 4-12v-77c0-7-1-11-4-13-2-2-8-3-17-3v-9l40-3v106c0 5 1 9 3 10 2 2 8 3 17 2zM1192 133c1-5 0-12 0-19-1-7-3-14-7-21-4-6-9-10-14-14-7-3-13-4-20-4-6 0-11 1-17 4-6 4-11 8-15 15s-6 13-6 20c-1 7-2 14-1 19-1 6 0 12 1 20 0 7 2 15 6 21 4 7 9 11 15 15 5 3 11 4 18 4s15-2 20-5c6-4 11-9 14-16s5-13 6-20c0-7 1-13 0-19zM1216 136c0 12-3 23-9 33-5 9-13 17-23 23-9 5-21 8-33 9-11-1-21-4-31-9-10-6-17-13-23-23s-9-21-9-33 3-23 8-34c6-10 14-18 23-24 10-6 21-9 33-10 11 1 23 4 33 10 9 6 17 14 23 24 5 10 8 21 8 34zM1346 196l-32 1v-9c9 1 15 0 18-1 3-2 5-5 4-12v-67c1-8-1-15-4-22-2-6-8-9-17-10-6 0-12 2-18 6-6 3-11 9-15 15-4 7-6 16-6 26v52c0 7 1 10 4 12 3 1 9 2 19 1v9l-33-1-32 1v-9c9 1 15 0 18-1 3-2 5-5 4-12v-77c1-7 0-11-3-13s-9-3-19-3v-9l40-3v30c5-9 10-16 17-21 7-6 16-9 26-9 8 0 15 2 20 4s8 4 10 7c5 5 7 10 8 16 1 7 1 16 1 28v55c0 4 2 7 6 7 4 1 9 2 17 1v9z">
          <text:p/>
        </draw:path>
        <draw:path draw:style-name="gr3" draw:text-style-name="P2" draw:layer="layout" svg:width="0.777cm" svg:height="0.259cm" svg:x="5.337cm" svg:y="5.595cm" svg:viewBox="0 0 778 260" svg:d="M121 196c-2-9-4-16-8-21s-9-8-17-8c-6 0-10 2-13 6-3 3-4 7-4 12 0 1 0 3 1 6s2 6 5 8c2 2 6 3 11 3 3 0 7 0 11-1s9-3 14-5zM162 106c0-25-4-44-11-59-7-14-16-24-26-30-10-7-20-10-30-10-9 0-18 3-29 9-10 6-19 16-26 31-7 14-11 34-11 59 0 21 3 39 9 52 5 13 12 22 19 29 7 6 14 10 19 12 0-1-1-2-2-5-1-2-1-5-2-9 0-6 2-12 7-17 4-5 10-7 17-7 8 0 15 3 20 9s9 13 13 21c9-8 17-17 22-27s8-21 9-31c2-11 3-20 2-27zM193 206c0 6-1 13-2 21-2 8-6 16-11 23-5 6-12 10-22 10-9 0-15-3-20-8s-8-12-10-20-4-17-5-27c-4 2-9 3-13 3-5 1-10 3-14 3-18-2-34-6-48-15-15-10-26-22-35-38-9-15-13-33-13-52 0-20 4-38 13-54s20-28 35-38c14-9 30-14 47-14 18 0 34 5 48 14 15 10 26 22 35 38s13 34 13 54c0 22-6 41-16 58-11 17-25 29-42 37 3 10 7 17 11 22s10 7 16 7c7 0 12-2 17-6s9-10 10-19c0-3 1-5 3-5 1 0 2 1 3 2 0 1 0 3 0 4zM321 206v-26c-9 18-21 27-37 26-15 0-25-2-31-7s-10-11-11-19c-2-7-2-15-2-22v-43c0-9 0-15-1-19 0-3-2-6-6-7-3-1-8-1-16-1v-9l43-3v96c0 5 0 9 1 14 1 4 3 7 7 10s9 4 17 4c11 0 19-5 25-13 7-8 10-19 10-32v-51c0-7-1-11-4-13-2-2-9-3-18-3v-9l42-3v102c-1 7 1 12 3 14 3 2 9 2 19 2v9zM470 131c0-3 0-8-1-13s-2-11-4-17c-2-5-6-10-10-14s-10-6-18-6c-3-1-7 1-13 3-5 3-10 7-14 15-5 7-8 17-8 32zM489 169c0 2-2 6-5 12s-8 12-15 17-16 8-28 8c-11 0-22-3-31-8-10-6-18-14-23-24-6-10-9-21-9-34 0-12 2-23 8-33 5-10 12-18 21-24s19-9 30-9c12 0 22 3 30 9 7 5 13 12 17 20 3 9 5 18 5 28 0 3 0 4-1 5s-3 1-6 1h-81c0 5 1 12 1 20 1 8 4 16 8 23 3 5 8 10 13 13 6 4 12 6 20 6 1 0 4 0 9-1s10-3 16-8c5-4 10-11 13-20 1-3 2-4 4-5 1 0 2 1 3 1 1 1 1 2 1 3zM610 206v-26c-9 18-21 27-37 26-15 0-25-2-31-7s-10-11-11-19c-2-7-2-15-2-22v-43c0-9 0-15-1-19-1-3-3-6-6-7s-8-1-16-1v-9l43-3v96c-1 5 0 9 1 14 1 4 3 7 7 10 3 3 9 4 17 4 11 0 19-5 25-13s10-19 10-32v-51c0-7-1-11-4-13s-9-3-19-3v-9l43-3v102c-1 7 1 12 3 14 3 2 9 2 19 2v9zM759 131c0-3 0-8-1-13s-2-11-4-17c-2-5-6-10-10-14-5-4-10-6-18-6-3-1-8 1-13 3-5 3-10 7-15 15-4 7-7 17-7 32zM778 169c0 2-2 6-5 12s-8 12-15 17-17 8-28 8-22-3-31-8c-10-6-18-14-23-24-6-10-9-21-10-34 1-12 3-23 9-33 5-10 12-18 21-24s19-9 30-9c12 0 22 3 30 9 7 5 13 12 17 20 3 9 5 18 5 28 0 3 0 4-1 5s-3 1-6 1h-81c0 5 0 12 1 20s4 16 8 23c3 5 8 10 13 13 6 4 12 6 20 6 1 0 4 0 9-1 4-1 10-3 15-8 6-4 11-11 14-20 1-3 2-4 4-5 1 0 2 1 3 1 0 1 1 2 1 3z">
          <text:p/>
        </draw:path>
        <draw:polygon draw:style-name="gr3" draw:text-style-name="P2" draw:layer="layout" svg:width="11.109cm" svg:height="3.391cm" svg:x="5.528cm" svg:y="11.306cm" svg:viewBox="0 0 11110 3392" draw:points="22,17 22,0 11110,0 11110,3392 0,3392 0,0 22,0 22,17 44,17 44,3354 11068,3354 11068,38 22,38 22,17 44,17">
          <text:p/>
        </draw:polygon>
        <draw:path draw:style-name="gr3" draw:text-style-name="P2" draw:layer="layout" svg:width="11.071cm" svg:height="0.065cm" svg:x="5.566cm" svg:y="12.631cm" svg:viewBox="0 0 11072 66" svg:d="M13 0l-4 14 4-14-4 14 4-14c0 0 30 5 68 5 300 9 1422 13 2845 13 1642 0 3675-4 5300-8 813 0 1524-5 2032-5 508-5 810-5 814-5v48c0 0-4865 18-8146 18-817 0-1537 0-2058-6-262 0-474-4-618-4-76-4-135-4-173-4-22 0-38-4-51-4s-17 0-26-5z">
          <text:p/>
        </draw:path>
        <draw:path draw:style-name="gr3" draw:text-style-name="P2" draw:layer="layout" svg:width="11.07cm" svg:height="0.064cm" svg:x="5.55cm" svg:y="13.3cm" svg:viewBox="0 0 11071 65" svg:d="M12 0v13-13 13-13c4 0 30 4 72 4 297 9 1423 13 2845 13 1639 0 3675-4 5301-8 812 0 1524-5 2032-5 503-4 809-4 809-4v48c0 0-4861 17-8142 17-817 0-1541 0-2062-5-258 0-470-4-618-4-72-4-131-4-173-4-21 0-38-4-47-4-13 0-21 0-29-5z">
          <text:p/>
        </draw:path>
        <draw:path draw:style-name="gr3" draw:text-style-name="P2" draw:layer="layout" svg:width="11.071cm" svg:height="0.063cm" svg:x="5.511cm" svg:y="11.954cm" svg:viewBox="0 0 11072 64" svg:d="M13 4l-4 8 4-12v4l-4 8 4-12c0 4 31 4 73 4 296 13 1418 13 2845 13 1638 0 3675-5 5296-9 813 0 1524-4 2032-4s809-4 813-4v46c0 0-4864 18-8141 18-821 0-1541 0-2062-4-262 0-470-4-618-4-76 0-135-4-173-4-22 0-38 0-51 0-14-6-18-6-27-6z">
          <text:p/>
        </draw:path>
        <draw:path draw:style-name="gr3" draw:text-style-name="P2" draw:layer="layout" svg:width="11.071cm" svg:height="0.063cm" svg:x="5.511cm" svg:y="13.986cm" svg:viewBox="0 0 11072 64" svg:d="M13 0l-4 8 4-8-4 8 4-8c0 0 31 4 73 4 296 9 1418 13 2845 13 1638 0 3675-4 5296-9 813-4 1524-4 2032-4 508-4 809-4 813-4v47c0 0-4864 17-8141 17-821 0-1541-4-2062-4-262 0-470-4-618-4-76-4-135-4-173-4-22 0-38-5-51-5-14 0-18 0-27-4z">
          <text:p/>
        </draw:path>
        <draw:path draw:style-name="gr3" draw:text-style-name="P2" draw:layer="layout" svg:width="0.252cm" svg:height="0.201cm" svg:x="5.711cm" svg:y="11.568cm" svg:viewBox="0 0 253 202" svg:d="M55 25c0 6-2 11-6 16-5 4-10 6-16 6-7 0-12-2-16-6-4-5-7-10-7-16 0-7 3-12 7-16s9-7 16-7c6 0 11 3 16 7 4 4 6 9 6 16zM35 200h-35v-14h20v-89c0-5-1-9-3-10s-8-1-16-1v-14l50-2v116h18v14zM200 98c-3-5-8-9-14-12-6-4-13-6-21-6-5 0-10 1-16 3-5 2-11 6-15 12s-6 12-7 19c0 8-1 15 0 22-1 7 0 15 1 23 1 9 4 16 9 22s13 9 25 11c7 0 13-3 18-6 5-2 10-5 14-8 3-4 5-6 6-8zM200 202v-15c-4 5-10 8-18 11-7 2-14 4-23 4-22 0-39-6-51-19-12-12-18-28-18-47 0-21 7-37 20-48 13-12 31-18 52-18 5 0 11 0 18 2 6 2 15 5 22 11v-56c0-6-1-9-3-10-3-1-8-2-18-2v-13l52-2v175c0 5 1 8 3 9 3 2 8 2 17 2v14z">
          <text:p/>
        </draw:path>
        <draw:path draw:style-name="gr3" draw:text-style-name="P2" draw:layer="layout" svg:width="0.328cm" svg:height="0.186cm" svg:x="6.858cm" svg:y="11.629cm" svg:viewBox="0 0 329 187" svg:d="M110 64c1-7 0-14 0-21-1-7-3-13-6-18s-7-9-13-11c-5-3-11-4-17-4-7 0-14 1-19 4-6 3-10 7-13 13-2 5-4 11-4 17-1 7-1 14-1 20 0 9 1 17 2 26 1 8 4 16 9 21 5 6 14 9 26 9s20-3 25-9c6-5 9-13 10-21 1-9 2-17 1-26zM147 67c0 12-3 23-8 33-6 9-14 17-25 23s-24 9-40 9-30-3-41-9c-10-6-19-13-24-23-6-10-9-21-9-33 0-13 3-24 9-34s14-18 25-24 24-9 40-9 29 3 40 9 19 14 25 24c5 10 8 21 8 34zM292 66c0-18-3-32-10-41-7-8-15-13-25-13-4 0-8 1-15 2-6 2-12 6-18 12-2 1-3 3-4 4 0 1 0 3 0 5v61c0 3 0 5 0 6s1 2 3 4c7 7 13 12 18 14 6 1 10 2 12 1 7 0 13-1 19-5s11-10 14-18c4-8 6-19 6-32zM329 66c0 20-7 36-20 48s-31 18-52 18c-6 0-13-1-19-3s-12-5-18-10v53h20v15l-37-1-37 1v-15h21v-145c0-5-1-8-3-9-3-1-8-2-18-2v-13l52-2v14c3-3 9-6 16-9 8-4 17-5 27-5 21 0 38 6 50 18s18 27 18 47z">
          <text:p/>
        </draw:path>
        <draw:path draw:style-name="gr3" draw:text-style-name="P2" draw:layer="layout" svg:width="0.569cm" svg:height="0.204cm" svg:x="7.944cm" svg:y="11.563cm" svg:viewBox="0 0 570 205" svg:d="M151 56c0-6 0-12-2-18-1-6-5-11-12-15s-18-6-33-7h-34v80h34c15 0 26-2 33-6 7-5 11-10 12-16 2-6 3-12 2-18zM236 174c0 2-1 5-2 10-2 5-5 9-10 14-5 4-13 6-23 7-6 0-13-1-21-2-7-1-15-3-21-6-7-3-11-7-14-11s-5-9-5-14c-1-6-1-11-1-18s0-12-1-16c0-5-1-8-2-11s-3-6-6-9c-5-5-10-9-15-10s-9-1-11-1h-34v81h31v13c-3 0-8 0-15 0-6 0-12 0-19 0s-12 0-16 0c-5 0-10 0-16 0-7 0-13 0-20 0-6 0-11 0-15 0v-13h31v-172h-31v-13h109c18 0 34 3 47 7 12 5 22 11 29 19s10 17 10 27-4 19-11 27c-8 8-20 15-37 20 7 2 13 5 19 11 7 6 11 13 13 23 1 1 1 3 1 7 1 3 1 7 2 10 0 4 0 6 1 8 0 4 1 8 2 13s3 10 6 13c3 4 7 6 13 6 4 0 8-1 12-5 3-3 6-8 6-15 0-2 1-3 1-4 1-2 3-2 6-2 1 0 3 0 4 0 2 1 3 3 3 6zM406 143c0 10-3 20-7 29s-11 17-21 23c-9 6-22 9-38 10-4 0-9-1-16-1-6-1-13-3-21-5-7-2-15-6-21-10l-14 13c-1 1-2 2-2 2-1 0-2 1-3 1-3 0-4-1-5-2 0-2 0-4 0-7v-52c0-3 0-5 1-7 0-1 2-1 6-1 3 0 5 0 5 1 1 1 1 3 1 5 1 11 4 19 9 26s11 11 19 15c7 3 14 5 22 6 7 1 14 2 19 2 10 0 18-2 23-6 6-3 9-8 11-13 3-5 4-10 4-15-1-6-2-11-5-15-2-5-5-8-7-10s-4-3-7-4c-2-1-6-3-10-4-5-1-11-2-19-4-11-2-19-4-26-6-6-2-13-5-17-7-5-3-9-7-14-11-3-3-6-8-10-15-3-6-5-14-5-23 0-11 2-20 7-29 4-8 12-16 21-21 11-5 23-8 37-8 7 0 15 1 24 3 8 2 17 6 25 13l13-13c2-1 3-2 4-3 0 0 1 0 2 0 3 0 4 0 5 2 0 1 0 3 0 6v52c0 4 0 6-1 7 0 1-2 2-6 2-2 0-4-1-5-2s-1-3-2-6c-2-13-6-23-13-30-6-7-13-12-21-15-9-3-17-4-25-4-9 0-17 2-22 5-5 4-10 7-12 12s-3 9-3 13c0 6 1 11 4 15 4 5 8 8 12 10 4 3 8 5 12 5l42 9c9 2 17 6 24 11 8 6 14 13 18 22 5 9 7 18 8 29zM570 201c-5 0-11 0-18 0s-14 0-21 0c-8 0-14 0-19 0s-11 0-18 0-15 0-22 0-13 0-17 0v-13h40v-150c-9 3-16 4-23 5s-12 1-14 1h-6v-14h6c2 0 6 0 12 0 7-1 14-2 22-5 8-2 16-6 23-11 2-1 3-2 3-2 1 0 2 0 4 0 3 0 6 1 6 2 1 2 2 4 1 7v167h41z">
          <text:p/>
        </draw:path>
        <draw:path draw:style-name="gr3" draw:text-style-name="P2" draw:layer="layout" svg:width="0.575cm" svg:height="0.204cm" svg:x="11.881cm" svg:y="11.558cm" svg:viewBox="0 0 576 205" svg:d="M151 57c1-6 0-12-1-18-2-6-6-11-13-15-6-5-17-7-33-7h-33v80h33c15 0 27-2 33-7 7-4 11-9 13-15 1-6 2-12 1-18zM236 175c0 2 0 5-2 10s-5 9-10 13c-5 5-12 7-22 7-7 0-14 0-21-1-8-1-15-3-22-6-6-4-11-7-14-11-3-5-5-9-5-15-1-5-1-11-1-17 0-7 0-13 0-17-1-4-1-7-3-10-1-3-3-6-6-10-5-5-10-8-15-9s-9-2-11-1h-33v81h31v13c-4 0-9 0-15-1-7 0-13 0-20 0-6 0-12 0-16 0s-10 0-16 0c-7 0-13 0-20 0-6 1-11 1-15 1v-13h31v-172h-31v-13h110c18 0 33 2 46 7s22 11 29 19 10 17 10 27-3 19-11 27-20 15-37 19c7 2 13 6 20 11 6 6 10 14 13 24 0 1 0 3 0 6 1 4 1 7 2 11 0 4 1 6 1 7 0 5 1 9 2 14s3 9 6 13 7 6 13 6c5 0 8-2 12-5s6-8 7-15c0-2 0-3 1-5 0-1 2-2 5-2 2 0 3 0 5 1 1 1 2 3 2 6zM405 144c0 10-2 19-7 29-4 9-11 17-21 23-9 6-22 9-38 9-4 0-9 0-16-1-6 0-13-2-20-4-8-3-15-6-21-11l-13 14c-2 1-2 1-3 2-1 0-2 0-3 0-2 0-4 0-4-2-1-1-1-3-1-6v-52c0-3 0-6 1-7s3-2 6-2 5 1 5 2c1 1 1 3 1 5 1 11 4 19 9 26 5 6 11 11 18 15 7 3 15 5 22 6s14 2 19 2c10 0 18-2 23-6 6-3 10-8 12-13s3-10 3-15c0-7-2-12-4-16-3-4-5-7-8-9-2-2-4-3-6-5-3-1-6-2-11-3s-11-3-19-4c-11-3-19-4-25-7-7-2-12-4-17-7-4-2-9-6-14-10-3-4-6-9-10-15-3-6-5-14-5-24s2-19 7-28 12-16 21-21c10-6 22-8 36-9 8 0 15 1 24 3s17 7 26 13l13-12c1-2 2-3 3-3s1-1 2-1c3 0 4 1 5 2 1 2 1 4 1 6v53c0 3-1 6-1 7-1 1-3 1-6 1s-5 0-6-1-1-3-2-6c-2-13-6-23-13-30-6-8-13-13-21-15-8-3-16-4-24-4-10 0-17 2-23 5-5 3-9 7-11 12-2 4-3 9-3 13 0 6 2 11 4 15 3 4 7 8 11 10 4 3 8 4 12 5l42 9c9 2 17 6 25 11 7 5 13 12 18 21 4 9 7 19 7 30zM568 202h-125v-5c0-3 0-5 1-6 0-1 1-2 3-4l59-59c20-21 31-41 31-61 0-11-3-20-10-28-6-8-16-13-28-13-5 0-11 1-17 2-5 2-10 5-14 8 2 0 4 1 6 3 3 1 5 3 7 6 3 3 4 7 5 12-1 7-4 12-8 16-5 3-9 5-14 5-3 0-6-1-9-2s-6-3-8-7c-2-3-4-7-4-13 0-8 3-16 8-23 6-6 13-11 22-15 11-4 21-5 33-5 14 0 26 2 36 6 11 5 19 11 25 19s9 18 9 29c0 9-1 17-5 24-4 6-10 13-18 20s-17 14-28 22c-6 5-13 10-20 16s-14 11-21 17h42c2 0 5 0 9 0s8 0 12 0c4-1 7-1 8-2 2 0 3-3 4-6s2-7 3-11c0-4 1-7 1-9h13z">
          <text:p/>
        </draw:path>
        <draw:path draw:style-name="gr3" draw:text-style-name="P2" draw:layer="layout" svg:width="0.613cm" svg:height="0.202cm" svg:x="9.879cm" svg:y="11.559cm" svg:viewBox="0 0 614 203" svg:d="M231 16c-7 0-13 0-16 1-4 1-6 1-7 2s-2 2-2 3l-77 174c-1 4-3 6-5 7-2 0-4 1-6 0-4 0-7 0-8-1-2-2-3-4-4-6l-79-180h-27v-13c4 0 8 0 14 0s11 0 17 0 11 0 15 0 10 0 16 0c7 0 13 0 19 0 7 0 12 0 16 0v13h-27l61 139 58-132c1-1 1-2 1-3 0-2-2-2-6-3-3 0-7-1-11-1s-7 0-8 0v-13c6 0 12 0 19 0 6 0 13 0 19 0h33v13zM320 134c-4 0-9 0-16 1-6 1-13 3-20 5-6 3-12 6-17 11s-7 11-7 19c0 6 3 12 7 16 5 4 11 6 19 6 3 1 7 0 12-1 5-2 10-5 15-10 4-4 6-11 7-20zM378 194c0 3-1 5-3 6s-4 1-7 1h-14c-9 0-16-1-21-4-4-2-6-5-7-8-1-4-2-7-1-10-4 6-9 12-16 16-7 5-16 8-27 8-7 0-15-1-24-3-8-1-15-4-22-9-6-5-10-12-10-21 0-10 4-19 12-25 7-6 17-10 27-13 11-3 21-5 31-6 11 0 18-1 24-1v-10c0-22-11-34-32-34-2 0-5 0-9 0-3 1-8 1-12 2 1 0 2 2 4 4 1 2 2 6 3 10-1 6-3 11-6 14-4 3-8 4-13 4-4 0-8-1-11-4-4-3-6-8-6-14 0-8 3-14 9-18 7-4 14-6 22-7s14-2 20-1c22 0 38 4 48 12s15 19 15 32v62c0 3 1 6 3 8 1 1 7 2 15 3 2-1 4 0 5 0 2 1 3 3 3 6zM428 200l-35 1v-13h20v-161c0-5-1-8-3-9-3-2-8-2-17-2v-13l51-3v188h20v13zM614 201c-5 0-10 0-17-1-7 0-15 0-22 0s-13 0-18 0-12 0-19 0-14 0-21 0c-8 1-13 1-18 1v-13h40v-150c-8 2-16 4-23 5-7 0-12 1-14 0h-6v-13h6c2 0 6 0 13-1 6 0 13-2 21-4s16-6 24-11c1-1 2-2 3-2 0 0 2 0 3 0 4 0 6 0 7 2 0 1 1 4 1 7v167h40z">
          <text:p/>
        </draw:path>
        <draw:path draw:style-name="gr3" draw:text-style-name="P2" draw:layer="layout" svg:width="0.619cm" svg:height="0.202cm" svg:x="13.931cm" svg:y="11.568cm" svg:viewBox="0 0 620 203" svg:d="M229 15c-7 0-12 1-15 1-3 1-5 2-6 2-2 1-2 2-3 4l-76 174c-2 3-4 5-5 6-2 1-4 1-7 1-4 0-6-1-8-2-1-1-2-3-3-6l-80-180h-26v-13c3 0 8 0 13 1 6 0 12 0 18 0s10 0 14 0c5 0 10 0 17 0 6 0 13 0 19 0 6-1 11-1 15-1v13h-27l61 139 59-132c0-1 1-2 1-3s-2-2-6-3c-4 0-8 0-12 0s-6-1-8-1v-13c6 0 12 1 19 1s13 0 19 0l33-1v13zM318 133c-4 0-9 1-15 2-7 1-13 2-20 5-7 2-13 6-17 10-5 5-7 11-8 19 1 7 3 12 8 16s11 7 19 7c2 0 6-1 11-2 6-2 11-5 15-9 5-5 7-12 7-21zM376 194c0 3-1 5-2 6-2 0-4 1-7 0h-14c-10 0-17-1-21-3-4-3-7-6-8-9s-1-7-1-10c-3 7-8 12-15 17s-16 7-28 7c-7 0-14 0-23-2s-16-5-22-10c-7-5-10-12-10-21 0-10 4-18 11-24 8-6 17-11 28-14s21-4 31-5 18-2 23-2v-10c0-22-10-33-31-34-2 0-5 1-9 1s-8 1-12 1c0 1 2 2 3 4 2 3 3 6 3 10 0 6-2 11-6 14-3 3-7 5-12 5-4 0-8-2-12-5s-6-7-6-14c1-8 4-14 10-18 6-3 13-6 21-7s15-1 21-1c21 0 37 4 47 13 11 8 16 18 16 31v62c0 3 0 6 2 8s7 3 16 3c1 0 3 0 5 1 1 0 2 2 2 6zM427 200h-35v-13h19v-160c1-6 0-9-3-10-2-1-8-2-16-2v-13l51-2v187h19v13zM610 200h-123v-5c0-2 0-4 0-6 1-1 2-2 3-4l58-59c21-20 31-40 31-59 0-12-3-22-9-30-7-8-16-12-29-13-5 0-10 1-15 3-5 1-10 4-14 7 1 1 3 2 6 3 2 1 5 4 7 6 2 3 3 8 3 13 0 7-2 13-7 16-4 3-9 5-14 5-2 0-5-1-8-2s-6-3-9-6c-2-3-3-8-3-13 0-10 3-18 8-24 5-7 13-12 22-16 9-3 20-5 32-5 13 0 25 2 36 7 10 4 19 10 25 18 6 9 10 19 10 30 0 9-2 17-7 24-4 7-10 13-17 20-8 6-17 13-28 21-7 5-14 10-21 16s-14 12-21 17h43c1 0 4 0 9 0 4 0 8 0 12 0s7-1 8-1c1-1 3-3 4-7 1-3 1-7 2-11 1-3 1-6 2-8h14z">
          <text:p/>
        </draw:path>
        <draw:path draw:style-name="gr3" draw:text-style-name="P2" draw:layer="layout" svg:width="0.657cm" svg:height="0.258cm" svg:x="15.594cm" svg:y="11.559cm" svg:viewBox="0 0 658 259" svg:d="M125 137c0-8 0-16-1-24-1-9-4-16-9-22s-14-10-25-10c-8 0-16 2-22 5-6 4-12 8-16 13v74c1 1 3 3 6 7 3 3 7 6 11 8 5 3 11 4 18 4 4 1 10 0 15-3 6-2 11-6 15-12 4-5 6-12 7-19s1-14 1-21zM162 137c-1 20-7 36-20 48s-31 18-53 18c-8 0-16-2-22-4-6-3-10-6-14-8-3-3-5-5-6-6-4 5-9 11-14 16h-13v-174c0-5-1-8-4-9-2-2-8-2-16-2v-13l51-3v85c3-3 8-7 15-10 8-3 16-4 27-4 21 0 38 6 50 18s19 27 19 48zM302 203v-23c-4 8-9 13-15 16-5 3-10 5-15 6s-9 1-11 1c-15 0-27-2-37-7s-15-15-15-30v-68c0-6-1-9-3-10-3-1-8-2-17-2v-13l53-2v99c0 5 0 9 1 13 1 3 3 5 6 7s9 2 16 2c11 0 19-3 26-10 6-7 9-17 10-28v-56c0-6-1-9-4-10-2-1-8-2-16-2v-13l52-2v105c0 6 1 9 4 10 2 1 8 2 16 2v13zM477 161c0 10-3 18-7 24-5 6-10 10-16 13-7 2-13 4-18 4-6 1-10 1-12 1-3 0-8 0-14-1-7-1-13-4-20-8l-8 4c-3 3-5 4-5 4-1 1-2 1-3 1-3 0-4-1-5-2-1-2-1-4-1-6v-32c0-3 1-5 1-6 1-1 3-2 6-2 2 0 4 0 5 1 1 0 2 1 2 3 1 4 3 9 6 14 2 5 7 10 12 14 6 3 14 5 24 5 2 1 6 0 11 0 5-1 10-3 14-6 5-3 7-8 8-15-1-6-3-10-7-13-3-3-8-5-13-7-4-1-9-2-12-3-11-1-20-3-27-5-6-2-12-6-18-11-3-3-6-6-8-10s-3-9-4-15c1-9 3-16 8-22 4-5 9-8 16-11 6-2 12-3 18-4 5 0 9-1 11 0 12 0 22 1 29 5 6-3 9-4 11-5 1 0 2-1 2 0 3 0 4 0 5 2 1 1 1 3 1 6v23c0 3 0 5-1 6s-3 2-6 2-5-1-6-1c-1-1-1-3-1-5-1-16-12-24-34-24-2 0-6 0-11 0-5 1-10 3-14 5-4 3-7 7-7 13 0 4 2 8 5 10 4 3 8 4 12 6 5 1 9 2 12 2 11 2 20 4 26 6 6 1 12 4 17 8 11 9 16 19 16 32zM658 86c-6 0-10 0-13 1-3 0-5 1-6 2-1 0-2 1-2 3l-62 132c-3 6-7 11-11 17-4 5-10 9-16 12-6 4-12 5-20 6-9-1-16-3-22-8-7-5-10-11-10-19 0-5 2-10 5-12 5-3 8-5 13-5s9 2 12 5 4 7 4 12-1 9-3 11-4 4-6 4c1 1 2 1 3 1s2 0 4 0c7 0 12-2 17-5 5-4 8-8 11-13s6-10 8-15l7-14-54-115h-20v-14l34 1 36-1v14h-16l37 79 33-72 2-4c-1-1-2-2-4-2-2-1-4-1-7-1-2 0-3 0-3 0v-14l26 1c4 0 8 0 12 0s7-1 11-1z">
          <text:p/>
        </draw:path>
        <draw:path draw:style-name="gr3" draw:text-style-name="P2" draw:layer="layout" svg:width="0.652cm" svg:height="0.213cm" svg:x="5.643cm" svg:y="12.954cm" svg:viewBox="0 0 653 214" svg:d="M90 38l-32 95h65zM160 207c-4 0-9 0-14 0s-10 0-15 0-9 0-13 0v-8c3 0 6-1 10-1s7-1 10-2c2-1 4-3 4-6 0-1 0-3-1-4l-15-44h-71l-13 38c-1 0-1 1-1 2s0 1 0 2c0 4 2 7 6 10 3 3 9 4 16 5v8h-33-30v-8c8 0 15-2 20-5 6-2 10-7 12-15l60-173c1-2 1-3 2-4s3-2 5-2 4 1 4 2c1 1 2 2 3 4l62 181c1 5 3 8 7 9 3 2 9 3 17 3h5v8zM308 114c0-2 0-4-1-5 0-1-1-3-3-5-4-6-9-11-15-14-5-2-10-3-16-3-7 0-14 2-19 5-6 4-10 8-13 13-4 7-7 14-8 21-1 8-1 14-1 20s0 13 1 20 4 14 7 20c4 5 8 10 13 13 5 4 11 5 18 5 6 0 12-1 18-5 6-3 11-8 15-15 2-2 3-4 3-5 1-1 1-3 1-5zM308 211v-19c-4 4-9 9-15 13-7 3-15 5-24 6-11-1-21-3-30-9-10-6-17-14-22-23-6-10-9-21-9-33 0-13 3-24 9-34s14-17 23-23c10-7 21-10 32-10 8 0 15 2 21 6 6 3 11 8 16 13v-63c0-7-1-11-4-13-3-3-9-3-19-3v-9l42-3v175c-1 7 0 12 3 14s9 3 19 3v8zM469 114c0-2 0-4-1-5 0-1-1-3-2-5-5-6-10-11-15-14-6-2-11-3-16-3-8 0-15 2-20 5-6 4-10 8-13 13-4 7-6 14-8 21-1 8-1 14-1 20s0 13 1 20c2 7 4 14 8 20 3 5 7 10 12 13 5 4 11 5 18 5 6 0 12-1 18-5 6-3 11-8 16-15 1-2 2-4 2-5 1-1 1-3 1-5zM469 211v-19c-4 4-9 9-15 13-7 3-14 5-24 6-11-1-21-3-30-9s-17-14-22-23c-6-10-9-21-9-33 0-13 3-24 9-34s14-17 24-23c9-7 20-10 31-10 8 0 15 2 21 6 6 3 12 8 16 13v-63c0-7-1-11-4-13-3-3-9-3-19-3v-9l42-3v175c-1 7 1 12 3 14 3 2 9 3 19 3v8zM653 158c0 10-3 19-8 28-5 8-12 15-22 20-9 5-19 8-31 8-11 0-20-2-29-6s-17-9-22-16-8-15-8-23c0-7 2-11 5-14 4-2 7-3 11-3 5 0 9 1 12 4s5 7 5 12c0 6-2 10-6 13-3 2-9 3-14 3 3 5 9 10 14 13s11 6 16 7c6 1 11 2 15 2s9-1 14-4c5-2 9-7 13-14s5-17 6-30c0-14-3-26-9-34-5-9-14-13-26-14h-12c-3 0-5 0-6 0s-1-1-1-3c0-1 0-2 1-2 1-1 2-1 3-1s3 0 6 0c2-1 4-1 5-1 4 0 8-1 13-2 4-2 9-6 13-13 4-8 6-14 7-21 1-6 1-11 1-13 0-8-2-15-5-20-2-4-6-7-10-9s-9-3-13-3c-3 0-8 0-12 2-5 1-10 2-14 5-5 3-9 6-12 11 2 0 4 0 7 0 2 1 5 2 7 4s4 5 4 10c0 4-1 8-4 11-3 2-6 4-11 4s-8-1-11-4-4-6-4-11c0-11 5-20 15-28 10-7 22-11 37-11 9 0 18 1 26 5 8 3 14 8 19 14s7 13 7 20c0 12-3 22-11 32-7 10-17 16-29 20 15 3 27 10 35 20 9 9 13 20 13 32z">
          <text:p/>
        </draw:path>
        <draw:path draw:style-name="gr3" draw:text-style-name="P2" draw:layer="layout" svg:width="0.65cm" svg:height="0.209cm" svg:x="5.639cm" svg:y="13.615cm" svg:viewBox="0 0 651 210" svg:d="M90 38l-32 94h65zM160 206c-4 0-9 0-14 0s-10 0-15 0-9 1-13 1v-9c3 0 6 0 10 0 4-1 7-1 10-3 2-1 4-3 4-6 0-1 0-2-1-4l-15-44h-71l-13 38c-1 0-1 1-1 2s0 2 0 2c0 4 2 7 6 10 3 3 9 5 16 5v9l-33-1-30 1v-9c8 0 15-1 20-4 6-3 10-8 12-15l60-173c1-2 1-4 2-5s3-1 5-1 4 0 4 1c1 1 2 3 3 5l62 180c1 5 3 8 7 10 3 1 9 2 17 2h5v9zM308 114c0-3 0-4-1-6 0-1-1-2-2-5-5-6-10-11-16-13-5-3-10-4-16-4-7 0-14 2-19 6-6 4-10 8-13 12-4 7-7 14-8 22-1 7-1 14-1 19 0 6 0 13 1 20s4 14 7 20c4 6 8 10 13 14 5 3 11 5 18 5 6 0 12-2 18-5s11-9 16-15c1-3 2-4 2-6 1-1 1-3 1-5zM308 210v-19c-4 5-9 9-15 13-7 4-15 6-24 6-11 0-21-3-30-9-10-5-17-13-22-23-6-10-9-21-9-33s3-24 9-33c6-10 14-18 23-24 10-5 21-8 32-8 8 0 15 1 21 5 6 3 11 7 16 12v-63c0-7-1-11-4-13s-9-3-19-3v-9l42-3v176c-1 7 0 11 3 13s9 3 19 3v9zM469 114c0-3 0-4-1-6 0-1-1-2-2-5-5-6-10-11-15-13-6-3-11-4-16-4-8 0-15 2-20 6-6 4-10 8-13 12-4 7-6 14-8 22-1 7-1 14-1 19 0 6 0 13 1 20 2 7 4 14 8 20 3 6 7 10 12 14 5 3 11 5 18 5 6 0 12-2 18-5s11-9 16-15c1-3 2-4 2-6 1-1 1-3 1-5zM469 210v-19c-4 5-9 9-15 13-7 4-14 6-24 6-11 0-21-3-30-9-9-5-17-13-22-23-6-10-9-21-9-33s4-24 9-33c6-10 14-18 24-24 9-5 20-8 32-8 7 0 14 1 20 5 6 3 12 7 16 12v-63c0-7-1-11-4-13s-9-3-19-3v-9l42-3v176c-1 7 1 11 3 13 3 2 9 3 19 3v9zM643 207h-107c0-3 0-6 1-7 0-1 1-2 2-4l56-61c8-9 15-19 21-30s9-22 9-35c0-8-2-16-4-23-3-7-7-13-13-17s-13-7-22-7c-8 0-16 3-23 8s-12 12-16 21c1 0 2 0 4 0 5 0 9 2 11 5 3 3 4 6 4 10 0 6-2 11-5 13-4 3-7 4-10 3 0 1-1 0-4 0-2-1-5-2-7-5-2-2-4-7-4-12 0-8 2-17 7-25 4-8 10-14 18-19 9-5 18-8 29-8 18 0 32 6 44 16 11 10 17 23 17 40 0 10-2 19-6 27s-11 16-20 25-21 20-36 33l-31 30h52c2 0 6 0 10 0 4-1 7-1 11-1s6-1 6-2c2-2 3-6 4-11s2-10 3-14h7z">
          <text:p/>
        </draw:path>
        <draw:path draw:style-name="gr3" draw:text-style-name="P2" draw:layer="layout" svg:width="0.656cm" svg:height="0.209cm" svg:x="5.635cm" svg:y="12.243cm" svg:viewBox="0 0 657 210" svg:d="M90 38l-32 94h65zM159 206c-3 0-8 0-13 0s-10 0-15 1c-5 0-9 0-13 0v-9c3 0 6 0 10 0 3-1 7-1 9-2 3-2 5-5 5-7s-1-3-1-4l-15-45h-71l-14 38c0 1 0 1 0 2s0 2 0 3c0 3 2 7 5 11 4 2 9 4 16 4v9l-33-1-29 1v-9c8 0 14-1 20-4 5-4 9-9 12-16l60-172c0-2 1-4 2-5s2-1 5-1c2 0 3 0 4 1s2 3 2 5l62 180c2 4 4 8 7 10 4 2 9 2 18 2h5v9zM307 113c0-2 0-4 0-5s-1-3-3-6c-4-6-9-10-15-13-5-2-11-4-16-4-8 0-14 2-20 6-5 4-9 8-12 13-4 6-7 13-8 21-1 7-2 14-1 20-1 6 0 12 1 20 1 7 3 13 7 20 3 5 8 11 13 14s11 5 17 5c7 0 13-2 19-5s11-9 15-16c2-3 3-4 3-5 0-2 0-3 0-6zM307 210v-20c-3 6-8 10-15 14-6 4-14 6-23 6-11 0-22-3-31-8-9-6-16-15-22-25-5-9-8-20-8-33 0-12 3-23 9-33s13-18 23-23c10-6 20-9 32-9 8 0 15 2 21 5s11 7 15 13v-62c1-7-1-12-3-14-3-2-9-3-19-3v-9l41-3v175c0 7 1 11 4 14 3 2 9 3 19 3v9zM469 113c0-2-1-4-1-5s-1-3-3-6c-4-6-9-10-15-13-5-2-10-4-16-4-8 0-14 2-20 6-5 4-9 8-12 13-4 6-7 13-8 21-1 7-1 14-1 20s0 12 1 20c1 7 4 13 7 20 4 5 8 11 13 14s11 5 17 5c7 0 13-2 19-5s11-9 15-16c2-3 3-4 3-5 0-2 1-3 1-6zM469 210v-20c-4 6-9 10-16 14-6 4-14 6-23 6-11 0-21-3-30-8-10-6-17-15-23-25-5-9-8-20-8-33 0-12 3-23 9-33s14-18 23-23c10-6 21-9 32-9 8 0 15 2 21 5s11 7 15 13v-62c1-7 0-12-3-14s-9-3-19-3v-9l41-3v175c0 7 1 11 4 14 3 2 9 3 19 3v9zM608 42l-71 108h71zM628 159v25c0 3 0 6 1 8 1 3 3 4 6 5s8 1 15 1h6v9c-6 0-12-1-19-1s-14 0-20 0-13 0-21 0c-6 0-13 1-19 1v-9h6c7 0 12 0 16-1 3-1 5-2 6-5 1-2 1-5 1-8v-25h-78v-9l90-135c1-2 2-3 3-3 1-1 1-1 3-1s3 1 4 2c0 1 0 3 0 6v131h29v9z">
          <text:p/>
        </draw:path>
        <draw:path draw:style-name="gr3" draw:text-style-name="P2" draw:layer="layout" svg:width="0.641cm" svg:height="0.21cm" svg:x="5.639cm" svg:y="14.3cm" svg:viewBox="0 0 642 211" svg:d="M90 39l-32 94h65zM160 207c-4 0-9 0-14 0s-10 0-15 0-9 0-13 1v-9c3 0 6 0 10-1 4 0 7-1 10-2 2-1 4-3 4-6 0-1 0-3-1-4l-15-44h-71l-13 38c-1 0-1 1-1 2s0 1 0 2c0 4 2 7 6 10 3 3 9 4 16 5v9l-33-1-30 1v-9c8 0 15-2 20-4 6-3 10-8 12-16l60-173c1-2 1-3 2-4s3-2 5-2 4 1 4 2c1 1 2 2 3 4l62 181c1 5 3 8 7 10 3 1 9 2 17 2h5v9zM308 115c0-3 0-5-1-6 0-1-1-3-2-5-5-6-10-11-16-13-5-3-10-4-16-4-7 0-14 2-19 6-6 3-10 8-13 12-4 7-7 14-8 21-1 8-1 14-1 20s0 13 1 20 4 14 7 20c4 6 8 10 13 13 5 4 11 5 18 5 6 0 12-1 18-4 6-4 11-9 16-16 1-2 2-4 2-5 1-1 1-3 1-5zM308 211v-19c-4 5-9 9-15 13-7 4-15 6-24 6-11 0-21-3-30-9-10-6-17-13-22-23-6-10-9-21-9-33 0-13 3-24 9-34 6-9 14-17 23-23 10-6 21-8 32-9 8 0 15 2 21 5 6 4 11 8 16 13v-62c0-7-1-11-4-13s-9-3-19-3v-10l42-3v176c-1 6 0 11 3 13s9 3 19 3v9zM470 115c0-3 0-5-1-6 0-1-1-3-2-5-5-6-10-11-16-13-6-3-11-4-16-4-8 0-15 2-20 6-6 3-10 8-13 12-4 7-6 14-8 21-1 8-1 14-1 20s0 13 1 20c2 7 4 14 8 20 3 6 7 10 12 13 5 4 11 5 18 5 6 0 12-1 18-4 7-4 12-9 17-16 1-2 2-4 2-5 1-1 1-3 1-5zM470 211v-19c-4 5-9 9-15 13-8 4-15 6-25 6-11 0-21-3-30-9s-17-13-22-23c-6-10-9-21-9-33 0-13 4-24 9-34 6-9 14-17 24-23 9-6 20-8 32-9 7 0 14 2 21 5 6 4 12 8 16 13v-62c0-7-1-11-4-13s-9-3-20-3v-10l43-3v176c-1 6 1 11 3 13 3 2 9 3 19 3v9zM642 208c-3-1-8-1-14-1-5 0-11 0-17 0s-11 0-15 0-9 0-15 0-12 0-18 0-10 0-14 1v-9h9c9 0 15-1 19-2 4 0 6-2 7-4s1-5 1-8v-149c-8 3-15 6-22 6-7 1-13 1-16 1v-9c4 0 8 0 14 0 6-1 12-2 19-5s14-7 20-14c3 0 5 0 6 1 0 2 1 4 0 7v162c0 3 1 6 2 8 0 2 3 4 7 4 4 1 10 2 18 2h9z">
          <text:p/>
        </draw:path>
        <draw:path draw:style-name="gr3" draw:text-style-name="P2" draw:layer="layout" svg:width="8.877cm" svg:height="3.374cm" svg:x="6.621cm" svg:y="11.323cm" svg:viewBox="0 0 8878 3375" svg:d="M42 0v3358h-42v-3358zM948 8v3354h-42v-3354zM2540 21v3354h-43v-3354zM4775 21v3354h-38v-3354zM6574 21v3354h-42v-3354zM8878 8v3354h-42v-3354z">
          <text:p/>
        </draw:path>
        <draw:path draw:style-name="gr3" draw:text-style-name="P2" draw:layer="layout" svg:width="2.473cm" svg:height="0.209cm" svg:x="3.671cm" svg:y="9.812cm" svg:viewBox="0 0 2474 210" svg:d="M137 58c0-14-3-24-9-30s-14-10-22-11c-9-1-18-2-27-2-3 0-6 0-9 0-4 0-6 0-8 1-3 0-5 1-5 3-1 2-1 4-1 8v74h32c14 0 24-2 32-7 7-4 12-9 14-16s4-13 3-20zM202 178c0 3-1 7-2 12-2 5-4 10-8 14s-10 6-17 6c-5 0-11 0-17-2-7-2-13-5-20-10-5-5-8-11-10-18-1-6-2-14-1-23 0-10-1-17-2-23-1-5-4-11-9-16s-11-8-16-9-9-2-11-1h-33v73c0 4 0 7 1 9 0 2 2 3 6 4 3 0 8 1 16 1h7v9c-4 0-9-1-14-1s-10 0-15 0-10 0-14 0-9 0-14 0-10 0-15 0c-6 0-10 1-14 1v-9h7c8 0 13-1 16-1 3-1 5-3 6-5s1-4 1-8v-152c0-4 0-7-1-9s-3-3-6-4-8-1-16-1h-7v-9h92c14 0 27 3 38 8 11 4 20 10 27 18 6 8 10 17 10 26 0 11-5 21-15 29-9 8-21 14-35 18 8 3 15 7 21 13 7 5 11 12 14 21l3 23c2 14 4 24 7 31s7 11 14 11c4 0 8-2 11-5 4-4 7-11 8-21 0-1 0-2 0-3 1-1 2-1 3-1 2 0 3 0 4 1 0 1 0 3 0 3zM305 131c0-3 0-7-1-12-1-7-2-12-4-18s-6-10-10-15c-5-4-10-6-18-6-3 0-8 1-13 4-5 2-10 7-15 14-4 7-7 19-7 33zM324 170c0 2-2 6-5 12s-8 11-15 16c-7 6-16 9-28 9-11 0-22-3-31-9-10-5-18-13-23-23-6-10-9-21-10-35 1-12 3-23 9-33 5-10 12-18 21-24s19-9 30-9c12 0 22 3 30 8 7 6 13 13 17 21 3 9 5 19 5 28 0 3 0 5-1 6-1 0-3 0-6 0h-81c0 6 1 12 1 20 1 9 4 16 8 23 3 6 8 10 13 14 6 4 12 6 20 6 1 0 4 0 9-1 4-1 10-4 15-8 6-4 11-11 14-21 1-2 2-4 4-4 1 0 2 0 3 1 0 0 1 1 1 3zM438 167c0 11-4 20-11 28s-19 12-36 12c-3 0-7 0-13-2-6-1-12-5-18-10-3 2-4 4-5 5s-1 1-1 1c-3 3-5 5-5 5-1 1-2 1-2 1-2 0-3-1-3-2s-1-2-1-5v-38c0-2 1-4 1-5 0-2 1-2 3-2s2 0 3 1c0 1 1 2 1 4 3 12 7 22 13 29 6 8 15 11 27 12 11-1 20-3 25-8s8-11 8-19c0-6-3-12-7-15-4-4-8-7-13-8-4-2-8-3-10-3-10-2-18-4-23-5-6-2-11-5-15-8-8-7-12-15-13-26 0-5 2-11 5-16 2-6 7-10 14-14 7-3 16-5 28-5 2 0 6 0 11 1s10 3 16 7c0-1 1-1 2-2s2-2 2-3c2-1 3-2 4-3 1 0 2 0 2 0 2 0 3 0 3 1s0 3 0 6v29c0 3 0 4 0 5-1 2-2 3-3 3s-1 0-2-1c-1 0-2-2-2-3 0-3 0-7-2-13-1-5-4-10-9-15-5-4-12-7-22-7-13 0-21 3-26 7-5 5-7 10-7 15 0 6 2 10 6 13 3 4 8 7 13 8 6 2 11 3 17 4s12 2 17 4c6 2 11 5 16 10 2 1 4 4 7 9 3 4 4 10 5 18zM550 131c0-3-1-7-1-12-1-7-2-12-5-18-2-6-5-10-9-15-5-4-11-6-18-6-3 0-8 1-13 4-6 2-10 7-15 14-4 7-7 19-8 33zM569 170c0 2-2 6-5 12s-8 11-15 16c-7 6-17 9-28 9-12 0-22-3-32-9-9-5-17-13-23-23s-9-21-9-35c0-12 3-23 8-33 6-10 13-18 22-24s19-9 30-9c12 0 22 3 29 8 8 6 14 13 17 21 4 9 6 19 6 28 0 3-1 5-2 6-1 0-3 0-6 0h-80c0 6 0 12 1 20 1 9 3 16 8 23 3 6 7 10 13 14s12 6 19 6c1 0 4 0 9-1s10-4 16-8 10-11 14-21c0-2 2-4 4-4 1 0 1 0 2 1 1 0 2 1 2 3zM681 93c-1 5-2 8-5 10-2 2-5 3-8 3s-6-1-8-3c-3-2-4-6-4-10 0-3 1-6 3-8s3-3 3-3c0 0-1 0-3 0-7 0-13 3-18 8s-9 11-12 19c-2 10-4 18-4 28v44c0 4 0 7 1 9s3 3 6 4c3 0 8 1 15 1h6v9c-6-1-12-1-18-1s-13 0-18 0l-33 1v-9c9 0 15-1 18-2s4-5 4-11v-78c1-7-1-12-3-14-3-2-9-3-19-2v-9l40-3v31c1-4 3-9 6-13 3-5 7-10 12-13s10-5 17-5 12 2 16 5c3 3 5 7 6 12zM837 88c-9 0-15 3-19 7s-6 8-7 12l-38 94c-1 2-1 3-2 4s-2 2-4 2-3 0-4-1-1-3-2-5l-42-103c-1-3-2-5-3-6-1-2-3-3-6-3-3-1-8-1-14-1v-9c5 0 10 0 15 0s9 1 13 1l32-1v9c-3-1-7 0-10 1-4 0-6 2-7 6 0 0 1 2 2 5l32 81 30-74c0-2 1-3 1-4s0-2 0-3c0-3-1-6-3-8-2-3-5-4-10-4v-9l25 1c3 0 7-1 10-1 4 0 8 0 11 0zM917 135c-16 0-28 3-36 8-9 4-15 10-18 16-4 6-6 12-5 17 0 7 2 13 7 18 5 4 11 6 19 7 4 0 9-2 14-4s10-6 13-12c4-5 6-12 6-22zM965 178c0 8-1 14-4 18s-7 6-11 8c-3 1-6 2-8 2-7-1-12-3-16-8s-6-10-7-16c-2 7-7 13-13 17-7 5-15 8-24 8-7 0-13-1-20-3s-14-5-19-9c-5-5-7-11-8-19 0-6 2-13 7-19 4-7 12-13 22-18 9-4 19-7 28-8s18-2 25-2v-11c0-9-2-16-5-22-3-5-7-9-11-12-5-3-9-4-14-4s-10 1-16 3-11 5-15 10c6 1 10 3 12 6s2 6 2 8c0 3-1 7-3 10-3 3-6 4-10 4s-7-1-9-4c-3-3-4-6-4-11 0-9 5-17 13-23s18-9 30-9c7 0 14 1 21 4 7 2 13 6 19 12 5 5 8 11 9 16 1 6 1 13 1 19v57c0 1 0 2 1 5 0 2 1 4 3 6 1 2 4 3 7 4 1 0 4-1 6-3 3-3 4-8 4-16v-16h7zM1066 168c0 6-1 13-3 18-2 6-5 11-9 15-5 4-10 6-17 6-3 0-8-1-14-2-6-2-11-5-16-11-4-6-7-14-7-26v-80h-24v-7c9 0 16-3 22-9 5-6 9-13 11-22 3-8 4-16 4-24h7v53h41v9h-41v81c0 2 0 5 1 10 0 5 2 9 5 14 2 4 7 6 13 7 6 0 10-3 14-8 3-6 5-14 6-24v-16h7zM1138 29c0 4-2 7-4 10-3 3-7 5-12 5-4 0-8-2-11-5-2-3-4-6-4-10s1-7 4-10c3-4 7-5 11-5 5 0 9 1 11 4 3 3 5 7 5 11zM1154 204c-10-1-20-1-30-1l-32 1v-9c9 0 16-1 18-2 3-1 5-5 4-11v-79c1-6-1-11-3-13-3-2-9-3-18-2v-9l40-3v106c0 6 1 9 3 11 3 1 8 2 18 2zM1275 140c0-6 0-12-1-20s-3-15-7-21-8-11-14-14-12-5-18-5-12 2-18 5-11 8-15 14c-3 7-5 14-6 22-1 7-1 13-1 19 0 5 0 12 1 19 1 8 3 15 6 21 4 7 9 12 15 15s12 5 18 5c7 0 14-2 20-6s10-9 13-16c4-6 5-13 6-20s1-13 1-18zM1299 142c-1 12-3 23-9 33s-14 18-23 23c-10 6-21 9-32 9-12 0-22-3-32-9-9-5-17-13-23-23-6-9-9-20-9-33 0-12 3-23 9-34 5-10 13-19 23-25 9-6 20-9 32-9s22 3 32 9 17 14 23 24c6 11 8 23 9 35zM1429 203l-33 1v-9c10 0 16-1 19-2s4-5 4-11v-68c0-9-1-16-4-22s-9-10-18-10c-6 0-12 2-18 5-6 4-11 9-14 16-4 7-6 16-6 26v53c-1 6 1 10 4 11 2 1 9 2 18 2v9l-32-1-33 1v-9c10 0 16-1 19-2s4-5 4-11v-78c0-7-1-12-4-14s-9-3-19-2v-9l41-3v30c4-9 9-16 16-22 7-5 16-8 26-8 9 0 15 1 20 3s9 5 11 7c4 5 6 11 7 17s2 16 2 28v55c0 4 2 7 5 8 4 1 10 1 17 1v9zM1710 150c0 11-3 21-7 30-5 9-12 16-20 22-9 5-19 8-30 8-13 0-24-2-33-6s-15-9-20-14c-4 7-7 12-9 14-1 2-1 3-1 2-1 2-2 3-2 3-1 1-2 1-3 1s-2 0-2-1c-1-2-1-3-1-6v-57c0-3 0-5 1-6 0-1 1-2 3-2 1 0 1 1 2 1s1 1 1 2c0 6 1 12 3 20 2 9 7 17 15 25 5 4 11 8 17 10s12 4 17 4c5 1 9 1 12 1 8 0 15-2 21-6 5-4 10-9 13-15s4-13 4-20c0-10-3-19-9-26-4-6-8-9-12-11s-8-3-12-4c-10-4-19-6-25-7-7-2-11-3-13-4-11-4-20-10-27-20-7-9-11-20-11-32 0-11 3-20 8-28 5-9 11-15 20-20 8-5 18-8 28-8 13 0 23 3 30 7s12 9 16 13l11-16c0-2 1-3 2-4 0 0 1 0 2 0s2 0 3 1c0 1 0 3 0 6v58c0 2 0 4-1 5 0 1-1 2-3 2-1 0-2-1-3-1 0-1 0-2 0-3-1-3-1-8-3-15-1-6-4-13-8-20s-9-13-17-17c-7-5-16-8-28-8s-21 4-28 11-10 16-10 27c0 8 3 16 8 23 5 6 12 11 21 13l37 9c12 3 22 10 30 21s13 24 13 38zM1823 168c0 6-1 13-3 18-2 6-5 11-9 15s-10 6-17 6c-3 0-8-1-14-2-6-2-11-5-16-11-4-6-7-14-7-26v-80h-24v-7c9 0 17-3 22-9s9-13 12-22c2-8 3-16 3-24h7v53h41v9h-41v81c0 2 0 5 1 10s2 9 5 14c3 4 7 6 13 7 6 0 10-3 14-8 4-6 6-14 6-24v-16h7zM1928 135c-16 0-28 3-37 8-8 4-15 10-18 16s-5 12-5 17c0 7 3 13 8 18 5 4 11 6 18 7 4 0 9-2 14-4 6-2 10-6 14-12 4-5 6-12 6-22zM1976 178c0 8-2 14-5 18s-6 6-10 8c-4 1-7 2-9 2-7-1-12-3-16-8-3-5-6-10-6-16-3 7-7 13-14 17-6 5-14 8-24 8-6 0-13-1-20-3s-13-5-18-9c-5-5-8-11-8-19 0-6 2-13 6-19 5-7 12-13 23-18 9-4 18-7 28-8 9-1 17-2 25-2v-11c0-9-2-16-5-22-3-5-7-9-12-12-4-3-9-4-14-4s-10 1-16 3-11 5-15 10c6 1 11 3 12 6 2 3 3 6 3 8 0 3-1 7-4 10-2 3-5 4-9 4s-7-1-10-4c-2-3-4-6-4-11 1-9 5-17 13-23 9-6 19-9 31-9 7 0 14 1 20 4 7 2 13 6 19 12 5 5 8 11 9 16 1 6 2 13 2 19v57c0 1 0 2 0 5 1 2 2 4 3 6 2 2 4 3 7 4 2 0 4-1 7-3 2-3 3-8 4-16v-16h7zM2076 168c0 6-1 13-3 18-2 6-5 11-9 15s-9 6-16 6c-4 0-9-1-14-2-6-2-12-5-16-11-5-6-7-14-7-26v-80h-25v-7c10 0 17-3 22-9 6-6 10-13 12-22 2-8 3-16 3-24h8v53h41v9h-41v81c-1 2 0 5 0 10 1 5 3 9 5 14 3 4 7 6 14 7 5 0 10-3 13-8 4-6 6-14 6-24v-16h7zM2151 29c0 4-1 7-4 10s-6 5-11 5-8-2-11-5-4-6-5-10c0-4 2-7 4-10 3-4 7-5 12-5 4 0 8 1 11 4s4 7 4 11zM2167 204c-10-1-20-1-30-1l-32 1v-9c10 0 16-1 19-2s4-5 4-11v-79c0-6-1-11-4-13s-8-3-17-2v-9l40-3v106c-1 6 0 9 3 11 2 1 8 2 17 2zM2288 140c0-6 0-12-1-20 0-8-3-15-6-21-4-6-9-11-15-14-5-3-11-5-18-5-6 0-12 2-18 5s-11 8-15 14c-3 7-5 14-6 22 0 7-1 13-1 19 0 5 1 12 1 19 1 8 3 15 7 21 4 7 9 12 14 15 6 3 12 5 18 5 8 0 14-2 20-6s11-9 14-16c3-6 5-13 5-20 1-7 1-13 1-18zM2312 142c0 12-3 23-9 33s-13 18-23 23c-9 6-20 9-32 9-11 0-22-3-31-9-10-5-18-13-23-23-6-9-9-20-9-33 0-12 3-23 8-34 6-10 13-19 23-25s20-9 32-9 23 3 32 9c10 6 18 14 23 24 6 11 9 23 9 35zM2442 203l-32 1v-9c9 0 15-1 18-2s4-5 4-11v-68c0-9-1-16-4-22s-8-10-17-10c-7 0-13 2-18 5-6 4-11 9-15 16s-6 16-6 26v53c0 6 1 10 4 11s9 2 18 2v9l-32-1-32 1v-9c9 0 15-1 18-2s4-5 4-11v-78c0-7-1-12-4-14-2-2-9-3-18-2v-9l40-3v30c4-9 10-16 17-22 7-5 15-8 26-8 8 0 15 1 20 3s8 5 10 7c4 5 7 11 8 17s1 16 1 28v55c0 4 2 7 6 8 3 1 9 1 16 1v9z">
          <text:p/>
        </draw:path>
        <draw:path draw:style-name="gr3" draw:text-style-name="P2" draw:layer="layout" svg:width="1.565cm" svg:height="0.209cm" svg:x="4.122cm" svg:y="10.169cm" svg:viewBox="0 0 1566 210" svg:d="M104 142c0-6 0-13-1-20s-3-14-7-20c-3-6-8-11-14-14-5-3-12-5-18-5s-12 2-18 5-11 8-15 14c-3 7-5 14-6 21s-1 13-1 19c0 5 0 12 1 19 1 8 3 15 6 22 4 7 9 12 15 15s12 5 18 5c8 0 14-2 20-6s10-9 14-16c3-7 5-14 5-21 1-7 1-13 1-18zM128 144c0 12-3 23-9 34-6 10-14 17-23 23-10 6-20 9-32 9-11 0-22-3-31-9-10-5-18-13-24-23-5-10-8-21-9-34 1-12 3-23 9-33 6-11 13-19 23-25 9-6 20-9 32-9s23 3 32 9c10 6 17 14 23 24s9 22 9 34zM239 23c0 3-1 6-3 9-2 2-5 3-10 4-4-1-7-2-9-4-2-3-3-5-3-9s1-6 3-8 4-3 6-4c-3-1-5-1-6-2-2 0-3 0-4 0-7 0-13 3-18 10s-8 17-8 29v34h33v8h-33v94c0 4 1 6 1 8 1 2 3 4 6 5 3 0 8 1 15 1h6v9c-5-1-11-1-18-1-6 0-12 0-18 0l-33 1v-9c9 0 16-1 18-2 3-1 5-5 4-11v-95h-22v-8h22v-34c1-10 3-18 7-25 5-7 11-12 17-15 7-4 14-5 21-5 8 0 14 2 19 6 4 4 7 8 7 14zM492 75c-2-14-4-24-7-32-3-9-8-15-16-18-7-4-18-6-32-6h-35c-6 0-10 0-12 2-1 2-2 5-2 9v73h25c9 0 16-1 20-3s7-6 9-11c1-5 2-11 1-20h8v77h-8c1-8 0-15-1-20-2-5-5-8-9-11-4-2-11-3-20-3h-25v72c0 3 0 6 1 8s3 4 7 4c4 1 10 2 19 2h10v9c-4-1-9-1-15-1s-12 0-18 0-11 0-15 0-9 0-15 0c-5 0-11 0-16 0s-10 0-13 1v-9h7c7 0 12-1 16-2 3 0 5-2 6-4 0-2 1-4 0-8v-152c1-3 0-6 0-8-1-2-3-3-6-4-4-1-9-1-16-1h-7v-9h158l8 65zM658 63c0-5-1-11-2-18s-5-13-12-19c-6-5-17-8-32-8h-26c-6 0-10 0-12 2-1 2-2 5-2 9v78h40c15 0 26-3 32-8 7-6 11-12 12-19s2-13 2-17zM687 63c0 9-3 18-9 26s-14 14-24 18c-10 5-21 7-32 8h-49v69c0 4 0 6 1 8s3 4 6 5c3 0 8 1 16 1h7v9c-4-1-8-1-14-1-5 0-10 0-15 0-6 0-10 0-14 0s-8 0-14 0c-5 0-10 0-15 0-6 0-10 0-13 1v-9h7c7 0 12-1 15-2 4 0 6-2 6-4 1-2 2-4 1-8v-153c1-3 0-6-1-8 0-2-2-3-6-4-3-1-8-1-15-1h-7v-9h101c14 0 25 3 35 8 11 5 19 11 24 19 6 8 9 17 9 27zM903 38l-32 93h65zM973 206c-4 0-8 0-14 0-5 0-10 0-15 0s-9 0-13 1v-9c3 0 6 0 10-1 4 0 7-1 10-2s4-3 4-6c0-1 0-3-1-4l-15-45h-71l-13 39c0 0-1 1-1 2s0 1 0 2c0 4 2 7 6 10 3 3 9 5 16 5v9l-33-1-30 1v-9c8 0 15-2 20-4 6-3 10-8 13-16l59-173c1-2 1-3 2-4s3-1 5-1 4 0 5 1c0 1 1 2 2 4l62 181c1 5 4 8 7 10 3 1 9 2 17 2h6v9zM1121 113c0-3 0-5-1-6 0-1-1-3-2-5-5-6-10-11-15-13-6-3-11-4-16-4-8 0-15 2-20 6-6 3-10 8-13 12-4 7-7 14-8 21-1 8-1 14-1 20s0 13 1 20 4 15 7 21c4 6 8 10 13 13 5 4 11 5 18 5 6 0 12-1 18-4 6-4 11-9 16-16 1-2 2-4 2-5 1-2 1-4 1-6zM1121 210v-19c-4 5-9 9-15 13-7 4-15 6-24 6-11 0-21-3-30-9-10-6-17-13-22-23-6-11-9-22-9-34 0-13 3-24 9-34 6-9 14-17 24-23 9-5 20-8 31-9 8 0 15 2 21 5 6 4 11 8 16 13v-62c0-7-1-11-4-13s-9-3-19-3v-9l42-3v176c-1 7 0 11 3 13s9 3 19 3v9zM1282 113c0-3 0-5 0-6-1-1-2-3-3-5-5-6-10-11-15-13-6-3-11-4-16-4-8 0-15 2-20 6-5 3-10 8-13 12-4 7-6 14-7 21-1 8-2 14-2 20s1 13 2 20 3 15 7 21c3 6 7 10 12 13 6 4 11 5 18 5 6 0 12-1 18-4 6-4 11-9 16-16 1-2 2-4 3-5 0-2 0-4 0-6zM1282 210v-19c-4 5-9 9-15 13-7 4-14 6-24 6-11 0-21-3-30-9s-17-13-22-23c-6-11-8-22-9-34 1-13 4-24 9-34 6-9 14-17 24-23 9-5 20-8 32-9 7 0 14 2 20 5 7 4 12 8 16 13v-62c0-7-1-11-4-13s-9-3-19-3v-9l42-3v176c-1 7 1 11 3 13 3 2 10 3 19 3v9zM1435 133c0-3 0-7-1-13 0-5-2-10-4-16s-5-11-10-15c-4-4-10-6-17-6-4 0-8 1-13 3-6 3-11 8-15 15-5 7-7 18-8 32zM1454 171c0 3-1 8-4 13-4 6-9 12-16 17-7 6-16 8-28 9-11 0-21-3-31-9-9-6-17-13-24-23-6-11-9-23-9-36 0-12 3-23 8-33 6-10 13-17 22-23s19-9 31-9 21 3 29 8 13 12 17 21c4 8 5 18 5 27 1 3 0 5-1 5-1 1-3 1-6 1h-80c0 6 0 12 1 20s3 16 7 24c4 6 8 10 14 14 5 4 12 5 19 6 1 0 4-1 9-2 5 0 10-3 16-7s10-11 14-22c0-3 1-4 4-4 0 0 1 0 2 1 1 0 1 1 1 2zM1566 96c0 5-1 8-4 10-2 2-5 3-8 3s-6-1-9-4c-2-2-3-5-3-9 0-3 1-6 3-8 1-2 3-3 3-3 0 0-1 0-3 0-7 0-13 3-19 8-5 5-8 11-11 19s-4 17-4 27v45c0 4 0 6 1 8s3 4 6 5c3 0 8 1 15 1h6v9c-6-1-12-1-18-1-7 0-13 0-19 0l-32 1v-9c9 0 15-1 18-2s4-5 4-11v-78c0-7-1-12-4-14-2-2-9-3-18-3v-8l40-4v32c1-4 3-9 6-14 3-4 7-9 11-12 5-4 11-5 18-6 6 1 11 2 15 6 4 3 6 7 6 12z">
          <text:p/>
        </draw:path>
        <draw:polygon draw:style-name="gr3" draw:text-style-name="P2" draw:layer="layout" svg:width="10.512cm" svg:height="1.901cm" svg:x="17.797cm" svg:y="11.293cm" svg:viewBox="0 0 10513 1902" draw:points="17,13 17,0 10513,0 10513,1902 0,1902 0,0 17,0 17,13 30,13 30,1873 10483,1873 10483,30 17,30 17,13 30,13">
          <text:p/>
        </draw:polygon>
        <draw:path draw:style-name="gr3" draw:text-style-name="P2" draw:layer="layout" svg:width="10.436cm" svg:height="0.06cm" svg:x="17.831cm" svg:y="12.525cm" svg:viewBox="0 0 10437 61" svg:d="M13 0v5-5 5-5c29 5 343 9 830 14 491 0 1159 4 1922 4 1545 0 3463-4 4995-9 767-4 1436-4 1915-9 478 0 762 0 762 0v44c0 0-4582 17-7672 17-775 0-1453-5-1944-5-245-4-444-4-584-4-72-4-127-4-165-4-17 0-34-4-47-4-12 0-17 0-25 0z">
          <text:p/>
        </draw:path>
        <draw:path draw:style-name="gr3" draw:text-style-name="P2" draw:layer="layout" svg:width="10.482cm" svg:height="0.055cm" svg:x="17.78cm" svg:y="11.899cm" svg:viewBox="0 0 10483 56" svg:d="M13 0c34 4 343 8 834 8 491 5 1164 5 1926 5 1554 0 3480-5 5021-9 772 0 1441-4 1923-4 479 0 766 0 766 0v43c0 0-4602 13-7710 13-775 0-1456 0-1947-4-250 0-449 0-589-5-67 0-122 0-165 0-17-4-34-4-46-4-9 0-17 0-26-4z">
          <text:p/>
        </draw:path>
        <draw:path draw:style-name="gr3" draw:text-style-name="P2" draw:layer="layout" svg:width="0.252cm" svg:height="0.202cm" svg:x="17.967cm" svg:y="11.525cm" svg:viewBox="0 0 253 203" svg:d="M55 25c0 7-2 13-6 17-5 4-10 7-16 7s-12-3-16-7-6-10-7-17c1-6 3-11 7-15 4-5 10-7 16-7s11 2 16 7c4 4 6 9 6 15zM35 200l-35 1v-13h20v-89c0-6-1-9-3-10s-8-2-16-2v-13l50-2v116h18v13zM199 99c-3-4-7-8-13-11-6-4-13-6-21-6-5 0-10 1-16 3-5 2-10 6-15 12-3 6-6 12-6 19-1 7-1 14-1 21 0 8 0 15 1 24 1 8 4 16 9 22s13 9 25 9c7 0 13-1 18-4 6-3 10-6 13-9s5-6 6-8zM199 203v-14c-4 3-10 7-17 9-6 3-14 5-23 5-22-1-38-7-51-19-12-11-18-27-18-47s7-36 20-48c14-11 31-17 52-17 5-1 11 0 18 2s14 5 21 11v-58c0-5-1-8-3-9-3-2-8-2-17-2v-13l52-3v176c0 6 1 9 3 10 3 1 8 2 17 2v13z">
          <text:p/>
        </draw:path>
        <draw:path draw:style-name="gr3" draw:text-style-name="P2" draw:layer="layout" svg:width="0.328cm" svg:height="0.186cm" svg:x="19.034cm" svg:y="11.582cm" svg:viewBox="0 0 329 187" svg:d="M111 66c0-8 0-15-1-22 0-8-2-14-5-19s-9-9-14-11c-6-2-11-4-18-4s-13 2-19 5c-5 3-9 7-12 12s-4 11-5 19c0 6 0 13 0 20 0 8 0 17 1 25 1 9 5 16 10 22 5 5 13 8 25 9 12-1 21-4 27-9 5-6 8-13 10-22 1-8 1-17 1-25zM148 69c0 12-3 22-9 32-5 10-13 17-24 23s-25 9-42 9c-16 0-29-3-40-9-11-5-19-13-25-23-5-9-8-20-8-32 0-13 3-25 8-36 6-10 14-18 25-24s25-9 40-9c16 0 30 3 41 9s19 14 25 24c6 11 9 23 9 36zM292 67c0-18-4-32-11-41-6-9-15-14-25-14-3 0-8 1-14 3-6 1-13 5-18 11-2 2-4 3-4 4-1 1-1 3-1 6v62c0 2 0 4 1 5 0 1 1 3 2 4 7 8 13 12 19 14s10 2 12 2c6 0 12-2 18-6 6-3 11-9 15-17 4-9 6-19 6-33zM329 67c-1 21-7 37-21 48-13 12-30 18-52 18-6 0-12-1-18-3-6-1-13-5-19-10v54h20v13l-36-1-36 1v-13h19v-146c1-6 0-9-3-10-2-1-8-1-16-1v-14l50-2v14c4-3 9-6 17-9 7-3 16-5 27-5 21 0 37 6 49 18s18 29 19 48z">
          <text:p/>
        </draw:path>
        <draw:path draw:style-name="gr3" draw:text-style-name="P2" draw:layer="layout" svg:width="0.568cm" svg:height="0.204cm" svg:x="20.044cm" svg:y="11.516cm" svg:viewBox="0 0 569 205" svg:d="M152 57c0-6-1-12-2-18-2-6-6-12-12-16-7-4-19-6-34-6h-34v80h33c16 0 28-3 35-7 6-4 11-9 12-16 2-6 2-12 2-17zM236 174c1 2 0 6-2 10-1 5-4 10-9 14s-13 7-23 7c-6 0-13-1-21-2-8 0-15-2-21-6-7-3-12-7-15-11-2-4-4-9-5-14s-1-11-1-18 0-13 0-17-1-8-2-11c-2-3-4-6-7-9-5-5-11-7-16-9-4-1-8-1-10-1h-34v81h31v14c-4 0-9-1-15-1s-13 0-19 0c-7 0-12 0-17 0-4 0-9 0-16 0-6 0-13 0-19 0-7 0-12 1-15 1v-14h31v-171h-31v-14h109c19 0 34 3 47 8 13 4 23 11 30 19 6 8 10 17 10 27 0 9-4 18-12 27-7 8-20 14-36 19 6 2 13 6 19 11s11 13 13 23c0 0 0 2 1 6 0 3 1 7 1 11 1 4 1 7 1 8 1 4 1 9 2 14 2 5 4 9 7 13 2 3 7 5 12 6 5 0 9-2 12-5 4-4 6-9 7-15 0-2 0-4 1-5s3-2 6-2c1 0 3 0 4 1 1 0 2 2 2 5zM405 142c0 10-2 21-6 30-5 10-12 17-21 23-10 7-22 10-38 10-4 0-10 0-16-1-7-1-14-2-21-5-7-2-14-5-21-10l-13 13c-1 1-2 2-3 2 0 1-1 1-3 1s-4-1-4-2c-1-1-1-3-1-6v-54c0-3 0-5 1-6s3-2 6-2 5 1 6 2c0 1 1 2 1 5 1 10 3 20 8 26 5 7 11 12 18 15 8 4 15 6 22 7 8 1 14 1 20 1 10 0 17-2 23-5 5-4 9-8 11-13 2-6 3-10 3-15 0-8-1-13-4-17s-5-7-7-9-4-4-7-5c-2-1-6-2-11-3-4-2-11-3-19-5-10-2-19-4-25-6-7-1-12-4-16-6-5-3-10-6-14-11-3-3-7-8-10-14-4-7-6-15-6-24 0-10 3-20 7-28 5-9 12-16 22-22 9-5 21-8 36-8 7 0 15 1 23 3 9 2 18 6 26 13l13-13c2-1 3-2 3-2 1-1 2-1 3-1 2 0 4 1 4 2 1 1 1 3 1 6v53c0 3 0 5-1 6s-3 2-6 2-5 0-5-1c-1-1-2-3-2-7-3-12-7-22-13-30-6-7-14-12-22-15-8-2-16-4-24-4-10 1-17 2-22 6-6 3-10 7-12 11-2 5-3 9-3 14s2 10 5 15c3 4 6 7 10 10 5 2 9 4 13 5l42 9c8 1 17 5 24 11 8 5 14 12 18 21 5 8 7 18 7 28zM569 202c-4 0-10-1-17-1s-14 0-22 0c-7 0-13 0-18 0s-11 0-18 0c-8 0-15 0-22 0s-13 1-17 1v-14h40v-150c-9 3-17 5-24 5-7 1-11 1-14 1h-6v-13h6c2 0 7 0 13-1s13-2 22-4c8-3 16-6 23-12 1-1 2-1 3-2 1 0 2 0 3 0 4 0 6 1 7 2 1 2 1 4 1 7v167h40z">
          <text:p/>
        </draw:path>
        <draw:path draw:style-name="gr3" draw:text-style-name="P2" draw:layer="layout" svg:width="0.576cm" svg:height="0.204cm" svg:x="23.701cm" svg:y="11.512cm" svg:viewBox="0 0 577 205" svg:d="M151 56c1-5 0-12-1-18-2-6-6-11-13-15-6-4-17-6-32-7h-34v81h33c16-1 27-3 33-7 7-5 11-10 13-16 1-6 2-12 1-18zM237 174c0 2 0 5-2 10-1 5-5 9-10 14-5 4-12 6-22 7-7 0-14-1-21-2-8-1-15-3-23-6-6-3-11-7-14-11s-5-9-5-14c-1-6-1-12-1-19s0-12 0-16c-1-4-1-8-3-11-1-3-3-6-6-9-5-5-10-8-15-9s-8-1-11-1h-33v81h31v13c-4 0-9 0-15 0-7 0-13 0-20 0-6 0-12 0-16 0s-10 0-16 0c-7 0-13 0-20 0-6 0-11 0-15 0v-13h31v-172h-31v-13h110c18 0 33 3 46 7 14 5 23 11 30 19s11 17 11 27-4 19-12 27c-8 9-20 15-38 20 7 2 13 5 21 10 6 6 10 13 13 23 0 1 0 3 1 7 0 3 0 7 1 10 0 4 1 6 1 9 0 4 1 9 2 14s3 9 6 12c3 4 7 6 13 6 5 0 9-1 12-5 4-3 6-8 7-15 0-2 0-3 1-4 0-2 2-2 5-2 2 0 3 0 5 0 1 1 2 3 2 6zM406 142c0 10-2 21-7 30-4 9-11 17-21 23-9 6-22 9-38 10-4 0-9-1-16-1-6-1-13-3-20-5-8-2-15-6-21-10l-13 13c-2 1-2 2-3 2s-2 1-3 1c-2 0-4-1-4-2-1-2-1-4-1-6v-54c0-3 0-5 1-6 1-2 3-2 6-2s5 0 6 1c0 1 1 3 1 5 0 11 3 21 8 27 5 7 11 12 18 15s15 5 22 6c7 2 14 2 19 2 10 0 18-2 23-6 6-3 10-7 12-13 2-5 3-10 3-16s-2-11-4-15c-3-4-5-8-8-10-2-2-4-3-6-4-3-1-6-3-11-4s-11-2-19-4c-11-2-19-4-25-6-7-2-12-4-17-6-4-3-9-6-13-11-4-3-7-8-11-15-3-6-5-14-5-23 0-11 2-20 7-29 5-8 12-15 21-21 10-5 22-8 36-8 8 0 15 1 24 3s17 6 26 13l13-13c1-1 2-2 3-3 1 0 1 0 2 0 3 0 4 0 5 2 1 1 1 3 1 6v53c0 3 0 5-1 6s-3 2-6 2-5-1-6-2-1-3-2-6c-2-13-6-23-12-30-7-7-14-12-22-15s-16-4-24-4c-10 0-17 2-23 5-5 4-9 8-11 12-2 5-3 9-3 13 0 6 2 11 5 15 2 5 6 8 10 10 4 3 9 5 13 5l41 9c9 2 17 6 25 11 7 6 13 13 18 21 4 9 7 18 7 29zM568 201h-124v-5c0-2 0-4 1-6 0-1 1-2 3-4l58-60c20-20 31-40 31-59 0-12-3-21-10-29-6-8-16-12-28-13-5 0-11 1-16 3-5 1-10 4-14 7 2 1 4 2 6 3 3 1 5 4 7 6 2 3 3 7 4 12-1 7-3 13-7 16-5 3-9 5-14 5-3 0-5-1-9-2-3-1-6-3-8-6s-4-8-4-13c0-9 3-17 8-23 6-7 13-12 22-16 10-3 20-5 32-5 14 0 26 2 36 7 11 4 19 10 25 18 6 9 9 18 10 29 0 9-2 17-6 24s-10 13-18 20c-7 6-17 13-28 21-6 5-13 10-20 16s-14 12-21 18h42c2 0 5 0 9 0s8 0 12 0 7-1 9-1c1-1 2-4 3-8 1-3 2-7 3-11 0-3 1-6 1-8h14z">
          <text:p/>
        </draw:path>
        <draw:path draw:style-name="gr3" draw:text-style-name="P2" draw:layer="layout" svg:width="0.613cm" svg:height="0.202cm" svg:x="21.839cm" svg:y="11.517cm" svg:viewBox="0 0 614 203" svg:d="M230 16c-7 0-12 0-15 1-4 0-6 1-7 2s-2 2-2 3l-77 174c-1 3-3 5-5 6s-4 1-6 1c-4 0-7-1-8-2-2-1-3-3-4-5l-79-180h-27v-14c4 0 8 1 14 1s11 0 17 0 11 0 15 0 10 0 16 0c7 0 13 0 19 0 7 0 12-1 16-1v14h-27l61 139 58-132c1-1 1-2 1-4 0-1-2-2-6-2-3-1-7-1-11-1s-7 0-8 0v-14c6 1 12 1 19 1 6 0 13 0 19 0l32-1v14zM319 133c-4 1-9 1-16 2-6 1-13 3-20 5-6 3-12 6-17 11s-7 11-7 18 2 12 7 16c5 5 11 7 19 7 3 0 7 0 12-2 5-1 10-4 15-9 4-4 6-11 7-20zM376 194c0 3 0 5-2 6s-4 1-7 1h-14c-9 0-16-2-21-4-4-3-6-5-7-9-1-3-2-6-1-9-4 6-9 11-16 16s-16 7-27 7c-7 1-15 0-24-2-8-2-16-5-22-10-6-4-10-11-10-20 0-11 4-19 12-25 7-6 16-10 27-13s21-5 31-6c11-1 18-1 24-2v-9c0-24-11-35-32-35-2 0-5 0-9 0s-8 1-12 2c1 0 2 1 4 4 1 2 2 5 3 10-1 7-3 11-6 14-4 3-8 5-13 5-4 0-8-1-12-4-3-3-5-8-5-15 0-8 3-14 9-18 7-4 14-7 22-8 7 0 14-1 20-1 22 1 38 5 48 13s15 20 15 33v62c0 3 1 5 3 7 1 2 7 3 15 3 2 0 4 0 5 1 2 1 2 3 2 6zM427 200l-35 1v-14h20v-160c0-5-1-9-3-10-3-1-8-1-17-1v-14l51-2v187h20v14zM614 201c-5 0-10-1-17-1-8 0-15 0-22 0s-13 0-18 0-12 0-19 0-14 0-21 0c-8 0-13 1-19 1v-14h41v-150c-8 3-16 5-23 5-7 1-12 1-14 1h-7v-13h7c2 0 6 0 13-1 6-1 13-2 21-4 8-3 16-6 24-12 1-1 2-1 3-2 0 0 2 0 3 0 4 0 6 1 7 2 0 2 1 4 1 7v167h40z">
          <text:p/>
        </draw:path>
        <draw:path draw:style-name="gr3" draw:text-style-name="P2" draw:layer="layout" svg:width="0.619cm" svg:height="0.202cm" svg:x="25.603cm" svg:y="11.525cm" svg:viewBox="0 0 620 203" svg:d="M230 16c-7 0-12 0-15 1s-5 1-6 2-2 2-3 3l-76 174c-2 4-3 6-5 7-2 0-4 1-7 0-4 0-6 0-8-1-1-2-2-4-3-6l-81-180h-26v-13c3 0 8 0 14 0 5 0 11 0 17 0s11 0 14 0c5 0 10 0 17 0 6 0 13 0 19 0 7 0 12 0 16 0v13h-28l63 139 58-132c0-1 1-2 1-3 0-2-2-2-6-3-4 0-8-1-12-1s-6 0-7 0v-13c5 0 12 0 18 0 7 0 13 0 19 0h33v13zM319 134c-4 0-9 0-15 1-7 1-13 3-20 5-7 3-13 6-17 11-5 5-7 11-8 19 1 6 3 12 8 16s11 6 19 6c2 1 6 0 12-1 5-2 10-5 14-9 5-5 7-12 7-21zM377 194c0 3-1 5-2 6-2 1-4 1-7 1h-14c-10 0-17-1-21-4-4-2-7-5-8-8-1-4-1-7-1-10-3 6-8 12-15 16-7 5-16 8-28 8-7 0-14-1-23-2-8-2-16-5-22-10-7-5-10-12-10-21 0-10 4-19 12-25 7-6 16-10 27-13s21-5 31-6c10 0 18-1 23-1v-10c0-22-10-35-31-35-2 0-5 0-9 0-4 1-8 1-12 2 0 0 2 2 3 4 2 2 3 7 3 11 0 6-2 11-6 14-3 3-7 4-12 4-4 0-8-1-12-4s-6-7-6-14c1-9 4-15 10-19s13-6 21-7 15-2 21-1c21 0 37 4 48 12 10 9 15 20 15 33v62c0 3 0 6 2 8 2 1 7 2 16 3 2-1 3 0 5 0 1 1 2 3 2 6zM428 200l-35 1v-13h20v-161c0-5-1-8-4-9-2-2-8-2-16-2v-13l51-3v188h20v13zM611 201h-123v-5c0-3 0-5 0-6 1-1 2-2 3-4l58-59c21-20 31-41 31-61 0-11-3-20-9-28-7-8-16-13-29-13-5 0-10 1-15 3-5 1-10 4-14 7 1 1 3 1 6 3 3 1 5 3 7 6s3 7 3 12c0 7-2 12-7 16-4 3-9 5-14 5-2 0-5-1-8-2s-6-3-8-7c-3-3-4-7-4-13 0-8 3-16 8-23 5-6 13-11 22-15s20-5 32-5c13 0 25 2 36 6 10 5 19 11 25 19s9 18 9 29c0 9-2 17-6 25-4 7-10 13-17 20-8 6-17 13-28 21-7 5-13 10-21 16-7 6-14 11-21 17h43c1 0 4 0 9 0 4 0 8 0 12 0 4-1 7-1 8-2 1 0 3-2 4-6 1-3 2-7 2-11 1-4 1-7 2-9h13z">
          <text:p/>
        </draw:path>
        <draw:path draw:style-name="gr3" draw:text-style-name="P2" draw:layer="layout" svg:width="0.657cm" svg:height="0.257cm" svg:x="27.143cm" svg:y="11.513cm" svg:viewBox="0 0 658 258" svg:d="M126 135c0-7 0-15-1-23-2-9-5-16-10-22s-14-9-25-10c-8 0-15 2-22 6-6 3-11 7-16 13v72c1 1 3 4 6 7 3 4 7 7 11 10 5 2 11 4 18 4 5 0 10-1 15-3 6-2 11-6 16-13 3-6 5-12 7-20 1-7 1-14 1-21zM163 135c0 21-7 37-20 49s-32 18-54 18c-8 0-16-1-22-4-5-3-10-5-14-8-3-3-5-5-6-6-4 6-9 11-14 16h-13v-173c0-6-1-9-4-10-2-1-8-2-16-2v-13l51-2v84c3-3 8-6 16-9 7-3 16-5 26-5 21 0 39 6 51 18s19 28 19 47zM303 202v-23c-4 8-9 13-15 16-5 4-10 6-15 6-5 1-8 1-11 1-15 1-27-2-37-7-9-5-15-16-15-31v-67c0-5-1-9-3-10-3-1-8-1-17-1v-14l53-2v98c0 5 0 10 1 14 1 3 3 6 6 7 3 2 9 3 16 3 11 0 19-4 26-12 6-7 9-16 10-28v-55c0-5-1-9-4-10-2-1-8-1-16-1v-14l52-2v105c0 5 1 9 4 10 2 2 8 2 16 2v13zM478 159c0 10-2 19-7 25-4 6-10 10-16 13-7 2-12 4-18 5-6 0-10 0-12 0-3 0-8 0-14-1-7-1-13-4-20-8l-8 5c-2 2-4 3-5 4-1 0-2 0-3 0-3 0-4-1-5-2 0-1-1-3 0-6v-32c-1-4 0-6 0-7 1-1 3-2 7-2 1 0 3 1 4 1s2 1 2 3c1 5 3 9 6 15 3 5 7 10 12 14 6 4 14 6 24 6 2 0 6 0 11-1s10-2 15-6c4-3 6-9 7-16-1-5-3-10-6-13-4-3-9-5-13-6-5-2-10-3-13-3-11-2-20-4-26-6-7-2-13-5-19-10-3-3-6-6-8-10s-3-9-3-14c0-10 2-17 7-22 4-5 10-9 16-11s12-4 18-4c5-1 9-1 12-1 11 0 21 2 29 5 5-2 8-4 10-4 1-1 2-1 3-1 2 0 4 1 4 2 1 1 1 3 1 6v23c0 3 0 6-1 7s-3 1-6 1-5 0-6-1c0-1-1-2-1-5-1-16-12-24-34-24-2 0-5 0-11 1-5 0-9 2-14 5-4 2-7 6-7 12 0 4 2 8 5 10 4 3 8 5 12 6 5 1 9 2 12 3 11 2 20 3 26 5s12 5 17 9c11 8 16 18 16 30zM658 85c-6 0-10 0-13 1-3 0-5 1-6 2s-2 2-2 3l-62 133c-3 5-6 11-11 16-4 5-9 9-15 13-7 3-13 5-21 5-9 0-16-3-22-8-5-5-8-11-9-18 1-6 2-10 6-13 3-3 7-4 11-4 5 0 9 1 12 4 3 4 5 7 5 12-1 5-2 9-4 11s-4 4-6 4c1 1 2 1 3 1 1 1 2 1 4 1 7-1 13-2 17-6 5-4 9-8 12-13s5-10 7-15l7-14-54-115h-18v-13h32 36v13h-15l36 78 33-71 2-3c-1-2-2-2-4-3-2 0-4-1-6-1-3 0-4 0-4 0v-13h26c4 0 8 0 12 0s8 0 11 0z">
          <text:p/>
        </draw:path>
        <draw:path draw:style-name="gr3" draw:text-style-name="P2" draw:layer="layout" svg:width="0.62cm" svg:height="0.203cm" svg:x="17.905cm" svg:y="12.817cm" svg:viewBox="0 0 621 204" svg:d="M243 201c-6-1-13-1-21-1s-15 0-21 0-13 0-20 0c-8 0-15 0-21 1v-9h7c7 0 12-1 16-2 3-1 5-2 6-4 0-2 1-4 1-8v-165h-1l-71 182c0 2-1 3-1 4-1 1-2 2-4 2-2-1-4-3-5-7l-70-179v155c0 3 0 6 1 9s4 6 8 9c4 2 11 3 21 4v9l-34-1-34 1v-9c10-1 17-2 21-4 4-3 7-6 8-9s1-6 1-9v-144c0-3 0-6-1-8s-3-3-6-4-9-1-16-1h-7v-10h49c3 0 5 0 6 1 2 0 3 2 4 5l62 162 63-163c1-2 2-4 3-4 1-1 3-1 7-1h49v10h-7c-8 0-13 0-16 1s-5 2-6 4-1 5-1 8v152c0 4 0 6 1 8s3 4 6 4c3 1 8 2 16 2h7zM371 204v-26c-9 17-22 26-38 26-15 0-25-3-31-8s-10-11-11-18c-2-8-2-15-2-23v-43c0-9 0-15-1-18 0-4-2-7-6-7-3-1-8-2-16-2v-9l43-3v96c0 5 0 10 1 14s3 8 7 10c3 3 9 4 17 4 11 0 19-4 26-13 7-8 10-18 10-31v-51c0-7-1-12-4-14-2-2-10-3-20-3v-9l44-3v102c-1 7 1 12 3 14 3 2 9 3 19 3v9zM461 200l-32 1v-9c9 0 16-1 18-2 3-1 5-5 4-11v-150c1-7 0-11-3-13s-9-3-19-3v-10l41-3v179c0 6 2 10 4 11 3 1 9 2 19 2v9zM621 201c-4-1-8-1-14-1s-12 0-18 0-11 0-15 0-9 0-15 0-12 0-18 0c-5 0-10 0-14 1v-9h10c8 0 14-1 18-2s6-2 7-4 2-5 1-8v-149c-7 3-15 6-22 6-7 1-12 1-15 1v-9c3 0 8 0 13 0 6-1 13-3 20-5 6-3 13-7 19-14 3 0 5 0 6 1 1 2 1 4 1 7v162c0 3 0 6 1 8s3 3 7 4 10 2 18 2h10z">
          <text:p/>
        </draw:path>
        <draw:path draw:style-name="gr3" draw:text-style-name="P2" draw:layer="layout" svg:width="0.628cm" svg:height="0.203cm" svg:x="17.897cm" svg:y="12.156cm" svg:viewBox="0 0 629 204" svg:d="M243 201c-6-1-13-1-21-1-7 0-14 0-20 0s-13 0-21 0-15 0-21 1v-9h7c8 0 13-1 16-1 3-1 5-3 6-5 1-1 1-4 1-8v-166l-71 183c-1 2-1 3-2 4s-2 2-3 2c-3 0-5-2-6-6l-69-181h-1v157c0 2 0 5 1 9 1 3 4 6 8 8s11 4 21 4v9l-34-1-34 1v-9c10 0 17-2 21-4 5-2 7-5 8-8 1-4 1-7 1-9v-145c0-4 0-7-1-9 0-2-2-3-6-4-3 0-8-1-16-1h-7v-9h49c3 0 5 0 7 1 1 1 2 2 3 6l63 162 63-163c1-3 1-4 3-5 1-1 3-1 6-1h49v9h-7c-7 0-13 1-16 1-3 1-5 3-6 5s-1 4-1 8v152c0 4 0 7 1 9s3 3 6 4 9 1 16 1h7zM370 204v-26c-8 18-21 26-37 26-14 0-25-3-31-8s-10-11-11-18-2-15-2-23v-43c0-8 0-14 0-18-1-4-3-6-6-7-4-1-9-1-16-1v-9l42-3v95c0 5 0 10 1 14s4 8 7 11c4 2 10 4 17 4 11-1 19-5 26-13 6-9 9-19 9-32v-51c1-7-1-12-3-14-3-2-9-2-19-2v-9l42-3v102c0 7 1 11 4 13s9 3 19 3v9zM460 200l-32 1v-9c10 0 16 0 19-2 3-1 4-5 4-11v-151c0-7-1-11-4-13s-9-3-19-3v-9l42-3v179c0 6 1 10 4 11 3 2 9 2 18 2v9zM621 201h-107c0-3 0-6 0-7 1-1 1-2 3-4l55-61c9-9 16-19 21-30 6-11 9-23 10-35 0-8-2-16-5-23-2-7-7-13-12-17-6-4-13-7-22-7s-16 3-23 8-12 12-16 21c1 0 2 0 4 0 5 0 9 2 11 5 3 3 4 6 4 10 0 7-2 11-6 13-3 2-6 4-9 3 0 1-2 0-4 0-3-1-5-2-7-5-3-2-4-6-4-12 0-8 2-17 6-25 5-8 11-14 19-19s18-8 29-8c18 0 32 5 43 16 12 10 17 23 18 40 0 10-2 19-6 27-5 8-11 16-20 25s-22 20-36 33l-31 30h52c2 0 5 0 9 0 4-1 8-1 12-1 3 0 5-1 6-2 2-2 3-6 4-11s2-10 3-14h7z">
          <text:p/>
        </draw:path>
        <draw:path draw:style-name="gr3" draw:text-style-name="P2" draw:layer="layout" svg:width="8.235cm" svg:height="1.893cm" svg:x="18.817cm" svg:y="11.31cm" svg:viewBox="0 0 8236 1894" svg:d="M30 0v1885h-30v-1885zM873 9v1885h-30v-1885zM2351 17v1860h-30v-1860zM4430 17v1860h-30v-1860zM6098 17v1860h-30v-1860zM8236 9v1868h-30v-1868z">
          <text:p/>
        </draw:path>
        <draw:path draw:style-name="gr3" draw:text-style-name="P2" draw:layer="layout" svg:width="2.473cm" svg:height="0.209cm" svg:x="25.559cm" svg:y="9.727cm" svg:viewBox="0 0 2474 210" svg:d="M136 58c0-13-4-23-10-29s-13-10-22-12c-9-1-18-2-26-2-4 0-7 1-10 1s-6 0-7 0c-4 0-5 2-6 3-1 2-1 5-1 8v75h32c14-1 25-3 32-7 7-5 12-10 14-17 3-6 4-13 4-20zM200 178c0 3 0 7-2 12-1 5-4 9-8 14-4 4-9 6-17 6-4 1-10 0-17-2-7-1-13-5-19-11-6-5-9-11-10-17-2-7-2-15-2-24s0-17-1-22c-2-6-5-11-10-16s-10-8-15-9-9-1-12-1h-33v73c0 3 0 6 1 8s3 3 6 4 9 1 16 1h7v10c-4 0-8 0-13 0-5-1-10-1-16-1-5 0-9 0-13 0s-9 0-14 0-10 0-15 1c-5 0-10 0-13 0v-10h7c7 0 12 0 16-1 3-1 5-2 6-4 0-2 1-5 0-8v-152c1-3 0-6 0-8-1-2-3-4-6-4-4-1-9-2-16-2h-7v-8h90c14 0 27 2 38 7 12 5 21 11 27 19 7 7 10 16 10 25 0 12-5 21-14 30-10 8-22 14-36 17 8 3 15 7 22 12 6 6 10 13 13 22l4 23c2 13 4 23 6 31 3 7 8 11 14 11 4 0 8-1 12-6 4-4 6-10 7-20 0-2 0-3 1-4 0-1 1-1 3-1 1 0 3 1 3 2s0 2 0 3zM303 131c0-3 0-8-1-13 0-5-2-11-4-17-2-5-5-10-10-14-4-4-10-6-17-6-4-1-8 0-14 3-5 2-10 7-14 15-5 7-7 17-8 32zM322 169c0 2-1 6-4 12-4 6-9 12-16 17-7 6-16 9-28 9-11 0-21-3-31-9s-17-14-23-24-9-21-9-34c0-12 3-23 8-33s12-18 21-24 19-9 31-9 21 3 29 9c8 5 13 12 17 20 3 9 5 18 5 28 0 2 0 4-1 5s-3 1-6 1h-80c0 5 0 12 1 20s3 16 7 23c4 5 8 10 14 13 5 4 12 6 19 6 1 0 4 0 9-1s10-4 16-8c5-4 10-11 14-21 0-2 1-3 4-4 0 0 1 1 2 1 1 1 1 2 1 3zM437 166c0 11-3 20-11 28-7 9-20 13-36 13-4 1-8 0-14-1-5-2-12-6-18-12-3 3-4 4-5 5 0 1-1 1-1 3-2 2-4 4-5 5-1 0-1 1-2 0-2 0-2 0-3-1 0-1 0-3 0-7v-38c0-2 0-4 0-5 1-1 2-2 4-2 1 0 2 1 2 1 1 1 1 2 2 4 2 13 6 22 13 30 6 7 15 11 27 11 11 0 20-3 25-8 6-5 8-11 8-18s-2-12-6-16-10-6-14-8c-5-1-8-2-11-3-10-2-17-3-23-5-5-2-10-4-15-8-8-6-12-14-12-24 0-6 1-11 4-17 3-5 8-10 14-13 7-4 16-6 28-6 2 0 6 0 11 1s11 3 17 7c1 0 1-1 2-2s2-2 3-2c2-2 3-3 4-3 0-1 1-1 2-1s2 1 2 2c1 1 1 3 1 5v29c0 3 0 5-1 6 0 1-1 1-3 1 0 0-1 0-2 0-1-1-1-1-1-3 0-3-1-7-2-12-2-6-5-11-10-15-5-5-13-7-23-7-12 0-21 2-25 7-5 4-8 9-7 15 0 5 2 9 5 12 4 4 8 6 14 7 5 2 10 3 16 4s12 3 17 4c7 2 12 6 17 10 2 2 4 5 7 9 3 5 5 11 5 18zM549 131c0-3 0-8-1-13s-2-11-4-17c-2-5-6-10-10-14s-10-6-18-6c-3-1-7 0-13 3-5 2-10 7-14 15-5 7-8 17-8 32zM568 169c0 2-2 6-5 12s-8 12-15 17c-7 6-16 9-28 9-11 0-22-3-31-9-10-6-18-14-23-24-6-10-9-21-9-34 0-12 2-23 8-33 5-10 12-18 21-24s19-9 30-9c12 0 22 3 30 9 7 5 13 12 17 20 3 9 5 18 5 28 0 2 0 4-1 5s-3 1-6 1h-81c0 5 1 12 1 20 1 8 4 16 8 23 3 5 8 10 13 13 6 4 12 6 20 6 1 0 4 0 9-1s10-4 16-8c5-4 10-11 13-21 1-2 2-3 4-4 1 0 2 1 3 1 1 1 1 2 1 3zM680 93c0 5-2 8-4 10-3 2-6 3-8 3-4 0-7-1-9-3s-4-5-4-9 1-7 3-8c2-2 3-3 4-3-1-1-2-1-3-1-8 0-14 3-19 8s-9 12-11 20c-3 8-4 17-4 26v45c-1 3 0 6 1 8 0 2 2 3 5 4 4 1 9 1 16 1h6v10c-6 0-12 0-19-1-6 0-12 0-18 0l-33 1v-10c10 0 16 0 19-1 3-2 4-6 4-12v-77c0-7-1-11-4-13s-9-3-19-3v-9l40-3v32c2-5 4-9 7-14 2-5 6-9 11-13 5-3 11-5 18-5 6 0 11 2 15 5 4 4 6 8 6 12zM837 88c-10 1-16 3-20 7-4 5-6 9-7 12l-38 95c0 1-1 3-2 4s-2 1-4 1c-1 0-3 0-3-1-1-1-2-2-3-4l-41-103c-1-3-3-5-4-7-1-1-3-3-6-3-3-1-7-1-13-1v-9c4 0 9 0 14 1 5 0 10 0 14 0l31-1v9c-3 0-6 0-10 1s-6 3-6 6c-1 0 0 2 1 5l33 81 29-74c1-1 1-2 1-3 1-1 1-2 1-4s-1-5-3-8c-2-2-6-4-11-4v-9l25 1c3 0 7 0 11 0 4-1 7-1 11-1zM917 134c-16 1-28 4-37 8-9 5-15 10-18 16-4 6-5 12-5 18 0 7 3 13 8 17 5 5 11 7 18 7 4 0 9-1 14-4 5-2 10-6 14-11 3-6 5-13 6-22zM965 178c-1 7-2 13-5 17s-6 8-10 9-7 2-9 2c-7 0-12-3-16-9-4-4-6-10-6-16-3 7-8 13-14 18-6 6-15 8-24 8-6 0-13-1-20-2-7-2-13-6-18-11-5-4-8-11-8-18s2-13 6-20c5-7 12-13 23-18 9-4 18-7 27-8 10-1 18-2 26-2v-11c-1-8-2-15-5-20-3-6-7-10-12-13-4-2-9-3-14-3s-10 0-16 2-11 6-15 11c6 0 10 2 12 5s3 6 3 8c0 4-2 7-4 10-2 2-6 3-10 3-3 0-7-1-9-3-3-3-4-6-4-10 1-10 5-18 13-24s19-9 31-9c7 0 13 1 20 4 7 2 13 6 19 12 5 5 8 11 9 17 1 5 2 11 1 17v58c0 0 1 2 1 4 1 2 2 4 3 7 2 2 4 3 7 3 2 0 4-1 6-3 3-2 4-7 4-15v-17h8zM1065 167c0 7-1 13-3 19s-5 10-9 14c-4 5-10 7-16 7-4 1-9 0-15-2-5-1-11-6-15-12-5-5-7-14-7-26v-79h-25v-6c9-1 17-4 22-10 6-6 9-13 12-21 2-9 3-17 3-25h7v53h42v9h-42v80c0 2 0 5 1 10s2 10 5 14 7 7 14 7c5 0 10-3 13-8 4-5 6-13 6-24v-16h7zM1137 29c0 4-1 8-4 11s-6 4-11 5c-5-1-8-2-11-5s-4-7-5-11c0-4 2-7 4-10 3-3 7-5 12-5 4 0 8 2 11 5s4 6 4 10zM1153 204c-10 0-20-1-30-1l-32 1v-10c10 0 16 0 19-1 3-2 4-6 4-12v-77c0-7-1-11-4-13s-8-3-17-3v-9l40-3v106c-1 5 0 8 3 10 2 2 8 2 17 2zM1274 139c0-6 0-12-1-19 0-8-3-14-6-21-4-6-9-11-15-14-5-3-11-4-18-4-6 0-12 1-18 4s-11 8-15 15c-3 6-5 13-6 20 0 7-1 13-1 19s1 12 1 20c1 7 3 14 7 21 4 6 9 11 14 14 6 4 12 5 18 5 8 0 14-2 20-6 6-3 11-9 14-15 3-7 5-13 5-20 1-7 1-13 1-19zM1298 142c0 12-3 23-9 33-6 9-13 17-23 23-9 6-20 9-32 9-11 0-22-3-31-9-10-6-18-14-23-23-6-10-9-21-9-33 0-13 3-24 8-34 6-10 13-18 23-24 9-6 20-10 32-10s23 4 32 10c10 6 18 14 23 24 6 10 9 21 9 34zM1428 203l-32 1v-10c9 0 15 0 18-1 3-2 4-6 4-12v-67c0-8-1-16-4-22s-8-9-17-10c-7 0-13 2-18 6-6 3-11 8-15 15s-6 15-6 25v53c0 6 1 10 4 12 3 1 9 1 18 1v10l-32-1-32 1v-10c9 0 15 0 18-1 3-2 4-6 4-12v-77c0-7-1-11-4-13-2-2-9-3-18-3v-9l40-3v30c4-9 10-16 17-22 7-5 15-8 26-8 8 0 15 1 20 4 5 2 8 4 10 7 4 4 7 10 8 16s1 16 1 28v55c0 4 2 6 6 7 3 1 9 1 16 1v10zM1709 150c0 10-2 20-7 29s-11 17-20 23c-8 5-18 8-30 8s-23-2-32-6c-9-5-16-9-21-15-4 8-7 13-8 15-2 2-2 3-2 3-1 1-2 2-2 3-1 0-1 0-2 0-2 0-3 0-3-1s0-3 0-5v-59c0-2 0-4 0-5 1-2 2-2 3-2s2 0 2 0c1 1 2 1 2 3 0 5 1 12 3 20s7 16 15 24c5 5 10 8 16 10s12 4 17 5c5 0 9 2 12 2 8-2 15-4 21-8s10-9 13-15 5-13 5-20c0-9-3-18-9-26-4-5-8-9-13-11-4-2-8-3-12-4-10-2-18-4-25-6s-11-3-13-3c-11-4-20-11-27-21-7-9-10-20-10-32 0-10 2-20 7-28s12-15 20-20 18-8 29-8c12 1 22 3 29 7 7 5 13 9 17 13l10-16c1-2 2-3 2-3 1-1 1-1 2-1 2 0 3 1 3 2s0 3 0 5v58c0 3 0 4 0 5-1 1-2 2-3 2-2 0-3 0-3-1-1-1-1-2-1-3 0-3-1-8-3-14-1-7-4-13-7-20-4-7-10-13-17-18s-17-8-29-8c-11 1-20 4-27 12-7 7-11 16-11 26 0 9 3 16 8 23s12 11 21 14l37 8c12 4 23 10 31 21 8 10 12 23 12 38zM1822 167c0 7-1 13-3 19-1 6-5 10-9 14-4 5-9 7-16 7-4 1-9 0-14-2-6-1-12-6-16-12-5-5-7-14-7-26v-79h-25v-6c10-1 17-4 22-10 6-6 10-13 12-21 2-9 3-17 3-25h8v53h41v9h-41v80c-1 2 0 5 0 10 1 5 3 10 5 14 3 4 7 7 14 7 5 0 10-3 13-8 4-5 6-13 6-24v-16h7zM1927 134c-16 1-28 4-36 8-9 5-15 10-19 16-3 6-5 12-4 18 0 7 2 13 7 17 5 5 11 7 18 7 5 0 10-1 15-4 5-2 9-6 13-11 4-6 6-13 6-22zM1975 178c0 7-2 13-5 17s-6 8-10 9c-3 1-6 2-8 2-7 0-12-3-16-9-4-4-6-10-7-16-3 7-7 13-14 18-6 6-14 8-24 8-6 0-13-1-20-2-7-2-13-6-18-11-5-4-7-11-8-18 0-7 2-13 7-20 4-7 12-13 22-18 9-4 19-7 28-8s18-2 25-2v-11c0-8-2-15-5-20-3-6-7-10-11-13-5-2-10-3-14-3-5 0-11 0-17 2-5 2-10 6-15 11 7 0 11 2 13 5s2 6 2 8c0 4-1 7-3 10-3 2-6 3-10 3s-7-1-10-3c-2-3-3-6-3-10 0-10 4-18 13-24 8-6 18-9 30-9 7 0 14 1 21 4 7 2 13 6 19 12 5 5 8 11 9 17 1 5 1 11 1 17v58c0 0 0 2 1 4 0 2 1 4 3 7 1 2 4 3 7 3 1 0 3-1 6-3 2-2 4-7 4-15v-17h7zM2076 167c0 7-1 13-3 19s-5 10-9 14c-5 5-10 7-17 7-3 1-8 0-14-2-6-1-11-6-16-12-4-5-7-14-7-26v-79h-24v-6c9-1 16-4 22-10 5-6 9-13 11-21 3-9 4-17 4-25h7v53h41v9h-41v80c0 2 0 5 1 10 0 5 2 10 5 14 2 4 7 7 13 7s10-3 14-8c3-5 5-13 5-24v-16h8zM2151 29c0 4-2 8-5 11-2 3-6 4-11 5-4-1-8-2-11-5s-4-7-4-11 1-7 4-10c2-3 6-5 11-5s8 2 11 5 5 6 5 10zM2166 204c-9 0-19-1-30-1l-31 1v-10c9 0 15 0 18-1 3-2 4-6 4-12v-77c0-7-1-11-4-13-2-2-8-3-17-3v-9l40-3v106c0 5 1 8 3 10s8 2 17 2zM2288 139c0-6-1-12-1-19-1-8-3-14-7-21-4-6-9-11-14-14-6-3-12-4-18-4s-12 1-18 4-11 8-15 15c-4 6-6 13-6 20-1 7-1 13-1 19s0 12 1 20c0 7 3 14 6 21 4 6 9 11 15 14 5 4 11 5 18 5s14-2 20-6c5-3 10-9 13-15 3-7 5-13 6-20s1-13 1-19zM2311 142c0 12-3 23-8 33-6 9-14 17-24 23-9 6-20 9-31 9-12 0-22-3-32-9-9-6-17-14-23-23-6-10-9-21-9-33 0-13 3-24 9-34 5-10 13-18 22-24 10-6 21-10 33-10s22 4 32 10c9 6 17 14 23 24 5 10 8 21 8 34zM2442 203l-33 1v-10c9 0 16 0 18-1 3-2 5-6 4-12v-67c1-8-1-16-3-22-3-6-9-9-18-10-6 0-12 2-18 6-6 3-11 8-15 15-3 7-5 15-6 25v53c0 6 1 10 4 12 3 1 9 1 19 1v10l-32-1-33 1v-10c9 0 16 0 18-1 3-2 5-6 4-12v-77c1-7 0-11-3-13s-9-3-19-3v-9l41-3v30c4-9 9-16 16-22 7-5 16-8 26-8 8 0 15 1 20 4 5 2 9 4 10 7 5 4 7 10 8 16s2 16 1 28v55c1 4 2 6 6 7s9 1 17 1v10z">
          <text:p/>
        </draw:path>
        <draw:path draw:style-name="gr3" draw:text-style-name="P2" draw:layer="layout" svg:width="2.058cm" svg:height="0.259cm" svg:x="25.764cm" svg:y="10.091cm" svg:viewBox="0 0 2059 260" svg:d="M104 140c0-5 0-12-1-19s-3-14-6-22c-4-6-9-10-15-14-5-3-11-4-18-4-6 0-12 1-18 4-6 4-11 8-15 16-3 7-5 13-6 20s-1 14-1 19c0 6 0 12 1 20 1 7 3 14 6 21 4 7 9 11 15 15 6 3 12 4 18 4 8 0 14-2 20-5 6-4 10-9 14-16 3-7 5-13 5-20 1-7 1-13 1-19zM128 143c0 12-3 23-9 33-6 9-13 17-23 23-10 5-20 8-32 8-11 0-22-3-31-8-10-6-18-13-24-23-5-10-8-21-9-33 1-12 3-23 9-34s13-19 23-25c9-6 20-9 32-10 12 1 23 4 32 10 10 6 17 14 23 25 6 10 9 21 9 34zM239 21c0 3-1 6-3 8-2 3-5 4-10 4-3 0-6-1-9-4-2-2-3-5-3-8 0-4 1-7 3-9 2-1 4-3 6-3-3-1-5-2-6-2-2 0-3 0-4 0-7 0-13 3-18 10s-8 16-8 29v33h33v9h-33v94c0 3 1 6 1 8 1 2 3 3 6 4s8 1 15 1h6v9c-5 0-11 0-18 0-6 0-12-1-18-1l-33 1v-9c9 1 16 0 18-1 3-2 5-5 4-12v-94h-22v-9h22v-33c1-10 3-19 8-25 4-7 10-12 17-16 6-3 13-5 20-5 8 1 14 3 19 6 4 4 7 9 7 15zM492 72c-2-13-4-24-7-32s-8-14-16-18c-7-4-18-6-32-6h-35c-6 0-10 1-12 3-1 1-2 4-2 9v74h25c9 0 16-1 20-4s7-6 9-11c1-5 2-12 1-20h8v77h-8c1-8 0-14-1-19-2-5-5-9-9-11s-11-3-20-3h-25v71c0 3 0 6 1 8s3 3 7 4 10 1 20 1h9v9c-4 0-8 0-15 0-6 0-12-1-18-1s-11 0-15 0-9 0-14 0c-6 0-11 1-17 1-5 0-10 0-13 0v-9h7c7 0 12 0 16-1 3-1 5-2 6-4 0-2 1-5 1-8v-152c0-3-1-6-1-8-1-2-3-4-6-4-4-1-9-2-16-2h-7v-8h158l8 64zM658 60c0-5-1-11-2-18s-5-13-12-18c-6-5-17-8-32-8h-26c-6-1-10 0-12 2-1 1-2 5-2 9v79h40c15-1 26-3 32-10 7-5 11-11 12-18s2-13 2-18zM687 60c0 10-3 19-9 27-6 7-14 15-24 19-10 5-21 7-32 7h-49v69c0 3 0 6 1 8s3 3 6 4 8 1 16 1h7v9c-4 0-8 0-13 0-6 0-11-1-16-1-6 0-10 0-14 0s-8 0-14 0c-5 0-10 1-15 1-6 0-10 0-13 0v-9h7c7 0 12 0 15-1 4-1 6-2 7-4 0-2 1-5 0-8v-153c1-3 0-6 0-8-1-2-3-3-7-4-3-1-8-1-15-1h-7v-9h101c14 0 25 2 35 7 11 5 19 12 24 20 6 8 9 17 9 26zM1057 204c-6 0-12 0-20 0s-15-1-21-1-13 1-21 1-15 0-20 0v-9h7c7 0 12 0 15-1 4-1 6-2 6-4 1-2 1-5 1-8v-166l-71 183c0 1-1 3-2 4 0 1-2 1-3 1-3 0-5-2-6-6l-69-180v156c-1 3 0 6 1 9s3 6 7 9c4 2 11 3 21 3v9l-33-1-34 1v-9c10 0 17-1 21-3 4-3 6-6 7-9s2-6 1-9v-145c1-3 0-6 0-8-1-2-3-3-6-4-4-1-9-1-16-1h-7v-9h48c4 0 6 0 7 0 1 1 2 3 4 6l62 162 63-163c1-2 2-4 3-5 1 0 3 0 7 0h48v9h-7c-7 0-12 0-16 1-3 1-5 2-6 4 0 2-1 5 0 8v153c-1 3 0 6 0 8 1 2 3 3 6 4 4 1 9 1 16 1h7zM1182 207v-25c-9 17-21 26-38 25-14 0-24-2-30-7s-10-11-12-19c-1-7-1-14-1-22v-43c0-9 0-15-1-20-1-3-3-6-6-7s-8-1-16-1v-9l43-3v97c-1 5 0 9 1 14 1 4 3 7 7 10 3 3 9 4 17 4 10 0 19-5 25-13s10-19 10-31v-52c0-8-1-12-4-14s-9-3-19-3v-9l43-3v103c-1 7 0 12 3 14s9 3 19 2v9zM1269 203l-32 1v-9c9 1 15 0 18-1 3-2 5-5 4-12v-150c1-7 0-12-3-14s-9-3-19-2v-9l41-3v178c0 7 1 10 4 12 3 1 9 2 19 1v9zM1404 169c0 6-1 12-3 18s-5 11-10 14c-4 4-9 6-16 6-4 1-8 0-14-2-6-1-11-5-16-10-4-6-7-15-7-26v-81h-25v-6c10-1 17-4 23-10 5-6 9-13 11-21s4-17 4-25h7v53h41v9h-41v81c0 2 0 6 1 10 0 5 2 10 5 14 2 5 7 7 13 7 5 0 10-2 14-8 3-5 5-13 5-24v-16h8zM1478 29c0 4-1 8-4 11-2 3-6 5-11 5s-8-2-11-5-4-7-4-11c0-3 1-7 4-10 2-3 6-5 11-5s8 2 11 5 4 6 4 10zM1494 204c-10 0-20 0-30-1l-31 1v-9c9 1 15 0 18-1 3-2 4-5 4-12v-77c0-8-1-12-4-14-2-2-8-3-17-3v-9l40-3v107c0 5 1 9 3 10 2 2 8 3 17 2zM1630 142c-1-17-4-30-12-41-7-12-16-17-27-18-7 0-14 2-21 6-6 4-12 10-16 18v65c0 2 0 4 1 5 0 2 1 4 3 7 4 6 9 10 14 13s11 4 16 4c8 0 14-2 21-7 6-5 11-12 15-21s6-19 6-31zM1654 142c0 13-3 24-9 34-6 9-14 17-24 23-9 5-20 8-31 8-8 0-14-1-19-4-5-2-9-5-12-8s-4-6-5-8v3 48c0 6 1 10 4 12 3 1 9 1 19 1v9l-33-1-32 1v-9c9 0 15 0 18-1 3-2 4-6 4-12v-134c1-8-1-12-3-13-3-2-9-3-19-3v-9l41-3v19c2-2 5-5 8-8 4-3 8-5 13-7 6-3 12-4 20-4 11 0 20 3 30 9 9 6 16 13 21 24 6 10 9 21 9 33zM1706 203l-32 1v-9c10 1 16 0 19-1 3-2 4-5 4-12v-150c0-7-1-12-4-14-2-2-9-3-19-2v-9l42-3v178c0 7 1 10 4 12 3 1 9 2 18 1v9zM1801 29c0 4-1 8-4 11s-7 5-12 5c-4 0-8-2-10-5-3-3-5-7-5-11 0-3 1-7 4-10s7-5 12-5c4 0 8 2 11 5 2 3 4 6 4 10zM1817 204c-10 0-20 0-30-1l-32 1v-9c9 1 16 0 19-1 2-2 4-5 4-12v-77c0-8-2-12-4-14-3-2-9-3-18-3v-9l41-3v107c-1 5 0 9 2 10 3 2 8 3 18 2zM1927 132c0-3-1-8-1-13-1-5-2-11-5-16-2-7-5-12-9-16-5-4-11-6-18-6-3 0-8 1-13 3-5 3-10 7-15 15-4 8-7 19-8 33zM1946 170c0 2-2 6-5 12s-8 12-15 17-17 8-28 8c-12 0-22-3-32-8-9-6-17-14-23-24-6-9-9-21-9-34 0-12 3-23 8-33 6-11 13-19 22-25 9-5 19-8 30-9 12 1 22 3 29 9 8 5 14 12 17 22 4 8 6 17 6 27 0 3-1 4-1 5-1 1-3 1-7 1h-80c0 5 0 12 1 20s4 16 8 23c3 5 7 10 13 14 6 3 12 5 19 5 1 0 4 0 9-1s11-3 16-7c6-5 11-12 14-21 0-3 2-4 4-4 1 0 2 0 2 0 1 1 2 2 2 3zM2059 94c-1 4-2 9-5 10-2 2-5 3-8 3s-6-1-8-3c-3-2-4-6-4-10s1-6 3-8 3-3 4-3c-1 0-2-1-4-1-7 1-13 3-18 8s-9 13-13 21c-2 8-4 17-4 27v44c0 3 0 6 1 8s3 3 7 4c3 1 8 1 15 1h6v9c-5 0-12 0-18 0-7 0-13-1-19-1l-33 1v-9c9 1 15 0 18-1 3-2 5-5 4-12v-77c1-8 0-12-3-14s-9-3-19-3v-9l40-3v33c1-4 3-10 7-15 3-5 7-9 12-12 5-4 10-6 17-6s12 2 16 5c3 4 5 8 6 13z">
          <text:p/>
        </draw:path>
        <draw:path draw:style-name="gr3" draw:text-style-name="P2" draw:layer="layout" svg:width="1.689cm" svg:height="0.204cm" svg:x="19.212cm" svg:y="4.425cm" svg:viewBox="0 0 1690 205" svg:d="M55 26c0 6-3 12-7 16s-9 6-16 6c-6 0-11-2-15-6-5-4-7-10-7-16s2-12 7-16c4-4 9-6 15-7 7 1 12 3 16 7s7 10 7 16zM35 201l-35 1v-14h20v-90c0-5-1-8-3-10-3-1-8-1-16-1v-14l50-2v117h18v14zM199 99c-3-4-8-8-14-12-5-3-12-5-20-6-5 0-10 1-16 3s-11 7-15 12c-4 6-6 13-7 20s-1 14-1 21c0 8 1 16 2 24 1 9 4 16 9 22s13 10 24 10c8 0 14-2 19-4 5-3 9-6 12-9 4-3 6-6 7-8zM199 203v-14c-5 4-10 7-17 10s-15 4-23 4c-22 0-39-6-51-18s-18-28-19-48c1-20 8-37 21-48 13-12 30-18 52-18 4 0 10 1 17 2 7 2 14 6 22 11v-56c0-5-1-9-4-10-2-1-8-1-16-1v-14l52-2v176c-1 5 1 9 3 10s8 1 17 1v14zM1437 57c0-6-1-12-2-18-2-7-6-12-12-16-7-4-18-6-33-6h-34v80h33c16 0 27-3 34-7 6-4 10-10 12-16 1-6 2-12 2-17zM1521 174c0 2 0 6-2 10-1 5-5 10-10 14s-12 6-22 7c-6 0-13-1-21-2s-15-3-22-6c-6-3-11-7-14-11s-4-9-5-14-1-11-1-18c0-6 0-13 0-17s-1-8-2-11c-2-3-4-6-7-9-5-5-10-8-15-9s-8-1-11-1h-33v81h31v14c-4-1-9-1-15-1s-13 0-20 0c-6 0-12 0-16 0s-9 0-16 0c-6 0-13 0-19 0-7 0-12 0-16 1v-14h32v-171h-32v-14h110c18 0 33 3 46 8 13 4 23 11 29 19 7 8 11 17 11 26 0 10-4 19-12 27-8 9-20 15-36 20 6 2 13 6 19 11s11 12 13 22c0 1 0 3 1 8 0 3 1 7 1 10 0 4 1 7 1 8 0 4 1 9 2 14s3 9 6 13c3 3 8 5 13 5s9-1 12-4c4-4 6-9 7-15 0-2 0-4 1-5s2-2 5-2c2 0 3 0 5 1 1 0 2 2 2 5zM1690 142c0 11-2 21-7 30-4 9-11 17-20 23-10 6-23 10-38 10-4 0-10-1-16-1-7-1-14-2-21-5-8-2-14-5-21-10l-13 13c-1 1-2 2-3 2-1 1-2 1-3 1-2 0-4-1-4-2-1-2-1-4-1-6v-53c0-4 0-6 1-7s3-2 6-2 5 1 6 1c0 1 1 3 1 6 0 11 3 20 8 26 5 7 11 12 18 15 8 3 15 6 22 7 8 1 14 1 20 1 10 0 17-2 23-5 5-4 9-8 11-13 2-6 3-11 3-15 0-7-2-12-4-17-3-4-5-7-7-9s-5-4-7-5c-3-1-6-2-11-3-4-2-11-3-19-5-10-2-19-4-25-6-7-2-12-4-17-6-4-3-9-6-13-11-4-3-7-8-10-14-4-7-6-15-6-24 0-10 3-20 7-28 5-9 12-16 22-22 9-5 21-8 36-8 7 0 15 1 23 3 9 2 17 6 26 13l13-13c1-1 2-2 3-2 1-1 2-1 3-1 2 0 4 1 4 2 1 1 1 3 1 6v53c0 3 0 5-1 6s-3 2-6 2-5 0-6-1c0-1-1-3-1-7-3-13-7-23-13-30-7-7-14-12-22-15s-16-4-24-4c-10 1-17 2-23 6-5 3-9 7-11 11-2 5-3 9-3 14s2 10 5 15c3 4 6 7 10 10 5 2 9 4 13 5l41 8c9 2 17 6 25 12 7 5 13 12 18 20 4 9 7 18 7 29z">
          <text:p/>
        </draw:path>
        <draw:path draw:style-name="gr3" draw:text-style-name="P2" draw:layer="layout" svg:width="0.794cm" svg:height="0.202cm" svg:x="23.084cm" svg:y="4.417cm" svg:viewBox="0 0 795 203" svg:d="M229 16c-7 0-12 0-15 1s-5 1-6 2c-2 1-2 2-3 3l-76 174c-2 4-3 6-5 6-2 1-4 2-7 1-4 0-6 0-8-2-1-1-2-3-3-5l-80-180h-26v-13c3 0 8 0 13 0 6 0 12 0 18 0s10 0 14 0c5 0 10 0 17 0 6 0 13 0 19 0s11 0 15 0v13h-27l61 139 59-132c0-1 1-2 1-3 0-2-2-2-6-3-4 0-8-1-12-1s-6 0-8 0v-13c6 0 12 0 19 0s13 0 19 0h33v13zM318 134c-4 0-9 0-15 1-7 1-13 3-20 5-7 3-13 6-17 11-5 5-7 11-8 19 1 6 3 12 8 16s11 6 19 6c2 1 6 0 11-1 6-2 11-5 15-10 5-4 7-11 7-20zM377 194c0 3-1 5-2 6-2 1-4 1-7 1h-14c-10 0-18-1-22-4-4-2-7-5-8-8-1-4-1-7-1-10-3 6-8 12-15 16-7 5-16 8-28 8-7 0-14-1-23-3-9-1-16-5-22-9-7-5-10-12-10-21 0-10 4-19 11-25 8-6 17-10 28-13s21-6 31-7 18-1 23-1v-10c0-22-10-34-31-34-2 0-5 0-9 0-4 1-8 1-12 2 0 0 2 2 3 4 2 2 3 6 3 10 0 6-2 11-6 14-3 3-7 4-12 4-4 0-8-1-12-4s-6-8-6-14c1-8 4-14 10-18s13-6 21-7 15-2 21-1c21 0 37 4 47 12 12 8 17 19 17 32v63c0 3 0 6 2 7 2 2 7 3 16 3 1 0 3 1 5 1 1 1 2 3 2 6zM428 200l-35 1v-14h19v-160c1-5 0-8-3-9-2-2-8-2-16-2v-13l51-3v187h19v14zM597 203v-23c-4 8-9 13-15 16-5 3-10 5-15 6s-8 1-11 1c-15 0-27-2-37-7s-15-15-15-30v-68c0-6-1-9-3-10-3-1-8-2-17-2v-13l53-3v100c0 5 0 9 1 12 1 4 3 6 6 8s9 2 16 2c11 0 19-3 26-10 6-7 9-17 10-28v-56c0-6-1-9-4-10-2-1-8-2-16-2v-13l52-3v106c0 6 1 9 4 10 2 1 8 2 16 1v14zM767 129c0-4 0-8 0-13-1-5-2-10-4-16-2-5-6-10-11-14-4-4-11-6-19-6-5 0-9 1-14 3s-10 6-13 12c-3 5-5 10-6 16-1 5-1 11-1 18zM795 167c0 2-2 6-5 12-4 5-10 11-18 16s-20 7-35 8c-23-1-42-7-55-19s-20-28-20-48c0-13 3-24 8-34s13-17 24-23 24-9 39-9c20 0 35 5 46 15 4 5 8 10 10 16 3 6 4 11 5 16 0 5 1 9 1 13s-1 6-3 7c-1 1-3 1-6 1h-87c-1 5 0 12 1 20 1 9 5 16 11 23 6 6 15 10 29 10 9 0 18-2 25-6s12-10 16-17c0-2 1-4 2-5 1 0 3-1 5-1 1 0 2 0 4 1 2 0 3 2 3 4z">
          <text:p/>
        </draw:path>
        <draw:path draw:style-name="gr3" draw:text-style-name="P2" draw:layer="layout" svg:width="0.313cm" svg:height="0.202cm" svg:x="19.187cm" svg:y="5.099cm" svg:viewBox="0 0 314 203" svg:d="M160 65c-2-14-4-25-7-33s-8-14-16-18c-7-4-18-5-32-5h-35c-6-1-10 0-12 2-1 1-2 4-2 9v74h25c9 0 16-1 20-3 4-3 7-6 9-11 1-5 2-12 1-20h8v77h-8c1-9 0-15-1-20-2-5-5-9-9-11s-11-3-20-3h-25v71c0 3 0 6 1 8s3 3 7 4 10 1 19 1h10v9c-4 0-9 0-15 0s-12 0-18 0-11 0-15 0-9 0-14 0c-6 0-12 0-17 0s-10 0-14 0v-9h8c7 0 12 0 16-1 3-1 5-2 6-4 0-2 1-5 1-8v-152c0-3-1-6-1-8-1-2-3-4-6-4-4-1-9-1-16-1h-8v-9h159l8 65zM290 101c0-9 0-19-1-29 0-10-1-19-2-28-2-10-5-17-9-22s-9-8-13-10c-5-1-9-2-12-2-2 0-6 0-11 2-4 1-9 5-14 10-4 5-7 14-9 25-1 9-2 17-2 26s-1 19-1 28c0 6 1 12 1 19s0 15 0 22c1 7 2 14 3 20 3 13 7 22 14 27s13 8 19 7c7 1 13-2 20-7 7-6 11-15 14-29 1-9 2-18 2-28 1-10 1-20 1-31zM314 104c0 12-1 23-2 34-2 11-4 21-9 31-7 14-15 23-24 27-9 5-18 7-26 7-7 0-15-2-24-6s-17-12-23-23-10-23-11-35c-2-12-3-24-2-35-1-11 0-22 1-34 2-11 5-22 9-32 6-13 14-22 23-27s19-8 27-7c5-1 10 0 15 2 6 1 12 5 18 9 6 5 12 12 16 21 5 11 8 23 10 34 1 11 2 23 2 34z">
          <text:p/>
        </draw:path>
        <draw:path draw:style-name="gr3" draw:text-style-name="P2" draw:layer="layout" svg:width="0.301cm" svg:height="0.196cm" svg:x="19.183cm" svg:y="5.7cm" svg:viewBox="0 0 302 197" svg:d="M158 66c-1-15-3-25-6-34-3-8-9-14-16-18-8-3-18-5-33-5h-34c-7-1-11 0-12 2-2 1-2 5-2 9v74h25c9 0 15-1 20-3 4-2 7-6 8-11 2-5 2-12 2-20h7v77h-7c0-8 0-15-2-20-1-5-4-9-8-11-5-2-11-3-20-3h-25v71c0 3 0 6 1 8s3 3 7 4 10 2 19 2h10v9c-4-1-9-1-15-1s-12 0-18 0c-7 0-12 0-16 0s-8 0-14 0c-5 0-11 0-16 0-6 0-10 0-13 1v-9h6c8 0 13-1 16-2 4-1 6-2 6-4 1-2 1-4 1-8v-152c0-3 0-6-1-8 0-2-2-3-6-4-3-1-8-1-16-1h-6v-9h158l8 66zM302 197c-4-1-8-1-14-1s-12 0-18 0-11 0-15 0-9 0-15 0-13 0-19 0c-5 0-10 0-14 1v-9h10c8 0 14-1 19-2 4-1 6-2 7-4s2-5 1-8v-150c-7 3-16 5-23 6s-12 1-15 1v-9c3 0 7 0 13 0 6-1 13-3 20-5 7-3 14-7 20-13 3 0 5 0 6 1s1 3 1 6v163c-1 3 0 6 1 8s3 3 7 4 10 2 18 2h10z">
          <text:p/>
        </draw:path>
        <draw:path draw:style-name="gr3" draw:text-style-name="P2" draw:layer="layout" svg:width="0.309cm" svg:height="0.196cm" svg:x="19.183cm" svg:y="6.356cm" svg:viewBox="0 0 310 197" svg:d="M159 65c-1-13-3-24-6-32s-9-14-16-18c-9-4-19-6-34-6h-34c-7 0-11 1-12 2-2 2-2 5-2 10v72h25c9 0 15-1 20-3 4-2 7-6 8-11 2-5 2-11 2-19h7v76h-7c0-8 0-15-2-20-1-5-4-8-8-10-5-3-11-4-20-4h-25v71c0 3 0 7 1 9s3 4 7 5 10 1 19 1h10v9c-4 0-9-1-15-1s-12 0-18 0c-7 0-12 0-16 0s-8 0-14 0c-5 0-11 0-16 0-6 0-10 1-13 1v-9h6c8 0 13 0 16-1 4-1 6-3 6-5 1-1 1-4 1-9v-150c0-4 0-7-1-9 0-2-2-3-6-4-3-1-8-1-16-1h-6v-9h159l8 65zM302 197h-107c0-3 1-6 1-7s1-2 3-4l55-62c8-9 15-19 21-30s9-22 9-34c0-8-1-16-4-23s-7-13-13-17-13-7-21-7c-9 0-17 3-24 8s-12 12-15 21c0 0 1 0 3 0 5 0 9 2 12 5 2 3 4 6 4 10-1 6-3 10-6 12-4 3-7 4-9 3-1 1-2 0-5 0-2-1-5-2-7-5-2-2-3-6-4-11 0-8 3-17 7-25s11-14 19-19 17-8 28-8c18 0 33 6 44 16s17 23 17 40c0 9-2 18-6 26s-11 16-20 25-21 20-36 33l-30 30h51c3 0 6 0 10 0 4-1 8-1 11-1 4 0 6-1 7-2 1-2 2-6 3-11s2-10 3-14h7z">
          <text:p/>
        </draw:path>
        <draw:path draw:style-name="gr3" draw:text-style-name="P2" draw:layer="layout" svg:width="0.312cm" svg:height="0.202cm" svg:x="19.183cm" svg:y="6.957cm" svg:viewBox="0 0 313 203" svg:d="M159 66c-1-13-3-24-6-32s-9-14-16-18c-8-5-18-7-33-7h-34c-7 0-11 1-12 2-2 3-2 6-2 11v72h25c9 0 15-1 20-3 4-2 7-6 8-11 2-5 2-11 2-19h7v76h-7c0-8 0-14-2-19-1-5-4-9-8-11-5-2-11-4-20-4h-25v71c0 3 0 6 1 8s3 4 7 5 10 1 19 1h10v9c-4 0-9 0-15-1-6 0-12 0-18 0-7 0-12 0-16 0s-8 0-14 0c-5 0-11 0-16 0-6 1-11 1-14 1v-9h7c8 0 13 0 16-1 4-1 6-3 6-4 1-2 1-5 1-8v-151c0-4 0-7-1-9 0-2-2-4-6-5-3 0-8-1-16-1h-7v-9h159l8 66zM313 148c-1 10-3 19-9 27-5 9-12 15-21 20s-20 8-32 8c-10 0-20-2-29-6-8-4-15-9-21-16-5-6-8-14-8-23 0-6 2-11 6-13 3-3 7-4 10-4 5 0 8 2 11 5 4 2 5 6 5 12 0 5-2 9-5 12-4 3-8 4-14 3 4 6 8 10 13 14 6 3 11 5 17 6 5 2 10 2 14 2 5 0 10-1 15-3 5-3 9-8 12-15 4-7 6-16 6-29 0-15-3-26-8-35-6-8-15-13-26-13h-13c-2 0-4 0-5 0-1-1-2-2-2-3 0-2 1-2 1-3 1 0 2-1 3-1 2 0 3 0 6 0 2 0 4 0 6-1 3 1 7 0 12-2 4-2 9-6 13-12 4-7 6-14 7-20 1-7 2-11 1-13 0-9-1-16-4-20-3-5-7-8-11-10s-8-4-12-4-8 2-13 3-9 3-14 5c-5 3-9 7-12 11 2 0 4 0 7 1 3 0 5 1 8 3 2 2 3 6 3 11 0 4-1 7-4 10-2 3-6 4-10 4-5 0-8-1-11-4-3-2-4-6-4-11 0-11 5-20 15-27 9-9 21-13 36-13 9 0 18 2 26 5 8 5 14 9 19 15s8 13 8 21c0 11-4 22-11 31-8 9-17 16-29 20 15 3 26 9 35 19 8 10 12 21 13 33z">
          <text:p/>
        </draw:path>
        <draw:polygon draw:style-name="gr3" draw:text-style-name="P2" draw:layer="layout" svg:width="6.591cm" svg:height="3.78cm" svg:x="19.004cm" svg:y="4.198cm" svg:viewBox="0 0 6592 3781" draw:points="17,17 17,0 6592,0 6592,3781 0,3781 0,0 17,0 17,17 34,17 34,3752 6558,3752 6558,34 17,34 17,17 34,17">
          <text:p/>
        </draw:polygon>
        <draw:path draw:style-name="gr3" draw:text-style-name="P2" draw:layer="layout" svg:width="6.566cm" svg:height="0.051cm" svg:x="19.025cm" svg:y="5.43cm" svg:viewBox="0 0 6567 52" svg:d="M17 4l-4 9v-9h4l-4 9v-9c8 0 63 4 152 4 271 9 859 9 1575 9 974 0 2180-4 3142-9 483 0 902-4 1207-4 300 0 478-4 478-4v34c0 0-2884 18-4827 18-487 0-910 0-1219-5-157 0-280 0-369-5-42 0-80 0-101-4-13 0-26 0-30 0-8 0-13 0-21-4z">
          <text:p/>
        </draw:path>
        <draw:path draw:style-name="gr3" draw:text-style-name="P2" draw:layer="layout" svg:width="6.567cm" svg:height="0.051cm" svg:x="19.016cm" svg:y="6.052cm" svg:viewBox="0 0 6568 52" svg:d="M17 4l-4 5v-9l4 4-4 5v-9c9 4 64 9 153 9 270 4 859 8 1574 8 974 0 2181-4 3143-8 482 0 906-5 1206-5 301-4 479-4 479-4v35c0 0-2884 17-4828 17-486 0-910 0-1219-4-156 0-279-4-368-4-43 0-81-5-102-5-12 0-25 0-29 0-9-4-13-4-22-4z">
          <text:p/>
        </draw:path>
        <draw:path draw:style-name="gr3" draw:text-style-name="P2" draw:layer="layout" svg:width="6.562cm" svg:height="0.051cm" svg:x="18.995cm" svg:y="4.803cm" svg:viewBox="0 0 6563 52" svg:d="M13 5l-4 4 4-9v5l-4 4 4-9c4 5 63 9 152 9 267 4 856 8 1575 8 970 0 2176-4 3143-8 478 0 901-4 1202-4 300-5 478-5 478-5v35c0 0-2880 17-4823 17-487 0-914 0-1223-4-153 0-280-4-369-4-42 0-76-5-101-5-13 0-21 0-30 0-8-4-13-4-17-4z">
          <text:p/>
        </draw:path>
        <draw:path draw:style-name="gr3" draw:text-style-name="P2" draw:layer="layout" svg:width="6.562cm" svg:height="0.046cm" svg:x="18.995cm" svg:y="6.692cm" svg:viewBox="0 0 6563 47" svg:d="M13 0l-4 9 4-9-4 9 4-9c4 0 63 5 152 5 267 8 856 8 1575 8 970 0 2176-4 3143-8 478 0 901 0 1202-5 300 0 478 0 478 0v34c0 0-2880 13-4823 13-487 0-914 0-1223-4-153 0-280 0-369-4-42 0-76 0-101-5-13 0-21 0-30 0-8 0-13 0-17-4z">
          <text:p/>
        </draw:path>
        <draw:path draw:style-name="gr3" draw:text-style-name="P2" draw:layer="layout" svg:width="6.566cm" svg:height="0.051cm" svg:x="19.029cm" svg:y="7.301cm" svg:viewBox="0 0 6567 52" svg:d="M17 4l-4 9v-9h4l-4 9v-9c8 0 63 5 152 5 267 8 860 8 1575 8 974 0 2180-4 3142-8 483 0 902-5 1203-5 300 0 482-4 482-4v35c0 0-2884 17-4827 17-487 0-914 0-1219-4-157 0-280-5-368-5-47 0-81-4-106-4-9 0-21 0-26 0-8-4-12 0-21-4z">
          <text:p/>
        </draw:path>
        <draw:path draw:style-name="gr3" draw:text-style-name="P2" draw:layer="layout" svg:width="0.316cm" svg:height="0.195cm" svg:x="19.187cm" svg:y="7.58cm" svg:viewBox="0 0 317 196" svg:d="M159 64c-2-13-4-24-7-32s-8-14-16-18c-7-4-18-5-32-5h-35c-6-1-10 0-12 2-1 1-2 4-2 9v73h25c9 0 16-1 20-3 4-3 7-6 9-11 1-5 2-12 1-20h8v77h-8c1-8 0-15-1-20-2-5-5-9-9-11s-11-3-20-3h-25v72c0 3 0 6 1 8s3 3 7 4 10 1 19 1h10v9c-4 0-9 0-15 0s-12 0-18 0-11 0-15 0-9 0-14 0c-6 0-12 0-17 0s-10 0-13 0v-9h7c7 0 12 0 16-1 3-1 5-2 6-4 0-2 1-5 1-8v-152c0-3-1-6-1-8-1-2-3-4-6-4-4-1-9-1-16-1h-7v-9h158l8 64zM268 32l-72 108h72zM288 149v25c0 3 0 6 1 8s3 4 6 4c3 1 8 1 15 1h6v9c-6 0-12 0-19 0s-14 0-20 0-13 0-20 0-14 0-20 0v-9h6c8 0 13 0 16-1s5-2 6-4 1-5 1-8v-25h-78v-9l90-136c1-2 2-3 3-3 0 0 1-1 3-1s3 1 4 2c0 1 0 3 0 6v132h29v9z">
          <text:p/>
        </draw:path>
        <draw:path draw:style-name="gr3" draw:text-style-name="P2" draw:layer="layout" svg:width="2.163cm" svg:height="3.755cm" svg:x="19.732cm" svg:y="4.219cm" svg:viewBox="0 0 2164 3756" svg:d="M42 0v3752h-42v-3752zM2164 0v3756h-42v-3756z">
          <text:p/>
        </draw:path>
        <draw:path draw:style-name="gr3" draw:text-style-name="P2" draw:layer="layout" svg:width="1.609cm" svg:height="0.256cm" svg:x="21.367cm" svg:y="3.705cm" svg:viewBox="0 0 1610 257" svg:d="M159 66c-1-14-4-24-7-32-3-9-8-15-16-18-7-4-18-6-32-6h-35c-6 0-10 0-12 2-1 2-2 5-2 9v73h25c9 0 16-1 20-3 5-2 8-6 9-11s2-11 2-20h7v77h-7c0-8-1-15-2-20s-4-8-9-11c-4-2-11-3-20-3h-25v71c0 3 0 6 1 8s4 4 7 4c4 1 11 2 20 2h9v9c-3-1-8-1-14-1s-13 0-19 0-11 0-15 0-9 0-14 0c-6 0-11 0-17 0-5 0-9 0-13 1v-9h7c7 0 13-1 16-2 3 0 5-2 6-4s1-4 1-8v-151c0-3 0-6-1-8s-3-3-6-4-9-1-16-1h-7v-9h158l8 65zM331 54c0-5-1-11-2-18s-5-13-12-19c-6-5-17-8-32-8h-26c-6 0-10 0-12 2-1 2-2 5-2 9v78h40c15 0 26-3 32-8 7-6 11-12 12-19s2-13 2-17zM361 54c0 9-3 18-9 26s-15 14-25 18c-10 5-21 7-32 8h-49v68c0 4 0 6 1 8s3 4 6 5c3 0 8 1 16 1h7v9c-4-1-8-1-14-1-5 0-10 0-15 0-6 0-10 0-14 0s-8 0-14 0c-5 0-10 0-15 0-6 0-10 0-13 1v-9h7c7 0 12-1 15-2 4 0 6-2 6-4 1-2 2-4 1-8v-152c1-3 0-6-1-8 0-2-2-3-6-4-3-1-8-1-15-1h-7v-9h101c14 0 25 3 35 8 11 5 20 11 25 19 6 8 9 17 9 27zM621 52c0-14-3-24-9-30s-14-10-22-11c-9-2-18-2-27-2-3 0-6 0-10 0-3 0-5 0-7 1-3 0-5 1-6 3 0 2 0 4 0 7v75h32c14 0 24-2 31-7 8-4 12-10 15-16 2-7 3-13 3-20zM686 171c0 3-1 7-2 12-2 5-4 10-8 14s-10 6-17 6c-5 0-11-1-17-2-7-2-14-5-20-10-5-5-9-11-10-18-1-6-2-14-1-23 0-10-1-17-2-23s-4-11-9-16c-6-4-11-7-16-8s-9-2-11-2h-33v73c0 4 0 6 1 8 0 2 2 4 6 5 3 0 8 1 15 1h7v9c-3-1-8-1-13-1s-10 0-15 0-10 0-14 0c-3 0-8 0-13 0s-11 0-16 0-9 0-13 1v-9h7c8 0 13-1 16-2 3 0 5-2 6-4s1-4 1-8v-152c0-3 0-6-1-8s-3-3-6-4-8-1-16-1h-7v-9h91c14 0 27 3 38 7 11 5 20 11 27 19 6 8 10 16 10 26-1 11-5 21-15 29-9 8-21 14-36 18 9 2 16 6 22 12 6 5 11 12 14 21l3 23c2 14 4 24 7 31 2 7 7 11 14 11 4 0 7-2 11-6 4-3 7-10 8-20 0-1 0-2 0-3 1-1 2-2 3-2 2 0 3 1 3 2 1 1 1 2 1 3zM786 124c0-3 0-7-1-13-1-5-2-10-4-16s-6-11-10-15c-5-4-10-6-18-6-3 0-8 1-13 3-5 3-10 8-15 15-4 7-7 18-7 32zM805 162c0 2-2 7-5 12-3 6-8 12-15 17-7 6-16 8-28 9-11 0-22-3-31-9-10-6-18-13-23-23-6-10-9-22-10-35 1-12 3-23 9-33 5-10 12-17 21-23s19-9 30-9c12 0 22 3 30 8 7 5 13 12 17 21 3 8 5 18 5 27 0 3 0 5-1 5-1 1-3 1-6 1h-81c0 6 1 12 1 20 1 8 4 16 8 23 3 6 8 10 13 14 6 4 12 5 20 6 1 0 4-1 9-2 4 0 10-3 15-7 6-4 11-11 14-21 1-3 2-4 4-4 1 0 2 0 3 1 0 0 1 1 1 2zM933 219c0-8-4-13-10-17-5-4-13-6-22-7-8 0-17-1-25 0h-17c-7 0-12 3-17 7-4 5-7 11-7 17 0 8 5 15 14 21 8 6 20 10 35 10 14 0 26-4 35-10s14-13 14-21zM901 111c0-2 0-6-1-12-1-5-3-10-6-15-4-5-10-8-18-8-6 0-10 2-14 4-3 3-5 6-6 8-3 3-4 7-4 11-1 5-1 9-1 13 0 2 0 6 1 12 1 5 3 11 6 15 4 5 10 8 18 8 6 0 10-2 14-4 3-3 5-5 6-7 3-4 4-8 4-12 1-4 1-9 1-13zM952 80c0 4-2 6-3 7-2 1-4 2-6 2s-4-1-6-2c-1-2-2-4-2-6 0-4 2-7 5-8-1 0-2 0-2 0-1 0-1 0-1 0-3-1-7 0-11 1-5 2-10 5-15 10 3 3 6 7 8 12 3 5 4 10 4 16-1 11-5 21-14 29-8 8-19 12-33 13-3 0-7-1-12-2s-11-3-17-7c-2 3-3 6-4 8 0 3-1 5 0 5 0 5 1 9 4 13s6 6 11 7c1 0 4 0 9 0 4 0 9 0 12 0 9 0 18 0 26 1s16 3 24 7c7 4 12 9 15 16 3 6 4 12 4 17-1 7-4 14-9 19-6 6-14 11-24 14-9 3-20 5-31 5-12 0-23-2-32-5-10-3-17-8-23-14-6-5-9-12-9-19 0-6 2-11 7-16 4-6 11-10 20-12-5-3-8-7-10-12s-3-9-3-14 1-10 3-14 4-8 6-10c-4-3-7-7-9-12-3-5-4-11-5-18 1-11 5-21 14-29 8-8 19-12 33-13 3 0 8 1 13 2 6 1 11 4 18 9 6-6 11-10 17-11 6-2 10-3 13-3 6 0 9 2 12 5 2 4 3 7 3 9zM1017 23c0 4-1 7-4 10s-7 5-11 5c-5 0-9-2-11-5-3-3-5-6-5-10s2-8 4-11c3-3 7-4 12-4 4 0 8 1 11 4s4 7 4 11zM1033 197c-10-1-20-1-30-1l-32 1v-9c10 0 16-1 19-2s4-5 4-11v-78c0-7-1-11-4-13s-9-3-18-3v-8l41-4v106c-1 5 0 9 3 11 2 1 8 2 17 2zM1146 160c0 11-3 20-11 28-7 7-19 11-35 12-4 0-8-1-14-2-5-1-11-5-18-11-2 3-4 5-5 6l-1 1c-2 3-4 4-5 5s-1 1-2 1-2-1-3-2c0-1 0-3 0-5v-38c0-3 0-4 0-6 1-1 2-1 4-1 1 0 2 0 2 1 1 0 1 2 2 4 2 12 6 22 13 29 6 8 15 11 27 11 11 0 19-2 24-7 6-5 8-11 8-19 0-7-2-12-6-16-4-3-9-6-13-7-5-2-8-3-11-3-10-2-17-4-23-6-5-1-10-4-15-7-8-7-12-15-12-25 0-5 1-11 4-16 3-6 8-10 14-14 7-3 16-5 28-5 2-1 6 0 11 1s10 3 16 7c1-1 1-2 2-3 2-1 2-1 3-2 2-2 3-3 4-3 0 0 1 0 2 0s2 0 2 1c1 1 1 3 1 6v29c0 2 0 4-1 5 0 1-1 2-3 2 0 0-1-1-2-1s-1-1-1-2c0-3-1-8-2-13-2-5-5-10-9-15-5-4-13-7-23-7-12 0-21 3-25 7-5 5-7 10-7 15 0 6 2 10 5 13 4 3 8 5 14 7 5 1 11 3 16 4 6 1 12 2 18 4 5 2 10 5 15 9 2 2 5 5 7 10 3 4 5 10 5 18zM1250 161c0 6-1 12-3 18s-5 11-9 15-10 6-16 6c-4 0-9-1-15-2-5-2-11-6-15-11-5-6-7-14-7-26v-80h-25v-6c10 0 17-4 22-9 6-6 10-13 12-22 2-8 3-16 3-24h7v53h42v8h-42v81c0 1 1 5 1 10 1 5 3 9 5 14 3 4 7 6 14 7 5 0 10-3 13-8 4-6 6-14 6-25v-15h7zM1367 124c0-3 0-7-1-13 0-5-2-10-4-16s-5-11-10-15c-4-4-10-6-17-6-4 0-8 1-13 3-6 3-11 8-15 15s-7 18-8 32zM1386 162c0 2-1 7-4 12-3 6-9 12-16 17-7 6-16 8-28 9-11 0-21-3-31-9-9-6-17-13-23-23s-9-22-9-35c0-12 3-23 8-33s13-17 22-23c8-6 19-9 30-9 12 0 22 3 29 8 8 5 14 12 17 21 4 8 5 18 5 27 1 3 0 5-1 5-1 1-3 1-6 1h-80c0 6 0 12 1 20s3 16 8 23c3 6 7 10 13 14 5 4 12 5 19 6 1 0 4-1 9-2 5 0 10-3 16-7s10-11 14-21c0-3 1-4 4-4 0 0 1 0 2 1 1 0 1 1 1 2zM1498 87c0 5-1 8-4 10-2 2-5 3-8 3s-6-1-8-4c-3-2-4-5-4-9 0-3 1-6 3-8 1-2 3-3 3-3 0 0-1 0-3 0-7 0-13 3-18 8-6 4-9 11-12 19s-4 17-4 27v44c0 4 0 6 1 8s3 4 6 5c3 0 8 1 15 1h6v9c-6-1-12-1-18-1-7 0-13 0-19 0l-32 1v-9c9 0 15-1 18-2s4-5 4-11v-77c1-7-1-12-3-14-3-2-10-3-19-3v-8l40-4v32c1-4 3-9 6-14s7-9 12-12c4-4 10-5 17-6 6 1 12 2 15 6 4 3 6 7 6 12zM1610 160c0 11-4 20-11 28-7 7-19 11-36 12-3 0-8-1-13-2-6-1-12-5-18-11-3 3-5 5-5 6-1 0-1 1-1 1-3 3-5 4-5 5-1 1-2 1-2 1-2 0-3-1-3-2s-1-3-1-5v-38c0-3 1-4 1-6 0-1 1-1 3-1 1 0 2 0 3 1 0 0 1 2 1 4 3 12 7 22 13 29 6 8 15 11 27 11 11 0 20-2 25-7s8-11 8-19c0-7-3-12-7-16-4-3-8-6-13-7-4-2-8-3-10-3-10-2-18-4-23-6-6-1-11-4-15-7-8-7-12-15-13-25 0-5 2-11 5-16 2-6 7-10 14-14 7-3 16-5 27-5 3-1 6 0 12 1 5 1 10 3 16 7 0-1 1-2 2-3s2-1 2-2c2-2 3-3 4-3s2 0 2 0c2 0 3 0 3 1s0 3 0 6v29c0 2 0 4 0 5-1 1-2 2-3 2s-1-1-2-1-2-1-2-2c0-3-1-8-2-13s-4-10-9-15c-5-4-12-7-23-7-12 0-20 3-25 7-5 5-7 10-7 15 0 6 2 10 6 13 3 3 8 5 13 7 6 1 11 3 17 4s12 2 17 4c6 2 11 5 15 9 3 2 5 5 8 10 3 4 4 10 5 18z">
          <text:p/>
        </draw:path>
        <draw:polygon draw:style-name="gr3" draw:text-style-name="P2" draw:layer="layout" svg:width="12.201cm" svg:height="2.561cm" svg:x="7.129cm" svg:y="8.745cm" svg:viewBox="0 0 12202 2562" draw:points="0,2562 0,0 12202,0 12202,2473 12181,2473 12181,25 25,25 25,2562">
          <text:p/>
        </draw:polygon>
        <draw:polygon draw:style-name="gr3" draw:text-style-name="P2" draw:layer="layout" svg:width="0.195cm" svg:height="0.343cm" svg:x="7.044cm" svg:y="10.963cm" svg:viewBox="0 0 196 344" draw:points="98,98 0,0 98,344 196,0">
          <text:p/>
        </draw:polygon>
        <draw:polygon draw:style-name="gr3" draw:text-style-name="P2" draw:layer="layout" svg:width="0.25cm" svg:height="0.436cm" svg:x="7.014cm" svg:y="10.917cm" svg:viewBox="0 0 251 437" draw:points="128,144 120,152 55,93 128,343 200,93 128,165 120,152 128,144 120,135 251,0 128,437 0,0 137,135 128,144 120,135">
          <text:p/>
        </draw:polygon>
        <draw:polygon draw:style-name="gr3" draw:text-style-name="P2" draw:layer="layout" svg:width="0.199cm" svg:height="0.343cm" svg:x="19.22cm" svg:y="10.874cm" svg:viewBox="0 0 200 344" draw:points="102,98 0,0 102,344 200,0">
          <text:p/>
        </draw:polygon>
        <draw:polygon draw:style-name="gr3" draw:text-style-name="P2" draw:layer="layout" svg:width="0.25cm" svg:height="0.436cm" svg:x="19.194cm" svg:y="10.828cm" svg:viewBox="0 0 251 437" draw:points="128,144 116,152 55,93 128,344 196,93 128,165 116,152 128,144 116,135 251,0 128,437 0,0 137,135 128,144 116,135">
          <text:p/>
        </draw:polygon>
        <draw:polygon draw:style-name="gr3" draw:text-style-name="P2" draw:layer="layout" svg:width="0.026cm" svg:height="1.35cm" svg:x="10.079cm" svg:y="7.386cm" svg:viewBox="0 0 27 1351" draw:points="27,0 27,1351 0,1351 0,0">
          <text:p/>
        </draw:polygon>
        <draw:polygon draw:style-name="gr3" draw:text-style-name="P2" draw:layer="layout" svg:width="0.182cm" svg:height="0.317cm" svg:x="10.003cm" svg:y="8.415cm" svg:viewBox="0 0 183 318" draw:points="89,88 0,0 89,318 183,0">
          <text:p/>
        </draw:polygon>
        <draw:polygon draw:style-name="gr3" draw:text-style-name="P2" draw:layer="layout" svg:width="0.233cm" svg:height="0.407cm" svg:x="9.978cm" svg:y="8.372cm" svg:viewBox="0 0 234 408" draw:points="114,131 106,140 46,81 114,318 183,81 114,148 106,140 114,131 106,123 234,0 114,408 0,0 124,123 114,131 106,123">
          <text:p/>
        </draw:polygon>
        <draw:polygon draw:style-name="gr3" draw:text-style-name="P2" draw:layer="layout" svg:width="0.025cm" svg:height="3.277cm" svg:x="24.211cm" svg:y="7.978cm" svg:viewBox="0 0 26 3278" draw:points="26,0 26,3278 0,3278 0,0">
          <text:p/>
        </draw:polygon>
        <draw:polygon draw:style-name="gr3" draw:text-style-name="P2" draw:layer="layout" svg:width="0.178cm" svg:height="0.317cm" svg:x="24.135cm" svg:y="10.938cm" svg:viewBox="0 0 179 318" draw:points="90,93 0,0 90,318 179,0">
          <text:p/>
        </draw:polygon>
        <draw:polygon draw:style-name="gr3" draw:text-style-name="P2" draw:layer="layout" svg:width="0.229cm" svg:height="0.398cm" svg:x="24.109cm" svg:y="10.9cm" svg:viewBox="0 0 230 399" draw:points="115,132 106,140 47,81 115,314 183,81 115,149 106,140 115,132 106,123 230,0 115,399 0,0 123,123 115,132 106,123">
          <text:p/>
        </draw:polygon>
        <draw:polyline draw:style-name="gr1" draw:text-style-name="P1" draw:layer="layout" svg:width="12.603cm" svg:height="3.332cm" svg:x="10.211cm" svg:y="7.94cm" svg:viewBox="0 0 12604 3333" draw:points="12604,0 12604,1970 0,1970 0,3333">
          <text:p/>
        </draw:polyline>
        <draw:polygon draw:style-name="gr3" draw:text-style-name="P2" draw:layer="layout" svg:width="0.169cm" svg:height="0.292cm" svg:x="10.126cm" svg:y="10.98cm" svg:viewBox="0 0 170 293" draw:points="85,81 0,0 85,293 170,0">
          <text:p/>
        </draw:polygon>
        <draw:polygon draw:style-name="gr3" draw:text-style-name="P2" draw:layer="layout" svg:width="0.211cm" svg:height="0.368cm" svg:x="10.105cm" svg:y="10.942cm" svg:viewBox="0 0 212 369" draw:points="106,119 97,127 46,76 106,289 166,76 106,135 97,127 106,119 97,114 212,0 106,369 0,0 114,114 106,119 97,114">
          <text:p/>
        </draw:polygon>
        <draw:polygon draw:style-name="gr3" draw:text-style-name="P2" draw:layer="layout" svg:width="0.03cm" svg:height="1.342cm" svg:x="21.391cm" svg:y="9.909cm" svg:viewBox="0 0 31 1343" draw:points="31,0 31,1343 0,1343 0,0">
          <text:p/>
        </draw:polygon>
        <draw:polygon draw:style-name="gr3" draw:text-style-name="P2" draw:layer="layout" svg:width="0.182cm" svg:height="0.318cm" svg:x="21.315cm" svg:y="10.929cm" svg:viewBox="0 0 183 319" draw:points="90,94 0,0 90,319 183,0">
          <text:p/>
        </draw:polygon>
        <draw:polygon draw:style-name="gr3" draw:text-style-name="P2" draw:layer="layout" svg:width="0.233cm" svg:height="0.406cm" svg:x="21.29cm" svg:y="10.887cm" svg:viewBox="0 0 234 407" draw:points="114,135 106,144 51,85 114,318 183,85 114,152 106,144 114,135 106,127 234,0 114,407 0,0 123,127 114,135 106,127">
          <text:p/>
        </draw:polygon>
        <draw:polygon draw:style-name="gr3" draw:text-style-name="P2" draw:layer="layout" svg:width="10.042cm" svg:height="1.041cm" svg:x="14.173cm" svg:y="10.231cm" svg:viewBox="0 0 10043 1042" draw:points="10043,25 26,25 26,1042 0,1042 0,0 10043,0">
          <text:p/>
        </draw:polygon>
        <draw:polygon draw:style-name="gr3" draw:text-style-name="P2" draw:layer="layout" svg:width="0.178cm" svg:height="0.313cm" svg:x="14.097cm" svg:y="10.959cm" svg:viewBox="0 0 179 314" draw:points="89,89 0,0 89,314 179,0">
          <text:p/>
        </draw:polygon>
        <draw:polygon draw:style-name="gr3" draw:text-style-name="P2" draw:layer="layout" svg:width="0.228cm" svg:height="0.402cm" svg:x="14.072cm" svg:y="10.917cm" svg:viewBox="0 0 229 403" draw:points="114,131 105,140 46,80 114,314 183,80 114,149 105,140 114,131 105,122 229,0 114,403 0,0 122,122 114,131 105,122">
          <text:p/>
        </draw:polygon>
        <draw:path draw:style-name="gr3" draw:text-style-name="P2" draw:layer="layout" svg:width="1.429cm" svg:height="0.203cm" svg:x="9.574cm" svg:y="16.041cm" svg:viewBox="0 0 1430 204" svg:d="M170 76c-2-11-4-21-7-30-3-8-8-14-16-19s-20-7-35-7h-40v77h14c10 0 16-1 21-4 4-2 7-6 8-11s2-11 2-18h13v81h-13c0-7-1-13-2-18s-4-9-8-12c-5-3-12-4-21-4h-14v78h39v13c-5 0-10 0-18 0-7-1-14-1-22-1-7 0-13 0-18 0s-10 0-17 0-14 0-20 1c-7 0-12 0-16 0v-13h31v-169h-31v-15h174l9 71zM360 61c0-7-1-14-2-20-1-7-5-12-11-16s-16-8-31-8h-38v86h38c14 0 25-2 31-6s10-9 11-16c1-6 2-13 2-20zM404 61c-1 11-4 21-11 29-6 8-15 14-26 19-11 4-23 6-37 6h-51v74h31v13c-3 0-9 0-15 0-6-1-13-1-20-1-6 0-12 0-16 0-5 0-10 0-17 0-6 0-13 0-19 1-7 0-12 0-16 0v-13h31v-172h-31v-13h120c25 0 43 6 57 17 13 10 19 24 20 40zM648 53l-33 80h66zM774 202c-4 0-8 0-14 0-6-1-12-1-18-1s-11 0-15 0-10 0-16 0c-7 0-13 0-19 1-7 0-12 0-16 0v-13h28l-18-42h-77l-14 35-1 3c0 1 2 2 6 3 4 0 8 0 13 1 4 0 6 0 6 0v13c-5 0-12 0-19 0-7-1-13-1-19-1l-33 1v-13h6c7 0 12-1 15-1 4 0 6-1 7-2s2-2 2-4l72-174c0-3 1-5 3-6 1-1 4-2 8-2 2 0 4 0 6 1s4 3 5 7l74 181h28zM898 101c-3-5-8-9-13-12-6-4-13-6-21-6-5 0-10 1-16 3s-11 6-15 12-6 12-7 19c0 7-1 15-1 22s1 14 2 23c1 8 4 16 9 22s13 9 25 10c7-1 13-2 18-5 5-2 9-5 13-9 3-3 5-5 6-7zM898 204v-14c-4 4-10 7-17 10-7 2-14 4-23 4-22 0-39-7-51-18-12-12-18-28-18-47 0-21 7-37 20-49 13-11 31-17 52-17 5 0 11 0 17 2 7 2 14 5 22 11v-56c0-6-1-9-3-10-3-1-9-3-17-3v-13l51-3v176c0 6 1 9 3 10 3 1 8 2 17 2v13zM1082 101c-3-5-7-9-13-12-6-4-13-6-21-6-5 0-10 1-16 3-5 2-10 6-15 12-3 6-6 12-6 19-1 7-1 15-1 22s0 14 1 23c1 8 4 16 9 22s13 9 25 10c7-1 13-2 18-5 5-2 10-5 13-9 3-3 5-5 6-7zM1082 204v-14c-4 4-10 7-17 10-6 2-14 4-23 4-22 0-38-7-51-18-12-12-18-28-18-47 0-21 7-37 20-49 14-11 31-17 52-17 5 0 11 0 18 2s14 5 21 11v-56c0-6-1-9-3-10-3-1-8-3-17-3v-13l51-3v176c0 6 1 9 3 10 3 1 8 2 17 2v13zM1265 130c0-3 0-7-1-12s-2-10-4-16c-2-5-5-10-10-14s-11-6-20-6c-4 0-9 1-14 3s-9 6-13 12c-3 5-5 10-5 16-1 6-2 11-2 17zM1292 169c0 1-1 5-5 11-3 6-9 11-17 16-9 5-21 8-36 8-23 0-41-7-55-19-13-12-20-28-20-48 0-12 3-23 8-32 6-10 14-18 24-24 11-6 24-9 39-9 20 0 36 5 46 15 5 5 8 11 11 16 2 6 4 11 4 16 1 6 1 10 1 13s-1 6-2 6c-2 1-4 2-7 1h-87c0 6 0 12 2 21 1 8 4 15 10 22s16 10 29 10c10 0 18-2 25-6 8-4 13-10 16-17 1-2 2-3 3-4 0-1 2-2 4-2 1 0 3 0 4 1 2 1 3 2 3 5zM1430 96c0 6-2 10-6 13-3 3-7 5-12 5-4 0-8-2-12-4-3-3-5-8-5-14 0-4 1-7 2-9 2-3 3-4 3-4-9 0-17 4-22 10s-9 14-11 22-3 16-3 23v51h25v13c-5 0-12 0-19 0-8-1-15-1-20-1l-37 1v-13h20v-89c1-6-1-9-3-10-3-1-8-2-17-1v-14l48-2v32c3-9 8-17 14-23s14-9 24-9c8 0 15 2 21 6s9 10 10 17z">
          <text:p/>
        </draw:path>
        <draw:path draw:style-name="gr3" draw:text-style-name="P2" draw:layer="layout" svg:width="1.999cm" svg:height="0.256cm" svg:x="21.17cm" svg:y="15.89cm" svg:viewBox="0 0 2000 257" svg:d="M169 75c-1-12-3-22-6-31-3-8-9-15-16-19-8-5-20-7-35-7h-40v78h14c9 0 16-1 21-4 4-3 7-6 8-11s2-11 1-19h14v81h-14c1-7 0-13-1-18s-4-9-9-11c-4-3-11-4-20-4h-14v77h39v14c-5 0-11 0-18-1-7 0-14 0-22 0-7 0-13 0-18 0s-10 0-17 0-14 0-20 0c-7 1-12 1-16 1v-14h31v-169h-31v-14h174l9 71zM359 60c1-7 0-15-1-22-2-6-5-11-11-16-6-4-17-6-31-6h-39v86h39c14 0 24-2 30-6 7-4 10-10 12-16 1-7 2-13 1-20zM403 60c0 11-3 21-10 29-6 8-15 14-26 18-11 5-23 7-37 7h-51v73h31v14c-4 0-9 0-15-1-7 0-13 0-20 0-6 0-12 0-16 0-5 0-10 0-17 0-6 0-13 0-19 0-7 1-12 1-16 1v-14h31v-171h-31v-14h120c24 1 43 6 56 17 14 10 20 23 20 41zM838 201c-3 0-8 0-14-1-7 0-13 0-19 0-7 0-12 0-16 0s-9 0-16 0c-6 0-12 0-18 0-6 1-11 1-15 1v-14h31v-171l-80 178c-1 1-2 3-3 4-2 2-4 3-7 3-1 0-3-1-4-1-2-1-4-3-5-6l-78-174v159c-1 3 0 5 1 6s3 1 7 2c5 0 10 0 15 0h8v14c-6 0-13-1-20-1s-13 0-19 0-12 0-20 0c-7 0-13 1-19 1v-14h7c4 0 7 0 9 0 1 0 4 0 7 0 4-1 6-1 7-2s1-3 1-6v-163h-31v-14h64c3 0 6 1 8 1 1 1 3 3 5 7l69 153 69-153c1-4 3-6 5-7 2 0 5-1 8-1h63v14h-31v171h31zM978 203v-23c-4 8-9 13-15 16-5 3-10 5-15 6s-8 1-11 1c-15 0-27-2-37-7-9-5-14-15-15-30v-68c1-5-1-8-3-9-3-1-8-2-17-2v-13l53-3v99c0 5 0 9 1 12 1 4 3 6 6 8 3 1 9 2 16 2 11 0 19-3 26-10 6-7 10-17 10-29v-55c0-5-1-8-3-9-3-1-9-2-17-2v-13l53-3v105c-1 6 0 9 3 10 2 1 8 2 16 1v14zM1088 200l-35 1v-14h20v-160c0-5-1-8-3-10-3-1-8-1-17-1v-14l51-2v187h20v14zM1239 165c0 11-3 20-10 27-6 7-14 10-25 11-7 0-14-1-21-3s-13-6-17-11c-5-6-7-13-8-23v-79h-23v-11c9 0 17-3 23-9 7-5 11-13 15-22 3-9 5-18 5-28h13v56h42v14h-42v79c0 2 0 6 1 9 0 4 2 8 4 11 3 3 6 5 12 5 4 0 8-2 12-6 3-4 5-11 5-20v-15h14zM1327 25c0 7-3 12-7 16s-9 6-16 8c-6-2-11-4-16-8-4-4-6-9-6-16 0-6 2-11 6-16 5-4 10-6 16-6 7 0 12 2 16 6 4 5 7 10 7 16zM1307 200l-35 1v-14h20v-89c0-5-1-8-4-9-2-1-7-2-15-2v-13l50-3v116h18v14zM1489 137c0-18-4-32-10-41-7-9-15-13-25-13-4 0-9 0-15 2s-12 6-18 11c-2 2-3 4-4 5 0 1 0 3 0 5v61c0 3 0 5 0 6s1 2 3 4c6 7 13 12 18 13 6 2 10 3 12 2 7 0 13-2 19-5 6-4 10-10 14-18s6-19 6-32zM1526 137c0 20-7 36-20 48s-31 17-53 18c-6 0-12-1-18-3s-12-5-18-10v53h19v14l-36-1-36 1v-14h20v-145c0-5-1-8-3-9-3-1-8-2-17-2v-13l51-3v15c3-3 9-6 16-10 8-3 17-4 27-5 21 1 38 7 50 19s18 27 18 47zM1584 200l-36 1v-14h20v-160c0-5-1-8-3-10-3-1-8-1-17-1v-14l51-2v187h20v14zM1695 25c0 7-2 12-6 16-5 4-10 6-16 8-7-2-12-4-16-8s-6-9-7-16c1-6 3-11 7-16 4-4 9-6 16-6 6 0 11 2 16 6 4 5 6 10 6 16zM1675 200l-35 1v-14h20v-89c0-5-1-8-3-9s-8-2-16-2v-13l50-3v116h18v14zM1835 129c0-3-1-7-1-12-1-5-2-10-4-16s-5-10-10-14-13-6-21-6c-4 0-9 1-14 3s-9 6-13 12c-3 5-5 10-6 16 0 5-1 11-1 17zM1862 167c0 2-1 6-5 12-3 5-9 11-18 16-8 5-20 7-36 8-23-1-42-7-55-19s-20-28-20-48c0-12 3-23 8-33 6-10 14-18 24-23 11-6 24-9 39-9 21 0 36 5 47 15 5 5 8 10 11 16 2 6 3 11 4 16s1 9 1 12c0 4-1 6-2 7-2 1-4 1-7 1h-88c0 5 0 12 2 20 1 9 4 16 10 23 6 6 16 10 29 10 10 0 19-2 26-6s13-10 16-17c1-2 2-4 2-5 1 0 3-1 5-1 1 0 2 0 4 1 2 0 3 2 3 4zM2000 95c0 6-2 10-6 13-3 3-7 5-12 5-4 0-8-2-12-5-3-3-5-7-5-13 0-4 1-7 2-10 2-2 3-3 3-3-10 0-17 3-22 10-5 6-9 13-11 22-2 8-3 16-3 23v50h25v14c-5 0-12-1-20-1-7 0-14 0-20 0l-36 1v-14h20v-89c0-5-1-8-3-9-3-1-8-2-17-2v-13l48-3v33c3-9 8-17 14-23s14-9 24-10c8 0 15 2 21 6s9 10 10 18z">
          <text:p/>
        </draw:path>
        <draw:polygon draw:style-name="gr3" draw:text-style-name="P2" draw:layer="layout" svg:width="0.029cm" svg:height="1.008cm" svg:x="10.266cm" svg:y="14.663cm" svg:viewBox="0 0 30 1009" draw:points="30,0 30,1009 0,1009 0,0">
          <text:p/>
        </draw:polygon>
        <draw:polygon draw:style-name="gr3" draw:text-style-name="P2" draw:layer="layout" svg:width="0.191cm" svg:height="0.339cm" svg:x="10.185cm" svg:y="15.328cm" svg:viewBox="0 0 192 340" draw:points="93,98 0,0 93,340 192,0">
          <text:p/>
        </draw:polygon>
        <draw:polygon draw:style-name="gr3" draw:text-style-name="P2" draw:layer="layout" svg:width="0.249cm" svg:height="0.432cm" svg:x="10.156cm" svg:y="15.281cm" svg:viewBox="0 0 250 433" draw:points="122,145 114,154 55,90 122,340 195,90 122,162 114,154 122,145 114,137 250,0 122,433 0,0 135,137 122,145 114,137">
          <text:p/>
        </draw:polygon>
        <draw:polygon draw:style-name="gr3" draw:text-style-name="P2" draw:layer="layout" svg:width="0.034cm" svg:height="2.379cm" svg:x="22.149cm" svg:y="13.22cm" svg:viewBox="0 0 35 2380" draw:points="35,0 35,2380 0,2380 0,0">
          <text:p/>
        </draw:polygon>
        <draw:polygon draw:style-name="gr3" draw:text-style-name="P2" draw:layer="layout" svg:width="0.22cm" svg:height="0.385cm" svg:x="22.056cm" svg:y="15.214cm" svg:viewBox="0 0 221 386" draw:points="111,110 0,0 111,386 221,0">
          <text:p/>
        </draw:polygon>
        <draw:polygon draw:style-name="gr3" draw:text-style-name="P2" draw:layer="layout" svg:width="0.28cm" svg:height="0.487cm" svg:x="22.026cm" svg:y="15.163cm" svg:viewBox="0 0 281 488" draw:points="140,162 127,170 60,97 140,382 222,97 140,179 127,170 140,162 127,149 281,0 140,488 0,0 149,149 140,162 127,149">
          <text:p/>
        </draw:polygon>
        <draw:polygon draw:style-name="gr3" draw:text-style-name="P2" draw:layer="layout" svg:width="26.51cm" svg:height="15.097cm" svg:x="3.001cm" svg:y="3.364cm" svg:viewBox="0 0 26511 15098" draw:points="0,15072 26486,15072 26486,25 20745,25 20745,775 20720,775 20720,0 26511,0 26511,15098 0,15098">
          <text:p/>
        </draw:polygon>
        <draw:polygon draw:style-name="gr3" draw:text-style-name="P2" draw:layer="layout" svg:width="0.211cm" svg:height="0.377cm" svg:x="23.627cm" svg:y="3.762cm" svg:viewBox="0 0 212 378" draw:points="106,106 0,0 106,378 212,0">
          <text:p/>
        </draw:polygon>
        <draw:polygon draw:style-name="gr3" draw:text-style-name="P2" draw:layer="layout" svg:width="0.271cm" svg:height="0.478cm" svg:x="23.597cm" svg:y="3.711cm" svg:viewBox="0 0 272 479" draw:points="137,157 128,169 56,102 137,378 217,102 137,178 128,169 137,157 128,148 272,0 137,479 0,0 145,148 137,157 128,148">
          <text:p/>
        </draw:polygon>
        <draw:polygon draw:style-name="gr3" draw:text-style-name="P2" draw:layer="layout" svg:width="0.029cm" svg:height="1.808cm" svg:x="10.266cm" svg:y="16.653cm" svg:viewBox="0 0 30 1809" draw:points="30,0 30,1809 0,1809 0,0">
          <text:p/>
        </draw:polygon>
        <draw:polygon draw:style-name="gr3" draw:text-style-name="P2" draw:layer="layout" svg:width="0.173cm" svg:height="0.31cm" svg:x="10.194cm" svg:y="18.147cm" svg:viewBox="0 0 174 311" draw:points="84,89 0,0 84,311 174,0">
          <text:p/>
        </draw:polygon>
        <draw:polygon draw:style-name="gr3" draw:text-style-name="P2" draw:layer="layout" svg:width="0.225cm" svg:height="0.394cm" svg:x="10.168cm" svg:y="18.105cm" svg:viewBox="0 0 226 395" draw:points="111,131 103,140 48,81 111,310 179,81 111,148 103,140 111,131 103,123 226,0 111,395 0,0 120,123 111,131 103,123">
          <text:p/>
        </draw:polygon>
        <draw:polygon draw:style-name="gr3" draw:text-style-name="P2" draw:layer="layout" svg:width="0.026cm" svg:height="1.803cm" svg:x="22.153cm" svg:y="16.594cm" svg:viewBox="0 0 27 1804" draw:points="27,0 27,1804 0,1804 0,0">
          <text:p/>
        </draw:polygon>
        <draw:polygon draw:style-name="gr3" draw:text-style-name="P2" draw:layer="layout" svg:width="0.178cm" svg:height="0.313cm" svg:x="22.077cm" svg:y="18.084cm" svg:viewBox="0 0 179 314" draw:points="89,89 0,0 89,314 179,0">
          <text:p/>
        </draw:polygon>
        <draw:polygon draw:style-name="gr3" draw:text-style-name="P2" draw:layer="layout" svg:width="0.224cm" svg:height="0.394cm" svg:x="22.052cm" svg:y="18.046cm" svg:viewBox="0 0 225 395" draw:points="115,127 107,135 52,80 115,306 179,80 115,144 107,135 115,127 107,118 225,0 115,395 0,0 124,118 115,127 107,118">
          <text:p/>
        </draw:polygon>
        <draw:polygon draw:style-name="gr3" draw:text-style-name="P2" draw:layer="layout" svg:width="19.212cm" svg:height="0.03cm" svg:x="10.253cm" svg:y="10.641cm" svg:viewBox="0 0 19213 31" draw:points="19213,0 19213,31 0,31 0,0">
          <text:p/>
        </draw:polygon>
        <draw:path draw:style-name="gr3" draw:text-style-name="P2" draw:layer="layout" svg:width="0.204cm" svg:height="0.195cm" svg:x="10.096cm" svg:y="10.565cm" svg:viewBox="0 0 205 196" svg:d="M205 99c0 55-47 97-103 97-55 0-102-42-102-97s47-99 102-99c56 0 103 44 103 99z">
          <text:p/>
        </draw:path>
        <draw:path draw:style-name="gr3" draw:text-style-name="P2" draw:layer="layout" svg:width="0.228cm" svg:height="0.221cm" svg:x="10.084cm" svg:y="10.552cm" svg:viewBox="0 0 229 222" svg:d="M217 111h12c0 60-51 111-114 111-65 0-115-51-115-111s50-111 115-111c63 0 114 51 114 111h-12-13c0-47-38-85-89-85-52 0-90 38-90 85s38 85 90 85c51 0 89-38 89-85z">
          <text:p/>
        </draw:path>
        <draw:path draw:style-name="gr3" draw:text-style-name="P2" draw:layer="layout" svg:width="0.204cm" svg:height="0.195cm" svg:x="14.084cm" svg:y="10.552cm" svg:viewBox="0 0 205 196" svg:d="M205 99c0 51-47 97-102 97s-103-46-103-97c0-55 48-99 103-99s102 44 102 99z">
          <text:p/>
        </draw:path>
        <draw:path draw:style-name="gr3" draw:text-style-name="P2" draw:layer="layout" svg:width="0.228cm" svg:height="0.22cm" svg:x="14.072cm" svg:y="10.54cm" svg:viewBox="0 0 229 221" svg:d="M217 110h12c0 60-52 111-115 111-64 0-114-51-114-111 0-64 50-110 114-110 63 0 115 46 115 110h-12-13c0-47-39-85-90-85s-89 38-89 85 38 86 89 86 90-39 90-86z">
          <text:p/>
        </draw:path>
        <draw:path draw:style-name="gr3" draw:text-style-name="P2" draw:layer="layout" svg:width="0.204cm" svg:height="0.195cm" svg:x="21.298cm" svg:y="10.561cm" svg:viewBox="0 0 205 196" svg:d="M205 98c0 55-43 98-103 98-55 0-102-43-102-98s47-98 102-98c60 0 103 43 103 98z">
          <text:p/>
        </draw:path>
        <draw:path draw:style-name="gr3" draw:text-style-name="P2" draw:layer="layout" svg:width="0.232cm" svg:height="0.22cm" svg:x="21.286cm" svg:y="10.548cm" svg:viewBox="0 0 233 221" svg:d="M217 110h16c-4 61-55 111-119 111-59 0-114-50-114-111 0-63 55-110 114-110 64 0 115 47 119 110h-16-13c0-46-39-84-90-84-47 0-85 38-85 84 0 48 38 86 85 86 51 0 90-38 90-86z">
          <text:p/>
        </draw:path>
        <draw:path draw:style-name="gr3" draw:text-style-name="P2" draw:layer="layout" svg:width="0.203cm" svg:height="0.195cm" svg:x="24.114cm" svg:y="10.561cm" svg:viewBox="0 0 204 196" svg:d="M204 98c0 55-43 98-103 98-55 0-101-43-101-98s46-98 101-98c60 0 103 43 103 98z">
          <text:p/>
        </draw:path>
        <draw:path draw:style-name="gr3" draw:text-style-name="P2" draw:layer="layout" svg:width="0.229cm" svg:height="0.22cm" svg:x="24.101cm" svg:y="10.548cm" svg:viewBox="0 0 230 221" svg:d="M217 110h13c0 61-52 111-116 111-63 0-114-50-114-111 0-63 51-110 114-110 64 0 116 47 116 110h-13-13c0-46-39-84-90-84-46 0-89 38-89 84 0 48 43 86 89 86 51 0 90-38 90-86z">
          <text:p/>
        </draw:path>
        <draw:frame draw:style-name="gr5" draw:text-style-name="P5" draw:layer="layout" svg:width="3.51cm" svg:height="0.454cm" svg:x="21.969cm" svg:y="4.905cm">
          <draw:text-box>
            <text:p><text:span text:style-name="T2">1.0 <text:s text:c="9"/></text:span></text:p>
          </draw:text-box>
        </draw:frame>
        <draw:frame draw:style-name="gr5" draw:text-style-name="P5" draw:layer="layout" svg:width="3.175cm" svg:height="0.454cm" svg:x="22.05cm" svg:y="5.594cm">
          <draw:text-box>
            <text:p><text:span text:style-name="T2">9.0 <text:s text:c="9"/></text:span></text:p>
          </draw:text-box>
        </draw:frame>
        <draw:frame draw:style-name="gr5" draw:text-style-name="P5" draw:layer="layout" svg:width="3.51cm" svg:height="0.454cm" svg:x="21.969cm" svg:y="6.175cm">
          <draw:text-box>
            <text:p><text:span text:style-name="T2">3.0 <text:s text:c="9"/></text:span></text:p>
          </draw:text-box>
        </draw:frame>
        <draw:frame draw:style-name="gr5" draw:text-style-name="P5" draw:layer="layout" svg:width="3.51cm" svg:height="0.454cm" svg:x="21.953cm" svg:y="6.796cm">
          <draw:text-box>
            <text:p><text:span text:style-name="T2">3.0 <text:s text:c="9"/></text:span></text:p>
          </draw:text-box>
        </draw:frame>
        <draw:frame draw:style-name="gr5" draw:text-style-name="P5" draw:layer="layout" svg:width="3.51cm" svg:height="0.454cm" svg:x="21.969cm" svg:y="7.372cm">
          <draw:text-box>
            <text:p><text:span text:style-name="T2">5.0 <text:s text:c="9"/></text:span></text:p>
          </draw:text-box>
        </draw:frame>
        <draw:frame draw:style-name="gr9" draw:text-style-name="P8" draw:layer="layout" svg:width="9.727cm" svg:height="2.441cm" svg:x="6.684cm" svg:y="12.145cm">
          <draw:text-box>
            <text:p text:style-name="P7"><text:span text:style-name="T1"/></text:p>
            <text:p text:style-name="P7"><text:span text:style-name="T1"><text:s/></text:span><text:span text:style-name="T1">- <text:s text:c="8"/>3.0 <text:s text:c="12"/>1.0 <text:s text:c="5"/>0</text:span></text:p>
            <text:p text:style-name="P7"><text:span text:style-name="T1"><text:s/></text:span></text:p>
            <text:p text:style-name="P7"><text:span text:style-name="T1"><text:s/></text:span></text:p>
          </draw:text-box>
        </draw:frame>
        <draw:frame draw:style-name="gr11" draw:text-style-name="P8" draw:layer="layout" svg:width="9.525cm" svg:height="1.171cm" svg:x="18.75cm" svg:y="12.018cm">
          <draw:text-box>
            <text:p text:style-name="P7"><text:span text:style-name="T1"/></text:p>
            <text:p text:style-name="P7"><text:span text:style-name="T1"><text:s/></text:span></text:p>
          </draw:text-box>
        </draw:frame>
        <draw:frame draw:style-name="gr12" draw:text-style-name="P8" draw:layer="layout" svg:width="0.578cm" svg:height="2.429cm" svg:x="4.835cm" svg:y="12.779cm">
          <draw:text-box>
            <text:p text:style-name="P7"><text:span text:style-name="T1">4</text:span></text:p>
            <text:p text:style-name="P7"><text:span text:style-name="T1"/></text:p>
            <text:p text:style-name="P7"><text:span text:style-name="T1"/></text:p>
          </draw:text-box>
        </draw:frame>
        <draw:frame draw:style-name="gr7" draw:text-style-name="P6" draw:layer="layout" svg:width="4.826cm" svg:height="1.985cm" svg:x="13.922cm" svg:y="4.318cm">
          <draw:text-box>
            <text:p><text:span text:style-name="T1">1 ADD.D F1, F2, F0</text:span></text:p>
            <text:p><text:span text:style-name="T1">2 SUB.D F3, F1, F0</text:span></text:p>
            <text:p><text:span text:style-name="T1">3 MUL.D F1, F2, F3</text:span></text:p>
            <text:p><text:span text:style-name="T1">4 SUB.D F4, F2, F0</text:span></text:p>
          </draw:text-box>
        </draw:frame>
        <draw:frame draw:style-name="gr6" draw:text-style-name="P5" draw:layer="layout" svg:width="1.905cm" svg:height="0.508cm" svg:x="19.892cm" svg:y="7.445cm">
          <draw:text-box>
            <text:p><text:span text:style-name="T2">Add3</text:span></text:p>
          </draw:text-box>
        </draw:frame>
      </draw:page>
      <draw:page draw:name="page10" draw:style-name="dp1" draw:master-page-name="master-page3">
        <draw:line draw:style-name="gr1" draw:text-style-name="P1" draw:layer="layout" svg:x1="10.295cm" svg:y1="3cm" svg:x2="10.295cm" svg:y2="3.635cm">
          <text:p/>
        </draw:line>
        <draw:polygon draw:style-name="gr2" draw:text-style-name="P2" draw:layer="layout" svg:width="0.139cm" svg:height="0.241cm" svg:x="10.228cm" svg:y="3.394cm" svg:viewBox="0 0 140 242" draw:points="67,67 0,0 67,242 140,0">
          <text:p/>
        </draw:polygon>
        <draw:polygon draw:style-name="gr3" draw:text-style-name="P2" draw:layer="layout" svg:width="6.592cm" svg:height="3.78cm" svg:x="7.035cm" svg:y="3.648cm" svg:viewBox="0 0 6593 3781" draw:points="17,17 17,0 6593,0 6593,3781 0,3781 0,0 17,0 17,17 34,17 34,3747 6559,3747 6559,33 17,33 17,17 34,17">
          <text:p/>
        </draw:polygon>
        <draw:path draw:style-name="gr3" draw:text-style-name="P2" draw:layer="layout" svg:width="6.566cm" svg:height="0.05cm" svg:x="7.057cm" svg:y="4.88cm" svg:viewBox="0 0 6567 51" svg:d="M17 4l-5 8v-8h5l-5 8v-8c9 0 64 4 153 4 271 8 859 8 1575 8 973 0 2181-4 3142-8 483 0 906-4 1206-4 301 0 479-4 479-4v33c0 0-2883 18-4827 18-487 0-911 0-1220-4-156 0-279 0-368-5-42 0-80 0-102-4-12 0-25 0-29 0-9-5-13 0-21-5z">
          <text:p/>
        </draw:path>
        <draw:path draw:style-name="gr3" draw:text-style-name="P2" draw:layer="layout" svg:width="6.566cm" svg:height="0.051cm" svg:x="7.048cm" svg:y="5.502cm" svg:viewBox="0 0 6567 52" svg:d="M17 4l-4 4v-8c0 0 4 0 4 4l-4 4v-8c8 4 63 8 152 8 271 5 860 9 1575 9 974 0 2181-4 3142-9 483 0 906-4 1207-4 301-4 478-4 478-4v35c0 0-2883 17-4827 17-482 0-910 0-1219-5-157 0-279-4-368-4-43 0-77-4-102-4-13 0-25 0-30 0-8-4-12-4-21-4z">
          <text:p/>
        </draw:path>
        <draw:path draw:style-name="gr3" draw:text-style-name="P2" draw:layer="layout" svg:width="6.562cm" svg:height="0.051cm" svg:x="7.027cm" svg:y="4.253cm" svg:viewBox="0 0 6563 52" svg:d="M13 0l-5 8 5-8-5 8 5-8c4 4 63 4 152 8 267 5 855 9 1575 9 969 0 2177-4 3142-9 479-4 902-4 1203-4 300-4 478-4 478-4v35c0 0-2879 17-4823 17-487 0-914 0-1223-4-153 0-280-5-369-5-42 0-76-4-101-4-13 0-22 0-30-4-9 0-13 0-17 0z">
          <text:p/>
        </draw:path>
        <draw:path draw:style-name="gr3" draw:text-style-name="P2" draw:layer="layout" svg:width="6.562cm" svg:height="0.051cm" svg:x="7.027cm" svg:y="6.137cm" svg:viewBox="0 0 6563 52" svg:d="M13 4l-5 9 5-9-5 9 5-9c4 0 63 4 152 4 267 9 855 9 1575 9 969 0 2177-4 3142-9 479 0 902-4 1203-4 300 0 478-4 478-4v34c0 0-2879 18-4823 18-487 0-914 0-1223-5-153 0-280 0-369-4-42 0-76 0-101-4-13 0-22 0-30 0-9 0-13 0-17-5z">
          <text:p/>
        </draw:path>
        <draw:path draw:style-name="gr3" draw:text-style-name="P2" draw:layer="layout" svg:width="6.566cm" svg:height="0.051cm" svg:x="7.061cm" svg:y="6.751cm" svg:viewBox="0 0 6567 52" svg:d="M17 4l-4 4v-8l4 4-4 4v-8c8 4 63 8 152 8 267 4 859 9 1575 9 974 0 2181-5 3142-9 483 0 902-4 1202-4 301-4 483-4 483-4v35c0 0-2883 17-4827 17-487 0-915 0-1219-5-157 0-280-4-369-4-42 0-80-4-101-4-13 0-26 0-30 0-8-4-13-4-21-4z">
          <text:p/>
        </draw:path>
        <draw:path draw:style-name="gr3" draw:text-style-name="P2" draw:layer="layout" svg:width="1.649cm" svg:height="0.21cm" svg:x="10.512cm" svg:y="3.182cm" svg:viewBox="0 0 1650 211" svg:d="M93 20c0 4-1 7-3 9-2 3-5 4-9 4s-7-1-9-4c-3-2-4-5-4-8 1-4 2-7 3-9 2-2 4-3 6-3-2-1-4-2-6-2s-3 0-4 0c-6 0-12 3-18 10-5 6-8 16-8 29v34h34v9h-33v93c0 3 0 6 1 8 0 2 2 3 6 4 3 1 8 1 15 1h6v9c-6 0-12 0-18-1-7 0-13 0-19 0l-33 1v-9c10 0 16 0 19-1 3-2 4-6 4-12v-93h-23v-9h23v-34c0-10 2-19 7-25 4-7 10-12 17-16 7-3 14-5 20-5 8 0 14 2 19 6s7 9 7 14zM185 95c-1 4-2 7-5 9-2 2-5 3-8 3s-6-1-8-3c-3-2-4-5-4-9s1-7 3-8c2-2 3-3 4-3-1-1-2-1-4-1-7 0-13 3-18 8s-9 12-12 20c-2 8-4 17-4 26v45c0 3 0 6 1 8s3 3 6 4 8 1 15 1h6v9c-5 0-12 0-18-1-6 0-13 0-18 0l-33 1v-9c9 0 15 0 18-1 3-2 5-6 4-12v-77c1-7 0-11-3-13s-9-3-19-3v-9l40-3v32c1-5 3-9 6-14s7-9 12-13c5-3 10-5 17-5s12 2 16 5c3 4 5 8 6 13zM308 140c0-5 0-12-1-19-1-8-3-14-7-21-4-6-8-11-14-14s-12-4-18-4-12 1-18 4-11 8-15 15c-3 6-5 13-6 20s-1 14-1 19c0 6 0 12 1 20 1 7 3 14 6 21 4 6 9 11 15 14 6 4 12 5 18 5 7 0 14-2 20-6 6-3 10-9 13-15 3-7 5-13 6-20s1-13 1-19zM332 143c-1 12-4 23-9 33-6 9-14 17-23 23-10 5-21 8-32 8-12 0-22-3-32-8-9-6-17-13-23-23-7-10-10-21-10-33 0-13 3-24 10-34 5-10 13-18 22-24 10-6 21-10 33-10s22 4 32 10 17 14 23 24c5 10 8 21 9 34zM542 203l-33 1v-9c10 0 16 0 19-1 3-2 4-6 4-12v-67c0-8-1-16-4-22s-9-9-18-10c-6 0-12 2-18 6-6 3-11 8-14 15-4 7-6 15-6 25v53c-1 6 1 10 4 12 2 1 9 1 18 1v9l-32-1-33 1v-9c10 0 16 0 19-1 3-2 4-6 4-12v-67c0-8-1-16-4-22s-9-9-18-10c-6 0-12 2-18 6-6 3-11 8-14 15-4 7-6 15-7 25v53c0 6 2 10 5 12 2 1 9 1 18 1v9l-32-1-33 1v-9c10 0 16 0 19-1 2-2 4-6 4-12v-77c0-7-1-11-4-13s-9-3-19-3v-9l41-3v30c4-9 9-16 16-22 7-5 16-8 26-8 5 0 10 0 15 2 5 1 10 4 15 8 4 4 7 10 9 18 1-4 4-8 7-12 4-4 8-8 14-11s12-5 20-5c9 0 15 1 20 4 5 2 9 4 11 7 4 4 6 10 7 16s2 16 2 28v55c0 4 2 6 5 7 4 1 10 1 17 1v9zM770 204c-4 0-8 0-14 0-5-1-11-1-16-1-6 0-10 0-14 0s-9 0-14 0c-6 0-11 0-17 1-5 0-10 0-13 0v-9h7c8 0 13 0 17-1 3-1 5-2 6-4s1-5 1-8v-153c0-3 0-6-1-8s-3-4-6-4c-4-1-9-2-17-2h-7v-8c3 0 8 0 13 0 6 0 11 0 17 0 5 0 10 0 14 0s9 0 14 0 11 0 16 0c6 0 10 0 14 0v8h-8c-7 0-13 1-16 2s-5 2-6 4-1 5-1 8v153c0 3 0 6 1 8s3 3 6 4 9 1 16 1h8zM955 107c0-11-1-22-3-34-2-11-6-22-12-31-7-10-16-17-25-21s-18-6-27-6h-29c-6 0-11 1-12 3-2 1-2 4-2 9v157c0 4 0 7 2 9 1 2 6 2 12 2h29c10 0 18-1 25-4s13-7 17-10c4-4 7-8 9-10 6-7 9-15 12-25s4-23 4-39zM984 107c0 19-4 35-12 50-8 14-19 26-32 34-13 9-28 13-44 13h-105v-9h6c8 0 13 0 16-1 4-1 6-2 6-4 1-2 1-5 1-8v-153c0-3 0-6-1-8 0-2-2-4-6-4-3-1-8-2-16-2h-6v-8h105c16 0 31 4 45 13 13 9 23 21 31 36 8 16 12 33 12 51zM1303 15c-10 1-16 2-21 4-4 3-6 5-7 9-1 3-2 7-1 10v93c0 6 0 10-1 12 0 3 0 5 0 8-2 11-6 21-12 30-5 9-13 16-22 21-9 6-19 8-30 9-13-1-26-4-36-10-11-6-20-15-27-26-6-11-10-23-10-36v-110c0-3 0-6-1-8 0-2-2-4-6-4-3-1-8-2-15-2h-7v-8c3 0 7 0 13 0 5 0 10 0 16 0 5 0 9 0 13 0s9 0 14 0 10 0 16 0c5 0 9 0 13 0v8h-7c-8 0-13 1-16 2s-5 2-6 4-1 5-1 8v111c0 18 3 31 9 40s13 15 20 18c8 2 14 4 18 4 10 0 18-3 27-8 8-5 15-12 20-22 6-9 8-21 9-34v-101c0-3-1-6-1-9-1-3-4-6-8-9-4-2-11-3-21-4v-8h34 34zM1435 203l-33 1v-9c10 0 16 0 19-1 3-2 4-6 4-12v-67c0-8-1-16-4-22s-9-9-18-10c-6 0-12 2-18 6-6 3-11 8-14 15-4 7-6 15-6 25v53c-1 6 1 10 4 12 2 1 9 1 18 1v9l-32-1-33 1v-9c10 0 16 0 19-1 3-2 4-6 4-12v-77c0-7-1-11-4-13s-9-3-19-3v-9l41-3v30c4-9 9-16 16-22 7-5 16-8 26-8 9 0 15 1 20 4 5 2 9 4 11 7 4 4 7 10 7 16 1 6 2 16 2 28v55c0 4 2 6 5 7 4 1 10 1 17 1v9zM1530 29c0 4-2 8-4 11-3 3-7 4-12 5-4-1-8-2-11-5s-4-7-4-11 1-7 4-10c2-3 6-5 11-5s8 2 11 5 5 6 5 10zM1545 204c-9 0-19 0-30-1l-31 1v-9c9 0 15 0 18-1 3-2 4-6 4-12v-77c0-7-1-11-4-13-2-2-8-3-17-3v-9l40-3v106c0 5 1 8 3 10s8 2 17 2zM1650 168c0 7-1 13-2 19-2 6-5 10-10 14-4 4-9 6-16 6-4 1-8 0-14-2-6-1-11-5-16-11-5-5-7-14-7-26v-79h-25v-6c10-1 17-4 23-10 5-6 9-13 11-22s3-17 3-25h8v54h41v9h-41v80c-1 2 0 5 0 10 1 5 3 10 5 14 3 4 8 7 14 7 5 0 10-3 14-8 3-5 5-13 5-24v-16h7z">
          <text:p/>
        </draw:path>
        <draw:path draw:style-name="gr3" draw:text-style-name="P2" draw:layer="layout" svg:width="1.378cm" svg:height="0.2cm" svg:x="5.037cm" svg:y="5.242cm" svg:viewBox="0 0 1379 201" svg:d="M87 197c-3 0-8 0-13 0s-11-1-17-1c-5 0-10 0-14 0s-8 0-14 0c-5 0-11 1-16 1-6 0-10 0-13 0v-9h7c8 0 13 0 16-1 4-1 6-2 7-4s1-5 1-8v-153c0-3 0-6-1-8s-3-3-7-4c-3-1-8-1-16-1h-7v-9c3 0 7 0 13 0 5 0 11 1 16 1 6 0 11 0 15 0 3 0 8 0 14 0 5 0 11-1 16-1s10 0 13 0v9h-7c-8 0-13 0-16 1-4 1-6 2-7 4s-1 5-1 8v153c0 3 0 6 1 8s3 4 7 4c3 1 8 1 16 1h7zM220 196l-33 1v-9c10 1 16 0 19-1 3-2 4-5 4-12v-67c0-8-1-15-4-22-3-6-9-9-18-10-6 0-12 2-18 6-6 3-11 9-14 15-4 7-6 16-6 26v52c-1 7 1 10 4 12 2 1 9 2 18 1v9l-32-1-33 1v-9c10 1 16 0 19-1 3-2 4-5 4-12v-77c0-7-1-11-4-13s-9-3-19-3v-9l41-3v30c4-9 9-16 16-21 7-6 16-9 26-9 9 0 15 2 20 4s9 4 11 7c4 5 6 10 7 16 1 7 2 16 2 28v55c0 4 2 7 5 7 4 1 10 2 17 1v9zM363 161c0 10-3 20-11 27-7 8-19 12-35 13-4 0-8-1-14-2-6-2-12-5-18-11-3 3-4 5-5 5 0 1-1 2-1 2-3 2-4 4-5 5-1 0-2 1-2 1-2 0-3-1-3-2s0-3 0-5v-38c0-3 0-5 0-6 1-1 2-2 3-2 2 0 3 1 3 1 1 1 1 2 2 4 2 13 6 23 12 30 7 7 16 11 28 11 11 0 19-3 24-7 5-5 8-12 8-19s-2-12-6-16c-4-3-9-6-13-8-5-1-9-2-11-2-10-2-18-4-23-6-6-1-10-4-15-8-8-6-12-14-12-24 0-6 1-11 4-17 3-5 7-9 14-13s16-5 28-6c2 0 6 1 11 1 5 1 10 4 16 7 0 0 1-1 2-2s2-2 3-2c1-2 3-3 3-3 1 0 2-1 3-1s2 1 2 2c1 1 1 3 1 5v29c0 3-1 5-1 6s-1 1-3 1c0 0-1 0-2 0s-1-1-2-2c0-4 0-8-2-13-1-6-4-11-9-15-4-5-12-7-22-7-12 0-21 2-26 7-4 4-7 9-6 15 0 5 2 10 5 13 4 3 8 5 14 7 5 1 10 2 16 3s12 3 17 5c6 2 11 5 16 9 2 2 4 5 7 9 3 5 5 11 5 19zM467 162c0 6-1 12-3 18s-5 11-9 14c-4 4-10 6-16 7-4 0-9-1-15-3-6-1-11-5-15-10-5-6-7-15-8-26v-80h-24v-6c9-1 17-4 22-10 6-6 9-13 12-21 2-8 3-18 3-26h7v54h41v9h-41v80c0 2 0 6 1 10 1 5 2 10 5 14 3 5 7 7 14 7 5 0 9-2 13-8 4-5 6-13 6-24v-16h7zM589 88c-1 4-2 8-5 9-2 2-5 3-8 3s-6-1-8-3c-3-2-4-5-4-9s1-6 3-8 3-3 3-3c0 0-1-1-3-1-7 1-13 3-18 8s-9 12-12 20c-2 8-4 17-4 27v44c0 3 0 6 1 8s3 4 6 4c3 1 8 1 15 1h6v9c-6 0-12 0-18 0s-13-1-18-1l-33 1v-9c9 1 15 0 18-1 3-2 5-5 4-12v-77c1-7-1-11-3-13-3-2-9-3-19-3v-9l40-3v32c1-4 3-9 6-14s7-9 12-12c5-4 10-6 17-6s12 2 16 5c3 4 5 8 6 13zM709 201v-26c-9 17-21 26-38 26-14-1-24-3-30-8s-10-11-12-19c-1-7-1-14-1-22v-43c0-9 0-15-1-19-1-3-3-6-6-7s-8-1-16-1v-9l43-3v96c-1 5 0 9 1 14 1 4 3 7 7 10 3 3 9 4 17 4 10 0 19-5 25-13s10-19 10-31v-52c0-7-1-11-4-13s-9-3-19-3v-9l43-3v102c-1 7 0 12 3 14s9 3 19 2v9zM877 163c0 1-1 3-2 7-2 4-4 8-8 13-3 5-8 9-14 12-7 4-14 5-24 6-11-1-22-4-31-9-9-6-17-14-22-23-6-10-9-21-9-34 0-12 3-23 8-33 6-10 13-18 22-24 10-6 20-9 33-10 7 0 14 2 21 4s12 6 16 10c4 5 6 11 7 17 0 5-2 8-4 10-3 3-6 4-10 4s-7-2-9-4c-3-3-4-6-4-10 0-2 1-4 2-7 2-3 6-5 12-6-4-3-8-6-12-7-5-2-9-3-12-3-4 0-6 0-7 0-6-1-11 1-17 4-6 4-11 10-15 18-5 9-7 21-7 37 0 15 3 27 7 35 5 9 10 15 16 18 6 4 12 6 18 5 3 1 7 0 12-2 5-1 10-4 14-8 5-5 8-11 11-20 0-2 2-3 4-3 1 0 1 0 2 1 1 0 2 1 2 2zM980 162c0 6-1 12-3 18s-5 11-10 14c-4 4-9 6-16 7-4 0-8-1-14-3-6-1-11-5-16-10-5-6-7-15-7-26v-80h-25v-6c10-1 17-4 23-10 5-6 9-13 11-21s4-18 4-26h7v54h41v9h-41v80c0 2 0 6 0 10 1 5 3 10 6 14 2 5 7 7 13 7 5 0 10-2 14-8 3-5 5-13 5-24v-16h8zM1054 22c0 4-1 8-4 12-2 3-6 5-11 5s-8-2-11-5c-3-4-4-7-4-12 0-3 1-7 4-10 2-3 6-5 11-5s8 2 11 5 4 6 4 10zM1070 197c-10 0-20 0-30-1l-31 1v-9c9 1 15 0 18-1 3-2 4-5 4-12v-77c0-7-1-11-4-13-2-2-8-3-17-3v-9l40-3v106c0 5 1 9 3 10 2 2 8 3 17 2zM1192 133c1-5 0-12 0-19-1-7-3-14-7-21-4-6-9-10-14-14-7-3-13-4-20-4-6 0-11 1-17 4-6 4-11 8-15 15s-6 13-6 20c-1 7-2 14-1 19-1 6 0 12 1 20 0 7 2 15 6 21 4 7 9 11 15 15 5 3 11 4 18 4s15-2 20-5c6-4 11-9 14-16s5-13 6-20c0-7 1-13 0-19zM1216 136c0 12-3 23-9 33-5 9-13 17-23 23-9 5-21 8-33 9-11-1-21-4-31-9-10-6-17-13-23-23s-9-21-9-33 3-23 8-34c6-10 14-18 23-24 10-6 21-9 33-10 11 1 23 4 33 10 9 6 17 14 23 24 5 10 8 21 8 34zM1346 196l-32 1v-9c9 1 15 0 18-1 3-2 5-5 4-12v-67c1-8-1-15-4-22-2-6-8-9-17-10-6 0-12 2-18 6-6 3-11 9-15 15-4 7-6 16-6 26v52c0 7 1 10 4 12 3 1 9 2 19 1v9l-33-1-32 1v-9c9 1 15 0 18-1 3-2 5-5 4-12v-77c1-7 0-11-3-13s-9-3-19-3v-9l40-3v30c5-9 10-16 17-21 7-6 16-9 26-9 8 0 15 2 20 4s8 4 10 7c5 5 7 10 8 16 1 7 1 16 1 28v55c0 4 2 7 6 7 4 1 9 2 17 1v9z">
          <text:p/>
        </draw:path>
        <draw:path draw:style-name="gr3" draw:text-style-name="P2" draw:layer="layout" svg:width="0.777cm" svg:height="0.259cm" svg:x="5.337cm" svg:y="5.595cm" svg:viewBox="0 0 778 260" svg:d="M121 196c-2-9-4-16-8-21s-9-8-17-8c-6 0-10 2-13 6-3 3-4 7-4 12 0 1 0 3 1 6s2 6 5 8c2 2 6 3 11 3 3 0 7 0 11-1s9-3 14-5zM162 106c0-25-4-44-11-59-7-14-16-24-26-30-10-7-20-10-30-10-9 0-18 3-29 9-10 6-19 16-26 31-7 14-11 34-11 59 0 21 3 39 9 52 5 13 12 22 19 29 7 6 14 10 19 12 0-1-1-2-2-5-1-2-1-5-2-9 0-6 2-12 7-17 4-5 10-7 17-7 8 0 15 3 20 9s9 13 13 21c9-8 17-17 22-27s8-21 9-31c2-11 3-20 2-27zM193 206c0 6-1 13-2 21-2 8-6 16-11 23-5 6-12 10-22 10-9 0-15-3-20-8s-8-12-10-20-4-17-5-27c-4 2-9 3-13 3-5 1-10 3-14 3-18-2-34-6-48-15-15-10-26-22-35-38-9-15-13-33-13-52 0-20 4-38 13-54s20-28 35-38c14-9 30-14 47-14 18 0 34 5 48 14 15 10 26 22 35 38s13 34 13 54c0 22-6 41-16 58-11 17-25 29-42 37 3 10 7 17 11 22s10 7 16 7c7 0 12-2 17-6s9-10 10-19c0-3 1-5 3-5 1 0 2 1 3 2 0 1 0 3 0 4zM321 206v-26c-9 18-21 27-37 26-15 0-25-2-31-7s-10-11-11-19c-2-7-2-15-2-22v-43c0-9 0-15-1-19 0-3-2-6-6-7-3-1-8-1-16-1v-9l43-3v96c0 5 0 9 1 14 1 4 3 7 7 10s9 4 17 4c11 0 19-5 25-13 7-8 10-19 10-32v-51c0-7-1-11-4-13-2-2-9-3-18-3v-9l42-3v102c-1 7 1 12 3 14 3 2 9 2 19 2v9zM470 131c0-3 0-8-1-13s-2-11-4-17c-2-5-6-10-10-14s-10-6-18-6c-3-1-7 1-13 3-5 3-10 7-14 15-5 7-8 17-8 32zM489 169c0 2-2 6-5 12s-8 12-15 17-16 8-28 8c-11 0-22-3-31-8-10-6-18-14-23-24-6-10-9-21-9-34 0-12 2-23 8-33 5-10 12-18 21-24s19-9 30-9c12 0 22 3 30 9 7 5 13 12 17 20 3 9 5 18 5 28 0 3 0 4-1 5s-3 1-6 1h-81c0 5 1 12 1 20 1 8 4 16 8 23 3 5 8 10 13 13 6 4 12 6 20 6 1 0 4 0 9-1s10-3 16-8c5-4 10-11 13-20 1-3 2-4 4-5 1 0 2 1 3 1 1 1 1 2 1 3zM610 206v-26c-9 18-21 27-37 26-15 0-25-2-31-7s-10-11-11-19c-2-7-2-15-2-22v-43c0-9 0-15-1-19-1-3-3-6-6-7s-8-1-16-1v-9l43-3v96c-1 5 0 9 1 14 1 4 3 7 7 10 3 3 9 4 17 4 11 0 19-5 25-13s10-19 10-32v-51c0-7-1-11-4-13s-9-3-19-3v-9l43-3v102c-1 7 1 12 3 14 3 2 9 2 19 2v9zM759 131c0-3 0-8-1-13s-2-11-4-17c-2-5-6-10-10-14-5-4-10-6-18-6-3-1-8 1-13 3-5 3-10 7-15 15-4 7-7 17-7 32zM778 169c0 2-2 6-5 12s-8 12-15 17-17 8-28 8-22-3-31-8c-10-6-18-14-23-24-6-10-9-21-10-34 1-12 3-23 9-33 5-10 12-18 21-24s19-9 30-9c12 0 22 3 30 9 7 5 13 12 17 20 3 9 5 18 5 28 0 3 0 4-1 5s-3 1-6 1h-81c0 5 0 12 1 20s4 16 8 23c3 5 8 10 13 13 6 4 12 6 20 6 1 0 4 0 9-1 4-1 10-3 15-8 6-4 11-11 14-20 1-3 2-4 4-5 1 0 2 1 3 1 0 1 1 2 1 3z">
          <text:p/>
        </draw:path>
        <draw:polygon draw:style-name="gr3" draw:text-style-name="P2" draw:layer="layout" svg:width="11.109cm" svg:height="3.391cm" svg:x="5.528cm" svg:y="11.306cm" svg:viewBox="0 0 11110 3392" draw:points="22,17 22,0 11110,0 11110,3392 0,3392 0,0 22,0 22,17 44,17 44,3354 11068,3354 11068,38 22,38 22,17 44,17">
          <text:p/>
        </draw:polygon>
        <draw:path draw:style-name="gr3" draw:text-style-name="P2" draw:layer="layout" svg:width="11.071cm" svg:height="0.065cm" svg:x="5.566cm" svg:y="12.631cm" svg:viewBox="0 0 11072 66" svg:d="M13 0l-4 14 4-14-4 14 4-14c0 0 30 5 68 5 300 9 1422 13 2845 13 1642 0 3675-4 5300-8 813 0 1524-5 2032-5 508-5 810-5 814-5v48c0 0-4865 18-8146 18-817 0-1537 0-2058-6-262 0-474-4-618-4-76-4-135-4-173-4-22 0-38-4-51-4s-17 0-26-5z">
          <text:p/>
        </draw:path>
        <draw:path draw:style-name="gr3" draw:text-style-name="P2" draw:layer="layout" svg:width="11.07cm" svg:height="0.064cm" svg:x="5.55cm" svg:y="13.3cm" svg:viewBox="0 0 11071 65" svg:d="M12 0v13-13 13-13c4 0 30 4 72 4 297 9 1423 13 2845 13 1639 0 3675-4 5301-8 812 0 1524-5 2032-5 503-4 809-4 809-4v48c0 0-4861 17-8142 17-817 0-1541 0-2062-5-258 0-470-4-618-4-72-4-131-4-173-4-21 0-38-4-47-4-13 0-21 0-29-5z">
          <text:p/>
        </draw:path>
        <draw:path draw:style-name="gr3" draw:text-style-name="P2" draw:layer="layout" svg:width="11.071cm" svg:height="0.063cm" svg:x="5.511cm" svg:y="11.954cm" svg:viewBox="0 0 11072 64" svg:d="M13 4l-4 8 4-12v4l-4 8 4-12c0 4 31 4 73 4 296 13 1418 13 2845 13 1638 0 3675-5 5296-9 813 0 1524-4 2032-4s809-4 813-4v46c0 0-4864 18-8141 18-821 0-1541 0-2062-4-262 0-470-4-618-4-76 0-135-4-173-4-22 0-38 0-51 0-14-6-18-6-27-6z">
          <text:p/>
        </draw:path>
        <draw:path draw:style-name="gr3" draw:text-style-name="P2" draw:layer="layout" svg:width="11.071cm" svg:height="0.063cm" svg:x="5.511cm" svg:y="13.986cm" svg:viewBox="0 0 11072 64" svg:d="M13 0l-4 8 4-8-4 8 4-8c0 0 31 4 73 4 296 9 1418 13 2845 13 1638 0 3675-4 5296-9 813-4 1524-4 2032-4 508-4 809-4 813-4v47c0 0-4864 17-8141 17-821 0-1541-4-2062-4-262 0-470-4-618-4-76-4-135-4-173-4-22 0-38-5-51-5-14 0-18 0-27-4z">
          <text:p/>
        </draw:path>
        <draw:path draw:style-name="gr3" draw:text-style-name="P2" draw:layer="layout" svg:width="0.252cm" svg:height="0.201cm" svg:x="5.711cm" svg:y="11.568cm" svg:viewBox="0 0 253 202" svg:d="M55 25c0 6-2 11-6 16-5 4-10 6-16 6-7 0-12-2-16-6-4-5-7-10-7-16 0-7 3-12 7-16s9-7 16-7c6 0 11 3 16 7 4 4 6 9 6 16zM35 200h-35v-14h20v-89c0-5-1-9-3-10s-8-1-16-1v-14l50-2v116h18v14zM200 98c-3-5-8-9-14-12-6-4-13-6-21-6-5 0-10 1-16 3-5 2-11 6-15 12s-6 12-7 19c0 8-1 15 0 22-1 7 0 15 1 23 1 9 4 16 9 22s13 9 25 11c7 0 13-3 18-6 5-2 10-5 14-8 3-4 5-6 6-8zM200 202v-15c-4 5-10 8-18 11-7 2-14 4-23 4-22 0-39-6-51-19-12-12-18-28-18-47 0-21 7-37 20-48 13-12 31-18 52-18 5 0 11 0 18 2 6 2 15 5 22 11v-56c0-6-1-9-3-10-3-1-8-2-18-2v-13l52-2v175c0 5 1 8 3 9 3 2 8 2 17 2v14z">
          <text:p/>
        </draw:path>
        <draw:path draw:style-name="gr3" draw:text-style-name="P2" draw:layer="layout" svg:width="0.328cm" svg:height="0.186cm" svg:x="6.858cm" svg:y="11.629cm" svg:viewBox="0 0 329 187" svg:d="M110 64c1-7 0-14 0-21-1-7-3-13-6-18s-7-9-13-11c-5-3-11-4-17-4-7 0-14 1-19 4-6 3-10 7-13 13-2 5-4 11-4 17-1 7-1 14-1 20 0 9 1 17 2 26 1 8 4 16 9 21 5 6 14 9 26 9s20-3 25-9c6-5 9-13 10-21 1-9 2-17 1-26zM147 67c0 12-3 23-8 33-6 9-14 17-25 23s-24 9-40 9-30-3-41-9c-10-6-19-13-24-23-6-10-9-21-9-33 0-13 3-24 9-34s14-18 25-24 24-9 40-9 29 3 40 9 19 14 25 24c5 10 8 21 8 34zM292 66c0-18-3-32-10-41-7-8-15-13-25-13-4 0-8 1-15 2-6 2-12 6-18 12-2 1-3 3-4 4 0 1 0 3 0 5v61c0 3 0 5 0 6s1 2 3 4c7 7 13 12 18 14 6 1 10 2 12 1 7 0 13-1 19-5s11-10 14-18c4-8 6-19 6-32zM329 66c0 20-7 36-20 48s-31 18-52 18c-6 0-13-1-19-3s-12-5-18-10v53h20v15l-37-1-37 1v-15h21v-145c0-5-1-8-3-9-3-1-8-2-18-2v-13l52-2v14c3-3 9-6 16-9 8-4 17-5 27-5 21 0 38 6 50 18s18 27 18 47z">
          <text:p/>
        </draw:path>
        <draw:path draw:style-name="gr3" draw:text-style-name="P2" draw:layer="layout" svg:width="0.569cm" svg:height="0.204cm" svg:x="7.944cm" svg:y="11.563cm" svg:viewBox="0 0 570 205" svg:d="M151 56c0-6 0-12-2-18-1-6-5-11-12-15s-18-6-33-7h-34v80h34c15 0 26-2 33-6 7-5 11-10 12-16 2-6 3-12 2-18zM236 174c0 2-1 5-2 10-2 5-5 9-10 14-5 4-13 6-23 7-6 0-13-1-21-2-7-1-15-3-21-6-7-3-11-7-14-11s-5-9-5-14c-1-6-1-11-1-18s0-12-1-16c0-5-1-8-2-11s-3-6-6-9c-5-5-10-9-15-10s-9-1-11-1h-34v81h31v13c-3 0-8 0-15 0-6 0-12 0-19 0s-12 0-16 0c-5 0-10 0-16 0-7 0-13 0-20 0-6 0-11 0-15 0v-13h31v-172h-31v-13h109c18 0 34 3 47 7 12 5 22 11 29 19s10 17 10 27-4 19-11 27c-8 8-20 15-37 20 7 2 13 5 19 11 7 6 11 13 13 23 1 1 1 3 1 7 1 3 1 7 2 10 0 4 0 6 1 8 0 4 1 8 2 13s3 10 6 13c3 4 7 6 13 6 4 0 8-1 12-5 3-3 6-8 6-15 0-2 1-3 1-4 1-2 3-2 6-2 1 0 3 0 4 0 2 1 3 3 3 6zM406 143c0 10-3 20-7 29s-11 17-21 23c-9 6-22 9-38 10-4 0-9-1-16-1-6-1-13-3-21-5-7-2-15-6-21-10l-14 13c-1 1-2 2-2 2-1 0-2 1-3 1-3 0-4-1-5-2 0-2 0-4 0-7v-52c0-3 0-5 1-7 0-1 2-1 6-1 3 0 5 0 5 1 1 1 1 3 1 5 1 11 4 19 9 26s11 11 19 15c7 3 14 5 22 6 7 1 14 2 19 2 10 0 18-2 23-6 6-3 9-8 11-13 3-5 4-10 4-15-1-6-2-11-5-15-2-5-5-8-7-10s-4-3-7-4c-2-1-6-3-10-4-5-1-11-2-19-4-11-2-19-4-26-6-6-2-13-5-17-7-5-3-9-7-14-11-3-3-6-8-10-15-3-6-5-14-5-23 0-11 2-20 7-29 4-8 12-16 21-21 11-5 23-8 37-8 7 0 15 1 24 3 8 2 17 6 25 13l13-13c2-1 3-2 4-3 0 0 1 0 2 0 3 0 4 0 5 2 0 1 0 3 0 6v52c0 4 0 6-1 7 0 1-2 2-6 2-2 0-4-1-5-2s-1-3-2-6c-2-13-6-23-13-30-6-7-13-12-21-15-9-3-17-4-25-4-9 0-17 2-22 5-5 4-10 7-12 12s-3 9-3 13c0 6 1 11 4 15 4 5 8 8 12 10 4 3 8 5 12 5l42 9c9 2 17 6 24 11 8 6 14 13 18 22 5 9 7 18 8 29zM570 201c-5 0-11 0-18 0s-14 0-21 0c-8 0-14 0-19 0s-11 0-18 0-15 0-22 0-13 0-17 0v-13h40v-150c-9 3-16 4-23 5s-12 1-14 1h-6v-14h6c2 0 6 0 12 0 7-1 14-2 22-5 8-2 16-6 23-11 2-1 3-2 3-2 1 0 2 0 4 0 3 0 6 1 6 2 1 2 2 4 1 7v167h41z">
          <text:p/>
        </draw:path>
        <draw:path draw:style-name="gr3" draw:text-style-name="P2" draw:layer="layout" svg:width="0.575cm" svg:height="0.204cm" svg:x="11.881cm" svg:y="11.558cm" svg:viewBox="0 0 576 205" svg:d="M151 57c1-6 0-12-1-18-2-6-6-11-13-15-6-5-17-7-33-7h-33v80h33c15 0 27-2 33-7 7-4 11-9 13-15 1-6 2-12 1-18zM236 175c0 2 0 5-2 10s-5 9-10 13c-5 5-12 7-22 7-7 0-14 0-21-1-8-1-15-3-22-6-6-4-11-7-14-11-3-5-5-9-5-15-1-5-1-11-1-17 0-7 0-13 0-17-1-4-1-7-3-10-1-3-3-6-6-10-5-5-10-8-15-9s-9-2-11-1h-33v81h31v13c-4 0-9 0-15-1-7 0-13 0-20 0-6 0-12 0-16 0s-10 0-16 0c-7 0-13 0-20 0-6 1-11 1-15 1v-13h31v-172h-31v-13h110c18 0 33 2 46 7s22 11 29 19 10 17 10 27-3 19-11 27-20 15-37 19c7 2 13 6 20 11 6 6 10 14 13 24 0 1 0 3 0 6 1 4 1 7 2 11 0 4 1 6 1 7 0 5 1 9 2 14s3 9 6 13 7 6 13 6c5 0 8-2 12-5s6-8 7-15c0-2 0-3 1-5 0-1 2-2 5-2 2 0 3 0 5 1 1 1 2 3 2 6zM405 144c0 10-2 19-7 29-4 9-11 17-21 23-9 6-22 9-38 9-4 0-9 0-16-1-6 0-13-2-20-4-8-3-15-6-21-11l-13 14c-2 1-2 1-3 2-1 0-2 0-3 0-2 0-4 0-4-2-1-1-1-3-1-6v-52c0-3 0-6 1-7s3-2 6-2 5 1 5 2c1 1 1 3 1 5 1 11 4 19 9 26 5 6 11 11 18 15 7 3 15 5 22 6s14 2 19 2c10 0 18-2 23-6 6-3 10-8 12-13s3-10 3-15c0-7-2-12-4-16-3-4-5-7-8-9-2-2-4-3-6-5-3-1-6-2-11-3s-11-3-19-4c-11-3-19-4-25-7-7-2-12-4-17-7-4-2-9-6-14-10-3-4-6-9-10-15-3-6-5-14-5-24s2-19 7-28 12-16 21-21c10-6 22-8 36-9 8 0 15 1 24 3s17 7 26 13l13-12c1-2 2-3 3-3s1-1 2-1c3 0 4 1 5 2 1 2 1 4 1 6v53c0 3-1 6-1 7-1 1-3 1-6 1s-5 0-6-1-1-3-2-6c-2-13-6-23-13-30-6-8-13-13-21-15-8-3-16-4-24-4-10 0-17 2-23 5-5 3-9 7-11 12-2 4-3 9-3 13 0 6 2 11 4 15 3 4 7 8 11 10 4 3 8 4 12 5l42 9c9 2 17 6 25 11 7 5 13 12 18 21 4 9 7 19 7 30zM568 202h-125v-5c0-3 0-5 1-6 0-1 1-2 3-4l59-59c20-21 31-41 31-61 0-11-3-20-10-28-6-8-16-13-28-13-5 0-11 1-17 2-5 2-10 5-14 8 2 0 4 1 6 3 3 1 5 3 7 6 3 3 4 7 5 12-1 7-4 12-8 16-5 3-9 5-14 5-3 0-6-1-9-2s-6-3-8-7c-2-3-4-7-4-13 0-8 3-16 8-23 6-6 13-11 22-15 11-4 21-5 33-5 14 0 26 2 36 6 11 5 19 11 25 19s9 18 9 29c0 9-1 17-5 24-4 6-10 13-18 20s-17 14-28 22c-6 5-13 10-20 16s-14 11-21 17h42c2 0 5 0 9 0s8 0 12 0c4-1 7-1 8-2 2 0 3-3 4-6s2-7 3-11c0-4 1-7 1-9h13z">
          <text:p/>
        </draw:path>
        <draw:path draw:style-name="gr3" draw:text-style-name="P2" draw:layer="layout" svg:width="0.613cm" svg:height="0.202cm" svg:x="9.879cm" svg:y="11.559cm" svg:viewBox="0 0 614 203" svg:d="M231 16c-7 0-13 0-16 1-4 1-6 1-7 2s-2 2-2 3l-77 174c-1 4-3 6-5 7-2 0-4 1-6 0-4 0-7 0-8-1-2-2-3-4-4-6l-79-180h-27v-13c4 0 8 0 14 0s11 0 17 0 11 0 15 0 10 0 16 0c7 0 13 0 19 0 7 0 12 0 16 0v13h-27l61 139 58-132c1-1 1-2 1-3 0-2-2-2-6-3-3 0-7-1-11-1s-7 0-8 0v-13c6 0 12 0 19 0 6 0 13 0 19 0h33v13zM320 134c-4 0-9 0-16 1-6 1-13 3-20 5-6 3-12 6-17 11s-7 11-7 19c0 6 3 12 7 16 5 4 11 6 19 6 3 1 7 0 12-1 5-2 10-5 15-10 4-4 6-11 7-20zM378 194c0 3-1 5-3 6s-4 1-7 1h-14c-9 0-16-1-21-4-4-2-6-5-7-8-1-4-2-7-1-10-4 6-9 12-16 16-7 5-16 8-27 8-7 0-15-1-24-3-8-1-15-4-22-9-6-5-10-12-10-21 0-10 4-19 12-25 7-6 17-10 27-13 11-3 21-5 31-6 11 0 18-1 24-1v-10c0-22-11-34-32-34-2 0-5 0-9 0-3 1-8 1-12 2 1 0 2 2 4 4 1 2 2 6 3 10-1 6-3 11-6 14-4 3-8 4-13 4-4 0-8-1-11-4-4-3-6-8-6-14 0-8 3-14 9-18 7-4 14-6 22-7s14-2 20-1c22 0 38 4 48 12s15 19 15 32v62c0 3 1 6 3 8 1 1 7 2 15 3 2-1 4 0 5 0 2 1 3 3 3 6zM428 200l-35 1v-13h20v-161c0-5-1-8-3-9-3-2-8-2-17-2v-13l51-3v188h20v13zM614 201c-5 0-10 0-17-1-7 0-15 0-22 0s-13 0-18 0-12 0-19 0-14 0-21 0c-8 1-13 1-18 1v-13h40v-150c-8 2-16 4-23 5-7 0-12 1-14 0h-6v-13h6c2 0 6 0 13-1 6 0 13-2 21-4s16-6 24-11c1-1 2-2 3-2 0 0 2 0 3 0 4 0 6 0 7 2 0 1 1 4 1 7v167h40z">
          <text:p/>
        </draw:path>
        <draw:path draw:style-name="gr3" draw:text-style-name="P2" draw:layer="layout" svg:width="0.619cm" svg:height="0.202cm" svg:x="13.931cm" svg:y="11.568cm" svg:viewBox="0 0 620 203" svg:d="M229 15c-7 0-12 1-15 1-3 1-5 2-6 2-2 1-2 2-3 4l-76 174c-2 3-4 5-5 6-2 1-4 1-7 1-4 0-6-1-8-2-1-1-2-3-3-6l-80-180h-26v-13c3 0 8 0 13 1 6 0 12 0 18 0s10 0 14 0c5 0 10 0 17 0 6 0 13 0 19 0 6-1 11-1 15-1v13h-27l61 139 59-132c0-1 1-2 1-3s-2-2-6-3c-4 0-8 0-12 0s-6-1-8-1v-13c6 0 12 1 19 1s13 0 19 0l33-1v13zM318 133c-4 0-9 1-15 2-7 1-13 2-20 5-7 2-13 6-17 10-5 5-7 11-8 19 1 7 3 12 8 16s11 7 19 7c2 0 6-1 11-2 6-2 11-5 15-9 5-5 7-12 7-21zM376 194c0 3-1 5-2 6-2 0-4 1-7 0h-14c-10 0-17-1-21-3-4-3-7-6-8-9s-1-7-1-10c-3 7-8 12-15 17s-16 7-28 7c-7 0-14 0-23-2s-16-5-22-10c-7-5-10-12-10-21 0-10 4-18 11-24 8-6 17-11 28-14s21-4 31-5 18-2 23-2v-10c0-22-10-33-31-34-2 0-5 1-9 1s-8 1-12 1c0 1 2 2 3 4 2 3 3 6 3 10 0 6-2 11-6 14-3 3-7 5-12 5-4 0-8-2-12-5s-6-7-6-14c1-8 4-14 10-18 6-3 13-6 21-7s15-1 21-1c21 0 37 4 47 13 11 8 16 18 16 31v62c0 3 0 6 2 8s7 3 16 3c1 0 3 0 5 1 1 0 2 2 2 6zM427 200h-35v-13h19v-160c1-6 0-9-3-10-2-1-8-2-16-2v-13l51-2v187h19v13zM610 200h-123v-5c0-2 0-4 0-6 1-1 2-2 3-4l58-59c21-20 31-40 31-59 0-12-3-22-9-30-7-8-16-12-29-13-5 0-10 1-15 3-5 1-10 4-14 7 1 1 3 2 6 3 2 1 5 4 7 6 2 3 3 8 3 13 0 7-2 13-7 16-4 3-9 5-14 5-2 0-5-1-8-2s-6-3-9-6c-2-3-3-8-3-13 0-10 3-18 8-24 5-7 13-12 22-16 9-3 20-5 32-5 13 0 25 2 36 7 10 4 19 10 25 18 6 9 10 19 10 30 0 9-2 17-7 24-4 7-10 13-17 20-8 6-17 13-28 21-7 5-14 10-21 16s-14 12-21 17h43c1 0 4 0 9 0 4 0 8 0 12 0s7-1 8-1c1-1 3-3 4-7 1-3 1-7 2-11 1-3 1-6 2-8h14z">
          <text:p/>
        </draw:path>
        <draw:path draw:style-name="gr3" draw:text-style-name="P2" draw:layer="layout" svg:width="0.657cm" svg:height="0.258cm" svg:x="15.594cm" svg:y="11.559cm" svg:viewBox="0 0 658 259" svg:d="M125 137c0-8 0-16-1-24-1-9-4-16-9-22s-14-10-25-10c-8 0-16 2-22 5-6 4-12 8-16 13v74c1 1 3 3 6 7 3 3 7 6 11 8 5 3 11 4 18 4 4 1 10 0 15-3 6-2 11-6 15-12 4-5 6-12 7-19s1-14 1-21zM162 137c-1 20-7 36-20 48s-31 18-53 18c-8 0-16-2-22-4-6-3-10-6-14-8-3-3-5-5-6-6-4 5-9 11-14 16h-13v-174c0-5-1-8-4-9-2-2-8-2-16-2v-13l51-3v85c3-3 8-7 15-10 8-3 16-4 27-4 21 0 38 6 50 18s19 27 19 48zM302 203v-23c-4 8-9 13-15 16-5 3-10 5-15 6s-9 1-11 1c-15 0-27-2-37-7s-15-15-15-30v-68c0-6-1-9-3-10-3-1-8-2-17-2v-13l53-2v99c0 5 0 9 1 13 1 3 3 5 6 7s9 2 16 2c11 0 19-3 26-10 6-7 9-17 10-28v-56c0-6-1-9-4-10-2-1-8-2-16-2v-13l52-2v105c0 6 1 9 4 10 2 1 8 2 16 2v13zM477 161c0 10-3 18-7 24-5 6-10 10-16 13-7 2-13 4-18 4-6 1-10 1-12 1-3 0-8 0-14-1-7-1-13-4-20-8l-8 4c-3 3-5 4-5 4-1 1-2 1-3 1-3 0-4-1-5-2-1-2-1-4-1-6v-32c0-3 1-5 1-6 1-1 3-2 6-2 2 0 4 0 5 1 1 0 2 1 2 3 1 4 3 9 6 14 2 5 7 10 12 14 6 3 14 5 24 5 2 1 6 0 11 0 5-1 10-3 14-6 5-3 7-8 8-15-1-6-3-10-7-13-3-3-8-5-13-7-4-1-9-2-12-3-11-1-20-3-27-5-6-2-12-6-18-11-3-3-6-6-8-10s-3-9-4-15c1-9 3-16 8-22 4-5 9-8 16-11 6-2 12-3 18-4 5 0 9-1 11 0 12 0 22 1 29 5 6-3 9-4 11-5 1 0 2-1 2 0 3 0 4 0 5 2 1 1 1 3 1 6v23c0 3 0 5-1 6s-3 2-6 2-5-1-6-1c-1-1-1-3-1-5-1-16-12-24-34-24-2 0-6 0-11 0-5 1-10 3-14 5-4 3-7 7-7 13 0 4 2 8 5 10 4 3 8 4 12 6 5 1 9 2 12 2 11 2 20 4 26 6 6 1 12 4 17 8 11 9 16 19 16 32zM658 86c-6 0-10 0-13 1-3 0-5 1-6 2-1 0-2 1-2 3l-62 132c-3 6-7 11-11 17-4 5-10 9-16 12-6 4-12 5-20 6-9-1-16-3-22-8-7-5-10-11-10-19 0-5 2-10 5-12 5-3 8-5 13-5s9 2 12 5 4 7 4 12-1 9-3 11-4 4-6 4c1 1 2 1 3 1s2 0 4 0c7 0 12-2 17-5 5-4 8-8 11-13s6-10 8-15l7-14-54-115h-20v-14l34 1 36-1v14h-16l37 79 33-72 2-4c-1-1-2-2-4-2-2-1-4-1-7-1-2 0-3 0-3 0v-14l26 1c4 0 8 0 12 0s7-1 11-1z">
          <text:p/>
        </draw:path>
        <draw:path draw:style-name="gr3" draw:text-style-name="P2" draw:layer="layout" svg:width="0.652cm" svg:height="0.213cm" svg:x="5.643cm" svg:y="12.954cm" svg:viewBox="0 0 653 214" svg:d="M90 38l-32 95h65zM160 207c-4 0-9 0-14 0s-10 0-15 0-9 0-13 0v-8c3 0 6-1 10-1s7-1 10-2c2-1 4-3 4-6 0-1 0-3-1-4l-15-44h-71l-13 38c-1 0-1 1-1 2s0 1 0 2c0 4 2 7 6 10 3 3 9 4 16 5v8h-33-30v-8c8 0 15-2 20-5 6-2 10-7 12-15l60-173c1-2 1-3 2-4s3-2 5-2 4 1 4 2c1 1 2 2 3 4l62 181c1 5 3 8 7 9 3 2 9 3 17 3h5v8zM308 114c0-2 0-4-1-5 0-1-1-3-3-5-4-6-9-11-15-14-5-2-10-3-16-3-7 0-14 2-19 5-6 4-10 8-13 13-4 7-7 14-8 21-1 8-1 14-1 20s0 13 1 20 4 14 7 20c4 5 8 10 13 13 5 4 11 5 18 5 6 0 12-1 18-5 6-3 11-8 15-15 2-2 3-4 3-5 1-1 1-3 1-5zM308 211v-19c-4 4-9 9-15 13-7 3-15 5-24 6-11-1-21-3-30-9-10-6-17-14-22-23-6-10-9-21-9-33 0-13 3-24 9-34s14-17 23-23c10-7 21-10 32-10 8 0 15 2 21 6 6 3 11 8 16 13v-63c0-7-1-11-4-13-3-3-9-3-19-3v-9l42-3v175c-1 7 0 12 3 14s9 3 19 3v8zM469 114c0-2 0-4-1-5 0-1-1-3-2-5-5-6-10-11-15-14-6-2-11-3-16-3-8 0-15 2-20 5-6 4-10 8-13 13-4 7-6 14-8 21-1 8-1 14-1 20s0 13 1 20c2 7 4 14 8 20 3 5 7 10 12 13 5 4 11 5 18 5 6 0 12-1 18-5 6-3 11-8 16-15 1-2 2-4 2-5 1-1 1-3 1-5zM469 211v-19c-4 4-9 9-15 13-7 3-14 5-24 6-11-1-21-3-30-9s-17-14-22-23c-6-10-9-21-9-33 0-13 3-24 9-34s14-17 24-23c9-7 20-10 31-10 8 0 15 2 21 6 6 3 12 8 16 13v-63c0-7-1-11-4-13-3-3-9-3-19-3v-9l42-3v175c-1 7 1 12 3 14 3 2 9 3 19 3v8zM653 158c0 10-3 19-8 28-5 8-12 15-22 20-9 5-19 8-31 8-11 0-20-2-29-6s-17-9-22-16-8-15-8-23c0-7 2-11 5-14 4-2 7-3 11-3 5 0 9 1 12 4s5 7 5 12c0 6-2 10-6 13-3 2-9 3-14 3 3 5 9 10 14 13s11 6 16 7c6 1 11 2 15 2s9-1 14-4c5-2 9-7 13-14s5-17 6-30c0-14-3-26-9-34-5-9-14-13-26-14h-12c-3 0-5 0-6 0s-1-1-1-3c0-1 0-2 1-2 1-1 2-1 3-1s3 0 6 0c2-1 4-1 5-1 4 0 8-1 13-2 4-2 9-6 13-13 4-8 6-14 7-21 1-6 1-11 1-13 0-8-2-15-5-20-2-4-6-7-10-9s-9-3-13-3c-3 0-8 0-12 2-5 1-10 2-14 5-5 3-9 6-12 11 2 0 4 0 7 0 2 1 5 2 7 4s4 5 4 10c0 4-1 8-4 11-3 2-6 4-11 4s-8-1-11-4-4-6-4-11c0-11 5-20 15-28 10-7 22-11 37-11 9 0 18 1 26 5 8 3 14 8 19 14s7 13 7 20c0 12-3 22-11 32-7 10-17 16-29 20 15 3 27 10 35 20 9 9 13 20 13 32z">
          <text:p/>
        </draw:path>
        <draw:path draw:style-name="gr3" draw:text-style-name="P2" draw:layer="layout" svg:width="0.65cm" svg:height="0.209cm" svg:x="5.639cm" svg:y="13.615cm" svg:viewBox="0 0 651 210" svg:d="M90 38l-32 94h65zM160 206c-4 0-9 0-14 0s-10 0-15 0-9 1-13 1v-9c3 0 6 0 10 0 4-1 7-1 10-3 2-1 4-3 4-6 0-1 0-2-1-4l-15-44h-71l-13 38c-1 0-1 1-1 2s0 2 0 2c0 4 2 7 6 10 3 3 9 5 16 5v9l-33-1-30 1v-9c8 0 15-1 20-4 6-3 10-8 12-15l60-173c1-2 1-4 2-5s3-1 5-1 4 0 4 1c1 1 2 3 3 5l62 180c1 5 3 8 7 10 3 1 9 2 17 2h5v9zM308 114c0-3 0-4-1-6 0-1-1-2-2-5-5-6-10-11-16-13-5-3-10-4-16-4-7 0-14 2-19 6-6 4-10 8-13 12-4 7-7 14-8 22-1 7-1 14-1 19 0 6 0 13 1 20s4 14 7 20c4 6 8 10 13 14 5 3 11 5 18 5 6 0 12-2 18-5s11-9 16-15c1-3 2-4 2-6 1-1 1-3 1-5zM308 210v-19c-4 5-9 9-15 13-7 4-15 6-24 6-11 0-21-3-30-9-10-5-17-13-22-23-6-10-9-21-9-33s3-24 9-33c6-10 14-18 23-24 10-5 21-8 32-8 8 0 15 1 21 5 6 3 11 7 16 12v-63c0-7-1-11-4-13s-9-3-19-3v-9l42-3v176c-1 7 0 11 3 13s9 3 19 3v9zM469 114c0-3 0-4-1-6 0-1-1-2-2-5-5-6-10-11-15-13-6-3-11-4-16-4-8 0-15 2-20 6-6 4-10 8-13 12-4 7-6 14-8 22-1 7-1 14-1 19 0 6 0 13 1 20 2 7 4 14 8 20 3 6 7 10 12 14 5 3 11 5 18 5 6 0 12-2 18-5s11-9 16-15c1-3 2-4 2-6 1-1 1-3 1-5zM469 210v-19c-4 5-9 9-15 13-7 4-14 6-24 6-11 0-21-3-30-9-9-5-17-13-22-23-6-10-9-21-9-33s4-24 9-33c6-10 14-18 24-24 9-5 20-8 32-8 7 0 14 1 20 5 6 3 12 7 16 12v-63c0-7-1-11-4-13s-9-3-19-3v-9l42-3v176c-1 7 1 11 3 13 3 2 9 3 19 3v9zM643 207h-107c0-3 0-6 1-7 0-1 1-2 2-4l56-61c8-9 15-19 21-30s9-22 9-35c0-8-2-16-4-23-3-7-7-13-13-17s-13-7-22-7c-8 0-16 3-23 8s-12 12-16 21c1 0 2 0 4 0 5 0 9 2 11 5 3 3 4 6 4 10 0 6-2 11-5 13-4 3-7 4-10 3 0 1-1 0-4 0-2-1-5-2-7-5-2-2-4-7-4-12 0-8 2-17 7-25 4-8 10-14 18-19 9-5 18-8 29-8 18 0 32 6 44 16 11 10 17 23 17 40 0 10-2 19-6 27s-11 16-20 25-21 20-36 33l-31 30h52c2 0 6 0 10 0 4-1 7-1 11-1s6-1 6-2c2-2 3-6 4-11s2-10 3-14h7z">
          <text:p/>
        </draw:path>
        <draw:path draw:style-name="gr3" draw:text-style-name="P2" draw:layer="layout" svg:width="0.656cm" svg:height="0.209cm" svg:x="5.635cm" svg:y="12.243cm" svg:viewBox="0 0 657 210" svg:d="M90 38l-32 94h65zM159 206c-3 0-8 0-13 0s-10 0-15 1c-5 0-9 0-13 0v-9c3 0 6 0 10 0 3-1 7-1 9-2 3-2 5-5 5-7s-1-3-1-4l-15-45h-71l-14 38c0 1 0 1 0 2s0 2 0 3c0 3 2 7 5 11 4 2 9 4 16 4v9l-33-1-29 1v-9c8 0 14-1 20-4 5-4 9-9 12-16l60-172c0-2 1-4 2-5s2-1 5-1c2 0 3 0 4 1s2 3 2 5l62 180c2 4 4 8 7 10 4 2 9 2 18 2h5v9zM307 113c0-2 0-4 0-5s-1-3-3-6c-4-6-9-10-15-13-5-2-11-4-16-4-8 0-14 2-20 6-5 4-9 8-12 13-4 6-7 13-8 21-1 7-2 14-1 20-1 6 0 12 1 20 1 7 3 13 7 20 3 5 8 11 13 14s11 5 17 5c7 0 13-2 19-5s11-9 15-16c2-3 3-4 3-5 0-2 0-3 0-6zM307 210v-20c-3 6-8 10-15 14-6 4-14 6-23 6-11 0-22-3-31-8-9-6-16-15-22-25-5-9-8-20-8-33 0-12 3-23 9-33s13-18 23-23c10-6 20-9 32-9 8 0 15 2 21 5s11 7 15 13v-62c1-7-1-12-3-14-3-2-9-3-19-3v-9l41-3v175c0 7 1 11 4 14 3 2 9 3 19 3v9zM469 113c0-2-1-4-1-5s-1-3-3-6c-4-6-9-10-15-13-5-2-10-4-16-4-8 0-14 2-20 6-5 4-9 8-12 13-4 6-7 13-8 21-1 7-1 14-1 20s0 12 1 20c1 7 4 13 7 20 4 5 8 11 13 14s11 5 17 5c7 0 13-2 19-5s11-9 15-16c2-3 3-4 3-5 0-2 1-3 1-6zM469 210v-20c-4 6-9 10-16 14-6 4-14 6-23 6-11 0-21-3-30-8-10-6-17-15-23-25-5-9-8-20-8-33 0-12 3-23 9-33s14-18 23-23c10-6 21-9 32-9 8 0 15 2 21 5s11 7 15 13v-62c1-7 0-12-3-14s-9-3-19-3v-9l41-3v175c0 7 1 11 4 14 3 2 9 3 19 3v9zM608 42l-71 108h71zM628 159v25c0 3 0 6 1 8 1 3 3 4 6 5s8 1 15 1h6v9c-6 0-12-1-19-1s-14 0-20 0-13 0-21 0c-6 0-13 1-19 1v-9h6c7 0 12 0 16-1 3-1 5-2 6-5 1-2 1-5 1-8v-25h-78v-9l90-135c1-2 2-3 3-3 1-1 1-1 3-1s3 1 4 2c0 1 0 3 0 6v131h29v9z">
          <text:p/>
        </draw:path>
        <draw:path draw:style-name="gr3" draw:text-style-name="P2" draw:layer="layout" svg:width="0.641cm" svg:height="0.21cm" svg:x="5.639cm" svg:y="14.3cm" svg:viewBox="0 0 642 211" svg:d="M90 39l-32 94h65zM160 207c-4 0-9 0-14 0s-10 0-15 0-9 0-13 1v-9c3 0 6 0 10-1 4 0 7-1 10-2 2-1 4-3 4-6 0-1 0-3-1-4l-15-44h-71l-13 38c-1 0-1 1-1 2s0 1 0 2c0 4 2 7 6 10 3 3 9 4 16 5v9l-33-1-30 1v-9c8 0 15-2 20-4 6-3 10-8 12-16l60-173c1-2 1-3 2-4s3-2 5-2 4 1 4 2c1 1 2 2 3 4l62 181c1 5 3 8 7 10 3 1 9 2 17 2h5v9zM308 115c0-3 0-5-1-6 0-1-1-3-2-5-5-6-10-11-16-13-5-3-10-4-16-4-7 0-14 2-19 6-6 3-10 8-13 12-4 7-7 14-8 21-1 8-1 14-1 20s0 13 1 20 4 14 7 20c4 6 8 10 13 13 5 4 11 5 18 5 6 0 12-1 18-4 6-4 11-9 16-16 1-2 2-4 2-5 1-1 1-3 1-5zM308 211v-19c-4 5-9 9-15 13-7 4-15 6-24 6-11 0-21-3-30-9-10-6-17-13-22-23-6-10-9-21-9-33 0-13 3-24 9-34 6-9 14-17 23-23 10-6 21-8 32-9 8 0 15 2 21 5 6 4 11 8 16 13v-62c0-7-1-11-4-13s-9-3-19-3v-10l42-3v176c-1 6 0 11 3 13s9 3 19 3v9zM470 115c0-3 0-5-1-6 0-1-1-3-2-5-5-6-10-11-16-13-6-3-11-4-16-4-8 0-15 2-20 6-6 3-10 8-13 12-4 7-6 14-8 21-1 8-1 14-1 20s0 13 1 20c2 7 4 14 8 20 3 6 7 10 12 13 5 4 11 5 18 5 6 0 12-1 18-4 7-4 12-9 17-16 1-2 2-4 2-5 1-1 1-3 1-5zM470 211v-19c-4 5-9 9-15 13-8 4-15 6-25 6-11 0-21-3-30-9s-17-13-22-23c-6-10-9-21-9-33 0-13 4-24 9-34 6-9 14-17 24-23 9-6 20-8 32-9 7 0 14 2 21 5 6 4 12 8 16 13v-62c0-7-1-11-4-13s-9-3-20-3v-10l43-3v176c-1 6 1 11 3 13 3 2 9 3 19 3v9zM642 208c-3-1-8-1-14-1-5 0-11 0-17 0s-11 0-15 0-9 0-15 0-12 0-18 0-10 0-14 1v-9h9c9 0 15-1 19-2 4 0 6-2 7-4s1-5 1-8v-149c-8 3-15 6-22 6-7 1-13 1-16 1v-9c4 0 8 0 14 0 6-1 12-2 19-5s14-7 20-14c3 0 5 0 6 1 0 2 1 4 0 7v162c0 3 1 6 2 8 0 2 3 4 7 4 4 1 10 2 18 2h9z">
          <text:p/>
        </draw:path>
        <draw:path draw:style-name="gr3" draw:text-style-name="P2" draw:layer="layout" svg:width="8.877cm" svg:height="3.374cm" svg:x="6.621cm" svg:y="11.323cm" svg:viewBox="0 0 8878 3375" svg:d="M42 0v3358h-42v-3358zM948 8v3354h-42v-3354zM2540 21v3354h-43v-3354zM4775 21v3354h-38v-3354zM6574 21v3354h-42v-3354zM8878 8v3354h-42v-3354z">
          <text:p/>
        </draw:path>
        <draw:path draw:style-name="gr3" draw:text-style-name="P2" draw:layer="layout" svg:width="2.473cm" svg:height="0.209cm" svg:x="3.671cm" svg:y="9.812cm" svg:viewBox="0 0 2474 210" svg:d="M137 58c0-14-3-24-9-30s-14-10-22-11c-9-1-18-2-27-2-3 0-6 0-9 0-4 0-6 0-8 1-3 0-5 1-5 3-1 2-1 4-1 8v74h32c14 0 24-2 32-7 7-4 12-9 14-16s4-13 3-20zM202 178c0 3-1 7-2 12-2 5-4 10-8 14s-10 6-17 6c-5 0-11 0-17-2-7-2-13-5-20-10-5-5-8-11-10-18-1-6-2-14-1-23 0-10-1-17-2-23-1-5-4-11-9-16s-11-8-16-9-9-2-11-1h-33v73c0 4 0 7 1 9 0 2 2 3 6 4 3 0 8 1 16 1h7v9c-4 0-9-1-14-1s-10 0-15 0-10 0-14 0-9 0-14 0-10 0-15 0c-6 0-10 1-14 1v-9h7c8 0 13-1 16-1 3-1 5-3 6-5s1-4 1-8v-152c0-4 0-7-1-9s-3-3-6-4-8-1-16-1h-7v-9h92c14 0 27 3 38 8 11 4 20 10 27 18 6 8 10 17 10 26 0 11-5 21-15 29-9 8-21 14-35 18 8 3 15 7 21 13 7 5 11 12 14 21l3 23c2 14 4 24 7 31s7 11 14 11c4 0 8-2 11-5 4-4 7-11 8-21 0-1 0-2 0-3 1-1 2-1 3-1 2 0 3 0 4 1 0 1 0 3 0 3zM305 131c0-3 0-7-1-12-1-7-2-12-4-18s-6-10-10-15c-5-4-10-6-18-6-3 0-8 1-13 4-5 2-10 7-15 14-4 7-7 19-7 33zM324 170c0 2-2 6-5 12s-8 11-15 16c-7 6-16 9-28 9-11 0-22-3-31-9-10-5-18-13-23-23-6-10-9-21-10-35 1-12 3-23 9-33 5-10 12-18 21-24s19-9 30-9c12 0 22 3 30 8 7 6 13 13 17 21 3 9 5 19 5 28 0 3 0 5-1 6-1 0-3 0-6 0h-81c0 6 1 12 1 20 1 9 4 16 8 23 3 6 8 10 13 14 6 4 12 6 20 6 1 0 4 0 9-1 4-1 10-4 15-8 6-4 11-11 14-21 1-2 2-4 4-4 1 0 2 0 3 1 0 0 1 1 1 3zM438 167c0 11-4 20-11 28s-19 12-36 12c-3 0-7 0-13-2-6-1-12-5-18-10-3 2-4 4-5 5s-1 1-1 1c-3 3-5 5-5 5-1 1-2 1-2 1-2 0-3-1-3-2s-1-2-1-5v-38c0-2 1-4 1-5 0-2 1-2 3-2s2 0 3 1c0 1 1 2 1 4 3 12 7 22 13 29 6 8 15 11 27 12 11-1 20-3 25-8s8-11 8-19c0-6-3-12-7-15-4-4-8-7-13-8-4-2-8-3-10-3-10-2-18-4-23-5-6-2-11-5-15-8-8-7-12-15-13-26 0-5 2-11 5-16 2-6 7-10 14-14 7-3 16-5 28-5 2 0 6 0 11 1s10 3 16 7c0-1 1-1 2-2s2-2 2-3c2-1 3-2 4-3 1 0 2 0 2 0 2 0 3 0 3 1s0 3 0 6v29c0 3 0 4 0 5-1 2-2 3-3 3s-1 0-2-1c-1 0-2-2-2-3 0-3 0-7-2-13-1-5-4-10-9-15-5-4-12-7-22-7-13 0-21 3-26 7-5 5-7 10-7 15 0 6 2 10 6 13 3 4 8 7 13 8 6 2 11 3 17 4s12 2 17 4c6 2 11 5 16 10 2 1 4 4 7 9 3 4 4 10 5 18zM550 131c0-3-1-7-1-12-1-7-2-12-5-18-2-6-5-10-9-15-5-4-11-6-18-6-3 0-8 1-13 4-6 2-10 7-15 14-4 7-7 19-8 33zM569 170c0 2-2 6-5 12s-8 11-15 16c-7 6-17 9-28 9-12 0-22-3-32-9-9-5-17-13-23-23s-9-21-9-35c0-12 3-23 8-33 6-10 13-18 22-24s19-9 30-9c12 0 22 3 29 8 8 6 14 13 17 21 4 9 6 19 6 28 0 3-1 5-2 6-1 0-3 0-6 0h-80c0 6 0 12 1 20 1 9 3 16 8 23 3 6 7 10 13 14s12 6 19 6c1 0 4 0 9-1s10-4 16-8 10-11 14-21c0-2 2-4 4-4 1 0 1 0 2 1 1 0 2 1 2 3zM681 93c-1 5-2 8-5 10-2 2-5 3-8 3s-6-1-8-3c-3-2-4-6-4-10 0-3 1-6 3-8s3-3 3-3c0 0-1 0-3 0-7 0-13 3-18 8s-9 11-12 19c-2 10-4 18-4 28v44c0 4 0 7 1 9s3 3 6 4c3 0 8 1 15 1h6v9c-6-1-12-1-18-1s-13 0-18 0l-33 1v-9c9 0 15-1 18-2s4-5 4-11v-78c1-7-1-12-3-14-3-2-9-3-19-2v-9l40-3v31c1-4 3-9 6-13 3-5 7-10 12-13s10-5 17-5 12 2 16 5c3 3 5 7 6 12zM837 88c-9 0-15 3-19 7s-6 8-7 12l-38 94c-1 2-1 3-2 4s-2 2-4 2-3 0-4-1-1-3-2-5l-42-103c-1-3-2-5-3-6-1-2-3-3-6-3-3-1-8-1-14-1v-9c5 0 10 0 15 0s9 1 13 1l32-1v9c-3-1-7 0-10 1-4 0-6 2-7 6 0 0 1 2 2 5l32 81 30-74c0-2 1-3 1-4s0-2 0-3c0-3-1-6-3-8-2-3-5-4-10-4v-9l25 1c3 0 7-1 10-1 4 0 8 0 11 0zM917 135c-16 0-28 3-36 8-9 4-15 10-18 16-4 6-6 12-5 17 0 7 2 13 7 18 5 4 11 6 19 7 4 0 9-2 14-4s10-6 13-12c4-5 6-12 6-22zM965 178c0 8-1 14-4 18s-7 6-11 8c-3 1-6 2-8 2-7-1-12-3-16-8s-6-10-7-16c-2 7-7 13-13 17-7 5-15 8-24 8-7 0-13-1-20-3s-14-5-19-9c-5-5-7-11-8-19 0-6 2-13 7-19 4-7 12-13 22-18 9-4 19-7 28-8s18-2 25-2v-11c0-9-2-16-5-22-3-5-7-9-11-12-5-3-9-4-14-4s-10 1-16 3-11 5-15 10c6 1 10 3 12 6s2 6 2 8c0 3-1 7-3 10-3 3-6 4-10 4s-7-1-9-4c-3-3-4-6-4-11 0-9 5-17 13-23s18-9 30-9c7 0 14 1 21 4 7 2 13 6 19 12 5 5 8 11 9 16 1 6 1 13 1 19v57c0 1 0 2 1 5 0 2 1 4 3 6 1 2 4 3 7 4 1 0 4-1 6-3 3-3 4-8 4-16v-16h7zM1066 168c0 6-1 13-3 18-2 6-5 11-9 15-5 4-10 6-17 6-3 0-8-1-14-2-6-2-11-5-16-11-4-6-7-14-7-26v-80h-24v-7c9 0 16-3 22-9 5-6 9-13 11-22 3-8 4-16 4-24h7v53h41v9h-41v81c0 2 0 5 1 10 0 5 2 9 5 14 2 4 7 6 13 7 6 0 10-3 14-8 3-6 5-14 6-24v-16h7zM1138 29c0 4-2 7-4 10-3 3-7 5-12 5-4 0-8-2-11-5-2-3-4-6-4-10s1-7 4-10c3-4 7-5 11-5 5 0 9 1 11 4 3 3 5 7 5 11zM1154 204c-10-1-20-1-30-1l-32 1v-9c9 0 16-1 18-2 3-1 5-5 4-11v-79c1-6-1-11-3-13-3-2-9-3-18-2v-9l40-3v106c0 6 1 9 3 11 3 1 8 2 18 2zM1275 140c0-6 0-12-1-20s-3-15-7-21-8-11-14-14-12-5-18-5-12 2-18 5-11 8-15 14c-3 7-5 14-6 22-1 7-1 13-1 19 0 5 0 12 1 19 1 8 3 15 6 21 4 7 9 12 15 15s12 5 18 5c7 0 14-2 20-6s10-9 13-16c4-6 5-13 6-20s1-13 1-18zM1299 142c-1 12-3 23-9 33s-14 18-23 23c-10 6-21 9-32 9-12 0-22-3-32-9-9-5-17-13-23-23-6-9-9-20-9-33 0-12 3-23 9-34 5-10 13-19 23-25 9-6 20-9 32-9s22 3 32 9 17 14 23 24c6 11 8 23 9 35zM1429 203l-33 1v-9c10 0 16-1 19-2s4-5 4-11v-68c0-9-1-16-4-22s-9-10-18-10c-6 0-12 2-18 5-6 4-11 9-14 16-4 7-6 16-6 26v53c-1 6 1 10 4 11 2 1 9 2 18 2v9l-32-1-33 1v-9c10 0 16-1 19-2s4-5 4-11v-78c0-7-1-12-4-14s-9-3-19-2v-9l41-3v30c4-9 9-16 16-22 7-5 16-8 26-8 9 0 15 1 20 3s9 5 11 7c4 5 6 11 7 17s2 16 2 28v55c0 4 2 7 5 8 4 1 10 1 17 1v9zM1710 150c0 11-3 21-7 30-5 9-12 16-20 22-9 5-19 8-30 8-13 0-24-2-33-6s-15-9-20-14c-4 7-7 12-9 14-1 2-1 3-1 2-1 2-2 3-2 3-1 1-2 1-3 1s-2 0-2-1c-1-2-1-3-1-6v-57c0-3 0-5 1-6 0-1 1-2 3-2 1 0 1 1 2 1s1 1 1 2c0 6 1 12 3 20 2 9 7 17 15 25 5 4 11 8 17 10s12 4 17 4c5 1 9 1 12 1 8 0 15-2 21-6 5-4 10-9 13-15s4-13 4-20c0-10-3-19-9-26-4-6-8-9-12-11s-8-3-12-4c-10-4-19-6-25-7-7-2-11-3-13-4-11-4-20-10-27-20-7-9-11-20-11-32 0-11 3-20 8-28 5-9 11-15 20-20 8-5 18-8 28-8 13 0 23 3 30 7s12 9 16 13l11-16c0-2 1-3 2-4 0 0 1 0 2 0s2 0 3 1c0 1 0 3 0 6v58c0 2 0 4-1 5 0 1-1 2-3 2-1 0-2-1-3-1 0-1 0-2 0-3-1-3-1-8-3-15-1-6-4-13-8-20s-9-13-17-17c-7-5-16-8-28-8s-21 4-28 11-10 16-10 27c0 8 3 16 8 23 5 6 12 11 21 13l37 9c12 3 22 10 30 21s13 24 13 38zM1823 168c0 6-1 13-3 18-2 6-5 11-9 15s-10 6-17 6c-3 0-8-1-14-2-6-2-11-5-16-11-4-6-7-14-7-26v-80h-24v-7c9 0 17-3 22-9s9-13 12-22c2-8 3-16 3-24h7v53h41v9h-41v81c0 2 0 5 1 10s2 9 5 14c3 4 7 6 13 7 6 0 10-3 14-8 4-6 6-14 6-24v-16h7zM1928 135c-16 0-28 3-37 8-8 4-15 10-18 16s-5 12-5 17c0 7 3 13 8 18 5 4 11 6 18 7 4 0 9-2 14-4 6-2 10-6 14-12 4-5 6-12 6-22zM1976 178c0 8-2 14-5 18s-6 6-10 8c-4 1-7 2-9 2-7-1-12-3-16-8-3-5-6-10-6-16-3 7-7 13-14 17-6 5-14 8-24 8-6 0-13-1-20-3s-13-5-18-9c-5-5-8-11-8-19 0-6 2-13 6-19 5-7 12-13 23-18 9-4 18-7 28-8 9-1 17-2 25-2v-11c0-9-2-16-5-22-3-5-7-9-12-12-4-3-9-4-14-4s-10 1-16 3-11 5-15 10c6 1 11 3 12 6 2 3 3 6 3 8 0 3-1 7-4 10-2 3-5 4-9 4s-7-1-10-4c-2-3-4-6-4-11 1-9 5-17 13-23 9-6 19-9 31-9 7 0 14 1 20 4 7 2 13 6 19 12 5 5 8 11 9 16 1 6 2 13 2 19v57c0 1 0 2 0 5 1 2 2 4 3 6 2 2 4 3 7 4 2 0 4-1 7-3 2-3 3-8 4-16v-16h7zM2076 168c0 6-1 13-3 18-2 6-5 11-9 15s-9 6-16 6c-4 0-9-1-14-2-6-2-12-5-16-11-5-6-7-14-7-26v-80h-25v-7c10 0 17-3 22-9 6-6 10-13 12-22 2-8 3-16 3-24h8v53h41v9h-41v81c-1 2 0 5 0 10 1 5 3 9 5 14 3 4 7 6 14 7 5 0 10-3 13-8 4-6 6-14 6-24v-16h7zM2151 29c0 4-1 7-4 10s-6 5-11 5-8-2-11-5-4-6-5-10c0-4 2-7 4-10 3-4 7-5 12-5 4 0 8 1 11 4s4 7 4 11zM2167 204c-10-1-20-1-30-1l-32 1v-9c10 0 16-1 19-2s4-5 4-11v-79c0-6-1-11-4-13s-8-3-17-2v-9l40-3v106c-1 6 0 9 3 11 2 1 8 2 17 2zM2288 140c0-6 0-12-1-20 0-8-3-15-6-21-4-6-9-11-15-14-5-3-11-5-18-5-6 0-12 2-18 5s-11 8-15 14c-3 7-5 14-6 22 0 7-1 13-1 19 0 5 1 12 1 19 1 8 3 15 7 21 4 7 9 12 14 15 6 3 12 5 18 5 8 0 14-2 20-6s11-9 14-16c3-6 5-13 5-20 1-7 1-13 1-18zM2312 142c0 12-3 23-9 33s-13 18-23 23c-9 6-20 9-32 9-11 0-22-3-31-9-10-5-18-13-23-23-6-9-9-20-9-33 0-12 3-23 8-34 6-10 13-19 23-25s20-9 32-9 23 3 32 9c10 6 18 14 23 24 6 11 9 23 9 35zM2442 203l-32 1v-9c9 0 15-1 18-2s4-5 4-11v-68c0-9-1-16-4-22s-8-10-17-10c-7 0-13 2-18 5-6 4-11 9-15 16s-6 16-6 26v53c0 6 1 10 4 11s9 2 18 2v9l-32-1-32 1v-9c9 0 15-1 18-2s4-5 4-11v-78c0-7-1-12-4-14-2-2-9-3-18-2v-9l40-3v30c4-9 10-16 17-22 7-5 15-8 26-8 8 0 15 1 20 3s8 5 10 7c4 5 7 11 8 17s1 16 1 28v55c0 4 2 7 6 8 3 1 9 1 16 1v9z">
          <text:p/>
        </draw:path>
        <draw:path draw:style-name="gr3" draw:text-style-name="P2" draw:layer="layout" svg:width="1.565cm" svg:height="0.209cm" svg:x="4.122cm" svg:y="10.169cm" svg:viewBox="0 0 1566 210" svg:d="M104 142c0-6 0-13-1-20s-3-14-7-20c-3-6-8-11-14-14-5-3-12-5-18-5s-12 2-18 5-11 8-15 14c-3 7-5 14-6 21s-1 13-1 19c0 5 0 12 1 19 1 8 3 15 6 22 4 7 9 12 15 15s12 5 18 5c8 0 14-2 20-6s10-9 14-16c3-7 5-14 5-21 1-7 1-13 1-18zM128 144c0 12-3 23-9 34-6 10-14 17-23 23-10 6-20 9-32 9-11 0-22-3-31-9-10-5-18-13-24-23-5-10-8-21-9-34 1-12 3-23 9-33 6-11 13-19 23-25 9-6 20-9 32-9s23 3 32 9c10 6 17 14 23 24s9 22 9 34zM239 23c0 3-1 6-3 9-2 2-5 3-10 4-4-1-7-2-9-4-2-3-3-5-3-9s1-6 3-8 4-3 6-4c-3-1-5-1-6-2-2 0-3 0-4 0-7 0-13 3-18 10s-8 17-8 29v34h33v8h-33v94c0 4 1 6 1 8 1 2 3 4 6 5 3 0 8 1 15 1h6v9c-5-1-11-1-18-1-6 0-12 0-18 0l-33 1v-9c9 0 16-1 18-2 3-1 5-5 4-11v-95h-22v-8h22v-34c1-10 3-18 7-25 5-7 11-12 17-15 7-4 14-5 21-5 8 0 14 2 19 6 4 4 7 8 7 14zM492 75c-2-14-4-24-7-32-3-9-8-15-16-18-7-4-18-6-32-6h-35c-6 0-10 0-12 2-1 2-2 5-2 9v73h25c9 0 16-1 20-3s7-6 9-11c1-5 2-11 1-20h8v77h-8c1-8 0-15-1-20-2-5-5-8-9-11-4-2-11-3-20-3h-25v72c0 3 0 6 1 8s3 4 7 4c4 1 10 2 19 2h10v9c-4-1-9-1-15-1s-12 0-18 0-11 0-15 0-9 0-15 0c-5 0-11 0-16 0s-10 0-13 1v-9h7c7 0 12-1 16-2 3 0 5-2 6-4 0-2 1-4 0-8v-152c1-3 0-6 0-8-1-2-3-3-6-4-4-1-9-1-16-1h-7v-9h158l8 65zM658 63c0-5-1-11-2-18s-5-13-12-19c-6-5-17-8-32-8h-26c-6 0-10 0-12 2-1 2-2 5-2 9v78h40c15 0 26-3 32-8 7-6 11-12 12-19s2-13 2-17zM687 63c0 9-3 18-9 26s-14 14-24 18c-10 5-21 7-32 8h-49v69c0 4 0 6 1 8s3 4 6 5c3 0 8 1 16 1h7v9c-4-1-8-1-14-1-5 0-10 0-15 0-6 0-10 0-14 0s-8 0-14 0c-5 0-10 0-15 0-6 0-10 0-13 1v-9h7c7 0 12-1 15-2 4 0 6-2 6-4 1-2 2-4 1-8v-153c1-3 0-6-1-8 0-2-2-3-6-4-3-1-8-1-15-1h-7v-9h101c14 0 25 3 35 8 11 5 19 11 24 19 6 8 9 17 9 27zM903 38l-32 93h65zM973 206c-4 0-8 0-14 0-5 0-10 0-15 0s-9 0-13 1v-9c3 0 6 0 10-1 4 0 7-1 10-2s4-3 4-6c0-1 0-3-1-4l-15-45h-71l-13 39c0 0-1 1-1 2s0 1 0 2c0 4 2 7 6 10 3 3 9 5 16 5v9l-33-1-30 1v-9c8 0 15-2 20-4 6-3 10-8 13-16l59-173c1-2 1-3 2-4s3-1 5-1 4 0 5 1c0 1 1 2 2 4l62 181c1 5 4 8 7 10 3 1 9 2 17 2h6v9zM1121 113c0-3 0-5-1-6 0-1-1-3-2-5-5-6-10-11-15-13-6-3-11-4-16-4-8 0-15 2-20 6-6 3-10 8-13 12-4 7-7 14-8 21-1 8-1 14-1 20s0 13 1 20 4 15 7 21c4 6 8 10 13 13 5 4 11 5 18 5 6 0 12-1 18-4 6-4 11-9 16-16 1-2 2-4 2-5 1-2 1-4 1-6zM1121 210v-19c-4 5-9 9-15 13-7 4-15 6-24 6-11 0-21-3-30-9-10-6-17-13-22-23-6-11-9-22-9-34 0-13 3-24 9-34 6-9 14-17 24-23 9-5 20-8 31-9 8 0 15 2 21 5 6 4 11 8 16 13v-62c0-7-1-11-4-13s-9-3-19-3v-9l42-3v176c-1 7 0 11 3 13s9 3 19 3v9zM1282 113c0-3 0-5 0-6-1-1-2-3-3-5-5-6-10-11-15-13-6-3-11-4-16-4-8 0-15 2-20 6-5 3-10 8-13 12-4 7-6 14-7 21-1 8-2 14-2 20s1 13 2 20 3 15 7 21c3 6 7 10 12 13 6 4 11 5 18 5 6 0 12-1 18-4 6-4 11-9 16-16 1-2 2-4 3-5 0-2 0-4 0-6zM1282 210v-19c-4 5-9 9-15 13-7 4-14 6-24 6-11 0-21-3-30-9s-17-13-22-23c-6-11-8-22-9-34 1-13 4-24 9-34 6-9 14-17 24-23 9-5 20-8 32-9 7 0 14 2 20 5 7 4 12 8 16 13v-62c0-7-1-11-4-13s-9-3-19-3v-9l42-3v176c-1 7 1 11 3 13 3 2 10 3 19 3v9zM1435 133c0-3 0-7-1-13 0-5-2-10-4-16s-5-11-10-15c-4-4-10-6-17-6-4 0-8 1-13 3-6 3-11 8-15 15-5 7-7 18-8 32zM1454 171c0 3-1 8-4 13-4 6-9 12-16 17-7 6-16 8-28 9-11 0-21-3-31-9-9-6-17-13-24-23-6-11-9-23-9-36 0-12 3-23 8-33 6-10 13-17 22-23s19-9 31-9 21 3 29 8 13 12 17 21c4 8 5 18 5 27 1 3 0 5-1 5-1 1-3 1-6 1h-80c0 6 0 12 1 20s3 16 7 24c4 6 8 10 14 14 5 4 12 5 19 6 1 0 4-1 9-2 5 0 10-3 16-7s10-11 14-22c0-3 1-4 4-4 0 0 1 0 2 1 1 0 1 1 1 2zM1566 96c0 5-1 8-4 10-2 2-5 3-8 3s-6-1-9-4c-2-2-3-5-3-9 0-3 1-6 3-8 1-2 3-3 3-3 0 0-1 0-3 0-7 0-13 3-19 8-5 5-8 11-11 19s-4 17-4 27v45c0 4 0 6 1 8s3 4 6 5c3 0 8 1 15 1h6v9c-6-1-12-1-18-1-7 0-13 0-19 0l-32 1v-9c9 0 15-1 18-2s4-5 4-11v-78c0-7-1-12-4-14-2-2-9-3-18-3v-8l40-4v32c1-4 3-9 6-14 3-4 7-9 11-12 5-4 11-5 18-6 6 1 11 2 15 6 4 3 6 7 6 12z">
          <text:p/>
        </draw:path>
        <draw:polygon draw:style-name="gr3" draw:text-style-name="P2" draw:layer="layout" svg:width="10.512cm" svg:height="1.901cm" svg:x="17.797cm" svg:y="11.293cm" svg:viewBox="0 0 10513 1902" draw:points="17,13 17,0 10513,0 10513,1902 0,1902 0,0 17,0 17,13 30,13 30,1873 10483,1873 10483,30 17,30 17,13 30,13">
          <text:p/>
        </draw:polygon>
        <draw:path draw:style-name="gr3" draw:text-style-name="P2" draw:layer="layout" svg:width="10.436cm" svg:height="0.06cm" svg:x="17.831cm" svg:y="12.525cm" svg:viewBox="0 0 10437 61" svg:d="M13 0v5-5 5-5c29 5 343 9 830 14 491 0 1159 4 1922 4 1545 0 3463-4 4995-9 767-4 1436-4 1915-9 478 0 762 0 762 0v44c0 0-4582 17-7672 17-775 0-1453-5-1944-5-245-4-444-4-584-4-72-4-127-4-165-4-17 0-34-4-47-4-12 0-17 0-25 0z">
          <text:p/>
        </draw:path>
        <draw:path draw:style-name="gr3" draw:text-style-name="P2" draw:layer="layout" svg:width="10.482cm" svg:height="0.055cm" svg:x="17.78cm" svg:y="11.899cm" svg:viewBox="0 0 10483 56" svg:d="M13 0c34 4 343 8 834 8 491 5 1164 5 1926 5 1554 0 3480-5 5021-9 772 0 1441-4 1923-4 479 0 766 0 766 0v43c0 0-4602 13-7710 13-775 0-1456 0-1947-4-250 0-449 0-589-5-67 0-122 0-165 0-17-4-34-4-46-4-9 0-17 0-26-4z">
          <text:p/>
        </draw:path>
        <draw:path draw:style-name="gr3" draw:text-style-name="P2" draw:layer="layout" svg:width="0.252cm" svg:height="0.202cm" svg:x="17.967cm" svg:y="11.525cm" svg:viewBox="0 0 253 203" svg:d="M55 25c0 7-2 13-6 17-5 4-10 7-16 7s-12-3-16-7-6-10-7-17c1-6 3-11 7-15 4-5 10-7 16-7s11 2 16 7c4 4 6 9 6 15zM35 200l-35 1v-13h20v-89c0-6-1-9-3-10s-8-2-16-2v-13l50-2v116h18v13zM199 99c-3-4-7-8-13-11-6-4-13-6-21-6-5 0-10 1-16 3-5 2-10 6-15 12-3 6-6 12-6 19-1 7-1 14-1 21 0 8 0 15 1 24 1 8 4 16 9 22s13 9 25 9c7 0 13-1 18-4 6-3 10-6 13-9s5-6 6-8zM199 203v-14c-4 3-10 7-17 9-6 3-14 5-23 5-22-1-38-7-51-19-12-11-18-27-18-47s7-36 20-48c14-11 31-17 52-17 5-1 11 0 18 2s14 5 21 11v-58c0-5-1-8-3-9-3-2-8-2-17-2v-13l52-3v176c0 6 1 9 3 10 3 1 8 2 17 2v13z">
          <text:p/>
        </draw:path>
        <draw:path draw:style-name="gr3" draw:text-style-name="P2" draw:layer="layout" svg:width="0.328cm" svg:height="0.186cm" svg:x="19.034cm" svg:y="11.582cm" svg:viewBox="0 0 329 187" svg:d="M111 66c0-8 0-15-1-22 0-8-2-14-5-19s-9-9-14-11c-6-2-11-4-18-4s-13 2-19 5c-5 3-9 7-12 12s-4 11-5 19c0 6 0 13 0 20 0 8 0 17 1 25 1 9 5 16 10 22 5 5 13 8 25 9 12-1 21-4 27-9 5-6 8-13 10-22 1-8 1-17 1-25zM148 69c0 12-3 22-9 32-5 10-13 17-24 23s-25 9-42 9c-16 0-29-3-40-9-11-5-19-13-25-23-5-9-8-20-8-32 0-13 3-25 8-36 6-10 14-18 25-24s25-9 40-9c16 0 30 3 41 9s19 14 25 24c6 11 9 23 9 36zM292 67c0-18-4-32-11-41-6-9-15-14-25-14-3 0-8 1-14 3-6 1-13 5-18 11-2 2-4 3-4 4-1 1-1 3-1 6v62c0 2 0 4 1 5 0 1 1 3 2 4 7 8 13 12 19 14s10 2 12 2c6 0 12-2 18-6 6-3 11-9 15-17 4-9 6-19 6-33zM329 67c-1 21-7 37-21 48-13 12-30 18-52 18-6 0-12-1-18-3-6-1-13-5-19-10v54h20v13l-36-1-36 1v-13h19v-146c1-6 0-9-3-10-2-1-8-1-16-1v-14l50-2v14c4-3 9-6 17-9 7-3 16-5 27-5 21 0 37 6 49 18s18 29 19 48z">
          <text:p/>
        </draw:path>
        <draw:path draw:style-name="gr3" draw:text-style-name="P2" draw:layer="layout" svg:width="0.568cm" svg:height="0.204cm" svg:x="20.044cm" svg:y="11.516cm" svg:viewBox="0 0 569 205" svg:d="M152 57c0-6-1-12-2-18-2-6-6-12-12-16-7-4-19-6-34-6h-34v80h33c16 0 28-3 35-7 6-4 11-9 12-16 2-6 2-12 2-17zM236 174c1 2 0 6-2 10-1 5-4 10-9 14s-13 7-23 7c-6 0-13-1-21-2-8 0-15-2-21-6-7-3-12-7-15-11-2-4-4-9-5-14s-1-11-1-18 0-13 0-17-1-8-2-11c-2-3-4-6-7-9-5-5-11-7-16-9-4-1-8-1-10-1h-34v81h31v14c-4 0-9-1-15-1s-13 0-19 0c-7 0-12 0-17 0-4 0-9 0-16 0-6 0-13 0-19 0-7 0-12 1-15 1v-14h31v-171h-31v-14h109c19 0 34 3 47 8 13 4 23 11 30 19 6 8 10 17 10 27 0 9-4 18-12 27-7 8-20 14-36 19 6 2 13 6 19 11s11 13 13 23c0 0 0 2 1 6 0 3 1 7 1 11 1 4 1 7 1 8 1 4 1 9 2 14 2 5 4 9 7 13 2 3 7 5 12 6 5 0 9-2 12-5 4-4 6-9 7-15 0-2 0-4 1-5s3-2 6-2c1 0 3 0 4 1 1 0 2 2 2 5zM405 142c0 10-2 21-6 30-5 10-12 17-21 23-10 7-22 10-38 10-4 0-10 0-16-1-7-1-14-2-21-5-7-2-14-5-21-10l-13 13c-1 1-2 2-3 2 0 1-1 1-3 1s-4-1-4-2c-1-1-1-3-1-6v-54c0-3 0-5 1-6s3-2 6-2 5 1 6 2c0 1 1 2 1 5 1 10 3 20 8 26 5 7 11 12 18 15 8 4 15 6 22 7 8 1 14 1 20 1 10 0 17-2 23-5 5-4 9-8 11-13 2-6 3-10 3-15 0-8-1-13-4-17s-5-7-7-9-4-4-7-5c-2-1-6-2-11-3-4-2-11-3-19-5-10-2-19-4-25-6-7-1-12-4-16-6-5-3-10-6-14-11-3-3-7-8-10-14-4-7-6-15-6-24 0-10 3-20 7-28 5-9 12-16 22-22 9-5 21-8 36-8 7 0 15 1 23 3 9 2 18 6 26 13l13-13c2-1 3-2 3-2 1-1 2-1 3-1 2 0 4 1 4 2 1 1 1 3 1 6v53c0 3 0 5-1 6s-3 2-6 2-5 0-5-1c-1-1-2-3-2-7-3-12-7-22-13-30-6-7-14-12-22-15-8-2-16-4-24-4-10 1-17 2-22 6-6 3-10 7-12 11-2 5-3 9-3 14s2 10 5 15c3 4 6 7 10 10 5 2 9 4 13 5l42 9c8 1 17 5 24 11 8 5 14 12 18 21 5 8 7 18 7 28zM569 202c-4 0-10-1-17-1s-14 0-22 0c-7 0-13 0-18 0s-11 0-18 0c-8 0-15 0-22 0s-13 1-17 1v-14h40v-150c-9 3-17 5-24 5-7 1-11 1-14 1h-6v-13h6c2 0 7 0 13-1s13-2 22-4c8-3 16-6 23-12 1-1 2-1 3-2 1 0 2 0 3 0 4 0 6 1 7 2 1 2 1 4 1 7v167h40z">
          <text:p/>
        </draw:path>
        <draw:path draw:style-name="gr3" draw:text-style-name="P2" draw:layer="layout" svg:width="0.576cm" svg:height="0.204cm" svg:x="23.701cm" svg:y="11.512cm" svg:viewBox="0 0 577 205" svg:d="M151 56c1-5 0-12-1-18-2-6-6-11-13-15-6-4-17-6-32-7h-34v81h33c16-1 27-3 33-7 7-5 11-10 13-16 1-6 2-12 1-18zM237 174c0 2 0 5-2 10-1 5-5 9-10 14-5 4-12 6-22 7-7 0-14-1-21-2-8-1-15-3-23-6-6-3-11-7-14-11s-5-9-5-14c-1-6-1-12-1-19s0-12 0-16c-1-4-1-8-3-11-1-3-3-6-6-9-5-5-10-8-15-9s-8-1-11-1h-33v81h31v13c-4 0-9 0-15 0-7 0-13 0-20 0-6 0-12 0-16 0s-10 0-16 0c-7 0-13 0-20 0-6 0-11 0-15 0v-13h31v-172h-31v-13h110c18 0 33 3 46 7 14 5 23 11 30 19s11 17 11 27-4 19-12 27c-8 9-20 15-38 20 7 2 13 5 21 10 6 6 10 13 13 23 0 1 0 3 1 7 0 3 0 7 1 10 0 4 1 6 1 9 0 4 1 9 2 14s3 9 6 12c3 4 7 6 13 6 5 0 9-1 12-5 4-3 6-8 7-15 0-2 0-3 1-4 0-2 2-2 5-2 2 0 3 0 5 0 1 1 2 3 2 6zM406 142c0 10-2 21-7 30-4 9-11 17-21 23-9 6-22 9-38 10-4 0-9-1-16-1-6-1-13-3-20-5-8-2-15-6-21-10l-13 13c-2 1-2 2-3 2s-2 1-3 1c-2 0-4-1-4-2-1-2-1-4-1-6v-54c0-3 0-5 1-6 1-2 3-2 6-2s5 0 6 1c0 1 1 3 1 5 0 11 3 21 8 27 5 7 11 12 18 15s15 5 22 6c7 2 14 2 19 2 10 0 18-2 23-6 6-3 10-7 12-13 2-5 3-10 3-16s-2-11-4-15c-3-4-5-8-8-10-2-2-4-3-6-4-3-1-6-3-11-4s-11-2-19-4c-11-2-19-4-25-6-7-2-12-4-17-6-4-3-9-6-13-11-4-3-7-8-11-15-3-6-5-14-5-23 0-11 2-20 7-29 5-8 12-15 21-21 10-5 22-8 36-8 8 0 15 1 24 3s17 6 26 13l13-13c1-1 2-2 3-3 1 0 1 0 2 0 3 0 4 0 5 2 1 1 1 3 1 6v53c0 3 0 5-1 6s-3 2-6 2-5-1-6-2-1-3-2-6c-2-13-6-23-12-30-7-7-14-12-22-15s-16-4-24-4c-10 0-17 2-23 5-5 4-9 8-11 12-2 5-3 9-3 13 0 6 2 11 5 15 2 5 6 8 10 10 4 3 9 5 13 5l41 9c9 2 17 6 25 11 7 6 13 13 18 21 4 9 7 18 7 29zM568 201h-124v-5c0-2 0-4 1-6 0-1 1-2 3-4l58-60c20-20 31-40 31-59 0-12-3-21-10-29-6-8-16-12-28-13-5 0-11 1-16 3-5 1-10 4-14 7 2 1 4 2 6 3 3 1 5 4 7 6 2 3 3 7 4 12-1 7-3 13-7 16-5 3-9 5-14 5-3 0-5-1-9-2-3-1-6-3-8-6s-4-8-4-13c0-9 3-17 8-23 6-7 13-12 22-16 10-3 20-5 32-5 14 0 26 2 36 7 11 4 19 10 25 18 6 9 9 18 10 29 0 9-2 17-6 24s-10 13-18 20c-7 6-17 13-28 21-6 5-13 10-20 16s-14 12-21 18h42c2 0 5 0 9 0s8 0 12 0 7-1 9-1c1-1 2-4 3-8 1-3 2-7 3-11 0-3 1-6 1-8h14z">
          <text:p/>
        </draw:path>
        <draw:path draw:style-name="gr3" draw:text-style-name="P2" draw:layer="layout" svg:width="0.613cm" svg:height="0.202cm" svg:x="21.839cm" svg:y="11.517cm" svg:viewBox="0 0 614 203" svg:d="M230 16c-7 0-12 0-15 1-4 0-6 1-7 2s-2 2-2 3l-77 174c-1 3-3 5-5 6s-4 1-6 1c-4 0-7-1-8-2-2-1-3-3-4-5l-79-180h-27v-14c4 0 8 1 14 1s11 0 17 0 11 0 15 0 10 0 16 0c7 0 13 0 19 0 7 0 12-1 16-1v14h-27l61 139 58-132c1-1 1-2 1-4 0-1-2-2-6-2-3-1-7-1-11-1s-7 0-8 0v-14c6 1 12 1 19 1 6 0 13 0 19 0l32-1v14zM319 133c-4 1-9 1-16 2-6 1-13 3-20 5-6 3-12 6-17 11s-7 11-7 18 2 12 7 16c5 5 11 7 19 7 3 0 7 0 12-2 5-1 10-4 15-9 4-4 6-11 7-20zM376 194c0 3 0 5-2 6s-4 1-7 1h-14c-9 0-16-2-21-4-4-3-6-5-7-9-1-3-2-6-1-9-4 6-9 11-16 16s-16 7-27 7c-7 1-15 0-24-2-8-2-16-5-22-10-6-4-10-11-10-20 0-11 4-19 12-25 7-6 16-10 27-13s21-5 31-6c11-1 18-1 24-2v-9c0-24-11-35-32-35-2 0-5 0-9 0s-8 1-12 2c1 0 2 1 4 4 1 2 2 5 3 10-1 7-3 11-6 14-4 3-8 5-13 5-4 0-8-1-12-4-3-3-5-8-5-15 0-8 3-14 9-18 7-4 14-7 22-8 7 0 14-1 20-1 22 1 38 5 48 13s15 20 15 33v62c0 3 1 5 3 7 1 2 7 3 15 3 2 0 4 0 5 1 2 1 2 3 2 6zM427 200l-35 1v-14h20v-160c0-5-1-9-3-10-3-1-8-1-17-1v-14l51-2v187h20v14zM614 201c-5 0-10-1-17-1-8 0-15 0-22 0s-13 0-18 0-12 0-19 0-14 0-21 0c-8 0-13 1-19 1v-14h41v-150c-8 3-16 5-23 5-7 1-12 1-14 1h-7v-13h7c2 0 6 0 13-1 6-1 13-2 21-4 8-3 16-6 24-12 1-1 2-1 3-2 0 0 2 0 3 0 4 0 6 1 7 2 0 2 1 4 1 7v167h40z">
          <text:p/>
        </draw:path>
        <draw:path draw:style-name="gr3" draw:text-style-name="P2" draw:layer="layout" svg:width="0.619cm" svg:height="0.202cm" svg:x="25.603cm" svg:y="11.525cm" svg:viewBox="0 0 620 203" svg:d="M230 16c-7 0-12 0-15 1s-5 1-6 2-2 2-3 3l-76 174c-2 4-3 6-5 7-2 0-4 1-7 0-4 0-6 0-8-1-1-2-2-4-3-6l-81-180h-26v-13c3 0 8 0 14 0 5 0 11 0 17 0s11 0 14 0c5 0 10 0 17 0 6 0 13 0 19 0 7 0 12 0 16 0v13h-28l63 139 58-132c0-1 1-2 1-3 0-2-2-2-6-3-4 0-8-1-12-1s-6 0-7 0v-13c5 0 12 0 18 0 7 0 13 0 19 0h33v13zM319 134c-4 0-9 0-15 1-7 1-13 3-20 5-7 3-13 6-17 11-5 5-7 11-8 19 1 6 3 12 8 16s11 6 19 6c2 1 6 0 12-1 5-2 10-5 14-9 5-5 7-12 7-21zM377 194c0 3-1 5-2 6-2 1-4 1-7 1h-14c-10 0-17-1-21-4-4-2-7-5-8-8-1-4-1-7-1-10-3 6-8 12-15 16-7 5-16 8-28 8-7 0-14-1-23-2-8-2-16-5-22-10-7-5-10-12-10-21 0-10 4-19 12-25 7-6 16-10 27-13s21-5 31-6c10 0 18-1 23-1v-10c0-22-10-35-31-35-2 0-5 0-9 0-4 1-8 1-12 2 0 0 2 2 3 4 2 2 3 7 3 11 0 6-2 11-6 14-3 3-7 4-12 4-4 0-8-1-12-4s-6-7-6-14c1-9 4-15 10-19s13-6 21-7 15-2 21-1c21 0 37 4 48 12 10 9 15 20 15 33v62c0 3 0 6 2 8 2 1 7 2 16 3 2-1 3 0 5 0 1 1 2 3 2 6zM428 200l-35 1v-13h20v-161c0-5-1-8-4-9-2-2-8-2-16-2v-13l51-3v188h20v13zM611 201h-123v-5c0-3 0-5 0-6 1-1 2-2 3-4l58-59c21-20 31-41 31-61 0-11-3-20-9-28-7-8-16-13-29-13-5 0-10 1-15 3-5 1-10 4-14 7 1 1 3 1 6 3 3 1 5 3 7 6s3 7 3 12c0 7-2 12-7 16-4 3-9 5-14 5-2 0-5-1-8-2s-6-3-8-7c-3-3-4-7-4-13 0-8 3-16 8-23 5-6 13-11 22-15s20-5 32-5c13 0 25 2 36 6 10 5 19 11 25 19s9 18 9 29c0 9-2 17-6 25-4 7-10 13-17 20-8 6-17 13-28 21-7 5-13 10-21 16-7 6-14 11-21 17h43c1 0 4 0 9 0 4 0 8 0 12 0 4-1 7-1 8-2 1 0 3-2 4-6 1-3 2-7 2-11 1-4 1-7 2-9h13z">
          <text:p/>
        </draw:path>
        <draw:path draw:style-name="gr3" draw:text-style-name="P2" draw:layer="layout" svg:width="0.657cm" svg:height="0.257cm" svg:x="27.143cm" svg:y="11.513cm" svg:viewBox="0 0 658 258" svg:d="M126 135c0-7 0-15-1-23-2-9-5-16-10-22s-14-9-25-10c-8 0-15 2-22 6-6 3-11 7-16 13v72c1 1 3 4 6 7 3 4 7 7 11 10 5 2 11 4 18 4 5 0 10-1 15-3 6-2 11-6 16-13 3-6 5-12 7-20 1-7 1-14 1-21zM163 135c0 21-7 37-20 49s-32 18-54 18c-8 0-16-1-22-4-5-3-10-5-14-8-3-3-5-5-6-6-4 6-9 11-14 16h-13v-173c0-6-1-9-4-10-2-1-8-2-16-2v-13l51-2v84c3-3 8-6 16-9 7-3 16-5 26-5 21 0 39 6 51 18s19 28 19 47zM303 202v-23c-4 8-9 13-15 16-5 4-10 6-15 6-5 1-8 1-11 1-15 1-27-2-37-7-9-5-15-16-15-31v-67c0-5-1-9-3-10-3-1-8-1-17-1v-14l53-2v98c0 5 0 10 1 14 1 3 3 6 6 7 3 2 9 3 16 3 11 0 19-4 26-12 6-7 9-16 10-28v-55c0-5-1-9-4-10-2-1-8-1-16-1v-14l52-2v105c0 5 1 9 4 10 2 2 8 2 16 2v13zM478 159c0 10-2 19-7 25-4 6-10 10-16 13-7 2-12 4-18 5-6 0-10 0-12 0-3 0-8 0-14-1-7-1-13-4-20-8l-8 5c-2 2-4 3-5 4-1 0-2 0-3 0-3 0-4-1-5-2 0-1-1-3 0-6v-32c-1-4 0-6 0-7 1-1 3-2 7-2 1 0 3 1 4 1s2 1 2 3c1 5 3 9 6 15 3 5 7 10 12 14 6 4 14 6 24 6 2 0 6 0 11-1s10-2 15-6c4-3 6-9 7-16-1-5-3-10-6-13-4-3-9-5-13-6-5-2-10-3-13-3-11-2-20-4-26-6-7-2-13-5-19-10-3-3-6-6-8-10s-3-9-3-14c0-10 2-17 7-22 4-5 10-9 16-11s12-4 18-4c5-1 9-1 12-1 11 0 21 2 29 5 5-2 8-4 10-4 1-1 2-1 3-1 2 0 4 1 4 2 1 1 1 3 1 6v23c0 3 0 6-1 7s-3 1-6 1-5 0-6-1c0-1-1-2-1-5-1-16-12-24-34-24-2 0-5 0-11 1-5 0-9 2-14 5-4 2-7 6-7 12 0 4 2 8 5 10 4 3 8 5 12 6 5 1 9 2 12 3 11 2 20 3 26 5s12 5 17 9c11 8 16 18 16 30zM658 85c-6 0-10 0-13 1-3 0-5 1-6 2s-2 2-2 3l-62 133c-3 5-6 11-11 16-4 5-9 9-15 13-7 3-13 5-21 5-9 0-16-3-22-8-5-5-8-11-9-18 1-6 2-10 6-13 3-3 7-4 11-4 5 0 9 1 12 4 3 4 5 7 5 12-1 5-2 9-4 11s-4 4-6 4c1 1 2 1 3 1 1 1 2 1 4 1 7-1 13-2 17-6 5-4 9-8 12-13s5-10 7-15l7-14-54-115h-18v-13h32 36v13h-15l36 78 33-71 2-3c-1-2-2-2-4-3-2 0-4-1-6-1-3 0-4 0-4 0v-13h26c4 0 8 0 12 0s8 0 11 0z">
          <text:p/>
        </draw:path>
        <draw:path draw:style-name="gr3" draw:text-style-name="P2" draw:layer="layout" svg:width="0.62cm" svg:height="0.203cm" svg:x="17.905cm" svg:y="12.817cm" svg:viewBox="0 0 621 204" svg:d="M243 201c-6-1-13-1-21-1s-15 0-21 0-13 0-20 0c-8 0-15 0-21 1v-9h7c7 0 12-1 16-2 3-1 5-2 6-4 0-2 1-4 1-8v-165h-1l-71 182c0 2-1 3-1 4-1 1-2 2-4 2-2-1-4-3-5-7l-70-179v155c0 3 0 6 1 9s4 6 8 9c4 2 11 3 21 4v9l-34-1-34 1v-9c10-1 17-2 21-4 4-3 7-6 8-9s1-6 1-9v-144c0-3 0-6-1-8s-3-3-6-4-9-1-16-1h-7v-10h49c3 0 5 0 6 1 2 0 3 2 4 5l62 162 63-163c1-2 2-4 3-4 1-1 3-1 7-1h49v10h-7c-8 0-13 0-16 1s-5 2-6 4-1 5-1 8v152c0 4 0 6 1 8s3 4 6 4c3 1 8 2 16 2h7zM371 204v-26c-9 17-22 26-38 26-15 0-25-3-31-8s-10-11-11-18c-2-8-2-15-2-23v-43c0-9 0-15-1-18 0-4-2-7-6-7-3-1-8-2-16-2v-9l43-3v96c0 5 0 10 1 14s3 8 7 10c3 3 9 4 17 4 11 0 19-4 26-13 7-8 10-18 10-31v-51c0-7-1-12-4-14-2-2-10-3-20-3v-9l44-3v102c-1 7 1 12 3 14 3 2 9 3 19 3v9zM461 200l-32 1v-9c9 0 16-1 18-2 3-1 5-5 4-11v-150c1-7 0-11-3-13s-9-3-19-3v-10l41-3v179c0 6 2 10 4 11 3 1 9 2 19 2v9zM621 201c-4-1-8-1-14-1s-12 0-18 0-11 0-15 0-9 0-15 0-12 0-18 0c-5 0-10 0-14 1v-9h10c8 0 14-1 18-2s6-2 7-4 2-5 1-8v-149c-7 3-15 6-22 6-7 1-12 1-15 1v-9c3 0 8 0 13 0 6-1 13-3 20-5 6-3 13-7 19-14 3 0 5 0 6 1 1 2 1 4 1 7v162c0 3 0 6 1 8s3 3 7 4 10 2 18 2h10z">
          <text:p/>
        </draw:path>
        <draw:path draw:style-name="gr3" draw:text-style-name="P2" draw:layer="layout" svg:width="0.628cm" svg:height="0.203cm" svg:x="17.897cm" svg:y="12.156cm" svg:viewBox="0 0 629 204" svg:d="M243 201c-6-1-13-1-21-1-7 0-14 0-20 0s-13 0-21 0-15 0-21 1v-9h7c8 0 13-1 16-1 3-1 5-3 6-5 1-1 1-4 1-8v-166l-71 183c-1 2-1 3-2 4s-2 2-3 2c-3 0-5-2-6-6l-69-181h-1v157c0 2 0 5 1 9 1 3 4 6 8 8s11 4 21 4v9l-34-1-34 1v-9c10 0 17-2 21-4 5-2 7-5 8-8 1-4 1-7 1-9v-145c0-4 0-7-1-9 0-2-2-3-6-4-3 0-8-1-16-1h-7v-9h49c3 0 5 0 7 1 1 1 2 2 3 6l63 162 63-163c1-3 1-4 3-5 1-1 3-1 6-1h49v9h-7c-7 0-13 1-16 1-3 1-5 3-6 5s-1 4-1 8v152c0 4 0 7 1 9s3 3 6 4 9 1 16 1h7zM370 204v-26c-8 18-21 26-37 26-14 0-25-3-31-8s-10-11-11-18-2-15-2-23v-43c0-8 0-14 0-18-1-4-3-6-6-7-4-1-9-1-16-1v-9l42-3v95c0 5 0 10 1 14s4 8 7 11c4 2 10 4 17 4 11-1 19-5 26-13 6-9 9-19 9-32v-51c1-7-1-12-3-14-3-2-9-2-19-2v-9l42-3v102c0 7 1 11 4 13s9 3 19 3v9zM460 200l-32 1v-9c10 0 16 0 19-2 3-1 4-5 4-11v-151c0-7-1-11-4-13s-9-3-19-3v-9l42-3v179c0 6 1 10 4 11 3 2 9 2 18 2v9zM621 201h-107c0-3 0-6 0-7 1-1 1-2 3-4l55-61c9-9 16-19 21-30 6-11 9-23 10-35 0-8-2-16-5-23-2-7-7-13-12-17-6-4-13-7-22-7s-16 3-23 8-12 12-16 21c1 0 2 0 4 0 5 0 9 2 11 5 3 3 4 6 4 10 0 7-2 11-6 13-3 2-6 4-9 3 0 1-2 0-4 0-3-1-5-2-7-5-3-2-4-6-4-12 0-8 2-17 6-25 5-8 11-14 19-19s18-8 29-8c18 0 32 5 43 16 12 10 17 23 18 40 0 10-2 19-6 27-5 8-11 16-20 25s-22 20-36 33l-31 30h52c2 0 5 0 9 0 4-1 8-1 12-1 3 0 5-1 6-2 2-2 3-6 4-11s2-10 3-14h7z">
          <text:p/>
        </draw:path>
        <draw:path draw:style-name="gr3" draw:text-style-name="P2" draw:layer="layout" svg:width="8.235cm" svg:height="1.893cm" svg:x="18.817cm" svg:y="11.31cm" svg:viewBox="0 0 8236 1894" svg:d="M30 0v1885h-30v-1885zM873 9v1885h-30v-1885zM2351 17v1860h-30v-1860zM4430 17v1860h-30v-1860zM6098 17v1860h-30v-1860zM8236 9v1868h-30v-1868z">
          <text:p/>
        </draw:path>
        <draw:path draw:style-name="gr3" draw:text-style-name="P2" draw:layer="layout" svg:width="2.473cm" svg:height="0.209cm" svg:x="25.559cm" svg:y="9.727cm" svg:viewBox="0 0 2474 210" svg:d="M136 58c0-13-4-23-10-29s-13-10-22-12c-9-1-18-2-26-2-4 0-7 1-10 1s-6 0-7 0c-4 0-5 2-6 3-1 2-1 5-1 8v75h32c14-1 25-3 32-7 7-5 12-10 14-17 3-6 4-13 4-20zM200 178c0 3 0 7-2 12-1 5-4 9-8 14-4 4-9 6-17 6-4 1-10 0-17-2-7-1-13-5-19-11-6-5-9-11-10-17-2-7-2-15-2-24s0-17-1-22c-2-6-5-11-10-16s-10-8-15-9-9-1-12-1h-33v73c0 3 0 6 1 8s3 3 6 4 9 1 16 1h7v10c-4 0-8 0-13 0-5-1-10-1-16-1-5 0-9 0-13 0s-9 0-14 0-10 0-15 1c-5 0-10 0-13 0v-10h7c7 0 12 0 16-1 3-1 5-2 6-4 0-2 1-5 0-8v-152c1-3 0-6 0-8-1-2-3-4-6-4-4-1-9-2-16-2h-7v-8h90c14 0 27 2 38 7 12 5 21 11 27 19 7 7 10 16 10 25 0 12-5 21-14 30-10 8-22 14-36 17 8 3 15 7 22 12 6 6 10 13 13 22l4 23c2 13 4 23 6 31 3 7 8 11 14 11 4 0 8-1 12-6 4-4 6-10 7-20 0-2 0-3 1-4 0-1 1-1 3-1 1 0 3 1 3 2s0 2 0 3zM303 131c0-3 0-8-1-13 0-5-2-11-4-17-2-5-5-10-10-14-4-4-10-6-17-6-4-1-8 0-14 3-5 2-10 7-14 15-5 7-7 17-8 32zM322 169c0 2-1 6-4 12-4 6-9 12-16 17-7 6-16 9-28 9-11 0-21-3-31-9s-17-14-23-24-9-21-9-34c0-12 3-23 8-33s12-18 21-24 19-9 31-9 21 3 29 9c8 5 13 12 17 20 3 9 5 18 5 28 0 2 0 4-1 5s-3 1-6 1h-80c0 5 0 12 1 20s3 16 7 23c4 5 8 10 14 13 5 4 12 6 19 6 1 0 4 0 9-1s10-4 16-8c5-4 10-11 14-21 0-2 1-3 4-4 0 0 1 1 2 1 1 1 1 2 1 3zM437 166c0 11-3 20-11 28-7 9-20 13-36 13-4 1-8 0-14-1-5-2-12-6-18-12-3 3-4 4-5 5 0 1-1 1-1 3-2 2-4 4-5 5-1 0-1 1-2 0-2 0-2 0-3-1 0-1 0-3 0-7v-38c0-2 0-4 0-5 1-1 2-2 4-2 1 0 2 1 2 1 1 1 1 2 2 4 2 13 6 22 13 30 6 7 15 11 27 11 11 0 20-3 25-8 6-5 8-11 8-18s-2-12-6-16-10-6-14-8c-5-1-8-2-11-3-10-2-17-3-23-5-5-2-10-4-15-8-8-6-12-14-12-24 0-6 1-11 4-17 3-5 8-10 14-13 7-4 16-6 28-6 2 0 6 0 11 1s11 3 17 7c1 0 1-1 2-2s2-2 3-2c2-2 3-3 4-3 0-1 1-1 2-1s2 1 2 2c1 1 1 3 1 5v29c0 3 0 5-1 6 0 1-1 1-3 1 0 0-1 0-2 0-1-1-1-1-1-3 0-3-1-7-2-12-2-6-5-11-10-15-5-5-13-7-23-7-12 0-21 2-25 7-5 4-8 9-7 15 0 5 2 9 5 12 4 4 8 6 14 7 5 2 10 3 16 4s12 3 17 4c7 2 12 6 17 10 2 2 4 5 7 9 3 5 5 11 5 18zM549 131c0-3 0-8-1-13s-2-11-4-17c-2-5-6-10-10-14s-10-6-18-6c-3-1-7 0-13 3-5 2-10 7-14 15-5 7-8 17-8 32zM568 169c0 2-2 6-5 12s-8 12-15 17c-7 6-16 9-28 9-11 0-22-3-31-9-10-6-18-14-23-24-6-10-9-21-9-34 0-12 2-23 8-33 5-10 12-18 21-24s19-9 30-9c12 0 22 3 30 9 7 5 13 12 17 20 3 9 5 18 5 28 0 2 0 4-1 5s-3 1-6 1h-81c0 5 1 12 1 20 1 8 4 16 8 23 3 5 8 10 13 13 6 4 12 6 20 6 1 0 4 0 9-1s10-4 16-8c5-4 10-11 13-21 1-2 2-3 4-4 1 0 2 1 3 1 1 1 1 2 1 3zM680 93c0 5-2 8-4 10-3 2-6 3-8 3-4 0-7-1-9-3s-4-5-4-9 1-7 3-8c2-2 3-3 4-3-1-1-2-1-3-1-8 0-14 3-19 8s-9 12-11 20c-3 8-4 17-4 26v45c-1 3 0 6 1 8 0 2 2 3 5 4 4 1 9 1 16 1h6v10c-6 0-12 0-19-1-6 0-12 0-18 0l-33 1v-10c10 0 16 0 19-1 3-2 4-6 4-12v-77c0-7-1-11-4-13s-9-3-19-3v-9l40-3v32c2-5 4-9 7-14 2-5 6-9 11-13 5-3 11-5 18-5 6 0 11 2 15 5 4 4 6 8 6 12zM837 88c-10 1-16 3-20 7-4 5-6 9-7 12l-38 95c0 1-1 3-2 4s-2 1-4 1c-1 0-3 0-3-1-1-1-2-2-3-4l-41-103c-1-3-3-5-4-7-1-1-3-3-6-3-3-1-7-1-13-1v-9c4 0 9 0 14 1 5 0 10 0 14 0l31-1v9c-3 0-6 0-10 1s-6 3-6 6c-1 0 0 2 1 5l33 81 29-74c1-1 1-2 1-3 1-1 1-2 1-4s-1-5-3-8c-2-2-6-4-11-4v-9l25 1c3 0 7 0 11 0 4-1 7-1 11-1zM917 134c-16 1-28 4-37 8-9 5-15 10-18 16-4 6-5 12-5 18 0 7 3 13 8 17 5 5 11 7 18 7 4 0 9-1 14-4 5-2 10-6 14-11 3-6 5-13 6-22zM965 178c-1 7-2 13-5 17s-6 8-10 9-7 2-9 2c-7 0-12-3-16-9-4-4-6-10-6-16-3 7-8 13-14 18-6 6-15 8-24 8-6 0-13-1-20-2-7-2-13-6-18-11-5-4-8-11-8-18s2-13 6-20c5-7 12-13 23-18 9-4 18-7 27-8 10-1 18-2 26-2v-11c-1-8-2-15-5-20-3-6-7-10-12-13-4-2-9-3-14-3s-10 0-16 2-11 6-15 11c6 0 10 2 12 5s3 6 3 8c0 4-2 7-4 10-2 2-6 3-10 3-3 0-7-1-9-3-3-3-4-6-4-10 1-10 5-18 13-24s19-9 31-9c7 0 13 1 20 4 7 2 13 6 19 12 5 5 8 11 9 17 1 5 2 11 1 17v58c0 0 1 2 1 4 1 2 2 4 3 7 2 2 4 3 7 3 2 0 4-1 6-3 3-2 4-7 4-15v-17h8zM1065 167c0 7-1 13-3 19s-5 10-9 14c-4 5-10 7-16 7-4 1-9 0-15-2-5-1-11-6-15-12-5-5-7-14-7-26v-79h-25v-6c9-1 17-4 22-10 6-6 9-13 12-21 2-9 3-17 3-25h7v53h42v9h-42v80c0 2 0 5 1 10s2 10 5 14 7 7 14 7c5 0 10-3 13-8 4-5 6-13 6-24v-16h7zM1137 29c0 4-1 8-4 11s-6 4-11 5c-5-1-8-2-11-5s-4-7-5-11c0-4 2-7 4-10 3-3 7-5 12-5 4 0 8 2 11 5s4 6 4 10zM1153 204c-10 0-20-1-30-1l-32 1v-10c10 0 16 0 19-1 3-2 4-6 4-12v-77c0-7-1-11-4-13s-8-3-17-3v-9l40-3v106c-1 5 0 8 3 10 2 2 8 2 17 2zM1274 139c0-6 0-12-1-19 0-8-3-14-6-21-4-6-9-11-15-14-5-3-11-4-18-4-6 0-12 1-18 4s-11 8-15 15c-3 6-5 13-6 20 0 7-1 13-1 19s1 12 1 20c1 7 3 14 7 21 4 6 9 11 14 14 6 4 12 5 18 5 8 0 14-2 20-6 6-3 11-9 14-15 3-7 5-13 5-20 1-7 1-13 1-19zM1298 142c0 12-3 23-9 33-6 9-13 17-23 23-9 6-20 9-32 9-11 0-22-3-31-9-10-6-18-14-23-23-6-10-9-21-9-33 0-13 3-24 8-34 6-10 13-18 23-24 9-6 20-10 32-10s23 4 32 10c10 6 18 14 23 24 6 10 9 21 9 34zM1428 203l-32 1v-10c9 0 15 0 18-1 3-2 4-6 4-12v-67c0-8-1-16-4-22s-8-9-17-10c-7 0-13 2-18 6-6 3-11 8-15 15s-6 15-6 25v53c0 6 1 10 4 12 3 1 9 1 18 1v10l-32-1-32 1v-10c9 0 15 0 18-1 3-2 4-6 4-12v-77c0-7-1-11-4-13-2-2-9-3-18-3v-9l40-3v30c4-9 10-16 17-22 7-5 15-8 26-8 8 0 15 1 20 4 5 2 8 4 10 7 4 4 7 10 8 16s1 16 1 28v55c0 4 2 6 6 7 3 1 9 1 16 1v10zM1709 150c0 10-2 20-7 29s-11 17-20 23c-8 5-18 8-30 8s-23-2-32-6c-9-5-16-9-21-15-4 8-7 13-8 15-2 2-2 3-2 3-1 1-2 2-2 3-1 0-1 0-2 0-2 0-3 0-3-1s0-3 0-5v-59c0-2 0-4 0-5 1-2 2-2 3-2s2 0 2 0c1 1 2 1 2 3 0 5 1 12 3 20s7 16 15 24c5 5 10 8 16 10s12 4 17 5c5 0 9 2 12 2 8-2 15-4 21-8s10-9 13-15 5-13 5-20c0-9-3-18-9-26-4-5-8-9-13-11-4-2-8-3-12-4-10-2-18-4-25-6s-11-3-13-3c-11-4-20-11-27-21-7-9-10-20-10-32 0-10 2-20 7-28s12-15 20-20 18-8 29-8c12 1 22 3 29 7 7 5 13 9 17 13l10-16c1-2 2-3 2-3 1-1 1-1 2-1 2 0 3 1 3 2s0 3 0 5v58c0 3 0 4 0 5-1 1-2 2-3 2-2 0-3 0-3-1-1-1-1-2-1-3 0-3-1-8-3-14-1-7-4-13-7-20-4-7-10-13-17-18s-17-8-29-8c-11 1-20 4-27 12-7 7-11 16-11 26 0 9 3 16 8 23s12 11 21 14l37 8c12 4 23 10 31 21 8 10 12 23 12 38zM1822 167c0 7-1 13-3 19-1 6-5 10-9 14-4 5-9 7-16 7-4 1-9 0-14-2-6-1-12-6-16-12-5-5-7-14-7-26v-79h-25v-6c10-1 17-4 22-10 6-6 10-13 12-21 2-9 3-17 3-25h8v53h41v9h-41v80c-1 2 0 5 0 10 1 5 3 10 5 14 3 4 7 7 14 7 5 0 10-3 13-8 4-5 6-13 6-24v-16h7zM1927 134c-16 1-28 4-36 8-9 5-15 10-19 16-3 6-5 12-4 18 0 7 2 13 7 17 5 5 11 7 18 7 5 0 10-1 15-4 5-2 9-6 13-11 4-6 6-13 6-22zM1975 178c0 7-2 13-5 17s-6 8-10 9c-3 1-6 2-8 2-7 0-12-3-16-9-4-4-6-10-7-16-3 7-7 13-14 18-6 6-14 8-24 8-6 0-13-1-20-2-7-2-13-6-18-11-5-4-7-11-8-18 0-7 2-13 7-20 4-7 12-13 22-18 9-4 19-7 28-8s18-2 25-2v-11c0-8-2-15-5-20-3-6-7-10-11-13-5-2-10-3-14-3-5 0-11 0-17 2-5 2-10 6-15 11 7 0 11 2 13 5s2 6 2 8c0 4-1 7-3 10-3 2-6 3-10 3s-7-1-10-3c-2-3-3-6-3-10 0-10 4-18 13-24 8-6 18-9 30-9 7 0 14 1 21 4 7 2 13 6 19 12 5 5 8 11 9 17 1 5 1 11 1 17v58c0 0 0 2 1 4 0 2 1 4 3 7 1 2 4 3 7 3 1 0 3-1 6-3 2-2 4-7 4-15v-17h7zM2076 167c0 7-1 13-3 19s-5 10-9 14c-5 5-10 7-17 7-3 1-8 0-14-2-6-1-11-6-16-12-4-5-7-14-7-26v-79h-24v-6c9-1 16-4 22-10 5-6 9-13 11-21 3-9 4-17 4-25h7v53h41v9h-41v80c0 2 0 5 1 10 0 5 2 10 5 14 2 4 7 7 13 7s10-3 14-8c3-5 5-13 5-24v-16h8zM2151 29c0 4-2 8-5 11-2 3-6 4-11 5-4-1-8-2-11-5s-4-7-4-11 1-7 4-10c2-3 6-5 11-5s8 2 11 5 5 6 5 10zM2166 204c-9 0-19-1-30-1l-31 1v-10c9 0 15 0 18-1 3-2 4-6 4-12v-77c0-7-1-11-4-13-2-2-8-3-17-3v-9l40-3v106c0 5 1 8 3 10s8 2 17 2zM2288 139c0-6-1-12-1-19-1-8-3-14-7-21-4-6-9-11-14-14-6-3-12-4-18-4s-12 1-18 4-11 8-15 15c-4 6-6 13-6 20-1 7-1 13-1 19s0 12 1 20c0 7 3 14 6 21 4 6 9 11 15 14 5 4 11 5 18 5s14-2 20-6c5-3 10-9 13-15 3-7 5-13 6-20s1-13 1-19zM2311 142c0 12-3 23-8 33-6 9-14 17-24 23-9 6-20 9-31 9-12 0-22-3-32-9-9-6-17-14-23-23-6-10-9-21-9-33 0-13 3-24 9-34 5-10 13-18 22-24 10-6 21-10 33-10s22 4 32 10c9 6 17 14 23 24 5 10 8 21 8 34zM2442 203l-33 1v-10c9 0 16 0 18-1 3-2 5-6 4-12v-67c1-8-1-16-3-22-3-6-9-9-18-10-6 0-12 2-18 6-6 3-11 8-15 15-3 7-5 15-6 25v53c0 6 1 10 4 12 3 1 9 1 19 1v10l-32-1-33 1v-10c9 0 16 0 18-1 3-2 5-6 4-12v-77c1-7 0-11-3-13s-9-3-19-3v-9l41-3v30c4-9 9-16 16-22 7-5 16-8 26-8 8 0 15 1 20 4 5 2 9 4 10 7 5 4 7 10 8 16s2 16 1 28v55c1 4 2 6 6 7s9 1 17 1v10z">
          <text:p/>
        </draw:path>
        <draw:path draw:style-name="gr3" draw:text-style-name="P2" draw:layer="layout" svg:width="2.058cm" svg:height="0.259cm" svg:x="25.764cm" svg:y="10.091cm" svg:viewBox="0 0 2059 260" svg:d="M104 140c0-5 0-12-1-19s-3-14-6-22c-4-6-9-10-15-14-5-3-11-4-18-4-6 0-12 1-18 4-6 4-11 8-15 16-3 7-5 13-6 20s-1 14-1 19c0 6 0 12 1 20 1 7 3 14 6 21 4 7 9 11 15 15 6 3 12 4 18 4 8 0 14-2 20-5 6-4 10-9 14-16 3-7 5-13 5-20 1-7 1-13 1-19zM128 143c0 12-3 23-9 33-6 9-13 17-23 23-10 5-20 8-32 8-11 0-22-3-31-8-10-6-18-13-24-23-5-10-8-21-9-33 1-12 3-23 9-34s13-19 23-25c9-6 20-9 32-10 12 1 23 4 32 10 10 6 17 14 23 25 6 10 9 21 9 34zM239 21c0 3-1 6-3 8-2 3-5 4-10 4-3 0-6-1-9-4-2-2-3-5-3-8 0-4 1-7 3-9 2-1 4-3 6-3-3-1-5-2-6-2-2 0-3 0-4 0-7 0-13 3-18 10s-8 16-8 29v33h33v9h-33v94c0 3 1 6 1 8 1 2 3 3 6 4s8 1 15 1h6v9c-5 0-11 0-18 0-6 0-12-1-18-1l-33 1v-9c9 1 16 0 18-1 3-2 5-5 4-12v-94h-22v-9h22v-33c1-10 3-19 8-25 4-7 10-12 17-16 6-3 13-5 20-5 8 1 14 3 19 6 4 4 7 9 7 15zM492 72c-2-13-4-24-7-32s-8-14-16-18c-7-4-18-6-32-6h-35c-6 0-10 1-12 3-1 1-2 4-2 9v74h25c9 0 16-1 20-4s7-6 9-11c1-5 2-12 1-20h8v77h-8c1-8 0-14-1-19-2-5-5-9-9-11s-11-3-20-3h-25v71c0 3 0 6 1 8s3 3 7 4 10 1 20 1h9v9c-4 0-8 0-15 0-6 0-12-1-18-1s-11 0-15 0-9 0-14 0c-6 0-11 1-17 1-5 0-10 0-13 0v-9h7c7 0 12 0 16-1 3-1 5-2 6-4 0-2 1-5 1-8v-152c0-3-1-6-1-8-1-2-3-4-6-4-4-1-9-2-16-2h-7v-8h158l8 64zM658 60c0-5-1-11-2-18s-5-13-12-18c-6-5-17-8-32-8h-26c-6-1-10 0-12 2-1 1-2 5-2 9v79h40c15-1 26-3 32-10 7-5 11-11 12-18s2-13 2-18zM687 60c0 10-3 19-9 27-6 7-14 15-24 19-10 5-21 7-32 7h-49v69c0 3 0 6 1 8s3 3 6 4 8 1 16 1h7v9c-4 0-8 0-13 0-6 0-11-1-16-1-6 0-10 0-14 0s-8 0-14 0c-5 0-10 1-15 1-6 0-10 0-13 0v-9h7c7 0 12 0 15-1 4-1 6-2 7-4 0-2 1-5 0-8v-153c1-3 0-6 0-8-1-2-3-3-7-4-3-1-8-1-15-1h-7v-9h101c14 0 25 2 35 7 11 5 19 12 24 20 6 8 9 17 9 26zM1057 204c-6 0-12 0-20 0s-15-1-21-1-13 1-21 1-15 0-20 0v-9h7c7 0 12 0 15-1 4-1 6-2 6-4 1-2 1-5 1-8v-166l-71 183c0 1-1 3-2 4 0 1-2 1-3 1-3 0-5-2-6-6l-69-180v156c-1 3 0 6 1 9s3 6 7 9c4 2 11 3 21 3v9l-33-1-34 1v-9c10 0 17-1 21-3 4-3 6-6 7-9s2-6 1-9v-145c1-3 0-6 0-8-1-2-3-3-6-4-4-1-9-1-16-1h-7v-9h48c4 0 6 0 7 0 1 1 2 3 4 6l62 162 63-163c1-2 2-4 3-5 1 0 3 0 7 0h48v9h-7c-7 0-12 0-16 1-3 1-5 2-6 4 0 2-1 5 0 8v153c-1 3 0 6 0 8 1 2 3 3 6 4 4 1 9 1 16 1h7zM1182 207v-25c-9 17-21 26-38 25-14 0-24-2-30-7s-10-11-12-19c-1-7-1-14-1-22v-43c0-9 0-15-1-20-1-3-3-6-6-7s-8-1-16-1v-9l43-3v97c-1 5 0 9 1 14 1 4 3 7 7 10 3 3 9 4 17 4 10 0 19-5 25-13s10-19 10-31v-52c0-8-1-12-4-14s-9-3-19-3v-9l43-3v103c-1 7 0 12 3 14s9 3 19 2v9zM1269 203l-32 1v-9c9 1 15 0 18-1 3-2 5-5 4-12v-150c1-7 0-12-3-14s-9-3-19-2v-9l41-3v178c0 7 1 10 4 12 3 1 9 2 19 1v9zM1404 169c0 6-1 12-3 18s-5 11-10 14c-4 4-9 6-16 6-4 1-8 0-14-2-6-1-11-5-16-10-4-6-7-15-7-26v-81h-25v-6c10-1 17-4 23-10 5-6 9-13 11-21s4-17 4-25h7v53h41v9h-41v81c0 2 0 6 1 10 0 5 2 10 5 14 2 5 7 7 13 7 5 0 10-2 14-8 3-5 5-13 5-24v-16h8zM1478 29c0 4-1 8-4 11-2 3-6 5-11 5s-8-2-11-5-4-7-4-11c0-3 1-7 4-10 2-3 6-5 11-5s8 2 11 5 4 6 4 10zM1494 204c-10 0-20 0-30-1l-31 1v-9c9 1 15 0 18-1 3-2 4-5 4-12v-77c0-8-1-12-4-14-2-2-8-3-17-3v-9l40-3v107c0 5 1 9 3 10 2 2 8 3 17 2zM1630 142c-1-17-4-30-12-41-7-12-16-17-27-18-7 0-14 2-21 6-6 4-12 10-16 18v65c0 2 0 4 1 5 0 2 1 4 3 7 4 6 9 10 14 13s11 4 16 4c8 0 14-2 21-7 6-5 11-12 15-21s6-19 6-31zM1654 142c0 13-3 24-9 34-6 9-14 17-24 23-9 5-20 8-31 8-8 0-14-1-19-4-5-2-9-5-12-8s-4-6-5-8v3 48c0 6 1 10 4 12 3 1 9 1 19 1v9l-33-1-32 1v-9c9 0 15 0 18-1 3-2 4-6 4-12v-134c1-8-1-12-3-13-3-2-9-3-19-3v-9l41-3v19c2-2 5-5 8-8 4-3 8-5 13-7 6-3 12-4 20-4 11 0 20 3 30 9 9 6 16 13 21 24 6 10 9 21 9 33zM1706 203l-32 1v-9c10 1 16 0 19-1 3-2 4-5 4-12v-150c0-7-1-12-4-14-2-2-9-3-19-2v-9l42-3v178c0 7 1 10 4 12 3 1 9 2 18 1v9zM1801 29c0 4-1 8-4 11s-7 5-12 5c-4 0-8-2-10-5-3-3-5-7-5-11 0-3 1-7 4-10s7-5 12-5c4 0 8 2 11 5 2 3 4 6 4 10zM1817 204c-10 0-20 0-30-1l-32 1v-9c9 1 16 0 19-1 2-2 4-5 4-12v-77c0-8-2-12-4-14-3-2-9-3-18-3v-9l41-3v107c-1 5 0 9 2 10 3 2 8 3 18 2zM1927 132c0-3-1-8-1-13-1-5-2-11-5-16-2-7-5-12-9-16-5-4-11-6-18-6-3 0-8 1-13 3-5 3-10 7-15 15-4 8-7 19-8 33zM1946 170c0 2-2 6-5 12s-8 12-15 17-17 8-28 8c-12 0-22-3-32-8-9-6-17-14-23-24-6-9-9-21-9-34 0-12 3-23 8-33 6-11 13-19 22-25 9-5 19-8 30-9 12 1 22 3 29 9 8 5 14 12 17 22 4 8 6 17 6 27 0 3-1 4-1 5-1 1-3 1-7 1h-80c0 5 0 12 1 20s4 16 8 23c3 5 7 10 13 14 6 3 12 5 19 5 1 0 4 0 9-1s11-3 16-7c6-5 11-12 14-21 0-3 2-4 4-4 1 0 2 0 2 0 1 1 2 2 2 3zM2059 94c-1 4-2 9-5 10-2 2-5 3-8 3s-6-1-8-3c-3-2-4-6-4-10s1-6 3-8 3-3 4-3c-1 0-2-1-4-1-7 1-13 3-18 8s-9 13-13 21c-2 8-4 17-4 27v44c0 3 0 6 1 8s3 3 7 4c3 1 8 1 15 1h6v9c-5 0-12 0-18 0-7 0-13-1-19-1l-33 1v-9c9 1 15 0 18-1 3-2 5-5 4-12v-77c1-8 0-12-3-14s-9-3-19-3v-9l40-3v33c1-4 3-10 7-15 3-5 7-9 12-12 5-4 10-6 17-6s12 2 16 5c3 4 5 8 6 13z">
          <text:p/>
        </draw:path>
        <draw:path draw:style-name="gr3" draw:text-style-name="P2" draw:layer="layout" svg:width="1.689cm" svg:height="0.204cm" svg:x="19.212cm" svg:y="4.425cm" svg:viewBox="0 0 1690 205" svg:d="M55 26c0 6-3 12-7 16s-9 6-16 6c-6 0-11-2-15-6-5-4-7-10-7-16s2-12 7-16c4-4 9-6 15-7 7 1 12 3 16 7s7 10 7 16zM35 201l-35 1v-14h20v-90c0-5-1-8-3-10-3-1-8-1-16-1v-14l50-2v117h18v14zM199 99c-3-4-8-8-14-12-5-3-12-5-20-6-5 0-10 1-16 3s-11 7-15 12c-4 6-6 13-7 20s-1 14-1 21c0 8 1 16 2 24 1 9 4 16 9 22s13 10 24 10c8 0 14-2 19-4 5-3 9-6 12-9 4-3 6-6 7-8zM199 203v-14c-5 4-10 7-17 10s-15 4-23 4c-22 0-39-6-51-18s-18-28-19-48c1-20 8-37 21-48 13-12 30-18 52-18 4 0 10 1 17 2 7 2 14 6 22 11v-56c0-5-1-9-4-10-2-1-8-1-16-1v-14l52-2v176c-1 5 1 9 3 10s8 1 17 1v14zM1437 57c0-6-1-12-2-18-2-7-6-12-12-16-7-4-18-6-33-6h-34v80h33c16 0 27-3 34-7 6-4 10-10 12-16 1-6 2-12 2-17zM1521 174c0 2 0 6-2 10-1 5-5 10-10 14s-12 6-22 7c-6 0-13-1-21-2s-15-3-22-6c-6-3-11-7-14-11s-4-9-5-14-1-11-1-18c0-6 0-13 0-17s-1-8-2-11c-2-3-4-6-7-9-5-5-10-8-15-9s-8-1-11-1h-33v81h31v14c-4-1-9-1-15-1s-13 0-20 0c-6 0-12 0-16 0s-9 0-16 0c-6 0-13 0-19 0-7 0-12 0-16 1v-14h32v-171h-32v-14h110c18 0 33 3 46 8 13 4 23 11 29 19 7 8 11 17 11 26 0 10-4 19-12 27-8 9-20 15-36 20 6 2 13 6 19 11s11 12 13 22c0 1 0 3 1 8 0 3 1 7 1 10 0 4 1 7 1 8 0 4 1 9 2 14s3 9 6 13c3 3 8 5 13 5s9-1 12-4c4-4 6-9 7-15 0-2 0-4 1-5s2-2 5-2c2 0 3 0 5 1 1 0 2 2 2 5zM1690 142c0 11-2 21-7 30-4 9-11 17-20 23-10 6-23 10-38 10-4 0-10-1-16-1-7-1-14-2-21-5-8-2-14-5-21-10l-13 13c-1 1-2 2-3 2-1 1-2 1-3 1-2 0-4-1-4-2-1-2-1-4-1-6v-53c0-4 0-6 1-7s3-2 6-2 5 1 6 1c0 1 1 3 1 6 0 11 3 20 8 26 5 7 11 12 18 15 8 3 15 6 22 7 8 1 14 1 20 1 10 0 17-2 23-5 5-4 9-8 11-13 2-6 3-11 3-15 0-7-2-12-4-17-3-4-5-7-7-9s-5-4-7-5c-3-1-6-2-11-3-4-2-11-3-19-5-10-2-19-4-25-6-7-2-12-4-17-6-4-3-9-6-13-11-4-3-7-8-10-14-4-7-6-15-6-24 0-10 3-20 7-28 5-9 12-16 22-22 9-5 21-8 36-8 7 0 15 1 23 3 9 2 17 6 26 13l13-13c1-1 2-2 3-2 1-1 2-1 3-1 2 0 4 1 4 2 1 1 1 3 1 6v53c0 3 0 5-1 6s-3 2-6 2-5 0-6-1c0-1-1-3-1-7-3-13-7-23-13-30-7-7-14-12-22-15s-16-4-24-4c-10 1-17 2-23 6-5 3-9 7-11 11-2 5-3 9-3 14s2 10 5 15c3 4 6 7 10 10 5 2 9 4 13 5l41 8c9 2 17 6 25 12 7 5 13 12 18 20 4 9 7 18 7 29z">
          <text:p/>
        </draw:path>
        <draw:path draw:style-name="gr3" draw:text-style-name="P2" draw:layer="layout" svg:width="0.794cm" svg:height="0.202cm" svg:x="23.084cm" svg:y="4.417cm" svg:viewBox="0 0 795 203" svg:d="M229 16c-7 0-12 0-15 1s-5 1-6 2c-2 1-2 2-3 3l-76 174c-2 4-3 6-5 6-2 1-4 2-7 1-4 0-6 0-8-2-1-1-2-3-3-5l-80-180h-26v-13c3 0 8 0 13 0 6 0 12 0 18 0s10 0 14 0c5 0 10 0 17 0 6 0 13 0 19 0s11 0 15 0v13h-27l61 139 59-132c0-1 1-2 1-3 0-2-2-2-6-3-4 0-8-1-12-1s-6 0-8 0v-13c6 0 12 0 19 0s13 0 19 0h33v13zM318 134c-4 0-9 0-15 1-7 1-13 3-20 5-7 3-13 6-17 11-5 5-7 11-8 19 1 6 3 12 8 16s11 6 19 6c2 1 6 0 11-1 6-2 11-5 15-10 5-4 7-11 7-20zM377 194c0 3-1 5-2 6-2 1-4 1-7 1h-14c-10 0-18-1-22-4-4-2-7-5-8-8-1-4-1-7-1-10-3 6-8 12-15 16-7 5-16 8-28 8-7 0-14-1-23-3-9-1-16-5-22-9-7-5-10-12-10-21 0-10 4-19 11-25 8-6 17-10 28-13s21-6 31-7 18-1 23-1v-10c0-22-10-34-31-34-2 0-5 0-9 0-4 1-8 1-12 2 0 0 2 2 3 4 2 2 3 6 3 10 0 6-2 11-6 14-3 3-7 4-12 4-4 0-8-1-12-4s-6-8-6-14c1-8 4-14 10-18s13-6 21-7 15-2 21-1c21 0 37 4 47 12 12 8 17 19 17 32v63c0 3 0 6 2 7 2 2 7 3 16 3 1 0 3 1 5 1 1 1 2 3 2 6zM428 200l-35 1v-14h19v-160c1-5 0-8-3-9-2-2-8-2-16-2v-13l51-3v187h19v14zM597 203v-23c-4 8-9 13-15 16-5 3-10 5-15 6s-8 1-11 1c-15 0-27-2-37-7s-15-15-15-30v-68c0-6-1-9-3-10-3-1-8-2-17-2v-13l53-3v100c0 5 0 9 1 12 1 4 3 6 6 8s9 2 16 2c11 0 19-3 26-10 6-7 9-17 10-28v-56c0-6-1-9-4-10-2-1-8-2-16-2v-13l52-3v106c0 6 1 9 4 10 2 1 8 2 16 1v14zM767 129c0-4 0-8 0-13-1-5-2-10-4-16-2-5-6-10-11-14-4-4-11-6-19-6-5 0-9 1-14 3s-10 6-13 12c-3 5-5 10-6 16-1 5-1 11-1 18zM795 167c0 2-2 6-5 12-4 5-10 11-18 16s-20 7-35 8c-23-1-42-7-55-19s-20-28-20-48c0-13 3-24 8-34s13-17 24-23 24-9 39-9c20 0 35 5 46 15 4 5 8 10 10 16 3 6 4 11 5 16 0 5 1 9 1 13s-1 6-3 7c-1 1-3 1-6 1h-87c-1 5 0 12 1 20 1 9 5 16 11 23 6 6 15 10 29 10 9 0 18-2 25-6s12-10 16-17c0-2 1-4 2-5 1 0 3-1 5-1 1 0 2 0 4 1 2 0 3 2 3 4z">
          <text:p/>
        </draw:path>
        <draw:path draw:style-name="gr3" draw:text-style-name="P2" draw:layer="layout" svg:width="0.313cm" svg:height="0.202cm" svg:x="19.187cm" svg:y="5.099cm" svg:viewBox="0 0 314 203" svg:d="M160 65c-2-14-4-25-7-33s-8-14-16-18c-7-4-18-5-32-5h-35c-6-1-10 0-12 2-1 1-2 4-2 9v74h25c9 0 16-1 20-3 4-3 7-6 9-11 1-5 2-12 1-20h8v77h-8c1-9 0-15-1-20-2-5-5-9-9-11s-11-3-20-3h-25v71c0 3 0 6 1 8s3 3 7 4 10 1 19 1h10v9c-4 0-9 0-15 0s-12 0-18 0-11 0-15 0-9 0-14 0c-6 0-12 0-17 0s-10 0-14 0v-9h8c7 0 12 0 16-1 3-1 5-2 6-4 0-2 1-5 1-8v-152c0-3-1-6-1-8-1-2-3-4-6-4-4-1-9-1-16-1h-8v-9h159l8 65zM290 101c0-9 0-19-1-29 0-10-1-19-2-28-2-10-5-17-9-22s-9-8-13-10c-5-1-9-2-12-2-2 0-6 0-11 2-4 1-9 5-14 10-4 5-7 14-9 25-1 9-2 17-2 26s-1 19-1 28c0 6 1 12 1 19s0 15 0 22c1 7 2 14 3 20 3 13 7 22 14 27s13 8 19 7c7 1 13-2 20-7 7-6 11-15 14-29 1-9 2-18 2-28 1-10 1-20 1-31zM314 104c0 12-1 23-2 34-2 11-4 21-9 31-7 14-15 23-24 27-9 5-18 7-26 7-7 0-15-2-24-6s-17-12-23-23-10-23-11-35c-2-12-3-24-2-35-1-11 0-22 1-34 2-11 5-22 9-32 6-13 14-22 23-27s19-8 27-7c5-1 10 0 15 2 6 1 12 5 18 9 6 5 12 12 16 21 5 11 8 23 10 34 1 11 2 23 2 34z">
          <text:p/>
        </draw:path>
        <draw:path draw:style-name="gr3" draw:text-style-name="P2" draw:layer="layout" svg:width="0.301cm" svg:height="0.196cm" svg:x="19.183cm" svg:y="5.7cm" svg:viewBox="0 0 302 197" svg:d="M158 66c-1-15-3-25-6-34-3-8-9-14-16-18-8-3-18-5-33-5h-34c-7-1-11 0-12 2-2 1-2 5-2 9v74h25c9 0 15-1 20-3 4-2 7-6 8-11 2-5 2-12 2-20h7v77h-7c0-8 0-15-2-20-1-5-4-9-8-11-5-2-11-3-20-3h-25v71c0 3 0 6 1 8s3 3 7 4 10 2 19 2h10v9c-4-1-9-1-15-1s-12 0-18 0c-7 0-12 0-16 0s-8 0-14 0c-5 0-11 0-16 0-6 0-10 0-13 1v-9h6c8 0 13-1 16-2 4-1 6-2 6-4 1-2 1-4 1-8v-152c0-3 0-6-1-8 0-2-2-3-6-4-3-1-8-1-16-1h-6v-9h158l8 66zM302 197c-4-1-8-1-14-1s-12 0-18 0-11 0-15 0-9 0-15 0-13 0-19 0c-5 0-10 0-14 1v-9h10c8 0 14-1 19-2 4-1 6-2 7-4s2-5 1-8v-150c-7 3-16 5-23 6s-12 1-15 1v-9c3 0 7 0 13 0 6-1 13-3 20-5 7-3 14-7 20-13 3 0 5 0 6 1s1 3 1 6v163c-1 3 0 6 1 8s3 3 7 4 10 2 18 2h10z">
          <text:p/>
        </draw:path>
        <draw:path draw:style-name="gr3" draw:text-style-name="P2" draw:layer="layout" svg:width="0.309cm" svg:height="0.196cm" svg:x="19.183cm" svg:y="6.356cm" svg:viewBox="0 0 310 197" svg:d="M159 65c-1-13-3-24-6-32s-9-14-16-18c-9-4-19-6-34-6h-34c-7 0-11 1-12 2-2 2-2 5-2 10v72h25c9 0 15-1 20-3 4-2 7-6 8-11 2-5 2-11 2-19h7v76h-7c0-8 0-15-2-20-1-5-4-8-8-10-5-3-11-4-20-4h-25v71c0 3 0 7 1 9s3 4 7 5 10 1 19 1h10v9c-4 0-9-1-15-1s-12 0-18 0c-7 0-12 0-16 0s-8 0-14 0c-5 0-11 0-16 0-6 0-10 1-13 1v-9h6c8 0 13 0 16-1 4-1 6-3 6-5 1-1 1-4 1-9v-150c0-4 0-7-1-9 0-2-2-3-6-4-3-1-8-1-16-1h-6v-9h159l8 65zM302 197h-107c0-3 1-6 1-7s1-2 3-4l55-62c8-9 15-19 21-30s9-22 9-34c0-8-1-16-4-23s-7-13-13-17-13-7-21-7c-9 0-17 3-24 8s-12 12-15 21c0 0 1 0 3 0 5 0 9 2 12 5 2 3 4 6 4 10-1 6-3 10-6 12-4 3-7 4-9 3-1 1-2 0-5 0-2-1-5-2-7-5-2-2-3-6-4-11 0-8 3-17 7-25s11-14 19-19 17-8 28-8c18 0 33 6 44 16s17 23 17 40c0 9-2 18-6 26s-11 16-20 25-21 20-36 33l-30 30h51c3 0 6 0 10 0 4-1 8-1 11-1 4 0 6-1 7-2 1-2 2-6 3-11s2-10 3-14h7z">
          <text:p/>
        </draw:path>
        <draw:path draw:style-name="gr3" draw:text-style-name="P2" draw:layer="layout" svg:width="0.312cm" svg:height="0.202cm" svg:x="19.183cm" svg:y="6.957cm" svg:viewBox="0 0 313 203" svg:d="M159 66c-1-13-3-24-6-32s-9-14-16-18c-8-5-18-7-33-7h-34c-7 0-11 1-12 2-2 3-2 6-2 11v72h25c9 0 15-1 20-3 4-2 7-6 8-11 2-5 2-11 2-19h7v76h-7c0-8 0-14-2-19-1-5-4-9-8-11-5-2-11-4-20-4h-25v71c0 3 0 6 1 8s3 4 7 5 10 1 19 1h10v9c-4 0-9 0-15-1-6 0-12 0-18 0-7 0-12 0-16 0s-8 0-14 0c-5 0-11 0-16 0-6 1-11 1-14 1v-9h7c8 0 13 0 16-1 4-1 6-3 6-4 1-2 1-5 1-8v-151c0-4 0-7-1-9 0-2-2-4-6-5-3 0-8-1-16-1h-7v-9h159l8 66zM313 148c-1 10-3 19-9 27-5 9-12 15-21 20s-20 8-32 8c-10 0-20-2-29-6-8-4-15-9-21-16-5-6-8-14-8-23 0-6 2-11 6-13 3-3 7-4 10-4 5 0 8 2 11 5 4 2 5 6 5 12 0 5-2 9-5 12-4 3-8 4-14 3 4 6 8 10 13 14 6 3 11 5 17 6 5 2 10 2 14 2 5 0 10-1 15-3 5-3 9-8 12-15 4-7 6-16 6-29 0-15-3-26-8-35-6-8-15-13-26-13h-13c-2 0-4 0-5 0-1-1-2-2-2-3 0-2 1-2 1-3 1 0 2-1 3-1 2 0 3 0 6 0 2 0 4 0 6-1 3 1 7 0 12-2 4-2 9-6 13-12 4-7 6-14 7-20 1-7 2-11 1-13 0-9-1-16-4-20-3-5-7-8-11-10s-8-4-12-4-8 2-13 3-9 3-14 5c-5 3-9 7-12 11 2 0 4 0 7 1 3 0 5 1 8 3 2 2 3 6 3 11 0 4-1 7-4 10-2 3-6 4-10 4-5 0-8-1-11-4-3-2-4-6-4-11 0-11 5-20 15-27 9-9 21-13 36-13 9 0 18 2 26 5 8 5 14 9 19 15s8 13 8 21c0 11-4 22-11 31-8 9-17 16-29 20 15 3 26 9 35 19 8 10 12 21 13 33z">
          <text:p/>
        </draw:path>
        <draw:polygon draw:style-name="gr3" draw:text-style-name="P2" draw:layer="layout" svg:width="6.591cm" svg:height="3.78cm" svg:x="19.004cm" svg:y="4.198cm" svg:viewBox="0 0 6592 3781" draw:points="17,17 17,0 6592,0 6592,3781 0,3781 0,0 17,0 17,17 34,17 34,3752 6558,3752 6558,34 17,34 17,17 34,17">
          <text:p/>
        </draw:polygon>
        <draw:path draw:style-name="gr3" draw:text-style-name="P2" draw:layer="layout" svg:width="6.566cm" svg:height="0.051cm" svg:x="19.025cm" svg:y="5.43cm" svg:viewBox="0 0 6567 52" svg:d="M17 4l-4 9v-9h4l-4 9v-9c8 0 63 4 152 4 271 9 859 9 1575 9 974 0 2180-4 3142-9 483 0 902-4 1207-4 300 0 478-4 478-4v34c0 0-2884 18-4827 18-487 0-910 0-1219-5-157 0-280 0-369-5-42 0-80 0-101-4-13 0-26 0-30 0-8 0-13 0-21-4z">
          <text:p/>
        </draw:path>
        <draw:path draw:style-name="gr3" draw:text-style-name="P2" draw:layer="layout" svg:width="6.567cm" svg:height="0.051cm" svg:x="19.016cm" svg:y="6.052cm" svg:viewBox="0 0 6568 52" svg:d="M17 4l-4 5v-9l4 4-4 5v-9c9 4 64 9 153 9 270 4 859 8 1574 8 974 0 2181-4 3143-8 482 0 906-5 1206-5 301-4 479-4 479-4v35c0 0-2884 17-4828 17-486 0-910 0-1219-4-156 0-279-4-368-4-43 0-81-5-102-5-12 0-25 0-29 0-9-4-13-4-22-4z">
          <text:p/>
        </draw:path>
        <draw:path draw:style-name="gr3" draw:text-style-name="P2" draw:layer="layout" svg:width="6.562cm" svg:height="0.051cm" svg:x="18.995cm" svg:y="4.803cm" svg:viewBox="0 0 6563 52" svg:d="M13 5l-4 4 4-9v5l-4 4 4-9c4 5 63 9 152 9 267 4 856 8 1575 8 970 0 2176-4 3143-8 478 0 901-4 1202-4 300-5 478-5 478-5v35c0 0-2880 17-4823 17-487 0-914 0-1223-4-153 0-280-4-369-4-42 0-76-5-101-5-13 0-21 0-30 0-8-4-13-4-17-4z">
          <text:p/>
        </draw:path>
        <draw:path draw:style-name="gr3" draw:text-style-name="P2" draw:layer="layout" svg:width="6.562cm" svg:height="0.046cm" svg:x="18.995cm" svg:y="6.692cm" svg:viewBox="0 0 6563 47" svg:d="M13 0l-4 9 4-9-4 9 4-9c4 0 63 5 152 5 267 8 856 8 1575 8 970 0 2176-4 3143-8 478 0 901 0 1202-5 300 0 478 0 478 0v34c0 0-2880 13-4823 13-487 0-914 0-1223-4-153 0-280 0-369-4-42 0-76 0-101-5-13 0-21 0-30 0-8 0-13 0-17-4z">
          <text:p/>
        </draw:path>
        <draw:path draw:style-name="gr3" draw:text-style-name="P2" draw:layer="layout" svg:width="6.566cm" svg:height="0.051cm" svg:x="19.029cm" svg:y="7.301cm" svg:viewBox="0 0 6567 52" svg:d="M17 4l-4 9v-9h4l-4 9v-9c8 0 63 5 152 5 267 8 860 8 1575 8 974 0 2180-4 3142-8 483 0 902-5 1203-5 300 0 482-4 482-4v35c0 0-2884 17-4827 17-487 0-914 0-1219-4-157 0-280-5-368-5-47 0-81-4-106-4-9 0-21 0-26 0-8-4-12 0-21-4z">
          <text:p/>
        </draw:path>
        <draw:path draw:style-name="gr3" draw:text-style-name="P2" draw:layer="layout" svg:width="0.316cm" svg:height="0.195cm" svg:x="19.187cm" svg:y="7.58cm" svg:viewBox="0 0 317 196" svg:d="M159 64c-2-13-4-24-7-32s-8-14-16-18c-7-4-18-5-32-5h-35c-6-1-10 0-12 2-1 1-2 4-2 9v73h25c9 0 16-1 20-3 4-3 7-6 9-11 1-5 2-12 1-20h8v77h-8c1-8 0-15-1-20-2-5-5-9-9-11s-11-3-20-3h-25v72c0 3 0 6 1 8s3 3 7 4 10 1 19 1h10v9c-4 0-9 0-15 0s-12 0-18 0-11 0-15 0-9 0-14 0c-6 0-12 0-17 0s-10 0-13 0v-9h7c7 0 12 0 16-1 3-1 5-2 6-4 0-2 1-5 1-8v-152c0-3-1-6-1-8-1-2-3-4-6-4-4-1-9-1-16-1h-7v-9h158l8 64zM268 32l-72 108h72zM288 149v25c0 3 0 6 1 8s3 4 6 4c3 1 8 1 15 1h6v9c-6 0-12 0-19 0s-14 0-20 0-13 0-20 0-14 0-20 0v-9h6c8 0 13 0 16-1s5-2 6-4 1-5 1-8v-25h-78v-9l90-136c1-2 2-3 3-3 0 0 1-1 3-1s3 1 4 2c0 1 0 3 0 6v132h29v9z">
          <text:p/>
        </draw:path>
        <draw:path draw:style-name="gr3" draw:text-style-name="P2" draw:layer="layout" svg:width="2.163cm" svg:height="3.755cm" svg:x="19.732cm" svg:y="4.219cm" svg:viewBox="0 0 2164 3756" svg:d="M42 0v3752h-42v-3752zM2164 0v3756h-42v-3756z">
          <text:p/>
        </draw:path>
        <draw:path draw:style-name="gr3" draw:text-style-name="P2" draw:layer="layout" svg:width="1.609cm" svg:height="0.256cm" svg:x="21.367cm" svg:y="3.705cm" svg:viewBox="0 0 1610 257" svg:d="M159 66c-1-14-4-24-7-32-3-9-8-15-16-18-7-4-18-6-32-6h-35c-6 0-10 0-12 2-1 2-2 5-2 9v73h25c9 0 16-1 20-3 5-2 8-6 9-11s2-11 2-20h7v77h-7c0-8-1-15-2-20s-4-8-9-11c-4-2-11-3-20-3h-25v71c0 3 0 6 1 8s4 4 7 4c4 1 11 2 20 2h9v9c-3-1-8-1-14-1s-13 0-19 0-11 0-15 0-9 0-14 0c-6 0-11 0-17 0-5 0-9 0-13 1v-9h7c7 0 13-1 16-2 3 0 5-2 6-4s1-4 1-8v-151c0-3 0-6-1-8s-3-3-6-4-9-1-16-1h-7v-9h158l8 65zM331 54c0-5-1-11-2-18s-5-13-12-19c-6-5-17-8-32-8h-26c-6 0-10 0-12 2-1 2-2 5-2 9v78h40c15 0 26-3 32-8 7-6 11-12 12-19s2-13 2-17zM361 54c0 9-3 18-9 26s-15 14-25 18c-10 5-21 7-32 8h-49v68c0 4 0 6 1 8s3 4 6 5c3 0 8 1 16 1h7v9c-4-1-8-1-14-1-5 0-10 0-15 0-6 0-10 0-14 0s-8 0-14 0c-5 0-10 0-15 0-6 0-10 0-13 1v-9h7c7 0 12-1 15-2 4 0 6-2 6-4 1-2 2-4 1-8v-152c1-3 0-6-1-8 0-2-2-3-6-4-3-1-8-1-15-1h-7v-9h101c14 0 25 3 35 8 11 5 20 11 25 19 6 8 9 17 9 27zM621 52c0-14-3-24-9-30s-14-10-22-11c-9-2-18-2-27-2-3 0-6 0-10 0-3 0-5 0-7 1-3 0-5 1-6 3 0 2 0 4 0 7v75h32c14 0 24-2 31-7 8-4 12-10 15-16 2-7 3-13 3-20zM686 171c0 3-1 7-2 12-2 5-4 10-8 14s-10 6-17 6c-5 0-11-1-17-2-7-2-14-5-20-10-5-5-9-11-10-18-1-6-2-14-1-23 0-10-1-17-2-23s-4-11-9-16c-6-4-11-7-16-8s-9-2-11-2h-33v73c0 4 0 6 1 8 0 2 2 4 6 5 3 0 8 1 15 1h7v9c-3-1-8-1-13-1s-10 0-15 0-10 0-14 0c-3 0-8 0-13 0s-11 0-16 0-9 0-13 1v-9h7c8 0 13-1 16-2 3 0 5-2 6-4s1-4 1-8v-152c0-3 0-6-1-8s-3-3-6-4-8-1-16-1h-7v-9h91c14 0 27 3 38 7 11 5 20 11 27 19 6 8 10 16 10 26-1 11-5 21-15 29-9 8-21 14-36 18 9 2 16 6 22 12 6 5 11 12 14 21l3 23c2 14 4 24 7 31 2 7 7 11 14 11 4 0 7-2 11-6 4-3 7-10 8-20 0-1 0-2 0-3 1-1 2-2 3-2 2 0 3 1 3 2 1 1 1 2 1 3zM786 124c0-3 0-7-1-13-1-5-2-10-4-16s-6-11-10-15c-5-4-10-6-18-6-3 0-8 1-13 3-5 3-10 8-15 15-4 7-7 18-7 32zM805 162c0 2-2 7-5 12-3 6-8 12-15 17-7 6-16 8-28 9-11 0-22-3-31-9-10-6-18-13-23-23-6-10-9-22-10-35 1-12 3-23 9-33 5-10 12-17 21-23s19-9 30-9c12 0 22 3 30 8 7 5 13 12 17 21 3 8 5 18 5 27 0 3 0 5-1 5-1 1-3 1-6 1h-81c0 6 1 12 1 20 1 8 4 16 8 23 3 6 8 10 13 14 6 4 12 5 20 6 1 0 4-1 9-2 4 0 10-3 15-7 6-4 11-11 14-21 1-3 2-4 4-4 1 0 2 0 3 1 0 0 1 1 1 2zM933 219c0-8-4-13-10-17-5-4-13-6-22-7-8 0-17-1-25 0h-17c-7 0-12 3-17 7-4 5-7 11-7 17 0 8 5 15 14 21 8 6 20 10 35 10 14 0 26-4 35-10s14-13 14-21zM901 111c0-2 0-6-1-12-1-5-3-10-6-15-4-5-10-8-18-8-6 0-10 2-14 4-3 3-5 6-6 8-3 3-4 7-4 11-1 5-1 9-1 13 0 2 0 6 1 12 1 5 3 11 6 15 4 5 10 8 18 8 6 0 10-2 14-4 3-3 5-5 6-7 3-4 4-8 4-12 1-4 1-9 1-13zM952 80c0 4-2 6-3 7-2 1-4 2-6 2s-4-1-6-2c-1-2-2-4-2-6 0-4 2-7 5-8-1 0-2 0-2 0-1 0-1 0-1 0-3-1-7 0-11 1-5 2-10 5-15 10 3 3 6 7 8 12 3 5 4 10 4 16-1 11-5 21-14 29-8 8-19 12-33 13-3 0-7-1-12-2s-11-3-17-7c-2 3-3 6-4 8 0 3-1 5 0 5 0 5 1 9 4 13s6 6 11 7c1 0 4 0 9 0 4 0 9 0 12 0 9 0 18 0 26 1s16 3 24 7c7 4 12 9 15 16 3 6 4 12 4 17-1 7-4 14-9 19-6 6-14 11-24 14-9 3-20 5-31 5-12 0-23-2-32-5-10-3-17-8-23-14-6-5-9-12-9-19 0-6 2-11 7-16 4-6 11-10 20-12-5-3-8-7-10-12s-3-9-3-14 1-10 3-14 4-8 6-10c-4-3-7-7-9-12-3-5-4-11-5-18 1-11 5-21 14-29 8-8 19-12 33-13 3 0 8 1 13 2 6 1 11 4 18 9 6-6 11-10 17-11 6-2 10-3 13-3 6 0 9 2 12 5 2 4 3 7 3 9zM1017 23c0 4-1 7-4 10s-7 5-11 5c-5 0-9-2-11-5-3-3-5-6-5-10s2-8 4-11c3-3 7-4 12-4 4 0 8 1 11 4s4 7 4 11zM1033 197c-10-1-20-1-30-1l-32 1v-9c10 0 16-1 19-2s4-5 4-11v-78c0-7-1-11-4-13s-9-3-18-3v-8l41-4v106c-1 5 0 9 3 11 2 1 8 2 17 2zM1146 160c0 11-3 20-11 28-7 7-19 11-35 12-4 0-8-1-14-2-5-1-11-5-18-11-2 3-4 5-5 6l-1 1c-2 3-4 4-5 5s-1 1-2 1-2-1-3-2c0-1 0-3 0-5v-38c0-3 0-4 0-6 1-1 2-1 4-1 1 0 2 0 2 1 1 0 1 2 2 4 2 12 6 22 13 29 6 8 15 11 27 11 11 0 19-2 24-7 6-5 8-11 8-19 0-7-2-12-6-16-4-3-9-6-13-7-5-2-8-3-11-3-10-2-17-4-23-6-5-1-10-4-15-7-8-7-12-15-12-25 0-5 1-11 4-16 3-6 8-10 14-14 7-3 16-5 28-5 2-1 6 0 11 1s10 3 16 7c1-1 1-2 2-3 2-1 2-1 3-2 2-2 3-3 4-3 0 0 1 0 2 0s2 0 2 1c1 1 1 3 1 6v29c0 2 0 4-1 5 0 1-1 2-3 2 0 0-1-1-2-1s-1-1-1-2c0-3-1-8-2-13-2-5-5-10-9-15-5-4-13-7-23-7-12 0-21 3-25 7-5 5-7 10-7 15 0 6 2 10 5 13 4 3 8 5 14 7 5 1 11 3 16 4 6 1 12 2 18 4 5 2 10 5 15 9 2 2 5 5 7 10 3 4 5 10 5 18zM1250 161c0 6-1 12-3 18s-5 11-9 15-10 6-16 6c-4 0-9-1-15-2-5-2-11-6-15-11-5-6-7-14-7-26v-80h-25v-6c10 0 17-4 22-9 6-6 10-13 12-22 2-8 3-16 3-24h7v53h42v8h-42v81c0 1 1 5 1 10 1 5 3 9 5 14 3 4 7 6 14 7 5 0 10-3 13-8 4-6 6-14 6-25v-15h7zM1367 124c0-3 0-7-1-13 0-5-2-10-4-16s-5-11-10-15c-4-4-10-6-17-6-4 0-8 1-13 3-6 3-11 8-15 15s-7 18-8 32zM1386 162c0 2-1 7-4 12-3 6-9 12-16 17-7 6-16 8-28 9-11 0-21-3-31-9-9-6-17-13-23-23s-9-22-9-35c0-12 3-23 8-33s13-17 22-23c8-6 19-9 30-9 12 0 22 3 29 8 8 5 14 12 17 21 4 8 5 18 5 27 1 3 0 5-1 5-1 1-3 1-6 1h-80c0 6 0 12 1 20s3 16 8 23c3 6 7 10 13 14 5 4 12 5 19 6 1 0 4-1 9-2 5 0 10-3 16-7s10-11 14-21c0-3 1-4 4-4 0 0 1 0 2 1 1 0 1 1 1 2zM1498 87c0 5-1 8-4 10-2 2-5 3-8 3s-6-1-8-4c-3-2-4-5-4-9 0-3 1-6 3-8 1-2 3-3 3-3 0 0-1 0-3 0-7 0-13 3-18 8-6 4-9 11-12 19s-4 17-4 27v44c0 4 0 6 1 8s3 4 6 5c3 0 8 1 15 1h6v9c-6-1-12-1-18-1-7 0-13 0-19 0l-32 1v-9c9 0 15-1 18-2s4-5 4-11v-77c1-7-1-12-3-14-3-2-10-3-19-3v-8l40-4v32c1-4 3-9 6-14s7-9 12-12c4-4 10-5 17-6 6 1 12 2 15 6 4 3 6 7 6 12zM1610 160c0 11-4 20-11 28-7 7-19 11-36 12-3 0-8-1-13-2-6-1-12-5-18-11-3 3-5 5-5 6-1 0-1 1-1 1-3 3-5 4-5 5-1 1-2 1-2 1-2 0-3-1-3-2s-1-3-1-5v-38c0-3 1-4 1-6 0-1 1-1 3-1 1 0 2 0 3 1 0 0 1 2 1 4 3 12 7 22 13 29 6 8 15 11 27 11 11 0 20-2 25-7s8-11 8-19c0-7-3-12-7-16-4-3-8-6-13-7-4-2-8-3-10-3-10-2-18-4-23-6-6-1-11-4-15-7-8-7-12-15-13-25 0-5 2-11 5-16 2-6 7-10 14-14 7-3 16-5 27-5 3-1 6 0 12 1 5 1 10 3 16 7 0-1 1-2 2-3s2-1 2-2c2-2 3-3 4-3s2 0 2 0c2 0 3 0 3 1s0 3 0 6v29c0 2 0 4 0 5-1 1-2 2-3 2s-1-1-2-1-2-1-2-2c0-3-1-8-2-13s-4-10-9-15c-5-4-12-7-23-7-12 0-20 3-25 7-5 5-7 10-7 15 0 6 2 10 6 13 3 3 8 5 13 7 6 1 11 3 17 4s12 2 17 4c6 2 11 5 15 9 3 2 5 5 8 10 3 4 4 10 5 18z">
          <text:p/>
        </draw:path>
        <draw:polygon draw:style-name="gr3" draw:text-style-name="P2" draw:layer="layout" svg:width="12.201cm" svg:height="2.561cm" svg:x="7.129cm" svg:y="8.745cm" svg:viewBox="0 0 12202 2562" draw:points="0,2562 0,0 12202,0 12202,2473 12181,2473 12181,25 25,25 25,2562">
          <text:p/>
        </draw:polygon>
        <draw:polygon draw:style-name="gr3" draw:text-style-name="P2" draw:layer="layout" svg:width="0.195cm" svg:height="0.343cm" svg:x="7.044cm" svg:y="10.963cm" svg:viewBox="0 0 196 344" draw:points="98,98 0,0 98,344 196,0">
          <text:p/>
        </draw:polygon>
        <draw:polygon draw:style-name="gr3" draw:text-style-name="P2" draw:layer="layout" svg:width="0.25cm" svg:height="0.436cm" svg:x="7.014cm" svg:y="10.917cm" svg:viewBox="0 0 251 437" draw:points="128,144 120,152 55,93 128,343 200,93 128,165 120,152 128,144 120,135 251,0 128,437 0,0 137,135 128,144 120,135">
          <text:p/>
        </draw:polygon>
        <draw:polygon draw:style-name="gr3" draw:text-style-name="P2" draw:layer="layout" svg:width="0.199cm" svg:height="0.343cm" svg:x="19.22cm" svg:y="10.874cm" svg:viewBox="0 0 200 344" draw:points="102,98 0,0 102,344 200,0">
          <text:p/>
        </draw:polygon>
        <draw:polygon draw:style-name="gr3" draw:text-style-name="P2" draw:layer="layout" svg:width="0.25cm" svg:height="0.436cm" svg:x="19.194cm" svg:y="10.828cm" svg:viewBox="0 0 251 437" draw:points="128,144 116,152 55,93 128,344 196,93 128,165 116,152 128,144 116,135 251,0 128,437 0,0 137,135 128,144 116,135">
          <text:p/>
        </draw:polygon>
        <draw:polygon draw:style-name="gr3" draw:text-style-name="P2" draw:layer="layout" svg:width="0.026cm" svg:height="1.35cm" svg:x="10.079cm" svg:y="7.386cm" svg:viewBox="0 0 27 1351" draw:points="27,0 27,1351 0,1351 0,0">
          <text:p/>
        </draw:polygon>
        <draw:polygon draw:style-name="gr3" draw:text-style-name="P2" draw:layer="layout" svg:width="0.182cm" svg:height="0.317cm" svg:x="10.003cm" svg:y="8.415cm" svg:viewBox="0 0 183 318" draw:points="89,88 0,0 89,318 183,0">
          <text:p/>
        </draw:polygon>
        <draw:polygon draw:style-name="gr3" draw:text-style-name="P2" draw:layer="layout" svg:width="0.233cm" svg:height="0.407cm" svg:x="9.978cm" svg:y="8.372cm" svg:viewBox="0 0 234 408" draw:points="114,131 106,140 46,81 114,318 183,81 114,148 106,140 114,131 106,123 234,0 114,408 0,0 124,123 114,131 106,123">
          <text:p/>
        </draw:polygon>
        <draw:polygon draw:style-name="gr3" draw:text-style-name="P2" draw:layer="layout" svg:width="0.025cm" svg:height="3.277cm" svg:x="24.211cm" svg:y="7.978cm" svg:viewBox="0 0 26 3278" draw:points="26,0 26,3278 0,3278 0,0">
          <text:p/>
        </draw:polygon>
        <draw:polygon draw:style-name="gr3" draw:text-style-name="P2" draw:layer="layout" svg:width="0.178cm" svg:height="0.317cm" svg:x="24.135cm" svg:y="10.938cm" svg:viewBox="0 0 179 318" draw:points="90,93 0,0 90,318 179,0">
          <text:p/>
        </draw:polygon>
        <draw:polygon draw:style-name="gr3" draw:text-style-name="P2" draw:layer="layout" svg:width="0.229cm" svg:height="0.398cm" svg:x="24.109cm" svg:y="10.9cm" svg:viewBox="0 0 230 399" draw:points="115,132 106,140 47,81 115,314 183,81 115,149 106,140 115,132 106,123 230,0 115,399 0,0 123,123 115,132 106,123">
          <text:p/>
        </draw:polygon>
        <draw:polyline draw:style-name="gr1" draw:text-style-name="P1" draw:layer="layout" svg:width="12.603cm" svg:height="3.332cm" svg:x="10.211cm" svg:y="7.94cm" svg:viewBox="0 0 12604 3333" draw:points="12604,0 12604,1970 0,1970 0,3333">
          <text:p/>
        </draw:polyline>
        <draw:polygon draw:style-name="gr3" draw:text-style-name="P2" draw:layer="layout" svg:width="0.169cm" svg:height="0.292cm" svg:x="10.126cm" svg:y="10.98cm" svg:viewBox="0 0 170 293" draw:points="85,81 0,0 85,293 170,0">
          <text:p/>
        </draw:polygon>
        <draw:polygon draw:style-name="gr3" draw:text-style-name="P2" draw:layer="layout" svg:width="0.211cm" svg:height="0.368cm" svg:x="10.105cm" svg:y="10.942cm" svg:viewBox="0 0 212 369" draw:points="106,119 97,127 46,76 106,289 166,76 106,135 97,127 106,119 97,114 212,0 106,369 0,0 114,114 106,119 97,114">
          <text:p/>
        </draw:polygon>
        <draw:polygon draw:style-name="gr3" draw:text-style-name="P2" draw:layer="layout" svg:width="0.03cm" svg:height="1.342cm" svg:x="21.391cm" svg:y="9.909cm" svg:viewBox="0 0 31 1343" draw:points="31,0 31,1343 0,1343 0,0">
          <text:p/>
        </draw:polygon>
        <draw:polygon draw:style-name="gr3" draw:text-style-name="P2" draw:layer="layout" svg:width="0.182cm" svg:height="0.318cm" svg:x="21.315cm" svg:y="10.929cm" svg:viewBox="0 0 183 319" draw:points="90,94 0,0 90,319 183,0">
          <text:p/>
        </draw:polygon>
        <draw:polygon draw:style-name="gr3" draw:text-style-name="P2" draw:layer="layout" svg:width="0.233cm" svg:height="0.406cm" svg:x="21.29cm" svg:y="10.887cm" svg:viewBox="0 0 234 407" draw:points="114,135 106,144 51,85 114,318 183,85 114,152 106,144 114,135 106,127 234,0 114,407 0,0 123,127 114,135 106,127">
          <text:p/>
        </draw:polygon>
        <draw:polygon draw:style-name="gr3" draw:text-style-name="P2" draw:layer="layout" svg:width="10.042cm" svg:height="1.041cm" svg:x="14.173cm" svg:y="10.231cm" svg:viewBox="0 0 10043 1042" draw:points="10043,25 26,25 26,1042 0,1042 0,0 10043,0">
          <text:p/>
        </draw:polygon>
        <draw:polygon draw:style-name="gr3" draw:text-style-name="P2" draw:layer="layout" svg:width="0.178cm" svg:height="0.313cm" svg:x="14.097cm" svg:y="10.959cm" svg:viewBox="0 0 179 314" draw:points="89,89 0,0 89,314 179,0">
          <text:p/>
        </draw:polygon>
        <draw:polygon draw:style-name="gr3" draw:text-style-name="P2" draw:layer="layout" svg:width="0.228cm" svg:height="0.402cm" svg:x="14.072cm" svg:y="10.917cm" svg:viewBox="0 0 229 403" draw:points="114,131 105,140 46,80 114,314 183,80 114,149 105,140 114,131 105,122 229,0 114,403 0,0 122,122 114,131 105,122">
          <text:p/>
        </draw:polygon>
        <draw:path draw:style-name="gr3" draw:text-style-name="P2" draw:layer="layout" svg:width="1.429cm" svg:height="0.203cm" svg:x="9.574cm" svg:y="16.041cm" svg:viewBox="0 0 1430 204" svg:d="M170 76c-2-11-4-21-7-30-3-8-8-14-16-19s-20-7-35-7h-40v77h14c10 0 16-1 21-4 4-2 7-6 8-11s2-11 2-18h13v81h-13c0-7-1-13-2-18s-4-9-8-12c-5-3-12-4-21-4h-14v78h39v13c-5 0-10 0-18 0-7-1-14-1-22-1-7 0-13 0-18 0s-10 0-17 0-14 0-20 1c-7 0-12 0-16 0v-13h31v-169h-31v-15h174l9 71zM360 61c0-7-1-14-2-20-1-7-5-12-11-16s-16-8-31-8h-38v86h38c14 0 25-2 31-6s10-9 11-16c1-6 2-13 2-20zM404 61c-1 11-4 21-11 29-6 8-15 14-26 19-11 4-23 6-37 6h-51v74h31v13c-3 0-9 0-15 0-6-1-13-1-20-1-6 0-12 0-16 0-5 0-10 0-17 0-6 0-13 0-19 1-7 0-12 0-16 0v-13h31v-172h-31v-13h120c25 0 43 6 57 17 13 10 19 24 20 40zM648 53l-33 80h66zM774 202c-4 0-8 0-14 0-6-1-12-1-18-1s-11 0-15 0-10 0-16 0c-7 0-13 0-19 1-7 0-12 0-16 0v-13h28l-18-42h-77l-14 35-1 3c0 1 2 2 6 3 4 0 8 0 13 1 4 0 6 0 6 0v13c-5 0-12 0-19 0-7-1-13-1-19-1l-33 1v-13h6c7 0 12-1 15-1 4 0 6-1 7-2s2-2 2-4l72-174c0-3 1-5 3-6 1-1 4-2 8-2 2 0 4 0 6 1s4 3 5 7l74 181h28zM898 101c-3-5-8-9-13-12-6-4-13-6-21-6-5 0-10 1-16 3s-11 6-15 12-6 12-7 19c0 7-1 15-1 22s1 14 2 23c1 8 4 16 9 22s13 9 25 10c7-1 13-2 18-5 5-2 9-5 13-9 3-3 5-5 6-7zM898 204v-14c-4 4-10 7-17 10-7 2-14 4-23 4-22 0-39-7-51-18-12-12-18-28-18-47 0-21 7-37 20-49 13-11 31-17 52-17 5 0 11 0 17 2 7 2 14 5 22 11v-56c0-6-1-9-3-10-3-1-9-3-17-3v-13l51-3v176c0 6 1 9 3 10 3 1 8 2 17 2v13zM1082 101c-3-5-7-9-13-12-6-4-13-6-21-6-5 0-10 1-16 3-5 2-10 6-15 12-3 6-6 12-6 19-1 7-1 15-1 22s0 14 1 23c1 8 4 16 9 22s13 9 25 10c7-1 13-2 18-5 5-2 10-5 13-9 3-3 5-5 6-7zM1082 204v-14c-4 4-10 7-17 10-6 2-14 4-23 4-22 0-38-7-51-18-12-12-18-28-18-47 0-21 7-37 20-49 14-11 31-17 52-17 5 0 11 0 18 2s14 5 21 11v-56c0-6-1-9-3-10-3-1-8-3-17-3v-13l51-3v176c0 6 1 9 3 10 3 1 8 2 17 2v13zM1265 130c0-3 0-7-1-12s-2-10-4-16c-2-5-5-10-10-14s-11-6-20-6c-4 0-9 1-14 3s-9 6-13 12c-3 5-5 10-5 16-1 6-2 11-2 17zM1292 169c0 1-1 5-5 11-3 6-9 11-17 16-9 5-21 8-36 8-23 0-41-7-55-19-13-12-20-28-20-48 0-12 3-23 8-32 6-10 14-18 24-24 11-6 24-9 39-9 20 0 36 5 46 15 5 5 8 11 11 16 2 6 4 11 4 16 1 6 1 10 1 13s-1 6-2 6c-2 1-4 2-7 1h-87c0 6 0 12 2 21 1 8 4 15 10 22s16 10 29 10c10 0 18-2 25-6 8-4 13-10 16-17 1-2 2-3 3-4 0-1 2-2 4-2 1 0 3 0 4 1 2 1 3 2 3 5zM1430 96c0 6-2 10-6 13-3 3-7 5-12 5-4 0-8-2-12-4-3-3-5-8-5-14 0-4 1-7 2-9 2-3 3-4 3-4-9 0-17 4-22 10s-9 14-11 22-3 16-3 23v51h25v13c-5 0-12 0-19 0-8-1-15-1-20-1l-37 1v-13h20v-89c1-6-1-9-3-10-3-1-8-2-17-1v-14l48-2v32c3-9 8-17 14-23s14-9 24-9c8 0 15 2 21 6s9 10 10 17z">
          <text:p/>
        </draw:path>
        <draw:path draw:style-name="gr3" draw:text-style-name="P2" draw:layer="layout" svg:width="1.999cm" svg:height="0.256cm" svg:x="21.17cm" svg:y="15.89cm" svg:viewBox="0 0 2000 257" svg:d="M169 75c-1-12-3-22-6-31-3-8-9-15-16-19-8-5-20-7-35-7h-40v78h14c9 0 16-1 21-4 4-3 7-6 8-11s2-11 1-19h14v81h-14c1-7 0-13-1-18s-4-9-9-11c-4-3-11-4-20-4h-14v77h39v14c-5 0-11 0-18-1-7 0-14 0-22 0-7 0-13 0-18 0s-10 0-17 0-14 0-20 0c-7 1-12 1-16 1v-14h31v-169h-31v-14h174l9 71zM359 60c1-7 0-15-1-22-2-6-5-11-11-16-6-4-17-6-31-6h-39v86h39c14 0 24-2 30-6 7-4 10-10 12-16 1-7 2-13 1-20zM403 60c0 11-3 21-10 29-6 8-15 14-26 18-11 5-23 7-37 7h-51v73h31v14c-4 0-9 0-15-1-7 0-13 0-20 0-6 0-12 0-16 0-5 0-10 0-17 0-6 0-13 0-19 0-7 1-12 1-16 1v-14h31v-171h-31v-14h120c24 1 43 6 56 17 14 10 20 23 20 41zM838 201c-3 0-8 0-14-1-7 0-13 0-19 0-7 0-12 0-16 0s-9 0-16 0c-6 0-12 0-18 0-6 1-11 1-15 1v-14h31v-171l-80 178c-1 1-2 3-3 4-2 2-4 3-7 3-1 0-3-1-4-1-2-1-4-3-5-6l-78-174v159c-1 3 0 5 1 6s3 1 7 2c5 0 10 0 15 0h8v14c-6 0-13-1-20-1s-13 0-19 0-12 0-20 0c-7 0-13 1-19 1v-14h7c4 0 7 0 9 0 1 0 4 0 7 0 4-1 6-1 7-2s1-3 1-6v-163h-31v-14h64c3 0 6 1 8 1 1 1 3 3 5 7l69 153 69-153c1-4 3-6 5-7 2 0 5-1 8-1h63v14h-31v171h31zM978 203v-23c-4 8-9 13-15 16-5 3-10 5-15 6s-8 1-11 1c-15 0-27-2-37-7-9-5-14-15-15-30v-68c1-5-1-8-3-9-3-1-8-2-17-2v-13l53-3v99c0 5 0 9 1 12 1 4 3 6 6 8 3 1 9 2 16 2 11 0 19-3 26-10 6-7 10-17 10-29v-55c0-5-1-8-3-9-3-1-9-2-17-2v-13l53-3v105c-1 6 0 9 3 10 2 1 8 2 16 1v14zM1088 200l-35 1v-14h20v-160c0-5-1-8-3-10-3-1-8-1-17-1v-14l51-2v187h20v14zM1239 165c0 11-3 20-10 27-6 7-14 10-25 11-7 0-14-1-21-3s-13-6-17-11c-5-6-7-13-8-23v-79h-23v-11c9 0 17-3 23-9 7-5 11-13 15-22 3-9 5-18 5-28h13v56h42v14h-42v79c0 2 0 6 1 9 0 4 2 8 4 11 3 3 6 5 12 5 4 0 8-2 12-6 3-4 5-11 5-20v-15h14zM1327 25c0 7-3 12-7 16s-9 6-16 8c-6-2-11-4-16-8-4-4-6-9-6-16 0-6 2-11 6-16 5-4 10-6 16-6 7 0 12 2 16 6 4 5 7 10 7 16zM1307 200l-35 1v-14h20v-89c0-5-1-8-4-9-2-1-7-2-15-2v-13l50-3v116h18v14zM1489 137c0-18-4-32-10-41-7-9-15-13-25-13-4 0-9 0-15 2s-12 6-18 11c-2 2-3 4-4 5 0 1 0 3 0 5v61c0 3 0 5 0 6s1 2 3 4c6 7 13 12 18 13 6 2 10 3 12 2 7 0 13-2 19-5 6-4 10-10 14-18s6-19 6-32zM1526 137c0 20-7 36-20 48s-31 17-53 18c-6 0-12-1-18-3s-12-5-18-10v53h19v14l-36-1-36 1v-14h20v-145c0-5-1-8-3-9-3-1-8-2-17-2v-13l51-3v15c3-3 9-6 16-10 8-3 17-4 27-5 21 1 38 7 50 19s18 27 18 47zM1584 200l-36 1v-14h20v-160c0-5-1-8-3-10-3-1-8-1-17-1v-14l51-2v187h20v14zM1695 25c0 7-2 12-6 16-5 4-10 6-16 8-7-2-12-4-16-8s-6-9-7-16c1-6 3-11 7-16 4-4 9-6 16-6 6 0 11 2 16 6 4 5 6 10 6 16zM1675 200l-35 1v-14h20v-89c0-5-1-8-3-9s-8-2-16-2v-13l50-3v116h18v14zM1835 129c0-3-1-7-1-12-1-5-2-10-4-16s-5-10-10-14-13-6-21-6c-4 0-9 1-14 3s-9 6-13 12c-3 5-5 10-6 16 0 5-1 11-1 17zM1862 167c0 2-1 6-5 12-3 5-9 11-18 16-8 5-20 7-36 8-23-1-42-7-55-19s-20-28-20-48c0-12 3-23 8-33 6-10 14-18 24-23 11-6 24-9 39-9 21 0 36 5 47 15 5 5 8 10 11 16 2 6 3 11 4 16s1 9 1 12c0 4-1 6-2 7-2 1-4 1-7 1h-88c0 5 0 12 2 20 1 9 4 16 10 23 6 6 16 10 29 10 10 0 19-2 26-6s13-10 16-17c1-2 2-4 2-5 1 0 3-1 5-1 1 0 2 0 4 1 2 0 3 2 3 4zM2000 95c0 6-2 10-6 13-3 3-7 5-12 5-4 0-8-2-12-5-3-3-5-7-5-13 0-4 1-7 2-10 2-2 3-3 3-3-10 0-17 3-22 10-5 6-9 13-11 22-2 8-3 16-3 23v50h25v14c-5 0-12-1-20-1-7 0-14 0-20 0l-36 1v-14h20v-89c0-5-1-8-3-9-3-1-8-2-17-2v-13l48-3v33c3-9 8-17 14-23s14-9 24-10c8 0 15 2 21 6s9 10 10 18z">
          <text:p/>
        </draw:path>
        <draw:polygon draw:style-name="gr3" draw:text-style-name="P2" draw:layer="layout" svg:width="0.029cm" svg:height="1.008cm" svg:x="10.266cm" svg:y="14.663cm" svg:viewBox="0 0 30 1009" draw:points="30,0 30,1009 0,1009 0,0">
          <text:p/>
        </draw:polygon>
        <draw:polygon draw:style-name="gr3" draw:text-style-name="P2" draw:layer="layout" svg:width="0.191cm" svg:height="0.339cm" svg:x="10.185cm" svg:y="15.328cm" svg:viewBox="0 0 192 340" draw:points="93,98 0,0 93,340 192,0">
          <text:p/>
        </draw:polygon>
        <draw:polygon draw:style-name="gr3" draw:text-style-name="P2" draw:layer="layout" svg:width="0.249cm" svg:height="0.432cm" svg:x="10.156cm" svg:y="15.281cm" svg:viewBox="0 0 250 433" draw:points="122,145 114,154 55,90 122,340 195,90 122,162 114,154 122,145 114,137 250,0 122,433 0,0 135,137 122,145 114,137">
          <text:p/>
        </draw:polygon>
        <draw:polygon draw:style-name="gr3" draw:text-style-name="P2" draw:layer="layout" svg:width="0.034cm" svg:height="2.379cm" svg:x="22.149cm" svg:y="13.22cm" svg:viewBox="0 0 35 2380" draw:points="35,0 35,2380 0,2380 0,0">
          <text:p/>
        </draw:polygon>
        <draw:polygon draw:style-name="gr3" draw:text-style-name="P2" draw:layer="layout" svg:width="0.22cm" svg:height="0.385cm" svg:x="22.056cm" svg:y="15.214cm" svg:viewBox="0 0 221 386" draw:points="111,110 0,0 111,386 221,0">
          <text:p/>
        </draw:polygon>
        <draw:polygon draw:style-name="gr3" draw:text-style-name="P2" draw:layer="layout" svg:width="0.28cm" svg:height="0.487cm" svg:x="22.026cm" svg:y="15.163cm" svg:viewBox="0 0 281 488" draw:points="140,162 127,170 60,97 140,382 222,97 140,179 127,170 140,162 127,149 281,0 140,488 0,0 149,149 140,162 127,149">
          <text:p/>
        </draw:polygon>
        <draw:polygon draw:style-name="gr3" draw:text-style-name="P2" draw:layer="layout" svg:width="26.51cm" svg:height="15.097cm" svg:x="3.001cm" svg:y="3.364cm" svg:viewBox="0 0 26511 15098" draw:points="0,15072 26486,15072 26486,25 20745,25 20745,775 20720,775 20720,0 26511,0 26511,15098 0,15098">
          <text:p/>
        </draw:polygon>
        <draw:polygon draw:style-name="gr3" draw:text-style-name="P2" draw:layer="layout" svg:width="0.211cm" svg:height="0.377cm" svg:x="23.627cm" svg:y="3.762cm" svg:viewBox="0 0 212 378" draw:points="106,106 0,0 106,378 212,0">
          <text:p/>
        </draw:polygon>
        <draw:polygon draw:style-name="gr3" draw:text-style-name="P2" draw:layer="layout" svg:width="0.271cm" svg:height="0.478cm" svg:x="23.597cm" svg:y="3.711cm" svg:viewBox="0 0 272 479" draw:points="137,157 128,169 56,102 137,378 217,102 137,178 128,169 137,157 128,148 272,0 137,479 0,0 145,148 137,157 128,148">
          <text:p/>
        </draw:polygon>
        <draw:polygon draw:style-name="gr3" draw:text-style-name="P2" draw:layer="layout" svg:width="0.029cm" svg:height="1.808cm" svg:x="10.266cm" svg:y="16.653cm" svg:viewBox="0 0 30 1809" draw:points="30,0 30,1809 0,1809 0,0">
          <text:p/>
        </draw:polygon>
        <draw:polygon draw:style-name="gr3" draw:text-style-name="P2" draw:layer="layout" svg:width="0.173cm" svg:height="0.31cm" svg:x="10.194cm" svg:y="18.147cm" svg:viewBox="0 0 174 311" draw:points="84,89 0,0 84,311 174,0">
          <text:p/>
        </draw:polygon>
        <draw:polygon draw:style-name="gr3" draw:text-style-name="P2" draw:layer="layout" svg:width="0.225cm" svg:height="0.394cm" svg:x="10.168cm" svg:y="18.105cm" svg:viewBox="0 0 226 395" draw:points="111,131 103,140 48,81 111,310 179,81 111,148 103,140 111,131 103,123 226,0 111,395 0,0 120,123 111,131 103,123">
          <text:p/>
        </draw:polygon>
        <draw:polygon draw:style-name="gr3" draw:text-style-name="P2" draw:layer="layout" svg:width="0.026cm" svg:height="1.803cm" svg:x="22.153cm" svg:y="16.594cm" svg:viewBox="0 0 27 1804" draw:points="27,0 27,1804 0,1804 0,0">
          <text:p/>
        </draw:polygon>
        <draw:polygon draw:style-name="gr3" draw:text-style-name="P2" draw:layer="layout" svg:width="0.178cm" svg:height="0.313cm" svg:x="22.077cm" svg:y="18.084cm" svg:viewBox="0 0 179 314" draw:points="89,89 0,0 89,314 179,0">
          <text:p/>
        </draw:polygon>
        <draw:polygon draw:style-name="gr3" draw:text-style-name="P2" draw:layer="layout" svg:width="0.224cm" svg:height="0.394cm" svg:x="22.052cm" svg:y="18.046cm" svg:viewBox="0 0 225 395" draw:points="115,127 107,135 52,80 115,306 179,80 115,144 107,135 115,127 107,118 225,0 115,395 0,0 124,118 115,127 107,118">
          <text:p/>
        </draw:polygon>
        <draw:polygon draw:style-name="gr3" draw:text-style-name="P2" draw:layer="layout" svg:width="19.212cm" svg:height="0.03cm" svg:x="10.253cm" svg:y="10.641cm" svg:viewBox="0 0 19213 31" draw:points="19213,0 19213,31 0,31 0,0">
          <text:p/>
        </draw:polygon>
        <draw:path draw:style-name="gr3" draw:text-style-name="P2" draw:layer="layout" svg:width="0.204cm" svg:height="0.195cm" svg:x="10.096cm" svg:y="10.565cm" svg:viewBox="0 0 205 196" svg:d="M205 99c0 55-47 97-103 97-55 0-102-42-102-97s47-99 102-99c56 0 103 44 103 99z">
          <text:p/>
        </draw:path>
        <draw:path draw:style-name="gr3" draw:text-style-name="P2" draw:layer="layout" svg:width="0.228cm" svg:height="0.221cm" svg:x="10.084cm" svg:y="10.552cm" svg:viewBox="0 0 229 222" svg:d="M217 111h12c0 60-51 111-114 111-65 0-115-51-115-111s50-111 115-111c63 0 114 51 114 111h-12-13c0-47-38-85-89-85-52 0-90 38-90 85s38 85 90 85c51 0 89-38 89-85z">
          <text:p/>
        </draw:path>
        <draw:path draw:style-name="gr3" draw:text-style-name="P2" draw:layer="layout" svg:width="0.204cm" svg:height="0.195cm" svg:x="14.084cm" svg:y="10.552cm" svg:viewBox="0 0 205 196" svg:d="M205 99c0 51-47 97-102 97s-103-46-103-97c0-55 48-99 103-99s102 44 102 99z">
          <text:p/>
        </draw:path>
        <draw:path draw:style-name="gr3" draw:text-style-name="P2" draw:layer="layout" svg:width="0.228cm" svg:height="0.22cm" svg:x="14.072cm" svg:y="10.54cm" svg:viewBox="0 0 229 221" svg:d="M217 110h12c0 60-52 111-115 111-64 0-114-51-114-111 0-64 50-110 114-110 63 0 115 46 115 110h-12-13c0-47-39-85-90-85s-89 38-89 85 38 86 89 86 90-39 90-86z">
          <text:p/>
        </draw:path>
        <draw:path draw:style-name="gr3" draw:text-style-name="P2" draw:layer="layout" svg:width="0.204cm" svg:height="0.195cm" svg:x="21.298cm" svg:y="10.561cm" svg:viewBox="0 0 205 196" svg:d="M205 98c0 55-43 98-103 98-55 0-102-43-102-98s47-98 102-98c60 0 103 43 103 98z">
          <text:p/>
        </draw:path>
        <draw:path draw:style-name="gr3" draw:text-style-name="P2" draw:layer="layout" svg:width="0.232cm" svg:height="0.22cm" svg:x="21.286cm" svg:y="10.548cm" svg:viewBox="0 0 233 221" svg:d="M217 110h16c-4 61-55 111-119 111-59 0-114-50-114-111 0-63 55-110 114-110 64 0 115 47 119 110h-16-13c0-46-39-84-90-84-47 0-85 38-85 84 0 48 38 86 85 86 51 0 90-38 90-86z">
          <text:p/>
        </draw:path>
        <draw:path draw:style-name="gr3" draw:text-style-name="P2" draw:layer="layout" svg:width="0.203cm" svg:height="0.195cm" svg:x="24.114cm" svg:y="10.561cm" svg:viewBox="0 0 204 196" svg:d="M204 98c0 55-43 98-103 98-55 0-101-43-101-98s46-98 101-98c60 0 103 43 103 98z">
          <text:p/>
        </draw:path>
        <draw:path draw:style-name="gr3" draw:text-style-name="P2" draw:layer="layout" svg:width="0.229cm" svg:height="0.22cm" svg:x="24.101cm" svg:y="10.548cm" svg:viewBox="0 0 230 221" svg:d="M217 110h13c0 61-52 111-116 111-63 0-114-50-114-111 0-63 51-110 114-110 64 0 116 47 116 110h-13-13c0-46-39-84-90-84-46 0-89 38-89 84 0 48 43 86 89 86 51 0 90-38 90-86z">
          <text:p/>
        </draw:path>
        <draw:frame draw:style-name="gr5" draw:text-style-name="P5" draw:layer="layout" svg:width="3.51cm" svg:height="0.454cm" svg:x="21.969cm" svg:y="4.905cm">
          <draw:text-box>
            <text:p><text:span text:style-name="T2">1.0 <text:s text:c="9"/></text:span></text:p>
          </draw:text-box>
        </draw:frame>
        <draw:frame draw:style-name="gr5" draw:text-style-name="P5" draw:layer="layout" svg:width="3.175cm" svg:height="0.454cm" svg:x="22.05cm" svg:y="5.594cm">
          <draw:text-box>
            <text:p><text:span text:style-name="T2">9.0 <text:s text:c="9"/></text:span></text:p>
          </draw:text-box>
        </draw:frame>
        <draw:frame draw:style-name="gr5" draw:text-style-name="P5" draw:layer="layout" svg:width="3.51cm" svg:height="0.454cm" svg:x="21.969cm" svg:y="6.175cm">
          <draw:text-box>
            <text:p><text:span text:style-name="T2">3.0 <text:s text:c="9"/></text:span></text:p>
          </draw:text-box>
        </draw:frame>
        <draw:frame draw:style-name="gr5" draw:text-style-name="P5" draw:layer="layout" svg:width="3.51cm" svg:height="0.454cm" svg:x="21.953cm" svg:y="6.796cm">
          <draw:text-box>
            <text:p><text:span text:style-name="T2">3.0 <text:s text:c="9"/></text:span></text:p>
          </draw:text-box>
        </draw:frame>
        <draw:frame draw:style-name="gr5" draw:text-style-name="P5" draw:layer="layout" svg:width="3.51cm" svg:height="0.454cm" svg:x="21.969cm" svg:y="7.372cm">
          <draw:text-box>
            <text:p><text:span text:style-name="T2">2.0 <text:s text:c="9"/></text:span></text:p>
          </draw:text-box>
        </draw:frame>
        <draw:frame draw:style-name="gr9" draw:text-style-name="P8" draw:layer="layout" svg:width="9.727cm" svg:height="2.441cm" svg:x="6.684cm" svg:y="12.145cm">
          <draw:text-box>
            <text:p text:style-name="P7"><text:span text:style-name="T1"/></text:p>
            <text:p text:style-name="P7"><text:span text:style-name="T1"><text:s/></text:span></text:p>
            <text:p text:style-name="P7"><text:span text:style-name="T1"><text:s/></text:span></text:p>
            <text:p text:style-name="P7"><text:span text:style-name="T1"><text:s/></text:span></text:p>
          </draw:text-box>
        </draw:frame>
        <draw:frame draw:style-name="gr11" draw:text-style-name="P8" draw:layer="layout" svg:width="9.525cm" svg:height="1.171cm" svg:x="18.75cm" svg:y="12.018cm">
          <draw:text-box>
            <text:p text:style-name="P7"><text:span text:style-name="T1"/></text:p>
            <text:p text:style-name="P7"><text:span text:style-name="T1"><text:s/></text:span></text:p>
          </draw:text-box>
        </draw:frame>
        <draw:frame draw:style-name="gr7" draw:text-style-name="P6" draw:layer="layout" svg:width="4.826cm" svg:height="1.985cm" svg:x="13.922cm" svg:y="4.318cm">
          <draw:text-box>
            <text:p><text:span text:style-name="T1">1 ADD.D F1, F2, F0</text:span></text:p>
            <text:p><text:span text:style-name="T1">2 SUB.D F3, F1, F0</text:span></text:p>
            <text:p><text:span text:style-name="T1">3 MUL.D F1, F2, F3</text:span></text:p>
            <text:p><text:span text:style-name="T1">4 SUB.D F4, F2, F0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erif1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3cm" fo:margin-bottom="1cm" fo:margin-left="3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1-25T14:30:59.062005376</dc:date>
    <meta:editing-duration>PT42M12S</meta:editing-duration>
    <meta:editing-cycles>12</meta:editing-cycles>
    <meta:generator>LibreOffice/6.4.6.2$Linux_X86_64 LibreOffice_project/40$Build-2</meta:generator>
    <meta:document-statistic meta:object-count="1172"/>
  </office:meta>
</office:document-meta>
</file>